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3c_grc_3e_">
      <style:text-properties style:font-name-asian="Times New Roman1"/>
    </style:style>
    <style:style style:name="T1" style:family="text">
      <style:text-properties style:font-name-asian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weight-complex="bold"/>
    </style:style>
    <style:style style:name="T4" style:family="text">
      <style:text-properties fo:language="el" fo:country="GR"/>
    </style:style>
    <style:style style:name="T5" style:family="text">
      <style:text-properties fo:language="el" fo:country="GR" style:font-name-asian="Times New Roman1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font-name-asian="Times New Roman1"/>
    </style:style>
    <style:style style:name="T8" style:family="text">
      <style:text-properties fo:color="#ff0000" loext:opacity="100%" fo:language="fr" fo:country="FR"/>
    </style:style>
    <style:style style:name="T9" style:family="text">
      <style:text-properties fo:color="#ff0000" loext:opacity="100%" fo:language="fr" fo:country="FR" style:font-name-asian="Times New Roman1"/>
    </style:style>
    <style:style style:name="T10" style:family="text">
      <style:text-properties fo:color="#ff0000" loext:opacity="100%" fo:language="fr" fo:country="FR" fo:font-style="italic" style:font-style-asian="italic"/>
    </style:style>
    <style:style style:name="T11" style:family="text">
      <style:text-properties fo:color="#ff0000" loext:opacity="100%" fo:font-weight="bold" style:font-name-asian="Times New Roman1" style:font-weight-asian="bold" style:font-weight-complex="bold"/>
    </style:style>
    <style:style style:name="T12" style:family="text">
      <style:text-properties fo:color="#ff0000" loext:opacity="100%" style:font-name-asian="Times New Roman1"/>
    </style:style>
    <style:style style:name="T13" style:family="text">
      <style:text-properties fo:color="#ff0000" loext:opacity="100%" fo:language="el" fo:country="GR"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entry_3e_"><text:bookmark text:name="_GoBack1"/><text:span text:style-name="T1">Ne pas modifier [</text:span><text:a xlink:type="simple" xlink:href="https://www.biusante.parisdescartes.fr/histoire/medica/resultats/index.php?do=zoom&amp;cote=37020d&amp;p=15" text:style-name="Internet_20_link" text:visited-style-name="Visited_20_Internet_20_Link"><text:span text:style-name="Internet_20_link"><text:span text:style-name="T1">lien à la page sur le site de BIU</text:span></text:span></text:a><text:span text:style-name="T1">] </text:span><text:span text:style-name="T2">identifiant d’article</text:span> — autres traductions données en indice, peuvent contenir des fautes, ne pas corriger</text:p>
      <text:p text:style-name="_3c_grc_3e_">Grec à corriger, exemple :άβαπτιστον</text:p>
      <text:p text:style-name="P1"/>
      <text:p text:style-name="_3c_entry_3e_"><text:bookmark text:name="_GoBack"/><text:span text:style-name="T1">[</text:span><text:a xlink:type="simple" xlink:href="https://www.biusante.parisdescartes.fr/histoire/medica/resultats/index.php?do=zoom&amp;cote=37020d&amp;p=15" text:style-name="Internet_20_link" text:visited-style-name="Visited_20_Internet_20_Link"><text:span text:style-name="Internet_20_link"><text:span text:style-name="T1">p. 0001</text:span></text:span></text:a><text:span text:style-name="T1">] </text:span><text:span text:style-name="T3">abaptista</text:span><text:span text:style-name="T1"> — </text:span></text:p>
      <text:p text:style-name="_3c_grc_3e_"><text:span text:style-name="T4">ἀ</text:span>β<text:span text:style-name="T4">ά</text:span>πτιστον</text:p>
      <text:p text:style-name="_3c_entry_3e_"><text:span text:style-name="T1">[</text:span><text:a xlink:type="simple" xlink:href="https://www.biusante.parisdescartes.fr/histoire/medica/resultats/index.php?do=zoom&amp;cote=37020d&amp;p=16" text:style-name="Internet_20_link" text:visited-style-name="Visited_20_Internet_20_Link"><text:span text:style-name="Internet_20_link"><text:span text:style-name="T1">p. 0002</text:span></text:span></text:a><text:span text:style-name="T1">] </text:span><text:span text:style-name="T3">abdomen</text:span><text:span text:style-name="T1"> — abdomen, Unterleib, the belly, addomine, abdomen, bajo, menthe.</text:span></text:p>
      <text:p text:style-name="_3c_grc_3e_">γασ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9" text:style-name="Internet_20_link" text:visited-style-name="Visited_20_Internet_20_Link"><text:span text:style-name="Internet_20_link"><text:span text:style-name="T1">p. 0005</text:span></text:span></text:a><text:span text:style-name="T1">] </text:span><text:span text:style-name="T3">ablactation</text:span><text:span text:style-name="T1"> — ablactatio, Entwöhnen, the weaning, ahlattazione.</text:span></text:p>
      <text:p text:style-name="_3c_grc_3e_"><text:span text:style-name="T4">ἀ</text:span>πογαλακτ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9" text:style-name="Internet_20_link" text:visited-style-name="Visited_20_Internet_20_Link"><text:span text:style-name="Internet_20_link"><text:span text:style-name="T1">p. 0005</text:span></text:span></text:a><text:span text:style-name="T1">] </text:span><text:span text:style-name="T3">ablation</text:span><text:span text:style-name="T1"> — ablatio, Abnahme, ablazione, ablation.</text:span></text:p>
      <text:p text:style-name="_3c_grc_3e_"><text:span text:style-name="T4">ἀ</text:span>φαίρεσις</text:p>
      <text:p text:style-name="_3c_entry_3e_"><text:span text:style-name="T1">[</text:span><text:a xlink:type="simple" xlink:href="https://www.biusante.parisdescartes.fr/histoire/medica/resultats/index.php?do=zoom&amp;cote=37020d&amp;p=19" text:style-name="Internet_20_link" text:visited-style-name="Visited_20_Internet_20_Link"><text:span text:style-name="Internet_20_link"><text:span text:style-name="T1">p. 0005</text:span></text:span></text:a><text:span text:style-name="T1">] </text:span><text:span text:style-name="T3">ablution</text:span><text:span text:style-name="T1"> — ablutio, abluzione, ablution.</text:span></text:p>
      <text:p text:style-name="_3c_grc_3e_"><text:span text:style-name="T4">ἀ</text:span>π<text:span text:style-name="T4">ό</text:span>νιψις</text:p>
      <text:p text:style-name="_3c_entry_3e_"><text:span text:style-name="T1">[</text:span><text:a xlink:type="simple" xlink:href="https://www.biusante.parisdescartes.fr/histoire/medica/resultats/index.php?do=zoom&amp;cote=37020d&amp;p=19" text:style-name="Internet_20_link" text:visited-style-name="Visited_20_Internet_20_Link"><text:span text:style-name="Internet_20_link"><text:span text:style-name="T1">p. 0005</text:span></text:span></text:a><text:span text:style-name="T1">] </text:span><text:span text:style-name="T3">aboi</text:span><text:span text:style-name="T1"> — latratus, Bellen, Gebelle, barking, abbaiamento, ladrido.</text:span></text:p>
      <text:p text:style-name="_3c_grc_3e_"><text:span text:style-name="T4">ὑ</text:span>λα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9" text:style-name="Internet_20_link" text:visited-style-name="Visited_20_Internet_20_Link"><text:span text:style-name="Internet_20_link"><text:span text:style-name="T1">p. 0005</text:span></text:span></text:a><text:span text:style-name="T1">] </text:span><text:span text:style-name="T3">abrasion</text:span><text:span text:style-name="T1"> — abrasio, Abschälen, Abschaben, abrasion.</text:span></text:p>
      <text:p text:style-name="_3c_grc_3e_">ξ<text:span text:style-name="T4">ύ</text:span>σις</text:p>
      <text:p text:style-name="_3c_entry_3e_"><text:span text:style-name="T1">[</text:span><text:a xlink:type="simple" xlink:href="https://www.biusante.parisdescartes.fr/histoire/medica/resultats/index.php?do=zoom&amp;cote=37020d&amp;p=20" text:style-name="Internet_20_link" text:visited-style-name="Visited_20_Internet_20_Link"><text:span text:style-name="Internet_20_link"><text:span text:style-name="T1">p. 0006</text:span></text:span></text:a><text:span text:style-name="T1">] </text:span><text:span text:style-name="T3">abre</text:span><text:span text:style-name="T1"> — </text:span></text:p>
      <text:p text:style-name="_3c_grc_3e_"><text:span text:style-name="T4">ἀ</text:span>β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0" text:style-name="Internet_20_link" text:visited-style-name="Visited_20_Internet_20_Link"><text:span text:style-name="Internet_20_link"><text:span text:style-name="T1">p. 0006</text:span></text:span></text:a><text:span text:style-name="T1">] </text:span><text:span text:style-name="T3">abricot</text:span><text:span text:style-name="T1"> — armeniacum, Apricose, apricot, albercocca, albericoque.</text:span></text:p>
      <text:p text:style-name="_3c_grc_3e_">πραικόκιον</text:p>
      <text:p text:style-name="_3c_entry_3e_"><text:span text:style-name="T1">[</text:span><text:a xlink:type="simple" xlink:href="https://www.biusante.parisdescartes.fr/histoire/medica/resultats/index.php?do=zoom&amp;cote=37020d&amp;p=20" text:style-name="Internet_20_link" text:visited-style-name="Visited_20_Internet_20_Link"><text:span text:style-name="Internet_20_link"><text:span text:style-name="T1">p. 0006</text:span></text:span></text:a><text:span text:style-name="T1">] </text:span><text:span text:style-name="T3">abscision</text:span><text:span text:style-name="T1"> — </text:span></text:p>
      <text:p text:style-name="_3c_grc_3e_"><text:span text:style-name="T4">ἀ</text:span>ποκοπ<text:span text:style-name="T4">ή</text:span></text:p>
      <text:p text:style-name="_3c_entry_3e_"><text:span text:style-name="T1">[</text:span><text:a xlink:type="simple" xlink:href="https://www.biusante.parisdescartes.fr/histoire/medica/resultats/index.php?do=zoom&amp;cote=37020d&amp;p=20" text:style-name="Internet_20_link" text:visited-style-name="Visited_20_Internet_20_Link"><text:span text:style-name="Internet_20_link"><text:span text:style-name="T1">p. 0006</text:span></text:span></text:a><text:span text:style-name="T1">] </text:span><text:span text:style-name="T3">absinthe</text:span><text:span text:style-name="T1"> — absinthium, Wurmtod, Wermuth, wormwood, assenzio, asenjo.</text:span></text:p>
      <text:p text:style-name="_3c_grc_3e_"><text:span text:style-name="T4">ἀ</text:span>ψίνθ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21" text:style-name="Internet_20_link" text:visited-style-name="Visited_20_Internet_20_Link"><text:span text:style-name="Internet_20_link"><text:span text:style-name="T1">p. 0007</text:span></text:span></text:a><text:span text:style-name="T1">] </text:span><text:span text:style-name="T3">absorbant</text:span><text:span text:style-name="T1"> — absorbens, ahsorbirend, aufsaugend, absorbent, absorptive, assorbente.</text:span></text:p>
      <text:p text:style-name="_3c_grc_3e_"><text:span text:style-name="T4">ἀ</text:span>ναπίνων</text:p>
      <text:p text:style-name="_3c_entry_3e_"><text:span text:style-name="T1">[</text:span><text:a xlink:type="simple" xlink:href="https://www.biusante.parisdescartes.fr/histoire/medica/resultats/index.php?do=zoom&amp;cote=37020d&amp;p=21" text:style-name="Internet_20_link" text:visited-style-name="Visited_20_Internet_20_Link"><text:span text:style-name="Internet_20_link"><text:span text:style-name="T1">p. 0007</text:span></text:span></text:a><text:span text:style-name="T1">] </text:span><text:span text:style-name="T3">abstème</text:span><text:span text:style-name="T1"> — abstemius, abstemious, astemio, abstemio.</text:span></text:p>
      <text:p text:style-name="_3c_grc_3e_"><text:span text:style-name="T4">ἄ</text:span>οινος</text:p>
      <text:p text:style-name="_3c_entry_3e_"><text:span text:style-name="T1">[</text:span><text:a xlink:type="simple" xlink:href="https://www.biusante.parisdescartes.fr/histoire/medica/resultats/index.php?do=zoom&amp;cote=37020d&amp;p=23" text:style-name="Internet_20_link" text:visited-style-name="Visited_20_Internet_20_Link"><text:span text:style-name="Internet_20_link"><text:span text:style-name="T1">p. 0009</text:span></text:span></text:a><text:span text:style-name="T1">] </text:span><text:span text:style-name="T3">acanthe</text:span><text:span text:style-name="T1"> — Acanthus mollis (L.).</text:span></text:p>
      <text:p text:style-name="_3c_grc_3e_"><text:span text:style-name="T4">ἄ</text:span>κανθος</text:p>
      <text:p text:style-name="_3c_entry_3e_"><text:span text:style-name="T1">[</text:span><text:a xlink:type="simple" xlink:href="https://www.biusante.parisdescartes.fr/histoire/medica/resultats/index.php?do=zoom&amp;cote=37020d&amp;p=23" text:style-name="Internet_20_link" text:visited-style-name="Visited_20_Internet_20_Link"><text:span text:style-name="Internet_20_link"><text:span text:style-name="T1">p. 0009</text:span></text:span></text:a><text:span text:style-name="T1">] </text:span><text:span text:style-name="T3">acanthobole</text:span><text:span text:style-name="T1"> — acanthobolus, Gratenzange, acanthabolus, acantabolo.</text:span></text:p>
      <text:p text:style-name="_3c_grc_3e_"><text:span text:style-name="T4">ἀ</text:span>κανθοβόλος</text:p>
      <text:p text:style-name="_3c_entry_3e_"><text:span text:style-name="T1">[</text:span><text:a xlink:type="simple" xlink:href="https://www.biusante.parisdescartes.fr/histoire/medica/resultats/index.php?do=zoom&amp;cote=37020d&amp;p=23" text:style-name="Internet_20_link" text:visited-style-name="Visited_20_Internet_20_Link"><text:span text:style-name="Internet_20_link"><text:span text:style-name="T1">p. 0009</text:span></text:span></text:a><text:span text:style-name="T1">] </text:span><text:span text:style-name="T3">acarpe</text:span><text:span text:style-name="T1"> — acarpus, fruchtlos.</text:span></text:p>
      <text:p text:style-name="_3c_grc_3e_"><text:span text:style-name="T4">ἄ</text:span>καρπος</text:p>
      <text:p text:style-name="_3c_entry_3e_"><text:soft-page-break/><text:span text:style-name="T1">[</text:span><text:a xlink:type="simple" xlink:href="https://www.biusante.parisdescartes.fr/histoire/medica/resultats/index.php?do=zoom&amp;cote=37020d&amp;p=23" text:style-name="Internet_20_link" text:visited-style-name="Visited_20_Internet_20_Link"><text:span text:style-name="Internet_20_link"><text:span text:style-name="T1">p. 0009</text:span></text:span></text:a><text:span text:style-name="T1">] </text:span><text:span text:style-name="T3">acatastatique</text:span><text:span text:style-name="T1"> — </text:span></text:p>
      <text:p text:style-name="_3c_grc_3e_"><text:span text:style-name="T4">ἀ</text:span>κατάστατος</text:p>
      <text:p text:style-name="_3c_entry_3e_"><text:span text:style-name="T1">[</text:span><text:a xlink:type="simple" xlink:href="https://www.biusante.parisdescartes.fr/histoire/medica/resultats/index.php?do=zoom&amp;cote=37020d&amp;p=23" text:style-name="Internet_20_link" text:visited-style-name="Visited_20_Internet_20_Link"><text:span text:style-name="Internet_20_link"><text:span text:style-name="T1">p. 0009</text:span></text:span></text:a><text:span text:style-name="T1">] </text:span><text:span text:style-name="T3">acatharsie</text:span><text:span text:style-name="T1"> — </text:span></text:p>
      <text:p text:style-name="_3c_grc_3e_"><text:span text:style-name="T4">ἀ</text:span>καθαρσία</text:p>
      <text:p text:style-name="_3c_entry_3e_"><text:span text:style-name="T1">[</text:span><text:a xlink:type="simple" xlink:href="https://www.biusante.parisdescartes.fr/histoire/medica/resultats/index.php?do=zoom&amp;cote=37020d&amp;p=23" text:style-name="Internet_20_link" text:visited-style-name="Visited_20_Internet_20_Link"><text:span text:style-name="Internet_20_link"><text:span text:style-name="T1">p. 0009</text:span></text:span></text:a><text:span text:style-name="T1">] </text:span><text:span text:style-name="T3">accès</text:span><text:span text:style-name="T1"> — accessio, Anfall, a fit, accèss, accesso, acceso.</text:span></text:p>
      <text:p text:style-name="_3c_grc_3e_">παροξυ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4" text:style-name="Internet_20_link" text:visited-style-name="Visited_20_Internet_20_Link"><text:span text:style-name="Internet_20_link"><text:span text:style-name="T1">p. 0010</text:span></text:span></text:a><text:span text:style-name="T1">] </text:span><text:span text:style-name="T3">accident</text:span><text:span text:style-name="T1"> — accidens, Zufall, accident, accidenté, accidenté.</text:span></text:p>
      <text:p text:style-name="_3c_grc_3e_">συμβεβη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5" text:style-name="Internet_20_link" text:visited-style-name="Visited_20_Internet_20_Link"><text:span text:style-name="Internet_20_link"><text:span text:style-name="T1">p. 0011</text:span></text:span></text:a><text:span text:style-name="T1">] </text:span><text:span text:style-name="T3">accouchement</text:span><text:span text:style-name="T1"> — partus, Niederkunft, Geburt, midwifery, delivery, puerperio, pario.</text:span></text:p>
      <text:p text:style-name="_3c_grc_3e_">τόκος</text:p>
      <text:p text:style-name="_3c_entry_3e_"><text:span text:style-name="T1">[</text:span><text:a xlink:type="simple" xlink:href="https://www.biusante.parisdescartes.fr/histoire/medica/resultats/index.php?do=zoom&amp;cote=37020d&amp;p=26" text:style-name="Internet_20_link" text:visited-style-name="Visited_20_Internet_20_Link"><text:span text:style-name="Internet_20_link"><text:span text:style-name="T1">p. 0012</text:span></text:span></text:a><text:span text:style-name="T1">] </text:span><text:span text:style-name="T3">accoucheuse</text:span><text:span text:style-name="T1"> — obstetrix, Hebamme, midwife, levatrice, pariera, comadre.</text:span></text:p>
      <text:p text:style-name="_3c_grc_3e_">μα<text:span text:style-name="T4">ῖ</text:span>α — μαιείτρια</text:p>
      <text:p text:style-name="_3c_entry_3e_"><text:span text:style-name="T1">[</text:span><text:a xlink:type="simple" xlink:href="https://www.biusante.parisdescartes.fr/histoire/medica/resultats/index.php?do=zoom&amp;cote=37020d&amp;p=26" text:style-name="Internet_20_link" text:visited-style-name="Visited_20_Internet_20_Link"><text:span text:style-name="Internet_20_link"><text:span text:style-name="T1">p. 0012</text:span></text:span></text:a><text:span text:style-name="T1">] </text:span><text:span text:style-name="T3">accouplement</text:span><text:span text:style-name="T1"> — copulatio, Paarung, Begattung, coupling, copritura, monta.</text:span></text:p>
      <text:p text:style-name="_3c_grc_3e_">συνδυ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7" text:style-name="Internet_20_link" text:visited-style-name="Visited_20_Internet_20_Link"><text:span text:style-name="Internet_20_link"><text:span text:style-name="T1">p. 0013</text:span></text:span></text:a><text:span text:style-name="T1">] </text:span><text:span text:style-name="T3">accroissement</text:span><text:span text:style-name="T1"> — accretio, incrementum, Wachsthum, accretion, accrescimentd.</text:span></text:p>
      <text:p text:style-name="_3c_grc_3e_">α<text:span text:style-name="T4">ὔ</text:span>ξ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28" text:style-name="Internet_20_link" text:visited-style-name="Visited_20_Internet_20_Link"><text:span text:style-name="Internet_20_link"><text:span text:style-name="T1">p. 0014</text:span></text:span></text:a><text:span text:style-name="T1">] </text:span><text:span text:style-name="T3">acerbe</text:span><text:span text:style-name="T1"> — acerbus, herbe, acerb, hàrsh, acerbo, acerbo.</text:span></text:p>
      <text:p text:style-name="_3c_grc_3e_">στρυφ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8" text:style-name="Internet_20_link" text:visited-style-name="Visited_20_Internet_20_Link"><text:span text:style-name="Internet_20_link"><text:span text:style-name="T1">p. 0014</text:span></text:span></text:a><text:span text:style-name="T1">] </text:span><text:span text:style-name="T3">acésie</text:span><text:span text:style-name="T1"> — </text:span></text:p>
      <text:p text:style-name="_3c_grc_3e_"><text:span text:style-name="T4">ἀ</text:span>κεσις<text:span text:style-name="T6"> </text:span><text:span text:style-name="T8">(pas d’accent apparent)</text:span></text:p>
      <text:p text:style-name="_3c_entry_3e_"><text:span text:style-name="T1">[</text:span><text:a xlink:type="simple" xlink:href="https://www.biusante.parisdescartes.fr/histoire/medica/resultats/index.php?do=zoom&amp;cote=37020d&amp;p=32" text:style-name="Internet_20_link" text:visited-style-name="Visited_20_Internet_20_Link"><text:span text:style-name="Internet_20_link"><text:span text:style-name="T1">p. 0018</text:span></text:span></text:a><text:span text:style-name="T1">] </text:span><text:span text:style-name="T3">achores</text:span><text:span text:style-name="T1"> — Achor, achores, acori, lattime.</text:span></text:p>
      <text:p text:style-name="_3c_grc_3e_"><text:span text:style-name="T4">ἀ</text:span>χ<text:span text:style-name="T4">ῶ</text:span>ρες</text:p>
      <text:p text:style-name="_3c_entry_3e_"><text:span text:style-name="T1">[</text:span><text:a xlink:type="simple" xlink:href="https://www.biusante.parisdescartes.fr/histoire/medica/resultats/index.php?do=zoom&amp;cote=37020d&amp;p=33" text:style-name="Internet_20_link" text:visited-style-name="Visited_20_Internet_20_Link"><text:span text:style-name="Internet_20_link"><text:span text:style-name="T1">p. 0019</text:span></text:span></text:a><text:span text:style-name="T1">] </text:span><text:span text:style-name="T3">acidité</text:span><text:span text:style-name="T1"> — acor, aciditas, Säure, acidity, acidezza, acidez.</text:span></text:p>
      <text:p text:style-name="_3c_grc_3e_"><text:span text:style-name="T4">ὀ</text:span>ξύτης</text:p>
      <text:p text:style-name="_3c_entry_3e_"><text:span text:style-name="T1">[</text:span><text:a xlink:type="simple" xlink:href="https://www.biusante.parisdescartes.fr/histoire/medica/resultats/index.php?do=zoom&amp;cote=37020d&amp;p=33" text:style-name="Internet_20_link" text:visited-style-name="Visited_20_Internet_20_Link"><text:span text:style-name="Internet_20_link"><text:span text:style-name="T1">p. 0019</text:span></text:span></text:a><text:span text:style-name="T1">] </text:span><text:span text:style-name="T3">acier</text:span><text:span text:style-name="T1"> — chalybs, Stahl, sleeï, acciaio, acero.</text:span></text:p>
      <text:p text:style-name="_3c_grc_3e_">χάλυψ</text:p>
      <text:p text:style-name="_3c_entry_3e_"><text:span text:style-name="T1">[</text:span><text:a xlink:type="simple" xlink:href="https://www.biusante.parisdescartes.fr/histoire/medica/resultats/index.php?do=zoom&amp;cote=37020d&amp;p=34" text:style-name="Internet_20_link" text:visited-style-name="Visited_20_Internet_20_Link"><text:span text:style-name="Internet_20_link"><text:span text:style-name="T1">p. 0020</text:span></text:span></text:a><text:span text:style-name="T1">] </text:span><text:span text:style-name="T3">acinésie</text:span><text:span text:style-name="T1"> — acinesia.</text:span></text:p>
      <text:p text:style-name="_3c_grc_3e_"><text:span text:style-name="T4">ἀ</text:span>κινησία</text:p>
      <text:p text:style-name="_3c_entry_3e_"><text:span text:style-name="T1">[</text:span><text:a xlink:type="simple" xlink:href="https://www.biusante.parisdescartes.fr/histoire/medica/resultats/index.php?do=zoom&amp;cote=37020d&amp;p=34" text:style-name="Internet_20_link" text:visited-style-name="Visited_20_Internet_20_Link"><text:span text:style-name="Internet_20_link"><text:span text:style-name="T1">p. 0020</text:span></text:span></text:a><text:span text:style-name="T1">] </text:span><text:span text:style-name="T3">acope</text:span><text:span text:style-name="T1"> — acopus.</text:span></text:p>
      <text:p text:style-name="_3c_grc_3e_"><text:span text:style-name="T4">ἄκοπος</text:span></text:p>
      <text:p text:style-name="_3c_entry_3e_"><text:span text:style-name="T1">[</text:span><text:a xlink:type="simple" xlink:href="https://www.biusante.parisdescartes.fr/histoire/medica/resultats/index.php?do=zoom&amp;cote=37020d&amp;p=35" text:style-name="Internet_20_link" text:visited-style-name="Visited_20_Internet_20_Link"><text:span text:style-name="Internet_20_link"><text:span text:style-name="T1">p. 0021</text:span></text:span></text:a><text:span text:style-name="T1">] </text:span><text:span text:style-name="T3">acousmate</text:span><text:span text:style-name="T1"> — </text:span></text:p>
      <text:p text:style-name="_3c_grc_3e_"><text:span text:style-name="T4">ἄ</text:span>κουσμα</text:p>
      <text:p text:style-name="_3c_entry_3e_"><text:span text:style-name="T1">[</text:span><text:a xlink:type="simple" xlink:href="https://www.biusante.parisdescartes.fr/histoire/medica/resultats/index.php?do=zoom&amp;cote=37020d&amp;p=35" text:style-name="Internet_20_link" text:visited-style-name="Visited_20_Internet_20_Link"><text:span text:style-name="Internet_20_link"><text:span text:style-name="T1">p. 0021</text:span></text:span></text:a><text:span text:style-name="T1">] </text:span><text:span text:style-name="T3">acrochordon</text:span><text:span text:style-name="T1"> — acrochordon, Saitenwarze.</text:span></text:p>
      <text:p text:style-name="_3c_grc_3e_"><text:span text:style-name="T4">ἀ</text:span>κροχορ<text:span text:style-name="T4">δὼν</text:span></text:p>
      <text:p text:style-name="_3c_entry_3e_"><text:span text:style-name="T1">[</text:span><text:a xlink:type="simple" xlink:href="https://www.biusante.parisdescartes.fr/histoire/medica/resultats/index.php?do=zoom&amp;cote=37020d&amp;p=36" text:style-name="Internet_20_link" text:visited-style-name="Visited_20_Internet_20_Link"><text:span text:style-name="Internet_20_link"><text:span text:style-name="T1">p. 0022</text:span></text:span></text:a><text:span text:style-name="T1">] </text:span><text:span text:style-name="T3">acromion</text:span><text:span text:style-name="T1"> — acromium.</text:span></text:p>
      <text:p text:style-name="_3c_grc_3e_"><text:span text:style-name="T4">ἀ</text:span>κρώμιον</text:p>
      <text:p text:style-name="_3c_entry_3e_"><text:soft-page-break/><text:span text:style-name="T1">[</text:span><text:a xlink:type="simple" xlink:href="https://www.biusante.parisdescartes.fr/histoire/medica/resultats/index.php?do=zoom&amp;cote=37020d&amp;p=36" text:style-name="Internet_20_link" text:visited-style-name="Visited_20_Internet_20_Link"><text:span text:style-name="Internet_20_link"><text:span text:style-name="T1">p. 0022</text:span></text:span></text:a><text:span text:style-name="T1">] </text:span><text:span text:style-name="T3">actif</text:span><text:span text:style-name="T1"> — activus, wirksam, thätig, active, attivo, activa.</text:span></text:p>
      <text:p text:style-name="_3c_grc_3e_">δρα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7" text:style-name="Internet_20_link" text:visited-style-name="Visited_20_Internet_20_Link"><text:span text:style-name="Internet_20_link"><text:span text:style-name="T1">p. 0023</text:span></text:span></text:a><text:span text:style-name="T1">] </text:span><text:span text:style-name="T3">activité</text:span><text:span text:style-name="T1"> — activitas, Thätigkeit, activity, attività.</text:span></text:p>
      <text:p text:style-name="_3c_grc_3e_"><text:span text:style-name="T4">ἐ</text:span>νέργεια</text:p>
      <text:p text:style-name="_3c_entry_3e_"><text:span text:style-name="T1">[</text:span><text:a xlink:type="simple" xlink:href="https://www.biusante.parisdescartes.fr/histoire/medica/resultats/index.php?do=zoom&amp;cote=37020d&amp;p=37" text:style-name="Internet_20_link" text:visited-style-name="Visited_20_Internet_20_Link"><text:span text:style-name="Internet_20_link"><text:span text:style-name="T1">p. 0023</text:span></text:span></text:a><text:span text:style-name="T1">] </text:span><text:span text:style-name="T3">acuité</text:span><text:span text:style-name="T1"> — acutezza.</text:span></text:p>
      <text:p text:style-name="_3c_grc_3e_"><text:span text:style-name="T4">ὀ</text:span>ξύτης</text:p>
      <text:p text:style-name="_3c_entry_3e_"><text:span text:style-name="T1">[</text:span><text:a xlink:type="simple" xlink:href="https://www.biusante.parisdescartes.fr/histoire/medica/resultats/index.php?do=zoom&amp;cote=37020d&amp;p=38" text:style-name="Internet_20_link" text:visited-style-name="Visited_20_Internet_20_Link"><text:span text:style-name="Internet_20_link"><text:span text:style-name="T1">p. 0024</text:span></text:span></text:a><text:span text:style-name="T1">] </text:span><text:span text:style-name="T3">adhérence</text:span><text:span text:style-name="T1"> — adhœrentia, Verwachsensein, Verwachsung, adhesion, aderenza, adherentia.</text:span></text:p>
      <text:p text:style-name="_3c_grc_3e_">σύμφυσις</text:p>
      <text:p text:style-name="_3c_entry_3e_"><text:span text:style-name="T1">[</text:span><text:a xlink:type="simple" xlink:href="https://www.biusante.parisdescartes.fr/histoire/medica/resultats/index.php?do=zoom&amp;cote=37020d&amp;p=40" text:style-name="Internet_20_link" text:visited-style-name="Visited_20_Internet_20_Link"><text:span text:style-name="Internet_20_link"><text:span text:style-name="T1">p. 0026</text:span></text:span></text:a><text:span text:style-name="T1">] </text:span><text:span text:style-name="T3">adonide</text:span><text:span text:style-name="T1"> — </text:span></text:p>
      <text:p text:style-name="_3c_grc_3e_"><text:span text:style-name="T4">Ἀδῶ</text:span>νις</text:p>
      <text:p text:style-name="_3c_entry_3e_"><text:span text:style-name="T1">[</text:span><text:a xlink:type="simple" xlink:href="https://www.biusante.parisdescartes.fr/histoire/medica/resultats/index.php?do=zoom&amp;cote=37020d&amp;p=40" text:style-name="Internet_20_link" text:visited-style-name="Visited_20_Internet_20_Link"><text:span text:style-name="Internet_20_link"><text:span text:style-name="T1">p. 0026</text:span></text:span></text:a><text:span text:style-name="T1">] </text:span><text:span text:style-name="T3">adoucissant</text:span><text:span text:style-name="T1"> — demulcens, mildernd, lenitive, addolcitivo.</text:span></text:p>
      <text:p text:style-name="_3c_grc_3e_">θελ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0" text:style-name="Internet_20_link" text:visited-style-name="Visited_20_Internet_20_Link"><text:span text:style-name="Internet_20_link"><text:span text:style-name="T1">p. 0026</text:span></text:span></text:a><text:span text:style-name="T1">] </text:span><text:span text:style-name="T3">adynamie</text:span><text:span text:style-name="T1"> — adynamia, Schwäche, Kraftlosigkeit, adynamia, adinamia, adinamia.</text:span></text:p>
      <text:p text:style-name="_3c_grc_3e_"><text:span text:style-name="T4">ἀδ</text:span>υναμία</text:p>
      <text:p text:style-name="_3c_entry_3e_"><text:span text:style-name="T1">[</text:span><text:a xlink:type="simple" xlink:href="https://www.biusante.parisdescartes.fr/histoire/medica/resultats/index.php?do=zoom&amp;cote=37020d&amp;p=41" text:style-name="Internet_20_link" text:visited-style-name="Visited_20_Internet_20_Link"><text:span text:style-name="Internet_20_link"><text:span text:style-name="T1">p. 0027</text:span></text:span></text:a><text:span text:style-name="T1">] </text:span><text:span text:style-name="T3">ægis</text:span><text:span text:style-name="T1"> — </text:span></text:p>
      <text:p text:style-name="_3c_grc_3e_">α<text:span text:style-name="T4">ἰ</text:span>γ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42" text:style-name="Internet_20_link" text:visited-style-name="Visited_20_Internet_20_Link"><text:span text:style-name="Internet_20_link"><text:span text:style-name="T1">p. 0028</text:span></text:span></text:a><text:span text:style-name="T1">] </text:span><text:span text:style-name="T3">æthuse</text:span><text:span text:style-name="T1"> — Gleisse.</text:span></text:p>
      <text:p text:style-name="_3c_grc_3e_">α<text:span text:style-name="T4">ἴ</text:span>θουσα</text:p>
      <text:p text:style-name="_3c_entry_3e_"><text:span text:style-name="T1">[</text:span><text:a xlink:type="simple" xlink:href="https://www.biusante.parisdescartes.fr/histoire/medica/resultats/index.php?do=zoom&amp;cote=37020d&amp;p=42" text:style-name="Internet_20_link" text:visited-style-name="Visited_20_Internet_20_Link"><text:span text:style-name="Internet_20_link"><text:span text:style-name="T1">p. 0028</text:span></text:span></text:a><text:span text:style-name="T1">] </text:span><text:span text:style-name="T3">affaiblissement</text:span><text:span text:style-name="T1"> — debilitatio, Entkräftung, weakening, affievolimentd.</text:span></text:p>
      <text:p text:style-name="_3c_grc_3e_"><text:span text:style-name="T4">ἀ</text:span>σθ<text:span text:style-name="T4">έν</text:span>ημα</text:p>
      <text:p text:style-name="_3c_entry_3e_"><text:span text:style-name="T1">[</text:span><text:a xlink:type="simple" xlink:href="https://www.biusante.parisdescartes.fr/histoire/medica/resultats/index.php?do=zoom&amp;cote=37020d&amp;p=42" text:style-name="Internet_20_link" text:visited-style-name="Visited_20_Internet_20_Link"><text:span text:style-name="Internet_20_link"><text:span text:style-name="T1">p. 0028</text:span></text:span></text:a><text:span text:style-name="T1">] </text:span><text:span text:style-name="T3">affection</text:span><text:span text:style-name="T1"> — affectio, Angegriffensein, affection, affezione, afeccion.</text:span></text:p>
      <text:p text:style-name="_3c_grc_3e_">πάθος — πάθημα</text:p>
      <text:p text:style-name="_3c_entry_3e_"><text:span text:style-name="T1">[</text:span><text:a xlink:type="simple" xlink:href="https://www.biusante.parisdescartes.fr/histoire/medica/resultats/index.php?do=zoom&amp;cote=37020d&amp;p=42" text:style-name="Internet_20_link" text:visited-style-name="Visited_20_Internet_20_Link"><text:span text:style-name="Internet_20_link"><text:span text:style-name="T1">p. 0028</text:span></text:span></text:a><text:span text:style-name="T1">] </text:span><text:span text:style-name="T3">afflux</text:span><text:span text:style-name="T1"> — affluxus, Anfluss, Zufluss, afftuxion, afflusso.</text:span></text:p>
      <text:p text:style-name="_3c_grc_3e_"><text:span text:style-name="T4">ἐ</text:span>πί<text:span text:style-name="T4">ῤῥ</text:span>οια</text:p>
      <text:p text:style-name="_3c_entry_3e_"><text:span text:style-name="T1">[</text:span><text:a xlink:type="simple" xlink:href="https://www.biusante.parisdescartes.fr/histoire/medica/resultats/index.php?do=zoom&amp;cote=37020d&amp;p=43" text:style-name="Internet_20_link" text:visited-style-name="Visited_20_Internet_20_Link"><text:span text:style-name="Internet_20_link"><text:span text:style-name="T1">p. 0029</text:span></text:span></text:a><text:span text:style-name="T1">] </text:span><text:span text:style-name="T3">affusion</text:span><text:span text:style-name="T1"> — affusio, Begiessung, affusion, affusione, affusion.</text:span></text:p>
      <text:p text:style-name="_3c_grc_3e_">πρ<text:span text:style-name="T4">ό</text:span>σχυσις</text:p>
      <text:p text:style-name="_3c_entry_3e_"><text:span text:style-name="T1">[</text:span><text:a xlink:type="simple" xlink:href="https://www.biusante.parisdescartes.fr/histoire/medica/resultats/index.php?do=zoom&amp;cote=37020d&amp;p=43" text:style-name="Internet_20_link" text:visited-style-name="Visited_20_Internet_20_Link"><text:span text:style-name="Internet_20_link"><text:span text:style-name="T1">p. 0029</text:span></text:span></text:a><text:span text:style-name="T1">] </text:span><text:span text:style-name="T3">agacement</text:span><text:span text:style-name="T1"> — Stumpfwerden, setting on edge, allegamento, dentera.</text:span></text:p>
      <text:p text:style-name="_3c_grc_3e_">α<text:span text:style-name="T4">ἱ</text:span>μωδι<text:span text:style-name="T4">ᾷ</text:span>ν</text:p>
      <text:p text:style-name="_3c_entry_3e_"><text:span text:style-name="T1">[</text:span><text:a xlink:type="simple" xlink:href="https://www.biusante.parisdescartes.fr/histoire/medica/resultats/index.php?do=zoom&amp;cote=37020d&amp;p=43" text:style-name="Internet_20_link" text:visited-style-name="Visited_20_Internet_20_Link"><text:span text:style-name="Internet_20_link"><text:span text:style-name="T1">p. 0029</text:span></text:span></text:a><text:span text:style-name="T1">] </text:span><text:span text:style-name="T3">agaric</text:span><text:span text:style-name="T1"> — agaricum, Blätter- Schwamm, agaric, agarico, agarico.</text:span></text:p>
      <text:p text:style-name="_3c_grc_3e_"><text:span text:style-name="T4">ἀ</text:span>γαρι<text:span text:style-name="T4">κὸ</text:span>ν</text:p>
      <text:p text:style-name="_3c_entry_3e_"><text:span text:style-name="T1">[</text:span><text:a xlink:type="simple" xlink:href="https://www.biusante.parisdescartes.fr/histoire/medica/resultats/index.php?do=zoom&amp;cote=37020d&amp;p=44" text:style-name="Internet_20_link" text:visited-style-name="Visited_20_Internet_20_Link"><text:span text:style-name="Internet_20_link"><text:span text:style-name="T1">p. 0030</text:span></text:span></text:a><text:span text:style-name="T1">] </text:span><text:span text:style-name="T3">âge</text:span><text:span text:style-name="T1"> — Alter, age, età, edad.</text:span></text:p>
      <text:p text:style-name="_3c_grc_3e_"><text:span text:style-name="T4">ἡ</text:span>λικία</text:p>
      <text:p text:style-name="_3c_entry_3e_"><text:span text:style-name="T1">[</text:span><text:a xlink:type="simple" xlink:href="https://www.biusante.parisdescartes.fr/histoire/medica/resultats/index.php?do=zoom&amp;cote=37020d&amp;p=45" text:style-name="Internet_20_link" text:visited-style-name="Visited_20_Internet_20_Link"><text:span text:style-name="Internet_20_link"><text:span text:style-name="T1">p. 0031</text:span></text:span></text:a><text:span text:style-name="T1">] </text:span><text:span text:style-name="T3">ageustie</text:span><text:span text:style-name="T1"> — ageustia.</text:span></text:p>
      <text:p text:style-name="_3c_grc_3e_"><text:span text:style-name="T4">ἀ</text:span>γευστία</text:p>
      <text:p text:style-name="_3c_entry_3e_"><text:span text:style-name="T1">[</text:span><text:a xlink:type="simple" xlink:href="https://www.biusante.parisdescartes.fr/histoire/medica/resultats/index.php?do=zoom&amp;cote=37020d&amp;p=45" text:style-name="Internet_20_link" text:visited-style-name="Visited_20_Internet_20_Link"><text:span text:style-name="Internet_20_link"><text:span text:style-name="T1">p. 0031</text:span></text:span></text:a><text:span text:style-name="T1">] </text:span><text:span text:style-name="T3">agitation</text:span><text:span text:style-name="T1"> — agitatio, Aufgeregtheit, agitation, agitazione, agitation.</text:span></text:p>
      <text:p text:style-name="_3c_grc_3e_"><text:span text:style-name="T4">ἀ</text:span>λυσμ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46" text:style-name="Internet_20_link" text:visited-style-name="Visited_20_Internet_20_Link"><text:span text:style-name="Internet_20_link"><text:span text:style-name="T1">p. 0032</text:span></text:span></text:a><text:span text:style-name="T1">] </text:span><text:span text:style-name="T3">agrypnie</text:span><text:span text:style-name="T1"> — agrypnia, Schlaflosigkeit.</text:span></text:p>
      <text:p text:style-name="_3c_grc_3e_"><text:span text:style-name="T4">ἀγρυπνία</text:span></text:p>
      <text:p text:style-name="_3c_entry_3e_"><text:span text:style-name="T1">[</text:span><text:a xlink:type="simple" xlink:href="https://www.biusante.parisdescartes.fr/histoire/medica/resultats/index.php?do=zoom&amp;cote=37020d&amp;p=46" text:style-name="Internet_20_link" text:visited-style-name="Visited_20_Internet_20_Link"><text:span text:style-name="Internet_20_link"><text:span text:style-name="T1">p. 0032</text:span></text:span></text:a><text:span text:style-name="T1">] </text:span><text:span text:style-name="T3">agrypnode</text:span><text:span text:style-name="T1"> — </text:span></text:p>
      <text:p text:style-name="_3c_grc_3e_"><text:span text:style-name="T4">ἀ</text:span>γρυπνώδης</text:p>
      <text:p text:style-name="_3c_entry_3e_"><text:span text:style-name="T1">[</text:span><text:a xlink:type="simple" xlink:href="https://www.biusante.parisdescartes.fr/histoire/medica/resultats/index.php?do=zoom&amp;cote=37020d&amp;p=47" text:style-name="Internet_20_link" text:visited-style-name="Visited_20_Internet_20_Link"><text:span text:style-name="Internet_20_link"><text:span text:style-name="T1">p. 0033</text:span></text:span></text:a><text:span text:style-name="T1">] </text:span><text:span text:style-name="T3">aides</text:span><text:span text:style-name="T1"> — </text:span></text:p>
      <text:p text:style-name="_3c_grc_3e_">ο<text:span text:style-name="T4">ἱ</text:span> <text:span text:style-name="T4">ὑ</text:span>πηρετο<text:span text:style-name="T4">ῦ</text:span>ντες</text:p>
      <text:p text:style-name="_3c_entry_3e_"><text:span text:style-name="T1">[</text:span><text:a xlink:type="simple" xlink:href="https://www.biusante.parisdescartes.fr/histoire/medica/resultats/index.php?do=zoom&amp;cote=37020d&amp;p=47" text:style-name="Internet_20_link" text:visited-style-name="Visited_20_Internet_20_Link"><text:span text:style-name="Internet_20_link"><text:span text:style-name="T1">p. 0033</text:span></text:span></text:a><text:span text:style-name="T1">] </text:span><text:span text:style-name="T3">aigu</text:span><text:span text:style-name="T1"> — acutus, akut, hitzig, acute, acuto, agudo.</text:span></text:p>
      <text:p text:style-name="_3c_grc_3e_"><text:span text:style-name="T4">ὀ</text:span>ξ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47" text:style-name="Internet_20_link" text:visited-style-name="Visited_20_Internet_20_Link"><text:span text:style-name="Internet_20_link"><text:span text:style-name="T1">p. 0033</text:span></text:span></text:a><text:span text:style-name="T1">] </text:span><text:span text:style-name="T3">aiguille</text:span><text:span text:style-name="T1"> — Nadel, needle, ago, aguja.</text:span></text:p>
      <text:p text:style-name="_3c_grc_3e_"><text:span text:style-name="T4">ῥ</text:span>αφ<text:span text:style-name="T4">ὶ</text:span>ς — βελόνη</text:p>
      <text:p text:style-name="_3c_entry_3e_"><text:span text:style-name="T1">[</text:span><text:a xlink:type="simple" xlink:href="https://www.biusante.parisdescartes.fr/histoire/medica/resultats/index.php?do=zoom&amp;cote=37020d&amp;p=49" text:style-name="Internet_20_link" text:visited-style-name="Visited_20_Internet_20_Link"><text:span text:style-name="Internet_20_link"><text:span text:style-name="T1">p. 0035</text:span></text:span></text:a><text:span text:style-name="T1">] </text:span><text:span text:style-name="T3">aile</text:span><text:span text:style-name="T1"> — ala, Flügel, wing, ala, ala.</text:span></text:p>
      <text:p text:style-name="_3c_grc_3e_">πτέρυξ</text:p>
      <text:p text:style-name="_3c_entry_3e_"><text:span text:style-name="T1">[</text:span><text:a xlink:type="simple" xlink:href="https://www.biusante.parisdescartes.fr/histoire/medica/resultats/index.php?do=zoom&amp;cote=37020d&amp;p=49" text:style-name="Internet_20_link" text:visited-style-name="Visited_20_Internet_20_Link"><text:span text:style-name="Internet_20_link"><text:span text:style-name="T1">p. 0035</text:span></text:span></text:a><text:span text:style-name="T1">] </text:span><text:span text:style-name="T3">aine</text:span><text:span text:style-name="T1"> — inguen, Leiste, groin, anguinaia, ingle.</text:span></text:p>
      <text:p text:style-name="_3c_grc_3e_">β<text:span text:style-name="T4">ου</text:span>β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50" text:style-name="Internet_20_link" text:visited-style-name="Visited_20_Internet_20_Link"><text:span text:style-name="Internet_20_link"><text:span text:style-name="T1">p. 0036</text:span></text:span></text:a><text:span text:style-name="T1">] </text:span><text:span text:style-name="T3">airain</text:span><text:span text:style-name="T1"> — œs, Erz, brass, rame, alambrê.</text:span></text:p>
      <text:p text:style-name="_3c_grc_3e_"><text:span text:style-name="T4">χαλκὸς</text:span></text:p>
      <text:p text:style-name="_3c_entry_3e_"><text:span text:style-name="T1">[</text:span><text:a xlink:type="simple" xlink:href="https://www.biusante.parisdescartes.fr/histoire/medica/resultats/index.php?do=zoom&amp;cote=37020d&amp;p=50" text:style-name="Internet_20_link" text:visited-style-name="Visited_20_Internet_20_Link"><text:span text:style-name="Internet_20_link"><text:span text:style-name="T1">p. 0036</text:span></text:span></text:a><text:span text:style-name="T1">] </text:span><text:span text:style-name="T3">aisselle</text:span><text:span text:style-name="T1"> — ala, axilla, Achselhöhle, arm-pit, ascella, sobaco.</text:span></text:p>
      <text:p text:style-name="_3c_grc_3e_"><text:span text:style-name="T5">μασχάλη</text:span></text:p>
      <text:p text:style-name="_3c_entry_3e_"><text:span text:style-name="T1">[</text:span><text:a xlink:type="simple" xlink:href="https://www.biusante.parisdescartes.fr/histoire/medica/resultats/index.php?do=zoom&amp;cote=37020d&amp;p=51" text:style-name="Internet_20_link" text:visited-style-name="Visited_20_Internet_20_Link"><text:span text:style-name="Internet_20_link"><text:span text:style-name="T1">p. 0037</text:span></text:span></text:a><text:span text:style-name="T1">] </text:span><text:span text:style-name="T3">alaire</text:span><text:span text:style-name="T1"> — alaris.</text:span></text:p>
      <text:p text:style-name="_3c_grc_3e_">πτερυγ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51" text:style-name="Internet_20_link" text:visited-style-name="Visited_20_Internet_20_Link"><text:span text:style-name="Internet_20_link"><text:span text:style-name="T1">p. 0037</text:span></text:span></text:a><text:span text:style-name="T1">] </text:span><text:span text:style-name="T3">albâtre</text:span><text:span text:style-name="T1"> — alabastrum, Alabaster, alabaster, alabastro, alabastro.</text:span></text:p>
      <text:p text:style-name="_3c_grc_3e_"><text:span text:style-name="T4">ἀ</text:span>λάβαστρον</text:p>
      <text:p text:style-name="_3c_entry_3e_"><text:span text:style-name="T1">[</text:span><text:a xlink:type="simple" xlink:href="https://www.biusante.parisdescartes.fr/histoire/medica/resultats/index.php?do=zoom&amp;cote=37020d&amp;p=58" text:style-name="Internet_20_link" text:visited-style-name="Visited_20_Internet_20_Link"><text:span text:style-name="Internet_20_link"><text:span text:style-name="T1">p. 0044</text:span></text:span></text:a><text:span text:style-name="T1">] </text:span><text:span text:style-name="T3">algalie</text:span><text:span text:style-name="T1"> — Harnblasensonde, algalia, tenta scannellata incerata.</text:span></text:p>
      <text:p text:style-name="_3c_grc_3e_"><text:span text:style-name="T4">ἀργαλεῖον</text:span><text:span text:style-name="T6"> de </text:span><text:span text:style-name="T4">ἐργαλεῖον</text:span><text:span text:style-name="T6"> </text:span>—<text:span text:style-name="T6"> </text:span>καθε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58" text:style-name="Internet_20_link" text:visited-style-name="Visited_20_Internet_20_Link"><text:span text:style-name="Internet_20_link"><text:span text:style-name="T1">p. 0044</text:span></text:span></text:a><text:span text:style-name="T1">] </text:span><text:span text:style-name="T3">algues</text:span><text:span text:style-name="T1"> — algœ, Alge, scaweed, alga, alga.</text:span></text:p>
      <text:p text:style-name="_3c_grc_3e_">φ<text:span text:style-name="T4">ῦ</text:span>κος</text:p>
      <text:p text:style-name="_3c_entry_3e_"><text:span text:style-name="T1">[</text:span><text:a xlink:type="simple" xlink:href="https://www.biusante.parisdescartes.fr/histoire/medica/resultats/index.php?do=zoom&amp;cote=37020d&amp;p=59" text:style-name="Internet_20_link" text:visited-style-name="Visited_20_Internet_20_Link"><text:span text:style-name="Internet_20_link"><text:span text:style-name="T1">p. 0045</text:span></text:span></text:a><text:span text:style-name="T1">] </text:span><text:span text:style-name="T3">aliment</text:span><text:span text:style-name="T1"> — alimentum, Nahrungsmittel, aliment, alimento, alimento.</text:span></text:p>
      <text:p text:style-name="_3c_grc_3e_">τροφ<text:span text:style-name="T4">ὴ</text:span> — σιτίον</text:p>
      <text:p text:style-name="_3c_entry_3e_"><text:span text:style-name="T1">[</text:span><text:a xlink:type="simple" xlink:href="https://www.biusante.parisdescartes.fr/histoire/medica/resultats/index.php?do=zoom&amp;cote=37020d&amp;p=60" text:style-name="Internet_20_link" text:visited-style-name="Visited_20_Internet_20_Link"><text:span text:style-name="Internet_20_link"><text:span text:style-name="T1">p. 0046</text:span></text:span></text:a><text:span text:style-name="T1">] </text:span><text:span text:style-name="T3">allaitement</text:span><text:span text:style-name="T1"> — lactatio, Säugen, sucking, allattamento.</text:span></text:p>
      <text:p text:style-name="_3c_grc_3e_">θηλ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0" text:style-name="Internet_20_link" text:visited-style-name="Visited_20_Internet_20_Link"><text:span text:style-name="Internet_20_link"><text:span text:style-name="T1">p. 0046</text:span></text:span></text:a><text:span text:style-name="T1">] </text:span><text:span text:style-name="T3">allantoïde</text:span><text:span text:style-name="T1"> — allantois, Wursthäutchen, allantois, allantoide.</text:span></text:p>
      <text:p text:style-name="_3c_grc_3e_"><text:span text:style-name="T4">ἀ</text:span>λλαντοε<text:span text:style-name="T4">ιδὴ</text:span>ς</text:p>
      <text:p text:style-name="_3c_entry_3e_"><text:span text:style-name="T1">[</text:span><text:a xlink:type="simple" xlink:href="https://www.biusante.parisdescartes.fr/histoire/medica/resultats/index.php?do=zoom&amp;cote=37020d&amp;p=64" text:style-name="Internet_20_link" text:visited-style-name="Visited_20_Internet_20_Link"><text:span text:style-name="Internet_20_link"><text:span text:style-name="T1">p. 0050</text:span></text:span></text:a><text:span text:style-name="T1">] </text:span><text:span text:style-name="T3">alun</text:span><text:span text:style-name="T1"> — alumen, Alaun, alum, allume, alumbre.</text:span></text:p>
      <text:p text:style-name="_3c_grc_3e_">στυπτηρία</text:p>
      <text:p text:style-name="_3c_entry_3e_"><text:span text:style-name="T1">[</text:span><text:a xlink:type="simple" xlink:href="https://www.biusante.parisdescartes.fr/histoire/medica/resultats/index.php?do=zoom&amp;cote=37020d&amp;p=65" text:style-name="Internet_20_link" text:visited-style-name="Visited_20_Internet_20_Link"><text:span text:style-name="Internet_20_link"><text:span text:style-name="T1">p. 0051</text:span></text:span></text:a><text:span text:style-name="T1">] </text:span><text:span text:style-name="T3">amaigrissement</text:span><text:span text:style-name="T1"> — extenuatio, Abmagerung, growing lean, smagrimentd.</text:span></text:p>
      <text:p text:style-name="_3c_grc_3e_">λέπ<text:span text:style-name="T4">τ</text:span>υνσις</text:p>
      <text:p text:style-name="_3c_entry_3e_"><text:span text:style-name="T1">[</text:span><text:a xlink:type="simple" xlink:href="https://www.biusante.parisdescartes.fr/histoire/medica/resultats/index.php?do=zoom&amp;cote=37020d&amp;p=65" text:style-name="Internet_20_link" text:visited-style-name="Visited_20_Internet_20_Link"><text:span text:style-name="Internet_20_link"><text:span text:style-name="T1">p. 0051</text:span></text:span></text:a><text:span text:style-name="T1">] </text:span><text:span text:style-name="T3">amande</text:span><text:span text:style-name="T1"> — amygdalum, Mandel, almond, mandola, almendra.</text:span></text:p>
      <text:p text:style-name="_3c_grc_3e_"><text:soft-page-break/><text:span text:style-name="T4">ἀ</text:span>μύγδαλ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66" text:style-name="Internet_20_link" text:visited-style-name="Visited_20_Internet_20_Link"><text:span text:style-name="Internet_20_link"><text:span text:style-name="T1">p. 0052</text:span></text:span></text:a><text:span text:style-name="T1">] </text:span><text:span text:style-name="T3">amanite</text:span><text:span text:style-name="T1"> — amanita, Blätterschwamm.</text:span></text:p>
      <text:p text:style-name="_3c_grc_3e_"><text:span text:style-name="T4">ἀ</text:span>μανίτης</text:p>
      <text:p text:style-name="_3c_entry_3e_"><text:span text:style-name="T1">[</text:span><text:a xlink:type="simple" xlink:href="https://www.biusante.parisdescartes.fr/histoire/medica/resultats/index.php?do=zoom&amp;cote=37020d&amp;p=67" text:style-name="Internet_20_link" text:visited-style-name="Visited_20_Internet_20_Link"><text:span text:style-name="Internet_20_link"><text:span text:style-name="T1">p. 0053</text:span></text:span></text:a><text:span text:style-name="T1">] </text:span><text:span text:style-name="T3">ambidextre</text:span><text:span text:style-name="T1"> — ambidexter, Ambidexter, ambidestro, ambidextro.</text:span></text:p>
      <text:p text:style-name="_3c_grc_3e_"><text:span text:style-name="T4">ἀ</text:span>μφιδέξιος</text:p>
      <text:p text:style-name="_3c_entry_3e_"><text:span text:style-name="T1">[</text:span><text:a xlink:type="simple" xlink:href="https://www.biusante.parisdescartes.fr/histoire/medica/resultats/index.php?do=zoom&amp;cote=37020d&amp;p=67" text:style-name="Internet_20_link" text:visited-style-name="Visited_20_Internet_20_Link"><text:span text:style-name="Internet_20_link"><text:span text:style-name="T1">p. 0053</text:span></text:span></text:a><text:span text:style-name="T1">] </text:span><text:span text:style-name="T3">amblyopie</text:span><text:span text:style-name="T1"> — amblyopia, Blödsichtigkeit, beginnende Amaurose, amblyopia.</text:span></text:p>
      <text:p text:style-name="_3c_grc_3e_"><text:span text:style-name="T4">ἀ</text:span>μβλυωπία</text:p>
      <text:p text:style-name="_3c_entry_3e_"><text:span text:style-name="T1">[</text:span><text:a xlink:type="simple" xlink:href="https://www.biusante.parisdescartes.fr/histoire/medica/resultats/index.php?do=zoom&amp;cote=37020d&amp;p=68" text:style-name="Internet_20_link" text:visited-style-name="Visited_20_Internet_20_Link"><text:span text:style-name="Internet_20_link"><text:span text:style-name="T1">p. 0054</text:span></text:span></text:a><text:span text:style-name="T1">] </text:span><text:span text:style-name="T3">ambulation</text:span><text:span text:style-name="T1"> — ambulatio.</text:span></text:p>
      <text:p text:style-name="_3c_grc_3e_">βάδισις</text:p>
      <text:p text:style-name="_3c_entry_3e_"><text:span text:style-name="T1">[</text:span><text:a xlink:type="simple" xlink:href="https://www.biusante.parisdescartes.fr/histoire/medica/resultats/index.php?do=zoom&amp;cote=37020d&amp;p=68" text:style-name="Internet_20_link" text:visited-style-name="Visited_20_Internet_20_Link"><text:span text:style-name="Internet_20_link"><text:span text:style-name="T1">p. 0054</text:span></text:span></text:a><text:span text:style-name="T1">] </text:span><text:span text:style-name="T3">ambustion</text:span><text:span text:style-name="T1"> — ambustio.</text:span></text:p>
      <text:p text:style-name="_3c_grc_3e_">πυρίκαυστο<text:span text:style-name="T4">ν</text:span> — κατάκαυμα</text:p>
      <text:p text:style-name="_3c_entry_3e_"><text:span text:style-name="T1">[</text:span><text:a xlink:type="simple" xlink:href="https://www.biusante.parisdescartes.fr/histoire/medica/resultats/index.php?do=zoom&amp;cote=37020d&amp;p=68" text:style-name="Internet_20_link" text:visited-style-name="Visited_20_Internet_20_Link"><text:span text:style-name="Internet_20_link"><text:span text:style-name="T1">p. 0054</text:span></text:span></text:a><text:span text:style-name="T1">] </text:span><text:span text:style-name="T3">ame</text:span><text:span text:style-name="T1"> — anima, Seele, soul, anima, aima.</text:span></text:p>
      <text:p text:style-name="_3c_grc_3e_">ψυ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68" text:style-name="Internet_20_link" text:visited-style-name="Visited_20_Internet_20_Link"><text:span text:style-name="Internet_20_link"><text:span text:style-name="T1">p. 0054</text:span></text:span></text:a><text:span text:style-name="T1">] </text:span><text:span text:style-name="T3">amer</text:span><text:span text:style-name="T1"> — amarus, Bitter, bitter, amaro, amargo.</text:span></text:p>
      <text:p text:style-name="_3c_grc_3e_">πικ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9" text:style-name="Internet_20_link" text:visited-style-name="Visited_20_Internet_20_Link"><text:span text:style-name="Internet_20_link"><text:span text:style-name="T1">p. 0055</text:span></text:span></text:a><text:span text:style-name="T1">] </text:span><text:span text:style-name="T3">amidon</text:span><text:span text:style-name="T1"> — amylum, Stärke, Stärkemehl, starch, amido, almidon.</text:span></text:p>
      <text:p text:style-name="_3c_grc_3e_"><text:span text:style-name="T4">ἄ</text:span>μυλον</text:p>
      <text:p text:style-name="_3c_entry_3e_"><text:span text:style-name="T1">[</text:span><text:a xlink:type="simple" xlink:href="https://www.biusante.parisdescartes.fr/histoire/medica/resultats/index.php?do=zoom&amp;cote=37020d&amp;p=71" text:style-name="Internet_20_link" text:visited-style-name="Visited_20_Internet_20_Link"><text:span text:style-name="Internet_20_link"><text:span text:style-name="T1">p. 0057</text:span></text:span></text:a><text:span text:style-name="T1">] </text:span><text:span text:style-name="T3">amnésie</text:span><text:span text:style-name="T1"> — amnesia, Gedächtnisschwäche, forgetfulness, amnesia, amnesia.</text:span></text:p>
      <text:p text:style-name="_3c_grc_3e_"><text:span text:style-name="T4">ἀ</text:span>μνησία</text:p>
      <text:p text:style-name="_3c_entry_3e_"><text:span text:style-name="T1">[</text:span><text:a xlink:type="simple" xlink:href="https://www.biusante.parisdescartes.fr/histoire/medica/resultats/index.php?do=zoom&amp;cote=37020d&amp;p=71" text:style-name="Internet_20_link" text:visited-style-name="Visited_20_Internet_20_Link"><text:span text:style-name="Internet_20_link"><text:span text:style-name="T1">p. 0057</text:span></text:span></text:a><text:span text:style-name="T1">] </text:span><text:span text:style-name="T3">amome</text:span><text:span text:style-name="T1"> — amomum.</text:span></text:p>
      <text:p text:style-name="_3c_grc_3e_"><text:span text:style-name="T4">ἄ</text:span>μωμον</text:p>
      <text:p text:style-name="_3c_entry_3e_"><text:span text:style-name="T1">[</text:span><text:a xlink:type="simple" xlink:href="https://www.biusante.parisdescartes.fr/histoire/medica/resultats/index.php?do=zoom&amp;cote=37020d&amp;p=71" text:style-name="Internet_20_link" text:visited-style-name="Visited_20_Internet_20_Link"><text:span text:style-name="Internet_20_link"><text:span text:style-name="T1">p. 0057</text:span></text:span></text:a><text:span text:style-name="T1">] </text:span><text:span text:style-name="T3">amorphe</text:span><text:span text:style-name="T1"> — formlos, amorphpus, amorfo, amorfo.</text:span></text:p>
      <text:p text:style-name="_3c_grc_3e_"><text:span text:style-name="T4">ἄ</text:span>μορφος</text:p>
      <text:p text:style-name="_3c_entry_3e_"><text:span text:style-name="T1">[</text:span><text:a xlink:type="simple" xlink:href="https://www.biusante.parisdescartes.fr/histoire/medica/resultats/index.php?do=zoom&amp;cote=37020d&amp;p=71" text:style-name="Internet_20_link" text:visited-style-name="Visited_20_Internet_20_Link"><text:span text:style-name="Internet_20_link"><text:span text:style-name="T1">p. 0057</text:span></text:span></text:a><text:span text:style-name="T1">] </text:span><text:span text:style-name="T3">amour</text:span><text:span text:style-name="T1"> — amor, Liebe, love, amore, amor.</text:span></text:p>
      <text:p text:style-name="_3c_grc_3e_"><text:span text:style-name="T4">ἔ</text:span>ρως</text:p>
      <text:p text:style-name="_3c_entry_3e_"><text:span text:style-name="T1">[</text:span><text:a xlink:type="simple" xlink:href="https://www.biusante.parisdescartes.fr/histoire/medica/resultats/index.php?do=zoom&amp;cote=37020d&amp;p=72" text:style-name="Internet_20_link" text:visited-style-name="Visited_20_Internet_20_Link"><text:span text:style-name="Internet_20_link"><text:span text:style-name="T1">p. 0058</text:span></text:span></text:a><text:span text:style-name="T1">] </text:span><text:span text:style-name="T3">amphodiplopie</text:span><text:span text:style-name="T1"> — Doppeltsehen, amphodiplopy.</text:span></text:p>
      <text:p text:style-name="_3c_grc_3e_"><text:span text:style-name="T4">ἄμφω</text:span><text:span text:style-name="T6"> + </text:span><text:span text:style-name="T4">διπλοῦς</text:span><text:span text:style-name="T6"> + </text:span><text:span text:style-name="T4">ὢψ</text:span></text:p>
      <text:p text:style-name="_3c_entry_3e_"><text:span text:style-name="T1">[</text:span><text:a xlink:type="simple" xlink:href="https://www.biusante.parisdescartes.fr/histoire/medica/resultats/index.php?do=zoom&amp;cote=37020d&amp;p=72" text:style-name="Internet_20_link" text:visited-style-name="Visited_20_Internet_20_Link"><text:span text:style-name="Internet_20_link"><text:span text:style-name="T1">p. 0058</text:span></text:span></text:a><text:span text:style-name="T1">] </text:span><text:span text:style-name="T3">amphore</text:span><text:span text:style-name="T1"> — amphora.</text:span></text:p>
      <text:p text:style-name="_3c_grc_3e_"><text:span text:style-name="T4">ἀ</text:span>μφορε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73" text:style-name="Internet_20_link" text:visited-style-name="Visited_20_Internet_20_Link"><text:span text:style-name="Internet_20_link"><text:span text:style-name="T1">p. 0059</text:span></text:span></text:a><text:span text:style-name="T1">] </text:span><text:span text:style-name="T3">amphotere</text:span><text:span text:style-name="T1"> — </text:span></text:p>
      <text:p text:style-name="_3c_grc_3e_"><text:span text:style-name="T4">ἀ</text:span>μφότερος</text:p>
      <text:p text:style-name="_3c_entry_3e_"><text:span text:style-name="T1">[</text:span><text:a xlink:type="simple" xlink:href="https://www.biusante.parisdescartes.fr/histoire/medica/resultats/index.php?do=zoom&amp;cote=37020d&amp;p=73" text:style-name="Internet_20_link" text:visited-style-name="Visited_20_Internet_20_Link"><text:span text:style-name="Internet_20_link"><text:span text:style-name="T1">p. 0059</text:span></text:span></text:a><text:span text:style-name="T1">] </text:span><text:span text:style-name="T3">ampoule</text:span><text:span text:style-name="T1"> — ampulla, Wasserblase, ampulla, ampolla, ampolla.</text:span></text:p>
      <text:p text:style-name="_3c_grc_3e_">πομφόλυξ</text:p>
      <text:p text:style-name="_3c_entry_3e_"><text:span text:style-name="T1">[</text:span><text:a xlink:type="simple" xlink:href="https://www.biusante.parisdescartes.fr/histoire/medica/resultats/index.php?do=zoom&amp;cote=37020d&amp;p=73" text:style-name="Internet_20_link" text:visited-style-name="Visited_20_Internet_20_Link"><text:span text:style-name="Internet_20_link"><text:span text:style-name="T1">p. 0059</text:span></text:span></text:a><text:span text:style-name="T1">] </text:span><text:span text:style-name="T3">amputation</text:span><text:span text:style-name="T1"> — amputatio, A amputare, Amputation, amputation, amputazione, amputation.</text:span></text:p>
      <text:p text:style-name="_3c_grc_3e_"><text:span text:style-name="T4">ἀ</text:span>ποκο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74" text:style-name="Internet_20_link" text:visited-style-name="Visited_20_Internet_20_Link"><text:span text:style-name="Internet_20_link"><text:span text:style-name="T1">p. 0060</text:span></text:span></text:a><text:span text:style-name="T1">] </text:span><text:span text:style-name="T3">amulette</text:span><text:span text:style-name="T1"> — amuletum, Amulet, amulet, amuleto, amuleto.</text:span></text:p>
      <text:p text:style-name="_3c_grc_3e_"><text:soft-page-break/>περίαπτο<text:span text:style-name="T4">ν</text:span> — φυλακτ<text:span text:style-name="T4">ή</text:span>ρ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75" text:style-name="Internet_20_link" text:visited-style-name="Visited_20_Internet_20_Link"><text:span text:style-name="Internet_20_link"><text:span text:style-name="T1">p. 0061</text:span></text:span></text:a><text:span text:style-name="T1">] </text:span><text:span text:style-name="T3">ana</text:span><text:span text:style-name="T1"> — </text:span></text:p>
      <text:p text:style-name="_3c_grc_3e_"><text:span text:style-name="T4">ἀ</text:span>νά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batique</text:span><text:span text:style-name="T1"> — </text:span></text:p>
      <text:p text:style-name="_3c_grc_3e_"><text:span text:style-name="T4">ἀ</text:span>ναβ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brose</text:span><text:span text:style-name="T1"> — anabrosis, das Zerfressen, anabrosis.</text:span></text:p>
      <text:p text:style-name="_3c_grc_3e_"><text:span text:style-name="T4">ἀ</text:span>νάβρωσις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brotique</text:span><text:span text:style-name="T1"> — anabroticus, ma.</text:span></text:p>
      <text:p text:style-name="_3c_grc_3e_"><text:span text:style-name="T4">ἀνα</text:span>βρ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cathartique</text:span><text:span text:style-name="T1"> — anacatharticus.</text:span></text:p>
      <text:p text:style-name="_3c_grc_3e_"><text:span text:style-name="T4">ἀ</text:span>νακα<text:span text:style-name="T4">θ</text:span>αρτικ<text:span text:style-name="T4">ό</text:span>ς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dose</text:span><text:span text:style-name="T1"> — anadosis.</text:span></text:p>
      <text:p text:style-name="_3c_grc_3e_"><text:span text:style-name="T4">ἀ</text:span>ν<text:span text:style-name="T4">άδ</text:span>οσις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drome</text:span><text:span text:style-name="T1"> — anadrome.</text:span></text:p>
      <text:p text:style-name="_3c_grc_3e_"><text:span text:style-name="T4">ἀ</text:span>να<text:span text:style-name="T4">δ</text:span>ρ<text:span text:style-name="T4">ο</text:span>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leptique</text:span><text:span text:style-name="T1"> — analepticus, Stärkend, analeptic, analettico, analeptico.</text:span></text:p>
      <text:p text:style-name="_3c_grc_3e_"><text:span text:style-name="T4">ἀ</text:span>ναλη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6" text:style-name="Internet_20_link" text:visited-style-name="Visited_20_Internet_20_Link"><text:span text:style-name="Internet_20_link"><text:span text:style-name="T1">p. 0062</text:span></text:span></text:a><text:span text:style-name="T1">] </text:span><text:span text:style-name="T3">analogue</text:span><text:span text:style-name="T1"> — analog, analogous, analogo, analogo.</text:span></text:p>
      <text:p text:style-name="_3c_grc_3e_"><text:span text:style-name="T4">ἀ</text:span>νάλ<text:span text:style-name="T4">ο</text:span>γ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77" text:style-name="Internet_20_link" text:visited-style-name="Visited_20_Internet_20_Link"><text:span text:style-name="Internet_20_link"><text:span text:style-name="T1">p. 0063</text:span></text:span></text:a><text:span text:style-name="T1">] </text:span><text:span text:style-name="T3">anamnestique</text:span><text:span text:style-name="T1"> — anamnesticus.</text:span></text:p>
      <text:p text:style-name="_3c_grc_3e_"><text:span text:style-name="T4">ἀ</text:span>ναμνη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8" text:style-name="Internet_20_link" text:visited-style-name="Visited_20_Internet_20_Link"><text:span text:style-name="Internet_20_link"><text:span text:style-name="T1">p. 0064</text:span></text:span></text:a><text:span text:style-name="T1">] </text:span><text:span text:style-name="T3">anatomie</text:span><text:span text:style-name="T1"> — anatome, Zergliederungskunst, anatomy, anatomia, notomia, anatomia.</text:span></text:p>
      <text:p text:style-name="_3c_grc_3e_"><text:span text:style-name="T4">ἀ</text:span>νατο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81" text:style-name="Internet_20_link" text:visited-style-name="Visited_20_Internet_20_Link"><text:span text:style-name="Internet_20_link"><text:span text:style-name="T1">p. 0067</text:span></text:span></text:a><text:span text:style-name="T1">] </text:span><text:span text:style-name="T3">anchilops</text:span><text:span text:style-name="T1"> — anchilops, Augenwinkelgeschwulst, anchilope, -mguilops.</text:span></text:p>
      <text:p text:style-name="_3c_grc_3e_"><text:span text:style-name="T4">ἀ</text:span>γχίλωψ</text:p>
      <text:p text:style-name="_3c_entry_3e_"><text:span text:style-name="T1">[</text:span><text:a xlink:type="simple" xlink:href="https://www.biusante.parisdescartes.fr/histoire/medica/resultats/index.php?do=zoom&amp;cote=37020d&amp;p=81" text:style-name="Internet_20_link" text:visited-style-name="Visited_20_Internet_20_Link"><text:span text:style-name="Internet_20_link"><text:span text:style-name="T1">p. 0067</text:span></text:span></text:a><text:span text:style-name="T1">] </text:span><text:span text:style-name="T3">androgyne</text:span><text:span text:style-name="T1"> — Mannweib, androgynus, androgind, androgind.</text:span></text:p>
      <text:p text:style-name="_3c_grc_3e_"><text:span text:style-name="T4">ἀνδρο</text:span>γ<text:span text:style-name="T4">ύ</text:span>νης</text:p>
      <text:p text:style-name="_3c_entry_3e_"><text:span text:style-name="T1">[</text:span><text:a xlink:type="simple" xlink:href="https://www.biusante.parisdescartes.fr/histoire/medica/resultats/index.php?do=zoom&amp;cote=37020d&amp;p=82" text:style-name="Internet_20_link" text:visited-style-name="Visited_20_Internet_20_Link"><text:span text:style-name="Internet_20_link"><text:span text:style-name="T1">p. 0068</text:span></text:span></text:a><text:span text:style-name="T1">] </text:span><text:span text:style-name="T3">âne</text:span><text:span text:style-name="T1"> — asinus, Esel, ass, asino, asno, Equus asinus.</text:span></text:p>
      <text:p text:style-name="_3c_grc_3e_"><text:span text:style-name="T4">ὄ</text:span>νος</text:p>
      <text:p text:style-name="_3c_entry_3e_"><text:span text:style-name="T1">[</text:span><text:a xlink:type="simple" xlink:href="https://www.biusante.parisdescartes.fr/histoire/medica/resultats/index.php?do=zoom&amp;cote=37020d&amp;p=82" text:style-name="Internet_20_link" text:visited-style-name="Visited_20_Internet_20_Link"><text:span text:style-name="Internet_20_link"><text:span text:style-name="T1">p. 0068</text:span></text:span></text:a><text:span text:style-name="T1">] </text:span><text:span text:style-name="T3">anémone</text:span><text:span text:style-name="T1"> — Anemone (L.), Windblume, anemony, anemone, anemolo, anemona.</text:span></text:p>
      <text:p text:style-name="_3c_grc_3e_"><text:span text:style-name="T4">ἀ</text:span>νεμώνη</text:p>
      <text:p text:style-name="_3c_entry_3e_"><text:span text:style-name="T1">[</text:span><text:a xlink:type="simple" xlink:href="https://www.biusante.parisdescartes.fr/histoire/medica/resultats/index.php?do=zoom&amp;cote=37020d&amp;p=83" text:style-name="Internet_20_link" text:visited-style-name="Visited_20_Internet_20_Link"><text:span text:style-name="Internet_20_link"><text:span text:style-name="T1">p. 0069</text:span></text:span></text:a><text:span text:style-name="T1">] </text:span><text:span text:style-name="T3">aneth</text:span><text:span text:style-name="T1"> — Dill, anethum, dill, aneta, aneto, finocchio.</text:span></text:p>
      <text:p text:style-name="_3c_grc_3e_"><text:span text:style-name="T4">ἄ</text:span>νηθον</text:p>
      <text:p text:style-name="_3c_entry_3e_"><text:span text:style-name="T1">[</text:span><text:a xlink:type="simple" xlink:href="https://www.biusante.parisdescartes.fr/histoire/medica/resultats/index.php?do=zoom&amp;cote=37020d&amp;p=84" text:style-name="Internet_20_link" text:visited-style-name="Visited_20_Internet_20_Link"><text:span text:style-name="Internet_20_link"><text:span text:style-name="T1">p. 0070</text:span></text:span></text:a><text:span text:style-name="T1">] </text:span><text:span text:style-name="T3">anétique</text:span><text:span text:style-name="T1"> — aneticus.</text:span></text:p>
      <text:p text:style-name="_3c_grc_3e_"><text:span text:style-name="T4">ἀ</text:span>νε<text:span text:style-name="T4">τ</text:span>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4" text:style-name="Internet_20_link" text:visited-style-name="Visited_20_Internet_20_Link"><text:span text:style-name="Internet_20_link"><text:span text:style-name="T1">p. 0070</text:span></text:span></text:a><text:span text:style-name="T1">] </text:span><text:span text:style-name="T3">anévrysme</text:span><text:span text:style-name="T1"> — aneurysma, Pulsadergeschwulst, aneurism, aneurisma, aneurisma.</text:span></text:p>
      <text:p text:style-name="_3c_grc_3e_"><text:soft-page-break/><text:span text:style-name="T4">ἀ</text:span>νεύρυσμα</text:p>
      <text:p text:style-name="_3c_entry_3e_"><text:span text:style-name="T1">[</text:span><text:a xlink:type="simple" xlink:href="https://www.biusante.parisdescartes.fr/histoire/medica/resultats/index.php?do=zoom&amp;cote=37020d&amp;p=87" text:style-name="Internet_20_link" text:visited-style-name="Visited_20_Internet_20_Link"><text:span text:style-name="Internet_20_link"><text:span text:style-name="T1">p. 0073</text:span></text:span></text:a><text:span text:style-name="T1">] </text:span><text:span text:style-name="T3">angle</text:span><text:span text:style-name="T1"> — angulus, Winkel, angle, angolo, angulo.</text:span></text:p>
      <text:p text:style-name="_3c_grc_3e_">γωνία</text:p>
      <text:p text:style-name="_3c_entry_3e_"><text:span text:style-name="T1">[</text:span><text:a xlink:type="simple" xlink:href="https://www.biusante.parisdescartes.fr/histoire/medica/resultats/index.php?do=zoom&amp;cote=37020d&amp;p=89" text:style-name="Internet_20_link" text:visited-style-name="Visited_20_Internet_20_Link"><text:span text:style-name="Internet_20_link"><text:span text:style-name="T1">p. 0075</text:span></text:span></text:a><text:span text:style-name="T1">] </text:span><text:span text:style-name="T3">anguille</text:span><text:span text:style-name="T1"> — Murama anguilla (L.), Aal, eel, anguilla, anguila.</text:span></text:p>
      <text:p text:style-name="_3c_grc_3e_"><text:span text:style-name="T4">ἐ</text:span>γχέλυς</text:p>
      <text:p text:style-name="_3c_entry_3e_"><text:span text:style-name="T1">[</text:span><text:a xlink:type="simple" xlink:href="https://www.biusante.parisdescartes.fr/histoire/medica/resultats/index.php?do=zoom&amp;cote=37020d&amp;p=89" text:style-name="Internet_20_link" text:visited-style-name="Visited_20_Internet_20_Link"><text:span text:style-name="Internet_20_link"><text:span text:style-name="T1">p. 0075</text:span></text:span></text:a><text:span text:style-name="T1">] </text:span><text:span text:style-name="T3">angurie</text:span><text:span text:style-name="T1"> — </text:span></text:p>
      <text:p text:style-name="_3c_grc_3e_"><text:span text:style-name="T4">ἀ</text:span>γγούριον</text:p>
      <text:p text:style-name="_3c_entry_3e_"><text:span text:style-name="T1">[</text:span><text:a xlink:type="simple" xlink:href="https://www.biusante.parisdescartes.fr/histoire/medica/resultats/index.php?do=zoom&amp;cote=37020d&amp;p=89" text:style-name="Internet_20_link" text:visited-style-name="Visited_20_Internet_20_Link"><text:span text:style-name="Internet_20_link"><text:span text:style-name="T1">p. 0075</text:span></text:span></text:a><text:span text:style-name="T1">] </text:span><text:span text:style-name="T3">angustie</text:span><text:span text:style-name="T1"> — angustia.</text:span></text:p>
      <text:p text:style-name="_3c_grc_3e_">στενοχ<text:span text:style-name="T4">ω</text:span>ρ<text:span text:style-name="T4">ί</text:span>α</text:p>
      <text:p text:style-name="_3c_entry_3e_"><text:span text:style-name="T1">[</text:span><text:a xlink:type="simple" xlink:href="https://www.biusante.parisdescartes.fr/histoire/medica/resultats/index.php?do=zoom&amp;cote=37020d&amp;p=90" text:style-name="Internet_20_link" text:visited-style-name="Visited_20_Internet_20_Link"><text:span text:style-name="Internet_20_link"><text:span text:style-name="T1">p. 0076</text:span></text:span></text:a><text:span text:style-name="T1">] </text:span><text:span text:style-name="T3">animal</text:span><text:span text:style-name="T1"> — animal, Thier, animal, animale, animal.</text:span></text:p>
      <text:p text:style-name="_3c_grc_3e_">ζ<text:span text:style-name="T4">ῶ</text:span>ον</text:p>
      <text:p text:style-name="_3c_entry_3e_"><text:span text:style-name="T1">[</text:span><text:a xlink:type="simple" xlink:href="https://www.biusante.parisdescartes.fr/histoire/medica/resultats/index.php?do=zoom&amp;cote=37020d&amp;p=92" text:style-name="Internet_20_link" text:visited-style-name="Visited_20_Internet_20_Link"><text:span text:style-name="Internet_20_link"><text:span text:style-name="T1">p. 0078</text:span></text:span></text:a><text:span text:style-name="T1">] </text:span><text:span text:style-name="T3">ankylose</text:span><text:span text:style-name="T1"> — ankylosis, Gelenkverwachsung, ancylosis, anchilosi, anquilosis.</text:span></text:p>
      <text:p text:style-name="_3c_grc_3e_"><text:span text:style-name="T4">ἀ</text:span>γκύλ<text:span text:style-name="T4">ω</text:span>σις</text:p>
      <text:p text:style-name="_3c_entry_3e_"><text:span text:style-name="T1">[</text:span><text:a xlink:type="simple" xlink:href="https://www.biusante.parisdescartes.fr/histoire/medica/resultats/index.php?do=zoom&amp;cote=37020d&amp;p=92" text:style-name="Internet_20_link" text:visited-style-name="Visited_20_Internet_20_Link"><text:span text:style-name="Internet_20_link"><text:span text:style-name="T1">p. 0078</text:span></text:span></text:a><text:span text:style-name="T1">] </text:span><text:span text:style-name="T3">anneau</text:span><text:span text:style-name="T1"> — annulus, Ring, ring, anello, anillo.</text:span></text:p>
      <text:p text:style-name="_3c_grc_3e_">κρίκος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nexe</text:span><text:span text:style-name="T1"> — appendix, Anhang, annex, annesso, anexo.</text:span></text:p>
      <text:p text:style-name="_3c_grc_3e_">προσφυόμενον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nuel</text:span><text:span text:style-name="T1"> — annuus, jahrig, annual, annuale, anual.</text:span></text:p>
      <text:p text:style-name="_3c_grc_3e_"><text:span text:style-name="T4">ἐ</text:span>νιαύσιος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nulaire</text:span><text:span text:style-name="T1"> — annularis, ringförmig, annular, anulare.</text:span></text:p>
      <text:p text:style-name="_3c_grc_3e_">κρικ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odin</text:span><text:span text:style-name="T1"> — anodynus, schmerzstillend, anodyne, anodino, anodino.</text:span></text:p>
      <text:p text:style-name="_3c_grc_3e_"><text:span text:style-name="T4">ἀ</text:span>νώδυνος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odonte</text:span><text:span text:style-name="T1"> — anodus.</text:span></text:p>
      <text:p text:style-name="_3c_grc_3e_"><text:span text:style-name="T4">ἀ</text:span>νόδους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odynie</text:span><text:span text:style-name="T1"> — Schmerzlosigkeit, anodinia, anodinia.</text:span></text:p>
      <text:p text:style-name="_3c_grc_3e_"><text:span text:style-name="T4">ἀ</text:span>νωδυνία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omal</text:span><text:span text:style-name="T1"> — anomalus, regelwidrig, anomalous, anomalo, anomalo.</text:span></text:p>
      <text:p text:style-name="_3c_grc_3e_"><text:span text:style-name="T4">ἀ</text:span>νώμαλος</text:p>
      <text:p text:style-name="_3c_entry_3e_"><text:span text:style-name="T1">[</text:span><text:a xlink:type="simple" xlink:href="https://www.biusante.parisdescartes.fr/histoire/medica/resultats/index.php?do=zoom&amp;cote=37020d&amp;p=93" text:style-name="Internet_20_link" text:visited-style-name="Visited_20_Internet_20_Link"><text:span text:style-name="Internet_20_link"><text:span text:style-name="T1">p. 0079</text:span></text:span></text:a><text:span text:style-name="T1">] </text:span><text:span text:style-name="T3">anomalie</text:span><text:span text:style-name="T1"> — anomalia, abnormitas, Regelwidrigkeit, Unregelmässigkeit, anomaly, anomalia, anomalia.</text:span></text:p>
      <text:p text:style-name="_3c_grc_3e_"><text:span text:style-name="T4">ἀ</text:span>νωμαλία</text:p>
      <text:p text:style-name="_3c_entry_3e_"><text:span text:style-name="T1">[</text:span><text:a xlink:type="simple" xlink:href="https://www.biusante.parisdescartes.fr/histoire/medica/resultats/index.php?do=zoom&amp;cote=37020d&amp;p=94" text:style-name="Internet_20_link" text:visited-style-name="Visited_20_Internet_20_Link"><text:span text:style-name="Internet_20_link"><text:span text:style-name="T1">p. 0080</text:span></text:span></text:a><text:span text:style-name="T1">] </text:span><text:span text:style-name="T3">anonyme</text:span><text:span text:style-name="T1"> — anonymus, ungenannt, anonymous, anonimo, anonimo.</text:span></text:p>
      <text:p text:style-name="_3c_grc_3e_"><text:span text:style-name="T4">ἀ</text:span>νώνυμ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96" text:style-name="Internet_20_link" text:visited-style-name="Visited_20_Internet_20_Link"><text:span text:style-name="Internet_20_link"><text:span text:style-name="T1">p. 0082</text:span></text:span></text:a><text:span text:style-name="T1">] </text:span><text:span text:style-name="T3">anthérogène</text:span><text:span text:style-name="T1"> — de anthère.</text:span></text:p>
      <text:p text:style-name="_3c_grc_3e_">et <text:span text:style-name="T4">γενὴς</text:span></text:p>
      <text:p text:style-name="_3c_entry_3e_"><text:span text:style-name="T1">[</text:span><text:a xlink:type="simple" xlink:href="https://www.biusante.parisdescartes.fr/histoire/medica/resultats/index.php?do=zoom&amp;cote=37020d&amp;p=97" text:style-name="Internet_20_link" text:visited-style-name="Visited_20_Internet_20_Link"><text:span text:style-name="Internet_20_link"><text:span text:style-name="T1">p. 0083</text:span></text:span></text:a><text:span text:style-name="T1">] </text:span><text:span text:style-name="T3">anthracose</text:span><text:span text:style-name="T1"> — </text:span></text:p>
      <text:p text:style-name="_3c_grc_3e_"><text:soft-page-break/><text:span text:style-name="T4">ἀ</text:span>νθράκωσις</text:p>
      <text:p text:style-name="_3c_entry_3e_"><text:span text:style-name="T1">[</text:span><text:a xlink:type="simple" xlink:href="https://www.biusante.parisdescartes.fr/histoire/medica/resultats/index.php?do=zoom&amp;cote=37020d&amp;p=97" text:style-name="Internet_20_link" text:visited-style-name="Visited_20_Internet_20_Link"><text:span text:style-name="Internet_20_link"><text:span text:style-name="T1">p. 0083</text:span></text:span></text:a><text:span text:style-name="T1">] </text:span><text:span text:style-name="T3">anthrax</text:span><text:span text:style-name="T1"> — anthrax, Karbunkel, anthrax, antrace, carbone, anthrax.</text:span></text:p>
      <text:p text:style-name="_3c_grc_3e_"><text:span text:style-name="T4">ἄ</text:span>νθραξ</text:p>
      <text:p text:style-name="_3c_entry_3e_"><text:span text:style-name="T1">[</text:span><text:a xlink:type="simple" xlink:href="https://www.biusante.parisdescartes.fr/histoire/medica/resultats/index.php?do=zoom&amp;cote=37020d&amp;p=98" text:style-name="Internet_20_link" text:visited-style-name="Visited_20_Internet_20_Link"><text:span text:style-name="Internet_20_link"><text:span text:style-name="T1">p. 0084</text:span></text:span></text:a><text:span text:style-name="T1">] </text:span><text:span text:style-name="T3">anthropophage</text:span><text:span text:style-name="T1"> — Menschenfresser, Anthropophag, man-eater, antro- , pofngo, antro- , pofngo.</text:span></text:p>
      <text:p text:style-name="_3c_grc_3e_"><text:span text:style-name="T4">ἀ</text:span>νθρωποφάγος</text:p>
      <text:p text:style-name="_3c_entry_3e_"><text:span text:style-name="T1">[</text:span><text:a xlink:type="simple" xlink:href="https://www.biusante.parisdescartes.fr/histoire/medica/resultats/index.php?do=zoom&amp;cote=37020d&amp;p=98" text:style-name="Internet_20_link" text:visited-style-name="Visited_20_Internet_20_Link"><text:span text:style-name="Internet_20_link"><text:span text:style-name="T1">p. 0084</text:span></text:span></text:a><text:span text:style-name="T1">] </text:span><text:span text:style-name="T3">anthropophagie</text:span><text:span text:style-name="T1"> — antropofagid, antropofagid.</text:span></text:p>
      <text:p text:style-name="_3c_grc_3e_"><text:span text:style-name="T4">ἀ</text:span>νθρωποφαγία</text:p>
      <text:p text:style-name="_3c_entry_3e_"><text:span text:style-name="T1">[</text:span><text:a xlink:type="simple" xlink:href="https://www.biusante.parisdescartes.fr/histoire/medica/resultats/index.php?do=zoom&amp;cote=37020d&amp;p=98" text:style-name="Internet_20_link" text:visited-style-name="Visited_20_Internet_20_Link"><text:span text:style-name="Internet_20_link"><text:span text:style-name="T1">p. 0084</text:span></text:span></text:a><text:span text:style-name="T1">] </text:span><text:span text:style-name="T3">antiballomène</text:span><text:span text:style-name="T1"> — </text:span></text:p>
      <text:p text:style-name="_3c_grc_3e_"><text:span text:style-name="T4">ἀ</text:span>ντιβαλλόμενον</text:p>
      <text:p text:style-name="_3c_entry_3e_"><text:span text:style-name="T1">[</text:span><text:a xlink:type="simple" xlink:href="https://www.biusante.parisdescartes.fr/histoire/medica/resultats/index.php?do=zoom&amp;cote=37020d&amp;p=99" text:style-name="Internet_20_link" text:visited-style-name="Visited_20_Internet_20_Link"><text:span text:style-name="Internet_20_link"><text:span text:style-name="T1">p. 0085</text:span></text:span></text:a><text:span text:style-name="T1">] </text:span><text:span text:style-name="T3">antichir</text:span><text:span text:style-name="T1"> — </text:span></text:p>
      <text:p text:style-name="_3c_grc_3e_"><text:span text:style-name="T4">ἀ</text:span>ντίχειρ</text:p>
      <text:p text:style-name="_3c_entry_3e_"><text:span text:style-name="T1">[</text:span><text:a xlink:type="simple" xlink:href="https://www.biusante.parisdescartes.fr/histoire/medica/resultats/index.php?do=zoom&amp;cote=37020d&amp;p=99" text:style-name="Internet_20_link" text:visited-style-name="Visited_20_Internet_20_Link"><text:span text:style-name="Internet_20_link"><text:span text:style-name="T1">p. 0085</text:span></text:span></text:a><text:span text:style-name="T1">] </text:span><text:span text:style-name="T3">anticipant</text:span><text:span text:style-name="T1"> — anticipans, vorgreifend, anticipating.</text:span></text:p>
      <text:p text:style-name="_3c_grc_3e_">προλαμβάνων</text:p>
      <text:p text:style-name="_3c_entry_3e_"><text:span text:style-name="T1">[</text:span><text:a xlink:type="simple" xlink:href="https://www.biusante.parisdescartes.fr/histoire/medica/resultats/index.php?do=zoom&amp;cote=37020d&amp;p=99" text:style-name="Internet_20_link" text:visited-style-name="Visited_20_Internet_20_Link"><text:span text:style-name="Internet_20_link"><text:span text:style-name="T1">p. 0085</text:span></text:span></text:a><text:span text:style-name="T1">] </text:span><text:span text:style-name="T3">anticope</text:span><text:span text:style-name="T1"> — </text:span></text:p>
      <text:p text:style-name="_3c_grc_3e_"><text:span text:style-name="T4">ἀ</text:span>ντικο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00" text:style-name="Internet_20_link" text:visited-style-name="Visited_20_Internet_20_Link"><text:span text:style-name="Internet_20_link"><text:span text:style-name="T1">p. 0086</text:span></text:span></text:a><text:span text:style-name="T1">] </text:span><text:span text:style-name="T3">antimoine</text:span><text:span text:style-name="T1"> — antimonium, stibium, Antimonium, Spiessglanz, stibium, antimony, et, antimonio.</text:span></text:p>
      <text:p text:style-name="_3c_grc_3e_">στίβι — στίμμι</text:p>
      <text:p text:style-name="_3c_entry_3e_"><text:span text:style-name="T1">[</text:span><text:a xlink:type="simple" xlink:href="https://www.biusante.parisdescartes.fr/histoire/medica/resultats/index.php?do=zoom&amp;cote=37020d&amp;p=101" text:style-name="Internet_20_link" text:visited-style-name="Visited_20_Internet_20_Link"><text:span text:style-name="Internet_20_link"><text:span text:style-name="T1">p. 0087</text:span></text:span></text:a><text:span text:style-name="T1">] </text:span><text:span text:style-name="T3">antipathie</text:span><text:span text:style-name="T1"> — antipathia, Widerwille, antipathy, autipatia.</text:span></text:p>
      <text:p text:style-name="_3c_grc_3e_"><text:span text:style-name="T4">ἀ</text:span>ντιπάθεια</text:p>
      <text:p text:style-name="_3c_entry_3e_"><text:span text:style-name="T1">[</text:span><text:a xlink:type="simple" xlink:href="https://www.biusante.parisdescartes.fr/histoire/medica/resultats/index.php?do=zoom&amp;cote=37020d&amp;p=102" text:style-name="Internet_20_link" text:visited-style-name="Visited_20_Internet_20_Link"><text:span text:style-name="Internet_20_link"><text:span text:style-name="T1">p. 0088</text:span></text:span></text:a><text:span text:style-name="T1">] </text:span><text:span text:style-name="T3">antispase</text:span><text:span text:style-name="T1"> — antispasis, Gegenreizung, antispasis, révulsion, antispasima.</text:span></text:p>
      <text:p text:style-name="_3c_grc_3e_"><text:span text:style-name="T4">ἀ</text:span>ντίσπασις</text:p>
      <text:p text:style-name="_3c_entry_3e_"><text:span text:style-name="T1">[</text:span><text:a xlink:type="simple" xlink:href="https://www.biusante.parisdescartes.fr/histoire/medica/resultats/index.php?do=zoom&amp;cote=37020d&amp;p=102" text:style-name="Internet_20_link" text:visited-style-name="Visited_20_Internet_20_Link"><text:span text:style-name="Internet_20_link"><text:span text:style-name="T1">p. 0088</text:span></text:span></text:a><text:span text:style-name="T1">] </text:span><text:span text:style-name="T3">anus</text:span><text:span text:style-name="T1"> — After, anus, ano, ano.</text:span></text:p>
      <text:p text:style-name="_3c_grc_3e_"><text:span text:style-name="T4">ἀ</text:span>ρχ<text:span text:style-name="T4">ὸ</text:span>ς — πρωκ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3" text:style-name="Internet_20_link" text:visited-style-name="Visited_20_Internet_20_Link"><text:span text:style-name="Internet_20_link"><text:span text:style-name="T1">p. 0089</text:span></text:span></text:a><text:span text:style-name="T1">] </text:span><text:span text:style-name="T3">anxiété</text:span><text:span text:style-name="T1"> — anxietas, Beklemmung, dnxiety, ànsietà, ansiedad.</text:span></text:p>
      <text:p text:style-name="_3c_grc_3e_"><text:span text:style-name="T4">ἀ</text:span>λυ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3" text:style-name="Internet_20_link" text:visited-style-name="Visited_20_Internet_20_Link"><text:span text:style-name="Internet_20_link"><text:span text:style-name="T1">p. 0089</text:span></text:span></text:a><text:span text:style-name="T1">] </text:span><text:span text:style-name="T3">aorte</text:span><text:span text:style-name="T1"> — aorta, arteria magna, Hauptschlagader, Aorta, aorta, aorta, aorta.</text:span></text:p>
      <text:p text:style-name="_3c_grc_3e_"><text:span text:style-name="T5">ἀορτὴ</text:span>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athie</text:span><text:span text:style-name="T1"> — apathia, Apathie, opathy, apatia, apatia.</text:span></text:p>
      <text:p text:style-name="_3c_grc_3e_"><text:span text:style-name="T4">ἀ</text:span>πάθεια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epsie</text:span><text:span text:style-name="T1"> — apepsia.</text:span></text:p>
      <text:p text:style-name="_3c_grc_3e_"><text:span text:style-name="T4">ἀ</text:span>πεψία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hasie</text:span><text:span text:style-name="T1"> — </text:span></text:p>
      <text:p text:style-name="_3c_grc_3e_"><text:span text:style-name="T4">ἀ</text:span>φασία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hérèse</text:span><text:span text:style-name="T1"> — aphœresis, Wegnahme, Ablösung.</text:span></text:p>
      <text:p text:style-name="_3c_grc_3e_"><text:span text:style-name="T4">ἀ</text:span>φαίρεσις</text:p>
      <text:p text:style-name="_3c_entry_3e_"><text:soft-page-break/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hone</text:span><text:span text:style-name="T1"> — aphonus, Stimmlos.</text:span></text:p>
      <text:p text:style-name="_3c_grc_3e_"><text:span text:style-name="T4">ἄ</text:span>φωνος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honie</text:span><text:span text:style-name="T1"> — aphonia, Stimmlosigkeit, speechlessness, aphony, afonia, afonia.</text:span></text:p>
      <text:p text:style-name="_3c_grc_3e_"><text:span text:style-name="T4">ἀ</text:span>φωνία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horie</text:span><text:span text:style-name="T1"> — </text:span></text:p>
      <text:p text:style-name="_3c_grc_3e_"><text:span text:style-name="T4">ἀ</text:span>φορία</text:p>
      <text:p text:style-name="_3c_entry_3e_"><text:span text:style-name="T1">[</text:span><text:a xlink:type="simple" xlink:href="https://www.biusante.parisdescartes.fr/histoire/medica/resultats/index.php?do=zoom&amp;cote=37020d&amp;p=104" text:style-name="Internet_20_link" text:visited-style-name="Visited_20_Internet_20_Link"><text:span text:style-name="Internet_20_link"><text:span text:style-name="T1">p. 0090</text:span></text:span></text:a><text:span text:style-name="T1">] </text:span><text:span text:style-name="T3">aphorisme</text:span><text:span text:style-name="T1"> — aphorismus, Lehrspruch, aforismo, aforismo.</text:span></text:p>
      <text:p text:style-name="_3c_grc_3e_"><text:span text:style-name="T4">ἀ</text:span>φορ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5" text:style-name="Internet_20_link" text:visited-style-name="Visited_20_Internet_20_Link"><text:span text:style-name="Internet_20_link"><text:span text:style-name="T1">p. 0091</text:span></text:span></text:a><text:span text:style-name="T1">] </text:span><text:span text:style-name="T3">aphrodisiaque</text:span><text:span text:style-name="T1"> — aphrodisiacus, geschlechtsreitzend, aphrodisiac, afrodisiaco, afrodisiaco.</text:span></text:p>
      <text:p text:style-name="_3c_grc_3e_"><text:span text:style-name="T4">ἀ</text:span>φρ<text:span text:style-name="T4">οδ</text:span>ισι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5" text:style-name="Internet_20_link" text:visited-style-name="Visited_20_Internet_20_Link"><text:span text:style-name="Internet_20_link"><text:span text:style-name="T1">p. 0091</text:span></text:span></text:a><text:span text:style-name="T1">] </text:span><text:span text:style-name="T3">aphthe</text:span><text:span text:style-name="T1"> — apüthæ, Mundschwamm, aphthous ulcération, sore, afte, aftd.</text:span></text:p>
      <text:p text:style-name="_3c_grc_3e_"><text:span text:style-name="T4">ἄ</text:span>φθαι</text:p>
      <text:p text:style-name="_3c_entry_3e_"><text:span text:style-name="T1">[</text:span><text:a xlink:type="simple" xlink:href="https://www.biusante.parisdescartes.fr/histoire/medica/resultats/index.php?do=zoom&amp;cote=37020d&amp;p=105" text:style-name="Internet_20_link" text:visited-style-name="Visited_20_Internet_20_Link"><text:span text:style-name="Internet_20_link"><text:span text:style-name="T1">p. 0091</text:span></text:span></text:a><text:span text:style-name="T1">] </text:span><text:span text:style-name="T3">apnée</text:span><text:span text:style-name="T1"> — apnœa.</text:span></text:p>
      <text:p text:style-name="_3c_grc_3e_"><text:span text:style-name="T4">ἄ</text:span>π<text:span text:style-name="T4">νοια</text:span></text:p>
      <text:p text:style-name="_3c_entry_3e_"><text:span text:style-name="T1">[</text:span><text:a xlink:type="simple" xlink:href="https://www.biusante.parisdescartes.fr/histoire/medica/resultats/index.php?do=zoom&amp;cote=37020d&amp;p=105" text:style-name="Internet_20_link" text:visited-style-name="Visited_20_Internet_20_Link"><text:span text:style-name="Internet_20_link"><text:span text:style-name="T1">p. 0091</text:span></text:span></text:a><text:span text:style-name="T1">] </text:span><text:span text:style-name="T3">apneuste</text:span><text:span text:style-name="T1"> — </text:span></text:p>
      <text:p text:style-name="_3c_grc_3e_"><text:span text:style-name="T4">ἄπνευστος</text:span></text:p>
      <text:p text:style-name="_3c_entry_3e_"><text:span text:style-name="T1">[</text:span><text:a xlink:type="simple" xlink:href="https://www.biusante.parisdescartes.fr/histoire/medica/resultats/index.php?do=zoom&amp;cote=37020d&amp;p=105" text:style-name="Internet_20_link" text:visited-style-name="Visited_20_Internet_20_Link"><text:span text:style-name="Internet_20_link"><text:span text:style-name="T1">p. 0091</text:span></text:span></text:a><text:span text:style-name="T1">] </text:span><text:span text:style-name="T3">apneustie</text:span><text:span text:style-name="T1"> — </text:span></text:p>
      <text:p text:style-name="_3c_grc_3e_"><text:span text:style-name="T4">ἀπνευστία</text:span></text:p>
      <text:p text:style-name="_3c_entry_3e_"><text:span text:style-name="T1">[</text:span><text:a xlink:type="simple" xlink:href="https://www.biusante.parisdescartes.fr/histoire/medica/resultats/index.php?do=zoom&amp;cote=37020d&amp;p=106" text:style-name="Internet_20_link" text:visited-style-name="Visited_20_Internet_20_Link"><text:span text:style-name="Internet_20_link"><text:span text:style-name="T1">p. 0092</text:span></text:span></text:a><text:span text:style-name="T1">] </text:span><text:span text:style-name="T3">apolépisme</text:span><text:span text:style-name="T1"> — </text:span></text:p>
      <text:p text:style-name="_3c_grc_3e_"><text:span text:style-name="T4">ἀ</text:span>πολέπισμα</text:p>
      <text:p text:style-name="_3c_entry_3e_"><text:span text:style-name="T1">[</text:span><text:a xlink:type="simple" xlink:href="https://www.biusante.parisdescartes.fr/histoire/medica/resultats/index.php?do=zoom&amp;cote=37020d&amp;p=106" text:style-name="Internet_20_link" text:visited-style-name="Visited_20_Internet_20_Link"><text:span text:style-name="Internet_20_link"><text:span text:style-name="T1">p. 0092</text:span></text:span></text:a><text:span text:style-name="T1">] </text:span><text:span text:style-name="T3">apolinose</text:span><text:span text:style-name="T1"> — apolinosis.</text:span></text:p>
      <text:p text:style-name="_3c_grc_3e_"><text:span text:style-name="T4">ἀ</text:span>πολίνωσις</text:p>
      <text:p text:style-name="_3c_entry_3e_"><text:span text:style-name="T1">[</text:span><text:a xlink:type="simple" xlink:href="https://www.biusante.parisdescartes.fr/histoire/medica/resultats/index.php?do=zoom&amp;cote=37020d&amp;p=106" text:style-name="Internet_20_link" text:visited-style-name="Visited_20_Internet_20_Link"><text:span text:style-name="Internet_20_link"><text:span text:style-name="T1">p. 0092</text:span></text:span></text:a><text:span text:style-name="T1">] </text:span><text:span text:style-name="T3">aponévrose</text:span><text:span text:style-name="T1"> — aponeurosis, Aponeurose, Flechse, Fascie, fascia, aponeurosa, fascia.</text:span></text:p>
      <text:p text:style-name="_3c_grc_3e_"><text:span text:style-name="T4">ἀ</text:span>πονε<text:span text:style-name="T4">ύ</text:span>ρωσις</text:p>
      <text:p text:style-name="_3c_entry_3e_"><text:span text:style-name="T1">[</text:span><text:a xlink:type="simple" xlink:href="https://www.biusante.parisdescartes.fr/histoire/medica/resultats/index.php?do=zoom&amp;cote=37020d&amp;p=107" text:style-name="Internet_20_link" text:visited-style-name="Visited_20_Internet_20_Link"><text:span text:style-name="Internet_20_link"><text:span text:style-name="T1">p. 0093</text:span></text:span></text:a><text:span text:style-name="T1">] </text:span><text:span text:style-name="T3">apoplectique</text:span><text:span text:style-name="T1"> — apoplecticus, apoplektisch, apoplectic, apopleticd, apopleticd.</text:span></text:p>
      <text:p text:style-name="_3c_grc_3e_"><text:span text:style-name="T4">ἀ</text:span>π<text:span text:style-name="T4">ο</text:span>πληκτι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107" text:style-name="Internet_20_link" text:visited-style-name="Visited_20_Internet_20_Link"><text:span text:style-name="Internet_20_link"><text:span text:style-name="T1">p. 0093</text:span></text:span></text:a><text:span text:style-name="T1">] </text:span><text:span text:style-name="T3">apoplexie</text:span><text:span text:style-name="T1"> — apoplexia, Schlagfluss, Hirnschlag, apoplexy, apoplessia, apoplegia.</text:span></text:p>
      <text:p text:style-name="_3c_grc_3e_"><text:span text:style-name="T4">ἀ</text:span>π<text:span text:style-name="T4">ο</text:span>πληξία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sitie</text:span><text:span text:style-name="T1"> — apositia, aposicia.</text:span></text:p>
      <text:p text:style-name="_3c_grc_3e_"><text:span text:style-name="T4">ἀ</text:span>ποσιτία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sitique</text:span><text:span text:style-name="T1"> — apositicus.</text:span></text:p>
      <text:p text:style-name="_3c_grc_3e_"><text:span text:style-name="T4">ἀ</text:span>ποσι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spastique</text:span><text:span text:style-name="T1"> — </text:span></text:p>
      <text:p text:style-name="_3c_grc_3e_"><text:span text:style-name="T4">ἀ</text:span>ποσπαστ<text:span text:style-name="T4">ικὸ</text:span>ς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stase</text:span><text:span text:style-name="T1"> — </text:span></text:p>
      <text:p text:style-name="_3c_grc_3e_"><text:span text:style-name="T4">ἀ</text:span>π<text:span text:style-name="T4">ό</text:span>στασ<text:span text:style-name="T4">ι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stème</text:span><text:span text:style-name="T1"> — apostema.</text:span></text:p>
      <text:p text:style-name="_3c_grc_3e_">άπόσ<text:span text:style-name="T4">τημ</text:span>α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syrme</text:span><text:span text:style-name="T1"> — </text:span></text:p>
      <text:p text:style-name="_3c_grc_3e_"><text:span text:style-name="T4">ἀ</text:span>πόσυρμα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thérapie</text:span><text:span text:style-name="T1"> — Nachkur.</text:span></text:p>
      <text:p text:style-name="_3c_grc_3e_"><text:span text:style-name="T4">ἀ</text:span>ποθεραπεία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thermon</text:span><text:span text:style-name="T1"> — </text:span></text:p>
      <text:p text:style-name="_3c_grc_3e_"><text:span text:style-name="T4">ἀ</text:span>πόθερ<text:span text:style-name="T4">μ</text:span>ον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thèse</text:span><text:span text:style-name="T1"> — opothesis.</text:span></text:p>
      <text:p text:style-name="_3c_grc_3e_"><text:span text:style-name="T4">ἀ</text:span>ποθεσις<text:span text:style-name="T6"> </text:span><text:span text:style-name="T8">(pas d’accent, et esprit mal imprimé ressemblant à un accent aigu)</text:span></text:p>
      <text:p text:style-name="_3c_entry_3e_"><text:span text:style-name="T1">[</text:span><text:a xlink:type="simple" xlink:href="https://www.biusante.parisdescartes.fr/histoire/medica/resultats/index.php?do=zoom&amp;cote=37020d&amp;p=108" text:style-name="Internet_20_link" text:visited-style-name="Visited_20_Internet_20_Link"><text:span text:style-name="Internet_20_link"><text:span text:style-name="T1">p. 0094</text:span></text:span></text:a><text:span text:style-name="T1">] </text:span><text:span text:style-name="T3">apozème</text:span><text:span text:style-name="T1"> — opozema, Absud, apozem, aposema.</text:span></text:p>
      <text:p text:style-name="_3c_grc_3e_"><text:span text:style-name="T4">ἀ</text:span>πόζε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109" text:style-name="Internet_20_link" text:visited-style-name="Visited_20_Internet_20_Link"><text:span text:style-name="Internet_20_link"><text:span text:style-name="T1">p. 0095</text:span></text:span></text:a><text:span text:style-name="T1">] </text:span><text:span text:style-name="T3">appendice</text:span><text:span text:style-name="T1"> — appendix, Anhang, appendix, appendice, apendice.</text:span></text:p>
      <text:p text:style-name="_3c_grc_3e_">πρόσφυσις</text:p>
      <text:p text:style-name="_3c_entry_3e_"><text:span text:style-name="T1">[</text:span><text:a xlink:type="simple" xlink:href="https://www.biusante.parisdescartes.fr/histoire/medica/resultats/index.php?do=zoom&amp;cote=37020d&amp;p=109" text:style-name="Internet_20_link" text:visited-style-name="Visited_20_Internet_20_Link"><text:span text:style-name="Internet_20_link"><text:span text:style-name="T1">p. 0095</text:span></text:span></text:a><text:span text:style-name="T1">] </text:span><text:span text:style-name="T3">appétence</text:span><text:span text:style-name="T1"> — appetentia, Gelüst, Naturtrieb, appetence, appetenza, apetencia.</text:span></text:p>
      <text:p text:style-name="_3c_grc_3e_"><text:span text:style-name="T4">ὄ</text:span>ρεξις</text:p>
      <text:p text:style-name="_3c_entry_3e_"><text:span text:style-name="T1">[</text:span><text:a xlink:type="simple" xlink:href="https://www.biusante.parisdescartes.fr/histoire/medica/resultats/index.php?do=zoom&amp;cote=37020d&amp;p=110" text:style-name="Internet_20_link" text:visited-style-name="Visited_20_Internet_20_Link"><text:span text:style-name="Internet_20_link"><text:span text:style-name="T1">p. 0096</text:span></text:span></text:a><text:span text:style-name="T1">] </text:span><text:span text:style-name="T3">apre </text:span><text:span text:style-name="T11">âpre</text:span><text:span text:style-name="T1"> — asper, rauh, rough, aspro, aspero.</text:span></text:p>
      <text:p text:style-name="_3c_grc_3e_"><text:span text:style-name="T4">σ</text:span>τρυφν<text:span text:style-name="T4">ὸ</text:span>ς — τραχ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10" text:style-name="Internet_20_link" text:visited-style-name="Visited_20_Internet_20_Link"><text:span text:style-name="Internet_20_link"><text:span text:style-name="T1">p. 0096</text:span></text:span></text:a><text:span text:style-name="T1">] </text:span><text:span text:style-name="T3">âpreté </text:span><text:span text:style-name="T11">apreté</text:span><text:span text:style-name="T1"> — asperitas, Rauhigkeit, harshness, asprezza.</text:span></text:p>
      <text:p text:style-name="_3c_grc_3e_">στρυφνότης</text:p>
      <text:p text:style-name="_3c_entry_3e_"><text:span text:style-name="T1">[</text:span><text:a xlink:type="simple" xlink:href="https://www.biusante.parisdescartes.fr/histoire/medica/resultats/index.php?do=zoom&amp;cote=37020d&amp;p=111" text:style-name="Internet_20_link" text:visited-style-name="Visited_20_Internet_20_Link"><text:span text:style-name="Internet_20_link"><text:span text:style-name="T1">p. 0097</text:span></text:span></text:a><text:span text:style-name="T1">] </text:span><text:span text:style-name="T3">aqueduc</text:span><text:span text:style-name="T1"> — aquœductus, Aquädukt, aqueduct, acquidotto, acueducto.</text:span></text:p>
      <text:p text:style-name="_3c_grc_3e_"><text:span text:style-name="T4">ὑδροχον</text:span><text:span text:style-name="T6"> </text:span><text:span text:style-name="T8">(pas d’accent imprimé)</text:span></text:p>
      <text:p text:style-name="_3c_entry_3e_"><text:span text:style-name="T1">[</text:span><text:a xlink:type="simple" xlink:href="https://www.biusante.parisdescartes.fr/histoire/medica/resultats/index.php?do=zoom&amp;cote=37020d&amp;p=111" text:style-name="Internet_20_link" text:visited-style-name="Visited_20_Internet_20_Link"><text:span text:style-name="Internet_20_link"><text:span text:style-name="T1">p. 0097</text:span></text:span></text:a><text:span text:style-name="T1">] </text:span><text:span text:style-name="T3">aqueux</text:span><text:span text:style-name="T1"> — aquosus, wässerig, aqueous, acquoso, acuoso.</text:span></text:p>
      <text:p text:style-name="_3c_grc_3e_"><text:span text:style-name="T4">ὑδατώδης</text:span></text:p>
      <text:p text:style-name="_3c_entry_3e_"><text:span text:style-name="T1">[</text:span><text:a xlink:type="simple" xlink:href="https://www.biusante.parisdescartes.fr/histoire/medica/resultats/index.php?do=zoom&amp;cote=37020d&amp;p=113" text:style-name="Internet_20_link" text:visited-style-name="Visited_20_Internet_20_Link"><text:span text:style-name="Internet_20_link"><text:span text:style-name="T1">p. 0099</text:span></text:span></text:a><text:span text:style-name="T1">] </text:span><text:span text:style-name="T3">arbre</text:span><text:span text:style-name="T1"> — arbor, Baum, tree, albero, arbot.</text:span></text:p>
      <text:p text:style-name="_3c_grc_3e_">δένδρ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14" text:style-name="Internet_20_link" text:visited-style-name="Visited_20_Internet_20_Link"><text:span text:style-name="Internet_20_link"><text:span text:style-name="T1">p. 0100</text:span></text:span></text:a><text:span text:style-name="T1">] </text:span><text:span text:style-name="T3">arc</text:span><text:span text:style-name="T1"> — arcus, Bogen, bonj, arco, arco.</text:span></text:p>
      <text:p text:style-name="_3c_grc_3e_"><text:span text:style-name="T5">τόξον</text:span></text:p>
      <text:p text:style-name="_3c_entry_3e_"><text:span text:style-name="T1">[</text:span><text:a xlink:type="simple" xlink:href="https://www.biusante.parisdescartes.fr/histoire/medica/resultats/index.php?do=zoom&amp;cote=37020d&amp;p=114" text:style-name="Internet_20_link" text:visited-style-name="Visited_20_Internet_20_Link"><text:span text:style-name="Internet_20_link"><text:span text:style-name="T1">p. 0100</text:span></text:span></text:a><text:span text:style-name="T1">] </text:span><text:span text:style-name="T3">arcane</text:span><text:span text:style-name="T1"> — arcanum, Geheimmittel, Arcanum, arcanum, nostrum, arcano, arcano.</text:span></text:p>
      <text:p text:style-name="_3c_grc_3e_"><text:span text:style-name="T4">ἀ</text:span>π<text:span text:style-name="T4">όῤῥ</text:span>ητον</text:p>
      <text:p text:style-name="_3c_entry_3e_"><text:span text:style-name="T1">[</text:span><text:a xlink:type="simple" xlink:href="https://www.biusante.parisdescartes.fr/histoire/medica/resultats/index.php?do=zoom&amp;cote=37020d&amp;p=115" text:style-name="Internet_20_link" text:visited-style-name="Visited_20_Internet_20_Link"><text:span text:style-name="Internet_20_link"><text:span text:style-name="T1">p. 0101</text:span></text:span></text:a><text:span text:style-name="T1">] </text:span><text:span text:style-name="T3">ardeur</text:span><text:span text:style-name="T1"> — ardor, Hitze, Brennen, burning, ardore, ardor.</text:span></text:p>
      <text:p text:style-name="_3c_grc_3e_"><text:span text:style-name="T4">κ</text:span>α<text:span text:style-name="T4">ῦμα</text:span></text:p>
      <text:p text:style-name="_3c_entry_3e_"><text:span text:style-name="T1">[</text:span><text:a xlink:type="simple" xlink:href="https://www.biusante.parisdescartes.fr/histoire/medica/resultats/index.php?do=zoom&amp;cote=37020d&amp;p=115" text:style-name="Internet_20_link" text:visited-style-name="Visited_20_Internet_20_Link"><text:span text:style-name="Internet_20_link"><text:span text:style-name="T1">p. 0101</text:span></text:span></text:a><text:span text:style-name="T1">] </text:span><text:span text:style-name="T3">aréfaction</text:span><text:span text:style-name="T1"> — arefactio, Dörren, arefaction, arefazione, arefaccion.</text:span></text:p>
      <text:p text:style-name="_3c_grc_3e_">ξήρανσις</text:p>
      <text:p text:style-name="_3c_entry_3e_"><text:span text:style-name="T1">[</text:span><text:a xlink:type="simple" xlink:href="https://www.biusante.parisdescartes.fr/histoire/medica/resultats/index.php?do=zoom&amp;cote=37020d&amp;p=115" text:style-name="Internet_20_link" text:visited-style-name="Visited_20_Internet_20_Link"><text:span text:style-name="Internet_20_link"><text:span text:style-name="T1">p. 0101</text:span></text:span></text:a><text:span text:style-name="T1">] </text:span><text:span text:style-name="T3">arénation</text:span><text:span text:style-name="T1"> — arenatio, Sandbad, arenazione, arenatiori.</text:span></text:p>
      <text:p text:style-name="_3c_grc_3e_">ψα<text:span text:style-name="T4">μμισμὸς</text:span></text:p>
      <text:p text:style-name="_3c_entry_3e_"><text:span text:style-name="T1">[</text:span><text:a xlink:type="simple" xlink:href="https://www.biusante.parisdescartes.fr/histoire/medica/resultats/index.php?do=zoom&amp;cote=37020d&amp;p=117" text:style-name="Internet_20_link" text:visited-style-name="Visited_20_Internet_20_Link"><text:span text:style-name="Internet_20_link"><text:span text:style-name="T1">p. 0103</text:span></text:span></text:a><text:span text:style-name="T1">] </text:span><text:span text:style-name="T3">argéma</text:span><text:span text:style-name="T1"> — </text:span></text:p>
      <text:p text:style-name="_3c_grc_3e_"><text:soft-page-break/><text:span text:style-name="T4">ἄ</text:span>ργεμα — <text:span text:style-name="T4">ἄ</text:span>ργε<text:span text:style-name="T4">μ</text:span>ον</text:p>
      <text:p text:style-name="_3c_entry_3e_"><text:span text:style-name="T1">[</text:span><text:a xlink:type="simple" xlink:href="https://www.biusante.parisdescartes.fr/histoire/medica/resultats/index.php?do=zoom&amp;cote=37020d&amp;p=117" text:style-name="Internet_20_link" text:visited-style-name="Visited_20_Internet_20_Link"><text:span text:style-name="Internet_20_link"><text:span text:style-name="T1">p. 0103</text:span></text:span></text:a><text:span text:style-name="T1">] </text:span><text:span text:style-name="T3">argent</text:span><text:span text:style-name="T1"> — argentum, Silber, silver, argento, plata.</text:span></text:p>
      <text:p text:style-name="_3c_grc_3e_"><text:span text:style-name="T4">ἄ</text:span>ργυρος</text:p>
      <text:p text:style-name="_3c_entry_3e_"><text:span text:style-name="T1">[</text:span><text:a xlink:type="simple" xlink:href="https://www.biusante.parisdescartes.fr/histoire/medica/resultats/index.php?do=zoom&amp;cote=37020d&amp;p=117" text:style-name="Internet_20_link" text:visited-style-name="Visited_20_Internet_20_Link"><text:span text:style-name="Internet_20_link"><text:span text:style-name="T1">p. 0103</text:span></text:span></text:a><text:span text:style-name="T1">] </text:span><text:span text:style-name="T3">argile</text:span><text:span text:style-name="T1"> — argilla, Thon, argil, argilla, arcilla.</text:span></text:p>
      <text:p text:style-name="_3c_grc_3e_"><text:span text:style-name="T4">ἄ</text:span>ργιλλος</text:p>
      <text:p text:style-name="_3c_entry_3e_"><text:span text:style-name="T1">[</text:span><text:a xlink:type="simple" xlink:href="https://www.biusante.parisdescartes.fr/histoire/medica/resultats/index.php?do=zoom&amp;cote=37020d&amp;p=117" text:style-name="Internet_20_link" text:visited-style-name="Visited_20_Internet_20_Link"><text:span text:style-name="Internet_20_link"><text:span text:style-name="T1">p. 0103</text:span></text:span></text:a><text:span text:style-name="T1">] </text:span><text:span text:style-name="T3">aride</text:span><text:span text:style-name="T1"> — aridus, dürr, dry, arido, arido.</text:span></text:p>
      <text:p text:style-name="_3c_grc_3e_"><text:span text:style-name="T4">κ</text:span>αρφαλ<text:span text:style-name="T4">έ</text:span>ος</text:p>
      <text:p text:style-name="_3c_entry_3e_"><text:span text:style-name="T1">[</text:span><text:a xlink:type="simple" xlink:href="https://www.biusante.parisdescartes.fr/histoire/medica/resultats/index.php?do=zoom&amp;cote=37020d&amp;p=117" text:style-name="Internet_20_link" text:visited-style-name="Visited_20_Internet_20_Link"><text:span text:style-name="Internet_20_link"><text:span text:style-name="T1">p. 0103</text:span></text:span></text:a><text:span text:style-name="T1">] </text:span><text:span text:style-name="T3">aridité</text:span><text:span text:style-name="T1"> — ariditas, Dürre, aridity, dryness, aridezza, aridez.</text:span></text:p>
      <text:p text:style-name="_3c_grc_3e_">ξηρασία</text:p>
      <text:p text:style-name="_3c_entry_3e_"><text:span text:style-name="T1">[</text:span><text:a xlink:type="simple" xlink:href="https://www.biusante.parisdescartes.fr/histoire/medica/resultats/index.php?do=zoom&amp;cote=37020d&amp;p=118" text:style-name="Internet_20_link" text:visited-style-name="Visited_20_Internet_20_Link"><text:span text:style-name="Internet_20_link"><text:span text:style-name="T1">p. 0104</text:span></text:span></text:a><text:span text:style-name="T1">] </text:span><text:span text:style-name="T3">armoise</text:span><text:span text:style-name="T1"> — Artemisia (L.), Beifuss, mugwort, artemisia, artemisa.</text:span></text:p>
      <text:p text:style-name="_3c_grc_3e_"><text:span text:style-name="T4">ἀ</text:span>ρτεμ<text:span text:style-name="T4">ι</text:span>σ<text:span text:style-name="T4">ί</text:span>α</text:p>
      <text:p text:style-name="_3c_entry_3e_"><text:span text:style-name="T1">[</text:span><text:a xlink:type="simple" xlink:href="https://www.biusante.parisdescartes.fr/histoire/medica/resultats/index.php?do=zoom&amp;cote=37020d&amp;p=118" text:style-name="Internet_20_link" text:visited-style-name="Visited_20_Internet_20_Link"><text:span text:style-name="Internet_20_link"><text:span text:style-name="T1">p. 0104</text:span></text:span></text:a><text:span text:style-name="T1">] </text:span><text:span text:style-name="T3">aromate</text:span><text:span text:style-name="T1"> — aroma, Gewürzstoff, aromatic, aromato, aromd.</text:span></text:p>
      <text:p text:style-name="_3c_grc_3e_"><text:span text:style-name="T4">ἄ</text:span>ρωμα</text:p>
      <text:p text:style-name="_3c_entry_3e_"><text:span text:style-name="T1">[</text:span><text:a xlink:type="simple" xlink:href="https://www.biusante.parisdescartes.fr/histoire/medica/resultats/index.php?do=zoom&amp;cote=37020d&amp;p=118" text:style-name="Internet_20_link" text:visited-style-name="Visited_20_Internet_20_Link"><text:span text:style-name="Internet_20_link"><text:span text:style-name="T1">p. 0104</text:span></text:span></text:a><text:span text:style-name="T1">] </text:span><text:span text:style-name="T3">aromatique</text:span><text:span text:style-name="T1"> — aromaticus, aromatisch, aromatic.</text:span></text:p>
      <text:p text:style-name="_3c_grc_3e_"><text:span text:style-name="T4">ἀ</text:span>ρωμ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9" text:style-name="Internet_20_link" text:visited-style-name="Visited_20_Internet_20_Link"><text:span text:style-name="Internet_20_link"><text:span text:style-name="T1">p. 0105</text:span></text:span></text:a><text:span text:style-name="T1">] </text:span><text:span text:style-name="T3">arrière-faix</text:span><text:span text:style-name="T1"> — secundæ, Secundinæ, Nachgeburt, after-burden, secundine, secondina, secundina.</text:span></text:p>
      <text:p text:style-name="_3c_grc_3e_"><text:span text:style-name="T4">δ</text:span>ευτερα<text:span text:style-name="T4">ῖ</text:span>α — <text:span text:style-name="T4">ὕ</text:span>στερα</text:p>
      <text:p text:style-name="_3c_entry_3e_"><text:span text:style-name="T1">[</text:span><text:a xlink:type="simple" xlink:href="https://www.biusante.parisdescartes.fr/histoire/medica/resultats/index.php?do=zoom&amp;cote=37020d&amp;p=120" text:style-name="Internet_20_link" text:visited-style-name="Visited_20_Internet_20_Link"><text:span text:style-name="Internet_20_link"><text:span text:style-name="T1">p. 0106</text:span></text:span></text:a><text:span text:style-name="T1">] </text:span><text:span text:style-name="T3">arsenic</text:span><text:span text:style-name="T1"> — arsenicum, Arsenik, arsenic, arsenico, arsenico.</text:span></text:p>
      <text:p text:style-name="_3c_grc_3e_"><text:span text:style-name="T4">ἀ</text:span>ρσενικ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121" text:style-name="Internet_20_link" text:visited-style-name="Visited_20_Internet_20_Link"><text:span text:style-name="Internet_20_link"><text:span text:style-name="T1">p. 0107</text:span></text:span></text:a><text:span text:style-name="T1">] </text:span><text:span text:style-name="T3">art</text:span><text:span text:style-name="T1"> — ars, Kunst, art, arte, arte.</text:span></text:p>
      <text:p text:style-name="_3c_grc_3e_">τέχνη</text:p>
      <text:p text:style-name="_3c_entry_3e_"><text:span text:style-name="T1">[</text:span><text:a xlink:type="simple" xlink:href="https://www.biusante.parisdescartes.fr/histoire/medica/resultats/index.php?do=zoom&amp;cote=37020d&amp;p=121" text:style-name="Internet_20_link" text:visited-style-name="Visited_20_Internet_20_Link"><text:span text:style-name="Internet_20_link"><text:span text:style-name="T1">p. 0107</text:span></text:span></text:a><text:span text:style-name="T1">] </text:span><text:span text:style-name="T3">artère</text:span><text:span text:style-name="T1"> — arteria, Pulsader, Schlagader, artery, arteria, arteria.</text:span></text:p>
      <text:p text:style-name="_3c_grc_3e_"><text:span text:style-name="T4">ἀ</text:span>ρτηρία</text:p>
      <text:p text:style-name="_3c_entry_3e_"><text:span text:style-name="T1">[</text:span><text:a xlink:type="simple" xlink:href="https://www.biusante.parisdescartes.fr/histoire/medica/resultats/index.php?do=zoom&amp;cote=37020d&amp;p=123" text:style-name="Internet_20_link" text:visited-style-name="Visited_20_Internet_20_Link"><text:span text:style-name="Internet_20_link"><text:span text:style-name="T1">p. 0109</text:span></text:span></text:a><text:span text:style-name="T1">] </text:span><text:span text:style-name="T3">arthrite</text:span><text:span text:style-name="T1"> — arthritis, Gelenkentzündung, arthritis, artrite, artritis.</text:span></text:p>
      <text:p text:style-name="_3c_grc_3e_"><text:span text:style-name="T4">ἀ</text:span>ρθρ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124" text:style-name="Internet_20_link" text:visited-style-name="Visited_20_Internet_20_Link"><text:span text:style-name="Internet_20_link"><text:span text:style-name="T1">p. 0110</text:span></text:span></text:a><text:span text:style-name="T1">] </text:span><text:span text:style-name="T3">articulation</text:span><text:span text:style-name="T1"> — articulus, Gelenk, articulation, joint, articolazione, articulation.</text:span></text:p>
      <text:p text:style-name="_3c_grc_3e_"><text:span text:style-name="T4">ἄ</text:span>ρ<text:span text:style-name="T4">θ</text:span>ρον</text:p>
      <text:p text:style-name="_3c_entry_3e_"><text:span text:style-name="T1">[</text:span><text:a xlink:type="simple" xlink:href="https://www.biusante.parisdescartes.fr/histoire/medica/resultats/index.php?do=zoom&amp;cote=37020d&amp;p=125" text:style-name="Internet_20_link" text:visited-style-name="Visited_20_Internet_20_Link"><text:span text:style-name="Internet_20_link"><text:span text:style-name="T1">p. 0111</text:span></text:span></text:a><text:span text:style-name="T1">] </text:span><text:span text:style-name="T3">asaphie</text:span><text:span text:style-name="T1"> — </text:span></text:p>
      <text:p text:style-name="_3c_grc_3e_"><text:span text:style-name="T4">ἀ</text:span>σάφεια</text:p>
      <text:p text:style-name="_3c_entry_3e_"><text:span text:style-name="T1">[</text:span><text:a xlink:type="simple" xlink:href="https://www.biusante.parisdescartes.fr/histoire/medica/resultats/index.php?do=zoom&amp;cote=37020d&amp;p=125" text:style-name="Internet_20_link" text:visited-style-name="Visited_20_Internet_20_Link"><text:span text:style-name="Internet_20_link"><text:span text:style-name="T1">p. 0111</text:span></text:span></text:a><text:span text:style-name="T1">] </text:span><text:span text:style-name="T3">ascaride</text:span><text:span text:style-name="T1"> — ascaris, Askaride, Eingeweidewurm, ascaris, ascaride, ascaride.</text:span></text:p>
      <text:p text:style-name="_3c_grc_3e_"><text:span text:style-name="T4">ἀ</text:span>σκαρ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26" text:style-name="Internet_20_link" text:visited-style-name="Visited_20_Internet_20_Link"><text:span text:style-name="Internet_20_link"><text:span text:style-name="T1">p. 0112</text:span></text:span></text:a><text:span text:style-name="T1">] </text:span><text:span text:style-name="T3">ascite</text:span><text:span text:style-name="T1"> — ascitis, Bauchwassersucht, ascites, ascite, ascitis.</text:span></text:p>
      <text:p text:style-name="_3c_grc_3e_"><text:span text:style-name="T4">ἀ</text:span>σ<text:span text:style-name="T4">κ</text:span>ίτης</text:p>
      <text:p text:style-name="_3c_entry_3e_"><text:span text:style-name="T1">[</text:span><text:a xlink:type="simple" xlink:href="https://www.biusante.parisdescartes.fr/histoire/medica/resultats/index.php?do=zoom&amp;cote=37020d&amp;p=126" text:style-name="Internet_20_link" text:visited-style-name="Visited_20_Internet_20_Link"><text:span text:style-name="Internet_20_link"><text:span text:style-name="T1">p. 0112</text:span></text:span></text:a><text:span text:style-name="T1">] </text:span><text:span text:style-name="T3">ascophore</text:span><text:span text:style-name="T1"> — ascophorus.</text:span></text:p>
      <text:p text:style-name="_3c_grc_3e_"><text:span text:style-name="T4">ἀ</text:span>σκ<text:span text:style-name="T4">ο</text:span>φόρος</text:p>
      <text:p text:style-name="_3c_entry_3e_"><text:span text:style-name="T1">[</text:span><text:a xlink:type="simple" xlink:href="https://www.biusante.parisdescartes.fr/histoire/medica/resultats/index.php?do=zoom&amp;cote=37020d&amp;p=126" text:style-name="Internet_20_link" text:visited-style-name="Visited_20_Internet_20_Link"><text:span text:style-name="Internet_20_link"><text:span text:style-name="T1">p. 0112</text:span></text:span></text:a><text:span text:style-name="T1">] </text:span><text:span text:style-name="T3">asitie</text:span><text:span text:style-name="T1"> — asitia, Fasten, Appetitlosigkeit, asitia, asitia.</text:span></text:p>
      <text:p text:style-name="_3c_grc_3e_"><text:soft-page-break/><text:span text:style-name="T4">ἀ</text:span>σιτία</text:p>
      <text:p text:style-name="_3c_entry_3e_"><text:span text:style-name="T1">[</text:span><text:a xlink:type="simple" xlink:href="https://www.biusante.parisdescartes.fr/histoire/medica/resultats/index.php?do=zoom&amp;cote=37020d&amp;p=127" text:style-name="Internet_20_link" text:visited-style-name="Visited_20_Internet_20_Link"><text:span text:style-name="Internet_20_link"><text:span text:style-name="T1">p. 0113</text:span></text:span></text:a><text:span text:style-name="T1">] </text:span><text:span text:style-name="T3">asphalte</text:span><text:span text:style-name="T1"> — asphaltas, Asphalt, asfalto, asfalto.</text:span></text:p>
      <text:p text:style-name="_3c_grc_3e_"><text:span text:style-name="T4">ἄ</text:span>σφαλτος</text:p>
      <text:p text:style-name="_3c_entry_3e_"><text:span text:style-name="T1">[</text:span><text:a xlink:type="simple" xlink:href="https://www.biusante.parisdescartes.fr/histoire/medica/resultats/index.php?do=zoom&amp;cote=37020d&amp;p=127" text:style-name="Internet_20_link" text:visited-style-name="Visited_20_Internet_20_Link"><text:span text:style-name="Internet_20_link"><text:span text:style-name="T1">p. 0113</text:span></text:span></text:a><text:span text:style-name="T1">] </text:span><text:span text:style-name="T3">asphaltias</text:span><text:span text:style-name="T1"> — asphaltias.</text:span></text:p>
      <text:p text:style-name="_3c_grc_3e_"><text:span text:style-name="T4">ἀ</text:span>σφαλτίας</text:p>
      <text:p text:style-name="_3c_entry_3e_"><text:span text:style-name="T1">[</text:span><text:a xlink:type="simple" xlink:href="https://www.biusante.parisdescartes.fr/histoire/medica/resultats/index.php?do=zoom&amp;cote=37020d&amp;p=127" text:style-name="Internet_20_link" text:visited-style-name="Visited_20_Internet_20_Link"><text:span text:style-name="Internet_20_link"><text:span text:style-name="T1">p. 0113</text:span></text:span></text:a><text:span text:style-name="T1">] </text:span><text:span text:style-name="T3">asphodèle</text:span><text:span text:style-name="T1"> — asphodelus, AsphodiUe, asfodillo, asfodeld.</text:span></text:p>
      <text:p text:style-name="_3c_grc_3e_"><text:span text:style-name="T4">ἀ</text:span>σφόδελος</text:p>
      <text:p text:style-name="_3c_entry_3e_"><text:span text:style-name="T1">[</text:span><text:a xlink:type="simple" xlink:href="https://www.biusante.parisdescartes.fr/histoire/medica/resultats/index.php?do=zoom&amp;cote=37020d&amp;p=127" text:style-name="Internet_20_link" text:visited-style-name="Visited_20_Internet_20_Link"><text:span text:style-name="Internet_20_link"><text:span text:style-name="T1">p. 0113</text:span></text:span></text:a><text:span text:style-name="T1">] </text:span><text:span text:style-name="T3">asphyxie</text:span><text:span text:style-name="T1"> — asphyxia, Asphyxie, asphyxy, asfissia, asficsia.</text:span></text:p>
      <text:p text:style-name="_3c_grc_3e_"><text:span text:style-name="T4">ἀ</text:span>σφυξία</text:p>
      <text:p text:style-name="_3c_entry_3e_"><text:span text:style-name="T1">[</text:span><text:a xlink:type="simple" xlink:href="https://www.biusante.parisdescartes.fr/histoire/medica/resultats/index.php?do=zoom&amp;cote=37020d&amp;p=127" text:style-name="Internet_20_link" text:visited-style-name="Visited_20_Internet_20_Link"><text:span text:style-name="Internet_20_link"><text:span text:style-name="T1">p. 0113</text:span></text:span></text:a><text:span text:style-name="T1">] </text:span><text:span text:style-name="T3">aspic</text:span><text:span text:style-name="T1"> — aspis, Otter, aspic, aspide, aspid.</text:span></text:p>
      <text:p text:style-name="_3c_grc_3e_"><text:span text:style-name="T4">ἄ</text:span>σπις</text:p>
      <text:p text:style-name="_3c_entry_3e_"><text:span text:style-name="T1">[</text:span><text:a xlink:type="simple" xlink:href="https://www.biusante.parisdescartes.fr/histoire/medica/resultats/index.php?do=zoom&amp;cote=37020d&amp;p=127" text:style-name="Internet_20_link" text:visited-style-name="Visited_20_Internet_20_Link"><text:span text:style-name="Internet_20_link"><text:span text:style-name="T1">p. 0113</text:span></text:span></text:a><text:span text:style-name="T1">] </text:span><text:span text:style-name="T3">aspiration</text:span><text:span text:style-name="T1"> — aspiratio, Einathmen, aspirazione, aspiration.</text:span></text:p>
      <text:p text:style-name="_3c_grc_3e_">ε<text:span text:style-name="T4">ἰ</text:span>σπν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8" text:style-name="Internet_20_link" text:visited-style-name="Visited_20_Internet_20_Link"><text:span text:style-name="Internet_20_link"><text:span text:style-name="T1">p. 0114</text:span></text:span></text:a><text:span text:style-name="T1">] </text:span><text:span text:style-name="T3">assation</text:span><text:span text:style-name="T1"> — assatio, Braten, Rösten, assation, assazione.</text:span></text:p>
      <text:p text:style-name="_3c_grc_3e_"><text:span text:style-name="T4">ὄ</text:span>πτησις</text:p>
      <text:p text:style-name="_3c_entry_3e_"><text:span text:style-name="T1">[</text:span><text:a xlink:type="simple" xlink:href="https://www.biusante.parisdescartes.fr/histoire/medica/resultats/index.php?do=zoom&amp;cote=37020d&amp;p=128" text:style-name="Internet_20_link" text:visited-style-name="Visited_20_Internet_20_Link"><text:span text:style-name="Internet_20_link"><text:span text:style-name="T1">p. 0114</text:span></text:span></text:a><text:span text:style-name="T1">] </text:span><text:span text:style-name="T3">assimilation</text:span><text:span text:style-name="T1"> — assimilatio, Assimilation, assimilation, assimilazione.</text:span></text:p>
      <text:p text:style-name="_3c_grc_3e_"><text:span text:style-name="T4">ἐ</text:span>ξομοίωσις</text:p>
      <text:p text:style-name="_3c_entry_3e_"><text:span text:style-name="T1">[</text:span><text:a xlink:type="simple" xlink:href="https://www.biusante.parisdescartes.fr/histoire/medica/resultats/index.php?do=zoom&amp;cote=37020d&amp;p=129" text:style-name="Internet_20_link" text:visited-style-name="Visited_20_Internet_20_Link"><text:span text:style-name="Internet_20_link"><text:span text:style-name="T1">p. 0115</text:span></text:span></text:a><text:span text:style-name="T1">] </text:span><text:span text:style-name="T3">asthénie</text:span><text:span text:style-name="T1"> — asthenia, Asthenie, astenia, astenia.</text:span></text:p>
      <text:p text:style-name="_3c_grc_3e_"><text:span text:style-name="T4">ἀ</text:span>σθένεια</text:p>
      <text:p text:style-name="_3c_entry_3e_"><text:span text:style-name="T1">[</text:span><text:a xlink:type="simple" xlink:href="https://www.biusante.parisdescartes.fr/histoire/medica/resultats/index.php?do=zoom&amp;cote=37020d&amp;p=129" text:style-name="Internet_20_link" text:visited-style-name="Visited_20_Internet_20_Link"><text:span text:style-name="Internet_20_link"><text:span text:style-name="T1">p. 0115</text:span></text:span></text:a><text:span text:style-name="T1">] </text:span><text:span text:style-name="T3">asthme</text:span><text:span text:style-name="T1"> — asthma, Engbrüstigkeit, asthma, asma, bolsaggine, asma.</text:span></text:p>
      <text:p text:style-name="_3c_grc_3e_"><text:span text:style-name="T4">ἆ</text:span>σθ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130" text:style-name="Internet_20_link" text:visited-style-name="Visited_20_Internet_20_Link"><text:span text:style-name="Internet_20_link"><text:span text:style-name="T1">p. 0116</text:span></text:span></text:a><text:span text:style-name="T1">] </text:span><text:span text:style-name="T3">astringent</text:span><text:span text:style-name="T1"> — astringens, zusammenziehend, astringent, astringente, astringente.</text:span></text:p>
      <text:p text:style-name="_3c_grc_3e_">στρυφ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0" text:style-name="Internet_20_link" text:visited-style-name="Visited_20_Internet_20_Link"><text:span text:style-name="Internet_20_link"><text:span text:style-name="T1">p. 0116</text:span></text:span></text:a><text:span text:style-name="T1">] </text:span><text:span text:style-name="T3">ataxie</text:span><text:span text:style-name="T1"> — ataxia, atassia, ataxia.</text:span></text:p>
      <text:p text:style-name="_3c_grc_3e_"><text:span text:style-name="T5">ἀταξία</text:span></text:p>
      <text:p text:style-name="_3c_entry_3e_"><text:span text:style-name="T1">[</text:span><text:a xlink:type="simple" xlink:href="https://www.biusante.parisdescartes.fr/histoire/medica/resultats/index.php?do=zoom&amp;cote=37020d&amp;p=131" text:style-name="Internet_20_link" text:visited-style-name="Visited_20_Internet_20_Link"><text:span text:style-name="Internet_20_link"><text:span text:style-name="T1">p. 0117</text:span></text:span></text:a><text:span text:style-name="T1">] </text:span><text:span text:style-name="T3">atecnie</text:span><text:span text:style-name="T1"> — atecnia.</text:span></text:p>
      <text:p text:style-name="_3c_grc_3e_"><text:span text:style-name="T4">ἀ</text:span>τεκνία</text:p>
      <text:p text:style-name="_3c_entry_3e_"><text:span text:style-name="T1">[</text:span><text:a xlink:type="simple" xlink:href="https://www.biusante.parisdescartes.fr/histoire/medica/resultats/index.php?do=zoom&amp;cote=37020d&amp;p=131" text:style-name="Internet_20_link" text:visited-style-name="Visited_20_Internet_20_Link"><text:span text:style-name="Internet_20_link"><text:span text:style-name="T1">p. 0117</text:span></text:span></text:a><text:span text:style-name="T1">] </text:span><text:span text:style-name="T3">atélie</text:span><text:span text:style-name="T1"> — </text:span></text:p>
      <text:p text:style-name="_3c_grc_3e_"><text:span text:style-name="T4">ἀ</text:span>τέλεια</text:p>
      <text:p text:style-name="_3c_entry_3e_"><text:span text:style-name="T1">[</text:span><text:a xlink:type="simple" xlink:href="https://www.biusante.parisdescartes.fr/histoire/medica/resultats/index.php?do=zoom&amp;cote=37020d&amp;p=131" text:style-name="Internet_20_link" text:visited-style-name="Visited_20_Internet_20_Link"><text:span text:style-name="Internet_20_link"><text:span text:style-name="T1">p. 0117</text:span></text:span></text:a><text:span text:style-name="T1">] </text:span><text:span text:style-name="T3">athérome</text:span><text:span text:style-name="T1"> — atheroma, Breigeschwulst, atheroma, ateroma, ateroma.</text:span></text:p>
      <text:p text:style-name="_3c_grc_3e_"><text:span text:style-name="T4">ἀ</text:span>θ<text:span text:style-name="T4">έ</text:span>ρωμα</text:p>
      <text:p text:style-name="_3c_entry_3e_"><text:span text:style-name="T1">[</text:span><text:a xlink:type="simple" xlink:href="https://www.biusante.parisdescartes.fr/histoire/medica/resultats/index.php?do=zoom&amp;cote=37020d&amp;p=131" text:style-name="Internet_20_link" text:visited-style-name="Visited_20_Internet_20_Link"><text:span text:style-name="Internet_20_link"><text:span text:style-name="T1">p. 0117</text:span></text:span></text:a><text:span text:style-name="T1">] </text:span><text:span text:style-name="T3">athlète</text:span><text:span text:style-name="T1"> — Athlet, Wettkämpfer, athleta, wrestler, atleta, lottatore.</text:span></text:p>
      <text:p text:style-name="_3c_grc_3e_"><text:span text:style-name="T4">ἀ</text:span>θλητ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32" text:style-name="Internet_20_link" text:visited-style-name="Visited_20_Internet_20_Link"><text:span text:style-name="Internet_20_link"><text:span text:style-name="T1">p. 0118</text:span></text:span></text:a><text:span text:style-name="T1">] </text:span><text:span text:style-name="T3">atlas</text:span><text:span text:style-name="T1"> — atlas, Atlas, atlas, atlante, atlas.</text:span></text:p>
      <text:p text:style-name="_3c_grc_3e_"><text:span text:style-name="T4">ἄ</text:span>τλας</text:p>
      <text:p text:style-name="_3c_entry_3e_"><text:span text:style-name="T1">[</text:span><text:a xlink:type="simple" xlink:href="https://www.biusante.parisdescartes.fr/histoire/medica/resultats/index.php?do=zoom&amp;cote=37020d&amp;p=133" text:style-name="Internet_20_link" text:visited-style-name="Visited_20_Internet_20_Link"><text:span text:style-name="Internet_20_link"><text:span text:style-name="T1">p. 0119</text:span></text:span></text:a><text:span text:style-name="T1">] </text:span><text:span text:style-name="T3">atome</text:span><text:span text:style-name="T1"> — atomus, Atom, atom, atomd, atomd.</text:span></text:p>
      <text:p text:style-name="_3c_grc_3e_"><text:span text:style-name="T4">ἄ</text:span>τομος</text:p>
      <text:p text:style-name="_3c_entry_3e_"><text:soft-page-break/><text:span text:style-name="T1">[</text:span><text:a xlink:type="simple" xlink:href="https://www.biusante.parisdescartes.fr/histoire/medica/resultats/index.php?do=zoom&amp;cote=37020d&amp;p=133" text:style-name="Internet_20_link" text:visited-style-name="Visited_20_Internet_20_Link"><text:span text:style-name="Internet_20_link"><text:span text:style-name="T1">p. 0119</text:span></text:span></text:a><text:span text:style-name="T1">] </text:span><text:span text:style-name="T3">atonie</text:span><text:span text:style-name="T1"> — atonia, Erschlaffung, Schwäche, atony, atonia, atonia.</text:span></text:p>
      <text:p text:style-name="_3c_grc_3e_"><text:span text:style-name="T4">ἀ</text:span>τονία</text:p>
      <text:p text:style-name="_3c_entry_3e_"><text:span text:style-name="T1">[</text:span><text:a xlink:type="simple" xlink:href="https://www.biusante.parisdescartes.fr/histoire/medica/resultats/index.php?do=zoom&amp;cote=37020d&amp;p=134" text:style-name="Internet_20_link" text:visited-style-name="Visited_20_Internet_20_Link"><text:span text:style-name="Internet_20_link"><text:span text:style-name="T1">p. 0120</text:span></text:span></text:a><text:span text:style-name="T1">] </text:span><text:span text:style-name="T3">atrabile</text:span><text:span text:style-name="T1"> — atrabilis.</text:span></text:p>
      <text:p text:style-name="_3c_grc_3e_"><text:span text:style-name="T4">μέ</text:span>λαινα χολή</text:p>
      <text:p text:style-name="_3c_entry_3e_"><text:span text:style-name="T1">[</text:span><text:a xlink:type="simple" xlink:href="https://www.biusante.parisdescartes.fr/histoire/medica/resultats/index.php?do=zoom&amp;cote=37020d&amp;p=134" text:style-name="Internet_20_link" text:visited-style-name="Visited_20_Internet_20_Link"><text:span text:style-name="Internet_20_link"><text:span text:style-name="T1">p. 0120</text:span></text:span></text:a><text:span text:style-name="T1">] </text:span><text:span text:style-name="T3">atrophie</text:span><text:span text:style-name="T1"> — atrophia, Darrsucht, atrophy, atrofia, atrofia.</text:span></text:p>
      <text:p text:style-name="_3c_grc_3e_"><text:span text:style-name="T4">ἀ</text:span>τροφία</text:p>
      <text:p text:style-name="_3c_entry_3e_"><text:span text:style-name="T1">[</text:span><text:a xlink:type="simple" xlink:href="https://www.biusante.parisdescartes.fr/histoire/medica/resultats/index.php?do=zoom&amp;cote=37020d&amp;p=135" text:style-name="Internet_20_link" text:visited-style-name="Visited_20_Internet_20_Link"><text:span text:style-name="Internet_20_link"><text:span text:style-name="T1">p. 0121</text:span></text:span></text:a><text:span text:style-name="T1">] </text:span><text:span text:style-name="T3">attaque</text:span><text:span text:style-name="T1"> — insultus, Anfall, a ft, attacco, ataquë.</text:span></text:p>
      <text:p text:style-name="_3c_grc_3e_">ε<text:span text:style-name="T4">ἰ</text:span>σβ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5" text:style-name="Internet_20_link" text:visited-style-name="Visited_20_Internet_20_Link"><text:span text:style-name="Internet_20_link"><text:span text:style-name="T1">p. 0121</text:span></text:span></text:a><text:span text:style-name="T1">] </text:span><text:span text:style-name="T3">attelle</text:span><text:span text:style-name="T1"> — assula, ferula, Sehiene, splinters.</text:span></text:p>
      <text:p text:style-name="_3c_grc_3e_"><text:span text:style-name="T4">ν</text:span>άρθηξ</text:p>
      <text:p text:style-name="_3c_entry_3e_"><text:span text:style-name="T1">[</text:span><text:a xlink:type="simple" xlink:href="https://www.biusante.parisdescartes.fr/histoire/medica/resultats/index.php?do=zoom&amp;cote=37020d&amp;p=136" text:style-name="Internet_20_link" text:visited-style-name="Visited_20_Internet_20_Link"><text:span text:style-name="Internet_20_link"><text:span text:style-name="T1">p. 0122</text:span></text:span></text:a><text:span text:style-name="T1">] </text:span><text:span text:style-name="T3">atténuation</text:span><text:span text:style-name="T1"> — attenuatio.</text:span></text:p>
      <text:p text:style-name="_3c_grc_3e_">λέπτυνσις</text:p>
      <text:p text:style-name="_3c_entry_3e_"><text:span text:style-name="T1">[</text:span><text:a xlink:type="simple" xlink:href="https://www.biusante.parisdescartes.fr/histoire/medica/resultats/index.php?do=zoom&amp;cote=37020d&amp;p=136" text:style-name="Internet_20_link" text:visited-style-name="Visited_20_Internet_20_Link"><text:span text:style-name="Internet_20_link"><text:span text:style-name="T1">p. 0122</text:span></text:span></text:a><text:span text:style-name="T1">] </text:span><text:span text:style-name="T3">atténué</text:span><text:span text:style-name="T1"> — attenuatus.</text:span></text:p>
      <text:p text:style-name="_3c_grc_3e_">λελεπτυσμ<text:span text:style-name="T4">έ</text:span>νος</text:p>
      <text:p text:style-name="_3c_entry_3e_"><text:span text:style-name="T1">[</text:span><text:a xlink:type="simple" xlink:href="https://www.biusante.parisdescartes.fr/histoire/medica/resultats/index.php?do=zoom&amp;cote=37020d&amp;p=137" text:style-name="Internet_20_link" text:visited-style-name="Visited_20_Internet_20_Link"><text:span text:style-name="Internet_20_link"><text:span text:style-name="T1">p. 0123</text:span></text:span></text:a><text:span text:style-name="T1">] </text:span><text:span text:style-name="T3">auditif</text:span><text:span text:style-name="T1"> — auditivus, auditory, auditivo, auditivo.</text:span></text:p>
      <text:p text:style-name="_3c_grc_3e_"><text:span text:style-name="T4">ἀ</text:span>κου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7" text:style-name="Internet_20_link" text:visited-style-name="Visited_20_Internet_20_Link"><text:span text:style-name="Internet_20_link"><text:span text:style-name="T1">p. 0123</text:span></text:span></text:a><text:span text:style-name="T1">] </text:span><text:span text:style-name="T3">audition</text:span><text:span text:style-name="T1"> — auditio, Gehör, audition, udito, audition.</text:span></text:p>
      <text:p text:style-name="_3c_grc_3e_"><text:span text:style-name="T4">ἀ</text:span>κ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7" text:style-name="Internet_20_link" text:visited-style-name="Visited_20_Internet_20_Link"><text:span text:style-name="Internet_20_link"><text:span text:style-name="T1">p. 0123</text:span></text:span></text:a><text:span text:style-name="T1">] </text:span><text:span text:style-name="T3">augment</text:span><text:span text:style-name="T1"> — augmentum, Zunehmen, increase, aumentoi, aumentoi.</text:span></text:p>
      <text:p text:style-name="_3c_grc_3e_"><text:span text:style-name="T4">ἀ</text:span>κ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9" text:style-name="Internet_20_link" text:visited-style-name="Visited_20_Internet_20_Link"><text:span text:style-name="Internet_20_link"><text:span text:style-name="T1">p. 0125</text:span></text:span></text:a><text:span text:style-name="T1">] </text:span><text:span text:style-name="T3">austère</text:span><text:span text:style-name="T1"> — austerus, streng, sharp, austero, austero.</text:span></text:p>
      <text:p text:style-name="_3c_grc_3e_">α<text:span text:style-name="T4">ὐ</text:span>στ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9" text:style-name="Internet_20_link" text:visited-style-name="Visited_20_Internet_20_Link"><text:span text:style-name="Internet_20_link"><text:span text:style-name="T1">p. 0125</text:span></text:span></text:a><text:span text:style-name="T1">] </text:span><text:span text:style-name="T3">autarcie</text:span><text:span text:style-name="T1"> — autarcia.</text:span></text:p>
      <text:p text:style-name="_3c_grc_3e_"><text:span text:style-name="T4">αὐ</text:span>τάρκεια</text:p>
      <text:p text:style-name="_3c_entry_3e_"><text:span text:style-name="T1">[</text:span><text:a xlink:type="simple" xlink:href="https://www.biusante.parisdescartes.fr/histoire/medica/resultats/index.php?do=zoom&amp;cote=37020d&amp;p=139" text:style-name="Internet_20_link" text:visited-style-name="Visited_20_Internet_20_Link"><text:span text:style-name="Internet_20_link"><text:span text:style-name="T1">p. 0125</text:span></text:span></text:a><text:span text:style-name="T1">] </text:span><text:span text:style-name="T3">automne</text:span><text:span text:style-name="T1"> — autumnus, Herbst, autuma, autumo, otono.</text:span></text:p>
      <text:p text:style-name="_3c_grc_3e_">φθιν<text:span text:style-name="T4">ό</text:span>π<text:span text:style-name="T4">ω</text:span>ρ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39" text:style-name="Internet_20_link" text:visited-style-name="Visited_20_Internet_20_Link"><text:span text:style-name="Internet_20_link"><text:span text:style-name="T1">p. 0125</text:span></text:span></text:a><text:span text:style-name="T1">] </text:span><text:span text:style-name="T3">autonomie</text:span><text:span text:style-name="T1"> — </text:span></text:p>
      <text:p text:style-name="_3c_grc_3e_">α<text:span text:style-name="T4">ὐ</text:span>τονομία</text:p>
      <text:p text:style-name="_3c_entry_3e_"><text:span text:style-name="T1">[</text:span><text:a xlink:type="simple" xlink:href="https://www.biusante.parisdescartes.fr/histoire/medica/resultats/index.php?do=zoom&amp;cote=37020d&amp;p=142" text:style-name="Internet_20_link" text:visited-style-name="Visited_20_Internet_20_Link"><text:span text:style-name="Internet_20_link"><text:span text:style-name="T1">p. 0128</text:span></text:span></text:a><text:span text:style-name="T1">] </text:span><text:span text:style-name="T3">avoine</text:span><text:span text:style-name="T1"> — Avena sativa (L.), Hafer, oats, vena, avena.</text:span></text:p>
      <text:p text:style-name="_3c_grc_3e_">β<text:span text:style-name="T4">ρ</text:span>όμος</text:p>
      <text:p text:style-name="_3c_entry_3e_"><text:span text:style-name="T1">[</text:span><text:a xlink:type="simple" xlink:href="https://www.biusante.parisdescartes.fr/histoire/medica/resultats/index.php?do=zoom&amp;cote=37020d&amp;p=143" text:style-name="Internet_20_link" text:visited-style-name="Visited_20_Internet_20_Link"><text:span text:style-name="Internet_20_link"><text:span text:style-name="T1">p. 0129</text:span></text:span></text:a><text:span text:style-name="T1">] </text:span><text:span text:style-name="T3">axe</text:span><text:span text:style-name="T1"> — axis, Achse, axis, asse, ege.</text:span></text:p>
      <text:p text:style-name="_3c_grc_3e_"><text:span text:style-name="T4">ἄ</text:span>ξω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43" text:style-name="Internet_20_link" text:visited-style-name="Visited_20_Internet_20_Link"><text:span text:style-name="Internet_20_link"><text:span text:style-name="T1">p. 0129</text:span></text:span></text:a><text:span text:style-name="T1">] </text:span><text:span text:style-name="T3">axonge</text:span><text:span text:style-name="T1"> — axungia, Schmalz, axunge, sugna, mantesa, unto.</text:span></text:p>
      <text:p text:style-name="_3c_grc_3e_"><text:span text:style-name="T4">ἀ</text:span>ξούγγια</text:p>
      <text:p text:style-name="_3c_entry_3e_"><text:span text:style-name="T1">[</text:span><text:a xlink:type="simple" xlink:href="https://www.biusante.parisdescartes.fr/histoire/medica/resultats/index.php?do=zoom&amp;cote=37020d&amp;p=147" text:style-name="Internet_20_link" text:visited-style-name="Visited_20_Internet_20_Link"><text:span text:style-name="Internet_20_link"><text:span text:style-name="T1">p. 0133</text:span></text:span></text:a><text:span text:style-name="T1">] </text:span><text:span text:style-name="T3">azyme</text:span><text:span text:style-name="T1"> — Oblate, azzimo.</text:span></text:p>
      <text:p text:style-name="_3c_grc_3e_"><text:span text:style-name="T4">ἄ</text:span>ζυμος</text:p>
      <text:p text:style-name="_3c_entry_3e_"><text:span text:style-name="T1">[</text:span><text:a xlink:type="simple" xlink:href="https://www.biusante.parisdescartes.fr/histoire/medica/resultats/index.php?do=zoom&amp;cote=37020d&amp;p=148" text:style-name="Internet_20_link" text:visited-style-name="Visited_20_Internet_20_Link"><text:span text:style-name="Internet_20_link"><text:span text:style-name="T1">p. 0134</text:span></text:span></text:a><text:span text:style-name="T1">] </text:span><text:span text:style-name="T3">baie</text:span><text:span text:style-name="T1"> — bacca, Beere, berry, bacca, baya.</text:span></text:p>
      <text:p text:style-name="_3c_grc_3e_"><text:soft-page-break/><text:span text:style-name="T4">κόκκος</text:span></text:p>
      <text:p text:style-name="_3c_entry_3e_"><text:span text:style-name="T1">[</text:span><text:a xlink:type="simple" xlink:href="https://www.biusante.parisdescartes.fr/histoire/medica/resultats/index.php?do=zoom&amp;cote=37020d&amp;p=148" text:style-name="Internet_20_link" text:visited-style-name="Visited_20_Internet_20_Link"><text:span text:style-name="Internet_20_link"><text:span text:style-name="T1">p. 0134</text:span></text:span></text:a><text:span text:style-name="T1">] </text:span><text:span text:style-name="T3">baignoire</text:span><text:span text:style-name="T1"> — labrum, solium, piscina, Badewanne, bathing-tub, bagno, band.</text:span></text:p>
      <text:p text:style-name="_3c_grc_3e_"><text:span text:style-name="T5">κολύμβηθρα</text:span></text:p>
      <text:p text:style-name="_3c_entry_3e_"><text:span text:style-name="T1">[</text:span><text:a xlink:type="simple" xlink:href="https://www.biusante.parisdescartes.fr/histoire/medica/resultats/index.php?do=zoom&amp;cote=37020d&amp;p=148" text:style-name="Internet_20_link" text:visited-style-name="Visited_20_Internet_20_Link"><text:span text:style-name="Internet_20_link"><text:span text:style-name="T1">p. 0134</text:span></text:span></text:a><text:span text:style-name="T1">] </text:span><text:span text:style-name="T3">bâillement</text:span><text:span text:style-name="T1"> — oscitatio, Gähnen, yawning, sbadgliamento, bostezo.</text:span></text:p>
      <text:p text:style-name="_3c_grc_3e_"><text:span text:style-name="T4">χ</text:span>ά<text:span text:style-name="T4">σμη</text:span></text:p>
      <text:p text:style-name="_3c_entry_3e_"><text:span text:style-name="T1">[</text:span><text:a xlink:type="simple" xlink:href="https://www.biusante.parisdescartes.fr/histoire/medica/resultats/index.php?do=zoom&amp;cote=37020d&amp;p=148" text:style-name="Internet_20_link" text:visited-style-name="Visited_20_Internet_20_Link"><text:span text:style-name="Internet_20_link"><text:span text:style-name="T1">p. 0134</text:span></text:span></text:a><text:span text:style-name="T1">] </text:span><text:span text:style-name="T3">bain</text:span><text:span text:style-name="T1"> — balneum, Bad, bath, bagao, baïio.</text:span></text:p>
      <text:p text:style-name="_3c_grc_3e_"><text:span text:style-name="T4">β</text:span>αλα<text:span text:style-name="T4">νεῖον</text:span></text:p>
      <text:p text:style-name="_3c_entry_3e_"><text:span text:style-name="T1">[</text:span><text:a xlink:type="simple" xlink:href="https://www.biusante.parisdescartes.fr/histoire/medica/resultats/index.php?do=zoom&amp;cote=37020d&amp;p=149" text:style-name="Internet_20_link" text:visited-style-name="Visited_20_Internet_20_Link"><text:span text:style-name="Internet_20_link"><text:span text:style-name="T1">p. 0135</text:span></text:span></text:a><text:span text:style-name="T1">] </text:span><text:span text:style-name="T3">balance</text:span><text:span text:style-name="T1"> — bilanx, Wage, seales, bilancia, balanza.</text:span></text:p>
      <text:p text:style-name="_3c_grc_3e_">τρυτάν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49" text:style-name="Internet_20_link" text:visited-style-name="Visited_20_Internet_20_Link"><text:span text:style-name="Internet_20_link"><text:span text:style-name="T1">p. 0135</text:span></text:span></text:a><text:span text:style-name="T1">] </text:span><text:span text:style-name="T3">balbutiement</text:span><text:span text:style-name="T1"> — balbuties, Stammeln, stammering, balbuzie, balbucencia.</text:span></text:p>
      <text:p text:style-name="_3c_grc_3e_">τραυλ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9" text:style-name="Internet_20_link" text:visited-style-name="Visited_20_Internet_20_Link"><text:span text:style-name="Internet_20_link"><text:span text:style-name="T1">p. 0135</text:span></text:span></text:a><text:span text:style-name="T1">] </text:span><text:span text:style-name="T3">baleine</text:span><text:span text:style-name="T1"> — balœnja, cete, Wallfisch, whale, balena, ballend.</text:span></text:p>
      <text:p text:style-name="_3c_grc_3e_">κ<text:span text:style-name="T4">ῆ</text:span>τος</text:p>
      <text:p text:style-name="_3c_entry_3e_"><text:span text:style-name="T1">[</text:span><text:a xlink:type="simple" xlink:href="https://www.biusante.parisdescartes.fr/histoire/medica/resultats/index.php?do=zoom&amp;cote=37020d&amp;p=151" text:style-name="Internet_20_link" text:visited-style-name="Visited_20_Internet_20_Link"><text:span text:style-name="Internet_20_link"><text:span text:style-name="T1">p. 0137</text:span></text:span></text:a><text:span text:style-name="T1">] </text:span><text:span text:style-name="T3">bandage</text:span><text:span text:style-name="T1"> — deligatio, Verband, bandage, fasciatura, venda.</text:span></text:p>
      <text:p text:style-name="_3c_grc_3e_"><text:span text:style-name="T4">ἐ</text:span>πί<text:span text:style-name="T4">δ</text:span>εσις</text:p>
      <text:p text:style-name="_3c_entry_3e_"><text:span text:style-name="T1">[</text:span><text:a xlink:type="simple" xlink:href="https://www.biusante.parisdescartes.fr/histoire/medica/resultats/index.php?do=zoom&amp;cote=37020d&amp;p=154" text:style-name="Internet_20_link" text:visited-style-name="Visited_20_Internet_20_Link"><text:span text:style-name="Internet_20_link"><text:span text:style-name="T1">p. 0140</text:span></text:span></text:a><text:span text:style-name="T1">] </text:span><text:span text:style-name="T3">bande</text:span><text:span text:style-name="T1"> — fascia, Binde, band, fascia, faja.</text:span></text:p>
      <text:p text:style-name="_3c_grc_3e_"><text:span text:style-name="T4">ὀθόνιον</text:span></text:p>
      <text:p text:style-name="_3c_entry_3e_"><text:span text:style-name="T1">[</text:span><text:a xlink:type="simple" xlink:href="https://www.biusante.parisdescartes.fr/histoire/medica/resultats/index.php?do=zoom&amp;cote=37020d&amp;p=155" text:style-name="Internet_20_link" text:visited-style-name="Visited_20_Internet_20_Link"><text:span text:style-name="Internet_20_link"><text:span text:style-name="T1">p. 0141</text:span></text:span></text:a><text:span text:style-name="T1">] </text:span><text:span text:style-name="T3">barbe</text:span><text:span text:style-name="T1"> — barba, Bart, beard, barba, barba.</text:span></text:p>
      <text:p text:style-name="_3c_grc_3e_"><text:span text:style-name="T4">πώγων</text:span><text:span text:style-name="T6"> </text:span>—<text:span text:style-name="T6"> </text:span>γέ<text:span text:style-name="T4">ν</text:span>ε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57" text:style-name="Internet_20_link" text:visited-style-name="Visited_20_Internet_20_Link"><text:span text:style-name="Internet_20_link"><text:span text:style-name="T1">p. 0143</text:span></text:span></text:a><text:span text:style-name="T1">] </text:span><text:span text:style-name="T3">baryécoïe</text:span><text:span text:style-name="T1"> — baryecoia, Schwerhörigkeif.</text:span></text:p>
      <text:p text:style-name="_3c_grc_3e_"><text:span text:style-name="T4">β</text:span>αρυηκο<text:span text:style-name="T4">ΐ</text:span>α</text:p>
      <text:p text:style-name="_3c_entry_3e_"><text:span text:style-name="T1">[</text:span><text:a xlink:type="simple" xlink:href="https://www.biusante.parisdescartes.fr/histoire/medica/resultats/index.php?do=zoom&amp;cote=37020d&amp;p=157" text:style-name="Internet_20_link" text:visited-style-name="Visited_20_Internet_20_Link"><text:span text:style-name="Internet_20_link"><text:span text:style-name="T1">p. 0143</text:span></text:span></text:a><text:span text:style-name="T1">] </text:span><text:span text:style-name="T3">base</text:span><text:span text:style-name="T1"> — basis, Basis, basis, base, base.</text:span></text:p>
      <text:p text:style-name="_3c_grc_3e_">βάσις</text:p>
      <text:p text:style-name="_3c_entry_3e_"><text:span text:style-name="T1">[</text:span><text:a xlink:type="simple" xlink:href="https://www.biusante.parisdescartes.fr/histoire/medica/resultats/index.php?do=zoom&amp;cote=37020d&amp;p=158" text:style-name="Internet_20_link" text:visited-style-name="Visited_20_Internet_20_Link"><text:span text:style-name="Internet_20_link"><text:span text:style-name="T1">p. 0144</text:span></text:span></text:a><text:span text:style-name="T1">] </text:span><text:span text:style-name="T3">basilic2</text:span><text:span text:style-name="T1"> — basilicus, Basilisk, basilisk, basilisco.</text:span></text:p>
      <text:p text:style-name="_3c_grc_3e_">βασιλίσκος</text:p>
      <text:p text:style-name="_3c_entry_3e_"><text:span text:style-name="T1">[</text:span><text:a xlink:type="simple" xlink:href="https://www.biusante.parisdescartes.fr/histoire/medica/resultats/index.php?do=zoom&amp;cote=37020d&amp;p=160" text:style-name="Internet_20_link" text:visited-style-name="Visited_20_Internet_20_Link"><text:span text:style-name="Internet_20_link"><text:span text:style-name="T1">p. 0146</text:span></text:span></text:a><text:span text:style-name="T1">] </text:span><text:span text:style-name="T3">battement</text:span><text:span text:style-name="T1"> — pulsus, Schlagen, beating, battimento.</text:span></text:p>
      <text:p text:style-name="_3c_grc_3e_">σφυ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0" text:style-name="Internet_20_link" text:visited-style-name="Visited_20_Internet_20_Link"><text:span text:style-name="Internet_20_link"><text:span text:style-name="T1">p. 0146</text:span></text:span></text:a><text:span text:style-name="T1">] </text:span><text:span text:style-name="T3">baume</text:span><text:span text:style-name="T1"> — balsamum, Balsam, balsam, balsamo, balsamo.</text:span></text:p>
      <text:p text:style-name="_3c_grc_3e_">βάλσαμον</text:p>
      <text:p text:style-name="_3c_entry_3e_"><text:span text:style-name="T1">[</text:span><text:a xlink:type="simple" xlink:href="https://www.biusante.parisdescartes.fr/histoire/medica/resultats/index.php?do=zoom&amp;cote=37020d&amp;p=162" text:style-name="Internet_20_link" text:visited-style-name="Visited_20_Internet_20_Link"><text:span text:style-name="Internet_20_link"><text:span text:style-name="T1">p. 0148</text:span></text:span></text:a><text:span text:style-name="T1">] </text:span><text:span text:style-name="T3">bdellium</text:span><text:span text:style-name="T1"> — bdellium.</text:span></text:p>
      <text:p text:style-name="_3c_grc_3e_">β<text:span text:style-name="T4">δέ</text:span>λλι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63" text:style-name="Internet_20_link" text:visited-style-name="Visited_20_Internet_20_Link"><text:span text:style-name="Internet_20_link"><text:span text:style-name="T1">p. 0149</text:span></text:span></text:a><text:span text:style-name="T1">] </text:span><text:span text:style-name="T3">beau</text:span><text:span text:style-name="T1"> — das Schöne.</text:span></text:p>
      <text:p text:style-name="_3c_grc_3e_">τ<text:span text:style-name="T4">ὸ</text:span> καλ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163" text:style-name="Internet_20_link" text:visited-style-name="Visited_20_Internet_20_Link"><text:span text:style-name="Internet_20_link"><text:span text:style-name="T1">p. 0149</text:span></text:span></text:a><text:span text:style-name="T1">] </text:span><text:span text:style-name="T3">bec</text:span><text:span text:style-name="T1"> — rostrum, Schnabel, bill, beak, becco, pico.</text:span></text:p>
      <text:p text:style-name="_3c_grc_3e_"><text:span text:style-name="T4">ῥύ</text:span>γχος</text:p>
      <text:p text:style-name="_3c_entry_3e_"><text:span text:style-name="T1">[</text:span><text:a xlink:type="simple" xlink:href="https://www.biusante.parisdescartes.fr/histoire/medica/resultats/index.php?do=zoom&amp;cote=37020d&amp;p=163" text:style-name="Internet_20_link" text:visited-style-name="Visited_20_Internet_20_Link"><text:span text:style-name="Internet_20_link"><text:span text:style-name="T1">p. 0149</text:span></text:span></text:a><text:span text:style-name="T1">] </text:span><text:span text:style-name="T3">bégayement</text:span><text:span text:style-name="T1"> — linguœ hœsitatio, Stottern, stammering, il balbettare, tartamudez.</text:span></text:p>
      <text:p text:style-name="_3c_grc_3e_">ψελλότης</text:p>
      <text:p text:style-name="_3c_entry_3e_"><text:soft-page-break/><text:span text:style-name="T1">[</text:span><text:a xlink:type="simple" xlink:href="https://www.biusante.parisdescartes.fr/histoire/medica/resultats/index.php?do=zoom&amp;cote=37020d&amp;p=164" text:style-name="Internet_20_link" text:visited-style-name="Visited_20_Internet_20_Link"><text:span text:style-name="Internet_20_link"><text:span text:style-name="T1">p. 0150</text:span></text:span></text:a><text:span text:style-name="T1">] </text:span><text:span text:style-name="T3">belieb</text:span><text:span text:style-name="T1"> — aries, Widder, wether, arietê, arietê.</text:span></text:p>
      <text:p text:style-name="_3c_grc_3e_">κρι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5" text:style-name="Internet_20_link" text:visited-style-name="Visited_20_Internet_20_Link"><text:span text:style-name="Internet_20_link"><text:span text:style-name="T1">p. 0151</text:span></text:span></text:a><text:span text:style-name="T1">] </text:span><text:span text:style-name="T3">ben</text:span><text:span text:style-name="T1"> — Behennuss, bennut, ben, nuez de ben.</text:span></text:p>
      <text:p text:style-name="_3c_grc_3e_">βάλανος μυρεψ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65" text:style-name="Internet_20_link" text:visited-style-name="Visited_20_Internet_20_Link"><text:span text:style-name="Internet_20_link"><text:span text:style-name="T1">p. 0151</text:span></text:span></text:a><text:span text:style-name="T1">] </text:span><text:span text:style-name="T3">bénignité</text:span><text:span text:style-name="T1"> — Gutartigkeit, benignity, benignita.</text:span></text:p>
      <text:p text:style-name="_3c_grc_3e_">ε<text:span text:style-name="T4">ὐ</text:span>ήθεια</text:p>
      <text:p text:style-name="_3c_entry_3e_"><text:span text:style-name="T1">[</text:span><text:a xlink:type="simple" xlink:href="https://www.biusante.parisdescartes.fr/histoire/medica/resultats/index.php?do=zoom&amp;cote=37020d&amp;p=165" text:style-name="Internet_20_link" text:visited-style-name="Visited_20_Internet_20_Link"><text:span text:style-name="Internet_20_link"><text:span text:style-name="T1">p. 0151</text:span></text:span></text:a><text:span text:style-name="T1">] </text:span><text:span text:style-name="T3">bénin</text:span><text:span text:style-name="T1"> — </text:span></text:p>
      <text:p text:style-name="_3c_grc_3e_">ε<text:span text:style-name="T4">ὐ</text:span>ήθης</text:p>
      <text:p text:style-name="_3c_entry_3e_"><text:span text:style-name="T1">[</text:span><text:a xlink:type="simple" xlink:href="https://www.biusante.parisdescartes.fr/histoire/medica/resultats/index.php?do=zoom&amp;cote=37020d&amp;p=167" text:style-name="Internet_20_link" text:visited-style-name="Visited_20_Internet_20_Link"><text:span text:style-name="Internet_20_link"><text:span text:style-name="T1">p. 0153</text:span></text:span></text:a><text:span text:style-name="T1">] </text:span><text:span text:style-name="T3">berceau</text:span><text:span text:style-name="T1"> — cunœ, Wiege, craddle.</text:span></text:p>
      <text:p text:style-name="_3c_grc_3e_">σκάφη — κοι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69" text:style-name="Internet_20_link" text:visited-style-name="Visited_20_Internet_20_Link"><text:span text:style-name="Internet_20_link"><text:span text:style-name="T1">p. 0155</text:span></text:span></text:a><text:span text:style-name="T1">] </text:span><text:span text:style-name="T3">bête</text:span><text:span text:style-name="T1"> — bestia, Thier, beast, bestia, bestia.</text:span></text:p>
      <text:p text:style-name="_3c_grc_3e_">θ<text:span text:style-name="T4">η</text:span>ρίον</text:p>
      <text:p text:style-name="_3c_entry_3e_"><text:span text:style-name="T1">[</text:span><text:a xlink:type="simple" xlink:href="https://www.biusante.parisdescartes.fr/histoire/medica/resultats/index.php?do=zoom&amp;cote=37020d&amp;p=169" text:style-name="Internet_20_link" text:visited-style-name="Visited_20_Internet_20_Link"><text:span text:style-name="Internet_20_link"><text:span text:style-name="T1">p. 0155</text:span></text:span></text:a><text:span text:style-name="T1">] </text:span><text:span text:style-name="T3">bette</text:span><text:span text:style-name="T1"> — beta, Mangold, beet, bietola, acelga.</text:span></text:p>
      <text:p text:style-name="_3c_grc_3e_">τε<text:span text:style-name="T4">ῦ</text:span>τλον</text:p>
      <text:p text:style-name="_3c_entry_3e_"><text:span text:style-name="T1">[</text:span><text:a xlink:type="simple" xlink:href="https://www.biusante.parisdescartes.fr/histoire/medica/resultats/index.php?do=zoom&amp;cote=37020d&amp;p=169" text:style-name="Internet_20_link" text:visited-style-name="Visited_20_Internet_20_Link"><text:span text:style-name="Internet_20_link"><text:span text:style-name="T1">p. 0155</text:span></text:span></text:a><text:span text:style-name="T1">] </text:span><text:span text:style-name="T3">beurre</text:span><text:span text:style-name="T1"> — butyrum, Butter, butter, butirno, manteca.</text:span></text:p>
      <text:p text:style-name="_3c_grc_3e_">βούτυρον</text:p>
      <text:p text:style-name="_3c_entry_3e_"><text:span text:style-name="T1">[</text:span><text:a xlink:type="simple" xlink:href="https://www.biusante.parisdescartes.fr/histoire/medica/resultats/index.php?do=zoom&amp;cote=37020d&amp;p=171" text:style-name="Internet_20_link" text:visited-style-name="Visited_20_Internet_20_Link"><text:span text:style-name="Internet_20_link"><text:span text:style-name="T1">p. 0157</text:span></text:span></text:a><text:span text:style-name="T1">] </text:span><text:span text:style-name="T3">bienséance</text:span><text:span text:style-name="T1"> — decens habitus.</text:span></text:p>
      <text:p text:style-name="_3c_grc_3e_">ε<text:span text:style-name="T4">ὐ</text:span>σχημοσύν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71" text:style-name="Internet_20_link" text:visited-style-name="Visited_20_Internet_20_Link"><text:span text:style-name="Internet_20_link"><text:span text:style-name="T1">p. 0157</text:span></text:span></text:a><text:span text:style-name="T1">] </text:span><text:span text:style-name="T3">bière</text:span><text:span text:style-name="T1"> — cerevisia, Bier, beer, birra, cerveza.</text:span></text:p>
      <text:p text:style-name="_3c_grc_3e_">ζ<text:span text:style-name="T4">ῦ</text:span>θος</text:p>
      <text:p text:style-name="_3c_entry_3e_"><text:span text:style-name="T1">[</text:span><text:a xlink:type="simple" xlink:href="https://www.biusante.parisdescartes.fr/histoire/medica/resultats/index.php?do=zoom&amp;cote=37020d&amp;p=172" text:style-name="Internet_20_link" text:visited-style-name="Visited_20_Internet_20_Link"><text:span text:style-name="Internet_20_link"><text:span text:style-name="T1">p. 0158</text:span></text:span></text:a><text:span text:style-name="T1">] </text:span><text:span text:style-name="T3">bile</text:span><text:span text:style-name="T1"> — bilis, Galle, bile, bile, bilis.</text:span></text:p>
      <text:p text:style-name="_3c_grc_3e_">χ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72" text:style-name="Internet_20_link" text:visited-style-name="Visited_20_Internet_20_Link"><text:span text:style-name="Internet_20_link"><text:span text:style-name="T1">p. 0158</text:span></text:span></text:a><text:span text:style-name="T1">] </text:span><text:span text:style-name="T3">biliaire</text:span><text:span text:style-name="T1"> — biliaris, biliary, biliare, biliar.</text:span></text:p>
      <text:p text:style-name="_3c_grc_3e_"><text:span text:style-name="T4">χο</text:span>λώ<text:span text:style-name="T4">δ</text:span>η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173" text:style-name="Internet_20_link" text:visited-style-name="Visited_20_Internet_20_Link"><text:span text:style-name="Internet_20_link"><text:span text:style-name="T1">p. 0159</text:span></text:span></text:a><text:span text:style-name="T1">] </text:span><text:span text:style-name="T3">bilieux</text:span><text:span text:style-name="T1"> — biliosus, gallig, bilious, bilioso, bilioso.</text:span></text:p>
      <text:p text:style-name="_3c_grc_3e_"><text:span text:style-name="T4">χολώδης</text:span></text:p>
      <text:p text:style-name="_3c_entry_3e_"><text:span text:style-name="T1">[</text:span><text:a xlink:type="simple" xlink:href="https://www.biusante.parisdescartes.fr/histoire/medica/resultats/index.php?do=zoom&amp;cote=37020d&amp;p=176" text:style-name="Internet_20_link" text:visited-style-name="Visited_20_Internet_20_Link"><text:span text:style-name="Internet_20_link"><text:span text:style-name="T1">p. 0162</text:span></text:span></text:a><text:span text:style-name="T1">] </text:span><text:span text:style-name="T3">bistouri</text:span><text:span text:style-name="T1"> — scalpellus, Bisturi, bistoury, bistori, bisturi.</text:span></text:p>
      <text:p text:style-name="_3c_grc_3e_">σμίλη — μαχα<text:span text:style-name="T4">ί</text:span>ρ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77" text:style-name="Internet_20_link" text:visited-style-name="Visited_20_Internet_20_Link"><text:span text:style-name="Internet_20_link"><text:span text:style-name="T1">p. 0163</text:span></text:span></text:a><text:span text:style-name="T1">] </text:span><text:span text:style-name="T3">bitume</text:span><text:span text:style-name="T1"> — bitumen, Bitumen, Erdharz, bitumen, bitume, betun.</text:span></text:p>
      <text:p text:style-name="_3c_grc_3e_"><text:span text:style-name="T4">ἄ</text:span>σφαλτος</text:p>
      <text:p text:style-name="_3c_entry_3e_"><text:span text:style-name="T1">[</text:span><text:a xlink:type="simple" xlink:href="https://www.biusante.parisdescartes.fr/histoire/medica/resultats/index.php?do=zoom&amp;cote=37020d&amp;p=178" text:style-name="Internet_20_link" text:visited-style-name="Visited_20_Internet_20_Link"><text:span text:style-name="Internet_20_link"><text:span text:style-name="T1">p. 0164</text:span></text:span></text:a><text:span text:style-name="T1">] </text:span><text:span text:style-name="T3">blaste</text:span><text:span text:style-name="T1"> — Keim, blasto, blasto.</text:span></text:p>
      <text:p text:style-name="_3c_grc_3e_">βλασ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79" text:style-name="Internet_20_link" text:visited-style-name="Visited_20_Internet_20_Link"><text:span text:style-name="Internet_20_link"><text:span text:style-name="T1">p. 0165</text:span></text:span></text:a><text:span text:style-name="T1">] </text:span><text:span text:style-name="T3">blatte</text:span><text:span text:style-name="T1"> — Blatta, -Schabe, moth, tignuola.</text:span></text:p>
      <text:p text:style-name="_3c_grc_3e_">σίλφ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79" text:style-name="Internet_20_link" text:visited-style-name="Visited_20_Internet_20_Link"><text:span text:style-name="Internet_20_link"><text:span text:style-name="T1">p. 0165</text:span></text:span></text:a><text:span text:style-name="T1">] </text:span><text:span text:style-name="T3">blé</text:span><text:span text:style-name="T1"> — Triticum, Korn, wheat, biada, trigo.</text:span></text:p>
      <text:p text:style-name="_3c_grc_3e_">πυ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81" text:style-name="Internet_20_link" text:visited-style-name="Visited_20_Internet_20_Link"><text:span text:style-name="Internet_20_link"><text:span text:style-name="T1">p. 0167</text:span></text:span></text:a><text:span text:style-name="T1">] </text:span><text:span text:style-name="T3">blépharides</text:span><text:span text:style-name="T1"> — Augenwimper.</text:span></text:p>
      <text:p text:style-name="_3c_grc_3e_"><text:soft-page-break/>βλεφαρίδες</text:p>
      <text:p text:style-name="_3c_entry_3e_"><text:span text:style-name="T1">[</text:span><text:a xlink:type="simple" xlink:href="https://www.biusante.parisdescartes.fr/histoire/medica/resultats/index.php?do=zoom&amp;cote=37020d&amp;p=182" text:style-name="Internet_20_link" text:visited-style-name="Visited_20_Internet_20_Link"><text:span text:style-name="Internet_20_link"><text:span text:style-name="T1">p. 0168</text:span></text:span></text:a><text:span text:style-name="T1">] </text:span><text:span text:style-name="T3">blépharoxyste</text:span><text:span text:style-name="T1"> — blepharoxystum.</text:span></text:p>
      <text:p text:style-name="_3c_grc_3e_">βλεφαρόξυστ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82" text:style-name="Internet_20_link" text:visited-style-name="Visited_20_Internet_20_Link"><text:span text:style-name="Internet_20_link"><text:span text:style-name="T1">p. 0168</text:span></text:span></text:a><text:span text:style-name="T1">] </text:span><text:span text:style-name="T3">blessure</text:span><text:span text:style-name="T1"> — vulnus, lœsio, Wunde, wound, ferita, herida.</text:span></text:p>
      <text:p text:style-name="_3c_grc_3e_">τρα<text:span text:style-name="T4">ῦ</text:span>μα</text:p>
      <text:p text:style-name="_3c_entry_3e_"><text:span text:style-name="T1">[</text:span><text:a xlink:type="simple" xlink:href="https://www.biusante.parisdescartes.fr/histoire/medica/resultats/index.php?do=zoom&amp;cote=37020d&amp;p=182" text:style-name="Internet_20_link" text:visited-style-name="Visited_20_Internet_20_Link"><text:span text:style-name="Internet_20_link"><text:span text:style-name="T1">p. 0168</text:span></text:span></text:a><text:span text:style-name="T1">] </text:span><text:span text:style-name="T3">blette</text:span><text:span text:style-name="T1"> — Blitum, kleiner Amaranth, blite, strawberry-spinage, bietola, bledo.</text:span></text:p>
      <text:p text:style-name="_3c_grc_3e_">βλίτ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83" text:style-name="Internet_20_link" text:visited-style-name="Visited_20_Internet_20_Link"><text:span text:style-name="Internet_20_link"><text:span text:style-name="T1">p. 0169</text:span></text:span></text:a><text:span text:style-name="T1">] </text:span><text:span text:style-name="T3">bœuf</text:span><text:span text:style-name="T1"> — bos, Ochse, οχ, bue, buey.</text:span></text:p>
      <text:p text:style-name="_3c_grc_3e_">βο<text:span text:style-name="T4">ῦ</text:span>ς</text:p>
      <text:p text:style-name="_3c_entry_3e_"><text:span text:style-name="T1">[</text:span><text:a xlink:type="simple" xlink:href="https://www.biusante.parisdescartes.fr/histoire/medica/resultats/index.php?do=zoom&amp;cote=37020d&amp;p=183" text:style-name="Internet_20_link" text:visited-style-name="Visited_20_Internet_20_Link"><text:span text:style-name="Internet_20_link"><text:span text:style-name="T1">p. 0169</text:span></text:span></text:a><text:span text:style-name="T1">] </text:span><text:span text:style-name="T3">bois</text:span><text:span text:style-name="T1"> — lignum, Holz, wood, legno, leño.</text:span></text:p>
      <text:p text:style-name="_3c_grc_3e_">ξύλον</text:p>
      <text:p text:style-name="_3c_entry_3e_"><text:span text:style-name="T1">[</text:span><text:a xlink:type="simple" xlink:href="https://www.biusante.parisdescartes.fr/histoire/medica/resultats/index.php?do=zoom&amp;cote=37020d&amp;p=184" text:style-name="Internet_20_link" text:visited-style-name="Visited_20_Internet_20_Link"><text:span text:style-name="Internet_20_link"><text:span text:style-name="T1">p. 0170</text:span></text:span></text:a><text:span text:style-name="T1">] </text:span><text:span text:style-name="T3">boisson</text:span><text:span text:style-name="T1"> — potus, Getränk, drink, bevanda, bebida.</text:span></text:p>
      <text:p text:style-name="_3c_grc_3e_">πόσις</text:p>
      <text:p text:style-name="_3c_entry_3e_"><text:span text:style-name="T1">[</text:span><text:a xlink:type="simple" xlink:href="https://www.biusante.parisdescartes.fr/histoire/medica/resultats/index.php?do=zoom&amp;cote=37020d&amp;p=186" text:style-name="Internet_20_link" text:visited-style-name="Visited_20_Internet_20_Link"><text:span text:style-name="Internet_20_link"><text:span text:style-name="T1">p. 0172</text:span></text:span></text:a><text:span text:style-name="T1">] </text:span><text:span text:style-name="T3">bon</text:span><text:span text:style-name="T1"> — bonum, das Gute, the good, il buono.</text:span></text:p>
      <text:p text:style-name="_3c_grc_3e_">τ<text:span text:style-name="T4">ὸ</text:span> <text:span text:style-name="T4">ἀ</text:span>γαθ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187" text:style-name="Internet_20_link" text:visited-style-name="Visited_20_Internet_20_Link"><text:span text:style-name="Internet_20_link"><text:span text:style-name="T1">p. 0173</text:span></text:span></text:a><text:span text:style-name="T1">] </text:span><text:span text:style-name="T3">borgne2</text:span><text:span text:style-name="T1"> — codes, unoculus, luscus, einäugig, monocolo, tuerto.</text:span></text:p>
      <text:p text:style-name="_3c_grc_3e_">μ<text:span text:style-name="T4">ό</text:span>νωψ</text:p>
      <text:p text:style-name="_3c_entry_3e_"><text:span text:style-name="T1">[</text:span><text:a xlink:type="simple" xlink:href="https://www.biusante.parisdescartes.fr/histoire/medica/resultats/index.php?do=zoom&amp;cote=37020d&amp;p=188" text:style-name="Internet_20_link" text:visited-style-name="Visited_20_Internet_20_Link"><text:span text:style-name="Internet_20_link"><text:span text:style-name="T1">p. 0174</text:span></text:span></text:a><text:span text:style-name="T1">] </text:span><text:span text:style-name="T3">bosse</text:span><text:span text:style-name="T1"> — gibbus, Höcker, hump, gobba, giba.</text:span></text:p>
      <text:p text:style-name="_3c_grc_3e_"><text:span text:style-name="T4">ὕ</text:span>βωμα</text:p>
      <text:p text:style-name="_3c_entry_3e_"><text:span text:style-name="T1">[</text:span><text:a xlink:type="simple" xlink:href="https://www.biusante.parisdescartes.fr/histoire/medica/resultats/index.php?do=zoom&amp;cote=37020d&amp;p=189" text:style-name="Internet_20_link" text:visited-style-name="Visited_20_Internet_20_Link"><text:span text:style-name="Internet_20_link"><text:span text:style-name="T1">p. 0175</text:span></text:span></text:a><text:span text:style-name="T1">] </text:span><text:span text:style-name="T3">bothrion</text:span><text:span text:style-name="T1"> — Botryon.</text:span></text:p>
      <text:p text:style-name="_3c_grc_3e_">βόθριον</text:p>
      <text:p text:style-name="_3c_entry_3e_"><text:span text:style-name="T1">[</text:span><text:a xlink:type="simple" xlink:href="https://www.biusante.parisdescartes.fr/histoire/medica/resultats/index.php?do=zoom&amp;cote=37020d&amp;p=189" text:style-name="Internet_20_link" text:visited-style-name="Visited_20_Internet_20_Link"><text:span text:style-name="Internet_20_link"><text:span text:style-name="T1">p. 0175</text:span></text:span></text:a><text:span text:style-name="T1">] </text:span><text:span text:style-name="T3">bouche</text:span><text:span text:style-name="T1"> — Mund, mouth, bocca, boca.</text:span></text:p>
      <text:p text:style-name="_3c_grc_3e_">στόμα</text:p>
      <text:p text:style-name="_3c_entry_3e_"><text:span text:style-name="T1">[</text:span><text:a xlink:type="simple" xlink:href="https://www.biusante.parisdescartes.fr/histoire/medica/resultats/index.php?do=zoom&amp;cote=37020d&amp;p=189" text:style-name="Internet_20_link" text:visited-style-name="Visited_20_Internet_20_Link"><text:span text:style-name="Internet_20_link"><text:span text:style-name="T1">p. 0175</text:span></text:span></text:a><text:span text:style-name="T1">] </text:span><text:span text:style-name="T3">boue</text:span><text:span text:style-name="T1"> — caenum, Kosh, mud.</text:span></text:p>
      <text:p text:style-name="_3c_grc_3e_">βόρβορος</text:p>
      <text:p text:style-name="_3c_entry_3e_"><text:span text:style-name="T1">[</text:span><text:a xlink:type="simple" xlink:href="https://www.biusante.parisdescartes.fr/histoire/medica/resultats/index.php?do=zoom&amp;cote=37020d&amp;p=190" text:style-name="Internet_20_link" text:visited-style-name="Visited_20_Internet_20_Link"><text:span text:style-name="Internet_20_link"><text:span text:style-name="T1">p. 0176</text:span></text:span></text:a><text:span text:style-name="T1">] </text:span><text:span text:style-name="T3">bouillie</text:span><text:span text:style-name="T1"> — sorbitio, Brei, pap, farinata, papilla.</text:span></text:p>
      <text:p text:style-name="_3c_grc_3e_"><text:span text:style-name="T4">ῥ</text:span>όφημα</text:p>
      <text:p text:style-name="_3c_entry_3e_"><text:span text:style-name="T1">[</text:span><text:a xlink:type="simple" xlink:href="https://www.biusante.parisdescartes.fr/histoire/medica/resultats/index.php?do=zoom&amp;cote=37020d&amp;p=190" text:style-name="Internet_20_link" text:visited-style-name="Visited_20_Internet_20_Link"><text:span text:style-name="Internet_20_link"><text:span text:style-name="T1">p. 0176</text:span></text:span></text:a><text:span text:style-name="T1">] </text:span><text:span text:style-name="T3">bouillon</text:span><text:span text:style-name="T1"> — jusculum, Bouillion, Fleischbrühe, broth, bolla, brodo, caldo.</text:span></text:p>
      <text:p text:style-name="_3c_grc_3e_">ζω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91" text:style-name="Internet_20_link" text:visited-style-name="Visited_20_Internet_20_Link"><text:span text:style-name="Internet_20_link"><text:span text:style-name="T1">p. 0177</text:span></text:span></text:a><text:span text:style-name="T1">] </text:span><text:span text:style-name="T3">boulimie</text:span><text:span text:style-name="T1"> — bulimia, lnilimus, Heisshunger, bulimy, bulimo.</text:span></text:p>
      <text:p text:style-name="_3c_grc_3e_">β<text:span text:style-name="T4">ο</text:span>ύλιμος</text:p>
      <text:p text:style-name="_3c_entry_3e_"><text:span text:style-name="T1">[</text:span><text:a xlink:type="simple" xlink:href="https://www.biusante.parisdescartes.fr/histoire/medica/resultats/index.php?do=zoom&amp;cote=37020d&amp;p=192" text:style-name="Internet_20_link" text:visited-style-name="Visited_20_Internet_20_Link"><text:span text:style-name="Internet_20_link"><text:span text:style-name="T1">p. 0178</text:span></text:span></text:a><text:span text:style-name="T1">] </text:span><text:span text:style-name="T3">bourgeon</text:span><text:span text:style-name="T1"> — gemma, Knospe, bud, gemma, yema.</text:span></text:p>
      <text:p text:style-name="_3c_grc_3e_">βλασ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96" text:style-name="Internet_20_link" text:visited-style-name="Visited_20_Internet_20_Link"><text:span text:style-name="Internet_20_link"><text:span text:style-name="T1">p. 0182</text:span></text:span></text:a><text:span text:style-name="T1">] </text:span><text:span text:style-name="T3">branchie</text:span><text:span text:style-name="T1"> — branchiae, Kieme, gilt, branchie, branquias.</text:span></text:p>
      <text:p text:style-name="_3c_grc_3e_">βράγχια</text:p>
      <text:p text:style-name="_3c_entry_3e_"><text:span text:style-name="T1">[</text:span><text:a xlink:type="simple" xlink:href="https://www.biusante.parisdescartes.fr/histoire/medica/resultats/index.php?do=zoom&amp;cote=37020d&amp;p=196" text:style-name="Internet_20_link" text:visited-style-name="Visited_20_Internet_20_Link"><text:span text:style-name="Internet_20_link"><text:span text:style-name="T1">p. 0182</text:span></text:span></text:a><text:span text:style-name="T1">] </text:span><text:span text:style-name="T3">bras</text:span><text:span text:style-name="T1"> — brachium, Arm, arm, braccio, brazo.</text:span></text:p>
      <text:p text:style-name="_3c_grc_3e_">βραχίων</text:p>
      <text:p text:style-name="_3c_entry_3e_"><text:soft-page-break/><text:span text:style-name="T1">[</text:span><text:a xlink:type="simple" xlink:href="https://www.biusante.parisdescartes.fr/histoire/medica/resultats/index.php?do=zoom&amp;cote=37020d&amp;p=198" text:style-name="Internet_20_link" text:visited-style-name="Visited_20_Internet_20_Link"><text:span text:style-name="Internet_20_link"><text:span text:style-name="T1">p. 0184</text:span></text:span></text:a><text:span text:style-name="T1">] </text:span><text:span text:style-name="T3">bregma</text:span><text:span text:style-name="T1"> — Scheitel, bregma, bregma, bregma.</text:span></text:p>
      <text:p text:style-name="_3c_grc_3e_">βρέγμα</text:p>
      <text:p text:style-name="_3c_entry_3e_"><text:span text:style-name="T1">[</text:span><text:a xlink:type="simple" xlink:href="https://www.biusante.parisdescartes.fr/histoire/medica/resultats/index.php?do=zoom&amp;cote=37020d&amp;p=200" text:style-name="Internet_20_link" text:visited-style-name="Visited_20_Internet_20_Link"><text:span text:style-name="Internet_20_link"><text:span text:style-name="T1">p. 0186</text:span></text:span></text:a><text:span text:style-name="T1">] </text:span><text:span text:style-name="T3">bronche</text:span><text:span text:style-name="T11">s</text:span><text:span text:style-name="T1"> — bronchia, Bronchien, bronchia, bronchi, bronquios.</text:span></text:p>
      <text:p text:style-name="_3c_grc_3e_">βρόγχια</text:p>
      <text:p text:style-name="_3c_entry_3e_"><text:span text:style-name="T1">[</text:span><text:a xlink:type="simple" xlink:href="https://www.biusante.parisdescartes.fr/histoire/medica/resultats/index.php?do=zoom&amp;cote=37020d&amp;p=202" text:style-name="Internet_20_link" text:visited-style-name="Visited_20_Internet_20_Link"><text:span text:style-name="Internet_20_link"><text:span text:style-name="T1">p. 0188</text:span></text:span></text:a><text:span text:style-name="T1">] </text:span><text:span text:style-name="T3">bronze</text:span><text:span text:style-name="T1"> — æs, Erz, bronze, bronzo, bronce.</text:span></text:p>
      <text:p text:style-name="_3c_grc_3e_">χαλ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03" text:style-name="Internet_20_link" text:visited-style-name="Visited_20_Internet_20_Link"><text:span text:style-name="Internet_20_link"><text:span text:style-name="T1">p. 0189</text:span></text:span></text:a><text:span text:style-name="T1">] </text:span><text:span text:style-name="T3">brouillard</text:span><text:span text:style-name="T1"> — nebula, Nebel, mist, nebbia, niebla.</text:span></text:p>
      <text:p text:style-name="_3c_grc_3e_"><text:span text:style-name="T4">ὁ</text:span>μίχλη</text:p>
      <text:p text:style-name="_3c_entry_3e_"><text:span text:style-name="T1">[</text:span><text:a xlink:type="simple" xlink:href="https://www.biusante.parisdescartes.fr/histoire/medica/resultats/index.php?do=zoom&amp;cote=37020d&amp;p=203" text:style-name="Internet_20_link" text:visited-style-name="Visited_20_Internet_20_Link"><text:span text:style-name="Internet_20_link"><text:span text:style-name="T1">p. 0189</text:span></text:span></text:a><text:span text:style-name="T1">] </text:span><text:span text:style-name="T3">bruit</text:span><text:span text:style-name="T1"> — strepitus, Geräusch, bruit, strepito, ruido.</text:span></text:p>
      <text:p text:style-name="_3c_grc_3e_">ψ<text:span text:style-name="T4">ό</text:span>φο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205" text:style-name="Internet_20_link" text:visited-style-name="Visited_20_Internet_20_Link"><text:span text:style-name="Internet_20_link"><text:span text:style-name="T1">p. 0191</text:span></text:span></text:a><text:span text:style-name="T1">] </text:span><text:span text:style-name="T3">brûlure</text:span><text:span text:style-name="T1"> — ustio, ambustio, adustio, Brandwunde, burn, abbruciamento, quemadura.</text:span></text:p>
      <text:p text:style-name="_3c_grc_3e_"><text:span text:style-name="T4">κ</text:span>α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206" text:style-name="Internet_20_link" text:visited-style-name="Visited_20_Internet_20_Link"><text:span text:style-name="Internet_20_link"><text:span text:style-name="T1">p. 0192</text:span></text:span></text:a><text:span text:style-name="T1">] </text:span><text:span text:style-name="T3">bubon</text:span><text:span text:style-name="T1"> — bubo, Drüsengeschwulst, bubo, bubbone, bubon.</text:span></text:p>
      <text:p text:style-name="_3c_grc_3e_"><text:span text:style-name="T4">β</text:span>ουβ<text:span text:style-name="T4">ὼν</text:span></text:p>
      <text:p text:style-name="_3c_entry_3e_"><text:span text:style-name="T1">[</text:span><text:a xlink:type="simple" xlink:href="https://www.biusante.parisdescartes.fr/histoire/medica/resultats/index.php?do=zoom&amp;cote=37020d&amp;p=206" text:style-name="Internet_20_link" text:visited-style-name="Visited_20_Internet_20_Link"><text:span text:style-name="Internet_20_link"><text:span text:style-name="T1">p. 0192</text:span></text:span></text:a><text:span text:style-name="T1">] </text:span><text:span text:style-name="T3">bubonocèle</text:span><text:span text:style-name="T1"> — bubonocele, Leistenbruch.</text:span></text:p>
      <text:p text:style-name="_3c_grc_3e_">βουβωνοκήλη</text:p>
      <text:p text:style-name="_3c_entry_3e_"><text:span text:style-name="T1">[</text:span><text:a xlink:type="simple" xlink:href="https://www.biusante.parisdescartes.fr/histoire/medica/resultats/index.php?do=zoom&amp;cote=37020d&amp;p=207" text:style-name="Internet_20_link" text:visited-style-name="Visited_20_Internet_20_Link"><text:span text:style-name="Internet_20_link"><text:span text:style-name="T1">p. 0193</text:span></text:span></text:a><text:span text:style-name="T1">] </text:span><text:span text:style-name="T3">buis</text:span><text:span text:style-name="T1"> — Buxus sempervirens (L.), Buchs, box, bosso, box.</text:span></text:p>
      <text:p text:style-name="_3c_grc_3e_">π<text:span text:style-name="T4">ύ</text:span>ξ<text:span text:style-name="T4">ι</text:span>ς</text:p>
      <text:p text:style-name="_3c_entry_3e_"><text:span text:style-name="T1">[</text:span><text:a xlink:type="simple" xlink:href="https://www.biusante.parisdescartes.fr/histoire/medica/resultats/index.php?do=zoom&amp;cote=37020d&amp;p=207" text:style-name="Internet_20_link" text:visited-style-name="Visited_20_Internet_20_Link"><text:span text:style-name="Internet_20_link"><text:span text:style-name="T1">p. 0193</text:span></text:span></text:a><text:span text:style-name="T1">] </text:span><text:span text:style-name="T3">bulbe</text:span><text:span text:style-name="T1"> — bulbus, Knolle, Zwiebel, bulb, bulbo, bulbo.</text:span></text:p>
      <text:p text:style-name="_3c_grc_3e_">βολβ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08" text:style-name="Internet_20_link" text:visited-style-name="Visited_20_Internet_20_Link"><text:span text:style-name="Internet_20_link"><text:span text:style-name="T1">p. 0194</text:span></text:span></text:a><text:span text:style-name="T1">] </text:span><text:span text:style-name="T3">bulle</text:span><text:span text:style-name="T1"> — bulla, Blase, bleb, bolla.</text:span></text:p>
      <text:p text:style-name="_3c_grc_3e_">πομφόλυξ</text:p>
      <text:p text:style-name="_3c_entry_3e_"><text:span text:style-name="T1">[</text:span><text:a xlink:type="simple" xlink:href="https://www.biusante.parisdescartes.fr/histoire/medica/resultats/index.php?do=zoom&amp;cote=37020d&amp;p=210" text:style-name="Internet_20_link" text:visited-style-name="Visited_20_Internet_20_Link"><text:span text:style-name="Internet_20_link"><text:span text:style-name="T1">p. 0196</text:span></text:span></text:a><text:span text:style-name="T1">] </text:span><text:span text:style-name="T3">cachectique</text:span><text:span text:style-name="T1"> — cachecticus.</text:span></text:p>
      <text:p text:style-name="_3c_grc_3e_">καχε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10" text:style-name="Internet_20_link" text:visited-style-name="Visited_20_Internet_20_Link"><text:span text:style-name="Internet_20_link"><text:span text:style-name="T1">p. 0196</text:span></text:span></text:a><text:span text:style-name="T1">] </text:span><text:span text:style-name="T3">cachexie</text:span><text:span text:style-name="T1"> — cachexia, Kachexie, cachexy, cachessia, caquexia.</text:span></text:p>
      <text:p text:style-name="_3c_grc_3e_">καχεξία</text:p>
      <text:p text:style-name="_3c_entry_3e_"><text:span text:style-name="T1">[</text:span><text:a xlink:type="simple" xlink:href="https://www.biusante.parisdescartes.fr/histoire/medica/resultats/index.php?do=zoom&amp;cote=37020d&amp;p=211" text:style-name="Internet_20_link" text:visited-style-name="Visited_20_Internet_20_Link"><text:span text:style-name="Internet_20_link"><text:span text:style-name="T1">p. 0197</text:span></text:span></text:a><text:span text:style-name="T1">] </text:span><text:span text:style-name="T3">cadavéreux</text:span><text:span text:style-name="T1"> — cadaverosus, cadaverous, cadaveroso, cadaverico.</text:span></text:p>
      <text:p text:style-name="_3c_grc_3e_">νεκρώ<text:span text:style-name="T4">δη</text:span>ς</text:p>
      <text:p text:style-name="_3c_entry_3e_"><text:span text:style-name="T1">[</text:span><text:a xlink:type="simple" xlink:href="https://www.biusante.parisdescartes.fr/histoire/medica/resultats/index.php?do=zoom&amp;cote=37020d&amp;p=211" text:style-name="Internet_20_link" text:visited-style-name="Visited_20_Internet_20_Link"><text:span text:style-name="Internet_20_link"><text:span text:style-name="T1">p. 0197</text:span></text:span></text:a><text:span text:style-name="T1">] </text:span><text:span text:style-name="T3">cadavre</text:span><text:span text:style-name="T1"> — Leichnam, corpse, cadavere, cadaver.</text:span></text:p>
      <text:p text:style-name="_3c_grc_3e_">πτ<text:span text:style-name="T4">ῶ</text:span>μα</text:p>
      <text:p text:style-name="_3c_entry_3e_"><text:span text:style-name="T1">[</text:span><text:a xlink:type="simple" xlink:href="https://www.biusante.parisdescartes.fr/histoire/medica/resultats/index.php?do=zoom&amp;cote=37020d&amp;p=215" text:style-name="Internet_20_link" text:visited-style-name="Visited_20_Internet_20_Link"><text:span text:style-name="Internet_20_link"><text:span text:style-name="T1">p. 0201</text:span></text:span></text:a><text:span text:style-name="T1">] </text:span><text:span text:style-name="T3">caillot</text:span><text:span text:style-name="T1"> — grumus, Blutkuchen, grumo, coagulo.</text:span></text:p>
      <text:p text:style-name="_3c_grc_3e_"><text:span text:style-name="T4">θρόμ</text:span>βος</text:p>
      <text:p text:style-name="_3c_entry_3e_"><text:span text:style-name="T1">[</text:span><text:a xlink:type="simple" xlink:href="https://www.biusante.parisdescartes.fr/histoire/medica/resultats/index.php?do=zoom&amp;cote=37020d&amp;p=215" text:style-name="Internet_20_link" text:visited-style-name="Visited_20_Internet_20_Link"><text:span text:style-name="Internet_20_link"><text:span text:style-name="T1">p. 0201</text:span></text:span></text:a><text:span text:style-name="T1">] </text:span><text:span text:style-name="T3">cal</text:span><text:span text:style-name="T1"> — callus, callum, Knochennarbe, callus, calld, calld.</text:span></text:p>
      <text:p text:style-name="_3c_grc_3e_">π<text:span text:style-name="T4">ῶ</text:span>ρος</text:p>
      <text:p text:style-name="_3c_entry_3e_"><text:span text:style-name="T1">[</text:span><text:a xlink:type="simple" xlink:href="https://www.biusante.parisdescartes.fr/histoire/medica/resultats/index.php?do=zoom&amp;cote=37020d&amp;p=216" text:style-name="Internet_20_link" text:visited-style-name="Visited_20_Internet_20_Link"><text:span text:style-name="Internet_20_link"><text:span text:style-name="T1">p. 0202</text:span></text:span></text:a><text:span text:style-name="T1">] </text:span><text:span text:style-name="T3">calamédon</text:span><text:span text:style-name="T1"> — </text:span></text:p>
      <text:p text:style-name="_3c_grc_3e_">καλαμ<text:span text:style-name="T4">ηδὸ</text:span>ν</text:p>
      <text:p text:style-name="_3c_entry_3e_"><text:soft-page-break/><text:span text:style-name="T1">[</text:span><text:a xlink:type="simple" xlink:href="https://www.biusante.parisdescartes.fr/histoire/medica/resultats/index.php?do=zoom&amp;cote=37020d&amp;p=217" text:style-name="Internet_20_link" text:visited-style-name="Visited_20_Internet_20_Link"><text:span text:style-name="Internet_20_link"><text:span text:style-name="T1">p. 0203</text:span></text:span></text:a><text:span text:style-name="T1">] </text:span><text:span text:style-name="T3">calcanéum</text:span><text:span text:style-name="T1"> — calcaneum, Fersenknochen, os calcis, calcaneo, calcaneo.</text:span></text:p>
      <text:p text:style-name="_3c_grc_3e_"><text:span text:style-name="T4">πτέρν</text:span>α</text:p>
      <text:p text:style-name="_3c_entry_3e_"><text:span text:style-name="T1">[</text:span><text:a xlink:type="simple" xlink:href="https://www.biusante.parisdescartes.fr/histoire/medica/resultats/index.php?do=zoom&amp;cote=37020d&amp;p=217" text:style-name="Internet_20_link" text:visited-style-name="Visited_20_Internet_20_Link"><text:span text:style-name="Internet_20_link"><text:span text:style-name="T1">p. 0203</text:span></text:span></text:a><text:span text:style-name="T1">] </text:span><text:span text:style-name="T3">calcul</text:span><text:span text:style-name="T1"> — calculus, Stein, calculus, stone, calcolo, calculo.</text:span></text:p>
      <text:p text:style-name="_3c_grc_3e_">λίθος — λιθί<text:span text:style-name="T4">δ</text:span>ιον</text:p>
      <text:p text:style-name="_3c_entry_3e_"><text:span text:style-name="T1">[</text:span><text:a xlink:type="simple" xlink:href="https://www.biusante.parisdescartes.fr/histoire/medica/resultats/index.php?do=zoom&amp;cote=37020d&amp;p=218" text:style-name="Internet_20_link" text:visited-style-name="Visited_20_Internet_20_Link"><text:span text:style-name="Internet_20_link"><text:span text:style-name="T1">p. 0204</text:span></text:span></text:a><text:span text:style-name="T1">] </text:span><text:span text:style-name="T3">caléfaction</text:span><text:span text:style-name="T1"> — calefactio, Wärmung, caléfaction, heating, culefazione, calefacion.</text:span></text:p>
      <text:p text:style-name="_3c_grc_3e_">θέρ<text:span text:style-name="T4">μ</text:span>ανσις</text:p>
      <text:p text:style-name="_3c_entry_3e_"><text:span text:style-name="T1">[</text:span><text:a xlink:type="simple" xlink:href="https://www.biusante.parisdescartes.fr/histoire/medica/resultats/index.php?do=zoom&amp;cote=37020d&amp;p=219" text:style-name="Internet_20_link" text:visited-style-name="Visited_20_Internet_20_Link"><text:span text:style-name="Internet_20_link"><text:span text:style-name="T1">p. 0205</text:span></text:span></text:a><text:span text:style-name="T1">] </text:span><text:span text:style-name="T3">caligineux</text:span><text:span text:style-name="T1"> — caliginosus.</text:span></text:p>
      <text:p text:style-name="_3c_grc_3e_"><text:span text:style-name="T4">ἀ</text:span>χλυ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219" text:style-name="Internet_20_link" text:visited-style-name="Visited_20_Internet_20_Link"><text:span text:style-name="Internet_20_link"><text:span text:style-name="T1">p. 0205</text:span></text:span></text:a><text:span text:style-name="T1">] </text:span><text:span text:style-name="T3">calleux</text:span><text:span text:style-name="T1"> — callosus, schwielig, calions, calloso, calloso.</text:span></text:p>
      <text:p text:style-name="_3c_grc_3e_">τυλώ<text:span text:style-name="T4">δ</text:span>ης — πωρ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219" text:style-name="Internet_20_link" text:visited-style-name="Visited_20_Internet_20_Link"><text:span text:style-name="Internet_20_link"><text:span text:style-name="T1">p. 0205</text:span></text:span></text:a><text:span text:style-name="T1">] </text:span><text:span text:style-name="T3">callosité</text:span><text:span text:style-name="T1"> — callositas, Schwiele, callosity, callosità, callositad.</text:span></text:p>
      <text:p text:style-name="_3c_grc_3e_">τύλωσις — π<text:span text:style-name="T4">ῶ</text:span>ρος</text:p>
      <text:p text:style-name="_3c_entry_3e_"><text:span text:style-name="T1">[</text:span><text:a xlink:type="simple" xlink:href="https://www.biusante.parisdescartes.fr/histoire/medica/resultats/index.php?do=zoom&amp;cote=37020d&amp;p=219" text:style-name="Internet_20_link" text:visited-style-name="Visited_20_Internet_20_Link"><text:span text:style-name="Internet_20_link"><text:span text:style-name="T1">p. 0205</text:span></text:span></text:a><text:span text:style-name="T1">] </text:span><text:span text:style-name="T3">calmant</text:span><text:span text:style-name="T1"> — sedans, beruhigend, sedativo, calmante.</text:span></text:p>
      <text:p text:style-name="_3c_grc_3e_">καταπαύων</text:p>
      <text:p text:style-name="_3c_entry_3e_"><text:span text:style-name="T1">[</text:span><text:a xlink:type="simple" xlink:href="https://www.biusante.parisdescartes.fr/histoire/medica/resultats/index.php?do=zoom&amp;cote=37020d&amp;p=219" text:style-name="Internet_20_link" text:visited-style-name="Visited_20_Internet_20_Link"><text:span text:style-name="Internet_20_link"><text:span text:style-name="T1">p. 0205</text:span></text:span></text:a><text:span text:style-name="T1">] </text:span><text:span text:style-name="T3">calomel</text:span><text:span text:style-name="T1"> — calomelas, aquila alba, mercurius zoticus, Calomel, calomel, calomelano, calomelanos.</text:span></text:p>
      <text:p text:style-name="_3c_grc_3e_">καλο<text:span text:style-name="T4">μ</text:span>έλανος</text:p>
      <text:p text:style-name="_3c_entry_3e_"><text:span text:style-name="T1">[</text:span><text:a xlink:type="simple" xlink:href="https://www.biusante.parisdescartes.fr/histoire/medica/resultats/index.php?do=zoom&amp;cote=37020d&amp;p=221" text:style-name="Internet_20_link" text:visited-style-name="Visited_20_Internet_20_Link"><text:span text:style-name="Internet_20_link"><text:span text:style-name="T1">p. 0207</text:span></text:span></text:a><text:span text:style-name="T1">] </text:span><text:span text:style-name="T3">calvitie</text:span><text:span text:style-name="T1"> — calvities, calvitium, Kahlheit, baldness, calvezza, calvitie.</text:span></text:p>
      <text:p text:style-name="_3c_grc_3e_">φαλακρ<text:span text:style-name="T4">ό</text:span>τ<text:span text:style-name="T4">ης</text:span></text:p>
      <text:p text:style-name="_3c_entry_3e_"><text:span text:style-name="T1">[</text:span><text:a xlink:type="simple" xlink:href="https://www.biusante.parisdescartes.fr/histoire/medica/resultats/index.php?do=zoom&amp;cote=37020d&amp;p=223" text:style-name="Internet_20_link" text:visited-style-name="Visited_20_Internet_20_Link"><text:span text:style-name="Internet_20_link"><text:span text:style-name="T1">p. 0209</text:span></text:span></text:a><text:span text:style-name="T1">] </text:span><text:span text:style-name="T3">camphre</text:span><text:span text:style-name="T1"> — campliora, Kamplier, camplior, canfora, alcanfor.</text:span></text:p>
      <text:p text:style-name="_3c_grc_3e_">καφουρά</text:p>
      <text:p text:style-name="_3c_entry_3e_"><text:span text:style-name="T1">[</text:span><text:a xlink:type="simple" xlink:href="https://www.biusante.parisdescartes.fr/histoire/medica/resultats/index.php?do=zoom&amp;cote=37020d&amp;p=223" text:style-name="Internet_20_link" text:visited-style-name="Visited_20_Internet_20_Link"><text:span text:style-name="Internet_20_link"><text:span text:style-name="T1">p. 0209</text:span></text:span></text:a><text:span text:style-name="T1">] </text:span><text:span text:style-name="T3">canal</text:span><text:span text:style-name="T1"> — canalis, Kanal, canal, canale, canal.</text:span></text:p>
      <text:p text:style-name="_3c_grc_3e_">σωλ<text:span text:style-name="T4">ὴ</text:span>ν</text:p>
      <text:p text:style-name="_3c_entry_3e_"><text:span text:style-name="T1">[</text:span><text:a xlink:type="simple" xlink:href="https://www.biusante.parisdescartes.fr/histoire/medica/resultats/index.php?do=zoom&amp;cote=37020d&amp;p=224" text:style-name="Internet_20_link" text:visited-style-name="Visited_20_Internet_20_Link"><text:span text:style-name="Internet_20_link"><text:span text:style-name="T1">p. 0210</text:span></text:span></text:a><text:span text:style-name="T1">] </text:span><text:span text:style-name="T3">canard</text:span><text:span text:style-name="T1"> — Anas boschas (L.), Ente, duck, anitra, anode.</text:span></text:p>
      <text:p text:style-name="_3c_grc_3e_">ν<text:span text:style-name="T4">ῆ</text:span>σσα</text:p>
      <text:p text:style-name="_3c_entry_3e_"><text:span text:style-name="T1">[</text:span><text:a xlink:type="simple" xlink:href="https://www.biusante.parisdescartes.fr/histoire/medica/resultats/index.php?do=zoom&amp;cote=37020d&amp;p=224" text:style-name="Internet_20_link" text:visited-style-name="Visited_20_Internet_20_Link"><text:span text:style-name="Internet_20_link"><text:span text:style-name="T1">p. 0210</text:span></text:span></text:a><text:span text:style-name="T1">] </text:span><text:span text:style-name="T3">cancer</text:span><text:span text:style-name="T1"> — cancer, Krebs, cancer, cancro, cancer.</text:span></text:p>
      <text:p text:style-name="_3c_grc_3e_">καρκ<text:span text:style-name="T4">ῖ</text:span>νος</text:p>
      <text:p text:style-name="_3c_entry_3e_"><text:span text:style-name="T1">[</text:span><text:a xlink:type="simple" xlink:href="https://www.biusante.parisdescartes.fr/histoire/medica/resultats/index.php?do=zoom&amp;cote=37020d&amp;p=225" text:style-name="Internet_20_link" text:visited-style-name="Visited_20_Internet_20_Link"><text:span text:style-name="Internet_20_link"><text:span text:style-name="T1">p. 0211</text:span></text:span></text:a><text:span text:style-name="T1">] </text:span><text:span text:style-name="T3">cancéreux</text:span><text:span text:style-name="T1"> — cancrosus, krebsartig, canceroso.</text:span></text:p>
      <text:p text:style-name="_3c_grc_3e_">καρκινώδης</text:p>
      <text:p text:style-name="_3c_entry_3e_"><text:span text:style-name="T1">[</text:span><text:a xlink:type="simple" xlink:href="https://www.biusante.parisdescartes.fr/histoire/medica/resultats/index.php?do=zoom&amp;cote=37020d&amp;p=227" text:style-name="Internet_20_link" text:visited-style-name="Visited_20_Internet_20_Link"><text:span text:style-name="Internet_20_link"><text:span text:style-name="T1">p. 0213</text:span></text:span></text:a><text:span text:style-name="T1">] </text:span><text:span text:style-name="T3">canitie</text:span><text:span text:style-name="T1"> — canities, Grauwerden, canizie, canutezza, canicie.</text:span></text:p>
      <text:p text:style-name="_3c_grc_3e_">πολι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228" text:style-name="Internet_20_link" text:visited-style-name="Visited_20_Internet_20_Link"><text:span text:style-name="Internet_20_link"><text:span text:style-name="T1">p. 0214</text:span></text:span></text:a><text:span text:style-name="T1">] </text:span><text:span text:style-name="T3">cantharide</text:span><text:span text:style-name="T1"> — cantharis, Kantharide, spanische Fliege, spanish fly, cantarida, cantarida.</text:span></text:p>
      <text:p text:style-name="_3c_grc_3e_">καν<text:span text:style-name="T4">θ</text:span>αρ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229" text:style-name="Internet_20_link" text:visited-style-name="Visited_20_Internet_20_Link"><text:span text:style-name="Internet_20_link"><text:span text:style-name="T1">p. 0215</text:span></text:span></text:a><text:span text:style-name="T1">] </text:span><text:span text:style-name="T3">canthus</text:span><text:span text:style-name="T1"> — canthus, Augenwinkel, canthus, angolo dell’ occhio.</text:span></text:p>
      <text:p text:style-name="_3c_grc_3e_">κανθ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29" text:style-name="Internet_20_link" text:visited-style-name="Visited_20_Internet_20_Link"><text:span text:style-name="Internet_20_link"><text:span text:style-name="T1">p. 0215</text:span></text:span></text:a><text:span text:style-name="T1">] </text:span><text:span text:style-name="T3">canule</text:span><text:span text:style-name="T1"> — cannula, Röhre, canula, saucet, quill, cannello, cannellino.</text:span></text:p>
      <text:p text:style-name="_3c_grc_3e_">σύριγξ</text:p>
      <text:p text:style-name="_3c_entry_3e_"><text:soft-page-break/><text:span text:style-name="T1">[</text:span><text:a xlink:type="simple" xlink:href="https://www.biusante.parisdescartes.fr/histoire/medica/resultats/index.php?do=zoom&amp;cote=37020d&amp;p=229" text:style-name="Internet_20_link" text:visited-style-name="Visited_20_Internet_20_Link"><text:span text:style-name="Internet_20_link"><text:span text:style-name="T1">p. 0215</text:span></text:span></text:a><text:span text:style-name="T1">] </text:span><text:span text:style-name="T3">capacité</text:span><text:span text:style-name="T1"> — capacitas, Kapacität, capacity, capacità, capacidad.</text:span></text:p>
      <text:p text:style-name="_3c_grc_3e_">χώρησις</text:p>
      <text:p text:style-name="_3c_entry_3e_"><text:span text:style-name="T1">[</text:span><text:a xlink:type="simple" xlink:href="https://www.biusante.parisdescartes.fr/histoire/medica/resultats/index.php?do=zoom&amp;cote=37020d&amp;p=233" text:style-name="Internet_20_link" text:visited-style-name="Visited_20_Internet_20_Link"><text:span text:style-name="Internet_20_link"><text:span text:style-name="T1">p. 0219</text:span></text:span></text:a><text:span text:style-name="T1">] </text:span><text:span text:style-name="T3">caprisant</text:span><text:span text:style-name="T1"> — caprizans, frisking, caprizante.</text:span></text:p>
      <text:p text:style-name="_3c_grc_3e_">δορ<text:span text:style-name="T4">κ</text:span>αδίζων</text:p>
      <text:p text:style-name="_3c_entry_3e_"><text:span text:style-name="T1">[</text:span><text:a xlink:type="simple" xlink:href="https://www.biusante.parisdescartes.fr/histoire/medica/resultats/index.php?do=zoom&amp;cote=37020d&amp;p=234" text:style-name="Internet_20_link" text:visited-style-name="Visited_20_Internet_20_Link"><text:span text:style-name="Internet_20_link"><text:span text:style-name="T1">p. 0220</text:span></text:span></text:a><text:span text:style-name="T1">] </text:span><text:span text:style-name="T3">caractère</text:span><text:span text:style-name="T1"> — character, Charakter, character, carattere, caracter.</text:span></text:p>
      <text:p text:style-name="_3c_grc_3e_">χαρακ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238" text:style-name="Internet_20_link" text:visited-style-name="Visited_20_Internet_20_Link"><text:span text:style-name="Internet_20_link"><text:span text:style-name="T1">p. 0224</text:span></text:span></text:a><text:span text:style-name="T1">] </text:span><text:span text:style-name="T3">carcinome</text:span><text:span text:style-name="T1"> — carcinoma, Krebs, carcinoma, carcinoma, carcinoma.</text:span></text:p>
      <text:p text:style-name="_3c_grc_3e_">καρκίνωμα</text:p>
      <text:p text:style-name="_3c_entry_3e_"><text:span text:style-name="T1">[</text:span><text:a xlink:type="simple" xlink:href="https://www.biusante.parisdescartes.fr/histoire/medica/resultats/index.php?do=zoom&amp;cote=37020d&amp;p=239" text:style-name="Internet_20_link" text:visited-style-name="Visited_20_Internet_20_Link"><text:span text:style-name="Internet_20_link"><text:span text:style-name="T1">p. 0225</text:span></text:span></text:a><text:span text:style-name="T1">] </text:span><text:span text:style-name="T3">cardia</text:span><text:span text:style-name="T1"> — cardia, der obere Magenmund, cardia, cardia, cardias.</text:span></text:p>
      <text:p text:style-name="_3c_grc_3e_">καρδία</text:p>
      <text:p text:style-name="_3c_entry_3e_"><text:span text:style-name="T1">[</text:span><text:a xlink:type="simple" xlink:href="https://www.biusante.parisdescartes.fr/histoire/medica/resultats/index.php?do=zoom&amp;cote=37020d&amp;p=239" text:style-name="Internet_20_link" text:visited-style-name="Visited_20_Internet_20_Link"><text:span text:style-name="Internet_20_link"><text:span text:style-name="T1">p. 0225</text:span></text:span></text:a><text:span text:style-name="T1">] </text:span><text:span text:style-name="T3">cardialgie</text:span><text:span text:style-name="T1"> — cardixdgia, Magenkrampf, cardialgy, heartburn, cardialgia, cardialgia.</text:span></text:p>
      <text:p text:style-name="_3c_grc_3e_">καρδιαλγία</text:p>
      <text:p text:style-name="_3c_entry_3e_"><text:span text:style-name="T1">[</text:span><text:a xlink:type="simple" xlink:href="https://www.biusante.parisdescartes.fr/histoire/medica/resultats/index.php?do=zoom&amp;cote=37020d&amp;p=239" text:style-name="Internet_20_link" text:visited-style-name="Visited_20_Internet_20_Link"><text:span text:style-name="Internet_20_link"><text:span text:style-name="T1">p. 0225</text:span></text:span></text:a><text:span text:style-name="T1">] </text:span><text:span text:style-name="T3">cardiogme</text:span><text:span text:style-name="T1"> — cardiogmus.</text:span></text:p>
      <text:p text:style-name="_3c_grc_3e_">καρδιωγμός</text:p>
      <text:p text:style-name="_3c_entry_3e_"><text:span text:style-name="T1">[</text:span><text:a xlink:type="simple" xlink:href="https://www.biusante.parisdescartes.fr/histoire/medica/resultats/index.php?do=zoom&amp;cote=37020d&amp;p=241" text:style-name="Internet_20_link" text:visited-style-name="Visited_20_Internet_20_Link"><text:span text:style-name="Internet_20_link"><text:span text:style-name="T1">p. 0227</text:span></text:span></text:a><text:span text:style-name="T1">] </text:span><text:span text:style-name="T3">carébarie</text:span><text:span text:style-name="T1"> — carebaria.</text:span></text:p>
      <text:p text:style-name="_3c_grc_3e_">καρηβαρία</text:p>
      <text:p text:style-name="_3c_entry_3e_"><text:span text:style-name="T1">[</text:span><text:a xlink:type="simple" xlink:href="https://www.biusante.parisdescartes.fr/histoire/medica/resultats/index.php?do=zoom&amp;cote=37020d&amp;p=241" text:style-name="Internet_20_link" text:visited-style-name="Visited_20_Internet_20_Link"><text:span text:style-name="Internet_20_link"><text:span text:style-name="T1">p. 0227</text:span></text:span></text:a><text:span text:style-name="T1">] </text:span><text:span text:style-name="T3">carie</text:span><text:span text:style-name="T1"> — caries, Beinfrass, caries, carie, caries.</text:span></text:p>
      <text:p text:style-name="_3c_grc_3e_">τερεδ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243" text:style-name="Internet_20_link" text:visited-style-name="Visited_20_Internet_20_Link"><text:span text:style-name="Internet_20_link"><text:span text:style-name="T1">p. 0229</text:span></text:span></text:a><text:span text:style-name="T1">] </text:span><text:span text:style-name="T3">carnivore</text:span><text:span text:style-name="T1"> — carnivorus, reissend, fleischfressend, carnivorous, carnivoro, carnivoro.</text:span></text:p>
      <text:p text:style-name="_3c_grc_3e_">κρεωφάγος</text:p>
      <text:p text:style-name="_3c_entry_3e_"><text:span text:style-name="T1">[</text:span><text:a xlink:type="simple" xlink:href="https://www.biusante.parisdescartes.fr/histoire/medica/resultats/index.php?do=zoom&amp;cote=37020d&amp;p=243" text:style-name="Internet_20_link" text:visited-style-name="Visited_20_Internet_20_Link"><text:span text:style-name="Internet_20_link"><text:span text:style-name="T1">p. 0229</text:span></text:span></text:a><text:span text:style-name="T1">] </text:span><text:span text:style-name="T3">caroncule</text:span><text:span text:style-name="T1"> — caruncula, Wärzchen, caruncle, caruncula, caruncula.</text:span></text:p>
      <text:p text:style-name="_3c_grc_3e_">σαρκίον</text:p>
      <text:p text:style-name="_3c_entry_3e_"><text:span text:style-name="T1">[</text:span><text:a xlink:type="simple" xlink:href="https://www.biusante.parisdescartes.fr/histoire/medica/resultats/index.php?do=zoom&amp;cote=37020d&amp;p=243" text:style-name="Internet_20_link" text:visited-style-name="Visited_20_Internet_20_Link"><text:span text:style-name="Internet_20_link"><text:span text:style-name="T1">p. 0229</text:span></text:span></text:a><text:span text:style-name="T1">] </text:span><text:span text:style-name="T3">carotique</text:span><text:span text:style-name="T1"> — caroticus, carotico.</text:span></text:p>
      <text:p text:style-name="_3c_grc_3e_">καρ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44" text:style-name="Internet_20_link" text:visited-style-name="Visited_20_Internet_20_Link"><text:span text:style-name="Internet_20_link"><text:span text:style-name="T1">p. 0230</text:span></text:span></text:a><text:span text:style-name="T1">] </text:span><text:span text:style-name="T3">carré</text:span><text:span text:style-name="T1"> — quadratus, viereckig, square, quadrato, cuadrado.</text:span></text:p>
      <text:p text:style-name="_3c_grc_3e_">τετράγωνος</text:p>
      <text:p text:style-name="_3c_entry_3e_"><text:span text:style-name="T1">[</text:span><text:a xlink:type="simple" xlink:href="https://www.biusante.parisdescartes.fr/histoire/medica/resultats/index.php?do=zoom&amp;cote=37020d&amp;p=245" text:style-name="Internet_20_link" text:visited-style-name="Visited_20_Internet_20_Link"><text:span text:style-name="Internet_20_link"><text:span text:style-name="T1">p. 0231</text:span></text:span></text:a><text:span text:style-name="T1">] </text:span><text:span text:style-name="T3">cartilage</text:span><text:span text:style-name="T1"> — cartilago, Knorpel, cartilage, cartilagine, cartilago.</text:span></text:p>
      <text:p text:style-name="_3c_grc_3e_">χόνδρος</text:p>
      <text:p text:style-name="_3c_entry_3e_"><text:span text:style-name="T1">[</text:span><text:a xlink:type="simple" xlink:href="https://www.biusante.parisdescartes.fr/histoire/medica/resultats/index.php?do=zoom&amp;cote=37020d&amp;p=247" text:style-name="Internet_20_link" text:visited-style-name="Visited_20_Internet_20_Link"><text:span text:style-name="Internet_20_link"><text:span text:style-name="T1">p. 0233</text:span></text:span></text:a><text:span text:style-name="T1">] </text:span><text:span text:style-name="T3">cartilagineux</text:span><text:span text:style-name="T1"> — cartilaginosus, knorpelig, cartilaginous, cartilaginoso, cartilaginoso.</text:span></text:p>
      <text:p text:style-name="_3c_grc_3e_">χ<text:span text:style-name="T4">ο</text:span>νδρώδης</text:p>
      <text:p text:style-name="_3c_entry_3e_"><text:span text:style-name="T1">[</text:span><text:a xlink:type="simple" xlink:href="https://www.biusante.parisdescartes.fr/histoire/medica/resultats/index.php?do=zoom&amp;cote=37020d&amp;p=249" text:style-name="Internet_20_link" text:visited-style-name="Visited_20_Internet_20_Link"><text:span text:style-name="Internet_20_link"><text:span text:style-name="T1">p. 0235</text:span></text:span></text:a><text:span text:style-name="T1">] </text:span><text:span text:style-name="T3">castoréum</text:span><text:span text:style-name="T1"> — castorium, Bibergeil, castoreum, castorio, castoro, castoreo.</text:span></text:p>
      <text:p text:style-name="_3c_grc_3e_">καστώριον</text:p>
      <text:p text:style-name="_3c_entry_3e_"><text:span text:style-name="T1">[</text:span><text:a xlink:type="simple" xlink:href="https://www.biusante.parisdescartes.fr/histoire/medica/resultats/index.php?do=zoom&amp;cote=37020d&amp;p=249" text:style-name="Internet_20_link" text:visited-style-name="Visited_20_Internet_20_Link"><text:span text:style-name="Internet_20_link"><text:span text:style-name="T1">p. 0235</text:span></text:span></text:a><text:span text:style-name="T1">] </text:span><text:span text:style-name="T3">castrat</text:span><text:span text:style-name="T1"> — castratus, Kastrat, castrato, eunuch, castrato.</text:span></text:p>
      <text:p text:style-name="_3c_grc_3e_">ε<text:span text:style-name="T4">ὐ</text:span>νουχισ<text:span text:style-name="T4">θ</text:span>ε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249" text:style-name="Internet_20_link" text:visited-style-name="Visited_20_Internet_20_Link"><text:span text:style-name="Internet_20_link"><text:span text:style-name="T1">p. 0235</text:span></text:span></text:a><text:span text:style-name="T1">] </text:span><text:span text:style-name="T3">castration</text:span><text:span text:style-name="T1"> — castratio, Kastration, castration, castrazione, castration.</text:span></text:p>
      <text:p text:style-name="_3c_grc_3e_">ε<text:span text:style-name="T4">ὐ</text:span>νουχισμ<text:span text:style-name="T4">ὸ</text:span>ς — <text:span text:style-name="T4">ἐ</text:span>κτομ<text:span text:style-name="T4">ὴ</text:span> — <text:span text:style-name="T4">ὀ</text:span>ρχοτομία</text:p>
      <text:p text:style-name="_3c_entry_3e_"><text:soft-page-break/><text:span text:style-name="T1">[</text:span><text:a xlink:type="simple" xlink:href="https://www.biusante.parisdescartes.fr/histoire/medica/resultats/index.php?do=zoom&amp;cote=37020d&amp;p=250" text:style-name="Internet_20_link" text:visited-style-name="Visited_20_Internet_20_Link"><text:span text:style-name="Internet_20_link"><text:span text:style-name="T1">p. 0236</text:span></text:span></text:a><text:span text:style-name="T1">] </text:span><text:span text:style-name="T3">catalepsie</text:span><text:span text:style-name="T1"> — catalepsia, catalepsis, Starrsucht, catalepsia, catalessia, catalepsia.</text:span></text:p>
      <text:p text:style-name="_3c_grc_3e_">κατάλ<text:span text:style-name="T4">ηψ</text:span>ις</text:p>
      <text:p text:style-name="_3c_entry_3e_"><text:span text:style-name="T1">[</text:span><text:a xlink:type="simple" xlink:href="https://www.biusante.parisdescartes.fr/histoire/medica/resultats/index.php?do=zoom&amp;cote=37020d&amp;p=252" text:style-name="Internet_20_link" text:visited-style-name="Visited_20_Internet_20_Link"><text:span text:style-name="Internet_20_link"><text:span text:style-name="T1">p. 0238</text:span></text:span></text:a><text:span text:style-name="T1">] </text:span><text:span text:style-name="T3">catapasme</text:span><text:span text:style-name="T1"> — catapasma.</text:span></text:p>
      <text:p text:style-name="_3c_grc_3e_"><text:span text:style-name="T4">κ</text:span>ατάπασμα</text:p>
      <text:p text:style-name="_3c_entry_3e_"><text:span text:style-name="T1">[</text:span><text:a xlink:type="simple" xlink:href="https://www.biusante.parisdescartes.fr/histoire/medica/resultats/index.php?do=zoom&amp;cote=37020d&amp;p=252" text:style-name="Internet_20_link" text:visited-style-name="Visited_20_Internet_20_Link"><text:span text:style-name="Internet_20_link"><text:span text:style-name="T1">p. 0238</text:span></text:span></text:a><text:span text:style-name="T1">] </text:span><text:span text:style-name="T3">cataphora</text:span><text:span text:style-name="T1"> — cataphora.</text:span></text:p>
      <text:p text:style-name="_3c_grc_3e_">καταφορ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252" text:style-name="Internet_20_link" text:visited-style-name="Visited_20_Internet_20_Link"><text:span text:style-name="Internet_20_link"><text:span text:style-name="T1">p. 0238</text:span></text:span></text:a><text:span text:style-name="T1">] </text:span><text:span text:style-name="T3">cataplexie</text:span><text:span text:style-name="T1"> — </text:span></text:p>
      <text:p text:style-name="_3c_grc_3e_">κατάπλ<text:span text:style-name="T4">η</text:span>ξις</text:p>
      <text:p text:style-name="_3c_entry_3e_"><text:span text:style-name="T1">[</text:span><text:a xlink:type="simple" xlink:href="https://www.biusante.parisdescartes.fr/histoire/medica/resultats/index.php?do=zoom&amp;cote=37020d&amp;p=252" text:style-name="Internet_20_link" text:visited-style-name="Visited_20_Internet_20_Link"><text:span text:style-name="Internet_20_link"><text:span text:style-name="T1">p. 0238</text:span></text:span></text:a><text:span text:style-name="T1">] </text:span><text:span text:style-name="T3">cataracte</text:span><text:span text:style-name="T1"> — Staar, cataract, cateratta, catarata.</text:span></text:p>
      <text:p text:style-name="_3c_grc_3e_"><text:span text:style-name="T4">καταῤῥάκτης</text:span></text:p>
      <text:p text:style-name="_3c_entry_3e_"><text:span text:style-name="T1">[</text:span><text:a xlink:type="simple" xlink:href="https://www.biusante.parisdescartes.fr/histoire/medica/resultats/index.php?do=zoom&amp;cote=37020d&amp;p=254" text:style-name="Internet_20_link" text:visited-style-name="Visited_20_Internet_20_Link"><text:span text:style-name="Internet_20_link"><text:span text:style-name="T1">p. 0240</text:span></text:span></text:a><text:span text:style-name="T1">] </text:span><text:span text:style-name="T3">catarrhe</text:span><text:span text:style-name="T1"> — catarrhus, destillatio, Katarrh, Schleimfluss, catarrh, catarro, catarro.</text:span></text:p>
      <text:p text:style-name="_3c_grc_3e_"><text:span text:style-name="T4">κ</text:span>ατά<text:span text:style-name="T4">ῤῥοος</text:span></text:p>
      <text:p text:style-name="_3c_entry_3e_"><text:span text:style-name="T1">[</text:span><text:a xlink:type="simple" xlink:href="https://www.biusante.parisdescartes.fr/histoire/medica/resultats/index.php?do=zoom&amp;cote=37020d&amp;p=255" text:style-name="Internet_20_link" text:visited-style-name="Visited_20_Internet_20_Link"><text:span text:style-name="Internet_20_link"><text:span text:style-name="T1">p. 0241</text:span></text:span></text:a><text:span text:style-name="T1">] </text:span><text:span text:style-name="T3">catastase</text:span><text:span text:style-name="T1"> — catastasis.</text:span></text:p>
      <text:p text:style-name="_3c_grc_3e_">κατάστασις</text:p>
      <text:p text:style-name="_3c_entry_3e_"><text:span text:style-name="T1">[</text:span><text:a xlink:type="simple" xlink:href="https://www.biusante.parisdescartes.fr/histoire/medica/resultats/index.php?do=zoom&amp;cote=37020d&amp;p=255" text:style-name="Internet_20_link" text:visited-style-name="Visited_20_Internet_20_Link"><text:span text:style-name="Internet_20_link"><text:span text:style-name="T1">p. 0241</text:span></text:span></text:a><text:span text:style-name="T1">] </text:span><text:span text:style-name="T3">catastatique</text:span><text:span text:style-name="T1"> — </text:span></text:p>
      <text:p text:style-name="_3c_grc_3e_">καταστατικός</text:p>
      <text:p text:style-name="_3c_entry_3e_"><text:span text:style-name="T1">[</text:span><text:a xlink:type="simple" xlink:href="https://www.biusante.parisdescartes.fr/histoire/medica/resultats/index.php?do=zoom&amp;cote=37020d&amp;p=255" text:style-name="Internet_20_link" text:visited-style-name="Visited_20_Internet_20_Link"><text:span text:style-name="Internet_20_link"><text:span text:style-name="T1">p. 0241</text:span></text:span></text:a><text:span text:style-name="T1">] </text:span><text:span text:style-name="T3">catharsie</text:span><text:span text:style-name="T1"> — catharsis.</text:span></text:p>
      <text:p text:style-name="_3c_grc_3e_">κάθ<text:span text:style-name="T4">α</text:span>ρσις</text:p>
      <text:p text:style-name="_3c_entry_3e_"><text:span text:style-name="T1">[</text:span><text:a xlink:type="simple" xlink:href="https://www.biusante.parisdescartes.fr/histoire/medica/resultats/index.php?do=zoom&amp;cote=37020d&amp;p=255" text:style-name="Internet_20_link" text:visited-style-name="Visited_20_Internet_20_Link"><text:span text:style-name="Internet_20_link"><text:span text:style-name="T1">p. 0241</text:span></text:span></text:a><text:span text:style-name="T1">] </text:span><text:span text:style-name="T3">cathartique</text:span><text:span text:style-name="T1"> — catharticus, kathartisch, cathartic, catartico.</text:span></text:p>
      <text:p text:style-name="_3c_grc_3e_">καθαρ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55" text:style-name="Internet_20_link" text:visited-style-name="Visited_20_Internet_20_Link"><text:span text:style-name="Internet_20_link"><text:span text:style-name="T1">p. 0241</text:span></text:span></text:a><text:span text:style-name="T1">] </text:span><text:span text:style-name="T3">cathérétique</text:span><text:span text:style-name="T1"> — cathœreticus, ätzend, catheretic, cateretico, cateretico.</text:span></text:p>
      <text:p text:style-name="_3c_grc_3e_"><text:span text:style-name="T6">de </text:span><text:span text:style-name="T4">καθαρεῖν</text:span></text:p>
      <text:p text:style-name="_3c_entry_3e_"><text:span text:style-name="T1">[</text:span><text:a xlink:type="simple" xlink:href="https://www.biusante.parisdescartes.fr/histoire/medica/resultats/index.php?do=zoom&amp;cote=37020d&amp;p=255" text:style-name="Internet_20_link" text:visited-style-name="Visited_20_Internet_20_Link"><text:span text:style-name="Internet_20_link"><text:span text:style-name="T1">p. 0241</text:span></text:span></text:a><text:span text:style-name="T1">] </text:span><text:span text:style-name="T3">cathéter</text:span><text:span text:style-name="T1"> — catheter, Katheter, catheter, catetere, cateter.</text:span></text:p>
      <text:p text:style-name="_3c_grc_3e_"><text:span text:style-name="T4">κα</text:span>θ<text:span text:style-name="T4">ε</text:span>τ<text:span text:style-name="T4">ὴρ</text:span></text:p>
      <text:p text:style-name="_3c_entry_3e_"><text:span text:style-name="T1">[</text:span><text:a xlink:type="simple" xlink:href="https://www.biusante.parisdescartes.fr/histoire/medica/resultats/index.php?do=zoom&amp;cote=37020d&amp;p=257" text:style-name="Internet_20_link" text:visited-style-name="Visited_20_Internet_20_Link"><text:span text:style-name="Internet_20_link"><text:span text:style-name="T1">p. 0243</text:span></text:span></text:a><text:span text:style-name="T1">] </text:span><text:span text:style-name="T3">catoche</text:span><text:span text:style-name="T1"> — catoco, catoche.</text:span></text:p>
      <text:p text:style-name="_3c_grc_3e_">κάτοχος</text:p>
      <text:p text:style-name="_3c_entry_3e_"><text:span text:style-name="T1">[</text:span><text:a xlink:type="simple" xlink:href="https://www.biusante.parisdescartes.fr/histoire/medica/resultats/index.php?do=zoom&amp;cote=37020d&amp;p=257" text:style-name="Internet_20_link" text:visited-style-name="Visited_20_Internet_20_Link"><text:span text:style-name="Internet_20_link"><text:span text:style-name="T1">p. 0243</text:span></text:span></text:a><text:span text:style-name="T1">] </text:span><text:span text:style-name="T3">catomisme</text:span><text:span text:style-name="T1"> — </text:span></text:p>
      <text:p text:style-name="_3c_grc_3e_">κατωμ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57" text:style-name="Internet_20_link" text:visited-style-name="Visited_20_Internet_20_Link"><text:span text:style-name="Internet_20_link"><text:span text:style-name="T1">p. 0243</text:span></text:span></text:a><text:span text:style-name="T1">] </text:span><text:span text:style-name="T3">catopter</text:span><text:span text:style-name="T1"> — </text:span></text:p>
      <text:p text:style-name="_3c_grc_3e_"><text:span text:style-name="T4">κ</text:span>ατ<text:span text:style-name="T4">ο</text:span>π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257" text:style-name="Internet_20_link" text:visited-style-name="Visited_20_Internet_20_Link"><text:span text:style-name="Internet_20_link"><text:span text:style-name="T1">p. 0243</text:span></text:span></text:a><text:span text:style-name="T1">] </text:span><text:span text:style-name="T3">catotérique</text:span><text:span text:style-name="T1"> — catotericus.</text:span></text:p>
      <text:p text:style-name="_3c_grc_3e_">κατωτερι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257" text:style-name="Internet_20_link" text:visited-style-name="Visited_20_Internet_20_Link"><text:span text:style-name="Internet_20_link"><text:span text:style-name="T1">p. 0243</text:span></text:span></text:a><text:span text:style-name="T1">] </text:span><text:span text:style-name="T3">catulotique</text:span><text:span text:style-name="T1"> — catuloticus.</text:span></text:p>
      <text:p text:style-name="_3c_grc_3e_">κατ<text:span text:style-name="T4">ο</text:span>υλ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57" text:style-name="Internet_20_link" text:visited-style-name="Visited_20_Internet_20_Link"><text:span text:style-name="Internet_20_link"><text:span text:style-name="T1">p. 0243</text:span></text:span></text:a><text:span text:style-name="T1">] </text:span><text:span text:style-name="T3">cauchemar</text:span><text:span text:style-name="T1"> — nocturna oppressio, incubus, ephialtes, onirodynia, Alpdrücken, nightmare, incubo, pesadilla.</text:span></text:p>
      <text:p text:style-name="_3c_grc_3e_"><text:span text:style-name="T4">ἐ</text:span>πιβολ<text:span text:style-name="T4">ὴ</text:span> — <text:span text:style-name="T4">ἐ</text:span>φιάλτης — πνιγαλίων</text:p>
      <text:p text:style-name="_3c_entry_3e_"><text:soft-page-break/><text:span text:style-name="T1">[</text:span><text:a xlink:type="simple" xlink:href="https://www.biusante.parisdescartes.fr/histoire/medica/resultats/index.php?do=zoom&amp;cote=37020d&amp;p=258" text:style-name="Internet_20_link" text:visited-style-name="Visited_20_Internet_20_Link"><text:span text:style-name="Internet_20_link"><text:span text:style-name="T1">p. 0244</text:span></text:span></text:a><text:span text:style-name="T1">] </text:span><text:span text:style-name="T3">cause</text:span><text:span text:style-name="T1"> — causa, Ursache, cause, causa, causa.</text:span></text:p>
      <text:p text:style-name="_3c_grc_3e_">α<text:span text:style-name="T4">ἰ</text:span>τ<text:span text:style-name="T4">ί</text:span>α — α<text:span text:style-name="T4">ἴ</text:span>τιον</text:p>
      <text:p text:style-name="_3c_entry_3e_"><text:span text:style-name="T1">[</text:span><text:a xlink:type="simple" xlink:href="https://www.biusante.parisdescartes.fr/histoire/medica/resultats/index.php?do=zoom&amp;cote=37020d&amp;p=258" text:style-name="Internet_20_link" text:visited-style-name="Visited_20_Internet_20_Link"><text:span text:style-name="Internet_20_link"><text:span text:style-name="T1">p. 0244</text:span></text:span></text:a><text:span text:style-name="T1">] </text:span><text:span text:style-name="T3">caustique</text:span><text:span text:style-name="T1"> — causticus, ätzend, Ætzmittel, caustic, caustico, caustico.</text:span></text:p>
      <text:p text:style-name="_3c_grc_3e_">καυ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59" text:style-name="Internet_20_link" text:visited-style-name="Visited_20_Internet_20_Link"><text:span text:style-name="Internet_20_link"><text:span text:style-name="T1">p. 0245</text:span></text:span></text:a><text:span text:style-name="T1">] </text:span><text:span text:style-name="T3">causus</text:span><text:span text:style-name="T1"> — Brennfieber, causus, febbre ardente.</text:span></text:p>
      <text:p text:style-name="_3c_grc_3e_">κα<text:span text:style-name="T4">ῦ</text:span>σος</text:p>
      <text:p text:style-name="_3c_entry_3e_"><text:span text:style-name="T1">[</text:span><text:a xlink:type="simple" xlink:href="https://www.biusante.parisdescartes.fr/histoire/medica/resultats/index.php?do=zoom&amp;cote=37020d&amp;p=259" text:style-name="Internet_20_link" text:visited-style-name="Visited_20_Internet_20_Link"><text:span text:style-name="Internet_20_link"><text:span text:style-name="T1">p. 0245</text:span></text:span></text:a><text:span text:style-name="T1">] </text:span><text:span text:style-name="T3">cautère</text:span><text:span text:style-name="T1"> — cauterium, Brennmittel, cautery, cauterio, cauterio.</text:span></text:p>
      <text:p text:style-name="_3c_grc_3e_">καυ<text:span text:style-name="T4">τ</text:span>ήριον</text:p>
      <text:p text:style-name="_3c_entry_3e_"><text:span text:style-name="T1">[</text:span><text:a xlink:type="simple" xlink:href="https://www.biusante.parisdescartes.fr/histoire/medica/resultats/index.php?do=zoom&amp;cote=37020d&amp;p=260" text:style-name="Internet_20_link" text:visited-style-name="Visited_20_Internet_20_Link"><text:span text:style-name="Internet_20_link"><text:span text:style-name="T1">p. 0246</text:span></text:span></text:a><text:span text:style-name="T1">] </text:span><text:span text:style-name="T3">cautérisation</text:span><text:span text:style-name="T1"> — cauterisatio, caustica adustio, Kauterisation, Brennen, cautérisation, cauterizzazione, cauterizacionj.</text:span></text:p>
      <text:p text:style-name="_3c_grc_3e_">κα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260" text:style-name="Internet_20_link" text:visited-style-name="Visited_20_Internet_20_Link"><text:span text:style-name="Internet_20_link"><text:span text:style-name="T1">p. 0246</text:span></text:span></text:a><text:span text:style-name="T1">] </text:span><text:span text:style-name="T3">cavité</text:span><text:span text:style-name="T1"> — cavum, cavitas, Höhle, cavity, cavità, cavidad.</text:span></text:p>
      <text:p text:style-name="_3c_grc_3e_">κοιλ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260" text:style-name="Internet_20_link" text:visited-style-name="Visited_20_Internet_20_Link"><text:span text:style-name="Internet_20_link"><text:span text:style-name="T1">p. 0246</text:span></text:span></text:a><text:span text:style-name="T1">] </text:span><text:span text:style-name="T3">cécité</text:span><text:span text:style-name="T1"> — cœçitas, Blindheit, blindness, cecità, ceguedad.</text:span></text:p>
      <text:p text:style-name="_3c_grc_3e_">τυφλ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260" text:style-name="Internet_20_link" text:visited-style-name="Visited_20_Internet_20_Link"><text:span text:style-name="Internet_20_link"><text:span text:style-name="T1">p. 0246</text:span></text:span></text:a><text:span text:style-name="T1">] </text:span><text:span text:style-name="T3">cedma</text:span><text:span text:style-name="T1"> — </text:span></text:p>
      <text:p text:style-name="_3c_grc_3e_"><text:span text:style-name="T4">κέδ</text:span>μα</text:p>
      <text:p text:style-name="_3c_entry_3e_"><text:span text:style-name="T1">[</text:span><text:a xlink:type="simple" xlink:href="https://www.biusante.parisdescartes.fr/histoire/medica/resultats/index.php?do=zoom&amp;cote=37020d&amp;p=260" text:style-name="Internet_20_link" text:visited-style-name="Visited_20_Internet_20_Link"><text:span text:style-name="Internet_20_link"><text:span text:style-name="T1">p. 0246</text:span></text:span></text:a><text:span text:style-name="T1">] </text:span><text:span text:style-name="T3">cèdre</text:span><text:span text:style-name="T1"> — cedrus, Ceder, cedar, cedro, cedro.</text:span></text:p>
      <text:p text:style-name="_3c_grc_3e_">κέ<text:span text:style-name="T4">δ</text:span>ρος</text:p>
      <text:p text:style-name="_3c_entry_3e_"><text:span text:style-name="T1">[</text:span><text:a xlink:type="simple" xlink:href="https://www.biusante.parisdescartes.fr/histoire/medica/resultats/index.php?do=zoom&amp;cote=37020d&amp;p=261" text:style-name="Internet_20_link" text:visited-style-name="Visited_20_Internet_20_Link"><text:span text:style-name="Internet_20_link"><text:span text:style-name="T1">p. 0247</text:span></text:span></text:a><text:span text:style-name="T1">] </text:span><text:span text:style-name="T3">ceinture</text:span><text:span text:style-name="T1"> — cingulum, Leibbinde, waist-band, cintola, cintura.</text:span></text:p>
      <text:p text:style-name="_3c_grc_3e_">ζώνη</text:p>
      <text:p text:style-name="_3c_entry_3e_"><text:span text:style-name="T1">[</text:span><text:a xlink:type="simple" xlink:href="https://www.biusante.parisdescartes.fr/histoire/medica/resultats/index.php?do=zoom&amp;cote=37020d&amp;p=261" text:style-name="Internet_20_link" text:visited-style-name="Visited_20_Internet_20_Link"><text:span text:style-name="Internet_20_link"><text:span text:style-name="T1">p. 0247</text:span></text:span></text:a><text:span text:style-name="T1">] </text:span><text:span text:style-name="T3">célibat</text:span><text:span text:style-name="T1"> — cælibatus, Ehelosigkeit, bachelonship, celibato, celibato.</text:span></text:p>
      <text:p text:style-name="_3c_grc_3e_"><text:span text:style-name="T4">ἀ</text:span>ζυγία — <text:span text:style-name="T4">ἀ</text:span>γαμία</text:p>
      <text:p text:style-name="_3c_entry_3e_"><text:span text:style-name="T1">[</text:span><text:a xlink:type="simple" xlink:href="https://www.biusante.parisdescartes.fr/histoire/medica/resultats/index.php?do=zoom&amp;cote=37020d&amp;p=264" text:style-name="Internet_20_link" text:visited-style-name="Visited_20_Internet_20_Link"><text:span text:style-name="Internet_20_link"><text:span text:style-name="T1">p. 0250</text:span></text:span></text:a><text:span text:style-name="T1">] </text:span><text:span text:style-name="T3">cendre</text:span><text:span text:style-name="T1"> — cinis, Asche, ashes, cenere, ceniza.</text:span></text:p>
      <text:p text:style-name="_3c_grc_3e_"><text:span text:style-name="T4">κό</text:span>νις</text:p>
      <text:p text:style-name="_3c_entry_3e_"><text:span text:style-name="T1">[</text:span><text:a xlink:type="simple" xlink:href="https://www.biusante.parisdescartes.fr/histoire/medica/resultats/index.php?do=zoom&amp;cote=37020d&amp;p=265" text:style-name="Internet_20_link" text:visited-style-name="Visited_20_Internet_20_Link"><text:span text:style-name="Internet_20_link"><text:span text:style-name="T1">p. 0251</text:span></text:span></text:a><text:span text:style-name="T1">] </text:span><text:span text:style-name="T3">cénose</text:span><text:span text:style-name="T1"> — cenosis.</text:span></text:p>
      <text:p text:style-name="_3c_grc_3e_">κένωσις</text:p>
      <text:p text:style-name="_3c_entry_3e_"><text:span text:style-name="T1">[</text:span><text:a xlink:type="simple" xlink:href="https://www.biusante.parisdescartes.fr/histoire/medica/resultats/index.php?do=zoom&amp;cote=37020d&amp;p=265" text:style-name="Internet_20_link" text:visited-style-name="Visited_20_Internet_20_Link"><text:span text:style-name="Internet_20_link"><text:span text:style-name="T1">p. 0251</text:span></text:span></text:a><text:span text:style-name="T1">] </text:span><text:span text:style-name="T3">cénotique</text:span><text:span text:style-name="T1"> — cenoticus.</text:span></text:p>
      <text:p text:style-name="_3c_grc_3e_">κενωτικός</text:p>
      <text:p text:style-name="_3c_entry_3e_"><text:span text:style-name="T1">[</text:span><text:a xlink:type="simple" xlink:href="https://www.biusante.parisdescartes.fr/histoire/medica/resultats/index.php?do=zoom&amp;cote=37020d&amp;p=265" text:style-name="Internet_20_link" text:visited-style-name="Visited_20_Internet_20_Link"><text:span text:style-name="Internet_20_link"><text:span text:style-name="T1">p. 0251</text:span></text:span></text:a><text:span text:style-name="T1">] </text:span><text:span text:style-name="T3">centre</text:span><text:span text:style-name="T1"> — centrum, Mittelpunkt, Centrum, centre, centro, centro.</text:span></text:p>
      <text:p text:style-name="_3c_grc_3e_">κ<text:span text:style-name="T4">έ</text:span>ντρον</text:p>
      <text:p text:style-name="_3c_entry_3e_"><text:span text:style-name="T1">[</text:span><text:a xlink:type="simple" xlink:href="https://www.biusante.parisdescartes.fr/histoire/medica/resultats/index.php?do=zoom&amp;cote=37020d&amp;p=265" text:style-name="Internet_20_link" text:visited-style-name="Visited_20_Internet_20_Link"><text:span text:style-name="Internet_20_link"><text:span text:style-name="T1">p. 0251</text:span></text:span></text:a><text:span text:style-name="T1">] </text:span><text:span text:style-name="T3">céphalalgie</text:span><text:span text:style-name="T1"> — cephalalgia, Kopfschmerz, cephalalgia, cefalalgia.</text:span></text:p>
      <text:p text:style-name="_3c_grc_3e_">κεφαλαλγία</text:p>
      <text:p text:style-name="_3c_entry_3e_"><text:span text:style-name="T1">[</text:span><text:a xlink:type="simple" xlink:href="https://www.biusante.parisdescartes.fr/histoire/medica/resultats/index.php?do=zoom&amp;cote=37020d&amp;p=265" text:style-name="Internet_20_link" text:visited-style-name="Visited_20_Internet_20_Link"><text:span text:style-name="Internet_20_link"><text:span text:style-name="T1">p. 0251</text:span></text:span></text:a><text:span text:style-name="T1">] </text:span><text:span text:style-name="T3">céphalée</text:span><text:span text:style-name="T1"> — cephalœa, cephalœa, cefalea.</text:span></text:p>
      <text:p text:style-name="_3c_grc_3e_">κεφαλαία</text:p>
      <text:p text:style-name="_3c_entry_3e_"><text:span text:style-name="T1">[</text:span><text:a xlink:type="simple" xlink:href="https://www.biusante.parisdescartes.fr/histoire/medica/resultats/index.php?do=zoom&amp;cote=37020d&amp;p=268" text:style-name="Internet_20_link" text:visited-style-name="Visited_20_Internet_20_Link"><text:span text:style-name="Internet_20_link"><text:span text:style-name="T1">p. 0254</text:span></text:span></text:a><text:span text:style-name="T1">] </text:span><text:span text:style-name="T3">céphaluroïde</text:span><text:span text:style-name="T1"> — </text:span></text:p>
      <text:p text:style-name="_3c_grc_3e_">κεφαλ<text:span text:style-name="T4">ὴ</text:span><text:span text:style-name="T6"> + </text:span><text:span text:style-name="T4">οὐρὰ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268" text:style-name="Internet_20_link" text:visited-style-name="Visited_20_Internet_20_Link"><text:span text:style-name="Internet_20_link"><text:span text:style-name="T1">p. 0254</text:span></text:span></text:a><text:span text:style-name="T1">] </text:span><text:span text:style-name="T3">cérat</text:span><text:span text:style-name="T1"> — ceratum, Wachssalbe, cerate, cerotto, cerato.</text:span></text:p>
      <text:p text:style-name="_3c_grc_3e_">κηρωτ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268" text:style-name="Internet_20_link" text:visited-style-name="Visited_20_Internet_20_Link"><text:span text:style-name="Internet_20_link"><text:span text:style-name="T1">p. 0254</text:span></text:span></text:a><text:span text:style-name="T1">] </text:span><text:span text:style-name="T3">cercle</text:span><text:span text:style-name="T1"> — circulus, Zirkel, circle, circolo, circulo.</text:span></text:p>
      <text:p text:style-name="_3c_grc_3e_">κύκλος</text:p>
      <text:p text:style-name="_3c_entry_3e_"><text:span text:style-name="T1">[</text:span><text:a xlink:type="simple" xlink:href="https://www.biusante.parisdescartes.fr/histoire/medica/resultats/index.php?do=zoom&amp;cote=37020d&amp;p=270" text:style-name="Internet_20_link" text:visited-style-name="Visited_20_Internet_20_Link"><text:span text:style-name="Internet_20_link"><text:span text:style-name="T1">p. 0256</text:span></text:span></text:a><text:span text:style-name="T1">] </text:span><text:span text:style-name="T3">cerf</text:span><text:span text:style-name="T1"> — cervus, Hirsch, stag, hart, cervo, ciervo.</text:span></text:p>
      <text:p text:style-name="_3c_grc_3e_"><text:span text:style-name="T4">ἔ</text:span>λαφος</text:p>
      <text:p text:style-name="_3c_entry_3e_"><text:span text:style-name="T1">[</text:span><text:a xlink:type="simple" xlink:href="https://www.biusante.parisdescartes.fr/histoire/medica/resultats/index.php?do=zoom&amp;cote=37020d&amp;p=270" text:style-name="Internet_20_link" text:visited-style-name="Visited_20_Internet_20_Link"><text:span text:style-name="Internet_20_link"><text:span text:style-name="T1">p. 0256</text:span></text:span></text:a><text:span text:style-name="T1">] </text:span><text:span text:style-name="T3">cerise</text:span><text:span text:style-name="T1"> — cerasum, Kirsche, cherry, cirieyia, cereza.</text:span></text:p>
      <text:p text:style-name="_3c_grc_3e_">κεράσιον</text:p>
      <text:p text:style-name="_3c_entry_3e_"><text:span text:style-name="T1">[</text:span><text:a xlink:type="simple" xlink:href="https://www.biusante.parisdescartes.fr/histoire/medica/resultats/index.php?do=zoom&amp;cote=37020d&amp;p=270" text:style-name="Internet_20_link" text:visited-style-name="Visited_20_Internet_20_Link"><text:span text:style-name="Internet_20_link"><text:span text:style-name="T1">p. 0256</text:span></text:span></text:a><text:span text:style-name="T1">] </text:span><text:span text:style-name="T3">cerisier</text:span><text:span text:style-name="T1"> — Prunus cerasus (L.), Cerasus caproniana, cerasus, Kirschbaum, ciriegio, cerezo.</text:span></text:p>
      <text:p text:style-name="_3c_grc_3e_">κ<text:span text:style-name="T4">έ</text:span>ρασον</text:p>
      <text:p text:style-name="_3c_entry_3e_"><text:span text:style-name="T1">[</text:span><text:a xlink:type="simple" xlink:href="https://www.biusante.parisdescartes.fr/histoire/medica/resultats/index.php?do=zoom&amp;cote=37020d&amp;p=270" text:style-name="Internet_20_link" text:visited-style-name="Visited_20_Internet_20_Link"><text:span text:style-name="Internet_20_link"><text:span text:style-name="T1">p. 0256</text:span></text:span></text:a><text:span text:style-name="T1">] </text:span><text:span text:style-name="T3">cérumen</text:span><text:span text:style-name="T1"> — cerumen, Ohrenschmalz, cerumen, cerume, cerumen.</text:span></text:p>
      <text:p text:style-name="_3c_grc_3e_"><text:span text:style-name="T4">ὠ</text:span>τ<text:span text:style-name="T4">ὸ</text:span>ς <text:span text:style-name="T4">ῥ</text:span>ύπος</text:p>
      <text:p text:style-name="_3c_entry_3e_"><text:span text:style-name="T1">[</text:span><text:a xlink:type="simple" xlink:href="https://www.biusante.parisdescartes.fr/histoire/medica/resultats/index.php?do=zoom&amp;cote=37020d&amp;p=271" text:style-name="Internet_20_link" text:visited-style-name="Visited_20_Internet_20_Link"><text:span text:style-name="Internet_20_link"><text:span text:style-name="T1">p. 0257</text:span></text:span></text:a><text:span text:style-name="T1">] </text:span><text:span text:style-name="T3">céruse</text:span><text:span text:style-name="T1"> — cerussa, Bleiweiss, Bleiglaette, whitelead, cerussa .</text:span></text:p>
      <text:p text:style-name="_3c_grc_3e_">ψιμμύθιον</text:p>
      <text:p text:style-name="_3c_entry_3e_"><text:span text:style-name="T1">[</text:span><text:a xlink:type="simple" xlink:href="https://www.biusante.parisdescartes.fr/histoire/medica/resultats/index.php?do=zoom&amp;cote=37020d&amp;p=271" text:style-name="Internet_20_link" text:visited-style-name="Visited_20_Internet_20_Link"><text:span text:style-name="Internet_20_link"><text:span text:style-name="T1">p. 0257</text:span></text:span></text:a><text:span text:style-name="T1">] </text:span><text:span text:style-name="T3">cerveau</text:span><text:span text:style-name="T1"> — cerebrum, Gehirn, brain, cervello, cerebro, cerebro.</text:span></text:p>
      <text:p text:style-name="_3c_grc_3e_"><text:span text:style-name="T4">ἐ</text:span>γκέφαλος</text:p>
      <text:p text:style-name="_3c_entry_3e_"><text:span text:style-name="T1">[</text:span><text:a xlink:type="simple" xlink:href="https://www.biusante.parisdescartes.fr/histoire/medica/resultats/index.php?do=zoom&amp;cote=37020d&amp;p=275" text:style-name="Internet_20_link" text:visited-style-name="Visited_20_Internet_20_Link"><text:span text:style-name="Internet_20_link"><text:span text:style-name="T1">p. 0261</text:span></text:span></text:a><text:span text:style-name="T1">] </text:span><text:span text:style-name="T3">chair</text:span><text:span text:style-name="T1"> — caro, Fleisch, flesh, carné, carné.</text:span></text:p>
      <text:p text:style-name="_3c_grc_3e_">σ<text:span text:style-name="T4">ὰ</text:span>ρξ</text:p>
      <text:p text:style-name="_3c_entry_3e_"><text:span text:style-name="T1">[</text:span><text:a xlink:type="simple" xlink:href="https://www.biusante.parisdescartes.fr/histoire/medica/resultats/index.php?do=zoom&amp;cote=37020d&amp;p=275" text:style-name="Internet_20_link" text:visited-style-name="Visited_20_Internet_20_Link"><text:span text:style-name="Internet_20_link"><text:span text:style-name="T1">p. 0261</text:span></text:span></text:a><text:span text:style-name="T1">] </text:span><text:span text:style-name="T3">chalasie</text:span><text:span text:style-name="T1"> — chalasis.</text:span></text:p>
      <text:p text:style-name="_3c_grc_3e_">χάλασις</text:p>
      <text:p text:style-name="_3c_entry_3e_"><text:span text:style-name="T1">[</text:span><text:a xlink:type="simple" xlink:href="https://www.biusante.parisdescartes.fr/histoire/medica/resultats/index.php?do=zoom&amp;cote=37020d&amp;p=275" text:style-name="Internet_20_link" text:visited-style-name="Visited_20_Internet_20_Link"><text:span text:style-name="Internet_20_link"><text:span text:style-name="T1">p. 0261</text:span></text:span></text:a><text:span text:style-name="T1">] </text:span><text:span text:style-name="T3">chalazion</text:span><text:span text:style-name="T1"> — chalaza, Hagelkorn, hailstone, grandine.</text:span></text:p>
      <text:p text:style-name="_3c_grc_3e_"><text:span text:style-name="T4">χά</text:span>λαζα — χαλάζιο<text:span text:style-name="T4">ν</text:span> — χαλάζωσις</text:p>
      <text:p text:style-name="_3c_entry_3e_"><text:span text:style-name="T1">[</text:span><text:a xlink:type="simple" xlink:href="https://www.biusante.parisdescartes.fr/histoire/medica/resultats/index.php?do=zoom&amp;cote=37020d&amp;p=275" text:style-name="Internet_20_link" text:visited-style-name="Visited_20_Internet_20_Link"><text:span text:style-name="Internet_20_link"><text:span text:style-name="T1">p. 0261</text:span></text:span></text:a><text:span text:style-name="T1">] </text:span><text:span text:style-name="T3">chaleur</text:span><text:span text:style-name="T1"> — calor, Wärme, heat, calore, calor.</text:span></text:p>
      <text:p text:style-name="_3c_grc_3e_">θέρμη</text:p>
      <text:p text:style-name="_3c_entry_3e_"><text:span text:style-name="T1">[</text:span><text:a xlink:type="simple" xlink:href="https://www.biusante.parisdescartes.fr/histoire/medica/resultats/index.php?do=zoom&amp;cote=37020d&amp;p=276" text:style-name="Internet_20_link" text:visited-style-name="Visited_20_Internet_20_Link"><text:span text:style-name="Internet_20_link"><text:span text:style-name="T1">p. 0262</text:span></text:span></text:a><text:span text:style-name="T1">] </text:span><text:span text:style-name="T3">chameau</text:span><text:span text:style-name="T1"> — camelus, Kameel, camel, cammello, camello.</text:span></text:p>
      <text:p text:style-name="_3c_grc_3e_"><text:span text:style-name="T4">κάμηλον</text:span></text:p>
      <text:p text:style-name="_3c_entry_3e_"><text:span text:style-name="T1">[</text:span><text:a xlink:type="simple" xlink:href="https://www.biusante.parisdescartes.fr/histoire/medica/resultats/index.php?do=zoom&amp;cote=37020d&amp;p=276" text:style-name="Internet_20_link" text:visited-style-name="Visited_20_Internet_20_Link"><text:span text:style-name="Internet_20_link"><text:span text:style-name="T1">p. 0262</text:span></text:span></text:a><text:span text:style-name="T1">] </text:span><text:span text:style-name="T3">champignons</text:span><text:span text:style-name="T1"> — fungi, Pilz, mushroom, fungo, seta, hongo.</text:span></text:p>
      <text:p text:style-name="_3c_grc_3e_">μύκητες</text:p>
      <text:p text:style-name="_3c_entry_3e_"><text:span text:style-name="T1">[</text:span><text:a xlink:type="simple" xlink:href="https://www.biusante.parisdescartes.fr/histoire/medica/resultats/index.php?do=zoom&amp;cote=37020d&amp;p=280" text:style-name="Internet_20_link" text:visited-style-name="Visited_20_Internet_20_Link"><text:span text:style-name="Internet_20_link"><text:span text:style-name="T1">p. 0266</text:span></text:span></text:a><text:span text:style-name="T1">] </text:span><text:span text:style-name="T3">charbon</text:span><text:span text:style-name="T1"> — carbo, Kohle, charcoal, carbone, carbon.</text:span></text:p>
      <text:p text:style-name="_3c_grc_3e_"><text:span text:style-name="T4">ἄ</text:span>νθραξ</text:p>
      <text:p text:style-name="_3c_entry_3e_"><text:span text:style-name="T1">[</text:span><text:a xlink:type="simple" xlink:href="https://www.biusante.parisdescartes.fr/histoire/medica/resultats/index.php?do=zoom&amp;cote=37020d&amp;p=281" text:style-name="Internet_20_link" text:visited-style-name="Visited_20_Internet_20_Link"><text:span text:style-name="Internet_20_link"><text:span text:style-name="T1">p. 0267</text:span></text:span></text:a><text:span text:style-name="T1">] </text:span><text:span text:style-name="T3">charnu</text:span><text:span text:style-name="T1"> — carnosus, fleischig, fleshy, carnoso, carnoso.</text:span></text:p>
      <text:p text:style-name="_3c_grc_3e_"><text:span text:style-name="T4">σαρ</text:span>κώδης</text:p>
      <text:p text:style-name="_3c_entry_3e_"><text:span text:style-name="T1">[</text:span><text:a xlink:type="simple" xlink:href="https://www.biusante.parisdescartes.fr/histoire/medica/resultats/index.php?do=zoom&amp;cote=37020d&amp;p=281" text:style-name="Internet_20_link" text:visited-style-name="Visited_20_Internet_20_Link"><text:span text:style-name="Internet_20_link"><text:span text:style-name="T1">p. 0267</text:span></text:span></text:a><text:span text:style-name="T1">] </text:span><text:span text:style-name="T3">charpie</text:span><text:span text:style-name="T1"> — linteum carptum, Charpie, tint, filaccia, hilas.</text:span></text:p>
      <text:p text:style-name="_3c_grc_3e_">μο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81" text:style-name="Internet_20_link" text:visited-style-name="Visited_20_Internet_20_Link"><text:span text:style-name="Internet_20_link"><text:span text:style-name="T1">p. 0267</text:span></text:span></text:a><text:span text:style-name="T1">] </text:span><text:span text:style-name="T3">chas</text:span><text:span text:style-name="T1"> — acus foramen, Oehr, eye, cruna, ojo.</text:span></text:p>
      <text:p text:style-name="_3c_grc_3e_">κύαρ</text:p>
      <text:p text:style-name="_3c_entry_3e_"><text:soft-page-break/><text:span text:style-name="T1">[</text:span><text:a xlink:type="simple" xlink:href="https://www.biusante.parisdescartes.fr/histoire/medica/resultats/index.php?do=zoom&amp;cote=37020d&amp;p=281" text:style-name="Internet_20_link" text:visited-style-name="Visited_20_Internet_20_Link"><text:span text:style-name="Internet_20_link"><text:span text:style-name="T1">p. 0267</text:span></text:span></text:a><text:span text:style-name="T1">] </text:span><text:span text:style-name="T3">chassie</text:span><text:span text:style-name="T1"> — lema, Augenbutter, blearedness, cispa, lagana.</text:span></text:p>
      <text:p text:style-name="_3c_grc_3e_">λήμη — γλ<text:span text:style-name="T4">ή</text:span>μη</text:p>
      <text:p text:style-name="_3c_entry_3e_"><text:span text:style-name="T1">[</text:span><text:a xlink:type="simple" xlink:href="https://www.biusante.parisdescartes.fr/histoire/medica/resultats/index.php?do=zoom&amp;cote=37020d&amp;p=282" text:style-name="Internet_20_link" text:visited-style-name="Visited_20_Internet_20_Link"><text:span text:style-name="Internet_20_link"><text:span text:style-name="T1">p. 0268</text:span></text:span></text:a><text:span text:style-name="T1">] </text:span><text:span text:style-name="T3">châtaignier</text:span><text:span text:style-name="T1"> — castanea, Kastanienbaum, chestnut-tree, castagno, castang.</text:span></text:p>
      <text:p text:style-name="_3c_grc_3e_"><text:span text:style-name="T4">κάστανον</text:span></text:p>
      <text:p text:style-name="_3c_entry_3e_"><text:span text:style-name="T1">[</text:span><text:a xlink:type="simple" xlink:href="https://www.biusante.parisdescartes.fr/histoire/medica/resultats/index.php?do=zoom&amp;cote=37020d&amp;p=282" text:style-name="Internet_20_link" text:visited-style-name="Visited_20_Internet_20_Link"><text:span text:style-name="Internet_20_link"><text:span text:style-name="T1">p. 0268</text:span></text:span></text:a><text:span text:style-name="T1">] </text:span><text:span text:style-name="T3">chaton</text:span><text:span text:style-name="T1"> — amentum, catulus, iulus, Kätzchen, kittling, fiocchi.</text:span></text:p>
      <text:p text:style-name="_3c_grc_3e_"><text:span text:style-name="T4">ἴουλος</text:span></text:p>
      <text:p text:style-name="_3c_entry_3e_"><text:span text:style-name="T1">[</text:span><text:a xlink:type="simple" xlink:href="https://www.biusante.parisdescartes.fr/histoire/medica/resultats/index.php?do=zoom&amp;cote=37020d&amp;p=283" text:style-name="Internet_20_link" text:visited-style-name="Visited_20_Internet_20_Link"><text:span text:style-name="Internet_20_link"><text:span text:style-name="T1">p. 0269</text:span></text:span></text:a><text:span text:style-name="T1">] </text:span><text:span text:style-name="T3">chausse</text:span><text:span text:style-name="T1"> — manica, Filtnrsack, filter, stravning-bag, manica.</text:span></text:p>
      <text:p text:style-name="_3c_grc_3e_"><text:span text:style-name="T4">ἠ</text:span>θ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83" text:style-name="Internet_20_link" text:visited-style-name="Visited_20_Internet_20_Link"><text:span text:style-name="Internet_20_link"><text:span text:style-name="T1">p. 0269</text:span></text:span></text:a><text:span text:style-name="T1">] </text:span><text:span text:style-name="T3">chaux</text:span><text:span text:style-name="T1"> — calx, Kalk, lime, calce, cal.</text:span></text:p>
      <text:p text:style-name="_3c_grc_3e_">τίτανος</text:p>
      <text:p text:style-name="_3c_entry_3e_"><text:span text:style-name="T1">[</text:span><text:a xlink:type="simple" xlink:href="https://www.biusante.parisdescartes.fr/histoire/medica/resultats/index.php?do=zoom&amp;cote=37020d&amp;p=283" text:style-name="Internet_20_link" text:visited-style-name="Visited_20_Internet_20_Link"><text:span text:style-name="Internet_20_link"><text:span text:style-name="T1">p. 0269</text:span></text:span></text:a><text:span text:style-name="T1">] </text:span><text:span text:style-name="T3">chef</text:span><text:span text:style-name="T1"> — Zipfel, Kopf.</text:span></text:p>
      <text:p text:style-name="_3c_grc_3e_"><text:span text:style-name="T4">ἀ</text:span>ρ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285" text:style-name="Internet_20_link" text:visited-style-name="Visited_20_Internet_20_Link"><text:span text:style-name="Internet_20_link"><text:span text:style-name="T1">p. 0271</text:span></text:span></text:a><text:span text:style-name="T1">] </text:span><text:span text:style-name="T3">chémosis</text:span><text:span text:style-name="T1"> — chémosis, Chemosis, chemosis, chemosi.</text:span></text:p>
      <text:p text:style-name="_3c_grc_3e_">χ<text:span text:style-name="T4">ή</text:span>μωσις</text:p>
      <text:p text:style-name="_3c_entry_3e_"><text:span text:style-name="T1">[</text:span><text:a xlink:type="simple" xlink:href="https://www.biusante.parisdescartes.fr/histoire/medica/resultats/index.php?do=zoom&amp;cote=37020d&amp;p=285" text:style-name="Internet_20_link" text:visited-style-name="Visited_20_Internet_20_Link"><text:span text:style-name="Internet_20_link"><text:span text:style-name="T1">p. 0271</text:span></text:span></text:a><text:span text:style-name="T1">] </text:span><text:span text:style-name="T3">chêne</text:span><text:span text:style-name="T1"> — Quercus (L.), Eiche, oak, quercia, encina.</text:span></text:p>
      <text:p text:style-name="_3c_grc_3e_">δρ<text:span text:style-name="T4">ῦ</text:span>ς</text:p>
      <text:p text:style-name="_3c_entry_3e_"><text:span text:style-name="T1">[</text:span><text:a xlink:type="simple" xlink:href="https://www.biusante.parisdescartes.fr/histoire/medica/resultats/index.php?do=zoom&amp;cote=37020d&amp;p=285" text:style-name="Internet_20_link" text:visited-style-name="Visited_20_Internet_20_Link"><text:span text:style-name="Internet_20_link"><text:span text:style-name="T1">p. 0271</text:span></text:span></text:a><text:span text:style-name="T1">] </text:span><text:span text:style-name="T3">chenu</text:span><text:span text:style-name="T1"> — canutus, greis, hoary, grey-headed, canuto.</text:span></text:p>
      <text:p text:style-name="_3c_grc_3e_">πολ<text:span text:style-name="T4">ιὸ</text:span>ς</text:p>
      <text:p text:style-name="_3c_entry_3e_"><text:span text:style-name="T1">[</text:span><text:a xlink:type="simple" xlink:href="https://www.biusante.parisdescartes.fr/histoire/medica/resultats/index.php?do=zoom&amp;cote=37020d&amp;p=285" text:style-name="Internet_20_link" text:visited-style-name="Visited_20_Internet_20_Link"><text:span text:style-name="Internet_20_link"><text:span text:style-name="T1">p. 0271</text:span></text:span></text:a><text:span text:style-name="T1">] </text:span><text:span text:style-name="T3">cheval</text:span><text:span text:style-name="T1"> — equus, Pferd, horse, cavallo, caballo.</text:span></text:p>
      <text:p text:style-name="_3c_grc_3e_"><text:span text:style-name="T4">ἵ</text:span>ππος</text:p>
      <text:p text:style-name="_3c_entry_3e_"><text:span text:style-name="T1">[</text:span><text:a xlink:type="simple" xlink:href="https://www.biusante.parisdescartes.fr/histoire/medica/resultats/index.php?do=zoom&amp;cote=37020d&amp;p=287" text:style-name="Internet_20_link" text:visited-style-name="Visited_20_Internet_20_Link"><text:span text:style-name="Internet_20_link"><text:span text:style-name="T1">p. 0273</text:span></text:span></text:a><text:span text:style-name="T1">] </text:span><text:span text:style-name="T3">chevelu</text:span><text:span text:style-name="T1"> — capillatus, behaart, hairy, capelluto, cabelludd.</text:span></text:p>
      <text:p text:style-name="_3c_grc_3e_">τριχω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287" text:style-name="Internet_20_link" text:visited-style-name="Visited_20_Internet_20_Link"><text:span text:style-name="Internet_20_link"><text:span text:style-name="T1">p. 0273</text:span></text:span></text:a><text:span text:style-name="T1">] </text:span><text:span text:style-name="T3">chevelure</text:span><text:span text:style-name="T1"> — capillitium, cœsaries, Kopfhaar, capellatura, chioma, cabellera.</text:span></text:p>
      <text:p text:style-name="_3c_grc_3e_">κόμη</text:p>
      <text:p text:style-name="_3c_entry_3e_"><text:span text:style-name="T1">[</text:span><text:a xlink:type="simple" xlink:href="https://www.biusante.parisdescartes.fr/histoire/medica/resultats/index.php?do=zoom&amp;cote=37020d&amp;p=287" text:style-name="Internet_20_link" text:visited-style-name="Visited_20_Internet_20_Link"><text:span text:style-name="Internet_20_link"><text:span text:style-name="T1">p. 0273</text:span></text:span></text:a><text:span text:style-name="T1">] </text:span><text:span text:style-name="T3">cheveu</text:span><text:span text:style-name="T1"> — capillus, Haar, hair, capello, cabelto.</text:span></text:p>
      <text:p text:style-name="_3c_grc_3e_"><text:span text:style-name="T4">θρὶξ</text:span></text:p>
      <text:p text:style-name="_3c_entry_3e_"><text:span text:style-name="T1">[</text:span><text:a xlink:type="simple" xlink:href="https://www.biusante.parisdescartes.fr/histoire/medica/resultats/index.php?do=zoom&amp;cote=37020d&amp;p=288" text:style-name="Internet_20_link" text:visited-style-name="Visited_20_Internet_20_Link"><text:span text:style-name="Internet_20_link"><text:span text:style-name="T1">p. 0274</text:span></text:span></text:a><text:span text:style-name="T1">] </text:span><text:span text:style-name="T3">chèvre</text:span><text:span text:style-name="T1"> — Capra hircus (L.), Ziege, she-goat, capra, cabra.</text:span></text:p>
      <text:p text:style-name="_3c_grc_3e_">α<text:span text:style-name="T4">ἴ</text:span>ξ</text:p>
      <text:p text:style-name="_3c_entry_3e_"><text:span text:style-name="T1">[</text:span><text:a xlink:type="simple" xlink:href="https://www.biusante.parisdescartes.fr/histoire/medica/resultats/index.php?do=zoom&amp;cote=37020d&amp;p=289" text:style-name="Internet_20_link" text:visited-style-name="Visited_20_Internet_20_Link"><text:span text:style-name="Internet_20_link"><text:span text:style-name="T1">p. 0275</text:span></text:span></text:a><text:span text:style-name="T1">] </text:span><text:span text:style-name="T3">chien</text:span><text:span text:style-name="T1"> — canis, Hund, dog, cane, perro.</text:span></text:p>
      <text:p text:style-name="_3c_grc_3e_">κύων</text:p>
      <text:p text:style-name="_3c_entry_3e_"><text:span text:style-name="T1">[</text:span><text:a xlink:type="simple" xlink:href="https://www.biusante.parisdescartes.fr/histoire/medica/resultats/index.php?do=zoom&amp;cote=37020d&amp;p=291" text:style-name="Internet_20_link" text:visited-style-name="Visited_20_Internet_20_Link"><text:span text:style-name="Internet_20_link"><text:span text:style-name="T1">p. 0277</text:span></text:span></text:a><text:span text:style-name="T1">] </text:span><text:span text:style-name="T3">chirurgie</text:span><text:span text:style-name="T1"> — chirurgia, Wundarzneïkunde, surgery, chirurgia, cirurgia.</text:span></text:p>
      <text:p text:style-name="_3c_grc_3e_">χειρουργία</text:p>
      <text:p text:style-name="_3c_entry_3e_"><text:span text:style-name="T1">[</text:span><text:a xlink:type="simple" xlink:href="https://www.biusante.parisdescartes.fr/histoire/medica/resultats/index.php?do=zoom&amp;cote=37020d&amp;p=291" text:style-name="Internet_20_link" text:visited-style-name="Visited_20_Internet_20_Link"><text:span text:style-name="Internet_20_link"><text:span text:style-name="T1">p. 0277</text:span></text:span></text:a><text:span text:style-name="T1">] </text:span><text:span text:style-name="T3">chirurgien</text:span><text:span text:style-name="T1"> — chirurgus, Wundarzt, surgeon, chirürgo, cirujano.</text:span></text:p>
      <text:p text:style-name="_3c_grc_3e_">χειρουρ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04" text:style-name="Internet_20_link" text:visited-style-name="Visited_20_Internet_20_Link"><text:span text:style-name="Internet_20_link"><text:span text:style-name="T1">p. 0290</text:span></text:span></text:a><text:span text:style-name="T1">] </text:span><text:span text:style-name="T3">cholagogue</text:span><text:span text:style-name="T1"> — cholagogus, colagogo.</text:span></text:p>
      <text:p text:style-name="_3c_grc_3e_">χολ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04" text:style-name="Internet_20_link" text:visited-style-name="Visited_20_Internet_20_Link"><text:span text:style-name="Internet_20_link"><text:span text:style-name="T1">p. 0290</text:span></text:span></text:a><text:span text:style-name="T1">] </text:span><text:span text:style-name="T3">cholédoque</text:span><text:span text:style-name="T1"> — choledochus.</text:span></text:p>
      <text:p text:style-name="_3c_grc_3e_"><text:soft-page-break/>χοληδόχος</text:p>
      <text:p text:style-name="_3c_entry_3e_"><text:span text:style-name="T1">[</text:span><text:a xlink:type="simple" xlink:href="https://www.biusante.parisdescartes.fr/histoire/medica/resultats/index.php?do=zoom&amp;cote=37020d&amp;p=304" text:style-name="Internet_20_link" text:visited-style-name="Visited_20_Internet_20_Link"><text:span text:style-name="Internet_20_link"><text:span text:style-name="T1">p. 0290</text:span></text:span></text:a><text:span text:style-name="T1">] </text:span><text:span text:style-name="T3">choléra</text:span><text:span text:style-name="T1"> — choiera, Choiera, Brechruhr, choiera, colera-morbus, colera.</text:span></text:p>
      <text:p text:style-name="_3c_grc_3e_">χολ<text:span text:style-name="T4">έ</text:span>ρα</text:p>
      <text:p text:style-name="_3c_entry_3e_"><text:span text:style-name="T1">[</text:span><text:a xlink:type="simple" xlink:href="https://www.biusante.parisdescartes.fr/histoire/medica/resultats/index.php?do=zoom&amp;cote=37020d&amp;p=306" text:style-name="Internet_20_link" text:visited-style-name="Visited_20_Internet_20_Link"><text:span text:style-name="Internet_20_link"><text:span text:style-name="T1">p. 0292</text:span></text:span></text:a><text:span text:style-name="T1">] </text:span><text:span text:style-name="T3">cholérique</text:span><text:span text:style-name="T1"> — cholericus, coler ico.</text:span></text:p>
      <text:p text:style-name="_3c_grc_3e_">χολε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08" text:style-name="Internet_20_link" text:visited-style-name="Visited_20_Internet_20_Link"><text:span text:style-name="Internet_20_link"><text:span text:style-name="T1">p. 0294</text:span></text:span></text:a><text:span text:style-name="T1">] </text:span><text:span text:style-name="T3">chordapse</text:span><text:span text:style-name="T1"> — chordapsus.</text:span></text:p>
      <text:p text:style-name="_3c_grc_3e_">χόρδαψος</text:p>
      <text:p text:style-name="_3c_entry_3e_"><text:span text:style-name="T1">[</text:span><text:a xlink:type="simple" xlink:href="https://www.biusante.parisdescartes.fr/histoire/medica/resultats/index.php?do=zoom&amp;cote=37020d&amp;p=309" text:style-name="Internet_20_link" text:visited-style-name="Visited_20_Internet_20_Link"><text:span text:style-name="Internet_20_link"><text:span text:style-name="T1">p. 0295</text:span></text:span></text:a><text:span text:style-name="T1">] </text:span><text:span text:style-name="T3">chorion</text:span><text:span text:style-name="T1"> — chorion, Lederhaut, chorion, corio, corio.</text:span></text:p>
      <text:p text:style-name="_3c_grc_3e_">χ<text:span text:style-name="T4">ό</text:span>ρ<text:span text:style-name="T4">ι</text:span>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310" text:style-name="Internet_20_link" text:visited-style-name="Visited_20_Internet_20_Link"><text:span text:style-name="Internet_20_link"><text:span text:style-name="T1">p. 0296</text:span></text:span></text:a><text:span text:style-name="T1">] </text:span><text:span text:style-name="T3">choroïde</text:span><text:span text:style-name="T1"> — choroides, choroidea, Gefässhaut, choroïdes, coroide, ibroida.</text:span></text:p>
      <text:p text:style-name="_3c_grc_3e_">χορο<text:span text:style-name="T4">ειδὴ</text:span>ς</text:p>
      <text:p text:style-name="_3c_entry_3e_"><text:span text:style-name="T1">[</text:span><text:a xlink:type="simple" xlink:href="https://www.biusante.parisdescartes.fr/histoire/medica/resultats/index.php?do=zoom&amp;cote=37020d&amp;p=311" text:style-name="Internet_20_link" text:visited-style-name="Visited_20_Internet_20_Link"><text:span text:style-name="Internet_20_link"><text:span text:style-name="T1">p. 0297</text:span></text:span></text:a><text:span text:style-name="T1">] </text:span><text:span text:style-name="T3">chose</text:span><text:span text:style-name="T1"> — Oing, Sache, thing, casa, casa.</text:span></text:p>
      <text:p text:style-name="_3c_grc_3e_">χρ<text:span text:style-name="T4">ῆ</text:span>μα</text:p>
      <text:p text:style-name="_3c_entry_3e_"><text:span text:style-name="T1">[</text:span><text:a xlink:type="simple" xlink:href="https://www.biusante.parisdescartes.fr/histoire/medica/resultats/index.php?do=zoom&amp;cote=37020d&amp;p=311" text:style-name="Internet_20_link" text:visited-style-name="Visited_20_Internet_20_Link"><text:span text:style-name="Internet_20_link"><text:span text:style-name="T1">p. 0297</text:span></text:span></text:a><text:span text:style-name="T1">] </text:span><text:span text:style-name="T3">chou</text:span><text:span text:style-name="T1"> — Brassica (L.), Kohl, cahbage, cavolo, col.</text:span></text:p>
      <text:p text:style-name="_3c_grc_3e_">κράμβη</text:p>
      <text:p text:style-name="_3c_entry_3e_"><text:span text:style-name="T1">[</text:span><text:a xlink:type="simple" xlink:href="https://www.biusante.parisdescartes.fr/histoire/medica/resultats/index.php?do=zoom&amp;cote=37020d&amp;p=312" text:style-name="Internet_20_link" text:visited-style-name="Visited_20_Internet_20_Link"><text:span text:style-name="Internet_20_link"><text:span text:style-name="T1">p. 0298</text:span></text:span></text:a><text:span text:style-name="T1">] </text:span><text:span text:style-name="T3">chronique</text:span><text:span text:style-name="T1"> — chronicus, chronisch, chronie, cronico, cronico.</text:span></text:p>
      <text:p text:style-name="_3c_grc_3e_">χρο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13" text:style-name="Internet_20_link" text:visited-style-name="Visited_20_Internet_20_Link"><text:span text:style-name="Internet_20_link"><text:span text:style-name="T1">p. 0299</text:span></text:span></text:a><text:span text:style-name="T1">] </text:span><text:span text:style-name="T3">chrysalide</text:span><text:span text:style-name="T1"> — chrysallis, Chrysalide, Puppe, chrysalis, aurelia, crisalide, crisalida.</text:span></text:p>
      <text:p text:style-name="_3c_grc_3e_">χρυσαλ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313" text:style-name="Internet_20_link" text:visited-style-name="Visited_20_Internet_20_Link"><text:span text:style-name="Internet_20_link"><text:span text:style-name="T1">p. 0299</text:span></text:span></text:a><text:span text:style-name="T1">] </text:span><text:span text:style-name="T3">chrysocolle</text:span><text:span text:style-name="T1"> — goldsolder, crisocolla, crisocola.</text:span></text:p>
      <text:p text:style-name="_3c_grc_3e_">χρυσόκολλα</text:p>
      <text:p text:style-name="_3c_entry_3e_"><text:span text:style-name="T1">[</text:span><text:a xlink:type="simple" xlink:href="https://www.biusante.parisdescartes.fr/histoire/medica/resultats/index.php?do=zoom&amp;cote=37020d&amp;p=313" text:style-name="Internet_20_link" text:visited-style-name="Visited_20_Internet_20_Link"><text:span text:style-name="Internet_20_link"><text:span text:style-name="T1">p. 0299</text:span></text:span></text:a><text:span text:style-name="T1">] </text:span><text:span text:style-name="T3">chrysopée</text:span><text:span text:style-name="T1"> — chrysopœa, Goldmacherkunst, crisopea, crisopeya.</text:span></text:p>
      <text:p text:style-name="_3c_grc_3e_"><text:span text:style-name="T4">χ</text:span>ρυσ<text:span text:style-name="T4">ὸ</text:span>ς <text:span text:style-name="T6">+</text:span> ποιε<text:span text:style-name="T4">ῖ</text:span>ν</text:p>
      <text:p text:style-name="_3c_entry_3e_"><text:span text:style-name="T1">[</text:span><text:a xlink:type="simple" xlink:href="https://www.biusante.parisdescartes.fr/histoire/medica/resultats/index.php?do=zoom&amp;cote=37020d&amp;p=315" text:style-name="Internet_20_link" text:visited-style-name="Visited_20_Internet_20_Link"><text:span text:style-name="Internet_20_link"><text:span text:style-name="T1">p. 0301</text:span></text:span></text:a><text:span text:style-name="T1">] </text:span><text:span text:style-name="T3">cicatrice</text:span><text:span text:style-name="T1"> — cicatrix, Narbe, scar, cicatrice, cicatriz.</text:span></text:p>
      <text:p text:style-name="_3c_grc_3e_">ο<text:span text:style-name="T4">ὐ</text:span>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316" text:style-name="Internet_20_link" text:visited-style-name="Visited_20_Internet_20_Link"><text:span text:style-name="Internet_20_link"><text:span text:style-name="T1">p. 0302</text:span></text:span></text:a><text:span text:style-name="T1">] </text:span><text:span text:style-name="T3">cicatrisant</text:span><text:span text:style-name="T1"> — cicatricans, vernarbend, cicatrizzante, cicatrizante.</text:span></text:p>
      <text:p text:style-name="_3c_grc_3e_"><text:span text:style-name="T4">ἐ</text:span>πουλω<text:span text:style-name="T4">τικὸς</text:span></text:p>
      <text:p text:style-name="_3c_entry_3e_"><text:span text:style-name="T1">[</text:span><text:a xlink:type="simple" xlink:href="https://www.biusante.parisdescartes.fr/histoire/medica/resultats/index.php?do=zoom&amp;cote=37020d&amp;p=316" text:style-name="Internet_20_link" text:visited-style-name="Visited_20_Internet_20_Link"><text:span text:style-name="Internet_20_link"><text:span text:style-name="T1">p. 0302</text:span></text:span></text:a><text:span text:style-name="T1">] </text:span><text:span text:style-name="T3">cicatrisation</text:span><text:span text:style-name="T1"> — cicatricatio, Vernarbung, cicatrizzazione, cicatrizacion.</text:span></text:p>
      <text:p text:style-name="_3c_grc_3e_"><text:span text:style-name="T4">ἐ</text:span>πούλωσις</text:p>
      <text:p text:style-name="_3c_entry_3e_"><text:span text:style-name="T1">[</text:span><text:a xlink:type="simple" xlink:href="https://www.biusante.parisdescartes.fr/histoire/medica/resultats/index.php?do=zoom&amp;cote=37020d&amp;p=316" text:style-name="Internet_20_link" text:visited-style-name="Visited_20_Internet_20_Link"><text:span text:style-name="Internet_20_link"><text:span text:style-name="T1">p. 0302</text:span></text:span></text:a><text:span text:style-name="T1">] </text:span><text:span text:style-name="T3">cigale</text:span><text:span text:style-name="T1"> — cicada, Grille, cicada, cicala, cigarra.</text:span></text:p>
      <text:p text:style-name="_3c_grc_3e_">τ<text:span text:style-name="T4">έ</text:span>ττιξ</text:p>
      <text:p text:style-name="_3c_entry_3e_"><text:span text:style-name="T1">[</text:span><text:a xlink:type="simple" xlink:href="https://www.biusante.parisdescartes.fr/histoire/medica/resultats/index.php?do=zoom&amp;cote=37020d&amp;p=316" text:style-name="Internet_20_link" text:visited-style-name="Visited_20_Internet_20_Link"><text:span text:style-name="Internet_20_link"><text:span text:style-name="T1">p. 0302</text:span></text:span></text:a><text:span text:style-name="T1">] </text:span><text:span text:style-name="T3">ciguë</text:span><text:span text:style-name="T1"> — cicuta, Schierling, Conium, conium, hemlock, cicuta, cicuta.</text:span></text:p>
      <text:p text:style-name="_3c_grc_3e_">κώνειον</text:p>
      <text:p text:style-name="_3c_entry_3e_"><text:span text:style-name="T1">[</text:span><text:a xlink:type="simple" xlink:href="https://www.biusante.parisdescartes.fr/histoire/medica/resultats/index.php?do=zoom&amp;cote=37020d&amp;p=318" text:style-name="Internet_20_link" text:visited-style-name="Visited_20_Internet_20_Link"><text:span text:style-name="Internet_20_link"><text:span text:style-name="T1">p. 0304</text:span></text:span></text:a><text:span text:style-name="T1">] </text:span><text:span text:style-name="T3">cimolée</text:span><text:span text:style-name="T1"> — cimolia terra, Cimolit, tobacco-pipe-clay, cimolia.</text:span></text:p>
      <text:p text:style-name="_3c_grc_3e_">κιμωλία<text:span text:style-name="T6"> </text:span><text:span text:style-name="T4">γῆ</text:span></text:p>
      <text:p text:style-name="_3c_entry_3e_"><text:span text:style-name="T1">[</text:span><text:a xlink:type="simple" xlink:href="https://www.biusante.parisdescartes.fr/histoire/medica/resultats/index.php?do=zoom&amp;cote=37020d&amp;p=319" text:style-name="Internet_20_link" text:visited-style-name="Visited_20_Internet_20_Link"><text:span text:style-name="Internet_20_link"><text:span text:style-name="T1">p. 0305</text:span></text:span></text:a><text:span text:style-name="T1">] </text:span><text:span text:style-name="T3">cinclise</text:span><text:span text:style-name="T1"> — </text:span></text:p>
      <text:p text:style-name="_3c_grc_3e_">κίγκλισις</text:p>
      <text:p text:style-name="_3c_entry_3e_"><text:soft-page-break/><text:span text:style-name="T1">[</text:span><text:a xlink:type="simple" xlink:href="https://www.biusante.parisdescartes.fr/histoire/medica/resultats/index.php?do=zoom&amp;cote=37020d&amp;p=319" text:style-name="Internet_20_link" text:visited-style-name="Visited_20_Internet_20_Link"><text:span text:style-name="Internet_20_link"><text:span text:style-name="T1">p. 0305</text:span></text:span></text:a><text:span text:style-name="T1">] </text:span><text:span text:style-name="T3">cinnabre</text:span><text:span text:style-name="T1"> — cinnabaris, Zinnober, cinnabar, cinabro, cinabrio.</text:span></text:p>
      <text:p text:style-name="_3c_grc_3e_"><text:span text:style-name="T4">κ</text:span>ιννάβαρι</text:p>
      <text:p text:style-name="_3c_entry_3e_"><text:span text:style-name="T1">[</text:span><text:a xlink:type="simple" xlink:href="https://www.biusante.parisdescartes.fr/histoire/medica/resultats/index.php?do=zoom&amp;cote=37020d&amp;p=319" text:style-name="Internet_20_link" text:visited-style-name="Visited_20_Internet_20_Link"><text:span text:style-name="Internet_20_link"><text:span text:style-name="T1">p. 0305</text:span></text:span></text:a><text:span text:style-name="T1">] </text:span><text:span text:style-name="T3">circoncision</text:span><text:span text:style-name="T1"> — circumcisio, Beschneidung, circumcision, circoncisione, circuncision.</text:span></text:p>
      <text:p text:style-name="_3c_grc_3e_"><text:span text:style-name="T4">περιτομὴ</text:span></text:p>
      <text:p text:style-name="_3c_entry_3e_"><text:span text:style-name="T1">[</text:span><text:a xlink:type="simple" xlink:href="https://www.biusante.parisdescartes.fr/histoire/medica/resultats/index.php?do=zoom&amp;cote=37020d&amp;p=322" text:style-name="Internet_20_link" text:visited-style-name="Visited_20_Internet_20_Link"><text:span text:style-name="Internet_20_link"><text:span text:style-name="T1">p. 0308</text:span></text:span></text:a><text:span text:style-name="T1">] </text:span><text:span text:style-name="T3">cire</text:span><text:span text:style-name="T1"> — cera, Wachs, wax, cera, cera.</text:span></text:p>
      <text:p text:style-name="_3c_grc_3e_"><text:span text:style-name="T5">κηρὸς</text:span></text:p>
      <text:p text:style-name="_3c_entry_3e_"><text:span text:style-name="T1">[</text:span><text:a xlink:type="simple" xlink:href="https://www.biusante.parisdescartes.fr/histoire/medica/resultats/index.php?do=zoom&amp;cote=37020d&amp;p=324" text:style-name="Internet_20_link" text:visited-style-name="Visited_20_Internet_20_Link"><text:span text:style-name="Internet_20_link"><text:span text:style-name="T1">p. 0310</text:span></text:span></text:a><text:span text:style-name="T1">] </text:span><text:span text:style-name="T3">ciseaux</text:span><text:span text:style-name="T1"> — forfices, Schere, scissars, cesoje, figeras.</text:span></text:p>
      <text:p text:style-name="_3c_grc_3e_">ψα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325" text:style-name="Internet_20_link" text:visited-style-name="Visited_20_Internet_20_Link"><text:span text:style-name="Internet_20_link"><text:span text:style-name="T1">p. 0311</text:span></text:span></text:a><text:span text:style-name="T1">] </text:span><text:span text:style-name="T3">clapier</text:span><text:span text:style-name="T1"> — latibulum.</text:span></text:p>
      <text:p text:style-name="_3c_grc_3e_">κοιλί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326" text:style-name="Internet_20_link" text:visited-style-name="Visited_20_Internet_20_Link"><text:span text:style-name="Internet_20_link"><text:span text:style-name="T1">p. 0312</text:span></text:span></text:a><text:span text:style-name="T1">] </text:span><text:span text:style-name="T3">claudication</text:span><text:span text:style-name="T1"> — claudicatio, Hinken, lameness, claudieazione, claudication.</text:span></text:p>
      <text:p text:style-name="_3c_grc_3e_">χώλωσις</text:p>
      <text:p text:style-name="_3c_entry_3e_"><text:span text:style-name="T1">[</text:span><text:a xlink:type="simple" xlink:href="https://www.biusante.parisdescartes.fr/histoire/medica/resultats/index.php?do=zoom&amp;cote=37020d&amp;p=327" text:style-name="Internet_20_link" text:visited-style-name="Visited_20_Internet_20_Link"><text:span text:style-name="Internet_20_link"><text:span text:style-name="T1">p. 0313</text:span></text:span></text:a><text:span text:style-name="T1">] </text:span><text:span text:style-name="T3">clavicule</text:span><text:span text:style-name="T1"> — clavicula, Schlüsselbein, clavicle, clavicola, clavicula.</text:span></text:p>
      <text:p text:style-name="_3c_grc_3e_">κλε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327" text:style-name="Internet_20_link" text:visited-style-name="Visited_20_Internet_20_Link"><text:span text:style-name="Internet_20_link"><text:span text:style-name="T1">p. 0313</text:span></text:span></text:a><text:span text:style-name="T1">] </text:span><text:span text:style-name="T3">clef</text:span><text:span text:style-name="T1"> — clavis, Schlüssel, key, chiave, llave.</text:span></text:p>
      <text:p text:style-name="_3c_grc_3e_">κλε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327" text:style-name="Internet_20_link" text:visited-style-name="Visited_20_Internet_20_Link"><text:span text:style-name="Internet_20_link"><text:span text:style-name="T1">p. 0313</text:span></text:span></text:a><text:span text:style-name="T1">] </text:span><text:span text:style-name="T3">clignement</text:span><text:span text:style-name="T1"> — conniventia, Blinzeln, winking, l’ammiccare, guinada.</text:span></text:p>
      <text:p text:style-name="_3c_grc_3e_">σκαρ<text:span text:style-name="T4">δ</text:span>αμυ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28" text:style-name="Internet_20_link" text:visited-style-name="Visited_20_Internet_20_Link"><text:span text:style-name="Internet_20_link"><text:span text:style-name="T1">p. 0314</text:span></text:span></text:a><text:span text:style-name="T1">] </text:span><text:span text:style-name="T3">climatérique</text:span><text:span text:style-name="T1"> — climactericus, Stufenjahr, climacteric, climaterico, climaterico.</text:span></text:p>
      <text:p text:style-name="_3c_grc_3e_">κλιμακτη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28" text:style-name="Internet_20_link" text:visited-style-name="Visited_20_Internet_20_Link"><text:span text:style-name="Internet_20_link"><text:span text:style-name="T1">p. 0314</text:span></text:span></text:a><text:span text:style-name="T1">] </text:span><text:span text:style-name="T3">clinicien</text:span><text:span text:style-name="T1"> — clinicus, Kliniker.</text:span></text:p>
      <text:p text:style-name="_3c_grc_3e_">κλι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29" text:style-name="Internet_20_link" text:visited-style-name="Visited_20_Internet_20_Link"><text:span text:style-name="Internet_20_link"><text:span text:style-name="T1">p. 0315</text:span></text:span></text:a><text:span text:style-name="T1">] </text:span><text:span text:style-name="T3">clitoris</text:span><text:span text:style-name="T1"> — clitoris, Kitzler, clitoris, clitoride, clitoris.</text:span></text:p>
      <text:p text:style-name="_3c_grc_3e_">κλειτορ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329" text:style-name="Internet_20_link" text:visited-style-name="Visited_20_Internet_20_Link"><text:span text:style-name="Internet_20_link"><text:span text:style-name="T1">p. 0315</text:span></text:span></text:a><text:span text:style-name="T1">] </text:span><text:span text:style-name="T3">cloison</text:span><text:span text:style-name="T1"> — septum, Scheidewand, partition, separazione.</text:span></text:p>
      <text:p text:style-name="_3c_grc_3e_">διάφραγμα</text:p>
      <text:p text:style-name="_3c_entry_3e_"><text:span text:style-name="T1">[</text:span><text:a xlink:type="simple" xlink:href="https://www.biusante.parisdescartes.fr/histoire/medica/resultats/index.php?do=zoom&amp;cote=37020d&amp;p=330" text:style-name="Internet_20_link" text:visited-style-name="Visited_20_Internet_20_Link"><text:span text:style-name="Internet_20_link"><text:span text:style-name="T1">p. 0316</text:span></text:span></text:a><text:span text:style-name="T1">] </text:span><text:span text:style-name="T3">clystère</text:span><text:span text:style-name="T1"> — clyster, clysterium, clysma, clysmus, enema, Klystier, clyster, distero, distere, dister.</text:span></text:p>
      <text:p text:style-name="_3c_grc_3e_">κλυσ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330" text:style-name="Internet_20_link" text:visited-style-name="Visited_20_Internet_20_Link"><text:span text:style-name="Internet_20_link"><text:span text:style-name="T1">p. 0316</text:span></text:span></text:a><text:span text:style-name="T1">] </text:span><text:span text:style-name="T3">cnidose</text:span><text:span text:style-name="T1"> — cnidosis.</text:span></text:p>
      <text:p text:style-name="_3c_grc_3e_">κνί<text:span text:style-name="T4">δ</text:span>ωσις</text:p>
      <text:p text:style-name="_3c_entry_3e_"><text:span text:style-name="T1">[</text:span><text:a xlink:type="simple" xlink:href="https://www.biusante.parisdescartes.fr/histoire/medica/resultats/index.php?do=zoom&amp;cote=37020d&amp;p=331" text:style-name="Internet_20_link" text:visited-style-name="Visited_20_Internet_20_Link"><text:span text:style-name="Internet_20_link"><text:span text:style-name="T1">p. 0317</text:span></text:span></text:a><text:span text:style-name="T1">] </text:span><text:span text:style-name="T3">coalescence</text:span><text:span text:style-name="T1"> — coalescentia, Verwachsen, coalescenza, coalescentia.</text:span></text:p>
      <text:p text:style-name="_3c_grc_3e_">σύμφυσις</text:p>
      <text:p text:style-name="_3c_entry_3e_"><text:span text:style-name="T1">[</text:span><text:a xlink:type="simple" xlink:href="https://www.biusante.parisdescartes.fr/histoire/medica/resultats/index.php?do=zoom&amp;cote=37020d&amp;p=331" text:style-name="Internet_20_link" text:visited-style-name="Visited_20_Internet_20_Link"><text:span text:style-name="Internet_20_link"><text:span text:style-name="T1">p. 0317</text:span></text:span></text:a><text:span text:style-name="T1">] </text:span><text:span text:style-name="T3">coaptation</text:span><text:span text:style-name="T1"> — coaptatio, Kooptation, Aneinanderfügung, coattazione, coaptation.</text:span></text:p>
      <text:p text:style-name="_3c_grc_3e_">καταρτ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31" text:style-name="Internet_20_link" text:visited-style-name="Visited_20_Internet_20_Link"><text:span text:style-name="Internet_20_link"><text:span text:style-name="T1">p. 0317</text:span></text:span></text:a><text:span text:style-name="T1">] </text:span><text:span text:style-name="T3">coaques</text:span><text:span text:style-name="T1"> — </text:span></text:p>
      <text:p text:style-name="_3c_grc_3e_">κωακα<text:span text:style-name="T4">ὶ</text:span> προγνώσιες</text:p>
      <text:p text:style-name="_3c_entry_3e_"><text:soft-page-break/><text:span text:style-name="T1">[</text:span><text:a xlink:type="simple" xlink:href="https://www.biusante.parisdescartes.fr/histoire/medica/resultats/index.php?do=zoom&amp;cote=37020d&amp;p=333" text:style-name="Internet_20_link" text:visited-style-name="Visited_20_Internet_20_Link"><text:span text:style-name="Internet_20_link"><text:span text:style-name="T1">p. 0319</text:span></text:span></text:a><text:span text:style-name="T1">] </text:span><text:span text:style-name="T3">cochlée</text:span><text:span text:style-name="T1"> — cochlea.</text:span></text:p>
      <text:p text:style-name="_3c_grc_3e_"><text:span text:style-name="T5">κόχλος</text:span></text:p>
      <text:p text:style-name="_3c_entry_3e_"><text:span text:style-name="T1">[</text:span><text:a xlink:type="simple" xlink:href="https://www.biusante.parisdescartes.fr/histoire/medica/resultats/index.php?do=zoom&amp;cote=37020d&amp;p=333" text:style-name="Internet_20_link" text:visited-style-name="Visited_20_Internet_20_Link"><text:span text:style-name="Internet_20_link"><text:span text:style-name="T1">p. 0319</text:span></text:span></text:a><text:span text:style-name="T1">] </text:span><text:span text:style-name="T3">cochon</text:span><text:span text:style-name="T1"> — sus, Schwein, hog, pig, porco, puerco.</text:span></text:p>
      <text:p text:style-name="_3c_grc_3e_"><text:span text:style-name="T4">ὓ</text:span>ς</text:p>
      <text:p text:style-name="_3c_entry_3e_"><text:span text:style-name="T1">[</text:span><text:a xlink:type="simple" xlink:href="https://www.biusante.parisdescartes.fr/histoire/medica/resultats/index.php?do=zoom&amp;cote=37020d&amp;p=333" text:style-name="Internet_20_link" text:visited-style-name="Visited_20_Internet_20_Link"><text:span text:style-name="Internet_20_link"><text:span text:style-name="T1">p. 0319</text:span></text:span></text:a><text:span text:style-name="T1">] </text:span><text:span text:style-name="T3">coction</text:span><text:span text:style-name="T1"> — coctio, Kochung, Einkochung, coction, cozione, coction.</text:span></text:p>
      <text:p text:style-name="_3c_grc_3e_">π<text:span text:style-name="T4">έ</text:span>ψις</text:p>
      <text:p text:style-name="_3c_entry_3e_"><text:span text:style-name="T1">[</text:span><text:a xlink:type="simple" xlink:href="https://www.biusante.parisdescartes.fr/histoire/medica/resultats/index.php?do=zoom&amp;cote=37020d&amp;p=334" text:style-name="Internet_20_link" text:visited-style-name="Visited_20_Internet_20_Link"><text:span text:style-name="Internet_20_link"><text:span text:style-name="T1">p. 0320</text:span></text:span></text:a><text:span text:style-name="T1">] </text:span><text:span text:style-name="T3">cœloma</text:span><text:span text:style-name="T1"> — cœloma.</text:span></text:p>
      <text:p text:style-name="_3c_grc_3e_">κοίλωμα</text:p>
      <text:p text:style-name="_3c_entry_3e_"><text:span text:style-name="T1">[</text:span><text:a xlink:type="simple" xlink:href="https://www.biusante.parisdescartes.fr/histoire/medica/resultats/index.php?do=zoom&amp;cote=37020d&amp;p=335" text:style-name="Internet_20_link" text:visited-style-name="Visited_20_Internet_20_Link"><text:span text:style-name="Internet_20_link"><text:span text:style-name="T1">p. 0321</text:span></text:span></text:a><text:span text:style-name="T1">] </text:span><text:span text:style-name="T3">cœur</text:span><text:span text:style-name="T1"> — cor, Herz, heart, cuore, corazon.</text:span></text:p>
      <text:p text:style-name="_3c_grc_3e_">κέαρ — κ<text:span text:style-name="T4">ῆ</text:span>ρ — καρ<text:span text:style-name="T4">δ</text:span>ία</text:p>
      <text:p text:style-name="_3c_entry_3e_"><text:span text:style-name="T1">[</text:span><text:a xlink:type="simple" xlink:href="https://www.biusante.parisdescartes.fr/histoire/medica/resultats/index.php?do=zoom&amp;cote=37020d&amp;p=338" text:style-name="Internet_20_link" text:visited-style-name="Visited_20_Internet_20_Link"><text:span text:style-name="Internet_20_link"><text:span text:style-name="T1">p. 0324</text:span></text:span></text:a><text:span text:style-name="T1">] </text:span><text:span text:style-name="T3">coït</text:span><text:span text:style-name="T1"> — coitus, Beischlaf, coition, copulation, coito, coito.</text:span></text:p>
      <text:p text:style-name="_3c_grc_3e_">συνουσία</text:p>
      <text:p text:style-name="_3c_entry_3e_"><text:span text:style-name="T1">[</text:span><text:a xlink:type="simple" xlink:href="https://www.biusante.parisdescartes.fr/histoire/medica/resultats/index.php?do=zoom&amp;cote=37020d&amp;p=338" text:style-name="Internet_20_link" text:visited-style-name="Visited_20_Internet_20_Link"><text:span text:style-name="Internet_20_link"><text:span text:style-name="T1">p. 0324</text:span></text:span></text:a><text:span text:style-name="T1">] </text:span><text:span text:style-name="T3">col</text:span><text:span text:style-name="T1"> — collum, Hals, neck, collo, cuello.</text:span></text:p>
      <text:p text:style-name="_3c_grc_3e_">α<text:span text:style-name="T4">ὐ</text:span>χ<text:span text:style-name="T4">ὴ</text:span>ν — τράχηλος</text:p>
      <text:p text:style-name="_3c_entry_3e_"><text:span text:style-name="T1">[</text:span><text:a xlink:type="simple" xlink:href="https://www.biusante.parisdescartes.fr/histoire/medica/resultats/index.php?do=zoom&amp;cote=37020d&amp;p=339" text:style-name="Internet_20_link" text:visited-style-name="Visited_20_Internet_20_Link"><text:span text:style-name="Internet_20_link"><text:span text:style-name="T1">p. 0325</text:span></text:span></text:a><text:span text:style-name="T1">] </text:span><text:span text:style-name="T3">colique2</text:span><text:span text:style-name="T1"> — colicapassio, Darmgicht, colic, colica, colico.</text:span></text:p>
      <text:p text:style-name="_3c_grc_3e_"><text:span text:style-name="T4">κωλικὴ</text:span><text:span text:style-name="T6"> </text:span><text:span text:style-name="T4">διάθεσις</text:span></text:p>
      <text:p text:style-name="_3c_entry_3e_"><text:span text:style-name="T1">[</text:span><text:a xlink:type="simple" xlink:href="https://www.biusante.parisdescartes.fr/histoire/medica/resultats/index.php?do=zoom&amp;cote=37020d&amp;p=341" text:style-name="Internet_20_link" text:visited-style-name="Visited_20_Internet_20_Link"><text:span text:style-name="Internet_20_link"><text:span text:style-name="T1">p. 0327</text:span></text:span></text:a><text:span text:style-name="T1">] </text:span><text:span text:style-name="T3">colle</text:span><text:span text:style-name="T1"> — Kleister, paste, glue, size, colla, cola.</text:span></text:p>
      <text:p text:style-name="_3c_grc_3e_">κόλλα</text:p>
      <text:p text:style-name="_3c_entry_3e_"><text:span text:style-name="T1">[</text:span><text:a xlink:type="simple" xlink:href="https://www.biusante.parisdescartes.fr/histoire/medica/resultats/index.php?do=zoom&amp;cote=37020d&amp;p=342" text:style-name="Internet_20_link" text:visited-style-name="Visited_20_Internet_20_Link"><text:span text:style-name="Internet_20_link"><text:span text:style-name="T1">p. 0328</text:span></text:span></text:a><text:span text:style-name="T1">] </text:span><text:span text:style-name="T3">collyre</text:span><text:span text:style-name="T1"> — collyrium, collyrium, collyrium, collïrio, colirio.</text:span></text:p>
      <text:p text:style-name="_3c_grc_3e_">κολλύριον</text:p>
      <text:p text:style-name="_3c_entry_3e_"><text:span text:style-name="T1">[</text:span><text:a xlink:type="simple" xlink:href="https://www.biusante.parisdescartes.fr/histoire/medica/resultats/index.php?do=zoom&amp;cote=37020d&amp;p=343" text:style-name="Internet_20_link" text:visited-style-name="Visited_20_Internet_20_Link"><text:span text:style-name="Internet_20_link"><text:span text:style-name="T1">p. 0329</text:span></text:span></text:a><text:span text:style-name="T1">] </text:span><text:span text:style-name="T3">c</text:span><text:span text:style-name="T11">ô</text:span><text:span text:style-name="T3">lon</text:span><text:span text:style-name="T1"> — côlon, Grimmdarm, colon, colon, colon.</text:span></text:p>
      <text:p text:style-name="_3c_grc_3e_">κ<text:span text:style-name="T4">ῶ</text:span>λον</text:p>
      <text:p text:style-name="_3c_entry_3e_"><text:span text:style-name="T1">[</text:span><text:a xlink:type="simple" xlink:href="https://www.biusante.parisdescartes.fr/histoire/medica/resultats/index.php?do=zoom&amp;cote=37020d&amp;p=344" text:style-name="Internet_20_link" text:visited-style-name="Visited_20_Internet_20_Link"><text:span text:style-name="Internet_20_link"><text:span text:style-name="T1">p. 0330</text:span></text:span></text:a><text:span text:style-name="T1">] </text:span><text:span text:style-name="T3">coloration</text:span><text:span text:style-name="T1"> — coloratio, Färbung, coloration, colorisation, colorazione, coloration.</text:span></text:p>
      <text:p text:style-name="_3c_grc_3e_">χρ<text:span text:style-name="T4">ῶ</text:span>σις</text:p>
      <text:p text:style-name="_3c_entry_3e_"><text:span text:style-name="T1">[</text:span><text:a xlink:type="simple" xlink:href="https://www.biusante.parisdescartes.fr/histoire/medica/resultats/index.php?do=zoom&amp;cote=37020d&amp;p=344" text:style-name="Internet_20_link" text:visited-style-name="Visited_20_Internet_20_Link"><text:span text:style-name="Internet_20_link"><text:span text:style-name="T1">p. 0330</text:span></text:span></text:a><text:span text:style-name="T1">] </text:span><text:span text:style-name="T3">colostrum</text:span><text:span text:style-name="T1"> — colostrum, erste Muttermilch, colostrum, colostro.</text:span></text:p>
      <text:p text:style-name="_3c_grc_3e_">τροφα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345" text:style-name="Internet_20_link" text:visited-style-name="Visited_20_Internet_20_Link"><text:span text:style-name="Internet_20_link"><text:span text:style-name="T1">p. 0331</text:span></text:span></text:a><text:span text:style-name="T1">] </text:span><text:span text:style-name="T3">coma</text:span><text:span text:style-name="T1"> — coma, Schlafsucht, coma, coma, coma.</text:span></text:p>
      <text:p text:style-name="_3c_grc_3e_"><text:span text:style-name="T4">κῶ</text:span>μα</text:p>
      <text:p text:style-name="_3c_entry_3e_"><text:span text:style-name="T1">[</text:span><text:a xlink:type="simple" xlink:href="https://www.biusante.parisdescartes.fr/histoire/medica/resultats/index.php?do=zoom&amp;cote=37020d&amp;p=346" text:style-name="Internet_20_link" text:visited-style-name="Visited_20_Internet_20_Link"><text:span text:style-name="Internet_20_link"><text:span text:style-name="T1">p. 0332</text:span></text:span></text:a><text:span text:style-name="T1">] </text:span><text:span text:style-name="T3">combustion</text:span><text:span text:style-name="T1"> — combustio, Verbrennung, combustion, combustione, combustion.</text:span></text:p>
      <text:p text:style-name="_3c_grc_3e_">κα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348" text:style-name="Internet_20_link" text:visited-style-name="Visited_20_Internet_20_Link"><text:span text:style-name="Internet_20_link"><text:span text:style-name="T1">p. 0334</text:span></text:span></text:a><text:span text:style-name="T1">] </text:span><text:span text:style-name="T3">commissure</text:span><text:span text:style-name="T1"> — commissura, Verbindung, commissure, commessura, comisura.</text:span></text:p>
      <text:p text:style-name="_3c_grc_3e_">συμβ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348" text:style-name="Internet_20_link" text:visited-style-name="Visited_20_Internet_20_Link"><text:span text:style-name="Internet_20_link"><text:span text:style-name="T1">p. 0334</text:span></text:span></text:a><text:span text:style-name="T1">] </text:span><text:span text:style-name="T3">commotion</text:span><text:span text:style-name="T1"> — commotio, Erschütterung, concussion, commozione.</text:span></text:p>
      <text:p text:style-name="_3c_grc_3e_"><text:span text:style-name="T4">σεῖσ</text:span>ις</text:p>
      <text:p text:style-name="_3c_entry_3e_"><text:span text:style-name="T1">[</text:span><text:a xlink:type="simple" xlink:href="https://www.biusante.parisdescartes.fr/histoire/medica/resultats/index.php?do=zoom&amp;cote=37020d&amp;p=348" text:style-name="Internet_20_link" text:visited-style-name="Visited_20_Internet_20_Link"><text:span text:style-name="Internet_20_link"><text:span text:style-name="T1">p. 0334</text:span></text:span></text:a><text:span text:style-name="T1">] </text:span><text:span text:style-name="T3">commun</text:span><text:span text:style-name="T1"> — communis, gemeinsam, common, comune, comun.</text:span></text:p>
      <text:p text:style-name="_3c_grc_3e_">κοι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48" text:style-name="Internet_20_link" text:visited-style-name="Visited_20_Internet_20_Link"><text:span text:style-name="Internet_20_link"><text:span text:style-name="T1">p. 0334</text:span></text:span></text:a><text:span text:style-name="T1">] </text:span><text:span text:style-name="T3">compacte</text:span><text:span text:style-name="T1"> — compactus, dicht, compact, compatto, compacto.</text:span></text:p>
      <text:p text:style-name="_3c_grc_3e_"><text:soft-page-break/>πυκ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50" text:style-name="Internet_20_link" text:visited-style-name="Visited_20_Internet_20_Link"><text:span text:style-name="Internet_20_link"><text:span text:style-name="T1">p. 0336</text:span></text:span></text:a><text:span text:style-name="T1">] </text:span><text:span text:style-name="T3">composition</text:span><text:span text:style-name="T1"> — compositio, Zusammensetzung, composition, composizione.</text:span></text:p>
      <text:p text:style-name="_3c_grc_3e_">σύνθεσις</text:p>
      <text:p text:style-name="_3c_entry_3e_"><text:span text:style-name="T1">[</text:span><text:a xlink:type="simple" xlink:href="https://www.biusante.parisdescartes.fr/histoire/medica/resultats/index.php?do=zoom&amp;cote=37020d&amp;p=351" text:style-name="Internet_20_link" text:visited-style-name="Visited_20_Internet_20_Link"><text:span text:style-name="Internet_20_link"><text:span text:style-name="T1">p. 0337</text:span></text:span></text:a><text:span text:style-name="T1">] </text:span><text:span text:style-name="T3">compression</text:span><text:span text:style-name="T1"> — compressio, Druck, Zusammendrückung, compression, compressione, compresion.</text:span></text:p>
      <text:p text:style-name="_3c_grc_3e_">θλίψις</text:p>
      <text:p text:style-name="_3c_entry_3e_"><text:span text:style-name="T1">[</text:span><text:a xlink:type="simple" xlink:href="https://www.biusante.parisdescartes.fr/histoire/medica/resultats/index.php?do=zoom&amp;cote=37020d&amp;p=352" text:style-name="Internet_20_link" text:visited-style-name="Visited_20_Internet_20_Link"><text:span text:style-name="Internet_20_link"><text:span text:style-name="T1">p. 0338</text:span></text:span></text:a><text:span text:style-name="T1">] </text:span><text:span text:style-name="T3">conarium</text:span><text:span text:style-name="T1"> — Zirbeldrüse, conarium, conario, conario.</text:span></text:p>
      <text:p text:style-name="_3c_grc_3e_">κωνάριον — κων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352" text:style-name="Internet_20_link" text:visited-style-name="Visited_20_Internet_20_Link"><text:span text:style-name="Internet_20_link"><text:span text:style-name="T1">p. 0338</text:span></text:span></text:a><text:span text:style-name="T1">] </text:span><text:span text:style-name="T3">conceptacle</text:span><text:span text:style-name="T1"> — conceptaculum, Behälter, conceptaculum, conceptacle, concettacolo.</text:span></text:p>
      <text:p text:style-name="_3c_grc_3e_"><text:span text:style-name="T4">ἀ</text:span>γγε<text:span text:style-name="T4">ῖ</text:span>ον</text:p>
      <text:p text:style-name="_3c_entry_3e_"><text:span text:style-name="T1">[</text:span><text:a xlink:type="simple" xlink:href="https://www.biusante.parisdescartes.fr/histoire/medica/resultats/index.php?do=zoom&amp;cote=37020d&amp;p=352" text:style-name="Internet_20_link" text:visited-style-name="Visited_20_Internet_20_Link"><text:span text:style-name="Internet_20_link"><text:span text:style-name="T1">p. 0338</text:span></text:span></text:a><text:span text:style-name="T1">] </text:span><text:span text:style-name="T3">conception</text:span><text:span text:style-name="T1"> — conceptio, Empfûngniss, conception, concezione, conception.</text:span></text:p>
      <text:p text:style-name="_3c_grc_3e_">κύησις</text:p>
      <text:p text:style-name="_3c_entry_3e_"><text:span text:style-name="T1">[</text:span><text:a xlink:type="simple" xlink:href="https://www.biusante.parisdescartes.fr/histoire/medica/resultats/index.php?do=zoom&amp;cote=37020d&amp;p=353" text:style-name="Internet_20_link" text:visited-style-name="Visited_20_Internet_20_Link"><text:span text:style-name="Internet_20_link"><text:span text:style-name="T1">p. 0339</text:span></text:span></text:a><text:span text:style-name="T1">] </text:span><text:span text:style-name="T3">concoction</text:span><text:span text:style-name="T1"> — concoctio, concoction, concoction, concozione.</text:span></text:p>
      <text:p text:style-name="_3c_grc_3e_">πεπ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53" text:style-name="Internet_20_link" text:visited-style-name="Visited_20_Internet_20_Link"><text:span text:style-name="Internet_20_link"><text:span text:style-name="T1">p. 0339</text:span></text:span></text:a><text:span text:style-name="T1">] </text:span><text:span text:style-name="T3">concombre</text:span><text:span text:style-name="T1"> — Cucumis (L.), Gurke, cucumber, citriuolo, pepino.</text:span></text:p>
      <text:p text:style-name="_3c_grc_3e_">σίκυον</text:p>
      <text:p text:style-name="_3c_entry_3e_"><text:span text:style-name="T1">[</text:span><text:a xlink:type="simple" xlink:href="https://www.biusante.parisdescartes.fr/histoire/medica/resultats/index.php?do=zoom&amp;cote=37020d&amp;p=353" text:style-name="Internet_20_link" text:visited-style-name="Visited_20_Internet_20_Link"><text:span text:style-name="Internet_20_link"><text:span text:style-name="T1">p. 0339</text:span></text:span></text:a><text:span text:style-name="T1">] </text:span><text:span text:style-name="T3">concrétion</text:span><text:span text:style-name="T1"> — concretio, Concrement, concrétion, concrezione, concrétion.</text:span></text:p>
      <text:p text:style-name="_3c_grc_3e_">π<text:span text:style-name="T4">ῆ</text:span>ξις — σύμπηξις</text:p>
      <text:p text:style-name="_3c_entry_3e_"><text:span text:style-name="T1">[</text:span><text:a xlink:type="simple" xlink:href="https://www.biusante.parisdescartes.fr/histoire/medica/resultats/index.php?do=zoom&amp;cote=37020d&amp;p=353" text:style-name="Internet_20_link" text:visited-style-name="Visited_20_Internet_20_Link"><text:span text:style-name="Internet_20_link"><text:span text:style-name="T1">p. 0339</text:span></text:span></text:a><text:span text:style-name="T1">] </text:span><text:span text:style-name="T3">condensation</text:span><text:span text:style-name="T1"> — densatio, Verdichtung, condensation, condensazione, condensation.</text:span></text:p>
      <text:p text:style-name="_3c_grc_3e_">πύκνωσις</text:p>
      <text:p text:style-name="_3c_entry_3e_"><text:span text:style-name="T1">[</text:span><text:a xlink:type="simple" xlink:href="https://www.biusante.parisdescartes.fr/histoire/medica/resultats/index.php?do=zoom&amp;cote=37020d&amp;p=353" text:style-name="Internet_20_link" text:visited-style-name="Visited_20_Internet_20_Link"><text:span text:style-name="Internet_20_link"><text:span text:style-name="T1">p. 0339</text:span></text:span></text:a><text:span text:style-name="T1">] </text:span><text:span text:style-name="T3">condenser</text:span><text:span text:style-name="T1"> — densare, condensare, verdichten, to condense, condensare, condensar.</text:span></text:p>
      <text:p text:style-name="_3c_grc_3e_">πυκνο<text:span text:style-name="T4">ῦ</text:span>ν</text:p>
      <text:p text:style-name="_3c_entry_3e_"><text:span text:style-name="T1">[</text:span><text:a xlink:type="simple" xlink:href="https://www.biusante.parisdescartes.fr/histoire/medica/resultats/index.php?do=zoom&amp;cote=37020d&amp;p=353" text:style-name="Internet_20_link" text:visited-style-name="Visited_20_Internet_20_Link"><text:span text:style-name="Internet_20_link"><text:span text:style-name="T1">p. 0339</text:span></text:span></text:a><text:span text:style-name="T1">] </text:span><text:span text:style-name="T3">condiment</text:span><text:span text:style-name="T1"> — condimentum, Würze, seasoning, condimento, condimento.</text:span></text:p>
      <text:p text:style-name="_3c_grc_3e_"><text:span text:style-name="T4">ἥδ</text:span>υσμα — <text:span text:style-name="T4">ἄ</text:span>ρτυμα</text:p>
      <text:p text:style-name="_3c_entry_3e_"><text:span text:style-name="T1">[</text:span><text:a xlink:type="simple" xlink:href="https://www.biusante.parisdescartes.fr/histoire/medica/resultats/index.php?do=zoom&amp;cote=37020d&amp;p=354" text:style-name="Internet_20_link" text:visited-style-name="Visited_20_Internet_20_Link"><text:span text:style-name="Internet_20_link"><text:span text:style-name="T1">p. 0340</text:span></text:span></text:a><text:span text:style-name="T1">] </text:span><text:span text:style-name="T3">condit</text:span><text:span text:style-name="T1"> — conditum, Eingemachtes, conditum, confect, appassito.</text:span></text:p>
      <text:p text:style-name="_3c_grc_3e_"><text:span text:style-name="T4">κονδῖ</text:span>τον — <text:span text:style-name="T4">ἀ</text:span>ρτυτ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354" text:style-name="Internet_20_link" text:visited-style-name="Visited_20_Internet_20_Link"><text:span text:style-name="Internet_20_link"><text:span text:style-name="T1">p. 0340</text:span></text:span></text:a><text:span text:style-name="T1">] </text:span><text:span text:style-name="T3">condyle</text:span><text:span text:style-name="T1"> — condylus, Beinknopf, condyle, condilo, condilo.</text:span></text:p>
      <text:p text:style-name="_3c_grc_3e_">κόνδυλος</text:p>
      <text:p text:style-name="_3c_entry_3e_"><text:span text:style-name="T1">[</text:span><text:a xlink:type="simple" xlink:href="https://www.biusante.parisdescartes.fr/histoire/medica/resultats/index.php?do=zoom&amp;cote=37020d&amp;p=354" text:style-name="Internet_20_link" text:visited-style-name="Visited_20_Internet_20_Link"><text:span text:style-name="Internet_20_link"><text:span text:style-name="T1">p. 0340</text:span></text:span></text:a><text:span text:style-name="T1">] </text:span><text:span text:style-name="T3">condylome</text:span><text:span text:style-name="T1"> — condyloma, Feigwarze, condyloma, condiloma, condiloma.</text:span></text:p>
      <text:p text:style-name="_3c_grc_3e_">κονδύλωμα</text:p>
      <text:p text:style-name="_3c_entry_3e_"><text:span text:style-name="T1">[</text:span><text:a xlink:type="simple" xlink:href="https://www.biusante.parisdescartes.fr/histoire/medica/resultats/index.php?do=zoom&amp;cote=37020d&amp;p=355" text:style-name="Internet_20_link" text:visited-style-name="Visited_20_Internet_20_Link"><text:span text:style-name="Internet_20_link"><text:span text:style-name="T1">p. 0341</text:span></text:span></text:a><text:span text:style-name="T1">] </text:span><text:span text:style-name="T3">confluent2</text:span><text:span text:style-name="T1"> — confluens, zusammenfliessend, confluent, confluente, confluente.</text:span></text:p>
      <text:p text:style-name="_3c_grc_3e_"><text:span text:style-name="T4">σ</text:span>υ<text:span text:style-name="T4">ῤῥ</text:span>έων</text:p>
      <text:p text:style-name="_3c_entry_3e_"><text:span text:style-name="T1">[</text:span><text:a xlink:type="simple" xlink:href="https://www.biusante.parisdescartes.fr/histoire/medica/resultats/index.php?do=zoom&amp;cote=37020d&amp;p=355" text:style-name="Internet_20_link" text:visited-style-name="Visited_20_Internet_20_Link"><text:span text:style-name="Internet_20_link"><text:span text:style-name="T1">p. 0341</text:span></text:span></text:a><text:span text:style-name="T1">] </text:span><text:span text:style-name="T3">conformation</text:span><text:span text:style-name="T1"> — conformatio, Bildung, conformation, accomodation, confomazione, conformation.</text:span></text:p>
      <text:p text:style-name="_3c_grc_3e_"><text:span text:style-name="T4">δ</text:span>ιάπλασις</text:p>
      <text:p text:style-name="_3c_entry_3e_"><text:soft-page-break/><text:span text:style-name="T1">[</text:span><text:a xlink:type="simple" xlink:href="https://www.biusante.parisdescartes.fr/histoire/medica/resultats/index.php?do=zoom&amp;cote=37020d&amp;p=355" text:style-name="Internet_20_link" text:visited-style-name="Visited_20_Internet_20_Link"><text:span text:style-name="Internet_20_link"><text:span text:style-name="T1">p. 0341</text:span></text:span></text:a><text:span text:style-name="T1">] </text:span><text:span text:style-name="T3">confortant</text:span><text:span text:style-name="T1"> — confortans.</text:span></text:p>
      <text:p text:style-name="_3c_grc_3e_">κρατυ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55" text:style-name="Internet_20_link" text:visited-style-name="Visited_20_Internet_20_Link"><text:span text:style-name="Internet_20_link"><text:span text:style-name="T1">p. 0341</text:span></text:span></text:a><text:span text:style-name="T1">] </text:span><text:span text:style-name="T3">congélation</text:span><text:span text:style-name="T1"> — congelatio, Gefrieren, Erfrieren, Gerinnen, congélation, congelazione, congélation.</text:span></text:p>
      <text:p text:style-name="_3c_grc_3e_">σύμπ<text:span text:style-name="T4">η</text:span>ξις</text:p>
      <text:p text:style-name="_3c_entry_3e_"><text:span text:style-name="T1">[</text:span><text:a xlink:type="simple" xlink:href="https://www.biusante.parisdescartes.fr/histoire/medica/resultats/index.php?do=zoom&amp;cote=37020d&amp;p=355" text:style-name="Internet_20_link" text:visited-style-name="Visited_20_Internet_20_Link"><text:span text:style-name="Internet_20_link"><text:span text:style-name="T1">p. 0341</text:span></text:span></text:a><text:span text:style-name="T1">] </text:span><text:span text:style-name="T3">congestion</text:span><text:span text:style-name="T1"> — congestio, Andrang, Anhäufung, congestion, congestione, congestion.</text:span></text:p>
      <text:p text:style-name="_3c_grc_3e_">συμφόρ<text:span text:style-name="T4">η</text:span>σις — συναθρο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56" text:style-name="Internet_20_link" text:visited-style-name="Visited_20_Internet_20_Link"><text:span text:style-name="Internet_20_link"><text:span text:style-name="T1">p. 0342</text:span></text:span></text:a><text:span text:style-name="T1">] </text:span><text:span text:style-name="T3">congre</text:span><text:span text:style-name="T1"> — conger, Meeraal, conger, grongo.</text:span></text:p>
      <text:p text:style-name="_3c_grc_3e_">γόγγρος</text:p>
      <text:p text:style-name="_3c_entry_3e_"><text:span text:style-name="T1">[</text:span><text:a xlink:type="simple" xlink:href="https://www.biusante.parisdescartes.fr/histoire/medica/resultats/index.php?do=zoom&amp;cote=37020d&amp;p=357" text:style-name="Internet_20_link" text:visited-style-name="Visited_20_Internet_20_Link"><text:span text:style-name="Internet_20_link"><text:span text:style-name="T1">p. 0343</text:span></text:span></text:a><text:span text:style-name="T1">] </text:span><text:span text:style-name="T3">conjugaison</text:span><text:span text:style-name="T1"> — conjugatio, Nervenpaarung, conjugation, conjugazione, conjugacion.</text:span></text:p>
      <text:p text:style-name="_3c_grc_3e_">συζυγία</text:p>
      <text:p text:style-name="_3c_entry_3e_"><text:span text:style-name="T1">[</text:span><text:a xlink:type="simple" xlink:href="https://www.biusante.parisdescartes.fr/histoire/medica/resultats/index.php?do=zoom&amp;cote=37020d&amp;p=357" text:style-name="Internet_20_link" text:visited-style-name="Visited_20_Internet_20_Link"><text:span text:style-name="Internet_20_link"><text:span text:style-name="T1">p. 0343</text:span></text:span></text:a><text:span text:style-name="T1">] </text:span><text:span text:style-name="T3">conné</text:span><text:span text:style-name="T1"> — connatus, verwachsen, connate, connato.</text:span></text:p>
      <text:p text:style-name="_3c_grc_3e_">συγγε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358" text:style-name="Internet_20_link" text:visited-style-name="Visited_20_Internet_20_Link"><text:span text:style-name="Internet_20_link"><text:span text:style-name="T1">p. 0344</text:span></text:span></text:a><text:span text:style-name="T1">] </text:span><text:span text:style-name="T3">connexion</text:span><text:span text:style-name="T1"> — connexio, Zusammenhang, Verbindung, connexion, connessione.</text:span></text:p>
      <text:p text:style-name="_3c_grc_3e_">συμπλο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359" text:style-name="Internet_20_link" text:visited-style-name="Visited_20_Internet_20_Link"><text:span text:style-name="Internet_20_link"><text:span text:style-name="T1">p. 0345</text:span></text:span></text:a><text:span text:style-name="T1">] </text:span><text:span text:style-name="T3">conscience</text:span><text:span text:style-name="T1"> — conscientia, Bewusstsein, Gewissen, conscience, conscienza, concienda.</text:span></text:p>
      <text:p text:style-name="_3c_grc_3e_">σονεί<text:span text:style-name="T4">δ</text:span>ησις</text:p>
      <text:p text:style-name="_3c_entry_3e_"><text:span text:style-name="T1">[</text:span><text:a xlink:type="simple" xlink:href="https://www.biusante.parisdescartes.fr/histoire/medica/resultats/index.php?do=zoom&amp;cote=37020d&amp;p=359" text:style-name="Internet_20_link" text:visited-style-name="Visited_20_Internet_20_Link"><text:span text:style-name="Internet_20_link"><text:span text:style-name="T1">p. 0345</text:span></text:span></text:a><text:span text:style-name="T1">] </text:span><text:span text:style-name="T3">conservation</text:span><text:span text:style-name="T1"> — conservatio, Erhaltung, conservation, conservazione, conservacion.</text:span></text:p>
      <text:p text:style-name="_3c_grc_3e_">φύλαξις</text:p>
      <text:p text:style-name="_3c_entry_3e_"><text:span text:style-name="T1">[</text:span><text:a xlink:type="simple" xlink:href="https://www.biusante.parisdescartes.fr/histoire/medica/resultats/index.php?do=zoom&amp;cote=37020d&amp;p=360" text:style-name="Internet_20_link" text:visited-style-name="Visited_20_Internet_20_Link"><text:span text:style-name="Internet_20_link"><text:span text:style-name="T1">p. 0346</text:span></text:span></text:a><text:span text:style-name="T1">] </text:span><text:span text:style-name="T3">consomption</text:span><text:span text:style-name="T1"> — consumptio, Auszehrung, consumption, consunzione, consunzion.</text:span></text:p>
      <text:p text:style-name="_3c_grc_3e_">φθίσις — σύντ<text:span text:style-name="T4">η</text:span>ξις</text:p>
      <text:p text:style-name="_3c_entry_3e_"><text:span text:style-name="T1">[</text:span><text:a xlink:type="simple" xlink:href="https://www.biusante.parisdescartes.fr/histoire/medica/resultats/index.php?do=zoom&amp;cote=37020d&amp;p=361" text:style-name="Internet_20_link" text:visited-style-name="Visited_20_Internet_20_Link"><text:span text:style-name="Internet_20_link"><text:span text:style-name="T1">p. 0347</text:span></text:span></text:a><text:span text:style-name="T1">] </text:span><text:span text:style-name="T3">constitution</text:span><text:span text:style-name="T1"> — constitutio, Beschaffenheit, constitution, costituzione, constitution.</text:span></text:p>
      <text:p text:style-name="_3c_grc_3e_">κατάστασις</text:p>
      <text:p text:style-name="_3c_entry_3e_"><text:span text:style-name="T1">[</text:span><text:a xlink:type="simple" xlink:href="https://www.biusante.parisdescartes.fr/histoire/medica/resultats/index.php?do=zoom&amp;cote=37020d&amp;p=361" text:style-name="Internet_20_link" text:visited-style-name="Visited_20_Internet_20_Link"><text:span text:style-name="Internet_20_link"><text:span text:style-name="T1">p. 0347</text:span></text:span></text:a><text:span text:style-name="T1">] </text:span><text:span text:style-name="T3">consultation</text:span><text:span text:style-name="T1"> — consultatio, deliberatio, Gutachten, Berathung, consultation, consulta, consulta.</text:span></text:p>
      <text:p text:style-name="_3c_grc_3e_">συμβούλευσις</text:p>
      <text:p text:style-name="_3c_entry_3e_"><text:span text:style-name="T1">[</text:span><text:a xlink:type="simple" xlink:href="https://www.biusante.parisdescartes.fr/histoire/medica/resultats/index.php?do=zoom&amp;cote=37020d&amp;p=361" text:style-name="Internet_20_link" text:visited-style-name="Visited_20_Internet_20_Link"><text:span text:style-name="Internet_20_link"><text:span text:style-name="T1">p. 0347</text:span></text:span></text:a><text:span text:style-name="T1">] </text:span><text:span text:style-name="T3">contact</text:span><text:span text:style-name="T1"> — contactus, Berührung, contact, contatto, contacto.</text:span></text:p>
      <text:p text:style-name="_3c_grc_3e_">ψα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362" text:style-name="Internet_20_link" text:visited-style-name="Visited_20_Internet_20_Link"><text:span text:style-name="Internet_20_link"><text:span text:style-name="T1">p. 0348</text:span></text:span></text:a><text:span text:style-name="T1">] </text:span><text:span text:style-name="T3">continu</text:span><text:span text:style-name="T1"> — continuus.</text:span></text:p>
      <text:p text:style-name="_3c_grc_3e_">συνεχή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363" text:style-name="Internet_20_link" text:visited-style-name="Visited_20_Internet_20_Link"><text:span text:style-name="Internet_20_link"><text:span text:style-name="T1">p. 0349</text:span></text:span></text:a><text:span text:style-name="T1">] </text:span><text:span text:style-name="T3">contraction</text:span><text:span text:style-name="T1"> — contractio, Zusammenziehung, contraction, contrazione, contraction.</text:span></text:p>
      <text:p text:style-name="_3c_grc_3e_">συστ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365" text:style-name="Internet_20_link" text:visited-style-name="Visited_20_Internet_20_Link"><text:span text:style-name="Internet_20_link"><text:span text:style-name="T1">p. 0351</text:span></text:span></text:a><text:span text:style-name="T1">] </text:span><text:span text:style-name="T3">contusion</text:span><text:span text:style-name="T1"> — contusio, Quetschung, bruise, contusione, contusion.</text:span></text:p>
      <text:p text:style-name="_3c_grc_3e_"><text:soft-page-break/>θλάσις</text:p>
      <text:p text:style-name="_3c_entry_3e_"><text:span text:style-name="T1">[</text:span><text:a xlink:type="simple" xlink:href="https://www.biusante.parisdescartes.fr/histoire/medica/resultats/index.php?do=zoom&amp;cote=37020d&amp;p=366" text:style-name="Internet_20_link" text:visited-style-name="Visited_20_Internet_20_Link"><text:span text:style-name="Internet_20_link"><text:span text:style-name="T1">p. 0352</text:span></text:span></text:a><text:span text:style-name="T1">] </text:span><text:span text:style-name="T3">convalescence</text:span><text:span text:style-name="T1"> — convalescentia, Genesung, convalescency, convalescenza, convalescentia.</text:span></text:p>
      <text:p text:style-name="_3c_grc_3e_"><text:span text:style-name="T4">ἀν</text:span>άλ<text:span text:style-name="T4">η</text:span>ψις</text:p>
      <text:p text:style-name="_3c_entry_3e_"><text:span text:style-name="T1">[</text:span><text:a xlink:type="simple" xlink:href="https://www.biusante.parisdescartes.fr/histoire/medica/resultats/index.php?do=zoom&amp;cote=37020d&amp;p=366" text:style-name="Internet_20_link" text:visited-style-name="Visited_20_Internet_20_Link"><text:span text:style-name="Internet_20_link"><text:span text:style-name="T1">p. 0352</text:span></text:span></text:a><text:span text:style-name="T1">] </text:span><text:span text:style-name="T3">convulsé</text:span><text:span text:style-name="T1"> — convulsus.</text:span></text:p>
      <text:p text:style-name="_3c_grc_3e_">σπασ<text:span text:style-name="T4">θ</text:span>είς</text:p>
      <text:p text:style-name="_3c_entry_3e_"><text:span text:style-name="T1">[</text:span><text:a xlink:type="simple" xlink:href="https://www.biusante.parisdescartes.fr/histoire/medica/resultats/index.php?do=zoom&amp;cote=37020d&amp;p=366" text:style-name="Internet_20_link" text:visited-style-name="Visited_20_Internet_20_Link"><text:span text:style-name="Internet_20_link"><text:span text:style-name="T1">p. 0352</text:span></text:span></text:a><text:span text:style-name="T1">] </text:span><text:span text:style-name="T3">convulsif</text:span><text:span text:style-name="T1"> — spasticus, krampfhaft, convulsive, convulswo, convulswo.</text:span></text:p>
      <text:p text:style-name="_3c_grc_3e_">σπασμώδης</text:p>
      <text:p text:style-name="_3c_entry_3e_"><text:span text:style-name="T1">[</text:span><text:a xlink:type="simple" xlink:href="https://www.biusante.parisdescartes.fr/histoire/medica/resultats/index.php?do=zoom&amp;cote=37020d&amp;p=366" text:style-name="Internet_20_link" text:visited-style-name="Visited_20_Internet_20_Link"><text:span text:style-name="Internet_20_link"><text:span text:style-name="T1">p. 0352</text:span></text:span></text:a><text:span text:style-name="T1">] </text:span><text:span text:style-name="T3">convulsion</text:span><text:span text:style-name="T1"> — convulsio, Zuckung, klonischer Krampf, convulsion, convulsione, convulsion.</text:span></text:p>
      <text:p text:style-name="_3c_grc_3e_">σπασμ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368" text:style-name="Internet_20_link" text:visited-style-name="Visited_20_Internet_20_Link"><text:span text:style-name="Internet_20_link"><text:span text:style-name="T1">p. 0354</text:span></text:span></text:a><text:span text:style-name="T1">] </text:span><text:span text:style-name="T3">copragogue</text:span><text:span text:style-name="T1"> — copragogus, kothentleerend.</text:span></text:p>
      <text:p text:style-name="_3c_grc_3e_">κοπρ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368" text:style-name="Internet_20_link" text:visited-style-name="Visited_20_Internet_20_Link"><text:span text:style-name="Internet_20_link"><text:span text:style-name="T1">p. 0354</text:span></text:span></text:a><text:span text:style-name="T1">] </text:span><text:span text:style-name="T3">copulation</text:span><text:span text:style-name="T1"> — copulatio, Begattung, copulation, copulazione.</text:span></text:p>
      <text:p text:style-name="_3c_grc_3e_">συνουσία</text:p>
      <text:p text:style-name="_3c_entry_3e_"><text:span text:style-name="T1">[</text:span><text:a xlink:type="simple" xlink:href="https://www.biusante.parisdescartes.fr/histoire/medica/resultats/index.php?do=zoom&amp;cote=37020d&amp;p=368" text:style-name="Internet_20_link" text:visited-style-name="Visited_20_Internet_20_Link"><text:span text:style-name="Internet_20_link"><text:span text:style-name="T1">p. 0354</text:span></text:span></text:a><text:span text:style-name="T1">] </text:span><text:span text:style-name="T3">coq</text:span><text:span text:style-name="T1"> — gallus, Hahn, cock, gallo, gallo.</text:span></text:p>
      <text:p text:style-name="_3c_grc_3e_"><text:span text:style-name="T4">ἀ</text:span>λεκτρυ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369" text:style-name="Internet_20_link" text:visited-style-name="Visited_20_Internet_20_Link"><text:span text:style-name="Internet_20_link"><text:span text:style-name="T1">p. 0355</text:span></text:span></text:a><text:span text:style-name="T1">] </text:span><text:span text:style-name="T3">cor</text:span><text:span text:style-name="T1"> — Leichdorn, Hühnerauge, corn, callo, callo.</text:span></text:p>
      <text:p text:style-name="_3c_grc_3e_">τύλος</text:p>
      <text:p text:style-name="_3c_entry_3e_"><text:span text:style-name="T1">[</text:span><text:a xlink:type="simple" xlink:href="https://www.biusante.parisdescartes.fr/histoire/medica/resultats/index.php?do=zoom&amp;cote=37020d&amp;p=370" text:style-name="Internet_20_link" text:visited-style-name="Visited_20_Internet_20_Link"><text:span text:style-name="Internet_20_link"><text:span text:style-name="T1">p. 0356</text:span></text:span></text:a><text:span text:style-name="T1">] </text:span><text:span text:style-name="T3">corail</text:span><text:span text:style-name="T1"> — Corallium rubrum, Koralle, coral, coralio, coral.</text:span></text:p>
      <text:p text:style-name="_3c_grc_3e_">κ<text:span text:style-name="T4">ο</text:span>ράλ<text:span text:style-name="T4">λιον</text:span></text:p>
      <text:p text:style-name="_3c_entry_3e_"><text:span text:style-name="T1">[</text:span><text:a xlink:type="simple" xlink:href="https://www.biusante.parisdescartes.fr/histoire/medica/resultats/index.php?do=zoom&amp;cote=37020d&amp;p=371" text:style-name="Internet_20_link" text:visited-style-name="Visited_20_Internet_20_Link"><text:span text:style-name="Internet_20_link"><text:span text:style-name="T1">p. 0357</text:span></text:span></text:a><text:span text:style-name="T1">] </text:span><text:span text:style-name="T3">coriandre</text:span><text:span text:style-name="T1"> — Coriandrum (L.), Koriander, coriander, coriandro, coriandro.</text:span></text:p>
      <text:p text:style-name="_3c_grc_3e_">κόριον</text:p>
      <text:p text:style-name="_3c_entry_3e_"><text:span text:style-name="T1">[</text:span><text:a xlink:type="simple" xlink:href="https://www.biusante.parisdescartes.fr/histoire/medica/resultats/index.php?do=zoom&amp;cote=37020d&amp;p=373" text:style-name="Internet_20_link" text:visited-style-name="Visited_20_Internet_20_Link"><text:span text:style-name="Internet_20_link"><text:span text:style-name="T1">p. 0359</text:span></text:span></text:a><text:span text:style-name="T1">] </text:span><text:span text:style-name="T3">corné</text:span><text:span text:style-name="T1"> — corneus, hornig, hörnern, corneo, corneo.</text:span></text:p>
      <text:p text:style-name="_3c_grc_3e_">κερατοει<text:span text:style-name="T4">δὴ</text:span>ς</text:p>
      <text:p text:style-name="_3c_entry_3e_"><text:span text:style-name="T1">[</text:span><text:a xlink:type="simple" xlink:href="https://www.biusante.parisdescartes.fr/histoire/medica/resultats/index.php?do=zoom&amp;cote=37020d&amp;p=375" text:style-name="Internet_20_link" text:visited-style-name="Visited_20_Internet_20_Link"><text:span text:style-name="Internet_20_link"><text:span text:style-name="T1">p. 0361</text:span></text:span></text:a><text:span text:style-name="T1">] </text:span><text:span text:style-name="T3">corps</text:span><text:span text:style-name="T1"> — corpus, Körper, body, corpo, cuerpo.</text:span></text:p>
      <text:p text:style-name="_3c_grc_3e_">σ<text:span text:style-name="T4">ῶ</text:span>μα — χρ<text:span text:style-name="T4">ὼ</text:span>ς</text:p>
      <text:p text:style-name="_3c_entry_3e_"><text:span text:style-name="T1">[</text:span><text:a xlink:type="simple" xlink:href="https://www.biusante.parisdescartes.fr/histoire/medica/resultats/index.php?do=zoom&amp;cote=37020d&amp;p=378" text:style-name="Internet_20_link" text:visited-style-name="Visited_20_Internet_20_Link"><text:span text:style-name="Internet_20_link"><text:span text:style-name="T1">p. 0364</text:span></text:span></text:a><text:span text:style-name="T1">] </text:span><text:span text:style-name="T3">corpulence</text:span><text:span text:style-name="T1"> — corpulentia, Corpulenz, Beleibtheit, corpulency, corpulenza, corpulentia.</text:span></text:p>
      <text:p text:style-name="_3c_grc_3e_">ε<text:span text:style-name="T4">ὐ</text:span>σαρκία — παχύτης</text:p>
      <text:p text:style-name="_3c_entry_3e_"><text:span text:style-name="T1">[</text:span><text:a xlink:type="simple" xlink:href="https://www.biusante.parisdescartes.fr/histoire/medica/resultats/index.php?do=zoom&amp;cote=37020d&amp;p=379" text:style-name="Internet_20_link" text:visited-style-name="Visited_20_Internet_20_Link"><text:span text:style-name="Internet_20_link"><text:span text:style-name="T1">p. 0365</text:span></text:span></text:a><text:span text:style-name="T1">] </text:span><text:span text:style-name="T3">corrosion</text:span><text:span text:style-name="T1"> — corrosio, Zerfressung, corrosion, corrosione.</text:span></text:p>
      <text:p text:style-name="_3c_grc_3e_"><text:span text:style-name="T4">δ</text:span>ιάβρωσις</text:p>
      <text:p text:style-name="_3c_entry_3e_"><text:span text:style-name="T1">[</text:span><text:a xlink:type="simple" xlink:href="https://www.biusante.parisdescartes.fr/histoire/medica/resultats/index.php?do=zoom&amp;cote=37020d&amp;p=379" text:style-name="Internet_20_link" text:visited-style-name="Visited_20_Internet_20_Link"><text:span text:style-name="Internet_20_link"><text:span text:style-name="T1">p. 0365</text:span></text:span></text:a><text:span text:style-name="T1">] </text:span><text:span text:style-name="T3">corrugation</text:span><text:span text:style-name="T1"> — corrugatio, Runzeln, corrugation, corrugazione, corrugacion.</text:span></text:p>
      <text:p text:style-name="_3c_grc_3e_"><text:span text:style-name="T4">ῥ</text:span>ίκνωσις</text:p>
      <text:p text:style-name="_3c_entry_3e_"><text:span text:style-name="T1">[</text:span><text:a xlink:type="simple" xlink:href="https://www.biusante.parisdescartes.fr/histoire/medica/resultats/index.php?do=zoom&amp;cote=37020d&amp;p=379" text:style-name="Internet_20_link" text:visited-style-name="Visited_20_Internet_20_Link"><text:span text:style-name="Internet_20_link"><text:span text:style-name="T1">p. 0365</text:span></text:span></text:a><text:span text:style-name="T1">] </text:span><text:span text:style-name="T3">coryza</text:span><text:span text:style-name="T1"> — coryza, Schnupfen, coryza, nasal catarrh, corizza, coriza.</text:span></text:p>
      <text:p text:style-name="_3c_grc_3e_">κ<text:span text:style-name="T4">ό</text:span>ρυζα</text:p>
      <text:p text:style-name="_3c_entry_3e_"><text:span text:style-name="T1">[</text:span><text:a xlink:type="simple" xlink:href="https://www.biusante.parisdescartes.fr/histoire/medica/resultats/index.php?do=zoom&amp;cote=37020d&amp;p=381" text:style-name="Internet_20_link" text:visited-style-name="Visited_20_Internet_20_Link"><text:span text:style-name="Internet_20_link"><text:span text:style-name="T1">p. 0367</text:span></text:span></text:a><text:span text:style-name="T1">] </text:span><text:span text:style-name="T3">côte</text:span><text:span text:style-name="T1"> — costa, Rippe, rib, costa, costilla.</text:span></text:p>
      <text:p text:style-name="_3c_grc_3e_">πλευρ<text:span text:style-name="T4">ὰ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383" text:style-name="Internet_20_link" text:visited-style-name="Visited_20_Internet_20_Link"><text:span text:style-name="Internet_20_link"><text:span text:style-name="T1">p. 0369</text:span></text:span></text:a><text:span text:style-name="T1">] </text:span><text:span text:style-name="T3">cou</text:span><text:span text:style-name="T1"> — cervix, collum, Hals, neck, collo, cuelld.</text:span></text:p>
      <text:p text:style-name="_3c_grc_3e_">α<text:span text:style-name="T4">ὐ</text:span>χ<text:span text:style-name="T4">ὴ</text:span>ν — τράχηλος</text:p>
      <text:p text:style-name="_3c_entry_3e_"><text:span text:style-name="T1">[</text:span><text:a xlink:type="simple" xlink:href="https://www.biusante.parisdescartes.fr/histoire/medica/resultats/index.php?do=zoom&amp;cote=37020d&amp;p=384" text:style-name="Internet_20_link" text:visited-style-name="Visited_20_Internet_20_Link"><text:span text:style-name="Internet_20_link"><text:span text:style-name="T1">p. 0370</text:span></text:span></text:a><text:span text:style-name="T1">] </text:span><text:span text:style-name="T3">coucher</text:span><text:span text:style-name="T1"> — decubitus, Liegen, bedding, giacere.</text:span></text:p>
      <text:p text:style-name="_3c_grc_3e_">κατάκλισις</text:p>
      <text:p text:style-name="_3c_entry_3e_"><text:span text:style-name="T1">[</text:span><text:a xlink:type="simple" xlink:href="https://www.biusante.parisdescartes.fr/histoire/medica/resultats/index.php?do=zoom&amp;cote=37020d&amp;p=384" text:style-name="Internet_20_link" text:visited-style-name="Visited_20_Internet_20_Link"><text:span text:style-name="Internet_20_link"><text:span text:style-name="T1">p. 0370</text:span></text:span></text:a><text:span text:style-name="T1">] </text:span><text:span text:style-name="T3">coude</text:span><text:span text:style-name="T1"> — cubitus, Ellenbogen, elbow, gomito, codo.</text:span></text:p>
      <text:p text:style-name="_3c_grc_3e_">κύβιτος — <text:span text:style-name="T4">ἀ</text:span>γκ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385" text:style-name="Internet_20_link" text:visited-style-name="Visited_20_Internet_20_Link"><text:span text:style-name="Internet_20_link"><text:span text:style-name="T1">p. 0371</text:span></text:span></text:a><text:span text:style-name="T1">] </text:span><text:span text:style-name="T3">couleur</text:span><text:span text:style-name="T1"> — color, Farbe, colour, colore, color.</text:span></text:p>
      <text:p text:style-name="_3c_grc_3e_">χρ<text:span text:style-name="T4">ῶ</text:span>μα</text:p>
      <text:p text:style-name="_3c_entry_3e_"><text:span text:style-name="T1">[</text:span><text:a xlink:type="simple" xlink:href="https://www.biusante.parisdescartes.fr/histoire/medica/resultats/index.php?do=zoom&amp;cote=37020d&amp;p=386" text:style-name="Internet_20_link" text:visited-style-name="Visited_20_Internet_20_Link"><text:span text:style-name="Internet_20_link"><text:span text:style-name="T1">p. 0372</text:span></text:span></text:a><text:span text:style-name="T1">] </text:span><text:span text:style-name="T3">coup</text:span><text:span text:style-name="T1"> — ictus, Schlag, stroke, colpo, golpe.</text:span></text:p>
      <text:p text:style-name="_3c_grc_3e_">πλήγη</text:p>
      <text:p text:style-name="_3c_entry_3e_"><text:span text:style-name="T1">[</text:span><text:a xlink:type="simple" xlink:href="https://www.biusante.parisdescartes.fr/histoire/medica/resultats/index.php?do=zoom&amp;cote=37020d&amp;p=388" text:style-name="Internet_20_link" text:visited-style-name="Visited_20_Internet_20_Link"><text:span text:style-name="Internet_20_link"><text:span text:style-name="T1">p. 0374</text:span></text:span></text:a><text:span text:style-name="T1">] </text:span><text:span text:style-name="T3">courge</text:span><text:span text:style-name="T1"> — cucurbita, Kürbiss, gourd, zucca, calabaza.</text:span></text:p>
      <text:p text:style-name="_3c_grc_3e_">σίκυον</text:p>
      <text:p text:style-name="_3c_entry_3e_"><text:span text:style-name="T1">[</text:span><text:a xlink:type="simple" xlink:href="https://www.biusante.parisdescartes.fr/histoire/medica/resultats/index.php?do=zoom&amp;cote=37020d&amp;p=388" text:style-name="Internet_20_link" text:visited-style-name="Visited_20_Internet_20_Link"><text:span text:style-name="Internet_20_link"><text:span text:style-name="T1">p. 0374</text:span></text:span></text:a><text:span text:style-name="T1">] </text:span><text:span text:style-name="T3">couronne</text:span><text:span text:style-name="T1"> — corona, Krone, crown, corona, corona.</text:span></text:p>
      <text:p text:style-name="_3c_grc_3e_">στεφάνη</text:p>
      <text:p text:style-name="_3c_entry_3e_"><text:span text:style-name="T1">[</text:span><text:a xlink:type="simple" xlink:href="https://www.biusante.parisdescartes.fr/histoire/medica/resultats/index.php?do=zoom&amp;cote=37020d&amp;p=388" text:style-name="Internet_20_link" text:visited-style-name="Visited_20_Internet_20_Link"><text:span text:style-name="Internet_20_link"><text:span text:style-name="T1">p. 0374</text:span></text:span></text:a><text:span text:style-name="T1">] </text:span><text:span text:style-name="T3">court</text:span><text:span text:style-name="T1"> — curtus, brevis, kurz, short, corto, corto.</text:span></text:p>
      <text:p text:style-name="_3c_grc_3e_">βραχ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389" text:style-name="Internet_20_link" text:visited-style-name="Visited_20_Internet_20_Link"><text:span text:style-name="Internet_20_link"><text:span text:style-name="T1">p. 0375</text:span></text:span></text:a><text:span text:style-name="T1">] </text:span><text:span text:style-name="T3">cousin</text:span><text:span text:style-name="T1"> — culex, Mücke, gnat, midge, zenzara, zancudé.</text:span></text:p>
      <text:p text:style-name="_3c_grc_3e_">κώνωψ</text:p>
      <text:p text:style-name="_3c_entry_3e_"><text:span text:style-name="T1">[</text:span><text:a xlink:type="simple" xlink:href="https://www.biusante.parisdescartes.fr/histoire/medica/resultats/index.php?do=zoom&amp;cote=37020d&amp;p=389" text:style-name="Internet_20_link" text:visited-style-name="Visited_20_Internet_20_Link"><text:span text:style-name="Internet_20_link"><text:span text:style-name="T1">p. 0375</text:span></text:span></text:a><text:span text:style-name="T1">] </text:span><text:span text:style-name="T3">coussin</text:span><text:span text:style-name="T1"> — pulvillus, pulvinar, Kissen, cushion, cuscino, cojm.</text:span></text:p>
      <text:p text:style-name="_3c_grc_3e_"><text:span text:style-name="T4">ὑ</text:span>ποκεφ<text:span text:style-name="T4">ά</text:span>λα<text:span text:style-name="T4">ι</text:span>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389" text:style-name="Internet_20_link" text:visited-style-name="Visited_20_Internet_20_Link"><text:span text:style-name="Internet_20_link"><text:span text:style-name="T1">p. 0375</text:span></text:span></text:a><text:span text:style-name="T1">] </text:span><text:span text:style-name="T3">couteau</text:span><text:span text:style-name="T1"> — culter, cultellus, Messer, knife, coltello, cuchülo.</text:span></text:p>
      <text:p text:style-name="_3c_grc_3e_">μαχα<text:span text:style-name="T4">ί</text:span>ρ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391" text:style-name="Internet_20_link" text:visited-style-name="Visited_20_Internet_20_Link"><text:span text:style-name="Internet_20_link"><text:span text:style-name="T1">p. 0377</text:span></text:span></text:a><text:span text:style-name="T1">] </text:span><text:span text:style-name="T3">crabe</text:span><text:span text:style-name="T1"> — Krabbe, crab, granchio, cangrejo.</text:span></text:p>
      <text:p text:style-name="_3c_grc_3e_">κάραβος</text:p>
      <text:p text:style-name="_3c_entry_3e_"><text:span text:style-name="T1">[</text:span><text:a xlink:type="simple" xlink:href="https://www.biusante.parisdescartes.fr/histoire/medica/resultats/index.php?do=zoom&amp;cote=37020d&amp;p=391" text:style-name="Internet_20_link" text:visited-style-name="Visited_20_Internet_20_Link"><text:span text:style-name="Internet_20_link"><text:span text:style-name="T1">p. 0377</text:span></text:span></text:a><text:span text:style-name="T1">] </text:span><text:span text:style-name="T3">crachat</text:span><text:span text:style-name="T1"> — sputum, Auswurf, spittle, sputum, sputo, escupidurd.</text:span></text:p>
      <text:p text:style-name="_3c_grc_3e_">πτύαλ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391" text:style-name="Internet_20_link" text:visited-style-name="Visited_20_Internet_20_Link"><text:span text:style-name="Internet_20_link"><text:span text:style-name="T1">p. 0377</text:span></text:span></text:a><text:span text:style-name="T1">] </text:span><text:span text:style-name="T3">crachement</text:span><text:span text:style-name="T1"> — exspuitio^ exscreatio, Ausspeien, Ausspucken, spitting, sputo, salivation.</text:span></text:p>
      <text:p text:style-name="_3c_grc_3e_">πτύσις</text:p>
      <text:p text:style-name="_3c_entry_3e_"><text:span text:style-name="T1">[</text:span><text:a xlink:type="simple" xlink:href="https://www.biusante.parisdescartes.fr/histoire/medica/resultats/index.php?do=zoom&amp;cote=37020d&amp;p=392" text:style-name="Internet_20_link" text:visited-style-name="Visited_20_Internet_20_Link"><text:span text:style-name="Internet_20_link"><text:span text:style-name="T1">p. 0378</text:span></text:span></text:a><text:span text:style-name="T1">] </text:span><text:span text:style-name="T3">crâne</text:span><text:span text:style-name="T1"> — cranium, calvaria, Schädel, skull, cranio, craned.</text:span></text:p>
      <text:p text:style-name="_3c_grc_3e_"><text:span text:style-name="T4">κ</text:span>ρανίον</text:p>
      <text:p text:style-name="_3c_entry_3e_"><text:span text:style-name="T1">[</text:span><text:a xlink:type="simple" xlink:href="https://www.biusante.parisdescartes.fr/histoire/medica/resultats/index.php?do=zoom&amp;cote=37020d&amp;p=395" text:style-name="Internet_20_link" text:visited-style-name="Visited_20_Internet_20_Link"><text:span text:style-name="Internet_20_link"><text:span text:style-name="T1">p. 0381</text:span></text:span></text:a><text:span text:style-name="T1">] </text:span><text:span text:style-name="T3">crase</text:span><text:span text:style-name="T1"> — crasis, Mischung, mixture, crasi.</text:span></text:p>
      <text:p text:style-name="_3c_grc_3e_">κρ<text:span text:style-name="T4">ᾶ</text:span>σις</text:p>
      <text:p text:style-name="_3c_entry_3e_"><text:span text:style-name="T1">[</text:span><text:a xlink:type="simple" xlink:href="https://www.biusante.parisdescartes.fr/histoire/medica/resultats/index.php?do=zoom&amp;cote=37020d&amp;p=395" text:style-name="Internet_20_link" text:visited-style-name="Visited_20_Internet_20_Link"><text:span text:style-name="Internet_20_link"><text:span text:style-name="T1">p. 0381</text:span></text:span></text:a><text:span text:style-name="T1">] </text:span><text:span text:style-name="T3">crémaster</text:span><text:span text:style-name="T1"> — cremaster, Hodenmuskel, cremaster, cremastere, cremaster.</text:span></text:p>
      <text:p text:style-name="_3c_grc_3e_">κρεμασ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396" text:style-name="Internet_20_link" text:visited-style-name="Visited_20_Internet_20_Link"><text:span text:style-name="Internet_20_link"><text:span text:style-name="T1">p. 0382</text:span></text:span></text:a><text:span text:style-name="T1">] </text:span><text:span text:style-name="T3">crémation</text:span><text:span text:style-name="T1"> — crematio, Verbrennung, Leichenverbrennung, crémation.</text:span></text:p>
      <text:p text:style-name="_3c_grc_3e_">κα<text:span text:style-name="T4">ῦ</text:span>σις</text:p>
      <text:p text:style-name="_3c_entry_3e_"><text:soft-page-break/><text:span text:style-name="T1">[</text:span><text:a xlink:type="simple" xlink:href="https://www.biusante.parisdescartes.fr/histoire/medica/resultats/index.php?do=zoom&amp;cote=37020d&amp;p=397" text:style-name="Internet_20_link" text:visited-style-name="Visited_20_Internet_20_Link"><text:span text:style-name="Internet_20_link"><text:span text:style-name="T1">p. 0383</text:span></text:span></text:a><text:span text:style-name="T1">] </text:span><text:span text:style-name="T3">crête</text:span><text:span text:style-name="T1"> — crista, Kamm, crest, cresta, cresta.</text:span></text:p>
      <text:p text:style-name="_3c_grc_3e_">λόφος</text:p>
      <text:p text:style-name="_3c_entry_3e_"><text:span text:style-name="T1">[</text:span><text:a xlink:type="simple" xlink:href="https://www.biusante.parisdescartes.fr/histoire/medica/resultats/index.php?do=zoom&amp;cote=37020d&amp;p=398" text:style-name="Internet_20_link" text:visited-style-name="Visited_20_Internet_20_Link"><text:span text:style-name="Internet_20_link"><text:span text:style-name="T1">p. 0384</text:span></text:span></text:a><text:span text:style-name="T1">] </text:span><text:span text:style-name="T3">creux</text:span><text:span text:style-name="T1"> — cavum, Höhle, cavity, cavo, cavidad.</text:span></text:p>
      <text:p text:style-name="_3c_grc_3e_"><text:span text:style-name="T4">κ</text:span>οιλότης</text:p>
      <text:p text:style-name="_3c_entry_3e_"><text:span text:style-name="T1">[</text:span><text:a xlink:type="simple" xlink:href="https://www.biusante.parisdescartes.fr/histoire/medica/resultats/index.php?do=zoom&amp;cote=37020d&amp;p=398" text:style-name="Internet_20_link" text:visited-style-name="Visited_20_Internet_20_Link"><text:span text:style-name="Internet_20_link"><text:span text:style-name="T1">p. 0384</text:span></text:span></text:a><text:span text:style-name="T1">] </text:span><text:span text:style-name="T3">cri</text:span><text:span text:style-name="T1"> — clamor, Schrei, cry, grido, grito.</text:span></text:p>
      <text:p text:style-name="_3c_grc_3e_">β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399" text:style-name="Internet_20_link" text:visited-style-name="Visited_20_Internet_20_Link"><text:span text:style-name="Internet_20_link"><text:span text:style-name="T1">p. 0385</text:span></text:span></text:a><text:span text:style-name="T1">] </text:span><text:span text:style-name="T3">crin</text:span><text:span text:style-name="T1"> — crinis, Rosshaar, horse-hair, crine, crin.</text:span></text:p>
      <text:p text:style-name="_3c_grc_3e_">θρ<text:span text:style-name="T4">ὶ</text:span>ξ</text:p>
      <text:p text:style-name="_3c_entry_3e_"><text:span text:style-name="T1">[</text:span><text:a xlink:type="simple" xlink:href="https://www.biusante.parisdescartes.fr/histoire/medica/resultats/index.php?do=zoom&amp;cote=37020d&amp;p=399" text:style-name="Internet_20_link" text:visited-style-name="Visited_20_Internet_20_Link"><text:span text:style-name="Internet_20_link"><text:span text:style-name="T1">p. 0385</text:span></text:span></text:a><text:span text:style-name="T1">] </text:span><text:span text:style-name="T3">crise</text:span><text:span text:style-name="T1"> — crisis, Krise, crisis, crisi, crisis.</text:span></text:p>
      <text:p text:style-name="_3c_grc_3e_">κρίσις</text:p>
      <text:p text:style-name="_3c_entry_3e_"><text:span text:style-name="T1">[</text:span><text:a xlink:type="simple" xlink:href="https://www.biusante.parisdescartes.fr/histoire/medica/resultats/index.php?do=zoom&amp;cote=37020d&amp;p=401" text:style-name="Internet_20_link" text:visited-style-name="Visited_20_Internet_20_Link"><text:span text:style-name="Internet_20_link"><text:span text:style-name="T1">p. 0387</text:span></text:span></text:a><text:span text:style-name="T1">] </text:span><text:span text:style-name="T3">cristallisé</text:span><text:span text:style-name="T1"> — </text:span></text:p>
      <text:p text:style-name="_3c_grc_3e_">κ<text:span text:style-name="T4">ρ</text:span>υσταλλισθείς</text:p>
      <text:p text:style-name="_3c_entry_3e_"><text:span text:style-name="T1">[</text:span><text:a xlink:type="simple" xlink:href="https://www.biusante.parisdescartes.fr/histoire/medica/resultats/index.php?do=zoom&amp;cote=37020d&amp;p=401" text:style-name="Internet_20_link" text:visited-style-name="Visited_20_Internet_20_Link"><text:span text:style-name="Internet_20_link"><text:span text:style-name="T1">p. 0387</text:span></text:span></text:a><text:span text:style-name="T1">] </text:span><text:span text:style-name="T3">cristalloïde2</text:span><text:span text:style-name="T1"> — </text:span></text:p>
      <text:p text:style-name="_3c_grc_3e_">κρυσταλλοει<text:span text:style-name="T4">δὴ</text:span>ς</text:p>
      <text:p text:style-name="_3c_entry_3e_"><text:span text:style-name="T1">[</text:span><text:a xlink:type="simple" xlink:href="https://www.biusante.parisdescartes.fr/histoire/medica/resultats/index.php?do=zoom&amp;cote=37020d&amp;p=402" text:style-name="Internet_20_link" text:visited-style-name="Visited_20_Internet_20_Link"><text:span text:style-name="Internet_20_link"><text:span text:style-name="T1">p. 0388</text:span></text:span></text:a><text:span text:style-name="T1">] </text:span><text:span text:style-name="T3">crithe</text:span><text:span text:style-name="T1"> — crithe.</text:span></text:p>
      <text:p text:style-name="_3c_grc_3e_">κριθ<text:span text:style-name="T4">ή</text:span></text:p>
      <text:p text:style-name="_3c_entry_3e_"><text:span text:style-name="T1">[</text:span><text:a xlink:type="simple" xlink:href="https://www.biusante.parisdescartes.fr/histoire/medica/resultats/index.php?do=zoom&amp;cote=37020d&amp;p=402" text:style-name="Internet_20_link" text:visited-style-name="Visited_20_Internet_20_Link"><text:span text:style-name="Internet_20_link"><text:span text:style-name="T1">p. 0388</text:span></text:span></text:a><text:span text:style-name="T1">] </text:span><text:span text:style-name="T3">critique</text:span><text:span text:style-name="T1"> — criticus, kritisch, critical, critico, critico.</text:span></text:p>
      <text:p text:style-name="_3c_grc_3e_">κρίσιμος</text:p>
      <text:p text:style-name="_3c_entry_3e_"><text:span text:style-name="T1">[</text:span><text:a xlink:type="simple" xlink:href="https://www.biusante.parisdescartes.fr/histoire/medica/resultats/index.php?do=zoom&amp;cote=37020d&amp;p=402" text:style-name="Internet_20_link" text:visited-style-name="Visited_20_Internet_20_Link"><text:span text:style-name="Internet_20_link"><text:span text:style-name="T1">p. 0388</text:span></text:span></text:a><text:span text:style-name="T1">] </text:span><text:span text:style-name="T3">crochet</text:span><text:span text:style-name="T1"> — hamus, uncus, uncinus, Haken, crotchet, uncinetto, garabatillo.</text:span></text:p>
      <text:p text:style-name="_3c_grc_3e_"><text:span text:style-name="T4">ἄ</text:span>γκιστρ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403" text:style-name="Internet_20_link" text:visited-style-name="Visited_20_Internet_20_Link"><text:span text:style-name="Internet_20_link"><text:span text:style-name="T1">p. 0389</text:span></text:span></text:a><text:span text:style-name="T1">] </text:span><text:span text:style-name="T3">croissance</text:span><text:span text:style-name="T1"> — incrementum, Wachsthum, growth, crescenza, crecimiento.</text:span></text:p>
      <text:p text:style-name="_3c_grc_3e_">α<text:span text:style-name="T4">ὔ</text:span>ξησις</text:p>
      <text:p text:style-name="_3c_entry_3e_"><text:span text:style-name="T1">[</text:span><text:a xlink:type="simple" xlink:href="https://www.biusante.parisdescartes.fr/histoire/medica/resultats/index.php?do=zoom&amp;cote=37020d&amp;p=404" text:style-name="Internet_20_link" text:visited-style-name="Visited_20_Internet_20_Link"><text:span text:style-name="Internet_20_link"><text:span text:style-name="T1">p. 0390</text:span></text:span></text:a><text:span text:style-name="T1">] </text:span><text:span text:style-name="T3">crotaphite</text:span><text:span text:style-name="T1"> — crotaphita, crotaphites, crotafite, crotafitas.</text:span></text:p>
      <text:p text:style-name="_3c_grc_3e_">κροταφίτης</text:p>
      <text:p text:style-name="_3c_entry_3e_"><text:span text:style-name="T1">[</text:span><text:a xlink:type="simple" xlink:href="https://www.biusante.parisdescartes.fr/histoire/medica/resultats/index.php?do=zoom&amp;cote=37020d&amp;p=405" text:style-name="Internet_20_link" text:visited-style-name="Visited_20_Internet_20_Link"><text:span text:style-name="Internet_20_link"><text:span text:style-name="T1">p. 0391</text:span></text:span></text:a><text:span text:style-name="T1">] </text:span><text:span text:style-name="T3">cru</text:span><text:span text:style-name="T1"> — crudus, roh, unverdaut, raw, crude, crudo, crudo.</text:span></text:p>
      <text:p text:style-name="_3c_grc_3e_"><text:span text:style-name="T4">ὠ</text:span>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06" text:style-name="Internet_20_link" text:visited-style-name="Visited_20_Internet_20_Link"><text:span text:style-name="Internet_20_link"><text:span text:style-name="T1">p. 0392</text:span></text:span></text:a><text:span text:style-name="T1">] </text:span><text:span text:style-name="T3">crudité</text:span><text:span text:style-name="T1"> — cruditas, Roheit, crudity, crudità, crudeza.</text:span></text:p>
      <text:p text:style-name="_3c_grc_3e_"><text:span text:style-name="T4">ὠ</text:span>μότης</text:p>
      <text:p text:style-name="_3c_entry_3e_"><text:span text:style-name="T1">[</text:span><text:a xlink:type="simple" xlink:href="https://www.biusante.parisdescartes.fr/histoire/medica/resultats/index.php?do=zoom&amp;cote=37020d&amp;p=406" text:style-name="Internet_20_link" text:visited-style-name="Visited_20_Internet_20_Link"><text:span text:style-name="Internet_20_link"><text:span text:style-name="T1">p. 0392</text:span></text:span></text:a><text:span text:style-name="T1">] </text:span><text:span text:style-name="T3">crypsorchis</text:span><text:span text:style-name="T1"> — crypsorchis, cripsorchide, cripsorquidé.</text:span></text:p>
      <text:p text:style-name="_3c_grc_3e_">κρύψορχις</text:p>
      <text:p text:style-name="_3c_entry_3e_"><text:span text:style-name="T1">[</text:span><text:a xlink:type="simple" xlink:href="https://www.biusante.parisdescartes.fr/histoire/medica/resultats/index.php?do=zoom&amp;cote=37020d&amp;p=408" text:style-name="Internet_20_link" text:visited-style-name="Visited_20_Internet_20_Link"><text:span text:style-name="Internet_20_link"><text:span text:style-name="T1">p. 0394</text:span></text:span></text:a><text:span text:style-name="T1">] </text:span><text:span text:style-name="T3">cubitus</text:span><text:span text:style-name="T1"> — Ellbogenknochen, Cubitus, cubitus, fore-arm, cubito, cubito.</text:span></text:p>
      <text:p text:style-name="_3c_grc_3e_">π<text:span text:style-name="T4">ῆ</text:span>χυς</text:p>
      <text:p text:style-name="_3c_entry_3e_"><text:span text:style-name="T1">[</text:span><text:a xlink:type="simple" xlink:href="https://www.biusante.parisdescartes.fr/histoire/medica/resultats/index.php?do=zoom&amp;cote=37020d&amp;p=408" text:style-name="Internet_20_link" text:visited-style-name="Visited_20_Internet_20_Link"><text:span text:style-name="Internet_20_link"><text:span text:style-name="T1">p. 0394</text:span></text:span></text:a><text:span text:style-name="T1">] </text:span><text:span text:style-name="T3">cuboïde</text:span><text:span text:style-name="T1"> — Würfelbein, cuboides, cuboide, cuboïdes.</text:span></text:p>
      <text:p text:style-name="_3c_grc_3e_">κυβ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409" text:style-name="Internet_20_link" text:visited-style-name="Visited_20_Internet_20_Link"><text:span text:style-name="Internet_20_link"><text:span text:style-name="T1">p. 0395</text:span></text:span></text:a><text:span text:style-name="T1">] </text:span><text:span text:style-name="T3">cuiller</text:span><text:span text:style-name="T1"> — cochleare, Löffel, spoon, cucchiajo, cuchara.</text:span></text:p>
      <text:p text:style-name="_3c_grc_3e_"><text:span text:style-name="T5">κοχλιάριον</text:span></text:p>
      <text:p text:style-name="_3c_entry_3e_"><text:span text:style-name="T1">[</text:span><text:a xlink:type="simple" xlink:href="https://www.biusante.parisdescartes.fr/histoire/medica/resultats/index.php?do=zoom&amp;cote=37020d&amp;p=409" text:style-name="Internet_20_link" text:visited-style-name="Visited_20_Internet_20_Link"><text:span text:style-name="Internet_20_link"><text:span text:style-name="T1">p. 0395</text:span></text:span></text:a><text:span text:style-name="T1">] </text:span><text:span text:style-name="T3">cuir</text:span><text:span text:style-name="T1"> — corium, Lederhaut, leather, cuojo, cuero.</text:span></text:p>
      <text:p text:style-name="_3c_grc_3e_"><text:soft-page-break/>χόριον</text:p>
      <text:p text:style-name="_3c_entry_3e_"><text:span text:style-name="T1">[</text:span><text:a xlink:type="simple" xlink:href="https://www.biusante.parisdescartes.fr/histoire/medica/resultats/index.php?do=zoom&amp;cote=37020d&amp;p=409" text:style-name="Internet_20_link" text:visited-style-name="Visited_20_Internet_20_Link"><text:span text:style-name="Internet_20_link"><text:span text:style-name="T1">p. 0395</text:span></text:span></text:a><text:span text:style-name="T1">] </text:span><text:span text:style-name="T3">cuisse</text:span><text:span text:style-name="T1"> — femur, Schenkel, thigh, coscia, muslo.</text:span></text:p>
      <text:p text:style-name="_3c_grc_3e_">μ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10" text:style-name="Internet_20_link" text:visited-style-name="Visited_20_Internet_20_Link"><text:span text:style-name="Internet_20_link"><text:span text:style-name="T1">p. 0396</text:span></text:span></text:a><text:span text:style-name="T1">] </text:span><text:span text:style-name="T3">cuisson</text:span><text:span text:style-name="T1"> — coctio, coctura, Kochen, cooking, coitura, cocedura.</text:span></text:p>
      <text:p text:style-name="_3c_grc_3e_">π<text:span text:style-name="T4">έ</text:span>ψις</text:p>
      <text:p text:style-name="_3c_entry_3e_"><text:span text:style-name="T1">[</text:span><text:a xlink:type="simple" xlink:href="https://www.biusante.parisdescartes.fr/histoire/medica/resultats/index.php?do=zoom&amp;cote=37020d&amp;p=410" text:style-name="Internet_20_link" text:visited-style-name="Visited_20_Internet_20_Link"><text:span text:style-name="Internet_20_link"><text:span text:style-name="T1">p. 0396</text:span></text:span></text:a><text:span text:style-name="T1">] </text:span><text:span text:style-name="T3">cuivre</text:span><text:span text:style-name="T1"> — cuprum, Kupfer, copper, rame, cobre.</text:span></text:p>
      <text:p text:style-name="_3c_grc_3e_">χαλ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11" text:style-name="Internet_20_link" text:visited-style-name="Visited_20_Internet_20_Link"><text:span text:style-name="Internet_20_link"><text:span text:style-name="T1">p. 0397</text:span></text:span></text:a><text:span text:style-name="T1">] </text:span><text:span text:style-name="T3">cumin</text:span><text:span text:style-name="T1"> — Cuminum cyminum (L.), Kümmel, cumin, cumino, comino, cimino, comino.</text:span></text:p>
      <text:p text:style-name="_3c_grc_3e_">κύμιν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412" text:style-name="Internet_20_link" text:visited-style-name="Visited_20_Internet_20_Link"><text:span text:style-name="Internet_20_link"><text:span text:style-name="T1">p. 0398</text:span></text:span></text:a><text:span text:style-name="T1">] </text:span><text:span text:style-name="T3">curable</text:span><text:span text:style-name="T1"> — sanabilis, heilbar, curable, curabile, curable.</text:span></text:p>
      <text:p text:style-name="_3c_grc_3e_"><text:span text:style-name="T4">ἰ</text:span>άσιμος</text:p>
      <text:p text:style-name="_3c_entry_3e_"><text:span text:style-name="T1">[</text:span><text:a xlink:type="simple" xlink:href="https://www.biusante.parisdescartes.fr/histoire/medica/resultats/index.php?do=zoom&amp;cote=37020d&amp;p=412" text:style-name="Internet_20_link" text:visited-style-name="Visited_20_Internet_20_Link"><text:span text:style-name="Internet_20_link"><text:span text:style-name="T1">p. 0398</text:span></text:span></text:a><text:span text:style-name="T1">] </text:span><text:span text:style-name="T3">curatif</text:span><text:span text:style-name="T1"> — heilend, curative, curativo, curativo.</text:span></text:p>
      <text:p text:style-name="_3c_grc_3e_">θεραπευ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12" text:style-name="Internet_20_link" text:visited-style-name="Visited_20_Internet_20_Link"><text:span text:style-name="Internet_20_link"><text:span text:style-name="T1">p. 0398</text:span></text:span></text:a><text:span text:style-name="T1">] </text:span><text:span text:style-name="T3">curation</text:span><text:span text:style-name="T1"> — curatio, sanatio, Heilung, curing, curazione, curacion.</text:span></text:p>
      <text:p text:style-name="_3c_grc_3e_"><text:span text:style-name="T4">ἴ</text:span>ασις — θεραπεία</text:p>
      <text:p text:style-name="_3c_entry_3e_"><text:span text:style-name="T1">[</text:span><text:a xlink:type="simple" xlink:href="https://www.biusante.parisdescartes.fr/histoire/medica/resultats/index.php?do=zoom&amp;cote=37020d&amp;p=413" text:style-name="Internet_20_link" text:visited-style-name="Visited_20_Internet_20_Link"><text:span text:style-name="Internet_20_link"><text:span text:style-name="T1">p. 0399</text:span></text:span></text:a><text:span text:style-name="T1">] </text:span><text:span text:style-name="T3">cure</text:span><text:span text:style-name="T1"> — curatio, Kur, cure, cura, cura.</text:span></text:p>
      <text:p text:style-name="_3c_grc_3e_">θεραπεία</text:p>
      <text:p text:style-name="_3c_entry_3e_"><text:span text:style-name="T1">[</text:span><text:a xlink:type="simple" xlink:href="https://www.biusante.parisdescartes.fr/histoire/medica/resultats/index.php?do=zoom&amp;cote=37020d&amp;p=413" text:style-name="Internet_20_link" text:visited-style-name="Visited_20_Internet_20_Link"><text:span text:style-name="Internet_20_link"><text:span text:style-name="T1">p. 0399</text:span></text:span></text:a><text:span text:style-name="T1">] </text:span><text:span text:style-name="T3">cure-dent</text:span><text:span text:style-name="T1"> — dentiscalpium, Zahnstocher, tootli-pidk, stuzzicadenti, limpiadientes.</text:span></text:p>
      <text:p text:style-name="_3c_grc_3e_"><text:span text:style-name="T4">ὀδ</text:span>οντόγλυφον</text:p>
      <text:p text:style-name="_3c_entry_3e_"><text:span text:style-name="T1">[</text:span><text:a xlink:type="simple" xlink:href="https://www.biusante.parisdescartes.fr/histoire/medica/resultats/index.php?do=zoom&amp;cote=37020d&amp;p=416" text:style-name="Internet_20_link" text:visited-style-name="Visited_20_Internet_20_Link"><text:span text:style-name="Internet_20_link"><text:span text:style-name="T1">p. 0402</text:span></text:span></text:a><text:span text:style-name="T1">] </text:span><text:span text:style-name="T3">cycéon</text:span><text:span text:style-name="T1"> — </text:span></text:p>
      <text:p text:style-name="_3c_grc_3e_">κυκεών</text:p>
      <text:p text:style-name="_3c_entry_3e_"><text:span text:style-name="T1">[</text:span><text:a xlink:type="simple" xlink:href="https://www.biusante.parisdescartes.fr/histoire/medica/resultats/index.php?do=zoom&amp;cote=37020d&amp;p=416" text:style-name="Internet_20_link" text:visited-style-name="Visited_20_Internet_20_Link"><text:span text:style-name="Internet_20_link"><text:span text:style-name="T1">p. 0402</text:span></text:span></text:a><text:span text:style-name="T1">] </text:span><text:span text:style-name="T3">cycle</text:span><text:span text:style-name="T1"> — cyclus, Cyclus, cycle, cicld, cicld.</text:span></text:p>
      <text:p text:style-name="_3c_grc_3e_">κύκλος</text:p>
      <text:p text:style-name="_3c_entry_3e_"><text:span text:style-name="T1">[</text:span><text:a xlink:type="simple" xlink:href="https://www.biusante.parisdescartes.fr/histoire/medica/resultats/index.php?do=zoom&amp;cote=37020d&amp;p=416" text:style-name="Internet_20_link" text:visited-style-name="Visited_20_Internet_20_Link"><text:span text:style-name="Internet_20_link"><text:span text:style-name="T1">p. 0402</text:span></text:span></text:a><text:span text:style-name="T1">] </text:span><text:span text:style-name="T3">cyclope</text:span><text:span text:style-name="T1"> — </text:span></text:p>
      <text:p text:style-name="_3c_grc_3e_">κύκλωψ</text:p>
      <text:p text:style-name="_3c_entry_3e_"><text:span text:style-name="T1">[</text:span><text:a xlink:type="simple" xlink:href="https://www.biusante.parisdescartes.fr/histoire/medica/resultats/index.php?do=zoom&amp;cote=37020d&amp;p=417" text:style-name="Internet_20_link" text:visited-style-name="Visited_20_Internet_20_Link"><text:span text:style-name="Internet_20_link"><text:span text:style-name="T1">p. 0403</text:span></text:span></text:a><text:span text:style-name="T1">] </text:span><text:span text:style-name="T3">cylindre</text:span><text:span text:style-name="T1"> — cylindrus, Cylinder, cylinder, cilindrd, cilindrd.</text:span></text:p>
      <text:p text:style-name="_3c_grc_3e_">κύλινδρος</text:p>
      <text:p text:style-name="_3c_entry_3e_"><text:span text:style-name="T1">[</text:span><text:a xlink:type="simple" xlink:href="https://www.biusante.parisdescartes.fr/histoire/medica/resultats/index.php?do=zoom&amp;cote=37020d&amp;p=417" text:style-name="Internet_20_link" text:visited-style-name="Visited_20_Internet_20_Link"><text:span text:style-name="Internet_20_link"><text:span text:style-name="T1">p. 0403</text:span></text:span></text:a><text:span text:style-name="T1">] </text:span><text:span text:style-name="T3">cylindroïde</text:span><text:span text:style-name="T1"> — </text:span></text:p>
      <text:p text:style-name="_3c_grc_3e_">κυλινδρ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417" text:style-name="Internet_20_link" text:visited-style-name="Visited_20_Internet_20_Link"><text:span text:style-name="Internet_20_link"><text:span text:style-name="T1">p. 0403</text:span></text:span></text:a><text:span text:style-name="T1">] </text:span><text:span text:style-name="T3">cyme</text:span><text:span text:style-name="T1"> — cyma, Afterdolde, cyme, cimd, cimd.</text:span></text:p>
      <text:p text:style-name="_3c_grc_3e_">κ<text:span text:style-name="T4">ῦμ</text:span>α</text:p>
      <text:p text:style-name="_3c_entry_3e_"><text:span text:style-name="T1">[</text:span><text:a xlink:type="simple" xlink:href="https://www.biusante.parisdescartes.fr/histoire/medica/resultats/index.php?do=zoom&amp;cote=37020d&amp;p=417" text:style-name="Internet_20_link" text:visited-style-name="Visited_20_Internet_20_Link"><text:span text:style-name="Internet_20_link"><text:span text:style-name="T1">p. 0403</text:span></text:span></text:a><text:span text:style-name="T1">] </text:span><text:span text:style-name="T3">cynancie</text:span><text:span text:style-name="T1"> — cynanche.</text:span></text:p>
      <text:p text:style-name="_3c_grc_3e_">κυνάγχη</text:p>
      <text:p text:style-name="_3c_entry_3e_"><text:span text:style-name="T1">[</text:span><text:a xlink:type="simple" xlink:href="https://www.biusante.parisdescartes.fr/histoire/medica/resultats/index.php?do=zoom&amp;cote=37020d&amp;p=417" text:style-name="Internet_20_link" text:visited-style-name="Visited_20_Internet_20_Link"><text:span text:style-name="Internet_20_link"><text:span text:style-name="T1">p. 0403</text:span></text:span></text:a><text:span text:style-name="T1">] </text:span><text:span text:style-name="T3">cynarées</text:span><text:span text:style-name="T1"> — cynarocephalœ.</text:span></text:p>
      <text:p text:style-name="_3c_grc_3e_">κύναρα —<text:span text:style-name="T6"> </text:span>κίναρα</text:p>
      <text:p text:style-name="_3c_entry_3e_"><text:span text:style-name="T1">[</text:span><text:a xlink:type="simple" xlink:href="https://www.biusante.parisdescartes.fr/histoire/medica/resultats/index.php?do=zoom&amp;cote=37020d&amp;p=418" text:style-name="Internet_20_link" text:visited-style-name="Visited_20_Internet_20_Link"><text:span text:style-name="Internet_20_link"><text:span text:style-name="T1">p. 0404</text:span></text:span></text:a><text:span text:style-name="T1">] </text:span><text:span text:style-name="T3">cyphose</text:span><text:span text:style-name="T1"> — cyphosis, Cyphosis, cyphosis, cifosi.</text:span></text:p>
      <text:p text:style-name="_3c_grc_3e_"><text:soft-page-break/>κύφωσις</text:p>
      <text:p text:style-name="_3c_entry_3e_"><text:span text:style-name="T1">[</text:span><text:a xlink:type="simple" xlink:href="https://www.biusante.parisdescartes.fr/histoire/medica/resultats/index.php?do=zoom&amp;cote=37020d&amp;p=418" text:style-name="Internet_20_link" text:visited-style-name="Visited_20_Internet_20_Link"><text:span text:style-name="Internet_20_link"><text:span text:style-name="T1">p. 0404</text:span></text:span></text:a><text:span text:style-name="T1">] </text:span><text:span text:style-name="T3">cyprès</text:span><text:span text:style-name="T1"> — Cupressus sempervirens (L.), Cypresse, cypress-tree, cipresso, ciprés.</text:span></text:p>
      <text:p text:style-name="_3c_grc_3e_">κυπάρισσος</text:p>
      <text:p text:style-name="_3c_entry_3e_"><text:span text:style-name="T1">[</text:span><text:a xlink:type="simple" xlink:href="https://www.biusante.parisdescartes.fr/histoire/medica/resultats/index.php?do=zoom&amp;cote=37020d&amp;p=418" text:style-name="Internet_20_link" text:visited-style-name="Visited_20_Internet_20_Link"><text:span text:style-name="Internet_20_link"><text:span text:style-name="T1">p. 0404</text:span></text:span></text:a><text:span text:style-name="T1">] </text:span><text:span text:style-name="T3">cyprin</text:span><text:span text:style-name="T1"> — cyprinus.</text:span></text:p>
      <text:p text:style-name="_3c_grc_3e_">κυπρ<text:span text:style-name="T4">ῖ</text:span>νος</text:p>
      <text:p text:style-name="_3c_entry_3e_"><text:span text:style-name="T1">[</text:span><text:a xlink:type="simple" xlink:href="https://www.biusante.parisdescartes.fr/histoire/medica/resultats/index.php?do=zoom&amp;cote=37020d&amp;p=420" text:style-name="Internet_20_link" text:visited-style-name="Visited_20_Internet_20_Link"><text:span text:style-name="Internet_20_link"><text:span text:style-name="T1">p. 0406</text:span></text:span></text:a><text:span text:style-name="T1">] </text:span><text:span text:style-name="T3">cystique</text:span><text:span text:style-name="T1"> — cysticus, cystic, cisticd, cisticd.</text:span></text:p>
      <text:p text:style-name="_3c_grc_3e_">κυ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25" text:style-name="Internet_20_link" text:visited-style-name="Visited_20_Internet_20_Link"><text:span text:style-name="Internet_20_link"><text:span text:style-name="T1">p. 0411</text:span></text:span></text:a><text:span text:style-name="T1">] </text:span><text:span text:style-name="T3">dard</text:span><text:span text:style-name="T1"> — spiculum, Stachel, sting, dardo.</text:span></text:p>
      <text:p text:style-name="_3c_grc_3e_"><text:span text:style-name="T4">ἄ</text:span>κη</text:p>
      <text:p text:style-name="_3c_entry_3e_"><text:span text:style-name="T1">[</text:span><text:a xlink:type="simple" xlink:href="https://www.biusante.parisdescartes.fr/histoire/medica/resultats/index.php?do=zoom&amp;cote=37020d&amp;p=425" text:style-name="Internet_20_link" text:visited-style-name="Visited_20_Internet_20_Link"><text:span text:style-name="Internet_20_link"><text:span text:style-name="T1">p. 0411</text:span></text:span></text:a><text:span text:style-name="T1">] </text:span><text:span text:style-name="T3">dartos</text:span><text:span text:style-name="T1"> — dartos, dartos, dartos, darto, dartos.</text:span></text:p>
      <text:p text:style-name="_3c_grc_3e_"><text:span text:style-name="T4">δ</text:span>αρ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26" text:style-name="Internet_20_link" text:visited-style-name="Visited_20_Internet_20_Link"><text:span text:style-name="Internet_20_link"><text:span text:style-name="T1">p. 0412</text:span></text:span></text:a><text:span text:style-name="T1">] </text:span><text:span text:style-name="T3">dartre</text:span><text:span text:style-name="T1"> — herpes, Flechte, tetter, ring-worm, dartro, dartros.</text:span></text:p>
      <text:p text:style-name="_3c_grc_3e_"><text:span text:style-name="T4">ἕ</text:span>ρπης</text:p>
      <text:p text:style-name="_3c_entry_3e_"><text:span text:style-name="T1">[</text:span><text:a xlink:type="simple" xlink:href="https://www.biusante.parisdescartes.fr/histoire/medica/resultats/index.php?do=zoom&amp;cote=37020d&amp;p=426" text:style-name="Internet_20_link" text:visited-style-name="Visited_20_Internet_20_Link"><text:span text:style-name="Internet_20_link"><text:span text:style-name="T1">p. 0412</text:span></text:span></text:a><text:span text:style-name="T1">] </text:span><text:span text:style-name="T3">datte</text:span><text:span text:style-name="T1"> — palmula, dactylus, Dattel, date, dattero, datil.</text:span></text:p>
      <text:p text:style-name="_3c_grc_3e_">δάκτυλος — φ<text:span text:style-name="T4">οῖ</text:span>νιξ</text:p>
      <text:p text:style-name="_3c_entry_3e_"><text:span text:style-name="T1">[</text:span><text:a xlink:type="simple" xlink:href="https://www.biusante.parisdescartes.fr/histoire/medica/resultats/index.php?do=zoom&amp;cote=37020d&amp;p=426" text:style-name="Internet_20_link" text:visited-style-name="Visited_20_Internet_20_Link"><text:span text:style-name="Internet_20_link"><text:span text:style-name="T1">p. 0412</text:span></text:span></text:a><text:span text:style-name="T1">] </text:span><text:span text:style-name="T3">déambulation</text:span><text:span text:style-name="T1"> — deambulatio.</text:span></text:p>
      <text:p text:style-name="_3c_grc_3e_">περίπατος</text:p>
      <text:p text:style-name="_3c_entry_3e_"><text:span text:style-name="T1">[</text:span><text:a xlink:type="simple" xlink:href="https://www.biusante.parisdescartes.fr/histoire/medica/resultats/index.php?do=zoom&amp;cote=37020d&amp;p=427" text:style-name="Internet_20_link" text:visited-style-name="Visited_20_Internet_20_Link"><text:span text:style-name="Internet_20_link"><text:span text:style-name="T1">p. 0413</text:span></text:span></text:a><text:span text:style-name="T1">] </text:span><text:span text:style-name="T3">débile</text:span><text:span text:style-name="T1"> — debilis, Schwach, weak, debole, débit.</text:span></text:p>
      <text:p text:style-name="_3c_grc_3e_"><text:span text:style-name="T4">ἀ</text:span>σθε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427" text:style-name="Internet_20_link" text:visited-style-name="Visited_20_Internet_20_Link"><text:span text:style-name="Internet_20_link"><text:span text:style-name="T1">p. 0413</text:span></text:span></text:a><text:span text:style-name="T1">] </text:span><text:span text:style-name="T3">débilité</text:span><text:span text:style-name="T1"> — débilitas, Entkräftung, debility, debolezza, debilitad.</text:span></text:p>
      <text:p text:style-name="_3c_grc_3e_"><text:span text:style-name="T4">ἀ</text:span>σθενε<text:span text:style-name="T4">ῖ</text:span>α</text:p>
      <text:p text:style-name="_3c_entry_3e_"><text:span text:style-name="T1">[</text:span><text:a xlink:type="simple" xlink:href="https://www.biusante.parisdescartes.fr/histoire/medica/resultats/index.php?do=zoom&amp;cote=37020d&amp;p=427" text:style-name="Internet_20_link" text:visited-style-name="Visited_20_Internet_20_Link"><text:span text:style-name="Internet_20_link"><text:span text:style-name="T1">p. 0413</text:span></text:span></text:a><text:span text:style-name="T1">] </text:span><text:span text:style-name="T3">débridement</text:span><text:span text:style-name="T1"> — Durchschneiden, desbridamiento.</text:span></text:p>
      <text:p text:style-name="_3c_grc_3e_"><text:span text:style-name="T4">ἀ</text:span>νάπνευσις</text:p>
      <text:p text:style-name="_3c_entry_3e_"><text:span text:style-name="T1">[</text:span><text:a xlink:type="simple" xlink:href="https://www.biusante.parisdescartes.fr/histoire/medica/resultats/index.php?do=zoom&amp;cote=37020d&amp;p=427" text:style-name="Internet_20_link" text:visited-style-name="Visited_20_Internet_20_Link"><text:span text:style-name="Internet_20_link"><text:span text:style-name="T1">p. 0413</text:span></text:span></text:a><text:span text:style-name="T1">] </text:span><text:span text:style-name="T3">décantation</text:span><text:span text:style-name="T1"> — Abgiessen, decantazione, décantation.</text:span></text:p>
      <text:p text:style-name="_3c_grc_3e_">κατάχυσις</text:p>
      <text:p text:style-name="_3c_entry_3e_"><text:span text:style-name="T1">[</text:span><text:a xlink:type="simple" xlink:href="https://www.biusante.parisdescartes.fr/histoire/medica/resultats/index.php?do=zoom&amp;cote=37020d&amp;p=428" text:style-name="Internet_20_link" text:visited-style-name="Visited_20_Internet_20_Link"><text:span text:style-name="Internet_20_link"><text:span text:style-name="T1">p. 0414</text:span></text:span></text:a><text:span text:style-name="T1">] </text:span><text:span text:style-name="T3">déchirement</text:span><text:span text:style-name="T1"> — dilaceratio, Riss, tearing, rent, lacerazione.</text:span></text:p>
      <text:p text:style-name="_3c_grc_3e_"><text:span text:style-name="T4">ῥῆ</text:span>γμα</text:p>
      <text:p text:style-name="_3c_entry_3e_"><text:span text:style-name="T1">[</text:span><text:a xlink:type="simple" xlink:href="https://www.biusante.parisdescartes.fr/histoire/medica/resultats/index.php?do=zoom&amp;cote=37020d&amp;p=428" text:style-name="Internet_20_link" text:visited-style-name="Visited_20_Internet_20_Link"><text:span text:style-name="Internet_20_link"><text:span text:style-name="T1">p. 0414</text:span></text:span></text:a><text:span text:style-name="T1">] </text:span><text:span text:style-name="T3">déclin</text:span><text:span text:style-name="T1"> — decrescentia, remissio, Abnahme, decline, declinazione, declinacion.</text:span></text:p>
      <text:p text:style-name="_3c_grc_3e_">παρακ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28" text:style-name="Internet_20_link" text:visited-style-name="Visited_20_Internet_20_Link"><text:span text:style-name="Internet_20_link"><text:span text:style-name="T1">p. 0414</text:span></text:span></text:a><text:span text:style-name="T1">] </text:span><text:span text:style-name="T3">décocté</text:span><text:span text:style-name="T1"> — decoctum, Absud, décoction, decotto, decoctd.</text:span></text:p>
      <text:p text:style-name="_3c_grc_3e_"><text:span text:style-name="T4">ἀ</text:span>π<text:span text:style-name="T4">ό</text:span>ζεμα</text:p>
      <text:p text:style-name="_3c_entry_3e_"><text:span text:style-name="T1">[</text:span><text:a xlink:type="simple" xlink:href="https://www.biusante.parisdescartes.fr/histoire/medica/resultats/index.php?do=zoom&amp;cote=37020d&amp;p=428" text:style-name="Internet_20_link" text:visited-style-name="Visited_20_Internet_20_Link"><text:span text:style-name="Internet_20_link"><text:span text:style-name="T1">p. 0414</text:span></text:span></text:a><text:span text:style-name="T1">] </text:span><text:span text:style-name="T3">décoction</text:span><text:span text:style-name="T1"> — decoctio, Absieden, décoction, decozione, decoccion.</text:span></text:p>
      <text:p text:style-name="_3c_grc_3e_"><text:span text:style-name="T4">ἄ</text:span>φεψις</text:p>
      <text:p text:style-name="_3c_entry_3e_"><text:span text:style-name="T1">[</text:span><text:a xlink:type="simple" xlink:href="https://www.biusante.parisdescartes.fr/histoire/medica/resultats/index.php?do=zoom&amp;cote=37020d&amp;p=429" text:style-name="Internet_20_link" text:visited-style-name="Visited_20_Internet_20_Link"><text:span text:style-name="Internet_20_link"><text:span text:style-name="T1">p. 0415</text:span></text:span></text:a><text:span text:style-name="T1">] </text:span><text:span text:style-name="T3">décollement</text:span><text:span text:style-name="T1"> — deglutinatio, Ablösen, separating, lo scollare.</text:span></text:p>
      <text:p text:style-name="_3c_grc_3e_"><text:span text:style-name="T4">ἀ</text:span>ποκ<text:span text:style-name="T4">ό</text:span>λλησις</text:p>
      <text:p text:style-name="_3c_entry_3e_"><text:span text:style-name="T1">[</text:span><text:a xlink:type="simple" xlink:href="https://www.biusante.parisdescartes.fr/histoire/medica/resultats/index.php?do=zoom&amp;cote=37020d&amp;p=430" text:style-name="Internet_20_link" text:visited-style-name="Visited_20_Internet_20_Link"><text:span text:style-name="Internet_20_link"><text:span text:style-name="T1">p. 0416</text:span></text:span></text:a><text:span text:style-name="T1">] </text:span><text:span text:style-name="T3">décrépit</text:span><text:span text:style-name="T1"> — decrepitus, abgelebt, décrépit, decrepito.</text:span></text:p>
      <text:p text:style-name="_3c_grc_3e_"><text:span text:style-name="T4">ἐ</text:span>σχατογ<text:span text:style-name="T4">έ</text:span>ρων — παρήλιξ</text:p>
      <text:p text:style-name="_3c_entry_3e_"><text:soft-page-break/><text:span text:style-name="T1">[</text:span><text:a xlink:type="simple" xlink:href="https://www.biusante.parisdescartes.fr/histoire/medica/resultats/index.php?do=zoom&amp;cote=37020d&amp;p=430" text:style-name="Internet_20_link" text:visited-style-name="Visited_20_Internet_20_Link"><text:span text:style-name="Internet_20_link"><text:span text:style-name="T1">p. 0416</text:span></text:span></text:a><text:span text:style-name="T1">] </text:span><text:span text:style-name="T3">décubitus</text:span><text:span text:style-name="T1"> — décubitus, Liegen, decubitus, decubito, decubito.</text:span></text:p>
      <text:p text:style-name="_3c_grc_3e_">κατάκλισις</text:p>
      <text:p text:style-name="_3c_entry_3e_"><text:span text:style-name="T1">[</text:span><text:a xlink:type="simple" xlink:href="https://www.biusante.parisdescartes.fr/histoire/medica/resultats/index.php?do=zoom&amp;cote=37020d&amp;p=431" text:style-name="Internet_20_link" text:visited-style-name="Visited_20_Internet_20_Link"><text:span text:style-name="Internet_20_link"><text:span text:style-name="T1">p. 0417</text:span></text:span></text:a><text:span text:style-name="T1">] </text:span><text:span text:style-name="T3">défaillance</text:span><text:span text:style-name="T1"> — animidefectio, animi deliquium, Ohnmacht, swoon, svenimento, desfallecimiento.</text:span></text:p>
      <text:p text:style-name="_3c_grc_3e_">λειποθυ<text:span text:style-name="T4">μ</text:span>ία</text:p>
      <text:p text:style-name="_3c_entry_3e_"><text:span text:style-name="T1">[</text:span><text:a xlink:type="simple" xlink:href="https://www.biusante.parisdescartes.fr/histoire/medica/resultats/index.php?do=zoom&amp;cote=37020d&amp;p=431" text:style-name="Internet_20_link" text:visited-style-name="Visited_20_Internet_20_Link"><text:span text:style-name="Internet_20_link"><text:span text:style-name="T1">p. 0417</text:span></text:span></text:a><text:span text:style-name="T1">] </text:span><text:span text:style-name="T3">défaut</text:span><text:span text:style-name="T1"> — defectus, Fehler, defect, difetto, defecto.</text:span></text:p>
      <text:p text:style-name="_3c_grc_3e_"><text:span text:style-name="T4">ἔ</text:span>νδεια — <text:span text:style-name="T4">ἔ</text:span>λλειψις</text:p>
      <text:p text:style-name="_3c_entry_3e_"><text:span text:style-name="T1">[</text:span><text:a xlink:type="simple" xlink:href="https://www.biusante.parisdescartes.fr/histoire/medica/resultats/index.php?do=zoom&amp;cote=37020d&amp;p=431" text:style-name="Internet_20_link" text:visited-style-name="Visited_20_Internet_20_Link"><text:span text:style-name="Internet_20_link"><text:span text:style-name="T1">p. 0417</text:span></text:span></text:a><text:span text:style-name="T1">] </text:span><text:span text:style-name="T3">défécation</text:span><text:span text:style-name="T1"> — defecatio, Kothentleerung, défécation, defecazione, défécation.</text:span></text:p>
      <text:p text:style-name="_3c_grc_3e_"><text:span text:style-name="T4">ἀ</text:span>π<text:span text:style-name="T4">ό</text:span>πατος</text:p>
      <text:p text:style-name="_3c_entry_3e_"><text:span text:style-name="T1">[</text:span><text:a xlink:type="simple" xlink:href="https://www.biusante.parisdescartes.fr/histoire/medica/resultats/index.php?do=zoom&amp;cote=37020d&amp;p=431" text:style-name="Internet_20_link" text:visited-style-name="Visited_20_Internet_20_Link"><text:span text:style-name="Internet_20_link"><text:span text:style-name="T1">p. 0417</text:span></text:span></text:a><text:span text:style-name="T1">] </text:span><text:span text:style-name="T3">définition</text:span><text:span text:style-name="T1"> — definitio, Definition, definition, definizione, définition.</text:span></text:p>
      <text:p text:style-name="_3c_grc_3e_"><text:span text:style-name="T4">ὅρος</text:span><text:span text:style-name="T6"> </text:span>—<text:span text:style-name="T6"> </text:span><text:span text:style-name="T4">ὁ</text:span>ρ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32" text:style-name="Internet_20_link" text:visited-style-name="Visited_20_Internet_20_Link"><text:span text:style-name="Internet_20_link"><text:span text:style-name="T1">p. 0418</text:span></text:span></text:a><text:span text:style-name="T1">] </text:span><text:span text:style-name="T3">déflagration</text:span><text:span text:style-name="T1"> — deflagratio, Abbrennung, déflagration, deflagrazione, déflagration.</text:span></text:p>
      <text:p text:style-name="_3c_grc_3e_"><text:span text:style-name="T4">ἐ</text:span>πιφλ<text:span text:style-name="T4">ό</text:span>γισμα</text:p>
      <text:p text:style-name="_3c_entry_3e_"><text:span text:style-name="T1">[</text:span><text:a xlink:type="simple" xlink:href="https://www.biusante.parisdescartes.fr/histoire/medica/resultats/index.php?do=zoom&amp;cote=37020d&amp;p=432" text:style-name="Internet_20_link" text:visited-style-name="Visited_20_Internet_20_Link"><text:span text:style-name="Internet_20_link"><text:span text:style-name="T1">p. 0418</text:span></text:span></text:a><text:span text:style-name="T1">] </text:span><text:span text:style-name="T3">défloration</text:span><text:span text:style-name="T1"> — devirginatio, Entjungferung, défloration, deflorazione, défloration.</text:span></text:p>
      <text:p text:style-name="_3c_grc_3e_"><text:span text:style-name="T4">ἀ</text:span>ποπαρθ<text:span text:style-name="T4">έ</text:span>νευσις</text:p>
      <text:p text:style-name="_3c_entry_3e_"><text:span text:style-name="T1">[</text:span><text:a xlink:type="simple" xlink:href="https://www.biusante.parisdescartes.fr/histoire/medica/resultats/index.php?do=zoom&amp;cote=37020d&amp;p=432" text:style-name="Internet_20_link" text:visited-style-name="Visited_20_Internet_20_Link"><text:span text:style-name="Internet_20_link"><text:span text:style-name="T1">p. 0418</text:span></text:span></text:a><text:span text:style-name="T1">] </text:span><text:span text:style-name="T3">defrutum</text:span><text:span text:style-name="T1"> — defrutum.</text:span></text:p>
      <text:p text:style-name="_3c_grc_3e_"><text:span text:style-name="T4">ἔ</text:span>ψημα — σίραιον</text:p>
      <text:p text:style-name="_3c_entry_3e_"><text:span text:style-name="T1">[</text:span><text:a xlink:type="simple" xlink:href="https://www.biusante.parisdescartes.fr/histoire/medica/resultats/index.php?do=zoom&amp;cote=37020d&amp;p=432" text:style-name="Internet_20_link" text:visited-style-name="Visited_20_Internet_20_Link"><text:span text:style-name="Internet_20_link"><text:span text:style-name="T1">p. 0418</text:span></text:span></text:a><text:span text:style-name="T1">] </text:span><text:span text:style-name="T3">dégénérescence</text:span><text:span text:style-name="T1"> — degeneratio, Ausartung, degeneration, degenerazione, degeneracion.</text:span></text:p>
      <text:p text:style-name="_3c_grc_3e_">ν<text:span text:style-name="T4">ό</text:span>θευσις</text:p>
      <text:p text:style-name="_3c_entry_3e_"><text:span text:style-name="T1">[</text:span><text:a xlink:type="simple" xlink:href="https://www.biusante.parisdescartes.fr/histoire/medica/resultats/index.php?do=zoom&amp;cote=37020d&amp;p=433" text:style-name="Internet_20_link" text:visited-style-name="Visited_20_Internet_20_Link"><text:span text:style-name="Internet_20_link"><text:span text:style-name="T1">p. 0419</text:span></text:span></text:a><text:span text:style-name="T1">] </text:span><text:span text:style-name="T3">déglutition</text:span><text:span text:style-name="T1"> — deglutitio, Verschlucken, déglutition, swallowing, deglutizione, déglutition.</text:span></text:p>
      <text:p text:style-name="_3c_grc_3e_"><text:span text:style-name="T4">κ</text:span>ατάποσις</text:p>
      <text:p text:style-name="_3c_entry_3e_"><text:span text:style-name="T1">[</text:span><text:a xlink:type="simple" xlink:href="https://www.biusante.parisdescartes.fr/histoire/medica/resultats/index.php?do=zoom&amp;cote=37020d&amp;p=433" text:style-name="Internet_20_link" text:visited-style-name="Visited_20_Internet_20_Link"><text:span text:style-name="Internet_20_link"><text:span text:style-name="T1">p. 0419</text:span></text:span></text:a><text:span text:style-name="T1">] </text:span><text:span text:style-name="T3">dégoût</text:span><text:span text:style-name="T1"> — cibi fastidium, Ekel, disgust, disgusto, desgana.</text:span></text:p>
      <text:p text:style-name="_3c_grc_3e_"><text:span text:style-name="T4">ἀνορεξία</text:span><text:span text:style-name="T6"> </text:span>—<text:span text:style-name="T6"> </text:span><text:span text:style-name="T4">ἀ</text:span>ποσιτία</text:p>
      <text:p text:style-name="_3c_entry_3e_"><text:span text:style-name="T1">[</text:span><text:a xlink:type="simple" xlink:href="https://www.biusante.parisdescartes.fr/histoire/medica/resultats/index.php?do=zoom&amp;cote=37020d&amp;p=434" text:style-name="Internet_20_link" text:visited-style-name="Visited_20_Internet_20_Link"><text:span text:style-name="Internet_20_link"><text:span text:style-name="T1">p. 0420</text:span></text:span></text:a><text:span text:style-name="T1">] </text:span><text:span text:style-name="T3">degré</text:span><text:span text:style-name="T1"> — gradus, Grad, Stufe, degree, grado, grado.</text:span></text:p>
      <text:p text:style-name="_3c_grc_3e_">τάξις</text:p>
      <text:p text:style-name="_3c_entry_3e_"><text:span text:style-name="T1">[</text:span><text:a xlink:type="simple" xlink:href="https://www.biusante.parisdescartes.fr/histoire/medica/resultats/index.php?do=zoom&amp;cote=37020d&amp;p=434" text:style-name="Internet_20_link" text:visited-style-name="Visited_20_Internet_20_Link"><text:span text:style-name="Internet_20_link"><text:span text:style-name="T1">p. 0420</text:span></text:span></text:a><text:span text:style-name="T1">] </text:span><text:span text:style-name="T3">délétère</text:span><text:span text:style-name="T1"> — giftig, deleterious, deleterio, deleterio.</text:span></text:p>
      <text:p text:style-name="_3c_grc_3e_"><text:span text:style-name="T4">δ</text:span>ηλητήριος</text:p>
      <text:p text:style-name="_3c_entry_3e_"><text:span text:style-name="T1">[</text:span><text:a xlink:type="simple" xlink:href="https://www.biusante.parisdescartes.fr/histoire/medica/resultats/index.php?do=zoom&amp;cote=37020d&amp;p=434" text:style-name="Internet_20_link" text:visited-style-name="Visited_20_Internet_20_Link"><text:span text:style-name="Internet_20_link"><text:span text:style-name="T1">p. 0420</text:span></text:span></text:a><text:span text:style-name="T1">] </text:span><text:span text:style-name="T3">déligation</text:span><text:span text:style-name="T1"> — vulnerum deligatio, fasciarum applicatio, plagarum vinctura, fasciatio, Verband, deligation, deligaziope, deligacion.</text:span></text:p>
      <text:p text:style-name="_3c_grc_3e_"><text:span text:style-name="T4">ἐ</text:span>πί<text:span text:style-name="T4">δ</text:span>εσις</text:p>
      <text:p text:style-name="_3c_entry_3e_"><text:span text:style-name="T1">[</text:span><text:a xlink:type="simple" xlink:href="https://www.biusante.parisdescartes.fr/histoire/medica/resultats/index.php?do=zoom&amp;cote=37020d&amp;p=434" text:style-name="Internet_20_link" text:visited-style-name="Visited_20_Internet_20_Link"><text:span text:style-name="Internet_20_link"><text:span text:style-name="T1">p. 0420</text:span></text:span></text:a><text:span text:style-name="T1">] </text:span><text:span text:style-name="T3">délire</text:span><text:span text:style-name="T1"> — delirium, Delirium, delirium, delirio, delirio.</text:span></text:p>
      <text:p text:style-name="_3c_grc_3e_">παραφροσύνη — παρακο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36" text:style-name="Internet_20_link" text:visited-style-name="Visited_20_Internet_20_Link"><text:span text:style-name="Internet_20_link"><text:span text:style-name="T1">p. 0422</text:span></text:span></text:a><text:span text:style-name="T1">] </text:span><text:span text:style-name="T3">délivre</text:span><text:span text:style-name="T1"> — secundinae, Nachgeburt, secundine, after-birth, secondina.</text:span></text:p>
      <text:p text:style-name="_3c_grc_3e_">τ<text:span text:style-name="T4">ὸ</text:span> δευτ<text:span text:style-name="T4">έ</text:span>ριον — τ<text:span text:style-name="T4">ὰ</text:span> <text:span text:style-name="T4">ὕ</text:span>στ<text:span text:style-name="T4">ε</text:span>ρα</text:p>
      <text:p text:style-name="_3c_entry_3e_"><text:span text:style-name="T1">[</text:span><text:a xlink:type="simple" xlink:href="https://www.biusante.parisdescartes.fr/histoire/medica/resultats/index.php?do=zoom&amp;cote=37020d&amp;p=436" text:style-name="Internet_20_link" text:visited-style-name="Visited_20_Internet_20_Link"><text:span text:style-name="Internet_20_link"><text:span text:style-name="T1">p. 0422</text:span></text:span></text:a><text:span text:style-name="T1">] </text:span><text:span text:style-name="T3">démence</text:span><text:span text:style-name="T1"> — amentia, Wahnsinn, insanity, dementation, demenza, demencia.</text:span></text:p>
      <text:p text:style-name="_3c_grc_3e_"><text:span text:style-name="T4">ἄ</text:span>νοια</text:p>
      <text:p text:style-name="_3c_entry_3e_"><text:soft-page-break/><text:span text:style-name="T1">[</text:span><text:a xlink:type="simple" xlink:href="https://www.biusante.parisdescartes.fr/histoire/medica/resultats/index.php?do=zoom&amp;cote=37020d&amp;p=436" text:style-name="Internet_20_link" text:visited-style-name="Visited_20_Internet_20_Link"><text:span text:style-name="Internet_20_link"><text:span text:style-name="T1">p. 0422</text:span></text:span></text:a><text:span text:style-name="T1">] </text:span><text:span text:style-name="T3">demi-bain</text:span><text:span text:style-name="T1"> — Semi-cupium, Sitzbad, slipper-bath, semi-cupium, half-bath, demiband.</text:span></text:p>
      <text:p text:style-name="_3c_grc_3e_"><text:span text:style-name="T4">ἐ</text:span>γ<text:span text:style-name="T4">κ</text:span>άθισμα</text:p>
      <text:p text:style-name="_3c_entry_3e_"><text:span text:style-name="T1">[</text:span><text:a xlink:type="simple" xlink:href="https://www.biusante.parisdescartes.fr/histoire/medica/resultats/index.php?do=zoom&amp;cote=37020d&amp;p=438" text:style-name="Internet_20_link" text:visited-style-name="Visited_20_Internet_20_Link"><text:span text:style-name="Internet_20_link"><text:span text:style-name="T1">p. 0424</text:span></text:span></text:a><text:span text:style-name="T1">] </text:span><text:span text:style-name="T3">dense</text:span><text:span text:style-name="T1"> — densus, dicht, thick, denso, denso.</text:span></text:p>
      <text:p text:style-name="_3c_grc_3e_">πυκ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38" text:style-name="Internet_20_link" text:visited-style-name="Visited_20_Internet_20_Link"><text:span text:style-name="Internet_20_link"><text:span text:style-name="T1">p. 0424</text:span></text:span></text:a><text:span text:style-name="T1">] </text:span><text:span text:style-name="T3">densité</text:span><text:span text:style-name="T1"> — densitas, Dichtigkeit, density, densità, densitad.</text:span></text:p>
      <text:p text:style-name="_3c_grc_3e_">πυκν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439" text:style-name="Internet_20_link" text:visited-style-name="Visited_20_Internet_20_Link"><text:span text:style-name="Internet_20_link"><text:span text:style-name="T1">p. 0425</text:span></text:span></text:a><text:span text:style-name="T1">] </text:span><text:span text:style-name="T3">dent</text:span><text:span text:style-name="T1"> — dens, Zahn, tooth, dente, diente.</text:span></text:p>
      <text:p text:style-name="_3c_grc_3e_"><text:span text:style-name="T4">ὀ</text:span>δο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444" text:style-name="Internet_20_link" text:visited-style-name="Visited_20_Internet_20_Link"><text:span text:style-name="Internet_20_link"><text:span text:style-name="T1">p. 0430</text:span></text:span></text:a><text:span text:style-name="T1">] </text:span><text:span text:style-name="T3">dentition</text:span><text:span text:style-name="T1"> — dentitio, Zahnen, dentition, teething, dentizione, dentition.</text:span></text:p>
      <text:p text:style-name="_3c_grc_3e_"><text:span text:style-name="T4">ὀ</text:span>δοντοφυΐα — <text:span text:style-name="T4">ὀ</text:span>δοντίασις</text:p>
      <text:p text:style-name="_3c_entry_3e_"><text:span text:style-name="T1">[</text:span><text:a xlink:type="simple" xlink:href="https://www.biusante.parisdescartes.fr/histoire/medica/resultats/index.php?do=zoom&amp;cote=37020d&amp;p=446" text:style-name="Internet_20_link" text:visited-style-name="Visited_20_Internet_20_Link"><text:span text:style-name="Internet_20_link"><text:span text:style-name="T1">p. 0432</text:span></text:span></text:a><text:span text:style-name="T1">] </text:span><text:span text:style-name="T3">dénudation</text:span><text:span text:style-name="T1"> — denudatio, Bloslegung, dénudation, denudazione.</text:span></text:p>
      <text:p text:style-name="_3c_grc_3e_">ψίλωσις</text:p>
      <text:p text:style-name="_3c_entry_3e_"><text:span text:style-name="T1">[</text:span><text:a xlink:type="simple" xlink:href="https://www.biusante.parisdescartes.fr/histoire/medica/resultats/index.php?do=zoom&amp;cote=37020d&amp;p=446" text:style-name="Internet_20_link" text:visited-style-name="Visited_20_Internet_20_Link"><text:span text:style-name="Internet_20_link"><text:span text:style-name="T1">p. 0432</text:span></text:span></text:a><text:span text:style-name="T1">] </text:span><text:span text:style-name="T3">dépérissement</text:span><text:span text:style-name="T1"> — Schwinden, decay, decaying, scadimento.</text:span></text:p>
      <text:p text:style-name="_3c_grc_3e_">φθίσις — τ<text:span text:style-name="T4">ῆ</text:span>ξις</text:p>
      <text:p text:style-name="_3c_entry_3e_"><text:span text:style-name="T1">[</text:span><text:a xlink:type="simple" xlink:href="https://www.biusante.parisdescartes.fr/histoire/medica/resultats/index.php?do=zoom&amp;cote=37020d&amp;p=446" text:style-name="Internet_20_link" text:visited-style-name="Visited_20_Internet_20_Link"><text:span text:style-name="Internet_20_link"><text:span text:style-name="T1">p. 0432</text:span></text:span></text:a><text:span text:style-name="T1">] </text:span><text:span text:style-name="T3">dépilation</text:span><text:span text:style-name="T1"> — depilare, Abhaaren, dépilation, depilazioné.</text:span></text:p>
      <text:p text:style-name="_3c_grc_3e_">ψίλωσις — μάδισις</text:p>
      <text:p text:style-name="_3c_entry_3e_"><text:span text:style-name="T1">[</text:span><text:a xlink:type="simple" xlink:href="https://www.biusante.parisdescartes.fr/histoire/medica/resultats/index.php?do=zoom&amp;cote=37020d&amp;p=446" text:style-name="Internet_20_link" text:visited-style-name="Visited_20_Internet_20_Link"><text:span text:style-name="Internet_20_link"><text:span text:style-name="T1">p. 0432</text:span></text:span></text:a><text:span text:style-name="T1">] </text:span><text:span text:style-name="T3">dépilatoire</text:span><text:span text:style-name="T1"> — psilothrum, Enthaarungsmittel, depilatory, depilatorio.</text:span></text:p>
      <text:p text:style-name="_3c_grc_3e_">ψίλω<text:span text:style-name="T4">θ</text:span>ρον</text:p>
      <text:p text:style-name="_3c_entry_3e_"><text:span text:style-name="T1">[</text:span><text:a xlink:type="simple" xlink:href="https://www.biusante.parisdescartes.fr/histoire/medica/resultats/index.php?do=zoom&amp;cote=37020d&amp;p=447" text:style-name="Internet_20_link" text:visited-style-name="Visited_20_Internet_20_Link"><text:span text:style-name="Internet_20_link"><text:span text:style-name="T1">p. 0433</text:span></text:span></text:a><text:span text:style-name="T1">] </text:span><text:span text:style-name="T3">dépôt</text:span><text:span text:style-name="T1"> — Ablagerung, sédiment, deposito.</text:span></text:p>
      <text:p text:style-name="_3c_grc_3e_"><text:span text:style-name="T4">ἀ</text:span>πόστασις</text:p>
      <text:p text:style-name="_3c_entry_3e_"><text:span text:style-name="T1">[</text:span><text:a xlink:type="simple" xlink:href="https://www.biusante.parisdescartes.fr/histoire/medica/resultats/index.php?do=zoom&amp;cote=37020d&amp;p=447" text:style-name="Internet_20_link" text:visited-style-name="Visited_20_Internet_20_Link"><text:span text:style-name="Internet_20_link"><text:span text:style-name="T1">p. 0433</text:span></text:span></text:a><text:span text:style-name="T1">] </text:span><text:span text:style-name="T3">dérivation</text:span><text:span text:style-name="T1"> — derivatio, Ableitung, dérivation, derivazione.</text:span></text:p>
      <text:p text:style-name="_3c_grc_3e_">παροχέτευσις</text:p>
      <text:p text:style-name="_3c_entry_3e_"><text:span text:style-name="T1">[</text:span><text:a xlink:type="simple" xlink:href="https://www.biusante.parisdescartes.fr/histoire/medica/resultats/index.php?do=zoom&amp;cote=37020d&amp;p=448" text:style-name="Internet_20_link" text:visited-style-name="Visited_20_Internet_20_Link"><text:span text:style-name="Internet_20_link"><text:span text:style-name="T1">p. 0434</text:span></text:span></text:a><text:span text:style-name="T1">] </text:span><text:span text:style-name="T3">derme</text:span><text:span text:style-name="T1"> — derma, corium, Lederhaut, skin, cute.</text:span></text:p>
      <text:p text:style-name="_3c_grc_3e_">δέρμα</text:p>
      <text:p text:style-name="_3c_entry_3e_"><text:span text:style-name="T1">[</text:span><text:a xlink:type="simple" xlink:href="https://www.biusante.parisdescartes.fr/histoire/medica/resultats/index.php?do=zoom&amp;cote=37020d&amp;p=450" text:style-name="Internet_20_link" text:visited-style-name="Visited_20_Internet_20_Link"><text:span text:style-name="Internet_20_link"><text:span text:style-name="T1">p. 0436</text:span></text:span></text:a><text:span text:style-name="T1">] </text:span><text:span text:style-name="T3">désir</text:span><text:span text:style-name="T1"> — desiderium, Verlangen, Gelüste, desire, desiderio, deseo.</text:span></text:p>
      <text:p text:style-name="_3c_grc_3e_"><text:span text:style-name="T4">ὄ</text:span>ρεξις</text:p>
      <text:p text:style-name="_3c_entry_3e_"><text:span text:style-name="T1">[</text:span><text:a xlink:type="simple" xlink:href="https://www.biusante.parisdescartes.fr/histoire/medica/resultats/index.php?do=zoom&amp;cote=37020d&amp;p=451" text:style-name="Internet_20_link" text:visited-style-name="Visited_20_Internet_20_Link"><text:span text:style-name="Internet_20_link"><text:span text:style-name="T1">p. 0437</text:span></text:span></text:a><text:span text:style-name="T1">] </text:span><text:span text:style-name="T3">désobstruant</text:span><text:span text:style-name="T1"> — öffnend, deobstruent, desostruente, desobstruente.</text:span></text:p>
      <text:p text:style-name="_3c_grc_3e_"><text:span text:style-name="T4">ἀ</text:span>ναστοματικ<text:span text:style-name="T4">ὸ</text:span>ς — <text:span text:style-name="T4">ἐ</text:span>κφρ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51" text:style-name="Internet_20_link" text:visited-style-name="Visited_20_Internet_20_Link"><text:span text:style-name="Internet_20_link"><text:span text:style-name="T1">p. 0437</text:span></text:span></text:a><text:span text:style-name="T1">] </text:span><text:span text:style-name="T3">dessiccatif</text:span><text:span text:style-name="T1"> — exsiccans, austrocknend, desiccative, disseccativo.</text:span></text:p>
      <text:p text:style-name="_3c_grc_3e_">ξηρα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51" text:style-name="Internet_20_link" text:visited-style-name="Visited_20_Internet_20_Link"><text:span text:style-name="Internet_20_link"><text:span text:style-name="T1">p. 0437</text:span></text:span></text:a><text:span text:style-name="T1">] </text:span><text:span text:style-name="T3">dessiccation</text:span><text:span text:style-name="T1"> — desiccatio, exsiccatio, Austrocknung, desiccation, disseccazione.</text:span></text:p>
      <text:p text:style-name="_3c_grc_3e_">ξήρανσις</text:p>
      <text:p text:style-name="_3c_entry_3e_"><text:span text:style-name="T1">[</text:span><text:a xlink:type="simple" xlink:href="https://www.biusante.parisdescartes.fr/histoire/medica/resultats/index.php?do=zoom&amp;cote=37020d&amp;p=452" text:style-name="Internet_20_link" text:visited-style-name="Visited_20_Internet_20_Link"><text:span text:style-name="Internet_20_link"><text:span text:style-name="T1">p. 0438</text:span></text:span></text:a><text:span text:style-name="T1">] </text:span><text:span text:style-name="T3">détersif</text:span><text:span text:style-name="T1"> — detergens, reinigend, detergent, detersivo, detergente.</text:span></text:p>
      <text:p text:style-name="_3c_grc_3e_"><text:span text:style-name="T4">ῥ</text:span>υ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52" text:style-name="Internet_20_link" text:visited-style-name="Visited_20_Internet_20_Link"><text:span text:style-name="Internet_20_link"><text:span text:style-name="T1">p. 0438</text:span></text:span></text:a><text:span text:style-name="T1">] </text:span><text:span text:style-name="T3">deutérie</text:span><text:span text:style-name="T1"> — deuteria.</text:span></text:p>
      <text:p text:style-name="_3c_grc_3e_">δευτ<text:span text:style-name="T4">έ</text:span>ρια</text:p>
      <text:p text:style-name="_3c_entry_3e_"><text:soft-page-break/><text:span text:style-name="T1">[</text:span><text:a xlink:type="simple" xlink:href="https://www.biusante.parisdescartes.fr/histoire/medica/resultats/index.php?do=zoom&amp;cote=37020d&amp;p=452" text:style-name="Internet_20_link" text:visited-style-name="Visited_20_Internet_20_Link"><text:span text:style-name="Internet_20_link"><text:span text:style-name="T1">p. 0438</text:span></text:span></text:a><text:span text:style-name="T1">] </text:span><text:span text:style-name="T3">deutéropathie</text:span><text:span text:style-name="T1"> — deuteropathia, Folgekrankheit, deuteropathy, deuteropatia, deuteropatia.</text:span></text:p>
      <text:p text:style-name="_3c_grc_3e_">δευτεροπάθεια</text:p>
      <text:p text:style-name="_3c_entry_3e_"><text:span text:style-name="T1">[</text:span><text:a xlink:type="simple" xlink:href="https://www.biusante.parisdescartes.fr/histoire/medica/resultats/index.php?do=zoom&amp;cote=37020d&amp;p=454" text:style-name="Internet_20_link" text:visited-style-name="Visited_20_Internet_20_Link"><text:span text:style-name="Internet_20_link"><text:span text:style-name="T1">p. 0440</text:span></text:span></text:a><text:span text:style-name="T1">] </text:span><text:span text:style-name="T3">diabète</text:span><text:span text:style-name="T1"> — diabetes, Zuckerharnruhr, diabetes, diabete, diabetes.</text:span></text:p>
      <text:p text:style-name="_3c_grc_3e_">διαβήτης</text:p>
      <text:p text:style-name="_3c_entry_3e_"><text:span text:style-name="T1">[</text:span><text:a xlink:type="simple" xlink:href="https://www.biusante.parisdescartes.fr/histoire/medica/resultats/index.php?do=zoom&amp;cote=37020d&amp;p=455" text:style-name="Internet_20_link" text:visited-style-name="Visited_20_Internet_20_Link"><text:span text:style-name="Internet_20_link"><text:span text:style-name="T1">p. 0441</text:span></text:span></text:a><text:span text:style-name="T1">] </text:span><text:span text:style-name="T3">diabrose</text:span><text:span text:style-name="T1"> — diabrosis, diabrosi.</text:span></text:p>
      <text:p text:style-name="_3c_grc_3e_">διάβρωσις</text:p>
      <text:p text:style-name="_3c_entry_3e_"><text:span text:style-name="T1">[</text:span><text:a xlink:type="simple" xlink:href="https://www.biusante.parisdescartes.fr/histoire/medica/resultats/index.php?do=zoom&amp;cote=37020d&amp;p=455" text:style-name="Internet_20_link" text:visited-style-name="Visited_20_Internet_20_Link"><text:span text:style-name="Internet_20_link"><text:span text:style-name="T1">p. 0441</text:span></text:span></text:a><text:span text:style-name="T1">] </text:span><text:span text:style-name="T3">diabrotique</text:span><text:span text:style-name="T1"> — diabroticus.</text:span></text:p>
      <text:p text:style-name="_3c_grc_3e_">διαβρωτικός</text:p>
      <text:p text:style-name="_3c_entry_3e_"><text:span text:style-name="T1">[</text:span><text:a xlink:type="simple" xlink:href="https://www.biusante.parisdescartes.fr/histoire/medica/resultats/index.php?do=zoom&amp;cote=37020d&amp;p=456" text:style-name="Internet_20_link" text:visited-style-name="Visited_20_Internet_20_Link"><text:span text:style-name="Internet_20_link"><text:span text:style-name="T1">p. 0442</text:span></text:span></text:a><text:span text:style-name="T1">] </text:span><text:span text:style-name="T3">diacope</text:span><text:span text:style-name="T1"> — diacope.</text:span></text:p>
      <text:p text:style-name="_3c_grc_3e_">διακο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56" text:style-name="Internet_20_link" text:visited-style-name="Visited_20_Internet_20_Link"><text:span text:style-name="Internet_20_link"><text:span text:style-name="T1">p. 0442</text:span></text:span></text:a><text:span text:style-name="T1">] </text:span><text:span text:style-name="T3">diadexie</text:span><text:span text:style-name="T1"> — diadoche.</text:span></text:p>
      <text:p text:style-name="_3c_grc_3e_">διαδο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56" text:style-name="Internet_20_link" text:visited-style-name="Visited_20_Internet_20_Link"><text:span text:style-name="Internet_20_link"><text:span text:style-name="T1">p. 0442</text:span></text:span></text:a><text:span text:style-name="T1">] </text:span><text:span text:style-name="T3">diagnostic</text:span><text:span text:style-name="T1"> — diagnosis, Diagnostik, diagnostic, diagnostico, diagnostico.</text:span></text:p>
      <text:p text:style-name="_3c_grc_3e_">διάγ<text:span text:style-name="T4">ν</text:span>ωσις</text:p>
      <text:p text:style-name="_3c_entry_3e_"><text:span text:style-name="T1">[</text:span><text:a xlink:type="simple" xlink:href="https://www.biusante.parisdescartes.fr/histoire/medica/resultats/index.php?do=zoom&amp;cote=37020d&amp;p=456" text:style-name="Internet_20_link" text:visited-style-name="Visited_20_Internet_20_Link"><text:span text:style-name="Internet_20_link"><text:span text:style-name="T1">p. 0442</text:span></text:span></text:a><text:span text:style-name="T1">] </text:span><text:span text:style-name="T3">diagnostique</text:span><text:span text:style-name="T1"> — diagnosticus, diagnostisch, diagnostical, diagnostico.</text:span></text:p>
      <text:p text:style-name="_3c_grc_3e_">διαγνω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56" text:style-name="Internet_20_link" text:visited-style-name="Visited_20_Internet_20_Link"><text:span text:style-name="Internet_20_link"><text:span text:style-name="T1">p. 0442</text:span></text:span></text:a><text:span text:style-name="T1">] </text:span><text:span text:style-name="T3">diagramme</text:span><text:span text:style-name="T1"> — </text:span></text:p>
      <text:p text:style-name="_3c_grc_3e_">διάγραμμα</text:p>
      <text:p text:style-name="_3c_entry_3e_"><text:span text:style-name="T1">[</text:span><text:a xlink:type="simple" xlink:href="https://www.biusante.parisdescartes.fr/histoire/medica/resultats/index.php?do=zoom&amp;cote=37020d&amp;p=456" text:style-name="Internet_20_link" text:visited-style-name="Visited_20_Internet_20_Link"><text:span text:style-name="Internet_20_link"><text:span text:style-name="T1">p. 0442</text:span></text:span></text:a><text:span text:style-name="T1">] </text:span><text:span text:style-name="T3">diaire</text:span><text:span text:style-name="T1"> — diarius, diario.</text:span></text:p>
      <text:p text:style-name="_3c_grc_3e_"><text:span text:style-name="T4">ἐ</text:span>φήμερος</text:p>
      <text:p text:style-name="_3c_entry_3e_"><text:span text:style-name="T1">[</text:span><text:a xlink:type="simple" xlink:href="https://www.biusante.parisdescartes.fr/histoire/medica/resultats/index.php?do=zoom&amp;cote=37020d&amp;p=457" text:style-name="Internet_20_link" text:visited-style-name="Visited_20_Internet_20_Link"><text:span text:style-name="Internet_20_link"><text:span text:style-name="T1">p. 0443</text:span></text:span></text:a><text:span text:style-name="T1">] </text:span><text:span text:style-name="T3">diamant</text:span><text:span text:style-name="T1"> — Diamant, diamond, adamant, diamante.</text:span></text:p>
      <text:p text:style-name="_3c_grc_3e_"><text:span text:style-name="T4">ἀ</text:span>δάμα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457" text:style-name="Internet_20_link" text:visited-style-name="Visited_20_Internet_20_Link"><text:span text:style-name="Internet_20_link"><text:span text:style-name="T1">p. 0443</text:span></text:span></text:a><text:span text:style-name="T1">] </text:span><text:span text:style-name="T3">diamètre</text:span><text:span text:style-name="T1"> — diametros, Durchmesser, diameter, diametrd, diametrd.</text:span></text:p>
      <text:p text:style-name="_3c_grc_3e_">διάμετρος</text:p>
      <text:p text:style-name="_3c_entry_3e_"><text:span text:style-name="T1">[</text:span><text:a xlink:type="simple" xlink:href="https://www.biusante.parisdescartes.fr/histoire/medica/resultats/index.php?do=zoom&amp;cote=37020d&amp;p=458" text:style-name="Internet_20_link" text:visited-style-name="Visited_20_Internet_20_Link"><text:span text:style-name="Internet_20_link"><text:span text:style-name="T1">p. 0444</text:span></text:span></text:a><text:span text:style-name="T1">] </text:span><text:span text:style-name="T3">diapédèse</text:span><text:span text:style-name="T1"> — diapedesis, Durchschwitzung, diapedesis, diapadesi.</text:span></text:p>
      <text:p text:style-name="_3c_grc_3e_">διαπήδησις</text:p>
      <text:p text:style-name="_3c_entry_3e_"><text:span text:style-name="T1">[</text:span><text:a xlink:type="simple" xlink:href="https://www.biusante.parisdescartes.fr/histoire/medica/resultats/index.php?do=zoom&amp;cote=37020d&amp;p=458" text:style-name="Internet_20_link" text:visited-style-name="Visited_20_Internet_20_Link"><text:span text:style-name="Internet_20_link"><text:span text:style-name="T1">p. 0444</text:span></text:span></text:a><text:span text:style-name="T1">] </text:span><text:span text:style-name="T3">diaphane</text:span><text:span text:style-name="T1"> — diaphanes, durchsichtig, diaphanous, diafano, diafano.</text:span></text:p>
      <text:p text:style-name="_3c_grc_3e_">διαφα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458" text:style-name="Internet_20_link" text:visited-style-name="Visited_20_Internet_20_Link"><text:span text:style-name="Internet_20_link"><text:span text:style-name="T1">p. 0444</text:span></text:span></text:a><text:span text:style-name="T1">] </text:span><text:span text:style-name="T3">diaphorèse</text:span><text:span text:style-name="T1"> — diaphoresis, Hautausdünstung, Diaphoresis, perspiration, diaforesi, diaforesis.</text:span></text:p>
      <text:p text:style-name="_3c_grc_3e_"><text:span text:style-name="T4">δ</text:span>ιαφ<text:span text:style-name="T4">ό</text:span>ρ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458" text:style-name="Internet_20_link" text:visited-style-name="Visited_20_Internet_20_Link"><text:span text:style-name="Internet_20_link"><text:span text:style-name="T1">p. 0444</text:span></text:span></text:a><text:span text:style-name="T1">] </text:span><text:span text:style-name="T3">diaphorétique</text:span><text:span text:style-name="T1"> — diaphoreticus, diaphoretisch, diaphoretic, diaforeticd, diaforeticd.</text:span></text:p>
      <text:p text:style-name="_3c_grc_3e_">διαφορ<text:span text:style-name="T4">η</text:span>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59" text:style-name="Internet_20_link" text:visited-style-name="Visited_20_Internet_20_Link"><text:span text:style-name="Internet_20_link"><text:span text:style-name="T1">p. 0445</text:span></text:span></text:a><text:span text:style-name="T1">] </text:span><text:span text:style-name="T3">diaphragme</text:span><text:span text:style-name="T1"> — diaphragma, phrenes , disseptum, septum transversum, Zwerchfell, diaphragm, diaframma, diafragma.</text:span></text:p>
      <text:p text:style-name="_3c_grc_3e_">φρ<text:span text:style-name="T4">ὴ</text:span>ν — διάφραγμα</text:p>
      <text:p text:style-name="_3c_entry_3e_"><text:span text:style-name="T1">[</text:span><text:a xlink:type="simple" xlink:href="https://www.biusante.parisdescartes.fr/histoire/medica/resultats/index.php?do=zoom&amp;cote=37020d&amp;p=459" text:style-name="Internet_20_link" text:visited-style-name="Visited_20_Internet_20_Link"><text:span text:style-name="Internet_20_link"><text:span text:style-name="T1">p. 0445</text:span></text:span></text:a><text:span text:style-name="T1">] </text:span><text:span text:style-name="T3">diaphyse</text:span><text:span text:style-name="T1"> — diaphysis, diaphyse, diaphyse, diafisi, diafisis.</text:span></text:p>
      <text:p text:style-name="_3c_grc_3e_"><text:soft-page-break/>διάφυ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459" text:style-name="Internet_20_link" text:visited-style-name="Visited_20_Internet_20_Link"><text:span text:style-name="Internet_20_link"><text:span text:style-name="T1">p. 0445</text:span></text:span></text:a><text:span text:style-name="T1">] </text:span><text:span text:style-name="T3">diarrhée</text:span><text:span text:style-name="T1"> — diarrhœa, Diarrhöe, Durchfall, purging, diarrhœa, diarrea, diarrea.</text:span></text:p>
      <text:p text:style-name="_3c_grc_3e_"><text:span text:style-name="T4">δ</text:span>ιά<text:span text:style-name="T4">ῤῥ</text:span>οια</text:p>
      <text:p text:style-name="_3c_entry_3e_"><text:span text:style-name="T1">[</text:span><text:a xlink:type="simple" xlink:href="https://www.biusante.parisdescartes.fr/histoire/medica/resultats/index.php?do=zoom&amp;cote=37020d&amp;p=460" text:style-name="Internet_20_link" text:visited-style-name="Visited_20_Internet_20_Link"><text:span text:style-name="Internet_20_link"><text:span text:style-name="T1">p. 0446</text:span></text:span></text:a><text:span text:style-name="T1">] </text:span><text:span text:style-name="T3">diarthrose</text:span><text:span text:style-name="T1"> — diarthrosis, Diarthrose, diarthrosis, diartrosi, diartrosis.</text:span></text:p>
      <text:p text:style-name="_3c_grc_3e_">διάρθρωσις</text:p>
      <text:p text:style-name="_3c_entry_3e_"><text:span text:style-name="T1">[</text:span><text:a xlink:type="simple" xlink:href="https://www.biusante.parisdescartes.fr/histoire/medica/resultats/index.php?do=zoom&amp;cote=37020d&amp;p=460" text:style-name="Internet_20_link" text:visited-style-name="Visited_20_Internet_20_Link"><text:span text:style-name="Internet_20_link"><text:span text:style-name="T1">p. 0446</text:span></text:span></text:a><text:span text:style-name="T1">] </text:span><text:span text:style-name="T3">diastaltique</text:span><text:span text:style-name="T1"> — </text:span></text:p>
      <text:p text:style-name="_3c_grc_3e_">διασταλ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61" text:style-name="Internet_20_link" text:visited-style-name="Visited_20_Internet_20_Link"><text:span text:style-name="Internet_20_link"><text:span text:style-name="T1">p. 0447</text:span></text:span></text:a><text:span text:style-name="T1">] </text:span><text:span text:style-name="T3">diastole</text:span><text:span text:style-name="T1"> — diastole, Erweiterung, diastole, diastole, diastole.</text:span></text:p>
      <text:p text:style-name="_3c_grc_3e_">διαστ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61" text:style-name="Internet_20_link" text:visited-style-name="Visited_20_Internet_20_Link"><text:span text:style-name="Internet_20_link"><text:span text:style-name="T1">p. 0447</text:span></text:span></text:a><text:span text:style-name="T1">] </text:span><text:span text:style-name="T3">diathèse</text:span><text:span text:style-name="T1"> — diathesis, Diodhese, Krankheitsanlage, diathesis, diatesi, diatesis.</text:span></text:p>
      <text:p text:style-name="_3c_grc_3e_">διάθεσις</text:p>
      <text:p text:style-name="_3c_entry_3e_"><text:span text:style-name="T1">[</text:span><text:a xlink:type="simple" xlink:href="https://www.biusante.parisdescartes.fr/histoire/medica/resultats/index.php?do=zoom&amp;cote=37020d&amp;p=462" text:style-name="Internet_20_link" text:visited-style-name="Visited_20_Internet_20_Link"><text:span text:style-name="Internet_20_link"><text:span text:style-name="T1">p. 0448</text:span></text:span></text:a><text:span text:style-name="T1">] </text:span><text:span text:style-name="T3">dichotomie</text:span><text:span text:style-name="T1"> — dichotomia, Zweiständigkeü, dichotomy, dicottomia.</text:span></text:p>
      <text:p text:style-name="_3c_grc_3e_">διχοτομία</text:p>
      <text:p text:style-name="_3c_entry_3e_"><text:span text:style-name="T1">[</text:span><text:a xlink:type="simple" xlink:href="https://www.biusante.parisdescartes.fr/histoire/medica/resultats/index.php?do=zoom&amp;cote=37020d&amp;p=463" text:style-name="Internet_20_link" text:visited-style-name="Visited_20_Internet_20_Link"><text:span text:style-name="Internet_20_link"><text:span text:style-name="T1">p. 0449</text:span></text:span></text:a><text:span text:style-name="T1">] </text:span><text:span text:style-name="T3">didyme</text:span><text:span text:style-name="T1"> — didymus, doppelt, didymous, didimo, didimo.</text:span></text:p>
      <text:p text:style-name="_3c_grc_3e_"><text:span text:style-name="T5">δίδυμος</text:span></text:p>
      <text:p text:style-name="_3c_entry_3e_"><text:span text:style-name="T1">[</text:span><text:a xlink:type="simple" xlink:href="https://www.biusante.parisdescartes.fr/histoire/medica/resultats/index.php?do=zoom&amp;cote=37020d&amp;p=463" text:style-name="Internet_20_link" text:visited-style-name="Visited_20_Internet_20_Link"><text:span text:style-name="Internet_20_link"><text:span text:style-name="T1">p. 0449</text:span></text:span></text:a><text:span text:style-name="T1">] </text:span><text:span text:style-name="T3">diérèse</text:span><text:span text:style-name="T1"> — diœresis, Trennung, diœresis, dieresi, dieresis.</text:span></text:p>
      <text:p text:style-name="_3c_grc_3e_">διαίρεσις</text:p>
      <text:p text:style-name="_3c_entry_3e_"><text:span text:style-name="T1">[</text:span><text:a xlink:type="simple" xlink:href="https://www.biusante.parisdescartes.fr/histoire/medica/resultats/index.php?do=zoom&amp;cote=37020d&amp;p=463" text:style-name="Internet_20_link" text:visited-style-name="Visited_20_Internet_20_Link"><text:span text:style-name="Internet_20_link"><text:span text:style-name="T1">p. 0449</text:span></text:span></text:a><text:span text:style-name="T1">] </text:span><text:span text:style-name="T3">diète</text:span><text:span text:style-name="T1"> — diœta, victus ratio, Diät, Lebensweise, diet, regimen, dietd, dietd.</text:span></text:p>
      <text:p text:style-name="_3c_grc_3e_">δίαιτα</text:p>
      <text:p text:style-name="_3c_entry_3e_"><text:span text:style-name="T1">[</text:span><text:a xlink:type="simple" xlink:href="https://www.biusante.parisdescartes.fr/histoire/medica/resultats/index.php?do=zoom&amp;cote=37020d&amp;p=464" text:style-name="Internet_20_link" text:visited-style-name="Visited_20_Internet_20_Link"><text:span text:style-name="Internet_20_link"><text:span text:style-name="T1">p. 0450</text:span></text:span></text:a><text:span text:style-name="T1">] </text:span><text:span text:style-name="T3">diététique</text:span><text:span text:style-name="T1"> — diœtetice, Diätetik, dietetis, dietetica, dietetica.</text:span></text:p>
      <text:p text:style-name="_3c_grc_3e_">διαιτη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66" text:style-name="Internet_20_link" text:visited-style-name="Visited_20_Internet_20_Link"><text:span text:style-name="Internet_20_link"><text:span text:style-name="T1">p. 0452</text:span></text:span></text:a><text:span text:style-name="T1">] </text:span><text:span text:style-name="T3">digestion</text:span><text:span text:style-name="T1"> — digestio, Verdauung, digestion, digestione, digestion.</text:span></text:p>
      <text:p text:style-name="_3c_grc_3e_">π<text:span text:style-name="T4">έ</text:span>ψις</text:p>
      <text:p text:style-name="_3c_entry_3e_"><text:span text:style-name="T1">[</text:span><text:a xlink:type="simple" xlink:href="https://www.biusante.parisdescartes.fr/histoire/medica/resultats/index.php?do=zoom&amp;cote=37020d&amp;p=468" text:style-name="Internet_20_link" text:visited-style-name="Visited_20_Internet_20_Link"><text:span text:style-name="Internet_20_link"><text:span text:style-name="T1">p. 0454</text:span></text:span></text:a><text:span text:style-name="T1">] </text:span><text:span text:style-name="T3">dilatation</text:span><text:span text:style-name="T1"> — dilatatio, Erweiterung, Ausdehnung, dilatation, enlargement, dilatazione, dilatation.</text:span></text:p>
      <text:p text:style-name="_3c_grc_3e_">διευρυ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69" text:style-name="Internet_20_link" text:visited-style-name="Visited_20_Internet_20_Link"><text:span text:style-name="Internet_20_link"><text:span text:style-name="T1">p. 0455</text:span></text:span></text:a><text:span text:style-name="T1">] </text:span><text:span text:style-name="T3">dilution</text:span><text:span text:style-name="T1"> — dilutio, Verdünnung, dilution, diluzione, dilution.</text:span></text:p>
      <text:p text:style-name="_3c_grc_3e_"><text:span text:style-name="T4">ἀ</text:span>π<text:span text:style-name="T4">όβ</text:span>ρεγμα</text:p>
      <text:p text:style-name="_3c_entry_3e_"><text:span text:style-name="T1">[</text:span><text:a xlink:type="simple" xlink:href="https://www.biusante.parisdescartes.fr/histoire/medica/resultats/index.php?do=zoom&amp;cote=37020d&amp;p=469" text:style-name="Internet_20_link" text:visited-style-name="Visited_20_Internet_20_Link"><text:span text:style-name="Internet_20_link"><text:span text:style-name="T1">p. 0455</text:span></text:span></text:a><text:span text:style-name="T1">] </text:span><text:span text:style-name="T3">dindon</text:span><text:span text:style-name="T1"> — meleagris, Truthahn, turkey-cock, pavo, polio d’india.</text:span></text:p>
      <text:p text:style-name="_3c_grc_3e_">μελεαγρ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469" text:style-name="Internet_20_link" text:visited-style-name="Visited_20_Internet_20_Link"><text:span text:style-name="Internet_20_link"><text:span text:style-name="T1">p. 0455</text:span></text:span></text:a><text:span text:style-name="T1">] </text:span><text:span text:style-name="T3">dioncose</text:span><text:span text:style-name="T1"> — dioncosis, dioncosis, dioncosis, dioncosi.</text:span></text:p>
      <text:p text:style-name="_3c_grc_3e_">δι<text:span text:style-name="T4">ό</text:span>γκωσις</text:p>
      <text:p text:style-name="_3c_entry_3e_"><text:span text:style-name="T1">[</text:span><text:a xlink:type="simple" xlink:href="https://www.biusante.parisdescartes.fr/histoire/medica/resultats/index.php?do=zoom&amp;cote=37020d&amp;p=469" text:style-name="Internet_20_link" text:visited-style-name="Visited_20_Internet_20_Link"><text:span text:style-name="Internet_20_link"><text:span text:style-name="T1">p. 0455</text:span></text:span></text:a><text:span text:style-name="T1">] </text:span><text:span text:style-name="T3">dioptre</text:span><text:span text:style-name="T1"> — diottrd.</text:span></text:p>
      <text:p text:style-name="_3c_grc_3e_">διόπτρον</text:p>
      <text:p text:style-name="_3c_entry_3e_"><text:span text:style-name="T1">[</text:span><text:a xlink:type="simple" xlink:href="https://www.biusante.parisdescartes.fr/histoire/medica/resultats/index.php?do=zoom&amp;cote=37020d&amp;p=470" text:style-name="Internet_20_link" text:visited-style-name="Visited_20_Internet_20_Link"><text:span text:style-name="Internet_20_link"><text:span text:style-name="T1">p. 0456</text:span></text:span></text:a><text:span text:style-name="T1">] </text:span><text:span text:style-name="T3">diorthose</text:span><text:span text:style-name="T1"> — </text:span></text:p>
      <text:p text:style-name="_3c_grc_3e_">διόρθωσις</text:p>
      <text:p text:style-name="_3c_entry_3e_"><text:span text:style-name="T1">[</text:span><text:a xlink:type="simple" xlink:href="https://www.biusante.parisdescartes.fr/histoire/medica/resultats/index.php?do=zoom&amp;cote=37020d&amp;p=470" text:style-name="Internet_20_link" text:visited-style-name="Visited_20_Internet_20_Link"><text:span text:style-name="Internet_20_link"><text:span text:style-name="T1">p. 0456</text:span></text:span></text:a><text:span text:style-name="T1">] </text:span><text:span text:style-name="T3">diploé</text:span><text:span text:style-name="T1"> — meditullium, Diploe, diploe, diploe.</text:span></text:p>
      <text:p text:style-name="_3c_grc_3e_"><text:soft-page-break/>διπλ<text:span text:style-name="T4">ό</text:span>η</text:p>
      <text:p text:style-name="_3c_entry_3e_"><text:span text:style-name="T1">[</text:span><text:a xlink:type="simple" xlink:href="https://www.biusante.parisdescartes.fr/histoire/medica/resultats/index.php?do=zoom&amp;cote=37020d&amp;p=471" text:style-name="Internet_20_link" text:visited-style-name="Visited_20_Internet_20_Link"><text:span text:style-name="Internet_20_link"><text:span text:style-name="T1">p. 0457</text:span></text:span></text:a><text:span text:style-name="T1">] </text:span><text:span text:style-name="T3">dipsétique</text:span><text:span text:style-name="T1"> — dipsetisch, dipsetic, dipseticd.</text:span></text:p>
      <text:p text:style-name="_3c_grc_3e_">διψ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71" text:style-name="Internet_20_link" text:visited-style-name="Visited_20_Internet_20_Link"><text:span text:style-name="Internet_20_link"><text:span text:style-name="T1">p. 0457</text:span></text:span></text:a><text:span text:style-name="T1">] </text:span><text:span text:style-name="T3">discoïde</text:span><text:span text:style-name="T1"> — discoides.</text:span></text:p>
      <text:p text:style-name="_3c_grc_3e_">δισκ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472" text:style-name="Internet_20_link" text:visited-style-name="Visited_20_Internet_20_Link"><text:span text:style-name="Internet_20_link"><text:span text:style-name="T1">p. 0458</text:span></text:span></text:a><text:span text:style-name="T1">] </text:span><text:span text:style-name="T3">disque</text:span><text:span text:style-name="T1"> — discus, Scheibe, discus, disco, disco.</text:span></text:p>
      <text:p text:style-name="_3c_grc_3e_">δίσκος</text:p>
      <text:p text:style-name="_3c_entry_3e_"><text:span text:style-name="T1">[</text:span><text:a xlink:type="simple" xlink:href="https://www.biusante.parisdescartes.fr/histoire/medica/resultats/index.php?do=zoom&amp;cote=37020d&amp;p=472" text:style-name="Internet_20_link" text:visited-style-name="Visited_20_Internet_20_Link"><text:span text:style-name="Internet_20_link"><text:span text:style-name="T1">p. 0458</text:span></text:span></text:a><text:span text:style-name="T1">] </text:span><text:span text:style-name="T3">dissection</text:span><text:span text:style-name="T1"> — dissectio, Zergliederung, dissection, dissecazione, diseccion.</text:span></text:p>
      <text:p text:style-name="_3c_grc_3e_"><text:span text:style-name="T4">ἀ</text:span>νατο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73" text:style-name="Internet_20_link" text:visited-style-name="Visited_20_Internet_20_Link"><text:span text:style-name="Internet_20_link"><text:span text:style-name="T1">p. 0459</text:span></text:span></text:a><text:span text:style-name="T1">] </text:span><text:span text:style-name="T3">dissolution</text:span><text:span text:style-name="T1"> — dissolutio, Auflösung, dissolution, dissoluzione, disolucion.</text:span></text:p>
      <text:p text:style-name="_3c_grc_3e_"><text:span text:style-name="T4">ἀ</text:span>νάλυσις</text:p>
      <text:p text:style-name="_3c_entry_3e_"><text:span text:style-name="T1">[</text:span><text:a xlink:type="simple" xlink:href="https://www.biusante.parisdescartes.fr/histoire/medica/resultats/index.php?do=zoom&amp;cote=37020d&amp;p=473" text:style-name="Internet_20_link" text:visited-style-name="Visited_20_Internet_20_Link"><text:span text:style-name="Internet_20_link"><text:span text:style-name="T1">p. 0459</text:span></text:span></text:a><text:span text:style-name="T1">] </text:span><text:span text:style-name="T3">distension</text:span><text:span text:style-name="T1"> — distensio, abnorme Ausdehnung, distension, distensione.</text:span></text:p>
      <text:p text:style-name="_3c_grc_3e_">διάτασ<text:span text:style-name="T4">ις</text:span></text:p>
      <text:p text:style-name="_3c_entry_3e_"><text:span text:style-name="T1">[</text:span><text:a xlink:type="simple" xlink:href="https://www.biusante.parisdescartes.fr/histoire/medica/resultats/index.php?do=zoom&amp;cote=37020d&amp;p=474" text:style-name="Internet_20_link" text:visited-style-name="Visited_20_Internet_20_Link"><text:span text:style-name="Internet_20_link"><text:span text:style-name="T1">p. 0460</text:span></text:span></text:a><text:span text:style-name="T1">] </text:span><text:span text:style-name="T3">diurétique</text:span><text:span text:style-name="T1"> — diureticus, diuretisch, harntreibend, diuretic, diuretico, diuretico.</text:span></text:p>
      <text:p text:style-name="_3c_grc_3e_">διουρ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75" text:style-name="Internet_20_link" text:visited-style-name="Visited_20_Internet_20_Link"><text:span text:style-name="Internet_20_link"><text:span text:style-name="T1">p. 0461</text:span></text:span></text:a><text:span text:style-name="T1">] </text:span><text:span text:style-name="T3">division</text:span><text:span text:style-name="T1"> — divisio, Zertheilung, division, divisione, division.</text:span></text:p>
      <text:p text:style-name="_3c_grc_3e_">διαίρεσις</text:p>
      <text:p text:style-name="_3c_entry_3e_"><text:span text:style-name="T1">[</text:span><text:a xlink:type="simple" xlink:href="https://www.biusante.parisdescartes.fr/histoire/medica/resultats/index.php?do=zoom&amp;cote=37020d&amp;p=476" text:style-name="Internet_20_link" text:visited-style-name="Visited_20_Internet_20_Link"><text:span text:style-name="Internet_20_link"><text:span text:style-name="T1">p. 0462</text:span></text:span></text:a><text:span text:style-name="T1">] </text:span><text:span text:style-name="T3">dogme</text:span><text:span text:style-name="T1"> — dogma, Dogma, Lehrsatz, dogma, tenet, dogma, domma.</text:span></text:p>
      <text:p text:style-name="_3c_grc_3e_">δόγμα</text:p>
      <text:p text:style-name="_3c_entry_3e_"><text:span text:style-name="T1">[</text:span><text:a xlink:type="simple" xlink:href="https://www.biusante.parisdescartes.fr/histoire/medica/resultats/index.php?do=zoom&amp;cote=37020d&amp;p=477" text:style-name="Internet_20_link" text:visited-style-name="Visited_20_Internet_20_Link"><text:span text:style-name="Internet_20_link"><text:span text:style-name="T1">p. 0463</text:span></text:span></text:a><text:span text:style-name="T1">] </text:span><text:span text:style-name="T3">dogmatiste</text:span><text:span text:style-name="T1"> — dogmatistes, dogmatista.</text:span></text:p>
      <text:p text:style-name="_3c_grc_3e_">δογματιστ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477" text:style-name="Internet_20_link" text:visited-style-name="Visited_20_Internet_20_Link"><text:span text:style-name="Internet_20_link"><text:span text:style-name="T1">p. 0463</text:span></text:span></text:a><text:span text:style-name="T1">] </text:span><text:span text:style-name="T3">doigt</text:span><text:span text:style-name="T1"> — digitus, Finger, finger, dito, dedd.</text:span></text:p>
      <text:p text:style-name="_3c_grc_3e_">δάκτυλος</text:p>
      <text:p text:style-name="_3c_entry_3e_"><text:span text:style-name="T1">[</text:span><text:a xlink:type="simple" xlink:href="https://www.biusante.parisdescartes.fr/histoire/medica/resultats/index.php?do=zoom&amp;cote=37020d&amp;p=477" text:style-name="Internet_20_link" text:visited-style-name="Visited_20_Internet_20_Link"><text:span text:style-name="Internet_20_link"><text:span text:style-name="T1">p. 0463</text:span></text:span></text:a><text:span text:style-name="T1">] </text:span><text:span text:style-name="T3">dolic</text:span><text:span text:style-name="T1"> — dolic.</text:span></text:p>
      <text:p text:style-name="_3c_grc_3e_">δόλιχος</text:p>
      <text:p text:style-name="_3c_entry_3e_"><text:span text:style-name="T1">[</text:span><text:a xlink:type="simple" xlink:href="https://www.biusante.parisdescartes.fr/histoire/medica/resultats/index.php?do=zoom&amp;cote=37020d&amp;p=478" text:style-name="Internet_20_link" text:visited-style-name="Visited_20_Internet_20_Link"><text:span text:style-name="Internet_20_link"><text:span text:style-name="T1">p. 0464</text:span></text:span></text:a><text:span text:style-name="T1">] </text:span><text:span text:style-name="T3">doloire</text:span><text:span text:style-name="T1"> — ascia, dolabra, Sägspanbinde, a kind of truss, doladera.</text:span></text:p>
      <text:p text:style-name="_3c_grc_3e_">σκέπαρν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479" text:style-name="Internet_20_link" text:visited-style-name="Visited_20_Internet_20_Link"><text:span text:style-name="Internet_20_link"><text:span text:style-name="T1">p. 0465</text:span></text:span></text:a><text:span text:style-name="T1">] </text:span><text:span text:style-name="T3">dorsal</text:span><text:span text:style-name="T1"> — dorsualis, zum Rücken gehörig, dorsal, dorsale, dorsal.</text:span></text:p>
      <text:p text:style-name="_3c_grc_3e_">νωτια<text:span text:style-name="T4">ῖ</text:span>ος</text:p>
      <text:p text:style-name="_3c_entry_3e_"><text:span text:style-name="T1">[</text:span><text:a xlink:type="simple" xlink:href="https://www.biusante.parisdescartes.fr/histoire/medica/resultats/index.php?do=zoom&amp;cote=37020d&amp;p=479" text:style-name="Internet_20_link" text:visited-style-name="Visited_20_Internet_20_Link"><text:span text:style-name="Internet_20_link"><text:span text:style-name="T1">p. 0465</text:span></text:span></text:a><text:span text:style-name="T1">] </text:span><text:span text:style-name="T3">dos</text:span><text:span text:style-name="T1"> — dorsum, Rücken, back, dorso, dorso.</text:span></text:p>
      <text:p text:style-name="_3c_grc_3e_">ν<text:span text:style-name="T4">ῶ</text:span>τος</text:p>
      <text:p text:style-name="_3c_entry_3e_"><text:span text:style-name="T1">[</text:span><text:a xlink:type="simple" xlink:href="https://www.biusante.parisdescartes.fr/histoire/medica/resultats/index.php?do=zoom&amp;cote=37020d&amp;p=479" text:style-name="Internet_20_link" text:visited-style-name="Visited_20_Internet_20_Link"><text:span text:style-name="Internet_20_link"><text:span text:style-name="T1">p. 0465</text:span></text:span></text:a><text:span text:style-name="T1">] </text:span><text:span text:style-name="T3">dose</text:span><text:span text:style-name="T1"> — prœbium, dosis, Dosis, Gabe, dose, dosa, dosis.</text:span></text:p>
      <text:p text:style-name="_3c_grc_3e_">δόσις</text:p>
      <text:p text:style-name="_3c_entry_3e_"><text:span text:style-name="T1">[</text:span><text:a xlink:type="simple" xlink:href="https://www.biusante.parisdescartes.fr/histoire/medica/resultats/index.php?do=zoom&amp;cote=37020d&amp;p=481" text:style-name="Internet_20_link" text:visited-style-name="Visited_20_Internet_20_Link"><text:span text:style-name="Internet_20_link"><text:span text:style-name="T1">p. 0467</text:span></text:span></text:a><text:span text:style-name="T1">] </text:span><text:span text:style-name="T3">douleur</text:span><text:span text:style-name="T1"> — dolor, Schmerz, pain, dolore, dolor.</text:span></text:p>
      <text:p text:style-name="_3c_grc_3e_"><text:span text:style-name="T4">ἄλγος</text:span><text:span text:style-name="T6"> </text:span>—<text:span text:style-name="T6"> </text:span><text:span text:style-name="T4">ὀ</text:span>δύνη</text:p>
      <text:p text:style-name="_3c_entry_3e_"><text:span text:style-name="T1">[</text:span><text:a xlink:type="simple" xlink:href="https://www.biusante.parisdescartes.fr/histoire/medica/resultats/index.php?do=zoom&amp;cote=37020d&amp;p=483" text:style-name="Internet_20_link" text:visited-style-name="Visited_20_Internet_20_Link"><text:span text:style-name="Internet_20_link"><text:span text:style-name="T1">p. 0469</text:span></text:span></text:a><text:span text:style-name="T1">] </text:span><text:span text:style-name="T3">drastique</text:span><text:span text:style-name="T1"> — drasticus, drastisch, drastic, drastico, drastico.</text:span></text:p>
      <text:p text:style-name="_3c_grc_3e_">δραστικ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483" text:style-name="Internet_20_link" text:visited-style-name="Visited_20_Internet_20_Link"><text:span text:style-name="Internet_20_link"><text:span text:style-name="T1">p. 0469</text:span></text:span></text:a><text:span text:style-name="T1">] </text:span><text:span text:style-name="T3">droit2</text:span><text:span text:style-name="T1"> — rectus, gerade, straight, right, diritto.</text:span></text:p>
      <text:p text:style-name="_3c_grc_3e_"><text:span text:style-name="T4">ὀ</text:span>ρθ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83" text:style-name="Internet_20_link" text:visited-style-name="Visited_20_Internet_20_Link"><text:span text:style-name="Internet_20_link"><text:span text:style-name="T1">p. 0469</text:span></text:span></text:a><text:span text:style-name="T1">] </text:span><text:span text:style-name="T3">dromadaire</text:span><text:span text:style-name="T1"> — dromedarius, Dromedar, Trampelthier, dromedary, dromedario.</text:span></text:p>
      <text:p text:style-name="_3c_grc_3e_">δρόμας</text:p>
      <text:p text:style-name="_3c_entry_3e_"><text:span text:style-name="T1">[</text:span><text:a xlink:type="simple" xlink:href="https://www.biusante.parisdescartes.fr/histoire/medica/resultats/index.php?do=zoom&amp;cote=37020d&amp;p=483" text:style-name="Internet_20_link" text:visited-style-name="Visited_20_Internet_20_Link"><text:span text:style-name="Internet_20_link"><text:span text:style-name="T1">p. 0469</text:span></text:span></text:a><text:span text:style-name="T1">] </text:span><text:span text:style-name="T3">dropacisme</text:span><text:span text:style-name="T1"> — dropacismus.</text:span></text:p>
      <text:p text:style-name="_3c_grc_3e_">δρωπακισμός</text:p>
      <text:p text:style-name="_3c_entry_3e_"><text:span text:style-name="T1">[</text:span><text:a xlink:type="simple" xlink:href="https://www.biusante.parisdescartes.fr/histoire/medica/resultats/index.php?do=zoom&amp;cote=37020d&amp;p=483" text:style-name="Internet_20_link" text:visited-style-name="Visited_20_Internet_20_Link"><text:span text:style-name="Internet_20_link"><text:span text:style-name="T1">p. 0469</text:span></text:span></text:a><text:span text:style-name="T1">] </text:span><text:span text:style-name="T3">dropax</text:span><text:span text:style-name="T1"> — Pechpflaster, dropax, depilatorio, merdoccd.</text:span></text:p>
      <text:p text:style-name="_3c_grc_3e_">δρώπαξ</text:p>
      <text:p text:style-name="_3c_entry_3e_"><text:span text:style-name="T1">[</text:span><text:a xlink:type="simple" xlink:href="https://www.biusante.parisdescartes.fr/histoire/medica/resultats/index.php?do=zoom&amp;cote=37020d&amp;p=485" text:style-name="Internet_20_link" text:visited-style-name="Visited_20_Internet_20_Link"><text:span text:style-name="Internet_20_link"><text:span text:style-name="T1">p. 0471</text:span></text:span></text:a><text:span text:style-name="T1">] </text:span><text:span text:style-name="T3">dur</text:span><text:span text:style-name="T1"> — durus, hart, hard, duro, duro.</text:span></text:p>
      <text:p text:style-name="_3c_grc_3e_">σκλ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485" text:style-name="Internet_20_link" text:visited-style-name="Visited_20_Internet_20_Link"><text:span text:style-name="Internet_20_link"><text:span text:style-name="T1">p. 0471</text:span></text:span></text:a><text:span text:style-name="T1">] </text:span><text:span text:style-name="T3">dureté</text:span><text:span text:style-name="T1"> — durities, Härte, durity, hardness, durezza.</text:span></text:p>
      <text:p text:style-name="_3c_grc_3e_">σκληρότης</text:p>
      <text:p text:style-name="_3c_entry_3e_"><text:span text:style-name="T1">[</text:span><text:a xlink:type="simple" xlink:href="https://www.biusante.parisdescartes.fr/histoire/medica/resultats/index.php?do=zoom&amp;cote=37020d&amp;p=487" text:style-name="Internet_20_link" text:visited-style-name="Visited_20_Internet_20_Link"><text:span text:style-name="Internet_20_link"><text:span text:style-name="T1">p. 0473</text:span></text:span></text:a><text:span text:style-name="T1">] </text:span><text:span text:style-name="T3">dysécée</text:span><text:span text:style-name="T1"> — Schwerhörigkeit, dysecoia.</text:span></text:p>
      <text:p text:style-name="_3c_grc_3e_">δυσηκοΐα</text:p>
      <text:p text:style-name="_3c_entry_3e_"><text:span text:style-name="T1">[</text:span><text:a xlink:type="simple" xlink:href="https://www.biusante.parisdescartes.fr/histoire/medica/resultats/index.php?do=zoom&amp;cote=37020d&amp;p=487" text:style-name="Internet_20_link" text:visited-style-name="Visited_20_Internet_20_Link"><text:span text:style-name="Internet_20_link"><text:span text:style-name="T1">p. 0473</text:span></text:span></text:a><text:span text:style-name="T1">] </text:span><text:span text:style-name="T3">dysenterie</text:span><text:span text:style-name="T1"> — dysenteria, Dysenterie, Ruhr, Darmfäule, dysentery, disenteria, disenteria.</text:span></text:p>
      <text:p text:style-name="_3c_grc_3e_">δυσεντερία</text:p>
      <text:p text:style-name="_3c_entry_3e_"><text:span text:style-name="T1">[</text:span><text:a xlink:type="simple" xlink:href="https://www.biusante.parisdescartes.fr/histoire/medica/resultats/index.php?do=zoom&amp;cote=37020d&amp;p=487" text:style-name="Internet_20_link" text:visited-style-name="Visited_20_Internet_20_Link"><text:span text:style-name="Internet_20_link"><text:span text:style-name="T1">p. 0473</text:span></text:span></text:a><text:span text:style-name="T1">] </text:span><text:span text:style-name="T3">dysentérique</text:span><text:span text:style-name="T1"> — dysentericus.</text:span></text:p>
      <text:p text:style-name="_3c_grc_3e_">δυσε<text:span text:style-name="T4">ν</text:span>τερικ<text:span text:style-name="T4">ό</text:span>ς</text:p>
      <text:p text:style-name="_3c_entry_3e_"><text:span text:style-name="T1">[</text:span><text:a xlink:type="simple" xlink:href="https://www.biusante.parisdescartes.fr/histoire/medica/resultats/index.php?do=zoom&amp;cote=37020d&amp;p=487" text:style-name="Internet_20_link" text:visited-style-name="Visited_20_Internet_20_Link"><text:span text:style-name="Internet_20_link"><text:span text:style-name="T1">p. 0473</text:span></text:span></text:a><text:span text:style-name="T1">] </text:span><text:span text:style-name="T3">dysodie</text:span><text:span text:style-name="T1"> — dysodia, Gestank, dysody, disodid.</text:span></text:p>
      <text:p text:style-name="_3c_grc_3e_">δυσωδία</text:p>
      <text:p text:style-name="_3c_entry_3e_"><text:span text:style-name="T1">[</text:span><text:a xlink:type="simple" xlink:href="https://www.biusante.parisdescartes.fr/histoire/medica/resultats/index.php?do=zoom&amp;cote=37020d&amp;p=488" text:style-name="Internet_20_link" text:visited-style-name="Visited_20_Internet_20_Link"><text:span text:style-name="Internet_20_link"><text:span text:style-name="T1">p. 0474</text:span></text:span></text:a><text:span text:style-name="T1">] </text:span><text:span text:style-name="T3">dysphorie</text:span><text:span text:style-name="T1"> — dysphonia, Unwohlsein, Missbehagen, dysphoria, dis foria.</text:span></text:p>
      <text:p text:style-name="_3c_grc_3e_">δυσφορία</text:p>
      <text:p text:style-name="_3c_entry_3e_"><text:span text:style-name="T1">[</text:span><text:a xlink:type="simple" xlink:href="https://www.biusante.parisdescartes.fr/histoire/medica/resultats/index.php?do=zoom&amp;cote=37020d&amp;p=488" text:style-name="Internet_20_link" text:visited-style-name="Visited_20_Internet_20_Link"><text:span text:style-name="Internet_20_link"><text:span text:style-name="T1">p. 0474</text:span></text:span></text:a><text:span text:style-name="T1">] </text:span><text:span text:style-name="T3">dyspnée</text:span><text:span text:style-name="T1"> — dyspnœa, Dispnöe, Engbrüstigkeit, dyspnoea, dyspnea.</text:span></text:p>
      <text:p text:style-name="_3c_grc_3e_">δύσπνοια</text:p>
      <text:p text:style-name="_3c_entry_3e_"><text:span text:style-name="T1">[</text:span><text:a xlink:type="simple" xlink:href="https://www.biusante.parisdescartes.fr/histoire/medica/resultats/index.php?do=zoom&amp;cote=37020d&amp;p=488" text:style-name="Internet_20_link" text:visited-style-name="Visited_20_Internet_20_Link"><text:span text:style-name="Internet_20_link"><text:span text:style-name="T1">p. 0474</text:span></text:span></text:a><text:span text:style-name="T1">] </text:span><text:span text:style-name="T3">dysurie</text:span><text:span text:style-name="T1"> — dysuria, Harnbeschwerde, dysuria, disuria.</text:span></text:p>
      <text:p text:style-name="_3c_grc_3e_">δυσουρία</text:p>
      <text:p text:style-name="_3c_entry_3e_"><text:span text:style-name="T1">[</text:span><text:a xlink:type="simple" xlink:href="https://www.biusante.parisdescartes.fr/histoire/medica/resultats/index.php?do=zoom&amp;cote=37020d&amp;p=488" text:style-name="Internet_20_link" text:visited-style-name="Visited_20_Internet_20_Link"><text:span text:style-name="Internet_20_link"><text:span text:style-name="T1">p. 0474</text:span></text:span></text:a><text:span text:style-name="T1">] </text:span><text:span text:style-name="T3">eau</text:span><text:span text:style-name="T1"> — aqua, Wasser, water, acqua, aqua.</text:span></text:p>
      <text:p text:style-name="_3c_grc_3e_"><text:span text:style-name="T4">ὕ</text:span>δωρ</text:p>
      <text:p text:style-name="_3c_entry_3e_"><text:span text:style-name="T1">[</text:span><text:a xlink:type="simple" xlink:href="https://www.biusante.parisdescartes.fr/histoire/medica/resultats/index.php?do=zoom&amp;cote=37020d&amp;p=496" text:style-name="Internet_20_link" text:visited-style-name="Visited_20_Internet_20_Link"><text:span text:style-name="Internet_20_link"><text:span text:style-name="T1">p. 0482</text:span></text:span></text:a><text:span text:style-name="T1">] </text:span><text:span text:style-name="T3">ébranlement</text:span><text:span text:style-name="T1"> — succussio.</text:span></text:p>
      <text:p text:style-name="_3c_grc_3e_">σε<text:span text:style-name="T4">ῖ</text:span>σις</text:p>
      <text:p text:style-name="_3c_entry_3e_"><text:span text:style-name="T1">[</text:span><text:a xlink:type="simple" xlink:href="https://www.biusante.parisdescartes.fr/histoire/medica/resultats/index.php?do=zoom&amp;cote=37020d&amp;p=496" text:style-name="Internet_20_link" text:visited-style-name="Visited_20_Internet_20_Link"><text:span text:style-name="Internet_20_link"><text:span text:style-name="T1">p. 0482</text:span></text:span></text:a><text:span text:style-name="T1">] </text:span><text:span text:style-name="T3">ébullition</text:span><text:span text:style-name="T1"> — ebullitio, Aufsieden, boiling, ebollizione, ebullicion.</text:span></text:p>
      <text:p text:style-name="_3c_grc_3e_"><text:span text:style-name="T4">ἀν</text:span>άζεσις</text:p>
      <text:p text:style-name="_3c_entry_3e_"><text:span text:style-name="T1">[</text:span><text:a xlink:type="simple" xlink:href="https://www.biusante.parisdescartes.fr/histoire/medica/resultats/index.php?do=zoom&amp;cote=37020d&amp;p=497" text:style-name="Internet_20_link" text:visited-style-name="Visited_20_Internet_20_Link"><text:span text:style-name="Internet_20_link"><text:span text:style-name="T1">p. 0483</text:span></text:span></text:a><text:span text:style-name="T1">] </text:span><text:span text:style-name="T3">écaille</text:span><text:span text:style-name="T1"> — squama, Schuppe, seule, squama, scaglia, escama.</text:span></text:p>
      <text:p text:style-name="_3c_grc_3e_"><text:span text:style-name="T4">λ</text:span>επ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497" text:style-name="Internet_20_link" text:visited-style-name="Visited_20_Internet_20_Link"><text:span text:style-name="Internet_20_link"><text:span text:style-name="T1">p. 0483</text:span></text:span></text:a><text:span text:style-name="T1">] </text:span><text:span text:style-name="T3">écailleux</text:span><text:span text:style-name="T1"> — squamosus, schuppicht, scaly, squamous, scagliosd.</text:span></text:p>
      <text:p text:style-name="_3c_grc_3e_">λεπιδώδης</text:p>
      <text:p text:style-name="_3c_entry_3e_"><text:soft-page-break/><text:span text:style-name="T1">[</text:span><text:a xlink:type="simple" xlink:href="https://www.biusante.parisdescartes.fr/histoire/medica/resultats/index.php?do=zoom&amp;cote=37020d&amp;p=497" text:style-name="Internet_20_link" text:visited-style-name="Visited_20_Internet_20_Link"><text:span text:style-name="Internet_20_link"><text:span text:style-name="T1">p. 0483</text:span></text:span></text:a><text:span text:style-name="T1">] </text:span><text:span text:style-name="T3">ecbolique</text:span><text:span text:style-name="T1"> — ecbolicus, austreibend, ecbolic, ecbolico.</text:span></text:p>
      <text:p text:style-name="_3c_grc_3e_"><text:span text:style-name="T4">ἐ</text:span>κβόλιος</text:p>
      <text:p text:style-name="_3c_entry_3e_"><text:span text:style-name="T1">[</text:span><text:a xlink:type="simple" xlink:href="https://www.biusante.parisdescartes.fr/histoire/medica/resultats/index.php?do=zoom&amp;cote=37020d&amp;p=497" text:style-name="Internet_20_link" text:visited-style-name="Visited_20_Internet_20_Link"><text:span text:style-name="Internet_20_link"><text:span text:style-name="T1">p. 0483</text:span></text:span></text:a><text:span text:style-name="T1">] </text:span><text:span text:style-name="T3">ecchymome</text:span><text:span text:style-name="T1"> — </text:span></text:p>
      <text:p text:style-name="_3c_grc_3e_"><text:span text:style-name="T4">ἐ</text:span>κχύμωμα</text:p>
      <text:p text:style-name="_3c_entry_3e_"><text:span text:style-name="T1">[</text:span><text:a xlink:type="simple" xlink:href="https://www.biusante.parisdescartes.fr/histoire/medica/resultats/index.php?do=zoom&amp;cote=37020d&amp;p=497" text:style-name="Internet_20_link" text:visited-style-name="Visited_20_Internet_20_Link"><text:span text:style-name="Internet_20_link"><text:span text:style-name="T1">p. 0483</text:span></text:span></text:a><text:span text:style-name="T1">] </text:span><text:span text:style-name="T3">ecchymose</text:span><text:span text:style-name="T1"> — ecchymosis, Unterlaufung, ecchymosis, ecchimosi.</text:span></text:p>
      <text:p text:style-name="_3c_grc_3e_"><text:span text:style-name="T4">ἐ</text:span>κχύμωσις</text:p>
      <text:p text:style-name="_3c_entry_3e_"><text:span text:style-name="T1">[</text:span><text:a xlink:type="simple" xlink:href="https://www.biusante.parisdescartes.fr/histoire/medica/resultats/index.php?do=zoom&amp;cote=37020d&amp;p=498" text:style-name="Internet_20_link" text:visited-style-name="Visited_20_Internet_20_Link"><text:span text:style-name="Internet_20_link"><text:span text:style-name="T1">p. 0484</text:span></text:span></text:a><text:span text:style-name="T1">] </text:span><text:span text:style-name="T3">eccopé</text:span><text:span text:style-name="T1"> — Ausschnitt, segment, taglio, troncamento.</text:span></text:p>
      <text:p text:style-name="_3c_grc_3e_"><text:span text:style-name="T4">ἐκκ</text:span>ο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498" text:style-name="Internet_20_link" text:visited-style-name="Visited_20_Internet_20_Link"><text:span text:style-name="Internet_20_link"><text:span text:style-name="T1">p. 0484</text:span></text:span></text:a><text:span text:style-name="T1">] </text:span><text:span text:style-name="T3">eccoprotique</text:span><text:span text:style-name="T1"> — eccopr oticus, eccoprotic.</text:span></text:p>
      <text:p text:style-name="_3c_grc_3e_"><text:span text:style-name="T4">ἐ</text:span>κ<text:span text:style-name="T4">κ</text:span>οπρωτι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498" text:style-name="Internet_20_link" text:visited-style-name="Visited_20_Internet_20_Link"><text:span text:style-name="Internet_20_link"><text:span text:style-name="T1">p. 0484</text:span></text:span></text:a><text:span text:style-name="T1">] </text:span><text:span text:style-name="T3">échelle</text:span><text:span text:style-name="T1"> — scala.</text:span></text:p>
      <text:p text:style-name="_3c_grc_3e_"><text:span text:style-name="T4">κ</text:span>λίμαξ</text:p>
      <text:p text:style-name="_3c_entry_3e_"><text:span text:style-name="T1">[</text:span><text:a xlink:type="simple" xlink:href="https://www.biusante.parisdescartes.fr/histoire/medica/resultats/index.php?do=zoom&amp;cote=37020d&amp;p=501" text:style-name="Internet_20_link" text:visited-style-name="Visited_20_Internet_20_Link"><text:span text:style-name="Internet_20_link"><text:span text:style-name="T1">p. 0487</text:span></text:span></text:a><text:span text:style-name="T1">] </text:span><text:span text:style-name="T3">éclair</text:span><text:span text:style-name="T1"> — fulgur, Blitz, lightning, baleno, relampago.</text:span></text:p>
      <text:p text:style-name="_3c_grc_3e_"><text:span text:style-name="T4">ἀ</text:span>στρα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02" text:style-name="Internet_20_link" text:visited-style-name="Visited_20_Internet_20_Link"><text:span text:style-name="Internet_20_link"><text:span text:style-name="T1">p. 0488</text:span></text:span></text:a><text:span text:style-name="T1">] </text:span><text:span text:style-name="T3">éclectique</text:span><text:span text:style-name="T1"> — eclecticus.</text:span></text:p>
      <text:p text:style-name="_3c_grc_3e_"><text:span text:style-name="T4">ἐ</text:span>κλε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02" text:style-name="Internet_20_link" text:visited-style-name="Visited_20_Internet_20_Link"><text:span text:style-name="Internet_20_link"><text:span text:style-name="T1">p. 0488</text:span></text:span></text:a><text:span text:style-name="T1">] </text:span><text:span text:style-name="T3">économie</text:span><text:span text:style-name="T1"> — œconomia, Oekonomie, Haushalt, economy, economia.</text:span></text:p>
      <text:p text:style-name="_3c_grc_3e_">ο<text:span text:style-name="T4">ἰ</text:span>κονομία</text:p>
      <text:p text:style-name="_3c_entry_3e_"><text:span text:style-name="T1">[</text:span><text:a xlink:type="simple" xlink:href="https://www.biusante.parisdescartes.fr/histoire/medica/resultats/index.php?do=zoom&amp;cote=37020d&amp;p=503" text:style-name="Internet_20_link" text:visited-style-name="Visited_20_Internet_20_Link"><text:span text:style-name="Internet_20_link"><text:span text:style-name="T1">p. 0489</text:span></text:span></text:a><text:span text:style-name="T1">] </text:span><text:span text:style-name="T3">écorce</text:span><text:span text:style-name="T1"> — cortex, Rinde, bark, rind, corteccia, corteza.</text:span></text:p>
      <text:p text:style-name="_3c_grc_3e_">φλοι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03" text:style-name="Internet_20_link" text:visited-style-name="Visited_20_Internet_20_Link"><text:span text:style-name="Internet_20_link"><text:span text:style-name="T1">p. 0489</text:span></text:span></text:a><text:span text:style-name="T1">] </text:span><text:span text:style-name="T3">écorchure</text:span><text:span text:style-name="T1"> — intertrigo, geschundene Haut, excoriation, scorticatura.</text:span></text:p>
      <text:p text:style-name="_3c_grc_3e_"><text:span text:style-name="T4">ἀ</text:span>πόσυρμα — <text:span text:style-name="T4">ἔ</text:span>κτριμμα</text:p>
      <text:p text:style-name="_3c_entry_3e_"><text:span text:style-name="T1">[</text:span><text:a xlink:type="simple" xlink:href="https://www.biusante.parisdescartes.fr/histoire/medica/resultats/index.php?do=zoom&amp;cote=37020d&amp;p=503" text:style-name="Internet_20_link" text:visited-style-name="Visited_20_Internet_20_Link"><text:span text:style-name="Internet_20_link"><text:span text:style-name="T1">p. 0489</text:span></text:span></text:a><text:span text:style-name="T1">] </text:span><text:span text:style-name="T3">écoulement</text:span><text:span text:style-name="T1"> — fluxus, Ausfluss, flux, flusso.</text:span></text:p>
      <text:p text:style-name="_3c_grc_3e_"><text:span text:style-name="T4">ἀ</text:span>πο<text:span text:style-name="T4">ῤῥ</text:span>οι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03" text:style-name="Internet_20_link" text:visited-style-name="Visited_20_Internet_20_Link"><text:span text:style-name="Internet_20_link"><text:span text:style-name="T1">p. 0489</text:span></text:span></text:a><text:span text:style-name="T1">] </text:span><text:span text:style-name="T3">ecphractique</text:span><text:span text:style-name="T1"> — </text:span></text:p>
      <text:p text:style-name="_3c_grc_3e_"><text:span text:style-name="T4">ἐ</text:span>κφρ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03" text:style-name="Internet_20_link" text:visited-style-name="Visited_20_Internet_20_Link"><text:span text:style-name="Internet_20_link"><text:span text:style-name="T1">p. 0489</text:span></text:span></text:a><text:span text:style-name="T1">] </text:span><text:span text:style-name="T3">ecpiesme</text:span><text:span text:style-name="T1"> — ecpiesma.</text:span></text:p>
      <text:p text:style-name="_3c_grc_3e_"><text:span text:style-name="T4">ἐ</text:span>κπίεσμα</text:p>
      <text:p text:style-name="_3c_entry_3e_"><text:span text:style-name="T1">[</text:span><text:a xlink:type="simple" xlink:href="https://www.biusante.parisdescartes.fr/histoire/medica/resultats/index.php?do=zoom&amp;cote=37020d&amp;p=503" text:style-name="Internet_20_link" text:visited-style-name="Visited_20_Internet_20_Link"><text:span text:style-name="Internet_20_link"><text:span text:style-name="T1">p. 0489</text:span></text:span></text:a><text:span text:style-name="T1">] </text:span><text:span text:style-name="T3">écrasement</text:span><text:span text:style-name="T1"> — contritio, Zerquetschung, Zerdrückung, crushing.</text:span></text:p>
      <text:p text:style-name="_3c_grc_3e_">σύνθλασις</text:p>
      <text:p text:style-name="_3c_entry_3e_"><text:span text:style-name="T1">[</text:span><text:a xlink:type="simple" xlink:href="https://www.biusante.parisdescartes.fr/histoire/medica/resultats/index.php?do=zoom&amp;cote=37020d&amp;p=504" text:style-name="Internet_20_link" text:visited-style-name="Visited_20_Internet_20_Link"><text:span text:style-name="Internet_20_link"><text:span text:style-name="T1">p. 0490</text:span></text:span></text:a><text:span text:style-name="T1">] </text:span><text:span text:style-name="T3">écrevisse</text:span><text:span text:style-name="T1"> — cancer, Krebs, crawfish, gambero, cangrejo.</text:span></text:p>
      <text:p text:style-name="_3c_grc_3e_">καρκίνος</text:p>
      <text:p text:style-name="_3c_entry_3e_"><text:span text:style-name="T1">[</text:span><text:a xlink:type="simple" xlink:href="https://www.biusante.parisdescartes.fr/histoire/medica/resultats/index.php?do=zoom&amp;cote=37020d&amp;p=504" text:style-name="Internet_20_link" text:visited-style-name="Visited_20_Internet_20_Link"><text:span text:style-name="Internet_20_link"><text:span text:style-name="T1">p. 0490</text:span></text:span></text:a><text:span text:style-name="T1">] </text:span><text:span text:style-name="T3">ecthyma</text:span><text:span text:style-name="T1"> — Ekthyma, Schmutz flechte, ecthyma, ectima, ectima.</text:span></text:p>
      <text:p text:style-name="_3c_grc_3e_"><text:span text:style-name="T4">ἔ</text:span>κθυμα</text:p>
      <text:p text:style-name="_3c_entry_3e_"><text:span text:style-name="T1">[</text:span><text:a xlink:type="simple" xlink:href="https://www.biusante.parisdescartes.fr/histoire/medica/resultats/index.php?do=zoom&amp;cote=37020d&amp;p=505" text:style-name="Internet_20_link" text:visited-style-name="Visited_20_Internet_20_Link"><text:span text:style-name="Internet_20_link"><text:span text:style-name="T1">p. 0491</text:span></text:span></text:a><text:span text:style-name="T1">] </text:span><text:span text:style-name="T3">eczéma</text:span><text:span text:style-name="T1"> — Eczem, nässende Flechte, eczema, eczema, eczema.</text:span></text:p>
      <text:p text:style-name="_3c_grc_3e_"><text:span text:style-name="T4">ἔ</text:span>κζεμα</text:p>
      <text:p text:style-name="_3c_entry_3e_"><text:span text:style-name="T1">[</text:span><text:a xlink:type="simple" xlink:href="https://www.biusante.parisdescartes.fr/histoire/medica/resultats/index.php?do=zoom&amp;cote=37020d&amp;p=506" text:style-name="Internet_20_link" text:visited-style-name="Visited_20_Internet_20_Link"><text:span text:style-name="Internet_20_link"><text:span text:style-name="T1">p. 0492</text:span></text:span></text:a><text:span text:style-name="T1">] </text:span><text:span text:style-name="T3">éducation</text:span><text:span text:style-name="T1"> — educatio, Erziehung, breeding, éducation, educazione, éducation.</text:span></text:p>
      <text:p text:style-name="_3c_grc_3e_"><text:soft-page-break/>παίδευσις</text:p>
      <text:p text:style-name="_3c_entry_3e_"><text:span text:style-name="T1">[</text:span><text:a xlink:type="simple" xlink:href="https://www.biusante.parisdescartes.fr/histoire/medica/resultats/index.php?do=zoom&amp;cote=37020d&amp;p=506" text:style-name="Internet_20_link" text:visited-style-name="Visited_20_Internet_20_Link"><text:span text:style-name="Internet_20_link"><text:span text:style-name="T1">p. 0492</text:span></text:span></text:a><text:span text:style-name="T1">] </text:span><text:span text:style-name="T3">effervescent</text:span><text:span text:style-name="T1"> — effervescens.</text:span></text:p>
      <text:p text:style-name="_3c_grc_3e_"><text:span text:style-name="T4">ἐκ</text:span>ζέων</text:p>
      <text:p text:style-name="_3c_entry_3e_"><text:span text:style-name="T1">[</text:span><text:a xlink:type="simple" xlink:href="https://www.biusante.parisdescartes.fr/histoire/medica/resultats/index.php?do=zoom&amp;cote=37020d&amp;p=506" text:style-name="Internet_20_link" text:visited-style-name="Visited_20_Internet_20_Link"><text:span text:style-name="Internet_20_link"><text:span text:style-name="T1">p. 0492</text:span></text:span></text:a><text:span text:style-name="T1">] </text:span><text:span text:style-name="T3">effluve</text:span><text:span text:style-name="T1"> — effluvium, Ausdünstungen, effluviums, effluvi, efluvio.</text:span></text:p>
      <text:p text:style-name="_3c_grc_3e_"><text:span text:style-name="T4">ἀ</text:span>πο<text:span text:style-name="T4">ῤῥ</text:span>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07" text:style-name="Internet_20_link" text:visited-style-name="Visited_20_Internet_20_Link"><text:span text:style-name="Internet_20_link"><text:span text:style-name="T1">p. 0493</text:span></text:span></text:a><text:span text:style-name="T1">] </text:span><text:span text:style-name="T3">égal</text:span><text:span text:style-name="T1"> — œqualis, gleichförmig, equal, eguale.</text:span></text:p>
      <text:p text:style-name="_3c_grc_3e_"><text:span text:style-name="T4">ἴ</text:span>σος</text:p>
      <text:p text:style-name="_3c_entry_3e_"><text:span text:style-name="T1">[</text:span><text:a xlink:type="simple" xlink:href="https://www.biusante.parisdescartes.fr/histoire/medica/resultats/index.php?do=zoom&amp;cote=37020d&amp;p=507" text:style-name="Internet_20_link" text:visited-style-name="Visited_20_Internet_20_Link"><text:span text:style-name="Internet_20_link"><text:span text:style-name="T1">p. 0493</text:span></text:span></text:a><text:span text:style-name="T1">] </text:span><text:span text:style-name="T3">égilops</text:span><text:span text:style-name="T1"> — œgilops, Augenwinkelgeschwür, ægilops, egilope.</text:span></text:p>
      <text:p text:style-name="_3c_grc_3e_">α<text:span text:style-name="T4">ἰ</text:span>γίλωψ</text:p>
      <text:p text:style-name="_3c_entry_3e_"><text:span text:style-name="T1">[</text:span><text:a xlink:type="simple" xlink:href="https://www.biusante.parisdescartes.fr/histoire/medica/resultats/index.php?do=zoom&amp;cote=37020d&amp;p=508" text:style-name="Internet_20_link" text:visited-style-name="Visited_20_Internet_20_Link"><text:span text:style-name="Internet_20_link"><text:span text:style-name="T1">p. 0494</text:span></text:span></text:a><text:span text:style-name="T1">] </text:span><text:span text:style-name="T3">égrotant</text:span><text:span text:style-name="T1"> — œgrotans.</text:span></text:p>
      <text:p text:style-name="_3c_grc_3e_">ν<text:span text:style-name="T4">ο</text:span>σερ<text:span text:style-name="T4">ό</text:span>ς</text:p>
      <text:p text:style-name="_3c_entry_3e_"><text:span text:style-name="T1">[</text:span><text:a xlink:type="simple" xlink:href="https://www.biusante.parisdescartes.fr/histoire/medica/resultats/index.php?do=zoom&amp;cote=37020d&amp;p=510" text:style-name="Internet_20_link" text:visited-style-name="Visited_20_Internet_20_Link"><text:span text:style-name="Internet_20_link"><text:span text:style-name="T1">p. 0496</text:span></text:span></text:a><text:span text:style-name="T1">] </text:span><text:span text:style-name="T12">495</text:span><text:span text:style-name="T1"> </text:span><text:span text:style-name="T3">élatérium</text:span><text:span text:style-name="T1"> — Eselsgurke, elaterium, elaterion.</text:span></text:p>
      <text:p text:style-name="_3c_grc_3e_"><text:span text:style-name="T4">ἐ</text:span>λατήρ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511" text:style-name="Internet_20_link" text:visited-style-name="Visited_20_Internet_20_Link"><text:span text:style-name="Internet_20_link"><text:span text:style-name="T1">p. 0497</text:span></text:span></text:a><text:span text:style-name="T1">] </text:span><text:span text:style-name="T12">496</text:span><text:span text:style-name="T1"> </text:span><text:span text:style-name="T3">élection</text:span><text:span text:style-name="T1"> — electio, Auserwählung, élection, elezione, élection.</text:span></text:p>
      <text:p text:style-name="_3c_grc_3e_"><text:span text:style-name="T4">ἐ</text:span>κλογ<text:span text:style-name="T4">ὴ</text:span> — α<text:span text:style-name="T4">ἴ</text:span>ρεσις</text:p>
      <text:p text:style-name="_3c_entry_3e_"><text:span text:style-name="T1">[</text:span><text:a xlink:type="simple" xlink:href="https://www.biusante.parisdescartes.fr/histoire/medica/resultats/index.php?do=zoom&amp;cote=37020d&amp;p=515" text:style-name="Internet_20_link" text:visited-style-name="Visited_20_Internet_20_Link"><text:span text:style-name="Internet_20_link"><text:span text:style-name="T1">p. 0501</text:span></text:span></text:a><text:span text:style-name="T1">] </text:span><text:span text:style-name="T3">électuaire</text:span><text:span text:style-name="T1"> — electuarium, Latwerge, electuary, elettuario, electuario.</text:span></text:p>
      <text:p text:style-name="_3c_grc_3e_"><text:span text:style-name="T4">ἐκ</text:span>λειγ<text:span text:style-name="T4">μ</text:span>ατάριον</text:p>
      <text:p text:style-name="_3c_entry_3e_"><text:span text:style-name="T1">[</text:span><text:a xlink:type="simple" xlink:href="https://www.biusante.parisdescartes.fr/histoire/medica/resultats/index.php?do=zoom&amp;cote=37020d&amp;p=515" text:style-name="Internet_20_link" text:visited-style-name="Visited_20_Internet_20_Link"><text:span text:style-name="Internet_20_link"><text:span text:style-name="T1">p. 0501</text:span></text:span></text:a><text:span text:style-name="T1">] </text:span><text:span text:style-name="T3">élément</text:span><text:span text:style-name="T1"> — elementum, Element, Urstoff, element, elemento, elemento.</text:span></text:p>
      <text:p text:style-name="_3c_grc_3e_">στοιχε<text:span text:style-name="T4">ῖ</text:span>ον</text:p>
      <text:p text:style-name="_3c_entry_3e_"><text:span text:style-name="T1">[</text:span><text:a xlink:type="simple" xlink:href="https://www.biusante.parisdescartes.fr/histoire/medica/resultats/index.php?do=zoom&amp;cote=37020d&amp;p=517" text:style-name="Internet_20_link" text:visited-style-name="Visited_20_Internet_20_Link"><text:span text:style-name="Internet_20_link"><text:span text:style-name="T1">p. 0503</text:span></text:span></text:a><text:span text:style-name="T1">] </text:span><text:span text:style-name="T3">élémentaire</text:span><text:span text:style-name="T1"> — elementarius, elementar, elementary, elementare, elemental.</text:span></text:p>
      <text:p text:style-name="_3c_grc_3e_">σ<text:span text:style-name="T4">τ</text:span>οιχειώ<text:span text:style-name="T4">δη</text:span>ς</text:p>
      <text:p text:style-name="_3c_entry_3e_"><text:span text:style-name="T1">[</text:span><text:a xlink:type="simple" xlink:href="https://www.biusante.parisdescartes.fr/histoire/medica/resultats/index.php?do=zoom&amp;cote=37020d&amp;p=518" text:style-name="Internet_20_link" text:visited-style-name="Visited_20_Internet_20_Link"><text:span text:style-name="Internet_20_link"><text:span text:style-name="T1">p. 0504</text:span></text:span></text:a><text:span text:style-name="T1">] </text:span><text:span text:style-name="T3">élévation</text:span><text:span text:style-name="T1"> — elevatio, Höhe, elevazione, élévation.</text:span></text:p>
      <text:p text:style-name="_3c_grc_3e_"><text:span text:style-name="T4">ἔ</text:span>παρσις — <text:span text:style-name="T4">μ</text:span>ετε<text:span text:style-name="T4">ω</text:span>ρισ<text:span text:style-name="T4">μὸ</text:span>ς</text:p>
      <text:p text:style-name="_3c_entry_3e_"><text:span text:style-name="T1">[</text:span><text:a xlink:type="simple" xlink:href="https://www.biusante.parisdescartes.fr/histoire/medica/resultats/index.php?do=zoom&amp;cote=37020d&amp;p=518" text:style-name="Internet_20_link" text:visited-style-name="Visited_20_Internet_20_Link"><text:span text:style-name="Internet_20_link"><text:span text:style-name="T1">p. 0504</text:span></text:span></text:a><text:span text:style-name="T1">] </text:span><text:span text:style-name="T3">élixation</text:span><text:span text:style-name="T1"> — elixatio, Sotten, Auslaugen, élixation, elissaziond.</text:span></text:p>
      <text:p text:style-name="_3c_grc_3e_"><text:span text:style-name="T4">ἕ</text:span>ψη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519" text:style-name="Internet_20_link" text:visited-style-name="Visited_20_Internet_20_Link"><text:span text:style-name="Internet_20_link"><text:span text:style-name="T1">p. 0505</text:span></text:span></text:a><text:span text:style-name="T1">] </text:span><text:span text:style-name="T3">ellébore</text:span><text:span text:style-name="T1"> — helleborus, Nieswurzel, hellebore, elleboro, eleboro.</text:span></text:p>
      <text:p text:style-name="_3c_grc_3e_"><text:span text:style-name="T4">ἑ</text:span>λλέβορος</text:p>
      <text:p text:style-name="_3c_entry_3e_"><text:span text:style-name="T1">[</text:span><text:a xlink:type="simple" xlink:href="https://www.biusante.parisdescartes.fr/histoire/medica/resultats/index.php?do=zoom&amp;cote=37020d&amp;p=520" text:style-name="Internet_20_link" text:visited-style-name="Visited_20_Internet_20_Link"><text:span text:style-name="Internet_20_link"><text:span text:style-name="T1">p. 0506</text:span></text:span></text:a><text:span text:style-name="T1">] </text:span><text:span text:style-name="T3">élongation</text:span><text:span text:style-name="T1"> — elongatio, Verlängerung, elongazione, élongation.</text:span></text:p>
      <text:p text:style-name="_3c_grc_3e_">παράρθρωμα</text:p>
      <text:p text:style-name="_3c_entry_3e_"><text:span text:style-name="T1">[</text:span><text:a xlink:type="simple" xlink:href="https://www.biusante.parisdescartes.fr/histoire/medica/resultats/index.php?do=zoom&amp;cote=37020d&amp;p=520" text:style-name="Internet_20_link" text:visited-style-name="Visited_20_Internet_20_Link"><text:span text:style-name="Internet_20_link"><text:span text:style-name="T1">p. 0506</text:span></text:span></text:a><text:span text:style-name="T1">] </text:span><text:span text:style-name="T3">élutriation</text:span><text:span text:style-name="T1"> — elutriatio.</text:span></text:p>
      <text:p text:style-name="_3c_grc_3e_">μεταλλισμός</text:p>
      <text:p text:style-name="_3c_entry_3e_"><text:span text:style-name="T1">[</text:span><text:a xlink:type="simple" xlink:href="https://www.biusante.parisdescartes.fr/histoire/medica/resultats/index.php?do=zoom&amp;cote=37020d&amp;p=521" text:style-name="Internet_20_link" text:visited-style-name="Visited_20_Internet_20_Link"><text:span text:style-name="Internet_20_link"><text:span text:style-name="T1">p. 0507</text:span></text:span></text:a><text:span text:style-name="T1">] </text:span><text:span text:style-name="T3">embaumement</text:span><text:span text:style-name="T1"> — balsamatio, conditura cadaverum, Einbalsamirung, embalming, embalsamamiento.</text:span></text:p>
      <text:p text:style-name="_3c_grc_3e_">σμυρν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1" text:style-name="Internet_20_link" text:visited-style-name="Visited_20_Internet_20_Link"><text:span text:style-name="Internet_20_link"><text:span text:style-name="T1">p. 0507</text:span></text:span></text:a><text:span text:style-name="T1">] </text:span><text:span text:style-name="T3">embole</text:span><text:span text:style-name="T1"> — embole.</text:span></text:p>
      <text:p text:style-name="_3c_grc_3e_"><text:span text:style-name="T4">ἐ</text:span>μβ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21" text:style-name="Internet_20_link" text:visited-style-name="Visited_20_Internet_20_Link"><text:span text:style-name="Internet_20_link"><text:span text:style-name="T1">p. 0507</text:span></text:span></text:a><text:span text:style-name="T1">] </text:span><text:span text:style-name="T3">embolie</text:span><text:span text:style-name="T1"> — embolus, Embolie, embolisme, emboli.</text:span></text:p>
      <text:p text:style-name="_3c_grc_3e_"><text:soft-page-break/><text:span text:style-name="T4">ἔ</text:span>μβολον</text:p>
      <text:p text:style-name="_3c_entry_3e_"><text:span text:style-name="T1">[</text:span><text:a xlink:type="simple" xlink:href="https://www.biusante.parisdescartes.fr/histoire/medica/resultats/index.php?do=zoom&amp;cote=37020d&amp;p=521" text:style-name="Internet_20_link" text:visited-style-name="Visited_20_Internet_20_Link"><text:span text:style-name="Internet_20_link"><text:span text:style-name="T1">p. 0507</text:span></text:span></text:a><text:span text:style-name="T1">] </text:span><text:span text:style-name="T3">embolise</text:span><text:span text:style-name="T1"> — embolismus.</text:span></text:p>
      <text:p text:style-name="_3c_grc_3e_"><text:span text:style-name="T4">ἐ</text:span>μβολ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1" text:style-name="Internet_20_link" text:visited-style-name="Visited_20_Internet_20_Link"><text:span text:style-name="Internet_20_link"><text:span text:style-name="T1">p. 0507</text:span></text:span></text:a><text:span text:style-name="T1">] </text:span><text:span text:style-name="T3">embonpoint</text:span><text:span text:style-name="T1"> — bona corporis habitudo, Wohlbeleibtheit, corpulence, liking, grassezza, gordura.</text:span></text:p>
      <text:p text:style-name="_3c_grc_3e_"><text:span text:style-name="T4">εὐ</text:span>εξία</text:p>
      <text:p text:style-name="_3c_entry_3e_"><text:span text:style-name="T1">[</text:span><text:a xlink:type="simple" xlink:href="https://www.biusante.parisdescartes.fr/histoire/medica/resultats/index.php?do=zoom&amp;cote=37020d&amp;p=522" text:style-name="Internet_20_link" text:visited-style-name="Visited_20_Internet_20_Link"><text:span text:style-name="Internet_20_link"><text:span text:style-name="T1">p. 0508</text:span></text:span></text:a><text:span text:style-name="T1">] </text:span><text:span text:style-name="T3">embryon</text:span><text:span text:style-name="T1"> — embryo, embryo, embryo, embrione, embrion.</text:span></text:p>
      <text:p text:style-name="_3c_grc_3e_"><text:span text:style-name="T4">ἔ</text:span>μβρυον</text:p>
      <text:p text:style-name="_3c_entry_3e_"><text:span text:style-name="T1">[</text:span><text:a xlink:type="simple" xlink:href="https://www.biusante.parisdescartes.fr/histoire/medica/resultats/index.php?do=zoom&amp;cote=37020d&amp;p=525" text:style-name="Internet_20_link" text:visited-style-name="Visited_20_Internet_20_Link"><text:span text:style-name="Internet_20_link"><text:span text:style-name="T1">p. 0511</text:span></text:span></text:a><text:span text:style-name="T1">] </text:span><text:span text:style-name="T3">embryothlaste</text:span><text:span text:style-name="T1"> — </text:span></text:p>
      <text:p text:style-name="_3c_grc_3e_"><text:span text:style-name="T4">ἐ</text:span>μβρυο<text:span text:style-name="T4">θ</text:span>λάστης</text:p>
      <text:p text:style-name="_3c_entry_3e_"><text:span text:style-name="T1">[</text:span><text:a xlink:type="simple" xlink:href="https://www.biusante.parisdescartes.fr/histoire/medica/resultats/index.php?do=zoom&amp;cote=37020d&amp;p=525" text:style-name="Internet_20_link" text:visited-style-name="Visited_20_Internet_20_Link"><text:span text:style-name="Internet_20_link"><text:span text:style-name="T1">p. 0511</text:span></text:span></text:a><text:span text:style-name="T1">] </text:span><text:span text:style-name="T3">embryotomie</text:span><text:span text:style-name="T1"> — embryotomia.</text:span></text:p>
      <text:p text:style-name="_3c_grc_3e_"><text:span text:style-name="T4">ἐ</text:span>μβρυοτομ<text:span text:style-name="T4">ί</text:span>α</text:p>
      <text:p text:style-name="_3c_entry_3e_"><text:span text:style-name="T1">[</text:span><text:a xlink:type="simple" xlink:href="https://www.biusante.parisdescartes.fr/histoire/medica/resultats/index.php?do=zoom&amp;cote=37020d&amp;p=525" text:style-name="Internet_20_link" text:visited-style-name="Visited_20_Internet_20_Link"><text:span text:style-name="Internet_20_link"><text:span text:style-name="T1">p. 0511</text:span></text:span></text:a><text:span text:style-name="T1">] </text:span><text:span text:style-name="T3">embryulce</text:span><text:span text:style-name="T1"> — Foetuszange, embryulcus, embriulco.</text:span></text:p>
      <text:p text:style-name="_3c_grc_3e_"><text:span text:style-name="T4">ἐ</text:span>μβρυουλκ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525" text:style-name="Internet_20_link" text:visited-style-name="Visited_20_Internet_20_Link"><text:span text:style-name="Internet_20_link"><text:span text:style-name="T1">p. 0511</text:span></text:span></text:a><text:span text:style-name="T1">] </text:span><text:span text:style-name="T3">embryulcie</text:span><text:span text:style-name="T1"> — embryulcia.</text:span></text:p>
      <text:p text:style-name="_3c_grc_3e_"><text:span text:style-name="T4">ἐ</text:span>μβρυουλκία</text:p>
      <text:p text:style-name="_3c_entry_3e_"><text:span text:style-name="T1">[</text:span><text:a xlink:type="simple" xlink:href="https://www.biusante.parisdescartes.fr/histoire/medica/resultats/index.php?do=zoom&amp;cote=37020d&amp;p=525" text:style-name="Internet_20_link" text:visited-style-name="Visited_20_Internet_20_Link"><text:span text:style-name="Internet_20_link"><text:span text:style-name="T1">p. 0511</text:span></text:span></text:a><text:span text:style-name="T1">] </text:span><text:span text:style-name="T3">émeri</text:span><text:span text:style-name="T1"> — smyris, Schmergel, emery, smeriglio, esmeril.</text:span></text:p>
      <text:p text:style-name="_3c_grc_3e_">σμύρις</text:p>
      <text:p text:style-name="_3c_entry_3e_"><text:span text:style-name="T1">[</text:span><text:a xlink:type="simple" xlink:href="https://www.biusante.parisdescartes.fr/histoire/medica/resultats/index.php?do=zoom&amp;cote=37020d&amp;p=525" text:style-name="Internet_20_link" text:visited-style-name="Visited_20_Internet_20_Link"><text:span text:style-name="Internet_20_link"><text:span text:style-name="T1">p. 0511</text:span></text:span></text:a><text:span text:style-name="T1">] </text:span><text:span text:style-name="T3">émétique</text:span><text:span text:style-name="T1"> — emeticus, emetisch, brechenerregend, emetic, emetico.</text:span></text:p>
      <text:p text:style-name="_3c_grc_3e_"><text:span text:style-name="T4">ἐ</text:span>με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6" text:style-name="Internet_20_link" text:visited-style-name="Visited_20_Internet_20_Link"><text:span text:style-name="Internet_20_link"><text:span text:style-name="T1">p. 0512</text:span></text:span></text:a><text:span text:style-name="T1">] </text:span><text:span text:style-name="T3">emménagogue</text:span><text:span text:style-name="T1"> — emmenagogus, menstruationsbeförderend, emmenagogue, emmenagogo, emenagogo.</text:span></text:p>
      <text:p text:style-name="_3c_grc_3e_"><text:span text:style-name="T4">ἐ</text:span>μμην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6" text:style-name="Internet_20_link" text:visited-style-name="Visited_20_Internet_20_Link"><text:span text:style-name="Internet_20_link"><text:span text:style-name="T1">p. 0512</text:span></text:span></text:a><text:span text:style-name="T1">] </text:span><text:span text:style-name="T3">émollient</text:span><text:span text:style-name="T1"> — emolliens, erweichend, emollient, emolliente, emoliente.</text:span></text:p>
      <text:p text:style-name="_3c_grc_3e_">μαλ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asme</text:span><text:span text:style-name="T1"> — empasma, Streupulver, empasm, polvereprofumata.</text:span></text:p>
      <text:p text:style-name="_3c_grc_3e_"><text:span text:style-name="T4">ἔ</text:span>μπασμα</text:p>
      <text:p text:style-name="_3c_entry_3e_"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hractique</text:span><text:span text:style-name="T1"> — emphracticus, verstopfend, empliractic, enfrattico, enfracticd.</text:span></text:p>
      <text:p text:style-name="_3c_grc_3e_"><text:span text:style-name="T4">ἐμ</text:span>φρ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hraxie</text:span><text:span text:style-name="T1"> — emphraxis.</text:span></text:p>
      <text:p text:style-name="_3c_grc_3e_"><text:span text:style-name="T4">ἔ</text:span>μφραξις</text:p>
      <text:p text:style-name="_3c_entry_3e_"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hysème</text:span><text:span text:style-name="T1"> — emphysema, Emphysem, Windgeschwulst, emphysema, enfisema, enfisema.</text:span></text:p>
      <text:p text:style-name="_3c_grc_3e_"><text:span text:style-name="T4">ἐ</text:span>μφύσημα</text:p>
      <text:p text:style-name="_3c_entry_3e_"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irique</text:span><text:span text:style-name="T1"> — empiricus, empirisch, empiric, empirico, empirico.</text:span></text:p>
      <text:p text:style-name="_3c_grc_3e_"><text:span text:style-name="T4">ἐ</text:span>μπει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lastique</text:span><text:span text:style-name="T1"> — emplasticus.</text:span></text:p>
      <text:p text:style-name="_3c_grc_3e_"><text:span text:style-name="T4">ἐ</text:span>μπλαστικ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527" text:style-name="Internet_20_link" text:visited-style-name="Visited_20_Internet_20_Link"><text:span text:style-name="Internet_20_link"><text:span text:style-name="T1">p. 0513</text:span></text:span></text:a><text:span text:style-name="T1">] </text:span><text:span text:style-name="T3">emplâtre</text:span><text:span text:style-name="T1"> — emplastrum, Pflaster, plaster, impiastro, emplastro.</text:span></text:p>
      <text:p text:style-name="_3c_grc_3e_"><text:span text:style-name="T4">ἔ</text:span>μπλαστρος</text:p>
      <text:p text:style-name="_3c_entry_3e_"><text:span text:style-name="T1">[</text:span><text:a xlink:type="simple" xlink:href="https://www.biusante.parisdescartes.fr/histoire/medica/resultats/index.php?do=zoom&amp;cote=37020d&amp;p=528" text:style-name="Internet_20_link" text:visited-style-name="Visited_20_Internet_20_Link"><text:span text:style-name="Internet_20_link"><text:span text:style-name="T1">p. 0514</text:span></text:span></text:a><text:span text:style-name="T1">] </text:span><text:span text:style-name="T3">empoisonnement</text:span><text:span text:style-name="T1"> — veneficium, Vergiftung, poisoning, attossicamento, avvelenamento, envenenamiento.</text:span></text:p>
      <text:p text:style-name="_3c_grc_3e_">φαρμακεία</text:p>
      <text:p text:style-name="_3c_entry_3e_"><text:span text:style-name="T1">[</text:span><text:a xlink:type="simple" xlink:href="https://www.biusante.parisdescartes.fr/histoire/medica/resultats/index.php?do=zoom&amp;cote=37020d&amp;p=529" text:style-name="Internet_20_link" text:visited-style-name="Visited_20_Internet_20_Link"><text:span text:style-name="Internet_20_link"><text:span text:style-name="T1">p. 0515</text:span></text:span></text:a><text:span text:style-name="T1">] </text:span><text:span text:style-name="T3">emprosthotonos</text:span><text:span text:style-name="T1"> — Emprosthotonus, emprosthotonia, emprostofono.</text:span></text:p>
      <text:p text:style-name="_3c_grc_3e_"><text:span text:style-name="T4">ἐ</text:span>μπροσ<text:span text:style-name="T4">θό</text:span>τονος</text:p>
      <text:p text:style-name="_3c_entry_3e_"><text:span text:style-name="T1">[</text:span><text:a xlink:type="simple" xlink:href="https://www.biusante.parisdescartes.fr/histoire/medica/resultats/index.php?do=zoom&amp;cote=37020d&amp;p=529" text:style-name="Internet_20_link" text:visited-style-name="Visited_20_Internet_20_Link"><text:span text:style-name="Internet_20_link"><text:span text:style-name="T1">p. 0515</text:span></text:span></text:a><text:span text:style-name="T1">] </text:span><text:span text:style-name="T3">empsychose</text:span><text:span text:style-name="T1"> — </text:span></text:p>
      <text:p text:style-name="_3c_grc_3e_"><text:span text:style-name="T4">ἐ</text:span>μψ<text:span text:style-name="T4">ύ</text:span>χωσις</text:p>
      <text:p text:style-name="_3c_entry_3e_"><text:span text:style-name="T1">[</text:span><text:a xlink:type="simple" xlink:href="https://www.biusante.parisdescartes.fr/histoire/medica/resultats/index.php?do=zoom&amp;cote=37020d&amp;p=529" text:style-name="Internet_20_link" text:visited-style-name="Visited_20_Internet_20_Link"><text:span text:style-name="Internet_20_link"><text:span text:style-name="T1">p. 0515</text:span></text:span></text:a><text:span text:style-name="T1">] </text:span><text:span text:style-name="T3">empyème</text:span><text:span text:style-name="T1"> — empyema, Empyem, Eiterbrust, empyema, empiema, empiema.</text:span></text:p>
      <text:p text:style-name="_3c_grc_3e_"><text:span text:style-name="T4">ἐ</text:span>μπύημα</text:p>
      <text:p text:style-name="_3c_entry_3e_"><text:span text:style-name="T1">[</text:span><text:a xlink:type="simple" xlink:href="https://www.biusante.parisdescartes.fr/histoire/medica/resultats/index.php?do=zoom&amp;cote=37020d&amp;p=529" text:style-name="Internet_20_link" text:visited-style-name="Visited_20_Internet_20_Link"><text:span text:style-name="Internet_20_link"><text:span text:style-name="T1">p. 0515</text:span></text:span></text:a><text:span text:style-name="T1">] </text:span><text:span text:style-name="T3">empyèse</text:span><text:span text:style-name="T1"> — </text:span></text:p>
      <text:p text:style-name="_3c_grc_3e_"><text:span text:style-name="T4">ἐ</text:span>μπύη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530" text:style-name="Internet_20_link" text:visited-style-name="Visited_20_Internet_20_Link"><text:span text:style-name="Internet_20_link"><text:span text:style-name="T1">p. 0516</text:span></text:span></text:a><text:span text:style-name="T1">] </text:span><text:span text:style-name="T3">enarthrose</text:span><text:span text:style-name="T1"> — enarthrosis.</text:span></text:p>
      <text:p text:style-name="_3c_grc_3e_"><text:span text:style-name="T4">ἐ</text:span>νάρθρωσις</text:p>
      <text:p text:style-name="_3c_entry_3e_"><text:span text:style-name="T1">[</text:span><text:a xlink:type="simple" xlink:href="https://www.biusante.parisdescartes.fr/histoire/medica/resultats/index.php?do=zoom&amp;cote=37020d&amp;p=530" text:style-name="Internet_20_link" text:visited-style-name="Visited_20_Internet_20_Link"><text:span text:style-name="Internet_20_link"><text:span text:style-name="T1">p. 0516</text:span></text:span></text:a><text:span text:style-name="T1">] </text:span><text:span text:style-name="T3">encaume</text:span><text:span text:style-name="T1"> — encauma.</text:span></text:p>
      <text:p text:style-name="_3c_grc_3e_"><text:span text:style-name="T4">ἔγκαυμα</text:span></text:p>
      <text:p text:style-name="_3c_entry_3e_"><text:span text:style-name="T1">[</text:span><text:a xlink:type="simple" xlink:href="https://www.biusante.parisdescartes.fr/histoire/medica/resultats/index.php?do=zoom&amp;cote=37020d&amp;p=530" text:style-name="Internet_20_link" text:visited-style-name="Visited_20_Internet_20_Link"><text:span text:style-name="Internet_20_link"><text:span text:style-name="T1">p. 0516</text:span></text:span></text:a><text:span text:style-name="T1">] </text:span><text:span text:style-name="T3">encaustique</text:span><text:span text:style-name="T1"> — </text:span></text:p>
      <text:p text:style-name="_3c_grc_3e_"><text:span text:style-name="T4">ἐ</text:span>γκα<text:span text:style-name="T4">υ</text:span>σ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30" text:style-name="Internet_20_link" text:visited-style-name="Visited_20_Internet_20_Link"><text:span text:style-name="Internet_20_link"><text:span text:style-name="T1">p. 0516</text:span></text:span></text:a><text:span text:style-name="T1">] </text:span><text:span text:style-name="T3">encens</text:span><text:span text:style-name="T1"> — Weihrauch, incense, incenso, incienso.</text:span></text:p>
      <text:p text:style-name="_3c_grc_3e_">λίβανος</text:p>
      <text:p text:style-name="_3c_entry_3e_"><text:span text:style-name="T1">[</text:span><text:a xlink:type="simple" xlink:href="https://www.biusante.parisdescartes.fr/histoire/medica/resultats/index.php?do=zoom&amp;cote=37020d&amp;p=530" text:style-name="Internet_20_link" text:visited-style-name="Visited_20_Internet_20_Link"><text:span text:style-name="Internet_20_link"><text:span text:style-name="T1">p. 0516</text:span></text:span></text:a><text:span text:style-name="T1">] </text:span><text:span text:style-name="T3">encéphale</text:span><text:span text:style-name="T1"> — encephalum, Gehirn, encephalon, brain, encefalo, encefalo.</text:span></text:p>
      <text:p text:style-name="_3c_grc_3e_"><text:span text:style-name="T4">ἐ</text:span>γκέφαλ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532" text:style-name="Internet_20_link" text:visited-style-name="Visited_20_Internet_20_Link"><text:span text:style-name="Internet_20_link"><text:span text:style-name="T1">p. 0518</text:span></text:span></text:a><text:span text:style-name="T1">] </text:span><text:span text:style-name="T3">enchymose</text:span><text:span text:style-name="T1"> — enchymosis, Enchymosis, enchymose, enchimosi, enquimosis.</text:span></text:p>
      <text:p text:style-name="_3c_grc_3e_"><text:span text:style-name="T4">ἐ</text:span>γχύμωσις</text:p>
      <text:p text:style-name="_3c_entry_3e_"><text:span text:style-name="T1">[</text:span><text:a xlink:type="simple" xlink:href="https://www.biusante.parisdescartes.fr/histoire/medica/resultats/index.php?do=zoom&amp;cote=37020d&amp;p=536" text:style-name="Internet_20_link" text:visited-style-name="Visited_20_Internet_20_Link"><text:span text:style-name="Internet_20_link"><text:span text:style-name="T1">p. 0522</text:span></text:span></text:a><text:span text:style-name="T1">] </text:span><text:span text:style-name="T3">endurcissement</text:span><text:span text:style-name="T1"> — induraiio, Verhärtung, hardening , enduration, induramento, endurecimiento.</text:span></text:p>
      <text:p text:style-name="_3c_grc_3e_">σκλήρωσις</text:p>
      <text:p text:style-name="_3c_entry_3e_"><text:span text:style-name="T1">[</text:span><text:a xlink:type="simple" xlink:href="https://www.biusante.parisdescartes.fr/histoire/medica/resultats/index.php?do=zoom&amp;cote=37020d&amp;p=536" text:style-name="Internet_20_link" text:visited-style-name="Visited_20_Internet_20_Link"><text:span text:style-name="Internet_20_link"><text:span text:style-name="T1">p. 0522</text:span></text:span></text:a><text:span text:style-name="T1">] </text:span><text:span text:style-name="T3">énème</text:span><text:span text:style-name="T1"> — </text:span></text:p>
      <text:p text:style-name="_3c_grc_3e_"><text:span text:style-name="T4">ἔ</text:span>ναιμον</text:p>
      <text:p text:style-name="_3c_entry_3e_"><text:span text:style-name="T1">[</text:span><text:a xlink:type="simple" xlink:href="https://www.biusante.parisdescartes.fr/histoire/medica/resultats/index.php?do=zoom&amp;cote=37020d&amp;p=536" text:style-name="Internet_20_link" text:visited-style-name="Visited_20_Internet_20_Link"><text:span text:style-name="Internet_20_link"><text:span text:style-name="T1">p. 0522</text:span></text:span></text:a><text:span text:style-name="T1">] </text:span><text:span text:style-name="T3">énéorème</text:span><text:span text:style-name="T1"> — enæorePia, Enäorem, eneorema, eneorema.</text:span></text:p>
      <text:p text:style-name="_3c_grc_3e_"><text:span text:style-name="T4">ἐ</text:span>ναιώρημα</text:p>
      <text:p text:style-name="_3c_entry_3e_"><text:span text:style-name="T1">[</text:span><text:a xlink:type="simple" xlink:href="https://www.biusante.parisdescartes.fr/histoire/medica/resultats/index.php?do=zoom&amp;cote=37020d&amp;p=536" text:style-name="Internet_20_link" text:visited-style-name="Visited_20_Internet_20_Link"><text:span text:style-name="Internet_20_link"><text:span text:style-name="T1">p. 0522</text:span></text:span></text:a><text:span text:style-name="T1">] </text:span><text:span text:style-name="T3">énergie</text:span><text:span text:style-name="T1"> — energia.</text:span></text:p>
      <text:p text:style-name="_3c_grc_3e_"><text:span text:style-name="T4">ἐ</text:span>νέργεια<text:span text:style-name="T6"> </text:span><text:span text:style-name="T8">(accent très peu visible)</text:span></text:p>
      <text:p text:style-name="_3c_entry_3e_"><text:span text:style-name="T1">[</text:span><text:a xlink:type="simple" xlink:href="https://www.biusante.parisdescartes.fr/histoire/medica/resultats/index.php?do=zoom&amp;cote=37020d&amp;p=536" text:style-name="Internet_20_link" text:visited-style-name="Visited_20_Internet_20_Link"><text:span text:style-name="Internet_20_link"><text:span text:style-name="T1">p. 0522</text:span></text:span></text:a><text:span text:style-name="T1">] </text:span><text:span text:style-name="T3">enfance</text:span><text:span text:style-name="T1"> — infantia, Kindheit, childhopd, infanzia, mfancia.</text:span></text:p>
      <text:p text:style-name="_3c_grc_3e_">παιδιότης</text:p>
      <text:p text:style-name="_3c_entry_3e_"><text:span text:style-name="T1">[</text:span><text:a xlink:type="simple" xlink:href="https://www.biusante.parisdescartes.fr/histoire/medica/resultats/index.php?do=zoom&amp;cote=37020d&amp;p=536" text:style-name="Internet_20_link" text:visited-style-name="Visited_20_Internet_20_Link"><text:span text:style-name="Internet_20_link"><text:span text:style-name="T1">p. 0522</text:span></text:span></text:a><text:span text:style-name="T1">] </text:span><text:span text:style-name="T3">enfant</text:span><text:span text:style-name="T1"> — infans, Kind, child, infante, infante.</text:span></text:p>
      <text:p text:style-name="_3c_grc_3e_">παιδίον — νήπιον</text:p>
      <text:p text:style-name="_3c_entry_3e_"><text:soft-page-break/><text:span text:style-name="T1">[</text:span><text:a xlink:type="simple" xlink:href="https://www.biusante.parisdescartes.fr/histoire/medica/resultats/index.php?do=zoom&amp;cote=37020d&amp;p=537" text:style-name="Internet_20_link" text:visited-style-name="Visited_20_Internet_20_Link"><text:span text:style-name="Internet_20_link"><text:span text:style-name="T1">p. 0523</text:span></text:span></text:a><text:span text:style-name="T1">] </text:span><text:span text:style-name="T3">enfantement</text:span><text:span text:style-name="T1"> — parturüio, Gebären, delwery, parto, parto.</text:span></text:p>
      <text:p text:style-name="_3c_grc_3e_">τ<text:span text:style-name="T4">ό</text:span>κος</text:p>
      <text:p text:style-name="_3c_entry_3e_"><text:span text:style-name="T1">[</text:span><text:a xlink:type="simple" xlink:href="https://www.biusante.parisdescartes.fr/histoire/medica/resultats/index.php?do=zoom&amp;cote=37020d&amp;p=537" text:style-name="Internet_20_link" text:visited-style-name="Visited_20_Internet_20_Link"><text:span text:style-name="Internet_20_link"><text:span text:style-name="T1">p. 0523</text:span></text:span></text:a><text:span text:style-name="T1">] </text:span><text:span text:style-name="T3">enflure</text:span><text:span text:style-name="T1"> — tumor, Anschwellung, swelling, enfagione, hinchazon.</text:span></text:p>
      <text:p text:style-name="_3c_grc_3e_"><text:span text:style-name="T4">ὄ</text:span>γκος</text:p>
      <text:p text:style-name="_3c_entry_3e_"><text:span text:style-name="T1">[</text:span><text:a xlink:type="simple" xlink:href="https://www.biusante.parisdescartes.fr/histoire/medica/resultats/index.php?do=zoom&amp;cote=37020d&amp;p=538" text:style-name="Internet_20_link" text:visited-style-name="Visited_20_Internet_20_Link"><text:span text:style-name="Internet_20_link"><text:span text:style-name="T1">p. 0524</text:span></text:span></text:a><text:span text:style-name="T1">] </text:span><text:span text:style-name="T3">engourdissement</text:span><text:span text:style-name="T1"> — torpor, Erstarrung, numbness, stupore, entorpecimiento.</text:span></text:p>
      <text:p text:style-name="_3c_grc_3e_">να<text:span text:style-name="T4">ρ</text:span>κό<text:span text:style-name="T4">της</text:span></text:p>
      <text:p text:style-name="_3c_entry_3e_"><text:span text:style-name="T1">[</text:span><text:a xlink:type="simple" xlink:href="https://www.biusante.parisdescartes.fr/histoire/medica/resultats/index.php?do=zoom&amp;cote=37020d&amp;p=538" text:style-name="Internet_20_link" text:visited-style-name="Visited_20_Internet_20_Link"><text:span text:style-name="Internet_20_link"><text:span text:style-name="T1">p. 0524</text:span></text:span></text:a><text:span text:style-name="T1">] </text:span><text:span text:style-name="T3">engrais</text:span><text:span text:style-name="T1"> — fimus, Dünger, compost, manure.</text:span></text:p>
      <text:p text:style-name="_3c_grc_3e_">κόπρος</text:p>
      <text:p text:style-name="_3c_entry_3e_"><text:span text:style-name="T1">[</text:span><text:a xlink:type="simple" xlink:href="https://www.biusante.parisdescartes.fr/histoire/medica/resultats/index.php?do=zoom&amp;cote=37020d&amp;p=538" text:style-name="Internet_20_link" text:visited-style-name="Visited_20_Internet_20_Link"><text:span text:style-name="Internet_20_link"><text:span text:style-name="T1">p. 0524</text:span></text:span></text:a><text:span text:style-name="T1">] </text:span><text:span text:style-name="T3">engraissement</text:span><text:span text:style-name="T1"> — impinguatio, Mästen, manurement, ingrassamento.</text:span></text:p>
      <text:p text:style-name="_3c_grc_3e_">πάχυνσις</text:p>
      <text:p text:style-name="_3c_entry_3e_"><text:span text:style-name="T1">[</text:span><text:a xlink:type="simple" xlink:href="https://www.biusante.parisdescartes.fr/histoire/medica/resultats/index.php?do=zoom&amp;cote=37020d&amp;p=539" text:style-name="Internet_20_link" text:visited-style-name="Visited_20_Internet_20_Link"><text:span text:style-name="Internet_20_link"><text:span text:style-name="T1">p. 0525</text:span></text:span></text:a><text:span text:style-name="T1">] </text:span><text:span text:style-name="T3">énormon</text:span><text:span text:style-name="T1"> — </text:span></text:p>
      <text:p text:style-name="_3c_grc_3e_"><text:span text:style-name="T4">ἐ</text:span>νορμ<text:span text:style-name="T4">ῶ</text:span>ν</text:p>
      <text:p text:style-name="_3c_entry_3e_"><text:span text:style-name="T1">[</text:span><text:a xlink:type="simple" xlink:href="https://www.biusante.parisdescartes.fr/histoire/medica/resultats/index.php?do=zoom&amp;cote=37020d&amp;p=539" text:style-name="Internet_20_link" text:visited-style-name="Visited_20_Internet_20_Link"><text:span text:style-name="Internet_20_link"><text:span text:style-name="T1">p. 0525</text:span></text:span></text:a><text:span text:style-name="T1">] </text:span><text:span text:style-name="T3">enrouement</text:span><text:span text:style-name="T1"> — raucitas, raucedo, Heiserkeit, hoarseness, fiocaggine, ronquez.</text:span></text:p>
      <text:p text:style-name="_3c_grc_3e_">βράγχος</text:p>
      <text:p text:style-name="_3c_entry_3e_"><text:span text:style-name="T1">[</text:span><text:a xlink:type="simple" xlink:href="https://www.biusante.parisdescartes.fr/histoire/medica/resultats/index.php?do=zoom&amp;cote=37020d&amp;p=540" text:style-name="Internet_20_link" text:visited-style-name="Visited_20_Internet_20_Link"><text:span text:style-name="Internet_20_link"><text:span text:style-name="T1">p. 0526</text:span></text:span></text:a><text:span text:style-name="T1">] </text:span><text:span text:style-name="T3">entendement</text:span><text:span text:style-name="T1"> — mens, Einsicht, Ver- Ständniss, under standing, intellect, intendimento.</text:span></text:p>
      <text:p text:style-name="_3c_grc_3e_">νο<text:span text:style-name="T4">ῦ</text:span>ς</text:p>
      <text:p text:style-name="_3c_entry_3e_"><text:span text:style-name="T1">[</text:span><text:a xlink:type="simple" xlink:href="https://www.biusante.parisdescartes.fr/histoire/medica/resultats/index.php?do=zoom&amp;cote=37020d&amp;p=546" text:style-name="Internet_20_link" text:visited-style-name="Visited_20_Internet_20_Link"><text:span text:style-name="Internet_20_link"><text:span text:style-name="T1">p. 0532</text:span></text:span></text:a><text:span text:style-name="T1">] </text:span><text:span text:style-name="T3">épais</text:span><text:span text:style-name="T1"> — crassus, dich, thick, spisso.</text:span></text:p>
      <text:p text:style-name="_3c_grc_3e_">πα<text:span text:style-name="T4">χὺ</text:span>ς</text:p>
      <text:p text:style-name="_3c_entry_3e_"><text:span text:style-name="T1">[</text:span><text:a xlink:type="simple" xlink:href="https://www.biusante.parisdescartes.fr/histoire/medica/resultats/index.php?do=zoom&amp;cote=37020d&amp;p=546" text:style-name="Internet_20_link" text:visited-style-name="Visited_20_Internet_20_Link"><text:span text:style-name="Internet_20_link"><text:span text:style-name="T1">p. 0532</text:span></text:span></text:a><text:span text:style-name="T1">] </text:span><text:span text:style-name="T3">épaissi</text:span><text:span text:style-name="T1"> — incrassatus.</text:span></text:p>
      <text:p text:style-name="_3c_grc_3e_">παχυνθείς</text:p>
      <text:p text:style-name="_3c_entry_3e_"><text:span text:style-name="T1">[</text:span><text:a xlink:type="simple" xlink:href="https://www.biusante.parisdescartes.fr/histoire/medica/resultats/index.php?do=zoom&amp;cote=37020d&amp;p=546" text:style-name="Internet_20_link" text:visited-style-name="Visited_20_Internet_20_Link"><text:span text:style-name="Internet_20_link"><text:span text:style-name="T1">p. 0532</text:span></text:span></text:a><text:span text:style-name="T1">] </text:span><text:span text:style-name="T3">épaississement</text:span><text:span text:style-name="T1"> — </text:span></text:p>
      <text:p text:style-name="_3c_grc_3e_">παχυσμός</text:p>
      <text:p text:style-name="_3c_entry_3e_"><text:span text:style-name="T1">[</text:span><text:a xlink:type="simple" xlink:href="https://www.biusante.parisdescartes.fr/histoire/medica/resultats/index.php?do=zoom&amp;cote=37020d&amp;p=546" text:style-name="Internet_20_link" text:visited-style-name="Visited_20_Internet_20_Link"><text:span text:style-name="Internet_20_link"><text:span text:style-name="T1">p. 0532</text:span></text:span></text:a><text:span text:style-name="T1">] </text:span><text:span text:style-name="T3">épanchement</text:span><text:span text:style-name="T1"> — effusio, Ergiessung, effusion, stravaso.</text:span></text:p>
      <text:p text:style-name="_3c_grc_3e_"><text:span text:style-name="T4">ἐ</text:span>κχύμωσις</text:p>
      <text:p text:style-name="_3c_entry_3e_"><text:span text:style-name="T1">[</text:span><text:a xlink:type="simple" xlink:href="https://www.biusante.parisdescartes.fr/histoire/medica/resultats/index.php?do=zoom&amp;cote=37020d&amp;p=546" text:style-name="Internet_20_link" text:visited-style-name="Visited_20_Internet_20_Link"><text:span text:style-name="Internet_20_link"><text:span text:style-name="T1">p. 0532</text:span></text:span></text:a><text:span text:style-name="T1">] </text:span><text:span text:style-name="T3">épaule</text:span><text:span text:style-name="T1"> — scopula, Schulter, shoulder, spalla, espalda.</text:span></text:p>
      <text:p text:style-name="_3c_grc_3e_"><text:span text:style-name="T4">ὦ</text:span>μος</text:p>
      <text:p text:style-name="_3c_entry_3e_"><text:span text:style-name="T1">[</text:span><text:a xlink:type="simple" xlink:href="https://www.biusante.parisdescartes.fr/histoire/medica/resultats/index.php?do=zoom&amp;cote=37020d&amp;p=546" text:style-name="Internet_20_link" text:visited-style-name="Visited_20_Internet_20_Link"><text:span text:style-name="Internet_20_link"><text:span text:style-name="T1">p. 0532</text:span></text:span></text:a><text:span text:style-name="T1">] </text:span><text:span text:style-name="T3">éphélide</text:span><text:span text:style-name="T1"> — ephelis, Èphelis, Sommerfleck, ephelis, freckles, efelide, lentiggine.</text:span></text:p>
      <text:p text:style-name="_3c_grc_3e_"><text:span text:style-name="T4">ἐ</text:span>φη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547" text:style-name="Internet_20_link" text:visited-style-name="Visited_20_Internet_20_Link"><text:span text:style-name="Internet_20_link"><text:span text:style-name="T1">p. 0533</text:span></text:span></text:a><text:span text:style-name="T1">] </text:span><text:span text:style-name="T3">éphialte</text:span><text:span text:style-name="T1"> — ephialtes.</text:span></text:p>
      <text:p text:style-name="_3c_grc_3e_"><text:span text:style-name="T4">ἐ</text:span>φιάλτης</text:p>
      <text:p text:style-name="_3c_entry_3e_"><text:span text:style-name="T1">[</text:span><text:a xlink:type="simple" xlink:href="https://www.biusante.parisdescartes.fr/histoire/medica/resultats/index.php?do=zoom&amp;cote=37020d&amp;p=547" text:style-name="Internet_20_link" text:visited-style-name="Visited_20_Internet_20_Link"><text:span text:style-name="Internet_20_link"><text:span text:style-name="T1">p. 0533</text:span></text:span></text:a><text:span text:style-name="T1">] </text:span><text:span text:style-name="T3">éphidrose</text:span><text:span text:style-name="T1"> — ephidrosis.</text:span></text:p>
      <text:p text:style-name="_3c_grc_3e_"><text:span text:style-name="T4">ἐ</text:span>φίδρωσις</text:p>
      <text:p text:style-name="_3c_entry_3e_"><text:span text:style-name="T1">[</text:span><text:a xlink:type="simple" xlink:href="https://www.biusante.parisdescartes.fr/histoire/medica/resultats/index.php?do=zoom&amp;cote=37020d&amp;p=547" text:style-name="Internet_20_link" text:visited-style-name="Visited_20_Internet_20_Link"><text:span text:style-name="Internet_20_link"><text:span text:style-name="T1">p. 0533</text:span></text:span></text:a><text:span text:style-name="T1">] </text:span><text:span text:style-name="T3">épi</text:span><text:span text:style-name="T1"> — spica, Aehre, ear, spiga, espiga.</text:span></text:p>
      <text:p text:style-name="_3c_grc_3e_">στάχυς</text:p>
      <text:p text:style-name="_3c_entry_3e_"><text:span text:style-name="T1">[</text:span><text:a xlink:type="simple" xlink:href="https://www.biusante.parisdescartes.fr/histoire/medica/resultats/index.php?do=zoom&amp;cote=37020d&amp;p=547" text:style-name="Internet_20_link" text:visited-style-name="Visited_20_Internet_20_Link"><text:span text:style-name="Internet_20_link"><text:span text:style-name="T1">p. 0533</text:span></text:span></text:a><text:span text:style-name="T1">] </text:span><text:span text:style-name="T3">épiale</text:span><text:span text:style-name="T1"> — quercera.</text:span></text:p>
      <text:p text:style-name="_3c_grc_3e_"><text:span text:style-name="T4">ἠ</text:span>πίαλος</text:p>
      <text:p text:style-name="_3c_entry_3e_"><text:soft-page-break/><text:span text:style-name="T1">[</text:span><text:a xlink:type="simple" xlink:href="https://www.biusante.parisdescartes.fr/histoire/medica/resultats/index.php?do=zoom&amp;cote=37020d&amp;p=547" text:style-name="Internet_20_link" text:visited-style-name="Visited_20_Internet_20_Link"><text:span text:style-name="Internet_20_link"><text:span text:style-name="T1">p. 0533</text:span></text:span></text:a><text:span text:style-name="T1">] </text:span><text:span text:style-name="T3">épibléma</text:span><text:span text:style-name="T1"> — </text:span></text:p>
      <text:p text:style-name="_3c_grc_3e_"><text:span text:style-name="T4">ἐ</text:span>πίβλημα</text:p>
      <text:p text:style-name="_3c_entry_3e_"><text:span text:style-name="T1">[</text:span><text:a xlink:type="simple" xlink:href="https://www.biusante.parisdescartes.fr/histoire/medica/resultats/index.php?do=zoom&amp;cote=37020d&amp;p=548" text:style-name="Internet_20_link" text:visited-style-name="Visited_20_Internet_20_Link"><text:span text:style-name="Internet_20_link"><text:span text:style-name="T1">p. 0534</text:span></text:span></text:a><text:span text:style-name="T1">] </text:span><text:span text:style-name="T3">épidémie</text:span><text:span text:style-name="T1"> — epidemia, Seuche, Epidemie, epidemy, epidemia, epidemia.</text:span></text:p>
      <text:p text:style-name="_3c_grc_3e_"><text:span text:style-name="T4">ἐ</text:span>πιδημία</text:p>
      <text:p text:style-name="_3c_entry_3e_"><text:span text:style-name="T1">[</text:span><text:a xlink:type="simple" xlink:href="https://www.biusante.parisdescartes.fr/histoire/medica/resultats/index.php?do=zoom&amp;cote=37020d&amp;p=548" text:style-name="Internet_20_link" text:visited-style-name="Visited_20_Internet_20_Link"><text:span text:style-name="Internet_20_link"><text:span text:style-name="T1">p. 0534</text:span></text:span></text:a><text:span text:style-name="T1">] </text:span><text:span text:style-name="T3">épidémique</text:span><text:span text:style-name="T1"> — epidemicus, epidemius, epidemisch, épidémie, epidemical, epidemico, epidemico.</text:span></text:p>
      <text:p text:style-name="_3c_grc_3e_"><text:span text:style-name="T4">ἐ</text:span>πιδ<text:span text:style-name="T4">ή</text:span>μιος — <text:span text:style-name="T4">ἐ</text:span>πίδημος</text:p>
      <text:p text:style-name="_3c_entry_3e_"><text:span text:style-name="T1">[</text:span><text:a xlink:type="simple" xlink:href="https://www.biusante.parisdescartes.fr/histoire/medica/resultats/index.php?do=zoom&amp;cote=37020d&amp;p=548" text:style-name="Internet_20_link" text:visited-style-name="Visited_20_Internet_20_Link"><text:span text:style-name="Internet_20_link"><text:span text:style-name="T1">p. 0534</text:span></text:span></text:a><text:span text:style-name="T1">] </text:span><text:span text:style-name="T3">épiderme</text:span><text:span text:style-name="T1"> — epidermis, cuticula, Oberhaut, epidermis, epidermide, epidermis.</text:span></text:p>
      <text:p text:style-name="_3c_grc_3e_"><text:span text:style-name="T4">ἐ</text:span>πιδερμ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549" text:style-name="Internet_20_link" text:visited-style-name="Visited_20_Internet_20_Link"><text:span text:style-name="Internet_20_link"><text:span text:style-name="T1">p. 0535</text:span></text:span></text:a><text:span text:style-name="T1">] </text:span><text:span text:style-name="T3">épidèse</text:span><text:span text:style-name="T1"> — epidesis, Verband.</text:span></text:p>
      <text:p text:style-name="_3c_grc_3e_"><text:span text:style-name="T4">ἐ</text:span>πίδεσις</text:p>
      <text:p text:style-name="_3c_entry_3e_"><text:span text:style-name="T1">[</text:span><text:a xlink:type="simple" xlink:href="https://www.biusante.parisdescartes.fr/histoire/medica/resultats/index.php?do=zoom&amp;cote=37020d&amp;p=550" text:style-name="Internet_20_link" text:visited-style-name="Visited_20_Internet_20_Link"><text:span text:style-name="Internet_20_link"><text:span text:style-name="T1">p. 0536</text:span></text:span></text:a><text:span text:style-name="T1">] </text:span><text:span text:style-name="T3">épigastre</text:span><text:span text:style-name="T1"> — epigastrium, Oberbauch, epigastrium, epigastrio, epigastrio.</text:span></text:p>
      <text:p text:style-name="_3c_grc_3e_"><text:span text:style-name="T4">ἐ</text:span>πιγάστριον</text:p>
      <text:p text:style-name="_3c_entry_3e_"><text:span text:style-name="T1">[</text:span><text:a xlink:type="simple" xlink:href="https://www.biusante.parisdescartes.fr/histoire/medica/resultats/index.php?do=zoom&amp;cote=37020d&amp;p=550" text:style-name="Internet_20_link" text:visited-style-name="Visited_20_Internet_20_Link"><text:span text:style-name="Internet_20_link"><text:span text:style-name="T1">p. 0536</text:span></text:span></text:a><text:span text:style-name="T1">] </text:span><text:span text:style-name="T3">épigénème</text:span><text:span text:style-name="T1"> — </text:span></text:p>
      <text:p text:style-name="_3c_grc_3e_"><text:span text:style-name="T4">ἐ</text:span>πιγ<text:span text:style-name="T4">έ</text:span>νημα</text:p>
      <text:p text:style-name="_3c_entry_3e_"><text:span text:style-name="T1">[</text:span><text:a xlink:type="simple" xlink:href="https://www.biusante.parisdescartes.fr/histoire/medica/resultats/index.php?do=zoom&amp;cote=37020d&amp;p=550" text:style-name="Internet_20_link" text:visited-style-name="Visited_20_Internet_20_Link"><text:span text:style-name="Internet_20_link"><text:span text:style-name="T1">p. 0536</text:span></text:span></text:a><text:span text:style-name="T1">] </text:span><text:span text:style-name="T3">épigenèse</text:span><text:span text:style-name="T1"> — epigenesis.</text:span></text:p>
      <text:p text:style-name="_3c_grc_3e_"><text:span text:style-name="T4">ἐ</text:span>πιγένεσις</text:p>
      <text:p text:style-name="_3c_entry_3e_"><text:span text:style-name="T1">[</text:span><text:a xlink:type="simple" xlink:href="https://www.biusante.parisdescartes.fr/histoire/medica/resultats/index.php?do=zoom&amp;cote=37020d&amp;p=550" text:style-name="Internet_20_link" text:visited-style-name="Visited_20_Internet_20_Link"><text:span text:style-name="Internet_20_link"><text:span text:style-name="T1">p. 0536</text:span></text:span></text:a><text:span text:style-name="T1">] </text:span><text:span text:style-name="T3">épiginomène</text:span><text:span text:style-name="T1"> — epiginomenon.</text:span></text:p>
      <text:p text:style-name="_3c_grc_3e_"><text:span text:style-name="T4">ἐ</text:span>πιγ<text:span text:style-name="T4">ι</text:span>νόμενον</text:p>
      <text:p text:style-name="_3c_entry_3e_"><text:span text:style-name="T1">[</text:span><text:a xlink:type="simple" xlink:href="https://www.biusante.parisdescartes.fr/histoire/medica/resultats/index.php?do=zoom&amp;cote=37020d&amp;p=550" text:style-name="Internet_20_link" text:visited-style-name="Visited_20_Internet_20_Link"><text:span text:style-name="Internet_20_link"><text:span text:style-name="T1">p. 0536</text:span></text:span></text:a><text:span text:style-name="T1">] </text:span><text:span text:style-name="T3">épiglotte</text:span><text:span text:style-name="T1"> — epiglottis, Kehldeckel, epiglottis, epiglottide, ugola, epiglotis.</text:span></text:p>
      <text:p text:style-name="_3c_grc_3e_"><text:span text:style-name="T4">ἐ</text:span>πιγλωσσ<text:span text:style-name="T4">ὶ</text:span>ς — <text:span text:style-name="T4">ἐ</text:span>πιγλωτ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550" text:style-name="Internet_20_link" text:visited-style-name="Visited_20_Internet_20_Link"><text:span text:style-name="Internet_20_link"><text:span text:style-name="T1">p. 0536</text:span></text:span></text:a><text:span text:style-name="T1">] </text:span><text:span text:style-name="T3">épigonatis</text:span><text:span text:style-name="T1"> — </text:span></text:p>
      <text:p text:style-name="_3c_grc_3e_"><text:span text:style-name="T4">ἐ</text:span>πιγονα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551" text:style-name="Internet_20_link" text:visited-style-name="Visited_20_Internet_20_Link"><text:span text:style-name="Internet_20_link"><text:span text:style-name="T1">p. 0537</text:span></text:span></text:a><text:span text:style-name="T1">] </text:span><text:span text:style-name="T3">épilepsie</text:span><text:span text:style-name="T1"> — Fallsucht, epilepsy, falling-sickness, epilessia, mal caduco, epilepsia.</text:span></text:p>
      <text:p text:style-name="_3c_grc_3e_"><text:span text:style-name="T4">ἐ</text:span>πιληψία — <text:span text:style-name="T4">ἐ</text:span>πίληψις</text:p>
      <text:p text:style-name="_3c_entry_3e_"><text:span text:style-name="T1">[</text:span><text:a xlink:type="simple" xlink:href="https://www.biusante.parisdescartes.fr/histoire/medica/resultats/index.php?do=zoom&amp;cote=37020d&amp;p=553" text:style-name="Internet_20_link" text:visited-style-name="Visited_20_Internet_20_Link"><text:span text:style-name="Internet_20_link"><text:span text:style-name="T1">p. 0539</text:span></text:span></text:a><text:span text:style-name="T1">] </text:span><text:span text:style-name="T3">épilogisme</text:span><text:span text:style-name="T1"> — epilogismus.</text:span></text:p>
      <text:p text:style-name="_3c_grc_3e_"><text:span text:style-name="T4">ἐ</text:span>πιλογ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53" text:style-name="Internet_20_link" text:visited-style-name="Visited_20_Internet_20_Link"><text:span text:style-name="Internet_20_link"><text:span text:style-name="T1">p. 0539</text:span></text:span></text:a><text:span text:style-name="T1">] </text:span><text:span text:style-name="T3">épine</text:span><text:span text:style-name="T1"> — spina, Dorn, thorn, spina, espino.</text:span></text:p>
      <text:p text:style-name="_3c_grc_3e_"><text:span text:style-name="T4">ἄ</text:span>κανθα</text:p>
      <text:p text:style-name="_3c_entry_3e_"><text:span text:style-name="T1">[</text:span><text:a xlink:type="simple" xlink:href="https://www.biusante.parisdescartes.fr/histoire/medica/resultats/index.php?do=zoom&amp;cote=37020d&amp;p=554" text:style-name="Internet_20_link" text:visited-style-name="Visited_20_Internet_20_Link"><text:span text:style-name="Internet_20_link"><text:span text:style-name="T1">p. 0540</text:span></text:span></text:a><text:span text:style-name="T1">] </text:span><text:span text:style-name="T3">épinyctide</text:span><text:span text:style-name="T1"> — epinyctis, Nachtblatter, epinyctis, epinitide.</text:span></text:p>
      <text:p text:style-name="_3c_grc_3e_"><text:span text:style-name="T4">ἐ</text:span>πινυκ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554" text:style-name="Internet_20_link" text:visited-style-name="Visited_20_Internet_20_Link"><text:span text:style-name="Internet_20_link"><text:span text:style-name="T1">p. 0540</text:span></text:span></text:a><text:span text:style-name="T1">] </text:span><text:span text:style-name="T3">epiphora</text:span><text:span text:style-name="T1"> — epiphora, Thrünenfluss, thewatery eye, epifora, epifora.</text:span></text:p>
      <text:p text:style-name="_3c_grc_3e_"><text:span text:style-name="T4">ἐ</text:span>πιφορ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554" text:style-name="Internet_20_link" text:visited-style-name="Visited_20_Internet_20_Link"><text:span text:style-name="Internet_20_link"><text:span text:style-name="T1">p. 0540</text:span></text:span></text:a><text:span text:style-name="T1">] </text:span><text:span text:style-name="T3">épiphyse</text:span><text:span text:style-name="T1"> — epiphysis, Knochenansatz, epiphysis, epifisi, epifisis.</text:span></text:p>
      <text:p text:style-name="_3c_grc_3e_"><text:span text:style-name="T4">ἐ</text:span>πίφυσις</text:p>
      <text:p text:style-name="_3c_entry_3e_"><text:span text:style-name="T1">[</text:span><text:a xlink:type="simple" xlink:href="https://www.biusante.parisdescartes.fr/histoire/medica/resultats/index.php?do=zoom&amp;cote=37020d&amp;p=555" text:style-name="Internet_20_link" text:visited-style-name="Visited_20_Internet_20_Link"><text:span text:style-name="Internet_20_link"><text:span text:style-name="T1">p. 0541</text:span></text:span></text:a><text:span text:style-name="T1">] </text:span><text:span text:style-name="T3">épiploon</text:span><text:span text:style-name="T1"> — omentum, Netz, épiploon, epiploo, omento, epiplon.</text:span></text:p>
      <text:p text:style-name="_3c_grc_3e_"><text:span text:style-name="T4">ἐ</text:span>πίπλοον</text:p>
      <text:p text:style-name="_3c_entry_3e_"><text:soft-page-break/><text:span text:style-name="T1">[</text:span><text:a xlink:type="simple" xlink:href="https://www.biusante.parisdescartes.fr/histoire/medica/resultats/index.php?do=zoom&amp;cote=37020d&amp;p=555" text:style-name="Internet_20_link" text:visited-style-name="Visited_20_Internet_20_Link"><text:span text:style-name="Internet_20_link"><text:span text:style-name="T1">p. 0541</text:span></text:span></text:a><text:span text:style-name="T1">] </text:span><text:span text:style-name="T3">épipolase</text:span><text:span text:style-name="T1"> — epipolasis, Obenaufschwimmen, epipolasis.</text:span></text:p>
      <text:p text:style-name="_3c_grc_3e_"><text:span text:style-name="T4">ἐ</text:span>πιπ<text:span text:style-name="T4">ό</text:span>λασις</text:p>
      <text:p text:style-name="_3c_entry_3e_"><text:span text:style-name="T1">[</text:span><text:a xlink:type="simple" xlink:href="https://www.biusante.parisdescartes.fr/histoire/medica/resultats/index.php?do=zoom&amp;cote=37020d&amp;p=555" text:style-name="Internet_20_link" text:visited-style-name="Visited_20_Internet_20_Link"><text:span text:style-name="Internet_20_link"><text:span text:style-name="T1">p. 0541</text:span></text:span></text:a><text:span text:style-name="T1">] </text:span><text:span text:style-name="T3">épirrhée</text:span><text:span text:style-name="T1"> — epirrheea.</text:span></text:p>
      <text:p text:style-name="_3c_grc_3e_"><text:span text:style-name="T4">ἐ</text:span>πι<text:span text:style-name="T4">ῤῥ</text:span>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55" text:style-name="Internet_20_link" text:visited-style-name="Visited_20_Internet_20_Link"><text:span text:style-name="Internet_20_link"><text:span text:style-name="T1">p. 0541</text:span></text:span></text:a><text:span text:style-name="T1">] </text:span><text:span text:style-name="T3">épischèse</text:span><text:span text:style-name="T1"> — epischesis.</text:span></text:p>
      <text:p text:style-name="_3c_grc_3e_"><text:span text:style-name="T4">ἐ</text:span>πίσχεσις</text:p>
      <text:p text:style-name="_3c_entry_3e_"><text:span text:style-name="T1">[</text:span><text:a xlink:type="simple" xlink:href="https://www.biusante.parisdescartes.fr/histoire/medica/resultats/index.php?do=zoom&amp;cote=37020d&amp;p=555" text:style-name="Internet_20_link" text:visited-style-name="Visited_20_Internet_20_Link"><text:span text:style-name="Internet_20_link"><text:span text:style-name="T1">p. 0541</text:span></text:span></text:a><text:span text:style-name="T1">] </text:span><text:span text:style-name="T3">épisémasie</text:span><text:span text:style-name="T1"> — episemasia, Vorzeichen.</text:span></text:p>
      <text:p text:style-name="_3c_grc_3e_"><text:span text:style-name="T4">ἐ</text:span>πισημασία</text:p>
      <text:p text:style-name="_3c_entry_3e_"><text:span text:style-name="T1">[</text:span><text:a xlink:type="simple" xlink:href="https://www.biusante.parisdescartes.fr/histoire/medica/resultats/index.php?do=zoom&amp;cote=37020d&amp;p=556" text:style-name="Internet_20_link" text:visited-style-name="Visited_20_Internet_20_Link"><text:span text:style-name="Internet_20_link"><text:span text:style-name="T1">p. 0542</text:span></text:span></text:a><text:span text:style-name="T1">] </text:span><text:span text:style-name="T3">épispastique</text:span><text:span text:style-name="T1"> — epispasticus, epispastisch, epispastic, epispastico, epispastico.</text:span></text:p>
      <text:p text:style-name="_3c_grc_3e_"><text:span text:style-name="T4">ἐ</text:span>πισπα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56" text:style-name="Internet_20_link" text:visited-style-name="Visited_20_Internet_20_Link"><text:span text:style-name="Internet_20_link"><text:span text:style-name="T1">p. 0542</text:span></text:span></text:a><text:span text:style-name="T1">] </text:span><text:span text:style-name="T3">épistase</text:span><text:span text:style-name="T1"> — epistasis.</text:span></text:p>
      <text:p text:style-name="_3c_grc_3e_"><text:span text:style-name="T4">ἐ</text:span>πίστασις</text:p>
      <text:p text:style-name="_3c_entry_3e_"><text:span text:style-name="T1">[</text:span><text:a xlink:type="simple" xlink:href="https://www.biusante.parisdescartes.fr/histoire/medica/resultats/index.php?do=zoom&amp;cote=37020d&amp;p=556" text:style-name="Internet_20_link" text:visited-style-name="Visited_20_Internet_20_Link"><text:span text:style-name="Internet_20_link"><text:span text:style-name="T1">p. 0542</text:span></text:span></text:a><text:span text:style-name="T1">] </text:span><text:span text:style-name="T3">épistaxis</text:span><text:span text:style-name="T1"> — épistaxis, hæmorrhagia narium, sanguinis e naribus Stillatio, Epistaxis, Nasenbluten, épistaxis, epistassi.</text:span></text:p>
      <text:p text:style-name="_3c_grc_3e_"><text:span text:style-name="T4">ἐ</text:span>πίσταξις</text:p>
      <text:p text:style-name="_3c_entry_3e_"><text:span text:style-name="T1">[</text:span><text:a xlink:type="simple" xlink:href="https://www.biusante.parisdescartes.fr/histoire/medica/resultats/index.php?do=zoom&amp;cote=37020d&amp;p=557" text:style-name="Internet_20_link" text:visited-style-name="Visited_20_Internet_20_Link"><text:span text:style-name="Internet_20_link"><text:span text:style-name="T1">p. 0543</text:span></text:span></text:a><text:span text:style-name="T1">] </text:span><text:span text:style-name="T3">épitase</text:span><text:span text:style-name="T1"> — epitasis.</text:span></text:p>
      <text:p text:style-name="_3c_grc_3e_"><text:span text:style-name="T4">ἐ</text:span>πίτασις</text:p>
      <text:p text:style-name="_3c_entry_3e_"><text:span text:style-name="T1">[</text:span><text:a xlink:type="simple" xlink:href="https://www.biusante.parisdescartes.fr/histoire/medica/resultats/index.php?do=zoom&amp;cote=37020d&amp;p=559" text:style-name="Internet_20_link" text:visited-style-name="Visited_20_Internet_20_Link"><text:span text:style-name="Internet_20_link"><text:span text:style-name="T1">p. 0545</text:span></text:span></text:a><text:span text:style-name="T1">] </text:span><text:span text:style-name="T3">épithème</text:span><text:span text:style-name="T1"> — epithema, Epithem, Umschlag, epithem, pittima, epitema.</text:span></text:p>
      <text:p text:style-name="_3c_grc_3e_"><text:span text:style-name="T4">ἐ</text:span>πίθεμα</text:p>
      <text:p text:style-name="_3c_entry_3e_"><text:span text:style-name="T1">[</text:span><text:a xlink:type="simple" xlink:href="https://www.biusante.parisdescartes.fr/histoire/medica/resultats/index.php?do=zoom&amp;cote=37020d&amp;p=560" text:style-name="Internet_20_link" text:visited-style-name="Visited_20_Internet_20_Link"><text:span text:style-name="Internet_20_link"><text:span text:style-name="T1">p. 0546</text:span></text:span></text:a><text:span text:style-name="T1">] </text:span><text:span text:style-name="T3">épulide</text:span><text:span text:style-name="T1"> — epulis, Epulis, Zahnfleischschwamm, epulis, epulide.</text:span></text:p>
      <text:p text:style-name="_3c_grc_3e_"><text:span text:style-name="T4">ἐ</text:span>που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563" text:style-name="Internet_20_link" text:visited-style-name="Visited_20_Internet_20_Link"><text:span text:style-name="Internet_20_link"><text:span text:style-name="T1">p. 0549</text:span></text:span></text:a><text:span text:style-name="T1">] </text:span><text:span text:style-name="T3">éréthisme</text:span><text:span text:style-name="T1"> — erethismus, Reiz, erethismus, eretismo, eretismo.</text:span></text:p>
      <text:p text:style-name="_3c_grc_3e_"><text:span text:style-name="T4">ἐ</text:span>ρεθ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66" text:style-name="Internet_20_link" text:visited-style-name="Visited_20_Internet_20_Link"><text:span text:style-name="Internet_20_link"><text:span text:style-name="T1">p. 0552</text:span></text:span></text:a><text:span text:style-name="T1">] </text:span><text:span text:style-name="T3">erratique</text:span><text:span text:style-name="T1"> — erraticus, wandelnd, erratic, erratico, erratico.</text:span></text:p>
      <text:p text:style-name="_3c_grc_3e_">πλανήτης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errhin</text:span><text:span text:style-name="T1"> — errhinus, Niessmittel, errhine, errino.</text:span></text:p>
      <text:p text:style-name="_3c_grc_3e_"><text:span text:style-name="T4">ἔῤῥ</text:span>ιν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uctation</text:span><text:span text:style-name="T1"> — eructatio, Aufstos- Sen, belching, eruttazione, éructation.</text:span></text:p>
      <text:p text:style-name="_3c_grc_3e_"><text:span text:style-name="T4">ἐ</text:span>ρευ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ugineux</text:span><text:span text:style-name="T1"> — æruginosus, œrugineus, Spangrün, emginous, eruginoso, eruginoso.</text:span></text:p>
      <text:p text:style-name="_3c_grc_3e_"><text:span text:style-name="T4">ἰ</text:span>ώδης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uption</text:span><text:span text:style-name="T1"> — eruptio, Hautausschlag, breaking out, eruzione, éruption.</text:span></text:p>
      <text:p text:style-name="_3c_grc_3e_"><text:span text:style-name="T4">ἐ</text:span>ξάνθημα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ysibe</text:span><text:span text:style-name="T1"> — </text:span></text:p>
      <text:p text:style-name="_3c_grc_3e_"><text:span text:style-name="T4">ἐ</text:span>ρυσίβη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ysipélateux</text:span><text:span text:style-name="T1"> — erysipelatodxs.</text:span></text:p>
      <text:p text:style-name="_3c_grc_3e_"><text:span text:style-name="T4">ἐ</text:span>ρυσιπελατώδης</text:p>
      <text:p text:style-name="_3c_entry_3e_"><text:soft-page-break/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ysipèle</text:span><text:span text:style-name="T1"> — erysipelas, Rothlauf, Rose, erysipelas, rose, risipola, erùipela.</text:span></text:p>
      <text:p text:style-name="_3c_grc_3e_"><text:span text:style-name="T4">ἐ</text:span>ρυσίπελας</text:p>
      <text:p text:style-name="_3c_entry_3e_"><text:span text:style-name="T1">[</text:span><text:a xlink:type="simple" xlink:href="https://www.biusante.parisdescartes.fr/histoire/medica/resultats/index.php?do=zoom&amp;cote=37020d&amp;p=567" text:style-name="Internet_20_link" text:visited-style-name="Visited_20_Internet_20_Link"><text:span text:style-name="Internet_20_link"><text:span text:style-name="T1">p. 0553</text:span></text:span></text:a><text:span text:style-name="T1">] </text:span><text:span text:style-name="T3">érythème</text:span><text:span text:style-name="T1"> — erythema, Hautröthe, falsche Rose, erythema, eritema, eritema.</text:span></text:p>
      <text:p text:style-name="_3c_grc_3e_"><text:span text:style-name="T4">ἐ</text:span>ρύθημα</text:p>
      <text:p text:style-name="_3c_entry_3e_"><text:span text:style-name="T1">[</text:span><text:a xlink:type="simple" xlink:href="https://www.biusante.parisdescartes.fr/histoire/medica/resultats/index.php?do=zoom&amp;cote=37020d&amp;p=568" text:style-name="Internet_20_link" text:visited-style-name="Visited_20_Internet_20_Link"><text:span text:style-name="Internet_20_link"><text:span text:style-name="T1">p. 0554</text:span></text:span></text:a><text:span text:style-name="T1">] </text:span><text:span text:style-name="T3">escarre </text:span><text:span text:style-name="T11">eschare / escarrhe</text:span><text:span text:style-name="T1"> — éschara, Brandschorf, eschar, escara, escara.</text:span></text:p>
      <text:p text:style-name="_3c_grc_3e_"><text:span text:style-name="T4">ἐ</text:span>σχάρα</text:p>
      <text:p text:style-name="_3c_entry_3e_"><text:span text:style-name="T1">[</text:span><text:a xlink:type="simple" xlink:href="https://www.biusante.parisdescartes.fr/histoire/medica/resultats/index.php?do=zoom&amp;cote=37020d&amp;p=568" text:style-name="Internet_20_link" text:visited-style-name="Visited_20_Internet_20_Link"><text:span text:style-name="Internet_20_link"><text:span text:style-name="T1">p. 0554</text:span></text:span></text:a><text:span text:style-name="T1">] </text:span><text:span text:style-name="T3">escarrification </text:span><text:span text:style-name="T11">escharrification</text:span><text:span text:style-name="T1"> — </text:span></text:p>
      <text:p text:style-name="_3c_grc_3e_"><text:span text:style-name="T4">ἐ</text:span>σχάρωσις</text:p>
      <text:p text:style-name="_3c_entry_3e_"><text:span text:style-name="T1">[</text:span><text:a xlink:type="simple" xlink:href="https://www.biusante.parisdescartes.fr/histoire/medica/resultats/index.php?do=zoom&amp;cote=37020d&amp;p=568" text:style-name="Internet_20_link" text:visited-style-name="Visited_20_Internet_20_Link"><text:span text:style-name="Internet_20_link"><text:span text:style-name="T1">p. 0554</text:span></text:span></text:a><text:span text:style-name="T1">] </text:span><text:span text:style-name="T3">escarrotique</text:span><text:span text:style-name="T1"> — escharoticus, Aetzmittel, escharotic, escarotico.</text:span></text:p>
      <text:p text:style-name="_3c_grc_3e_"><text:span text:style-name="T4">ἐσχαρωτικὸς</text:span></text:p>
      <text:p text:style-name="_3c_entry_3e_"><text:span text:style-name="T1">[</text:span><text:a xlink:type="simple" xlink:href="https://www.biusante.parisdescartes.fr/histoire/medica/resultats/index.php?do=zoom&amp;cote=37020d&amp;p=569" text:style-name="Internet_20_link" text:visited-style-name="Visited_20_Internet_20_Link"><text:span text:style-name="Internet_20_link"><text:span text:style-name="T1">p. 0555</text:span></text:span></text:a><text:span text:style-name="T1">] </text:span><text:span text:style-name="T3">espèce</text:span><text:span text:style-name="T1"> — species, Art, Gattung, species, spezie, especie.</text:span></text:p>
      <text:p text:style-name="_3c_grc_3e_">ε<text:span text:style-name="T4">ἶ</text:span>δος</text:p>
      <text:p text:style-name="_3c_entry_3e_"><text:span text:style-name="T1">[</text:span><text:a xlink:type="simple" xlink:href="https://www.biusante.parisdescartes.fr/histoire/medica/resultats/index.php?do=zoom&amp;cote=37020d&amp;p=569" text:style-name="Internet_20_link" text:visited-style-name="Visited_20_Internet_20_Link"><text:span text:style-name="Internet_20_link"><text:span text:style-name="T1">p. 0555</text:span></text:span></text:a><text:span text:style-name="T1">] </text:span><text:span text:style-name="T3">esprit</text:span><text:span text:style-name="T1"> — spiritus, Geist, spirit, spirito, espiritu.</text:span></text:p>
      <text:p text:style-name="_3c_grc_3e_"><text:span text:style-name="T4">π</text:span>ν<text:span text:style-name="T4">εῦ</text:span>μα</text:p>
      <text:p text:style-name="_3c_entry_3e_"><text:span text:style-name="T1">[</text:span><text:a xlink:type="simple" xlink:href="https://www.biusante.parisdescartes.fr/histoire/medica/resultats/index.php?do=zoom&amp;cote=37020d&amp;p=570" text:style-name="Internet_20_link" text:visited-style-name="Visited_20_Internet_20_Link"><text:span text:style-name="Internet_20_link"><text:span text:style-name="T1">p. 0556</text:span></text:span></text:a><text:span text:style-name="T1">] </text:span><text:span text:style-name="T3">esquille</text:span><text:span text:style-name="T1"> — ossis fragmentum, assula, Knochensplitter, splinter, scheggia, astilla.</text:span></text:p>
      <text:p text:style-name="_3c_grc_3e_">σχίζα</text:p>
      <text:p text:style-name="_3c_entry_3e_"><text:span text:style-name="T1">[</text:span><text:a xlink:type="simple" xlink:href="https://www.biusante.parisdescartes.fr/histoire/medica/resultats/index.php?do=zoom&amp;cote=37020d&amp;p=570" text:style-name="Internet_20_link" text:visited-style-name="Visited_20_Internet_20_Link"><text:span text:style-name="Internet_20_link"><text:span text:style-name="T1">p. 0556</text:span></text:span></text:a><text:span text:style-name="T1">] </text:span><text:span text:style-name="T3">essence</text:span><text:span text:style-name="T1"> — essentia, Ae essens, Essenz, essence, essenza, esencia.</text:span></text:p>
      <text:p text:style-name="_3c_grc_3e_">ο<text:span text:style-name="T4">ὐ</text:span>σία</text:p>
      <text:p text:style-name="_3c_entry_3e_"><text:span text:style-name="T1">[</text:span><text:a xlink:type="simple" xlink:href="https://www.biusante.parisdescartes.fr/histoire/medica/resultats/index.php?do=zoom&amp;cote=37020d&amp;p=572" text:style-name="Internet_20_link" text:visited-style-name="Visited_20_Internet_20_Link"><text:span text:style-name="Internet_20_link"><text:span text:style-name="T1">p. 0558</text:span></text:span></text:a><text:span text:style-name="T1">] </text:span><text:span text:style-name="T3">essentiel</text:span><text:span text:style-name="T1"> — essentialis, selbstständig, wesentlich, essential, essenziale, esencial.</text:span></text:p>
      <text:p text:style-name="_3c_grc_3e_">ο<text:span text:style-name="T4">ὐ</text:span>σι<text:span text:style-name="T4">ώδ</text:span>ης</text:p>
      <text:p text:style-name="_3c_entry_3e_"><text:span text:style-name="T1">[</text:span><text:a xlink:type="simple" xlink:href="https://www.biusante.parisdescartes.fr/histoire/medica/resultats/index.php?do=zoom&amp;cote=37020d&amp;p=573" text:style-name="Internet_20_link" text:visited-style-name="Visited_20_Internet_20_Link"><text:span text:style-name="Internet_20_link"><text:span text:style-name="T1">p. 0559</text:span></text:span></text:a><text:span text:style-name="T1">] </text:span><text:span text:style-name="T3">étain</text:span><text:span text:style-name="T1"> — stannum, Zinn, pewter, tin, stagno, estano.</text:span></text:p>
      <text:p text:style-name="_3c_grc_3e_">κασσίτερος</text:p>
      <text:p text:style-name="_3c_entry_3e_"><text:span text:style-name="T1">[</text:span><text:a xlink:type="simple" xlink:href="https://www.biusante.parisdescartes.fr/histoire/medica/resultats/index.php?do=zoom&amp;cote=37020d&amp;p=574" text:style-name="Internet_20_link" text:visited-style-name="Visited_20_Internet_20_Link"><text:span text:style-name="Internet_20_link"><text:span text:style-name="T1">p. 0560</text:span></text:span></text:a><text:span text:style-name="T1">] </text:span><text:span text:style-name="T3">état</text:span><text:span text:style-name="T1"> — status, Zustand, state, stato, estado.</text:span></text:p>
      <text:p text:style-name="_3c_grc_3e_"><text:span text:style-name="T4">ἀ</text:span>κ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74" text:style-name="Internet_20_link" text:visited-style-name="Visited_20_Internet_20_Link"><text:span text:style-name="Internet_20_link"><text:span text:style-name="T1">p. 0560</text:span></text:span></text:a><text:span text:style-name="T1">] </text:span><text:span text:style-name="T3">été</text:span><text:span text:style-name="T1"> — œstas, Sommer, summer, estate, estio.</text:span></text:p>
      <text:p text:style-name="_3c_grc_3e_">θέρος</text:p>
      <text:p text:style-name="_3c_entry_3e_"><text:span text:style-name="T1">[</text:span><text:a xlink:type="simple" xlink:href="https://www.biusante.parisdescartes.fr/histoire/medica/resultats/index.php?do=zoom&amp;cote=37020d&amp;p=574" text:style-name="Internet_20_link" text:visited-style-name="Visited_20_Internet_20_Link"><text:span text:style-name="Internet_20_link"><text:span text:style-name="T1">p. 0560</text:span></text:span></text:a><text:span text:style-name="T1">] </text:span><text:span text:style-name="T3">éternument</text:span><text:span text:style-name="T1"> — sternutatio, Niesen, sneezing, stamuto, estornudo.</text:span></text:p>
      <text:p text:style-name="_3c_grc_3e_">πταρ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74" text:style-name="Internet_20_link" text:visited-style-name="Visited_20_Internet_20_Link"><text:span text:style-name="Internet_20_link"><text:span text:style-name="T1">p. 0560</text:span></text:span></text:a><text:span text:style-name="T1">] </text:span><text:span text:style-name="T3">étésiens</text:span><text:span text:style-name="T1"> — etesii venti.</text:span></text:p>
      <text:p text:style-name="_3c_grc_3e_"><text:span text:style-name="T4">ἐ</text:span>τησίαι</text:p>
      <text:p text:style-name="_3c_entry_3e_"><text:span text:style-name="T1">[</text:span><text:a xlink:type="simple" xlink:href="https://www.biusante.parisdescartes.fr/histoire/medica/resultats/index.php?do=zoom&amp;cote=37020d&amp;p=577" text:style-name="Internet_20_link" text:visited-style-name="Visited_20_Internet_20_Link"><text:span text:style-name="Internet_20_link"><text:span text:style-name="T1">p. 0563</text:span></text:span></text:a><text:span text:style-name="T1">] </text:span><text:span text:style-name="T3">éthiops</text:span><text:span text:style-name="T1"> — mineralischer Mohr, aethiops, etiope, etiope.</text:span></text:p>
      <text:p text:style-name="_3c_grc_3e_">α<text:span text:style-name="T4">ἰ</text:span>θίοψ</text:p>
      <text:p text:style-name="_3c_entry_3e_"><text:span text:style-name="T1">[</text:span><text:a xlink:type="simple" xlink:href="https://www.biusante.parisdescartes.fr/histoire/medica/resultats/index.php?do=zoom&amp;cote=37020d&amp;p=578" text:style-name="Internet_20_link" text:visited-style-name="Visited_20_Internet_20_Link"><text:span text:style-name="Internet_20_link"><text:span text:style-name="T1">p. 0564</text:span></text:span></text:a><text:span text:style-name="T1">] </text:span><text:span text:style-name="T3">étoupe</text:span><text:span text:style-name="T1"> — stupa, Werg, tow, stoppa, estopa.</text:span></text:p>
      <text:p text:style-name="_3c_grc_3e_">στύπη</text:p>
      <text:p text:style-name="_3c_entry_3e_"><text:span text:style-name="T1">[</text:span><text:a xlink:type="simple" xlink:href="https://www.biusante.parisdescartes.fr/histoire/medica/resultats/index.php?do=zoom&amp;cote=37020d&amp;p=580" text:style-name="Internet_20_link" text:visited-style-name="Visited_20_Internet_20_Link"><text:span text:style-name="Internet_20_link"><text:span text:style-name="T1">p. 0566</text:span></text:span></text:a><text:span text:style-name="T1">] </text:span><text:span text:style-name="T3">euexie</text:span><text:span text:style-name="T1"> — </text:span></text:p>
      <text:p text:style-name="_3c_grc_3e_"><text:span text:style-name="T4">εὐ</text:span>εξία</text:p>
      <text:p text:style-name="_3c_entry_3e_"><text:span text:style-name="T1">[</text:span><text:a xlink:type="simple" xlink:href="https://www.biusante.parisdescartes.fr/histoire/medica/resultats/index.php?do=zoom&amp;cote=37020d&amp;p=580" text:style-name="Internet_20_link" text:visited-style-name="Visited_20_Internet_20_Link"><text:span text:style-name="Internet_20_link"><text:span text:style-name="T1">p. 0566</text:span></text:span></text:a><text:span text:style-name="T1">] </text:span><text:span text:style-name="T3">eunuque</text:span><text:span text:style-name="T1"> — eunuchus, Verschnittener, eunuch, eunuco, eunuco.</text:span></text:p>
      <text:p text:style-name="_3c_grc_3e_"><text:soft-page-break/>ε<text:span text:style-name="T4">ὐ</text:span>νε<text:span text:style-name="T4">ῦ</text:span>χος</text:p>
      <text:p text:style-name="_3c_entry_3e_"><text:span text:style-name="T1">[</text:span><text:a xlink:type="simple" xlink:href="https://www.biusante.parisdescartes.fr/histoire/medica/resultats/index.php?do=zoom&amp;cote=37020d&amp;p=581" text:style-name="Internet_20_link" text:visited-style-name="Visited_20_Internet_20_Link"><text:span text:style-name="Internet_20_link"><text:span text:style-name="T1">p. 0567</text:span></text:span></text:a><text:span text:style-name="T1">] </text:span><text:span text:style-name="T3">eupepsie</text:span><text:span text:style-name="T1"> — eupepsia.</text:span></text:p>
      <text:p text:style-name="_3c_grc_3e_">ε<text:span text:style-name="T4">ὐ</text:span>πεψία</text:p>
      <text:p text:style-name="_3c_entry_3e_"><text:span text:style-name="T1">[</text:span><text:a xlink:type="simple" xlink:href="https://www.biusante.parisdescartes.fr/histoire/medica/resultats/index.php?do=zoom&amp;cote=37020d&amp;p=581" text:style-name="Internet_20_link" text:visited-style-name="Visited_20_Internet_20_Link"><text:span text:style-name="Internet_20_link"><text:span text:style-name="T1">p. 0567</text:span></text:span></text:a><text:span text:style-name="T1">] </text:span><text:span text:style-name="T3">euphorbe</text:span><text:span text:style-name="T1"> — euphorbia, Wolfsmilch, spurge, euforbio, euforbio.</text:span></text:p>
      <text:p text:style-name="_3c_grc_3e_">ε<text:span text:style-name="T4">ὐ</text:span>φόρβιον</text:p>
      <text:p text:style-name="_3c_entry_3e_"><text:span text:style-name="T1">[</text:span><text:a xlink:type="simple" xlink:href="https://www.biusante.parisdescartes.fr/histoire/medica/resultats/index.php?do=zoom&amp;cote=37020d&amp;p=581" text:style-name="Internet_20_link" text:visited-style-name="Visited_20_Internet_20_Link"><text:span text:style-name="Internet_20_link"><text:span text:style-name="T1">p. 0567</text:span></text:span></text:a><text:span text:style-name="T1">] </text:span><text:span text:style-name="T3">euplastique</text:span><text:span text:style-name="T1"> — </text:span></text:p>
      <text:p text:style-name="_3c_grc_3e_">ε<text:span text:style-name="T4">ὔ</text:span>πλαστος</text:p>
      <text:p text:style-name="_3c_entry_3e_"><text:span text:style-name="T1">[</text:span><text:a xlink:type="simple" xlink:href="https://www.biusante.parisdescartes.fr/histoire/medica/resultats/index.php?do=zoom&amp;cote=37020d&amp;p=581" text:style-name="Internet_20_link" text:visited-style-name="Visited_20_Internet_20_Link"><text:span text:style-name="Internet_20_link"><text:span text:style-name="T1">p. 0567</text:span></text:span></text:a><text:span text:style-name="T1">] </text:span><text:span text:style-name="T3">eupnée</text:span><text:span text:style-name="T1"> — </text:span></text:p>
      <text:p text:style-name="_3c_grc_3e_">ε<text:span text:style-name="T4">ὔ</text:span>πνοια</text:p>
      <text:p text:style-name="_3c_entry_3e_"><text:span text:style-name="T1">[</text:span><text:a xlink:type="simple" xlink:href="https://www.biusante.parisdescartes.fr/histoire/medica/resultats/index.php?do=zoom&amp;cote=37020d&amp;p=581" text:style-name="Internet_20_link" text:visited-style-name="Visited_20_Internet_20_Link"><text:span text:style-name="Internet_20_link"><text:span text:style-name="T1">p. 0567</text:span></text:span></text:a><text:span text:style-name="T1">] </text:span><text:span text:style-name="T3">eurythmie</text:span><text:span text:style-name="T1"> — </text:span></text:p>
      <text:p text:style-name="_3c_grc_3e_">ε<text:span text:style-name="T4">ὐ</text:span>ρυθμ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eustathe</text:span><text:span text:style-name="T1"> — </text:span></text:p>
      <text:p text:style-name="_3c_grc_3e_">ε<text:span text:style-name="T4">ὐ</text:span>σταθ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eutaxie</text:span><text:span text:style-name="T1"> — eutaxia, eutassia, eutaxia.</text:span></text:p>
      <text:p text:style-name="_3c_grc_3e_">ε<text:span text:style-name="T4">ὐ</text:span>ταξ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euthésie</text:span><text:span text:style-name="T1"> — euthesia, euthesia, euthesia, eutesia, eutesia.</text:span></text:p>
      <text:p text:style-name="_3c_grc_3e_">ε<text:span text:style-name="T4">ὐ</text:span>θεσ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euthymie</text:span><text:span text:style-name="T1"> — euthymia.</text:span></text:p>
      <text:p text:style-name="_3c_grc_3e_">ε<text:span text:style-name="T4">ὐ</text:span>θυμ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eutocie</text:span><text:span text:style-name="T1"> — </text:span></text:p>
      <text:p text:style-name="_3c_grc_3e_">ε<text:span text:style-name="T4">ὐ</text:span>τοκ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eutrophie</text:span><text:span text:style-name="T1"> — eutrophia.</text:span></text:p>
      <text:p text:style-name="_3c_grc_3e_">ε<text:span text:style-name="T4">ὐ</text:span>τροφ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évacuant</text:span><text:span text:style-name="T1"> — evacuans, ausleerend, evacuant, evacuante, evacuante.</text:span></text:p>
      <text:p text:style-name="_3c_grc_3e_">κεν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évacuation</text:span><text:span text:style-name="T1"> — evacuatio, Ausleerung, discharge, evacuazione, évacuation.</text:span></text:p>
      <text:p text:style-name="_3c_grc_3e_">κένωσις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évanouissement</text:span><text:span text:style-name="T1"> — animi deliquium, lipothymia, Ohnmacht, swoon, svemmenfo, desmayo.</text:span></text:p>
      <text:p text:style-name="_3c_grc_3e_">λειποθυμία</text:p>
      <text:p text:style-name="_3c_entry_3e_"><text:span text:style-name="T1">[</text:span><text:a xlink:type="simple" xlink:href="https://www.biusante.parisdescartes.fr/histoire/medica/resultats/index.php?do=zoom&amp;cote=37020d&amp;p=582" text:style-name="Internet_20_link" text:visited-style-name="Visited_20_Internet_20_Link"><text:span text:style-name="Internet_20_link"><text:span text:style-name="T1">p. 0568</text:span></text:span></text:a><text:span text:style-name="T1">] </text:span><text:span text:style-name="T3">évaporation</text:span><text:span text:style-name="T1"> — evaporatio, Verdunstung, Abdampfung, évaporation, evaporazione, évaporation.</text:span></text:p>
      <text:p text:style-name="_3c_grc_3e_"><text:span text:style-name="T4">δ</text:span>ιαφόρησις</text:p>
      <text:p text:style-name="_3c_entry_3e_"><text:span text:style-name="T1">[</text:span><text:a xlink:type="simple" xlink:href="https://www.biusante.parisdescartes.fr/histoire/medica/resultats/index.php?do=zoom&amp;cote=37020d&amp;p=584" text:style-name="Internet_20_link" text:visited-style-name="Visited_20_Internet_20_Link"><text:span text:style-name="Internet_20_link"><text:span text:style-name="T1">p. 0570</text:span></text:span></text:a><text:span text:style-name="T1">] </text:span><text:span text:style-name="T3">exacerbation</text:span><text:span text:style-name="T1"> — exacerbatio, Steigerung, exacerbation, esacerbazione, exacerbation.</text:span></text:p>
      <text:p text:style-name="_3c_grc_3e_">παλιγκότησις</text:p>
      <text:p text:style-name="_3c_entry_3e_"><text:span text:style-name="T1">[</text:span><text:a xlink:type="simple" xlink:href="https://www.biusante.parisdescartes.fr/histoire/medica/resultats/index.php?do=zoom&amp;cote=37020d&amp;p=584" text:style-name="Internet_20_link" text:visited-style-name="Visited_20_Internet_20_Link"><text:span text:style-name="Internet_20_link"><text:span text:style-name="T1">p. 0570</text:span></text:span></text:a><text:span text:style-name="T1">] </text:span><text:span text:style-name="T3">examen</text:span><text:span text:style-name="T1"> — examen.</text:span></text:p>
      <text:p text:style-name="_3c_grc_3e_"><text:span text:style-name="T4">ἐ</text:span>ξ<text:span text:style-name="T4">έ</text:span>τασις</text:p>
      <text:p text:style-name="_3c_entry_3e_"><text:soft-page-break/><text:span text:style-name="T1">[</text:span><text:a xlink:type="simple" xlink:href="https://www.biusante.parisdescartes.fr/histoire/medica/resultats/index.php?do=zoom&amp;cote=37020d&amp;p=584" text:style-name="Internet_20_link" text:visited-style-name="Visited_20_Internet_20_Link"><text:span text:style-name="Internet_20_link"><text:span text:style-name="T1">p. 0570</text:span></text:span></text:a><text:span text:style-name="T1">] </text:span><text:span text:style-name="T3">exanastrophie</text:span><text:span text:style-name="T1"> — </text:span></text:p>
      <text:p text:style-name="_3c_grc_3e_"><text:span text:style-name="T4">ἐ</text:span>ξαναστροφ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84" text:style-name="Internet_20_link" text:visited-style-name="Visited_20_Internet_20_Link"><text:span text:style-name="Internet_20_link"><text:span text:style-name="T1">p. 0570</text:span></text:span></text:a><text:span text:style-name="T1">] </text:span><text:span text:style-name="T3">exangie</text:span><text:span text:style-name="T1"> — </text:span></text:p>
      <text:p text:style-name="_3c_grc_3e_"><text:span text:style-name="T4">ἐ</text:span>ξαγγίζω</text:p>
      <text:p text:style-name="_3c_entry_3e_"><text:span text:style-name="T1">[</text:span><text:a xlink:type="simple" xlink:href="https://www.biusante.parisdescartes.fr/histoire/medica/resultats/index.php?do=zoom&amp;cote=37020d&amp;p=584" text:style-name="Internet_20_link" text:visited-style-name="Visited_20_Internet_20_Link"><text:span text:style-name="Internet_20_link"><text:span text:style-name="T1">p. 0570</text:span></text:span></text:a><text:span text:style-name="T1">] </text:span><text:span text:style-name="T3">exanthème</text:span><text:span text:style-name="T1"> — exanthema, Ausschlag, Exanthem, exanthem, esantema, exantema.</text:span></text:p>
      <text:p text:style-name="_3c_grc_3e_"><text:span text:style-name="T4">ἐ</text:span>ξάνθημα</text:p>
      <text:p text:style-name="_3c_entry_3e_"><text:span text:style-name="T1">[</text:span><text:a xlink:type="simple" xlink:href="https://www.biusante.parisdescartes.fr/histoire/medica/resultats/index.php?do=zoom&amp;cote=37020d&amp;p=585" text:style-name="Internet_20_link" text:visited-style-name="Visited_20_Internet_20_Link"><text:span text:style-name="Internet_20_link"><text:span text:style-name="T1">p. 0571</text:span></text:span></text:a><text:span text:style-name="T1">] </text:span><text:span text:style-name="T3">excision</text:span><text:span text:style-name="T1"> — excisio, Abschneiden, excision, escisione.</text:span></text:p>
      <text:p text:style-name="_3c_grc_3e_"><text:span text:style-name="T4">ἐ</text:span>κτο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85" text:style-name="Internet_20_link" text:visited-style-name="Visited_20_Internet_20_Link"><text:span text:style-name="Internet_20_link"><text:span text:style-name="T1">p. 0571</text:span></text:span></text:a><text:span text:style-name="T1">] </text:span><text:span text:style-name="T3">excitant</text:span><text:span text:style-name="T1"> — excitans, reizend, excitant, eccitante, escitante.</text:span></text:p>
      <text:p text:style-name="_3c_grc_3e_"><text:span text:style-name="T4">ἐ</text:span>ρε<text:span text:style-name="T4">θ</text:span>ίζων</text:p>
      <text:p text:style-name="_3c_entry_3e_"><text:span text:style-name="T1">[</text:span><text:a xlink:type="simple" xlink:href="https://www.biusante.parisdescartes.fr/histoire/medica/resultats/index.php?do=zoom&amp;cote=37020d&amp;p=585" text:style-name="Internet_20_link" text:visited-style-name="Visited_20_Internet_20_Link"><text:span text:style-name="Internet_20_link"><text:span text:style-name="T1">p. 0571</text:span></text:span></text:a><text:span text:style-name="T1">] </text:span><text:span text:style-name="T3">excoriation</text:span><text:span text:style-name="T1"> — excoriatio, Wundsein, excoriation, escoriazione, excoriation.</text:span></text:p>
      <text:p text:style-name="_3c_grc_3e_">δάρσις</text:p>
      <text:p text:style-name="_3c_entry_3e_"><text:span text:style-name="T1">[</text:span><text:a xlink:type="simple" xlink:href="https://www.biusante.parisdescartes.fr/histoire/medica/resultats/index.php?do=zoom&amp;cote=37020d&amp;p=585" text:style-name="Internet_20_link" text:visited-style-name="Visited_20_Internet_20_Link"><text:span text:style-name="Internet_20_link"><text:span text:style-name="T1">p. 0571</text:span></text:span></text:a><text:span text:style-name="T1">] </text:span><text:span text:style-name="T3">excrément</text:span><text:span text:style-name="T1"> — excrementum, Ausleerung, excrement, escremedto, escremedto.</text:span></text:p>
      <text:p text:style-name="_3c_grc_3e_">περίττωμα</text:p>
      <text:p text:style-name="_3c_entry_3e_"><text:span text:style-name="T1">[</text:span><text:a xlink:type="simple" xlink:href="https://www.biusante.parisdescartes.fr/histoire/medica/resultats/index.php?do=zoom&amp;cote=37020d&amp;p=586" text:style-name="Internet_20_link" text:visited-style-name="Visited_20_Internet_20_Link"><text:span text:style-name="Internet_20_link"><text:span text:style-name="T1">p. 0572</text:span></text:span></text:a><text:span text:style-name="T1">] </text:span><text:span text:style-name="T3">excrétion</text:span><text:span text:style-name="T1"> — excretio, Aussonderung, excrétion, escrezione, escreciori.</text:span></text:p>
      <text:p text:style-name="_3c_grc_3e_"><text:span text:style-name="T4">ἀ</text:span>π<text:span text:style-name="T4">ό</text:span>κρισις</text:p>
      <text:p text:style-name="_3c_entry_3e_"><text:span text:style-name="T1">[</text:span><text:a xlink:type="simple" xlink:href="https://www.biusante.parisdescartes.fr/histoire/medica/resultats/index.php?do=zoom&amp;cote=37020d&amp;p=586" text:style-name="Internet_20_link" text:visited-style-name="Visited_20_Internet_20_Link"><text:span text:style-name="Internet_20_link"><text:span text:style-name="T1">p. 0572</text:span></text:span></text:a><text:span text:style-name="T1">] </text:span><text:span text:style-name="T3">exercice</text:span><text:span text:style-name="T1"> — exercitium, Hebung, exercise, esercizio, egercicio.</text:span></text:p>
      <text:p text:style-name="_3c_grc_3e_"><text:span text:style-name="T4">ἄ</text:span>σκησις — γυμνάσιον</text:p>
      <text:p text:style-name="_3c_entry_3e_"><text:span text:style-name="T1">[</text:span><text:a xlink:type="simple" xlink:href="https://www.biusante.parisdescartes.fr/histoire/medica/resultats/index.php?do=zoom&amp;cote=37020d&amp;p=586" text:style-name="Internet_20_link" text:visited-style-name="Visited_20_Internet_20_Link"><text:span text:style-name="Internet_20_link"><text:span text:style-name="T1">p. 0572</text:span></text:span></text:a><text:span text:style-name="T1">] </text:span><text:span text:style-name="T3">exérèse</text:span><text:span text:style-name="T1"> — exœresis.</text:span></text:p>
      <text:p text:style-name="_3c_grc_3e_"><text:span text:style-name="T4">ἐ</text:span>ξαίρεσις</text:p>
      <text:p text:style-name="_3c_entry_3e_"><text:span text:style-name="T1">[</text:span><text:a xlink:type="simple" xlink:href="https://www.biusante.parisdescartes.fr/histoire/medica/resultats/index.php?do=zoom&amp;cote=37020d&amp;p=587" text:style-name="Internet_20_link" text:visited-style-name="Visited_20_Internet_20_Link"><text:span text:style-name="Internet_20_link"><text:span text:style-name="T1">p. 0573</text:span></text:span></text:a><text:span text:style-name="T1">] </text:span><text:span text:style-name="T3">exhalation</text:span><text:span text:style-name="T1"> — exhalatio, Ausdünstung, exhalation, esalazione, exhalation.</text:span></text:p>
      <text:p text:style-name="_3c_grc_3e_"><text:span text:style-name="T4">ἀ</text:span>ναθυμία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587" text:style-name="Internet_20_link" text:visited-style-name="Visited_20_Internet_20_Link"><text:span text:style-name="Internet_20_link"><text:span text:style-name="T1">p. 0573</text:span></text:span></text:a><text:span text:style-name="T1">] </text:span><text:span text:style-name="T3">exoche</text:span><text:span text:style-name="T1"> — </text:span></text:p>
      <text:p text:style-name="_3c_grc_3e_"><text:span text:style-name="T4">ἐ</text:span>ξο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588" text:style-name="Internet_20_link" text:visited-style-name="Visited_20_Internet_20_Link"><text:span text:style-name="Internet_20_link"><text:span text:style-name="T1">p. 0574</text:span></text:span></text:a><text:span text:style-name="T1">] </text:span><text:span text:style-name="T3">exonirose</text:span><text:span text:style-name="T1"> — </text:span></text:p>
      <text:p text:style-name="_3c_grc_3e_"><text:span text:style-name="T4">ἐ</text:span>ξονείρωσις</text:p>
      <text:p text:style-name="_3c_entry_3e_"><text:span text:style-name="T1">[</text:span><text:a xlink:type="simple" xlink:href="https://www.biusante.parisdescartes.fr/histoire/medica/resultats/index.php?do=zoom&amp;cote=37020d&amp;p=588" text:style-name="Internet_20_link" text:visited-style-name="Visited_20_Internet_20_Link"><text:span text:style-name="Internet_20_link"><text:span text:style-name="T1">p. 0574</text:span></text:span></text:a><text:span text:style-name="T1">] </text:span><text:span text:style-name="T3">exostose</text:span><text:span text:style-name="T1"> — exostosis, Knochenauswuchs, exostosis, esotosi.</text:span></text:p>
      <text:p text:style-name="_3c_grc_3e_"><text:span text:style-name="T4">ἐ</text:span>ξόστωσις</text:p>
      <text:p text:style-name="_3c_entry_3e_"><text:span text:style-name="T1">[</text:span><text:a xlink:type="simple" xlink:href="https://www.biusante.parisdescartes.fr/histoire/medica/resultats/index.php?do=zoom&amp;cote=37020d&amp;p=588" text:style-name="Internet_20_link" text:visited-style-name="Visited_20_Internet_20_Link"><text:span text:style-name="Internet_20_link"><text:span text:style-name="T1">p. 0574</text:span></text:span></text:a><text:span text:style-name="T1">] </text:span><text:span text:style-name="T3">exotique</text:span><text:span text:style-name="T1"> — exoticus, exotisch, ausländisch, exotic, esotico, exotico.</text:span></text:p>
      <text:p text:style-name="_3c_grc_3e_"><text:span text:style-name="T4">ἐ</text:span>ξ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89" text:style-name="Internet_20_link" text:visited-style-name="Visited_20_Internet_20_Link"><text:span text:style-name="Internet_20_link"><text:span text:style-name="T1">p. 0575</text:span></text:span></text:a><text:span text:style-name="T1">] </text:span><text:span text:style-name="T3">expectoration</text:span><text:span text:style-name="T1"> — Auswzirf, expectoration, espettorazione, expectoration.</text:span></text:p>
      <text:p text:style-name="_3c_grc_3e_"><text:span text:style-name="T4">ἀ</text:span>νακάθαρσις</text:p>
      <text:p text:style-name="_3c_entry_3e_"><text:span text:style-name="T1">[</text:span><text:a xlink:type="simple" xlink:href="https://www.biusante.parisdescartes.fr/histoire/medica/resultats/index.php?do=zoom&amp;cote=37020d&amp;p=589" text:style-name="Internet_20_link" text:visited-style-name="Visited_20_Internet_20_Link"><text:span text:style-name="Internet_20_link"><text:span text:style-name="T1">p. 0575</text:span></text:span></text:a><text:span text:style-name="T1">] </text:span><text:span text:style-name="T3">expérience</text:span><text:span text:style-name="T1"> — experientia, Erfahrung, expérience, sperienza, experientia.</text:span></text:p>
      <text:p text:style-name="_3c_grc_3e_">πε<text:span text:style-name="T4">ῖ</text:span>ρα</text:p>
      <text:p text:style-name="_3c_entry_3e_"><text:span text:style-name="T1">[</text:span><text:a xlink:type="simple" xlink:href="https://www.biusante.parisdescartes.fr/histoire/medica/resultats/index.php?do=zoom&amp;cote=37020d&amp;p=589" text:style-name="Internet_20_link" text:visited-style-name="Visited_20_Internet_20_Link"><text:span text:style-name="Internet_20_link"><text:span text:style-name="T1">p. 0575</text:span></text:span></text:a><text:span text:style-name="T1">] </text:span><text:span text:style-name="T3">expiration</text:span><text:span text:style-name="T1"> — exspiratio, Ausbauchung, expiration, espirazione, espiracion.</text:span></text:p>
      <text:p text:style-name="_3c_grc_3e_"><text:span text:style-name="T4">ἐ</text:span>κπνο<text:span text:style-name="T4">ὴ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591" text:style-name="Internet_20_link" text:visited-style-name="Visited_20_Internet_20_Link"><text:span text:style-name="Internet_20_link"><text:span text:style-name="T1">p. 0577</text:span></text:span></text:a><text:span text:style-name="T1">] </text:span><text:span text:style-name="T3">expuition</text:span><text:span text:style-name="T1"> — exspuitio.</text:span></text:p>
      <text:p text:style-name="_3c_grc_3e_">πτ<text:span text:style-name="T4">ύ</text:span>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591" text:style-name="Internet_20_link" text:visited-style-name="Visited_20_Internet_20_Link"><text:span text:style-name="Internet_20_link"><text:span text:style-name="T1">p. 0577</text:span></text:span></text:a><text:span text:style-name="T1">] </text:span><text:span text:style-name="T3">exsangue</text:span><text:span text:style-name="T1"> — exsanguis, blutleer.</text:span></text:p>
      <text:p text:style-name="_3c_grc_3e_"><text:span text:style-name="T4">ἄ</text:span>ναι<text:span text:style-name="T4">μο</text:span>ς</text:p>
      <text:p text:style-name="_3c_entry_3e_"><text:span text:style-name="T1">[</text:span><text:a xlink:type="simple" xlink:href="https://www.biusante.parisdescartes.fr/histoire/medica/resultats/index.php?do=zoom&amp;cote=37020d&amp;p=592" text:style-name="Internet_20_link" text:visited-style-name="Visited_20_Internet_20_Link"><text:span text:style-name="Internet_20_link"><text:span text:style-name="T1">p. 0578</text:span></text:span></text:a><text:span text:style-name="T1">] </text:span><text:span text:style-name="T3">extase</text:span><text:span text:style-name="T1"> — extasis, Ekstasis, eestaey, estasi, extasi.</text:span></text:p>
      <text:p text:style-name="_3c_grc_3e_"><text:span text:style-name="T4">ἔ</text:span>κστασ<text:span text:style-name="T4">ι</text:span>ς</text:p>
      <text:p text:style-name="_3c_entry_3e_"><text:span text:style-name="T1">[</text:span><text:a xlink:type="simple" xlink:href="https://www.biusante.parisdescartes.fr/histoire/medica/resultats/index.php?do=zoom&amp;cote=37020d&amp;p=592" text:style-name="Internet_20_link" text:visited-style-name="Visited_20_Internet_20_Link"><text:span text:style-name="Internet_20_link"><text:span text:style-name="T1">p. 0578</text:span></text:span></text:a><text:span text:style-name="T1">] </text:span><text:span text:style-name="T3">extension</text:span><text:span text:style-name="T1"> — extensio, Ausdehnung, extension, estensione, extension.</text:span></text:p>
      <text:p text:style-name="_3c_grc_3e_">κατάτασις</text:p>
      <text:p text:style-name="_3c_entry_3e_"><text:span text:style-name="T1">[</text:span><text:a xlink:type="simple" xlink:href="https://www.biusante.parisdescartes.fr/histoire/medica/resultats/index.php?do=zoom&amp;cote=37020d&amp;p=593" text:style-name="Internet_20_link" text:visited-style-name="Visited_20_Internet_20_Link"><text:span text:style-name="Internet_20_link"><text:span text:style-name="T1">p. 0579</text:span></text:span></text:a><text:span text:style-name="T1">] </text:span><text:span text:style-name="T3">exténuation</text:span><text:span text:style-name="T1"> — extenuatio, Entkräftung, extenuating, estenuazione, exténuation.</text:span></text:p>
      <text:p text:style-name="_3c_grc_3e_">λέπτυνσις — λεπτυ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93" text:style-name="Internet_20_link" text:visited-style-name="Visited_20_Internet_20_Link"><text:span text:style-name="Internet_20_link"><text:span text:style-name="T1">p. 0579</text:span></text:span></text:a><text:span text:style-name="T1">] </text:span><text:span text:style-name="T3">extinction</text:span><text:span text:style-name="T1"> — extinctio, Auslöschung, extinction, estinzione, extinction.</text:span></text:p>
      <text:p text:style-name="_3c_grc_3e_">σβέσις</text:p>
      <text:p text:style-name="_3c_entry_3e_"><text:span text:style-name="T1">[</text:span><text:a xlink:type="simple" xlink:href="https://www.biusante.parisdescartes.fr/histoire/medica/resultats/index.php?do=zoom&amp;cote=37020d&amp;p=593" text:style-name="Internet_20_link" text:visited-style-name="Visited_20_Internet_20_Link"><text:span text:style-name="Internet_20_link"><text:span text:style-name="T1">p. 0579</text:span></text:span></text:a><text:span text:style-name="T1">] </text:span><text:span text:style-name="T3">extraction</text:span><text:span text:style-name="T1"> — extractio, herausziehen, extraction, estrazione, extraction.</text:span></text:p>
      <text:p text:style-name="_3c_grc_3e_"><text:span text:style-name="T4">ἐ</text:span>ξολκ<text:span text:style-name="T4">ὴ</text:span> — <text:span text:style-name="T4">ἐ</text:span>ξελκυσμ<text:span text:style-name="T4">ὸ</text:span>ς — <text:span text:style-name="T4">ἐ</text:span>κχύλωσις</text:p>
      <text:p text:style-name="_3c_entry_3e_"><text:span text:style-name="T1">[</text:span><text:a xlink:type="simple" xlink:href="https://www.biusante.parisdescartes.fr/histoire/medica/resultats/index.php?do=zoom&amp;cote=37020d&amp;p=595" text:style-name="Internet_20_link" text:visited-style-name="Visited_20_Internet_20_Link"><text:span text:style-name="Internet_20_link"><text:span text:style-name="T1">p. 0581</text:span></text:span></text:a><text:span text:style-name="T1">] </text:span><text:span text:style-name="T3">extrémité</text:span><text:span text:style-name="T1"> — extremitas, Extremität, Gliedende, Gliedmasse, extremity, estremità, extremitad.</text:span></text:p>
      <text:p text:style-name="_3c_grc_3e_"><text:span text:style-name="T4">ἄκ</text:span>ρον — τ<text:span text:style-name="T4">ὰ</text:span> <text:span text:style-name="T4">ἄ</text:span>κρεα</text:p>
      <text:p text:style-name="_3c_entry_3e_"><text:span text:style-name="T1">[</text:span><text:a xlink:type="simple" xlink:href="https://www.biusante.parisdescartes.fr/histoire/medica/resultats/index.php?do=zoom&amp;cote=37020d&amp;p=595" text:style-name="Internet_20_link" text:visited-style-name="Visited_20_Internet_20_Link"><text:span text:style-name="Internet_20_link"><text:span text:style-name="T1">p. 0581</text:span></text:span></text:a><text:span text:style-name="T1">] </text:span><text:span text:style-name="T3">exulcération</text:span><text:span text:style-name="T1"> — exulceratio.</text:span></text:p>
      <text:p text:style-name="_3c_grc_3e_"><text:span text:style-name="T4">ἐ</text:span>ξέλκωσις</text:p>
      <text:p text:style-name="_3c_entry_3e_"><text:span text:style-name="T1">[</text:span><text:a xlink:type="simple" xlink:href="https://www.biusante.parisdescartes.fr/histoire/medica/resultats/index.php?do=zoom&amp;cote=37020d&amp;p=595" text:style-name="Internet_20_link" text:visited-style-name="Visited_20_Internet_20_Link"><text:span text:style-name="Internet_20_link"><text:span text:style-name="T1">p. 0581</text:span></text:span></text:a><text:span text:style-name="T1">] </text:span><text:span text:style-name="T3">face</text:span><text:span text:style-name="T1"> — facies, vultus, Gesicht, face, factia, cara.</text:span></text:p>
      <text:p text:style-name="_3c_grc_3e_">πρόσωπον</text:p>
      <text:p text:style-name="_3c_entry_3e_"><text:span text:style-name="T1">[</text:span><text:a xlink:type="simple" xlink:href="https://www.biusante.parisdescartes.fr/histoire/medica/resultats/index.php?do=zoom&amp;cote=37020d&amp;p=596" text:style-name="Internet_20_link" text:visited-style-name="Visited_20_Internet_20_Link"><text:span text:style-name="Internet_20_link"><text:span text:style-name="T1">p. 0582</text:span></text:span></text:a><text:span text:style-name="T1">] </text:span><text:span text:style-name="T3">faculté</text:span><text:span text:style-name="T1"> — facultas, Fähigkeit, faculty, facoltà, facultad.</text:span></text:p>
      <text:p text:style-name="_3c_grc_3e_"><text:span text:style-name="T4">δ</text:span>ύναμις</text:p>
      <text:p text:style-name="_3c_entry_3e_"><text:span text:style-name="T1">[</text:span><text:a xlink:type="simple" xlink:href="https://www.biusante.parisdescartes.fr/histoire/medica/resultats/index.php?do=zoom&amp;cote=37020d&amp;p=597" text:style-name="Internet_20_link" text:visited-style-name="Visited_20_Internet_20_Link"><text:span text:style-name="Internet_20_link"><text:span text:style-name="T1">p. 0583</text:span></text:span></text:a><text:span text:style-name="T1">] </text:span><text:span text:style-name="T3">faiblesse</text:span><text:span text:style-name="T1"> — debilitas, Schwäche, weakness, debolezza, debilidad.</text:span></text:p>
      <text:p text:style-name="_3c_grc_3e_"><text:span text:style-name="T4">ἀ</text:span>σθένεια</text:p>
      <text:p text:style-name="_3c_entry_3e_"><text:span text:style-name="T1">[</text:span><text:a xlink:type="simple" xlink:href="https://www.biusante.parisdescartes.fr/histoire/medica/resultats/index.php?do=zoom&amp;cote=37020d&amp;p=597" text:style-name="Internet_20_link" text:visited-style-name="Visited_20_Internet_20_Link"><text:span text:style-name="Internet_20_link"><text:span text:style-name="T1">p. 0583</text:span></text:span></text:a><text:span text:style-name="T1">] </text:span><text:span text:style-name="T3">faim</text:span><text:span text:style-name="T1"> — James, hunger, hunger, famé, hambre.</text:span></text:p>
      <text:p text:style-name="_3c_grc_3e_">λι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97" text:style-name="Internet_20_link" text:visited-style-name="Visited_20_Internet_20_Link"><text:span text:style-name="Internet_20_link"><text:span text:style-name="T1">p. 0583</text:span></text:span></text:a><text:span text:style-name="T1">] </text:span><text:span text:style-name="T3">faisan</text:span><text:span text:style-name="T1"> — phasianus, Fasfäf, pheasant, fagiano, faisan.</text:span></text:p>
      <text:p text:style-name="_3c_grc_3e_"><text:span text:style-name="T4">φασι</text:span>α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597" text:style-name="Internet_20_link" text:visited-style-name="Visited_20_Internet_20_Link"><text:span text:style-name="Internet_20_link"><text:span text:style-name="T1">p. 0583</text:span></text:span></text:a><text:span text:style-name="T1">] </text:span><text:span text:style-name="T3">fait</text:span><text:span text:style-name="T1"> — factum, Thatsœhe, fact, fatto, hecho.</text:span></text:p>
      <text:p text:style-name="_3c_grc_3e_">πρ<text:span text:style-name="T4">ᾶ</text:span>γμα</text:p>
      <text:p text:style-name="_3c_entry_3e_"><text:span text:style-name="T1">[</text:span><text:a xlink:type="simple" xlink:href="https://www.biusante.parisdescartes.fr/histoire/medica/resultats/index.php?do=zoom&amp;cote=37020d&amp;p=598" text:style-name="Internet_20_link" text:visited-style-name="Visited_20_Internet_20_Link"><text:span text:style-name="Internet_20_link"><text:span text:style-name="T1">p. 0584</text:span></text:span></text:a><text:span text:style-name="T1">] </text:span><text:span text:style-name="T3">farcin</text:span><text:span text:style-name="T1"> — maleus, Wurm, farcy, scabbia, fartino, mal dei verme, lamparones.</text:span></text:p>
      <text:p text:style-name="_3c_grc_3e_">μάλις</text:p>
      <text:p text:style-name="_3c_entry_3e_"><text:span text:style-name="T1">[</text:span><text:a xlink:type="simple" xlink:href="https://www.biusante.parisdescartes.fr/histoire/medica/resultats/index.php?do=zoom&amp;cote=37020d&amp;p=599" text:style-name="Internet_20_link" text:visited-style-name="Visited_20_Internet_20_Link"><text:span text:style-name="Internet_20_link"><text:span text:style-name="T1">p. 0585</text:span></text:span></text:a><text:span text:style-name="T1">] </text:span><text:span text:style-name="T3">fard</text:span><text:span text:style-name="T1"> — fucus, pigmentum, Schminke, paint, liscio, afdte.</text:span></text:p>
      <text:p text:style-name="_3c_grc_3e_">φ<text:span text:style-name="T4">ῦ</text:span>κος — χρ<text:span text:style-name="T4">ῶ</text:span>μα</text:p>
      <text:p text:style-name="_3c_entry_3e_"><text:span text:style-name="T1">[</text:span><text:a xlink:type="simple" xlink:href="https://www.biusante.parisdescartes.fr/histoire/medica/resultats/index.php?do=zoom&amp;cote=37020d&amp;p=599" text:style-name="Internet_20_link" text:visited-style-name="Visited_20_Internet_20_Link"><text:span text:style-name="Internet_20_link"><text:span text:style-name="T1">p. 0585</text:span></text:span></text:a><text:span text:style-name="T1">] </text:span><text:span text:style-name="T3">farinacé</text:span><text:span text:style-name="T1"> — farinaceus.</text:span></text:p>
      <text:p text:style-name="_3c_grc_3e_"><text:span text:style-name="T4">ἀ</text:span>λφιτώ<text:span text:style-name="T4">δη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599" text:style-name="Internet_20_link" text:visited-style-name="Visited_20_Internet_20_Link"><text:span text:style-name="Internet_20_link"><text:span text:style-name="T1">p. 0585</text:span></text:span></text:a><text:span text:style-name="T1">] </text:span><text:span text:style-name="T3">farine</text:span><text:span text:style-name="T1"> — farina, Mehl, meal, farina, harina.</text:span></text:p>
      <text:p text:style-name="_3c_grc_3e_"><text:span text:style-name="T4">ἄλφιτον</text:span><text:span text:style-name="T6"> </text:span>—<text:span text:style-name="T6"> </text:span>κρίμνον</text:p>
      <text:p text:style-name="_3c_entry_3e_"><text:span text:style-name="T1">[</text:span><text:a xlink:type="simple" xlink:href="https://www.biusante.parisdescartes.fr/histoire/medica/resultats/index.php?do=zoom&amp;cote=37020d&amp;p=600" text:style-name="Internet_20_link" text:visited-style-name="Visited_20_Internet_20_Link"><text:span text:style-name="Internet_20_link"><text:span text:style-name="T1">p. 0586</text:span></text:span></text:a><text:span text:style-name="T1">] </text:span><text:span text:style-name="T3">fascicule</text:span><text:span text:style-name="T1"> — fasciculus, Bündel, bündle, fascicle, fascetto.</text:span></text:p>
      <text:p text:style-name="_3c_grc_3e_">δ<text:span text:style-name="T4">ε</text:span>σμ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600" text:style-name="Internet_20_link" text:visited-style-name="Visited_20_Internet_20_Link"><text:span text:style-name="Internet_20_link"><text:span text:style-name="T1">p. 0586</text:span></text:span></text:a><text:span text:style-name="T1">] </text:span><text:span text:style-name="T3">fatigue</text:span><text:span text:style-name="T1"> — fatigatio, Müdigkeit, weariness, fatica, fatiga.</text:span></text:p>
      <text:p text:style-name="_3c_grc_3e_"><text:span text:style-name="T4">κό</text:span>πος — πόνος</text:p>
      <text:p text:style-name="_3c_entry_3e_"><text:span text:style-name="T1">[</text:span><text:a xlink:type="simple" xlink:href="https://www.biusante.parisdescartes.fr/histoire/medica/resultats/index.php?do=zoom&amp;cote=37020d&amp;p=601" text:style-name="Internet_20_link" text:visited-style-name="Visited_20_Internet_20_Link"><text:span text:style-name="Internet_20_link"><text:span text:style-name="T1">p. 0587</text:span></text:span></text:a><text:span text:style-name="T1">] </text:span><text:span text:style-name="T3">fatuité</text:span><text:span text:style-name="T1"> — fatuitas, Blödsinn, fatuity, fatuita.</text:span></text:p>
      <text:p text:style-name="_3c_grc_3e_"><text:span text:style-name="T4">μ</text:span>ώρωσις</text:p>
      <text:p text:style-name="_3c_entry_3e_"><text:span text:style-name="T1">[</text:span><text:a xlink:type="simple" xlink:href="https://www.biusante.parisdescartes.fr/histoire/medica/resultats/index.php?do=zoom&amp;cote=37020d&amp;p=601" text:style-name="Internet_20_link" text:visited-style-name="Visited_20_Internet_20_Link"><text:span text:style-name="Internet_20_link"><text:span text:style-name="T1">p. 0587</text:span></text:span></text:a><text:span text:style-name="T1">] </text:span><text:span text:style-name="T3">faux</text:span><text:span text:style-name="T1"> — falsus, spurius, falsch, false, falso, falso.</text:span></text:p>
      <text:p text:style-name="_3c_grc_3e_"><text:span text:style-name="T4">νόθ</text:span>ος</text:p>
      <text:p text:style-name="_3c_entry_3e_"><text:span text:style-name="T1">[</text:span><text:a xlink:type="simple" xlink:href="https://www.biusante.parisdescartes.fr/histoire/medica/resultats/index.php?do=zoom&amp;cote=37020d&amp;p=602" text:style-name="Internet_20_link" text:visited-style-name="Visited_20_Internet_20_Link"><text:span text:style-name="Internet_20_link"><text:span text:style-name="T1">p. 0588</text:span></text:span></text:a><text:span text:style-name="T1">] </text:span><text:span text:style-name="T3">favus</text:span><text:span text:style-name="T1"> — favus, Wachsgrind.</text:span></text:p>
      <text:p text:style-name="_3c_grc_3e_">κηρίον</text:p>
      <text:p text:style-name="_3c_entry_3e_"><text:span text:style-name="T1">[</text:span><text:a xlink:type="simple" xlink:href="https://www.biusante.parisdescartes.fr/histoire/medica/resultats/index.php?do=zoom&amp;cote=37020d&amp;p=602" text:style-name="Internet_20_link" text:visited-style-name="Visited_20_Internet_20_Link"><text:span text:style-name="Internet_20_link"><text:span text:style-name="T1">p. 0588</text:span></text:span></text:a><text:span text:style-name="T1">] </text:span><text:span text:style-name="T3">fébricitant</text:span><text:span text:style-name="T1"> — febricitans.</text:span></text:p>
      <text:p text:style-name="_3c_grc_3e_">πυρέσσων</text:p>
      <text:p text:style-name="_3c_entry_3e_"><text:span text:style-name="T1">[</text:span><text:a xlink:type="simple" xlink:href="https://www.biusante.parisdescartes.fr/histoire/medica/resultats/index.php?do=zoom&amp;cote=37020d&amp;p=602" text:style-name="Internet_20_link" text:visited-style-name="Visited_20_Internet_20_Link"><text:span text:style-name="Internet_20_link"><text:span text:style-name="T1">p. 0588</text:span></text:span></text:a><text:span text:style-name="T1">] </text:span><text:span text:style-name="T3">fébricule</text:span><text:span text:style-name="T1"> — febricula.</text:span></text:p>
      <text:p text:style-name="_3c_grc_3e_"><text:span text:style-name="T5">πυρέτιον</text:span></text:p>
      <text:p text:style-name="_3c_entry_3e_"><text:span text:style-name="T1">[</text:span><text:a xlink:type="simple" xlink:href="https://www.biusante.parisdescartes.fr/histoire/medica/resultats/index.php?do=zoom&amp;cote=37020d&amp;p=602" text:style-name="Internet_20_link" text:visited-style-name="Visited_20_Internet_20_Link"><text:span text:style-name="Internet_20_link"><text:span text:style-name="T1">p. 0588</text:span></text:span></text:a><text:span text:style-name="T1">] </text:span><text:span text:style-name="T3">fébrile</text:span><text:span text:style-name="T1"> — febrilis, fieberisch, feverish, febbrile, febril.</text:span></text:p>
      <text:p text:style-name="_3c_grc_3e_">πυρετ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602" text:style-name="Internet_20_link" text:visited-style-name="Visited_20_Internet_20_Link"><text:span text:style-name="Internet_20_link"><text:span text:style-name="T1">p. 0588</text:span></text:span></text:a><text:span text:style-name="T1">] </text:span><text:span text:style-name="T3">fécal</text:span><text:span text:style-name="T1"> — </text:span></text:p>
      <text:p text:style-name="_3c_grc_3e_">κοπρ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604" text:style-name="Internet_20_link" text:visited-style-name="Visited_20_Internet_20_Link"><text:span text:style-name="Internet_20_link"><text:span text:style-name="T1">p. 0590</text:span></text:span></text:a><text:span text:style-name="T1">] </text:span><text:span text:style-name="T3">féculent</text:span><text:span text:style-name="T1"> — faeculentus, fäculent, feculent, fecolenid.</text:span></text:p>
      <text:p text:style-name="_3c_grc_3e_">τρυγ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604" text:style-name="Internet_20_link" text:visited-style-name="Visited_20_Internet_20_Link"><text:span text:style-name="Internet_20_link"><text:span text:style-name="T1">p. 0590</text:span></text:span></text:a><text:span text:style-name="T1">] </text:span><text:span text:style-name="T3">femme</text:span><text:span text:style-name="T1"> — fœmma, fœmella, femina, Frau, Weib, woman, female, femmina.</text:span></text:p>
      <text:p text:style-name="_3c_grc_3e_">γυν<text:span text:style-name="T4">ὴ</text:span><text:span text:style-name="T6">, </text:span><text:span text:style-name="T4">γυναικὸς</text:span> —<text:span text:style-name="T6"> </text:span>θ<text:span text:style-name="T4">ῆ</text:span>λυ</text:p>
      <text:p text:style-name="_3c_entry_3e_"><text:span text:style-name="T1">[</text:span><text:a xlink:type="simple" xlink:href="https://www.biusante.parisdescartes.fr/histoire/medica/resultats/index.php?do=zoom&amp;cote=37020d&amp;p=605" text:style-name="Internet_20_link" text:visited-style-name="Visited_20_Internet_20_Link"><text:span text:style-name="Internet_20_link"><text:span text:style-name="T1">p. 0591</text:span></text:span></text:a><text:span text:style-name="T1">] </text:span><text:span text:style-name="T3">fémur</text:span><text:span text:style-name="T1"> — femur, Schenkelbein, fémoral bone, femur, femore, femur.</text:span></text:p>
      <text:p text:style-name="_3c_grc_3e_">μ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06" text:style-name="Internet_20_link" text:visited-style-name="Visited_20_Internet_20_Link"><text:span text:style-name="Internet_20_link"><text:span text:style-name="T1">p. 0592</text:span></text:span></text:a><text:span text:style-name="T1">] </text:span><text:span text:style-name="T3">fente</text:span><text:span text:style-name="T1"> — fissura, Spalte, slit, fossura, henctedurd.</text:span></text:p>
      <text:p text:style-name="_3c_grc_3e_"><text:span text:style-name="T4">ῥ</text:span>ωγ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606" text:style-name="Internet_20_link" text:visited-style-name="Visited_20_Internet_20_Link"><text:span text:style-name="Internet_20_link"><text:span text:style-name="T1">p. 0592</text:span></text:span></text:a><text:span text:style-name="T1">] </text:span><text:span text:style-name="T3">fenugrec</text:span><text:span text:style-name="T1"> — TrigoneUa fomum grœcum (L.), Bockshorn, fenu-greek, fien-greco, fenogreco.</text:span></text:p>
      <text:p text:style-name="_3c_grc_3e_">τ<text:span text:style-name="T4">ῆ</text:span>λ<text:span text:style-name="T4">ις</text:span></text:p>
      <text:p text:style-name="_3c_entry_3e_"><text:span text:style-name="T1">[</text:span><text:a xlink:type="simple" xlink:href="https://www.biusante.parisdescartes.fr/histoire/medica/resultats/index.php?do=zoom&amp;cote=37020d&amp;p=606" text:style-name="Internet_20_link" text:visited-style-name="Visited_20_Internet_20_Link"><text:span text:style-name="Internet_20_link"><text:span text:style-name="T1">p. 0592</text:span></text:span></text:a><text:span text:style-name="T1">] </text:span><text:span text:style-name="T3">fer</text:span><text:span text:style-name="T1"> — ferrum, Eisen, iron, ferro, hierro.</text:span></text:p>
      <text:p text:style-name="_3c_grc_3e_"><text:span text:style-name="T4">σι</text:span>δ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06" text:style-name="Internet_20_link" text:visited-style-name="Visited_20_Internet_20_Link"><text:span text:style-name="Internet_20_link"><text:span text:style-name="T1">p. 0592</text:span></text:span></text:a><text:span text:style-name="T1">] </text:span><text:span text:style-name="T3">férine</text:span><text:span text:style-name="T1"> — ferma, ferma.</text:span></text:p>
      <text:p text:style-name="_3c_grc_3e_">θηριώδης</text:p>
      <text:p text:style-name="_3c_entry_3e_"><text:span text:style-name="T1">[</text:span><text:a xlink:type="simple" xlink:href="https://www.biusante.parisdescartes.fr/histoire/medica/resultats/index.php?do=zoom&amp;cote=37020d&amp;p=606" text:style-name="Internet_20_link" text:visited-style-name="Visited_20_Internet_20_Link"><text:span text:style-name="Internet_20_link"><text:span text:style-name="T1">p. 0592</text:span></text:span></text:a><text:span text:style-name="T1">] </text:span><text:span text:style-name="T3">ferment</text:span><text:span text:style-name="T1"> — fermentum, Gährungsstoff, ferment, yest, fermento, fermento.</text:span></text:p>
      <text:p text:style-name="_3c_grc_3e_">ζύμη</text:p>
      <text:p text:style-name="_3c_entry_3e_"><text:soft-page-break/><text:span text:style-name="T1">[</text:span><text:a xlink:type="simple" xlink:href="https://www.biusante.parisdescartes.fr/histoire/medica/resultats/index.php?do=zoom&amp;cote=37020d&amp;p=607" text:style-name="Internet_20_link" text:visited-style-name="Visited_20_Internet_20_Link"><text:span text:style-name="Internet_20_link"><text:span text:style-name="T1">p. 0593</text:span></text:span></text:a><text:span text:style-name="T1">] </text:span><text:span text:style-name="T3">fermentation</text:span><text:span text:style-name="T1"> — fermentatio, Gährung, fermentation, fermentazione, fermentation.</text:span></text:p>
      <text:p text:style-name="_3c_grc_3e_">ζύμωσις</text:p>
      <text:p text:style-name="_3c_entry_3e_"><text:span text:style-name="T1">[</text:span><text:a xlink:type="simple" xlink:href="https://www.biusante.parisdescartes.fr/histoire/medica/resultats/index.php?do=zoom&amp;cote=37020d&amp;p=608" text:style-name="Internet_20_link" text:visited-style-name="Visited_20_Internet_20_Link"><text:span text:style-name="Internet_20_link"><text:span text:style-name="T1">p. 0594</text:span></text:span></text:a><text:span text:style-name="T1">] </text:span><text:span text:style-name="T3">fesse</text:span><text:span text:style-name="T1"> — clunis, Gesäss, buttock, breech, natica, nadga.</text:span></text:p>
      <text:p text:style-name="_3c_grc_3e_">πυγ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609" text:style-name="Internet_20_link" text:visited-style-name="Visited_20_Internet_20_Link"><text:span text:style-name="Internet_20_link"><text:span text:style-name="T1">p. 0595</text:span></text:span></text:a><text:span text:style-name="T1">] </text:span><text:span text:style-name="T3">fétidité</text:span><text:span text:style-name="T1"> — fœtiditas, Gestank, fetidness, fetore, fetidez.</text:span></text:p>
      <text:p text:style-name="_3c_grc_3e_"><text:span text:style-name="T4">δ</text:span>υσω<text:span text:style-name="T4">δ</text:span>ία</text:p>
      <text:p text:style-name="_3c_entry_3e_"><text:span text:style-name="T1">[</text:span><text:a xlink:type="simple" xlink:href="https://www.biusante.parisdescartes.fr/histoire/medica/resultats/index.php?do=zoom&amp;cote=37020d&amp;p=609" text:style-name="Internet_20_link" text:visited-style-name="Visited_20_Internet_20_Link"><text:span text:style-name="Internet_20_link"><text:span text:style-name="T1">p. 0595</text:span></text:span></text:a><text:span text:style-name="T1">] </text:span><text:span text:style-name="T3">feu</text:span><text:span text:style-name="T1"> — ignis, Feuer, fire, fuoco, fuego.</text:span></text:p>
      <text:p text:style-name="_3c_grc_3e_">π<text:span text:style-name="T4">ῦ</text:span>ρ</text:p>
      <text:p text:style-name="_3c_entry_3e_"><text:span text:style-name="T1">[</text:span><text:a xlink:type="simple" xlink:href="https://www.biusante.parisdescartes.fr/histoire/medica/resultats/index.php?do=zoom&amp;cote=37020d&amp;p=609" text:style-name="Internet_20_link" text:visited-style-name="Visited_20_Internet_20_Link"><text:span text:style-name="Internet_20_link"><text:span text:style-name="T1">p. 0595</text:span></text:span></text:a><text:span text:style-name="T1">] </text:span><text:span text:style-name="T3">feuille</text:span><text:span text:style-name="T1"> — folium, Blatt, leaf, foglia, hoja.</text:span></text:p>
      <text:p text:style-name="_3c_grc_3e_">ψύλλον</text:p>
      <text:p text:style-name="_3c_entry_3e_"><text:span text:style-name="T1">[</text:span><text:a xlink:type="simple" xlink:href="https://www.biusante.parisdescartes.fr/histoire/medica/resultats/index.php?do=zoom&amp;cote=37020d&amp;p=610" text:style-name="Internet_20_link" text:visited-style-name="Visited_20_Internet_20_Link"><text:span text:style-name="Internet_20_link"><text:span text:style-name="T1">p. 0596</text:span></text:span></text:a><text:span text:style-name="T1">] </text:span><text:span text:style-name="T3">feutre</text:span><text:span text:style-name="T1"> — Fitz, fielt, feltro, fieltro.</text:span></text:p>
      <text:p text:style-name="_3c_grc_3e_">π<text:span text:style-name="T4">ῖ</text:span>λος</text:p>
      <text:p text:style-name="_3c_entry_3e_"><text:span text:style-name="T1">[</text:span><text:a xlink:type="simple" xlink:href="https://www.biusante.parisdescartes.fr/histoire/medica/resultats/index.php?do=zoom&amp;cote=37020d&amp;p=610" text:style-name="Internet_20_link" text:visited-style-name="Visited_20_Internet_20_Link"><text:span text:style-name="Internet_20_link"><text:span text:style-name="T1">p. 0596</text:span></text:span></text:a><text:span text:style-name="T1">] </text:span><text:span text:style-name="T3">fève</text:span><text:span text:style-name="T1"> — Vicia faba (L.), Faba vulgaris, Bohne, bean, fava, haba.</text:span></text:p>
      <text:p text:style-name="_3c_grc_3e_">κύαμος</text:p>
      <text:p text:style-name="_3c_entry_3e_"><text:span text:style-name="T1">[</text:span><text:a xlink:type="simple" xlink:href="https://www.biusante.parisdescartes.fr/histoire/medica/resultats/index.php?do=zoom&amp;cote=37020d&amp;p=610" text:style-name="Internet_20_link" text:visited-style-name="Visited_20_Internet_20_Link"><text:span text:style-name="Internet_20_link"><text:span text:style-name="T1">p. 0596</text:span></text:span></text:a><text:span text:style-name="T1">] </text:span><text:span text:style-name="T3">fibre</text:span><text:span text:style-name="T1"> — fibra, Faser, fibre, fibra, fibra.</text:span></text:p>
      <text:p text:style-name="_3c_grc_3e_"><text:span text:style-name="T4">ἲς</text:span><text:span text:style-name="T6">, </text:span><text:span text:style-name="T4">ἰνὸς</text:span></text:p>
      <text:p text:style-name="_3c_entry_3e_"><text:span text:style-name="T1">[</text:span><text:a xlink:type="simple" xlink:href="https://www.biusante.parisdescartes.fr/histoire/medica/resultats/index.php?do=zoom&amp;cote=37020d&amp;p=611" text:style-name="Internet_20_link" text:visited-style-name="Visited_20_Internet_20_Link"><text:span text:style-name="Internet_20_link"><text:span text:style-name="T1">p. 0597</text:span></text:span></text:a><text:span text:style-name="T1">] </text:span><text:span text:style-name="T3">fibreux</text:span><text:span text:style-name="T1"> — faserig, fibrous, fibrosd, fibrosd.</text:span></text:p>
      <text:p text:style-name="_3c_grc_3e_"><text:span text:style-name="T4">ἰ</text:span>νώδης</text:p>
      <text:p text:style-name="_3c_entry_3e_"><text:span text:style-name="T1">[</text:span><text:a xlink:type="simple" xlink:href="https://www.biusante.parisdescartes.fr/histoire/medica/resultats/index.php?do=zoom&amp;cote=37020d&amp;p=614" text:style-name="Internet_20_link" text:visited-style-name="Visited_20_Internet_20_Link"><text:span text:style-name="Internet_20_link"><text:span text:style-name="T1">p. 0600</text:span></text:span></text:a><text:span text:style-name="T1">] </text:span><text:span text:style-name="T3">fic</text:span><text:span text:style-name="T1"> — ficus, Feigwarze, fig, fico, higo.</text:span></text:p>
      <text:p text:style-name="_3c_grc_3e_">σύκωσις — σύκωμα</text:p>
      <text:p text:style-name="_3c_entry_3e_"><text:span text:style-name="T1">[</text:span><text:a xlink:type="simple" xlink:href="https://www.biusante.parisdescartes.fr/histoire/medica/resultats/index.php?do=zoom&amp;cote=37020d&amp;p=614" text:style-name="Internet_20_link" text:visited-style-name="Visited_20_Internet_20_Link"><text:span text:style-name="Internet_20_link"><text:span text:style-name="T1">p. 0600</text:span></text:span></text:a><text:span text:style-name="T1">] </text:span><text:span text:style-name="T3">fiel</text:span><text:span text:style-name="T1"> — fel, Galle, gall, fiele, hiel.</text:span></text:p>
      <text:p text:style-name="_3c_grc_3e_">χ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614" text:style-name="Internet_20_link" text:visited-style-name="Visited_20_Internet_20_Link"><text:span text:style-name="Internet_20_link"><text:span text:style-name="T1">p. 0600</text:span></text:span></text:a><text:span text:style-name="T1">] </text:span><text:span text:style-name="T3">fièvre</text:span><text:span text:style-name="T1"> — febris, Fieber, fever, febbre, calentuxd.</text:span></text:p>
      <text:p text:style-name="_3c_grc_3e_">π<text:span text:style-name="T4">ῦ</text:span>ρ — πυρε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19" text:style-name="Internet_20_link" text:visited-style-name="Visited_20_Internet_20_Link"><text:span text:style-name="Internet_20_link"><text:span text:style-name="T1">p. 0605</text:span></text:span></text:a><text:span text:style-name="T1">] </text:span><text:span text:style-name="T3">figue</text:span><text:span text:style-name="T1"> — ficus, Feige, fig, fico, higo.</text:span></text:p>
      <text:p text:style-name="_3c_grc_3e_">σ<text:span text:style-name="T4">ῦ</text:span>κον</text:p>
      <text:p text:style-name="_3c_entry_3e_"><text:span text:style-name="T1">[</text:span><text:a xlink:type="simple" xlink:href="https://www.biusante.parisdescartes.fr/histoire/medica/resultats/index.php?do=zoom&amp;cote=37020d&amp;p=621" text:style-name="Internet_20_link" text:visited-style-name="Visited_20_Internet_20_Link"><text:span text:style-name="Internet_20_link"><text:span text:style-name="T1">p. 0607</text:span></text:span></text:a><text:span text:style-name="T1">] </text:span><text:span text:style-name="T3">filiforme</text:span><text:span text:style-name="T1"> — filiformis, fadenförmig, filiform, filiforme, filiforme.</text:span></text:p>
      <text:p text:style-name="_3c_grc_3e_">νηματώδης</text:p>
      <text:p text:style-name="_3c_entry_3e_"><text:span text:style-name="T1">[</text:span><text:a xlink:type="simple" xlink:href="https://www.biusante.parisdescartes.fr/histoire/medica/resultats/index.php?do=zoom&amp;cote=37020d&amp;p=621" text:style-name="Internet_20_link" text:visited-style-name="Visited_20_Internet_20_Link"><text:span text:style-name="Internet_20_link"><text:span text:style-name="T1">p. 0607</text:span></text:span></text:a><text:span text:style-name="T1">] </text:span><text:span text:style-name="T3">filtrage</text:span><text:span text:style-name="T1"> — percolatio, Filtriren, Ourchseihen, filtration, straining, feltrazione, filtration.</text:span></text:p>
      <text:p text:style-name="_3c_grc_3e_"><text:span text:style-name="T4">δ</text:span>ι<text:span text:style-name="T4">ή</text:span>θησις</text:p>
      <text:p text:style-name="_3c_entry_3e_"><text:span text:style-name="T1">[</text:span><text:a xlink:type="simple" xlink:href="https://www.biusante.parisdescartes.fr/histoire/medica/resultats/index.php?do=zoom&amp;cote=37020d&amp;p=621" text:style-name="Internet_20_link" text:visited-style-name="Visited_20_Internet_20_Link"><text:span text:style-name="Internet_20_link"><text:span text:style-name="T1">p. 0607</text:span></text:span></text:a><text:span text:style-name="T1">] </text:span><text:span text:style-name="T3">filtre</text:span><text:span text:style-name="T1"> — colum, saccus, liquatorium, Seihtuch, Seihpapier, filter, feltro, filtro.</text:span></text:p>
      <text:p text:style-name="_3c_grc_3e_"><text:span text:style-name="T4">ἠ</text:span>θ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22" text:style-name="Internet_20_link" text:visited-style-name="Visited_20_Internet_20_Link"><text:span text:style-name="Internet_20_link"><text:span text:style-name="T1">p. 0608</text:span></text:span></text:a><text:span text:style-name="T1">] </text:span><text:span text:style-name="T3">fiole</text:span><text:span text:style-name="T1"> — phiala, Phiole, phial, fiala.</text:span></text:p>
      <text:p text:style-name="_3c_grc_3e_">φιάλη</text:p>
      <text:p text:style-name="_3c_entry_3e_"><text:span text:style-name="T1">[</text:span><text:a xlink:type="simple" xlink:href="https://www.biusante.parisdescartes.fr/histoire/medica/resultats/index.php?do=zoom&amp;cote=37020d&amp;p=623" text:style-name="Internet_20_link" text:visited-style-name="Visited_20_Internet_20_Link"><text:span text:style-name="Internet_20_link"><text:span text:style-name="T1">p. 0609</text:span></text:span></text:a><text:span text:style-name="T1">] </text:span><text:span text:style-name="T3">fissure</text:span><text:span text:style-name="T1"> — fissura, Schrunde, Riss, fissure, fessura, fisura, hendedura.</text:span></text:p>
      <text:p text:style-name="_3c_grc_3e_"><text:span text:style-name="T4">ῥ</text:span>ωγμ<text:span text:style-name="T4">ὴ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623" text:style-name="Internet_20_link" text:visited-style-name="Visited_20_Internet_20_Link"><text:span text:style-name="Internet_20_link"><text:span text:style-name="T1">p. 0609</text:span></text:span></text:a><text:span text:style-name="T1">] </text:span><text:span text:style-name="T3">fistule</text:span><text:span text:style-name="T1"> — fistula, Fistel, fistula, fistola, fistola.</text:span></text:p>
      <text:p text:style-name="_3c_grc_3e_">σ<text:span text:style-name="T4">ύ</text:span>ριγξ</text:p>
      <text:p text:style-name="_3c_entry_3e_"><text:span text:style-name="T1">[</text:span><text:a xlink:type="simple" xlink:href="https://www.biusante.parisdescartes.fr/histoire/medica/resultats/index.php?do=zoom&amp;cote=37020d&amp;p=625" text:style-name="Internet_20_link" text:visited-style-name="Visited_20_Internet_20_Link"><text:span text:style-name="Internet_20_link"><text:span text:style-name="T1">p. 0611</text:span></text:span></text:a><text:span text:style-name="T1">] </text:span><text:span text:style-name="T3">flagellation</text:span><text:span text:style-name="T1"> — flagellatio, Geisselung, flagellation, flagellaziond.</text:span></text:p>
      <text:p text:style-name="_3c_grc_3e_">μαστίγωσις</text:p>
      <text:p text:style-name="_3c_entry_3e_"><text:span text:style-name="T1">[</text:span><text:a xlink:type="simple" xlink:href="https://www.biusante.parisdescartes.fr/histoire/medica/resultats/index.php?do=zoom&amp;cote=37020d&amp;p=625" text:style-name="Internet_20_link" text:visited-style-name="Visited_20_Internet_20_Link"><text:span text:style-name="Internet_20_link"><text:span text:style-name="T1">p. 0611</text:span></text:span></text:a><text:span text:style-name="T1">] </text:span><text:span text:style-name="T3">flamme</text:span><text:span text:style-name="T1"> — flamma, Flamme, flame, fiamma, flama.</text:span></text:p>
      <text:p text:style-name="_3c_grc_3e_">φλ<text:span text:style-name="T4">ὸ</text:span>ξ</text:p>
      <text:p text:style-name="_3c_entry_3e_"><text:span text:style-name="T1">[</text:span><text:a xlink:type="simple" xlink:href="https://www.biusante.parisdescartes.fr/histoire/medica/resultats/index.php?do=zoom&amp;cote=37020d&amp;p=625" text:style-name="Internet_20_link" text:visited-style-name="Visited_20_Internet_20_Link"><text:span text:style-name="Internet_20_link"><text:span text:style-name="T1">p. 0611</text:span></text:span></text:a><text:span text:style-name="T1">] </text:span><text:span text:style-name="T3">flanc</text:span><text:span text:style-name="T1"> — ilium, Seite, flank, fianco, fianco.</text:span></text:p>
      <text:p text:style-name="_3c_grc_3e_">λαγ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626" text:style-name="Internet_20_link" text:visited-style-name="Visited_20_Internet_20_Link"><text:span text:style-name="Internet_20_link"><text:span text:style-name="T1">p. 0612</text:span></text:span></text:a><text:span text:style-name="T1">] </text:span><text:span text:style-name="T3">flatulence</text:span><text:span text:style-name="T1"> — inflatio, Flatulenz, flatulence, flati.</text:span></text:p>
      <text:p text:style-name="_3c_grc_3e_">πνευ<text:span text:style-name="T4">μ</text:span>άτωσις</text:p>
      <text:p text:style-name="_3c_entry_3e_"><text:span text:style-name="T1">[</text:span><text:a xlink:type="simple" xlink:href="https://www.biusante.parisdescartes.fr/histoire/medica/resultats/index.php?do=zoom&amp;cote=37020d&amp;p=626" text:style-name="Internet_20_link" text:visited-style-name="Visited_20_Internet_20_Link"><text:span text:style-name="Internet_20_link"><text:span text:style-name="T1">p. 0612</text:span></text:span></text:a><text:span text:style-name="T1">] </text:span><text:span text:style-name="T3">flatuosité</text:span><text:span text:style-name="T1"> — flatus, Blähung, flatulency, flatuosità.</text:span></text:p>
      <text:p text:style-name="_3c_grc_3e_"><text:span text:style-name="T4">ἔρυγμα</text:span><text:span text:style-name="T6"> </text:span>—<text:span text:style-name="T6"> </text:span><text:span text:style-name="T4">πνεῦμα</text:span></text:p>
      <text:p text:style-name="_3c_entry_3e_"><text:span text:style-name="T1">[</text:span><text:a xlink:type="simple" xlink:href="https://www.biusante.parisdescartes.fr/histoire/medica/resultats/index.php?do=zoom&amp;cote=37020d&amp;p=626" text:style-name="Internet_20_link" text:visited-style-name="Visited_20_Internet_20_Link"><text:span text:style-name="Internet_20_link"><text:span text:style-name="T1">p. 0612</text:span></text:span></text:a><text:span text:style-name="T1">] </text:span><text:span text:style-name="T3">fleur</text:span><text:span text:style-name="T1"> — Blume, Blüthe, flower, flore, flor.</text:span></text:p>
      <text:p text:style-name="_3c_grc_3e_"><text:span text:style-name="T4">ἄ</text:span>νθος</text:p>
      <text:p text:style-name="_3c_entry_3e_"><text:span text:style-name="T1">[</text:span><text:a xlink:type="simple" xlink:href="https://www.biusante.parisdescartes.fr/histoire/medica/resultats/index.php?do=zoom&amp;cote=37020d&amp;p=627" text:style-name="Internet_20_link" text:visited-style-name="Visited_20_Internet_20_Link"><text:span text:style-name="Internet_20_link"><text:span text:style-name="T1">p. 0613</text:span></text:span></text:a><text:span text:style-name="T1">] </text:span><text:span text:style-name="T3">fleuraison</text:span><text:span text:style-name="T1"> — floritio, anthesis, Btûthezeit, blowth, floracion, florescentia.</text:span></text:p>
      <text:p text:style-name="_3c_grc_3e_"><text:span text:style-name="T4">ἄ</text:span>ν<text:span text:style-name="T4">θ</text:span>ησις</text:p>
      <text:p text:style-name="_3c_entry_3e_"><text:span text:style-name="T1">[</text:span><text:a xlink:type="simple" xlink:href="https://www.biusante.parisdescartes.fr/histoire/medica/resultats/index.php?do=zoom&amp;cote=37020d&amp;p=627" text:style-name="Internet_20_link" text:visited-style-name="Visited_20_Internet_20_Link"><text:span text:style-name="Internet_20_link"><text:span text:style-name="T1">p. 0613</text:span></text:span></text:a><text:span text:style-name="T1">] </text:span><text:span text:style-name="T3">flexible</text:span><text:span text:style-name="T1"> — flexibilis, beugsam.</text:span></text:p>
      <text:p text:style-name="_3c_grc_3e_">καμπ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27" text:style-name="Internet_20_link" text:visited-style-name="Visited_20_Internet_20_Link"><text:span text:style-name="Internet_20_link"><text:span text:style-name="T1">p. 0613</text:span></text:span></text:a><text:span text:style-name="T1">] </text:span><text:span text:style-name="T3">flexion</text:span><text:span text:style-name="T1"> — flexio, Biegung, flexion, bending, flessione.</text:span></text:p>
      <text:p text:style-name="_3c_grc_3e_">κάμπη</text:p>
      <text:p text:style-name="_3c_entry_3e_"><text:span text:style-name="T1">[</text:span><text:a xlink:type="simple" xlink:href="https://www.biusante.parisdescartes.fr/histoire/medica/resultats/index.php?do=zoom&amp;cote=37020d&amp;p=627" text:style-name="Internet_20_link" text:visited-style-name="Visited_20_Internet_20_Link"><text:span text:style-name="Internet_20_link"><text:span text:style-name="T1">p. 0613</text:span></text:span></text:a><text:span text:style-name="T1">] </text:span><text:span text:style-name="T3">flocon</text:span><text:span text:style-name="T1"> — floccus, Flocke, flake, flock, fiocco.</text:span></text:p>
      <text:p text:style-name="_3c_grc_3e_">κροκ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627" text:style-name="Internet_20_link" text:visited-style-name="Visited_20_Internet_20_Link"><text:span text:style-name="Internet_20_link"><text:span text:style-name="T1">p. 0613</text:span></text:span></text:a><text:span text:style-name="T1">] </text:span><text:span text:style-name="T3">fluctuation</text:span><text:span text:style-name="T1"> — fluctuatio, Fluctuation, Schwappen, fluctuation, fluttuazione, fluctuation.</text:span></text:p>
      <text:p text:style-name="_3c_grc_3e_">κλυδ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628" text:style-name="Internet_20_link" text:visited-style-name="Visited_20_Internet_20_Link"><text:span text:style-name="Internet_20_link"><text:span text:style-name="T1">p. 0614</text:span></text:span></text:a><text:span text:style-name="T1">] </text:span><text:span text:style-name="T3">fluer</text:span><text:span text:style-name="T1"> — fluere, fliessen, to flow, fluire, fluir.</text:span></text:p>
      <text:p text:style-name="_3c_grc_3e_"><text:span text:style-name="T4">ῥ</text:span>ε<text:span text:style-name="T4">ῖ</text:span>ν</text:p>
      <text:p text:style-name="_3c_entry_3e_"><text:span text:style-name="T1">[</text:span><text:a xlink:type="simple" xlink:href="https://www.biusante.parisdescartes.fr/histoire/medica/resultats/index.php?do=zoom&amp;cote=37020d&amp;p=628" text:style-name="Internet_20_link" text:visited-style-name="Visited_20_Internet_20_Link"><text:span text:style-name="Internet_20_link"><text:span text:style-name="T1">p. 0614</text:span></text:span></text:a><text:span text:style-name="T1">] </text:span><text:span text:style-name="T3">flueurs</text:span><text:span text:style-name="T1"> — fluxus, weisser Fluss, fluor, fluore bianco.</text:span></text:p>
      <text:p text:style-name="_3c_grc_3e_"><text:span text:style-name="T4">ῥό</text:span>ος λευ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29" text:style-name="Internet_20_link" text:visited-style-name="Visited_20_Internet_20_Link"><text:span text:style-name="Internet_20_link"><text:span text:style-name="T1">p. 0615</text:span></text:span></text:a><text:span text:style-name="T1">] </text:span><text:span text:style-name="T3">flux</text:span><text:span text:style-name="T1"> — profluvium, fluxus, Fluss, flux, flusso, flujd.</text:span></text:p>
      <text:p text:style-name="_3c_grc_3e_"><text:span text:style-name="T4">ῥ</text:span>ε<text:span text:style-name="T4">ῦ</text:span>μα — <text:span text:style-name="T4">ῥοῦ</text:span>ς</text:p>
      <text:p text:style-name="_3c_entry_3e_"><text:span text:style-name="T1">[</text:span><text:a xlink:type="simple" xlink:href="https://www.biusante.parisdescartes.fr/histoire/medica/resultats/index.php?do=zoom&amp;cote=37020d&amp;p=629" text:style-name="Internet_20_link" text:visited-style-name="Visited_20_Internet_20_Link"><text:span text:style-name="Internet_20_link"><text:span text:style-name="T1">p. 0615</text:span></text:span></text:a><text:span text:style-name="T1">] </text:span><text:span text:style-name="T3">fluxion</text:span><text:span text:style-name="T1"> — fluxio, Zufluss, fluxion, flussione, fluxion.</text:span></text:p>
      <text:p text:style-name="_3c_grc_3e_"><text:span text:style-name="T4">ῥ</text:span>ύσις</text:p>
      <text:p text:style-name="_3c_entry_3e_"><text:span text:style-name="T1">[</text:span><text:a xlink:type="simple" xlink:href="https://www.biusante.parisdescartes.fr/histoire/medica/resultats/index.php?do=zoom&amp;cote=37020d&amp;p=630" text:style-name="Internet_20_link" text:visited-style-name="Visited_20_Internet_20_Link"><text:span text:style-name="Internet_20_link"><text:span text:style-name="T1">p. 0616</text:span></text:span></text:a><text:span text:style-name="T1">] </text:span><text:span text:style-name="T3">fœtus</text:span><text:span text:style-name="T1"> — fœtus, Fœtus, Leibesfrucht, fœtus, feto, feto.</text:span></text:p>
      <text:p text:style-name="_3c_grc_3e_"><text:span text:style-name="T4">ἔμ</text:span>βρυον</text:p>
      <text:p text:style-name="_3c_entry_3e_"><text:span text:style-name="T1">[</text:span><text:a xlink:type="simple" xlink:href="https://www.biusante.parisdescartes.fr/histoire/medica/resultats/index.php?do=zoom&amp;cote=37020d&amp;p=633" text:style-name="Internet_20_link" text:visited-style-name="Visited_20_Internet_20_Link"><text:span text:style-name="Internet_20_link"><text:span text:style-name="T1">p. 0619</text:span></text:span></text:a><text:span text:style-name="T1">] </text:span><text:span text:style-name="T3">foin</text:span><text:span text:style-name="T1"> — fenum, Heu, hay, fieno, heno.</text:span></text:p>
      <text:p text:style-name="_3c_grc_3e_"><text:span text:style-name="T4">χό</text:span>ρτος</text:p>
      <text:p text:style-name="_3c_entry_3e_"><text:soft-page-break/><text:span text:style-name="T1">[</text:span><text:a xlink:type="simple" xlink:href="https://www.biusante.parisdescartes.fr/histoire/medica/resultats/index.php?do=zoom&amp;cote=37020d&amp;p=636" text:style-name="Internet_20_link" text:visited-style-name="Visited_20_Internet_20_Link"><text:span text:style-name="Internet_20_link"><text:span text:style-name="T1">p. 0622</text:span></text:span></text:a><text:span text:style-name="T1">] </text:span><text:span text:style-name="T3">fomentation</text:span><text:span text:style-name="T1"> — fomentum, fotus, fomentatio, Bähung, fomentation, fomentazione, fomentacion.</text:span></text:p>
      <text:p text:style-name="_3c_grc_3e_">πυρία — θέρ<text:span text:style-name="T4">μ</text:span>ασ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636" text:style-name="Internet_20_link" text:visited-style-name="Visited_20_Internet_20_Link"><text:span text:style-name="Internet_20_link"><text:span text:style-name="T1">p. 0622</text:span></text:span></text:a><text:span text:style-name="T1">] </text:span><text:span text:style-name="T3">fonction</text:span><text:span text:style-name="T1"> — functio, Verrichtung, function, funzione, funcion.</text:span></text:p>
      <text:p text:style-name="_3c_grc_3e_"><text:span text:style-name="T4">ἐ</text:span>νέργεια</text:p>
      <text:p text:style-name="_3c_entry_3e_"><text:span text:style-name="T1">[</text:span><text:a xlink:type="simple" xlink:href="https://www.biusante.parisdescartes.fr/histoire/medica/resultats/index.php?do=zoom&amp;cote=37020d&amp;p=638" text:style-name="Internet_20_link" text:visited-style-name="Visited_20_Internet_20_Link"><text:span text:style-name="Internet_20_link"><text:span text:style-name="T1">p. 0624</text:span></text:span></text:a><text:span text:style-name="T1">] </text:span><text:span text:style-name="T3">fondement</text:span><text:span text:style-name="T1"> — anus, podex, Afier, Gesäss, fundament, fondamento.</text:span></text:p>
      <text:p text:style-name="_3c_grc_3e_">πρωκ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39" text:style-name="Internet_20_link" text:visited-style-name="Visited_20_Internet_20_Link"><text:span text:style-name="Internet_20_link"><text:span text:style-name="T1">p. 0625</text:span></text:span></text:a><text:span text:style-name="T1">] </text:span><text:span text:style-name="T3">fonte</text:span><text:span text:style-name="T1"> — colliquatio, Schmelzen, Zertheilung.</text:span></text:p>
      <text:p text:style-name="_3c_grc_3e_">τ<text:span text:style-name="T4">ῆ</text:span>ξις</text:p>
      <text:p text:style-name="_3c_entry_3e_"><text:span text:style-name="T1">[</text:span><text:a xlink:type="simple" xlink:href="https://www.biusante.parisdescartes.fr/histoire/medica/resultats/index.php?do=zoom&amp;cote=37020d&amp;p=639" text:style-name="Internet_20_link" text:visited-style-name="Visited_20_Internet_20_Link"><text:span text:style-name="Internet_20_link"><text:span text:style-name="T1">p. 0625</text:span></text:span></text:a><text:span text:style-name="T1">] </text:span><text:span text:style-name="T3">force</text:span><text:span text:style-name="T1"> — Kraft, force, forza, fuerza.</text:span></text:p>
      <text:p text:style-name="_3c_grc_3e_"><text:span text:style-name="T4">δύναμις</text:span><text:span text:style-name="T6"> </text:span>—<text:span text:style-name="T6"> </text:span>κράτος</text:p>
      <text:p text:style-name="_3c_entry_3e_"><text:span text:style-name="T1">[</text:span><text:a xlink:type="simple" xlink:href="https://www.biusante.parisdescartes.fr/histoire/medica/resultats/index.php?do=zoom&amp;cote=37020d&amp;p=641" text:style-name="Internet_20_link" text:visited-style-name="Visited_20_Internet_20_Link"><text:span text:style-name="Internet_20_link"><text:span text:style-name="T1">p. 0627</text:span></text:span></text:a><text:span text:style-name="T1">] </text:span><text:span text:style-name="T3">formation</text:span><text:span text:style-name="T1"> — formatio, Bildung, formation, forming, formazione.</text:span></text:p>
      <text:p text:style-name="_3c_grc_3e_">πλάσις</text:p>
      <text:p text:style-name="_3c_entry_3e_"><text:span text:style-name="T1">[</text:span><text:a xlink:type="simple" xlink:href="https://www.biusante.parisdescartes.fr/histoire/medica/resultats/index.php?do=zoom&amp;cote=37020d&amp;p=641" text:style-name="Internet_20_link" text:visited-style-name="Visited_20_Internet_20_Link"><text:span text:style-name="Internet_20_link"><text:span text:style-name="T1">p. 0627</text:span></text:span></text:a><text:span text:style-name="T1">] </text:span><text:span text:style-name="T3">forme</text:span><text:span text:style-name="T1"> — forma, Gestalt, form, forma, forma.</text:span></text:p>
      <text:p text:style-name="_3c_grc_3e_">μορφ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645" text:style-name="Internet_20_link" text:visited-style-name="Visited_20_Internet_20_Link"><text:span text:style-name="Internet_20_link"><text:span text:style-name="T1">p. 0631</text:span></text:span></text:a><text:span text:style-name="T1">] </text:span><text:span text:style-name="T3">fou</text:span><text:span text:style-name="T1"> — insanus, demens, Geisteskranke, Irre, fool, pazzo, matto, folle.</text:span></text:p>
      <text:p text:style-name="_3c_grc_3e_">μαιν<text:span text:style-name="T4">ό</text:span>μενος</text:p>
      <text:p text:style-name="_3c_entry_3e_"><text:span text:style-name="T1">[</text:span><text:a xlink:type="simple" xlink:href="https://www.biusante.parisdescartes.fr/histoire/medica/resultats/index.php?do=zoom&amp;cote=37020d&amp;p=645" text:style-name="Internet_20_link" text:visited-style-name="Visited_20_Internet_20_Link"><text:span text:style-name="Internet_20_link"><text:span text:style-name="T1">p. 0631</text:span></text:span></text:a><text:span text:style-name="T1">] </text:span><text:span text:style-name="T3">foudre</text:span><text:span text:style-name="T1"> — fulmen, Blitz, thunderbolt, fulmine, rayo.</text:span></text:p>
      <text:p text:style-name="_3c_grc_3e_">κεραυ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47" text:style-name="Internet_20_link" text:visited-style-name="Visited_20_Internet_20_Link"><text:span text:style-name="Internet_20_link"><text:span text:style-name="T1">p. 0633</text:span></text:span></text:a><text:span text:style-name="T1">] </text:span><text:span text:style-name="T3">fourmi</text:span><text:span text:style-name="T1"> — formica, Ameise, ant, pismire, formica, hormiga.</text:span></text:p>
      <text:p text:style-name="_3c_grc_3e_">μύρμηξ</text:p>
      <text:p text:style-name="_3c_entry_3e_"><text:span text:style-name="T1">[</text:span><text:a xlink:type="simple" xlink:href="https://www.biusante.parisdescartes.fr/histoire/medica/resultats/index.php?do=zoom&amp;cote=37020d&amp;p=647" text:style-name="Internet_20_link" text:visited-style-name="Visited_20_Internet_20_Link"><text:span text:style-name="Internet_20_link"><text:span text:style-name="T1">p. 0633</text:span></text:span></text:a><text:span text:style-name="T1">] </text:span><text:span text:style-name="T3">fourneau</text:span><text:span text:style-name="T1"> — fornax, furnus, Ofen, stove, fornello, hornillo.</text:span></text:p>
      <text:p text:style-name="_3c_grc_3e_">κάμινος</text:p>
      <text:p text:style-name="_3c_entry_3e_"><text:span text:style-name="T1">[</text:span><text:a xlink:type="simple" xlink:href="https://www.biusante.parisdescartes.fr/histoire/medica/resultats/index.php?do=zoom&amp;cote=37020d&amp;p=647" text:style-name="Internet_20_link" text:visited-style-name="Visited_20_Internet_20_Link"><text:span text:style-name="Internet_20_link"><text:span text:style-name="T1">p. 0633</text:span></text:span></text:a><text:span text:style-name="T1">] </text:span><text:span text:style-name="T3">fourrages</text:span><text:span text:style-name="T1"> — pabula, Futter, fodder, foraggio, forrage.</text:span></text:p>
      <text:p text:style-name="_3c_grc_3e_">χόρτος</text:p>
      <text:p text:style-name="_3c_entry_3e_"><text:span text:style-name="T1">[</text:span><text:a xlink:type="simple" xlink:href="https://www.biusante.parisdescartes.fr/histoire/medica/resultats/index.php?do=zoom&amp;cote=37020d&amp;p=648" text:style-name="Internet_20_link" text:visited-style-name="Visited_20_Internet_20_Link"><text:span text:style-name="Internet_20_link"><text:span text:style-name="T1">p. 0634</text:span></text:span></text:a><text:span text:style-name="T1">] </text:span><text:span text:style-name="T3">fracture</text:span><text:span text:style-name="T1"> — fractura, Knochenbruch, fracture, fraitura, fractura.</text:span></text:p>
      <text:p text:style-name="_3c_grc_3e_"><text:span text:style-name="T4">ἀ</text:span>γμ<text:span text:style-name="T4">ὸ</text:span>ς — κάταγμα</text:p>
      <text:p text:style-name="_3c_entry_3e_"><text:span text:style-name="T1">[</text:span><text:a xlink:type="simple" xlink:href="https://www.biusante.parisdescartes.fr/histoire/medica/resultats/index.php?do=zoom&amp;cote=37020d&amp;p=650" text:style-name="Internet_20_link" text:visited-style-name="Visited_20_Internet_20_Link"><text:span text:style-name="Internet_20_link"><text:span text:style-name="T1">p. 0636</text:span></text:span></text:a><text:span text:style-name="T1">] </text:span><text:span text:style-name="T3">friction</text:span><text:span text:style-name="T1"> — frictio, Reibung, friction, rubbing, fregamento, friction.</text:span></text:p>
      <text:p text:style-name="_3c_grc_3e_">τρίψις</text:p>
      <text:p text:style-name="_3c_entry_3e_"><text:span text:style-name="T1">[</text:span><text:a xlink:type="simple" xlink:href="https://www.biusante.parisdescartes.fr/histoire/medica/resultats/index.php?do=zoom&amp;cote=37020d&amp;p=650" text:style-name="Internet_20_link" text:visited-style-name="Visited_20_Internet_20_Link"><text:span text:style-name="Internet_20_link"><text:span text:style-name="T1">p. 0636</text:span></text:span></text:a><text:span text:style-name="T1">] </text:span><text:span text:style-name="T3">frigidité</text:span><text:span text:style-name="T1"> — frigiditas, Vntüchtigkeit, frigidity, frigidità, frialdad.</text:span></text:p>
      <text:p text:style-name="_3c_grc_3e_"><text:span text:style-name="T4">ψ</text:span>υχρ<text:span text:style-name="T4">ότ</text:span>ης</text:p>
      <text:p text:style-name="_3c_entry_3e_"><text:span text:style-name="T1">[</text:span><text:a xlink:type="simple" xlink:href="https://www.biusante.parisdescartes.fr/histoire/medica/resultats/index.php?do=zoom&amp;cote=37020d&amp;p=650" text:style-name="Internet_20_link" text:visited-style-name="Visited_20_Internet_20_Link"><text:span text:style-name="Internet_20_link"><text:span text:style-name="T1">p. 0636</text:span></text:span></text:a><text:span text:style-name="T1">] </text:span><text:span text:style-name="T3">frisson</text:span><text:span text:style-name="T1"> — rigor, Fieberschauer, shivering, brivido, frio de calentur a.</text:span></text:p>
      <text:p text:style-name="_3c_grc_3e_"><text:span text:style-name="T4">ῥῖ</text:span>γος</text:p>
      <text:p text:style-name="_3c_entry_3e_"><text:span text:style-name="T1">[</text:span><text:a xlink:type="simple" xlink:href="https://www.biusante.parisdescartes.fr/histoire/medica/resultats/index.php?do=zoom&amp;cote=37020d&amp;p=650" text:style-name="Internet_20_link" text:visited-style-name="Visited_20_Internet_20_Link"><text:span text:style-name="Internet_20_link"><text:span text:style-name="T1">p. 0636</text:span></text:span></text:a><text:span text:style-name="T1">] </text:span><text:span text:style-name="T3">frissonnement</text:span><text:span text:style-name="T1"> — horror, Frösteln, shivering, ribrezzo.</text:span></text:p>
      <text:p text:style-name="_3c_grc_3e_">φρίκη</text:p>
      <text:p text:style-name="_3c_entry_3e_"><text:span text:style-name="T1">[</text:span><text:a xlink:type="simple" xlink:href="https://www.biusante.parisdescartes.fr/histoire/medica/resultats/index.php?do=zoom&amp;cote=37020d&amp;p=650" text:style-name="Internet_20_link" text:visited-style-name="Visited_20_Internet_20_Link"><text:span text:style-name="Internet_20_link"><text:span text:style-name="T1">p. 0636</text:span></text:span></text:a><text:span text:style-name="T1">] </text:span><text:span text:style-name="T3">froid</text:span><text:span text:style-name="T1"> — frigus, Kälte, coldness, freddo, frio.</text:span></text:p>
      <text:p text:style-name="_3c_grc_3e_">ψ<text:span text:style-name="T4">ῦ</text:span>χ<text:span text:style-name="T4">ο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651" text:style-name="Internet_20_link" text:visited-style-name="Visited_20_Internet_20_Link"><text:span text:style-name="Internet_20_link"><text:span text:style-name="T1">p. 0637</text:span></text:span></text:a><text:span text:style-name="T1">] </text:span><text:span text:style-name="T3">froid2</text:span><text:span text:style-name="T1"> — frigidus, kalt, cold, freddo, frio.</text:span></text:p>
      <text:p text:style-name="_3c_grc_3e_">ψυχ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51" text:style-name="Internet_20_link" text:visited-style-name="Visited_20_Internet_20_Link"><text:span text:style-name="Internet_20_link"><text:span text:style-name="T1">p. 0637</text:span></text:span></text:a><text:span text:style-name="T1">] </text:span><text:span text:style-name="T3">fromage</text:span><text:span text:style-name="T1"> — Käse, cheese, formaggio, queso.</text:span></text:p>
      <text:p text:style-name="_3c_grc_3e_">τυ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51" text:style-name="Internet_20_link" text:visited-style-name="Visited_20_Internet_20_Link"><text:span text:style-name="Internet_20_link"><text:span text:style-name="T1">p. 0637</text:span></text:span></text:a><text:span text:style-name="T1">] </text:span><text:span text:style-name="T3">froment</text:span><text:span text:style-name="T1"> — triticum, Weizen, wheat, formento, trigo.</text:span></text:p>
      <text:p text:style-name="_3c_grc_3e_">πυ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52" text:style-name="Internet_20_link" text:visited-style-name="Visited_20_Internet_20_Link"><text:span text:style-name="Internet_20_link"><text:span text:style-name="T1">p. 0638</text:span></text:span></text:a><text:span text:style-name="T1">] </text:span><text:span text:style-name="T3">fruit</text:span><text:span text:style-name="T1"> — fructus, Frucht, fruit, frutto, fruto.</text:span></text:p>
      <text:p text:style-name="_3c_grc_3e_">καρπ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54" text:style-name="Internet_20_link" text:visited-style-name="Visited_20_Internet_20_Link"><text:span text:style-name="Internet_20_link"><text:span text:style-name="T1">p. 0640</text:span></text:span></text:a><text:span text:style-name="T1">] </text:span><text:span text:style-name="T3">fumée</text:span><text:span text:style-name="T1"> — fumus, Rauch, smoke, fumo, humo.</text:span></text:p>
      <text:p text:style-name="_3c_grc_3e_">κ<text:span text:style-name="T4">ά</text:span>πν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654" text:style-name="Internet_20_link" text:visited-style-name="Visited_20_Internet_20_Link"><text:span text:style-name="Internet_20_link"><text:span text:style-name="T1">p. 0640</text:span></text:span></text:a><text:span text:style-name="T1">] </text:span><text:span text:style-name="T3">fumier</text:span><text:span text:style-name="T1"> — fimus, Dünger, Mist, dung, letamajo, fiemo.</text:span></text:p>
      <text:p text:style-name="_3c_grc_3e_">κόπρος</text:p>
      <text:p text:style-name="_3c_entry_3e_"><text:span text:style-name="T1">[</text:span><text:a xlink:type="simple" xlink:href="https://www.biusante.parisdescartes.fr/histoire/medica/resultats/index.php?do=zoom&amp;cote=37020d&amp;p=656" text:style-name="Internet_20_link" text:visited-style-name="Visited_20_Internet_20_Link"><text:span text:style-name="Internet_20_link"><text:span text:style-name="T1">p. 0642</text:span></text:span></text:a><text:span text:style-name="T1">] </text:span><text:span text:style-name="T3">galactoïde</text:span><text:span text:style-name="T1"> — </text:span></text:p>
      <text:p text:style-name="_3c_grc_3e_">γαλακτοειδ<text:span text:style-name="T4">ὴ</text:span>ς — γαλακτώδης</text:p>
      <text:p text:style-name="_3c_entry_3e_"><text:span text:style-name="T1">[</text:span><text:a xlink:type="simple" xlink:href="https://www.biusante.parisdescartes.fr/histoire/medica/resultats/index.php?do=zoom&amp;cote=37020d&amp;p=657" text:style-name="Internet_20_link" text:visited-style-name="Visited_20_Internet_20_Link"><text:span text:style-name="Internet_20_link"><text:span text:style-name="T1">p. 0643</text:span></text:span></text:a><text:span text:style-name="T1">] </text:span><text:span text:style-name="T3">galactophore</text:span><text:span text:style-name="T1"> — galactophorus, Galactophor, galactophorus, galattoforo.</text:span></text:p>
      <text:p text:style-name="_3c_grc_3e_">γ<text:span text:style-name="T4">α</text:span>λακτοφόρ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657" text:style-name="Internet_20_link" text:visited-style-name="Visited_20_Internet_20_Link"><text:span text:style-name="Internet_20_link"><text:span text:style-name="T1">p. 0643</text:span></text:span></text:a><text:span text:style-name="T1">] </text:span><text:span text:style-name="T3">galactoposie</text:span><text:span text:style-name="T1"> — galactoposia.</text:span></text:p>
      <text:p text:style-name="_3c_grc_3e_">γαλακτοποσία</text:p>
      <text:p text:style-name="_3c_entry_3e_"><text:span text:style-name="T1">[</text:span><text:a xlink:type="simple" xlink:href="https://www.biusante.parisdescartes.fr/histoire/medica/resultats/index.php?do=zoom&amp;cote=37020d&amp;p=657" text:style-name="Internet_20_link" text:visited-style-name="Visited_20_Internet_20_Link"><text:span text:style-name="Internet_20_link"><text:span text:style-name="T1">p. 0643</text:span></text:span></text:a><text:span text:style-name="T1">] </text:span><text:span text:style-name="T3">galactopote</text:span><text:span text:style-name="T1"> — </text:span></text:p>
      <text:p text:style-name="_3c_grc_3e_"><text:span text:style-name="T4">γ</text:span>αλακτοπ<text:span text:style-name="T4">ότη</text:span>ς</text:p>
      <text:p text:style-name="_3c_entry_3e_"><text:span text:style-name="T1">[</text:span><text:a xlink:type="simple" xlink:href="https://www.biusante.parisdescartes.fr/histoire/medica/resultats/index.php?do=zoom&amp;cote=37020d&amp;p=657" text:style-name="Internet_20_link" text:visited-style-name="Visited_20_Internet_20_Link"><text:span text:style-name="Internet_20_link"><text:span text:style-name="T1">p. 0643</text:span></text:span></text:a><text:span text:style-name="T1">] </text:span><text:span text:style-name="T3">galbanum</text:span><text:span text:style-name="T1"> — Galbanum, Mutterharz, galbanum, galbano, galbano.</text:span></text:p>
      <text:p text:style-name="_3c_grc_3e_">χαλβάν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657" text:style-name="Internet_20_link" text:visited-style-name="Visited_20_Internet_20_Link"><text:span text:style-name="Internet_20_link"><text:span text:style-name="T1">p. 0643</text:span></text:span></text:a><text:span text:style-name="T1">] </text:span><text:span text:style-name="T3">gale</text:span><text:span text:style-name="T1"> — scabies, Kratze, itch, rogna, sarna.</text:span></text:p>
      <text:p text:style-name="_3c_grc_3e_">ψ<text:span text:style-name="T4">ῶ</text:span>ρα</text:p>
      <text:p text:style-name="_3c_entry_3e_"><text:span text:style-name="T1">[</text:span><text:a xlink:type="simple" xlink:href="https://www.biusante.parisdescartes.fr/histoire/medica/resultats/index.php?do=zoom&amp;cote=37020d&amp;p=659" text:style-name="Internet_20_link" text:visited-style-name="Visited_20_Internet_20_Link"><text:span text:style-name="Internet_20_link"><text:span text:style-name="T1">p. 0645</text:span></text:span></text:a><text:span text:style-name="T1">] </text:span><text:span text:style-name="T3">galle</text:span><text:span text:style-name="T1"> — galla, Galläpfel, Gallnuss, gall-nut, oak-apple, galla, agalla.</text:span></text:p>
      <text:p text:style-name="_3c_grc_3e_"><text:span text:style-name="T4">κ</text:span>ηκ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662" text:style-name="Internet_20_link" text:visited-style-name="Visited_20_Internet_20_Link"><text:span text:style-name="Internet_20_link"><text:span text:style-name="T1">p. 0648</text:span></text:span></text:a><text:span text:style-name="T1">] </text:span><text:span text:style-name="T3">ganglion</text:span><text:span text:style-name="T1"> — ganglion, ganglion, ganglion, ganglio, ganglio.</text:span></text:p>
      <text:p text:style-name="_3c_grc_3e_">γάγγλ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663" text:style-name="Internet_20_link" text:visited-style-name="Visited_20_Internet_20_Link"><text:span text:style-name="Internet_20_link"><text:span text:style-name="T1">p. 0649</text:span></text:span></text:a><text:span text:style-name="T1">] </text:span><text:span text:style-name="T3">garance</text:span><text:span text:style-name="T1"> — Rubia tinctorum (L.), Krapp, Fürberröthe, madder, robbia, rubia.</text:span></text:p>
      <text:p text:style-name="_3c_grc_3e_"><text:span text:style-name="T4">ἐ</text:span>ρυ<text:span text:style-name="T4">θ</text:span>ρ<text:span text:style-name="T4">όδ</text:span>ανον</text:p>
      <text:p text:style-name="_3c_entry_3e_"><text:span text:style-name="T1">[</text:span><text:a xlink:type="simple" xlink:href="https://www.biusante.parisdescartes.fr/histoire/medica/resultats/index.php?do=zoom&amp;cote=37020d&amp;p=663" text:style-name="Internet_20_link" text:visited-style-name="Visited_20_Internet_20_Link"><text:span text:style-name="Internet_20_link"><text:span text:style-name="T1">p. 0649</text:span></text:span></text:a><text:span text:style-name="T1">] </text:span><text:span text:style-name="T3">gargarisme</text:span><text:span text:style-name="T1"> — gargarisma, Gurgelmittel, gargarisai, gargarismd, gargarismd.</text:span></text:p>
      <text:p text:style-name="_3c_grc_3e_">γαργάρισμα</text:p>
      <text:p text:style-name="_3c_entry_3e_"><text:span text:style-name="T1">[</text:span><text:a xlink:type="simple" xlink:href="https://www.biusante.parisdescartes.fr/histoire/medica/resultats/index.php?do=zoom&amp;cote=37020d&amp;p=672" text:style-name="Internet_20_link" text:visited-style-name="Visited_20_Internet_20_Link"><text:span text:style-name="Internet_20_link"><text:span text:style-name="T1">p. 0658</text:span></text:span></text:a><text:span text:style-name="T1">] </text:span><text:span text:style-name="T3">gencive</text:span><text:span text:style-name="T1"> — gingiva, Zahnfleisch, gum, gengwa, encia.</text:span></text:p>
      <text:p text:style-name="_3c_grc_3e_">ο<text:span text:style-name="T4">ὖ</text:span>λ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673" text:style-name="Internet_20_link" text:visited-style-name="Visited_20_Internet_20_Link"><text:span text:style-name="Internet_20_link"><text:span text:style-name="T1">p. 0659</text:span></text:span></text:a><text:span text:style-name="T1">] </text:span><text:span text:style-name="T3">général</text:span><text:span text:style-name="T1"> — generatis, allgemein, general, generale.</text:span></text:p>
      <text:p text:style-name="_3c_grc_3e_">γε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74" text:style-name="Internet_20_link" text:visited-style-name="Visited_20_Internet_20_Link"><text:span text:style-name="Internet_20_link"><text:span text:style-name="T1">p. 0660</text:span></text:span></text:a><text:span text:style-name="T1">] </text:span><text:span text:style-name="T3">génération</text:span><text:span text:style-name="T1"> — generatio, Zeugung, génération, yenerazione, génération.</text:span></text:p>
      <text:p text:style-name="_3c_grc_3e_"><text:soft-page-break/><text:span text:style-name="T4">γέν</text:span>εσις</text:p>
      <text:p text:style-name="_3c_entry_3e_"><text:span text:style-name="T1">[</text:span><text:a xlink:type="simple" xlink:href="https://www.biusante.parisdescartes.fr/histoire/medica/resultats/index.php?do=zoom&amp;cote=37020d&amp;p=675" text:style-name="Internet_20_link" text:visited-style-name="Visited_20_Internet_20_Link"><text:span text:style-name="Internet_20_link"><text:span text:style-name="T1">p. 0661</text:span></text:span></text:a><text:span text:style-name="T1">] </text:span><text:span text:style-name="T3">genèse</text:span><text:span text:style-name="T1"> — genesis, genesis, genesis, genési.</text:span></text:p>
      <text:p text:style-name="_3c_grc_3e_">γ<text:span text:style-name="T4">έ</text:span>νεσις</text:p>
      <text:p text:style-name="_3c_entry_3e_"><text:span text:style-name="T1">[</text:span><text:a xlink:type="simple" xlink:href="https://www.biusante.parisdescartes.fr/histoire/medica/resultats/index.php?do=zoom&amp;cote=37020d&amp;p=676" text:style-name="Internet_20_link" text:visited-style-name="Visited_20_Internet_20_Link"><text:span text:style-name="Internet_20_link"><text:span text:style-name="T1">p. 0662</text:span></text:span></text:a><text:span text:style-name="T1">] </text:span><text:span text:style-name="T3">genou</text:span><text:span text:style-name="T1"> — genu, Knie, knee, ginocchio, rodilla.</text:span></text:p>
      <text:p text:style-name="_3c_grc_3e_">γόνυ</text:p>
      <text:p text:style-name="_3c_entry_3e_"><text:span text:style-name="T1">[</text:span><text:a xlink:type="simple" xlink:href="https://www.biusante.parisdescartes.fr/histoire/medica/resultats/index.php?do=zoom&amp;cote=37020d&amp;p=677" text:style-name="Internet_20_link" text:visited-style-name="Visited_20_Internet_20_Link"><text:span text:style-name="Internet_20_link"><text:span text:style-name="T1">p. 0663</text:span></text:span></text:a><text:span text:style-name="T1">] </text:span><text:span text:style-name="T3">genre</text:span><text:span text:style-name="T1"> — genus, Gattung, kind, genus, genere, genero.</text:span></text:p>
      <text:p text:style-name="_3c_grc_3e_">γένος</text:p>
      <text:p text:style-name="_3c_entry_3e_"><text:span text:style-name="T1">[</text:span><text:a xlink:type="simple" xlink:href="https://www.biusante.parisdescartes.fr/histoire/medica/resultats/index.php?do=zoom&amp;cote=37020d&amp;p=677" text:style-name="Internet_20_link" text:visited-style-name="Visited_20_Internet_20_Link"><text:span text:style-name="Internet_20_link"><text:span text:style-name="T1">p. 0663</text:span></text:span></text:a><text:span text:style-name="T1">] </text:span><text:span text:style-name="T3">gentiane</text:span><text:span text:style-name="T1"> — gentiana, Enzian, g enti an, genziana, genciana.</text:span></text:p>
      <text:p text:style-name="_3c_grc_3e_"><text:span text:style-name="T4">γεντιάνη</text:span></text:p>
      <text:p text:style-name="_3c_entry_3e_"><text:span text:style-name="T1">[</text:span><text:a xlink:type="simple" xlink:href="https://www.biusante.parisdescartes.fr/histoire/medica/resultats/index.php?do=zoom&amp;cote=37020d&amp;p=678" text:style-name="Internet_20_link" text:visited-style-name="Visited_20_Internet_20_Link"><text:span text:style-name="Internet_20_link"><text:span text:style-name="T1">p. 0664</text:span></text:span></text:a><text:span text:style-name="T1">] </text:span><text:span text:style-name="T3">géographie</text:span><text:span text:style-name="T1"> — geographia.</text:span></text:p>
      <text:p text:style-name="_3c_grc_3e_">γεωγραφία</text:p>
      <text:p text:style-name="_3c_entry_3e_"><text:span text:style-name="T1">[</text:span><text:a xlink:type="simple" xlink:href="https://www.biusante.parisdescartes.fr/histoire/medica/resultats/index.php?do=zoom&amp;cote=37020d&amp;p=679" text:style-name="Internet_20_link" text:visited-style-name="Visited_20_Internet_20_Link"><text:span text:style-name="Internet_20_link"><text:span text:style-name="T1">p. 0665</text:span></text:span></text:a><text:span text:style-name="T1">] </text:span><text:span text:style-name="T3">géométrique</text:span><text:span text:style-name="T1"> — geometricus, geometrisch, geornetrical, geometrico.</text:span></text:p>
      <text:p text:style-name="_3c_grc_3e_">γεωμετ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79" text:style-name="Internet_20_link" text:visited-style-name="Visited_20_Internet_20_Link"><text:span text:style-name="Internet_20_link"><text:span text:style-name="T1">p. 0665</text:span></text:span></text:a><text:span text:style-name="T1">] </text:span><text:span text:style-name="T3">géranis</text:span><text:span text:style-name="T1"> — </text:span></text:p>
      <text:p text:style-name="_3c_grc_3e_">γεραν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680" text:style-name="Internet_20_link" text:visited-style-name="Visited_20_Internet_20_Link"><text:span text:style-name="Internet_20_link"><text:span text:style-name="T1">p. 0666</text:span></text:span></text:a><text:span text:style-name="T1">] </text:span><text:span text:style-name="T3">germe</text:span><text:span text:style-name="T1"> — germen, Keim, germ, germen, germe, germen.</text:span></text:p>
      <text:p text:style-name="_3c_grc_3e_">βλασ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80" text:style-name="Internet_20_link" text:visited-style-name="Visited_20_Internet_20_Link"><text:span text:style-name="Internet_20_link"><text:span text:style-name="T1">p. 0666</text:span></text:span></text:a><text:span text:style-name="T1">] </text:span><text:span text:style-name="T3">germination</text:span><text:span text:style-name="T1"> — germinatio, Keimen, germination, germinazione, germinacton.</text:span></text:p>
      <text:p text:style-name="_3c_grc_3e_">βλάστησις</text:p>
      <text:p text:style-name="_3c_entry_3e_"><text:span text:style-name="T1">[</text:span><text:a xlink:type="simple" xlink:href="https://www.biusante.parisdescartes.fr/histoire/medica/resultats/index.php?do=zoom&amp;cote=37020d&amp;p=680" text:style-name="Internet_20_link" text:visited-style-name="Visited_20_Internet_20_Link"><text:span text:style-name="Internet_20_link"><text:span text:style-name="T1">p. 0666</text:span></text:span></text:a><text:span text:style-name="T1">] </text:span><text:span text:style-name="T3">gestation</text:span><text:span text:style-name="T1"> — graviditas, Trächtigkeit, gestation, gestazione.</text:span></text:p>
      <text:p text:style-name="_3c_grc_3e_">κύησις</text:p>
      <text:p text:style-name="_3c_entry_3e_"><text:span text:style-name="T1">[</text:span><text:a xlink:type="simple" xlink:href="https://www.biusante.parisdescartes.fr/histoire/medica/resultats/index.php?do=zoom&amp;cote=37020d&amp;p=681" text:style-name="Internet_20_link" text:visited-style-name="Visited_20_Internet_20_Link"><text:span text:style-name="Internet_20_link"><text:span text:style-name="T1">p. 0667</text:span></text:span></text:a><text:span text:style-name="T1">] </text:span><text:span text:style-name="T3">gibbosité</text:span><text:span text:style-name="T1"> — gibbus, Buckel, Höcker, gibbosity, gibbosità, giba, gibositad.</text:span></text:p>
      <text:p text:style-name="_3c_grc_3e_">κύφωσις</text:p>
      <text:p text:style-name="_3c_entry_3e_"><text:span text:style-name="T1">[</text:span><text:a xlink:type="simple" xlink:href="https://www.biusante.parisdescartes.fr/histoire/medica/resultats/index.php?do=zoom&amp;cote=37020d&amp;p=682" text:style-name="Internet_20_link" text:visited-style-name="Visited_20_Internet_20_Link"><text:span text:style-name="Internet_20_link"><text:span text:style-name="T1">p. 0668</text:span></text:span></text:a><text:span text:style-name="T1">] </text:span><text:span text:style-name="T3">glabre</text:span><text:span text:style-name="T1"> — glaber, glatt, gldbrous, glabro.</text:span></text:p>
      <text:p text:style-name="_3c_grc_3e_">μα<text:span text:style-name="T4">δ</text:span>α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682" text:style-name="Internet_20_link" text:visited-style-name="Visited_20_Internet_20_Link"><text:span text:style-name="Internet_20_link"><text:span text:style-name="T1">p. 0668</text:span></text:span></text:a><text:span text:style-name="T1">] </text:span><text:span text:style-name="T3">glace</text:span><text:span text:style-name="T1"> — glacies, Eis, ice, ghiaccio, gelo.</text:span></text:p>
      <text:p text:style-name="_3c_grc_3e_">κρύσταλλος</text:p>
      <text:p text:style-name="_3c_entry_3e_"><text:span text:style-name="T1">[</text:span><text:a xlink:type="simple" xlink:href="https://www.biusante.parisdescartes.fr/histoire/medica/resultats/index.php?do=zoom&amp;cote=37020d&amp;p=683" text:style-name="Internet_20_link" text:visited-style-name="Visited_20_Internet_20_Link"><text:span text:style-name="Internet_20_link"><text:span text:style-name="T1">p. 0669</text:span></text:span></text:a><text:span text:style-name="T1">] </text:span><text:span text:style-name="T3">gland</text:span><text:span text:style-name="T1"> — glans, Eichel, acor η, ghianda, bellota, glande.</text:span></text:p>
      <text:p text:style-name="_3c_grc_3e_">βάλανος</text:p>
      <text:p text:style-name="_3c_entry_3e_"><text:span text:style-name="T1">[</text:span><text:a xlink:type="simple" xlink:href="https://www.biusante.parisdescartes.fr/histoire/medica/resultats/index.php?do=zoom&amp;cote=37020d&amp;p=684" text:style-name="Internet_20_link" text:visited-style-name="Visited_20_Internet_20_Link"><text:span text:style-name="Internet_20_link"><text:span text:style-name="T1">p. 0670</text:span></text:span></text:a><text:span text:style-name="T1">] </text:span><text:span text:style-name="T3">glande</text:span><text:span text:style-name="T1"> — glandula, Drüse, Lymphdrüse, gland, kernel, ghiandola, glandula.</text:span></text:p>
      <text:p text:style-name="_3c_grc_3e_"><text:span text:style-name="T5">ἀδὴν</text:span></text:p>
      <text:p text:style-name="_3c_entry_3e_"><text:span text:style-name="T1">[</text:span><text:a xlink:type="simple" xlink:href="https://www.biusante.parisdescartes.fr/histoire/medica/resultats/index.php?do=zoom&amp;cote=37020d&amp;p=688" text:style-name="Internet_20_link" text:visited-style-name="Visited_20_Internet_20_Link"><text:span text:style-name="Internet_20_link"><text:span text:style-name="T1">p. 0674</text:span></text:span></text:a><text:span text:style-name="T1">] </text:span><text:span text:style-name="T3">glaucome</text:span><text:span text:style-name="T1"> — glaucoma, Glaucom, grüner Staar, glaucoma, glaucedo, glaucoma, glaucoma.</text:span></text:p>
      <text:p text:style-name="_3c_grc_3e_">γλαύκωμα</text:p>
      <text:p text:style-name="_3c_entry_3e_"><text:span text:style-name="T1">[</text:span><text:a xlink:type="simple" xlink:href="https://www.biusante.parisdescartes.fr/histoire/medica/resultats/index.php?do=zoom&amp;cote=37020d&amp;p=688" text:style-name="Internet_20_link" text:visited-style-name="Visited_20_Internet_20_Link"><text:span text:style-name="Internet_20_link"><text:span text:style-name="T1">p. 0674</text:span></text:span></text:a><text:span text:style-name="T1">] </text:span><text:span text:style-name="T3">glène</text:span><text:span text:style-name="T1"> — Giene, Knochenvertiefung, glene, socket, seno d’un osso.</text:span></text:p>
      <text:p text:style-name="_3c_grc_3e_">γλ<text:span text:style-name="T4">ή</text:span>νη</text:p>
      <text:p text:style-name="_3c_entry_3e_"><text:span text:style-name="T1">[</text:span><text:a xlink:type="simple" xlink:href="https://www.biusante.parisdescartes.fr/histoire/medica/resultats/index.php?do=zoom&amp;cote=37020d&amp;p=688" text:style-name="Internet_20_link" text:visited-style-name="Visited_20_Internet_20_Link"><text:span text:style-name="Internet_20_link"><text:span text:style-name="T1">p. 0674</text:span></text:span></text:a><text:span text:style-name="T1">] </text:span><text:span text:style-name="T3">glénoïde</text:span><text:span text:style-name="T1"> — glenoides, schwachvertieft, glenoid, glenoide.</text:span></text:p>
      <text:p text:style-name="_3c_grc_3e_"><text:soft-page-break/>γλ<text:span text:style-name="T4">ηνοειδὴ</text:span>ς</text:p>
      <text:p text:style-name="_3c_entry_3e_"><text:span text:style-name="T1">[</text:span><text:a xlink:type="simple" xlink:href="https://www.biusante.parisdescartes.fr/histoire/medica/resultats/index.php?do=zoom&amp;cote=37020d&amp;p=689" text:style-name="Internet_20_link" text:visited-style-name="Visited_20_Internet_20_Link"><text:span text:style-name="Internet_20_link"><text:span text:style-name="T1">p. 0675</text:span></text:span></text:a><text:span text:style-name="T1">] </text:span><text:span text:style-name="T3">globe</text:span><text:span text:style-name="T1"> — globus, Kugel, globe, globo, globo.</text:span></text:p>
      <text:p text:style-name="_3c_grc_3e_">σφα<text:span text:style-name="T4">ί</text:span>ρ<text:span text:style-name="T4">ιο</text:span>ν</text:p>
      <text:p text:style-name="_3c_entry_3e_"><text:span text:style-name="T1">[</text:span><text:a xlink:type="simple" xlink:href="https://www.biusante.parisdescartes.fr/histoire/medica/resultats/index.php?do=zoom&amp;cote=37020d&amp;p=690" text:style-name="Internet_20_link" text:visited-style-name="Visited_20_Internet_20_Link"><text:span text:style-name="Internet_20_link"><text:span text:style-name="T1">p. 0676</text:span></text:span></text:a><text:span text:style-name="T1">] </text:span><text:span text:style-name="T3">glochide</text:span><text:span text:style-name="T1"> — glochis.</text:span></text:p>
      <text:p text:style-name="_3c_grc_3e_">γλωχ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690" text:style-name="Internet_20_link" text:visited-style-name="Visited_20_Internet_20_Link"><text:span text:style-name="Internet_20_link"><text:span text:style-name="T1">p. 0676</text:span></text:span></text:a><text:span text:style-name="T1">] </text:span><text:span text:style-name="T3">glossocome</text:span><text:span text:style-name="T1"> — glossöcomum, Beinlade, glossocomon, glossocomo, glosocomo.</text:span></text:p>
      <text:p text:style-name="_3c_grc_3e_">γλωσσ<text:span text:style-name="T4">ό</text:span>κομον</text:p>
      <text:p text:style-name="_3c_entry_3e_"><text:span text:style-name="T1">[</text:span><text:a xlink:type="simple" xlink:href="https://www.biusante.parisdescartes.fr/histoire/medica/resultats/index.php?do=zoom&amp;cote=37020d&amp;p=691" text:style-name="Internet_20_link" text:visited-style-name="Visited_20_Internet_20_Link"><text:span text:style-name="Internet_20_link"><text:span text:style-name="T1">p. 0677</text:span></text:span></text:a><text:span text:style-name="T1">] </text:span><text:span text:style-name="T3">glotte</text:span><text:span text:style-name="T1"> — glottis, Stimmritze, glottis, glotta, glottide, glotis.</text:span></text:p>
      <text:p text:style-name="_3c_grc_3e_">γλωτ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691" text:style-name="Internet_20_link" text:visited-style-name="Visited_20_Internet_20_Link"><text:span text:style-name="Internet_20_link"><text:span text:style-name="T1">p. 0677</text:span></text:span></text:a><text:span text:style-name="T1">] </text:span><text:span text:style-name="T3">glu</text:span><text:span text:style-name="T1"> — viscum, Vogelleim, bird-lime, vischio, visco.</text:span></text:p>
      <text:p text:style-name="_3c_grc_3e_"><text:span text:style-name="T4">ἰ</text:span>ξ<text:span text:style-name="T4">ὸ</text:span>ς — γλία</text:p>
      <text:p text:style-name="_3c_entry_3e_"><text:span text:style-name="T1">[</text:span><text:a xlink:type="simple" xlink:href="https://www.biusante.parisdescartes.fr/histoire/medica/resultats/index.php?do=zoom&amp;cote=37020d&amp;p=699" text:style-name="Internet_20_link" text:visited-style-name="Visited_20_Internet_20_Link"><text:span text:style-name="Internet_20_link"><text:span text:style-name="T1">p. 0685</text:span></text:span></text:a><text:span text:style-name="T1">] </text:span><text:span text:style-name="T3">gomphose</text:span><text:span text:style-name="T1"> — gomphosis, clavatio, Nagelfûgung, gomphosis, gonfosi, gonfosis.</text:span></text:p>
      <text:p text:style-name="_3c_grc_3e_">γόμφωσις</text:p>
      <text:p text:style-name="_3c_entry_3e_"><text:span text:style-name="T1">[</text:span><text:a xlink:type="simple" xlink:href="https://www.biusante.parisdescartes.fr/histoire/medica/resultats/index.php?do=zoom&amp;cote=37020d&amp;p=699" text:style-name="Internet_20_link" text:visited-style-name="Visited_20_Internet_20_Link"><text:span text:style-name="Internet_20_link"><text:span text:style-name="T1">p. 0685</text:span></text:span></text:a><text:span text:style-name="T1">] </text:span><text:span text:style-name="T3">gonorrhée</text:span><text:span text:style-name="T1"> — gonorrhoea, Samenfluss, gonorrhoea, gonorrea, gonorrea.</text:span></text:p>
      <text:p text:style-name="_3c_grc_3e_"><text:span text:style-name="T4">γο</text:span>νό<text:span text:style-name="T4">ῤῥο</text:span>ια</text:p>
      <text:p text:style-name="_3c_entry_3e_"><text:span text:style-name="T1">[</text:span><text:a xlink:type="simple" xlink:href="https://www.biusante.parisdescartes.fr/histoire/medica/resultats/index.php?do=zoom&amp;cote=37020d&amp;p=699" text:style-name="Internet_20_link" text:visited-style-name="Visited_20_Internet_20_Link"><text:span text:style-name="Internet_20_link"><text:span text:style-name="T1">p. 0685</text:span></text:span></text:a><text:span text:style-name="T1">] </text:span><text:span text:style-name="T3">gorge</text:span><text:span text:style-name="T1"> — faux, Kehle, gorge, throat, gullet, gola, gorgia, garganta.</text:span></text:p>
      <text:p text:style-name="_3c_grc_3e_">φάρυγξ</text:p>
      <text:p text:style-name="_3c_entry_3e_"><text:span text:style-name="T1">[</text:span><text:a xlink:type="simple" xlink:href="https://www.biusante.parisdescartes.fr/histoire/medica/resultats/index.php?do=zoom&amp;cote=37020d&amp;p=700" text:style-name="Internet_20_link" text:visited-style-name="Visited_20_Internet_20_Link"><text:span text:style-name="Internet_20_link"><text:span text:style-name="T1">p. 0686</text:span></text:span></text:a><text:span text:style-name="T1">] </text:span><text:span text:style-name="T3">gosier</text:span><text:span text:style-name="T1"> — gula, Schlund, throat, gola, gaznate.</text:span></text:p>
      <text:p text:style-name="_3c_grc_3e_">φάρυγξ</text:p>
      <text:p text:style-name="_3c_entry_3e_"><text:span text:style-name="T1">[</text:span><text:a xlink:type="simple" xlink:href="https://www.biusante.parisdescartes.fr/histoire/medica/resultats/index.php?do=zoom&amp;cote=37020d&amp;p=701" text:style-name="Internet_20_link" text:visited-style-name="Visited_20_Internet_20_Link"><text:span text:style-name="Internet_20_link"><text:span text:style-name="T1">p. 0687</text:span></text:span></text:a><text:span text:style-name="T1">] </text:span><text:span text:style-name="T3">goût</text:span><text:span text:style-name="T1"> — gustus, Geschmack, taste, gusto, gusto.</text:span></text:p>
      <text:p text:style-name="_3c_grc_3e_">γε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701" text:style-name="Internet_20_link" text:visited-style-name="Visited_20_Internet_20_Link"><text:span text:style-name="Internet_20_link"><text:span text:style-name="T1">p. 0687</text:span></text:span></text:a><text:span text:style-name="T1">] </text:span><text:span text:style-name="T3">goutte2</text:span><text:span text:style-name="T1"> — arthritis, Gicht, goût, gotta, goto.</text:span></text:p>
      <text:p text:style-name="_3c_grc_3e_"><text:span text:style-name="T4">ἀ</text:span>ρθρ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703" text:style-name="Internet_20_link" text:visited-style-name="Visited_20_Internet_20_Link"><text:span text:style-name="Internet_20_link"><text:span text:style-name="T1">p. 0689</text:span></text:span></text:a><text:span text:style-name="T1">] </text:span><text:span text:style-name="T3">graine</text:span><text:span text:style-name="T1"> — semen, Korn, Samen, seed, seme, grana.</text:span></text:p>
      <text:p text:style-name="_3c_grc_3e_">σπέρμα</text:p>
      <text:p text:style-name="_3c_entry_3e_"><text:span text:style-name="T1">[</text:span><text:a xlink:type="simple" xlink:href="https://www.biusante.parisdescartes.fr/histoire/medica/resultats/index.php?do=zoom&amp;cote=37020d&amp;p=703" text:style-name="Internet_20_link" text:visited-style-name="Visited_20_Internet_20_Link"><text:span text:style-name="Internet_20_link"><text:span text:style-name="T1">p. 0689</text:span></text:span></text:a><text:span text:style-name="T1">] </text:span><text:span text:style-name="T3">graisse</text:span><text:span text:style-name="T1"> — adeps, Fett, fat, grasso, grasa.</text:span></text:p>
      <text:p text:style-name="_3c_grc_3e_">στ<text:span text:style-name="T4">έ</text:span>αρ</text:p>
      <text:p text:style-name="_3c_entry_3e_"><text:span text:style-name="T1">[</text:span><text:a xlink:type="simple" xlink:href="https://www.biusante.parisdescartes.fr/histoire/medica/resultats/index.php?do=zoom&amp;cote=37020d&amp;p=705" text:style-name="Internet_20_link" text:visited-style-name="Visited_20_Internet_20_Link"><text:span text:style-name="Internet_20_link"><text:span text:style-name="T1">p. 0691</text:span></text:span></text:a><text:span text:style-name="T1">] </text:span><text:span text:style-name="T3">gras</text:span><text:span text:style-name="T1"> — pinguis, fett, fat, grasso, graso.</text:span></text:p>
      <text:p text:style-name="_3c_grc_3e_">πίων</text:p>
      <text:p text:style-name="_3c_entry_3e_"><text:span text:style-name="T1">[</text:span><text:a xlink:type="simple" xlink:href="https://www.biusante.parisdescartes.fr/histoire/medica/resultats/index.php?do=zoom&amp;cote=37020d&amp;p=706" text:style-name="Internet_20_link" text:visited-style-name="Visited_20_Internet_20_Link"><text:span text:style-name="Internet_20_link"><text:span text:style-name="T1">p. 0692</text:span></text:span></text:a><text:span text:style-name="T1">] </text:span><text:span text:style-name="T3">grave</text:span><text:span text:style-name="T1"> — gravis, schwer, tief, heavy, grave, grave, grave.</text:span></text:p>
      <text:p text:style-name="_3c_grc_3e_">βαρ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706" text:style-name="Internet_20_link" text:visited-style-name="Visited_20_Internet_20_Link"><text:span text:style-name="Internet_20_link"><text:span text:style-name="T1">p. 0692</text:span></text:span></text:a><text:span text:style-name="T1">] </text:span><text:span text:style-name="T3">gravité</text:span><text:span text:style-name="T1"> — gravitas, Schwere, gravity, gravita, gravedad.</text:span></text:p>
      <text:p text:style-name="_3c_grc_3e_">βαρύτης</text:p>
      <text:p text:style-name="_3c_entry_3e_"><text:span text:style-name="T1">[</text:span><text:a xlink:type="simple" xlink:href="https://www.biusante.parisdescartes.fr/histoire/medica/resultats/index.php?do=zoom&amp;cote=37020d&amp;p=706" text:style-name="Internet_20_link" text:visited-style-name="Visited_20_Internet_20_Link"><text:span text:style-name="Internet_20_link"><text:span text:style-name="T1">p. 0692</text:span></text:span></text:a><text:span text:style-name="T1">] </text:span><text:span text:style-name="T3">greffe</text:span><text:span text:style-name="T1"> — Pfropfen, Impfen, graff, graft, marza, enjerto.</text:span></text:p>
      <text:p text:style-name="_3c_grc_3e_">γραφίον</text:p>
      <text:p text:style-name="_3c_entry_3e_"><text:span text:style-name="T1">[</text:span><text:a xlink:type="simple" xlink:href="https://www.biusante.parisdescartes.fr/histoire/medica/resultats/index.php?do=zoom&amp;cote=37020d&amp;p=707" text:style-name="Internet_20_link" text:visited-style-name="Visited_20_Internet_20_Link"><text:span text:style-name="Internet_20_link"><text:span text:style-name="T1">p. 0693</text:span></text:span></text:a><text:span text:style-name="T1">] </text:span><text:span text:style-name="T3">grenadier</text:span><text:span text:style-name="T1"> — Pumca granatum (L.), Granatbaum, pomegramate-tree, granato, granadof.</text:span></text:p>
      <text:p text:style-name="_3c_grc_3e_"><text:soft-page-break/><text:span text:style-name="T5">ῥοιὰ</text:span></text:p>
      <text:p text:style-name="_3c_entry_3e_"><text:span text:style-name="T1">[</text:span><text:a xlink:type="simple" xlink:href="https://www.biusante.parisdescartes.fr/histoire/medica/resultats/index.php?do=zoom&amp;cote=37020d&amp;p=708" text:style-name="Internet_20_link" text:visited-style-name="Visited_20_Internet_20_Link"><text:span text:style-name="Internet_20_link"><text:span text:style-name="T1">p. 0694</text:span></text:span></text:a><text:span text:style-name="T1">] </text:span><text:span text:style-name="T3">grenouille</text:span><text:span text:style-name="T1"> — Rana esculenta (L.), Rana temporaria (L.), Frosch, frog, rana, rana.</text:span></text:p>
      <text:p text:style-name="_3c_grc_3e_">βάτραχος</text:p>
      <text:p text:style-name="_3c_entry_3e_"><text:span text:style-name="T1">[</text:span><text:a xlink:type="simple" xlink:href="https://www.biusante.parisdescartes.fr/histoire/medica/resultats/index.php?do=zoom&amp;cote=37020d&amp;p=708" text:style-name="Internet_20_link" text:visited-style-name="Visited_20_Internet_20_Link"><text:span text:style-name="Internet_20_link"><text:span text:style-name="T1">p. 0694</text:span></text:span></text:a><text:span text:style-name="T1">] </text:span><text:span text:style-name="T3">gros</text:span><text:span text:style-name="T1"> — drachma, Drachme, drachm, dramma, grosso, grueso.</text:span></text:p>
      <text:p text:style-name="_3c_grc_3e_">δραχ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709" text:style-name="Internet_20_link" text:visited-style-name="Visited_20_Internet_20_Link"><text:span text:style-name="Internet_20_link"><text:span text:style-name="T1">p. 0695</text:span></text:span></text:a><text:span text:style-name="T1">] </text:span><text:span text:style-name="T3">grossesse</text:span><text:span text:style-name="T1"> — graviditas, prægnatio, Schwangerschaft, pregnancy, gravidanza, prenez.</text:span></text:p>
      <text:p text:style-name="_3c_grc_3e_">κύησις</text:p>
      <text:p text:style-name="_3c_entry_3e_"><text:span text:style-name="T1">[</text:span><text:a xlink:type="simple" xlink:href="https://www.biusante.parisdescartes.fr/histoire/medica/resultats/index.php?do=zoom&amp;cote=37020d&amp;p=710" text:style-name="Internet_20_link" text:visited-style-name="Visited_20_Internet_20_Link"><text:span text:style-name="Internet_20_link"><text:span text:style-name="T1">p. 0696</text:span></text:span></text:a><text:span text:style-name="T1">] </text:span><text:span text:style-name="T3">grumeau</text:span><text:span text:style-name="T1"> — grumus, Klumpen, clod, grumo, grumo.</text:span></text:p>
      <text:p text:style-name="_3c_grc_3e_"><text:span text:style-name="T4">θ</text:span>ρόμβ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710" text:style-name="Internet_20_link" text:visited-style-name="Visited_20_Internet_20_Link"><text:span text:style-name="Internet_20_link"><text:span text:style-name="T1">p. 0696</text:span></text:span></text:a><text:span text:style-name="T1">] </text:span><text:span text:style-name="T3">grumeleux</text:span><text:span text:style-name="T1"> — grumosus, klumpicht, clotted, grumoso, grumoso.</text:span></text:p>
      <text:p text:style-name="_3c_grc_3e_">θρομβώδης</text:p>
      <text:p text:style-name="_3c_entry_3e_"><text:span text:style-name="T1">[</text:span><text:a xlink:type="simple" xlink:href="https://www.biusante.parisdescartes.fr/histoire/medica/resultats/index.php?do=zoom&amp;cote=37020d&amp;p=710" text:style-name="Internet_20_link" text:visited-style-name="Visited_20_Internet_20_Link"><text:span text:style-name="Internet_20_link"><text:span text:style-name="T1">p. 0696</text:span></text:span></text:a><text:span text:style-name="T1">] </text:span><text:span text:style-name="T3">grypose</text:span><text:span text:style-name="T1"> — gryposis.</text:span></text:p>
      <text:p text:style-name="_3c_grc_3e_">γρύπωσις</text:p>
      <text:p text:style-name="_3c_entry_3e_"><text:span text:style-name="T1">[</text:span><text:a xlink:type="simple" xlink:href="https://www.biusante.parisdescartes.fr/histoire/medica/resultats/index.php?do=zoom&amp;cote=37020d&amp;p=711" text:style-name="Internet_20_link" text:visited-style-name="Visited_20_Internet_20_Link"><text:span text:style-name="Internet_20_link"><text:span text:style-name="T1">p. 0697</text:span></text:span></text:a><text:span text:style-name="T1">] </text:span><text:span text:style-name="T3">guêpe</text:span><text:span text:style-name="T1"> — vespa, Wespe, wasp, vespa, avispa.</text:span></text:p>
      <text:p text:style-name="_3c_grc_3e_">σφ<text:span text:style-name="T4">ὴ</text:span>ξ</text:p>
      <text:p text:style-name="_3c_entry_3e_"><text:span text:style-name="T1">[</text:span><text:a xlink:type="simple" xlink:href="https://www.biusante.parisdescartes.fr/histoire/medica/resultats/index.php?do=zoom&amp;cote=37020d&amp;p=711" text:style-name="Internet_20_link" text:visited-style-name="Visited_20_Internet_20_Link"><text:span text:style-name="Internet_20_link"><text:span text:style-name="T1">p. 0697</text:span></text:span></text:a><text:span text:style-name="T1">] </text:span><text:span text:style-name="T3">gui</text:span><text:span text:style-name="T1"> — Viscum album (L.), Mistel, mistletoe, vischio, muerdago.</text:span></text:p>
      <text:p text:style-name="_3c_grc_3e_"><text:span text:style-name="T4">ἰ</text:span>ξ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12" text:style-name="Internet_20_link" text:visited-style-name="Visited_20_Internet_20_Link"><text:span text:style-name="Internet_20_link"><text:span text:style-name="T1">p. 0698</text:span></text:span></text:a><text:span text:style-name="T1">] </text:span><text:span text:style-name="T3">gymnaste</text:span><text:span text:style-name="T1"> — Gymnast, xystarch, gymnastes, ginnastico, gymnasto.</text:span></text:p>
      <text:p text:style-name="_3c_grc_3e_">γυμναστ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712" text:style-name="Internet_20_link" text:visited-style-name="Visited_20_Internet_20_Link"><text:span text:style-name="Internet_20_link"><text:span text:style-name="T1">p. 0698</text:span></text:span></text:a><text:span text:style-name="T1">] </text:span><text:span text:style-name="T3">gymnastique</text:span><text:span text:style-name="T1"> — gymnastice, Gymnastik, Turnen, gymnastics, ginnastica, gimnastica.</text:span></text:p>
      <text:p text:style-name="_3c_grc_3e_">γυμνασ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713" text:style-name="Internet_20_link" text:visited-style-name="Visited_20_Internet_20_Link"><text:span text:style-name="Internet_20_link"><text:span text:style-name="T1">p. 0699</text:span></text:span></text:a><text:span text:style-name="T1">] </text:span><text:span text:style-name="T3">gynanthrope</text:span><text:span text:style-name="T1"> — </text:span></text:p>
      <text:p text:style-name="_3c_grc_3e_">γυνάνθρωπ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713" text:style-name="Internet_20_link" text:visited-style-name="Visited_20_Internet_20_Link"><text:span text:style-name="Internet_20_link"><text:span text:style-name="T1">p. 0699</text:span></text:span></text:a><text:span text:style-name="T1">] </text:span><text:span text:style-name="T3">gynécée</text:span><text:span text:style-name="T1"> — gynœceum.</text:span></text:p>
      <text:p text:style-name="_3c_grc_3e_">γυναικε<text:span text:style-name="T4">ῖον</text:span></text:p>
      <text:p text:style-name="_3c_entry_3e_"><text:span text:style-name="T1">[</text:span><text:a xlink:type="simple" xlink:href="https://www.biusante.parisdescartes.fr/histoire/medica/resultats/index.php?do=zoom&amp;cote=37020d&amp;p=714" text:style-name="Internet_20_link" text:visited-style-name="Visited_20_Internet_20_Link"><text:span text:style-name="Internet_20_link"><text:span text:style-name="T1">p. 0700</text:span></text:span></text:a><text:span text:style-name="T1">] </text:span><text:span text:style-name="T3">gypse</text:span><text:span text:style-name="T1"> — gypsum, Gyps, gypsum, gesso, yeso.</text:span></text:p>
      <text:p text:style-name="_3c_grc_3e_">γύψος</text:p>
      <text:p text:style-name="_3c_entry_3e_"><text:span text:style-name="T1">[</text:span><text:a xlink:type="simple" xlink:href="https://www.biusante.parisdescartes.fr/histoire/medica/resultats/index.php?do=zoom&amp;cote=37020d&amp;p=714" text:style-name="Internet_20_link" text:visited-style-name="Visited_20_Internet_20_Link"><text:span text:style-name="Internet_20_link"><text:span text:style-name="T1">p. 0700</text:span></text:span></text:a><text:span text:style-name="T1">] </text:span><text:span text:style-name="T3">habitation</text:span><text:span text:style-name="T1"> — habitatio, Wohnung, habitation, abitazione, habitation.</text:span></text:p>
      <text:p text:style-name="_3c_grc_3e_">ο<text:span text:style-name="T4">ἴ</text:span>κησις</text:p>
      <text:p text:style-name="_3c_entry_3e_"><text:span text:style-name="T1">[</text:span><text:a xlink:type="simple" xlink:href="https://www.biusante.parisdescartes.fr/histoire/medica/resultats/index.php?do=zoom&amp;cote=37020d&amp;p=714" text:style-name="Internet_20_link" text:visited-style-name="Visited_20_Internet_20_Link"><text:span text:style-name="Internet_20_link"><text:span text:style-name="T1">p. 0700</text:span></text:span></text:a><text:span text:style-name="T1">] </text:span><text:span text:style-name="T3">habitude</text:span><text:span text:style-name="T1"> — consuetudo, mos, Gewohnheit, habit, abito, habito.</text:span></text:p>
      <text:p text:style-name="_3c_grc_3e_"><text:span text:style-name="T4">ἔ</text:span>θος</text:p>
      <text:p text:style-name="_3c_entry_3e_"><text:span text:style-name="T1">[</text:span><text:a xlink:type="simple" xlink:href="https://www.biusante.parisdescartes.fr/histoire/medica/resultats/index.php?do=zoom&amp;cote=37020d&amp;p=715" text:style-name="Internet_20_link" text:visited-style-name="Visited_20_Internet_20_Link"><text:span text:style-name="Internet_20_link"><text:span text:style-name="T1">p. 0701</text:span></text:span></text:a><text:span text:style-name="T1">] </text:span><text:span text:style-name="T3">haleine</text:span><text:span text:style-name="T1"> — halitus, Athem, breatli, lena, alito, aliento, halito.</text:span></text:p>
      <text:p text:style-name="_3c_grc_3e_">πνε<text:span text:style-name="T4">ῦμ</text:span>α</text:p>
      <text:p text:style-name="_3c_entry_3e_"><text:span text:style-name="T1">[</text:span><text:a xlink:type="simple" xlink:href="https://www.biusante.parisdescartes.fr/histoire/medica/resultats/index.php?do=zoom&amp;cote=37020d&amp;p=716" text:style-name="Internet_20_link" text:visited-style-name="Visited_20_Internet_20_Link"><text:span text:style-name="Internet_20_link"><text:span text:style-name="T1">p. 0702</text:span></text:span></text:a><text:span text:style-name="T1">] </text:span><text:span text:style-name="T3">halo</text:span><text:span text:style-name="T1"> — halo, Hof, halo, alone, halon, halo.</text:span></text:p>
      <text:p text:style-name="_3c_grc_3e_"><text:span text:style-name="T4">ἅ</text:span>λως</text:p>
      <text:p text:style-name="_3c_entry_3e_"><text:soft-page-break/><text:span text:style-name="T1">[</text:span><text:a xlink:type="simple" xlink:href="https://www.biusante.parisdescartes.fr/histoire/medica/resultats/index.php?do=zoom&amp;cote=37020d&amp;p=716" text:style-name="Internet_20_link" text:visited-style-name="Visited_20_Internet_20_Link"><text:span text:style-name="Internet_20_link"><text:span text:style-name="T1">p. 0702</text:span></text:span></text:a><text:span text:style-name="T1">] </text:span><text:span text:style-name="T3">haltère</text:span><text:span text:style-name="T1"> — </text:span></text:p>
      <text:p text:style-name="_3c_grc_3e_"><text:span text:style-name="T4">ἅ</text:span>λ<text:span text:style-name="T4">τη</text:span>ρ</text:p>
      <text:p text:style-name="_3c_entry_3e_"><text:span text:style-name="T1">[</text:span><text:a xlink:type="simple" xlink:href="https://www.biusante.parisdescartes.fr/histoire/medica/resultats/index.php?do=zoom&amp;cote=37020d&amp;p=716" text:style-name="Internet_20_link" text:visited-style-name="Visited_20_Internet_20_Link"><text:span text:style-name="Internet_20_link"><text:span text:style-name="T1">p. 0702</text:span></text:span></text:a><text:span text:style-name="T1">] </text:span><text:span text:style-name="T3">hanche</text:span><text:span text:style-name="T1"> — coxa, coxendix, Hüfte, hip, anca, anca.</text:span></text:p>
      <text:p text:style-name="_3c_grc_3e_"><text:span text:style-name="T4">ἰ</text:span>σχίον</text:p>
      <text:p text:style-name="_3c_entry_3e_"><text:span text:style-name="T1">[</text:span><text:a xlink:type="simple" xlink:href="https://www.biusante.parisdescartes.fr/histoire/medica/resultats/index.php?do=zoom&amp;cote=37020d&amp;p=718" text:style-name="Internet_20_link" text:visited-style-name="Visited_20_Internet_20_Link"><text:span text:style-name="Internet_20_link"><text:span text:style-name="T1">p. 0704</text:span></text:span></text:a><text:span text:style-name="T1">] </text:span><text:span text:style-name="T3">hébétude</text:span><text:span text:style-name="T1"> — hebetudo, Stumpfsinn, hebetude, hebetation, stupidezza.</text:span></text:p>
      <text:p text:style-name="_3c_grc_3e_">νωθρ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718" text:style-name="Internet_20_link" text:visited-style-name="Visited_20_Internet_20_Link"><text:span text:style-name="Internet_20_link"><text:span text:style-name="T1">p. 0704</text:span></text:span></text:a><text:span text:style-name="T1">] </text:span><text:span text:style-name="T3">hectique</text:span><text:span text:style-name="T1"> — hecticus, hektisch, hectic, etico, hectico.</text:span></text:p>
      <text:p text:style-name="_3c_grc_3e_"><text:span text:style-name="T4">ἑ</text:span>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19" text:style-name="Internet_20_link" text:visited-style-name="Visited_20_Internet_20_Link"><text:span text:style-name="Internet_20_link"><text:span text:style-name="T1">p. 0705</text:span></text:span></text:a><text:span text:style-name="T1">] </text:span><text:span text:style-name="T3">hélode</text:span><text:span text:style-name="T1"> — </text:span></text:p>
      <text:p text:style-name="_3c_grc_3e_"><text:span text:style-name="T4">ἑ</text:span>λ<text:span text:style-name="T4">ώδ</text:span>η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720" text:style-name="Internet_20_link" text:visited-style-name="Visited_20_Internet_20_Link"><text:span text:style-name="Internet_20_link"><text:span text:style-name="T1">p. 0706</text:span></text:span></text:a><text:span text:style-name="T1">] </text:span><text:span text:style-name="T3">hémalopie</text:span><text:span text:style-name="T1"> — hœmalopia, Blutunterlaufung, hœmalopy, emalopia, hemalopia.</text:span></text:p>
      <text:p text:style-name="_3c_grc_3e_"><text:span text:style-name="T4">αἱ</text:span>μάλωψ</text:p>
      <text:p text:style-name="_3c_entry_3e_"><text:span text:style-name="T1">[</text:span><text:a xlink:type="simple" xlink:href="https://www.biusante.parisdescartes.fr/histoire/medica/resultats/index.php?do=zoom&amp;cote=37020d&amp;p=721" text:style-name="Internet_20_link" text:visited-style-name="Visited_20_Internet_20_Link"><text:span text:style-name="Internet_20_link"><text:span text:style-name="T1">p. 0707</text:span></text:span></text:a><text:span text:style-name="T1">] </text:span><text:span text:style-name="T3">hématite</text:span><text:span text:style-name="T1"> — hœmatites, Blutstein, hœmatites, bloodstone, ematita, hematides.</text:span></text:p>
      <text:p text:style-name="_3c_grc_3e_">α<text:span text:style-name="T4">ἱ</text:span>ματί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722" text:style-name="Internet_20_link" text:visited-style-name="Visited_20_Internet_20_Link"><text:span text:style-name="Internet_20_link"><text:span text:style-name="T1">p. 0708</text:span></text:span></text:a><text:span text:style-name="T1">] </text:span><text:span text:style-name="T3">hématose</text:span><text:span text:style-name="T1"> — hœmatosis, Blutbereitung, hœmatosis, ematosi, hematosis.</text:span></text:p>
      <text:p text:style-name="_3c_grc_3e_">α<text:span text:style-name="T4">ἱ</text:span>μάτωσις</text:p>
      <text:p text:style-name="_3c_entry_3e_"><text:span text:style-name="T1">[</text:span><text:a xlink:type="simple" xlink:href="https://www.biusante.parisdescartes.fr/histoire/medica/resultats/index.php?do=zoom&amp;cote=37020d&amp;p=723" text:style-name="Internet_20_link" text:visited-style-name="Visited_20_Internet_20_Link"><text:span text:style-name="Internet_20_link"><text:span text:style-name="T1">p. 0709</text:span></text:span></text:a><text:span text:style-name="T1">] </text:span><text:span text:style-name="T3">héméralopie</text:span><text:span text:style-name="T1"> — amblyopia crepuscularis, dysopia tenebrarum, hemeralopia, Hemeralopie, Natchtblindheit, hemeralopia, nightblindness, emeralopia, hemeralopia.</text:span></text:p>
      <text:p text:style-name="_3c_grc_3e_"><text:span text:style-name="T4">ἡμεραλωπία</text:span></text:p>
      <text:p text:style-name="_3c_entry_3e_"><text:span text:style-name="T1">[</text:span><text:a xlink:type="simple" xlink:href="https://www.biusante.parisdescartes.fr/histoire/medica/resultats/index.php?do=zoom&amp;cote=37020d&amp;p=725" text:style-name="Internet_20_link" text:visited-style-name="Visited_20_Internet_20_Link"><text:span text:style-name="Internet_20_link"><text:span text:style-name="T1">p. 0711</text:span></text:span></text:a><text:span text:style-name="T1">] </text:span><text:span text:style-name="T3">hémisphère</text:span><text:span text:style-name="T1"> — hemisphaerium, Halbkugel, hemisphere, émis fer o, hemis ferio.</text:span></text:p>
      <text:p text:style-name="_3c_grc_3e_"><text:span text:style-name="T4">ἥμισυς</text:span><text:span text:style-name="T6"> + </text:span><text:span text:style-name="T4">σφαῖρα</text:span></text:p>
      <text:p text:style-name="_3c_entry_3e_"><text:span text:style-name="T1">[</text:span><text:a xlink:type="simple" xlink:href="https://www.biusante.parisdescartes.fr/histoire/medica/resultats/index.php?do=zoom&amp;cote=37020d&amp;p=725" text:style-name="Internet_20_link" text:visited-style-name="Visited_20_Internet_20_Link"><text:span text:style-name="Internet_20_link"><text:span text:style-name="T1">p. 0711</text:span></text:span></text:a><text:span text:style-name="T1">] </text:span><text:span text:style-name="T3">hémitritée</text:span><text:span text:style-name="T1"> — hemitritœa.</text:span></text:p>
      <text:p text:style-name="_3c_grc_3e_"><text:span text:style-name="T4">ἡμιτριταῖος</text:span></text:p>
      <text:p text:style-name="_3c_entry_3e_"><text:span text:style-name="T1">[</text:span><text:a xlink:type="simple" xlink:href="https://www.biusante.parisdescartes.fr/histoire/medica/resultats/index.php?do=zoom&amp;cote=37020d&amp;p=725" text:style-name="Internet_20_link" text:visited-style-name="Visited_20_Internet_20_Link"><text:span text:style-name="Internet_20_link"><text:span text:style-name="T1">p. 0711</text:span></text:span></text:a><text:span text:style-name="T1">] </text:span><text:span text:style-name="T3">hémodie</text:span><text:span text:style-name="T1"> — hœmodia.</text:span></text:p>
      <text:p text:style-name="_3c_grc_3e_">α<text:span text:style-name="T4">ἱ</text:span>μωδία</text:p>
      <text:p text:style-name="_3c_entry_3e_"><text:span text:style-name="T1">[</text:span><text:a xlink:type="simple" xlink:href="https://www.biusante.parisdescartes.fr/histoire/medica/resultats/index.php?do=zoom&amp;cote=37020d&amp;p=726" text:style-name="Internet_20_link" text:visited-style-name="Visited_20_Internet_20_Link"><text:span text:style-name="Internet_20_link"><text:span text:style-name="T1">p. 0712</text:span></text:span></text:a><text:span text:style-name="T1">] </text:span><text:span text:style-name="T3">hémoptyique</text:span><text:span text:style-name="T1"> — hœmoptyicus.</text:span></text:p>
      <text:p text:style-name="_3c_grc_3e_">α<text:span text:style-name="T4">ἱ</text:span>μοπτυ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26" text:style-name="Internet_20_link" text:visited-style-name="Visited_20_Internet_20_Link"><text:span text:style-name="Internet_20_link"><text:span text:style-name="T1">p. 0712</text:span></text:span></text:a><text:span text:style-name="T1">] </text:span><text:span text:style-name="T3">hémorragie</text:span><text:span text:style-name="T1"> — hœmorrhagia, Hœmorrhagie, Blutfluss, Blutung, hœmorrhage, emorragia, hemorrhagia.</text:span></text:p>
      <text:p text:style-name="_3c_grc_3e_">α<text:span text:style-name="T4">ἱ</text:span>μο<text:span text:style-name="T4">ῤῥ</text:span>αγία</text:p>
      <text:p text:style-name="_3c_entry_3e_"><text:span text:style-name="T1">[</text:span><text:a xlink:type="simple" xlink:href="https://www.biusante.parisdescartes.fr/histoire/medica/resultats/index.php?do=zoom&amp;cote=37020d&amp;p=727" text:style-name="Internet_20_link" text:visited-style-name="Visited_20_Internet_20_Link"><text:span text:style-name="Internet_20_link"><text:span text:style-name="T1">p. 0713</text:span></text:span></text:a><text:span text:style-name="T1">] </text:span><text:span text:style-name="T3">hémorroïdes</text:span><text:span text:style-name="T1"> — hœmorrhoides, Hæmorrhoiden, goldene Ader, hæmorrhoùls, piles, emorroidi, morici, hémorroïdes.</text:span></text:p>
      <text:p text:style-name="_3c_grc_3e_">α<text:span text:style-name="T4">ἱ</text:span>μ<text:span text:style-name="T4">οῤῥ</text:span>ο<text:span text:style-name="T4">ῒ</text:span>ς</text:p>
      <text:p text:style-name="_3c_entry_3e_"><text:span text:style-name="T1">[</text:span><text:a xlink:type="simple" xlink:href="https://www.biusante.parisdescartes.fr/histoire/medica/resultats/index.php?do=zoom&amp;cote=37020d&amp;p=729" text:style-name="Internet_20_link" text:visited-style-name="Visited_20_Internet_20_Link"><text:span text:style-name="Internet_20_link"><text:span text:style-name="T1">p. 0715</text:span></text:span></text:a><text:span text:style-name="T1">] </text:span><text:span text:style-name="T3">hépatique</text:span><text:span text:style-name="T1"> — hepaticus, hepatisch, hepatic, epatico, hepatico.</text:span></text:p>
      <text:p text:style-name="_3c_grc_3e_"><text:span text:style-name="T4">ἡ</text:span>π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30" text:style-name="Internet_20_link" text:visited-style-name="Visited_20_Internet_20_Link"><text:span text:style-name="Internet_20_link"><text:span text:style-name="T1">p. 0716</text:span></text:span></text:a><text:span text:style-name="T1">] </text:span><text:span text:style-name="T3">herbe</text:span><text:span text:style-name="T1"> — herba, Kraut, Gras, herb, grass, erba, yerba.</text:span></text:p>
      <text:p text:style-name="_3c_grc_3e_">βοτάνη</text:p>
      <text:p text:style-name="_3c_entry_3e_"><text:soft-page-break/><text:span text:style-name="T1">[</text:span><text:a xlink:type="simple" xlink:href="https://www.biusante.parisdescartes.fr/histoire/medica/resultats/index.php?do=zoom&amp;cote=37020d&amp;p=735" text:style-name="Internet_20_link" text:visited-style-name="Visited_20_Internet_20_Link"><text:span text:style-name="Internet_20_link"><text:span text:style-name="T1">p. 0721</text:span></text:span></text:a><text:span text:style-name="T1">] </text:span><text:span text:style-name="T3">hermodacte</text:span><text:span text:style-name="T1"> — hermodadylus, Hermodaiteln, hermodactyl, colchicum, ermodattilo, hermodactiles.</text:span></text:p>
      <text:p text:style-name="_3c_grc_3e_"><text:span text:style-name="T4">ἑ</text:span>ρμο<text:span text:style-name="T4">δ</text:span>άκτυλος</text:p>
      <text:p text:style-name="_3c_entry_3e_"><text:span text:style-name="T1">[</text:span><text:a xlink:type="simple" xlink:href="https://www.biusante.parisdescartes.fr/histoire/medica/resultats/index.php?do=zoom&amp;cote=37020d&amp;p=735" text:style-name="Internet_20_link" text:visited-style-name="Visited_20_Internet_20_Link"><text:span text:style-name="Internet_20_link"><text:span text:style-name="T1">p. 0721</text:span></text:span></text:a><text:span text:style-name="T1">] </text:span><text:span text:style-name="T3">hernie</text:span><text:span text:style-name="T1"> — hernia, ramex, Bruch, rupture, ernia, hernia.</text:span></text:p>
      <text:p text:style-name="_3c_grc_3e_">κήλη</text:p>
      <text:p text:style-name="_3c_entry_3e_"><text:span text:style-name="T1">[</text:span><text:a xlink:type="simple" xlink:href="https://www.biusante.parisdescartes.fr/histoire/medica/resultats/index.php?do=zoom&amp;cote=37020d&amp;p=736" text:style-name="Internet_20_link" text:visited-style-name="Visited_20_Internet_20_Link"><text:span text:style-name="Internet_20_link"><text:span text:style-name="T1">p. 0722</text:span></text:span></text:a><text:span text:style-name="T1">] </text:span><text:span text:style-name="T3">herpès</text:span><text:span text:style-name="T1"> — herpes, Flechte, herpes, erpete, herpes.</text:span></text:p>
      <text:p text:style-name="_3c_grc_3e_"><text:span text:style-name="T4">ἕ</text:span>ρπ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738" text:style-name="Internet_20_link" text:visited-style-name="Visited_20_Internet_20_Link"><text:span text:style-name="Internet_20_link"><text:span text:style-name="T1">p. 0724</text:span></text:span></text:a><text:span text:style-name="T1">] </text:span><text:span text:style-name="T3">hétérogène</text:span><text:span text:style-name="T1"> — heterogen, verschiedenartig, heterogenous, eterogeneo, heterogenen.</text:span></text:p>
      <text:p text:style-name="_3c_grc_3e_"><text:span text:style-name="T4">ἑ</text:span>τερογε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739" text:style-name="Internet_20_link" text:visited-style-name="Visited_20_Internet_20_Link"><text:span text:style-name="Internet_20_link"><text:span text:style-name="T1">p. 0725</text:span></text:span></text:a><text:span text:style-name="T1">] </text:span><text:span text:style-name="T3">hétérolopie</text:span><text:span text:style-name="T1"> — </text:span></text:p>
      <text:p text:style-name="_3c_grc_3e_"><text:span text:style-name="T4">ἕτερος</text:span><text:span text:style-name="T6"> + </text:span><text:span text:style-name="T4">λοπὸς</text:span></text:p>
      <text:p text:style-name="_3c_entry_3e_"><text:span text:style-name="T1">[</text:span><text:a xlink:type="simple" xlink:href="https://www.biusante.parisdescartes.fr/histoire/medica/resultats/index.php?do=zoom&amp;cote=37020d&amp;p=739" text:style-name="Internet_20_link" text:visited-style-name="Visited_20_Internet_20_Link"><text:span text:style-name="Internet_20_link"><text:span text:style-name="T1">p. 0725</text:span></text:span></text:a><text:span text:style-name="T1">] </text:span><text:span text:style-name="T3">hétérophye</text:span><text:span text:style-name="T1"> — </text:span></text:p>
      <text:p text:style-name="_3c_grc_3e_"><text:span text:style-name="T4">ἑ</text:span>τεροφυ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740" text:style-name="Internet_20_link" text:visited-style-name="Visited_20_Internet_20_Link"><text:span text:style-name="Internet_20_link"><text:span text:style-name="T1">p. 0726</text:span></text:span></text:a><text:span text:style-name="T1">] </text:span><text:span text:style-name="T3">hêtre</text:span><text:span text:style-name="T1"> — Fagus (L.), Buche, beech, faggio, haya.</text:span></text:p>
      <text:p text:style-name="_3c_grc_3e_">φη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41" text:style-name="Internet_20_link" text:visited-style-name="Visited_20_Internet_20_Link"><text:span text:style-name="Internet_20_link"><text:span text:style-name="T1">p. 0727</text:span></text:span></text:a><text:span text:style-name="T1">] </text:span><text:span text:style-name="T3">hexagone</text:span><text:span text:style-name="T1"> — </text:span></text:p>
      <text:p text:style-name="_3c_grc_3e_"><text:span text:style-name="T4">ἑ</text:span>ξάγωνος</text:p>
      <text:p text:style-name="_3c_entry_3e_"><text:span text:style-name="T1">[</text:span><text:a xlink:type="simple" xlink:href="https://www.biusante.parisdescartes.fr/histoire/medica/resultats/index.php?do=zoom&amp;cote=37020d&amp;p=742" text:style-name="Internet_20_link" text:visited-style-name="Visited_20_Internet_20_Link"><text:span text:style-name="Internet_20_link"><text:span text:style-name="T1">p. 0728</text:span></text:span></text:a><text:span text:style-name="T1">] </text:span><text:span text:style-name="T3">hippique</text:span><text:span text:style-name="T1"> — </text:span></text:p>
      <text:p text:style-name="_3c_grc_3e_"><text:span text:style-name="T4">ἱ</text:span>ππικός</text:p>
      <text:p text:style-name="_3c_entry_3e_"><text:span text:style-name="T1">[</text:span><text:a xlink:type="simple" xlink:href="https://www.biusante.parisdescartes.fr/histoire/medica/resultats/index.php?do=zoom&amp;cote=37020d&amp;p=743" text:style-name="Internet_20_link" text:visited-style-name="Visited_20_Internet_20_Link"><text:span text:style-name="Internet_20_link"><text:span text:style-name="T1">p. 0729</text:span></text:span></text:a><text:span text:style-name="T1">] </text:span><text:span text:style-name="T3">hirondelle</text:span><text:span text:style-name="T1"> — hirundo, Schwalbe, swallow, rondine, golondrina.</text:span></text:p>
      <text:p text:style-name="_3c_grc_3e_">χελ<text:span text:style-name="T4">ιδὼ</text:span>ν</text:p>
      <text:p text:style-name="_3c_entry_3e_"><text:span text:style-name="T1">[</text:span><text:a xlink:type="simple" xlink:href="https://www.biusante.parisdescartes.fr/histoire/medica/resultats/index.php?do=zoom&amp;cote=37020d&amp;p=745" text:style-name="Internet_20_link" text:visited-style-name="Visited_20_Internet_20_Link"><text:span text:style-name="Internet_20_link"><text:span text:style-name="T1">p. 0731</text:span></text:span></text:a><text:span text:style-name="T1">] </text:span><text:span text:style-name="T3">hiver</text:span><text:span text:style-name="T1"> — hiems, winter, winter, inverno, inviernd.</text:span></text:p>
      <text:p text:style-name="_3c_grc_3e_">χειμ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746" text:style-name="Internet_20_link" text:visited-style-name="Visited_20_Internet_20_Link"><text:span text:style-name="Internet_20_link"><text:span text:style-name="T1">p. 0732</text:span></text:span></text:a><text:span text:style-name="T1">] </text:span><text:span text:style-name="T3">homme</text:span><text:span text:style-name="T1"> — homo, Mensch, man, uomo, hombre.</text:span></text:p>
      <text:p text:style-name="_3c_grc_3e_"><text:span text:style-name="T4">ἄ</text:span>νθρωπος</text:p>
      <text:p text:style-name="_3c_entry_3e_"><text:span text:style-name="T1">[</text:span><text:a xlink:type="simple" xlink:href="https://www.biusante.parisdescartes.fr/histoire/medica/resultats/index.php?do=zoom&amp;cote=37020d&amp;p=750" text:style-name="Internet_20_link" text:visited-style-name="Visited_20_Internet_20_Link"><text:span text:style-name="Internet_20_link"><text:span text:style-name="T1">p. 0736</text:span></text:span></text:a><text:span text:style-name="T1">] </text:span><text:span text:style-name="T3">homœomérie</text:span><text:span text:style-name="T1"> — homœomeria.</text:span></text:p>
      <text:p text:style-name="_3c_grc_3e_"><text:span text:style-name="T4">ὁ</text:span>μοιομέρεια</text:p>
      <text:p text:style-name="_3c_entry_3e_"><text:span text:style-name="T1">[</text:span><text:a xlink:type="simple" xlink:href="https://www.biusante.parisdescartes.fr/histoire/medica/resultats/index.php?do=zoom&amp;cote=37020d&amp;p=751" text:style-name="Internet_20_link" text:visited-style-name="Visited_20_Internet_20_Link"><text:span text:style-name="Internet_20_link"><text:span text:style-name="T1">p. 0737</text:span></text:span></text:a><text:span text:style-name="T1">] </text:span><text:span text:style-name="T3">homœose</text:span><text:span text:style-name="T1"> — homœosis.</text:span></text:p>
      <text:p text:style-name="_3c_grc_3e_"><text:span text:style-name="T4">ὅ</text:span>μοίωσις<text:span text:style-name="T6"> </text:span><text:span text:style-name="T8">(</text:span><text:span text:style-name="T10">sic</text:span><text:span text:style-name="T8"> pour les accents)</text:span></text:p>
      <text:p text:style-name="_3c_entry_3e_"><text:span text:style-name="T1">[</text:span><text:a xlink:type="simple" xlink:href="https://www.biusante.parisdescartes.fr/histoire/medica/resultats/index.php?do=zoom&amp;cote=37020d&amp;p=751" text:style-name="Internet_20_link" text:visited-style-name="Visited_20_Internet_20_Link"><text:span text:style-name="Internet_20_link"><text:span text:style-name="T1">p. 0737</text:span></text:span></text:a><text:span text:style-name="T1">] </text:span><text:span text:style-name="T3">homogène</text:span><text:span text:style-name="T1"> — homogen, gleichartig, homogeneous, homogenal, omogeneo, homogeneo.</text:span></text:p>
      <text:p text:style-name="_3c_grc_3e_"><text:span text:style-name="T4">ὁ</text:span>μογε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751" text:style-name="Internet_20_link" text:visited-style-name="Visited_20_Internet_20_Link"><text:span text:style-name="Internet_20_link"><text:span text:style-name="T1">p. 0737</text:span></text:span></text:a><text:span text:style-name="T1">] </text:span><text:span text:style-name="T3">homologie</text:span><text:span text:style-name="T1"> — homologia, Homologie, homoloyy, omologia.</text:span></text:p>
      <text:p text:style-name="_3c_grc_3e_"><text:span text:style-name="T4">ὁ</text:span>μολογία</text:p>
      <text:p text:style-name="_3c_entry_3e_"><text:span text:style-name="T1">[</text:span><text:a xlink:type="simple" xlink:href="https://www.biusante.parisdescartes.fr/histoire/medica/resultats/index.php?do=zoom&amp;cote=37020d&amp;p=752" text:style-name="Internet_20_link" text:visited-style-name="Visited_20_Internet_20_Link"><text:span text:style-name="Internet_20_link"><text:span text:style-name="T1">p. 0738</text:span></text:span></text:a><text:span text:style-name="T1">] </text:span><text:span text:style-name="T3">homologue</text:span><text:span text:style-name="T1"> — homologus, homolog, homologous, omologo.</text:span></text:p>
      <text:p text:style-name="_3c_grc_3e_"><text:span text:style-name="T4">ὁ</text:span>μόλογος</text:p>
      <text:p text:style-name="_3c_entry_3e_"><text:span text:style-name="T1">[</text:span><text:a xlink:type="simple" xlink:href="https://www.biusante.parisdescartes.fr/histoire/medica/resultats/index.php?do=zoom&amp;cote=37020d&amp;p=753" text:style-name="Internet_20_link" text:visited-style-name="Visited_20_Internet_20_Link"><text:span text:style-name="Internet_20_link"><text:span text:style-name="T1">p. 0739</text:span></text:span></text:a><text:span text:style-name="T1">] </text:span><text:span text:style-name="T3">hôpital</text:span><text:span text:style-name="T1"> — valetudinarium, Spital, hospital, spedale, hospital.</text:span></text:p>
      <text:p text:style-name="_3c_grc_3e_"><text:soft-page-break/><text:span text:style-name="T4">νο</text:span>σ<text:span text:style-name="T4">ο</text:span>κ<text:span text:style-name="T4">ο</text:span>με<text:span text:style-name="T4">ῖο</text:span>ν</text:p>
      <text:p text:style-name="_3c_entry_3e_"><text:span text:style-name="T1">[</text:span><text:a xlink:type="simple" xlink:href="https://www.biusante.parisdescartes.fr/histoire/medica/resultats/index.php?do=zoom&amp;cote=37020d&amp;p=754" text:style-name="Internet_20_link" text:visited-style-name="Visited_20_Internet_20_Link"><text:span text:style-name="Internet_20_link"><text:span text:style-name="T1">p. 0740</text:span></text:span></text:a><text:span text:style-name="T1">] </text:span><text:span text:style-name="T3">hoquet</text:span><text:span text:style-name="T1"> — singultus, Schluchzen, hiccough, smghiozzo, hipo.</text:span></text:p>
      <text:p text:style-name="_3c_grc_3e_"><text:span text:style-name="T4">λὺγξ</text:span><text:span text:style-name="T6"> </text:span>—<text:span text:style-name="T6"> </text:span><text:span text:style-name="T4">λυγμὸς</text:span></text:p>
      <text:p text:style-name="_3c_entry_3e_"><text:span text:style-name="T1">[</text:span><text:a xlink:type="simple" xlink:href="https://www.biusante.parisdescartes.fr/histoire/medica/resultats/index.php?do=zoom&amp;cote=37020d&amp;p=754" text:style-name="Internet_20_link" text:visited-style-name="Visited_20_Internet_20_Link"><text:span text:style-name="Internet_20_link"><text:span text:style-name="T1">p. 0740</text:span></text:span></text:a><text:span text:style-name="T1">] </text:span><text:span text:style-name="T3">horizon</text:span><text:span text:style-name="T1"> — horizon, Horizont, Gesichtskreis, horizon, orizzonte.</text:span></text:p>
      <text:p text:style-name="_3c_grc_3e_"><text:span text:style-name="T4">ὁ</text:span>ρίζων</text:p>
      <text:p text:style-name="_3c_entry_3e_"><text:span text:style-name="T1">[</text:span><text:a xlink:type="simple" xlink:href="https://www.biusante.parisdescartes.fr/histoire/medica/resultats/index.php?do=zoom&amp;cote=37020d&amp;p=755" text:style-name="Internet_20_link" text:visited-style-name="Visited_20_Internet_20_Link"><text:span text:style-name="Internet_20_link"><text:span text:style-name="T1">p. 0741</text:span></text:span></text:a><text:span text:style-name="T1">] </text:span><text:span text:style-name="T3">huile</text:span><text:span text:style-name="T1"> — oleum, Del, oil, oglio, aceite.</text:span></text:p>
      <text:p text:style-name="_3c_grc_3e_"><text:span text:style-name="T4">ἔ</text:span>λαιον</text:p>
      <text:p text:style-name="_3c_entry_3e_"><text:span text:style-name="T1">[</text:span><text:a xlink:type="simple" xlink:href="https://www.biusante.parisdescartes.fr/histoire/medica/resultats/index.php?do=zoom&amp;cote=37020d&amp;p=760" text:style-name="Internet_20_link" text:visited-style-name="Visited_20_Internet_20_Link"><text:span text:style-name="Internet_20_link"><text:span text:style-name="T1">p. 0746</text:span></text:span></text:a><text:span text:style-name="T1">] </text:span><text:span text:style-name="T3">huître</text:span><text:span text:style-name="T1"> — Ostrea edulis (L.), Auster, oyster, ostrica, ostra.</text:span></text:p>
      <text:p text:style-name="_3c_grc_3e_"><text:span text:style-name="T4">ὄ</text:span>στρεον</text:p>
      <text:p text:style-name="_3c_entry_3e_"><text:span text:style-name="T1">[</text:span><text:a xlink:type="simple" xlink:href="https://www.biusante.parisdescartes.fr/histoire/medica/resultats/index.php?do=zoom&amp;cote=37020d&amp;p=760" text:style-name="Internet_20_link" text:visited-style-name="Visited_20_Internet_20_Link"><text:span text:style-name="Internet_20_link"><text:span text:style-name="T1">p. 0746</text:span></text:span></text:a><text:span text:style-name="T1">] </text:span><text:span text:style-name="T3">humérus</text:span><text:span text:style-name="T1"> — Humerus, Armknochen, humerus, omero, humero.</text:span></text:p>
      <text:p text:style-name="_3c_grc_3e_"><text:span text:style-name="T4">ὦ</text:span>μος</text:p>
      <text:p text:style-name="_3c_entry_3e_"><text:span text:style-name="T1">[</text:span><text:a xlink:type="simple" xlink:href="https://www.biusante.parisdescartes.fr/histoire/medica/resultats/index.php?do=zoom&amp;cote=37020d&amp;p=761" text:style-name="Internet_20_link" text:visited-style-name="Visited_20_Internet_20_Link"><text:span text:style-name="Internet_20_link"><text:span text:style-name="T1">p. 0747</text:span></text:span></text:a><text:span text:style-name="T1">] </text:span><text:span text:style-name="T3">humeur</text:span><text:span text:style-name="T1"> — humor, Feuchtigkeit, Säfte, humour, umore, humor.</text:span></text:p>
      <text:p text:style-name="_3c_grc_3e_">χυ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62" text:style-name="Internet_20_link" text:visited-style-name="Visited_20_Internet_20_Link"><text:span text:style-name="Internet_20_link"><text:span text:style-name="T1">p. 0748</text:span></text:span></text:a><text:span text:style-name="T1">] </text:span><text:span text:style-name="T3">humide</text:span><text:span text:style-name="T1"> — humidus, feucht, humid, umido, humedo.</text:span></text:p>
      <text:p text:style-name="_3c_grc_3e_"><text:span text:style-name="T4">ὑ</text:span>γρ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762" text:style-name="Internet_20_link" text:visited-style-name="Visited_20_Internet_20_Link"><text:span text:style-name="Internet_20_link"><text:span text:style-name="T1">p. 0748</text:span></text:span></text:a><text:span text:style-name="T1">] </text:span><text:span text:style-name="T3">humidité</text:span><text:span text:style-name="T1"> — humiditas, Feuchtigkeit, humidity, umidita, humedad.</text:span></text:p>
      <text:p text:style-name="_3c_grc_3e_"><text:span text:style-name="T4">ὑ</text:span>γρ<text:span text:style-name="T4">ό</text:span>τ<text:span text:style-name="T4">ης</text:span></text:p>
      <text:p text:style-name="_3c_entry_3e_"><text:span text:style-name="T1">[</text:span><text:a xlink:type="simple" xlink:href="https://www.biusante.parisdescartes.fr/histoire/medica/resultats/index.php?do=zoom&amp;cote=37020d&amp;p=763" text:style-name="Internet_20_link" text:visited-style-name="Visited_20_Internet_20_Link"><text:span text:style-name="Internet_20_link"><text:span text:style-name="T1">p. 0749</text:span></text:span></text:a><text:span text:style-name="T1">] </text:span><text:span text:style-name="T3">hydatide</text:span><text:span text:style-name="T1"> — hydatis, Blasenwurm, hydatid, idatide, hidatide.</text:span></text:p>
      <text:p text:style-name="_3c_grc_3e_"><text:span text:style-name="T4">ὑ</text:span>δα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764" text:style-name="Internet_20_link" text:visited-style-name="Visited_20_Internet_20_Link"><text:span text:style-name="Internet_20_link"><text:span text:style-name="T1">p. 0750</text:span></text:span></text:a><text:span text:style-name="T1">] </text:span><text:span text:style-name="T3">hydragogue</text:span><text:span text:style-name="T1"> — hydragoguS, wasserrteibend, hydragogue, idragogo, hidragogd.</text:span></text:p>
      <text:p text:style-name="_3c_grc_3e_"><text:span text:style-name="T4">ὑ</text:span>δρ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64" text:style-name="Internet_20_link" text:visited-style-name="Visited_20_Internet_20_Link"><text:span text:style-name="Internet_20_link"><text:span text:style-name="T1">p. 0750</text:span></text:span></text:a><text:span text:style-name="T1">] </text:span><text:span text:style-name="T3">hydrargyre</text:span><text:span text:style-name="T1"> — hydrargyrus, Quecksilber, hydrargyrum, quick-silver, idrargiro, mercurio.</text:span></text:p>
      <text:p text:style-name="_3c_grc_3e_"><text:span text:style-name="T4">ὑ</text:span>δράργυρος</text:p>
      <text:p text:style-name="_3c_entry_3e_"><text:span text:style-name="T1">[</text:span><text:a xlink:type="simple" xlink:href="https://www.biusante.parisdescartes.fr/histoire/medica/resultats/index.php?do=zoom&amp;cote=37020d&amp;p=765" text:style-name="Internet_20_link" text:visited-style-name="Visited_20_Internet_20_Link"><text:span text:style-name="Internet_20_link"><text:span text:style-name="T1">p. 0751</text:span></text:span></text:a><text:span text:style-name="T1">] </text:span><text:span text:style-name="T3">hydraulique2</text:span><text:span text:style-name="T1"> — hydraulicus, hydraulisch, hydraulical, idraulico, hidraulico.</text:span></text:p>
      <text:p text:style-name="_3c_grc_3e_"><text:span text:style-name="T4">ὑ</text:span>δραυλ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65" text:style-name="Internet_20_link" text:visited-style-name="Visited_20_Internet_20_Link"><text:span text:style-name="Internet_20_link"><text:span text:style-name="T1">p. 0751</text:span></text:span></text:a><text:span text:style-name="T1">] </text:span><text:span text:style-name="T3">hydrocèle</text:span><text:span text:style-name="T1"> — hydrocele, Wasserbruch, hydrocele, idrocele, hidrocele.</text:span></text:p>
      <text:p text:style-name="_3c_grc_3e_"><text:span text:style-name="T4">ὑ</text:span>δρ<text:span text:style-name="T4">ο</text:span>κήλη</text:p>
      <text:p text:style-name="_3c_entry_3e_"><text:span text:style-name="T1">[</text:span><text:a xlink:type="simple" xlink:href="https://www.biusante.parisdescartes.fr/histoire/medica/resultats/index.php?do=zoom&amp;cote=37020d&amp;p=766" text:style-name="Internet_20_link" text:visited-style-name="Visited_20_Internet_20_Link"><text:span text:style-name="Internet_20_link"><text:span text:style-name="T1">p. 0752</text:span></text:span></text:a><text:span text:style-name="T1">] </text:span><text:span text:style-name="T3">hydrocéphale2</text:span><text:span text:style-name="T1"> — hydrocephalus, Wasserkopf, hydrocephalus, dropsy of the brain, idrocefalo, hidrocefalo.</text:span></text:p>
      <text:p text:style-name="_3c_grc_3e_"><text:span text:style-name="T4">ὑ</text:span>δροκέφαλον</text:p>
      <text:p text:style-name="_3c_entry_3e_"><text:span text:style-name="T1">[</text:span><text:a xlink:type="simple" xlink:href="https://www.biusante.parisdescartes.fr/histoire/medica/resultats/index.php?do=zoom&amp;cote=37020d&amp;p=769" text:style-name="Internet_20_link" text:visited-style-name="Visited_20_Internet_20_Link"><text:span text:style-name="Internet_20_link"><text:span text:style-name="T1">p. 0755</text:span></text:span></text:a><text:span text:style-name="T1">] </text:span><text:span text:style-name="T3">hydromancie</text:span><text:span text:style-name="T1"> — </text:span></text:p>
      <text:p text:style-name="_3c_grc_3e_"><text:span text:style-name="T4">ὑ</text:span>δρομαντεία</text:p>
      <text:p text:style-name="_3c_entry_3e_"><text:span text:style-name="T1">[</text:span><text:a xlink:type="simple" xlink:href="https://www.biusante.parisdescartes.fr/histoire/medica/resultats/index.php?do=zoom&amp;cote=37020d&amp;p=769" text:style-name="Internet_20_link" text:visited-style-name="Visited_20_Internet_20_Link"><text:span text:style-name="Internet_20_link"><text:span text:style-name="T1">p. 0755</text:span></text:span></text:a><text:span text:style-name="T1">] </text:span><text:span text:style-name="T3">hydromel</text:span><text:span text:style-name="T1"> — hydromel, hydromeli, Hydromel, Honigwasser, hydromel, mead, idromele, aguamiel, hydromiel.</text:span></text:p>
      <text:p text:style-name="_3c_grc_3e_">μελίκρατον — <text:span text:style-name="T4">ὑ</text:span>δρόμελι</text:p>
      <text:p text:style-name="_3c_entry_3e_"><text:span text:style-name="T1">[</text:span><text:a xlink:type="simple" xlink:href="https://www.biusante.parisdescartes.fr/histoire/medica/resultats/index.php?do=zoom&amp;cote=37020d&amp;p=770" text:style-name="Internet_20_link" text:visited-style-name="Visited_20_Internet_20_Link"><text:span text:style-name="Internet_20_link"><text:span text:style-name="T1">p. 0756</text:span></text:span></text:a><text:span text:style-name="T1">] </text:span><text:span text:style-name="T3">hydrophobe</text:span><text:span text:style-name="T1"> — hydrophobus, wasserscheu, hydrophobe, idrofobo, hi- drofobo.</text:span></text:p>
      <text:p text:style-name="_3c_grc_3e_"><text:span text:style-name="T4">ὑ</text:span>δροφόβος</text:p>
      <text:p text:style-name="_3c_entry_3e_"><text:soft-page-break/><text:span text:style-name="T1">[</text:span><text:a xlink:type="simple" xlink:href="https://www.biusante.parisdescartes.fr/histoire/medica/resultats/index.php?do=zoom&amp;cote=37020d&amp;p=770" text:style-name="Internet_20_link" text:visited-style-name="Visited_20_Internet_20_Link"><text:span text:style-name="Internet_20_link"><text:span text:style-name="T1">p. 0756</text:span></text:span></text:a><text:span text:style-name="T1">] </text:span><text:span text:style-name="T3">hydrophobie</text:span><text:span text:style-name="T1"> — hydrophobia, Wasserscheu, Hundswuth, hydrophobia, idrofobia, hidrofobia.</text:span></text:p>
      <text:p text:style-name="_3c_grc_3e_"><text:span text:style-name="T4">ὑ</text:span>δροφοβία</text:p>
      <text:p text:style-name="_3c_entry_3e_"><text:span text:style-name="T1">[</text:span><text:a xlink:type="simple" xlink:href="https://www.biusante.parisdescartes.fr/histoire/medica/resultats/index.php?do=zoom&amp;cote=37020d&amp;p=771" text:style-name="Internet_20_link" text:visited-style-name="Visited_20_Internet_20_Link"><text:span text:style-name="Internet_20_link"><text:span text:style-name="T1">p. 0757</text:span></text:span></text:a><text:span text:style-name="T1">] </text:span><text:span text:style-name="T3">hydropique</text:span><text:span text:style-name="T1"> — hydropicus, hydropisch, wassersüchtig, hydropic, idropico, hidropico.</text:span></text:p>
      <text:p text:style-name="_3c_grc_3e_"><text:span text:style-name="T4">ὑ</text:span>δρωπ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71" text:style-name="Internet_20_link" text:visited-style-name="Visited_20_Internet_20_Link"><text:span text:style-name="Internet_20_link"><text:span text:style-name="T1">p. 0757</text:span></text:span></text:a><text:span text:style-name="T1">] </text:span><text:span text:style-name="T3">hydropisie</text:span><text:span text:style-name="T1"> — hydrops, Wassersucht, dropsy, idropisia, hidropesia.</text:span></text:p>
      <text:p text:style-name="_3c_grc_3e_"><text:span text:style-name="T4">ὕ</text:span>δρωψ</text:p>
      <text:p text:style-name="_3c_entry_3e_"><text:span text:style-name="T1">[</text:span><text:a xlink:type="simple" xlink:href="https://www.biusante.parisdescartes.fr/histoire/medica/resultats/index.php?do=zoom&amp;cote=37020d&amp;p=774" text:style-name="Internet_20_link" text:visited-style-name="Visited_20_Internet_20_Link"><text:span text:style-name="Internet_20_link"><text:span text:style-name="T1">p. 0760</text:span></text:span></text:a><text:span text:style-name="T1">] </text:span><text:span text:style-name="T3">hygiène</text:span><text:span text:style-name="T1"> — hygiene, Gesundheitslehre, Hygieine, hygiene, igiene, higiene.</text:span></text:p>
      <text:p text:style-name="_3c_grc_3e_"><text:span text:style-name="T4">ὑ</text:span>γιειν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779" text:style-name="Internet_20_link" text:visited-style-name="Visited_20_Internet_20_Link"><text:span text:style-name="Internet_20_link"><text:span text:style-name="T1">p. 0765</text:span></text:span></text:a><text:span text:style-name="T1">] </text:span><text:span text:style-name="T3">hypercatharsie</text:span><text:span text:style-name="T1"> — hypercatharsis, Hypercatharsie, hypercatharsis, ipercatarsi, hipercatarsia.</text:span></text:p>
      <text:p text:style-name="_3c_grc_3e_"><text:span text:style-name="T4">ὑ</text:span>περκάθαρσις</text:p>
      <text:p text:style-name="_3c_entry_3e_"><text:span text:style-name="T1">[</text:span><text:a xlink:type="simple" xlink:href="https://www.biusante.parisdescartes.fr/histoire/medica/resultats/index.php?do=zoom&amp;cote=37020d&amp;p=781" text:style-name="Internet_20_link" text:visited-style-name="Visited_20_Internet_20_Link"><text:span text:style-name="Internet_20_link"><text:span text:style-name="T1">p. 0767</text:span></text:span></text:a><text:span text:style-name="T1">] </text:span><text:span text:style-name="T3">hypnobate</text:span><text:span text:style-name="T1"> — hypnobates, Nachtwandler, hypnobates, ipnobate, hipnobato.</text:span></text:p>
      <text:p text:style-name="_3c_grc_3e_"><text:span text:style-name="T4">ὑ</text:span>πνοβάτης</text:p>
      <text:p text:style-name="_3c_entry_3e_"><text:span text:style-name="T1">[</text:span><text:a xlink:type="simple" xlink:href="https://www.biusante.parisdescartes.fr/histoire/medica/resultats/index.php?do=zoom&amp;cote=37020d&amp;p=782" text:style-name="Internet_20_link" text:visited-style-name="Visited_20_Internet_20_Link"><text:span text:style-name="Internet_20_link"><text:span text:style-name="T1">p. 0768</text:span></text:span></text:a><text:span text:style-name="T1">] </text:span><text:span text:style-name="T3">hypnotique</text:span><text:span text:style-name="T1"> — hypnoticus, einschläfernd, Schlafmittel, hypnotic, ipnotico, hipnotico.</text:span></text:p>
      <text:p text:style-name="_3c_grc_3e_"><text:span text:style-name="T4">ὑ</text:span>πν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82" text:style-name="Internet_20_link" text:visited-style-name="Visited_20_Internet_20_Link"><text:span text:style-name="Internet_20_link"><text:span text:style-name="T1">p. 0768</text:span></text:span></text:a><text:span text:style-name="T1">] </text:span><text:span text:style-name="T3">hypocatharsie</text:span><text:span text:style-name="T1"> — hypocatharsis.</text:span></text:p>
      <text:p text:style-name="_3c_grc_3e_"><text:span text:style-name="T4">ὑ</text:span>ποκά<text:span text:style-name="T4">θ</text:span>αρσις</text:p>
      <text:p text:style-name="_3c_entry_3e_"><text:span text:style-name="T1">[</text:span><text:a xlink:type="simple" xlink:href="https://www.biusante.parisdescartes.fr/histoire/medica/resultats/index.php?do=zoom&amp;cote=37020d&amp;p=783" text:style-name="Internet_20_link" text:visited-style-name="Visited_20_Internet_20_Link"><text:span text:style-name="Internet_20_link"><text:span text:style-name="T1">p. 0769</text:span></text:span></text:a><text:span text:style-name="T1">] </text:span><text:span text:style-name="T3">hypochondre</text:span><text:span text:style-name="T1"> — hypochondrium, hypochondrium, hypochondrium, ipocondrio, hipocondrid.</text:span></text:p>
      <text:p text:style-name="_3c_grc_3e_"><text:span text:style-name="T4">ὑ</text:span>ποχόνδριον</text:p>
      <text:p text:style-name="_3c_entry_3e_"><text:span text:style-name="T1">[</text:span><text:a xlink:type="simple" xlink:href="https://www.biusante.parisdescartes.fr/histoire/medica/resultats/index.php?do=zoom&amp;cote=37020d&amp;p=784" text:style-name="Internet_20_link" text:visited-style-name="Visited_20_Internet_20_Link"><text:span text:style-name="Internet_20_link"><text:span text:style-name="T1">p. 0770</text:span></text:span></text:a><text:span text:style-name="T1">] </text:span><text:span text:style-name="T3">hypogastre</text:span><text:span text:style-name="T1"> — hypogastrium, Hypogastrium, Unterbauchsgegend, hypogastrium, ipogastrio, hipogastro.</text:span></text:p>
      <text:p text:style-name="_3c_grc_3e_"><text:span text:style-name="T4">ὑ</text:span>πογάστριον</text:p>
      <text:p text:style-name="_3c_entry_3e_"><text:span text:style-name="T1">[</text:span><text:a xlink:type="simple" xlink:href="https://www.biusante.parisdescartes.fr/histoire/medica/resultats/index.php?do=zoom&amp;cote=37020d&amp;p=785" text:style-name="Internet_20_link" text:visited-style-name="Visited_20_Internet_20_Link"><text:span text:style-name="Internet_20_link"><text:span text:style-name="T1">p. 0771</text:span></text:span></text:a><text:span text:style-name="T1">] </text:span><text:span text:style-name="T3">hypophase</text:span><text:span text:style-name="T1"> — hypophasis, hypophasis, hypophasis, ipofasi.</text:span></text:p>
      <text:p text:style-name="_3c_grc_3e_"><text:span text:style-name="T4">ὑ</text:span>π<text:span text:style-name="T4">ό</text:span>φασις</text:p>
      <text:p text:style-name="_3c_entry_3e_"><text:span text:style-name="T1">[</text:span><text:a xlink:type="simple" xlink:href="https://www.biusante.parisdescartes.fr/histoire/medica/resultats/index.php?do=zoom&amp;cote=37020d&amp;p=785" text:style-name="Internet_20_link" text:visited-style-name="Visited_20_Internet_20_Link"><text:span text:style-name="Internet_20_link"><text:span text:style-name="T1">p. 0771</text:span></text:span></text:a><text:span text:style-name="T1">] </text:span><text:span text:style-name="T3">hypophore</text:span><text:span text:style-name="T1"> — hypophora, Hohlgeschwür, Fistel, hypophora, ipofora.</text:span></text:p>
      <text:p text:style-name="_3c_grc_3e_"><text:span text:style-name="T4">ὑ</text:span>ποφορ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785" text:style-name="Internet_20_link" text:visited-style-name="Visited_20_Internet_20_Link"><text:span text:style-name="Internet_20_link"><text:span text:style-name="T1">p. 0771</text:span></text:span></text:a><text:span text:style-name="T1">] </text:span><text:span text:style-name="T3">hypospadias</text:span><text:span text:style-name="T1"> — hypospadias, hypospadias, hypospadias, ipospadia, hipospadias.</text:span></text:p>
      <text:p text:style-name="_3c_grc_3e_"><text:span text:style-name="T4">ὑ</text:span>ποσπαδίας</text:p>
      <text:p text:style-name="_3c_entry_3e_"><text:span text:style-name="T1">[</text:span><text:a xlink:type="simple" xlink:href="https://www.biusante.parisdescartes.fr/histoire/medica/resultats/index.php?do=zoom&amp;cote=37020d&amp;p=786" text:style-name="Internet_20_link" text:visited-style-name="Visited_20_Internet_20_Link"><text:span text:style-name="Internet_20_link"><text:span text:style-name="T1">p. 0772</text:span></text:span></text:a><text:span text:style-name="T1">] </text:span><text:span text:style-name="T3">hypospathisme</text:span><text:span text:style-name="T1"> — hypospathismus.</text:span></text:p>
      <text:p text:style-name="_3c_grc_3e_"><text:span text:style-name="T4">ὑ</text:span>ποσπαθ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86" text:style-name="Internet_20_link" text:visited-style-name="Visited_20_Internet_20_Link"><text:span text:style-name="Internet_20_link"><text:span text:style-name="T1">p. 0772</text:span></text:span></text:a><text:span text:style-name="T1">] </text:span><text:span text:style-name="T3">hypostatique</text:span><text:span text:style-name="T1"> — hypostaticus.</text:span></text:p>
      <text:p text:style-name="_3c_grc_3e_"><text:span text:style-name="T4">ὑ</text:span>ποστατικ<text:span text:style-name="T4">ό</text:span>ς</text:p>
      <text:p text:style-name="_3c_entry_3e_"><text:span text:style-name="T1">[</text:span><text:a xlink:type="simple" xlink:href="https://www.biusante.parisdescartes.fr/histoire/medica/resultats/index.php?do=zoom&amp;cote=37020d&amp;p=786" text:style-name="Internet_20_link" text:visited-style-name="Visited_20_Internet_20_Link"><text:span text:style-name="Internet_20_link"><text:span text:style-name="T1">p. 0772</text:span></text:span></text:a><text:span text:style-name="T1">] </text:span><text:span text:style-name="T3">hypothèse</text:span><text:span text:style-name="T1"> — hypothesis, Voraussetzung, hypothesis, ipotesi, hipotesis.</text:span></text:p>
      <text:p text:style-name="_3c_grc_3e_"><text:span text:style-name="T4">ὑ</text:span>π<text:span text:style-name="T4">ό</text:span>θεσις</text:p>
      <text:p text:style-name="_3c_entry_3e_"><text:span text:style-name="T1">[</text:span><text:a xlink:type="simple" xlink:href="https://www.biusante.parisdescartes.fr/histoire/medica/resultats/index.php?do=zoom&amp;cote=37020d&amp;p=787" text:style-name="Internet_20_link" text:visited-style-name="Visited_20_Internet_20_Link"><text:span text:style-name="Internet_20_link"><text:span text:style-name="T1">p. 0773</text:span></text:span></text:a><text:span text:style-name="T1">] </text:span><text:span text:style-name="T3">hyssope</text:span><text:span text:style-name="T1"> — Hyssopus officinalis (L.), Isop, hyssop, wild thyme, isopo, hisopo.</text:span></text:p>
      <text:p text:style-name="_3c_grc_3e_"><text:soft-page-break/><text:span text:style-name="T4">ὕ</text:span>σσωπος</text:p>
      <text:p text:style-name="_3c_entry_3e_"><text:span text:style-name="T1">[</text:span><text:a xlink:type="simple" xlink:href="https://www.biusante.parisdescartes.fr/histoire/medica/resultats/index.php?do=zoom&amp;cote=37020d&amp;p=789" text:style-name="Internet_20_link" text:visited-style-name="Visited_20_Internet_20_Link"><text:span text:style-name="Internet_20_link"><text:span text:style-name="T1">p. 0775</text:span></text:span></text:a><text:span text:style-name="T1">] </text:span><text:span text:style-name="T3">iatralipte</text:span><text:span text:style-name="T1"> — Salbarzt.</text:span></text:p>
      <text:p text:style-name="_3c_grc_3e_"><text:span text:style-name="T4">ἰ</text:span>ατραλείπ<text:span text:style-name="T4">τη</text:span>ς</text:p>
      <text:p text:style-name="_3c_entry_3e_"><text:span text:style-name="T1">[</text:span><text:a xlink:type="simple" xlink:href="https://www.biusante.parisdescartes.fr/histoire/medica/resultats/index.php?do=zoom&amp;cote=37020d&amp;p=789" text:style-name="Internet_20_link" text:visited-style-name="Visited_20_Internet_20_Link"><text:span text:style-name="Internet_20_link"><text:span text:style-name="T1">p. 0775</text:span></text:span></text:a><text:span text:style-name="T1">] </text:span><text:span text:style-name="T3">iatraliptique</text:span><text:span text:style-name="T1"> — iatraliptice, latraleptik, iatraleptics, iatralettica.</text:span></text:p>
      <text:p text:style-name="_3c_grc_3e_"><text:span text:style-name="T4">ἰ</text:span>ατραλειπ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789" text:style-name="Internet_20_link" text:visited-style-name="Visited_20_Internet_20_Link"><text:span text:style-name="Internet_20_link"><text:span text:style-name="T1">p. 0775</text:span></text:span></text:a><text:span text:style-name="T1">] </text:span><text:span text:style-name="T3">iatrion</text:span><text:span text:style-name="T1"> — iatrium, iatrium, iatrion, iatrion.</text:span></text:p>
      <text:p text:style-name="_3c_grc_3e_"><text:span text:style-name="T4">ἰ</text:span>ατρε<text:span text:style-name="T4">ῖον</text:span></text:p>
      <text:p text:style-name="_3c_entry_3e_"><text:span text:style-name="T1">[</text:span><text:a xlink:type="simple" xlink:href="https://www.biusante.parisdescartes.fr/histoire/medica/resultats/index.php?do=zoom&amp;cote=37020d&amp;p=789" text:style-name="Internet_20_link" text:visited-style-name="Visited_20_Internet_20_Link"><text:span text:style-name="Internet_20_link"><text:span text:style-name="T1">p. 0775</text:span></text:span></text:a><text:span text:style-name="T1">] </text:span><text:span text:style-name="T3">iatrosophiste</text:span><text:span text:style-name="T1"> — </text:span></text:p>
      <text:p text:style-name="_3c_grc_3e_"><text:span text:style-name="T4">ἰ</text:span>ατροσοφιστ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790" text:style-name="Internet_20_link" text:visited-style-name="Visited_20_Internet_20_Link"><text:span text:style-name="Internet_20_link"><text:span text:style-name="T1">p. 0776</text:span></text:span></text:a><text:span text:style-name="T1">] </text:span><text:span text:style-name="T3">ichor</text:span><text:span text:style-name="T1"> — ichor, Jauche, ichor, icore, icor.</text:span></text:p>
      <text:p text:style-name="_3c_grc_3e_"><text:span text:style-name="T4">ἰ</text:span>χ<text:span text:style-name="T4">ὼ</text:span>ρ</text:p>
      <text:p text:style-name="_3c_entry_3e_"><text:span text:style-name="T1">[</text:span><text:a xlink:type="simple" xlink:href="https://www.biusante.parisdescartes.fr/histoire/medica/resultats/index.php?do=zoom&amp;cote=37020d&amp;p=790" text:style-name="Internet_20_link" text:visited-style-name="Visited_20_Internet_20_Link"><text:span text:style-name="Internet_20_link"><text:span text:style-name="T1">p. 0776</text:span></text:span></text:a><text:span text:style-name="T1">] </text:span><text:span text:style-name="T3">ichthyophage</text:span><text:span text:style-name="T1"> — ichthyophagus, fisch- fressend, piscivorous, ütwfago, ictiofago, ictiofago.</text:span></text:p>
      <text:p text:style-name="_3c_grc_3e_"><text:span text:style-name="T4">ἰ</text:span>χθυ<text:span text:style-name="T4">ο</text:span>φάγος</text:p>
      <text:p text:style-name="_3c_entry_3e_"><text:span text:style-name="T1">[</text:span><text:a xlink:type="simple" xlink:href="https://www.biusante.parisdescartes.fr/histoire/medica/resultats/index.php?do=zoom&amp;cote=37020d&amp;p=790" text:style-name="Internet_20_link" text:visited-style-name="Visited_20_Internet_20_Link"><text:span text:style-name="Internet_20_link"><text:span text:style-name="T1">p. 0776</text:span></text:span></text:a><text:span text:style-name="T1">] </text:span><text:span text:style-name="T3">ictère</text:span><text:span text:style-name="T1"> — icterus, icteritia, Gelbsucht, icterus, jaundice, itterizia, ictericia.</text:span></text:p>
      <text:p text:style-name="_3c_grc_3e_"><text:span text:style-name="T4">ἴ</text:span>κτερος</text:p>
      <text:p text:style-name="_3c_entry_3e_"><text:span text:style-name="T1">[</text:span><text:a xlink:type="simple" xlink:href="https://www.biusante.parisdescartes.fr/histoire/medica/resultats/index.php?do=zoom&amp;cote=37020d&amp;p=791" text:style-name="Internet_20_link" text:visited-style-name="Visited_20_Internet_20_Link"><text:span text:style-name="Internet_20_link"><text:span text:style-name="T1">p. 0777</text:span></text:span></text:a><text:span text:style-name="T1">] </text:span><text:span text:style-name="T3">ictérique</text:span><text:span text:style-name="T1"> — ictericus, icteritia laborans, ikterisch, gelbsüchtig, icterical, itterico, icterico, icterico.</text:span></text:p>
      <text:p text:style-name="_3c_grc_3e_"><text:span text:style-name="T4">ἰ</text:span>κτε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91" text:style-name="Internet_20_link" text:visited-style-name="Visited_20_Internet_20_Link"><text:span text:style-name="Internet_20_link"><text:span text:style-name="T1">p. 0777</text:span></text:span></text:a><text:span text:style-name="T1">] </text:span><text:span text:style-name="T3">idée</text:span><text:span text:style-name="T1"> — idea, Idee, Begriff, idea, idea, idea.</text:span></text:p>
      <text:p text:style-name="_3c_grc_3e_"><text:span text:style-name="T4">ἰδέ</text:span>α<text:span text:style-name="T6"> </text:span>—<text:span text:style-name="T6"> </text:span><text:span text:style-name="T4">νόημα</text:span></text:p>
      <text:p text:style-name="_3c_entry_3e_"><text:span text:style-name="T1">[</text:span><text:a xlink:type="simple" xlink:href="https://www.biusante.parisdescartes.fr/histoire/medica/resultats/index.php?do=zoom&amp;cote=37020d&amp;p=792" text:style-name="Internet_20_link" text:visited-style-name="Visited_20_Internet_20_Link"><text:span text:style-name="Internet_20_link"><text:span text:style-name="T1">p. 0778</text:span></text:span></text:a><text:span text:style-name="T1">] </text:span><text:span text:style-name="T3">idiopathie</text:span><text:span text:style-name="T1"> — idiopathia, Idiopathie, Eigenleiden, ursprüngliches Leiden, idiopathy, idiopatia, idiopatia.</text:span></text:p>
      <text:p text:style-name="_3c_grc_3e_"><text:span text:style-name="T4">ἰ</text:span>δι<text:span text:style-name="T4">ο</text:span>πάθεια</text:p>
      <text:p text:style-name="_3c_entry_3e_"><text:span text:style-name="T1">[</text:span><text:a xlink:type="simple" xlink:href="https://www.biusante.parisdescartes.fr/histoire/medica/resultats/index.php?do=zoom&amp;cote=37020d&amp;p=793" text:style-name="Internet_20_link" text:visited-style-name="Visited_20_Internet_20_Link"><text:span text:style-name="Internet_20_link"><text:span text:style-name="T1">p. 0779</text:span></text:span></text:a><text:span text:style-name="T1">] </text:span><text:span text:style-name="T3">ignition</text:span><text:span text:style-name="T1"> — ignitio, Ignition, ignition, ignizione, ignicion.</text:span></text:p>
      <text:p text:style-name="_3c_grc_3e_">πύρωσις</text:p>
      <text:p text:style-name="_3c_entry_3e_"><text:span text:style-name="T1">[</text:span><text:a xlink:type="simple" xlink:href="https://www.biusante.parisdescartes.fr/histoire/medica/resultats/index.php?do=zoom&amp;cote=37020d&amp;p=793" text:style-name="Internet_20_link" text:visited-style-name="Visited_20_Internet_20_Link"><text:span text:style-name="Internet_20_link"><text:span text:style-name="T1">p. 0779</text:span></text:span></text:a><text:span text:style-name="T1">] </text:span><text:span text:style-name="T3">iles</text:span><text:span text:style-name="T1"> — ilia, Weichen, ilia, ilii, ileos.</text:span></text:p>
      <text:p text:style-name="_3c_grc_3e_">λαπάρα — λαγ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793" text:style-name="Internet_20_link" text:visited-style-name="Visited_20_Internet_20_Link"><text:span text:style-name="Internet_20_link"><text:span text:style-name="T1">p. 0779</text:span></text:span></text:a><text:span text:style-name="T1">] </text:span><text:span text:style-name="T3">iléus</text:span><text:span text:style-name="T1"> — passion iliaque, Ileus, Kothbrechen, ileac passion, passione iliaca, ileo, pasion iliaca.</text:span></text:p>
      <text:p text:style-name="_3c_grc_3e_">ε<text:span text:style-name="T4">ἰ</text:span>λε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795" text:style-name="Internet_20_link" text:visited-style-name="Visited_20_Internet_20_Link"><text:span text:style-name="Internet_20_link"><text:span text:style-name="T1">p. 0781</text:span></text:span></text:a><text:span text:style-name="T1">] </text:span><text:span text:style-name="T3">illégitime</text:span><text:span text:style-name="T1"> — illegitimus, illegitim, illegitimate, illegitimo, ilegitimo.</text:span></text:p>
      <text:p text:style-name="_3c_grc_3e_">νόθος</text:p>
      <text:p text:style-name="_3c_entry_3e_"><text:span text:style-name="T1">[</text:span><text:a xlink:type="simple" xlink:href="https://www.biusante.parisdescartes.fr/histoire/medica/resultats/index.php?do=zoom&amp;cote=37020d&amp;p=795" text:style-name="Internet_20_link" text:visited-style-name="Visited_20_Internet_20_Link"><text:span text:style-name="Internet_20_link"><text:span text:style-name="T1">p. 0781</text:span></text:span></text:a><text:span text:style-name="T1">] </text:span><text:span text:style-name="T3">illition</text:span><text:span text:style-name="T1"> — illitio, Einschmierung, illition, illizione, illicion.</text:span></text:p>
      <text:p text:style-name="_3c_grc_3e_">κατάχρισις</text:p>
      <text:p text:style-name="_3c_entry_3e_"><text:span text:style-name="T1">[</text:span><text:a xlink:type="simple" xlink:href="https://www.biusante.parisdescartes.fr/histoire/medica/resultats/index.php?do=zoom&amp;cote=37020d&amp;p=795" text:style-name="Internet_20_link" text:visited-style-name="Visited_20_Internet_20_Link"><text:span text:style-name="Internet_20_link"><text:span text:style-name="T1">p. 0781</text:span></text:span></text:a><text:span text:style-name="T1">] </text:span><text:span text:style-name="T3">image</text:span><text:span text:style-name="T1"> — imago, Bild, image, imagine, imagen.</text:span></text:p>
      <text:p text:style-name="_3c_grc_3e_">ε<text:span text:style-name="T4">ἰ</text:span>κ<text:span text:style-name="T4">ὼ</text:span>ν</text:p>
      <text:p text:style-name="_3c_entry_3e_"><text:soft-page-break/><text:span text:style-name="T1">[</text:span><text:a xlink:type="simple" xlink:href="https://www.biusante.parisdescartes.fr/histoire/medica/resultats/index.php?do=zoom&amp;cote=37020d&amp;p=796" text:style-name="Internet_20_link" text:visited-style-name="Visited_20_Internet_20_Link"><text:span text:style-name="Internet_20_link"><text:span text:style-name="T1">p. 0782</text:span></text:span></text:a><text:span text:style-name="T1">] </text:span><text:span text:style-name="T3">imagination</text:span><text:span text:style-name="T1"> — imaginatio, Einbildungskraft, imagination, imaginazione, imagination.</text:span></text:p>
      <text:p text:style-name="_3c_grc_3e_">φαντασία</text:p>
      <text:p text:style-name="_3c_entry_3e_"><text:span text:style-name="T1">[</text:span><text:a xlink:type="simple" xlink:href="https://www.biusante.parisdescartes.fr/histoire/medica/resultats/index.php?do=zoom&amp;cote=37020d&amp;p=797" text:style-name="Internet_20_link" text:visited-style-name="Visited_20_Internet_20_Link"><text:span text:style-name="Internet_20_link"><text:span text:style-name="T1">p. 0783</text:span></text:span></text:a><text:span text:style-name="T1">] </text:span><text:span text:style-name="T3">imitation</text:span><text:span text:style-name="T1"> — imitatio, Nachahmung, imitation, imitazione, imitation.</text:span></text:p>
      <text:p text:style-name="_3c_grc_3e_">μίμησις</text:p>
      <text:p text:style-name="_3c_entry_3e_"><text:span text:style-name="T1">[</text:span><text:a xlink:type="simple" xlink:href="https://www.biusante.parisdescartes.fr/histoire/medica/resultats/index.php?do=zoom&amp;cote=37020d&amp;p=800" text:style-name="Internet_20_link" text:visited-style-name="Visited_20_Internet_20_Link"><text:span text:style-name="Internet_20_link"><text:span text:style-name="T1">p. 0786</text:span></text:span></text:a><text:span text:style-name="T1">] </text:span><text:span text:style-name="T3">impubère</text:span><text:span text:style-name="T1"> — impuber, unmannbar, impuber, impubère, impubère.</text:span></text:p>
      <text:p text:style-name="_3c_grc_3e_"><text:span text:style-name="T4">ἄ</text:span>ν<text:span text:style-name="T4">η</text:span>βος</text:p>
      <text:p text:style-name="_3c_entry_3e_"><text:span text:style-name="T1">[</text:span><text:a xlink:type="simple" xlink:href="https://www.biusante.parisdescartes.fr/histoire/medica/resultats/index.php?do=zoom&amp;cote=37020d&amp;p=801" text:style-name="Internet_20_link" text:visited-style-name="Visited_20_Internet_20_Link"><text:span text:style-name="Internet_20_link"><text:span text:style-name="T1">p. 0787</text:span></text:span></text:a><text:span text:style-name="T1">] </text:span><text:span text:style-name="T3">inappétence</text:span><text:span text:style-name="T1"> — inappetentia, Appetitlosigkeit, mappeteney, inappetenza, inapetencia.</text:span></text:p>
      <text:p text:style-name="_3c_grc_3e_"><text:span text:style-name="T4">ἀ</text:span>νορεξία</text:p>
      <text:p text:style-name="_3c_entry_3e_"><text:span text:style-name="T1">[</text:span><text:a xlink:type="simple" xlink:href="https://www.biusante.parisdescartes.fr/histoire/medica/resultats/index.php?do=zoom&amp;cote=37020d&amp;p=801" text:style-name="Internet_20_link" text:visited-style-name="Visited_20_Internet_20_Link"><text:span text:style-name="Internet_20_link"><text:span text:style-name="T1">p. 0787</text:span></text:span></text:a><text:span text:style-name="T1">] </text:span><text:span text:style-name="T3">incantation</text:span><text:span text:style-name="T1"> — incantatio, Bezauberung, das Besprechen, incantation, incantagione, encantamiento.</text:span></text:p>
      <text:p text:style-name="_3c_grc_3e_"><text:span text:style-name="T4">ἐ</text:span>πωδ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801" text:style-name="Internet_20_link" text:visited-style-name="Visited_20_Internet_20_Link"><text:span text:style-name="Internet_20_link"><text:span text:style-name="T1">p. 0787</text:span></text:span></text:a><text:span text:style-name="T1">] </text:span><text:span text:style-name="T3">incarnatif</text:span><text:span text:style-name="T1"> — incarnativus, fleischbildend, incarnative, incar nativo, encarnativo.</text:span></text:p>
      <text:p text:style-name="_3c_grc_3e_">σαρκ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01" text:style-name="Internet_20_link" text:visited-style-name="Visited_20_Internet_20_Link"><text:span text:style-name="Internet_20_link"><text:span text:style-name="T1">p. 0787</text:span></text:span></text:a><text:span text:style-name="T1">] </text:span><text:span text:style-name="T3">incendie</text:span><text:span text:style-name="T1"> — incendium, Feuersbrunst, fire, incendio, incendio.</text:span></text:p>
      <text:p text:style-name="_3c_grc_3e_">πυρκα<text:span text:style-name="T4">ϊὰ</text:span></text:p>
      <text:p text:style-name="_3c_entry_3e_"><text:span text:style-name="T1">[</text:span><text:a xlink:type="simple" xlink:href="https://www.biusante.parisdescartes.fr/histoire/medica/resultats/index.php?do=zoom&amp;cote=37020d&amp;p=801" text:style-name="Internet_20_link" text:visited-style-name="Visited_20_Internet_20_Link"><text:span text:style-name="Internet_20_link"><text:span text:style-name="T1">p. 0787</text:span></text:span></text:a><text:span text:style-name="T1">] </text:span><text:span text:style-name="T3">incération</text:span><text:span text:style-name="T1"> — inçeratio, Incération, incération, incerazione, inceration.</text:span></text:p>
      <text:p text:style-name="_3c_grc_3e_"><text:span text:style-name="T4">ἐ</text:span>γκήρωσις</text:p>
      <text:p text:style-name="_3c_entry_3e_"><text:span text:style-name="T1">[</text:span><text:a xlink:type="simple" xlink:href="https://www.biusante.parisdescartes.fr/histoire/medica/resultats/index.php?do=zoom&amp;cote=37020d&amp;p=802" text:style-name="Internet_20_link" text:visited-style-name="Visited_20_Internet_20_Link"><text:span text:style-name="Internet_20_link"><text:span text:style-name="T1">p. 0788</text:span></text:span></text:a><text:span text:style-name="T1">] </text:span><text:span text:style-name="T3">incision</text:span><text:span text:style-name="T1"> — incisio, Schnitt, incision, incisione, incision.</text:span></text:p>
      <text:p text:style-name="_3c_grc_3e_">το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802" text:style-name="Internet_20_link" text:visited-style-name="Visited_20_Internet_20_Link"><text:span text:style-name="Internet_20_link"><text:span text:style-name="T1">p. 0788</text:span></text:span></text:a><text:span text:style-name="T1">] </text:span><text:span text:style-name="T3">incitation</text:span><text:span text:style-name="T1"> — incitatio.</text:span></text:p>
      <text:p text:style-name="_3c_grc_3e_"><text:span text:style-name="T4">ὁ</text:span>ρμή</text:p>
      <text:p text:style-name="_3c_entry_3e_"><text:span text:style-name="T1">[</text:span><text:a xlink:type="simple" xlink:href="https://www.biusante.parisdescartes.fr/histoire/medica/resultats/index.php?do=zoom&amp;cote=37020d&amp;p=802" text:style-name="Internet_20_link" text:visited-style-name="Visited_20_Internet_20_Link"><text:span text:style-name="Internet_20_link"><text:span text:style-name="T1">p. 0788</text:span></text:span></text:a><text:span text:style-name="T1">] </text:span><text:span text:style-name="T3">inclinaison</text:span><text:span text:style-name="T1"> — inclinatio, Neigung, inclination, inclinazione, inclinatiori.</text:span></text:p>
      <text:p text:style-name="_3c_grc_3e_"><text:span text:style-name="T4">ἔ</text:span>γκλισις</text:p>
      <text:p text:style-name="_3c_entry_3e_"><text:span text:style-name="T1">[</text:span><text:a xlink:type="simple" xlink:href="https://www.biusante.parisdescartes.fr/histoire/medica/resultats/index.php?do=zoom&amp;cote=37020d&amp;p=803" text:style-name="Internet_20_link" text:visited-style-name="Visited_20_Internet_20_Link"><text:span text:style-name="Internet_20_link"><text:span text:style-name="T1">p. 0789</text:span></text:span></text:a><text:span text:style-name="T1">] </text:span><text:span text:style-name="T3">incrassant</text:span><text:span text:style-name="T1"> — spissans, incrassans, verdickend, incrassating, incrassante, incrasante.</text:span></text:p>
      <text:p text:style-name="_3c_grc_3e_">παχυ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04" text:style-name="Internet_20_link" text:visited-style-name="Visited_20_Internet_20_Link"><text:span text:style-name="Internet_20_link"><text:span text:style-name="T1">p. 0790</text:span></text:span></text:a><text:span text:style-name="T1">] </text:span><text:span text:style-name="T3">incurable</text:span><text:span text:style-name="T1"> — incurabilis, unheilbar, incurable, incurabile, incurable.</text:span></text:p>
      <text:p text:style-name="_3c_grc_3e_"><text:span text:style-name="T4">ἀ</text:span>νίατος</text:p>
      <text:p text:style-name="_3c_entry_3e_"><text:span text:style-name="T1">[</text:span><text:a xlink:type="simple" xlink:href="https://www.biusante.parisdescartes.fr/histoire/medica/resultats/index.php?do=zoom&amp;cote=37020d&amp;p=805" text:style-name="Internet_20_link" text:visited-style-name="Visited_20_Internet_20_Link"><text:span text:style-name="Internet_20_link"><text:span text:style-name="T1">p. 0791</text:span></text:span></text:a><text:span text:style-name="T1">] </text:span><text:span text:style-name="T3">indifférence</text:span><text:span text:style-name="T1"> — indifferentia, Indifferenz, indifférence, indifferenza, indiferencia.</text:span></text:p>
      <text:p text:style-name="_3c_grc_3e_"><text:span text:style-name="T4">ἀ</text:span>διαφορία</text:p>
      <text:p text:style-name="_3c_entry_3e_"><text:span text:style-name="T1">[</text:span><text:a xlink:type="simple" xlink:href="https://www.biusante.parisdescartes.fr/histoire/medica/resultats/index.php?do=zoom&amp;cote=37020d&amp;p=805" text:style-name="Internet_20_link" text:visited-style-name="Visited_20_Internet_20_Link"><text:span text:style-name="Internet_20_link"><text:span text:style-name="T1">p. 0791</text:span></text:span></text:a><text:span text:style-name="T1">] </text:span><text:span text:style-name="T3">indifférent</text:span><text:span text:style-name="T1"> — indifferens, indifferent, indifferent, indifferente, indiferente.</text:span></text:p>
      <text:p text:style-name="_3c_grc_3e_"><text:span text:style-name="T4">ἀ</text:span>διάφορος</text:p>
      <text:p text:style-name="_3c_entry_3e_"><text:span text:style-name="T1">[</text:span><text:a xlink:type="simple" xlink:href="https://www.biusante.parisdescartes.fr/histoire/medica/resultats/index.php?do=zoom&amp;cote=37020d&amp;p=805" text:style-name="Internet_20_link" text:visited-style-name="Visited_20_Internet_20_Link"><text:span text:style-name="Internet_20_link"><text:span text:style-name="T1">p. 0791</text:span></text:span></text:a><text:span text:style-name="T1">] </text:span><text:span text:style-name="T3">indigeste</text:span><text:span text:style-name="T1"> — indigestus, crudus, unverdaulich, indigestible, indigesto, indigesto.</text:span></text:p>
      <text:p text:style-name="_3c_grc_3e_">δύσπεπτος</text:p>
      <text:p text:style-name="_3c_entry_3e_"><text:span text:style-name="T1">[</text:span><text:a xlink:type="simple" xlink:href="https://www.biusante.parisdescartes.fr/histoire/medica/resultats/index.php?do=zoom&amp;cote=37020d&amp;p=807" text:style-name="Internet_20_link" text:visited-style-name="Visited_20_Internet_20_Link"><text:span text:style-name="Internet_20_link"><text:span text:style-name="T1">p. 0793</text:span></text:span></text:a><text:span text:style-name="T1">] </text:span><text:span text:style-name="T3">induration</text:span><text:span text:style-name="T1"> — induratio, Induration, Verhärtung, induration, induramento, induration.</text:span></text:p>
      <text:p text:style-name="_3c_grc_3e_">σκλήρωμα</text:p>
      <text:p text:style-name="_3c_entry_3e_"><text:soft-page-break/><text:span text:style-name="T1">[</text:span><text:a xlink:type="simple" xlink:href="https://www.biusante.parisdescartes.fr/histoire/medica/resultats/index.php?do=zoom&amp;cote=37020d&amp;p=807" text:style-name="Internet_20_link" text:visited-style-name="Visited_20_Internet_20_Link"><text:span text:style-name="Internet_20_link"><text:span text:style-name="T1">p. 0793</text:span></text:span></text:a><text:span text:style-name="T1">] </text:span><text:span text:style-name="T3">induré</text:span><text:span text:style-name="T1"> — induratus, verhärtet, indurated, indurato, indurado.</text:span></text:p>
      <text:p text:style-name="_3c_grc_3e_">σκληρ<text:span text:style-name="T4">ωθ</text:span>ε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808" text:style-name="Internet_20_link" text:visited-style-name="Visited_20_Internet_20_Link"><text:span text:style-name="Internet_20_link"><text:span text:style-name="T1">p. 0794</text:span></text:span></text:a><text:span text:style-name="T1">] </text:span><text:span text:style-name="T3">inégal</text:span><text:span text:style-name="T1"> — inœqualis, ungleich, unequal, ineguale, désignai.</text:span></text:p>
      <text:p text:style-name="_3c_grc_3e_"><text:span text:style-name="T4">ἄνισος</text:span></text:p>
      <text:p text:style-name="_3c_entry_3e_"><text:span text:style-name="T1">[</text:span><text:a xlink:type="simple" xlink:href="https://www.biusante.parisdescartes.fr/histoire/medica/resultats/index.php?do=zoom&amp;cote=37020d&amp;p=809" text:style-name="Internet_20_link" text:visited-style-name="Visited_20_Internet_20_Link"><text:span text:style-name="Internet_20_link"><text:span text:style-name="T1">p. 0795</text:span></text:span></text:a><text:span text:style-name="T1">] </text:span><text:span text:style-name="T3">infarctus</text:span><text:span text:style-name="T1"> — infarctus, Infarkt.</text:span></text:p>
      <text:p text:style-name="_3c_grc_3e_"><text:span text:style-name="T4">ἔ</text:span>μφραξις</text:p>
      <text:p text:style-name="_3c_entry_3e_"><text:span text:style-name="T1">[</text:span><text:a xlink:type="simple" xlink:href="https://www.biusante.parisdescartes.fr/histoire/medica/resultats/index.php?do=zoom&amp;cote=37020d&amp;p=809" text:style-name="Internet_20_link" text:visited-style-name="Visited_20_Internet_20_Link"><text:span text:style-name="Internet_20_link"><text:span text:style-name="T1">p. 0795</text:span></text:span></text:a><text:span text:style-name="T1">] </text:span><text:span text:style-name="T3">infécond</text:span><text:span text:style-name="T1"> — infœcundus, unfruchtbar, infecund, barren, infecondo, infecundo.</text:span></text:p>
      <text:p text:style-name="_3c_grc_3e_"><text:span text:style-name="T4">ἄ</text:span>φορος</text:p>
      <text:p text:style-name="_3c_entry_3e_"><text:span text:style-name="T1">[</text:span><text:a xlink:type="simple" xlink:href="https://www.biusante.parisdescartes.fr/histoire/medica/resultats/index.php?do=zoom&amp;cote=37020d&amp;p=811" text:style-name="Internet_20_link" text:visited-style-name="Visited_20_Internet_20_Link"><text:span text:style-name="Internet_20_link"><text:span text:style-name="T1">p. 0797</text:span></text:span></text:a><text:span text:style-name="T1">] </text:span><text:span text:style-name="T3">inflammation</text:span><text:span text:style-name="T1"> — inflammatio, Entzündung, inflammation, inflammazione, inflamacion.</text:span></text:p>
      <text:p text:style-name="_3c_grc_3e_">φλεγμασία</text:p>
      <text:p text:style-name="_3c_entry_3e_"><text:span text:style-name="T1">[</text:span><text:a xlink:type="simple" xlink:href="https://www.biusante.parisdescartes.fr/histoire/medica/resultats/index.php?do=zoom&amp;cote=37020d&amp;p=813" text:style-name="Internet_20_link" text:visited-style-name="Visited_20_Internet_20_Link"><text:span text:style-name="Internet_20_link"><text:span text:style-name="T1">p. 0799</text:span></text:span></text:a><text:span text:style-name="T1">] </text:span><text:span text:style-name="T3">infusion</text:span><text:span text:style-name="T1"> — infusio, Aufguss, Infusum, infusum, infusione, infuso, infusion.</text:span></text:p>
      <text:p text:style-name="_3c_grc_3e_"><text:span text:style-name="T4">ἔ</text:span>γχυσις — <text:span text:style-name="T4">ἔ</text:span>γχυτ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816" text:style-name="Internet_20_link" text:visited-style-name="Visited_20_Internet_20_Link"><text:span text:style-name="Internet_20_link"><text:span text:style-name="T1">p. 0802</text:span></text:span></text:a><text:span text:style-name="T1">] </text:span><text:span text:style-name="T3">inion</text:span><text:span text:style-name="T1"> — </text:span></text:p>
      <text:p text:style-name="_3c_grc_3e_"><text:span text:style-name="T5">ἰνίον</text:span></text:p>
      <text:p text:style-name="_3c_entry_3e_"><text:span text:style-name="T1">[</text:span><text:a xlink:type="simple" xlink:href="https://www.biusante.parisdescartes.fr/histoire/medica/resultats/index.php?do=zoom&amp;cote=37020d&amp;p=816" text:style-name="Internet_20_link" text:visited-style-name="Visited_20_Internet_20_Link"><text:span text:style-name="Internet_20_link"><text:span text:style-name="T1">p. 0802</text:span></text:span></text:a><text:span text:style-name="T1">] </text:span><text:span text:style-name="T3">injection</text:span><text:span text:style-name="T1"> — injectio, Einspritzung, injection, injezione, inyeccion.</text:span></text:p>
      <text:p text:style-name="_3c_grc_3e_"><text:span text:style-name="T5">ἔνεμα</text:span></text:p>
      <text:p text:style-name="_3c_entry_3e_"><text:span text:style-name="T1">[</text:span><text:a xlink:type="simple" xlink:href="https://www.biusante.parisdescartes.fr/histoire/medica/resultats/index.php?do=zoom&amp;cote=37020d&amp;p=816" text:style-name="Internet_20_link" text:visited-style-name="Visited_20_Internet_20_Link"><text:span text:style-name="Internet_20_link"><text:span text:style-name="T1">p. 0802</text:span></text:span></text:a><text:span text:style-name="T1">] </text:span><text:span text:style-name="T3">inné</text:span><text:span text:style-name="T1"> — innatus, nativus, connatus, ingenitus, angeboren, innate, innato, innato.</text:span></text:p>
      <text:p text:style-name="_3c_grc_3e_"><text:span text:style-name="T4">ἔ</text:span>μφυτος</text:p>
      <text:p text:style-name="_3c_entry_3e_"><text:span text:style-name="T1">[</text:span><text:a xlink:type="simple" xlink:href="https://www.biusante.parisdescartes.fr/histoire/medica/resultats/index.php?do=zoom&amp;cote=37020d&amp;p=818" text:style-name="Internet_20_link" text:visited-style-name="Visited_20_Internet_20_Link"><text:span text:style-name="Internet_20_link"><text:span text:style-name="T1">p. 0804</text:span></text:span></text:a><text:span text:style-name="T1">] </text:span><text:span text:style-name="T3">inosculation</text:span><text:span text:style-name="T1"> — inosculatio, Gefässeinmündung, inosculation, inosculazione, inosculation.</text:span></text:p>
      <text:p text:style-name="_3c_grc_3e_"><text:span text:style-name="T4">ἀ</text:span>ναστόμωσις</text:p>
      <text:p text:style-name="_3c_entry_3e_"><text:span text:style-name="T1">[</text:span><text:a xlink:type="simple" xlink:href="https://www.biusante.parisdescartes.fr/histoire/medica/resultats/index.php?do=zoom&amp;cote=37020d&amp;p=818" text:style-name="Internet_20_link" text:visited-style-name="Visited_20_Internet_20_Link"><text:span text:style-name="Internet_20_link"><text:span text:style-name="T1">p. 0804</text:span></text:span></text:a><text:span text:style-name="T1">] </text:span><text:span text:style-name="T3">inquiétude</text:span><text:span text:style-name="T1"> — inquietudo, Unruhe, uneasiness, inquietudine, inquietud.</text:span></text:p>
      <text:p text:style-name="_3c_grc_3e_"><text:span text:style-name="T4">ἀ</text:span>λυ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18" text:style-name="Internet_20_link" text:visited-style-name="Visited_20_Internet_20_Link"><text:span text:style-name="Internet_20_link"><text:span text:style-name="T1">p. 0804</text:span></text:span></text:a><text:span text:style-name="T1">] </text:span><text:span text:style-name="T3">insalubre</text:span><text:span text:style-name="T1"> — insalubris, ungesund, unhealthy, insalubre, insalubre.</text:span></text:p>
      <text:p text:style-name="_3c_grc_3e_">νοσε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18" text:style-name="Internet_20_link" text:visited-style-name="Visited_20_Internet_20_Link"><text:span text:style-name="Internet_20_link"><text:span text:style-name="T1">p. 0804</text:span></text:span></text:a><text:span text:style-name="T1">] </text:span><text:span text:style-name="T3">insectes</text:span><text:span text:style-name="T1"> — insecta, Insekten, insects, insetti, insectos.</text:span></text:p>
      <text:p text:style-name="_3c_grc_3e_"><text:span text:style-name="T4">ἔ</text:span>ντομα</text:p>
      <text:p text:style-name="_3c_entry_3e_"><text:span text:style-name="T1">[</text:span><text:a xlink:type="simple" xlink:href="https://www.biusante.parisdescartes.fr/histoire/medica/resultats/index.php?do=zoom&amp;cote=37020d&amp;p=819" text:style-name="Internet_20_link" text:visited-style-name="Visited_20_Internet_20_Link"><text:span text:style-name="Internet_20_link"><text:span text:style-name="T1">p. 0805</text:span></text:span></text:a><text:span text:style-name="T1">] </text:span><text:span text:style-name="T3">insensible</text:span><text:span text:style-name="T1"> — unempfindlich, unmerklich, insensible, insensibile, insensible.</text:span></text:p>
      <text:p text:style-name="_3c_grc_3e_"><text:span text:style-name="T4">ἀ</text:span>ναίσθητος</text:p>
      <text:p text:style-name="_3c_entry_3e_"><text:span text:style-name="T1">[</text:span><text:a xlink:type="simple" xlink:href="https://www.biusante.parisdescartes.fr/histoire/medica/resultats/index.php?do=zoom&amp;cote=37020d&amp;p=820" text:style-name="Internet_20_link" text:visited-style-name="Visited_20_Internet_20_Link"><text:span text:style-name="Internet_20_link"><text:span text:style-name="T1">p. 0806</text:span></text:span></text:a><text:span text:style-name="T1">] </text:span><text:span text:style-name="T3">insomnie</text:span><text:span text:style-name="T1"> — pervigilium, insomnia, Schlaflosigkeit, sleeplessness, insonnio, veglia, insomnio.</text:span></text:p>
      <text:p text:style-name="_3c_grc_3e_"><text:span text:style-name="T4">ἀ</text:span>γρυπνία</text:p>
      <text:p text:style-name="_3c_entry_3e_"><text:span text:style-name="T1">[</text:span><text:a xlink:type="simple" xlink:href="https://www.biusante.parisdescartes.fr/histoire/medica/resultats/index.php?do=zoom&amp;cote=37020d&amp;p=820" text:style-name="Internet_20_link" text:visited-style-name="Visited_20_Internet_20_Link"><text:span text:style-name="Internet_20_link"><text:span text:style-name="T1">p. 0806</text:span></text:span></text:a><text:span text:style-name="T1">] </text:span><text:span text:style-name="T3">inspiration</text:span><text:span text:style-name="T1"> — inspiratio, Einathmen, inspiration, inspirazione, inspiration.</text:span></text:p>
      <text:p text:style-name="_3c_grc_3e_"><text:span text:style-name="T5">εἰσπνοὴ</text:span></text:p>
      <text:p text:style-name="_3c_entry_3e_"><text:span text:style-name="T1">[</text:span><text:a xlink:type="simple" xlink:href="https://www.biusante.parisdescartes.fr/histoire/medica/resultats/index.php?do=zoom&amp;cote=37020d&amp;p=820" text:style-name="Internet_20_link" text:visited-style-name="Visited_20_Internet_20_Link"><text:span text:style-name="Internet_20_link"><text:span text:style-name="T1">p. 0806</text:span></text:span></text:a><text:span text:style-name="T1">] </text:span><text:span text:style-name="T3">instable</text:span><text:span text:style-name="T1"> — instabilis, unbeständig, instable, instabile, instable.</text:span></text:p>
      <text:p text:style-name="_3c_grc_3e_"><text:span text:style-name="T4">ἄ</text:span>στατο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821" text:style-name="Internet_20_link" text:visited-style-name="Visited_20_Internet_20_Link"><text:span text:style-name="Internet_20_link"><text:span text:style-name="T1">p. 0807</text:span></text:span></text:a><text:span text:style-name="T1">] </text:span><text:span text:style-name="T3">insufflation</text:span><text:span text:style-name="T1"> — insufflatio, Einblasen, insufflation, soffiamento, insuflacion.</text:span></text:p>
      <text:p text:style-name="_3c_grc_3e_"><text:soft-page-break/><text:span text:style-name="T4">ἐ</text:span>μφύση<text:span text:style-name="T4">σ</text:span>ις</text:p>
      <text:p text:style-name="_3c_entry_3e_"><text:span text:style-name="T1">[</text:span><text:a xlink:type="simple" xlink:href="https://www.biusante.parisdescartes.fr/histoire/medica/resultats/index.php?do=zoom&amp;cote=37020d&amp;p=822" text:style-name="Internet_20_link" text:visited-style-name="Visited_20_Internet_20_Link"><text:span text:style-name="Internet_20_link"><text:span text:style-name="T1">p. 0808</text:span></text:span></text:a><text:span text:style-name="T1">] </text:span><text:span text:style-name="T3">intelligence</text:span><text:span text:style-name="T1"> — intellectus, Verstand, Einsicht, intelligence, understanding, intelligenza, intelecto, intelligencia, inteletto.</text:span></text:p>
      <text:p text:style-name="_3c_grc_3e_">φρ<text:span text:style-name="T4">ό</text:span>ν<text:span text:style-name="T4">η</text:span>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822" text:style-name="Internet_20_link" text:visited-style-name="Visited_20_Internet_20_Link"><text:span text:style-name="Internet_20_link"><text:span text:style-name="T1">p. 0808</text:span></text:span></text:a><text:span text:style-name="T1">] </text:span><text:span text:style-name="T3">intempérance</text:span><text:span text:style-name="T1"> — intemperantia, Unmässigkeit, intempérance, intemperanza, intemperantia.</text:span></text:p>
      <text:p text:style-name="_3c_grc_3e_"><text:span text:style-name="T4">ἀκ</text:span>ρατία</text:p>
      <text:p text:style-name="_3c_entry_3e_"><text:span text:style-name="T1">[</text:span><text:a xlink:type="simple" xlink:href="https://www.biusante.parisdescartes.fr/histoire/medica/resultats/index.php?do=zoom&amp;cote=37020d&amp;p=822" text:style-name="Internet_20_link" text:visited-style-name="Visited_20_Internet_20_Link"><text:span text:style-name="Internet_20_link"><text:span text:style-name="T1">p. 0808</text:span></text:span></text:a><text:span text:style-name="T1">] </text:span><text:span text:style-name="T3">intempérie</text:span><text:span text:style-name="T1"> — intemperies, Rauheit, intemperature, intemperie, intemperie.</text:span></text:p>
      <text:p text:style-name="_3c_grc_3e_"><text:span text:style-name="T4">ἀ</text:span>κρασία</text:p>
      <text:p text:style-name="_3c_entry_3e_"><text:span text:style-name="T1">[</text:span><text:a xlink:type="simple" xlink:href="https://www.biusante.parisdescartes.fr/histoire/medica/resultats/index.php?do=zoom&amp;cote=37020d&amp;p=823" text:style-name="Internet_20_link" text:visited-style-name="Visited_20_Internet_20_Link"><text:span text:style-name="Internet_20_link"><text:span text:style-name="T1">p. 0809</text:span></text:span></text:a><text:span text:style-name="T1">] </text:span><text:span text:style-name="T3">intermittence</text:span><text:span text:style-name="T1"> — intermissio, Intermittenz, intermission, intermissione, intermittenza, intermitencia.</text:span></text:p>
      <text:p text:style-name="_3c_grc_3e_"><text:span text:style-name="T4">δι</text:span>άλειψις</text:p>
      <text:p text:style-name="_3c_entry_3e_"><text:span text:style-name="T1">[</text:span><text:a xlink:type="simple" xlink:href="https://www.biusante.parisdescartes.fr/histoire/medica/resultats/index.php?do=zoom&amp;cote=37020d&amp;p=823" text:style-name="Internet_20_link" text:visited-style-name="Visited_20_Internet_20_Link"><text:span text:style-name="Internet_20_link"><text:span text:style-name="T1">p. 0809</text:span></text:span></text:a><text:span text:style-name="T1">] </text:span><text:span text:style-name="T3">intermittent</text:span><text:span text:style-name="T1"> — intermittens, intermittierend, intermittent, intermittente, intermitente.</text:span></text:p>
      <text:p text:style-name="_3c_grc_3e_">διαλείπων</text:p>
      <text:p text:style-name="_3c_entry_3e_"><text:span text:style-name="T1">[</text:span><text:a xlink:type="simple" xlink:href="https://www.biusante.parisdescartes.fr/histoire/medica/resultats/index.php?do=zoom&amp;cote=37020d&amp;p=824" text:style-name="Internet_20_link" text:visited-style-name="Visited_20_Internet_20_Link"><text:span text:style-name="Internet_20_link"><text:span text:style-name="T1">p. 0810</text:span></text:span></text:a><text:span text:style-name="T1">] </text:span><text:span text:style-name="T3">interstice</text:span><text:span text:style-name="T1"> — interstitium, Zwischenraum, interstice, interstizio, interstitio.</text:span></text:p>
      <text:p text:style-name="_3c_grc_3e_"><text:span text:style-name="T4">δι</text:span>άστ<text:span text:style-name="T4">ημ</text:span>α</text:p>
      <text:p text:style-name="_3c_entry_3e_"><text:span text:style-name="T1">[</text:span><text:a xlink:type="simple" xlink:href="https://www.biusante.parisdescartes.fr/histoire/medica/resultats/index.php?do=zoom&amp;cote=37020d&amp;p=824" text:style-name="Internet_20_link" text:visited-style-name="Visited_20_Internet_20_Link"><text:span text:style-name="Internet_20_link"><text:span text:style-name="T1">p. 0810</text:span></text:span></text:a><text:span text:style-name="T1">] </text:span><text:span text:style-name="T3">intertrigo</text:span><text:span text:style-name="T1"> — intertrigo, Wundsein, Fratt, intertrigo, intertrigine, intertrigo.</text:span></text:p>
      <text:p text:style-name="_3c_grc_3e_">παράτρ<text:span text:style-name="T4">ιμμ</text:span>α</text:p>
      <text:p text:style-name="_3c_entry_3e_"><text:span text:style-name="T1">[</text:span><text:a xlink:type="simple" xlink:href="https://www.biusante.parisdescartes.fr/histoire/medica/resultats/index.php?do=zoom&amp;cote=37020d&amp;p=825" text:style-name="Internet_20_link" text:visited-style-name="Visited_20_Internet_20_Link"><text:span text:style-name="Internet_20_link"><text:span text:style-name="T1">p. 0811</text:span></text:span></text:a><text:span text:style-name="T1">] </text:span><text:span text:style-name="T3">intestin</text:span><text:span text:style-name="T1"> — intestinum, Darm, Eingeweide, intestines, intestino, intestino.</text:span></text:p>
      <text:p text:style-name="_3c_grc_3e_"><text:span text:style-name="T4">ἔ</text:span>ντερον</text:p>
      <text:p text:style-name="_3c_entry_3e_"><text:span text:style-name="T1">[</text:span><text:a xlink:type="simple" xlink:href="https://www.biusante.parisdescartes.fr/histoire/medica/resultats/index.php?do=zoom&amp;cote=37020d&amp;p=833" text:style-name="Internet_20_link" text:visited-style-name="Visited_20_Internet_20_Link"><text:span text:style-name="Internet_20_link"><text:span text:style-name="T1">p. 0819</text:span></text:span></text:a><text:span text:style-name="T1">] </text:span><text:span text:style-name="T3">iris</text:span><text:span text:style-name="T1"> — iris, Iris, Regenbogenhaut, iris, iride, iris.</text:span></text:p>
      <text:p text:style-name="_3c_grc_3e_"><text:span text:style-name="T4">ἶρ</text:span>ις</text:p>
      <text:p text:style-name="_3c_entry_3e_"><text:span text:style-name="T1">[</text:span><text:a xlink:type="simple" xlink:href="https://www.biusante.parisdescartes.fr/histoire/medica/resultats/index.php?do=zoom&amp;cote=37020d&amp;p=834" text:style-name="Internet_20_link" text:visited-style-name="Visited_20_Internet_20_Link"><text:span text:style-name="Internet_20_link"><text:span text:style-name="T1">p. 0820</text:span></text:span></text:a><text:span text:style-name="T1">] </text:span><text:span text:style-name="T3">iris2</text:span><text:span text:style-name="T1"> — pris, Schwertlilie, iris, flag, coltellino, ireos, iride, iris.</text:span></text:p>
      <text:p text:style-name="_3c_grc_3e_"><text:span text:style-name="T4">ἶρ</text:span>ις</text:p>
      <text:p text:style-name="_3c_entry_3e_"><text:span text:style-name="T1">[</text:span><text:a xlink:type="simple" xlink:href="https://www.biusante.parisdescartes.fr/histoire/medica/resultats/index.php?do=zoom&amp;cote=37020d&amp;p=834" text:style-name="Internet_20_link" text:visited-style-name="Visited_20_Internet_20_Link"><text:span text:style-name="Internet_20_link"><text:span text:style-name="T1">p. 0820</text:span></text:span></text:a><text:span text:style-name="T1">] </text:span><text:span text:style-name="T3">irrégulier</text:span><text:span text:style-name="T1"> — irregularis, unregelmässig, irregulär, irregulare, irregulär.</text:span></text:p>
      <text:p text:style-name="_3c_grc_3e_"><text:span text:style-name="T4">ἀ</text:span>νώ<text:span text:style-name="T4">μ</text:span>αλος</text:p>
      <text:p text:style-name="_3c_entry_3e_"><text:span text:style-name="T1">[</text:span><text:a xlink:type="simple" xlink:href="https://www.biusante.parisdescartes.fr/histoire/medica/resultats/index.php?do=zoom&amp;cote=37020d&amp;p=834" text:style-name="Internet_20_link" text:visited-style-name="Visited_20_Internet_20_Link"><text:span text:style-name="Internet_20_link"><text:span text:style-name="T1">p. 0820</text:span></text:span></text:a><text:span text:style-name="T1">] </text:span><text:span text:style-name="T3">irrigation</text:span><text:span text:style-name="T1"> — irrigatio, Begiessung, Anfeuchtung, irrigation, irrigazione.</text:span></text:p>
      <text:p text:style-name="_3c_grc_3e_"><text:span text:style-name="T4">ἐμ</text:span>βρο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835" text:style-name="Internet_20_link" text:visited-style-name="Visited_20_Internet_20_Link"><text:span text:style-name="Internet_20_link"><text:span text:style-name="T1">p. 0821</text:span></text:span></text:a><text:span text:style-name="T1">] </text:span><text:span text:style-name="T3">irritation</text:span><text:span text:style-name="T1"> — irritatio, Irritation, Reizung, irritation, irritazione, irritation.</text:span></text:p>
      <text:p text:style-name="_3c_grc_3e_"><text:span text:style-name="T4">ἐ</text:span>ρεθ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37" text:style-name="Internet_20_link" text:visited-style-name="Visited_20_Internet_20_Link"><text:span text:style-name="Internet_20_link"><text:span text:style-name="T1">p. 0823</text:span></text:span></text:a><text:span text:style-name="T1">] </text:span><text:span text:style-name="T3">ischion</text:span><text:span text:style-name="T1"> — ischium, Sitzbein, ischium, ischio.</text:span></text:p>
      <text:p text:style-name="_3c_grc_3e_"><text:span text:style-name="T4">ἰ</text:span>σχίον</text:p>
      <text:p text:style-name="_3c_entry_3e_"><text:span text:style-name="T1">[</text:span><text:a xlink:type="simple" xlink:href="https://www.biusante.parisdescartes.fr/histoire/medica/resultats/index.php?do=zoom&amp;cote=37020d&amp;p=837" text:style-name="Internet_20_link" text:visited-style-name="Visited_20_Internet_20_Link"><text:span text:style-name="Internet_20_link"><text:span text:style-name="T1">p. 0823</text:span></text:span></text:a><text:span text:style-name="T1">] </text:span><text:span text:style-name="T3">ischnophonie</text:span><text:span text:style-name="T1"> — ischnophonia, iscnofonig.</text:span></text:p>
      <text:p text:style-name="_3c_grc_3e_"><text:span text:style-name="T4">ἰ</text:span>σχνοφωνία</text:p>
      <text:p text:style-name="_3c_entry_3e_"><text:span text:style-name="T1">[</text:span><text:a xlink:type="simple" xlink:href="https://www.biusante.parisdescartes.fr/histoire/medica/resultats/index.php?do=zoom&amp;cote=37020d&amp;p=837" text:style-name="Internet_20_link" text:visited-style-name="Visited_20_Internet_20_Link"><text:span text:style-name="Internet_20_link"><text:span text:style-name="T1">p. 0823</text:span></text:span></text:a><text:span text:style-name="T1">] </text:span><text:span text:style-name="T3">ischurie</text:span><text:span text:style-name="T1"> — ischuria, Harnverhaltung, ischuria, iscuria, iscuria.</text:span></text:p>
      <text:p text:style-name="_3c_grc_3e_"><text:span text:style-name="T4">ἰ</text:span>σχουρία</text:p>
      <text:p text:style-name="_3c_entry_3e_"><text:span text:style-name="T1">[</text:span><text:a xlink:type="simple" xlink:href="https://www.biusante.parisdescartes.fr/histoire/medica/resultats/index.php?do=zoom&amp;cote=37020d&amp;p=837" text:style-name="Internet_20_link" text:visited-style-name="Visited_20_Internet_20_Link"><text:span text:style-name="Internet_20_link"><text:span text:style-name="T1">p. 0823</text:span></text:span></text:a><text:span text:style-name="T1">] </text:span><text:span text:style-name="T3">isochrone</text:span><text:span text:style-name="T1"> — isochronus, gleichzeitig, isochronal, isoerono, isoerono.</text:span></text:p>
      <text:p text:style-name="_3c_grc_3e_"><text:span text:style-name="T4">ἰ</text:span>σ<text:span text:style-name="T4">ό</text:span>χρονος</text:p>
      <text:p text:style-name="_3c_entry_3e_"><text:soft-page-break/><text:span text:style-name="T1">[</text:span><text:a xlink:type="simple" xlink:href="https://www.biusante.parisdescartes.fr/histoire/medica/resultats/index.php?do=zoom&amp;cote=37020d&amp;p=839" text:style-name="Internet_20_link" text:visited-style-name="Visited_20_Internet_20_Link"><text:span text:style-name="Internet_20_link"><text:span text:style-name="T1">p. 0825</text:span></text:span></text:a><text:span text:style-name="T1">] </text:span><text:span text:style-name="T3">isthme</text:span><text:span text:style-name="T1"> — isthmus, Enge, isthmus, istmo, ismd.</text:span></text:p>
      <text:p text:style-name="_3c_grc_3e_"><text:span text:style-name="T4">ἰ</text:span>σθ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39" text:style-name="Internet_20_link" text:visited-style-name="Visited_20_Internet_20_Link"><text:span text:style-name="Internet_20_link"><text:span text:style-name="T1">p. 0825</text:span></text:span></text:a><text:span text:style-name="T1">] </text:span><text:span text:style-name="T3">iule</text:span><text:span text:style-name="T1"> — iulus, julus.</text:span></text:p>
      <text:p text:style-name="_3c_grc_3e_"><text:span text:style-name="T5">ἴουλοι</text:span></text:p>
      <text:p text:style-name="_3c_entry_3e_"><text:span text:style-name="T1">[</text:span><text:a xlink:type="simple" xlink:href="https://www.biusante.parisdescartes.fr/histoire/medica/resultats/index.php?do=zoom&amp;cote=37020d&amp;p=839" text:style-name="Internet_20_link" text:visited-style-name="Visited_20_Internet_20_Link"><text:span text:style-name="Internet_20_link"><text:span text:style-name="T1">p. 0825</text:span></text:span></text:a><text:span text:style-name="T1">] </text:span><text:span text:style-name="T3">ivoire</text:span><text:span text:style-name="T1"> — ebur, Elfenbein, ivory, avorio, marfil.</text:span></text:p>
      <text:p text:style-name="_3c_grc_3e_"><text:span text:style-name="T4">ἐ</text:span>λ<text:span text:style-name="T4">έ</text:span>φας</text:p>
      <text:p text:style-name="_3c_entry_3e_"><text:span text:style-name="T1">[</text:span><text:a xlink:type="simple" xlink:href="https://www.biusante.parisdescartes.fr/histoire/medica/resultats/index.php?do=zoom&amp;cote=37020d&amp;p=839" text:style-name="Internet_20_link" text:visited-style-name="Visited_20_Internet_20_Link"><text:span text:style-name="Internet_20_link"><text:span text:style-name="T1">p. 0825</text:span></text:span></text:a><text:span text:style-name="T1">] </text:span><text:span text:style-name="T3">ivresse</text:span><text:span text:style-name="T1"> — ebrietas, Trunkenheit, drmkenness, ebbrezza, embriaguez.</text:span></text:p>
      <text:p text:style-name="_3c_grc_3e_"><text:span text:style-name="T5">μέθη</text:span></text:p>
      <text:p text:style-name="_3c_entry_3e_"><text:span text:style-name="T1">[</text:span><text:a xlink:type="simple" xlink:href="https://www.biusante.parisdescartes.fr/histoire/medica/resultats/index.php?do=zoom&amp;cote=37020d&amp;p=840" text:style-name="Internet_20_link" text:visited-style-name="Visited_20_Internet_20_Link"><text:span text:style-name="Internet_20_link"><text:span text:style-name="T1">p. 0826</text:span></text:span></text:a><text:span text:style-name="T1">] </text:span><text:span text:style-name="T3">jactation</text:span><text:span text:style-name="T1"> — jactatio, Herumwerfen, jactitation.</text:span></text:p>
      <text:p text:style-name="_3c_grc_3e_"><text:span text:style-name="T4">ἀ</text:span>λύκη</text:p>
      <text:p text:style-name="_3c_entry_3e_"><text:span text:style-name="T1">[</text:span><text:a xlink:type="simple" xlink:href="https://www.biusante.parisdescartes.fr/histoire/medica/resultats/index.php?do=zoom&amp;cote=37020d&amp;p=841" text:style-name="Internet_20_link" text:visited-style-name="Visited_20_Internet_20_Link"><text:span text:style-name="Internet_20_link"><text:span text:style-name="T1">p. 0827</text:span></text:span></text:a><text:span text:style-name="T1">] </text:span><text:span text:style-name="T3">jambe</text:span><text:span text:style-name="T1"> — crus, Bein, leg, gamba, pierna.</text:span></text:p>
      <text:p text:style-name="_3c_grc_3e_"><text:span text:style-name="T4">σκέ</text:span>λ<text:span text:style-name="T4">ο</text:span>ς — κν<text:span text:style-name="T4">ή</text:span>μ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842" text:style-name="Internet_20_link" text:visited-style-name="Visited_20_Internet_20_Link"><text:span text:style-name="Internet_20_link"><text:span text:style-name="T1">p. 0828</text:span></text:span></text:a><text:span text:style-name="T1">] </text:span><text:span text:style-name="T3">jarret</text:span><text:span text:style-name="T1"> — poples, Kniekehle, hum, garetto, jarrette.</text:span></text:p>
      <text:p text:style-name="_3c_grc_3e_"><text:span text:style-name="T4">ἰ</text:span>γνύα</text:p>
      <text:p text:style-name="_3c_entry_3e_"><text:span text:style-name="T1">[</text:span><text:a xlink:type="simple" xlink:href="https://www.biusante.parisdescartes.fr/histoire/medica/resultats/index.php?do=zoom&amp;cote=37020d&amp;p=842" text:style-name="Internet_20_link" text:visited-style-name="Visited_20_Internet_20_Link"><text:span text:style-name="Internet_20_link"><text:span text:style-name="T1">p. 0828</text:span></text:span></text:a><text:span text:style-name="T1">] </text:span><text:span text:style-name="T3">jaune</text:span><text:span text:style-name="T1"> — flavus, gelb, yellow, giallo, amarillo.</text:span></text:p>
      <text:p text:style-name="_3c_grc_3e_">χλω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42" text:style-name="Internet_20_link" text:visited-style-name="Visited_20_Internet_20_Link"><text:span text:style-name="Internet_20_link"><text:span text:style-name="T1">p. 0828</text:span></text:span></text:a><text:span text:style-name="T1">] </text:span><text:span text:style-name="T3">jécoral</text:span><text:span text:style-name="T1"> — jecoralis.</text:span></text:p>
      <text:p text:style-name="_3c_grc_3e_"><text:span text:style-name="T4">ἡπατικός</text:span></text:p>
      <text:p text:style-name="_3c_entry_3e_"><text:span text:style-name="T1">[</text:span><text:a xlink:type="simple" xlink:href="https://www.biusante.parisdescartes.fr/histoire/medica/resultats/index.php?do=zoom&amp;cote=37020d&amp;p=843" text:style-name="Internet_20_link" text:visited-style-name="Visited_20_Internet_20_Link"><text:span text:style-name="Internet_20_link"><text:span text:style-name="T1">p. 0829</text:span></text:span></text:a><text:span text:style-name="T1">] </text:span><text:span text:style-name="T3">jectigation</text:span><text:span text:style-name="T1"> — </text:span></text:p>
      <text:p text:style-name="_3c_grc_3e_">παλμός</text:p>
      <text:p text:style-name="_3c_entry_3e_"><text:span text:style-name="T1">[</text:span><text:a xlink:type="simple" xlink:href="https://www.biusante.parisdescartes.fr/histoire/medica/resultats/index.php?do=zoom&amp;cote=37020d&amp;p=843" text:style-name="Internet_20_link" text:visited-style-name="Visited_20_Internet_20_Link"><text:span text:style-name="Internet_20_link"><text:span text:style-name="T1">p. 0829</text:span></text:span></text:a><text:span text:style-name="T1">] </text:span><text:span text:style-name="T3">joue</text:span><text:span text:style-name="T1"> — gêna, Wange, cheek, guancia, carrillo.</text:span></text:p>
      <text:p text:style-name="_3c_grc_3e_">γένυς</text:p>
      <text:p text:style-name="_3c_entry_3e_"><text:span text:style-name="T1">[</text:span><text:a xlink:type="simple" xlink:href="https://www.biusante.parisdescartes.fr/histoire/medica/resultats/index.php?do=zoom&amp;cote=37020d&amp;p=843" text:style-name="Internet_20_link" text:visited-style-name="Visited_20_Internet_20_Link"><text:span text:style-name="Internet_20_link"><text:span text:style-name="T1">p. 0829</text:span></text:span></text:a><text:span text:style-name="T1">] </text:span><text:span text:style-name="T3">jour</text:span><text:span text:style-name="T1"> — dies, Tag, day, giorno, dia.</text:span></text:p>
      <text:p text:style-name="_3c_grc_3e_"><text:span text:style-name="T4">ἡ</text:span>μέρα</text:p>
      <text:p text:style-name="_3c_entry_3e_"><text:span text:style-name="T1">[</text:span><text:a xlink:type="simple" xlink:href="https://www.biusante.parisdescartes.fr/histoire/medica/resultats/index.php?do=zoom&amp;cote=37020d&amp;p=844" text:style-name="Internet_20_link" text:visited-style-name="Visited_20_Internet_20_Link"><text:span text:style-name="Internet_20_link"><text:span text:style-name="T1">p. 0830</text:span></text:span></text:a><text:span text:style-name="T1">] </text:span><text:span text:style-name="T3">jugement</text:span><text:span text:style-name="T1"> — judicium, Urtheil, judgment, giudizio, juicid.</text:span></text:p>
      <text:p text:style-name="_3c_grc_3e_"><text:span text:style-name="T4">κ</text:span>ρίσις</text:p>
      <text:p text:style-name="_3c_entry_3e_"><text:span text:style-name="T1">[</text:span><text:a xlink:type="simple" xlink:href="https://www.biusante.parisdescartes.fr/histoire/medica/resultats/index.php?do=zoom&amp;cote=37020d&amp;p=844" text:style-name="Internet_20_link" text:visited-style-name="Visited_20_Internet_20_Link"><text:span text:style-name="Internet_20_link"><text:span text:style-name="T1">p. 0830</text:span></text:span></text:a><text:span text:style-name="T1">] </text:span><text:span text:style-name="T3">jugulaire</text:span><text:span text:style-name="T1"> — jugularis, Halsvenen, jugular, giugulare, yugular.</text:span></text:p>
      <text:p text:style-name="_3c_grc_3e_">σφάγιαι</text:p>
      <text:p text:style-name="_3c_entry_3e_"><text:span text:style-name="T1">[</text:span><text:a xlink:type="simple" xlink:href="https://www.biusante.parisdescartes.fr/histoire/medica/resultats/index.php?do=zoom&amp;cote=37020d&amp;p=844" text:style-name="Internet_20_link" text:visited-style-name="Visited_20_Internet_20_Link"><text:span text:style-name="Internet_20_link"><text:span text:style-name="T1">p. 0830</text:span></text:span></text:a><text:span text:style-name="T1">] </text:span><text:span text:style-name="T3">julep</text:span><text:span text:style-name="T1"> — julapium, julepus, giulebbo, julepe.</text:span></text:p>
      <text:p text:style-name="_3c_grc_3e_"><text:span text:style-name="T4">ζ</text:span>ουλάπι<text:span text:style-name="T4">ον</text:span><text:span text:style-name="T6"> </text:span>—<text:span text:style-name="T6"> </text:span><text:span text:style-name="T4">ἰολάβιον</text:span></text:p>
      <text:p text:style-name="_3c_entry_3e_"><text:span text:style-name="T1">[</text:span><text:a xlink:type="simple" xlink:href="https://www.biusante.parisdescartes.fr/histoire/medica/resultats/index.php?do=zoom&amp;cote=37020d&amp;p=844" text:style-name="Internet_20_link" text:visited-style-name="Visited_20_Internet_20_Link"><text:span text:style-name="Internet_20_link"><text:span text:style-name="T1">p. 0830</text:span></text:span></text:a><text:span text:style-name="T1">] </text:span><text:span text:style-name="T3">jumeau</text:span><text:span text:style-name="T1"> — geminus, gemellus, Zwilling, twin, gemello, gemelo.</text:span></text:p>
      <text:p text:style-name="_3c_grc_3e_"><text:span text:style-name="T5">δίδυ</text:span><text:span text:style-name="T1">μος</text:span></text:p>
      <text:p text:style-name="_3c_entry_3e_"><text:span text:style-name="T1">[</text:span><text:a xlink:type="simple" xlink:href="https://www.biusante.parisdescartes.fr/histoire/medica/resultats/index.php?do=zoom&amp;cote=37020d&amp;p=845" text:style-name="Internet_20_link" text:visited-style-name="Visited_20_Internet_20_Link"><text:span text:style-name="Internet_20_link"><text:span text:style-name="T1">p. 0831</text:span></text:span></text:a><text:span text:style-name="T1">] </text:span><text:span text:style-name="T3">jus</text:span><text:span text:style-name="T1"> — succus, Saft, juice, sugo, jugo, zumo.</text:span></text:p>
      <text:p text:style-name="_3c_grc_3e_">χυ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45" text:style-name="Internet_20_link" text:visited-style-name="Visited_20_Internet_20_Link"><text:span text:style-name="Internet_20_link"><text:span text:style-name="T1">p. 0831</text:span></text:span></text:a><text:span text:style-name="T1">] </text:span><text:span text:style-name="T3">jusquiame</text:span><text:span text:style-name="T1"> — hyoscyamus, Bilsenkraut, henbane, giusquiamo, beleno.</text:span></text:p>
      <text:p text:style-name="_3c_grc_3e_"><text:span text:style-name="T4">ὑ</text:span>οσκύαμος</text:p>
      <text:p text:style-name="_3c_entry_3e_"><text:soft-page-break/><text:span text:style-name="T1">[</text:span><text:a xlink:type="simple" xlink:href="https://www.biusante.parisdescartes.fr/histoire/medica/resultats/index.php?do=zoom&amp;cote=37020d&amp;p=857" text:style-name="Internet_20_link" text:visited-style-name="Visited_20_Internet_20_Link"><text:span text:style-name="Internet_20_link"><text:span text:style-name="T1">p. 0843</text:span></text:span></text:a><text:span text:style-name="T1">] </text:span><text:span text:style-name="T3">laboratoire</text:span><text:span text:style-name="T1"> — chymica officina, laboratorium, Laboratorium, daboratory, laboratorio, laboratorio.</text:span></text:p>
      <text:p text:style-name="_3c_grc_3e_"><text:span text:style-name="T4">ἐ</text:span>ργαστήριον</text:p>
      <text:p text:style-name="_3c_entry_3e_"><text:span text:style-name="T1">[</text:span><text:a xlink:type="simple" xlink:href="https://www.biusante.parisdescartes.fr/histoire/medica/resultats/index.php?do=zoom&amp;cote=37020d&amp;p=858" text:style-name="Internet_20_link" text:visited-style-name="Visited_20_Internet_20_Link"><text:span text:style-name="Internet_20_link"><text:span text:style-name="T1">p. 0844</text:span></text:span></text:a><text:span text:style-name="T1">] </text:span><text:span text:style-name="T3">lacis</text:span><text:span text:style-name="T1"> — reticulum, Geflecht, network, reticella.</text:span></text:p>
      <text:p text:style-name="_3c_grc_3e_"><text:span text:style-name="T4">δ</text:span>ίκτυον</text:p>
      <text:p text:style-name="_3c_entry_3e_"><text:span text:style-name="T1">[</text:span><text:a xlink:type="simple" xlink:href="https://www.biusante.parisdescartes.fr/histoire/medica/resultats/index.php?do=zoom&amp;cote=37020d&amp;p=858" text:style-name="Internet_20_link" text:visited-style-name="Visited_20_Internet_20_Link"><text:span text:style-name="Internet_20_link"><text:span text:style-name="T1">p. 0844</text:span></text:span></text:a><text:span text:style-name="T1">] </text:span><text:span text:style-name="T3">lacrymal</text:span><text:span text:style-name="T1"> — lacrymalis, lachrymal, lacrimale, lagrimal.</text:span></text:p>
      <text:p text:style-name="_3c_grc_3e_"><text:span text:style-name="T4">δ</text:span>ακρυώ<text:span text:style-name="T4">δη</text:span>ς</text:p>
      <text:p text:style-name="_3c_entry_3e_"><text:span text:style-name="T1">[</text:span><text:a xlink:type="simple" xlink:href="https://www.biusante.parisdescartes.fr/histoire/medica/resultats/index.php?do=zoom&amp;cote=37020d&amp;p=859" text:style-name="Internet_20_link" text:visited-style-name="Visited_20_Internet_20_Link"><text:span text:style-name="Internet_20_link"><text:span text:style-name="T1">p. 0845</text:span></text:span></text:a><text:span text:style-name="T1">] </text:span><text:span text:style-name="T3">lactation</text:span><text:span text:style-name="T1"> — lactatio, Säugen, Stillen, lactation, allattamento, lactation.</text:span></text:p>
      <text:p text:style-name="_3c_grc_3e_">θηλ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59" text:style-name="Internet_20_link" text:visited-style-name="Visited_20_Internet_20_Link"><text:span text:style-name="Internet_20_link"><text:span text:style-name="T1">p. 0845</text:span></text:span></text:a><text:span text:style-name="T1">] </text:span><text:span text:style-name="T3">lacté</text:span><text:span text:style-name="T1"> — lacteus, milchig, lacteal, latteo, lacteo.</text:span></text:p>
      <text:p text:style-name="_3c_grc_3e_">γαλάκτινος — γαλ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61" text:style-name="Internet_20_link" text:visited-style-name="Visited_20_Internet_20_Link"><text:span text:style-name="Internet_20_link"><text:span text:style-name="T1">p. 0847</text:span></text:span></text:a><text:span text:style-name="T1">] </text:span><text:span text:style-name="T3">ladanum</text:span><text:span text:style-name="T1"> — labdanum, ladanum, laudano, ladano, ladano.</text:span></text:p>
      <text:p text:style-name="_3c_grc_3e_"><text:span text:style-name="T4">λάδ</text:span>ανον</text:p>
      <text:p text:style-name="_3c_entry_3e_"><text:span text:style-name="T1">[</text:span><text:a xlink:type="simple" xlink:href="https://www.biusante.parisdescartes.fr/histoire/medica/resultats/index.php?do=zoom&amp;cote=37020d&amp;p=861" text:style-name="Internet_20_link" text:visited-style-name="Visited_20_Internet_20_Link"><text:span text:style-name="Internet_20_link"><text:span text:style-name="T1">p. 0847</text:span></text:span></text:a><text:span text:style-name="T1">] </text:span><text:span text:style-name="T3">lagopède</text:span><text:span text:style-name="T1"> — </text:span></text:p>
      <text:p text:style-name="_3c_grc_3e_">λαγώπους</text:p>
      <text:p text:style-name="_3c_entry_3e_"><text:span text:style-name="T1">[</text:span><text:a xlink:type="simple" xlink:href="https://www.biusante.parisdescartes.fr/histoire/medica/resultats/index.php?do=zoom&amp;cote=37020d&amp;p=861" text:style-name="Internet_20_link" text:visited-style-name="Visited_20_Internet_20_Link"><text:span text:style-name="Internet_20_link"><text:span text:style-name="T1">p. 0847</text:span></text:span></text:a><text:span text:style-name="T1">] </text:span><text:span text:style-name="T3">laine</text:span><text:span text:style-name="T1"> — lana, Wolle, wool, lana, lana.</text:span></text:p>
      <text:p text:style-name="_3c_grc_3e_"><text:span text:style-name="T4">ἔ</text:span>ριον</text:p>
      <text:p text:style-name="_3c_entry_3e_"><text:span text:style-name="T1">[</text:span><text:a xlink:type="simple" xlink:href="https://www.biusante.parisdescartes.fr/histoire/medica/resultats/index.php?do=zoom&amp;cote=37020d&amp;p=864" text:style-name="Internet_20_link" text:visited-style-name="Visited_20_Internet_20_Link"><text:span text:style-name="Internet_20_link"><text:span text:style-name="T1">p. 0850</text:span></text:span></text:a><text:span text:style-name="T1">] </text:span><text:span text:style-name="T3">lame</text:span><text:span text:style-name="T1"> — lamina, Platte, lama, lamina.</text:span></text:p>
      <text:p text:style-name="_3c_grc_3e_"><text:span text:style-name="T4">ἔ</text:span>λασμα — πέταλον</text:p>
      <text:p text:style-name="_3c_entry_3e_"><text:span text:style-name="T1">[</text:span><text:a xlink:type="simple" xlink:href="https://www.biusante.parisdescartes.fr/histoire/medica/resultats/index.php?do=zoom&amp;cote=37020d&amp;p=866" text:style-name="Internet_20_link" text:visited-style-name="Visited_20_Internet_20_Link"><text:span text:style-name="Internet_20_link"><text:span text:style-name="T1">p. 0852</text:span></text:span></text:a><text:span text:style-name="T1">] </text:span><text:span text:style-name="T3">lancette</text:span><text:span text:style-name="T1"> — scalpellum, phlebotomus, Lanzette, lancet, lancetta, lanceta.</text:span></text:p>
      <text:p text:style-name="_3c_grc_3e_">μαχα<text:span text:style-name="T4">ίρ</text:span>ιον</text:p>
      <text:p text:style-name="_3c_entry_3e_"><text:span text:style-name="T1">[</text:span><text:a xlink:type="simple" xlink:href="https://www.biusante.parisdescartes.fr/histoire/medica/resultats/index.php?do=zoom&amp;cote=37020d&amp;p=866" text:style-name="Internet_20_link" text:visited-style-name="Visited_20_Internet_20_Link"><text:span text:style-name="Internet_20_link"><text:span text:style-name="T1">p. 0852</text:span></text:span></text:a><text:span text:style-name="T1">] </text:span><text:span text:style-name="T3">langue</text:span><text:span text:style-name="T1"> — lingua, Zunge, tongue, lingua, lengud.</text:span></text:p>
      <text:p text:style-name="_3c_grc_3e_"><text:span text:style-name="T4">γ</text:span>λ<text:span text:style-name="T4">ῶ</text:span>σσα</text:p>
      <text:p text:style-name="_3c_entry_3e_"><text:span text:style-name="T1">[</text:span><text:a xlink:type="simple" xlink:href="https://www.biusante.parisdescartes.fr/histoire/medica/resultats/index.php?do=zoom&amp;cote=37020d&amp;p=867" text:style-name="Internet_20_link" text:visited-style-name="Visited_20_Internet_20_Link"><text:span text:style-name="Internet_20_link"><text:span text:style-name="T1">p. 0853</text:span></text:span></text:a><text:span text:style-name="T1">] </text:span><text:span text:style-name="T3">langueur</text:span><text:span text:style-name="T1"> — languor.</text:span></text:p>
      <text:p text:style-name="_3c_grc_3e_"><text:span text:style-name="T4">ἄ</text:span>φεσις</text:p>
      <text:p text:style-name="_3c_entry_3e_"><text:span text:style-name="T1">[</text:span><text:a xlink:type="simple" xlink:href="https://www.biusante.parisdescartes.fr/histoire/medica/resultats/index.php?do=zoom&amp;cote=37020d&amp;p=868" text:style-name="Internet_20_link" text:visited-style-name="Visited_20_Internet_20_Link"><text:span text:style-name="Internet_20_link"><text:span text:style-name="T1">p. 0854</text:span></text:span></text:a><text:span text:style-name="T1">] </text:span><text:span text:style-name="T3">lapin</text:span><text:span text:style-name="T1"> — cuniculus, Kaninchen, rabbit, coney, coniglio, conejo.</text:span></text:p>
      <text:p text:style-name="_3c_grc_3e_"><text:span text:style-name="T4">κό</text:span>νικλος — κ<text:span text:style-name="T4">ό</text:span>νιλος</text:p>
      <text:p text:style-name="_3c_entry_3e_"><text:span text:style-name="T1">[</text:span><text:a xlink:type="simple" xlink:href="https://www.biusante.parisdescartes.fr/histoire/medica/resultats/index.php?do=zoom&amp;cote=37020d&amp;p=868" text:style-name="Internet_20_link" text:visited-style-name="Visited_20_Internet_20_Link"><text:span text:style-name="Internet_20_link"><text:span text:style-name="T1">p. 0854</text:span></text:span></text:a><text:span text:style-name="T1">] </text:span><text:span text:style-name="T3">large</text:span><text:span text:style-name="T1"> — latus, breit, wide, largo, largo.</text:span></text:p>
      <text:p text:style-name="_3c_grc_3e_">πλατ<text:span text:style-name="T4">ὺ</text:span>ς — ε<text:span text:style-name="T4">ὐ</text:span>ρ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868" text:style-name="Internet_20_link" text:visited-style-name="Visited_20_Internet_20_Link"><text:span text:style-name="Internet_20_link"><text:span text:style-name="T1">p. 0854</text:span></text:span></text:a><text:span text:style-name="T1">] </text:span><text:span text:style-name="T3">larme</text:span><text:span text:style-name="T1"> — lacryma, Thrline, tear, lagrima, lagrima.</text:span></text:p>
      <text:p text:style-name="_3c_grc_3e_"><text:span text:style-name="T4">δ</text:span>άκρυ</text:p>
      <text:p text:style-name="_3c_entry_3e_"><text:span text:style-name="T1">[</text:span><text:a xlink:type="simple" xlink:href="https://www.biusante.parisdescartes.fr/histoire/medica/resultats/index.php?do=zoom&amp;cote=37020d&amp;p=869" text:style-name="Internet_20_link" text:visited-style-name="Visited_20_Internet_20_Link"><text:span text:style-name="Internet_20_link"><text:span text:style-name="T1">p. 0855</text:span></text:span></text:a><text:span text:style-name="T1">] </text:span><text:span text:style-name="T3">larve</text:span><text:span text:style-name="T1"> — vermiculus, Larve, larva, larva, larva.</text:span></text:p>
      <text:p text:style-name="_3c_grc_3e_">μο<text:span text:style-name="T4">ρ</text:span>μολύκη — μ<text:span text:style-name="T4">ο</text:span>ρμ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871" text:style-name="Internet_20_link" text:visited-style-name="Visited_20_Internet_20_Link"><text:span text:style-name="Internet_20_link"><text:span text:style-name="T1">p. 0857</text:span></text:span></text:a><text:span text:style-name="T1">] </text:span><text:span text:style-name="T3">larynx</text:span><text:span text:style-name="T1"> — larynx, Larynx, Kehlkopf, larynx, laringé, laringé.</text:span></text:p>
      <text:p text:style-name="_3c_grc_3e_">λάρυγξ</text:p>
      <text:p text:style-name="_3c_entry_3e_"><text:span text:style-name="T1">[</text:span><text:a xlink:type="simple" xlink:href="https://www.biusante.parisdescartes.fr/histoire/medica/resultats/index.php?do=zoom&amp;cote=37020d&amp;p=872" text:style-name="Internet_20_link" text:visited-style-name="Visited_20_Internet_20_Link"><text:span text:style-name="Internet_20_link"><text:span text:style-name="T1">p. 0858</text:span></text:span></text:a><text:span text:style-name="T1">] </text:span><text:span text:style-name="T3">lassitude</text:span><text:span text:style-name="T1"> — lassitudo, Müdigkeit, lassitude, lassezza, lasitud.</text:span></text:p>
      <text:p text:style-name="_3c_grc_3e_">κόπος</text:p>
      <text:p text:style-name="_3c_entry_3e_"><text:soft-page-break/><text:span text:style-name="T1">[</text:span><text:a xlink:type="simple" xlink:href="https://www.biusante.parisdescartes.fr/histoire/medica/resultats/index.php?do=zoom&amp;cote=37020d&amp;p=873" text:style-name="Internet_20_link" text:visited-style-name="Visited_20_Internet_20_Link"><text:span text:style-name="Internet_20_link"><text:span text:style-name="T1">p. 0859</text:span></text:span></text:a><text:span text:style-name="T1">] </text:span><text:span text:style-name="T3">laurier</text:span><text:span text:style-name="T1"> — Laurus nobilis, Lorbeer, laurei, alloro, lauro, laurei.</text:span></text:p>
      <text:p text:style-name="_3c_grc_3e_"><text:span text:style-name="T4">δ</text:span>άφνη</text:p>
      <text:p text:style-name="_3c_entry_3e_"><text:span text:style-name="T1">[</text:span><text:a xlink:type="simple" xlink:href="https://www.biusante.parisdescartes.fr/histoire/medica/resultats/index.php?do=zoom&amp;cote=37020d&amp;p=875" text:style-name="Internet_20_link" text:visited-style-name="Visited_20_Internet_20_Link"><text:span text:style-name="Internet_20_link"><text:span text:style-name="T1">p. 0861</text:span></text:span></text:a><text:span text:style-name="T1">] </text:span><text:span text:style-name="T3">légal</text:span><text:span text:style-name="T1"> — legalis, gerichtlich, legal, legale, legal.</text:span></text:p>
      <text:p text:style-name="_3c_grc_3e_">νόμιμ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875" text:style-name="Internet_20_link" text:visited-style-name="Visited_20_Internet_20_Link"><text:span text:style-name="Internet_20_link"><text:span text:style-name="T1">p. 0861</text:span></text:span></text:a><text:span text:style-name="T1">] </text:span><text:span text:style-name="T3">légitime</text:span><text:span text:style-name="T1"> — legitimus, genuinus, legitim, rechtmässig, legitimate, lawfui, legittimo, legitimo.</text:span></text:p>
      <text:p text:style-name="_3c_grc_3e_">νόμιμ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875" text:style-name="Internet_20_link" text:visited-style-name="Visited_20_Internet_20_Link"><text:span text:style-name="Internet_20_link"><text:span text:style-name="T1">p. 0861</text:span></text:span></text:a><text:span text:style-name="T1">] </text:span><text:span text:style-name="T3">légume</text:span><text:span text:style-name="T1"> — legumen, Gemüse, legume, vegetables, legume, legumbre.</text:span></text:p>
      <text:p text:style-name="_3c_grc_3e_"><text:span text:style-name="T4">ὄ</text:span>σπριον</text:p>
      <text:p text:style-name="_3c_entry_3e_"><text:span text:style-name="T1">[</text:span><text:a xlink:type="simple" xlink:href="https://www.biusante.parisdescartes.fr/histoire/medica/resultats/index.php?do=zoom&amp;cote=37020d&amp;p=876" text:style-name="Internet_20_link" text:visited-style-name="Visited_20_Internet_20_Link"><text:span text:style-name="Internet_20_link"><text:span text:style-name="T1">p. 0862</text:span></text:span></text:a><text:span text:style-name="T1">] </text:span><text:span text:style-name="T3">lemnisque</text:span><text:span text:style-name="T1"> — lemniscus.</text:span></text:p>
      <text:p text:style-name="_3c_grc_3e_">λημνίσκος</text:p>
      <text:p text:style-name="_3c_entry_3e_"><text:span text:style-name="T1">[</text:span><text:a xlink:type="simple" xlink:href="https://www.biusante.parisdescartes.fr/histoire/medica/resultats/index.php?do=zoom&amp;cote=37020d&amp;p=876" text:style-name="Internet_20_link" text:visited-style-name="Visited_20_Internet_20_Link"><text:span text:style-name="Internet_20_link"><text:span text:style-name="T1">p. 0862</text:span></text:span></text:a><text:span text:style-name="T1">] </text:span><text:span text:style-name="T3">lénitif</text:span><text:span text:style-name="T1"> — leniens, lenitivus, lindernd, Linderungsmittel, lenitwe, lenitivo, lenitivo.</text:span></text:p>
      <text:p text:style-name="_3c_grc_3e_"><text:span text:style-name="T4">ἤ</text:span>πιος</text:p>
      <text:p text:style-name="_3c_entry_3e_"><text:span text:style-name="T1">[</text:span><text:a xlink:type="simple" xlink:href="https://www.biusante.parisdescartes.fr/histoire/medica/resultats/index.php?do=zoom&amp;cote=37020d&amp;p=876" text:style-name="Internet_20_link" text:visited-style-name="Visited_20_Internet_20_Link"><text:span text:style-name="Internet_20_link"><text:span text:style-name="T1">p. 0862</text:span></text:span></text:a><text:span text:style-name="T1">] </text:span><text:span text:style-name="T3">lentigo</text:span><text:span text:style-name="T1"> — lentigo, Sommersprossen, Leberflecken, lentigo, freckles, lentiggine.</text:span></text:p>
      <text:p text:style-name="_3c_grc_3e_">φ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76" text:style-name="Internet_20_link" text:visited-style-name="Visited_20_Internet_20_Link"><text:span text:style-name="Internet_20_link"><text:span text:style-name="T1">p. 0862</text:span></text:span></text:a><text:span text:style-name="T1">] </text:span><text:span text:style-name="T3">lentille</text:span><text:span text:style-name="T1"> — lens, Linse, lentil, lenticchia, lentejg.</text:span></text:p>
      <text:p text:style-name="_3c_grc_3e_">φ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77" text:style-name="Internet_20_link" text:visited-style-name="Visited_20_Internet_20_Link"><text:span text:style-name="Internet_20_link"><text:span text:style-name="T1">p. 0863</text:span></text:span></text:a><text:span text:style-name="T1">] </text:span><text:span text:style-name="T3">lèpre</text:span><text:span text:style-name="T1"> — lepra, Aussatz, leprosy, lepra, lebbra, lepra.</text:span></text:p>
      <text:p text:style-name="_3c_grc_3e_">λέπρα</text:p>
      <text:p text:style-name="_3c_entry_3e_"><text:span text:style-name="T1">[</text:span><text:a xlink:type="simple" xlink:href="https://www.biusante.parisdescartes.fr/histoire/medica/resultats/index.php?do=zoom&amp;cote=37020d&amp;p=878" text:style-name="Internet_20_link" text:visited-style-name="Visited_20_Internet_20_Link"><text:span text:style-name="Internet_20_link"><text:span text:style-name="T1">p. 0864</text:span></text:span></text:a><text:span text:style-name="T1">] </text:span><text:span text:style-name="T3">lépreux</text:span><text:span text:style-name="T1"> — leprosus, aussätzig.</text:span></text:p>
      <text:p text:style-name="_3c_grc_3e_"><text:span text:style-name="T4">ἐ</text:span>λεφαντι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78" text:style-name="Internet_20_link" text:visited-style-name="Visited_20_Internet_20_Link"><text:span text:style-name="Internet_20_link"><text:span text:style-name="T1">p. 0864</text:span></text:span></text:a><text:span text:style-name="T1">] </text:span><text:span text:style-name="T3">leptomère</text:span><text:span text:style-name="T1"> — </text:span></text:p>
      <text:p text:style-name="_3c_grc_3e_">λεπτομερία</text:p>
      <text:p text:style-name="_3c_entry_3e_"><text:span text:style-name="T1">[</text:span><text:a xlink:type="simple" xlink:href="https://www.biusante.parisdescartes.fr/histoire/medica/resultats/index.php?do=zoom&amp;cote=37020d&amp;p=878" text:style-name="Internet_20_link" text:visited-style-name="Visited_20_Internet_20_Link"><text:span text:style-name="Internet_20_link"><text:span text:style-name="T1">p. 0864</text:span></text:span></text:a><text:span text:style-name="T1">] </text:span><text:span text:style-name="T3">leptyntique</text:span><text:span text:style-name="T1"> — leptynticus.</text:span></text:p>
      <text:p text:style-name="_3c_grc_3e_">λεπτυ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79" text:style-name="Internet_20_link" text:visited-style-name="Visited_20_Internet_20_Link"><text:span text:style-name="Internet_20_link"><text:span text:style-name="T1">p. 0865</text:span></text:span></text:a><text:span text:style-name="T1">] </text:span><text:span text:style-name="T3">lésion</text:span><text:span text:style-name="T1"> — lœsio, Verletzung, lésion, lesione, lésion.</text:span></text:p>
      <text:p text:style-name="_3c_grc_3e_">πάθος</text:p>
      <text:p text:style-name="_3c_entry_3e_"><text:span text:style-name="T1">[</text:span><text:a xlink:type="simple" xlink:href="https://www.biusante.parisdescartes.fr/histoire/medica/resultats/index.php?do=zoom&amp;cote=37020d&amp;p=879" text:style-name="Internet_20_link" text:visited-style-name="Visited_20_Internet_20_Link"><text:span text:style-name="Internet_20_link"><text:span text:style-name="T1">p. 0865</text:span></text:span></text:a><text:span text:style-name="T1">] </text:span><text:span text:style-name="T3">lethargus</text:span><text:span text:style-name="T1"> — </text:span></text:p>
      <text:p text:style-name="_3c_grc_3e_">λ<text:span text:style-name="T4">ή</text:span>θαργος</text:p>
      <text:p text:style-name="_3c_entry_3e_"><text:span text:style-name="T1">[</text:span><text:a xlink:type="simple" xlink:href="https://www.biusante.parisdescartes.fr/histoire/medica/resultats/index.php?do=zoom&amp;cote=37020d&amp;p=882" text:style-name="Internet_20_link" text:visited-style-name="Visited_20_Internet_20_Link"><text:span text:style-name="Internet_20_link"><text:span text:style-name="T1">p. 0868</text:span></text:span></text:a><text:span text:style-name="T1">] </text:span><text:span text:style-name="T3">leucoma</text:span><text:span text:style-name="T1"> — </text:span></text:p>
      <text:p text:style-name="_3c_grc_3e_">λεύκωμα</text:p>
      <text:p text:style-name="_3c_entry_3e_"><text:span text:style-name="T1">[</text:span><text:a xlink:type="simple" xlink:href="https://www.biusante.parisdescartes.fr/histoire/medica/resultats/index.php?do=zoom&amp;cote=37020d&amp;p=882" text:style-name="Internet_20_link" text:visited-style-name="Visited_20_Internet_20_Link"><text:span text:style-name="Internet_20_link"><text:span text:style-name="T1">p. 0868</text:span></text:span></text:a><text:span text:style-name="T1">] </text:span><text:span text:style-name="T3">leucophlegmasie</text:span><text:span text:style-name="T1"> — leucophlegmatia, Leukophlegmasie, leucophlegmasia, leucoflemmasia, leucoflegmasia.</text:span></text:p>
      <text:p text:style-name="_3c_grc_3e_">λευκοφλεγματί<text:span text:style-name="T4">α</text:span></text:p>
      <text:p text:style-name="_3c_entry_3e_"><text:span text:style-name="T1">[</text:span><text:a xlink:type="simple" xlink:href="https://www.biusante.parisdescartes.fr/histoire/medica/resultats/index.php?do=zoom&amp;cote=37020d&amp;p=882" text:style-name="Internet_20_link" text:visited-style-name="Visited_20_Internet_20_Link"><text:span text:style-name="Internet_20_link"><text:span text:style-name="T1">p. 0868</text:span></text:span></text:a><text:span text:style-name="T1">] </text:span><text:span text:style-name="T3">levain</text:span><text:span text:style-name="T1"> — Gährstoff, Sauerteig, leaven, lievito, levadura.</text:span></text:p>
      <text:p text:style-name="_3c_grc_3e_">ζύμη</text:p>
      <text:p text:style-name="_3c_entry_3e_"><text:span text:style-name="T1">[</text:span><text:a xlink:type="simple" xlink:href="https://www.biusante.parisdescartes.fr/histoire/medica/resultats/index.php?do=zoom&amp;cote=37020d&amp;p=882" text:style-name="Internet_20_link" text:visited-style-name="Visited_20_Internet_20_Link"><text:span text:style-name="Internet_20_link"><text:span text:style-name="T1">p. 0868</text:span></text:span></text:a><text:span text:style-name="T1">] </text:span><text:span text:style-name="T3">levier</text:span><text:span text:style-name="T1"> — vectis, Hebel, lever, lieva, palanca.</text:span></text:p>
      <text:p text:style-name="_3c_grc_3e_">μοχλ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883" text:style-name="Internet_20_link" text:visited-style-name="Visited_20_Internet_20_Link"><text:span text:style-name="Internet_20_link"><text:span text:style-name="T1">p. 0869</text:span></text:span></text:a><text:span text:style-name="T1">] </text:span><text:span text:style-name="T3">lévigation</text:span><text:span text:style-name="T1"> — lcevigatio, Zerreibung, lévigation, levigazione, lévigation.</text:span></text:p>
      <text:p text:style-name="_3c_grc_3e_">λείωσις</text:p>
      <text:p text:style-name="_3c_entry_3e_"><text:span text:style-name="T1">[</text:span><text:a xlink:type="simple" xlink:href="https://www.biusante.parisdescartes.fr/histoire/medica/resultats/index.php?do=zoom&amp;cote=37020d&amp;p=883" text:style-name="Internet_20_link" text:visited-style-name="Visited_20_Internet_20_Link"><text:span text:style-name="Internet_20_link"><text:span text:style-name="T1">p. 0869</text:span></text:span></text:a><text:span text:style-name="T1">] </text:span><text:span text:style-name="T3">lèvre</text:span><text:span text:style-name="T1"> — labium, labrum, Lippe, lip, labbro, labid.</text:span></text:p>
      <text:p text:style-name="_3c_grc_3e_">χε<text:span text:style-name="T4">ῖ</text:span>λος</text:p>
      <text:p text:style-name="_3c_entry_3e_"><text:span text:style-name="T1">[</text:span><text:a xlink:type="simple" xlink:href="https://www.biusante.parisdescartes.fr/histoire/medica/resultats/index.php?do=zoom&amp;cote=37020d&amp;p=884" text:style-name="Internet_20_link" text:visited-style-name="Visited_20_Internet_20_Link"><text:span text:style-name="Internet_20_link"><text:span text:style-name="T1">p. 0870</text:span></text:span></text:a><text:span text:style-name="T1">] </text:span><text:span text:style-name="T3">lézard</text:span><text:span text:style-name="T1"> — lacerta, Eidechse, lizard, lucertolà, làgarto.</text:span></text:p>
      <text:p text:style-name="_3c_grc_3e_">σα<text:span text:style-name="T4">ῦ</text:span>ρα</text:p>
      <text:p text:style-name="_3c_entry_3e_"><text:span text:style-name="T1">[</text:span><text:a xlink:type="simple" xlink:href="https://www.biusante.parisdescartes.fr/histoire/medica/resultats/index.php?do=zoom&amp;cote=37020d&amp;p=885" text:style-name="Internet_20_link" text:visited-style-name="Visited_20_Internet_20_Link"><text:span text:style-name="Internet_20_link"><text:span text:style-name="T1">p. 0871</text:span></text:span></text:a><text:span text:style-name="T1">] </text:span><text:span text:style-name="T3">lichens</text:span><text:span text:style-name="T1"> — lichenes, Flechten, lichens, lichene, liquenes.</text:span></text:p>
      <text:p text:style-name="_3c_grc_3e_">λειχ<text:span text:style-name="T4">ῆ</text:span>νες</text:p>
      <text:p text:style-name="_3c_entry_3e_"><text:span text:style-name="T1">[</text:span><text:a xlink:type="simple" xlink:href="https://www.biusante.parisdescartes.fr/histoire/medica/resultats/index.php?do=zoom&amp;cote=37020d&amp;p=885" text:style-name="Internet_20_link" text:visited-style-name="Visited_20_Internet_20_Link"><text:span text:style-name="Internet_20_link"><text:span text:style-name="T1">p. 0871</text:span></text:span></text:a><text:span text:style-name="T1">] </text:span><text:span text:style-name="T3">lie</text:span><text:span text:style-name="T1"> — fex, Hefe, lees, feccia, hez.</text:span></text:p>
      <text:p text:style-name="_3c_grc_3e_">τ<text:span text:style-name="T4">ρὺ</text:span>ξ</text:p>
      <text:p text:style-name="_3c_entry_3e_"><text:span text:style-name="T1">[</text:span><text:a xlink:type="simple" xlink:href="https://www.biusante.parisdescartes.fr/histoire/medica/resultats/index.php?do=zoom&amp;cote=37020d&amp;p=886" text:style-name="Internet_20_link" text:visited-style-name="Visited_20_Internet_20_Link"><text:span text:style-name="Internet_20_link"><text:span text:style-name="T1">p. 0872</text:span></text:span></text:a><text:span text:style-name="T1">] </text:span><text:span text:style-name="T3">lientèrie</text:span><text:span text:style-name="T1"> — lienteria, laxitas intestinorum, Magenruhr, lientery, lienteria, lienteria.</text:span></text:p>
      <text:p text:style-name="_3c_grc_3e_">λειεντερία</text:p>
      <text:p text:style-name="_3c_entry_3e_"><text:span text:style-name="T1">[</text:span><text:a xlink:type="simple" xlink:href="https://www.biusante.parisdescartes.fr/histoire/medica/resultats/index.php?do=zoom&amp;cote=37020d&amp;p=886" text:style-name="Internet_20_link" text:visited-style-name="Visited_20_Internet_20_Link"><text:span text:style-name="Internet_20_link"><text:span text:style-name="T1">p. 0872</text:span></text:span></text:a><text:span text:style-name="T1">] </text:span><text:span text:style-name="T3">lierre</text:span><text:span text:style-name="T1"> — Hedera helix (L.), Epheu, ivy, edera, yedra.</text:span></text:p>
      <text:p text:style-name="_3c_grc_3e_">κισσ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86" text:style-name="Internet_20_link" text:visited-style-name="Visited_20_Internet_20_Link"><text:span text:style-name="Internet_20_link"><text:span text:style-name="T1">p. 0872</text:span></text:span></text:a><text:span text:style-name="T1">] </text:span><text:span text:style-name="T3">lièvre</text:span><text:span text:style-name="T1"> — lepus, Hase, hare, lepre, liebre.</text:span></text:p>
      <text:p text:style-name="_3c_grc_3e_"><text:span text:style-name="T4">λαγὼ</text:span>ς</text:p>
      <text:p text:style-name="_3c_entry_3e_"><text:span text:style-name="T1">[</text:span><text:a xlink:type="simple" xlink:href="https://www.biusante.parisdescartes.fr/histoire/medica/resultats/index.php?do=zoom&amp;cote=37020d&amp;p=886" text:style-name="Internet_20_link" text:visited-style-name="Visited_20_Internet_20_Link"><text:span text:style-name="Internet_20_link"><text:span text:style-name="T1">p. 0872</text:span></text:span></text:a><text:span text:style-name="T1">] </text:span><text:span text:style-name="T3">ligament</text:span><text:span text:style-name="T1"> — ligamentum, Band, ligament, legamento, ligamento.</text:span></text:p>
      <text:p text:style-name="_3c_grc_3e_">σύνδεσμος</text:p>
      <text:p text:style-name="_3c_entry_3e_"><text:span text:style-name="T1">[</text:span><text:a xlink:type="simple" xlink:href="https://www.biusante.parisdescartes.fr/histoire/medica/resultats/index.php?do=zoom&amp;cote=37020d&amp;p=887" text:style-name="Internet_20_link" text:visited-style-name="Visited_20_Internet_20_Link"><text:span text:style-name="Internet_20_link"><text:span text:style-name="T1">p. 0873</text:span></text:span></text:a><text:span text:style-name="T1">] </text:span><text:span text:style-name="T3">ligature</text:span><text:span text:style-name="T1"> — ligatura, Schnur, Unterbinden, ligature, legatura, ligadura.</text:span></text:p>
      <text:p text:style-name="_3c_grc_3e_">δε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88" text:style-name="Internet_20_link" text:visited-style-name="Visited_20_Internet_20_Link"><text:span text:style-name="Internet_20_link"><text:span text:style-name="T1">p. 0874</text:span></text:span></text:a><text:span text:style-name="T1">] </text:span><text:span text:style-name="T3">ligne</text:span><text:span text:style-name="T1"> — linea, Linie, line, linea, linea.</text:span></text:p>
      <text:p text:style-name="_3c_grc_3e_">γραμ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890" text:style-name="Internet_20_link" text:visited-style-name="Visited_20_Internet_20_Link"><text:span text:style-name="Internet_20_link"><text:span text:style-name="T1">p. 0876</text:span></text:span></text:a><text:span text:style-name="T1">] </text:span><text:span text:style-name="T3">limoctonie</text:span><text:span text:style-name="T1"> — limoctonia.</text:span></text:p>
      <text:p text:style-name="_3c_grc_3e_">λιμοκτονία</text:p>
      <text:p text:style-name="_3c_entry_3e_"><text:span text:style-name="T1">[</text:span><text:a xlink:type="simple" xlink:href="https://www.biusante.parisdescartes.fr/histoire/medica/resultats/index.php?do=zoom&amp;cote=37020d&amp;p=890" text:style-name="Internet_20_link" text:visited-style-name="Visited_20_Internet_20_Link"><text:span text:style-name="Internet_20_link"><text:span text:style-name="T1">p. 0876</text:span></text:span></text:a><text:span text:style-name="T1">] </text:span><text:span text:style-name="T3">limon</text:span><text:span text:style-name="T1"> — limus, Schlamm, mud, fango, limo.</text:span></text:p>
      <text:p text:style-name="_3c_grc_3e_"><text:span text:style-name="T4">ἰ</text:span>λ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891" text:style-name="Internet_20_link" text:visited-style-name="Visited_20_Internet_20_Link"><text:span text:style-name="Internet_20_link"><text:span text:style-name="T1">p. 0877</text:span></text:span></text:a><text:span text:style-name="T1">] </text:span><text:span text:style-name="T3">lin</text:span><text:span text:style-name="T1"> — linum, Lein, Flachs, line, flax, lino, lino.</text:span></text:p>
      <text:p text:style-name="_3c_grc_3e_">λίνον</text:p>
      <text:p text:style-name="_3c_entry_3e_"><text:span text:style-name="T1">[</text:span><text:a xlink:type="simple" xlink:href="https://www.biusante.parisdescartes.fr/histoire/medica/resultats/index.php?do=zoom&amp;cote=37020d&amp;p=891" text:style-name="Internet_20_link" text:visited-style-name="Visited_20_Internet_20_Link"><text:span text:style-name="Internet_20_link"><text:span text:style-name="T1">p. 0877</text:span></text:span></text:a><text:span text:style-name="T1">] </text:span><text:span text:style-name="T3">liniment</text:span><text:span text:style-name="T1"> — linimentum, Liniment, liniment, linimento, linimento.</text:span></text:p>
      <text:p text:style-name="_3c_grc_3e_"><text:span text:style-name="T4">ἔ</text:span>γχρισις</text:p>
      <text:p text:style-name="_3c_entry_3e_"><text:span text:style-name="T1">[</text:span><text:a xlink:type="simple" xlink:href="https://www.biusante.parisdescartes.fr/histoire/medica/resultats/index.php?do=zoom&amp;cote=37020d&amp;p=893" text:style-name="Internet_20_link" text:visited-style-name="Visited_20_Internet_20_Link"><text:span text:style-name="Internet_20_link"><text:span text:style-name="T1">p. 0879</text:span></text:span></text:a><text:span text:style-name="T1">] </text:span><text:span text:style-name="T3">lipopsychie</text:span><text:span text:style-name="T1"> — lipopsychia, Ohnmacht, Scheintod, lipopsychy, lipopsichid.</text:span></text:p>
      <text:p text:style-name="_3c_grc_3e_">λειποψυχία</text:p>
      <text:p text:style-name="_3c_entry_3e_"><text:span text:style-name="T1">[</text:span><text:a xlink:type="simple" xlink:href="https://www.biusante.parisdescartes.fr/histoire/medica/resultats/index.php?do=zoom&amp;cote=37020d&amp;p=893" text:style-name="Internet_20_link" text:visited-style-name="Visited_20_Internet_20_Link"><text:span text:style-name="Internet_20_link"><text:span text:style-name="T1">p. 0879</text:span></text:span></text:a><text:span text:style-name="T1">] </text:span><text:span text:style-name="T3">lipothymie</text:span><text:span text:style-name="T1"> — lipothymia, animi deliquium, animi defectus, Ohnmacht, lipothymy, lipotimid, lipotimid.</text:span></text:p>
      <text:p text:style-name="_3c_grc_3e_">λειποθυμία</text:p>
      <text:p text:style-name="_3c_entry_3e_"><text:span text:style-name="T1">[</text:span><text:a xlink:type="simple" xlink:href="https://www.biusante.parisdescartes.fr/histoire/medica/resultats/index.php?do=zoom&amp;cote=37020d&amp;p=893" text:style-name="Internet_20_link" text:visited-style-name="Visited_20_Internet_20_Link"><text:span text:style-name="Internet_20_link"><text:span text:style-name="T1">p. 0879</text:span></text:span></text:a><text:span text:style-name="T1">] </text:span><text:span text:style-name="T3">lippitude</text:span><text:span text:style-name="T1"> — lippitudo, Augentriefen, blear-eyedness, lippitudine, lipitudo.</text:span></text:p>
      <text:p text:style-name="_3c_grc_3e_">λήμη</text:p>
      <text:p text:style-name="_3c_entry_3e_"><text:soft-page-break/><text:span text:style-name="T1">[</text:span><text:a xlink:type="simple" xlink:href="https://www.biusante.parisdescartes.fr/histoire/medica/resultats/index.php?do=zoom&amp;cote=37020d&amp;p=893" text:style-name="Internet_20_link" text:visited-style-name="Visited_20_Internet_20_Link"><text:span text:style-name="Internet_20_link"><text:span text:style-name="T1">p. 0879</text:span></text:span></text:a><text:span text:style-name="T1">] </text:span><text:span text:style-name="T3">lipyrie</text:span><text:span text:style-name="T1"> — Jipyria.</text:span></text:p>
      <text:p text:style-name="_3c_grc_3e_">λειπυ<text:span text:style-name="T4">ρ</text:span>ία</text:p>
      <text:p text:style-name="_3c_entry_3e_"><text:span text:style-name="T1">[</text:span><text:a xlink:type="simple" xlink:href="https://www.biusante.parisdescartes.fr/histoire/medica/resultats/index.php?do=zoom&amp;cote=37020d&amp;p=893" text:style-name="Internet_20_link" text:visited-style-name="Visited_20_Internet_20_Link"><text:span text:style-name="Internet_20_link"><text:span text:style-name="T1">p. 0879</text:span></text:span></text:a><text:span text:style-name="T1">] </text:span><text:span text:style-name="T3">liquéfaction</text:span><text:span text:style-name="T1"> — liquatio, liquefactio, Verflüssigung, liquéfaction, liquefazione, licuacion.</text:span></text:p>
      <text:p text:style-name="_3c_grc_3e_">τ<text:span text:style-name="T4">ῆ</text:span>ξις</text:p>
      <text:p text:style-name="_3c_entry_3e_"><text:span text:style-name="T1">[</text:span><text:a xlink:type="simple" xlink:href="https://www.biusante.parisdescartes.fr/histoire/medica/resultats/index.php?do=zoom&amp;cote=37020d&amp;p=893" text:style-name="Internet_20_link" text:visited-style-name="Visited_20_Internet_20_Link"><text:span text:style-name="Internet_20_link"><text:span text:style-name="T1">p. 0879</text:span></text:span></text:a><text:span text:style-name="T1">] </text:span><text:span text:style-name="T3">liqueur</text:span><text:span text:style-name="T1"> — liquor, Likör, liquor, liquore, licor.</text:span></text:p>
      <text:p text:style-name="_3c_grc_3e_"><text:span text:style-name="T4">ὑ</text:span>γρ<text:span text:style-name="T4">ὸ</text:span>ν — <text:span text:style-name="T4">ὑ</text:span>γρότης</text:p>
      <text:p text:style-name="_3c_entry_3e_"><text:span text:style-name="T1">[</text:span><text:a xlink:type="simple" xlink:href="https://www.biusante.parisdescartes.fr/histoire/medica/resultats/index.php?do=zoom&amp;cote=37020d&amp;p=894" text:style-name="Internet_20_link" text:visited-style-name="Visited_20_Internet_20_Link"><text:span text:style-name="Internet_20_link"><text:span text:style-name="T1">p. 0880</text:span></text:span></text:a><text:span text:style-name="T1">] </text:span><text:span text:style-name="T3">liquide</text:span><text:span text:style-name="T1"> — liquidus, flüssig, Flüssigkeit, liquid, liquido, liquido.</text:span></text:p>
      <text:p text:style-name="_3c_grc_3e_"><text:span text:style-name="T4">ὑ</text:span>γ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94" text:style-name="Internet_20_link" text:visited-style-name="Visited_20_Internet_20_Link"><text:span text:style-name="Internet_20_link"><text:span text:style-name="T1">p. 0880</text:span></text:span></text:a><text:span text:style-name="T1">] </text:span><text:span text:style-name="T3">liquidité</text:span><text:span text:style-name="T1"> — liquiditas, Flüssigkeit, liquidity, liquidità, liquidez.</text:span></text:p>
      <text:p text:style-name="_3c_grc_3e_"><text:span text:style-name="T4">ὑ</text:span>γρ<text:span text:style-name="T4">ό</text:span>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894" text:style-name="Internet_20_link" text:visited-style-name="Visited_20_Internet_20_Link"><text:span text:style-name="Internet_20_link"><text:span text:style-name="T1">p. 0880</text:span></text:span></text:a><text:span text:style-name="T1">] </text:span><text:span text:style-name="T3">lis</text:span><text:span text:style-name="T1"> — Lilium album (L.), Lilie, lily, giglio, lirio.</text:span></text:p>
      <text:p text:style-name="_3c_grc_3e_">λείριον</text:p>
      <text:p text:style-name="_3c_entry_3e_"><text:span text:style-name="T1">[</text:span><text:a xlink:type="simple" xlink:href="https://www.biusante.parisdescartes.fr/histoire/medica/resultats/index.php?do=zoom&amp;cote=37020d&amp;p=895" text:style-name="Internet_20_link" text:visited-style-name="Visited_20_Internet_20_Link"><text:span text:style-name="Internet_20_link"><text:span text:style-name="T1">p. 0881</text:span></text:span></text:a><text:span text:style-name="T1">] </text:span><text:span text:style-name="T3">lit</text:span><text:span text:style-name="T1"> — lectus, cubile, Bett, bed, letto, cama.</text:span></text:p>
      <text:p text:style-name="_3c_grc_3e_">κλίνη</text:p>
      <text:p text:style-name="_3c_entry_3e_"><text:span text:style-name="T1">[</text:span><text:a xlink:type="simple" xlink:href="https://www.biusante.parisdescartes.fr/histoire/medica/resultats/index.php?do=zoom&amp;cote=37020d&amp;p=895" text:style-name="Internet_20_link" text:visited-style-name="Visited_20_Internet_20_Link"><text:span text:style-name="Internet_20_link"><text:span text:style-name="T1">p. 0881</text:span></text:span></text:a><text:span text:style-name="T1">] </text:span><text:span text:style-name="T3">litharge</text:span><text:span text:style-name="T1"> — lithargyrium, Glätte, litharge, litargirio, litargirio.</text:span></text:p>
      <text:p text:style-name="_3c_grc_3e_">λιθάργυρος</text:p>
      <text:p text:style-name="_3c_entry_3e_"><text:span text:style-name="T1">[</text:span><text:a xlink:type="simple" xlink:href="https://www.biusante.parisdescartes.fr/histoire/medica/resultats/index.php?do=zoom&amp;cote=37020d&amp;p=895" text:style-name="Internet_20_link" text:visited-style-name="Visited_20_Internet_20_Link"><text:span text:style-name="Internet_20_link"><text:span text:style-name="T1">p. 0881</text:span></text:span></text:a><text:span text:style-name="T1">] </text:span><text:span text:style-name="T3">lithiase</text:span><text:span text:style-name="T1"> — lithiasis, Steinbildung, lithiasis, litiasi, litiasis.</text:span></text:p>
      <text:p text:style-name="_3c_grc_3e_">λιθίασις</text:p>
      <text:p text:style-name="_3c_entry_3e_"><text:span text:style-name="T1">[</text:span><text:a xlink:type="simple" xlink:href="https://www.biusante.parisdescartes.fr/histoire/medica/resultats/index.php?do=zoom&amp;cote=37020d&amp;p=899" text:style-name="Internet_20_link" text:visited-style-name="Visited_20_Internet_20_Link"><text:span text:style-name="Internet_20_link"><text:span text:style-name="T1">p. 0885</text:span></text:span></text:a><text:span text:style-name="T1">] </text:span><text:span text:style-name="T3">livide</text:span><text:span text:style-name="T1"> — lividus, bleifarben, livid, livido, cardeno.</text:span></text:p>
      <text:p text:style-name="_3c_grc_3e_">πελιδ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99" text:style-name="Internet_20_link" text:visited-style-name="Visited_20_Internet_20_Link"><text:span text:style-name="Internet_20_link"><text:span text:style-name="T1">p. 0885</text:span></text:span></text:a><text:span text:style-name="T1">] </text:span><text:span text:style-name="T3">lobe</text:span><text:span text:style-name="T1"> — lobus, Lappen, lobe, lobo, lobo.</text:span></text:p>
      <text:p text:style-name="_3c_grc_3e_">λοβ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899" text:style-name="Internet_20_link" text:visited-style-name="Visited_20_Internet_20_Link"><text:span text:style-name="Internet_20_link"><text:span text:style-name="T1">p. 0885</text:span></text:span></text:a><text:span text:style-name="T1">] </text:span><text:span text:style-name="T3">local</text:span><text:span text:style-name="T1"> — localis, Örtlich.</text:span></text:p>
      <text:p text:style-name="_3c_grc_3e_">τοπ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00" text:style-name="Internet_20_link" text:visited-style-name="Visited_20_Internet_20_Link"><text:span text:style-name="Internet_20_link"><text:span text:style-name="T1">p. 0886</text:span></text:span></text:a><text:span text:style-name="T1">] </text:span><text:span text:style-name="T3">lochies</text:span><text:span text:style-name="T1"> — lochia, purgamenta, Lochien, Kindbettreinigung, lochia, cleansings, locchj, loquios.</text:span></text:p>
      <text:p text:style-name="_3c_grc_3e_">λοχε<text:span text:style-name="T4">ῖ</text:span>α</text:p>
      <text:p text:style-name="_3c_entry_3e_"><text:span text:style-name="T1">[</text:span><text:a xlink:type="simple" xlink:href="https://www.biusante.parisdescartes.fr/histoire/medica/resultats/index.php?do=zoom&amp;cote=37020d&amp;p=901" text:style-name="Internet_20_link" text:visited-style-name="Visited_20_Internet_20_Link"><text:span text:style-name="Internet_20_link"><text:span text:style-name="T1">p. 0887</text:span></text:span></text:a><text:span text:style-name="T1">] </text:span><text:span text:style-name="T3">logique</text:span><text:span text:style-name="T1"> — logica, Logik, lögic, logicd, logicd.</text:span></text:p>
      <text:p text:style-name="_3c_grc_3e_"><text:span text:style-name="T4">λογικὴ</text:span></text:p>
      <text:p text:style-name="_3c_entry_3e_"><text:span text:style-name="T1">[</text:span><text:a xlink:type="simple" xlink:href="https://www.biusante.parisdescartes.fr/histoire/medica/resultats/index.php?do=zoom&amp;cote=37020d&amp;p=901" text:style-name="Internet_20_link" text:visited-style-name="Visited_20_Internet_20_Link"><text:span text:style-name="Internet_20_link"><text:span text:style-name="T1">p. 0887</text:span></text:span></text:a><text:span text:style-name="T1">] </text:span><text:span text:style-name="T3">loi</text:span><text:span text:style-name="T1"> — lex, Gesetz, law, legge, ley.</text:span></text:p>
      <text:p text:style-name="_3c_grc_3e_">ν<text:span text:style-name="T4">ό</text:span>μος</text:p>
      <text:p text:style-name="_3c_entry_3e_"><text:span text:style-name="T1">[</text:span><text:a xlink:type="simple" xlink:href="https://www.biusante.parisdescartes.fr/histoire/medica/resultats/index.php?do=zoom&amp;cote=37020d&amp;p=902" text:style-name="Internet_20_link" text:visited-style-name="Visited_20_Internet_20_Link"><text:span text:style-name="Internet_20_link"><text:span text:style-name="T1">p. 0888</text:span></text:span></text:a><text:span text:style-name="T1">] </text:span><text:span text:style-name="T3">lombes</text:span><text:span text:style-name="T1"> — lumbi, Lenden, loins, lombi, lomos.</text:span></text:p>
      <text:p text:style-name="_3c_grc_3e_"><text:span text:style-name="T4">ὀ</text:span>σφ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903" text:style-name="Internet_20_link" text:visited-style-name="Visited_20_Internet_20_Link"><text:span text:style-name="Internet_20_link"><text:span text:style-name="T1">p. 0889</text:span></text:span></text:a><text:span text:style-name="T1">] </text:span><text:span text:style-name="T3">lombric</text:span><text:span text:style-name="T1"> — lumbricus, Regenwurm, mad, earth-worm, lombrico, lombriz.</text:span></text:p>
      <text:p text:style-name="_3c_grc_3e_">σκώλ<text:span text:style-name="T4">η</text:span>ξ</text:p>
      <text:p text:style-name="_3c_entry_3e_"><text:span text:style-name="T1">[</text:span><text:a xlink:type="simple" xlink:href="https://www.biusante.parisdescartes.fr/histoire/medica/resultats/index.php?do=zoom&amp;cote=37020d&amp;p=903" text:style-name="Internet_20_link" text:visited-style-name="Visited_20_Internet_20_Link"><text:span text:style-name="Internet_20_link"><text:span text:style-name="T1">p. 0889</text:span></text:span></text:a><text:span text:style-name="T1">] </text:span><text:span text:style-name="T3">long</text:span><text:span text:style-name="T1"> — longus, lang, long, lungo, largo.</text:span></text:p>
      <text:p text:style-name="_3c_grc_3e_"><text:span text:style-name="T4">μα</text:span>κρ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903" text:style-name="Internet_20_link" text:visited-style-name="Visited_20_Internet_20_Link"><text:span text:style-name="Internet_20_link"><text:span text:style-name="T1">p. 0889</text:span></text:span></text:a><text:span text:style-name="T1">] </text:span><text:span text:style-name="T3">longévité</text:span><text:span text:style-name="T1"> — longœvitas, lange Lebensdauer, longevity, longevitad, ancianidad.</text:span></text:p>
      <text:p text:style-name="_3c_grc_3e_"><text:span text:style-name="T4">μ</text:span>ακροχρον<text:span text:style-name="T4">ιότη</text:span>ς</text:p>
      <text:p text:style-name="_3c_entry_3e_"><text:span text:style-name="T1">[</text:span><text:a xlink:type="simple" xlink:href="https://www.biusante.parisdescartes.fr/histoire/medica/resultats/index.php?do=zoom&amp;cote=37020d&amp;p=903" text:style-name="Internet_20_link" text:visited-style-name="Visited_20_Internet_20_Link"><text:span text:style-name="Internet_20_link"><text:span text:style-name="T1">p. 0889</text:span></text:span></text:a><text:span text:style-name="T1">] </text:span><text:span text:style-name="T3">looch</text:span><text:span text:style-name="T1"> — linctus, ecligma, Looch, lohok, looch, loc, locco, looc, looc.</text:span></text:p>
      <text:p text:style-name="_3c_grc_3e_"><text:span text:style-name="T4">ἔ</text:span>κλειγμα</text:p>
      <text:p text:style-name="_3c_entry_3e_"><text:span text:style-name="T1">[</text:span><text:a xlink:type="simple" xlink:href="https://www.biusante.parisdescartes.fr/histoire/medica/resultats/index.php?do=zoom&amp;cote=37020d&amp;p=904" text:style-name="Internet_20_link" text:visited-style-name="Visited_20_Internet_20_Link"><text:span text:style-name="Internet_20_link"><text:span text:style-name="T1">p. 0890</text:span></text:span></text:a><text:span text:style-name="T1">] </text:span><text:span text:style-name="T3">lordose</text:span><text:span text:style-name="T1"> — lordosis, lordosis, lordosis, lordosis.</text:span></text:p>
      <text:p text:style-name="_3c_grc_3e_">λ<text:span text:style-name="T4">ό</text:span>ρ<text:span text:style-name="T4">δ</text:span>ωσις</text:p>
      <text:p text:style-name="_3c_entry_3e_"><text:span text:style-name="T1">[</text:span><text:a xlink:type="simple" xlink:href="https://www.biusante.parisdescartes.fr/histoire/medica/resultats/index.php?do=zoom&amp;cote=37020d&amp;p=904" text:style-name="Internet_20_link" text:visited-style-name="Visited_20_Internet_20_Link"><text:span text:style-name="Internet_20_link"><text:span text:style-name="T1">p. 0890</text:span></text:span></text:a><text:span text:style-name="T1">] </text:span><text:span text:style-name="T3">lotion</text:span><text:span text:style-name="T1"> — lotio, Waschen, Waschwasser, lotion, washing, lozione, locion.</text:span></text:p>
      <text:p text:style-name="_3c_grc_3e_"><text:span text:style-name="T4">λ</text:span>ουτρ<text:span text:style-name="T4">ὸν</text:span></text:p>
      <text:p text:style-name="_3c_entry_3e_"><text:span text:style-name="T1">[</text:span><text:a xlink:type="simple" xlink:href="https://www.biusante.parisdescartes.fr/histoire/medica/resultats/index.php?do=zoom&amp;cote=37020d&amp;p=904" text:style-name="Internet_20_link" text:visited-style-name="Visited_20_Internet_20_Link"><text:span text:style-name="Internet_20_link"><text:span text:style-name="T1">p. 0890</text:span></text:span></text:a><text:span text:style-name="T1">] </text:span><text:span text:style-name="T3">louche</text:span><text:span text:style-name="T1"> — strabo, strabus, Schielend, squint, guercio, bizco.</text:span></text:p>
      <text:p text:style-name="_3c_grc_3e_">στραβ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04" text:style-name="Internet_20_link" text:visited-style-name="Visited_20_Internet_20_Link"><text:span text:style-name="Internet_20_link"><text:span text:style-name="T1">p. 0890</text:span></text:span></text:a><text:span text:style-name="T1">] </text:span><text:span text:style-name="T3">loup</text:span><text:span text:style-name="T1"> — Canis lupus (L.), Wolf, wolf, lupo, lobo.</text:span></text:p>
      <text:p text:style-name="_3c_grc_3e_">λύκος</text:p>
      <text:p text:style-name="_3c_entry_3e_"><text:span text:style-name="T1">[</text:span><text:a xlink:type="simple" xlink:href="https://www.biusante.parisdescartes.fr/histoire/medica/resultats/index.php?do=zoom&amp;cote=37020d&amp;p=906" text:style-name="Internet_20_link" text:visited-style-name="Visited_20_Internet_20_Link"><text:span text:style-name="Internet_20_link"><text:span text:style-name="T1">p. 0892</text:span></text:span></text:a><text:span text:style-name="T1">] </text:span><text:span text:style-name="T3">luette</text:span><text:span text:style-name="T1"> — uvula, uva, columella, Zäpfchen, uvula, uvola, gallillo.</text:span></text:p>
      <text:p text:style-name="_3c_grc_3e_">σταφυ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906" text:style-name="Internet_20_link" text:visited-style-name="Visited_20_Internet_20_Link"><text:span text:style-name="Internet_20_link"><text:span text:style-name="T1">p. 0892</text:span></text:span></text:a><text:span text:style-name="T1">] </text:span><text:span text:style-name="T3">lumière</text:span><text:span text:style-name="T1"> — lumen, lux, Licht, light, luce, luz.</text:span></text:p>
      <text:p text:style-name="_3c_grc_3e_">φ<text:span text:style-name="T4">ῶ</text:span>ς</text:p>
      <text:p text:style-name="_3c_entry_3e_"><text:span text:style-name="T1">[</text:span><text:a xlink:type="simple" xlink:href="https://www.biusante.parisdescartes.fr/histoire/medica/resultats/index.php?do=zoom&amp;cote=37020d&amp;p=908" text:style-name="Internet_20_link" text:visited-style-name="Visited_20_Internet_20_Link"><text:span text:style-name="Internet_20_link"><text:span text:style-name="T1">p. 0894</text:span></text:span></text:a><text:span text:style-name="T1">] </text:span><text:span text:style-name="T3">lupin</text:span><text:span text:style-name="T1"> — Lupinus albus (L.), Feigbohne, Lupine, lupine, lupino, altramuz.</text:span></text:p>
      <text:p text:style-name="_3c_grc_3e_">θ<text:span text:style-name="T4">έ</text:span>ρμος</text:p>
      <text:p text:style-name="_3c_entry_3e_"><text:span text:style-name="T1">[</text:span><text:a xlink:type="simple" xlink:href="https://www.biusante.parisdescartes.fr/histoire/medica/resultats/index.php?do=zoom&amp;cote=37020d&amp;p=909" text:style-name="Internet_20_link" text:visited-style-name="Visited_20_Internet_20_Link"><text:span text:style-name="Internet_20_link"><text:span text:style-name="T1">p. 0895</text:span></text:span></text:a><text:span text:style-name="T1">] </text:span><text:span text:style-name="T3">lurideux</text:span><text:span text:style-name="T1"> — luridus, fahl, erdfahl, fawn-coloured, lurido.</text:span></text:p>
      <text:p text:style-name="_3c_grc_3e_"><text:span text:style-name="T4">ὠ</text:span>χ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09" text:style-name="Internet_20_link" text:visited-style-name="Visited_20_Internet_20_Link"><text:span text:style-name="Internet_20_link"><text:span text:style-name="T1">p. 0895</text:span></text:span></text:a><text:span text:style-name="T1">] </text:span><text:span text:style-name="T3">luridité</text:span><text:span text:style-name="T1"> — luror.</text:span></text:p>
      <text:p text:style-name="_3c_grc_3e_"><text:span text:style-name="T4">ὦ</text:span>χρ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909" text:style-name="Internet_20_link" text:visited-style-name="Visited_20_Internet_20_Link"><text:span text:style-name="Internet_20_link"><text:span text:style-name="T1">p. 0895</text:span></text:span></text:a><text:span text:style-name="T1">] </text:span><text:span text:style-name="T3">lut</text:span><text:span text:style-name="T1"> — lutum, Kitt, lute, loto, luto, luten.</text:span></text:p>
      <text:p text:style-name="_3c_grc_3e_">πη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09" text:style-name="Internet_20_link" text:visited-style-name="Visited_20_Internet_20_Link"><text:span text:style-name="Internet_20_link"><text:span text:style-name="T1">p. 0895</text:span></text:span></text:a><text:span text:style-name="T1">] </text:span><text:span text:style-name="T3">luxation</text:span><text:span text:style-name="T1"> — luxatio, Verrenkung, luxation, lussazione, luxation.</text:span></text:p>
      <text:p text:style-name="_3c_grc_3e_"><text:span text:style-name="T4">ἐ</text:span>ξάρθρωσ<text:span text:style-name="T4">ι</text:span>ς — <text:span text:style-name="T4">ὀ</text:span>λίσθημα</text:p>
      <text:p text:style-name="_3c_entry_3e_"><text:span text:style-name="T1">[</text:span><text:a xlink:type="simple" xlink:href="https://www.biusante.parisdescartes.fr/histoire/medica/resultats/index.php?do=zoom&amp;cote=37020d&amp;p=910" text:style-name="Internet_20_link" text:visited-style-name="Visited_20_Internet_20_Link"><text:span text:style-name="Internet_20_link"><text:span text:style-name="T1">p. 0896</text:span></text:span></text:a><text:span text:style-name="T1">] </text:span><text:span text:style-name="T3">lycanthropie</text:span><text:span text:style-name="T1"> — lycanthropia, Lykanthropie, lycanthropy, licantropia, lycantropia.</text:span></text:p>
      <text:p text:style-name="_3c_grc_3e_">λυκανθρ<text:span text:style-name="T4">ω</text:span>πία</text:p>
      <text:p text:style-name="_3c_entry_3e_"><text:span text:style-name="T1">[</text:span><text:a xlink:type="simple" xlink:href="https://www.biusante.parisdescartes.fr/histoire/medica/resultats/index.php?do=zoom&amp;cote=37020d&amp;p=914" text:style-name="Internet_20_link" text:visited-style-name="Visited_20_Internet_20_Link"><text:span text:style-name="Internet_20_link"><text:span text:style-name="T1">p. 0900</text:span></text:span></text:a><text:span text:style-name="T1">] </text:span><text:span text:style-name="T3">machine</text:span><text:span text:style-name="T1"> — machina, machinamentum, Maschine, machine, engine, macchina, maquina.</text:span></text:p>
      <text:p text:style-name="_3c_grc_3e_">μηχαν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914" text:style-name="Internet_20_link" text:visited-style-name="Visited_20_Internet_20_Link"><text:span text:style-name="Internet_20_link"><text:span text:style-name="T1">p. 0900</text:span></text:span></text:a><text:span text:style-name="T1">] </text:span><text:span text:style-name="T3">mâchoire</text:span><text:span text:style-name="T1"> — maxilla, Kiefer, Kinnlade, jaw, mascella, quijada.</text:span></text:p>
      <text:p text:style-name="_3c_grc_3e_">σιαγ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915" text:style-name="Internet_20_link" text:visited-style-name="Visited_20_Internet_20_Link"><text:span text:style-name="Internet_20_link"><text:span text:style-name="T1">p. 0901</text:span></text:span></text:a><text:span text:style-name="T1">] </text:span><text:span text:style-name="T3">macrobie</text:span><text:span text:style-name="T1"> — </text:span></text:p>
      <text:p text:style-name="_3c_grc_3e_">μακροβίωσις</text:p>
      <text:p text:style-name="_3c_entry_3e_"><text:span text:style-name="T1">[</text:span><text:a xlink:type="simple" xlink:href="https://www.biusante.parisdescartes.fr/histoire/medica/resultats/index.php?do=zoom&amp;cote=37020d&amp;p=915" text:style-name="Internet_20_link" text:visited-style-name="Visited_20_Internet_20_Link"><text:span text:style-name="Internet_20_link"><text:span text:style-name="T1">p. 0901</text:span></text:span></text:a><text:span text:style-name="T1">] </text:span><text:span text:style-name="T3">maculé</text:span><text:span text:style-name="T1"> — maculatus, fleckicht, spotted, maculated, macchiato, maculadoi.</text:span></text:p>
      <text:p text:style-name="_3c_grc_3e_">σπιλωτ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916" text:style-name="Internet_20_link" text:visited-style-name="Visited_20_Internet_20_Link"><text:span text:style-name="Internet_20_link"><text:span text:style-name="T1">p. 0902</text:span></text:span></text:a><text:span text:style-name="T1">] </text:span><text:span text:style-name="T3">madarose</text:span><text:span text:style-name="T1"> — madarosis, madarosis, madarosis, madarosi, madarosis.</text:span></text:p>
      <text:p text:style-name="_3c_grc_3e_"><text:span text:style-name="T4">μαδ</text:span>άρωσις</text:p>
      <text:p text:style-name="_3c_entry_3e_"><text:span text:style-name="T1">[</text:span><text:a xlink:type="simple" xlink:href="https://www.biusante.parisdescartes.fr/histoire/medica/resultats/index.php?do=zoom&amp;cote=37020d&amp;p=916" text:style-name="Internet_20_link" text:visited-style-name="Visited_20_Internet_20_Link"><text:span text:style-name="Internet_20_link"><text:span text:style-name="T1">p. 0902</text:span></text:span></text:a><text:span text:style-name="T1">] </text:span><text:span text:style-name="T3">madéfaction</text:span><text:span text:style-name="T1"> — madefactio, Anfeuchtung, made faction, madefazione, madefacion.</text:span></text:p>
      <text:p text:style-name="_3c_grc_3e_"><text:span text:style-name="T4">ὕ</text:span>γρανσις</text:p>
      <text:p text:style-name="_3c_entry_3e_"><text:span text:style-name="T1">[</text:span><text:a xlink:type="simple" xlink:href="https://www.biusante.parisdescartes.fr/histoire/medica/resultats/index.php?do=zoom&amp;cote=37020d&amp;p=916" text:style-name="Internet_20_link" text:visited-style-name="Visited_20_Internet_20_Link"><text:span text:style-name="Internet_20_link"><text:span text:style-name="T1">p. 0902</text:span></text:span></text:a><text:span text:style-name="T1">] </text:span><text:span text:style-name="T3">magie</text:span><text:span text:style-name="T1"> — magia, Zauberei.</text:span></text:p>
      <text:p text:style-name="_3c_grc_3e_">μα<text:span text:style-name="T4">γε</text:span>ία — γοητεία</text:p>
      <text:p text:style-name="_3c_entry_3e_"><text:span text:style-name="T1">[</text:span><text:a xlink:type="simple" xlink:href="https://www.biusante.parisdescartes.fr/histoire/medica/resultats/index.php?do=zoom&amp;cote=37020d&amp;p=919" text:style-name="Internet_20_link" text:visited-style-name="Visited_20_Internet_20_Link"><text:span text:style-name="Internet_20_link"><text:span text:style-name="T1">p. 0905</text:span></text:span></text:a><text:span text:style-name="T1">] </text:span><text:span text:style-name="T3">maigreur</text:span><text:span text:style-name="T1"> — macies, Magerkeit, leanness, magrezza, flaqueza.</text:span></text:p>
      <text:p text:style-name="_3c_grc_3e_"><text:span text:style-name="T4">ἰ</text:span>σχν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919" text:style-name="Internet_20_link" text:visited-style-name="Visited_20_Internet_20_Link"><text:span text:style-name="Internet_20_link"><text:span text:style-name="T1">p. 0905</text:span></text:span></text:a><text:span text:style-name="T1">] </text:span><text:span text:style-name="T3">main</text:span><text:span text:style-name="T1"> — manus, hand, hand, mano, mano.</text:span></text:p>
      <text:p text:style-name="_3c_grc_3e_">χε<text:span text:style-name="T4">ὶ</text:span>ρ</text:p>
      <text:p text:style-name="_3c_entry_3e_"><text:span text:style-name="T1">[</text:span><text:a xlink:type="simple" xlink:href="https://www.biusante.parisdescartes.fr/histoire/medica/resultats/index.php?do=zoom&amp;cote=37020d&amp;p=924" text:style-name="Internet_20_link" text:visited-style-name="Visited_20_Internet_20_Link"><text:span text:style-name="Internet_20_link"><text:span text:style-name="T1">p. 0910</text:span></text:span></text:a><text:span text:style-name="T1">] </text:span><text:span text:style-name="T3">malactique</text:span><text:span text:style-name="T1"> — malacticus, erweichend, malactied, malactied.</text:span></text:p>
      <text:p text:style-name="_3c_grc_3e_">μαλ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24" text:style-name="Internet_20_link" text:visited-style-name="Visited_20_Internet_20_Link"><text:span text:style-name="Internet_20_link"><text:span text:style-name="T1">p. 0910</text:span></text:span></text:a><text:span text:style-name="T1">] </text:span><text:span text:style-name="T3">malade</text:span><text:span text:style-name="T1"> — œger, œgrotus, krank, sick, ill, distempered, ammalato, enferma.</text:span></text:p>
      <text:p text:style-name="_3c_grc_3e_">νοσ<text:span text:style-name="T4">έ</text:span>ων</text:p>
      <text:p text:style-name="_3c_entry_3e_"><text:span text:style-name="T1">[</text:span><text:a xlink:type="simple" xlink:href="https://www.biusante.parisdescartes.fr/histoire/medica/resultats/index.php?do=zoom&amp;cote=37020d&amp;p=924" text:style-name="Internet_20_link" text:visited-style-name="Visited_20_Internet_20_Link"><text:span text:style-name="Internet_20_link"><text:span text:style-name="T1">p. 0910</text:span></text:span></text:a><text:span text:style-name="T1">] </text:span><text:span text:style-name="T3">maladie</text:span><text:span text:style-name="T1"> — morbus, Krankheit, disease, malady, malattia, enfermedad.</text:span></text:p>
      <text:p text:style-name="_3c_grc_3e_">νόσος</text:p>
      <text:p text:style-name="_3c_entry_3e_"><text:span text:style-name="T1">[</text:span><text:a xlink:type="simple" xlink:href="https://www.biusante.parisdescartes.fr/histoire/medica/resultats/index.php?do=zoom&amp;cote=37020d&amp;p=928" text:style-name="Internet_20_link" text:visited-style-name="Visited_20_Internet_20_Link"><text:span text:style-name="Internet_20_link"><text:span text:style-name="T1">p. 0914</text:span></text:span></text:a><text:span text:style-name="T1">] </text:span><text:span text:style-name="T3">malagma</text:span><text:span text:style-name="T1"> — malagma, Breiumschlag, malagma, malagma.</text:span></text:p>
      <text:p text:style-name="_3c_grc_3e_">μάλαγμα</text:p>
      <text:p text:style-name="_3c_entry_3e_"><text:span text:style-name="T1">[</text:span><text:a xlink:type="simple" xlink:href="https://www.biusante.parisdescartes.fr/histoire/medica/resultats/index.php?do=zoom&amp;cote=37020d&amp;p=928" text:style-name="Internet_20_link" text:visited-style-name="Visited_20_Internet_20_Link"><text:span text:style-name="Internet_20_link"><text:span text:style-name="T1">p. 0914</text:span></text:span></text:a><text:span text:style-name="T1">] </text:span><text:span text:style-name="T3">malignité</text:span><text:span text:style-name="T1"> — malignitas, Bösartigkeit, malignancy, malignità, malignidad.</text:span></text:p>
      <text:p text:style-name="_3c_grc_3e_">κακο<text:span text:style-name="T4">ή</text:span>θεια</text:p>
      <text:p text:style-name="_3c_entry_3e_"><text:span text:style-name="T1">[</text:span><text:a xlink:type="simple" xlink:href="https://www.biusante.parisdescartes.fr/histoire/medica/resultats/index.php?do=zoom&amp;cote=37020d&amp;p=928" text:style-name="Internet_20_link" text:visited-style-name="Visited_20_Internet_20_Link"><text:span text:style-name="Internet_20_link"><text:span text:style-name="T1">p. 0914</text:span></text:span></text:a><text:span text:style-name="T1">] </text:span><text:span text:style-name="T3">malin</text:span><text:span text:style-name="T1"> — malignus, bösartig, malignant, maligno, maligno.</text:span></text:p>
      <text:p text:style-name="_3c_grc_3e_">κακοή<text:span text:style-name="T4">θης</text:span></text:p>
      <text:p text:style-name="_3c_entry_3e_"><text:span text:style-name="T1">[</text:span><text:a xlink:type="simple" xlink:href="https://www.biusante.parisdescartes.fr/histoire/medica/resultats/index.php?do=zoom&amp;cote=37020d&amp;p=929" text:style-name="Internet_20_link" text:visited-style-name="Visited_20_Internet_20_Link"><text:span text:style-name="Internet_20_link"><text:span text:style-name="T1">p. 0915</text:span></text:span></text:a><text:span text:style-name="T1">] </text:span><text:span text:style-name="T3">malis</text:span><text:span text:style-name="T1"> — malens, Mauke, Rotz, glanders, moccio, ciamorro.</text:span></text:p>
      <text:p text:style-name="_3c_grc_3e_"><text:span text:style-name="T5">μαλὶς</text:span></text:p>
      <text:p text:style-name="_3c_entry_3e_"><text:span text:style-name="T1">[</text:span><text:a xlink:type="simple" xlink:href="https://www.biusante.parisdescartes.fr/histoire/medica/resultats/index.php?do=zoom&amp;cote=37020d&amp;p=930" text:style-name="Internet_20_link" text:visited-style-name="Visited_20_Internet_20_Link"><text:span text:style-name="Internet_20_link"><text:span text:style-name="T1">p. 0916</text:span></text:span></text:a><text:span text:style-name="T1">] </text:span><text:span text:style-name="T3">mamelle</text:span><text:span text:style-name="T1"> — mamma, weibliche Brust, breast, mammella, poppa, marna, teta.</text:span></text:p>
      <text:p text:style-name="_3c_grc_3e_">μασ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31" text:style-name="Internet_20_link" text:visited-style-name="Visited_20_Internet_20_Link"><text:span text:style-name="Internet_20_link"><text:span text:style-name="T1">p. 0917</text:span></text:span></text:a><text:span text:style-name="T1">] </text:span><text:span text:style-name="T3">mamelon</text:span><text:span text:style-name="T1"> — papilla, Brustwarze, Zitze, nipple, papilla, mamelon, pezon.</text:span></text:p>
      <text:p text:style-name="_3c_grc_3e_">θη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932" text:style-name="Internet_20_link" text:visited-style-name="Visited_20_Internet_20_Link"><text:span text:style-name="Internet_20_link"><text:span text:style-name="T1">p. 0918</text:span></text:span></text:a><text:span text:style-name="T1">] </text:span><text:span text:style-name="T3">mandragore</text:span><text:span text:style-name="T1"> — Atropa mandragora (L.), Mandragore, Alraun, mandrake, mandragora, mandragora.</text:span></text:p>
      <text:p text:style-name="_3c_grc_3e_">μαν<text:span text:style-name="T4">δ</text:span>ραγ<text:span text:style-name="T4">ό</text:span>ρας</text:p>
      <text:p text:style-name="_3c_entry_3e_"><text:span text:style-name="T1">[</text:span><text:a xlink:type="simple" xlink:href="https://www.biusante.parisdescartes.fr/histoire/medica/resultats/index.php?do=zoom&amp;cote=37020d&amp;p=933" text:style-name="Internet_20_link" text:visited-style-name="Visited_20_Internet_20_Link"><text:span text:style-name="Internet_20_link"><text:span text:style-name="T1">p. 0919</text:span></text:span></text:a><text:span text:style-name="T1">] </text:span><text:span text:style-name="T3">manie</text:span><text:span text:style-name="T1"> — mania, Tobsucht, mania, pazzia, mania.</text:span></text:p>
      <text:p text:style-name="_3c_grc_3e_">μανία</text:p>
      <text:p text:style-name="_3c_entry_3e_"><text:span text:style-name="T1">[</text:span><text:a xlink:type="simple" xlink:href="https://www.biusante.parisdescartes.fr/histoire/medica/resultats/index.php?do=zoom&amp;cote=37020d&amp;p=934" text:style-name="Internet_20_link" text:visited-style-name="Visited_20_Internet_20_Link"><text:span text:style-name="Internet_20_link"><text:span text:style-name="T1">p. 0920</text:span></text:span></text:a><text:span text:style-name="T1">] </text:span><text:span text:style-name="T3">manipule</text:span><text:span text:style-name="T1"> — manipulus, Handvoll, handful, manipolo, -manipulo.</text:span></text:p>
      <text:p text:style-name="_3c_grc_3e_">χε<text:span text:style-name="T4">ιρ</text:span>όβολον</text:p>
      <text:p text:style-name="_3c_entry_3e_"><text:span text:style-name="T1">[</text:span><text:a xlink:type="simple" xlink:href="https://www.biusante.parisdescartes.fr/histoire/medica/resultats/index.php?do=zoom&amp;cote=37020d&amp;p=934" text:style-name="Internet_20_link" text:visited-style-name="Visited_20_Internet_20_Link"><text:span text:style-name="Internet_20_link"><text:span text:style-name="T1">p. 0920</text:span></text:span></text:a><text:span text:style-name="T1">] </text:span><text:span text:style-name="T3">manne</text:span><text:span text:style-name="T1"> — manna, Manna, manna, manna, mana.</text:span></text:p>
      <text:p text:style-name="_3c_grc_3e_">μάννα</text:p>
      <text:p text:style-name="_3c_entry_3e_"><text:soft-page-break/><text:span text:style-name="T1">[</text:span><text:a xlink:type="simple" xlink:href="https://www.biusante.parisdescartes.fr/histoire/medica/resultats/index.php?do=zoom&amp;cote=37020d&amp;p=936" text:style-name="Internet_20_link" text:visited-style-name="Visited_20_Internet_20_Link"><text:span text:style-name="Internet_20_link"><text:span text:style-name="T1">p. 0922</text:span></text:span></text:a><text:span text:style-name="T1">] </text:span><text:span text:style-name="T3">marais</text:span><text:span text:style-name="T1"> — palus, Morast, marsh, palude, laguna.</text:span></text:p>
      <text:p text:style-name="_3c_grc_3e_"><text:span text:style-name="T4">ἕλ</text:span>ος</text:p>
      <text:p text:style-name="_3c_entry_3e_"><text:span text:style-name="T1">[</text:span><text:a xlink:type="simple" xlink:href="https://www.biusante.parisdescartes.fr/histoire/medica/resultats/index.php?do=zoom&amp;cote=37020d&amp;p=936" text:style-name="Internet_20_link" text:visited-style-name="Visited_20_Internet_20_Link"><text:span text:style-name="Internet_20_link"><text:span text:style-name="T1">p. 0922</text:span></text:span></text:a><text:span text:style-name="T1">] </text:span><text:span text:style-name="T3">marasme</text:span><text:span text:style-name="T1"> — tabitudo, Marasmus, marasm, marasmo, marasmo.</text:span></text:p>
      <text:p text:style-name="_3c_grc_3e_">μαρ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36" text:style-name="Internet_20_link" text:visited-style-name="Visited_20_Internet_20_Link"><text:span text:style-name="Internet_20_link"><text:span text:style-name="T1">p. 0922</text:span></text:span></text:a><text:span text:style-name="T1">] </text:span><text:span text:style-name="T3">marathrum</text:span><text:span text:style-name="T1"> — </text:span></text:p>
      <text:p text:style-name="_3c_grc_3e_">μάραθρον</text:p>
      <text:p text:style-name="_3c_entry_3e_"><text:span text:style-name="T1">[</text:span><text:a xlink:type="simple" xlink:href="https://www.biusante.parisdescartes.fr/histoire/medica/resultats/index.php?do=zoom&amp;cote=37020d&amp;p=937" text:style-name="Internet_20_link" text:visited-style-name="Visited_20_Internet_20_Link"><text:span text:style-name="Internet_20_link"><text:span text:style-name="T1">p. 0923</text:span></text:span></text:a><text:span text:style-name="T1">] </text:span><text:span text:style-name="T3">marche</text:span><text:span text:style-name="T1"> — incessus, Gang, march, mania, marcha.</text:span></text:p>
      <text:p text:style-name="_3c_grc_3e_">βά<text:span text:style-name="T4">δ</text:span>ισις</text:p>
      <text:p text:style-name="_3c_entry_3e_"><text:span text:style-name="T1">[</text:span><text:a xlink:type="simple" xlink:href="https://www.biusante.parisdescartes.fr/histoire/medica/resultats/index.php?do=zoom&amp;cote=37020d&amp;p=937" text:style-name="Internet_20_link" text:visited-style-name="Visited_20_Internet_20_Link"><text:span text:style-name="Internet_20_link"><text:span text:style-name="T1">p. 0923</text:span></text:span></text:a><text:span text:style-name="T1">] </text:span><text:span text:style-name="T3">marcotte</text:span><text:span text:style-name="T1"> — mergus, malleolus, propago, Absenker, loyer, barbatella, acodo.</text:span></text:p>
      <text:p text:style-name="_3c_grc_3e_"><text:span text:style-name="T4">μόσχος</text:span></text:p>
      <text:p text:style-name="_3c_entry_3e_"><text:span text:style-name="T1">[</text:span><text:a xlink:type="simple" xlink:href="https://www.biusante.parisdescartes.fr/histoire/medica/resultats/index.php?do=zoom&amp;cote=37020d&amp;p=940" text:style-name="Internet_20_link" text:visited-style-name="Visited_20_Internet_20_Link"><text:span text:style-name="Internet_20_link"><text:span text:style-name="T1">p. 0926</text:span></text:span></text:a><text:span text:style-name="T1">] </text:span><text:span text:style-name="T3">marisque</text:span><text:span text:style-name="T1"> — marisca, Hämorrhoidalknoten, marisca.</text:span></text:p>
      <text:p text:style-name="_3c_grc_3e_"><text:span text:style-name="T4">σῦκον</text:span></text:p>
      <text:p text:style-name="_3c_entry_3e_"><text:span text:style-name="T1">[</text:span><text:a xlink:type="simple" xlink:href="https://www.biusante.parisdescartes.fr/histoire/medica/resultats/index.php?do=zoom&amp;cote=37020d&amp;p=942" text:style-name="Internet_20_link" text:visited-style-name="Visited_20_Internet_20_Link"><text:span text:style-name="Internet_20_link"><text:span text:style-name="T1">p. 0928</text:span></text:span></text:a><text:span text:style-name="T1">] </text:span><text:span text:style-name="T3">mass</text:span><text:span text:style-name="T11">é</text:span><text:span text:style-name="T3">ter</text:span><text:span text:style-name="T1"> — Kaumuskel, masseter, masseter, rnaseterd.</text:span></text:p>
      <text:p text:style-name="_3c_grc_3e_">μασση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942" text:style-name="Internet_20_link" text:visited-style-name="Visited_20_Internet_20_Link"><text:span text:style-name="Internet_20_link"><text:span text:style-name="T1">p. 0928</text:span></text:span></text:a><text:span text:style-name="T1">] </text:span><text:span text:style-name="T3">mastic</text:span><text:span text:style-name="T1"> — mastiche, Mastix, mastic, mastice, almacigd.</text:span></text:p>
      <text:p text:style-name="_3c_grc_3e_">μαστίχ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942" text:style-name="Internet_20_link" text:visited-style-name="Visited_20_Internet_20_Link"><text:span text:style-name="Internet_20_link"><text:span text:style-name="T1">p. 0928</text:span></text:span></text:a><text:span text:style-name="T1">] </text:span><text:span text:style-name="T3">mastication</text:span><text:span text:style-name="T1"> — masticatio, Kauen, mastication, masticazione, mastication.</text:span></text:p>
      <text:p text:style-name="_3c_grc_3e_"><text:span text:style-name="T5">μάσσησις</text:span></text:p>
      <text:p text:style-name="_3c_entry_3e_"><text:span text:style-name="T1">[</text:span><text:a xlink:type="simple" xlink:href="https://www.biusante.parisdescartes.fr/histoire/medica/resultats/index.php?do=zoom&amp;cote=37020d&amp;p=945" text:style-name="Internet_20_link" text:visited-style-name="Visited_20_Internet_20_Link"><text:span text:style-name="Internet_20_link"><text:span text:style-name="T1">p. 0931</text:span></text:span></text:a><text:span text:style-name="T1">] </text:span><text:span text:style-name="T3">matière</text:span><text:span text:style-name="T1"> — materia, materies, Materie, Stoff, matter, stuff, materia, materia.</text:span></text:p>
      <text:p text:style-name="_3c_grc_3e_"><text:span text:style-name="T4">ὕ</text:span>λη</text:p>
      <text:p text:style-name="_3c_entry_3e_"><text:span text:style-name="T1">[</text:span><text:a xlink:type="simple" xlink:href="https://www.biusante.parisdescartes.fr/histoire/medica/resultats/index.php?do=zoom&amp;cote=37020d&amp;p=946" text:style-name="Internet_20_link" text:visited-style-name="Visited_20_Internet_20_Link"><text:span text:style-name="Internet_20_link"><text:span text:style-name="T1">p. 0932</text:span></text:span></text:a><text:span text:style-name="T1">] </text:span><text:span text:style-name="T3">matin</text:span><text:span text:style-name="T1"> — matutinum tempus, Morgen, morning, mattina, manana.</text:span></text:p>
      <text:p text:style-name="_3c_grc_3e_">πρω<text:span text:style-name="T4">ΐ</text:span>α</text:p>
      <text:p text:style-name="_3c_entry_3e_"><text:span text:style-name="T1">[</text:span><text:a xlink:type="simple" xlink:href="https://www.biusante.parisdescartes.fr/histoire/medica/resultats/index.php?do=zoom&amp;cote=37020d&amp;p=946" text:style-name="Internet_20_link" text:visited-style-name="Visited_20_Internet_20_Link"><text:span text:style-name="Internet_20_link"><text:span text:style-name="T1">p. 0932</text:span></text:span></text:a><text:span text:style-name="T1">] </text:span><text:span text:style-name="T3">matrone</text:span><text:span text:style-name="T1"> — matrona, obstetrix, Hebamme, midwife, levatrice, matrona.</text:span></text:p>
      <text:p text:style-name="_3c_grc_3e_"><text:span text:style-name="T4">ἀ</text:span>κεστρ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946" text:style-name="Internet_20_link" text:visited-style-name="Visited_20_Internet_20_Link"><text:span text:style-name="Internet_20_link"><text:span text:style-name="T1">p. 0932</text:span></text:span></text:a><text:span text:style-name="T1">] </text:span><text:span text:style-name="T3">maturatif</text:span><text:span text:style-name="T1"> — maturans, zeitigend, maturative, maturativo, maduratwo.</text:span></text:p>
      <text:p text:style-name="_3c_grc_3e_">πεπα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46" text:style-name="Internet_20_link" text:visited-style-name="Visited_20_Internet_20_Link"><text:span text:style-name="Internet_20_link"><text:span text:style-name="T1">p. 0932</text:span></text:span></text:a><text:span text:style-name="T1">] </text:span><text:span text:style-name="T3">maturation</text:span><text:span text:style-name="T1"> — maturatio, Zeitigung, maturation, maturazione, maduracion.</text:span></text:p>
      <text:p text:style-name="_3c_grc_3e_">πέπανσις</text:p>
      <text:p text:style-name="_3c_entry_3e_"><text:span text:style-name="T1">[</text:span><text:a xlink:type="simple" xlink:href="https://www.biusante.parisdescartes.fr/histoire/medica/resultats/index.php?do=zoom&amp;cote=37020d&amp;p=946" text:style-name="Internet_20_link" text:visited-style-name="Visited_20_Internet_20_Link"><text:span text:style-name="Internet_20_link"><text:span text:style-name="T1">p. 0932</text:span></text:span></text:a><text:span text:style-name="T1">] </text:span><text:span text:style-name="T3">maturité</text:span><text:span text:style-name="T1"> — maturitas, Reife, maturity, ripeness, maturità, madurez.</text:span></text:p>
      <text:p text:style-name="_3c_grc_3e_">πεπ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47" text:style-name="Internet_20_link" text:visited-style-name="Visited_20_Internet_20_Link"><text:span text:style-name="Internet_20_link"><text:span text:style-name="T1">p. 0933</text:span></text:span></text:a><text:span text:style-name="T1">] </text:span><text:span text:style-name="T3">mauve</text:span><text:span text:style-name="T1"> — malva, Malve, mallow, malva, malva.</text:span></text:p>
      <text:p text:style-name="_3c_grc_3e_"><text:span text:style-name="T4">ἀ</text:span>λθαία</text:p>
      <text:p text:style-name="_3c_entry_3e_"><text:span text:style-name="T1">[</text:span><text:a xlink:type="simple" xlink:href="https://www.biusante.parisdescartes.fr/histoire/medica/resultats/index.php?do=zoom&amp;cote=37020d&amp;p=947" text:style-name="Internet_20_link" text:visited-style-name="Visited_20_Internet_20_Link"><text:span text:style-name="Internet_20_link"><text:span text:style-name="T1">p. 0933</text:span></text:span></text:a><text:span text:style-name="T1">] </text:span><text:span text:style-name="T3">maza</text:span><text:span text:style-name="T1"> — </text:span></text:p>
      <text:p text:style-name="_3c_grc_3e_">μάζα</text:p>
      <text:p text:style-name="_3c_entry_3e_"><text:span text:style-name="T1">[</text:span><text:a xlink:type="simple" xlink:href="https://www.biusante.parisdescartes.fr/histoire/medica/resultats/index.php?do=zoom&amp;cote=37020d&amp;p=947" text:style-name="Internet_20_link" text:visited-style-name="Visited_20_Internet_20_Link"><text:span text:style-name="Internet_20_link"><text:span text:style-name="T1">p. 0933</text:span></text:span></text:a><text:span text:style-name="T1">] </text:span><text:span text:style-name="T3">méat</text:span><text:span text:style-name="T1"> — meatus, Kanal, Gang, meatus, meato, meato.</text:span></text:p>
      <text:p text:style-name="_3c_grc_3e_">πόρος</text:p>
      <text:p text:style-name="_3c_entry_3e_"><text:span text:style-name="T1">[</text:span><text:a xlink:type="simple" xlink:href="https://www.biusante.parisdescartes.fr/histoire/medica/resultats/index.php?do=zoom&amp;cote=37020d&amp;p=948" text:style-name="Internet_20_link" text:visited-style-name="Visited_20_Internet_20_Link"><text:span text:style-name="Internet_20_link"><text:span text:style-name="T1">p. 0934</text:span></text:span></text:a><text:span text:style-name="T1">] </text:span><text:span text:style-name="T3">mécanique</text:span><text:span text:style-name="T1"> — mechanice, Mechanik, mechamcs, meccanica, mecanica.</text:span></text:p>
      <text:p text:style-name="_3c_grc_3e_"><text:soft-page-break/>μηχαν<text:span text:style-name="T4">ικὴ</text:span></text:p>
      <text:p text:style-name="_3c_entry_3e_"><text:span text:style-name="T1">[</text:span><text:a xlink:type="simple" xlink:href="https://www.biusante.parisdescartes.fr/histoire/medica/resultats/index.php?do=zoom&amp;cote=37020d&amp;p=948" text:style-name="Internet_20_link" text:visited-style-name="Visited_20_Internet_20_Link"><text:span text:style-name="Internet_20_link"><text:span text:style-name="T1">p. 0934</text:span></text:span></text:a><text:span text:style-name="T1">] </text:span><text:span text:style-name="T3">mécanisme</text:span><text:span text:style-name="T1"> — meehamsma, Mechanismus, mechanism, meccanismo, mecanismo.</text:span></text:p>
      <text:p text:style-name="_3c_grc_3e_"><text:span text:style-name="T4">μηχάνημα</text:span></text:p>
      <text:p text:style-name="_3c_entry_3e_"><text:span text:style-name="T1">[</text:span><text:a xlink:type="simple" xlink:href="https://www.biusante.parisdescartes.fr/histoire/medica/resultats/index.php?do=zoom&amp;cote=37020d&amp;p=948" text:style-name="Internet_20_link" text:visited-style-name="Visited_20_Internet_20_Link"><text:span text:style-name="Internet_20_link"><text:span text:style-name="T1">p. 0934</text:span></text:span></text:a><text:span text:style-name="T1">] </text:span><text:span text:style-name="T3">mèche</text:span><text:span text:style-name="T1"> — linamentum, Mesche, Wiecke, mecha.</text:span></text:p>
      <text:p text:style-name="_3c_grc_3e_">μο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49" text:style-name="Internet_20_link" text:visited-style-name="Visited_20_Internet_20_Link"><text:span text:style-name="Internet_20_link"><text:span text:style-name="T1">p. 0935</text:span></text:span></text:a><text:span text:style-name="T1">] </text:span><text:span text:style-name="T3">médecin</text:span><text:span text:style-name="T1"> — medicus, Arzt, physician, medico, medico.</text:span></text:p>
      <text:p text:style-name="_3c_grc_3e_"><text:span text:style-name="T4">ἰ</text:span>ατ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49" text:style-name="Internet_20_link" text:visited-style-name="Visited_20_Internet_20_Link"><text:span text:style-name="Internet_20_link"><text:span text:style-name="T1">p. 0935</text:span></text:span></text:a><text:span text:style-name="T1">] </text:span><text:span text:style-name="T3">médecine</text:span><text:span text:style-name="T1"> — medicina, ars medica, Mediem, Heilkunde, physic, medicine, medicina, medicina.</text:span></text:p>
      <text:p text:style-name="_3c_grc_3e_"><text:span text:style-name="T4">ἰ</text:span>ατρ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951" text:style-name="Internet_20_link" text:visited-style-name="Visited_20_Internet_20_Link"><text:span text:style-name="Internet_20_link"><text:span text:style-name="T1">p. 0937</text:span></text:span></text:a><text:span text:style-name="T1">] </text:span><text:span text:style-name="T3">médical</text:span><text:span text:style-name="T1"> — medicinus, medicinalis, medicinisch, medical, medicale, medical.</text:span></text:p>
      <text:p text:style-name="_3c_grc_3e_"><text:span text:style-name="T4">ἰ</text:span>ατ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51" text:style-name="Internet_20_link" text:visited-style-name="Visited_20_Internet_20_Link"><text:span text:style-name="Internet_20_link"><text:span text:style-name="T1">p. 0937</text:span></text:span></text:a><text:span text:style-name="T1">] </text:span><text:span text:style-name="T3">médicament</text:span><text:span text:style-name="T1"> — medicamentum, medicamen, pharmacum, Heilmittel, médicament, medicamento, medicamento.</text:span></text:p>
      <text:p text:style-name="_3c_grc_3e_">φάρμακ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951" text:style-name="Internet_20_link" text:visited-style-name="Visited_20_Internet_20_Link"><text:span text:style-name="Internet_20_link"><text:span text:style-name="T1">p. 0937</text:span></text:span></text:a><text:span text:style-name="T1">] </text:span><text:span text:style-name="T3">médication</text:span><text:span text:style-name="T1"> — medicatio, Heilart, Kurmethode, medicatione, médication.</text:span></text:p>
      <text:p text:style-name="_3c_grc_3e_"><text:span text:style-name="T4">ἰ</text:span>ατρεία</text:p>
      <text:p text:style-name="_3c_entry_3e_"><text:span text:style-name="T1">[</text:span><text:a xlink:type="simple" xlink:href="https://www.biusante.parisdescartes.fr/histoire/medica/resultats/index.php?do=zoom&amp;cote=37020d&amp;p=954" text:style-name="Internet_20_link" text:visited-style-name="Visited_20_Internet_20_Link"><text:span text:style-name="Internet_20_link"><text:span text:style-name="T1">p. 0940</text:span></text:span></text:a><text:span text:style-name="T1">] </text:span><text:span text:style-name="T3">mélæna</text:span><text:span text:style-name="T1"> — morbus niger, mélæna, schwarze Krankheit, schwarze Ruhr, melena, melena.</text:span></text:p>
      <text:p text:style-name="_3c_grc_3e_">μέλαινα ν<text:span text:style-name="T4">ό</text:span>σος</text:p>
      <text:p text:style-name="_3c_entry_3e_"><text:span text:style-name="T1">[</text:span><text:a xlink:type="simple" xlink:href="https://www.biusante.parisdescartes.fr/histoire/medica/resultats/index.php?do=zoom&amp;cote=37020d&amp;p=954" text:style-name="Internet_20_link" text:visited-style-name="Visited_20_Internet_20_Link"><text:span text:style-name="Internet_20_link"><text:span text:style-name="T1">p. 0940</text:span></text:span></text:a><text:span text:style-name="T1">] </text:span><text:span text:style-name="T3">mélancolie</text:span><text:span text:style-name="T1"> — melancholia, Melancholie, Schwermuth, melancholy, mélancolie, mélancolie.</text:span></text:p>
      <text:p text:style-name="_3c_grc_3e_">μελαγχολία</text:p>
      <text:p text:style-name="_3c_entry_3e_"><text:span text:style-name="T1">[</text:span><text:a xlink:type="simple" xlink:href="https://www.biusante.parisdescartes.fr/histoire/medica/resultats/index.php?do=zoom&amp;cote=37020d&amp;p=955" text:style-name="Internet_20_link" text:visited-style-name="Visited_20_Internet_20_Link"><text:span text:style-name="Internet_20_link"><text:span text:style-name="T1">p. 0941</text:span></text:span></text:a><text:span text:style-name="T1">] </text:span><text:span text:style-name="T3">mélancolique</text:span><text:span text:style-name="T1"> — melancholicus, melancholisch, schwermüthig, mélancolie, melancolico, melancolico.</text:span></text:p>
      <text:p text:style-name="_3c_grc_3e_">μελαγχολι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955" text:style-name="Internet_20_link" text:visited-style-name="Visited_20_Internet_20_Link"><text:span text:style-name="Internet_20_link"><text:span text:style-name="T1">p. 0941</text:span></text:span></text:a><text:span text:style-name="T1">] </text:span><text:span text:style-name="T3">mélange</text:span><text:span text:style-name="T1"> — mixtio, Mischung, mixtion, mistione, mescolamento, mixtion, mezela.</text:span></text:p>
      <text:p text:style-name="_3c_grc_3e_">μίξις</text:p>
      <text:p text:style-name="_3c_entry_3e_"><text:span text:style-name="T1">[</text:span><text:a xlink:type="simple" xlink:href="https://www.biusante.parisdescartes.fr/histoire/medica/resultats/index.php?do=zoom&amp;cote=37020d&amp;p=956" text:style-name="Internet_20_link" text:visited-style-name="Visited_20_Internet_20_Link"><text:span text:style-name="Internet_20_link"><text:span text:style-name="T1">p. 0942</text:span></text:span></text:a><text:span text:style-name="T1">] </text:span><text:span text:style-name="T3">mélanode</text:span><text:span text:style-name="T1"> — </text:span></text:p>
      <text:p text:style-name="_3c_grc_3e_">μελάνω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956" text:style-name="Internet_20_link" text:visited-style-name="Visited_20_Internet_20_Link"><text:span text:style-name="Internet_20_link"><text:span text:style-name="T1">p. 0942</text:span></text:span></text:a><text:span text:style-name="T1">] </text:span><text:span text:style-name="T3">mélanotrique</text:span><text:span text:style-name="T1"> — melanothrix.</text:span></text:p>
      <text:p text:style-name="_3c_grc_3e_">μελαν<text:span text:style-name="T4">ό</text:span>θριξ</text:p>
      <text:p text:style-name="_3c_entry_3e_"><text:span text:style-name="T1">[</text:span><text:a xlink:type="simple" xlink:href="https://www.biusante.parisdescartes.fr/histoire/medica/resultats/index.php?do=zoom&amp;cote=37020d&amp;p=957" text:style-name="Internet_20_link" text:visited-style-name="Visited_20_Internet_20_Link"><text:span text:style-name="Internet_20_link"><text:span text:style-name="T1">p. 0943</text:span></text:span></text:a><text:span text:style-name="T1">] </text:span><text:span text:style-name="T3">mélicéris</text:span><text:span text:style-name="T1"> — meliceris, Honiggeschwulst, meliceris, meliceride, meliceris.</text:span></text:p>
      <text:p text:style-name="_3c_grc_3e_">μελικ<text:span text:style-name="T4">η</text:span>ρία — μελικ<text:span text:style-name="T4">ηρὶ</text:span>ς</text:p>
      <text:p text:style-name="_3c_entry_3e_"><text:span text:style-name="T1">[</text:span><text:a xlink:type="simple" xlink:href="https://www.biusante.parisdescartes.fr/histoire/medica/resultats/index.php?do=zoom&amp;cote=37020d&amp;p=957" text:style-name="Internet_20_link" text:visited-style-name="Visited_20_Internet_20_Link"><text:span text:style-name="Internet_20_link"><text:span text:style-name="T1">p. 0943</text:span></text:span></text:a><text:span text:style-name="T1">] </text:span><text:span text:style-name="T3">mélide</text:span><text:span text:style-name="T1"> — </text:span></text:p>
      <text:p text:style-name="_3c_grc_3e_">μηλίς</text:p>
      <text:p text:style-name="_3c_entry_3e_"><text:span text:style-name="T1">[</text:span><text:a xlink:type="simple" xlink:href="https://www.biusante.parisdescartes.fr/histoire/medica/resultats/index.php?do=zoom&amp;cote=37020d&amp;p=957" text:style-name="Internet_20_link" text:visited-style-name="Visited_20_Internet_20_Link"><text:span text:style-name="Internet_20_link"><text:span text:style-name="T1">p. 0943</text:span></text:span></text:a><text:span text:style-name="T1">] </text:span><text:span text:style-name="T3">mélilot</text:span><text:span text:style-name="T1"> — Melilotus offitinalis (L.), Steinklee, melilot, meliloto, meliloto.</text:span></text:p>
      <text:p text:style-name="_3c_grc_3e_">μελίλωτος</text:p>
      <text:p text:style-name="_3c_entry_3e_"><text:soft-page-break/><text:span text:style-name="T1">[</text:span><text:a xlink:type="simple" xlink:href="https://www.biusante.parisdescartes.fr/histoire/medica/resultats/index.php?do=zoom&amp;cote=37020d&amp;p=958" text:style-name="Internet_20_link" text:visited-style-name="Visited_20_Internet_20_Link"><text:span text:style-name="Internet_20_link"><text:span text:style-name="T1">p. 0944</text:span></text:span></text:a><text:span text:style-name="T1">] </text:span><text:span text:style-name="T3">melon</text:span><text:span text:style-name="T1"> — Cucumis melo (L.), Melone, melon, popone, melon.</text:span></text:p>
      <text:p text:style-name="_3c_grc_3e_">πέπω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958" text:style-name="Internet_20_link" text:visited-style-name="Visited_20_Internet_20_Link"><text:span text:style-name="Internet_20_link"><text:span text:style-name="T1">p. 0944</text:span></text:span></text:a><text:span text:style-name="T1">] </text:span><text:span text:style-name="T3">mélose</text:span><text:span text:style-name="T1"> — meiosis.</text:span></text:p>
      <text:p text:style-name="_3c_grc_3e_">μήλωσις</text:p>
      <text:p text:style-name="_3c_entry_3e_"><text:span text:style-name="T1">[</text:span><text:a xlink:type="simple" xlink:href="https://www.biusante.parisdescartes.fr/histoire/medica/resultats/index.php?do=zoom&amp;cote=37020d&amp;p=958" text:style-name="Internet_20_link" text:visited-style-name="Visited_20_Internet_20_Link"><text:span text:style-name="Internet_20_link"><text:span text:style-name="T1">p. 0944</text:span></text:span></text:a><text:span text:style-name="T1">] </text:span><text:span text:style-name="T3">membrane</text:span><text:span text:style-name="T1"> — membrana, Haut, Membran, membrane, membrana, membrana.</text:span></text:p>
      <text:p text:style-name="_3c_grc_3e_"><text:span text:style-name="T4">ὑ</text:span>μ<text:span text:style-name="T4">ὴν</text:span> — μή<text:span text:style-name="T4">ν</text:span>ιγξ</text:p>
      <text:p text:style-name="_3c_entry_3e_"><text:span text:style-name="T1">[</text:span><text:a xlink:type="simple" xlink:href="https://www.biusante.parisdescartes.fr/histoire/medica/resultats/index.php?do=zoom&amp;cote=37020d&amp;p=959" text:style-name="Internet_20_link" text:visited-style-name="Visited_20_Internet_20_Link"><text:span text:style-name="Internet_20_link"><text:span text:style-name="T1">p. 0945</text:span></text:span></text:a><text:span text:style-name="T1">] </text:span><text:span text:style-name="T3">membraneux</text:span><text:span text:style-name="T1"> — membraneus, häutig, membrandus, membranoso, membranoso.</text:span></text:p>
      <text:p text:style-name="_3c_grc_3e_"><text:span text:style-name="T4">ὑ</text:span>μενώδης</text:p>
      <text:p text:style-name="_3c_entry_3e_"><text:span text:style-name="T1">[</text:span><text:a xlink:type="simple" xlink:href="https://www.biusante.parisdescartes.fr/histoire/medica/resultats/index.php?do=zoom&amp;cote=37020d&amp;p=959" text:style-name="Internet_20_link" text:visited-style-name="Visited_20_Internet_20_Link"><text:span text:style-name="Internet_20_link"><text:span text:style-name="T1">p. 0945</text:span></text:span></text:a><text:span text:style-name="T1">] </text:span><text:span text:style-name="T3">membre</text:span><text:span text:style-name="T1"> — membrum, artus, Glied, limb, membro, miernbro.</text:span></text:p>
      <text:p text:style-name="_3c_grc_3e_"><text:span text:style-name="T4">κῶ</text:span>λ<text:span text:style-name="T4">ο</text:span>ν — μ<text:span text:style-name="T4">έλ</text:span>ος</text:p>
      <text:p text:style-name="_3c_entry_3e_"><text:span text:style-name="T1">[</text:span><text:a xlink:type="simple" xlink:href="https://www.biusante.parisdescartes.fr/histoire/medica/resultats/index.php?do=zoom&amp;cote=37020d&amp;p=959" text:style-name="Internet_20_link" text:visited-style-name="Visited_20_Internet_20_Link"><text:span text:style-name="Internet_20_link"><text:span text:style-name="T1">p. 0945</text:span></text:span></text:a><text:span text:style-name="T1">] </text:span><text:span text:style-name="T3">mémoire</text:span><text:span text:style-name="T1"> — memoria, Gedächtniss, memory, memoria, memoria.</text:span></text:p>
      <text:p text:style-name="_3c_grc_3e_">μνήμη</text:p>
      <text:p text:style-name="_3c_entry_3e_"><text:span text:style-name="T1">[</text:span><text:a xlink:type="simple" xlink:href="https://www.biusante.parisdescartes.fr/histoire/medica/resultats/index.php?do=zoom&amp;cote=37020d&amp;p=959" text:style-name="Internet_20_link" text:visited-style-name="Visited_20_Internet_20_Link"><text:span text:style-name="Internet_20_link"><text:span text:style-name="T1">p. 0945</text:span></text:span></text:a><text:span text:style-name="T1">] </text:span><text:span text:style-name="T3">ménagogue</text:span><text:span text:style-name="T1"> — menagogus.</text:span></text:p>
      <text:p text:style-name="_3c_grc_3e_">μην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61" text:style-name="Internet_20_link" text:visited-style-name="Visited_20_Internet_20_Link"><text:span text:style-name="Internet_20_link"><text:span text:style-name="T1">p. 0947</text:span></text:span></text:a><text:span text:style-name="T1">] </text:span><text:span text:style-name="T3">ménisque</text:span><text:span text:style-name="T1"> — lunule.</text:span></text:p>
      <text:p text:style-name="_3c_grc_3e_">μην<text:span text:style-name="T4">ι</text:span>σ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63" text:style-name="Internet_20_link" text:visited-style-name="Visited_20_Internet_20_Link"><text:span text:style-name="Internet_20_link"><text:span text:style-name="T1">p. 0949</text:span></text:span></text:a><text:span text:style-name="T1">] </text:span><text:span text:style-name="T3">menstruel</text:span><text:span text:style-name="T1"> — menstruus, monatlich, menstruous, menstrual, menstruale, menstrual.</text:span></text:p>
      <text:p text:style-name="_3c_grc_3e_">κατα<text:span text:style-name="T4">μ</text:span>ήνιος</text:p>
      <text:p text:style-name="_3c_entry_3e_"><text:span text:style-name="T1">[</text:span><text:a xlink:type="simple" xlink:href="https://www.biusante.parisdescartes.fr/histoire/medica/resultats/index.php?do=zoom&amp;cote=37020d&amp;p=963" text:style-name="Internet_20_link" text:visited-style-name="Visited_20_Internet_20_Link"><text:span text:style-name="Internet_20_link"><text:span text:style-name="T1">p. 0949</text:span></text:span></text:a><text:span text:style-name="T1">] </text:span><text:span text:style-name="T3">menstrués</text:span><text:span text:style-name="T1"> — menstrua, Menstruation, Monats fluss, menstrua, menses, mestrui, menstruo.</text:span></text:p>
      <text:p text:style-name="_3c_grc_3e_">καταμήν<text:span text:style-name="T4">ι</text:span>α</text:p>
      <text:p text:style-name="_3c_entry_3e_"><text:span text:style-name="T1">[</text:span><text:a xlink:type="simple" xlink:href="https://www.biusante.parisdescartes.fr/histoire/medica/resultats/index.php?do=zoom&amp;cote=37020d&amp;p=964" text:style-name="Internet_20_link" text:visited-style-name="Visited_20_Internet_20_Link"><text:span text:style-name="Internet_20_link"><text:span text:style-name="T1">p. 0950</text:span></text:span></text:a><text:span text:style-name="T1">] </text:span><text:span text:style-name="T3">menthe</text:span><text:span text:style-name="T1"> — mentha, Münze, mint, menta, menta.</text:span></text:p>
      <text:p text:style-name="_3c_grc_3e_">μίνθη</text:p>
      <text:p text:style-name="_3c_entry_3e_"><text:span text:style-name="T1">[</text:span><text:a xlink:type="simple" xlink:href="https://www.biusante.parisdescartes.fr/histoire/medica/resultats/index.php?do=zoom&amp;cote=37020d&amp;p=964" text:style-name="Internet_20_link" text:visited-style-name="Visited_20_Internet_20_Link"><text:span text:style-name="Internet_20_link"><text:span text:style-name="T1">p. 0950</text:span></text:span></text:a><text:span text:style-name="T1">] </text:span><text:span text:style-name="T3">menton</text:span><text:span text:style-name="T1"> — mentum, Kinn, chin, mento, barba, menton.</text:span></text:p>
      <text:p text:style-name="_3c_grc_3e_">γ<text:span text:style-name="T4">έ</text:span>νειον</text:p>
      <text:p text:style-name="_3c_entry_3e_"><text:span text:style-name="T1">[</text:span><text:a xlink:type="simple" xlink:href="https://www.biusante.parisdescartes.fr/histoire/medica/resultats/index.php?do=zoom&amp;cote=37020d&amp;p=964" text:style-name="Internet_20_link" text:visited-style-name="Visited_20_Internet_20_Link"><text:span text:style-name="Internet_20_link"><text:span text:style-name="T1">p. 0950</text:span></text:span></text:a><text:span text:style-name="T1">] </text:span><text:span text:style-name="T3">mer</text:span><text:span text:style-name="T1"> — mare, Meer, See, sea, mare, mar.</text:span></text:p>
      <text:p text:style-name="_3c_grc_3e_">θάλασσα</text:p>
      <text:p text:style-name="_3c_entry_3e_"><text:span text:style-name="T1">[</text:span><text:a xlink:type="simple" xlink:href="https://www.biusante.parisdescartes.fr/histoire/medica/resultats/index.php?do=zoom&amp;cote=37020d&amp;p=965" text:style-name="Internet_20_link" text:visited-style-name="Visited_20_Internet_20_Link"><text:span text:style-name="Internet_20_link"><text:span text:style-name="T1">p. 0951</text:span></text:span></text:a><text:span text:style-name="T1">] </text:span><text:span text:style-name="T3">mercure</text:span><text:span text:style-name="T1"> — mercurius, hydrargyrus, Quecksilber, mercury, mercurio, mercurio.</text:span></text:p>
      <text:p text:style-name="_3c_grc_3e_"><text:span text:style-name="T4">ὑ</text:span>δράργυρος</text:p>
      <text:p text:style-name="_3c_entry_3e_"><text:span text:style-name="T1">[</text:span><text:a xlink:type="simple" xlink:href="https://www.biusante.parisdescartes.fr/histoire/medica/resultats/index.php?do=zoom&amp;cote=37020d&amp;p=965" text:style-name="Internet_20_link" text:visited-style-name="Visited_20_Internet_20_Link"><text:span text:style-name="Internet_20_link"><text:span text:style-name="T1">p. 0951</text:span></text:span></text:a><text:span text:style-name="T1">] </text:span><text:span text:style-name="T3">mercuriale</text:span><text:span text:style-name="T1"> — Mercurialis annua (L.), Bingelkraut, mercury, mereorella, mercurial.</text:span></text:p>
      <text:p text:style-name="_3c_grc_3e_">λινόζωσ<text:span text:style-name="T4">τι</text:span>ς</text:p>
      <text:p text:style-name="_3c_entry_3e_"><text:span text:style-name="T1">[</text:span><text:a xlink:type="simple" xlink:href="https://www.biusante.parisdescartes.fr/histoire/medica/resultats/index.php?do=zoom&amp;cote=37020d&amp;p=967" text:style-name="Internet_20_link" text:visited-style-name="Visited_20_Internet_20_Link"><text:span text:style-name="Internet_20_link"><text:span text:style-name="T1">p. 0953</text:span></text:span></text:a><text:span text:style-name="T1">] </text:span><text:span text:style-name="T3">mérycisme</text:span><text:span text:style-name="T1"> — merycismus, Wiederkäuen, merycism, mericismo, mericismo.</text:span></text:p>
      <text:p text:style-name="_3c_grc_3e_">μηρυκ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67" text:style-name="Internet_20_link" text:visited-style-name="Visited_20_Internet_20_Link"><text:span text:style-name="Internet_20_link"><text:span text:style-name="T1">p. 0953</text:span></text:span></text:a><text:span text:style-name="T1">] </text:span><text:span text:style-name="T3">mésentère</text:span><text:span text:style-name="T1"> — mesenterium, Gekröse, mesenter, mesenterio, mesenterio.</text:span></text:p>
      <text:p text:style-name="_3c_grc_3e_">μεσε<text:span text:style-name="T4">ν</text:span>τέριον</text:p>
      <text:p text:style-name="_3c_entry_3e_"><text:span text:style-name="T1">[</text:span><text:a xlink:type="simple" xlink:href="https://www.biusante.parisdescartes.fr/histoire/medica/resultats/index.php?do=zoom&amp;cote=37020d&amp;p=969" text:style-name="Internet_20_link" text:visited-style-name="Visited_20_Internet_20_Link"><text:span text:style-name="Internet_20_link"><text:span text:style-name="T1">p. 0955</text:span></text:span></text:a><text:span text:style-name="T1">] </text:span><text:span text:style-name="T3">mésophryon</text:span><text:span text:style-name="T1"> — </text:span></text:p>
      <text:p text:style-name="_3c_grc_3e_">μεσ<text:span text:style-name="T4">ό</text:span>φρυο<text:span text:style-name="T4">ν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969" text:style-name="Internet_20_link" text:visited-style-name="Visited_20_Internet_20_Link"><text:span text:style-name="Internet_20_link"><text:span text:style-name="T1">p. 0955</text:span></text:span></text:a><text:span text:style-name="T1">] </text:span><text:span text:style-name="T3">métabolique</text:span><text:span text:style-name="T1"> — </text:span></text:p>
      <text:p text:style-name="_3c_grc_3e_">μεταβολ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70" text:style-name="Internet_20_link" text:visited-style-name="Visited_20_Internet_20_Link"><text:span text:style-name="Internet_20_link"><text:span text:style-name="T1">p. 0956</text:span></text:span></text:a><text:span text:style-name="T1">] </text:span><text:span text:style-name="T3">métacarpe</text:span><text:span text:style-name="T1"> — metacarpus, metacarpion, Mittelhand, metacarpus, metacarpo, metacarpo.</text:span></text:p>
      <text:p text:style-name="_3c_grc_3e_">μετακάρπιον</text:p>
      <text:p text:style-name="_3c_entry_3e_"><text:span text:style-name="T1">[</text:span><text:a xlink:type="simple" xlink:href="https://www.biusante.parisdescartes.fr/histoire/medica/resultats/index.php?do=zoom&amp;cote=37020d&amp;p=970" text:style-name="Internet_20_link" text:visited-style-name="Visited_20_Internet_20_Link"><text:span text:style-name="Internet_20_link"><text:span text:style-name="T1">p. 0956</text:span></text:span></text:a><text:span text:style-name="T1">] </text:span><text:span text:style-name="T3">métacondyles</text:span><text:span text:style-name="T1"> — </text:span></text:p>
      <text:p text:style-name="_3c_grc_3e_">μετακόνδ<text:span text:style-name="T4">υλ</text:span>ος</text:p>
      <text:p text:style-name="_3c_entry_3e_"><text:span text:style-name="T1">[</text:span><text:a xlink:type="simple" xlink:href="https://www.biusante.parisdescartes.fr/histoire/medica/resultats/index.php?do=zoom&amp;cote=37020d&amp;p=970" text:style-name="Internet_20_link" text:visited-style-name="Visited_20_Internet_20_Link"><text:span text:style-name="Internet_20_link"><text:span text:style-name="T1">p. 0956</text:span></text:span></text:a><text:span text:style-name="T1">] </text:span><text:span text:style-name="T3">métagenèse</text:span><text:span text:style-name="T1"> — metagenesis, metagenesis, metagenesi, génération alternante.</text:span></text:p>
      <text:p text:style-name="_3c_grc_3e_"><text:span text:style-name="T4">μετὰ + γένεσις</text:span></text:p>
      <text:p text:style-name="_3c_entry_3e_"><text:span text:style-name="T1">[</text:span><text:a xlink:type="simple" xlink:href="https://www.biusante.parisdescartes.fr/histoire/medica/resultats/index.php?do=zoom&amp;cote=37020d&amp;p=971" text:style-name="Internet_20_link" text:visited-style-name="Visited_20_Internet_20_Link"><text:span text:style-name="Internet_20_link"><text:span text:style-name="T1">p. 0957</text:span></text:span></text:a><text:span text:style-name="T1">] </text:span><text:span text:style-name="T3">métal</text:span><text:span text:style-name="T1"> — metallum, Metall, métal, metallo, métal.</text:span></text:p>
      <text:p text:style-name="_3c_grc_3e_">μέταλλ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972" text:style-name="Internet_20_link" text:visited-style-name="Visited_20_Internet_20_Link"><text:span text:style-name="Internet_20_link"><text:span text:style-name="T1">p. 0958</text:span></text:span></text:a><text:span text:style-name="T1">] </text:span><text:span text:style-name="T3">métamorphose</text:span><text:span text:style-name="T1"> — metamorphosis, Metamorphose, metamorphosis, metamorfosi, mdamorfosis.</text:span></text:p>
      <text:p text:style-name="_3c_grc_3e_">μεταμ<text:span text:style-name="T4">ό</text:span>ρφωσις</text:p>
      <text:p text:style-name="_3c_entry_3e_"><text:span text:style-name="T1">[</text:span><text:a xlink:type="simple" xlink:href="https://www.biusante.parisdescartes.fr/histoire/medica/resultats/index.php?do=zoom&amp;cote=37020d&amp;p=972" text:style-name="Internet_20_link" text:visited-style-name="Visited_20_Internet_20_Link"><text:span text:style-name="Internet_20_link"><text:span text:style-name="T1">p. 0958</text:span></text:span></text:a><text:span text:style-name="T1">] </text:span><text:span text:style-name="T3">métaphysique2</text:span><text:span text:style-name="T1"> — Metaphysik, höhere Physik, metaphysics, metafsicd.</text:span></text:p>
      <text:p text:style-name="_3c_grc_3e_">τ<text:span text:style-name="T4">ὰ</text:span> μετ<text:span text:style-name="T4">ὰ</text:span> τ<text:span text:style-name="T4">ὰ</text:span> φυσικ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973" text:style-name="Internet_20_link" text:visited-style-name="Visited_20_Internet_20_Link"><text:span text:style-name="Internet_20_link"><text:span text:style-name="T1">p. 0959</text:span></text:span></text:a><text:span text:style-name="T1">] </text:span><text:span text:style-name="T3">métaporopoèse</text:span><text:span text:style-name="T1"> — metaporopœesis.</text:span></text:p>
      <text:p text:style-name="_3c_grc_3e_">μεταποροποίησις</text:p>
      <text:p text:style-name="_3c_entry_3e_"><text:span text:style-name="T1">[</text:span><text:a xlink:type="simple" xlink:href="https://www.biusante.parisdescartes.fr/histoire/medica/resultats/index.php?do=zoom&amp;cote=37020d&amp;p=973" text:style-name="Internet_20_link" text:visited-style-name="Visited_20_Internet_20_Link"><text:span text:style-name="Internet_20_link"><text:span text:style-name="T1">p. 0959</text:span></text:span></text:a><text:span text:style-name="T1">] </text:span><text:span text:style-name="T3">métaptose</text:span><text:span text:style-name="T1"> — metaptosis, Metaptosis, metaptosis, rnetaptosi.</text:span></text:p>
      <text:p text:style-name="_3c_grc_3e_">μετάπτωσις</text:p>
      <text:p text:style-name="_3c_entry_3e_"><text:span text:style-name="T1">[</text:span><text:a xlink:type="simple" xlink:href="https://www.biusante.parisdescartes.fr/histoire/medica/resultats/index.php?do=zoom&amp;cote=37020d&amp;p=973" text:style-name="Internet_20_link" text:visited-style-name="Visited_20_Internet_20_Link"><text:span text:style-name="Internet_20_link"><text:span text:style-name="T1">p. 0959</text:span></text:span></text:a><text:span text:style-name="T1">] </text:span><text:span text:style-name="T3">métastase</text:span><text:span text:style-name="T1"> — metastasis, Metastase, metastasis, metastasi, metastasis.</text:span></text:p>
      <text:p text:style-name="_3c_grc_3e_">μετάστασις</text:p>
      <text:p text:style-name="_3c_entry_3e_"><text:span text:style-name="T1">[</text:span><text:a xlink:type="simple" xlink:href="https://www.biusante.parisdescartes.fr/histoire/medica/resultats/index.php?do=zoom&amp;cote=37020d&amp;p=973" text:style-name="Internet_20_link" text:visited-style-name="Visited_20_Internet_20_Link"><text:span text:style-name="Internet_20_link"><text:span text:style-name="T1">p. 0959</text:span></text:span></text:a><text:span text:style-name="T1">] </text:span><text:span text:style-name="T3">métastatique</text:span><text:span text:style-name="T1"> — metastaticus, metastatisch, metastatic, metastatico, metastatico.</text:span></text:p>
      <text:p text:style-name="_3c_grc_3e_">μεταστ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73" text:style-name="Internet_20_link" text:visited-style-name="Visited_20_Internet_20_Link"><text:span text:style-name="Internet_20_link"><text:span text:style-name="T1">p. 0959</text:span></text:span></text:a><text:span text:style-name="T1">] </text:span><text:span text:style-name="T3">métasyncrise</text:span><text:span text:style-name="T1"> — metasyncrisis, Metasynkrisis, metasyncrisis, metasincriri, metasincrisis.</text:span></text:p>
      <text:p text:style-name="_3c_grc_3e_">μετασύγκρισις</text:p>
      <text:p text:style-name="_3c_entry_3e_"><text:span text:style-name="T1">[</text:span><text:a xlink:type="simple" xlink:href="https://www.biusante.parisdescartes.fr/histoire/medica/resultats/index.php?do=zoom&amp;cote=37020d&amp;p=973" text:style-name="Internet_20_link" text:visited-style-name="Visited_20_Internet_20_Link"><text:span text:style-name="Internet_20_link"><text:span text:style-name="T1">p. 0959</text:span></text:span></text:a><text:span text:style-name="T1">] </text:span><text:span text:style-name="T3">métasyncritique</text:span><text:span text:style-name="T1"> — metasyncriticus, metasynkritisch, metasyncritic, metasincritico, metasincritico.</text:span></text:p>
      <text:p text:style-name="_3c_grc_3e_">μετασυγκρι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74" text:style-name="Internet_20_link" text:visited-style-name="Visited_20_Internet_20_Link"><text:span text:style-name="Internet_20_link"><text:span text:style-name="T1">p. 0960</text:span></text:span></text:a><text:span text:style-name="T1">] </text:span><text:span text:style-name="T3">métathèse</text:span><text:span text:style-name="T1"> — metathesis, Versetzung, metathesis, metatesi, metatesis.</text:span></text:p>
      <text:p text:style-name="_3c_grc_3e_">μετάθεσις</text:p>
      <text:p text:style-name="_3c_entry_3e_"><text:span text:style-name="T1">[</text:span><text:a xlink:type="simple" xlink:href="https://www.biusante.parisdescartes.fr/histoire/medica/resultats/index.php?do=zoom&amp;cote=37020d&amp;p=974" text:style-name="Internet_20_link" text:visited-style-name="Visited_20_Internet_20_Link"><text:span text:style-name="Internet_20_link"><text:span text:style-name="T1">p. 0960</text:span></text:span></text:a><text:span text:style-name="T1">] </text:span><text:span text:style-name="T3">météore</text:span><text:span text:style-name="T1"> — meteora, meteor, meteor, meteora, meteoro.</text:span></text:p>
      <text:p text:style-name="_3c_grc_3e_">τ<text:span text:style-name="T4">ὰ</text:span> μετέωρα</text:p>
      <text:p text:style-name="_3c_entry_3e_"><text:span text:style-name="T1">[</text:span><text:a xlink:type="simple" xlink:href="https://www.biusante.parisdescartes.fr/histoire/medica/resultats/index.php?do=zoom&amp;cote=37020d&amp;p=974" text:style-name="Internet_20_link" text:visited-style-name="Visited_20_Internet_20_Link"><text:span text:style-name="Internet_20_link"><text:span text:style-name="T1">p. 0960</text:span></text:span></text:a><text:span text:style-name="T1">] </text:span><text:span text:style-name="T3">météorisme</text:span><text:span text:style-name="T1"> — Meteorismus, meteorism, meteorismo, meteorismo.</text:span></text:p>
      <text:p text:style-name="_3c_grc_3e_"><text:span text:style-name="T4">ἐ</text:span>μφύσησις</text:p>
      <text:p text:style-name="_3c_entry_3e_"><text:span text:style-name="T1">[</text:span><text:a xlink:type="simple" xlink:href="https://www.biusante.parisdescartes.fr/histoire/medica/resultats/index.php?do=zoom&amp;cote=37020d&amp;p=974" text:style-name="Internet_20_link" text:visited-style-name="Visited_20_Internet_20_Link"><text:span text:style-name="Internet_20_link"><text:span text:style-name="T1">p. 0960</text:span></text:span></text:a><text:span text:style-name="T1">] </text:span><text:span text:style-name="T3">méthode</text:span><text:span text:style-name="T1"> — methodus, Methode, method, metodo, metodo.</text:span></text:p>
      <text:p text:style-name="_3c_grc_3e_">μέθοδος</text:p>
      <text:p text:style-name="_3c_entry_3e_"><text:soft-page-break/><text:span text:style-name="T1">[</text:span><text:a xlink:type="simple" xlink:href="https://www.biusante.parisdescartes.fr/histoire/medica/resultats/index.php?do=zoom&amp;cote=37020d&amp;p=977" text:style-name="Internet_20_link" text:visited-style-name="Visited_20_Internet_20_Link"><text:span text:style-name="Internet_20_link"><text:span text:style-name="T1">p. 0963</text:span></text:span></text:a><text:span text:style-name="T1">] </text:span><text:span text:style-name="T3">meurtre</text:span><text:span text:style-name="T1"> — interfectio, homicidium, Mord, murder, omicidio, homicidio.</text:span></text:p>
      <text:p text:style-name="_3c_grc_3e_">φόνος</text:p>
      <text:p text:style-name="_3c_entry_3e_"><text:span text:style-name="T1">[</text:span><text:a xlink:type="simple" xlink:href="https://www.biusante.parisdescartes.fr/histoire/medica/resultats/index.php?do=zoom&amp;cote=37020d&amp;p=977" text:style-name="Internet_20_link" text:visited-style-name="Visited_20_Internet_20_Link"><text:span text:style-name="Internet_20_link"><text:span text:style-name="T1">p. 0963</text:span></text:span></text:a><text:span text:style-name="T1">] </text:span><text:span text:style-name="T3">meurtrissure</text:span><text:span text:style-name="T1"> — sugillatio, Quetschung, bruise, contusione, magulladura.</text:span></text:p>
      <text:p text:style-name="_3c_grc_3e_">θλάσις</text:p>
      <text:p text:style-name="_3c_entry_3e_"><text:span text:style-name="T1">[</text:span><text:a xlink:type="simple" xlink:href="https://www.biusante.parisdescartes.fr/histoire/medica/resultats/index.php?do=zoom&amp;cote=37020d&amp;p=979" text:style-name="Internet_20_link" text:visited-style-name="Visited_20_Internet_20_Link"><text:span text:style-name="Internet_20_link"><text:span text:style-name="T1">p. 0965</text:span></text:span></text:a><text:span text:style-name="T1">] </text:span><text:span text:style-name="T3">microrchidés</text:span><text:span text:style-name="T1"> — </text:span></text:p>
      <text:p text:style-name="_3c_grc_3e_">μικρ<text:span text:style-name="T4">ό</text:span>ρχιδες</text:p>
      <text:p text:style-name="_3c_entry_3e_"><text:span text:style-name="T1">[</text:span><text:a xlink:type="simple" xlink:href="https://www.biusante.parisdescartes.fr/histoire/medica/resultats/index.php?do=zoom&amp;cote=37020d&amp;p=981" text:style-name="Internet_20_link" text:visited-style-name="Visited_20_Internet_20_Link"><text:span text:style-name="Internet_20_link"><text:span text:style-name="T1">p. 0967</text:span></text:span></text:a><text:span text:style-name="T1">] </text:span><text:span text:style-name="T3">miction</text:span><text:span text:style-name="T1"> — mwtio, mictus, Harnen, taurine, orinare, mear.</text:span></text:p>
      <text:p text:style-name="_3c_grc_3e_">ο<text:span text:style-name="T4">ὔ</text:span>ρησις</text:p>
      <text:p text:style-name="_3c_entry_3e_"><text:span text:style-name="T1">[</text:span><text:a xlink:type="simple" xlink:href="https://www.biusante.parisdescartes.fr/histoire/medica/resultats/index.php?do=zoom&amp;cote=37020d&amp;p=981" text:style-name="Internet_20_link" text:visited-style-name="Visited_20_Internet_20_Link"><text:span text:style-name="Internet_20_link"><text:span text:style-name="T1">p. 0967</text:span></text:span></text:a><text:span text:style-name="T1">] </text:span><text:span text:style-name="T3">miel</text:span><text:span text:style-name="T1"> — mel, Honig, honey, mele, miel.</text:span></text:p>
      <text:p text:style-name="_3c_grc_3e_">μέλι</text:p>
      <text:p text:style-name="_3c_entry_3e_"><text:span text:style-name="T1">[</text:span><text:a xlink:type="simple" xlink:href="https://www.biusante.parisdescartes.fr/histoire/medica/resultats/index.php?do=zoom&amp;cote=37020d&amp;p=983" text:style-name="Internet_20_link" text:visited-style-name="Visited_20_Internet_20_Link"><text:span text:style-name="Internet_20_link"><text:span text:style-name="T1">p. 0969</text:span></text:span></text:a><text:span text:style-name="T1">] </text:span><text:span text:style-name="T3">milphose</text:span><text:span text:style-name="T1"> — milphosis, Milphosis, milphosis, milfosi, milfosis.</text:span></text:p>
      <text:p text:style-name="_3c_grc_3e_">μίλφωσις</text:p>
      <text:p text:style-name="_3c_entry_3e_"><text:span text:style-name="T1">[</text:span><text:a xlink:type="simple" xlink:href="https://www.biusante.parisdescartes.fr/histoire/medica/resultats/index.php?do=zoom&amp;cote=37020d&amp;p=983" text:style-name="Internet_20_link" text:visited-style-name="Visited_20_Internet_20_Link"><text:span text:style-name="Internet_20_link"><text:span text:style-name="T1">p. 0969</text:span></text:span></text:a><text:span text:style-name="T1">] </text:span><text:span text:style-name="T3">mine</text:span><text:span text:style-name="T1"> — metallum, mine, mine, minier à, minier à.</text:span></text:p>
      <text:p text:style-name="_3c_grc_3e_">μέταλλ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984" text:style-name="Internet_20_link" text:visited-style-name="Visited_20_Internet_20_Link"><text:span text:style-name="Internet_20_link"><text:span text:style-name="T1">p. 0970</text:span></text:span></text:a><text:span text:style-name="T1">] </text:span><text:span text:style-name="T3">minium</text:span><text:span text:style-name="T1"> — minium, Mennig, minium, red lead, minio, minio.</text:span></text:p>
      <text:p text:style-name="_3c_grc_3e_">μίλτ<text:span text:style-name="T4">ος</text:span></text:p>
      <text:p text:style-name="_3c_entry_3e_"><text:span text:style-name="T1">[</text:span><text:a xlink:type="simple" xlink:href="https://www.biusante.parisdescartes.fr/histoire/medica/resultats/index.php?do=zoom&amp;cote=37020d&amp;p=984" text:style-name="Internet_20_link" text:visited-style-name="Visited_20_Internet_20_Link"><text:span text:style-name="Internet_20_link"><text:span text:style-name="T1">p. 0970</text:span></text:span></text:a><text:span text:style-name="T1">] </text:span><text:span text:style-name="T3">minuit</text:span><text:span text:style-name="T1"> — Mitternacht, midnight.</text:span></text:p>
      <text:p text:style-name="_3c_grc_3e_">μεσονύκτιον</text:p>
      <text:p text:style-name="_3c_entry_3e_"><text:span text:style-name="T1">[</text:span><text:a xlink:type="simple" xlink:href="https://www.biusante.parisdescartes.fr/histoire/medica/resultats/index.php?do=zoom&amp;cote=37020d&amp;p=984" text:style-name="Internet_20_link" text:visited-style-name="Visited_20_Internet_20_Link"><text:span text:style-name="Internet_20_link"><text:span text:style-name="T1">p. 0970</text:span></text:span></text:a><text:span text:style-name="T1">] </text:span><text:span text:style-name="T3">miroir</text:span><text:span text:style-name="T1"> — spéculum, Spiegel, mirror, spccchio, espejo.</text:span></text:p>
      <text:p text:style-name="_3c_grc_3e_">κάτοπτρ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985" text:style-name="Internet_20_link" text:visited-style-name="Visited_20_Internet_20_Link"><text:span text:style-name="Internet_20_link"><text:span text:style-name="T1">p. 0971</text:span></text:span></text:a><text:span text:style-name="T1">] </text:span><text:span text:style-name="T3">mite</text:span><text:span text:style-name="T1"> — tinea, Miethe, Milbe, mite, tarlo, gusanillo.</text:span></text:p>
      <text:p text:style-name="_3c_grc_3e_">σ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985" text:style-name="Internet_20_link" text:visited-style-name="Visited_20_Internet_20_Link"><text:span text:style-name="Internet_20_link"><text:span text:style-name="T1">p. 0971</text:span></text:span></text:a><text:span text:style-name="T1">] </text:span><text:span text:style-name="T3">mithridate</text:span><text:span text:style-name="T1"> — mithridatium, antidotum, mithridaticum, Mithridat, mithridate, mitridato, mitridato.</text:span></text:p>
      <text:p text:style-name="_3c_grc_3e_">μιθριδατι<text:span text:style-name="T4">κὸν</text:span></text:p>
      <text:p text:style-name="_3c_entry_3e_"><text:span text:style-name="T1">[</text:span><text:a xlink:type="simple" xlink:href="https://www.biusante.parisdescartes.fr/histoire/medica/resultats/index.php?do=zoom&amp;cote=37020d&amp;p=985" text:style-name="Internet_20_link" text:visited-style-name="Visited_20_Internet_20_Link"><text:span text:style-name="Internet_20_link"><text:span text:style-name="T1">p. 0971</text:span></text:span></text:a><text:span text:style-name="T1">] </text:span><text:span text:style-name="T3">mitigation</text:span><text:span text:style-name="T1"> — mitigatio, Besänftigung, mitigation, mitigazione, mitigation.</text:span></text:p>
      <text:p text:style-name="_3c_grc_3e_">παρηγορία — πράϋ<text:span text:style-name="T4">ν</text:span>σις</text:p>
      <text:p text:style-name="_3c_entry_3e_"><text:span text:style-name="T1">[</text:span><text:a xlink:type="simple" xlink:href="https://www.biusante.parisdescartes.fr/histoire/medica/resultats/index.php?do=zoom&amp;cote=37020d&amp;p=985" text:style-name="Internet_20_link" text:visited-style-name="Visited_20_Internet_20_Link"><text:span text:style-name="Internet_20_link"><text:span text:style-name="T1">p. 0971</text:span></text:span></text:a><text:span text:style-name="T1">] </text:span><text:span text:style-name="T3">mitigeant</text:span><text:span text:style-name="T1"> — mitigans, besänftigend, mitigating, mitigativo, mitigante.</text:span></text:p>
      <text:p text:style-name="_3c_grc_3e_">παρηγο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85" text:style-name="Internet_20_link" text:visited-style-name="Visited_20_Internet_20_Link"><text:span text:style-name="Internet_20_link"><text:span text:style-name="T1">p. 0971</text:span></text:span></text:a><text:span text:style-name="T1">] </text:span><text:span text:style-name="T3">mixtion</text:span><text:span text:style-name="T1"> — mixtio, Mischen, mixtion, mistione, mixtion.</text:span></text:p>
      <text:p text:style-name="_3c_grc_3e_">μίξις</text:p>
      <text:p text:style-name="_3c_entry_3e_"><text:span text:style-name="T1">[</text:span><text:a xlink:type="simple" xlink:href="https://www.biusante.parisdescartes.fr/histoire/medica/resultats/index.php?do=zoom&amp;cote=37020d&amp;p=986" text:style-name="Internet_20_link" text:visited-style-name="Visited_20_Internet_20_Link"><text:span text:style-name="Internet_20_link"><text:span text:style-name="T1">p. 0972</text:span></text:span></text:a><text:span text:style-name="T1">] </text:span><text:span text:style-name="T3">mochlique</text:span><text:span text:style-name="T1"> — mochlicus.</text:span></text:p>
      <text:p text:style-name="_3c_grc_3e_">μοχλ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86" text:style-name="Internet_20_link" text:visited-style-name="Visited_20_Internet_20_Link"><text:span text:style-name="Internet_20_link"><text:span text:style-name="T1">p. 0972</text:span></text:span></text:a><text:span text:style-name="T1">] </text:span><text:span text:style-name="T3">mochlique2</text:span><text:span text:style-name="T1"> — </text:span></text:p>
      <text:p text:style-name="_3c_grc_3e_">μοχλ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86" text:style-name="Internet_20_link" text:visited-style-name="Visited_20_Internet_20_Link"><text:span text:style-name="Internet_20_link"><text:span text:style-name="T1">p. 0972</text:span></text:span></text:a><text:span text:style-name="T1">] </text:span><text:span text:style-name="T3">moelle</text:span><text:span text:style-name="T1"> — medulla, meditullium, Mark, marrow, midolla, medola.</text:span></text:p>
      <text:p text:style-name="_3c_grc_3e_">μυελ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988" text:style-name="Internet_20_link" text:visited-style-name="Visited_20_Internet_20_Link"><text:span text:style-name="Internet_20_link"><text:span text:style-name="T1">p. 0974</text:span></text:span></text:a><text:span text:style-name="T1">] </text:span><text:span text:style-name="T3">mogilalisme</text:span><text:span text:style-name="T1"> — mogilalismus, Stottern, stuttering, mogilalismo, mogilalismo.</text:span></text:p>
      <text:p text:style-name="_3c_grc_3e_">μογιλαλία</text:p>
      <text:p text:style-name="_3c_entry_3e_"><text:span text:style-name="T1">[</text:span><text:a xlink:type="simple" xlink:href="https://www.biusante.parisdescartes.fr/histoire/medica/resultats/index.php?do=zoom&amp;cote=37020d&amp;p=988" text:style-name="Internet_20_link" text:visited-style-name="Visited_20_Internet_20_Link"><text:span text:style-name="Internet_20_link"><text:span text:style-name="T1">p. 0974</text:span></text:span></text:a><text:span text:style-name="T1">] </text:span><text:span text:style-name="T3">mois</text:span><text:span text:style-name="T1"> — menses, das Monatliche, menses, monthly terms, mesi, mestrui.</text:span></text:p>
      <text:p text:style-name="_3c_grc_3e_">καταμήνια</text:p>
      <text:p text:style-name="_3c_entry_3e_"><text:span text:style-name="T1">[</text:span><text:a xlink:type="simple" xlink:href="https://www.biusante.parisdescartes.fr/histoire/medica/resultats/index.php?do=zoom&amp;cote=37020d&amp;p=988" text:style-name="Internet_20_link" text:visited-style-name="Visited_20_Internet_20_Link"><text:span text:style-name="Internet_20_link"><text:span text:style-name="T1">p. 0974</text:span></text:span></text:a><text:span text:style-name="T1">] </text:span><text:span text:style-name="T3">moiteur</text:span><text:span text:style-name="T1"> — mador, Feuchtigkeit, moistness, umidore, humedad.</text:span></text:p>
      <text:p text:style-name="_3c_grc_3e_"><text:span text:style-name="T4">ὕ</text:span>γρανσις</text:p>
      <text:p text:style-name="_3c_entry_3e_"><text:span text:style-name="T1">[</text:span><text:a xlink:type="simple" xlink:href="https://www.biusante.parisdescartes.fr/histoire/medica/resultats/index.php?do=zoom&amp;cote=37020d&amp;p=988" text:style-name="Internet_20_link" text:visited-style-name="Visited_20_Internet_20_Link"><text:span text:style-name="Internet_20_link"><text:span text:style-name="T1">p. 0974</text:span></text:span></text:a><text:span text:style-name="T1">] </text:span><text:span text:style-name="T3">môle</text:span><text:span text:style-name="T1"> — mola, Mola, Mondkalh, mole, mola, mola.</text:span></text:p>
      <text:p text:style-name="_3c_grc_3e_">μύλη</text:p>
      <text:p text:style-name="_3c_entry_3e_"><text:span text:style-name="T1">[</text:span><text:a xlink:type="simple" xlink:href="https://www.biusante.parisdescartes.fr/histoire/medica/resultats/index.php?do=zoom&amp;cote=37020d&amp;p=989" text:style-name="Internet_20_link" text:visited-style-name="Visited_20_Internet_20_Link"><text:span text:style-name="Internet_20_link"><text:span text:style-name="T1">p. 0975</text:span></text:span></text:a><text:span text:style-name="T1">] </text:span><text:span text:style-name="T3">mollet</text:span><text:span text:style-name="T1"> — sura, Wade, calf, polpaccio.</text:span></text:p>
      <text:p text:style-name="_3c_grc_3e_">γαστροκνή<text:span text:style-name="T4">μ</text:span>ιον</text:p>
      <text:p text:style-name="_3c_entry_3e_"><text:span text:style-name="T1">[</text:span><text:a xlink:type="simple" xlink:href="https://www.biusante.parisdescartes.fr/histoire/medica/resultats/index.php?do=zoom&amp;cote=37020d&amp;p=991" text:style-name="Internet_20_link" text:visited-style-name="Visited_20_Internet_20_Link"><text:span text:style-name="Internet_20_link"><text:span text:style-name="T1">p. 0977</text:span></text:span></text:a><text:span text:style-name="T1">] </text:span><text:span text:style-name="T3">mondificatif</text:span><text:span text:style-name="T1"> — mundificans, reinigend, mondificative, mundatory, mondificativo, detersivo.</text:span></text:p>
      <text:p text:style-name="_3c_grc_3e_">καθαρ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91" text:style-name="Internet_20_link" text:visited-style-name="Visited_20_Internet_20_Link"><text:span text:style-name="Internet_20_link"><text:span text:style-name="T1">p. 0977</text:span></text:span></text:a><text:span text:style-name="T1">] </text:span><text:span text:style-name="T3">mondification</text:span><text:span text:style-name="T1"> — mundificatio.</text:span></text:p>
      <text:p text:style-name="_3c_grc_3e_"><text:span text:style-name="T4">ἐ</text:span>κκάθαρσις</text:p>
      <text:p text:style-name="_3c_entry_3e_"><text:span text:style-name="T1">[</text:span><text:a xlink:type="simple" xlink:href="https://www.biusante.parisdescartes.fr/histoire/medica/resultats/index.php?do=zoom&amp;cote=37020d&amp;p=996" text:style-name="Internet_20_link" text:visited-style-name="Visited_20_Internet_20_Link"><text:span text:style-name="Internet_20_link"><text:span text:style-name="T1">p. 0982</text:span></text:span></text:a><text:span text:style-name="T1">] </text:span><text:span text:style-name="T3">monstre</text:span><text:span text:style-name="T1"> — monstrum, Missgeburt, monster, mostro, monstrio.</text:span></text:p>
      <text:p text:style-name="_3c_grc_3e_">τέρας</text:p>
      <text:p text:style-name="_3c_entry_3e_"><text:span text:style-name="T1">[</text:span><text:a xlink:type="simple" xlink:href="https://www.biusante.parisdescartes.fr/histoire/medica/resultats/index.php?do=zoom&amp;cote=37020d&amp;p=996" text:style-name="Internet_20_link" text:visited-style-name="Visited_20_Internet_20_Link"><text:span text:style-name="Internet_20_link"><text:span text:style-name="T1">p. 0982</text:span></text:span></text:a><text:span text:style-name="T1">] </text:span><text:span text:style-name="T3">monstruosité</text:span><text:span text:style-name="T1"> — monstrosa deformitas, Monstruosität, monstmiosity, mostruosità, monstruosidad.</text:span></text:p>
      <text:p text:style-name="_3c_grc_3e_">τερατεία</text:p>
      <text:p text:style-name="_3c_entry_3e_"><text:span text:style-name="T1">[</text:span><text:a xlink:type="simple" xlink:href="https://www.biusante.parisdescartes.fr/histoire/medica/resultats/index.php?do=zoom&amp;cote=37020d&amp;p=996" text:style-name="Internet_20_link" text:visited-style-name="Visited_20_Internet_20_Link"><text:span text:style-name="Internet_20_link"><text:span text:style-name="T1">p. 0982</text:span></text:span></text:a><text:span text:style-name="T1">] </text:span><text:span text:style-name="T3">moral</text:span><text:span text:style-name="T1"> — moralis, ethicus, moralisch, moral, morale, moral.</text:span></text:p>
      <text:p text:style-name="_3c_grc_3e_"><text:span text:style-name="T4">ἠ</text:span>θ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96" text:style-name="Internet_20_link" text:visited-style-name="Visited_20_Internet_20_Link"><text:span text:style-name="Internet_20_link"><text:span text:style-name="T1">p. 0982</text:span></text:span></text:a><text:span text:style-name="T1">] </text:span><text:span text:style-name="T3">morbeux</text:span><text:span text:style-name="T1"> — morbosus, morbidus, morbificus, krankhaft, morbid, morboso, morboso.</text:span></text:p>
      <text:p text:style-name="_3c_grc_3e_">νοσε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97" text:style-name="Internet_20_link" text:visited-style-name="Visited_20_Internet_20_Link"><text:span text:style-name="Internet_20_link"><text:span text:style-name="T1">p. 0983</text:span></text:span></text:a><text:span text:style-name="T1">] </text:span><text:span text:style-name="T3">mors</text:span><text:span text:style-name="T1"> — frenum, Gebiss, bit, curb, morso, frend.</text:span></text:p>
      <text:p text:style-name="_3c_grc_3e_">χαλι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97" text:style-name="Internet_20_link" text:visited-style-name="Visited_20_Internet_20_Link"><text:span text:style-name="Internet_20_link"><text:span text:style-name="T1">p. 0983</text:span></text:span></text:a><text:span text:style-name="T1">] </text:span><text:span text:style-name="T3">morsure</text:span><text:span text:style-name="T1"> — morsus, Biss, bite, morsura, morsicatura, mordedura.</text:span></text:p>
      <text:p text:style-name="_3c_grc_3e_">δη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998" text:style-name="Internet_20_link" text:visited-style-name="Visited_20_Internet_20_Link"><text:span text:style-name="Internet_20_link"><text:span text:style-name="T1">p. 0984</text:span></text:span></text:a><text:span text:style-name="T1">] </text:span><text:span text:style-name="T3">mort</text:span><text:span text:style-name="T1"> — mors, Tod, death, morte, muerte.</text:span></text:p>
      <text:p text:style-name="_3c_grc_3e_">θά<text:span text:style-name="T4">ν</text:span>ατος</text:p>
      <text:p text:style-name="_3c_entry_3e_"><text:span text:style-name="T1">[</text:span><text:a xlink:type="simple" xlink:href="https://www.biusante.parisdescartes.fr/histoire/medica/resultats/index.php?do=zoom&amp;cote=37020d&amp;p=1000" text:style-name="Internet_20_link" text:visited-style-name="Visited_20_Internet_20_Link"><text:span text:style-name="Internet_20_link"><text:span text:style-name="T1">p. 0986</text:span></text:span></text:a><text:span text:style-name="T1">] </text:span><text:span text:style-name="T3">mortier</text:span><text:span text:style-name="T1"> — mortarium, Mörser, mortar, mortajo, mortero.</text:span></text:p>
      <text:p text:style-name="_3c_grc_3e_"><text:span text:style-name="T4">ὅ</text:span>λμος</text:p>
      <text:p text:style-name="_3c_entry_3e_"><text:span text:style-name="T1">[</text:span><text:a xlink:type="simple" xlink:href="https://www.biusante.parisdescartes.fr/histoire/medica/resultats/index.php?do=zoom&amp;cote=37020d&amp;p=1001" text:style-name="Internet_20_link" text:visited-style-name="Visited_20_Internet_20_Link"><text:span text:style-name="Internet_20_link"><text:span text:style-name="T1">p. 0987</text:span></text:span></text:a><text:span text:style-name="T1">] </text:span><text:span text:style-name="T3">mortifère</text:span><text:span text:style-name="T1"> — mortifer, todbringend, morti ferons, mortifero, mortifero.</text:span></text:p>
      <text:p text:style-name="_3c_grc_3e_">θανατώδ<text:span text:style-name="T4">η</text:span>ς — νεκρώδης</text:p>
      <text:p text:style-name="_3c_entry_3e_"><text:span text:style-name="T1">[</text:span><text:a xlink:type="simple" xlink:href="https://www.biusante.parisdescartes.fr/histoire/medica/resultats/index.php?do=zoom&amp;cote=37020d&amp;p=1001" text:style-name="Internet_20_link" text:visited-style-name="Visited_20_Internet_20_Link"><text:span text:style-name="Internet_20_link"><text:span text:style-name="T1">p. 0987</text:span></text:span></text:a><text:span text:style-name="T1">] </text:span><text:span text:style-name="T3">mortification</text:span><text:span text:style-name="T1"> — Abtödtung, Absterben, mortification, mortificazione, mortification.</text:span></text:p>
      <text:p text:style-name="_3c_grc_3e_">ν<text:span text:style-name="T4">έ</text:span>κρωσις</text:p>
      <text:p text:style-name="_3c_entry_3e_"><text:span text:style-name="T1">[</text:span><text:a xlink:type="simple" xlink:href="https://www.biusante.parisdescartes.fr/histoire/medica/resultats/index.php?do=zoom&amp;cote=37020d&amp;p=1001" text:style-name="Internet_20_link" text:visited-style-name="Visited_20_Internet_20_Link"><text:span text:style-name="Internet_20_link"><text:span text:style-name="T1">p. 0987</text:span></text:span></text:a><text:span text:style-name="T1">] </text:span><text:span text:style-name="T3">morve</text:span><text:span text:style-name="T1"> — maleus, Rotz, glanders, moccio, ciamorro, morva, muermo.</text:span></text:p>
      <text:p text:style-name="_3c_grc_3e_"><text:soft-page-break/>μ<text:span text:style-name="T4">ᾶ</text:span>λις</text:p>
      <text:p text:style-name="_3c_entry_3e_"><text:span text:style-name="T1">[</text:span><text:a xlink:type="simple" xlink:href="https://www.biusante.parisdescartes.fr/histoire/medica/resultats/index.php?do=zoom&amp;cote=37020d&amp;p=1002" text:style-name="Internet_20_link" text:visited-style-name="Visited_20_Internet_20_Link"><text:span text:style-name="Internet_20_link"><text:span text:style-name="T1">p. 0988</text:span></text:span></text:a><text:span text:style-name="T1">] </text:span><text:span text:style-name="T3">moteur</text:span><text:span text:style-name="T1"> — movendi vim habens, bewegend, mover, motore, motor.</text:span></text:p>
      <text:p text:style-name="_3c_grc_3e_">κιν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03" text:style-name="Internet_20_link" text:visited-style-name="Visited_20_Internet_20_Link"><text:span text:style-name="Internet_20_link"><text:span text:style-name="T1">p. 0989</text:span></text:span></text:a><text:span text:style-name="T1">] </text:span><text:span text:style-name="T3">mou</text:span><text:span text:style-name="T1"> — mollis, weich, soft, molle, muelle, blando.</text:span></text:p>
      <text:p text:style-name="_3c_grc_3e_">μαλ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03" text:style-name="Internet_20_link" text:visited-style-name="Visited_20_Internet_20_Link"><text:span text:style-name="Internet_20_link"><text:span text:style-name="T1">p. 0989</text:span></text:span></text:a><text:span text:style-name="T1">] </text:span><text:span text:style-name="T3">mouche</text:span><text:span text:style-name="T1"> — musca, Fliege, fly, mosca, mosca.</text:span></text:p>
      <text:p text:style-name="_3c_grc_3e_">μυ<text:span text:style-name="T4">ῖ</text:span>α</text:p>
      <text:p text:style-name="_3c_entry_3e_"><text:span text:style-name="T1">[</text:span><text:a xlink:type="simple" xlink:href="https://www.biusante.parisdescartes.fr/histoire/medica/resultats/index.php?do=zoom&amp;cote=37020d&amp;p=1004" text:style-name="Internet_20_link" text:visited-style-name="Visited_20_Internet_20_Link"><text:span text:style-name="Internet_20_link"><text:span text:style-name="T1">p. 0990</text:span></text:span></text:a><text:span text:style-name="T1">] </text:span><text:span text:style-name="T3">moule2</text:span><text:span text:style-name="T1"> — Mytilusedulis, Miesmuschel, muscle, mitulo, almeja.</text:span></text:p>
      <text:p text:style-name="_3c_grc_3e_">μυτίλος</text:p>
      <text:p text:style-name="_3c_entry_3e_"><text:span text:style-name="T1">[</text:span><text:a xlink:type="simple" xlink:href="https://www.biusante.parisdescartes.fr/histoire/medica/resultats/index.php?do=zoom&amp;cote=37020d&amp;p=1004" text:style-name="Internet_20_link" text:visited-style-name="Visited_20_Internet_20_Link"><text:span text:style-name="Internet_20_link"><text:span text:style-name="T1">p. 0990</text:span></text:span></text:a><text:span text:style-name="T1">] </text:span><text:span text:style-name="T3">mousse</text:span><text:span text:style-name="T1"> — muscus, Moos, rnoss, musco, musgo.</text:span></text:p>
      <text:p text:style-name="_3c_grc_3e_">βρύον</text:p>
      <text:p text:style-name="_3c_entry_3e_"><text:span text:style-name="T1">[</text:span><text:a xlink:type="simple" xlink:href="https://www.biusante.parisdescartes.fr/histoire/medica/resultats/index.php?do=zoom&amp;cote=37020d&amp;p=1005" text:style-name="Internet_20_link" text:visited-style-name="Visited_20_Internet_20_Link"><text:span text:style-name="Internet_20_link"><text:span text:style-name="T1">p. 0991</text:span></text:span></text:a><text:span text:style-name="T1">] </text:span><text:span text:style-name="T3">moût</text:span><text:span text:style-name="T1"> — mustum, Most, must, mosto, mosto.</text:span></text:p>
      <text:p text:style-name="_3c_grc_3e_">γλε<text:span text:style-name="T4">ῦ</text:span>κος</text:p>
      <text:p text:style-name="_3c_entry_3e_"><text:span text:style-name="T1">[</text:span><text:a xlink:type="simple" xlink:href="https://www.biusante.parisdescartes.fr/histoire/medica/resultats/index.php?do=zoom&amp;cote=37020d&amp;p=1006" text:style-name="Internet_20_link" text:visited-style-name="Visited_20_Internet_20_Link"><text:span text:style-name="Internet_20_link"><text:span text:style-name="T1">p. 0992</text:span></text:span></text:a><text:span text:style-name="T1">] </text:span><text:span text:style-name="T3">mouton</text:span><text:span text:style-name="T1"> — ovis aries (L.), Schaf, sheep, montone, camero.</text:span></text:p>
      <text:p text:style-name="_3c_grc_3e_">πρόβατ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006" text:style-name="Internet_20_link" text:visited-style-name="Visited_20_Internet_20_Link"><text:span text:style-name="Internet_20_link"><text:span text:style-name="T1">p. 0992</text:span></text:span></text:a><text:span text:style-name="T1">] </text:span><text:span text:style-name="T3">mouvement</text:span><text:span text:style-name="T1"> — motus, Bewegung, motion, movimento, movimiento.</text:span></text:p>
      <text:p text:style-name="_3c_grc_3e_">κί<text:span text:style-name="T4">ν</text:span>ησις</text:p>
      <text:p text:style-name="_3c_entry_3e_"><text:span text:style-name="T1">[</text:span><text:a xlink:type="simple" xlink:href="https://www.biusante.parisdescartes.fr/histoire/medica/resultats/index.php?do=zoom&amp;cote=37020d&amp;p=1006" text:style-name="Internet_20_link" text:visited-style-name="Visited_20_Internet_20_Link"><text:span text:style-name="Internet_20_link"><text:span text:style-name="T1">p. 0992</text:span></text:span></text:a><text:span text:style-name="T1">] </text:span><text:span text:style-name="T3">moxa</text:span><text:span text:style-name="T1"> — Moxa, moxa, moxa, moxa.</text:span></text:p>
      <text:p text:style-name="_3c_grc_3e_">μύκης</text:p>
      <text:p text:style-name="_3c_entry_3e_"><text:span text:style-name="T1">[</text:span><text:a xlink:type="simple" xlink:href="https://www.biusante.parisdescartes.fr/histoire/medica/resultats/index.php?do=zoom&amp;cote=37020d&amp;p=1008" text:style-name="Internet_20_link" text:visited-style-name="Visited_20_Internet_20_Link"><text:span text:style-name="Internet_20_link"><text:span text:style-name="T1">p. 0994</text:span></text:span></text:a><text:span text:style-name="T1">] </text:span><text:span text:style-name="T3">mucilage</text:span><text:span text:style-name="T1"> — mucilogo, Schleim, mucilage, mucilaggine, mucilago.</text:span></text:p>
      <text:p text:style-name="_3c_grc_3e_">μύξα</text:p>
      <text:p text:style-name="_3c_entry_3e_"><text:span text:style-name="T1">[</text:span><text:a xlink:type="simple" xlink:href="https://www.biusante.parisdescartes.fr/histoire/medica/resultats/index.php?do=zoom&amp;cote=37020d&amp;p=1009" text:style-name="Internet_20_link" text:visited-style-name="Visited_20_Internet_20_Link"><text:span text:style-name="Internet_20_link"><text:span text:style-name="T1">p. 0995</text:span></text:span></text:a><text:span text:style-name="T1">] </text:span><text:span text:style-name="T3">mucus</text:span><text:span text:style-name="T1"> — mucus, Schleim, mucus, muco.</text:span></text:p>
      <text:p text:style-name="_3c_grc_3e_">μύξα</text:p>
      <text:p text:style-name="_3c_entry_3e_"><text:span text:style-name="T1">[</text:span><text:a xlink:type="simple" xlink:href="https://www.biusante.parisdescartes.fr/histoire/medica/resultats/index.php?do=zoom&amp;cote=37020d&amp;p=1009" text:style-name="Internet_20_link" text:visited-style-name="Visited_20_Internet_20_Link"><text:span text:style-name="Internet_20_link"><text:span text:style-name="T1">p. 0995</text:span></text:span></text:a><text:span text:style-name="T1">] </text:span><text:span text:style-name="T3">mue</text:span><text:span text:style-name="T1"> — profluvwm, Mause, Mauserung, moulting, mudd, mudd.</text:span></text:p>
      <text:p text:style-name="_3c_grc_3e_">πτίλωσις</text:p>
      <text:p text:style-name="_3c_entry_3e_"><text:span text:style-name="T1">[</text:span><text:a xlink:type="simple" xlink:href="https://www.biusante.parisdescartes.fr/histoire/medica/resultats/index.php?do=zoom&amp;cote=37020d&amp;p=1009" text:style-name="Internet_20_link" text:visited-style-name="Visited_20_Internet_20_Link"><text:span text:style-name="Internet_20_link"><text:span text:style-name="T1">p. 0995</text:span></text:span></text:a><text:span text:style-name="T1">] </text:span><text:span text:style-name="T3">muet</text:span><text:span text:style-name="T1"> — mutus, stumm, mute, muto, mudo.</text:span></text:p>
      <text:p text:style-name="_3c_grc_3e_"><text:span text:style-name="T4">ἄ</text:span>φωνος — κωφ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11" text:style-name="Internet_20_link" text:visited-style-name="Visited_20_Internet_20_Link"><text:span text:style-name="Internet_20_link"><text:span text:style-name="T1">p. 0997</text:span></text:span></text:a><text:span text:style-name="T1">] </text:span><text:span text:style-name="T3">mulet</text:span><text:span text:style-name="T1"> — mulus, Maulesel, moyle, muld, muld.</text:span></text:p>
      <text:p text:style-name="_3c_grc_3e_"><text:span text:style-name="T4">ἡ</text:span>μίονος</text:p>
      <text:p text:style-name="_3c_entry_3e_"><text:span text:style-name="T1">[</text:span><text:a xlink:type="simple" xlink:href="https://www.biusante.parisdescartes.fr/histoire/medica/resultats/index.php?do=zoom&amp;cote=37020d&amp;p=1013" text:style-name="Internet_20_link" text:visited-style-name="Visited_20_Internet_20_Link"><text:span text:style-name="Internet_20_link"><text:span text:style-name="T1">p. 0999</text:span></text:span></text:a><text:span text:style-name="T1">] </text:span><text:span text:style-name="T3">muqueux2</text:span><text:span text:style-name="T1"> — mucosus, schleimig, mucous, mucoso, mocoso.</text:span></text:p>
      <text:p text:style-name="_3c_grc_3e_">μυξώδης</text:p>
      <text:p text:style-name="_3c_entry_3e_"><text:span text:style-name="T1">[</text:span><text:a xlink:type="simple" xlink:href="https://www.biusante.parisdescartes.fr/histoire/medica/resultats/index.php?do=zoom&amp;cote=37020d&amp;p=1013" text:style-name="Internet_20_link" text:visited-style-name="Visited_20_Internet_20_Link"><text:span text:style-name="Internet_20_link"><text:span text:style-name="T1">p. 0999</text:span></text:span></text:a><text:span text:style-name="T1">] </text:span><text:span text:style-name="T3">mûre</text:span><text:span text:style-name="T1"> — morum, Maulbeere, mulberry, mord, mord.</text:span></text:p>
      <text:p text:style-name="_3c_grc_3e_">μό<text:span text:style-name="T4">ρο</text:span>ν</text:p>
      <text:p text:style-name="_3c_entry_3e_"><text:span text:style-name="T1">[</text:span><text:a xlink:type="simple" xlink:href="https://www.biusante.parisdescartes.fr/histoire/medica/resultats/index.php?do=zoom&amp;cote=37020d&amp;p=1014" text:style-name="Internet_20_link" text:visited-style-name="Visited_20_Internet_20_Link"><text:span text:style-name="Internet_20_link"><text:span text:style-name="T1">p. 1000</text:span></text:span></text:a><text:span text:style-name="T1">] </text:span><text:span text:style-name="T3">musc</text:span><text:span text:style-name="T1"> — moschus, Bisam, Moschus, mus le, muschio, musco, almizcle.</text:span></text:p>
      <text:p text:style-name="_3c_grc_3e_">μόσχος</text:p>
      <text:p text:style-name="_3c_entry_3e_"><text:span text:style-name="T1">[</text:span><text:a xlink:type="simple" xlink:href="https://www.biusante.parisdescartes.fr/histoire/medica/resultats/index.php?do=zoom&amp;cote=37020d&amp;p=1018" text:style-name="Internet_20_link" text:visited-style-name="Visited_20_Internet_20_Link"><text:span text:style-name="Internet_20_link"><text:span text:style-name="T1">p. 1004</text:span></text:span></text:a><text:span text:style-name="T1">] </text:span><text:span text:style-name="T3">museau</text:span><text:span text:style-name="T1"> — rostrum, Maul, Schnauze, snout, muso, ceffo, hocico.</text:span></text:p>
      <text:p text:style-name="_3c_grc_3e_"><text:span text:style-name="T4">ῥύ</text:span>γχος</text:p>
      <text:p text:style-name="_3c_entry_3e_"><text:soft-page-break/><text:span text:style-name="T1">[</text:span><text:a xlink:type="simple" xlink:href="https://www.biusante.parisdescartes.fr/histoire/medica/resultats/index.php?do=zoom&amp;cote=37020d&amp;p=1019" text:style-name="Internet_20_link" text:visited-style-name="Visited_20_Internet_20_Link"><text:span text:style-name="Internet_20_link"><text:span text:style-name="T1">p. 1005</text:span></text:span></text:a><text:span text:style-name="T1">] </text:span><text:span text:style-name="T3">mutilation</text:span><text:span text:style-name="T1"> — irautilatio, Verstümmelung, mutilation, mutilazione, mutilation.</text:span></text:p>
      <text:p text:style-name="_3c_grc_3e_">χολόβωσις — π<text:span text:style-name="T4">ήρ</text:span>ωσις</text:p>
      <text:p text:style-name="_3c_entry_3e_"><text:span text:style-name="T1">[</text:span><text:a xlink:type="simple" xlink:href="https://www.biusante.parisdescartes.fr/histoire/medica/resultats/index.php?do=zoom&amp;cote=37020d&amp;p=1019" text:style-name="Internet_20_link" text:visited-style-name="Visited_20_Internet_20_Link"><text:span text:style-name="Internet_20_link"><text:span text:style-name="T1">p. 1005</text:span></text:span></text:a><text:span text:style-name="T1">] </text:span><text:span text:style-name="T3">mutité</text:span><text:span text:style-name="T1"> — mutitas, Stummheit, dumbness, mutezza, mudez.</text:span></text:p>
      <text:p text:style-name="_3c_grc_3e_"><text:span text:style-name="T4">ἀ</text:span>φωνία</text:p>
      <text:p text:style-name="_3c_entry_3e_"><text:span text:style-name="T1">[</text:span><text:a xlink:type="simple" xlink:href="https://www.biusante.parisdescartes.fr/histoire/medica/resultats/index.php?do=zoom&amp;cote=37020d&amp;p=1019" text:style-name="Internet_20_link" text:visited-style-name="Visited_20_Internet_20_Link"><text:span text:style-name="Internet_20_link"><text:span text:style-name="T1">p. 1005</text:span></text:span></text:a><text:span text:style-name="T1">] </text:span><text:span text:style-name="T3">mydriase</text:span><text:span text:style-name="T1"> — mydriasis, Mydriasis, Pupilleyerweiterung, mydriasis, midriasi.</text:span></text:p>
      <text:p text:style-name="_3c_grc_3e_"><text:span text:style-name="T4">μ</text:span>υ<text:span text:style-name="T4">δ</text:span>ρίασις</text:p>
      <text:p text:style-name="_3c_entry_3e_"><text:span text:style-name="T1">[</text:span><text:a xlink:type="simple" xlink:href="https://www.biusante.parisdescartes.fr/histoire/medica/resultats/index.php?do=zoom&amp;cote=37020d&amp;p=1023" text:style-name="Internet_20_link" text:visited-style-name="Visited_20_Internet_20_Link"><text:span text:style-name="Internet_20_link"><text:span text:style-name="T1">p. 1009</text:span></text:span></text:a><text:span text:style-name="T1">] </text:span><text:span text:style-name="T3">myope</text:span><text:span text:style-name="T1"> — myops, kurzsichtig, Myops, purblind, near-sighted, miope, miope.</text:span></text:p>
      <text:p text:style-name="_3c_grc_3e_">μύω<text:span text:style-name="T4">ψ</text:span></text:p>
      <text:p text:style-name="_3c_entry_3e_"><text:span text:style-name="T1">[</text:span><text:a xlink:type="simple" xlink:href="https://www.biusante.parisdescartes.fr/histoire/medica/resultats/index.php?do=zoom&amp;cote=37020d&amp;p=1023" text:style-name="Internet_20_link" text:visited-style-name="Visited_20_Internet_20_Link"><text:span text:style-name="Internet_20_link"><text:span text:style-name="T1">p. 1009</text:span></text:span></text:a><text:span text:style-name="T1">] </text:span><text:span text:style-name="T3">myopie</text:span><text:span text:style-name="T1"> — myopia, Myopie, Kurzsichtigkeit, purblindness, near-sightedness, miopia, miopia.</text:span></text:p>
      <text:p text:style-name="_3c_grc_3e_">μυωπία</text:p>
      <text:p text:style-name="_3c_entry_3e_"><text:span text:style-name="T1">[</text:span><text:a xlink:type="simple" xlink:href="https://www.biusante.parisdescartes.fr/histoire/medica/resultats/index.php?do=zoom&amp;cote=37020d&amp;p=1024" text:style-name="Internet_20_link" text:visited-style-name="Visited_20_Internet_20_Link"><text:span text:style-name="Internet_20_link"><text:span text:style-name="T1">p. 1010</text:span></text:span></text:a><text:span text:style-name="T1">] </text:span><text:span text:style-name="T3">myriopode</text:span><text:span text:style-name="T1"> — myriopoda.</text:span></text:p>
      <text:p text:style-name="_3c_grc_3e_"><text:span text:style-name="T4">μ</text:span>ορι<text:span text:style-name="T4">όπ</text:span>ο<text:span text:style-name="T4">υ</text:span>ς</text:p>
      <text:p text:style-name="_3c_entry_3e_"><text:span text:style-name="T1">[</text:span><text:a xlink:type="simple" xlink:href="https://www.biusante.parisdescartes.fr/histoire/medica/resultats/index.php?do=zoom&amp;cote=37020d&amp;p=1025" text:style-name="Internet_20_link" text:visited-style-name="Visited_20_Internet_20_Link"><text:span text:style-name="Internet_20_link"><text:span text:style-name="T1">p. 1011</text:span></text:span></text:a><text:span text:style-name="T1">] </text:span><text:span text:style-name="T3">myrrhe</text:span><text:span text:style-name="T1"> — myrrha, Myrrhe, myrrh, mirra, mirra.</text:span></text:p>
      <text:p text:style-name="_3c_grc_3e_"><text:span text:style-name="T4">μ</text:span>ύ<text:span text:style-name="T4">ῤῥ</text:span>α</text:p>
      <text:p text:style-name="_3c_entry_3e_"><text:span text:style-name="T1">[</text:span><text:a xlink:type="simple" xlink:href="https://www.biusante.parisdescartes.fr/histoire/medica/resultats/index.php?do=zoom&amp;cote=37020d&amp;p=1025" text:style-name="Internet_20_link" text:visited-style-name="Visited_20_Internet_20_Link"><text:span text:style-name="Internet_20_link"><text:span text:style-name="T1">p. 1011</text:span></text:span></text:a><text:span text:style-name="T1">] </text:span><text:span text:style-name="T3">myrte</text:span><text:span text:style-name="T1"> — Myrtus communis (L.), Myrtle, myrthe, mortelle, mirto, mirto, murtd.</text:span></text:p>
      <text:p text:style-name="_3c_grc_3e_">μύρτος</text:p>
      <text:p text:style-name="_3c_entry_3e_"><text:span text:style-name="T1">[</text:span><text:a xlink:type="simple" xlink:href="https://www.biusante.parisdescartes.fr/histoire/medica/resultats/index.php?do=zoom&amp;cote=37020d&amp;p=1025" text:style-name="Internet_20_link" text:visited-style-name="Visited_20_Internet_20_Link"><text:span text:style-name="Internet_20_link"><text:span text:style-name="T1">p. 1011</text:span></text:span></text:a><text:span text:style-name="T1">] </text:span><text:span text:style-name="T3">mytacisme</text:span><text:span text:style-name="T1"> — Mutacismus, mutatism, mutacismo, mutacismo.</text:span></text:p>
      <text:p text:style-name="_3c_grc_3e_">μυτα<text:span text:style-name="T4">κ</text:span>ίζειν</text:p>
      <text:p text:style-name="_3c_entry_3e_"><text:span text:style-name="T1">[</text:span><text:a xlink:type="simple" xlink:href="https://www.biusante.parisdescartes.fr/histoire/medica/resultats/index.php?do=zoom&amp;cote=37020d&amp;p=1026" text:style-name="Internet_20_link" text:visited-style-name="Visited_20_Internet_20_Link"><text:span text:style-name="Internet_20_link"><text:span text:style-name="T1">p. 1012</text:span></text:span></text:a><text:span text:style-name="T1">] </text:span><text:span text:style-name="T3">nævus</text:span><text:span text:style-name="T1"> — nævus, Muttermal, a mother s mark, voglia, neo materno, nevo.</text:span></text:p>
      <text:p text:style-name="_3c_grc_3e_">σπ<text:span text:style-name="T4">ῖ</text:span>λος</text:p>
      <text:p text:style-name="_3c_entry_3e_"><text:span text:style-name="T1">[</text:span><text:a xlink:type="simple" xlink:href="https://www.biusante.parisdescartes.fr/histoire/medica/resultats/index.php?do=zoom&amp;cote=37020d&amp;p=1026" text:style-name="Internet_20_link" text:visited-style-name="Visited_20_Internet_20_Link"><text:span text:style-name="Internet_20_link"><text:span text:style-name="T1">p. 1012</text:span></text:span></text:a><text:span text:style-name="T1">] </text:span><text:span text:style-name="T3">nain</text:span><text:span text:style-name="T1"> — nanv.s, Zwerg, dwarf, nano, enano.</text:span></text:p>
      <text:p text:style-name="_3c_grc_3e_">νάνος</text:p>
      <text:p text:style-name="_3c_entry_3e_"><text:span text:style-name="T1">[</text:span><text:a xlink:type="simple" xlink:href="https://www.biusante.parisdescartes.fr/histoire/medica/resultats/index.php?do=zoom&amp;cote=37020d&amp;p=1026" text:style-name="Internet_20_link" text:visited-style-name="Visited_20_Internet_20_Link"><text:span text:style-name="Internet_20_link"><text:span text:style-name="T1">p. 1012</text:span></text:span></text:a><text:span text:style-name="T1">] </text:span><text:span text:style-name="T3">naissance</text:span><text:span text:style-name="T1"> — nativitas, Ursprung, Geburt, birth, nascita, nacimiento.</text:span></text:p>
      <text:p text:style-name="_3c_grc_3e_">γενέθλ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028" text:style-name="Internet_20_link" text:visited-style-name="Visited_20_Internet_20_Link"><text:span text:style-name="Internet_20_link"><text:span text:style-name="T1">p. 1014</text:span></text:span></text:a><text:span text:style-name="T1">] </text:span><text:span text:style-name="T3">naphte</text:span><text:span text:style-name="T1"> — naphtha, Naphtha, Bergal, naphtha, petroleum, nafla, nafla.</text:span></text:p>
      <text:p text:style-name="_3c_grc_3e_">νάφ<text:span text:style-name="T4">θ</text:span>α</text:p>
      <text:p text:style-name="_3c_entry_3e_"><text:span text:style-name="T1">[</text:span><text:a xlink:type="simple" xlink:href="https://www.biusante.parisdescartes.fr/histoire/medica/resultats/index.php?do=zoom&amp;cote=37020d&amp;p=1028" text:style-name="Internet_20_link" text:visited-style-name="Visited_20_Internet_20_Link"><text:span text:style-name="Internet_20_link"><text:span text:style-name="T1">p. 1014</text:span></text:span></text:a><text:span text:style-name="T1">] </text:span><text:span text:style-name="T3">narcé</text:span><text:span text:style-name="T1"> — </text:span></text:p>
      <text:p text:style-name="_3c_grc_3e_">νάρκη</text:p>
      <text:p text:style-name="_3c_entry_3e_"><text:span text:style-name="T1">[</text:span><text:a xlink:type="simple" xlink:href="https://www.biusante.parisdescartes.fr/histoire/medica/resultats/index.php?do=zoom&amp;cote=37020d&amp;p=1028" text:style-name="Internet_20_link" text:visited-style-name="Visited_20_Internet_20_Link"><text:span text:style-name="Internet_20_link"><text:span text:style-name="T1">p. 1014</text:span></text:span></text:a><text:span text:style-name="T1">] </text:span><text:span text:style-name="T3">narcisse</text:span><text:span text:style-name="T1"> — Narcissus (L.), Narzisse, daffodil, narcissus, narcisso, narciso.</text:span></text:p>
      <text:p text:style-name="_3c_grc_3e_">ν<text:span text:style-name="T4">α</text:span>ρκισσ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29" text:style-name="Internet_20_link" text:visited-style-name="Visited_20_Internet_20_Link"><text:span text:style-name="Internet_20_link"><text:span text:style-name="T1">p. 1015</text:span></text:span></text:a><text:span text:style-name="T1">] </text:span><text:span text:style-name="T3">narcose</text:span><text:span text:style-name="T1"> — </text:span></text:p>
      <text:p text:style-name="_3c_grc_3e_">νάρκωσις</text:p>
      <text:p text:style-name="_3c_entry_3e_"><text:span text:style-name="T1">[</text:span><text:a xlink:type="simple" xlink:href="https://www.biusante.parisdescartes.fr/histoire/medica/resultats/index.php?do=zoom&amp;cote=37020d&amp;p=1029" text:style-name="Internet_20_link" text:visited-style-name="Visited_20_Internet_20_Link"><text:span text:style-name="Internet_20_link"><text:span text:style-name="T1">p. 1015</text:span></text:span></text:a><text:span text:style-name="T1">] </text:span><text:span text:style-name="T3">narcotique</text:span><text:span text:style-name="T1"> — narcoticus, narkotisch, Schlafmittel, narcotic, narcotico, narcotico.</text:span></text:p>
      <text:p text:style-name="_3c_grc_3e_">ναρκ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29" text:style-name="Internet_20_link" text:visited-style-name="Visited_20_Internet_20_Link"><text:span text:style-name="Internet_20_link"><text:span text:style-name="T1">p. 1015</text:span></text:span></text:a><text:span text:style-name="T1">] </text:span><text:span text:style-name="T3">narcotisme</text:span><text:span text:style-name="T1"> — narcosis, Narkotismus, narcotism, narcotismo, narcotismo.</text:span></text:p>
      <text:p text:style-name="_3c_grc_3e_">νάρκωσις</text:p>
      <text:p text:style-name="_3c_entry_3e_"><text:soft-page-break/><text:span text:style-name="T1">[</text:span><text:a xlink:type="simple" xlink:href="https://www.biusante.parisdescartes.fr/histoire/medica/resultats/index.php?do=zoom&amp;cote=37020d&amp;p=1029" text:style-name="Internet_20_link" text:visited-style-name="Visited_20_Internet_20_Link"><text:span text:style-name="Internet_20_link"><text:span text:style-name="T1">p. 1015</text:span></text:span></text:a><text:span text:style-name="T1">] </text:span><text:span text:style-name="T3">nard</text:span><text:span text:style-name="T1"> — nardus, Narde, Nardenöl, spikenard, nardo, nardo.</text:span></text:p>
      <text:p text:style-name="_3c_grc_3e_">νάρδος</text:p>
      <text:p text:style-name="_3c_entry_3e_"><text:span text:style-name="T1">[</text:span><text:a xlink:type="simple" xlink:href="https://www.biusante.parisdescartes.fr/histoire/medica/resultats/index.php?do=zoom&amp;cote=37020d&amp;p=1029" text:style-name="Internet_20_link" text:visited-style-name="Visited_20_Internet_20_Link"><text:span text:style-name="Internet_20_link"><text:span text:style-name="T1">p. 1015</text:span></text:span></text:a><text:span text:style-name="T1">] </text:span><text:span text:style-name="T3">narine</text:span><text:span text:style-name="T1"> — naris, Nasenloch, nostril, narice, nariz.</text:span></text:p>
      <text:p text:style-name="_3c_grc_3e_">μυκ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030" text:style-name="Internet_20_link" text:visited-style-name="Visited_20_Internet_20_Link"><text:span text:style-name="Internet_20_link"><text:span text:style-name="T1">p. 1016</text:span></text:span></text:a><text:span text:style-name="T1">] </text:span><text:span text:style-name="T3">naseau</text:span><text:span text:style-name="T1"> — naris, Nasenloch, nostril, nari, nariz.</text:span></text:p>
      <text:p text:style-name="_3c_grc_3e_"><text:span text:style-name="T5">ῥὶν</text:span></text:p>
      <text:p text:style-name="_3c_entry_3e_"><text:span text:style-name="T1">[</text:span><text:a xlink:type="simple" xlink:href="https://www.biusante.parisdescartes.fr/histoire/medica/resultats/index.php?do=zoom&amp;cote=37020d&amp;p=1031" text:style-name="Internet_20_link" text:visited-style-name="Visited_20_Internet_20_Link"><text:span text:style-name="Internet_20_link"><text:span text:style-name="T1">p. 1017</text:span></text:span></text:a><text:span text:style-name="T1">] </text:span><text:span text:style-name="T3">natation</text:span><text:span text:style-name="T1"> — natatio, Schwimmen, swimming, natation, nuoto, natation.</text:span></text:p>
      <text:p text:style-name="_3c_grc_3e_">νε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1031" text:style-name="Internet_20_link" text:visited-style-name="Visited_20_Internet_20_Link"><text:span text:style-name="Internet_20_link"><text:span text:style-name="T1">p. 1017</text:span></text:span></text:a><text:span text:style-name="T1">] </text:span><text:span text:style-name="T3">natif</text:span><text:span text:style-name="T1"> — nativus, gediegen, native, nativo, nativo.</text:span></text:p>
      <text:p text:style-name="_3c_grc_3e_"><text:span text:style-name="T4">ἔ</text:span>μφυτος</text:p>
      <text:p text:style-name="_3c_entry_3e_"><text:span text:style-name="T1">[</text:span><text:a xlink:type="simple" xlink:href="https://www.biusante.parisdescartes.fr/histoire/medica/resultats/index.php?do=zoom&amp;cote=37020d&amp;p=1032" text:style-name="Internet_20_link" text:visited-style-name="Visited_20_Internet_20_Link"><text:span text:style-name="Internet_20_link"><text:span text:style-name="T1">p. 1018</text:span></text:span></text:a><text:span text:style-name="T1">] </text:span><text:span text:style-name="T3">nature</text:span><text:span text:style-name="T1"> — natura, Natur, nature, natura, naturaleza.</text:span></text:p>
      <text:p text:style-name="_3c_grc_3e_">φύσις</text:p>
      <text:p text:style-name="_3c_entry_3e_"><text:span text:style-name="T1">[</text:span><text:a xlink:type="simple" xlink:href="https://www.biusante.parisdescartes.fr/histoire/medica/resultats/index.php?do=zoom&amp;cote=37020d&amp;p=1032" text:style-name="Internet_20_link" text:visited-style-name="Visited_20_Internet_20_Link"><text:span text:style-name="Internet_20_link"><text:span text:style-name="T1">p. 1018</text:span></text:span></text:a><text:span text:style-name="T1">] </text:span><text:span text:style-name="T3">naturel</text:span><text:span text:style-name="T1"> — naturalis, natürlich, natural, naturale, natural.</text:span></text:p>
      <text:p text:style-name="_3c_grc_3e_">φυσ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32" text:style-name="Internet_20_link" text:visited-style-name="Visited_20_Internet_20_Link"><text:span text:style-name="Internet_20_link"><text:span text:style-name="T1">p. 1018</text:span></text:span></text:a><text:span text:style-name="T1">] </text:span><text:span text:style-name="T3">nauséabond</text:span><text:span text:style-name="T1"> — nauseosus, ekelhaft, nauseous, nauseabondo, nauseabundo.</text:span></text:p>
      <text:p text:style-name="_3c_grc_3e_">ναυτι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032" text:style-name="Internet_20_link" text:visited-style-name="Visited_20_Internet_20_Link"><text:span text:style-name="Internet_20_link"><text:span text:style-name="T1">p. 1018</text:span></text:span></text:a><text:span text:style-name="T1">] </text:span><text:span text:style-name="T3">nausée</text:span><text:span text:style-name="T1"> — nausea, Uebelkeit, nausea, sickness, nausea, nausea.</text:span></text:p>
      <text:p text:style-name="_3c_grc_3e_"><text:span text:style-name="T4">ν</text:span>αυσία<text:span text:style-name="T4"> </text:span>—<text:span text:style-name="T4"> ναυτία</text:span></text:p>
      <text:p text:style-name="_3c_entry_3e_"><text:span text:style-name="T1">[</text:span><text:a xlink:type="simple" xlink:href="https://www.biusante.parisdescartes.fr/histoire/medica/resultats/index.php?do=zoom&amp;cote=37020d&amp;p=1033" text:style-name="Internet_20_link" text:visited-style-name="Visited_20_Internet_20_Link"><text:span text:style-name="Internet_20_link"><text:span text:style-name="T1">p. 1019</text:span></text:span></text:a><text:span text:style-name="T1">] </text:span><text:span text:style-name="T3">navigation</text:span><text:span text:style-name="T1"> — navigatio, Seefahrt, navigation, navigazione, navigation.</text:span></text:p>
      <text:p text:style-name="_3c_grc_3e_">ναυτιλία</text:p>
      <text:p text:style-name="_3c_entry_3e_"><text:span text:style-name="T1">[</text:span><text:a xlink:type="simple" xlink:href="https://www.biusante.parisdescartes.fr/histoire/medica/resultats/index.php?do=zoom&amp;cote=37020d&amp;p=1033" text:style-name="Internet_20_link" text:visited-style-name="Visited_20_Internet_20_Link"><text:span text:style-name="Internet_20_link"><text:span text:style-name="T1">p. 1019</text:span></text:span></text:a><text:span text:style-name="T1">] </text:span><text:span text:style-name="T3">nécrose</text:span><text:span text:style-name="T1"> — necrosis, Nekrose, necrosis, necrosi, necrosis.</text:span></text:p>
      <text:p text:style-name="_3c_grc_3e_">νέκρωσις</text:p>
      <text:p text:style-name="_3c_entry_3e_"><text:span text:style-name="T1">[</text:span><text:a xlink:type="simple" xlink:href="https://www.biusante.parisdescartes.fr/histoire/medica/resultats/index.php?do=zoom&amp;cote=37020d&amp;p=1034" text:style-name="Internet_20_link" text:visited-style-name="Visited_20_Internet_20_Link"><text:span text:style-name="Internet_20_link"><text:span text:style-name="T1">p. 1020</text:span></text:span></text:a><text:span text:style-name="T1">] </text:span><text:span text:style-name="T3">neige</text:span><text:span text:style-name="T1"> — rnix, Schnee, snow, neve, nieve.</text:span></text:p>
      <text:p text:style-name="_3c_grc_3e_">χι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1035" text:style-name="Internet_20_link" text:visited-style-name="Visited_20_Internet_20_Link"><text:span text:style-name="Internet_20_link"><text:span text:style-name="T1">p. 1021</text:span></text:span></text:a><text:span text:style-name="T1">] </text:span><text:span text:style-name="T3">néoménie</text:span><text:span text:style-name="T1"> — neomenia, Neumond, neomenia, neomenia, noiihmio.</text:span></text:p>
      <text:p text:style-name="_3c_grc_3e_">νε<text:span text:style-name="T4">ο</text:span>μ<text:span text:style-name="T4">η</text:span>νία</text:p>
      <text:p text:style-name="_3c_entry_3e_"><text:span text:style-name="T1">[</text:span><text:a xlink:type="simple" xlink:href="https://www.biusante.parisdescartes.fr/histoire/medica/resultats/index.php?do=zoom&amp;cote=37020d&amp;p=1035" text:style-name="Internet_20_link" text:visited-style-name="Visited_20_Internet_20_Link"><text:span text:style-name="Internet_20_link"><text:span text:style-name="T1">p. 1021</text:span></text:span></text:a><text:span text:style-name="T1">] </text:span><text:span text:style-name="T3">néossine</text:span><text:span text:style-name="T1"> — Neossin, neossine, neossina, neosinä.</text:span></text:p>
      <text:p text:style-name="_3c_grc_3e_">νεοσσι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1035" text:style-name="Internet_20_link" text:visited-style-name="Visited_20_Internet_20_Link"><text:span text:style-name="Internet_20_link"><text:span text:style-name="T1">p. 1021</text:span></text:span></text:a><text:span text:style-name="T1">] </text:span><text:span text:style-name="T3">népenthès</text:span><text:span text:style-name="T1"> — nepenthes.</text:span></text:p>
      <text:p text:style-name="_3c_grc_3e_">νηπενθ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036" text:style-name="Internet_20_link" text:visited-style-name="Visited_20_Internet_20_Link"><text:span text:style-name="Internet_20_link"><text:span text:style-name="T1">p. 1022</text:span></text:span></text:a><text:span text:style-name="T1">] </text:span><text:span text:style-name="T3">néphrétique</text:span><text:span text:style-name="T1"> — nephriticus, nephritisch, nephritic, nefretico, nefriticô.</text:span></text:p>
      <text:p text:style-name="_3c_grc_3e_">νεφρι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36" text:style-name="Internet_20_link" text:visited-style-name="Visited_20_Internet_20_Link"><text:span text:style-name="Internet_20_link"><text:span text:style-name="T1">p. 1022</text:span></text:span></text:a><text:span text:style-name="T1">] </text:span><text:span text:style-name="T3">néphridion</text:span><text:span text:style-name="T1"> — </text:span></text:p>
      <text:p text:style-name="_3c_grc_3e_">νεφρί<text:span text:style-name="T4">δ</text:span>ιον</text:p>
      <text:p text:style-name="_3c_entry_3e_"><text:span text:style-name="T1">[</text:span><text:a xlink:type="simple" xlink:href="https://www.biusante.parisdescartes.fr/histoire/medica/resultats/index.php?do=zoom&amp;cote=37020d&amp;p=1036" text:style-name="Internet_20_link" text:visited-style-name="Visited_20_Internet_20_Link"><text:span text:style-name="Internet_20_link"><text:span text:style-name="T1">p. 1022</text:span></text:span></text:a><text:span text:style-name="T1">] </text:span><text:span text:style-name="T3">néphrite</text:span><text:span text:style-name="T1"> — nephritis, Nierenentzündung, nephritis, nefrite, nefritis.</text:span></text:p>
      <text:p text:style-name="_3c_grc_3e_">νεφρ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1036" text:style-name="Internet_20_link" text:visited-style-name="Visited_20_Internet_20_Link"><text:span text:style-name="Internet_20_link"><text:span text:style-name="T1">p. 1022</text:span></text:span></text:a><text:span text:style-name="T1">] </text:span><text:span text:style-name="T3">néphritique</text:span><text:span text:style-name="T1"> — nephriticus.</text:span></text:p>
      <text:p text:style-name="_3c_grc_3e_"><text:soft-page-break/>νεφριτικός</text:p>
      <text:p text:style-name="_3c_entry_3e_"><text:span text:style-name="T1">[</text:span><text:a xlink:type="simple" xlink:href="https://www.biusante.parisdescartes.fr/histoire/medica/resultats/index.php?do=zoom&amp;cote=37020d&amp;p=1037" text:style-name="Internet_20_link" text:visited-style-name="Visited_20_Internet_20_Link"><text:span text:style-name="Internet_20_link"><text:span text:style-name="T1">p. 1023</text:span></text:span></text:a><text:span text:style-name="T1">] </text:span><text:span text:style-name="T3">nerf</text:span><text:span text:style-name="T1"> — Nerv, nerve, nervo, nervio.</text:span></text:p>
      <text:p text:style-name="_3c_grc_3e_">νε<text:span text:style-name="T4">ῦ</text:span>ρον</text:p>
      <text:p text:style-name="_3c_entry_3e_"><text:span text:style-name="T1">[</text:span><text:a xlink:type="simple" xlink:href="https://www.biusante.parisdescartes.fr/histoire/medica/resultats/index.php?do=zoom&amp;cote=37020d&amp;p=1038" text:style-name="Internet_20_link" text:visited-style-name="Visited_20_Internet_20_Link"><text:span text:style-name="Internet_20_link"><text:span text:style-name="T1">p. 1024</text:span></text:span></text:a><text:span text:style-name="T1">] </text:span><text:span text:style-name="T3">nerprun</text:span><text:span text:style-name="T1"> — rhamnus, Kreuzdorn, buckthom, prugnohno, espino cerval.</text:span></text:p>
      <text:p text:style-name="_3c_grc_3e_"><text:span text:style-name="T4">ῥ</text:span>άμφος</text:p>
      <text:p text:style-name="_3c_entry_3e_"><text:span text:style-name="T1">[</text:span><text:a xlink:type="simple" xlink:href="https://www.biusante.parisdescartes.fr/histoire/medica/resultats/index.php?do=zoom&amp;cote=37020d&amp;p=1038" text:style-name="Internet_20_link" text:visited-style-name="Visited_20_Internet_20_Link"><text:span text:style-name="Internet_20_link"><text:span text:style-name="T1">p. 1024</text:span></text:span></text:a><text:span text:style-name="T1">] </text:span><text:span text:style-name="T3">nerveux</text:span><text:span text:style-name="T1"> — nervosus, ner vous, nervosa, nervioso.</text:span></text:p>
      <text:p text:style-name="_3c_grc_3e_">νευρώδης</text:p>
      <text:p text:style-name="_3c_entry_3e_"><text:span text:style-name="T1">[</text:span><text:a xlink:type="simple" xlink:href="https://www.biusante.parisdescartes.fr/histoire/medica/resultats/index.php?do=zoom&amp;cote=37020d&amp;p=1042" text:style-name="Internet_20_link" text:visited-style-name="Visited_20_Internet_20_Link"><text:span text:style-name="Internet_20_link"><text:span text:style-name="T1">p. 1028</text:span></text:span></text:a><text:span text:style-name="T1">] </text:span><text:span text:style-name="T3">névralgie</text:span><text:span text:style-name="T1"> — nevralgia, Neuralgie, Nervenschmerz, neuralgia, nevralgia, neuralgia.</text:span></text:p>
      <text:p text:style-name="_3c_grc_3e_">νευραλγία</text:p>
      <text:p text:style-name="_3c_entry_3e_"><text:span text:style-name="T1">[</text:span><text:a xlink:type="simple" xlink:href="https://www.biusante.parisdescartes.fr/histoire/medica/resultats/index.php?do=zoom&amp;cote=37020d&amp;p=1045" text:style-name="Internet_20_link" text:visited-style-name="Visited_20_Internet_20_Link"><text:span text:style-name="Internet_20_link"><text:span text:style-name="T1">p. 1031</text:span></text:span></text:a><text:span text:style-name="T1">] </text:span><text:span text:style-name="T3">nez</text:span><text:span text:style-name="T1"> — nasus, Nase, nose, naso, nariz.</text:span></text:p>
      <text:p text:style-name="_3c_grc_3e_"><text:span text:style-name="T4">ῥὶν </text:span>—<text:span text:style-name="T4"> ῥὶ</text:span>ς</text:p>
      <text:p text:style-name="_3c_entry_3e_"><text:span text:style-name="T1">[</text:span><text:a xlink:type="simple" xlink:href="https://www.biusante.parisdescartes.fr/histoire/medica/resultats/index.php?do=zoom&amp;cote=37020d&amp;p=1046" text:style-name="Internet_20_link" text:visited-style-name="Visited_20_Internet_20_Link"><text:span text:style-name="Internet_20_link"><text:span text:style-name="T1">p. 1032</text:span></text:span></text:a><text:span text:style-name="T1">] </text:span><text:span text:style-name="T3">nictation</text:span><text:span text:style-name="T1"> — nictatio, Blinzeln, twinkling, nictazione, nictation.</text:span></text:p>
      <text:p text:style-name="_3c_grc_3e_">σκαρ<text:span text:style-name="T4">δ</text:span>αμυ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46" text:style-name="Internet_20_link" text:visited-style-name="Visited_20_Internet_20_Link"><text:span text:style-name="Internet_20_link"><text:span text:style-name="T1">p. 1032</text:span></text:span></text:a><text:span text:style-name="T1">] </text:span><text:span text:style-name="T3">nitre</text:span><text:span text:style-name="T1"> — nitrum, Salpeter, nitre, nitro, nitro.</text:span></text:p>
      <text:p text:style-name="_3c_grc_3e_">νίτρον</text:p>
      <text:p text:style-name="_3c_entry_3e_"><text:span text:style-name="T1">[</text:span><text:a xlink:type="simple" xlink:href="https://www.biusante.parisdescartes.fr/histoire/medica/resultats/index.php?do=zoom&amp;cote=37020d&amp;p=1050" text:style-name="Internet_20_link" text:visited-style-name="Visited_20_Internet_20_Link"><text:span text:style-name="Internet_20_link"><text:span text:style-name="T1">p. 1036</text:span></text:span></text:a><text:span text:style-name="T1">] </text:span><text:span text:style-name="T3">nœud</text:span><text:span text:style-name="T1"> — nodus, Knoten, knot, nodo, nudo.</text:span></text:p>
      <text:p text:style-name="_3c_grc_3e_"><text:span text:style-name="T4">ἅ</text:span>μμα</text:p>
      <text:p text:style-name="_3c_entry_3e_"><text:span text:style-name="T1">[</text:span><text:a xlink:type="simple" xlink:href="https://www.biusante.parisdescartes.fr/histoire/medica/resultats/index.php?do=zoom&amp;cote=37020d&amp;p=1051" text:style-name="Internet_20_link" text:visited-style-name="Visited_20_Internet_20_Link"><text:span text:style-name="Internet_20_link"><text:span text:style-name="T1">p. 1037</text:span></text:span></text:a><text:span text:style-name="T1">] </text:span><text:span text:style-name="T3">noma</text:span><text:span text:style-name="T1"> — Noma, -Wasserkrebs, noma, noma, noma.</text:span></text:p>
      <text:p text:style-name="_3c_grc_3e_">ν<text:span text:style-name="T4">ό</text:span>μ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053" text:style-name="Internet_20_link" text:visited-style-name="Visited_20_Internet_20_Link"><text:span text:style-name="Internet_20_link"><text:span text:style-name="T1">p. 1039</text:span></text:span></text:a><text:span text:style-name="T1">] </text:span><text:span text:style-name="T3">nosocome</text:span><text:span text:style-name="T1"> — </text:span></text:p>
      <text:p text:style-name="_3c_grc_3e_">νοσοκόμος</text:p>
      <text:p text:style-name="_3c_entry_3e_"><text:span text:style-name="T1">[</text:span><text:a xlink:type="simple" xlink:href="https://www.biusante.parisdescartes.fr/histoire/medica/resultats/index.php?do=zoom&amp;cote=37020d&amp;p=1054" text:style-name="Internet_20_link" text:visited-style-name="Visited_20_Internet_20_Link"><text:span text:style-name="Internet_20_link"><text:span text:style-name="T1">p. 1040</text:span></text:span></text:a><text:span text:style-name="T1">] </text:span><text:span text:style-name="T3">notiode</text:span><text:span text:style-name="T1"> — </text:span></text:p>
      <text:p text:style-name="_3c_grc_3e_">νοτι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056" text:style-name="Internet_20_link" text:visited-style-name="Visited_20_Internet_20_Link"><text:span text:style-name="Internet_20_link"><text:span text:style-name="T1">p. 1042</text:span></text:span></text:a><text:span text:style-name="T1">] </text:span><text:span text:style-name="T3">nourrice</text:span><text:span text:style-name="T1"> — nutrix, Amme, nurse, nutrice, nutriz.</text:span></text:p>
      <text:p text:style-name="_3c_grc_3e_">τιθ<text:span text:style-name="T4">ή</text:span>νη</text:p>
      <text:p text:style-name="_3c_entry_3e_"><text:span text:style-name="T1">[</text:span><text:a xlink:type="simple" xlink:href="https://www.biusante.parisdescartes.fr/histoire/medica/resultats/index.php?do=zoom&amp;cote=37020d&amp;p=1056" text:style-name="Internet_20_link" text:visited-style-name="Visited_20_Internet_20_Link"><text:span text:style-name="Internet_20_link"><text:span text:style-name="T1">p. 1042</text:span></text:span></text:a><text:span text:style-name="T1">] </text:span><text:span text:style-name="T3">nourricier</text:span><text:span text:style-name="T1"> — nutritius, ernährend, nutritive, nutritivo, nutricio.</text:span></text:p>
      <text:p text:style-name="_3c_grc_3e_">θρε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57" text:style-name="Internet_20_link" text:visited-style-name="Visited_20_Internet_20_Link"><text:span text:style-name="Internet_20_link"><text:span text:style-name="T1">p. 1043</text:span></text:span></text:a><text:span text:style-name="T1">] </text:span><text:span text:style-name="T3">nouveau-né</text:span><text:span text:style-name="T1"> — infans, recens natus, neugeboren, newborn, nuovo-nato, nuevo nato.</text:span></text:p>
      <text:p text:style-name="_3c_grc_3e_">παι<text:span text:style-name="T4">δ</text:span>ί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057" text:style-name="Internet_20_link" text:visited-style-name="Visited_20_Internet_20_Link"><text:span text:style-name="Internet_20_link"><text:span text:style-name="T1">p. 1043</text:span></text:span></text:a><text:span text:style-name="T1">] </text:span><text:span text:style-name="T3">noyau</text:span><text:span text:style-name="T1"> — nucleus, Kern, stone, kernel, nocciolo, nucleo.</text:span></text:p>
      <text:p text:style-name="_3c_grc_3e_">πυρ<text:span text:style-name="T4">ὴ</text:span>ν</text:p>
      <text:p text:style-name="_3c_entry_3e_"><text:span text:style-name="T1">[</text:span><text:a xlink:type="simple" xlink:href="https://www.biusante.parisdescartes.fr/histoire/medica/resultats/index.php?do=zoom&amp;cote=37020d&amp;p=1058" text:style-name="Internet_20_link" text:visited-style-name="Visited_20_Internet_20_Link"><text:span text:style-name="Internet_20_link"><text:span text:style-name="T1">p. 1044</text:span></text:span></text:a><text:span text:style-name="T1">] </text:span><text:span text:style-name="T3">nu</text:span><text:span text:style-name="T1"> — nudus, nackt, unbedeckt, naked, nudo, desnudo.</text:span></text:p>
      <text:p text:style-name="_3c_grc_3e_">ψι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58" text:style-name="Internet_20_link" text:visited-style-name="Visited_20_Internet_20_Link"><text:span text:style-name="Internet_20_link"><text:span text:style-name="T1">p. 1044</text:span></text:span></text:a><text:span text:style-name="T1">] </text:span><text:span text:style-name="T3">nuage</text:span><text:span text:style-name="T1"> — nubes, Wolke, cloud, nube, nube.</text:span></text:p>
      <text:p text:style-name="_3c_grc_3e_">νεφέλη</text:p>
      <text:p text:style-name="_3c_entry_3e_"><text:span text:style-name="T1">[</text:span><text:a xlink:type="simple" xlink:href="https://www.biusante.parisdescartes.fr/histoire/medica/resultats/index.php?do=zoom&amp;cote=37020d&amp;p=1058" text:style-name="Internet_20_link" text:visited-style-name="Visited_20_Internet_20_Link"><text:span text:style-name="Internet_20_link"><text:span text:style-name="T1">p. 1044</text:span></text:span></text:a><text:span text:style-name="T1">] </text:span><text:span text:style-name="T3">nubile</text:span><text:span text:style-name="T1"> — nubilis, mannbar, nubile, marriageable, nubile, nubile.</text:span></text:p>
      <text:p text:style-name="_3c_grc_3e_"><text:soft-page-break/><text:span text:style-name="T4">ἡ</text:span>β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58" text:style-name="Internet_20_link" text:visited-style-name="Visited_20_Internet_20_Link"><text:span text:style-name="Internet_20_link"><text:span text:style-name="T1">p. 1044</text:span></text:span></text:a><text:span text:style-name="T1">] </text:span><text:span text:style-name="T3">nubilité</text:span><text:span text:style-name="T1"> — nubilitas, Mannbarkeit, nubility, età nubile, nubilidad.</text:span></text:p>
      <text:p text:style-name="_3c_grc_3e_"><text:span text:style-name="T4">ἥ</text:span>βη</text:p>
      <text:p text:style-name="_3c_entry_3e_"><text:span text:style-name="T1">[</text:span><text:a xlink:type="simple" xlink:href="https://www.biusante.parisdescartes.fr/histoire/medica/resultats/index.php?do=zoom&amp;cote=37020d&amp;p=1058" text:style-name="Internet_20_link" text:visited-style-name="Visited_20_Internet_20_Link"><text:span text:style-name="Internet_20_link"><text:span text:style-name="T1">p. 1044</text:span></text:span></text:a><text:span text:style-name="T1">] </text:span><text:span text:style-name="T3">nuit</text:span><text:span text:style-name="T1"> — nox, Nacht, night, notte, noche.</text:span></text:p>
      <text:p text:style-name="_3c_grc_3e_">ν<text:span text:style-name="T4">ὺ</text:span>ξ</text:p>
      <text:p text:style-name="_3c_entry_3e_"><text:span text:style-name="T1">[</text:span><text:a xlink:type="simple" xlink:href="https://www.biusante.parisdescartes.fr/histoire/medica/resultats/index.php?do=zoom&amp;cote=37020d&amp;p=1059" text:style-name="Internet_20_link" text:visited-style-name="Visited_20_Internet_20_Link"><text:span text:style-name="Internet_20_link"><text:span text:style-name="T1">p. 1045</text:span></text:span></text:a><text:span text:style-name="T1">] </text:span><text:span text:style-name="T3">nutrition</text:span><text:span text:style-name="T1"> — nutritio, Ernährung, nutrition, nutrizione, nutrition.</text:span></text:p>
      <text:p text:style-name="_3c_grc_3e_"><text:span text:style-name="T4">θρέ</text:span>ψις</text:p>
      <text:p text:style-name="_3c_entry_3e_"><text:span text:style-name="T1">[</text:span><text:a xlink:type="simple" xlink:href="https://www.biusante.parisdescartes.fr/histoire/medica/resultats/index.php?do=zoom&amp;cote=37020d&amp;p=1060" text:style-name="Internet_20_link" text:visited-style-name="Visited_20_Internet_20_Link"><text:span text:style-name="Internet_20_link"><text:span text:style-name="T1">p. 1046</text:span></text:span></text:a><text:span text:style-name="T1">] </text:span><text:span text:style-name="T3">nychthémère</text:span><text:span text:style-name="T1"> — nychthemeron, Nychthemeron.</text:span></text:p>
      <text:p text:style-name="_3c_grc_3e_">νυχθ<text:span text:style-name="T4">ή</text:span>μερ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060" text:style-name="Internet_20_link" text:visited-style-name="Visited_20_Internet_20_Link"><text:span text:style-name="Internet_20_link"><text:span text:style-name="T1">p. 1046</text:span></text:span></text:a><text:span text:style-name="T1">] </text:span><text:span text:style-name="T3">nyctalopie</text:span><text:span text:style-name="T1"> — nyctalopia, amblyopia meridiana, Nyctalopie, Tagblindheit, nyctalopy, nittalopia, nictalopia.</text:span></text:p>
      <text:p text:style-name="_3c_grc_3e_">νυκταλωπία</text:p>
      <text:p text:style-name="_3c_entry_3e_"><text:span text:style-name="T1">[</text:span><text:a xlink:type="simple" xlink:href="https://www.biusante.parisdescartes.fr/histoire/medica/resultats/index.php?do=zoom&amp;cote=37020d&amp;p=1060" text:style-name="Internet_20_link" text:visited-style-name="Visited_20_Internet_20_Link"><text:span text:style-name="Internet_20_link"><text:span text:style-name="T1">p. 1046</text:span></text:span></text:a><text:span text:style-name="T1">] </text:span><text:span text:style-name="T3">nyctérin</text:span><text:span text:style-name="T1"> — nycterinus.</text:span></text:p>
      <text:p text:style-name="_3c_grc_3e_">νυκτερινός</text:p>
      <text:p text:style-name="_3c_entry_3e_"><text:span text:style-name="T1">[</text:span><text:a xlink:type="simple" xlink:href="https://www.biusante.parisdescartes.fr/histoire/medica/resultats/index.php?do=zoom&amp;cote=37020d&amp;p=1062" text:style-name="Internet_20_link" text:visited-style-name="Visited_20_Internet_20_Link"><text:span text:style-name="Internet_20_link"><text:span text:style-name="T1">p. 1048</text:span></text:span></text:a><text:span text:style-name="T1">] </text:span><text:span text:style-name="T3">oblique</text:span><text:span text:style-name="T1"> — obliquus, schief, oblique, obliquo, oblicuo.</text:span></text:p>
      <text:p text:style-name="_3c_grc_3e_">λοξ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63" text:style-name="Internet_20_link" text:visited-style-name="Visited_20_Internet_20_Link"><text:span text:style-name="Internet_20_link"><text:span text:style-name="T1">p. 1049</text:span></text:span></text:a><text:span text:style-name="T1">] </text:span><text:span text:style-name="T3">obliquité</text:span><text:span text:style-name="T1"> — obliquitas, Schiefheit, obliquity, obliquité, oblicuidad.</text:span></text:p>
      <text:p text:style-name="_3c_grc_3e_">λοξ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1064" text:style-name="Internet_20_link" text:visited-style-name="Visited_20_Internet_20_Link"><text:span text:style-name="Internet_20_link"><text:span text:style-name="T1">p. 1050</text:span></text:span></text:a><text:span text:style-name="T1">] </text:span><text:span text:style-name="T3">observation</text:span><text:span text:style-name="T1"> — observatio, Beobachtung, observation, osservanza, observantia.</text:span></text:p>
      <text:p text:style-name="_3c_grc_3e_">τ<text:span text:style-name="T4">ή</text:span>ρησις</text:p>
      <text:p text:style-name="_3c_entry_3e_"><text:span text:style-name="T1">[</text:span><text:a xlink:type="simple" xlink:href="https://www.biusante.parisdescartes.fr/histoire/medica/resultats/index.php?do=zoom&amp;cote=37020d&amp;p=1067" text:style-name="Internet_20_link" text:visited-style-name="Visited_20_Internet_20_Link"><text:span text:style-name="Internet_20_link"><text:span text:style-name="T1">p. 1053</text:span></text:span></text:a><text:span text:style-name="T1">] </text:span><text:span text:style-name="T3">occlusion</text:span><text:span text:style-name="T1"> — occlusio, Verschliessung, occlusion, chiusura, oclusion.</text:span></text:p>
      <text:p text:style-name="_3c_grc_3e_"><text:span text:style-name="T4">ἐ</text:span>γκλε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67" text:style-name="Internet_20_link" text:visited-style-name="Visited_20_Internet_20_Link"><text:span text:style-name="Internet_20_link"><text:span text:style-name="T1">p. 1053</text:span></text:span></text:a><text:span text:style-name="T1">] </text:span><text:span text:style-name="T3">ochre</text:span><text:span text:style-name="T1"> — ochra, Oker, ochre, ocra, ocre.</text:span></text:p>
      <text:p text:style-name="_3c_grc_3e_"><text:span text:style-name="T4">ὤ</text:span>χρ<text:span text:style-name="T4">α</text:span></text:p>
      <text:p text:style-name="_3c_entry_3e_"><text:span text:style-name="T1">[</text:span><text:a xlink:type="simple" xlink:href="https://www.biusante.parisdescartes.fr/histoire/medica/resultats/index.php?do=zoom&amp;cote=37020d&amp;p=1068" text:style-name="Internet_20_link" text:visited-style-name="Visited_20_Internet_20_Link"><text:span text:style-name="Internet_20_link"><text:span text:style-name="T1">p. 1054</text:span></text:span></text:a><text:span text:style-name="T1">] </text:span><text:span text:style-name="T3">odaxesme</text:span><text:span text:style-name="T1"> — odaxesmus.</text:span></text:p>
      <text:p text:style-name="_3c_grc_3e_"><text:span text:style-name="T4">ὀδ</text:span>αξη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68" text:style-name="Internet_20_link" text:visited-style-name="Visited_20_Internet_20_Link"><text:span text:style-name="Internet_20_link"><text:span text:style-name="T1">p. 1054</text:span></text:span></text:a><text:span text:style-name="T1">] </text:span><text:span text:style-name="T3">odeur</text:span><text:span text:style-name="T1"> — odor, Geruch, odour, odore, odor.</text:span></text:p>
      <text:p text:style-name="_3c_grc_3e_"><text:span text:style-name="T4">ὀ</text:span>σ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068" text:style-name="Internet_20_link" text:visited-style-name="Visited_20_Internet_20_Link"><text:span text:style-name="Internet_20_link"><text:span text:style-name="T1">p. 1054</text:span></text:span></text:a><text:span text:style-name="T1">] </text:span><text:span text:style-name="T3">odontagogue</text:span><text:span text:style-name="T1"> — </text:span></text:p>
      <text:p text:style-name="_3c_grc_3e_"><text:span text:style-name="T4">ὀδο</text:span>ντ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69" text:style-name="Internet_20_link" text:visited-style-name="Visited_20_Internet_20_Link"><text:span text:style-name="Internet_20_link"><text:span text:style-name="T1">p. 1055</text:span></text:span></text:a><text:span text:style-name="T1">] </text:span><text:span text:style-name="T3">odontiase</text:span><text:span text:style-name="T1"> — odontiasis, Zahnen, odontiasis, odontiasi, odontiasis.</text:span></text:p>
      <text:p text:style-name="_3c_grc_3e_"><text:span text:style-name="T4">ὀδ</text:span>οντίασις</text:p>
      <text:p text:style-name="_3c_entry_3e_"><text:span text:style-name="T1">[</text:span><text:a xlink:type="simple" xlink:href="https://www.biusante.parisdescartes.fr/histoire/medica/resultats/index.php?do=zoom&amp;cote=37020d&amp;p=1069" text:style-name="Internet_20_link" text:visited-style-name="Visited_20_Internet_20_Link"><text:span text:style-name="Internet_20_link"><text:span text:style-name="T1">p. 1055</text:span></text:span></text:a><text:span text:style-name="T1">] </text:span><text:span text:style-name="T3">odorant</text:span><text:span text:style-name="T1"> — odorus, riechend, odorate, odoroso, oloroso.</text:span></text:p>
      <text:p text:style-name="_3c_grc_3e_"><text:span text:style-name="T4">ὀ</text:span>σμ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70" text:style-name="Internet_20_link" text:visited-style-name="Visited_20_Internet_20_Link"><text:span text:style-name="Internet_20_link"><text:span text:style-name="T1">p. 1056</text:span></text:span></text:a><text:span text:style-name="T1">] </text:span><text:span text:style-name="T3">odorat</text:span><text:span text:style-name="T1"> — odoratus, Geruchsinn, smell, odorato, odorato.</text:span></text:p>
      <text:p text:style-name="_3c_grc_3e_"><text:span text:style-name="T4">ὄ</text:span>σφρησις</text:p>
      <text:p text:style-name="_3c_entry_3e_"><text:span text:style-name="T1">[</text:span><text:a xlink:type="simple" xlink:href="https://www.biusante.parisdescartes.fr/histoire/medica/resultats/index.php?do=zoom&amp;cote=37020d&amp;p=1070" text:style-name="Internet_20_link" text:visited-style-name="Visited_20_Internet_20_Link"><text:span text:style-name="Internet_20_link"><text:span text:style-name="T1">p. 1056</text:span></text:span></text:a><text:span text:style-name="T1">] </text:span><text:span text:style-name="T3">œdémateux</text:span><text:span text:style-name="T1"> — œdematodes, Ödematös, œdematous, edematoso, edematoso.</text:span></text:p>
      <text:p text:style-name="_3c_grc_3e_"><text:soft-page-break/><text:span text:style-name="T4">οἰδ</text:span>ηματώ<text:span text:style-name="T4">δη</text:span>ς</text:p>
      <text:p text:style-name="_3c_entry_3e_"><text:span text:style-name="T1">[</text:span><text:a xlink:type="simple" xlink:href="https://www.biusante.parisdescartes.fr/histoire/medica/resultats/index.php?do=zoom&amp;cote=37020d&amp;p=1070" text:style-name="Internet_20_link" text:visited-style-name="Visited_20_Internet_20_Link"><text:span text:style-name="Internet_20_link"><text:span text:style-name="T1">p. 1056</text:span></text:span></text:a><text:span text:style-name="T1">] </text:span><text:span text:style-name="T3">œdème</text:span><text:span text:style-name="T1"> — œdema, Œdem, Wassergeschwulst, œdema, edema, edema.</text:span></text:p>
      <text:p text:style-name="_3c_grc_3e_"><text:span text:style-name="T4">οἴδη</text:span>μα</text:p>
      <text:p text:style-name="_3c_entry_3e_"><text:span text:style-name="T1">[</text:span><text:a xlink:type="simple" xlink:href="https://www.biusante.parisdescartes.fr/histoire/medica/resultats/index.php?do=zoom&amp;cote=37020d&amp;p=1070" text:style-name="Internet_20_link" text:visited-style-name="Visited_20_Internet_20_Link"><text:span text:style-name="Internet_20_link"><text:span text:style-name="T1">p. 1056</text:span></text:span></text:a><text:span text:style-name="T1">] </text:span><text:span text:style-name="T3">œil</text:span><text:span text:style-name="T1"> — oculus, Auge, eye, ocçhio, ojo.</text:span></text:p>
      <text:p text:style-name="_3c_grc_3e_"><text:span text:style-name="T4">ὢψ </text:span>—<text:span text:style-name="T4"> ὀ</text:span>φθαλ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72" text:style-name="Internet_20_link" text:visited-style-name="Visited_20_Internet_20_Link"><text:span text:style-name="Internet_20_link"><text:span text:style-name="T1">p. 1058</text:span></text:span></text:a><text:span text:style-name="T1">] </text:span><text:span text:style-name="T3">œnéléon</text:span><text:span text:style-name="T1"> — œnelœon, Weinöl, œnelœum, eneleo, eneleo.</text:span></text:p>
      <text:p text:style-name="_3c_grc_3e_">ο<text:span text:style-name="T4">ἰ</text:span>νέλα<text:span text:style-name="T4">ιο</text:span>ν</text:p>
      <text:p text:style-name="_3c_entry_3e_"><text:span text:style-name="T1">[</text:span><text:a xlink:type="simple" xlink:href="https://www.biusante.parisdescartes.fr/histoire/medica/resultats/index.php?do=zoom&amp;cote=37020d&amp;p=1072" text:style-name="Internet_20_link" text:visited-style-name="Visited_20_Internet_20_Link"><text:span text:style-name="Internet_20_link"><text:span text:style-name="T1">p. 1058</text:span></text:span></text:a><text:span text:style-name="T1">] </text:span><text:span text:style-name="T3">œnogala</text:span><text:span text:style-name="T1"> — œnogala, Weinmolken, œnogala, enogala, enogala.</text:span></text:p>
      <text:p text:style-name="_3c_grc_3e_">ο<text:span text:style-name="T4">ἰ</text:span>νόγαλα</text:p>
      <text:p text:style-name="_3c_entry_3e_"><text:span text:style-name="T1">[</text:span><text:a xlink:type="simple" xlink:href="https://www.biusante.parisdescartes.fr/histoire/medica/resultats/index.php?do=zoom&amp;cote=37020d&amp;p=1072" text:style-name="Internet_20_link" text:visited-style-name="Visited_20_Internet_20_Link"><text:span text:style-name="Internet_20_link"><text:span text:style-name="T1">p. 1058</text:span></text:span></text:a><text:span text:style-name="T1">] </text:span><text:span text:style-name="T3">œsophage</text:span><text:span text:style-name="T1"> — œsophagus, Speiseröhre, œsophagus, esofago, esofago.</text:span></text:p>
      <text:p text:style-name="_3c_grc_3e_">ο<text:span text:style-name="T4">ἰ</text:span>σοφάγος</text:p>
      <text:p text:style-name="_3c_entry_3e_"><text:span text:style-name="T1">[</text:span><text:a xlink:type="simple" xlink:href="https://www.biusante.parisdescartes.fr/histoire/medica/resultats/index.php?do=zoom&amp;cote=37020d&amp;p=1074" text:style-name="Internet_20_link" text:visited-style-name="Visited_20_Internet_20_Link"><text:span text:style-name="Internet_20_link"><text:span text:style-name="T1">p. 1060</text:span></text:span></text:a><text:span text:style-name="T1">] </text:span><text:span text:style-name="T3">œuf</text:span><text:span text:style-name="T1"> — ovum, Ei, egg, uovo, huevo.</text:span></text:p>
      <text:p text:style-name="_3c_grc_3e_"><text:span text:style-name="T4">ὠὸ</text:span>ν</text:p>
      <text:p text:style-name="_3c_entry_3e_"><text:span text:style-name="T1">[</text:span><text:a xlink:type="simple" xlink:href="https://www.biusante.parisdescartes.fr/histoire/medica/resultats/index.php?do=zoom&amp;cote=37020d&amp;p=1074" text:style-name="Internet_20_link" text:visited-style-name="Visited_20_Internet_20_Link"><text:span text:style-name="Internet_20_link"><text:span text:style-name="T1">p. 1060</text:span></text:span></text:a><text:span text:style-name="T1">] </text:span><text:span text:style-name="T3">officine</text:span><text:span text:style-name="T1"> — officine.</text:span></text:p>
      <text:p text:style-name="_3c_grc_3e_"><text:span text:style-name="T4">ἐ</text:span>ργαστήρι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074" text:style-name="Internet_20_link" text:visited-style-name="Visited_20_Internet_20_Link"><text:span text:style-name="Internet_20_link"><text:span text:style-name="T1">p. 1060</text:span></text:span></text:a><text:span text:style-name="T1">] </text:span><text:span text:style-name="T3">oignon</text:span><text:span text:style-name="T1"> — cepa, Zwiebel, onion, cipolla, cebolla.</text:span></text:p>
      <text:p text:style-name="_3c_grc_3e_">κρ<text:span text:style-name="T4">ό</text:span>μυον</text:p>
      <text:p text:style-name="_3c_entry_3e_"><text:span text:style-name="T1">[</text:span><text:a xlink:type="simple" xlink:href="https://www.biusante.parisdescartes.fr/histoire/medica/resultats/index.php?do=zoom&amp;cote=37020d&amp;p=1074" text:style-name="Internet_20_link" text:visited-style-name="Visited_20_Internet_20_Link"><text:span text:style-name="Internet_20_link"><text:span text:style-name="T1">p. 1060</text:span></text:span></text:a><text:span text:style-name="T1">] </text:span><text:span text:style-name="T3">oiseaux</text:span><text:span text:style-name="T1"> — aves, Vögel, birds, uccelli, aves.</text:span></text:p>
      <text:p text:style-name="_3c_grc_3e_"><text:span text:style-name="T4">ὄ</text:span>ρνιθες</text:p>
      <text:p text:style-name="_3c_entry_3e_"><text:span text:style-name="T1">[</text:span><text:a xlink:type="simple" xlink:href="https://www.biusante.parisdescartes.fr/histoire/medica/resultats/index.php?do=zoom&amp;cote=37020d&amp;p=1075" text:style-name="Internet_20_link" text:visited-style-name="Visited_20_Internet_20_Link"><text:span text:style-name="Internet_20_link"><text:span text:style-name="T1">p. 1061</text:span></text:span></text:a><text:span text:style-name="T1">] </text:span><text:span text:style-name="T3">oléagineux</text:span><text:span text:style-name="T1"> — oleosus, Ölig, olxaginous, oleaginoso, oleaginoso.</text:span></text:p>
      <text:p text:style-name="_3c_grc_3e_"><text:span text:style-name="T4">ἐ</text:span>λαι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077" text:style-name="Internet_20_link" text:visited-style-name="Visited_20_Internet_20_Link"><text:span text:style-name="Internet_20_link"><text:span text:style-name="T1">p. 1063</text:span></text:span></text:a><text:span text:style-name="T1">] </text:span><text:span text:style-name="T3">olfaction</text:span><text:span text:style-name="T1"> — olfactio, Riechen, olfaction, olfazione, olfacion.</text:span></text:p>
      <text:p text:style-name="_3c_grc_3e_"><text:span text:style-name="T5">ὄσφρησις</text:span></text:p>
      <text:p text:style-name="_3c_entry_3e_"><text:span text:style-name="T1">[</text:span><text:a xlink:type="simple" xlink:href="https://www.biusante.parisdescartes.fr/histoire/medica/resultats/index.php?do=zoom&amp;cote=37020d&amp;p=1077" text:style-name="Internet_20_link" text:visited-style-name="Visited_20_Internet_20_Link"><text:span text:style-name="Internet_20_link"><text:span text:style-name="T1">p. 1063</text:span></text:span></text:a><text:span text:style-name="T1">] </text:span><text:span text:style-name="T3">oliban</text:span><text:span text:style-name="T1"> — olibanum, thus, Weihrauch, olibanum, frank incense, manna thuris, olibano, olibano.</text:span></text:p>
      <text:p text:style-name="_3c_grc_3e_">λιβανω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77" text:style-name="Internet_20_link" text:visited-style-name="Visited_20_Internet_20_Link"><text:span text:style-name="Internet_20_link"><text:span text:style-name="T1">p. 1063</text:span></text:span></text:a><text:span text:style-name="T1">] </text:span><text:span text:style-name="T3">oligopsychie</text:span><text:span text:style-name="T1"> — oligopsychia.</text:span></text:p>
      <text:p text:style-name="_3c_grc_3e_"><text:span text:style-name="T4">ὀ</text:span>λιγοψυχία</text:p>
      <text:p text:style-name="_3c_entry_3e_"><text:span text:style-name="T1">[</text:span><text:a xlink:type="simple" xlink:href="https://www.biusante.parisdescartes.fr/histoire/medica/resultats/index.php?do=zoom&amp;cote=37020d&amp;p=1077" text:style-name="Internet_20_link" text:visited-style-name="Visited_20_Internet_20_Link"><text:span text:style-name="Internet_20_link"><text:span text:style-name="T1">p. 1063</text:span></text:span></text:a><text:span text:style-name="T1">] </text:span><text:span text:style-name="T3">olive</text:span><text:span text:style-name="T1"> — olwa, Olive, olive, oliva, aceituna, oliva.</text:span></text:p>
      <text:p text:style-name="_3c_grc_3e_"><text:span text:style-name="T4">ἐ</text:span>λαία</text:p>
      <text:p text:style-name="_3c_entry_3e_"><text:span text:style-name="T1">[</text:span><text:a xlink:type="simple" xlink:href="https://www.biusante.parisdescartes.fr/histoire/medica/resultats/index.php?do=zoom&amp;cote=37020d&amp;p=1078" text:style-name="Internet_20_link" text:visited-style-name="Visited_20_Internet_20_Link"><text:span text:style-name="Internet_20_link"><text:span text:style-name="T1">p. 1064</text:span></text:span></text:a><text:span text:style-name="T1">] </text:span><text:span text:style-name="T3">olophlyctide</text:span><text:span text:style-name="T1"> — </text:span></text:p>
      <text:p text:style-name="_3c_grc_3e_"><text:span text:style-name="T4">ὀ</text:span>λοφλυκ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078" text:style-name="Internet_20_link" text:visited-style-name="Visited_20_Internet_20_Link"><text:span text:style-name="Internet_20_link"><text:span text:style-name="T1">p. 1064</text:span></text:span></text:a><text:span text:style-name="T1">] </text:span><text:span text:style-name="T3">ombilic</text:span><text:span text:style-name="T1"> — umbilicus, Nabel, navel, ombilico, ombligo.</text:span></text:p>
      <text:p text:style-name="_3c_grc_3e_"><text:span text:style-name="T4">ὀ</text:span>μφα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80" text:style-name="Internet_20_link" text:visited-style-name="Visited_20_Internet_20_Link"><text:span text:style-name="Internet_20_link"><text:span text:style-name="T1">p. 1066</text:span></text:span></text:a><text:span text:style-name="T1">] </text:span><text:span text:style-name="T3">omophage</text:span><text:span text:style-name="T1"> — omophagus.</text:span></text:p>
      <text:p text:style-name="_3c_grc_3e_"><text:span text:style-name="T4">ὠ</text:span>μοφάγος</text:p>
      <text:p text:style-name="_3c_entry_3e_"><text:span text:style-name="T1">[</text:span><text:a xlink:type="simple" xlink:href="https://www.biusante.parisdescartes.fr/histoire/medica/resultats/index.php?do=zoom&amp;cote=37020d&amp;p=1080" text:style-name="Internet_20_link" text:visited-style-name="Visited_20_Internet_20_Link"><text:span text:style-name="Internet_20_link"><text:span text:style-name="T1">p. 1066</text:span></text:span></text:a><text:span text:style-name="T1">] </text:span><text:span text:style-name="T3">omoplate</text:span><text:span text:style-name="T1"> — omoplata, scapulum, Schulterblatt, omoplate, omoplata, omoplato.</text:span></text:p>
      <text:p text:style-name="_3c_grc_3e_"><text:soft-page-break/><text:span text:style-name="T4">ὠ</text:span>μοπλάται</text:p>
      <text:p text:style-name="_3c_entry_3e_"><text:span text:style-name="T1">[</text:span><text:a xlink:type="simple" xlink:href="https://www.biusante.parisdescartes.fr/histoire/medica/resultats/index.php?do=zoom&amp;cote=37020d&amp;p=1081" text:style-name="Internet_20_link" text:visited-style-name="Visited_20_Internet_20_Link"><text:span text:style-name="Internet_20_link"><text:span text:style-name="T1">p. 1067</text:span></text:span></text:a><text:span text:style-name="T1">] </text:span><text:span text:style-name="T3">onagre</text:span><text:span text:style-name="T1"> — onager, Waldesel, onager, onagra, onagra.</text:span></text:p>
      <text:p text:style-name="_3c_grc_3e_"><text:span text:style-name="T4">ὄ</text:span>ναγρος</text:p>
      <text:p text:style-name="_3c_entry_3e_"><text:span text:style-name="T1">[</text:span><text:a xlink:type="simple" xlink:href="https://www.biusante.parisdescartes.fr/histoire/medica/resultats/index.php?do=zoom&amp;cote=37020d&amp;p=1082" text:style-name="Internet_20_link" text:visited-style-name="Visited_20_Internet_20_Link"><text:span text:style-name="Internet_20_link"><text:span text:style-name="T1">p. 1068</text:span></text:span></text:a><text:span text:style-name="T1">] </text:span><text:span text:style-name="T3">onction</text:span><text:span text:style-name="T1"> — unctio, illitio, Salbung, Einschmierung, unction, unzione, uncion.</text:span></text:p>
      <text:p text:style-name="_3c_grc_3e_"><text:span text:style-name="T4">ἔ</text:span>γχρισις</text:p>
      <text:p text:style-name="_3c_entry_3e_"><text:span text:style-name="T1">[</text:span><text:a xlink:type="simple" xlink:href="https://www.biusante.parisdescartes.fr/histoire/medica/resultats/index.php?do=zoom&amp;cote=37020d&amp;p=1082" text:style-name="Internet_20_link" text:visited-style-name="Visited_20_Internet_20_Link"><text:span text:style-name="Internet_20_link"><text:span text:style-name="T1">p. 1068</text:span></text:span></text:a><text:span text:style-name="T1">] </text:span><text:span text:style-name="T3">ondée</text:span><text:span text:style-name="T1"> — nimbus, Platzregen, shower, acquazzone, chaparron.</text:span></text:p>
      <text:p text:style-name="_3c_grc_3e_"><text:span text:style-name="T4">ὄ</text:span>μβρος</text:p>
      <text:p text:style-name="_3c_entry_3e_"><text:span text:style-name="T1">[</text:span><text:a xlink:type="simple" xlink:href="https://www.biusante.parisdescartes.fr/histoire/medica/resultats/index.php?do=zoom&amp;cote=37020d&amp;p=1082" text:style-name="Internet_20_link" text:visited-style-name="Visited_20_Internet_20_Link"><text:span text:style-name="Internet_20_link"><text:span text:style-name="T1">p. 1068</text:span></text:span></text:a><text:span text:style-name="T1">] </text:span><text:span text:style-name="T3">ongle</text:span><text:span text:style-name="T1"> — unguis, Nagel, nail, unghia, una.</text:span></text:p>
      <text:p text:style-name="_3c_grc_3e_"><text:span text:style-name="T4">ὄ</text:span>νυξ</text:p>
      <text:p text:style-name="_3c_entry_3e_"><text:span text:style-name="T1">[</text:span><text:a xlink:type="simple" xlink:href="https://www.biusante.parisdescartes.fr/histoire/medica/resultats/index.php?do=zoom&amp;cote=37020d&amp;p=1083" text:style-name="Internet_20_link" text:visited-style-name="Visited_20_Internet_20_Link"><text:span text:style-name="Internet_20_link"><text:span text:style-name="T1">p. 1069</text:span></text:span></text:a><text:span text:style-name="T1">] </text:span><text:span text:style-name="T3">onguent</text:span><text:span text:style-name="T1"> — unguentum, Salbe, unguent, oilment, unguento, unguento.</text:span></text:p>
      <text:p text:style-name="_3c_grc_3e_"><text:span text:style-name="T4">ἔ</text:span>γχρισμα</text:p>
      <text:p text:style-name="_3c_entry_3e_"><text:span text:style-name="T1">[</text:span><text:a xlink:type="simple" xlink:href="https://www.biusante.parisdescartes.fr/histoire/medica/resultats/index.php?do=zoom&amp;cote=37020d&amp;p=1083" text:style-name="Internet_20_link" text:visited-style-name="Visited_20_Internet_20_Link"><text:span text:style-name="Internet_20_link"><text:span text:style-name="T1">p. 1069</text:span></text:span></text:a><text:span text:style-name="T1">] </text:span><text:span text:style-name="T3">onirocritique</text:span><text:span text:style-name="T1"> — </text:span></text:p>
      <text:p text:style-name="_3c_grc_3e_"><text:span text:style-name="T4">ὀ</text:span>νειροκριτικ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1083" text:style-name="Internet_20_link" text:visited-style-name="Visited_20_Internet_20_Link"><text:span text:style-name="Internet_20_link"><text:span text:style-name="T1">p. 1069</text:span></text:span></text:a><text:span text:style-name="T1">] </text:span><text:span text:style-name="T3">onirogme</text:span><text:span text:style-name="T1"> — Pollution, nächtlicher Samenverlust, pollution, polluzione, polucion.</text:span></text:p>
      <text:p text:style-name="_3c_grc_3e_"><text:span text:style-name="T4">ὀ</text:span>νειρω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84" text:style-name="Internet_20_link" text:visited-style-name="Visited_20_Internet_20_Link"><text:span text:style-name="Internet_20_link"><text:span text:style-name="T1">p. 1070</text:span></text:span></text:a><text:span text:style-name="T1">] </text:span><text:span text:style-name="T3">opération</text:span><text:span text:style-name="T1"> — operatio, Operation, operation, operazione, operation.</text:span></text:p>
      <text:p text:style-name="_3c_grc_3e_"><text:span text:style-name="T4">ἐ</text:span>ργασία</text:p>
      <text:p text:style-name="_3c_entry_3e_"><text:span text:style-name="T1">[</text:span><text:a xlink:type="simple" xlink:href="https://www.biusante.parisdescartes.fr/histoire/medica/resultats/index.php?do=zoom&amp;cote=37020d&amp;p=1084" text:style-name="Internet_20_link" text:visited-style-name="Visited_20_Internet_20_Link"><text:span text:style-name="Internet_20_link"><text:span text:style-name="T1">p. 1070</text:span></text:span></text:a><text:span text:style-name="T1">] </text:span><text:span text:style-name="T3">opercule</text:span><text:span text:style-name="T1"> — operculum, Deckel, operculum, opercolo, tapa.</text:span></text:p>
      <text:p text:style-name="_3c_grc_3e_">π<text:span text:style-name="T4">ῶ</text:span>μα</text:p>
      <text:p text:style-name="_3c_entry_3e_"><text:span text:style-name="T1">[</text:span><text:a xlink:type="simple" xlink:href="https://www.biusante.parisdescartes.fr/histoire/medica/resultats/index.php?do=zoom&amp;cote=37020d&amp;p=1085" text:style-name="Internet_20_link" text:visited-style-name="Visited_20_Internet_20_Link"><text:span text:style-name="Internet_20_link"><text:span text:style-name="T1">p. 1071</text:span></text:span></text:a><text:span text:style-name="T1">] </text:span><text:span text:style-name="T3">ophthalmie</text:span><text:span text:style-name="T1"> — ophthalmia, Augenentzündung, ophthalmy, ophthalmitis, ottalmia, oftalmia, oftalmia.</text:span></text:p>
      <text:p text:style-name="_3c_grc_3e_"><text:span text:style-name="T4">ὀ</text:span>φθαλμία</text:p>
      <text:p text:style-name="_3c_entry_3e_"><text:span text:style-name="T1">[</text:span><text:a xlink:type="simple" xlink:href="https://www.biusante.parisdescartes.fr/histoire/medica/resultats/index.php?do=zoom&amp;cote=37020d&amp;p=1088" text:style-name="Internet_20_link" text:visited-style-name="Visited_20_Internet_20_Link"><text:span text:style-name="Internet_20_link"><text:span text:style-name="T1">p. 1074</text:span></text:span></text:a><text:span text:style-name="T1">] </text:span><text:span text:style-name="T3">opisthotonos</text:span><text:span text:style-name="T1"> — opisthotonus, Opisthotonus, opisthotonus, opistotono, opistotonos.</text:span></text:p>
      <text:p text:style-name="_3c_grc_3e_"><text:span text:style-name="T4">ὀ</text:span>πισθότονος</text:p>
      <text:p text:style-name="_3c_entry_3e_"><text:span text:style-name="T1">[</text:span><text:a xlink:type="simple" xlink:href="https://www.biusante.parisdescartes.fr/histoire/medica/resultats/index.php?do=zoom&amp;cote=37020d&amp;p=1089" text:style-name="Internet_20_link" text:visited-style-name="Visited_20_Internet_20_Link"><text:span text:style-name="Internet_20_link"><text:span text:style-name="T1">p. 1075</text:span></text:span></text:a><text:span text:style-name="T1">] </text:span><text:span text:style-name="T3">opobalsamum</text:span><text:span text:style-name="T1"> — Mekkabalsam, opobalsam, opobalsamo, opobalsamo.</text:span></text:p>
      <text:p text:style-name="_3c_grc_3e_"><text:span text:style-name="T4">ὀ</text:span>ποβάλσαμον</text:p>
      <text:p text:style-name="_3c_entry_3e_"><text:span text:style-name="T1">[</text:span><text:a xlink:type="simple" xlink:href="https://www.biusante.parisdescartes.fr/histoire/medica/resultats/index.php?do=zoom&amp;cote=37020d&amp;p=1089" text:style-name="Internet_20_link" text:visited-style-name="Visited_20_Internet_20_Link"><text:span text:style-name="Internet_20_link"><text:span text:style-name="T1">p. 1075</text:span></text:span></text:a><text:span text:style-name="T1">] </text:span><text:span text:style-name="T3">opopanax</text:span><text:span text:style-name="T1"> — Opopanax, opopanax, opopanaco, opopanaco.</text:span></text:p>
      <text:p text:style-name="_3c_grc_3e_"><text:span text:style-name="T4">ὀ</text:span>ποπάναξ</text:p>
      <text:p text:style-name="_3c_entry_3e_"><text:span text:style-name="T1">[</text:span><text:a xlink:type="simple" xlink:href="https://www.biusante.parisdescartes.fr/histoire/medica/resultats/index.php?do=zoom&amp;cote=37020d&amp;p=1089" text:style-name="Internet_20_link" text:visited-style-name="Visited_20_Internet_20_Link"><text:span text:style-name="Internet_20_link"><text:span text:style-name="T1">p. 1075</text:span></text:span></text:a><text:span text:style-name="T1">] </text:span><text:span text:style-name="T3">oppilation</text:span><text:span text:style-name="T1"> — oppilatio, Verstopfung, oppilation, oppilazione, opilation.</text:span></text:p>
      <text:p text:style-name="_3c_grc_3e_"><text:span text:style-name="T4">ἔ</text:span>μφραξις</text:p>
      <text:p text:style-name="_3c_entry_3e_"><text:span text:style-name="T1">[</text:span><text:a xlink:type="simple" xlink:href="https://www.biusante.parisdescartes.fr/histoire/medica/resultats/index.php?do=zoom&amp;cote=37020d&amp;p=1090" text:style-name="Internet_20_link" text:visited-style-name="Visited_20_Internet_20_Link"><text:span text:style-name="Internet_20_link"><text:span text:style-name="T1">p. 1076</text:span></text:span></text:a><text:span text:style-name="T1">] </text:span><text:span text:style-name="T3">opportunité</text:span><text:span text:style-name="T1"> — opportunitas, günstige Gelegenheit, opportunity, opportunità, oportunidad.</text:span></text:p>
      <text:p text:style-name="_3c_grc_3e_">και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90" text:style-name="Internet_20_link" text:visited-style-name="Visited_20_Internet_20_Link"><text:span text:style-name="Internet_20_link"><text:span text:style-name="T1">p. 1076</text:span></text:span></text:a><text:span text:style-name="T1">] </text:span><text:span text:style-name="T3">opsigone</text:span><text:span text:style-name="T1"> — opsigonus, nachgeboren, nachkommend, Weisheitszahn, opsigonous, ossigono, opsigono.</text:span></text:p>
      <text:p text:style-name="_3c_grc_3e_"><text:span text:style-name="T4">ὀ</text:span>ψίγονος</text:p>
      <text:p text:style-name="_3c_entry_3e_"><text:span text:style-name="T1">[</text:span><text:a xlink:type="simple" xlink:href="https://www.biusante.parisdescartes.fr/histoire/medica/resultats/index.php?do=zoom&amp;cote=37020d&amp;p=1090" text:style-name="Internet_20_link" text:visited-style-name="Visited_20_Internet_20_Link"><text:span text:style-name="Internet_20_link"><text:span text:style-name="T1">p. 1076</text:span></text:span></text:a><text:span text:style-name="T1">] </text:span><text:span text:style-name="T3">opsomane</text:span><text:span text:style-name="T1"> — opsomanes, opsomano.</text:span></text:p>
      <text:p text:style-name="_3c_grc_3e_"><text:soft-page-break/><text:span text:style-name="T4">ὀ</text:span>ψομα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090" text:style-name="Internet_20_link" text:visited-style-name="Visited_20_Internet_20_Link"><text:span text:style-name="Internet_20_link"><text:span text:style-name="T1">p. 1076</text:span></text:span></text:a><text:span text:style-name="T1">] </text:span><text:span text:style-name="T3">optique2</text:span><text:span text:style-name="T1"> — opticus, optisch, optic, ottico, optico.</text:span></text:p>
      <text:p text:style-name="_3c_grc_3e_"><text:span text:style-name="T4">ὀ</text:span>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91" text:style-name="Internet_20_link" text:visited-style-name="Visited_20_Internet_20_Link"><text:span text:style-name="Internet_20_link"><text:span text:style-name="T1">p. 1077</text:span></text:span></text:a><text:span text:style-name="T1">] </text:span><text:span text:style-name="T3">or</text:span><text:span text:style-name="T1"> — aurum, Gold, gold, oro, oro.</text:span></text:p>
      <text:p text:style-name="_3c_grc_3e_"><text:span text:style-name="T4">χ</text:span>ρυσ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1096" text:style-name="Internet_20_link" text:visited-style-name="Visited_20_Internet_20_Link"><text:span text:style-name="Internet_20_link"><text:span text:style-name="T1">p. 1082</text:span></text:span></text:a><text:span text:style-name="T1">] </text:span><text:span text:style-name="T3">organe</text:span><text:span text:style-name="T1"> — organum, Organ, Werkzeug, organ, organo, organo.</text:span></text:p>
      <text:p text:style-name="_3c_grc_3e_"><text:span text:style-name="T4">ὄργανον</text:span></text:p>
      <text:p text:style-name="_3c_entry_3e_"><text:span text:style-name="T1">[</text:span><text:a xlink:type="simple" xlink:href="https://www.biusante.parisdescartes.fr/histoire/medica/resultats/index.php?do=zoom&amp;cote=37020d&amp;p=1099" text:style-name="Internet_20_link" text:visited-style-name="Visited_20_Internet_20_Link"><text:span text:style-name="Internet_20_link"><text:span text:style-name="T1">p. 1085</text:span></text:span></text:a><text:span text:style-name="T1">] </text:span><text:span text:style-name="T3">orgasme</text:span><text:span text:style-name="T1"> — orgasmus, BlutwaUung, Blutkongestion, orgasm, orgasmo.</text:span></text:p>
      <text:p text:style-name="_3c_grc_3e_"><text:span text:style-name="T4">ὀ</text:span>ργ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099" text:style-name="Internet_20_link" text:visited-style-name="Visited_20_Internet_20_Link"><text:span text:style-name="Internet_20_link"><text:span text:style-name="T1">p. 1085</text:span></text:span></text:a><text:span text:style-name="T1">] </text:span><text:span text:style-name="T3">orge</text:span><text:span text:style-name="T1"> — hördeum, Gerste, barley, orzo, cebada.</text:span></text:p>
      <text:p text:style-name="_3c_grc_3e_">κριθ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00" text:style-name="Internet_20_link" text:visited-style-name="Visited_20_Internet_20_Link"><text:span text:style-name="Internet_20_link"><text:span text:style-name="T1">p. 1086</text:span></text:span></text:a><text:span text:style-name="T1">] </text:span><text:span text:style-name="T3">origine</text:span><text:span text:style-name="T1"> — initium, Ursprung, origin, origine, origen.</text:span></text:p>
      <text:p text:style-name="_3c_grc_3e_"><text:span text:style-name="T4">ἀ</text:span>ρ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01" text:style-name="Internet_20_link" text:visited-style-name="Visited_20_Internet_20_Link"><text:span text:style-name="Internet_20_link"><text:span text:style-name="T1">p. 1087</text:span></text:span></text:a><text:span text:style-name="T1">] </text:span><text:span text:style-name="T3">orthopnée</text:span><text:span text:style-name="T1"> — orthopnæa, Orthopnœ, orthopnæa, ortopnea, ortopnea.</text:span></text:p>
      <text:p text:style-name="_3c_grc_3e_"><text:span text:style-name="T4">ὀρθό</text:span>πνοια</text:p>
      <text:p text:style-name="_3c_entry_3e_"><text:span text:style-name="T1">[</text:span><text:a xlink:type="simple" xlink:href="https://www.biusante.parisdescartes.fr/histoire/medica/resultats/index.php?do=zoom&amp;cote=37020d&amp;p=1102" text:style-name="Internet_20_link" text:visited-style-name="Visited_20_Internet_20_Link"><text:span text:style-name="Internet_20_link"><text:span text:style-name="T1">p. 1088</text:span></text:span></text:a><text:span text:style-name="T1">] </text:span><text:span text:style-name="T3">ortie</text:span><text:span text:style-name="T1"> — urtica, Birennessel, nettle, ortica, ortiga.</text:span></text:p>
      <text:p text:style-name="_3c_grc_3e_">κνί<text:span text:style-name="T4">δ</text:span>η</text:p>
      <text:p text:style-name="_3c_entry_3e_"><text:span text:style-name="T1">[</text:span><text:a xlink:type="simple" xlink:href="https://www.biusante.parisdescartes.fr/histoire/medica/resultats/index.php?do=zoom&amp;cote=37020d&amp;p=1102" text:style-name="Internet_20_link" text:visited-style-name="Visited_20_Internet_20_Link"><text:span text:style-name="Internet_20_link"><text:span text:style-name="T1">p. 1088</text:span></text:span></text:a><text:span text:style-name="T1">] </text:span><text:span text:style-name="T3">os</text:span><text:span text:style-name="T1"> — Knochen, Bein, bone, osso, hueso.</text:span></text:p>
      <text:p text:style-name="_3c_grc_3e_"><text:span text:style-name="T5">ὀ</text:span><text:span text:style-name="T1">στέ</text:span><text:span text:style-name="T5">ον</text:span></text:p>
      <text:p text:style-name="_3c_entry_3e_"><text:span text:style-name="T1">[</text:span><text:a xlink:type="simple" xlink:href="https://www.biusante.parisdescartes.fr/histoire/medica/resultats/index.php?do=zoom&amp;cote=37020d&amp;p=1103" text:style-name="Internet_20_link" text:visited-style-name="Visited_20_Internet_20_Link"><text:span text:style-name="Internet_20_link"><text:span text:style-name="T1">p. 1089</text:span></text:span></text:a><text:span text:style-name="T1">] </text:span><text:span text:style-name="T3">osseux</text:span><text:span text:style-name="T1"> — osseus, knöchern, osseous, osseo, huesoso.</text:span></text:p>
      <text:p text:style-name="_3c_grc_3e_"><text:span text:style-name="T4">ὀ</text:span>στ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104" text:style-name="Internet_20_link" text:visited-style-name="Visited_20_Internet_20_Link"><text:span text:style-name="Internet_20_link"><text:span text:style-name="T1">p. 1090</text:span></text:span></text:a><text:span text:style-name="T1">] </text:span><text:span text:style-name="T3">ostagre</text:span><text:span text:style-name="T1"> — ostagra, Knochenzange, ostagra, ostagra.</text:span></text:p>
      <text:p text:style-name="_3c_grc_3e_"><text:span text:style-name="T4">ὀ</text:span>στάγρα</text:p>
      <text:p text:style-name="_3c_entry_3e_"><text:span text:style-name="T1">[</text:span><text:a xlink:type="simple" xlink:href="https://www.biusante.parisdescartes.fr/histoire/medica/resultats/index.php?do=zoom&amp;cote=37020d&amp;p=1108" text:style-name="Internet_20_link" text:visited-style-name="Visited_20_Internet_20_Link"><text:span text:style-name="Internet_20_link"><text:span text:style-name="T1">p. 1094</text:span></text:span></text:a><text:span text:style-name="T1">] </text:span><text:span text:style-name="T3">otenchyte</text:span><text:span text:style-name="T1"> — otenchytes, Ohrsprüze, otenchytes, otenquitis.</text:span></text:p>
      <text:p text:style-name="_3c_grc_3e_"><text:span text:style-name="T4">ὠ</text:span>τεγχύ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110" text:style-name="Internet_20_link" text:visited-style-name="Visited_20_Internet_20_Link"><text:span text:style-name="Internet_20_link"><text:span text:style-name="T1">p. 1096</text:span></text:span></text:a><text:span text:style-name="T1">] </text:span><text:span text:style-name="T3">ouïe</text:span><text:span text:style-name="T1"> — auditus, Gehör, hearing, udito, oidd.</text:span></text:p>
      <text:p text:style-name="_3c_grc_3e_"><text:span text:style-name="T4">ἀ</text:span>κ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11" text:style-name="Internet_20_link" text:visited-style-name="Visited_20_Internet_20_Link"><text:span text:style-name="Internet_20_link"><text:span text:style-name="T1">p. 1097</text:span></text:span></text:a><text:span text:style-name="T1">] </text:span><text:span text:style-name="T3">ouraque</text:span><text:span text:style-name="T1"> — urachus, Harnstrang, uraco, uracho.</text:span></text:p>
      <text:p text:style-name="_3c_grc_3e_"><text:span text:style-name="T4">οὐραχὸς </text:span>—<text:span text:style-name="T4"> οὐ</text:span>ρα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11" text:style-name="Internet_20_link" text:visited-style-name="Visited_20_Internet_20_Link"><text:span text:style-name="Internet_20_link"><text:span text:style-name="T1">p. 1097</text:span></text:span></text:a><text:span text:style-name="T1">] </text:span><text:span text:style-name="T3">outarde</text:span><text:span text:style-name="T1"> — otis, gravipes, avis tarda, Trappe, bustard, ottarda, avutarda.</text:span></text:p>
      <text:p text:style-name="_3c_grc_3e_"><text:span text:style-name="T4">ὀτὶ</text:span>ς</text:p>
      <text:p text:style-name="_3c_entry_3e_"><text:span text:style-name="T1">[</text:span><text:a xlink:type="simple" xlink:href="https://www.biusante.parisdescartes.fr/histoire/medica/resultats/index.php?do=zoom&amp;cote=37020d&amp;p=1118" text:style-name="Internet_20_link" text:visited-style-name="Visited_20_Internet_20_Link"><text:span text:style-name="Internet_20_link"><text:span text:style-name="T1">p. 1104</text:span></text:span></text:a><text:span text:style-name="T1">] </text:span><text:span text:style-name="T3">oxélæon</text:span><text:span text:style-name="T1"> — </text:span></text:p>
      <text:p text:style-name="_3c_grc_3e_"><text:span text:style-name="T4">ὀ</text:span>ξέλαιον</text:p>
      <text:p text:style-name="_3c_entry_3e_"><text:span text:style-name="T1">[</text:span><text:a xlink:type="simple" xlink:href="https://www.biusante.parisdescartes.fr/histoire/medica/resultats/index.php?do=zoom&amp;cote=37020d&amp;p=1119" text:style-name="Internet_20_link" text:visited-style-name="Visited_20_Internet_20_Link"><text:span text:style-name="Internet_20_link"><text:span text:style-name="T1">p. 1105</text:span></text:span></text:a><text:span text:style-name="T1">] </text:span><text:span text:style-name="T3">oxycrat</text:span><text:span text:style-name="T1"> — oxycratum, Oxykrat, oxycrate, ossicrato, oxicrato.</text:span></text:p>
      <text:p text:style-name="_3c_grc_3e_"><text:span text:style-name="T4">ὀ</text:span>ξύκρατον</text:p>
      <text:p text:style-name="_3c_entry_3e_"><text:span text:style-name="T1">[</text:span><text:a xlink:type="simple" xlink:href="https://www.biusante.parisdescartes.fr/histoire/medica/resultats/index.php?do=zoom&amp;cote=37020d&amp;p=1122" text:style-name="Internet_20_link" text:visited-style-name="Visited_20_Internet_20_Link"><text:span text:style-name="Internet_20_link"><text:span text:style-name="T1">p. 1108</text:span></text:span></text:a><text:span text:style-name="T1">] </text:span><text:span text:style-name="T3">oxyécoïe</text:span><text:span text:style-name="T1"> — oxyecoia.</text:span></text:p>
      <text:p text:style-name="_3c_grc_3e_"><text:span text:style-name="T4">ὀ</text:span>ξυ<text:span text:style-name="T4">η</text:span>ο<text:span text:style-name="T4">ΐ</text:span>α</text:p>
      <text:p text:style-name="_3c_entry_3e_"><text:soft-page-break/><text:span text:style-name="T1">[</text:span><text:a xlink:type="simple" xlink:href="https://www.biusante.parisdescartes.fr/histoire/medica/resultats/index.php?do=zoom&amp;cote=37020d&amp;p=1123" text:style-name="Internet_20_link" text:visited-style-name="Visited_20_Internet_20_Link"><text:span text:style-name="Internet_20_link"><text:span text:style-name="T1">p. 1109</text:span></text:span></text:a><text:span text:style-name="T1">] </text:span><text:span text:style-name="T3">oxymel</text:span><text:span text:style-name="T1"> — oxymel, Sauerhonig, oxymel, ossimele, oximiel.</text:span></text:p>
      <text:p text:style-name="_3c_grc_3e_"><text:span text:style-name="T4">ὀ</text:span>ξύ<text:span text:style-name="T4">μ</text:span>ελι</text:p>
      <text:p text:style-name="_3c_entry_3e_"><text:span text:style-name="T1">[</text:span><text:a xlink:type="simple" xlink:href="https://www.biusante.parisdescartes.fr/histoire/medica/resultats/index.php?do=zoom&amp;cote=37020d&amp;p=1123" text:style-name="Internet_20_link" text:visited-style-name="Visited_20_Internet_20_Link"><text:span text:style-name="Internet_20_link"><text:span text:style-name="T1">p. 1109</text:span></text:span></text:a><text:span text:style-name="T1">] </text:span><text:span text:style-name="T3">oxyregmie</text:span><text:span text:style-name="T1"> — oxyregmia, ossiregmid, ossiregmid.</text:span></text:p>
      <text:p text:style-name="_3c_grc_3e_"><text:span text:style-name="T4">ὀ</text:span>ξυρεγ<text:span text:style-name="T4">μ</text:span>ία</text:p>
      <text:p text:style-name="_3c_entry_3e_"><text:span text:style-name="T1">[</text:span><text:a xlink:type="simple" xlink:href="https://www.biusante.parisdescartes.fr/histoire/medica/resultats/index.php?do=zoom&amp;cote=37020d&amp;p=1124" text:style-name="Internet_20_link" text:visited-style-name="Visited_20_Internet_20_Link"><text:span text:style-name="Internet_20_link"><text:span text:style-name="T1">p. 1110</text:span></text:span></text:a><text:span text:style-name="T1">] </text:span><text:span text:style-name="T3">ozène</text:span><text:span text:style-name="T1"> — ozœna, Ozœna, stinkendes Nasengeschwür, ozœna, ozena, ozena.</text:span></text:p>
      <text:p text:style-name="_3c_grc_3e_"><text:span text:style-name="T4">ὄ</text:span>ζαινα</text:p>
      <text:p text:style-name="_3c_entry_3e_"><text:span text:style-name="T1">[</text:span><text:a xlink:type="simple" xlink:href="https://www.biusante.parisdescartes.fr/histoire/medica/resultats/index.php?do=zoom&amp;cote=37020d&amp;p=1126" text:style-name="Internet_20_link" text:visited-style-name="Visited_20_Internet_20_Link"><text:span text:style-name="Internet_20_link"><text:span text:style-name="T1">p. 1112</text:span></text:span></text:a><text:span text:style-name="T1">] </text:span><text:span text:style-name="T3">paille</text:span><text:span text:style-name="T1"> — stramen, Stroh, straw, paglia, poja.</text:span></text:p>
      <text:p text:style-name="_3c_grc_3e_"><text:span text:style-name="T4">ἄ</text:span>χυρον</text:p>
      <text:p text:style-name="_3c_entry_3e_"><text:span text:style-name="T1">[</text:span><text:a xlink:type="simple" xlink:href="https://www.biusante.parisdescartes.fr/histoire/medica/resultats/index.php?do=zoom&amp;cote=37020d&amp;p=1126" text:style-name="Internet_20_link" text:visited-style-name="Visited_20_Internet_20_Link"><text:span text:style-name="Internet_20_link"><text:span text:style-name="T1">p. 1112</text:span></text:span></text:a><text:span text:style-name="T1">] </text:span><text:span text:style-name="T3">pain</text:span><text:span text:style-name="T1"> — panis, Brod, bread, pane, pan.</text:span></text:p>
      <text:p text:style-name="_3c_grc_3e_"><text:span text:style-name="T4">ἄ</text:span>ρτος</text:p>
      <text:p text:style-name="_3c_entry_3e_"><text:span text:style-name="T1">[</text:span><text:a xlink:type="simple" xlink:href="https://www.biusante.parisdescartes.fr/histoire/medica/resultats/index.php?do=zoom&amp;cote=37020d&amp;p=1127" text:style-name="Internet_20_link" text:visited-style-name="Visited_20_Internet_20_Link"><text:span text:style-name="Internet_20_link"><text:span text:style-name="T1">p. 1113</text:span></text:span></text:a><text:span text:style-name="T1">] </text:span><text:span text:style-name="T3">palais</text:span><text:span text:style-name="T1"> — palatum, Gaumen, palate, palato, paladar.</text:span></text:p>
      <text:p text:style-name="_3c_grc_3e_">ο<text:span text:style-name="T4">ὐ</text:span>ραν<text:span text:style-name="T4">ὸ</text:span>ς — ο<text:span text:style-name="T4">ὐ</text:span>ρανίσκος</text:p>
      <text:p text:style-name="_3c_entry_3e_"><text:span text:style-name="T1">[</text:span><text:a xlink:type="simple" xlink:href="https://www.biusante.parisdescartes.fr/histoire/medica/resultats/index.php?do=zoom&amp;cote=37020d&amp;p=1128" text:style-name="Internet_20_link" text:visited-style-name="Visited_20_Internet_20_Link"><text:span text:style-name="Internet_20_link"><text:span text:style-name="T1">p. 1114</text:span></text:span></text:a><text:span text:style-name="T1">] </text:span><text:span text:style-name="T3">pâle</text:span><text:span text:style-name="T1"> — pallidus, blass, pale, pallido, palidô.</text:span></text:p>
      <text:p text:style-name="_3c_grc_3e_"><text:span text:style-name="T4">ὠ</text:span>χ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28" text:style-name="Internet_20_link" text:visited-style-name="Visited_20_Internet_20_Link"><text:span text:style-name="Internet_20_link"><text:span text:style-name="T1">p. 1114</text:span></text:span></text:a><text:span text:style-name="T1">] </text:span><text:span text:style-name="T3">pâleur</text:span><text:span text:style-name="T1"> — pallor, Blässe, paleness, pallore, palidez.</text:span></text:p>
      <text:p text:style-name="_3c_grc_3e_"><text:span text:style-name="T4">ὦ</text:span>χρος — <text:span text:style-name="T4">ὠ</text:span>χρό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128" text:style-name="Internet_20_link" text:visited-style-name="Visited_20_Internet_20_Link"><text:span text:style-name="Internet_20_link"><text:span text:style-name="T1">p. 1114</text:span></text:span></text:a><text:span text:style-name="T1">] </text:span><text:span text:style-name="T3">palindromie</text:span><text:span text:style-name="T1"> — palindromia, Rückfall, palindromia, palindromia, palindromia.</text:span></text:p>
      <text:p text:style-name="_3c_grc_3e_">παλιν<text:span text:style-name="T4">δ</text:span>ρομία</text:p>
      <text:p text:style-name="_3c_entry_3e_"><text:span text:style-name="T1">[</text:span><text:a xlink:type="simple" xlink:href="https://www.biusante.parisdescartes.fr/histoire/medica/resultats/index.php?do=zoom&amp;cote=37020d&amp;p=1128" text:style-name="Internet_20_link" text:visited-style-name="Visited_20_Internet_20_Link"><text:span text:style-name="Internet_20_link"><text:span text:style-name="T1">p. 1114</text:span></text:span></text:a><text:span text:style-name="T1">] </text:span><text:span text:style-name="T3">palingénésie</text:span><text:span text:style-name="T1"> — palingenesis, Palingenesis, Wiedergeburt, palingenesy, palingenesia, palingenesia.</text:span></text:p>
      <text:p text:style-name="_3c_grc_3e_">παλιγγενεσία</text:p>
      <text:p text:style-name="_3c_entry_3e_"><text:span text:style-name="T1">[</text:span><text:a xlink:type="simple" xlink:href="https://www.biusante.parisdescartes.fr/histoire/medica/resultats/index.php?do=zoom&amp;cote=37020d&amp;p=1130" text:style-name="Internet_20_link" text:visited-style-name="Visited_20_Internet_20_Link"><text:span text:style-name="Internet_20_link"><text:span text:style-name="T1">p. 1116</text:span></text:span></text:a><text:span text:style-name="T1">] </text:span><text:span text:style-name="T3">palpitation</text:span><text:span text:style-name="T1"> — palpitatio, Herzklopfen, palpitation, palpitazione, palpitation.</text:span></text:p>
      <text:p text:style-name="_3c_grc_3e_">παλ<text:span text:style-name="T4">μὸ</text:span>ς</text:p>
      <text:p text:style-name="_3c_entry_3e_"><text:span text:style-name="T1">[</text:span><text:a xlink:type="simple" xlink:href="https://www.biusante.parisdescartes.fr/histoire/medica/resultats/index.php?do=zoom&amp;cote=37020d&amp;p=1130" text:style-name="Internet_20_link" text:visited-style-name="Visited_20_Internet_20_Link"><text:span text:style-name="Internet_20_link"><text:span text:style-name="T1">p. 1116</text:span></text:span></text:a><text:span text:style-name="T1">] </text:span><text:span text:style-name="T3">pamoison</text:span><text:span text:style-name="T1"> — Ohnmacht, swoon, spasimare, pasmo.</text:span></text:p>
      <text:p text:style-name="_3c_grc_3e_">λειποθυ<text:span text:style-name="T4">μ</text:span>ία</text:p>
      <text:p text:style-name="_3c_entry_3e_"><text:span text:style-name="T1">[</text:span><text:a xlink:type="simple" xlink:href="https://www.biusante.parisdescartes.fr/histoire/medica/resultats/index.php?do=zoom&amp;cote=37020d&amp;p=1130" text:style-name="Internet_20_link" text:visited-style-name="Visited_20_Internet_20_Link"><text:span text:style-name="Internet_20_link"><text:span text:style-name="T1">p. 1116</text:span></text:span></text:a><text:span text:style-name="T1">] </text:span><text:span text:style-name="T3">panacée</text:span><text:span text:style-name="T1"> — panacea, Universalmittel, panacea, panacea, panacea.</text:span></text:p>
      <text:p text:style-name="_3c_grc_3e_">πανάκεια</text:p>
      <text:p text:style-name="_3c_entry_3e_"><text:span text:style-name="T1">[</text:span><text:a xlink:type="simple" xlink:href="https://www.biusante.parisdescartes.fr/histoire/medica/resultats/index.php?do=zoom&amp;cote=37020d&amp;p=1130" text:style-name="Internet_20_link" text:visited-style-name="Visited_20_Internet_20_Link"><text:span text:style-name="Internet_20_link"><text:span text:style-name="T1">p. 1116</text:span></text:span></text:a><text:span text:style-name="T1">] </text:span><text:span text:style-name="T3">panaris</text:span><text:span text:style-name="T1"> — panaritium, reduvia, paronychia, Panaris, Nagelgeschwür, whitlow, panaris, panereccio, panadizo.</text:span></text:p>
      <text:p text:style-name="_3c_grc_3e_">παρωνυχία</text:p>
      <text:p text:style-name="_3c_entry_3e_"><text:span text:style-name="T1">[</text:span><text:a xlink:type="simple" xlink:href="https://www.biusante.parisdescartes.fr/histoire/medica/resultats/index.php?do=zoom&amp;cote=37020d&amp;p=1131" text:style-name="Internet_20_link" text:visited-style-name="Visited_20_Internet_20_Link"><text:span text:style-name="Internet_20_link"><text:span text:style-name="T1">p. 1117</text:span></text:span></text:a><text:span text:style-name="T1">] </text:span><text:span text:style-name="T3">panchreste</text:span><text:span text:style-name="T1"> — Panchrestum, pancresto, pancresto.</text:span></text:p>
      <text:p text:style-name="_3c_grc_3e_">πάγχρ<text:span text:style-name="T4">η</text:span>στος</text:p>
      <text:p text:style-name="_3c_entry_3e_"><text:span text:style-name="T1">[</text:span><text:a xlink:type="simple" xlink:href="https://www.biusante.parisdescartes.fr/histoire/medica/resultats/index.php?do=zoom&amp;cote=37020d&amp;p=1131" text:style-name="Internet_20_link" text:visited-style-name="Visited_20_Internet_20_Link"><text:span text:style-name="Internet_20_link"><text:span text:style-name="T1">p. 1117</text:span></text:span></text:a><text:span text:style-name="T1">] </text:span><text:span text:style-name="T3">panchymagogue</text:span><text:span text:style-name="T1"> — panchymagogus, Panchymagogum, panchymagogue, panchimagogo.</text:span></text:p>
      <text:p text:style-name="_3c_grc_3e_">παγχυ<text:span text:style-name="T4">μ</text:span>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31" text:style-name="Internet_20_link" text:visited-style-name="Visited_20_Internet_20_Link"><text:span text:style-name="Internet_20_link"><text:span text:style-name="T1">p. 1117</text:span></text:span></text:a><text:span text:style-name="T1">] </text:span><text:span text:style-name="T3">pancréas</text:span><text:span text:style-name="T1"> — pancreas, Bauchspeicheldrüse, Pankreas, pancreas, pancreas, pancreas.</text:span></text:p>
      <text:p text:style-name="_3c_grc_3e_">πάγκρεας</text:p>
      <text:p text:style-name="_3c_entry_3e_"><text:soft-page-break/><text:span text:style-name="T1">[</text:span><text:a xlink:type="simple" xlink:href="https://www.biusante.parisdescartes.fr/histoire/medica/resultats/index.php?do=zoom&amp;cote=37020d&amp;p=1134" text:style-name="Internet_20_link" text:visited-style-name="Visited_20_Internet_20_Link"><text:span text:style-name="Internet_20_link"><text:span text:style-name="T1">p. 1120</text:span></text:span></text:a><text:span text:style-name="T1">] </text:span><text:span text:style-name="T3">panne</text:span><text:span text:style-name="T1"> — pannus.</text:span></text:p>
      <text:p text:style-name="_3c_grc_3e_">π<text:span text:style-name="T4">ῆ</text:span>νος</text:p>
      <text:p text:style-name="_3c_entry_3e_"><text:span text:style-name="T1">[</text:span><text:a xlink:type="simple" xlink:href="https://www.biusante.parisdescartes.fr/histoire/medica/resultats/index.php?do=zoom&amp;cote=37020d&amp;p=1136" text:style-name="Internet_20_link" text:visited-style-name="Visited_20_Internet_20_Link"><text:span text:style-name="Internet_20_link"><text:span text:style-name="T1">p. 1122</text:span></text:span></text:a><text:span text:style-name="T1">] </text:span><text:span text:style-name="T3">pantophobie</text:span><text:span text:style-name="T1"> — Furcht, Furchtsamkeit, pantophoby, pantofobia, pantofobia.</text:span></text:p>
      <text:p text:style-name="_3c_grc_3e_">παντοφοβία</text:p>
      <text:p text:style-name="_3c_entry_3e_"><text:span text:style-name="T1">[</text:span><text:a xlink:type="simple" xlink:href="https://www.biusante.parisdescartes.fr/histoire/medica/resultats/index.php?do=zoom&amp;cote=37020d&amp;p=1139" text:style-name="Internet_20_link" text:visited-style-name="Visited_20_Internet_20_Link"><text:span text:style-name="Internet_20_link"><text:span text:style-name="T1">p. 1125</text:span></text:span></text:a><text:span text:style-name="T1">] </text:span><text:span text:style-name="T3">paracentèse</text:span><text:span text:style-name="T1"> — paracentesis, Durchstich, Anstechen, Abzapfen, Punktion, paracentesis, tapping, paracentesi, paracentesis.</text:span></text:p>
      <text:p text:style-name="_3c_grc_3e_">παρακέντ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140" text:style-name="Internet_20_link" text:visited-style-name="Visited_20_Internet_20_Link"><text:span text:style-name="Internet_20_link"><text:span text:style-name="T1">p. 1126</text:span></text:span></text:a><text:span text:style-name="T1">] </text:span><text:span text:style-name="T3">paracousie</text:span><text:span text:style-name="T1"> — paracusis, Ohrentönen, Falschhören, paracusis, paracusis.</text:span></text:p>
      <text:p text:style-name="_3c_grc_3e_">παρακούειν</text:p>
      <text:p text:style-name="_3c_entry_3e_"><text:span text:style-name="T1">[</text:span><text:a xlink:type="simple" xlink:href="https://www.biusante.parisdescartes.fr/histoire/medica/resultats/index.php?do=zoom&amp;cote=37020d&amp;p=1141" text:style-name="Internet_20_link" text:visited-style-name="Visited_20_Internet_20_Link"><text:span text:style-name="Internet_20_link"><text:span text:style-name="T1">p. 1127</text:span></text:span></text:a><text:span text:style-name="T1">] </text:span><text:span text:style-name="T3">paralampsie</text:span><text:span text:style-name="T1"> — paralampsis, perlmutterartiger Harnhautfleck, paralampsis, paralampsi, paralampsia.</text:span></text:p>
      <text:p text:style-name="_3c_grc_3e_">παράλα<text:span text:style-name="T4">μ</text:span>ψις</text:p>
      <text:p text:style-name="_3c_entry_3e_"><text:span text:style-name="T1">[</text:span><text:a xlink:type="simple" xlink:href="https://www.biusante.parisdescartes.fr/histoire/medica/resultats/index.php?do=zoom&amp;cote=37020d&amp;p=1141" text:style-name="Internet_20_link" text:visited-style-name="Visited_20_Internet_20_Link"><text:span text:style-name="Internet_20_link"><text:span text:style-name="T1">p. 1127</text:span></text:span></text:a><text:span text:style-name="T1">] </text:span><text:span text:style-name="T3">paralysie</text:span><text:span text:style-name="T1"> — paralysis, Lähmung, Schlag, palsy, paratisia, parctlisis.</text:span></text:p>
      <text:p text:style-name="_3c_grc_3e_">παράλυσις</text:p>
      <text:p text:style-name="_3c_entry_3e_"><text:span text:style-name="T1">[</text:span><text:a xlink:type="simple" xlink:href="https://www.biusante.parisdescartes.fr/histoire/medica/resultats/index.php?do=zoom&amp;cote=37020d&amp;p=1142" text:style-name="Internet_20_link" text:visited-style-name="Visited_20_Internet_20_Link"><text:span text:style-name="Internet_20_link"><text:span text:style-name="T1">p. 1128</text:span></text:span></text:a><text:span text:style-name="T1">] </text:span><text:span text:style-name="T3">paralytique</text:span><text:span text:style-name="T1"> — paralyticus, paralitisch, paralytic, paralitico, paralitico.</text:span></text:p>
      <text:p text:style-name="_3c_grc_3e_">παραλυ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43" text:style-name="Internet_20_link" text:visited-style-name="Visited_20_Internet_20_Link"><text:span text:style-name="Internet_20_link"><text:span text:style-name="T1">p. 1129</text:span></text:span></text:a><text:span text:style-name="T1">] </text:span><text:span text:style-name="T3">paraphimosis</text:span><text:span text:style-name="T1"> — paraphimosis, Paraphimosis, spanischer Kragen, paraphimosis, parafimosi, parafimosis.</text:span></text:p>
      <text:p text:style-name="_3c_grc_3e_">παραφί<text:span text:style-name="T4">μ</text:span>ωσις</text:p>
      <text:p text:style-name="_3c_entry_3e_"><text:span text:style-name="T1">[</text:span><text:a xlink:type="simple" xlink:href="https://www.biusante.parisdescartes.fr/histoire/medica/resultats/index.php?do=zoom&amp;cote=37020d&amp;p=1143" text:style-name="Internet_20_link" text:visited-style-name="Visited_20_Internet_20_Link"><text:span text:style-name="Internet_20_link"><text:span text:style-name="T1">p. 1129</text:span></text:span></text:a><text:span text:style-name="T1">] </text:span><text:span text:style-name="T3">paraphrosyne</text:span><text:span text:style-name="T1"> — Paraphronesis, paraphronesis, parafronesi.</text:span></text:p>
      <text:p text:style-name="_3c_grc_3e_">παραφροσύνη</text:p>
      <text:p text:style-name="_3c_entry_3e_"><text:span text:style-name="T1">[</text:span><text:a xlink:type="simple" xlink:href="https://www.biusante.parisdescartes.fr/histoire/medica/resultats/index.php?do=zoom&amp;cote=37020d&amp;p=1144" text:style-name="Internet_20_link" text:visited-style-name="Visited_20_Internet_20_Link"><text:span text:style-name="Internet_20_link"><text:span text:style-name="T1">p. 1130</text:span></text:span></text:a><text:span text:style-name="T1">] </text:span><text:span text:style-name="T3">paraplexie</text:span><text:span text:style-name="T1"> — paraplexia.</text:span></text:p>
      <text:p text:style-name="_3c_grc_3e_">παραπλ<text:span text:style-name="T4">η</text:span>ξία</text:p>
      <text:p text:style-name="_3c_entry_3e_"><text:span text:style-name="T1">[</text:span><text:a xlink:type="simple" xlink:href="https://www.biusante.parisdescartes.fr/histoire/medica/resultats/index.php?do=zoom&amp;cote=37020d&amp;p=1144" text:style-name="Internet_20_link" text:visited-style-name="Visited_20_Internet_20_Link"><text:span text:style-name="Internet_20_link"><text:span text:style-name="T1">p. 1130</text:span></text:span></text:a><text:span text:style-name="T1">] </text:span><text:span text:style-name="T3">pararthrème</text:span><text:span text:style-name="T1"> — parartrema.</text:span></text:p>
      <text:p text:style-name="_3c_grc_3e_">παράρθρημα</text:p>
      <text:p text:style-name="_3c_entry_3e_"><text:span text:style-name="T1">[</text:span><text:a xlink:type="simple" xlink:href="https://www.biusante.parisdescartes.fr/histoire/medica/resultats/index.php?do=zoom&amp;cote=37020d&amp;p=1144" text:style-name="Internet_20_link" text:visited-style-name="Visited_20_Internet_20_Link"><text:span text:style-name="Internet_20_link"><text:span text:style-name="T1">p. 1130</text:span></text:span></text:a><text:span text:style-name="T1">] </text:span><text:span text:style-name="T3">parasite</text:span><text:span text:style-name="T1"> — parasitus, Parasit, Schmarotzer, parasitic, parasitical, parassito, parassitico, parasito.</text:span></text:p>
      <text:p text:style-name="_3c_grc_3e_">παράσιτος</text:p>
      <text:p text:style-name="_3c_entry_3e_"><text:span text:style-name="T1">[</text:span><text:a xlink:type="simple" xlink:href="https://www.biusante.parisdescartes.fr/histoire/medica/resultats/index.php?do=zoom&amp;cote=37020d&amp;p=1145" text:style-name="Internet_20_link" text:visited-style-name="Visited_20_Internet_20_Link"><text:span text:style-name="Internet_20_link"><text:span text:style-name="T1">p. 1131</text:span></text:span></text:a><text:span text:style-name="T1">] </text:span><text:span text:style-name="T3">paratrimme</text:span><text:span text:style-name="T1"> — paratrimma, Wundsein, sogenannter Wolf, paratrimma, paratrimma, paratrimmo.</text:span></text:p>
      <text:p text:style-name="_3c_grc_3e_">παράτριμμα</text:p>
      <text:p text:style-name="_3c_entry_3e_"><text:span text:style-name="T1">[</text:span><text:a xlink:type="simple" xlink:href="https://www.biusante.parisdescartes.fr/histoire/medica/resultats/index.php?do=zoom&amp;cote=37020d&amp;p=1145" text:style-name="Internet_20_link" text:visited-style-name="Visited_20_Internet_20_Link"><text:span text:style-name="Internet_20_link"><text:span text:style-name="T1">p. 1131</text:span></text:span></text:a><text:span text:style-name="T1">] </text:span><text:span text:style-name="T3">parchemin</text:span><text:span text:style-name="T1"> — membranapergamena, Pergament, parchment, pergamena, pergamino.</text:span></text:p>
      <text:p text:style-name="_3c_grc_3e_">περγαμην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45" text:style-name="Internet_20_link" text:visited-style-name="Visited_20_Internet_20_Link"><text:span text:style-name="Internet_20_link"><text:span text:style-name="T1">p. 1131</text:span></text:span></text:a><text:span text:style-name="T1">] </text:span><text:span text:style-name="T3">parégorique</text:span><text:span text:style-name="T1"> — paregoricus, beruhigend, paregoric, paregorico, paregorico.</text:span></text:p>
      <text:p text:style-name="_3c_grc_3e_">παρ<text:span text:style-name="T4">η</text:span>γο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45" text:style-name="Internet_20_link" text:visited-style-name="Visited_20_Internet_20_Link"><text:span text:style-name="Internet_20_link"><text:span text:style-name="T1">p. 1131</text:span></text:span></text:a><text:span text:style-name="T1">] </text:span><text:span text:style-name="T3">paremptose</text:span><text:span text:style-name="T1"> — paremptosis, Paremptosis, paremptosis, paremptosi, paremptosis.</text:span></text:p>
      <text:p text:style-name="_3c_grc_3e_">παρέμτωσις</text:p>
      <text:p text:style-name="_3c_entry_3e_"><text:soft-page-break/><text:span text:style-name="T1">[</text:span><text:a xlink:type="simple" xlink:href="https://www.biusante.parisdescartes.fr/histoire/medica/resultats/index.php?do=zoom&amp;cote=37020d&amp;p=1145" text:style-name="Internet_20_link" text:visited-style-name="Visited_20_Internet_20_Link"><text:span text:style-name="Internet_20_link"><text:span text:style-name="T1">p. 1131</text:span></text:span></text:a><text:span text:style-name="T1">] </text:span><text:span text:style-name="T3">parencéphale</text:span><text:span text:style-name="T1"> — parencephalum, das kleine Gehirn, parencephalum, parencefalo, parencefalo.</text:span></text:p>
      <text:p text:style-name="_3c_grc_3e_">παρεγκεφα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146" text:style-name="Internet_20_link" text:visited-style-name="Visited_20_Internet_20_Link"><text:span text:style-name="Internet_20_link"><text:span text:style-name="T1">p. 1132</text:span></text:span></text:a><text:span text:style-name="T1">] </text:span><text:span text:style-name="T3">parenchyme</text:span><text:span text:style-name="T1"> — parenchyma, Parenchym, parenchyma, parenchima, parenquima.</text:span></text:p>
      <text:p text:style-name="_3c_grc_3e_">παρέγχυμα</text:p>
      <text:p text:style-name="_3c_entry_3e_"><text:span text:style-name="T1">[</text:span><text:a xlink:type="simple" xlink:href="https://www.biusante.parisdescartes.fr/histoire/medica/resultats/index.php?do=zoom&amp;cote=37020d&amp;p=1146" text:style-name="Internet_20_link" text:visited-style-name="Visited_20_Internet_20_Link"><text:span text:style-name="Internet_20_link"><text:span text:style-name="T1">p. 1132</text:span></text:span></text:a><text:span text:style-name="T1">] </text:span><text:span text:style-name="T3">parésie</text:span><text:span text:style-name="T1"> — paresis, paresia.</text:span></text:p>
      <text:p text:style-name="_3c_grc_3e_">πάρεσις</text:p>
      <text:p text:style-name="_3c_entry_3e_"><text:span text:style-name="T1">[</text:span><text:a xlink:type="simple" xlink:href="https://www.biusante.parisdescartes.fr/histoire/medica/resultats/index.php?do=zoom&amp;cote=37020d&amp;p=1146" text:style-name="Internet_20_link" text:visited-style-name="Visited_20_Internet_20_Link"><text:span text:style-name="Internet_20_link"><text:span text:style-name="T1">p. 1132</text:span></text:span></text:a><text:span text:style-name="T1">] </text:span><text:span text:style-name="T3">parhélie</text:span><text:span text:style-name="T1"> — </text:span></text:p>
      <text:p text:style-name="_3c_grc_3e_">παρ<text:span text:style-name="T4">ή</text:span>λιος</text:p>
      <text:p text:style-name="_3c_entry_3e_"><text:span text:style-name="T1">[</text:span><text:a xlink:type="simple" xlink:href="https://www.biusante.parisdescartes.fr/histoire/medica/resultats/index.php?do=zoom&amp;cote=37020d&amp;p=1148" text:style-name="Internet_20_link" text:visited-style-name="Visited_20_Internet_20_Link"><text:span text:style-name="Internet_20_link"><text:span text:style-name="T1">p. 1134</text:span></text:span></text:a><text:span text:style-name="T1">] </text:span><text:span text:style-name="T3">paropie</text:span><text:span text:style-name="T1"> — paropia.</text:span></text:p>
      <text:p text:style-name="_3c_grc_3e_">παρωπία</text:p>
      <text:p text:style-name="_3c_entry_3e_"><text:span text:style-name="T1">[</text:span><text:a xlink:type="simple" xlink:href="https://www.biusante.parisdescartes.fr/histoire/medica/resultats/index.php?do=zoom&amp;cote=37020d&amp;p=1148" text:style-name="Internet_20_link" text:visited-style-name="Visited_20_Internet_20_Link"><text:span text:style-name="Internet_20_link"><text:span text:style-name="T1">p. 1134</text:span></text:span></text:a><text:span text:style-name="T1">] </text:span><text:span text:style-name="T3">parotide</text:span><text:span text:style-name="T1"> — parotis, Ohrspeicheldrüse, parotid gland, parotide, parotida.</text:span></text:p>
      <text:p text:style-name="_3c_grc_3e_">παρω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148" text:style-name="Internet_20_link" text:visited-style-name="Visited_20_Internet_20_Link"><text:span text:style-name="Internet_20_link"><text:span text:style-name="T1">p. 1134</text:span></text:span></text:a><text:span text:style-name="T1">] </text:span><text:span text:style-name="T3">paroxyntique</text:span><text:span text:style-name="T1"> — </text:span></text:p>
      <text:p text:style-name="_3c_grc_3e_">παροξυντικός</text:p>
      <text:p text:style-name="_3c_entry_3e_"><text:span text:style-name="T1">[</text:span><text:a xlink:type="simple" xlink:href="https://www.biusante.parisdescartes.fr/histoire/medica/resultats/index.php?do=zoom&amp;cote=37020d&amp;p=1148" text:style-name="Internet_20_link" text:visited-style-name="Visited_20_Internet_20_Link"><text:span text:style-name="Internet_20_link"><text:span text:style-name="T1">p. 1134</text:span></text:span></text:a><text:span text:style-name="T1">] </text:span><text:span text:style-name="T3">paroxysme</text:span><text:span text:style-name="T1"> — paroxysmus, Paroxysmus, paroxysm, parossismo, paroxismd.</text:span></text:p>
      <text:p text:style-name="_3c_grc_3e_">παροξυ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49" text:style-name="Internet_20_link" text:visited-style-name="Visited_20_Internet_20_Link"><text:span text:style-name="Internet_20_link"><text:span text:style-name="T1">p. 1135</text:span></text:span></text:a><text:span text:style-name="T1">] </text:span><text:span text:style-name="T3">part</text:span><text:span text:style-name="T1"> — partus, Geburt, delivery, parto, parto.</text:span></text:p>
      <text:p text:style-name="_3c_grc_3e_">τόκ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149" text:style-name="Internet_20_link" text:visited-style-name="Visited_20_Internet_20_Link"><text:span text:style-name="Internet_20_link"><text:span text:style-name="T1">p. 1135</text:span></text:span></text:a><text:span text:style-name="T1">] </text:span><text:span text:style-name="T3">particule</text:span><text:span text:style-name="T1"> — particula, Theilchen, particle, particola, particula.</text:span></text:p>
      <text:p text:style-name="_3c_grc_3e_">μορίον</text:p>
      <text:p text:style-name="_3c_entry_3e_"><text:span text:style-name="T1">[</text:span><text:a xlink:type="simple" xlink:href="https://www.biusante.parisdescartes.fr/histoire/medica/resultats/index.php?do=zoom&amp;cote=37020d&amp;p=1149" text:style-name="Internet_20_link" text:visited-style-name="Visited_20_Internet_20_Link"><text:span text:style-name="Internet_20_link"><text:span text:style-name="T1">p. 1135</text:span></text:span></text:a><text:span text:style-name="T1">] </text:span><text:span text:style-name="T3">partition</text:span><text:span text:style-name="T1"> — partitio.</text:span></text:p>
      <text:p text:style-name="_3c_grc_3e_">μερισμός</text:p>
      <text:p text:style-name="_3c_entry_3e_"><text:span text:style-name="T1">[</text:span><text:a xlink:type="simple" xlink:href="https://www.biusante.parisdescartes.fr/histoire/medica/resultats/index.php?do=zoom&amp;cote=37020d&amp;p=1149" text:style-name="Internet_20_link" text:visited-style-name="Visited_20_Internet_20_Link"><text:span text:style-name="Internet_20_link"><text:span text:style-name="T1">p. 1135</text:span></text:span></text:a><text:span text:style-name="T1">] </text:span><text:span text:style-name="T3">parulie</text:span><text:span text:style-name="T1"> — parulis, Zahnfleischgeschwür, parulis, parulide, parulis.</text:span></text:p>
      <text:p text:style-name="_3c_grc_3e_">παρουλ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150" text:style-name="Internet_20_link" text:visited-style-name="Visited_20_Internet_20_Link"><text:span text:style-name="Internet_20_link"><text:span text:style-name="T1">p. 1136</text:span></text:span></text:a><text:span text:style-name="T1">] </text:span><text:span text:style-name="T3">passion</text:span><text:span text:style-name="T1"> — passio, Leidenschaft, passion, passione, pasion.</text:span></text:p>
      <text:p text:style-name="_3c_grc_3e_">πάθος</text:p>
      <text:p text:style-name="_3c_entry_3e_"><text:span text:style-name="T1">[</text:span><text:a xlink:type="simple" xlink:href="https://www.biusante.parisdescartes.fr/histoire/medica/resultats/index.php?do=zoom&amp;cote=37020d&amp;p=1150" text:style-name="Internet_20_link" text:visited-style-name="Visited_20_Internet_20_Link"><text:span text:style-name="Internet_20_link"><text:span text:style-name="T1">p. 1136</text:span></text:span></text:a><text:span text:style-name="T1">] </text:span><text:span text:style-name="T3">pastille</text:span><text:span text:style-name="T1"> — pastillus, Täfelchen, Rotul, pastil, troche, pastiglia, pastilla.</text:span></text:p>
      <text:p text:style-name="_3c_grc_3e_">τροχίσκος</text:p>
      <text:p text:style-name="_3c_entry_3e_"><text:span text:style-name="T1">[</text:span><text:a xlink:type="simple" xlink:href="https://www.biusante.parisdescartes.fr/histoire/medica/resultats/index.php?do=zoom&amp;cote=37020d&amp;p=1150" text:style-name="Internet_20_link" text:visited-style-name="Visited_20_Internet_20_Link"><text:span text:style-name="Internet_20_link"><text:span text:style-name="T1">p. 1136</text:span></text:span></text:a><text:span text:style-name="T1">] </text:span><text:span text:style-name="T3">pâte</text:span><text:span text:style-name="T1"> — pasta, Teig, paste, pasta, pasta.</text:span></text:p>
      <text:p text:style-name="_3c_grc_3e_"><text:span text:style-name="T4">π</text:span>ά<text:span text:style-name="T4">στ</text:span>α</text:p>
      <text:p text:style-name="_3c_entry_3e_"><text:span text:style-name="T1">[</text:span><text:a xlink:type="simple" xlink:href="https://www.biusante.parisdescartes.fr/histoire/medica/resultats/index.php?do=zoom&amp;cote=37020d&amp;p=1151" text:style-name="Internet_20_link" text:visited-style-name="Visited_20_Internet_20_Link"><text:span text:style-name="Internet_20_link"><text:span text:style-name="T1">p. 1137</text:span></text:span></text:a><text:span text:style-name="T1">] </text:span><text:span text:style-name="T3">pathétique</text:span><text:span text:style-name="T1"> — patheticus, patetico, patetico.</text:span></text:p>
      <text:p text:style-name="_3c_grc_3e_">παθ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51" text:style-name="Internet_20_link" text:visited-style-name="Visited_20_Internet_20_Link"><text:span text:style-name="Internet_20_link"><text:span text:style-name="T1">p. 1137</text:span></text:span></text:a><text:span text:style-name="T1">] </text:span><text:span text:style-name="T3">pathognomonique</text:span><text:span text:style-name="T1"> — pathognomonicus, pathognomonisch, pathognomonic, patognomonico, patognomonico.</text:span></text:p>
      <text:p text:style-name="_3c_grc_3e_">παθογνωμο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51" text:style-name="Internet_20_link" text:visited-style-name="Visited_20_Internet_20_Link"><text:span text:style-name="Internet_20_link"><text:span text:style-name="T1">p. 1137</text:span></text:span></text:a><text:span text:style-name="T1">] </text:span><text:span text:style-name="T3">pathologie</text:span><text:span text:style-name="T1"> — pathologia, Pathologie, Krankheitslehre, palhology, patologia, patologia.</text:span></text:p>
      <text:p text:style-name="_3c_grc_3e_"><text:soft-page-break/>παθολογία</text:p>
      <text:p text:style-name="_3c_entry_3e_"><text:span text:style-name="T1">[</text:span><text:a xlink:type="simple" xlink:href="https://www.biusante.parisdescartes.fr/histoire/medica/resultats/index.php?do=zoom&amp;cote=37020d&amp;p=1152" text:style-name="Internet_20_link" text:visited-style-name="Visited_20_Internet_20_Link"><text:span text:style-name="Internet_20_link"><text:span text:style-name="T1">p. 1138</text:span></text:span></text:a><text:span text:style-name="T1">] </text:span><text:span text:style-name="T3">pâturage</text:span><text:span text:style-name="T1"> — pascua, Weide, pasture, pastura.</text:span></text:p>
      <text:p text:style-name="_3c_grc_3e_">λειμ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1153" text:style-name="Internet_20_link" text:visited-style-name="Visited_20_Internet_20_Link"><text:span text:style-name="Internet_20_link"><text:span text:style-name="T1">p. 1139</text:span></text:span></text:a><text:span text:style-name="T1">] </text:span><text:span text:style-name="T3">paume</text:span><text:span text:style-name="T1"> — vola, Handteller, palm, palma, palma.</text:span></text:p>
      <text:p text:style-name="_3c_grc_3e_"><text:span text:style-name="T4">θ</text:span>έναρ</text:p>
      <text:p text:style-name="_3c_entry_3e_"><text:span text:style-name="T1">[</text:span><text:a xlink:type="simple" xlink:href="https://www.biusante.parisdescartes.fr/histoire/medica/resultats/index.php?do=zoom&amp;cote=37020d&amp;p=1153" text:style-name="Internet_20_link" text:visited-style-name="Visited_20_Internet_20_Link"><text:span text:style-name="Internet_20_link"><text:span text:style-name="T1">p. 1139</text:span></text:span></text:a><text:span text:style-name="T1">] </text:span><text:span text:style-name="T3">paupière</text:span><text:span text:style-name="T1"> — palpebra, Augenlied, eye-lid, palpebra, parpado.</text:span></text:p>
      <text:p text:style-name="_3c_grc_3e_">βλέφαρον</text:p>
      <text:p text:style-name="_3c_entry_3e_"><text:span text:style-name="T1">[</text:span><text:a xlink:type="simple" xlink:href="https://www.biusante.parisdescartes.fr/histoire/medica/resultats/index.php?do=zoom&amp;cote=37020d&amp;p=1153" text:style-name="Internet_20_link" text:visited-style-name="Visited_20_Internet_20_Link"><text:span text:style-name="Internet_20_link"><text:span text:style-name="T1">p. 1139</text:span></text:span></text:a><text:span text:style-name="T1">] </text:span><text:span text:style-name="T3">pavot</text:span><text:span text:style-name="T1"> — Papaver (L.), Mohn, poppy, papavero, adormidera.</text:span></text:p>
      <text:p text:style-name="_3c_grc_3e_">μ<text:span text:style-name="T4">ή</text:span>κων</text:p>
      <text:p text:style-name="_3c_entry_3e_"><text:span text:style-name="T1">[</text:span><text:a xlink:type="simple" xlink:href="https://www.biusante.parisdescartes.fr/histoire/medica/resultats/index.php?do=zoom&amp;cote=37020d&amp;p=1154" text:style-name="Internet_20_link" text:visited-style-name="Visited_20_Internet_20_Link"><text:span text:style-name="Internet_20_link"><text:span text:style-name="T1">p. 1140</text:span></text:span></text:a><text:span text:style-name="T1">] </text:span><text:span text:style-name="T3">peau</text:span><text:span text:style-name="T1"> — pellis, cutis, Haut, skin, pelle, cuero, piel.</text:span></text:p>
      <text:p text:style-name="_3c_grc_3e_"><text:span text:style-name="T4">δ</text:span>έρμα</text:p>
      <text:p text:style-name="_3c_entry_3e_"><text:span text:style-name="T1">[</text:span><text:a xlink:type="simple" xlink:href="https://www.biusante.parisdescartes.fr/histoire/medica/resultats/index.php?do=zoom&amp;cote=37020d&amp;p=1157" text:style-name="Internet_20_link" text:visited-style-name="Visited_20_Internet_20_Link"><text:span text:style-name="Internet_20_link"><text:span text:style-name="T1">p. 1143</text:span></text:span></text:a><text:span text:style-name="T1">] </text:span><text:span text:style-name="T3">pédotribe</text:span><text:span text:style-name="T1"> — </text:span></text:p>
      <text:p text:style-name="_3c_grc_3e_">παι<text:span text:style-name="T4">δ</text:span>οτρίβης</text:p>
      <text:p text:style-name="_3c_entry_3e_"><text:span text:style-name="T1">[</text:span><text:a xlink:type="simple" xlink:href="https://www.biusante.parisdescartes.fr/histoire/medica/resultats/index.php?do=zoom&amp;cote=37020d&amp;p=1157" text:style-name="Internet_20_link" text:visited-style-name="Visited_20_Internet_20_Link"><text:span text:style-name="Internet_20_link"><text:span text:style-name="T1">p. 1143</text:span></text:span></text:a><text:span text:style-name="T1">] </text:span><text:span text:style-name="T3">pélican</text:span><text:span text:style-name="T1"> — pelecanus, Pelikan, pélican, pellicano.</text:span></text:p>
      <text:p text:style-name="_3c_grc_3e_">πελεκ<text:span text:style-name="T4">ὰ</text:span>ν</text:p>
      <text:p text:style-name="_3c_entry_3e_"><text:span text:style-name="T1">[</text:span><text:a xlink:type="simple" xlink:href="https://www.biusante.parisdescartes.fr/histoire/medica/resultats/index.php?do=zoom&amp;cote=37020d&amp;p=1158" text:style-name="Internet_20_link" text:visited-style-name="Visited_20_Internet_20_Link"><text:span text:style-name="Internet_20_link"><text:span text:style-name="T1">p. 1144</text:span></text:span></text:a><text:span text:style-name="T1">] </text:span><text:span text:style-name="T3">péliome</text:span><text:span text:style-name="T1"> — pelioma.</text:span></text:p>
      <text:p text:style-name="_3c_grc_3e_">πελίωμα</text:p>
      <text:p text:style-name="_3c_entry_3e_"><text:span text:style-name="T1">[</text:span><text:a xlink:type="simple" xlink:href="https://www.biusante.parisdescartes.fr/histoire/medica/resultats/index.php?do=zoom&amp;cote=37020d&amp;p=1158" text:style-name="Internet_20_link" text:visited-style-name="Visited_20_Internet_20_Link"><text:span text:style-name="Internet_20_link"><text:span text:style-name="T1">p. 1144</text:span></text:span></text:a><text:span text:style-name="T1">] </text:span><text:span text:style-name="T3">péliose</text:span><text:span text:style-name="T1"> — livor, Blutfleckenkrankheit, peliosis, peliosi.</text:span></text:p>
      <text:p text:style-name="_3c_grc_3e_">πελίωσις</text:p>
      <text:p text:style-name="_3c_entry_3e_"><text:span text:style-name="T1">[</text:span><text:a xlink:type="simple" xlink:href="https://www.biusante.parisdescartes.fr/histoire/medica/resultats/index.php?do=zoom&amp;cote=37020d&amp;p=1160" text:style-name="Internet_20_link" text:visited-style-name="Visited_20_Internet_20_Link"><text:span text:style-name="Internet_20_link"><text:span text:style-name="T1">p. 1146</text:span></text:span></text:a><text:span text:style-name="T1">] </text:span><text:span text:style-name="T3">pemphigode</text:span><text:span text:style-name="T1"> — pemphigodes, pemphigusartig, penfigoide, penfigode.</text:span></text:p>
      <text:p text:style-name="_3c_grc_3e_">πεμφιγ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162" text:style-name="Internet_20_link" text:visited-style-name="Visited_20_Internet_20_Link"><text:span text:style-name="Internet_20_link"><text:span text:style-name="T1">p. 1148</text:span></text:span></text:a><text:span text:style-name="T1">] </text:span><text:span text:style-name="T3">pénis</text:span><text:span text:style-name="T1"> — penis, pene, pene.</text:span></text:p>
      <text:p text:style-name="_3c_grc_3e_"><text:span text:style-name="T5">καυλὸς</text:span></text:p>
      <text:p text:style-name="_3c_entry_3e_"><text:span text:style-name="T1">[</text:span><text:a xlink:type="simple" xlink:href="https://www.biusante.parisdescartes.fr/histoire/medica/resultats/index.php?do=zoom&amp;cote=37020d&amp;p=1162" text:style-name="Internet_20_link" text:visited-style-name="Visited_20_Internet_20_Link"><text:span text:style-name="Internet_20_link"><text:span text:style-name="T1">p. 1148</text:span></text:span></text:a><text:span text:style-name="T1">] </text:span><text:span text:style-name="T3">pensée2</text:span><text:span text:style-name="T1"> — cogitatio, Gedanke, thought, pensiere, pensamiento.</text:span></text:p>
      <text:p text:style-name="_3c_grc_3e_">νόησις</text:p>
      <text:p text:style-name="_3c_entry_3e_"><text:span text:style-name="T1">[</text:span><text:a xlink:type="simple" xlink:href="https://www.biusante.parisdescartes.fr/histoire/medica/resultats/index.php?do=zoom&amp;cote=37020d&amp;p=1163" text:style-name="Internet_20_link" text:visited-style-name="Visited_20_Internet_20_Link"><text:span text:style-name="Internet_20_link"><text:span text:style-name="T1">p. 1149</text:span></text:span></text:a><text:span text:style-name="T1">] </text:span><text:span text:style-name="T3">pépasme</text:span><text:span text:style-name="T1"> — pepasmus, Pepasmus, pepasm, pepasmo, pepasmo.</text:span></text:p>
      <text:p text:style-name="_3c_grc_3e_">πεπ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63" text:style-name="Internet_20_link" text:visited-style-name="Visited_20_Internet_20_Link"><text:span text:style-name="Internet_20_link"><text:span text:style-name="T1">p. 1149</text:span></text:span></text:a><text:span text:style-name="T1">] </text:span><text:span text:style-name="T3">peptique</text:span><text:span text:style-name="T1"> — </text:span></text:p>
      <text:p text:style-name="_3c_grc_3e_">πε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64" text:style-name="Internet_20_link" text:visited-style-name="Visited_20_Internet_20_Link"><text:span text:style-name="Internet_20_link"><text:span text:style-name="T1">p. 1150</text:span></text:span></text:a><text:span text:style-name="T1">] </text:span><text:span text:style-name="T3">perche</text:span><text:span text:style-name="T1"> — Perca fluviatilis (L.), Barsch, perch, barse, pesce persico.</text:span></text:p>
      <text:p text:style-name="_3c_grc_3e_">πέρκη — περκ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165" text:style-name="Internet_20_link" text:visited-style-name="Visited_20_Internet_20_Link"><text:span text:style-name="Internet_20_link"><text:span text:style-name="T1">p. 1151</text:span></text:span></text:a><text:span text:style-name="T1">] </text:span><text:span text:style-name="T3">percussion</text:span><text:span text:style-name="T1"> — percussio, Perkussion, Perkutiren, percussion, percussione, percusion.</text:span></text:p>
      <text:p text:style-name="_3c_grc_3e_">πλ<text:span text:style-name="T4">ῆ</text:span>ξις</text:p>
      <text:p text:style-name="_3c_entry_3e_"><text:span text:style-name="T1">[</text:span><text:a xlink:type="simple" xlink:href="https://www.biusante.parisdescartes.fr/histoire/medica/resultats/index.php?do=zoom&amp;cote=37020d&amp;p=1166" text:style-name="Internet_20_link" text:visited-style-name="Visited_20_Internet_20_Link"><text:span text:style-name="Internet_20_link"><text:span text:style-name="T1">p. 1152</text:span></text:span></text:a><text:span text:style-name="T1">] </text:span><text:span text:style-name="T3">perdrix</text:span><text:span text:style-name="T1"> — perdix, Rebhuhn, partridge, pernice, perdiz.</text:span></text:p>
      <text:p text:style-name="_3c_grc_3e_">πέρ<text:span text:style-name="T4">δ</text:span>ιξ</text:p>
      <text:p text:style-name="_3c_entry_3e_"><text:span text:style-name="T1">[</text:span><text:a xlink:type="simple" xlink:href="https://www.biusante.parisdescartes.fr/histoire/medica/resultats/index.php?do=zoom&amp;cote=37020d&amp;p=1166" text:style-name="Internet_20_link" text:visited-style-name="Visited_20_Internet_20_Link"><text:span text:style-name="Internet_20_link"><text:span text:style-name="T1">p. 1152</text:span></text:span></text:a><text:span text:style-name="T1">] </text:span><text:span text:style-name="T3">perforation</text:span><text:span text:style-name="T1"> — perforatio, Durchbohrung, perforation, perforamento.</text:span></text:p>
      <text:p text:style-name="_3c_grc_3e_"><text:soft-page-break/>τρ<text:span text:style-name="T4">ῆ</text:span>σις</text:p>
      <text:p text:style-name="_3c_entry_3e_"><text:span text:style-name="T1">[</text:span><text:a xlink:type="simple" xlink:href="https://www.biusante.parisdescartes.fr/histoire/medica/resultats/index.php?do=zoom&amp;cote=37020d&amp;p=1166" text:style-name="Internet_20_link" text:visited-style-name="Visited_20_Internet_20_Link"><text:span text:style-name="Internet_20_link"><text:span text:style-name="T1">p. 1152</text:span></text:span></text:a><text:span text:style-name="T1">] </text:span><text:span text:style-name="T3">perforé</text:span><text:span text:style-name="T1"> — perforatus, durchbohrt, perforated, perforato, perforado.</text:span></text:p>
      <text:p text:style-name="_3c_grc_3e_">τρη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67" text:style-name="Internet_20_link" text:visited-style-name="Visited_20_Internet_20_Link"><text:span text:style-name="Internet_20_link"><text:span text:style-name="T1">p. 1153</text:span></text:span></text:a><text:span text:style-name="T1">] </text:span><text:span text:style-name="T3">périblepsie</text:span><text:span text:style-name="T1"> — periblepsis, das scheue Umher schielen, periblepsy, periblessid, periblepsia.</text:span></text:p>
      <text:p text:style-name="_3c_grc_3e_">περίβλεψις</text:p>
      <text:p text:style-name="_3c_entry_3e_"><text:span text:style-name="T1">[</text:span><text:a xlink:type="simple" xlink:href="https://www.biusante.parisdescartes.fr/histoire/medica/resultats/index.php?do=zoom&amp;cote=37020d&amp;p=1167" text:style-name="Internet_20_link" text:visited-style-name="Visited_20_Internet_20_Link"><text:span text:style-name="Internet_20_link"><text:span text:style-name="T1">p. 1153</text:span></text:span></text:a><text:span text:style-name="T1">] </text:span><text:span text:style-name="T3">péribole</text:span><text:span text:style-name="T1"> — peribole, peribole.</text:span></text:p>
      <text:p text:style-name="_3c_grc_3e_">περιβ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67" text:style-name="Internet_20_link" text:visited-style-name="Visited_20_Internet_20_Link"><text:span text:style-name="Internet_20_link"><text:span text:style-name="T1">p. 1153</text:span></text:span></text:a><text:span text:style-name="T1">] </text:span><text:span text:style-name="T3">péricarde</text:span><text:span text:style-name="T1"> — pericardium, Herzbeutel, pericardium, pericardio, pericardio.</text:span></text:p>
      <text:p text:style-name="_3c_grc_3e_">περ<text:span text:style-name="T4">ικ</text:span>άρδιον</text:p>
      <text:p text:style-name="_3c_entry_3e_"><text:span text:style-name="T1">[</text:span><text:a xlink:type="simple" xlink:href="https://www.biusante.parisdescartes.fr/histoire/medica/resultats/index.php?do=zoom&amp;cote=37020d&amp;p=1168" text:style-name="Internet_20_link" text:visited-style-name="Visited_20_Internet_20_Link"><text:span text:style-name="Internet_20_link"><text:span text:style-name="T1">p. 1154</text:span></text:span></text:a><text:span text:style-name="T1">] </text:span><text:span text:style-name="T3">péricarpe</text:span><text:span text:style-name="T1"> — pericarpium, Fruchthülle, pericarp, pericarpo, pericarpio.</text:span></text:p>
      <text:p text:style-name="_3c_grc_3e_">περικάρπ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168" text:style-name="Internet_20_link" text:visited-style-name="Visited_20_Internet_20_Link"><text:span text:style-name="Internet_20_link"><text:span text:style-name="T1">p. 1154</text:span></text:span></text:a><text:span text:style-name="T1">] </text:span><text:span text:style-name="T3">péricrâne</text:span><text:span text:style-name="T1"> — pericranium, Schädelhaut, pericranium, pericranio, pericraneo.</text:span></text:p>
      <text:p text:style-name="_3c_grc_3e_">περικρά<text:span text:style-name="T4">ν</text:span>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168" text:style-name="Internet_20_link" text:visited-style-name="Visited_20_Internet_20_Link"><text:span text:style-name="Internet_20_link"><text:span text:style-name="T1">p. 1154</text:span></text:span></text:a><text:span text:style-name="T1">] </text:span><text:span text:style-name="T3">périérèse</text:span><text:span text:style-name="T1"> — periœresis, perieresi, perieresis.</text:span></text:p>
      <text:p text:style-name="_3c_grc_3e_">περιαίρεσις</text:p>
      <text:p text:style-name="_3c_entry_3e_"><text:span text:style-name="T1">[</text:span><text:a xlink:type="simple" xlink:href="https://www.biusante.parisdescartes.fr/histoire/medica/resultats/index.php?do=zoom&amp;cote=37020d&amp;p=1169" text:style-name="Internet_20_link" text:visited-style-name="Visited_20_Internet_20_Link"><text:span text:style-name="Internet_20_link"><text:span text:style-name="T1">p. 1155</text:span></text:span></text:a><text:span text:style-name="T1">] </text:span><text:span text:style-name="T3">périnée</text:span><text:span text:style-name="T1"> — perinœum, inter femineum, Damm, Mittelfleisch, perineum, perineo, perineo.</text:span></text:p>
      <text:p text:style-name="_3c_grc_3e_">περίνεο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1169" text:style-name="Internet_20_link" text:visited-style-name="Visited_20_Internet_20_Link"><text:span text:style-name="Internet_20_link"><text:span text:style-name="T1">p. 1155</text:span></text:span></text:a><text:span text:style-name="T1">] </text:span><text:span text:style-name="T3">période</text:span><text:span text:style-name="T1"> — periodus, Periode, period, periodo, periodo.</text:span></text:p>
      <text:p text:style-name="_3c_grc_3e_">περίοδος</text:p>
      <text:p text:style-name="_3c_entry_3e_"><text:span text:style-name="T1">[</text:span><text:a xlink:type="simple" xlink:href="https://www.biusante.parisdescartes.fr/histoire/medica/resultats/index.php?do=zoom&amp;cote=37020d&amp;p=1170" text:style-name="Internet_20_link" text:visited-style-name="Visited_20_Internet_20_Link"><text:span text:style-name="Internet_20_link"><text:span text:style-name="T1">p. 1156</text:span></text:span></text:a><text:span text:style-name="T1">] </text:span><text:span text:style-name="T3">périodeute</text:span><text:span text:style-name="T1"> — circulator, periodeuto, periodeuto.</text:span></text:p>
      <text:p text:style-name="_3c_grc_3e_">περ<text:span text:style-name="T4">ι</text:span>οδε<text:span text:style-name="T4">υτὴς</text:span></text:p>
      <text:p text:style-name="_3c_entry_3e_"><text:span text:style-name="T1">[</text:span><text:a xlink:type="simple" xlink:href="https://www.biusante.parisdescartes.fr/histoire/medica/resultats/index.php?do=zoom&amp;cote=37020d&amp;p=1170" text:style-name="Internet_20_link" text:visited-style-name="Visited_20_Internet_20_Link"><text:span text:style-name="Internet_20_link"><text:span text:style-name="T1">p. 1156</text:span></text:span></text:a><text:span text:style-name="T1">] </text:span><text:span text:style-name="T3">périodynie</text:span><text:span text:style-name="T1"> — </text:span></text:p>
      <text:p text:style-name="_3c_grc_3e_">περιωδυνί<text:span text:style-name="T4">α</text:span></text:p>
      <text:p text:style-name="_3c_entry_3e_"><text:span text:style-name="T1">[</text:span><text:a xlink:type="simple" xlink:href="https://www.biusante.parisdescartes.fr/histoire/medica/resultats/index.php?do=zoom&amp;cote=37020d&amp;p=1170" text:style-name="Internet_20_link" text:visited-style-name="Visited_20_Internet_20_Link"><text:span text:style-name="Internet_20_link"><text:span text:style-name="T1">p. 1156</text:span></text:span></text:a><text:span text:style-name="T1">] </text:span><text:span text:style-name="T3">périoste</text:span><text:span text:style-name="T1"> — periosteum, Beinhaut, Knochenhaut, periosteum, periostio, periostio.</text:span></text:p>
      <text:p text:style-name="_3c_grc_3e_">περιοστ<text:span text:style-name="T4">έ</text:span>ος</text:p>
      <text:p text:style-name="_3c_entry_3e_"><text:span text:style-name="T1">[</text:span><text:a xlink:type="simple" xlink:href="https://www.biusante.parisdescartes.fr/histoire/medica/resultats/index.php?do=zoom&amp;cote=37020d&amp;p=1171" text:style-name="Internet_20_link" text:visited-style-name="Visited_20_Internet_20_Link"><text:span text:style-name="Internet_20_link"><text:span text:style-name="T1">p. 1157</text:span></text:span></text:a><text:span text:style-name="T1">] </text:span><text:span text:style-name="T3">périphérie</text:span><text:span text:style-name="T1"> — peripheria, Umkreis, periphery, periferia, periferia.</text:span></text:p>
      <text:p text:style-name="_3c_grc_3e_"><text:span text:style-name="T5">περιφέρεια</text:span></text:p>
      <text:p text:style-name="_3c_entry_3e_"><text:span text:style-name="T1">[</text:span><text:a xlink:type="simple" xlink:href="https://www.biusante.parisdescartes.fr/histoire/medica/resultats/index.php?do=zoom&amp;cote=37020d&amp;p=1171" text:style-name="Internet_20_link" text:visited-style-name="Visited_20_Internet_20_Link"><text:span text:style-name="Internet_20_link"><text:span text:style-name="T1">p. 1157</text:span></text:span></text:a><text:span text:style-name="T1">] </text:span><text:span text:style-name="T3">péripneumonie</text:span><text:span text:style-name="T1"> — peripneumonia, Lungenentzündung, periopneumony, peripneumonia, peripneumonia.</text:span></text:p>
      <text:p text:style-name="_3c_grc_3e_">περιπνευμονία</text:p>
      <text:p text:style-name="_3c_entry_3e_"><text:span text:style-name="T1">[</text:span><text:a xlink:type="simple" xlink:href="https://www.biusante.parisdescartes.fr/histoire/medica/resultats/index.php?do=zoom&amp;cote=37020d&amp;p=1171" text:style-name="Internet_20_link" text:visited-style-name="Visited_20_Internet_20_Link"><text:span text:style-name="Internet_20_link"><text:span text:style-name="T1">p. 1157</text:span></text:span></text:a><text:span text:style-name="T1">] </text:span><text:span text:style-name="T3">périptose</text:span><text:span text:style-name="T1"> — </text:span></text:p>
      <text:p text:style-name="_3c_grc_3e_">περίπτω<text:span text:style-name="T4">δ</text:span>ις</text:p>
      <text:p text:style-name="_3c_entry_3e_"><text:span text:style-name="T1">[</text:span><text:a xlink:type="simple" xlink:href="https://www.biusante.parisdescartes.fr/histoire/medica/resultats/index.php?do=zoom&amp;cote=37020d&amp;p=1172" text:style-name="Internet_20_link" text:visited-style-name="Visited_20_Internet_20_Link"><text:span text:style-name="Internet_20_link"><text:span text:style-name="T1">p. 1158</text:span></text:span></text:a><text:span text:style-name="T1">] </text:span><text:span text:style-name="T3">péristaltique</text:span><text:span text:style-name="T1"> — peristalticus, peristaltisch, wurmförmig, peristaltic, peristaltico, peristaltico.</text:span></text:p>
      <text:p text:style-name="_3c_grc_3e_">περισταλ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72" text:style-name="Internet_20_link" text:visited-style-name="Visited_20_Internet_20_Link"><text:span text:style-name="Internet_20_link"><text:span text:style-name="T1">p. 1158</text:span></text:span></text:a><text:span text:style-name="T1">] </text:span><text:span text:style-name="T3">péristole</text:span><text:span text:style-name="T1"> — peristole, peristole, peristole, peristole.</text:span></text:p>
      <text:p text:style-name="_3c_grc_3e_"><text:soft-page-break/>περιστ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72" text:style-name="Internet_20_link" text:visited-style-name="Visited_20_Internet_20_Link"><text:span text:style-name="Internet_20_link"><text:span text:style-name="T1">p. 1158</text:span></text:span></text:a><text:span text:style-name="T1">] </text:span><text:span text:style-name="T3">péritoine</text:span><text:span text:style-name="T1"> — peritonœum, Bauchfell, peritoneum, peritoneo, peritoneo.</text:span></text:p>
      <text:p text:style-name="_3c_grc_3e_">περιτόνα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174" text:style-name="Internet_20_link" text:visited-style-name="Visited_20_Internet_20_Link"><text:span text:style-name="Internet_20_link"><text:span text:style-name="T1">p. 1160</text:span></text:span></text:a><text:span text:style-name="T1">] </text:span><text:span text:style-name="T3">perle</text:span><text:span text:style-name="T1"> — margarita, Perle, pearl, perla, perla.</text:span></text:p>
      <text:p text:style-name="_3c_grc_3e_">μαργαρίτης</text:p>
      <text:p text:style-name="_3c_entry_3e_"><text:span text:style-name="T1">[</text:span><text:a xlink:type="simple" xlink:href="https://www.biusante.parisdescartes.fr/histoire/medica/resultats/index.php?do=zoom&amp;cote=37020d&amp;p=1174" text:style-name="Internet_20_link" text:visited-style-name="Visited_20_Internet_20_Link"><text:span text:style-name="Internet_20_link"><text:span text:style-name="T1">p. 1160</text:span></text:span></text:a><text:span text:style-name="T1">] </text:span><text:span text:style-name="T3">permanent</text:span><text:span text:style-name="T1"> — permanens, permanent, bleibend, permanent, permanente, permanente.</text:span></text:p>
      <text:p text:style-name="_3c_grc_3e_"><text:span text:style-name="T4">δι</text:span>αμένων</text:p>
      <text:p text:style-name="_3c_entry_3e_"><text:span text:style-name="T1">[</text:span><text:a xlink:type="simple" xlink:href="https://www.biusante.parisdescartes.fr/histoire/medica/resultats/index.php?do=zoom&amp;cote=37020d&amp;p=1175" text:style-name="Internet_20_link" text:visited-style-name="Visited_20_Internet_20_Link"><text:span text:style-name="Internet_20_link"><text:span text:style-name="T1">p. 1161</text:span></text:span></text:a><text:span text:style-name="T1">] </text:span><text:span text:style-name="T3">pernion</text:span><text:span text:style-name="T1"> — pernio.</text:span></text:p>
      <text:p text:style-name="_3c_grc_3e_">χ<text:span text:style-name="T4">ιμέ</text:span>τλον</text:p>
      <text:p text:style-name="_3c_entry_3e_"><text:span text:style-name="T1">[</text:span><text:a xlink:type="simple" xlink:href="https://www.biusante.parisdescartes.fr/histoire/medica/resultats/index.php?do=zoom&amp;cote=37020d&amp;p=1175" text:style-name="Internet_20_link" text:visited-style-name="Visited_20_Internet_20_Link"><text:span text:style-name="Internet_20_link"><text:span text:style-name="T1">p. 1161</text:span></text:span></text:a><text:span text:style-name="T1">] </text:span><text:span text:style-name="T3">péroné</text:span><text:span text:style-name="T1"> — fibula, surœ radius, sura, Wadenbein, perone, peroneo, perone.</text:span></text:p>
      <text:p text:style-name="_3c_grc_3e_">περόνη</text:p>
      <text:p text:style-name="_3c_entry_3e_"><text:span text:style-name="T1">[</text:span><text:a xlink:type="simple" xlink:href="https://www.biusante.parisdescartes.fr/histoire/medica/resultats/index.php?do=zoom&amp;cote=37020d&amp;p=1176" text:style-name="Internet_20_link" text:visited-style-name="Visited_20_Internet_20_Link"><text:span text:style-name="Internet_20_link"><text:span text:style-name="T1">p. 1162</text:span></text:span></text:a><text:span text:style-name="T1">] </text:span><text:span text:style-name="T3">perspiration</text:span><text:span text:style-name="T1"> — perspirare, Ausdünstung, perspiration, perspirazione, perspiration.</text:span></text:p>
      <text:p text:style-name="_3c_grc_3e_">διαπν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76" text:style-name="Internet_20_link" text:visited-style-name="Visited_20_Internet_20_Link"><text:span text:style-name="Internet_20_link"><text:span text:style-name="T1">p. 1162</text:span></text:span></text:a><text:span text:style-name="T1">] </text:span><text:span text:style-name="T3">perturbation</text:span><text:span text:style-name="T1"> — perturbatio, Störung, perturbation, perturbazione, perturbation.</text:span></text:p>
      <text:p text:style-name="_3c_grc_3e_">ταρα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76" text:style-name="Internet_20_link" text:visited-style-name="Visited_20_Internet_20_Link"><text:span text:style-name="Internet_20_link"><text:span text:style-name="T1">p. 1162</text:span></text:span></text:a><text:span text:style-name="T1">] </text:span><text:span text:style-name="T3">pesant</text:span><text:span text:style-name="T1"> — gravis, schwer, heavy, grave, pesante.</text:span></text:p>
      <text:p text:style-name="_3c_grc_3e_">βαρ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176" text:style-name="Internet_20_link" text:visited-style-name="Visited_20_Internet_20_Link"><text:span text:style-name="Internet_20_link"><text:span text:style-name="T1">p. 1162</text:span></text:span></text:a><text:span text:style-name="T1">] </text:span><text:span text:style-name="T3">pesanteur</text:span><text:span text:style-name="T1"> — gravitas, Schwere, heaviness, gravita, pesadez.</text:span></text:p>
      <text:p text:style-name="_3c_grc_3e_">βαρύτης</text:p>
      <text:p text:style-name="_3c_entry_3e_"><text:span text:style-name="T1">[</text:span><text:a xlink:type="simple" xlink:href="https://www.biusante.parisdescartes.fr/histoire/medica/resultats/index.php?do=zoom&amp;cote=37020d&amp;p=1177" text:style-name="Internet_20_link" text:visited-style-name="Visited_20_Internet_20_Link"><text:span text:style-name="Internet_20_link"><text:span text:style-name="T1">p. 1163</text:span></text:span></text:a><text:span text:style-name="T1">] </text:span><text:span text:style-name="T3">pessaire</text:span><text:span text:style-name="T1"> — pessus, pessarium, Mutterzäpfchen, Mutterkranz, pessary, pessario, pesso, pesario.</text:span></text:p>
      <text:p text:style-name="_3c_grc_3e_">πεσσ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77" text:style-name="Internet_20_link" text:visited-style-name="Visited_20_Internet_20_Link"><text:span text:style-name="Internet_20_link"><text:span text:style-name="T1">p. 1163</text:span></text:span></text:a><text:span text:style-name="T1">] </text:span><text:span text:style-name="T3">peste</text:span><text:span text:style-name="T1"> — pestis, Pest, plague, pesté, pesté.</text:span></text:p>
      <text:p text:style-name="_3c_grc_3e_">λο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78" text:style-name="Internet_20_link" text:visited-style-name="Visited_20_Internet_20_Link"><text:span text:style-name="Internet_20_link"><text:span text:style-name="T1">p. 1164</text:span></text:span></text:a><text:span text:style-name="T1">] </text:span><text:span text:style-name="T3">pétiole</text:span><text:span text:style-name="T1"> — petiolus, Blattstiel, petiole, peziolo, petiolo.</text:span></text:p>
      <text:p text:style-name="_3c_grc_3e_">πο<text:span text:style-name="T4">δ</text:span>ύλλιον</text:p>
      <text:p text:style-name="_3c_entry_3e_"><text:span text:style-name="T1">[</text:span><text:a xlink:type="simple" xlink:href="https://www.biusante.parisdescartes.fr/histoire/medica/resultats/index.php?do=zoom&amp;cote=37020d&amp;p=1179" text:style-name="Internet_20_link" text:visited-style-name="Visited_20_Internet_20_Link"><text:span text:style-name="Internet_20_link"><text:span text:style-name="T1">p. 1165</text:span></text:span></text:a><text:span text:style-name="T1">] </text:span><text:span text:style-name="T3">pétrole</text:span><text:span text:style-name="T1"> — petroleum, Steinöl, petroleum, petrolio, petroleo.</text:span></text:p>
      <text:p text:style-name="_3c_grc_3e_">πετρ<text:span text:style-name="T4">έ</text:span>λα<text:span text:style-name="T4">ιον</text:span></text:p>
      <text:p text:style-name="_3c_entry_3e_"><text:span text:style-name="T1">[</text:span><text:a xlink:type="simple" xlink:href="https://www.biusante.parisdescartes.fr/histoire/medica/resultats/index.php?do=zoom&amp;cote=37020d&amp;p=1179" text:style-name="Internet_20_link" text:visited-style-name="Visited_20_Internet_20_Link"><text:span text:style-name="Internet_20_link"><text:span text:style-name="T1">p. 1165</text:span></text:span></text:a><text:span text:style-name="T1">] </text:span><text:span text:style-name="T3">peuplier</text:span><text:span text:style-name="T1"> — Populus nigra (L.), Pappel, poplar, pioppo, pobo.</text:span></text:p>
      <text:p text:style-name="_3c_grc_3e_">α<text:span text:style-name="T4">ἴ</text:span>γειρ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180" text:style-name="Internet_20_link" text:visited-style-name="Visited_20_Internet_20_Link"><text:span text:style-name="Internet_20_link"><text:span text:style-name="T1">p. 1166</text:span></text:span></text:a><text:span text:style-name="T1">] </text:span><text:span text:style-name="T3">phalacrose</text:span><text:span text:style-name="T1"> — phalacrosis, Kahlheit, baldness, falacrosi, falacrosis.</text:span></text:p>
      <text:p text:style-name="_3c_grc_3e_">φαλάκρωσ<text:span text:style-name="T4">ις</text:span></text:p>
      <text:p text:style-name="_3c_entry_3e_"><text:span text:style-name="T1">[</text:span><text:a xlink:type="simple" xlink:href="https://www.biusante.parisdescartes.fr/histoire/medica/resultats/index.php?do=zoom&amp;cote=37020d&amp;p=1180" text:style-name="Internet_20_link" text:visited-style-name="Visited_20_Internet_20_Link"><text:span text:style-name="Internet_20_link"><text:span text:style-name="T1">p. 1166</text:span></text:span></text:a><text:span text:style-name="T1">] </text:span><text:span text:style-name="T3">phalangose</text:span><text:span text:style-name="T1"> — phalangosis, Phalangosis, phalangosis, falangosi, falangosis.</text:span></text:p>
      <text:p text:style-name="_3c_grc_3e_">φαλάγγωσις</text:p>
      <text:p text:style-name="_3c_entry_3e_"><text:span text:style-name="T1">[</text:span><text:a xlink:type="simple" xlink:href="https://www.biusante.parisdescartes.fr/histoire/medica/resultats/index.php?do=zoom&amp;cote=37020d&amp;p=1181" text:style-name="Internet_20_link" text:visited-style-name="Visited_20_Internet_20_Link"><text:span text:style-name="Internet_20_link"><text:span text:style-name="T1">p. 1167</text:span></text:span></text:a><text:span text:style-name="T1">] </text:span><text:span text:style-name="T3">pharmaceutique</text:span><text:span text:style-name="T1"> — pharmaceuticus, pharmaceutisch, pharmaceutic, farmaceutico, farmaceutico.</text:span></text:p>
      <text:p text:style-name="_3c_grc_3e_">φαρμακευτικ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1181" text:style-name="Internet_20_link" text:visited-style-name="Visited_20_Internet_20_Link"><text:span text:style-name="Internet_20_link"><text:span text:style-name="T1">p. 1167</text:span></text:span></text:a><text:span text:style-name="T1">] </text:span><text:span text:style-name="T3">pharmacie</text:span><text:span text:style-name="T1"> — ars pharmaceutica, Pharmacie, pharmacy, farmacia, farmacia.</text:span></text:p>
      <text:p text:style-name="_3c_grc_3e_">φαρμακευ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182" text:style-name="Internet_20_link" text:visited-style-name="Visited_20_Internet_20_Link"><text:span text:style-name="Internet_20_link"><text:span text:style-name="T1">p. 1168</text:span></text:span></text:a><text:span text:style-name="T1">] </text:span><text:span text:style-name="T3">pharmacopole</text:span><text:span text:style-name="T1"> — pharmacopola, Arzneihändler, pharmacopolist, druggist, farmacopola, farmacopola.</text:span></text:p>
      <text:p text:style-name="_3c_grc_3e_"><text:span text:style-name="T4">φαρμακοπώλης</text:span></text:p>
      <text:p text:style-name="_3c_entry_3e_"><text:span text:style-name="T1">[</text:span><text:a xlink:type="simple" xlink:href="https://www.biusante.parisdescartes.fr/histoire/medica/resultats/index.php?do=zoom&amp;cote=37020d&amp;p=1182" text:style-name="Internet_20_link" text:visited-style-name="Visited_20_Internet_20_Link"><text:span text:style-name="Internet_20_link"><text:span text:style-name="T1">p. 1168</text:span></text:span></text:a><text:span text:style-name="T1">] </text:span><text:span text:style-name="T3">pharmacoposie</text:span><text:span text:style-name="T1"> — pharmacoposia, farmacoposia.</text:span></text:p>
      <text:p text:style-name="_3c_grc_3e_">φαρμακοποσ<text:span text:style-name="T4">ι</text:span>α<text:span text:style-name="T4"> </text:span><text:span text:style-name="T8">(pas d’accent imprimé)</text:span></text:p>
      <text:p text:style-name="_3c_entry_3e_"><text:span text:style-name="T1">[</text:span><text:a xlink:type="simple" xlink:href="https://www.biusante.parisdescartes.fr/histoire/medica/resultats/index.php?do=zoom&amp;cote=37020d&amp;p=1182" text:style-name="Internet_20_link" text:visited-style-name="Visited_20_Internet_20_Link"><text:span text:style-name="Internet_20_link"><text:span text:style-name="T1">p. 1168</text:span></text:span></text:a><text:span text:style-name="T1">] </text:span><text:span text:style-name="T3">pharynx</text:span><text:span text:style-name="T1"> — pharynx, fauces, Pharynx, Schlundkopf, pharynx, faringé, faringé.</text:span></text:p>
      <text:p text:style-name="_3c_grc_3e_">φάρυγξ</text:p>
      <text:p text:style-name="_3c_entry_3e_"><text:span text:style-name="T1">[</text:span><text:a xlink:type="simple" xlink:href="https://www.biusante.parisdescartes.fr/histoire/medica/resultats/index.php?do=zoom&amp;cote=37020d&amp;p=1184" text:style-name="Internet_20_link" text:visited-style-name="Visited_20_Internet_20_Link"><text:span text:style-name="Internet_20_link"><text:span text:style-name="T1">p. 1170</text:span></text:span></text:a><text:span text:style-name="T1">] </text:span><text:span text:style-name="T3">phase</text:span><text:span text:style-name="T1"> — </text:span></text:p>
      <text:p text:style-name="_3c_grc_3e_">φάσις</text:p>
      <text:p text:style-name="_3c_entry_3e_"><text:span text:style-name="T1">[</text:span><text:a xlink:type="simple" xlink:href="https://www.biusante.parisdescartes.fr/histoire/medica/resultats/index.php?do=zoom&amp;cote=37020d&amp;p=1185" text:style-name="Internet_20_link" text:visited-style-name="Visited_20_Internet_20_Link"><text:span text:style-name="Internet_20_link"><text:span text:style-name="T1">p. 1171</text:span></text:span></text:a><text:span text:style-name="T1">] </text:span><text:span text:style-name="T3">philonium</text:span><text:span text:style-name="T1"> — filonio.</text:span></text:p>
      <text:p text:style-name="_3c_grc_3e_">φιλώνειον</text:p>
      <text:p text:style-name="_3c_entry_3e_"><text:span text:style-name="T1">[</text:span><text:a xlink:type="simple" xlink:href="https://www.biusante.parisdescartes.fr/histoire/medica/resultats/index.php?do=zoom&amp;cote=37020d&amp;p=1185" text:style-name="Internet_20_link" text:visited-style-name="Visited_20_Internet_20_Link"><text:span text:style-name="Internet_20_link"><text:span text:style-name="T1">p. 1171</text:span></text:span></text:a><text:span text:style-name="T1">] </text:span><text:span text:style-name="T3">philosophie</text:span><text:span text:style-name="T1"> — philosophia, Philosophie, Weltweisheit, philosophy, filosofia, filosofia.</text:span></text:p>
      <text:p text:style-name="_3c_grc_3e_">φιλοσοφία</text:p>
      <text:p text:style-name="_3c_entry_3e_"><text:span text:style-name="T1">[</text:span><text:a xlink:type="simple" xlink:href="https://www.biusante.parisdescartes.fr/histoire/medica/resultats/index.php?do=zoom&amp;cote=37020d&amp;p=1185" text:style-name="Internet_20_link" text:visited-style-name="Visited_20_Internet_20_Link"><text:span text:style-name="Internet_20_link"><text:span text:style-name="T1">p. 1171</text:span></text:span></text:a><text:span text:style-name="T1">] </text:span><text:span text:style-name="T3">philtre</text:span><text:span text:style-name="T1"> — phistrum, Liebestrank, philter, filtro, filtro.</text:span></text:p>
      <text:p text:style-name="_3c_grc_3e_">φίλτρον</text:p>
      <text:p text:style-name="_3c_entry_3e_"><text:span text:style-name="T1">[</text:span><text:a xlink:type="simple" xlink:href="https://www.biusante.parisdescartes.fr/histoire/medica/resultats/index.php?do=zoom&amp;cote=37020d&amp;p=1185" text:style-name="Internet_20_link" text:visited-style-name="Visited_20_Internet_20_Link"><text:span text:style-name="Internet_20_link"><text:span text:style-name="T1">p. 1171</text:span></text:span></text:a><text:span text:style-name="T1">] </text:span><text:span text:style-name="T3">phimosis</text:span><text:span text:style-name="T1"> — capistratio, Phimosis, spanischer Mantel, phimosis, fimosi, fimosis.</text:span></text:p>
      <text:p text:style-name="_3c_grc_3e_">φίμωσις</text:p>
      <text:p text:style-name="_3c_entry_3e_"><text:span text:style-name="T1">[</text:span><text:a xlink:type="simple" xlink:href="https://www.biusante.parisdescartes.fr/histoire/medica/resultats/index.php?do=zoom&amp;cote=37020d&amp;p=1186" text:style-name="Internet_20_link" text:visited-style-name="Visited_20_Internet_20_Link"><text:span text:style-name="Internet_20_link"><text:span text:style-name="T1">p. 1172</text:span></text:span></text:a><text:span text:style-name="T1">] </text:span><text:span text:style-name="T3">phlébevrysme</text:span><text:span text:style-name="T1"> — phlebeurysma.</text:span></text:p>
      <text:p text:style-name="_3c_grc_3e_">φλ<text:span text:style-name="T4">ὲ</text:span>ψ<text:span text:style-name="T4"> + εὔρυσμα</text:span></text:p>
      <text:p text:style-name="_3c_entry_3e_"><text:span text:style-name="T1">[</text:span><text:a xlink:type="simple" xlink:href="https://www.biusante.parisdescartes.fr/histoire/medica/resultats/index.php?do=zoom&amp;cote=37020d&amp;p=1187" text:style-name="Internet_20_link" text:visited-style-name="Visited_20_Internet_20_Link"><text:span text:style-name="Internet_20_link"><text:span text:style-name="T1">p. 1173</text:span></text:span></text:a><text:span text:style-name="T1">] </text:span><text:span text:style-name="T3">phlébopalie</text:span><text:span text:style-name="T1"> — phlebopalia.</text:span></text:p>
      <text:p text:style-name="_3c_grc_3e_">φλεβοπαλία</text:p>
      <text:p text:style-name="_3c_entry_3e_"><text:span text:style-name="T1">[</text:span><text:a xlink:type="simple" xlink:href="https://www.biusante.parisdescartes.fr/histoire/medica/resultats/index.php?do=zoom&amp;cote=37020d&amp;p=1187" text:style-name="Internet_20_link" text:visited-style-name="Visited_20_Internet_20_Link"><text:span text:style-name="Internet_20_link"><text:span text:style-name="T1">p. 1173</text:span></text:span></text:a><text:span text:style-name="T1">] </text:span><text:span text:style-name="T3">phlebotome</text:span><text:span text:style-name="T1"> — phlebotomus, Aderlasschnäpper, phlebotome, flebotomo, flebotomo.</text:span></text:p>
      <text:p text:style-name="_3c_grc_3e_">φλεβοτόμος</text:p>
      <text:p text:style-name="_3c_entry_3e_"><text:span text:style-name="T1">[</text:span><text:a xlink:type="simple" xlink:href="https://www.biusante.parisdescartes.fr/histoire/medica/resultats/index.php?do=zoom&amp;cote=37020d&amp;p=1187" text:style-name="Internet_20_link" text:visited-style-name="Visited_20_Internet_20_Link"><text:span text:style-name="Internet_20_link"><text:span text:style-name="T1">p. 1173</text:span></text:span></text:a><text:span text:style-name="T1">] </text:span><text:span text:style-name="T3">phlébotomie</text:span><text:span text:style-name="T1"> — phlebotomia, Aderlass, phlebotomy, bleeding, flebotomia, flebotomia.</text:span></text:p>
      <text:p text:style-name="_3c_grc_3e_">φλεβοτομία</text:p>
      <text:p text:style-name="_3c_entry_3e_"><text:span text:style-name="T1">[</text:span><text:a xlink:type="simple" xlink:href="https://www.biusante.parisdescartes.fr/histoire/medica/resultats/index.php?do=zoom&amp;cote=37020d&amp;p=1187" text:style-name="Internet_20_link" text:visited-style-name="Visited_20_Internet_20_Link"><text:span text:style-name="Internet_20_link"><text:span text:style-name="T1">p. 1173</text:span></text:span></text:a><text:span text:style-name="T1">] </text:span><text:span text:style-name="T3">phlegmagogue</text:span><text:span text:style-name="T1"> — phlegmagogus, schleimausleerend, phlegmagogue, flemmagogo, flegmagogo.</text:span></text:p>
      <text:p text:style-name="_3c_grc_3e_">φλεγμ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87" text:style-name="Internet_20_link" text:visited-style-name="Visited_20_Internet_20_Link"><text:span text:style-name="Internet_20_link"><text:span text:style-name="T1">p. 1173</text:span></text:span></text:a><text:span text:style-name="T1">] </text:span><text:span text:style-name="T3">phlegmasie</text:span><text:span text:style-name="T1"> — phlegmasia, Entzündung, flemmasia, flegmasia.</text:span></text:p>
      <text:p text:style-name="_3c_grc_3e_">φλεγμασία</text:p>
      <text:p text:style-name="_3c_entry_3e_"><text:span text:style-name="T1">[</text:span><text:a xlink:type="simple" xlink:href="https://www.biusante.parisdescartes.fr/histoire/medica/resultats/index.php?do=zoom&amp;cote=37020d&amp;p=1187" text:style-name="Internet_20_link" text:visited-style-name="Visited_20_Internet_20_Link"><text:span text:style-name="Internet_20_link"><text:span text:style-name="T1">p. 1173</text:span></text:span></text:a><text:span text:style-name="T1">] </text:span><text:span text:style-name="T3">phlegme</text:span><text:span text:style-name="T1"> — phlegma, pituita, Phlegma, Schleim, phlegm, flemma, flema.</text:span></text:p>
      <text:p text:style-name="_3c_grc_3e_">φλέγμα</text:p>
      <text:p text:style-name="_3c_entry_3e_"><text:span text:style-name="T1">[</text:span><text:a xlink:type="simple" xlink:href="https://www.biusante.parisdescartes.fr/histoire/medica/resultats/index.php?do=zoom&amp;cote=37020d&amp;p=1188" text:style-name="Internet_20_link" text:visited-style-name="Visited_20_Internet_20_Link"><text:span text:style-name="Internet_20_link"><text:span text:style-name="T1">p. 1174</text:span></text:span></text:a><text:span text:style-name="T1">] </text:span><text:span text:style-name="T3">phlegmoneux</text:span><text:span text:style-name="T1"> — phlegmonös, phlegmonous, flemmonoso, flemonoso.</text:span></text:p>
      <text:p text:style-name="_3c_grc_3e_">φλεγμονώδης</text:p>
      <text:p text:style-name="_3c_entry_3e_"><text:soft-page-break/><text:span text:style-name="T1">[</text:span><text:a xlink:type="simple" xlink:href="https://www.biusante.parisdescartes.fr/histoire/medica/resultats/index.php?do=zoom&amp;cote=37020d&amp;p=1188" text:style-name="Internet_20_link" text:visited-style-name="Visited_20_Internet_20_Link"><text:span text:style-name="Internet_20_link"><text:span text:style-name="T1">p. 1174</text:span></text:span></text:a><text:span text:style-name="T1">] </text:span><text:span text:style-name="T3">phlogose</text:span><text:span text:style-name="T1"> — phlogosis, Entzündung, phlogosis, flogosi, flogosis.</text:span></text:p>
      <text:p text:style-name="_3c_grc_3e_">φλόγωσις</text:p>
      <text:p text:style-name="_3c_entry_3e_"><text:span text:style-name="T1">[</text:span><text:a xlink:type="simple" xlink:href="https://www.biusante.parisdescartes.fr/histoire/medica/resultats/index.php?do=zoom&amp;cote=37020d&amp;p=1189" text:style-name="Internet_20_link" text:visited-style-name="Visited_20_Internet_20_Link"><text:span text:style-name="Internet_20_link"><text:span text:style-name="T1">p. 1175</text:span></text:span></text:a><text:span text:style-name="T1">] </text:span><text:span text:style-name="T3">phlyctène</text:span><text:span text:style-name="T1"> — phlyctœna, Wasserbläschen, phlyctaena, flittena, flictena.</text:span></text:p>
      <text:p text:style-name="_3c_grc_3e_">φλύκταινα</text:p>
      <text:p text:style-name="_3c_entry_3e_"><text:span text:style-name="T1">[</text:span><text:a xlink:type="simple" xlink:href="https://www.biusante.parisdescartes.fr/histoire/medica/resultats/index.php?do=zoom&amp;cote=37020d&amp;p=1189" text:style-name="Internet_20_link" text:visited-style-name="Visited_20_Internet_20_Link"><text:span text:style-name="Internet_20_link"><text:span text:style-name="T1">p. 1175</text:span></text:span></text:a><text:span text:style-name="T1">] </text:span><text:span text:style-name="T3">phonascie</text:span><text:span text:style-name="T1"> — Phonatio, Stimmbildung, phonascy, fonascia.</text:span></text:p>
      <text:p text:style-name="_3c_grc_3e_">φωνασκία</text:p>
      <text:p text:style-name="_3c_entry_3e_"><text:span text:style-name="T1">[</text:span><text:a xlink:type="simple" xlink:href="https://www.biusante.parisdescartes.fr/histoire/medica/resultats/index.php?do=zoom&amp;cote=37020d&amp;p=1190" text:style-name="Internet_20_link" text:visited-style-name="Visited_20_Internet_20_Link"><text:span text:style-name="Internet_20_link"><text:span text:style-name="T1">p. 1176</text:span></text:span></text:a><text:span text:style-name="T1">] </text:span><text:span text:style-name="T3">phonique</text:span><text:span text:style-name="T1"> — phonicus, phoniseh, phonie, fonico, fonico.</text:span></text:p>
      <text:p text:style-name="_3c_grc_3e_">φω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92" text:style-name="Internet_20_link" text:visited-style-name="Visited_20_Internet_20_Link"><text:span text:style-name="Internet_20_link"><text:span text:style-name="T1">p. 1178</text:span></text:span></text:a><text:span text:style-name="T1">] </text:span><text:span text:style-name="T3">phosphore</text:span><text:span text:style-name="T1"> — phosphorus, Phosphor, phosphorus, phosphor, fosford, fosford.</text:span></text:p>
      <text:p text:style-name="_3c_grc_3e_">φ<text:span text:style-name="T4">ω</text:span>σφ<text:span text:style-name="T4">ό</text:span>ρος</text:p>
      <text:p text:style-name="_3c_entry_3e_"><text:span text:style-name="T1">[</text:span><text:a xlink:type="simple" xlink:href="https://www.biusante.parisdescartes.fr/histoire/medica/resultats/index.php?do=zoom&amp;cote=37020d&amp;p=1195" text:style-name="Internet_20_link" text:visited-style-name="Visited_20_Internet_20_Link"><text:span text:style-name="Internet_20_link"><text:span text:style-name="T1">p. 1181</text:span></text:span></text:a><text:span text:style-name="T1">] </text:span><text:span text:style-name="T3">phrénésie</text:span><text:span text:style-name="T1"> — phrenitis, phrenitiasis, phrenesis, Phrenitis, Tobsucht, phrenesis, phrensy, frenesia, frenesi.</text:span></text:p>
      <text:p text:style-name="_3c_grc_3e_">φρεν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1195" text:style-name="Internet_20_link" text:visited-style-name="Visited_20_Internet_20_Link"><text:span text:style-name="Internet_20_link"><text:span text:style-name="T1">p. 1181</text:span></text:span></text:a><text:span text:style-name="T1">] </text:span><text:span text:style-name="T3">phrénétique</text:span><text:span text:style-name="T1"> — phreniticus, phrenetisch, phrenetic, frenetico, frenetico.</text:span></text:p>
      <text:p text:style-name="_3c_grc_3e_">φρενι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95" text:style-name="Internet_20_link" text:visited-style-name="Visited_20_Internet_20_Link"><text:span text:style-name="Internet_20_link"><text:span text:style-name="T1">p. 1181</text:span></text:span></text:a><text:span text:style-name="T1">] </text:span><text:span text:style-name="T3">phrénitis</text:span><text:span text:style-name="T1"> — phrenitis.</text:span></text:p>
      <text:p text:style-name="_3c_grc_3e_">φρεν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1196" text:style-name="Internet_20_link" text:visited-style-name="Visited_20_Internet_20_Link"><text:span text:style-name="Internet_20_link"><text:span text:style-name="T1">p. 1182</text:span></text:span></text:a><text:span text:style-name="T1">] </text:span><text:span text:style-name="T3">phricode</text:span><text:span text:style-name="T1"> — phricodes, fricode, fricodes.</text:span></text:p>
      <text:p text:style-name="_3c_grc_3e_">φρικώ<text:span text:style-name="T4">δη</text:span>ς</text:p>
      <text:p text:style-name="_3c_entry_3e_"><text:span text:style-name="T1">[</text:span><text:a xlink:type="simple" xlink:href="https://www.biusante.parisdescartes.fr/histoire/medica/resultats/index.php?do=zoom&amp;cote=37020d&amp;p=1196" text:style-name="Internet_20_link" text:visited-style-name="Visited_20_Internet_20_Link"><text:span text:style-name="Internet_20_link"><text:span text:style-name="T1">p. 1182</text:span></text:span></text:a><text:span text:style-name="T1">] </text:span><text:span text:style-name="T3">phthartique</text:span><text:span text:style-name="T1"> — phtharticus.</text:span></text:p>
      <text:p text:style-name="_3c_grc_3e_">φθαρ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96" text:style-name="Internet_20_link" text:visited-style-name="Visited_20_Internet_20_Link"><text:span text:style-name="Internet_20_link"><text:span text:style-name="T1">p. 1182</text:span></text:span></text:a><text:span text:style-name="T1">] </text:span><text:span text:style-name="T3">phthiriase</text:span><text:span text:style-name="T1"> — phthiriasis, Läusesucht, phthiriasis, pediculation, ftiriasi, tiriasis.</text:span></text:p>
      <text:p text:style-name="_3c_grc_3e_">φθειρίασις</text:p>
      <text:p text:style-name="_3c_entry_3e_"><text:span text:style-name="T1">[</text:span><text:a xlink:type="simple" xlink:href="https://www.biusante.parisdescartes.fr/histoire/medica/resultats/index.php?do=zoom&amp;cote=37020d&amp;p=1196" text:style-name="Internet_20_link" text:visited-style-name="Visited_20_Internet_20_Link"><text:span text:style-name="Internet_20_link"><text:span text:style-name="T1">p. 1182</text:span></text:span></text:a><text:span text:style-name="T1">] </text:span><text:span text:style-name="T3">phthisie</text:span><text:span text:style-name="T1"> — phthisis, Schwindsucht, Lungenschwindsucht, phthisis, tisichezza, ftisi, ftisia, tisica, tisis.</text:span></text:p>
      <text:p text:style-name="_3c_grc_3e_">φθίσις</text:p>
      <text:p text:style-name="_3c_entry_3e_"><text:span text:style-name="T1">[</text:span><text:a xlink:type="simple" xlink:href="https://www.biusante.parisdescartes.fr/histoire/medica/resultats/index.php?do=zoom&amp;cote=37020d&amp;p=1198" text:style-name="Internet_20_link" text:visited-style-name="Visited_20_Internet_20_Link"><text:span text:style-name="Internet_20_link"><text:span text:style-name="T1">p. 1184</text:span></text:span></text:a><text:span text:style-name="T1">] </text:span><text:span text:style-name="T3">phthisique</text:span><text:span text:style-name="T1"> — phthisicus, schwindsüchtig, phthisical, tisico, ftisico, tisico.</text:span></text:p>
      <text:p text:style-name="_3c_grc_3e_">φθισ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199" text:style-name="Internet_20_link" text:visited-style-name="Visited_20_Internet_20_Link"><text:span text:style-name="Internet_20_link"><text:span text:style-name="T1">p. 1185</text:span></text:span></text:a><text:span text:style-name="T1">] </text:span><text:span text:style-name="T3">phygethlon</text:span><text:span text:style-name="T1"> — phygethlon, figetlone, figetlon.</text:span></text:p>
      <text:p text:style-name="_3c_grc_3e_">φύγεθλον</text:p>
      <text:p text:style-name="_3c_entry_3e_"><text:span text:style-name="T1">[</text:span><text:a xlink:type="simple" xlink:href="https://www.biusante.parisdescartes.fr/histoire/medica/resultats/index.php?do=zoom&amp;cote=37020d&amp;p=1199" text:style-name="Internet_20_link" text:visited-style-name="Visited_20_Internet_20_Link"><text:span text:style-name="Internet_20_link"><text:span text:style-name="T1">p. 1185</text:span></text:span></text:a><text:span text:style-name="T1">] </text:span><text:span text:style-name="T3">phylactère</text:span><text:span text:style-name="T1"> — phylacterium, Amulet, Schutzgehänge, phylactery, filattero, filaterio.</text:span></text:p>
      <text:p text:style-name="_3c_grc_3e_">φυλακτήριον</text:p>
      <text:p text:style-name="_3c_entry_3e_"><text:span text:style-name="T1">[</text:span><text:a xlink:type="simple" xlink:href="https://www.biusante.parisdescartes.fr/histoire/medica/resultats/index.php?do=zoom&amp;cote=37020d&amp;p=1199" text:style-name="Internet_20_link" text:visited-style-name="Visited_20_Internet_20_Link"><text:span text:style-name="Internet_20_link"><text:span text:style-name="T1">p. 1185</text:span></text:span></text:a><text:span text:style-name="T1">] </text:span><text:span text:style-name="T3">phymatose</text:span><text:span text:style-name="T1"> — phymatosis, Phymatosis, phymatosis, fimatosi, fimatosis.</text:span></text:p>
      <text:p text:style-name="_3c_grc_3e_">de φ<text:span text:style-name="T4">ῦ</text:span>μα</text:p>
      <text:p text:style-name="_3c_entry_3e_"><text:span text:style-name="T1">[</text:span><text:a xlink:type="simple" xlink:href="https://www.biusante.parisdescartes.fr/histoire/medica/resultats/index.php?do=zoom&amp;cote=37020d&amp;p=1201" text:style-name="Internet_20_link" text:visited-style-name="Visited_20_Internet_20_Link"><text:span text:style-name="Internet_20_link"><text:span text:style-name="T1">p. 1187</text:span></text:span></text:a><text:span text:style-name="T1">] </text:span><text:span text:style-name="T3">physionomie</text:span><text:span text:style-name="T1"> — physiognomonia, Physiognomie, physiognomy, fisiohomid, fisiohomid.</text:span></text:p>
      <text:p text:style-name="_3c_grc_3e_">φυσιογνωμον<text:span text:style-name="T4">ί</text:span>α</text:p>
      <text:p text:style-name="_3c_entry_3e_"><text:span text:style-name="T1">[</text:span><text:a xlink:type="simple" xlink:href="https://www.biusante.parisdescartes.fr/histoire/medica/resultats/index.php?do=zoom&amp;cote=37020d&amp;p=1201" text:style-name="Internet_20_link" text:visited-style-name="Visited_20_Internet_20_Link"><text:span text:style-name="Internet_20_link"><text:span text:style-name="T1">p. 1187</text:span></text:span></text:a><text:span text:style-name="T1">] </text:span><text:span text:style-name="T3">physique3</text:span><text:span text:style-name="T1"> — physicus, physisch, phy sic, fisico, fisico.</text:span></text:p>
      <text:p text:style-name="_3c_grc_3e_"><text:soft-page-break/>φυσ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01" text:style-name="Internet_20_link" text:visited-style-name="Visited_20_Internet_20_Link"><text:span text:style-name="Internet_20_link"><text:span text:style-name="T1">p. 1187</text:span></text:span></text:a><text:span text:style-name="T1">] </text:span><text:span text:style-name="T3">physocèle</text:span><text:span text:style-name="T1"> — physocéle, Windbruch, physocele, fisocèle, fisocèle.</text:span></text:p>
      <text:p text:style-name="_3c_grc_3e_">φυσοκήλη</text:p>
      <text:p text:style-name="_3c_entry_3e_"><text:span text:style-name="T1">[</text:span><text:a xlink:type="simple" xlink:href="https://www.biusante.parisdescartes.fr/histoire/medica/resultats/index.php?do=zoom&amp;cote=37020d&amp;p=1203" text:style-name="Internet_20_link" text:visited-style-name="Visited_20_Internet_20_Link"><text:span text:style-name="Internet_20_link"><text:span text:style-name="T1">p. 1189</text:span></text:span></text:a><text:span text:style-name="T1">] </text:span><text:span text:style-name="T3">picotement</text:span><text:span text:style-name="T1"> — punctio, Prickeln, prickling, pizzicore, picazon.</text:span></text:p>
      <text:p text:style-name="_3c_grc_3e_">νύγμα — νύξις</text:p>
      <text:p text:style-name="_3c_entry_3e_"><text:span text:style-name="T1">[</text:span><text:a xlink:type="simple" xlink:href="https://www.biusante.parisdescartes.fr/histoire/medica/resultats/index.php?do=zoom&amp;cote=37020d&amp;p=1204" text:style-name="Internet_20_link" text:visited-style-name="Visited_20_Internet_20_Link"><text:span text:style-name="Internet_20_link"><text:span text:style-name="T1">p. 1190</text:span></text:span></text:a><text:span text:style-name="T1">] </text:span><text:span text:style-name="T3">pied</text:span><text:span text:style-name="T1"> — pes, Fuss, foot, piede, pie.</text:span></text:p>
      <text:p text:style-name="_3c_grc_3e_">πο<text:span text:style-name="T4">ῦ</text:span>ς</text:p>
      <text:p text:style-name="_3c_entry_3e_"><text:span text:style-name="T1">[</text:span><text:a xlink:type="simple" xlink:href="https://www.biusante.parisdescartes.fr/histoire/medica/resultats/index.php?do=zoom&amp;cote=37020d&amp;p=1206" text:style-name="Internet_20_link" text:visited-style-name="Visited_20_Internet_20_Link"><text:span text:style-name="Internet_20_link"><text:span text:style-name="T1">p. 1192</text:span></text:span></text:a><text:span text:style-name="T1">] </text:span><text:span text:style-name="T3">pierre</text:span><text:span text:style-name="T1"> — lapis, Stein, stone, pietra, piedra.</text:span></text:p>
      <text:p text:style-name="_3c_grc_3e_">λίθος</text:p>
      <text:p text:style-name="_3c_entry_3e_"><text:span text:style-name="T1">[</text:span><text:a xlink:type="simple" xlink:href="https://www.biusante.parisdescartes.fr/histoire/medica/resultats/index.php?do=zoom&amp;cote=37020d&amp;p=1210" text:style-name="Internet_20_link" text:visited-style-name="Visited_20_Internet_20_Link"><text:span text:style-name="Internet_20_link"><text:span text:style-name="T1">p. 1196</text:span></text:span></text:a><text:span text:style-name="T1">] </text:span><text:span text:style-name="T3">pilon</text:span><text:span text:style-name="T1"> — pistillum, Stössel, pestle, pestello, majadero.</text:span></text:p>
      <text:p text:style-name="_3c_grc_3e_"><text:span text:style-name="T4">ὕ</text:span>περον</text:p>
      <text:p text:style-name="_3c_entry_3e_"><text:span text:style-name="T1">[</text:span><text:a xlink:type="simple" xlink:href="https://www.biusante.parisdescartes.fr/histoire/medica/resultats/index.php?do=zoom&amp;cote=37020d&amp;p=1210" text:style-name="Internet_20_link" text:visited-style-name="Visited_20_Internet_20_Link"><text:span text:style-name="Internet_20_link"><text:span text:style-name="T1">p. 1196</text:span></text:span></text:a><text:span text:style-name="T1">] </text:span><text:span text:style-name="T3">pilule</text:span><text:span text:style-name="T1"> — pilula, Pille, pill, pillola, pildord.</text:span></text:p>
      <text:p text:style-name="_3c_grc_3e_">καταπ<text:span text:style-name="T4">ό</text:span>τιον</text:p>
      <text:p text:style-name="_3c_entry_3e_"><text:span text:style-name="T1">[</text:span><text:a xlink:type="simple" xlink:href="https://www.biusante.parisdescartes.fr/histoire/medica/resultats/index.php?do=zoom&amp;cote=37020d&amp;p=1212" text:style-name="Internet_20_link" text:visited-style-name="Visited_20_Internet_20_Link"><text:span text:style-name="Internet_20_link"><text:span text:style-name="T1">p. 1198</text:span></text:span></text:a><text:span text:style-name="T1">] </text:span><text:span text:style-name="T3">pimélite</text:span><text:span text:style-name="T1"> — </text:span></text:p>
      <text:p text:style-name="_3c_grc_3e_">πιμε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12" text:style-name="Internet_20_link" text:visited-style-name="Visited_20_Internet_20_Link"><text:span text:style-name="Internet_20_link"><text:span text:style-name="T1">p. 1198</text:span></text:span></text:a><text:span text:style-name="T1">] </text:span><text:span text:style-name="T3">pin</text:span><text:span text:style-name="T1"> — pinus, Fichte, pine, pino, pino.</text:span></text:p>
      <text:p text:style-name="_3c_grc_3e_">πίτυς</text:p>
      <text:p text:style-name="_3c_entry_3e_"><text:span text:style-name="T1">[</text:span><text:a xlink:type="simple" xlink:href="https://www.biusante.parisdescartes.fr/histoire/medica/resultats/index.php?do=zoom&amp;cote=37020d&amp;p=1213" text:style-name="Internet_20_link" text:visited-style-name="Visited_20_Internet_20_Link"><text:span text:style-name="Internet_20_link"><text:span text:style-name="T1">p. 1199</text:span></text:span></text:a><text:span text:style-name="T1">] </text:span><text:span text:style-name="T3">pince</text:span><text:span text:style-name="T1"> — volsella, Zange, Pincette, pinzette, pinzas.</text:span></text:p>
      <text:p text:style-name="_3c_grc_3e_">λαβ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214" text:style-name="Internet_20_link" text:visited-style-name="Visited_20_Internet_20_Link"><text:span text:style-name="Internet_20_link"><text:span text:style-name="T1">p. 1200</text:span></text:span></text:a><text:span text:style-name="T1">] </text:span><text:span text:style-name="T3">pincée</text:span><text:span text:style-name="T1"> — pugillus, Prise, pinch, pizzico, pizca.</text:span></text:p>
      <text:p text:style-name="_3c_grc_3e_"><text:span text:style-name="T5">δρακίον</text:span></text:p>
      <text:p text:style-name="_3c_entry_3e_"><text:span text:style-name="T1">[</text:span><text:a xlink:type="simple" xlink:href="https://www.biusante.parisdescartes.fr/histoire/medica/resultats/index.php?do=zoom&amp;cote=37020d&amp;p=1215" text:style-name="Internet_20_link" text:visited-style-name="Visited_20_Internet_20_Link"><text:span text:style-name="Internet_20_link"><text:span text:style-name="T1">p. 1201</text:span></text:span></text:a><text:span text:style-name="T1">] </text:span><text:span text:style-name="T3">piqûre</text:span><text:span text:style-name="T1"> — punctura, Stichwunde, pricking, punctura, picadura.</text:span></text:p>
      <text:p text:style-name="_3c_grc_3e_">νύγμα</text:p>
      <text:p text:style-name="_3c_entry_3e_"><text:span text:style-name="T1">[</text:span><text:a xlink:type="simple" xlink:href="https://www.biusante.parisdescartes.fr/histoire/medica/resultats/index.php?do=zoom&amp;cote=37020d&amp;p=1217" text:style-name="Internet_20_link" text:visited-style-name="Visited_20_Internet_20_Link"><text:span text:style-name="Internet_20_link"><text:span text:style-name="T1">p. 1203</text:span></text:span></text:a><text:span text:style-name="T1">] </text:span><text:span text:style-name="T3">pissasphalte</text:span><text:span text:style-name="T1"> — pissasphattum, Pissasplwtt, pissasphattum, pissasfatto, pisasfalto.</text:span></text:p>
      <text:p text:style-name="_3c_grc_3e_">πισσάσφαλτος</text:p>
      <text:p text:style-name="_3c_entry_3e_"><text:span text:style-name="T1">[</text:span><text:a xlink:type="simple" xlink:href="https://www.biusante.parisdescartes.fr/histoire/medica/resultats/index.php?do=zoom&amp;cote=37020d&amp;p=1217" text:style-name="Internet_20_link" text:visited-style-name="Visited_20_Internet_20_Link"><text:span text:style-name="Internet_20_link"><text:span text:style-name="T1">p. 1203</text:span></text:span></text:a><text:span text:style-name="T1">] </text:span><text:span text:style-name="T3">piste</text:span><text:span text:style-name="T1"> — vestigium, Spur, Fährte, piste, hippium, pesta, pista.</text:span></text:p>
      <text:p text:style-name="_3c_grc_3e_"><text:span text:style-name="T5">ἴχνος</text:span></text:p>
      <text:p text:style-name="_3c_entry_3e_"><text:span text:style-name="T1">[</text:span><text:a xlink:type="simple" xlink:href="https://www.biusante.parisdescartes.fr/histoire/medica/resultats/index.php?do=zoom&amp;cote=37020d&amp;p=1218" text:style-name="Internet_20_link" text:visited-style-name="Visited_20_Internet_20_Link"><text:span text:style-name="Internet_20_link"><text:span text:style-name="T1">p. 1204</text:span></text:span></text:a><text:span text:style-name="T1">] </text:span><text:span text:style-name="T3">pituite</text:span><text:span text:style-name="T1"> — pituita, Schleim, phlegm, pituita, pituita.</text:span></text:p>
      <text:p text:style-name="_3c_grc_3e_"><text:span text:style-name="T4">βλέννα </text:span>—<text:span text:style-name="T4"> </text:span>φλέγμα</text:p>
      <text:p text:style-name="_3c_entry_3e_"><text:span text:style-name="T1">[</text:span><text:a xlink:type="simple" xlink:href="https://www.biusante.parisdescartes.fr/histoire/medica/resultats/index.php?do=zoom&amp;cote=37020d&amp;p=1218" text:style-name="Internet_20_link" text:visited-style-name="Visited_20_Internet_20_Link"><text:span text:style-name="Internet_20_link"><text:span text:style-name="T1">p. 1204</text:span></text:span></text:a><text:span text:style-name="T1">] </text:span><text:span text:style-name="T3">pityriasis</text:span><text:span text:style-name="T1"> — pityriasis, Kleiengrind, Hautkleie, pityriasis, pitiriasi, pitiriasis.</text:span></text:p>
      <text:p text:style-name="_3c_grc_3e_">πιτυρίασις</text:p>
      <text:p text:style-name="_3c_entry_3e_"><text:span text:style-name="T1">[</text:span><text:a xlink:type="simple" xlink:href="https://www.biusante.parisdescartes.fr/histoire/medica/resultats/index.php?do=zoom&amp;cote=37020d&amp;p=1220" text:style-name="Internet_20_link" text:visited-style-name="Visited_20_Internet_20_Link"><text:span text:style-name="Internet_20_link"><text:span text:style-name="T1">p. 1206</text:span></text:span></text:a><text:span text:style-name="T1">] </text:span><text:span text:style-name="T3">plaie</text:span><text:span text:style-name="T1"> — vulnus, plaga, Wunde, wound, piaga, llaga.</text:span></text:p>
      <text:p text:style-name="_3c_grc_3e_">τρα<text:span text:style-name="T4">ῦ</text:span>μα — <text:span text:style-name="T4">ἕ</text:span>λκος</text:p>
      <text:p text:style-name="_3c_entry_3e_"><text:span text:style-name="T1">[</text:span><text:a xlink:type="simple" xlink:href="https://www.biusante.parisdescartes.fr/histoire/medica/resultats/index.php?do=zoom&amp;cote=37020d&amp;p=1221" text:style-name="Internet_20_link" text:visited-style-name="Visited_20_Internet_20_Link"><text:span text:style-name="Internet_20_link"><text:span text:style-name="T1">p. 1207</text:span></text:span></text:a><text:span text:style-name="T1">] </text:span><text:span text:style-name="T3">plantations</text:span><text:span text:style-name="T1"> — Anpflanzungen, plantations, piantagionï.</text:span></text:p>
      <text:p text:style-name="_3c_grc_3e_">φυτεία</text:p>
      <text:p text:style-name="_3c_entry_3e_"><text:span text:style-name="T1">[</text:span><text:a xlink:type="simple" xlink:href="https://www.biusante.parisdescartes.fr/histoire/medica/resultats/index.php?do=zoom&amp;cote=37020d&amp;p=1221" text:style-name="Internet_20_link" text:visited-style-name="Visited_20_Internet_20_Link"><text:span text:style-name="Internet_20_link"><text:span text:style-name="T1">p. 1207</text:span></text:span></text:a><text:span text:style-name="T1">] </text:span><text:span text:style-name="T3">plante</text:span><text:span text:style-name="T1"> — planta, Pflanze, plant, pianta, planta.</text:span></text:p>
      <text:p text:style-name="_3c_grc_3e_">φυτ<text:span text:style-name="T4">ὸ</text:span>ν</text:p>
      <text:p text:style-name="_3c_entry_3e_"><text:soft-page-break/><text:span text:style-name="T1">[</text:span><text:a xlink:type="simple" xlink:href="https://www.biusante.parisdescartes.fr/histoire/medica/resultats/index.php?do=zoom&amp;cote=37020d&amp;p=1222" text:style-name="Internet_20_link" text:visited-style-name="Visited_20_Internet_20_Link"><text:span text:style-name="Internet_20_link"><text:span text:style-name="T1">p. 1208</text:span></text:span></text:a><text:span text:style-name="T1">] </text:span><text:span text:style-name="T3">plasma</text:span><text:span text:style-name="T1"> — liquor sanguinis, Plasma, plasma, plasma.</text:span></text:p>
      <text:p text:style-name="_3c_grc_3e_">πλάσμα</text:p>
      <text:p text:style-name="_3c_entry_3e_"><text:span text:style-name="T1">[</text:span><text:a xlink:type="simple" xlink:href="https://www.biusante.parisdescartes.fr/histoire/medica/resultats/index.php?do=zoom&amp;cote=37020d&amp;p=1222" text:style-name="Internet_20_link" text:visited-style-name="Visited_20_Internet_20_Link"><text:span text:style-name="Internet_20_link"><text:span text:style-name="T1">p. 1208</text:span></text:span></text:a><text:span text:style-name="T1">] </text:span><text:span text:style-name="T3">plastique</text:span><text:span text:style-name="T1"> — plasticus, bildend, formend, plastisch, plastic, plastico, plastico.</text:span></text:p>
      <text:p text:style-name="_3c_grc_3e_">πλαστικ<text:span text:style-name="T4">ὸ</text:span>ς — δ<text:span text:style-name="T4">ύ</text:span>ναμις πλασ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23" text:style-name="Internet_20_link" text:visited-style-name="Visited_20_Internet_20_Link"><text:span text:style-name="Internet_20_link"><text:span text:style-name="T1">p. 1209</text:span></text:span></text:a><text:span text:style-name="T1">] </text:span><text:span text:style-name="T3">plâtre</text:span><text:span text:style-name="T1"> — gypsum, Gyps, plaster, gesso, yeso.</text:span></text:p>
      <text:p text:style-name="_3c_grc_3e_">γύψος</text:p>
      <text:p text:style-name="_3c_entry_3e_"><text:span text:style-name="T1">[</text:span><text:a xlink:type="simple" xlink:href="https://www.biusante.parisdescartes.fr/histoire/medica/resultats/index.php?do=zoom&amp;cote=37020d&amp;p=1224" text:style-name="Internet_20_link" text:visited-style-name="Visited_20_Internet_20_Link"><text:span text:style-name="Internet_20_link"><text:span text:style-name="T1">p. 1210</text:span></text:span></text:a><text:span text:style-name="T1">] </text:span><text:span text:style-name="T3">plénitude</text:span><text:span text:style-name="T1"> — Plenitudo, Vollheit, Fülle, plenitude, fullness, ripienezza, plenitud.</text:span></text:p>
      <text:p text:style-name="_3c_grc_3e_">πληθώρα</text:p>
      <text:p text:style-name="_3c_entry_3e_"><text:span text:style-name="T1">[</text:span><text:a xlink:type="simple" xlink:href="https://www.biusante.parisdescartes.fr/histoire/medica/resultats/index.php?do=zoom&amp;cote=37020d&amp;p=1224" text:style-name="Internet_20_link" text:visited-style-name="Visited_20_Internet_20_Link"><text:span text:style-name="Internet_20_link"><text:span text:style-name="T1">p. 1210</text:span></text:span></text:a><text:span text:style-name="T1">] </text:span><text:span text:style-name="T3">plérose</text:span><text:span text:style-name="T1"> — Körperfülle, plerosis, plerosi, plerosis.</text:span></text:p>
      <text:p text:style-name="_3c_grc_3e_">πλ<text:span text:style-name="T4">ή</text:span>ρωσις</text:p>
      <text:p text:style-name="_3c_entry_3e_"><text:span text:style-name="T1">[</text:span><text:a xlink:type="simple" xlink:href="https://www.biusante.parisdescartes.fr/histoire/medica/resultats/index.php?do=zoom&amp;cote=37020d&amp;p=1224" text:style-name="Internet_20_link" text:visited-style-name="Visited_20_Internet_20_Link"><text:span text:style-name="Internet_20_link"><text:span text:style-name="T1">p. 1210</text:span></text:span></text:a><text:span text:style-name="T1">] </text:span><text:span text:style-name="T3">plérotique</text:span><text:span text:style-name="T1"> — pleroticus, anfüllend, plerotic, plerotico, plerotico.</text:span></text:p>
      <text:p text:style-name="_3c_grc_3e_">πληρ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24" text:style-name="Internet_20_link" text:visited-style-name="Visited_20_Internet_20_Link"><text:span text:style-name="Internet_20_link"><text:span text:style-name="T1">p. 1210</text:span></text:span></text:a><text:span text:style-name="T1">] </text:span><text:span text:style-name="T3">pléthore</text:span><text:span text:style-name="T1"> — plethora, Vollblütigkeit, plethora, pletora, pletora.</text:span></text:p>
      <text:p text:style-name="_3c_grc_3e_">πληθώρα</text:p>
      <text:p text:style-name="_3c_entry_3e_"><text:span text:style-name="T1">[</text:span><text:a xlink:type="simple" xlink:href="https://www.biusante.parisdescartes.fr/histoire/medica/resultats/index.php?do=zoom&amp;cote=37020d&amp;p=1224" text:style-name="Internet_20_link" text:visited-style-name="Visited_20_Internet_20_Link"><text:span text:style-name="Internet_20_link"><text:span text:style-name="T1">p. 1210</text:span></text:span></text:a><text:span text:style-name="T1">] </text:span><text:span text:style-name="T3">pléthorique</text:span><text:span text:style-name="T1"> — plethoricus, vollsaftig, plethoric, pletorico, pletorico.</text:span></text:p>
      <text:p text:style-name="_3c_grc_3e_">πληθω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24" text:style-name="Internet_20_link" text:visited-style-name="Visited_20_Internet_20_Link"><text:span text:style-name="Internet_20_link"><text:span text:style-name="T1">p. 1210</text:span></text:span></text:a><text:span text:style-name="T1">] </text:span><text:span text:style-name="T3">pleurésie</text:span><text:span text:style-name="T1"> — pleuritis, Pleuritis, Rippenfellentzündung, Seitenstechen, pleurisy, pleuritide, pleurisa, pleuresid.</text:span></text:p>
      <text:p text:style-name="_3c_grc_3e_">πλευρ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1225" text:style-name="Internet_20_link" text:visited-style-name="Visited_20_Internet_20_Link"><text:span text:style-name="Internet_20_link"><text:span text:style-name="T1">p. 1211</text:span></text:span></text:a><text:span text:style-name="T1">] </text:span><text:span text:style-name="T3">pleurétique</text:span><text:span text:style-name="T1"> — pleuriticus, pleuretisch, pleuritic, pleuritico, pleuritico.</text:span></text:p>
      <text:p text:style-name="_3c_grc_3e_">πλευρ<text:span text:style-name="T4">ιτι</text:span>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26" text:style-name="Internet_20_link" text:visited-style-name="Visited_20_Internet_20_Link"><text:span text:style-name="Internet_20_link"><text:span text:style-name="T1">p. 1212</text:span></text:span></text:a><text:span text:style-name="T1">] </text:span><text:span text:style-name="T3">plèvre</text:span><text:span text:style-name="T1"> — pleura, Brustfell, pleura, pleura, pleura.</text:span></text:p>
      <text:p text:style-name="_3c_grc_3e_">πλευρ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1226" text:style-name="Internet_20_link" text:visited-style-name="Visited_20_Internet_20_Link"><text:span text:style-name="Internet_20_link"><text:span text:style-name="T1">p. 1212</text:span></text:span></text:a><text:span text:style-name="T1">] </text:span><text:span text:style-name="T3">plexus</text:span><text:span text:style-name="T1"> — plexus, Geflecht, plexus, plesso, plexo.</text:span></text:p>
      <text:p text:style-name="_3c_grc_3e_">πλ<text:span text:style-name="T4">έ</text:span>γμα</text:p>
      <text:p text:style-name="_3c_entry_3e_"><text:span text:style-name="T1">[</text:span><text:a xlink:type="simple" xlink:href="https://www.biusante.parisdescartes.fr/histoire/medica/resultats/index.php?do=zoom&amp;cote=37020d&amp;p=1227" text:style-name="Internet_20_link" text:visited-style-name="Visited_20_Internet_20_Link"><text:span text:style-name="Internet_20_link"><text:span text:style-name="T1">p. 1213</text:span></text:span></text:a><text:span text:style-name="T1">] </text:span><text:span text:style-name="T3">plomb</text:span><text:span text:style-name="T1"> — plumbum, Blei, lead, piombo, plomd.</text:span></text:p>
      <text:p text:style-name="_3c_grc_3e_">μόλυβδος</text:p>
      <text:p text:style-name="_3c_entry_3e_"><text:span text:style-name="T1">[</text:span><text:a xlink:type="simple" xlink:href="https://www.biusante.parisdescartes.fr/histoire/medica/resultats/index.php?do=zoom&amp;cote=37020d&amp;p=1228" text:style-name="Internet_20_link" text:visited-style-name="Visited_20_Internet_20_Link"><text:span text:style-name="Internet_20_link"><text:span text:style-name="T1">p. 1214</text:span></text:span></text:a><text:span text:style-name="T1">] </text:span><text:span text:style-name="T3">plombé</text:span><text:span text:style-name="T1"> — plumbeus, bleifarbig, livid, livido, squallido.</text:span></text:p>
      <text:p text:style-name="_3c_grc_3e_">μολιβ<text:span text:style-name="T4">δώδ</text:span>ης</text:p>
      <text:p text:style-name="_3c_entry_3e_"><text:span text:style-name="T1">[</text:span><text:a xlink:type="simple" xlink:href="https://www.biusante.parisdescartes.fr/histoire/medica/resultats/index.php?do=zoom&amp;cote=37020d&amp;p=1228" text:style-name="Internet_20_link" text:visited-style-name="Visited_20_Internet_20_Link"><text:span text:style-name="Internet_20_link"><text:span text:style-name="T1">p. 1214</text:span></text:span></text:a><text:span text:style-name="T1">] </text:span><text:span text:style-name="T3">pluie</text:span><text:span text:style-name="T1"> — pluvia, Regen, rain, piova, lluvia.</text:span></text:p>
      <text:p text:style-name="_3c_grc_3e_"><text:span text:style-name="T4">ὑ</text:span>ε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28" text:style-name="Internet_20_link" text:visited-style-name="Visited_20_Internet_20_Link"><text:span text:style-name="Internet_20_link"><text:span text:style-name="T1">p. 1214</text:span></text:span></text:a><text:span text:style-name="T1">] </text:span><text:span text:style-name="T3">plume</text:span><text:span text:style-name="T1"> — pluma, Feder, feather, piuma, pluma.</text:span></text:p>
      <text:p text:style-name="_3c_grc_3e_">πτερ<text:span text:style-name="T4">ὸν</text:span></text:p>
      <text:p text:style-name="_3c_entry_3e_"><text:span text:style-name="T1">[</text:span><text:a xlink:type="simple" xlink:href="https://www.biusante.parisdescartes.fr/histoire/medica/resultats/index.php?do=zoom&amp;cote=37020d&amp;p=1230" text:style-name="Internet_20_link" text:visited-style-name="Visited_20_Internet_20_Link"><text:span text:style-name="Internet_20_link"><text:span text:style-name="T1">p. 1216</text:span></text:span></text:a><text:span text:style-name="T1">] </text:span><text:span text:style-name="T3">pneuma</text:span><text:span text:style-name="T1"> — </text:span></text:p>
      <text:p text:style-name="_3c_grc_3e_">πνε<text:span text:style-name="T4">ῦ</text:span>μα</text:p>
      <text:p text:style-name="_3c_entry_3e_"><text:span text:style-name="T1">[</text:span><text:a xlink:type="simple" xlink:href="https://www.biusante.parisdescartes.fr/histoire/medica/resultats/index.php?do=zoom&amp;cote=37020d&amp;p=1231" text:style-name="Internet_20_link" text:visited-style-name="Visited_20_Internet_20_Link"><text:span text:style-name="Internet_20_link"><text:span text:style-name="T1">p. 1217</text:span></text:span></text:a><text:span text:style-name="T1">] </text:span><text:span text:style-name="T3">pneumatode</text:span><text:span text:style-name="T1"> — pnéumatodes, aufgebläht, pneumatode, pneumatodes.</text:span></text:p>
      <text:p text:style-name="_3c_grc_3e_">πνε<text:span text:style-name="T4">υ</text:span>ματώ<text:span text:style-name="T4">δη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1231" text:style-name="Internet_20_link" text:visited-style-name="Visited_20_Internet_20_Link"><text:span text:style-name="Internet_20_link"><text:span text:style-name="T1">p. 1217</text:span></text:span></text:a><text:span text:style-name="T1">] </text:span><text:span text:style-name="T3">pneumatose</text:span><text:span text:style-name="T1"> — pneumatosis, Windsucht, pneumatosis, windy swelling, pneumatosi, pneumatosis.</text:span></text:p>
      <text:p text:style-name="_3c_grc_3e_">πνευμάτωσις</text:p>
      <text:p text:style-name="_3c_entry_3e_"><text:span text:style-name="T1">[</text:span><text:a xlink:type="simple" xlink:href="https://www.biusante.parisdescartes.fr/histoire/medica/resultats/index.php?do=zoom&amp;cote=37020d&amp;p=1231" text:style-name="Internet_20_link" text:visited-style-name="Visited_20_Internet_20_Link"><text:span text:style-name="Internet_20_link"><text:span text:style-name="T1">p. 1217</text:span></text:span></text:a><text:span text:style-name="T1">] </text:span><text:span text:style-name="T3">pneumique</text:span><text:span text:style-name="T1"> — </text:span></text:p>
      <text:p text:style-name="_3c_grc_3e_">de πνεύμων</text:p>
      <text:p text:style-name="_3c_entry_3e_"><text:span text:style-name="T1">[</text:span><text:a xlink:type="simple" xlink:href="https://www.biusante.parisdescartes.fr/histoire/medica/resultats/index.php?do=zoom&amp;cote=37020d&amp;p=1233" text:style-name="Internet_20_link" text:visited-style-name="Visited_20_Internet_20_Link"><text:span text:style-name="Internet_20_link"><text:span text:style-name="T1">p. 1219</text:span></text:span></text:a><text:span text:style-name="T1">] </text:span><text:span text:style-name="T3">pneumonie</text:span><text:span text:style-name="T1"> — pneumonia, Lungenentzündung, peripneumony, peripneumonia, pneumonia, peripneumonia, pneumonia.</text:span></text:p>
      <text:p text:style-name="_3c_grc_3e_">περιπνευμονία</text:p>
      <text:p text:style-name="_3c_entry_3e_"><text:span text:style-name="T1">[</text:span><text:a xlink:type="simple" xlink:href="https://www.biusante.parisdescartes.fr/histoire/medica/resultats/index.php?do=zoom&amp;cote=37020d&amp;p=1236" text:style-name="Internet_20_link" text:visited-style-name="Visited_20_Internet_20_Link"><text:span text:style-name="Internet_20_link"><text:span text:style-name="T1">p. 1222</text:span></text:span></text:a><text:span text:style-name="T1">] </text:span><text:span text:style-name="T3">pnigalion</text:span><text:span text:style-name="T1"> — </text:span></text:p>
      <text:p text:style-name="_3c_grc_3e_">πνιγαλίων</text:p>
      <text:p text:style-name="_3c_entry_3e_"><text:span text:style-name="T1">[</text:span><text:a xlink:type="simple" xlink:href="https://www.biusante.parisdescartes.fr/histoire/medica/resultats/index.php?do=zoom&amp;cote=37020d&amp;p=1236" text:style-name="Internet_20_link" text:visited-style-name="Visited_20_Internet_20_Link"><text:span text:style-name="Internet_20_link"><text:span text:style-name="T1">p. 1222</text:span></text:span></text:a><text:span text:style-name="T1">] </text:span><text:span text:style-name="T3">podagre</text:span><text:span text:style-name="T1"> — podagra, Fussgicht, podagra, podagra, podagra.</text:span></text:p>
      <text:p text:style-name="_3c_grc_3e_">ποδάγρα</text:p>
      <text:p text:style-name="_3c_entry_3e_"><text:span text:style-name="T1">[</text:span><text:a xlink:type="simple" xlink:href="https://www.biusante.parisdescartes.fr/histoire/medica/resultats/index.php?do=zoom&amp;cote=37020d&amp;p=1237" text:style-name="Internet_20_link" text:visited-style-name="Visited_20_Internet_20_Link"><text:span text:style-name="Internet_20_link"><text:span text:style-name="T1">p. 1223</text:span></text:span></text:a><text:span text:style-name="T1">] </text:span><text:span text:style-name="T3">poids</text:span><text:span text:style-name="T1"> — pondus, Gewicht, weight, peso, peso.</text:span></text:p>
      <text:p text:style-name="_3c_grc_3e_">σταθ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37" text:style-name="Internet_20_link" text:visited-style-name="Visited_20_Internet_20_Link"><text:span text:style-name="Internet_20_link"><text:span text:style-name="T1">p. 1223</text:span></text:span></text:a><text:span text:style-name="T1">] </text:span><text:span text:style-name="T3">poignet</text:span><text:span text:style-name="T1"> — carpus, Handwurzel, wrist, giuntura, muneca, puño.</text:span></text:p>
      <text:p text:style-name="_3c_grc_3e_">καρπ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37" text:style-name="Internet_20_link" text:visited-style-name="Visited_20_Internet_20_Link"><text:span text:style-name="Internet_20_link"><text:span text:style-name="T1">p. 1223</text:span></text:span></text:a><text:span text:style-name="T1">] </text:span><text:span text:style-name="T3">poil</text:span><text:span text:style-name="T1"> — pilus, Haar, hair, pelo, pelo.</text:span></text:p>
      <text:p text:style-name="_3c_grc_3e_">θρ<text:span text:style-name="T4">ὶ</text:span>ξ</text:p>
      <text:p text:style-name="_3c_entry_3e_"><text:span text:style-name="T1">[</text:span><text:a xlink:type="simple" xlink:href="https://www.biusante.parisdescartes.fr/histoire/medica/resultats/index.php?do=zoom&amp;cote=37020d&amp;p=1239" text:style-name="Internet_20_link" text:visited-style-name="Visited_20_Internet_20_Link"><text:span text:style-name="Internet_20_link"><text:span text:style-name="T1">p. 1225</text:span></text:span></text:a><text:span text:style-name="T1">] </text:span><text:span text:style-name="T3">point</text:span><text:span text:style-name="T1"> — punctum, Punkt, point, punto, punto.</text:span></text:p>
      <text:p text:style-name="_3c_grc_3e_">στιγ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40" text:style-name="Internet_20_link" text:visited-style-name="Visited_20_Internet_20_Link"><text:span text:style-name="Internet_20_link"><text:span text:style-name="T1">p. 1226</text:span></text:span></text:a><text:span text:style-name="T1">] </text:span><text:span text:style-name="T3">poireau</text:span><text:span text:style-name="T1"> — porrus ou porrum, Warze, wart, porro, puerro.</text:span></text:p>
      <text:p text:style-name="_3c_grc_3e_"><text:span text:style-name="T4">ἀ</text:span>κροχόρ<text:span text:style-name="T4">δ</text:span>ων</text:p>
      <text:p text:style-name="_3c_entry_3e_"><text:span text:style-name="T1">[</text:span><text:a xlink:type="simple" xlink:href="https://www.biusante.parisdescartes.fr/histoire/medica/resultats/index.php?do=zoom&amp;cote=37020d&amp;p=1240" text:style-name="Internet_20_link" text:visited-style-name="Visited_20_Internet_20_Link"><text:span text:style-name="Internet_20_link"><text:span text:style-name="T1">p. 1226</text:span></text:span></text:a><text:span text:style-name="T1">] </text:span><text:span text:style-name="T3">pois</text:span><text:span text:style-name="T1"> — Pisum sativum (L.), Erbse, pea, pisello, guisante.</text:span></text:p>
      <text:p text:style-name="_3c_grc_3e_">πίσος</text:p>
      <text:p text:style-name="_3c_entry_3e_"><text:span text:style-name="T1">[</text:span><text:a xlink:type="simple" xlink:href="https://www.biusante.parisdescartes.fr/histoire/medica/resultats/index.php?do=zoom&amp;cote=37020d&amp;p=1241" text:style-name="Internet_20_link" text:visited-style-name="Visited_20_Internet_20_Link"><text:span text:style-name="Internet_20_link"><text:span text:style-name="T1">p. 1227</text:span></text:span></text:a><text:span text:style-name="T1">] </text:span><text:span text:style-name="T3">poison</text:span><text:span text:style-name="T1"> — toxicum, venenum, Gift, poison, veleno, veneno.</text:span></text:p>
      <text:p text:style-name="_3c_grc_3e_">τ<text:span text:style-name="T4">ο</text:span>ξι<text:span text:style-name="T4">κὸ</text:span>ν — φάρμακ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241" text:style-name="Internet_20_link" text:visited-style-name="Visited_20_Internet_20_Link"><text:span text:style-name="Internet_20_link"><text:span text:style-name="T1">p. 1227</text:span></text:span></text:a><text:span text:style-name="T1">] </text:span><text:span text:style-name="T3">poisson</text:span><text:span text:style-name="T1"> — piscis, Fisch, fish, pesce, pescadd.</text:span></text:p>
      <text:p text:style-name="_3c_grc_3e_"><text:span text:style-name="T4">ἰ</text:span>χθ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242" text:style-name="Internet_20_link" text:visited-style-name="Visited_20_Internet_20_Link"><text:span text:style-name="Internet_20_link"><text:span text:style-name="T1">p. 1228</text:span></text:span></text:a><text:span text:style-name="T1">] </text:span><text:span text:style-name="T3">poitrine</text:span><text:span text:style-name="T1"> — pectus, Brust, breast, petto, pecho.</text:span></text:p>
      <text:p text:style-name="_3c_grc_3e_">θώραξ</text:p>
      <text:p text:style-name="_3c_entry_3e_"><text:span text:style-name="T1">[</text:span><text:a xlink:type="simple" xlink:href="https://www.biusante.parisdescartes.fr/histoire/medica/resultats/index.php?do=zoom&amp;cote=37020d&amp;p=1242" text:style-name="Internet_20_link" text:visited-style-name="Visited_20_Internet_20_Link"><text:span text:style-name="Internet_20_link"><text:span text:style-name="T1">p. 1228</text:span></text:span></text:a><text:span text:style-name="T1">] </text:span><text:span text:style-name="T3">poivre</text:span><text:span text:style-name="T1"> — piper, Pfeffer, pepper, pepe, pimienta.</text:span></text:p>
      <text:p text:style-name="_3c_grc_3e_">π<text:span text:style-name="T4">έ</text:span>περι</text:p>
      <text:p text:style-name="_3c_entry_3e_"><text:span text:style-name="T1">[</text:span><text:a xlink:type="simple" xlink:href="https://www.biusante.parisdescartes.fr/histoire/medica/resultats/index.php?do=zoom&amp;cote=37020d&amp;p=1243" text:style-name="Internet_20_link" text:visited-style-name="Visited_20_Internet_20_Link"><text:span text:style-name="Internet_20_link"><text:span text:style-name="T1">p. 1229</text:span></text:span></text:a><text:span text:style-name="T1">] </text:span><text:span text:style-name="T3">poix</text:span><text:span text:style-name="T1"> — pix, Pech, pitch, pece, pez.</text:span></text:p>
      <text:p text:style-name="_3c_grc_3e_">πίσσα</text:p>
      <text:p text:style-name="_3c_entry_3e_"><text:span text:style-name="T1">[</text:span><text:a xlink:type="simple" xlink:href="https://www.biusante.parisdescartes.fr/histoire/medica/resultats/index.php?do=zoom&amp;cote=37020d&amp;p=1244" text:style-name="Internet_20_link" text:visited-style-name="Visited_20_Internet_20_Link"><text:span text:style-name="Internet_20_link"><text:span text:style-name="T1">p. 1230</text:span></text:span></text:a><text:span text:style-name="T1">] </text:span><text:span text:style-name="T3">pôle</text:span><text:span text:style-name="T1"> — polus, Pol, pole, polo, polo.</text:span></text:p>
      <text:p text:style-name="_3c_grc_3e_"><text:span text:style-name="T5">πόλος</text:span></text:p>
      <text:p text:style-name="_3c_entry_3e_"><text:span text:style-name="T1">[</text:span><text:a xlink:type="simple" xlink:href="https://www.biusante.parisdescartes.fr/histoire/medica/resultats/index.php?do=zoom&amp;cote=37020d&amp;p=1244" text:style-name="Internet_20_link" text:visited-style-name="Visited_20_Internet_20_Link"><text:span text:style-name="Internet_20_link"><text:span text:style-name="T1">p. 1230</text:span></text:span></text:a><text:span text:style-name="T1">] </text:span><text:span text:style-name="T3">polenta</text:span><text:span text:style-name="T1"> — polenta, polenta.</text:span></text:p>
      <text:p text:style-name="_3c_grc_3e_"><text:span text:style-name="T4">ἄ</text:span>λφιτον</text:p>
      <text:p text:style-name="_3c_entry_3e_"><text:soft-page-break/><text:span text:style-name="T1">[</text:span><text:a xlink:type="simple" xlink:href="https://www.biusante.parisdescartes.fr/histoire/medica/resultats/index.php?do=zoom&amp;cote=37020d&amp;p=1244" text:style-name="Internet_20_link" text:visited-style-name="Visited_20_Internet_20_Link"><text:span text:style-name="Internet_20_link"><text:span text:style-name="T1">p. 1230</text:span></text:span></text:a><text:span text:style-name="T1">] </text:span><text:span text:style-name="T3">poliose</text:span><text:span text:style-name="T1"> — canities, poliosis.</text:span></text:p>
      <text:p text:style-name="_3c_grc_3e_">πολίωσις</text:p>
      <text:p text:style-name="_3c_entry_3e_"><text:span text:style-name="T1">[</text:span><text:a xlink:type="simple" xlink:href="https://www.biusante.parisdescartes.fr/histoire/medica/resultats/index.php?do=zoom&amp;cote=37020d&amp;p=1245" text:style-name="Internet_20_link" text:visited-style-name="Visited_20_Internet_20_Link"><text:span text:style-name="Internet_20_link"><text:span text:style-name="T1">p. 1231</text:span></text:span></text:a><text:span text:style-name="T1">] </text:span><text:span text:style-name="T3">pollution</text:span><text:span text:style-name="T1"> — pollutio, Pollution, pollution, polluzione, polucion.</text:span></text:p>
      <text:p text:style-name="_3c_grc_3e_"><text:span text:style-name="T4">ἐ</text:span>ξονείρωσις</text:p>
      <text:p text:style-name="_3c_entry_3e_"><text:span text:style-name="T1">[</text:span><text:a xlink:type="simple" xlink:href="https://www.biusante.parisdescartes.fr/histoire/medica/resultats/index.php?do=zoom&amp;cote=37020d&amp;p=1245" text:style-name="Internet_20_link" text:visited-style-name="Visited_20_Internet_20_Link"><text:span text:style-name="Internet_20_link"><text:span text:style-name="T1">p. 1231</text:span></text:span></text:a><text:span text:style-name="T1">] </text:span><text:span text:style-name="T3">polychreste</text:span><text:span text:style-name="T1"> — poly Chrestus, wirksam, wirkend, polychrest, policresto, policresto.</text:span></text:p>
      <text:p text:style-name="_3c_grc_3e_">πολύχρηστος</text:p>
      <text:p text:style-name="_3c_entry_3e_"><text:span text:style-name="T1">[</text:span><text:a xlink:type="simple" xlink:href="https://www.biusante.parisdescartes.fr/histoire/medica/resultats/index.php?do=zoom&amp;cote=37020d&amp;p=1248" text:style-name="Internet_20_link" text:visited-style-name="Visited_20_Internet_20_Link"><text:span text:style-name="Internet_20_link"><text:span text:style-name="T1">p. 1234</text:span></text:span></text:a><text:span text:style-name="T1">] </text:span><text:span text:style-name="T3">polypathie</text:span><text:span text:style-name="T1"> — </text:span></text:p>
      <text:p text:style-name="_3c_grc_3e_">πολυπάθεια</text:p>
      <text:p text:style-name="_3c_entry_3e_"><text:span text:style-name="T1">[</text:span><text:a xlink:type="simple" xlink:href="https://www.biusante.parisdescartes.fr/histoire/medica/resultats/index.php?do=zoom&amp;cote=37020d&amp;p=1248" text:style-name="Internet_20_link" text:visited-style-name="Visited_20_Internet_20_Link"><text:span text:style-name="Internet_20_link"><text:span text:style-name="T1">p. 1234</text:span></text:span></text:a><text:span text:style-name="T1">] </text:span><text:span text:style-name="T3">polype</text:span><text:span text:style-name="T1"> — polypus, Polyp, polypus, polipo, polipo.</text:span></text:p>
      <text:p text:style-name="_3c_grc_3e_">πολύπους</text:p>
      <text:p text:style-name="_3c_entry_3e_"><text:span text:style-name="T1">[</text:span><text:a xlink:type="simple" xlink:href="https://www.biusante.parisdescartes.fr/histoire/medica/resultats/index.php?do=zoom&amp;cote=37020d&amp;p=1248" text:style-name="Internet_20_link" text:visited-style-name="Visited_20_Internet_20_Link"><text:span text:style-name="Internet_20_link"><text:span text:style-name="T1">p. 1234</text:span></text:span></text:a><text:span text:style-name="T1">] </text:span><text:span text:style-name="T3">polyphagie</text:span><text:span text:style-name="T1"> — polyphagia, Polyphagie, Vielfcesserei, polyphagia, polifagia, polifagia.</text:span></text:p>
      <text:p text:style-name="_3c_grc_3e_">πολυφαγία</text:p>
      <text:p text:style-name="_3c_entry_3e_"><text:span text:style-name="T1">[</text:span><text:a xlink:type="simple" xlink:href="https://www.biusante.parisdescartes.fr/histoire/medica/resultats/index.php?do=zoom&amp;cote=37020d&amp;p=1249" text:style-name="Internet_20_link" text:visited-style-name="Visited_20_Internet_20_Link"><text:span text:style-name="Internet_20_link"><text:span text:style-name="T1">p. 1235</text:span></text:span></text:a><text:span text:style-name="T1">] </text:span><text:span text:style-name="T3">polyposie</text:span><text:span text:style-name="T1"> — polyposia, Trunksucht, polyposia, poliposia, poliposia.</text:span></text:p>
      <text:p text:style-name="_3c_grc_3e_">πολυποσία</text:p>
      <text:p text:style-name="_3c_entry_3e_"><text:span text:style-name="T1">[</text:span><text:a xlink:type="simple" xlink:href="https://www.biusante.parisdescartes.fr/histoire/medica/resultats/index.php?do=zoom&amp;cote=37020d&amp;p=1251" text:style-name="Internet_20_link" text:visited-style-name="Visited_20_Internet_20_Link"><text:span text:style-name="Internet_20_link"><text:span text:style-name="T1">p. 1237</text:span></text:span></text:a><text:span text:style-name="T1">] </text:span><text:span text:style-name="T3">pomme</text:span><text:span text:style-name="T1"> — malum, Apfel, apple, mela, pomo, manzana, pomo.</text:span></text:p>
      <text:p text:style-name="_3c_grc_3e_">μ<text:span text:style-name="T4">ῆ</text:span>λ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252" text:style-name="Internet_20_link" text:visited-style-name="Visited_20_Internet_20_Link"><text:span text:style-name="Internet_20_link"><text:span text:style-name="T1">p. 1238</text:span></text:span></text:a><text:span text:style-name="T1">] </text:span><text:span text:style-name="T3">pomphos</text:span><text:span text:style-name="T1"> — </text:span></text:p>
      <text:p text:style-name="_3c_grc_3e_">πομφ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52" text:style-name="Internet_20_link" text:visited-style-name="Visited_20_Internet_20_Link"><text:span text:style-name="Internet_20_link"><text:span text:style-name="T1">p. 1238</text:span></text:span></text:a><text:span text:style-name="T1">] </text:span><text:span text:style-name="T3">ponction</text:span><text:span text:style-name="T1"> — punctio, Stich, tapping, paracentesi, puntura, puntura.</text:span></text:p>
      <text:p text:style-name="_3c_grc_3e_">κέντησις</text:p>
      <text:p text:style-name="_3c_entry_3e_"><text:span text:style-name="T1">[</text:span><text:a xlink:type="simple" xlink:href="https://www.biusante.parisdescartes.fr/histoire/medica/resultats/index.php?do=zoom&amp;cote=37020d&amp;p=1255" text:style-name="Internet_20_link" text:visited-style-name="Visited_20_Internet_20_Link"><text:span text:style-name="Internet_20_link"><text:span text:style-name="T1">p. 1241</text:span></text:span></text:a><text:span text:style-name="T1">] </text:span><text:span text:style-name="T3">porc</text:span><text:span text:style-name="T1"> — porcus, Schwein, hog, porco, puerco.</text:span></text:p>
      <text:p text:style-name="_3c_grc_3e_"><text:span text:style-name="T4">ὓς </text:span>—<text:span text:style-name="T4"> </text:span>χο<text:span text:style-name="T4">ῖ</text:span>ρος</text:p>
      <text:p text:style-name="_3c_entry_3e_"><text:span text:style-name="T1">[</text:span><text:a xlink:type="simple" xlink:href="https://www.biusante.parisdescartes.fr/histoire/medica/resultats/index.php?do=zoom&amp;cote=37020d&amp;p=1255" text:style-name="Internet_20_link" text:visited-style-name="Visited_20_Internet_20_Link"><text:span text:style-name="Internet_20_link"><text:span text:style-name="T1">p. 1241</text:span></text:span></text:a><text:span text:style-name="T1">] </text:span><text:span text:style-name="T3">porcelet</text:span><text:span text:style-name="T1"> — porcellus, Spanferkel, sucking pig, porcello.</text:span></text:p>
      <text:p text:style-name="_3c_grc_3e_">χοιρίδ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256" text:style-name="Internet_20_link" text:visited-style-name="Visited_20_Internet_20_Link"><text:span text:style-name="Internet_20_link"><text:span text:style-name="T1">p. 1242</text:span></text:span></text:a><text:span text:style-name="T1">] </text:span><text:span text:style-name="T3">poroma</text:span><text:span text:style-name="T1"> — </text:span></text:p>
      <text:p text:style-name="_3c_grc_3e_">πώρωμα</text:p>
      <text:p text:style-name="_3c_entry_3e_"><text:span text:style-name="T1">[</text:span><text:a xlink:type="simple" xlink:href="https://www.biusante.parisdescartes.fr/histoire/medica/resultats/index.php?do=zoom&amp;cote=37020d&amp;p=1256" text:style-name="Internet_20_link" text:visited-style-name="Visited_20_Internet_20_Link"><text:span text:style-name="Internet_20_link"><text:span text:style-name="T1">p. 1242</text:span></text:span></text:a><text:span text:style-name="T1">] </text:span><text:span text:style-name="T3">porracé</text:span><text:span text:style-name="T1"> — porraceus, lauchgrün, porraceous, porraceo.</text:span></text:p>
      <text:p text:style-name="_3c_grc_3e_">πρασοει<text:span text:style-name="T4">δὴ</text:span>ς</text:p>
      <text:p text:style-name="_3c_entry_3e_"><text:span text:style-name="T1">[</text:span><text:a xlink:type="simple" xlink:href="https://www.biusante.parisdescartes.fr/histoire/medica/resultats/index.php?do=zoom&amp;cote=37020d&amp;p=1256" text:style-name="Internet_20_link" text:visited-style-name="Visited_20_Internet_20_Link"><text:span text:style-name="Internet_20_link"><text:span text:style-name="T1">p. 1242</text:span></text:span></text:a><text:span text:style-name="T1">] </text:span><text:span text:style-name="T3">porte</text:span><text:span text:style-name="T1"> — porta, Pforte, port, porta, puerta.</text:span></text:p>
      <text:p text:style-name="_3c_grc_3e_">πύλη</text:p>
      <text:p text:style-name="_3c_entry_3e_"><text:span text:style-name="T1">[</text:span><text:a xlink:type="simple" xlink:href="https://www.biusante.parisdescartes.fr/histoire/medica/resultats/index.php?do=zoom&amp;cote=37020d&amp;p=1260" text:style-name="Internet_20_link" text:visited-style-name="Visited_20_Internet_20_Link"><text:span text:style-name="Internet_20_link"><text:span text:style-name="T1">p. 1246</text:span></text:span></text:a><text:span text:style-name="T1">] </text:span><text:span text:style-name="T3">position</text:span><text:span text:style-name="T1"> — positio, Stellung, Lage, position, posizione, position.</text:span></text:p>
      <text:p text:style-name="_3c_grc_3e_"><text:span text:style-name="T5">θέσις</text:span></text:p>
      <text:p text:style-name="_3c_entry_3e_"><text:span text:style-name="T1">[</text:span><text:a xlink:type="simple" xlink:href="https://www.biusante.parisdescartes.fr/histoire/medica/resultats/index.php?do=zoom&amp;cote=37020d&amp;p=1260" text:style-name="Internet_20_link" text:visited-style-name="Visited_20_Internet_20_Link"><text:span text:style-name="Internet_20_link"><text:span text:style-name="T1">p. 1246</text:span></text:span></text:a><text:span text:style-name="T1">] </text:span><text:span text:style-name="T3">possédé</text:span><text:span text:style-name="T1"> — dœmoniacus, besessen, Besessener, possessed, indemomato, poseido.</text:span></text:p>
      <text:p text:style-name="_3c_grc_3e_">δαιμονι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61" text:style-name="Internet_20_link" text:visited-style-name="Visited_20_Internet_20_Link"><text:span text:style-name="Internet_20_link"><text:span text:style-name="T1">p. 1247</text:span></text:span></text:a><text:span text:style-name="T1">] </text:span><text:span text:style-name="T3">potable</text:span><text:span text:style-name="T1"> — potabilis, trinkbar.</text:span></text:p>
      <text:p text:style-name="_3c_grc_3e_">π<text:span text:style-name="T4">ό</text:span>τιμος</text:p>
      <text:p text:style-name="_3c_entry_3e_"><text:soft-page-break/><text:span text:style-name="T1">[</text:span><text:a xlink:type="simple" xlink:href="https://www.biusante.parisdescartes.fr/histoire/medica/resultats/index.php?do=zoom&amp;cote=37020d&amp;p=1261" text:style-name="Internet_20_link" text:visited-style-name="Visited_20_Internet_20_Link"><text:span text:style-name="Internet_20_link"><text:span text:style-name="T1">p. 1247</text:span></text:span></text:a><text:span text:style-name="T1">] </text:span><text:span text:style-name="T3">potion</text:span><text:span text:style-name="T1"> — potio, Trank, potion, draught, pozione, potion.</text:span></text:p>
      <text:p text:style-name="_3c_grc_3e_">πόσις</text:p>
      <text:p text:style-name="_3c_entry_3e_"><text:span text:style-name="T1">[</text:span><text:a xlink:type="simple" xlink:href="https://www.biusante.parisdescartes.fr/histoire/medica/resultats/index.php?do=zoom&amp;cote=37020d&amp;p=1262" text:style-name="Internet_20_link" text:visited-style-name="Visited_20_Internet_20_Link"><text:span text:style-name="Internet_20_link"><text:span text:style-name="T1">p. 1248</text:span></text:span></text:a><text:span text:style-name="T1">] </text:span><text:span text:style-name="T3">pou</text:span><text:span text:style-name="T1"> — pediculus, Laus, louse, pidocchio, piojo.</text:span></text:p>
      <text:p text:style-name="_3c_grc_3e_">φθε<text:span text:style-name="T4">ὶ</text:span>ρ</text:p>
      <text:p text:style-name="_3c_entry_3e_"><text:span text:style-name="T1">[</text:span><text:a xlink:type="simple" xlink:href="https://www.biusante.parisdescartes.fr/histoire/medica/resultats/index.php?do=zoom&amp;cote=37020d&amp;p=1262" text:style-name="Internet_20_link" text:visited-style-name="Visited_20_Internet_20_Link"><text:span text:style-name="Internet_20_link"><text:span text:style-name="T1">p. 1248</text:span></text:span></text:a><text:span text:style-name="T1">] </text:span><text:span text:style-name="T3">pouce</text:span><text:span text:style-name="T1"> — pollex, Daumen, thumb, pollice, pulgar.</text:span></text:p>
      <text:p text:style-name="_3c_grc_3e_"><text:span text:style-name="T4">ἀ</text:span>ντίχε<text:span text:style-name="T4">ιρ</text:span></text:p>
      <text:p text:style-name="_3c_entry_3e_"><text:span text:style-name="T1">[</text:span><text:a xlink:type="simple" xlink:href="https://www.biusante.parisdescartes.fr/histoire/medica/resultats/index.php?do=zoom&amp;cote=37020d&amp;p=1265" text:style-name="Internet_20_link" text:visited-style-name="Visited_20_Internet_20_Link"><text:span text:style-name="Internet_20_link"><text:span text:style-name="T1">p. 1251</text:span></text:span></text:a><text:span text:style-name="T1">] </text:span><text:span text:style-name="T3">pouls</text:span><text:span text:style-name="T1"> — pulsus, Puls, puise, polso, pulso.</text:span></text:p>
      <text:p text:style-name="_3c_grc_3e_">σφυ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66" text:style-name="Internet_20_link" text:visited-style-name="Visited_20_Internet_20_Link"><text:span text:style-name="Internet_20_link"><text:span text:style-name="T1">p. 1252</text:span></text:span></text:a><text:span text:style-name="T1">] </text:span><text:span text:style-name="T3">poumon</text:span><text:span text:style-name="T1"> — pulmo, Lunge, lung, polmone, pulmorï.</text:span></text:p>
      <text:p text:style-name="_3c_grc_3e_">πνεύμων</text:p>
      <text:p text:style-name="_3c_entry_3e_"><text:span text:style-name="T1">[</text:span><text:a xlink:type="simple" xlink:href="https://www.biusante.parisdescartes.fr/histoire/medica/resultats/index.php?do=zoom&amp;cote=37020d&amp;p=1269" text:style-name="Internet_20_link" text:visited-style-name="Visited_20_Internet_20_Link"><text:span text:style-name="Internet_20_link"><text:span text:style-name="T1">p. 1255</text:span></text:span></text:a><text:span text:style-name="T1">] </text:span><text:span text:style-name="T3">pourriture</text:span><text:span text:style-name="T1"> — putredo, Fäule, putridity.</text:span></text:p>
      <text:p text:style-name="_3c_grc_3e_"><text:span text:style-name="T4">σῆ</text:span>ψις</text:p>
      <text:p text:style-name="_3c_entry_3e_"><text:span text:style-name="T1">[</text:span><text:a xlink:type="simple" xlink:href="https://www.biusante.parisdescartes.fr/histoire/medica/resultats/index.php?do=zoom&amp;cote=37020d&amp;p=1269" text:style-name="Internet_20_link" text:visited-style-name="Visited_20_Internet_20_Link"><text:span text:style-name="Internet_20_link"><text:span text:style-name="T1">p. 1255</text:span></text:span></text:a><text:span text:style-name="T1">] </text:span><text:span text:style-name="T3">poussière</text:span><text:span text:style-name="T1"> — pulms, Staub, dust, polvere, polvo.</text:span></text:p>
      <text:p text:style-name="_3c_grc_3e_">κ<text:span text:style-name="T4">ό</text:span>νις</text:p>
      <text:p text:style-name="_3c_entry_3e_"><text:span text:style-name="T1">[</text:span><text:a xlink:type="simple" xlink:href="https://www.biusante.parisdescartes.fr/histoire/medica/resultats/index.php?do=zoom&amp;cote=37020d&amp;p=1270" text:style-name="Internet_20_link" text:visited-style-name="Visited_20_Internet_20_Link"><text:span text:style-name="Internet_20_link"><text:span text:style-name="T1">p. 1256</text:span></text:span></text:a><text:span text:style-name="T1">] </text:span><text:span text:style-name="T3">pragmatique</text:span><text:span text:style-name="T1"> — pragmaticus, pragmatisch, pragmatic, pragmatico.</text:span></text:p>
      <text:p text:style-name="_3c_grc_3e_">πραγμ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70" text:style-name="Internet_20_link" text:visited-style-name="Visited_20_Internet_20_Link"><text:span text:style-name="Internet_20_link"><text:span text:style-name="T1">p. 1256</text:span></text:span></text:a><text:span text:style-name="T1">] </text:span><text:span text:style-name="T3">pratique</text:span><text:span text:style-name="T1"> — practica, praxis, Praxis, practice, pratica, practica.</text:span></text:p>
      <text:p text:style-name="_3c_grc_3e_">πρακ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71" text:style-name="Internet_20_link" text:visited-style-name="Visited_20_Internet_20_Link"><text:span text:style-name="Internet_20_link"><text:span text:style-name="T1">p. 1257</text:span></text:span></text:a><text:span text:style-name="T1">] </text:span><text:span text:style-name="T3">pratique2</text:span><text:span text:style-name="T1"> — practicus, praktisch, practical, pratico, practicô.</text:span></text:p>
      <text:p text:style-name="_3c_grc_3e_">πρ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72" text:style-name="Internet_20_link" text:visited-style-name="Visited_20_Internet_20_Link"><text:span text:style-name="Internet_20_link"><text:span text:style-name="T1">p. 1258</text:span></text:span></text:a><text:span text:style-name="T1">] </text:span><text:span text:style-name="T3">préhension</text:span><text:span text:style-name="T1"> — prehensio, Aufnehmen, préhension, prehenciori.</text:span></text:p>
      <text:p text:style-name="_3c_grc_3e_">λ<text:span text:style-name="T4">ῆ</text:span>ψις</text:p>
      <text:p text:style-name="_3c_entry_3e_"><text:span text:style-name="T1">[</text:span><text:a xlink:type="simple" xlink:href="https://www.biusante.parisdescartes.fr/histoire/medica/resultats/index.php?do=zoom&amp;cote=37020d&amp;p=1272" text:style-name="Internet_20_link" text:visited-style-name="Visited_20_Internet_20_Link"><text:span text:style-name="Internet_20_link"><text:span text:style-name="T1">p. 1258</text:span></text:span></text:a><text:span text:style-name="T1">] </text:span><text:span text:style-name="T3">prépuce</text:span><text:span text:style-name="T1"> — prœputium, Vorhaut, prepuce, prepuzio, preputio.</text:span></text:p>
      <text:p text:style-name="_3c_grc_3e_">πόσθη</text:p>
      <text:p text:style-name="_3c_entry_3e_"><text:span text:style-name="T1">[</text:span><text:a xlink:type="simple" xlink:href="https://www.biusante.parisdescartes.fr/histoire/medica/resultats/index.php?do=zoom&amp;cote=37020d&amp;p=1274" text:style-name="Internet_20_link" text:visited-style-name="Visited_20_Internet_20_Link"><text:span text:style-name="Internet_20_link"><text:span text:style-name="T1">p. 1260</text:span></text:span></text:a><text:span text:style-name="T1">] </text:span><text:span text:style-name="T3">présure</text:span><text:span text:style-name="T1"> — coagulum, Lab, rennet, presame, gaglio, cuojo.</text:span></text:p>
      <text:p text:style-name="_3c_grc_3e_">πυτ<text:span text:style-name="T4">ία</text:span></text:p>
      <text:p text:style-name="_3c_entry_3e_"><text:span text:style-name="T1">[</text:span><text:a xlink:type="simple" xlink:href="https://www.biusante.parisdescartes.fr/histoire/medica/resultats/index.php?do=zoom&amp;cote=37020d&amp;p=1275" text:style-name="Internet_20_link" text:visited-style-name="Visited_20_Internet_20_Link"><text:span text:style-name="Internet_20_link"><text:span text:style-name="T1">p. 1261</text:span></text:span></text:a><text:span text:style-name="T1">] </text:span><text:span text:style-name="T3">priapisme</text:span><text:span text:style-name="T1"> — priapismus, tentigo, Priapismus, Ruthenkrampf, priapism, priapismo, priapismo.</text:span></text:p>
      <text:p text:style-name="_3c_grc_3e_">πριαπ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76" text:style-name="Internet_20_link" text:visited-style-name="Visited_20_Internet_20_Link"><text:span text:style-name="Internet_20_link"><text:span text:style-name="T1">p. 1262</text:span></text:span></text:a><text:span text:style-name="T1">] </text:span><text:span text:style-name="T3">primipare</text:span><text:span text:style-name="T1"> — primipara, erstgebärend, Erstgebärende, primipara, primipara, primipara.</text:span></text:p>
      <text:p text:style-name="_3c_grc_3e_">πρωτ<text:span text:style-name="T4">ο</text:span>τ<text:span text:style-name="T4">ό</text:span>κος</text:p>
      <text:p text:style-name="_3c_entry_3e_"><text:span text:style-name="T1">[</text:span><text:a xlink:type="simple" xlink:href="https://www.biusante.parisdescartes.fr/histoire/medica/resultats/index.php?do=zoom&amp;cote=37020d&amp;p=1276" text:style-name="Internet_20_link" text:visited-style-name="Visited_20_Internet_20_Link"><text:span text:style-name="Internet_20_link"><text:span text:style-name="T1">p. 1262</text:span></text:span></text:a><text:span text:style-name="T1">] </text:span><text:span text:style-name="T3">primordial</text:span><text:span text:style-name="T1"> — primogenius.</text:span></text:p>
      <text:p text:style-name="_3c_grc_3e_">πρωτογενή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1276" text:style-name="Internet_20_link" text:visited-style-name="Visited_20_Internet_20_Link"><text:span text:style-name="Internet_20_link"><text:span text:style-name="T1">p. 1262</text:span></text:span></text:a><text:span text:style-name="T1">] </text:span><text:span text:style-name="T3">principe</text:span><text:span text:style-name="T1"> — principium, Prinzip, principle, principio, principio.</text:span></text:p>
      <text:p text:style-name="_3c_grc_3e_"><text:span text:style-name="T4">ἀ</text:span>ρ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76" text:style-name="Internet_20_link" text:visited-style-name="Visited_20_Internet_20_Link"><text:span text:style-name="Internet_20_link"><text:span text:style-name="T1">p. 1262</text:span></text:span></text:a><text:span text:style-name="T1">] </text:span><text:span text:style-name="T3">prisme</text:span><text:span text:style-name="T1"> — prisma, Prisma, prism, prisma, prisma.</text:span></text:p>
      <text:p text:style-name="_3c_grc_3e_">πρίσμα</text:p>
      <text:p text:style-name="_3c_entry_3e_"><text:soft-page-break/><text:span text:style-name="T1">[</text:span><text:a xlink:type="simple" xlink:href="https://www.biusante.parisdescartes.fr/histoire/medica/resultats/index.php?do=zoom&amp;cote=37020d&amp;p=1277" text:style-name="Internet_20_link" text:visited-style-name="Visited_20_Internet_20_Link"><text:span text:style-name="Internet_20_link"><text:span text:style-name="T1">p. 1263</text:span></text:span></text:a><text:span text:style-name="T1">] </text:span><text:span text:style-name="T3">procidence</text:span><text:span text:style-name="T1"> — procidentia, Procidenz, Vorfall, procidenza, procidentia.</text:span></text:p>
      <text:p text:style-name="_3c_grc_3e_">πρόπτωσις</text:p>
      <text:p text:style-name="_3c_entry_3e_"><text:span text:style-name="T1">[</text:span><text:a xlink:type="simple" xlink:href="https://www.biusante.parisdescartes.fr/histoire/medica/resultats/index.php?do=zoom&amp;cote=37020d&amp;p=1277" text:style-name="Internet_20_link" text:visited-style-name="Visited_20_Internet_20_Link"><text:span text:style-name="Internet_20_link"><text:span text:style-name="T1">p. 1263</text:span></text:span></text:a><text:span text:style-name="T1">] </text:span><text:span text:style-name="T3">procréation</text:span><text:span text:style-name="T1"> — procreatio, Erzeugung, procréation, procreazione, generazione, procréation.</text:span></text:p>
      <text:p text:style-name="_3c_grc_3e_">γένεσις</text:p>
      <text:p text:style-name="_3c_entry_3e_"><text:span text:style-name="T1">[</text:span><text:a xlink:type="simple" xlink:href="https://www.biusante.parisdescartes.fr/histoire/medica/resultats/index.php?do=zoom&amp;cote=37020d&amp;p=1277" text:style-name="Internet_20_link" text:visited-style-name="Visited_20_Internet_20_Link"><text:span text:style-name="Internet_20_link"><text:span text:style-name="T1">p. 1263</text:span></text:span></text:a><text:span text:style-name="T1">] </text:span><text:span text:style-name="T3">prodrome</text:span><text:span text:style-name="T1"> — prodromus, Vorläufer, prodromus, prodromo, prodromo.</text:span></text:p>
      <text:p text:style-name="_3c_grc_3e_">πρόδρομος</text:p>
      <text:p text:style-name="_3c_entry_3e_"><text:span text:style-name="T1">[</text:span><text:a xlink:type="simple" xlink:href="https://www.biusante.parisdescartes.fr/histoire/medica/resultats/index.php?do=zoom&amp;cote=37020d&amp;p=1279" text:style-name="Internet_20_link" text:visited-style-name="Visited_20_Internet_20_Link"><text:span text:style-name="Internet_20_link"><text:span text:style-name="T1">p. 1265</text:span></text:span></text:a><text:span text:style-name="T1">] </text:span><text:span text:style-name="T3">profond</text:span><text:span text:style-name="T1"> — altus, profundus, tiefliegend, deep-seated, profondo, profundo.</text:span></text:p>
      <text:p text:style-name="_3c_grc_3e_">βαθ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279" text:style-name="Internet_20_link" text:visited-style-name="Visited_20_Internet_20_Link"><text:span text:style-name="Internet_20_link"><text:span text:style-name="T1">p. 1265</text:span></text:span></text:a><text:span text:style-name="T1">] </text:span><text:span text:style-name="T3">proglossis</text:span><text:span text:style-name="T1"> — Zungenspitze, proglossis, punta della linguä.</text:span></text:p>
      <text:p text:style-name="_3c_grc_3e_">προγλωσσ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279" text:style-name="Internet_20_link" text:visited-style-name="Visited_20_Internet_20_Link"><text:span text:style-name="Internet_20_link"><text:span text:style-name="T1">p. 1265</text:span></text:span></text:a><text:span text:style-name="T1">] </text:span><text:span text:style-name="T3">prognose</text:span><text:span text:style-name="T1"> — prognosis, Prognose, Vorhersagung, prognosis, prognosi, prognosis.</text:span></text:p>
      <text:p text:style-name="_3c_grc_3e_">πρ<text:span text:style-name="T4">ό</text:span>γνωσις</text:p>
      <text:p text:style-name="_3c_entry_3e_"><text:span text:style-name="T1">[</text:span><text:a xlink:type="simple" xlink:href="https://www.biusante.parisdescartes.fr/histoire/medica/resultats/index.php?do=zoom&amp;cote=37020d&amp;p=1280" text:style-name="Internet_20_link" text:visited-style-name="Visited_20_Internet_20_Link"><text:span text:style-name="Internet_20_link"><text:span text:style-name="T1">p. 1266</text:span></text:span></text:a><text:span text:style-name="T1">] </text:span><text:span text:style-name="T3">progression</text:span><text:span text:style-name="T1"> — progressio, Fort sehr eiten, progression, progressione, progresion.</text:span></text:p>
      <text:p text:style-name="_3c_grc_3e_">προχώρησις</text:p>
      <text:p text:style-name="_3c_entry_3e_"><text:span text:style-name="T1">[</text:span><text:a xlink:type="simple" xlink:href="https://www.biusante.parisdescartes.fr/histoire/medica/resultats/index.php?do=zoom&amp;cote=37020d&amp;p=1280" text:style-name="Internet_20_link" text:visited-style-name="Visited_20_Internet_20_Link"><text:span text:style-name="Internet_20_link"><text:span text:style-name="T1">p. 1266</text:span></text:span></text:a><text:span text:style-name="T1">] </text:span><text:span text:style-name="T3">proleptique</text:span><text:span text:style-name="T1"> — prolepticus, anticipirend, proleptic, prolettico, proleptico.</text:span></text:p>
      <text:p text:style-name="_3c_grc_3e_">προλη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81" text:style-name="Internet_20_link" text:visited-style-name="Visited_20_Internet_20_Link"><text:span text:style-name="Internet_20_link"><text:span text:style-name="T1">p. 1267</text:span></text:span></text:a><text:span text:style-name="T1">] </text:span><text:span text:style-name="T3">prononciation</text:span><text:span text:style-name="T1"> — pronuntiatio, Aussprache, pronunciation, pronunziazione, pronunciacion.</text:span></text:p>
      <text:p text:style-name="_3c_grc_3e_">διάλεξις</text:p>
      <text:p text:style-name="_3c_entry_3e_"><text:span text:style-name="T1">[</text:span><text:a xlink:type="simple" xlink:href="https://www.biusante.parisdescartes.fr/histoire/medica/resultats/index.php?do=zoom&amp;cote=37020d&amp;p=1281" text:style-name="Internet_20_link" text:visited-style-name="Visited_20_Internet_20_Link"><text:span text:style-name="Internet_20_link"><text:span text:style-name="T1">p. 1267</text:span></text:span></text:a><text:span text:style-name="T1">] </text:span><text:span text:style-name="T3">pronostic</text:span><text:span text:style-name="T1"> — prognosis, Prognose, prognostic, prognosi, pronostico.</text:span></text:p>
      <text:p text:style-name="_3c_grc_3e_">π<text:span text:style-name="T4">ρό</text:span>γνωσις</text:p>
      <text:p text:style-name="_3c_entry_3e_"><text:span text:style-name="T1">[</text:span><text:a xlink:type="simple" xlink:href="https://www.biusante.parisdescartes.fr/histoire/medica/resultats/index.php?do=zoom&amp;cote=37020d&amp;p=1281" text:style-name="Internet_20_link" text:visited-style-name="Visited_20_Internet_20_Link"><text:span text:style-name="Internet_20_link"><text:span text:style-name="T1">p. 1267</text:span></text:span></text:a><text:span text:style-name="T1">] </text:span><text:span text:style-name="T3">pronostique</text:span><text:span text:style-name="T1"> — prognosticus, prognostisch, prognostic, prognostico.</text:span></text:p>
      <text:p text:style-name="_3c_grc_3e_">προγνω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81" text:style-name="Internet_20_link" text:visited-style-name="Visited_20_Internet_20_Link"><text:span text:style-name="Internet_20_link"><text:span text:style-name="T1">p. 1267</text:span></text:span></text:a><text:span text:style-name="T1">] </text:span><text:span text:style-name="T3">propagation</text:span><text:span text:style-name="T1"> — propagatio, Fortpflanzung, propagation, propagazione, propagation.</text:span></text:p>
      <text:p text:style-name="_3c_grc_3e_">διαδοχ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282" text:style-name="Internet_20_link" text:visited-style-name="Visited_20_Internet_20_Link"><text:span text:style-name="Internet_20_link"><text:span text:style-name="T1">p. 1268</text:span></text:span></text:a><text:span text:style-name="T1">] </text:span><text:span text:style-name="T3">prophylactique</text:span><text:span text:style-name="T1"> — prophylacticus, prophylaktisch, prophylactic, profilactico.</text:span></text:p>
      <text:p text:style-name="_3c_grc_3e_">προφυλα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82" text:style-name="Internet_20_link" text:visited-style-name="Visited_20_Internet_20_Link"><text:span text:style-name="Internet_20_link"><text:span text:style-name="T1">p. 1268</text:span></text:span></text:a><text:span text:style-name="T1">] </text:span><text:span text:style-name="T3">prophylaxie</text:span><text:span text:style-name="T1"> — prophylaxie, Prophylaxie, profilaxis.</text:span></text:p>
      <text:p text:style-name="_3c_grc_3e_">προφύλαξις</text:p>
      <text:p text:style-name="_3c_entry_3e_"><text:span text:style-name="T1">[</text:span><text:a xlink:type="simple" xlink:href="https://www.biusante.parisdescartes.fr/histoire/medica/resultats/index.php?do=zoom&amp;cote=37020d&amp;p=1282" text:style-name="Internet_20_link" text:visited-style-name="Visited_20_Internet_20_Link"><text:span text:style-name="Internet_20_link"><text:span text:style-name="T1">p. 1268</text:span></text:span></text:a><text:span text:style-name="T1">] </text:span><text:span text:style-name="T3">propre</text:span><text:span text:style-name="T1"> — proprius, eigen, proper, proprio, propio.</text:span></text:p>
      <text:p text:style-name="_3c_grc_3e_"><text:span text:style-name="T4">ἴ</text:span>διος</text:p>
      <text:p text:style-name="_3c_entry_3e_"><text:span text:style-name="T1">[</text:span><text:a xlink:type="simple" xlink:href="https://www.biusante.parisdescartes.fr/histoire/medica/resultats/index.php?do=zoom&amp;cote=37020d&amp;p=1282" text:style-name="Internet_20_link" text:visited-style-name="Visited_20_Internet_20_Link"><text:span text:style-name="Internet_20_link"><text:span text:style-name="T1">p. 1268</text:span></text:span></text:a><text:span text:style-name="T1">] </text:span><text:span text:style-name="T3">propriété</text:span><text:span text:style-name="T1"> — proprietas, Eigenschaft, property, proprietä, propiedaa.</text:span></text:p>
      <text:p text:style-name="_3c_grc_3e_">δύναμις</text:p>
      <text:p text:style-name="_3c_entry_3e_"><text:span text:style-name="T1">[</text:span><text:a xlink:type="simple" xlink:href="https://www.biusante.parisdescartes.fr/histoire/medica/resultats/index.php?do=zoom&amp;cote=37020d&amp;p=1283" text:style-name="Internet_20_link" text:visited-style-name="Visited_20_Internet_20_Link"><text:span text:style-name="Internet_20_link"><text:span text:style-name="T1">p. 1269</text:span></text:span></text:a><text:span text:style-name="T1">] </text:span><text:span text:style-name="T3">prorrhétique</text:span><text:span text:style-name="T1"> — </text:span></text:p>
      <text:p text:style-name="_3c_grc_3e_"><text:span text:style-name="T4">π</text:span>ρ<text:span text:style-name="T4">οῤῥη</text:span>τικ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1284" text:style-name="Internet_20_link" text:visited-style-name="Visited_20_Internet_20_Link"><text:span text:style-name="Internet_20_link"><text:span text:style-name="T1">p. 1270</text:span></text:span></text:a><text:span text:style-name="T1">] </text:span><text:span text:style-name="T3">prostate</text:span><text:span text:style-name="T1"> — prostata, Vorsteherdrüse, prostate, prostata, prostata.</text:span></text:p>
      <text:p text:style-name="_3c_grc_3e_"><text:soft-page-break/>πρ<text:span text:style-name="T4">ό</text:span>σταται</text:p>
      <text:p text:style-name="_3c_entry_3e_"><text:span text:style-name="T1">[</text:span><text:a xlink:type="simple" xlink:href="https://www.biusante.parisdescartes.fr/histoire/medica/resultats/index.php?do=zoom&amp;cote=37020d&amp;p=1285" text:style-name="Internet_20_link" text:visited-style-name="Visited_20_Internet_20_Link"><text:span text:style-name="Internet_20_link"><text:span text:style-name="T1">p. 1271</text:span></text:span></text:a><text:span text:style-name="T1">] </text:span><text:span text:style-name="T3">prostitution</text:span><text:span text:style-name="T1"> — prostitutio, Hurerei, prostitution, prosiituzione, prostitution.</text:span></text:p>
      <text:p text:style-name="_3c_grc_3e_">πορνεία</text:p>
      <text:p text:style-name="_3c_entry_3e_"><text:span text:style-name="T1">[</text:span><text:a xlink:type="simple" xlink:href="https://www.biusante.parisdescartes.fr/histoire/medica/resultats/index.php?do=zoom&amp;cote=37020d&amp;p=1286" text:style-name="Internet_20_link" text:visited-style-name="Visited_20_Internet_20_Link"><text:span text:style-name="Internet_20_link"><text:span text:style-name="T1">p. 1272</text:span></text:span></text:a><text:span text:style-name="T1">] </text:span><text:span text:style-name="T3">protogala</text:span><text:span text:style-name="T1"> — protogala.</text:span></text:p>
      <text:p text:style-name="_3c_grc_3e_">πρωτόγαλα</text:p>
      <text:p text:style-name="_3c_entry_3e_"><text:span text:style-name="T1">[</text:span><text:a xlink:type="simple" xlink:href="https://www.biusante.parisdescartes.fr/histoire/medica/resultats/index.php?do=zoom&amp;cote=37020d&amp;p=1286" text:style-name="Internet_20_link" text:visited-style-name="Visited_20_Internet_20_Link"><text:span text:style-name="Internet_20_link"><text:span text:style-name="T1">p. 1272</text:span></text:span></text:a><text:span text:style-name="T1">] </text:span><text:span text:style-name="T3">protopathie</text:span><text:span text:style-name="T1"> — protopathia, Urleiden, protopathy, protopatia, protopatia.</text:span></text:p>
      <text:p text:style-name="_3c_grc_3e_">πρωτοπάθεια</text:p>
      <text:p text:style-name="_3c_entry_3e_"><text:span text:style-name="T1">[</text:span><text:a xlink:type="simple" xlink:href="https://www.biusante.parisdescartes.fr/histoire/medica/resultats/index.php?do=zoom&amp;cote=37020d&amp;p=1287" text:style-name="Internet_20_link" text:visited-style-name="Visited_20_Internet_20_Link"><text:span text:style-name="Internet_20_link"><text:span text:style-name="T1">p. 1273</text:span></text:span></text:a><text:span text:style-name="T1">] </text:span><text:span text:style-name="T3">pruine</text:span><text:span text:style-name="T1"> — pruina, Reif.</text:span></text:p>
      <text:p text:style-name="_3c_grc_3e_">πάχνη</text:p>
      <text:p text:style-name="_3c_entry_3e_"><text:span text:style-name="T1">[</text:span><text:a xlink:type="simple" xlink:href="https://www.biusante.parisdescartes.fr/histoire/medica/resultats/index.php?do=zoom&amp;cote=37020d&amp;p=1287" text:style-name="Internet_20_link" text:visited-style-name="Visited_20_Internet_20_Link"><text:span text:style-name="Internet_20_link"><text:span text:style-name="T1">p. 1273</text:span></text:span></text:a><text:span text:style-name="T1">] </text:span><text:span text:style-name="T3">prurigineux</text:span><text:span text:style-name="T1"> — pruriginosus, pruriginös, juckend, pruriginous, prurigginoso, pruriginoso.</text:span></text:p>
      <text:p text:style-name="_3c_grc_3e_">κνησμώδης</text:p>
      <text:p text:style-name="_3c_entry_3e_"><text:span text:style-name="T1">[</text:span><text:a xlink:type="simple" xlink:href="https://www.biusante.parisdescartes.fr/histoire/medica/resultats/index.php?do=zoom&amp;cote=37020d&amp;p=1287" text:style-name="Internet_20_link" text:visited-style-name="Visited_20_Internet_20_Link"><text:span text:style-name="Internet_20_link"><text:span text:style-name="T1">p. 1273</text:span></text:span></text:a><text:span text:style-name="T1">] </text:span><text:span text:style-name="T3">prurigo</text:span><text:span text:style-name="T1"> — Hautjucken, prurigo, pruriggine, prurigo.</text:span></text:p>
      <text:p text:style-name="_3c_grc_3e_">κνη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87" text:style-name="Internet_20_link" text:visited-style-name="Visited_20_Internet_20_Link"><text:span text:style-name="Internet_20_link"><text:span text:style-name="T1">p. 1273</text:span></text:span></text:a><text:span text:style-name="T1">] </text:span><text:span text:style-name="T3">prurit</text:span><text:span text:style-name="T1"> — pruritus, prurigo, Jucken, pruritus, prurito, prurito.</text:span></text:p>
      <text:p text:style-name="_3c_grc_3e_">κνη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88" text:style-name="Internet_20_link" text:visited-style-name="Visited_20_Internet_20_Link"><text:span text:style-name="Internet_20_link"><text:span text:style-name="T1">p. 1274</text:span></text:span></text:a><text:span text:style-name="T1">] </text:span><text:span text:style-name="T3">psellisme</text:span><text:span text:style-name="T1"> — psellismus, Psellismus, Stammeln, psellism, psellismo.</text:span></text:p>
      <text:p text:style-name="_3c_grc_3e_">ψ<text:span text:style-name="T4">ε</text:span>λλ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89" text:style-name="Internet_20_link" text:visited-style-name="Visited_20_Internet_20_Link"><text:span text:style-name="Internet_20_link"><text:span text:style-name="T1">p. 1275</text:span></text:span></text:a><text:span text:style-name="T1">] </text:span><text:span text:style-name="T3">psilothre</text:span><text:span text:style-name="T1"> — psilothrum, psilotro.</text:span></text:p>
      <text:p text:style-name="_3c_grc_3e_">ψίλωθρον</text:p>
      <text:p text:style-name="_3c_entry_3e_"><text:span text:style-name="T1">[</text:span><text:a xlink:type="simple" xlink:href="https://www.biusante.parisdescartes.fr/histoire/medica/resultats/index.php?do=zoom&amp;cote=37020d&amp;p=1290" text:style-name="Internet_20_link" text:visited-style-name="Visited_20_Internet_20_Link"><text:span text:style-name="Internet_20_link"><text:span text:style-name="T1">p. 1276</text:span></text:span></text:a><text:span text:style-name="T1">] </text:span><text:span text:style-name="T3">psoriasis</text:span><text:span text:style-name="T1"> — Psoriasis , Schuppenflechte, psoriasis, psoriasi, soriasis.</text:span></text:p>
      <text:p text:style-name="_3c_grc_3e_">ψωρίασις</text:p>
      <text:p text:style-name="_3c_entry_3e_"><text:span text:style-name="T1">[</text:span><text:a xlink:type="simple" xlink:href="https://www.biusante.parisdescartes.fr/histoire/medica/resultats/index.php?do=zoom&amp;cote=37020d&amp;p=1290" text:style-name="Internet_20_link" text:visited-style-name="Visited_20_Internet_20_Link"><text:span text:style-name="Internet_20_link"><text:span text:style-name="T1">p. 1276</text:span></text:span></text:a><text:span text:style-name="T1">] </text:span><text:span text:style-name="T3">psorique</text:span><text:span text:style-name="T1"> — psoricus, krätzig, räudig, psoric, psorico, sorico.</text:span></text:p>
      <text:p text:style-name="_3c_grc_3e_">ψωρ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1" text:style-name="Internet_20_link" text:visited-style-name="Visited_20_Internet_20_Link"><text:span text:style-name="Internet_20_link"><text:span text:style-name="T1">p. 1277</text:span></text:span></text:a><text:span text:style-name="T1">] </text:span><text:span text:style-name="T3">psychagogique</text:span><text:span text:style-name="T1"> — psychagogicus, psychagogisch, belebend, psychologue, psicagogo, sicagogo.</text:span></text:p>
      <text:p text:style-name="_3c_grc_3e_">ψυχαγωγ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1" text:style-name="Internet_20_link" text:visited-style-name="Visited_20_Internet_20_Link"><text:span text:style-name="Internet_20_link"><text:span text:style-name="T1">p. 1277</text:span></text:span></text:a><text:span text:style-name="T1">] </text:span><text:span text:style-name="T3">psyctique</text:span><text:span text:style-name="T1"> — psycticus, erfrischend, refrigerant, psittico.</text:span></text:p>
      <text:p text:style-name="_3c_grc_3e_">ψυ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1" text:style-name="Internet_20_link" text:visited-style-name="Visited_20_Internet_20_Link"><text:span text:style-name="Internet_20_link"><text:span text:style-name="T1">p. 1277</text:span></text:span></text:a><text:span text:style-name="T1">] </text:span><text:span text:style-name="T3">ptérygine</text:span><text:span text:style-name="T1"> — pteryginum.</text:span></text:p>
      <text:p text:style-name="_3c_grc_3e_"><text:span text:style-name="T6">de </text:span>πτέρυξ</text:p>
      <text:p text:style-name="_3c_entry_3e_"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tilose</text:span><text:span text:style-name="T1"> — ptilosis, Ptilosis, ptilosis, ptilosi.</text:span></text:p>
      <text:p text:style-name="_3c_grc_3e_">πτίλωσις</text:p>
      <text:p text:style-name="_3c_entry_3e_"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tisane</text:span><text:span text:style-name="T1"> — ptisana, Tisane, tisane, tisana, tisana.</text:span></text:p>
      <text:p text:style-name="_3c_grc_3e_">πτισσάνη</text:p>
      <text:p text:style-name="_3c_entry_3e_"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tosis</text:span><text:span text:style-name="T1"> — </text:span></text:p>
      <text:p text:style-name="_3c_grc_3e_">πτ<text:span text:style-name="T4">ῶ</text:span>σις</text:p>
      <text:p text:style-name="_3c_entry_3e_"><text:soft-page-break/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tyalagogue</text:span><text:span text:style-name="T1"> — ptyalagogus, speicheltreibend, ptyalagogue, ptialagogo, tialagogo.</text:span></text:p>
      <text:p text:style-name="_3c_grc_3e_">πτυαλαγωγ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tyalisme</text:span><text:span text:style-name="T1"> — ptyalismus, Speichelfluss, ptyalism, ptialismo, tialismo.</text:span></text:p>
      <text:p text:style-name="_3c_grc_3e_">πτυαλ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tychode</text:span><text:span text:style-name="T1"> — </text:span></text:p>
      <text:p text:style-name="_3c_grc_3e_">πτυχώδης</text:p>
      <text:p text:style-name="_3c_entry_3e_"><text:span text:style-name="T1">[</text:span><text:a xlink:type="simple" xlink:href="https://www.biusante.parisdescartes.fr/histoire/medica/resultats/index.php?do=zoom&amp;cote=37020d&amp;p=1292" text:style-name="Internet_20_link" text:visited-style-name="Visited_20_Internet_20_Link"><text:span text:style-name="Internet_20_link"><text:span text:style-name="T1">p. 1278</text:span></text:span></text:a><text:span text:style-name="T1">] </text:span><text:span text:style-name="T3">puberté</text:span><text:span text:style-name="T1"> — pubertas, Pubertät, Geschlechtsreife, puberty, pubertà, pubertad.</text:span></text:p>
      <text:p text:style-name="_3c_grc_3e_"><text:span text:style-name="T4">ἥ</text:span>βη</text:p>
      <text:p text:style-name="_3c_entry_3e_"><text:span text:style-name="T1">[</text:span><text:a xlink:type="simple" xlink:href="https://www.biusante.parisdescartes.fr/histoire/medica/resultats/index.php?do=zoom&amp;cote=37020d&amp;p=1293" text:style-name="Internet_20_link" text:visited-style-name="Visited_20_Internet_20_Link"><text:span text:style-name="Internet_20_link"><text:span text:style-name="T1">p. 1279</text:span></text:span></text:a><text:span text:style-name="T1">] </text:span><text:span text:style-name="T3">pubis</text:span><text:span text:style-name="T1"> — Schamhügel, pube, pube, pubis.</text:span></text:p>
      <text:p text:style-name="_3c_grc_3e_"><text:span text:style-name="T4">ἥ</text:span>βη</text:p>
      <text:p text:style-name="_3c_entry_3e_"><text:span text:style-name="T1">[</text:span><text:a xlink:type="simple" xlink:href="https://www.biusante.parisdescartes.fr/histoire/medica/resultats/index.php?do=zoom&amp;cote=37020d&amp;p=1294" text:style-name="Internet_20_link" text:visited-style-name="Visited_20_Internet_20_Link"><text:span text:style-name="Internet_20_link"><text:span text:style-name="T1">p. 1280</text:span></text:span></text:a><text:span text:style-name="T1">] </text:span><text:span text:style-name="T3">puce</text:span><text:span text:style-name="T1"> — Pulex (L.), Floh, flea, pulce, pulga.</text:span></text:p>
      <text:p text:style-name="_3c_grc_3e_">ψύλλα</text:p>
      <text:p text:style-name="_3c_entry_3e_"><text:span text:style-name="T1">[</text:span><text:a xlink:type="simple" xlink:href="https://www.biusante.parisdescartes.fr/histoire/medica/resultats/index.php?do=zoom&amp;cote=37020d&amp;p=1295" text:style-name="Internet_20_link" text:visited-style-name="Visited_20_Internet_20_Link"><text:span text:style-name="Internet_20_link"><text:span text:style-name="T1">p. 1281</text:span></text:span></text:a><text:span text:style-name="T1">] </text:span><text:span text:style-name="T3">puissance</text:span><text:span text:style-name="T1"> — potentia, Fähigkeit, power, potenza, potencia.</text:span></text:p>
      <text:p text:style-name="_3c_grc_3e_"><text:span text:style-name="T4">δύν</text:span>αμις</text:p>
      <text:p text:style-name="_3c_entry_3e_"><text:span text:style-name="T1">[</text:span><text:a xlink:type="simple" xlink:href="https://www.biusante.parisdescartes.fr/histoire/medica/resultats/index.php?do=zoom&amp;cote=37020d&amp;p=1297" text:style-name="Internet_20_link" text:visited-style-name="Visited_20_Internet_20_Link"><text:span text:style-name="Internet_20_link"><text:span text:style-name="T1">p. 1283</text:span></text:span></text:a><text:span text:style-name="T1">] </text:span><text:span text:style-name="T3">pulsatif</text:span><text:span text:style-name="T1"> — pulsatus, pulsatorius, klopfend, pulsative, pulsativo, pulsativo.</text:span></text:p>
      <text:p text:style-name="_3c_grc_3e_">σφυγματώδης</text:p>
      <text:p text:style-name="_3c_entry_3e_"><text:span text:style-name="T1">[</text:span><text:a xlink:type="simple" xlink:href="https://www.biusante.parisdescartes.fr/histoire/medica/resultats/index.php?do=zoom&amp;cote=37020d&amp;p=1297" text:style-name="Internet_20_link" text:visited-style-name="Visited_20_Internet_20_Link"><text:span text:style-name="Internet_20_link"><text:span text:style-name="T1">p. 1283</text:span></text:span></text:a><text:span text:style-name="T1">] </text:span><text:span text:style-name="T3">pulsation</text:span><text:span text:style-name="T1"> — pulsatio, pulsus, Pulsiren, Pulsschlag, pulsation, pulsazione, pulsation.</text:span></text:p>
      <text:p text:style-name="_3c_grc_3e_">σφυ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8" text:style-name="Internet_20_link" text:visited-style-name="Visited_20_Internet_20_Link"><text:span text:style-name="Internet_20_link"><text:span text:style-name="T1">p. 1284</text:span></text:span></text:a><text:span text:style-name="T1">] </text:span><text:span text:style-name="T3">pulvérisation</text:span><text:span text:style-name="T1"> — pulverisatio, Pulverisirung, pulvérisation, pulverisazione, pulvérisation.</text:span></text:p>
      <text:p text:style-name="_3c_grc_3e_">κ<text:span text:style-name="T4">ο</text:span>νιόρτωσις</text:p>
      <text:p text:style-name="_3c_entry_3e_"><text:span text:style-name="T1">[</text:span><text:a xlink:type="simple" xlink:href="https://www.biusante.parisdescartes.fr/histoire/medica/resultats/index.php?do=zoom&amp;cote=37020d&amp;p=1299" text:style-name="Internet_20_link" text:visited-style-name="Visited_20_Internet_20_Link"><text:span text:style-name="Internet_20_link"><text:span text:style-name="T1">p. 1285</text:span></text:span></text:a><text:span text:style-name="T1">] </text:span><text:span text:style-name="T3">pupille</text:span><text:span text:style-name="T1"> — pupilla, Pupille, pupil, pupilla, pupila.</text:span></text:p>
      <text:p text:style-name="_3c_grc_3e_">κόρη</text:p>
      <text:p text:style-name="_3c_entry_3e_"><text:span text:style-name="T1">[</text:span><text:a xlink:type="simple" xlink:href="https://www.biusante.parisdescartes.fr/histoire/medica/resultats/index.php?do=zoom&amp;cote=37020d&amp;p=1299" text:style-name="Internet_20_link" text:visited-style-name="Visited_20_Internet_20_Link"><text:span text:style-name="Internet_20_link"><text:span text:style-name="T1">p. 1285</text:span></text:span></text:a><text:span text:style-name="T1">] </text:span><text:span text:style-name="T3">purgatif</text:span><text:span text:style-name="T1"> — purgans, purgativus, abführend, Abführmgsmittel, Purgirmittel, purgative, purgativo, purgante, purgativo, purga, purgante.</text:span></text:p>
      <text:p text:style-name="_3c_grc_3e_">καθαρ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299" text:style-name="Internet_20_link" text:visited-style-name="Visited_20_Internet_20_Link"><text:span text:style-name="Internet_20_link"><text:span text:style-name="T1">p. 1285</text:span></text:span></text:a><text:span text:style-name="T1">] </text:span><text:span text:style-name="T3">purgation</text:span><text:span text:style-name="T1"> — purgatio, Purganz, Abführung, purge, purgation, purgazione, purgation.</text:span></text:p>
      <text:p text:style-name="_3c_grc_3e_">κάθαρσις</text:p>
      <text:p text:style-name="_3c_entry_3e_"><text:span text:style-name="T1">[</text:span><text:a xlink:type="simple" xlink:href="https://www.biusante.parisdescartes.fr/histoire/medica/resultats/index.php?do=zoom&amp;cote=37020d&amp;p=1300" text:style-name="Internet_20_link" text:visited-style-name="Visited_20_Internet_20_Link"><text:span text:style-name="Internet_20_link"><text:span text:style-name="T1">p. 1286</text:span></text:span></text:a><text:span text:style-name="T1">] </text:span><text:span text:style-name="T3">pus</text:span><text:span text:style-name="T1"> — pus, Eiter, pus, matter, marcia, pus, materia, pus.</text:span></text:p>
      <text:p text:style-name="_3c_grc_3e_">π<text:span text:style-name="T4">ῦ</text:span>ον</text:p>
      <text:p text:style-name="_3c_entry_3e_"><text:span text:style-name="T1">[</text:span><text:a xlink:type="simple" xlink:href="https://www.biusante.parisdescartes.fr/histoire/medica/resultats/index.php?do=zoom&amp;cote=37020d&amp;p=1302" text:style-name="Internet_20_link" text:visited-style-name="Visited_20_Internet_20_Link"><text:span text:style-name="Internet_20_link"><text:span text:style-name="T1">p. 1288</text:span></text:span></text:a><text:span text:style-name="T1">] </text:span><text:span text:style-name="T3">putréfaction</text:span><text:span text:style-name="T1"> — putrefactio, Fäulniss, putréfaction, putrefazione, putréfaction.</text:span></text:p>
      <text:p text:style-name="_3c_grc_3e_">σ<text:span text:style-name="T4">ῆ</text:span>ψις</text:p>
      <text:p text:style-name="_3c_entry_3e_"><text:span text:style-name="T1">[</text:span><text:a xlink:type="simple" xlink:href="https://www.biusante.parisdescartes.fr/histoire/medica/resultats/index.php?do=zoom&amp;cote=37020d&amp;p=1303" text:style-name="Internet_20_link" text:visited-style-name="Visited_20_Internet_20_Link"><text:span text:style-name="Internet_20_link"><text:span text:style-name="T1">p. 1289</text:span></text:span></text:a><text:span text:style-name="T1">] </text:span><text:span text:style-name="T3">putride</text:span><text:span text:style-name="T1"> — putridus, faulig, putrid, putrido, putrido.</text:span></text:p>
      <text:p text:style-name="_3c_grc_3e_">σαπ<text:span text:style-name="T4">ρὸ</text:span>ς</text:p>
      <text:p text:style-name="_3c_entry_3e_"><text:span text:style-name="T1">[</text:span><text:a xlink:type="simple" xlink:href="https://www.biusante.parisdescartes.fr/histoire/medica/resultats/index.php?do=zoom&amp;cote=37020d&amp;p=1303" text:style-name="Internet_20_link" text:visited-style-name="Visited_20_Internet_20_Link"><text:span text:style-name="Internet_20_link"><text:span text:style-name="T1">p. 1289</text:span></text:span></text:a><text:span text:style-name="T1">] </text:span><text:span text:style-name="T3">putridité</text:span><text:span text:style-name="T1"> — putriditas, Putridität, Fäule, putridity, putridità, putridez.</text:span></text:p>
      <text:p text:style-name="_3c_grc_3e_">σηπεδ<text:span text:style-name="T4">ὼ</text:span>ν</text:p>
      <text:p text:style-name="_3c_entry_3e_"><text:soft-page-break/><text:span text:style-name="T1">[</text:span><text:a xlink:type="simple" xlink:href="https://www.biusante.parisdescartes.fr/histoire/medica/resultats/index.php?do=zoom&amp;cote=37020d&amp;p=1303" text:style-name="Internet_20_link" text:visited-style-name="Visited_20_Internet_20_Link"><text:span text:style-name="Internet_20_link"><text:span text:style-name="T1">p. 1289</text:span></text:span></text:a><text:span text:style-name="T1">] </text:span><text:span text:style-name="T3">pycnotique</text:span><text:span text:style-name="T1"> — pycnoticus.</text:span></text:p>
      <text:p text:style-name="_3c_grc_3e_">πυκν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04" text:style-name="Internet_20_link" text:visited-style-name="Visited_20_Internet_20_Link"><text:span text:style-name="Internet_20_link"><text:span text:style-name="T1">p. 1290</text:span></text:span></text:a><text:span text:style-name="T1">] </text:span><text:span text:style-name="T3">pyode</text:span><text:span text:style-name="T1"> — pyodes.</text:span></text:p>
      <text:p text:style-name="_3c_grc_3e_">πυώδης</text:p>
      <text:p text:style-name="_3c_entry_3e_"><text:span text:style-name="T1">[</text:span><text:a xlink:type="simple" xlink:href="https://www.biusante.parisdescartes.fr/histoire/medica/resultats/index.php?do=zoom&amp;cote=37020d&amp;p=1305" text:style-name="Internet_20_link" text:visited-style-name="Visited_20_Internet_20_Link"><text:span text:style-name="Internet_20_link"><text:span text:style-name="T1">p. 1291</text:span></text:span></text:a><text:span text:style-name="T1">] </text:span><text:span text:style-name="T3">pyramide</text:span><text:span text:style-name="T1"> — pyramis, Pyramide, pyramid, piramide, piramide.</text:span></text:p>
      <text:p text:style-name="_3c_grc_3e_">πυραμ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305" text:style-name="Internet_20_link" text:visited-style-name="Visited_20_Internet_20_Link"><text:span text:style-name="Internet_20_link"><text:span text:style-name="T1">p. 1291</text:span></text:span></text:a><text:span text:style-name="T1">] </text:span><text:span text:style-name="T3">pyrétique</text:span><text:span text:style-name="T1"> — pyrecticus, fieberhaft, pyretic, piretico, piretico.</text:span></text:p>
      <text:p text:style-name="_3c_grc_3e_">πυρεκ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05" text:style-name="Internet_20_link" text:visited-style-name="Visited_20_Internet_20_Link"><text:span text:style-name="Internet_20_link"><text:span text:style-name="T1">p. 1291</text:span></text:span></text:a><text:span text:style-name="T1">] </text:span><text:span text:style-name="T3">pyrexie</text:span><text:span text:style-name="T1"> — pyrexia, Fieberzustand, pyrexia, piressia.</text:span></text:p>
      <text:p text:style-name="_3c_grc_3e_">πυρεξία</text:p>
      <text:p text:style-name="_3c_entry_3e_"><text:span text:style-name="T1">[</text:span><text:a xlink:type="simple" xlink:href="https://www.biusante.parisdescartes.fr/histoire/medica/resultats/index.php?do=zoom&amp;cote=37020d&amp;p=1305" text:style-name="Internet_20_link" text:visited-style-name="Visited_20_Internet_20_Link"><text:span text:style-name="Internet_20_link"><text:span text:style-name="T1">p. 1291</text:span></text:span></text:a><text:span text:style-name="T1">] </text:span><text:span text:style-name="T3">pyrite</text:span><text:span text:style-name="T1"> — pyrites, Feuerstein, pyrites, pirite, pirita.</text:span></text:p>
      <text:p text:style-name="_3c_grc_3e_">πυρίτης</text:p>
      <text:p text:style-name="_3c_entry_3e_"><text:span text:style-name="T1">[</text:span><text:a xlink:type="simple" xlink:href="https://www.biusante.parisdescartes.fr/histoire/medica/resultats/index.php?do=zoom&amp;cote=37020d&amp;p=1307" text:style-name="Internet_20_link" text:visited-style-name="Visited_20_Internet_20_Link"><text:span text:style-name="Internet_20_link"><text:span text:style-name="T1">p. 1293</text:span></text:span></text:a><text:span text:style-name="T1">] </text:span><text:span text:style-name="T3">pyrosis</text:span><text:span text:style-name="T1"> — pyrosis, Sodbrennen, pyrosis, water-brash, black-water, pirosi, pirosis.</text:span></text:p>
      <text:p text:style-name="_3c_grc_3e_">π<text:span text:style-name="T4">ύ</text:span>ρωσις</text:p>
      <text:p text:style-name="_3c_entry_3e_"><text:span text:style-name="T1">[</text:span><text:a xlink:type="simple" xlink:href="https://www.biusante.parisdescartes.fr/histoire/medica/resultats/index.php?do=zoom&amp;cote=37020d&amp;p=1307" text:style-name="Internet_20_link" text:visited-style-name="Visited_20_Internet_20_Link"><text:span text:style-name="Internet_20_link"><text:span text:style-name="T1">p. 1293</text:span></text:span></text:a><text:span text:style-name="T1">] </text:span><text:span text:style-name="T3">pyrotique</text:span><text:span text:style-name="T1"> — pyroticus, pirotico.</text:span></text:p>
      <text:p text:style-name="_3c_grc_3e_">πυρ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08" text:style-name="Internet_20_link" text:visited-style-name="Visited_20_Internet_20_Link"><text:span text:style-name="Internet_20_link"><text:span text:style-name="T1">p. 1294</text:span></text:span></text:a><text:span text:style-name="T1">] </text:span><text:span text:style-name="T3">pyulque</text:span><text:span text:style-name="T1"> — pyulcum, Pyulcus, Eiterzieher, piulco.</text:span></text:p>
      <text:p text:style-name="_3c_grc_3e_">πυουλκ<text:span text:style-name="T4">ὸν</text:span></text:p>
      <text:p text:style-name="_3c_entry_3e_"><text:span text:style-name="T1">[</text:span><text:a xlink:type="simple" xlink:href="https://www.biusante.parisdescartes.fr/histoire/medica/resultats/index.php?do=zoom&amp;cote=37020d&amp;p=1309" text:style-name="Internet_20_link" text:visited-style-name="Visited_20_Internet_20_Link"><text:span text:style-name="Internet_20_link"><text:span text:style-name="T1">p. 1295</text:span></text:span></text:a><text:span text:style-name="T1">] </text:span><text:span text:style-name="T3">quadrupède</text:span><text:span text:style-name="T1"> — quadrupedes, Quadruped, Vierfüssler, quadruped, quadrupedo, cua- drupedo.</text:span></text:p>
      <text:p text:style-name="_3c_grc_3e_">τετράποδ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309" text:style-name="Internet_20_link" text:visited-style-name="Visited_20_Internet_20_Link"><text:span text:style-name="Internet_20_link"><text:span text:style-name="T1">p. 1295</text:span></text:span></text:a><text:span text:style-name="T1">] </text:span><text:span text:style-name="T3">qualité</text:span><text:span text:style-name="T1"> — qualitas, Beschaffenheit, auality, qualita, calidad.</text:span></text:p>
      <text:p text:style-name="_3c_grc_3e_">π<text:span text:style-name="T4">οιό</text:span>της</text:p>
      <text:p text:style-name="_3c_entry_3e_"><text:span text:style-name="T1">[</text:span><text:a xlink:type="simple" xlink:href="https://www.biusante.parisdescartes.fr/histoire/medica/resultats/index.php?do=zoom&amp;cote=37020d&amp;p=1309" text:style-name="Internet_20_link" text:visited-style-name="Visited_20_Internet_20_Link"><text:span text:style-name="Internet_20_link"><text:span text:style-name="T1">p. 1295</text:span></text:span></text:a><text:span text:style-name="T1">] </text:span><text:span text:style-name="T3">quarte</text:span><text:span text:style-name="T1"> — quartanus, vierttägiges Fieber, Quartanfieber, quart an, febbre quartana, cuartana.</text:span></text:p>
      <text:p text:style-name="_3c_grc_3e_">τεταρτα<text:span text:style-name="T4">ῖ</text:span>ος</text:p>
      <text:p text:style-name="_3c_entry_3e_"><text:span text:style-name="T1">[</text:span><text:a xlink:type="simple" xlink:href="https://www.biusante.parisdescartes.fr/histoire/medica/resultats/index.php?do=zoom&amp;cote=37020d&amp;p=1310" text:style-name="Internet_20_link" text:visited-style-name="Visited_20_Internet_20_Link"><text:span text:style-name="Internet_20_link"><text:span text:style-name="T1">p. 1296</text:span></text:span></text:a><text:span text:style-name="T1">] </text:span><text:span text:style-name="T3">queue</text:span><text:span text:style-name="T1"> — cauda, Schwanz, Schweif, tail, coda, cola, rabo.</text:span></text:p>
      <text:p text:style-name="_3c_grc_3e_">ο<text:span text:style-name="T4">ὐρὰ</text:span></text:p>
      <text:p text:style-name="_3c_entry_3e_"><text:span text:style-name="T1">[</text:span><text:a xlink:type="simple" xlink:href="https://www.biusante.parisdescartes.fr/histoire/medica/resultats/index.php?do=zoom&amp;cote=37020d&amp;p=1315" text:style-name="Internet_20_link" text:visited-style-name="Visited_20_Internet_20_Link"><text:span text:style-name="Internet_20_link"><text:span text:style-name="T1">p. 1301</text:span></text:span></text:a><text:span text:style-name="T1">] </text:span><text:span text:style-name="T3">quintane</text:span><text:span text:style-name="T1"> — quintanus, Quintanfieber, quintan, quintana, quintana.</text:span></text:p>
      <text:p text:style-name="_3c_grc_3e_"><text:span text:style-name="T4">πεμπταῖος</text:span></text:p>
      <text:p text:style-name="_3c_entry_3e_"><text:span text:style-name="T1">[</text:span><text:a xlink:type="simple" xlink:href="https://www.biusante.parisdescartes.fr/histoire/medica/resultats/index.php?do=zoom&amp;cote=37020d&amp;p=1315" text:style-name="Internet_20_link" text:visited-style-name="Visited_20_Internet_20_Link"><text:span text:style-name="Internet_20_link"><text:span text:style-name="T1">p. 1301</text:span></text:span></text:a><text:span text:style-name="T1">] </text:span><text:span text:style-name="T3">quotidien</text:span><text:span text:style-name="T1"> — quotidianus, täglich, quotidian, quotidiano, cuotidiano.</text:span></text:p>
      <text:p text:style-name="_3c_grc_3e_"><text:span text:style-name="T4">καθημερινὸς </text:span><text:span text:style-name="T8">(accent peu visible)</text:span></text:p>
      <text:p text:style-name="_3c_entry_3e_"><text:span text:style-name="T1">[</text:span><text:a xlink:type="simple" xlink:href="https://www.biusante.parisdescartes.fr/histoire/medica/resultats/index.php?do=zoom&amp;cote=37020d&amp;p=1315" text:style-name="Internet_20_link" text:visited-style-name="Visited_20_Internet_20_Link"><text:span text:style-name="Internet_20_link"><text:span text:style-name="T1">p. 1301</text:span></text:span></text:a><text:span text:style-name="T1">] </text:span><text:span text:style-name="T3">race</text:span><text:span text:style-name="T1"> — genus, Race, Stamm, Geschlecht, race, breed, razza, razo.</text:span></text:p>
      <text:p text:style-name="_3c_grc_3e_">γένος</text:p>
      <text:p text:style-name="_3c_entry_3e_"><text:span text:style-name="T1">[</text:span><text:a xlink:type="simple" xlink:href="https://www.biusante.parisdescartes.fr/histoire/medica/resultats/index.php?do=zoom&amp;cote=37020d&amp;p=1315" text:style-name="Internet_20_link" text:visited-style-name="Visited_20_Internet_20_Link"><text:span text:style-name="Internet_20_link"><text:span text:style-name="T1">p. 1301</text:span></text:span></text:a><text:span text:style-name="T1">] </text:span><text:span text:style-name="T3">rachis</text:span><text:span text:style-name="T1"> — spina dorsi, Rückgrat, rhachis, rachide, raquis.</text:span></text:p>
      <text:p text:style-name="_3c_grc_3e_"><text:span text:style-name="T4">ῥ</text:span>άχις</text:p>
      <text:p text:style-name="_3c_entry_3e_"><text:span text:style-name="T1">[</text:span><text:a xlink:type="simple" xlink:href="https://www.biusante.parisdescartes.fr/histoire/medica/resultats/index.php?do=zoom&amp;cote=37020d&amp;p=1317" text:style-name="Internet_20_link" text:visited-style-name="Visited_20_Internet_20_Link"><text:span text:style-name="Internet_20_link"><text:span text:style-name="T1">p. 1303</text:span></text:span></text:a><text:span text:style-name="T1">] </text:span><text:span text:style-name="T3">racine</text:span><text:span text:style-name="T1"> — radix, Wurzel, root, radice, raiz.</text:span></text:p>
      <text:p text:style-name="_3c_grc_3e_"><text:span text:style-name="T4">ῥ</text:span>ίζα</text:p>
      <text:p text:style-name="_3c_entry_3e_"><text:soft-page-break/><text:span text:style-name="T1">[</text:span><text:a xlink:type="simple" xlink:href="https://www.biusante.parisdescartes.fr/histoire/medica/resultats/index.php?do=zoom&amp;cote=37020d&amp;p=1318" text:style-name="Internet_20_link" text:visited-style-name="Visited_20_Internet_20_Link"><text:span text:style-name="Internet_20_link"><text:span text:style-name="T1">p. 1304</text:span></text:span></text:a><text:span text:style-name="T1">] </text:span><text:span text:style-name="T3">radication</text:span><text:span text:style-name="T1"> — radicatio, Würzelung, radicazione, radication.</text:span></text:p>
      <text:p text:style-name="_3c_grc_3e_"><text:span text:style-name="T4">ῥ</text:span>ίζωσις</text:p>
      <text:p text:style-name="_3c_entry_3e_"><text:span text:style-name="T1">[</text:span><text:a xlink:type="simple" xlink:href="https://www.biusante.parisdescartes.fr/histoire/medica/resultats/index.php?do=zoom&amp;cote=37020d&amp;p=1319" text:style-name="Internet_20_link" text:visited-style-name="Visited_20_Internet_20_Link"><text:span text:style-name="Internet_20_link"><text:span text:style-name="T1">p. 1305</text:span></text:span></text:a><text:span text:style-name="T1">] </text:span><text:span text:style-name="T3">radius</text:span><text:span text:style-name="T1"> — radius, Speichenknochen, radius, raggio, radio, radio.</text:span></text:p>
      <text:p text:style-name="_3c_grc_3e_">κερκ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319" text:style-name="Internet_20_link" text:visited-style-name="Visited_20_Internet_20_Link"><text:span text:style-name="Internet_20_link"><text:span text:style-name="T1">p. 1305</text:span></text:span></text:a><text:span text:style-name="T1">] </text:span><text:span text:style-name="T3">rafraichissant</text:span><text:span text:style-name="T1"> — refrigerans, kühlend, cooling, refrigerativo, rinfrescante.</text:span></text:p>
      <text:p text:style-name="_3c_grc_3e_">ψυ<text:span text:style-name="T4">κ</text:span>τι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1321" text:style-name="Internet_20_link" text:visited-style-name="Visited_20_Internet_20_Link"><text:span text:style-name="Internet_20_link"><text:span text:style-name="T1">p. 1307</text:span></text:span></text:a><text:span text:style-name="T1">] </text:span><text:span text:style-name="T3">raisin</text:span><text:span text:style-name="T1"> — uva, Weintraube, grape, uva, uva.</text:span></text:p>
      <text:p text:style-name="_3c_grc_3e_">σταφυ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21" text:style-name="Internet_20_link" text:visited-style-name="Visited_20_Internet_20_Link"><text:span text:style-name="Internet_20_link"><text:span text:style-name="T1">p. 1307</text:span></text:span></text:a><text:span text:style-name="T1">] </text:span><text:span text:style-name="T3">raison</text:span><text:span text:style-name="T1"> — ratio, intellectus, Vernunft, reason, ragione, razon.</text:span></text:p>
      <text:p text:style-name="_3c_grc_3e_">λόγος</text:p>
      <text:p text:style-name="_3c_entry_3e_"><text:span text:style-name="T1">[</text:span><text:a xlink:type="simple" xlink:href="https://www.biusante.parisdescartes.fr/histoire/medica/resultats/index.php?do=zoom&amp;cote=37020d&amp;p=1322" text:style-name="Internet_20_link" text:visited-style-name="Visited_20_Internet_20_Link"><text:span text:style-name="Internet_20_link"><text:span text:style-name="T1">p. 1308</text:span></text:span></text:a><text:span text:style-name="T1">] </text:span><text:span text:style-name="T3">râle</text:span><text:span text:style-name="T1"> — rhonchus, Röcheln, ronchus, rattle, rantolo.</text:span></text:p>
      <text:p text:style-name="_3c_grc_3e_"><text:span text:style-name="T5">ῥόγχος</text:span></text:p>
      <text:p text:style-name="_3c_entry_3e_"><text:span text:style-name="T1">[</text:span><text:a xlink:type="simple" xlink:href="https://www.biusante.parisdescartes.fr/histoire/medica/resultats/index.php?do=zoom&amp;cote=37020d&amp;p=1323" text:style-name="Internet_20_link" text:visited-style-name="Visited_20_Internet_20_Link"><text:span text:style-name="Internet_20_link"><text:span text:style-name="T1">p. 1309</text:span></text:span></text:a><text:span text:style-name="T1">] </text:span><text:span text:style-name="T3">ramollissement</text:span><text:span text:style-name="T1"> — Erweichung, ramollissement, reblandecimierdo.</text:span></text:p>
      <text:p text:style-name="_3c_grc_3e_"><text:span text:style-name="T4">μά</text:span>λαξις</text:p>
      <text:p text:style-name="_3c_entry_3e_"><text:span text:style-name="T1">[</text:span><text:a xlink:type="simple" xlink:href="https://www.biusante.parisdescartes.fr/histoire/medica/resultats/index.php?do=zoom&amp;cote=37020d&amp;p=1323" text:style-name="Internet_20_link" text:visited-style-name="Visited_20_Internet_20_Link"><text:span text:style-name="Internet_20_link"><text:span text:style-name="T1">p. 1309</text:span></text:span></text:a><text:span text:style-name="T1">] </text:span><text:span text:style-name="T3">rance</text:span><text:span text:style-name="T1"> — rancidus, ranzig, rancid, rancido, rancio.</text:span></text:p>
      <text:p text:style-name="_3c_grc_3e_"><text:span text:style-name="T4">ἕ</text:span>ωλος</text:p>
      <text:p text:style-name="_3c_entry_3e_"><text:span text:style-name="T1">[</text:span><text:a xlink:type="simple" xlink:href="https://www.biusante.parisdescartes.fr/histoire/medica/resultats/index.php?do=zoom&amp;cote=37020d&amp;p=1323" text:style-name="Internet_20_link" text:visited-style-name="Visited_20_Internet_20_Link"><text:span text:style-name="Internet_20_link"><text:span text:style-name="T1">p. 1309</text:span></text:span></text:a><text:span text:style-name="T1">] </text:span><text:span text:style-name="T3">rancidité</text:span><text:span text:style-name="T1"> — rancor, Ranzigkeit, rancidity, rantidume, rancidezza, rantiadura.</text:span></text:p>
      <text:p text:style-name="_3c_grc_3e_"><text:span text:style-name="T4">ἑ</text:span>ωλ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1324" text:style-name="Internet_20_link" text:visited-style-name="Visited_20_Internet_20_Link"><text:span text:style-name="Internet_20_link"><text:span text:style-name="T1">p. 1310</text:span></text:span></text:a><text:span text:style-name="T1">] </text:span><text:span text:style-name="T3">ranule</text:span><text:span text:style-name="T1"> — ranula, Fröschleingeschxwuüt, ranula, ranella, ranula.</text:span></text:p>
      <text:p text:style-name="_3c_grc_3e_">β<text:span text:style-name="T4">α</text:span>τρά<text:span text:style-name="T4">χιο</text:span>ν</text:p>
      <text:p text:style-name="_3c_entry_3e_"><text:span text:style-name="T1">[</text:span><text:a xlink:type="simple" xlink:href="https://www.biusante.parisdescartes.fr/histoire/medica/resultats/index.php?do=zoom&amp;cote=37020d&amp;p=1324" text:style-name="Internet_20_link" text:visited-style-name="Visited_20_Internet_20_Link"><text:span text:style-name="Internet_20_link"><text:span text:style-name="T1">p. 1310</text:span></text:span></text:a><text:span text:style-name="T1">] </text:span><text:span text:style-name="T3">raphanédon</text:span><text:span text:style-name="T1"> — </text:span></text:p>
      <text:p text:style-name="_3c_grc_3e_"><text:span text:style-name="T4">ῥ</text:span>αφαν<text:span text:style-name="T4">ηδὸ</text:span>ν</text:p>
      <text:p text:style-name="_3c_entry_3e_"><text:span text:style-name="T1">[</text:span><text:a xlink:type="simple" xlink:href="https://www.biusante.parisdescartes.fr/histoire/medica/resultats/index.php?do=zoom&amp;cote=37020d&amp;p=1324" text:style-name="Internet_20_link" text:visited-style-name="Visited_20_Internet_20_Link"><text:span text:style-name="Internet_20_link"><text:span text:style-name="T1">p. 1310</text:span></text:span></text:a><text:span text:style-name="T1">] </text:span><text:span text:style-name="T3">raphé</text:span><text:span text:style-name="T1"> — Naht, raphe, rafe, rafe.</text:span></text:p>
      <text:p text:style-name="_3c_grc_3e_"><text:span text:style-name="T4">ῥ</text:span>αφ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24" text:style-name="Internet_20_link" text:visited-style-name="Visited_20_Internet_20_Link"><text:span text:style-name="Internet_20_link"><text:span text:style-name="T1">p. 1310</text:span></text:span></text:a><text:span text:style-name="T1">] </text:span><text:span text:style-name="T3">rare</text:span><text:span text:style-name="T1"> — rarus, langsam, rare, raro, raro.</text:span></text:p>
      <text:p text:style-name="_3c_grc_3e_"><text:span text:style-name="T4">ἀ</text:span>ραι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24" text:style-name="Internet_20_link" text:visited-style-name="Visited_20_Internet_20_Link"><text:span text:style-name="Internet_20_link"><text:span text:style-name="T1">p. 1310</text:span></text:span></text:a><text:span text:style-name="T1">] </text:span><text:span text:style-name="T3">raréfaction</text:span><text:span text:style-name="T1"> — rarefactio, Verdünnung, raréfaction, rarefazione, raréfaction.</text:span></text:p>
      <text:p text:style-name="_3c_grc_3e_"><text:span text:style-name="T4">ἀ</text:span>ραίωσις</text:p>
      <text:p text:style-name="_3c_entry_3e_"><text:span text:style-name="T1">[</text:span><text:a xlink:type="simple" xlink:href="https://www.biusante.parisdescartes.fr/histoire/medica/resultats/index.php?do=zoom&amp;cote=37020d&amp;p=1324" text:style-name="Internet_20_link" text:visited-style-name="Visited_20_Internet_20_Link"><text:span text:style-name="Internet_20_link"><text:span text:style-name="T1">p. 1310</text:span></text:span></text:a><text:span text:style-name="T1">] </text:span><text:span text:style-name="T3">raréfiant</text:span><text:span text:style-name="T1"> — rarefaciens, verdünnend, rarefactive, rarefaciente, rarefaciente.</text:span></text:p>
      <text:p text:style-name="_3c_grc_3e_"><text:span text:style-name="T4">ἀ</text:span>ραι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25" text:style-name="Internet_20_link" text:visited-style-name="Visited_20_Internet_20_Link"><text:span text:style-name="Internet_20_link"><text:span text:style-name="T1">p. 1311</text:span></text:span></text:a><text:span text:style-name="T1">] </text:span><text:span text:style-name="T3">rate</text:span><text:span text:style-name="T1"> — lien, Milz, milt, spleen, milza, bazo.</text:span></text:p>
      <text:p text:style-name="_3c_grc_3e_">σπλ<text:span text:style-name="T4">ὴ</text:span>ν</text:p>
      <text:p text:style-name="_3c_entry_3e_"><text:span text:style-name="T1">[</text:span><text:a xlink:type="simple" xlink:href="https://www.biusante.parisdescartes.fr/histoire/medica/resultats/index.php?do=zoom&amp;cote=37020d&amp;p=1326" text:style-name="Internet_20_link" text:visited-style-name="Visited_20_Internet_20_Link"><text:span text:style-name="Internet_20_link"><text:span text:style-name="T1">p. 1312</text:span></text:span></text:a><text:span text:style-name="T1">] </text:span><text:span text:style-name="T3">rateleux</text:span><text:span text:style-name="T1"> — lienosus, milzsüchtig, splenetic, spleen fui, splenetico.</text:span></text:p>
      <text:p text:style-name="_3c_grc_3e_">σπλ<text:span text:style-name="T4">η</text:span>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27" text:style-name="Internet_20_link" text:visited-style-name="Visited_20_Internet_20_Link"><text:span text:style-name="Internet_20_link"><text:span text:style-name="T1">p. 1313</text:span></text:span></text:a><text:span text:style-name="T1">] </text:span><text:span text:style-name="T3">raucité</text:span><text:span text:style-name="T1"> — raucitas, raucedo, Rauhheit, Heiserkeit, hoarseness, raucedine, ronquez.</text:span></text:p>
      <text:p text:style-name="_3c_grc_3e_">βράγχος</text:p>
      <text:p text:style-name="_3c_entry_3e_"><text:soft-page-break/><text:span text:style-name="T1">[</text:span><text:a xlink:type="simple" xlink:href="https://www.biusante.parisdescartes.fr/histoire/medica/resultats/index.php?do=zoom&amp;cote=37020d&amp;p=1327" text:style-name="Internet_20_link" text:visited-style-name="Visited_20_Internet_20_Link"><text:span text:style-name="Internet_20_link"><text:span text:style-name="T1">p. 1313</text:span></text:span></text:a><text:span text:style-name="T1">] </text:span><text:span text:style-name="T3">rayon</text:span><text:span text:style-name="T1"> — radius, Strahl, ray, roggio, rayo.</text:span></text:p>
      <text:p text:style-name="_3c_grc_3e_"><text:span text:style-name="T4">ἀκτὶν</text:span></text:p>
      <text:p text:style-name="_3c_entry_3e_"><text:span text:style-name="T1">[</text:span><text:a xlink:type="simple" xlink:href="https://www.biusante.parisdescartes.fr/histoire/medica/resultats/index.php?do=zoom&amp;cote=37020d&amp;p=1328" text:style-name="Internet_20_link" text:visited-style-name="Visited_20_Internet_20_Link"><text:span text:style-name="Internet_20_link"><text:span text:style-name="T1">p. 1314</text:span></text:span></text:a><text:span text:style-name="T1">] </text:span><text:span text:style-name="T3">réceptacle</text:span><text:span text:style-name="T1"> — receptaculum, Behälter, réceptacle, ricettacolo, receptaculo.</text:span></text:p>
      <text:p text:style-name="_3c_grc_3e_"><text:span text:style-name="T4">δεξαμενὴ</text:span></text:p>
      <text:p text:style-name="_3c_entry_3e_"><text:span text:style-name="T1">[</text:span><text:a xlink:type="simple" xlink:href="https://www.biusante.parisdescartes.fr/histoire/medica/resultats/index.php?do=zoom&amp;cote=37020d&amp;p=1328" text:style-name="Internet_20_link" text:visited-style-name="Visited_20_Internet_20_Link"><text:span text:style-name="Internet_20_link"><text:span text:style-name="T1">p. 1314</text:span></text:span></text:a><text:span text:style-name="T1">] </text:span><text:span text:style-name="T3">rechute</text:span><text:span text:style-name="T1"> — morbi reversio, Rückfall, relapse, recidiva, recaida.</text:span></text:p>
      <text:p text:style-name="_3c_grc_3e_"><text:span text:style-name="T4">ὑ</text:span>ποστρ<text:span text:style-name="T4">ο</text:span>φ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30" text:style-name="Internet_20_link" text:visited-style-name="Visited_20_Internet_20_Link"><text:span text:style-name="Internet_20_link"><text:span text:style-name="T1">p. 1316</text:span></text:span></text:a><text:span text:style-name="T1">] </text:span><text:span text:style-name="T3">récrément</text:span><text:span text:style-name="T1"> — recrementum, ausgeschiedene Säfte, recremento, recremento.</text:span></text:p>
      <text:p text:style-name="_3c_grc_3e_">περίττω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1330" text:style-name="Internet_20_link" text:visited-style-name="Visited_20_Internet_20_Link"><text:span text:style-name="Internet_20_link"><text:span text:style-name="T1">p. 1316</text:span></text:span></text:a><text:span text:style-name="T1">] </text:span><text:span text:style-name="T3">recrudescence</text:span><text:span text:style-name="T1"> — recrudescere, Recrudescenz, Wiederverschlimmerung, recrudescence, recrudescenza, recrudescenda.</text:span></text:p>
      <text:p text:style-name="_3c_grc_3e_">παλιγκ<text:span text:style-name="T4">ό</text:span>τησις</text:p>
      <text:p text:style-name="_3c_entry_3e_"><text:span text:style-name="T1">[</text:span><text:a xlink:type="simple" xlink:href="https://www.biusante.parisdescartes.fr/histoire/medica/resultats/index.php?do=zoom&amp;cote=37020d&amp;p=1331" text:style-name="Internet_20_link" text:visited-style-name="Visited_20_Internet_20_Link"><text:span text:style-name="Internet_20_link"><text:span text:style-name="T1">p. 1317</text:span></text:span></text:a><text:span text:style-name="T1">] </text:span><text:span text:style-name="T3">rectum</text:span><text:span text:style-name="T1"> — rectum, Mastdarm, réctum, retto, recto.</text:span></text:p>
      <text:p text:style-name="_3c_grc_3e_"><text:span text:style-name="T4">ἀ</text:span>ρχ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33" text:style-name="Internet_20_link" text:visited-style-name="Visited_20_Internet_20_Link"><text:span text:style-name="Internet_20_link"><text:span text:style-name="T1">p. 1319</text:span></text:span></text:a><text:span text:style-name="T1">] </text:span><text:span text:style-name="T3">réduction</text:span><text:span text:style-name="T1"> — reductio, repositio, restitutio, Einrichtung, Einrenkung, réduction, riduzione, réduction.</text:span></text:p>
      <text:p text:style-name="_3c_grc_3e_"><text:span text:style-name="T4">ἐμβολὴ</text:span></text:p>
      <text:p text:style-name="_3c_entry_3e_"><text:span text:style-name="T1">[</text:span><text:a xlink:type="simple" xlink:href="https://www.biusante.parisdescartes.fr/histoire/medica/resultats/index.php?do=zoom&amp;cote=37020d&amp;p=1333" text:style-name="Internet_20_link" text:visited-style-name="Visited_20_Internet_20_Link"><text:span text:style-name="Internet_20_link"><text:span text:style-name="T1">p. 1319</text:span></text:span></text:a><text:span text:style-name="T1">] </text:span><text:span text:style-name="T3">réduplication</text:span><text:span text:style-name="T1"> — reduplicatio.</text:span></text:p>
      <text:p text:style-name="_3c_grc_3e_"><text:span text:style-name="T4">ἀ</text:span>να<text:span text:style-name="T4">δ</text:span>ίπλωσις</text:p>
      <text:p text:style-name="_3c_entry_3e_"><text:span text:style-name="T1">[</text:span><text:a xlink:type="simple" xlink:href="https://www.biusante.parisdescartes.fr/histoire/medica/resultats/index.php?do=zoom&amp;cote=37020d&amp;p=1334" text:style-name="Internet_20_link" text:visited-style-name="Visited_20_Internet_20_Link"><text:span text:style-name="Internet_20_link"><text:span text:style-name="T1">p. 1320</text:span></text:span></text:a><text:span text:style-name="T1">] </text:span><text:span text:style-name="T3">réfection</text:span><text:span text:style-name="T1"> — refectio.</text:span></text:p>
      <text:p text:style-name="_3c_grc_3e_"><text:span text:style-name="T4">ἀ</text:span>νάλ<text:span text:style-name="T4">η</text:span>ψις</text:p>
      <text:p text:style-name="_3c_entry_3e_"><text:span text:style-name="T1">[</text:span><text:a xlink:type="simple" xlink:href="https://www.biusante.parisdescartes.fr/histoire/medica/resultats/index.php?do=zoom&amp;cote=37020d&amp;p=1336" text:style-name="Internet_20_link" text:visited-style-name="Visited_20_Internet_20_Link"><text:span text:style-name="Internet_20_link"><text:span text:style-name="T1">p. 1322</text:span></text:span></text:a><text:span text:style-name="T1">] </text:span><text:span text:style-name="T3">réfrigération</text:span><text:span text:style-name="T1"> — refrigeratio, Abkühlung, réfrigération, cooling, refrigerazione, réfrigération, enfriamiento.</text:span></text:p>
      <text:p text:style-name="_3c_grc_3e_">πε<text:span text:style-name="T4">ρ</text:span>ίψυξις</text:p>
      <text:p text:style-name="_3c_entry_3e_"><text:span text:style-name="T1">[</text:span><text:a xlink:type="simple" xlink:href="https://www.biusante.parisdescartes.fr/histoire/medica/resultats/index.php?do=zoom&amp;cote=37020d&amp;p=1336" text:style-name="Internet_20_link" text:visited-style-name="Visited_20_Internet_20_Link"><text:span text:style-name="Internet_20_link"><text:span text:style-name="T1">p. 1322</text:span></text:span></text:a><text:span text:style-name="T1">] </text:span><text:span text:style-name="T3">refroidissement</text:span><text:span text:style-name="T1"> — refrigeratio, Erkalten, cooling, coldness, raffreddamento, rinfrescamento, enfriamiento, resfriamiento.</text:span></text:p>
      <text:p text:style-name="_3c_grc_3e_">ψύξις</text:p>
      <text:p text:style-name="_3c_entry_3e_"><text:span text:style-name="T1">[</text:span><text:a xlink:type="simple" xlink:href="https://www.biusante.parisdescartes.fr/histoire/medica/resultats/index.php?do=zoom&amp;cote=37020d&amp;p=1337" text:style-name="Internet_20_link" text:visited-style-name="Visited_20_Internet_20_Link"><text:span text:style-name="Internet_20_link"><text:span text:style-name="T1">p. 1323</text:span></text:span></text:a><text:span text:style-name="T1">] </text:span><text:span text:style-name="T3">régénération</text:span><text:span text:style-name="T1"> — regeneratio, Wiedererzeugung, Wiederherstellung, régénération, rigenerazione, régénération.</text:span></text:p>
      <text:p text:style-name="_3c_grc_3e_">π<text:span text:style-name="T4">α</text:span>λιγγενεσία</text:p>
      <text:p text:style-name="_3c_entry_3e_"><text:span text:style-name="T1">[</text:span><text:a xlink:type="simple" xlink:href="https://www.biusante.parisdescartes.fr/histoire/medica/resultats/index.php?do=zoom&amp;cote=37020d&amp;p=1337" text:style-name="Internet_20_link" text:visited-style-name="Visited_20_Internet_20_Link"><text:span text:style-name="Internet_20_link"><text:span text:style-name="T1">p. 1323</text:span></text:span></text:a><text:span text:style-name="T1">] </text:span><text:span text:style-name="T3">régime</text:span><text:span text:style-name="T1"> — regimen, Diät, Lebensweise, regimen, reggime, dieta, regimen.</text:span></text:p>
      <text:p text:style-name="_3c_grc_3e_">δίαιτα</text:p>
      <text:p text:style-name="_3c_entry_3e_"><text:span text:style-name="T1">[</text:span><text:a xlink:type="simple" xlink:href="https://www.biusante.parisdescartes.fr/histoire/medica/resultats/index.php?do=zoom&amp;cote=37020d&amp;p=1337" text:style-name="Internet_20_link" text:visited-style-name="Visited_20_Internet_20_Link"><text:span text:style-name="Internet_20_link"><text:span text:style-name="T1">p. 1323</text:span></text:span></text:a><text:span text:style-name="T1">] </text:span><text:span text:style-name="T3">région</text:span><text:span text:style-name="T1"> — regio, Gegend, région, regione, région.</text:span></text:p>
      <text:p text:style-name="_3c_grc_3e_">τ<text:span text:style-name="T4">ό</text:span>π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337" text:style-name="Internet_20_link" text:visited-style-name="Visited_20_Internet_20_Link"><text:span text:style-name="Internet_20_link"><text:span text:style-name="T1">p. 1323</text:span></text:span></text:a><text:span text:style-name="T1">] </text:span><text:span text:style-name="T3">régional</text:span><text:span text:style-name="T1"> — regionalis.</text:span></text:p>
      <text:p text:style-name="_3c_grc_3e_"><text:span text:style-name="T4">ἐνδήμιος</text:span></text:p>
      <text:p text:style-name="_3c_entry_3e_"><text:span text:style-name="T1">[</text:span><text:a xlink:type="simple" xlink:href="https://www.biusante.parisdescartes.fr/histoire/medica/resultats/index.php?do=zoom&amp;cote=37020d&amp;p=1338" text:style-name="Internet_20_link" text:visited-style-name="Visited_20_Internet_20_Link"><text:span text:style-name="Internet_20_link"><text:span text:style-name="T1">p. 1324</text:span></text:span></text:a><text:span text:style-name="T1">] </text:span><text:span text:style-name="T3">régulier</text:span><text:span text:style-name="T1"> — regularis, regelmässig, regular, regolare, regulär.</text:span></text:p>
      <text:p text:style-name="_3c_grc_3e_">νόμιμος</text:p>
      <text:p text:style-name="_3c_entry_3e_"><text:span text:style-name="T1">[</text:span><text:a xlink:type="simple" xlink:href="https://www.biusante.parisdescartes.fr/histoire/medica/resultats/index.php?do=zoom&amp;cote=37020d&amp;p=1338" text:style-name="Internet_20_link" text:visited-style-name="Visited_20_Internet_20_Link"><text:span text:style-name="Internet_20_link"><text:span text:style-name="T1">p. 1324</text:span></text:span></text:a><text:span text:style-name="T1">] </text:span><text:span text:style-name="T3">régurgitation</text:span><text:span text:style-name="T1"> — regurgitatio, Aufstossen, régurgitation, regurgifazione, régurgitation.</text:span></text:p>
      <text:p text:style-name="_3c_grc_3e_"><text:soft-page-break/><text:span text:style-name="T4">ἀ</text:span>ναγωγ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38" text:style-name="Internet_20_link" text:visited-style-name="Visited_20_Internet_20_Link"><text:span text:style-name="Internet_20_link"><text:span text:style-name="T1">p. 1324</text:span></text:span></text:a><text:span text:style-name="T1">] </text:span><text:span text:style-name="T3">rein</text:span><text:span text:style-name="T1"> — ren, renis, Niere, kidney, rene, rinon.</text:span></text:p>
      <text:p text:style-name="_3c_grc_3e_">νεφ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40" text:style-name="Internet_20_link" text:visited-style-name="Visited_20_Internet_20_Link"><text:span text:style-name="Internet_20_link"><text:span text:style-name="T1">p. 1326</text:span></text:span></text:a><text:span text:style-name="T1">] </text:span><text:span text:style-name="T3">reins</text:span><text:span text:style-name="T1"> — lumbi, Lenden, loins, lombi, lomos.</text:span></text:p>
      <text:p text:style-name="_3c_grc_3e_"><text:span text:style-name="T4">ἰ</text:span>ξ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340" text:style-name="Internet_20_link" text:visited-style-name="Visited_20_Internet_20_Link"><text:span text:style-name="Internet_20_link"><text:span text:style-name="T1">p. 1326</text:span></text:span></text:a><text:span text:style-name="T1">] </text:span><text:span text:style-name="T3">rejeton</text:span><text:span text:style-name="T1"> — stolo, Sprössling, shoot, germoglio, renuevo.</text:span></text:p>
      <text:p text:style-name="_3c_grc_3e_">μό<text:span text:style-name="T4">σχο</text:span>ς</text:p>
      <text:p text:style-name="_3c_entry_3e_"><text:span text:style-name="T1">[</text:span><text:a xlink:type="simple" xlink:href="https://www.biusante.parisdescartes.fr/histoire/medica/resultats/index.php?do=zoom&amp;cote=37020d&amp;p=1340" text:style-name="Internet_20_link" text:visited-style-name="Visited_20_Internet_20_Link"><text:span text:style-name="Internet_20_link"><text:span text:style-name="T1">p. 1326</text:span></text:span></text:a><text:span text:style-name="T1">] </text:span><text:span text:style-name="T3">relâchant</text:span><text:span text:style-name="T1"> — laxans, abspannend, relaxing, rilassante, relayante.</text:span></text:p>
      <text:p text:style-name="_3c_grc_3e_">χαλασ<text:span text:style-name="T4">τ</text:span>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40" text:style-name="Internet_20_link" text:visited-style-name="Visited_20_Internet_20_Link"><text:span text:style-name="Internet_20_link"><text:span text:style-name="T1">p. 1326</text:span></text:span></text:a><text:span text:style-name="T1">] </text:span><text:span text:style-name="T3">relâchement</text:span><text:span text:style-name="T1"> — prolapsus, procidentia, Nachlassen, Schlaff werden, relaxation, rilassazione, relojamiento.</text:span></text:p>
      <text:p text:style-name="_3c_grc_3e_">χάλασις</text:p>
      <text:p text:style-name="_3c_entry_3e_"><text:span text:style-name="T1">[</text:span><text:a xlink:type="simple" xlink:href="https://www.biusante.parisdescartes.fr/histoire/medica/resultats/index.php?do=zoom&amp;cote=37020d&amp;p=1340" text:style-name="Internet_20_link" text:visited-style-name="Visited_20_Internet_20_Link"><text:span text:style-name="Internet_20_link"><text:span text:style-name="T1">p. 1326</text:span></text:span></text:a><text:span text:style-name="T1">] </text:span><text:span text:style-name="T3">remède</text:span><text:span text:style-name="T1"> — remedium, Heilmittel, remedy, remedio, remedio.</text:span></text:p>
      <text:p text:style-name="_3c_grc_3e_">βοήθ<text:span text:style-name="T4">ημ</text:span>α — φάρ<text:span text:style-name="T4">μ</text:span>ακον</text:p>
      <text:p text:style-name="_3c_entry_3e_"><text:span text:style-name="T1">[</text:span><text:a xlink:type="simple" xlink:href="https://www.biusante.parisdescartes.fr/histoire/medica/resultats/index.php?do=zoom&amp;cote=37020d&amp;p=1341" text:style-name="Internet_20_link" text:visited-style-name="Visited_20_Internet_20_Link"><text:span text:style-name="Internet_20_link"><text:span text:style-name="T1">p. 1327</text:span></text:span></text:a><text:span text:style-name="T1">] </text:span><text:span text:style-name="T3">rémission</text:span><text:span text:style-name="T1"> — remissio, Nachlassen, remission, remissione, rémission.</text:span></text:p>
      <text:p text:style-name="_3c_grc_3e_"><text:span text:style-name="T4">ἄ</text:span>νεσις — παρακ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41" text:style-name="Internet_20_link" text:visited-style-name="Visited_20_Internet_20_Link"><text:span text:style-name="Internet_20_link"><text:span text:style-name="T1">p. 1327</text:span></text:span></text:a><text:span text:style-name="T1">] </text:span><text:span text:style-name="T3">rénal</text:span><text:span text:style-name="T1"> — renalis, renal, renale, rénal.</text:span></text:p>
      <text:p text:style-name="_3c_grc_3e_">νεφρι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42" text:style-name="Internet_20_link" text:visited-style-name="Visited_20_Internet_20_Link"><text:span text:style-name="Internet_20_link"><text:span text:style-name="T1">p. 1328</text:span></text:span></text:a><text:span text:style-name="T1">] </text:span><text:span text:style-name="T3">renitent</text:span><text:span text:style-name="T1"> — renitens, prall, renitent, renitente, renitente.</text:span></text:p>
      <text:p text:style-name="_3c_grc_3e_"><text:span text:style-name="T4">ἀ</text:span>ντίτυπος</text:p>
      <text:p text:style-name="_3c_entry_3e_"><text:span text:style-name="T1">[</text:span><text:a xlink:type="simple" xlink:href="https://www.biusante.parisdescartes.fr/histoire/medica/resultats/index.php?do=zoom&amp;cote=37020d&amp;p=1342" text:style-name="Internet_20_link" text:visited-style-name="Visited_20_Internet_20_Link"><text:span text:style-name="Internet_20_link"><text:span text:style-name="T1">p. 1328</text:span></text:span></text:a><text:span text:style-name="T1">] </text:span><text:span text:style-name="T3">rénovation</text:span><text:span text:style-name="T1"> — renovatio, Wiederherstellung, renovation, rinovazione, renovacion.</text:span></text:p>
      <text:p text:style-name="_3c_grc_3e_"><text:span text:style-name="T4">ἀ</text:span>νακαίνωσις</text:p>
      <text:p text:style-name="_3c_entry_3e_"><text:span text:style-name="T1">[</text:span><text:a xlink:type="simple" xlink:href="https://www.biusante.parisdescartes.fr/histoire/medica/resultats/index.php?do=zoom&amp;cote=37020d&amp;p=1342" text:style-name="Internet_20_link" text:visited-style-name="Visited_20_Internet_20_Link"><text:span text:style-name="Internet_20_link"><text:span text:style-name="T1">p. 1328</text:span></text:span></text:a><text:span text:style-name="T1">] </text:span><text:span text:style-name="T3">répercussif</text:span><text:span text:style-name="T1"> — repercutiens, repellens, zurücktreibend, repercussive, repellent, repercussivo, repercuswd.</text:span></text:p>
      <text:p text:style-name="_3c_grc_3e_"><text:span text:style-name="T4">ἀ</text:span>πο<text:span text:style-name="T4">κ</text:span>ρουσ<text:span text:style-name="T4">τι</text:span>κ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1342" text:style-name="Internet_20_link" text:visited-style-name="Visited_20_Internet_20_Link"><text:span text:style-name="Internet_20_link"><text:span text:style-name="T1">p. 1328</text:span></text:span></text:a><text:span text:style-name="T1">] </text:span><text:span text:style-name="T3">répercussion</text:span><text:span text:style-name="T1"> — repercussio, Zurücktreibung, repercussion, repercussione, repercusion.</text:span></text:p>
      <text:p text:style-name="_3c_grc_3e_"><text:span text:style-name="T4">ἀ</text:span>π<text:span text:style-name="T4">ό</text:span>κρ<text:span text:style-name="T4">ο</text:span>υσις</text:p>
      <text:p text:style-name="_3c_entry_3e_"><text:span text:style-name="T1">[</text:span><text:a xlink:type="simple" xlink:href="https://www.biusante.parisdescartes.fr/histoire/medica/resultats/index.php?do=zoom&amp;cote=37020d&amp;p=1343" text:style-name="Internet_20_link" text:visited-style-name="Visited_20_Internet_20_Link"><text:span text:style-name="Internet_20_link"><text:span text:style-name="T1">p. 1329</text:span></text:span></text:a><text:span text:style-name="T1">] </text:span><text:span text:style-name="T3">réplétion</text:span><text:span text:style-name="T1"> — repletio, Anfüllung, VoUheit, repletion, replezione, repletion.</text:span></text:p>
      <text:p text:style-name="_3c_grc_3e_"><text:span text:style-name="T4">πλησμονὴ</text:span></text:p>
      <text:p text:style-name="_3c_entry_3e_"><text:span text:style-name="T1">[</text:span><text:a xlink:type="simple" xlink:href="https://www.biusante.parisdescartes.fr/histoire/medica/resultats/index.php?do=zoom&amp;cote=37020d&amp;p=1343" text:style-name="Internet_20_link" text:visited-style-name="Visited_20_Internet_20_Link"><text:span text:style-name="Internet_20_link"><text:span text:style-name="T1">p. 1329</text:span></text:span></text:a><text:span text:style-name="T1">] </text:span><text:span text:style-name="T3">repos</text:span><text:span text:style-name="T1"> — quies, Ruhe, rest, riposo, reposo.</text:span></text:p>
      <text:p text:style-name="_3c_grc_3e_"><text:span text:style-name="T4">ἡ</text:span>συχία</text:p>
      <text:p text:style-name="_3c_entry_3e_"><text:span text:style-name="T1">[</text:span><text:a xlink:type="simple" xlink:href="https://www.biusante.parisdescartes.fr/histoire/medica/resultats/index.php?do=zoom&amp;cote=37020d&amp;p=1344" text:style-name="Internet_20_link" text:visited-style-name="Visited_20_Internet_20_Link"><text:span text:style-name="Internet_20_link"><text:span text:style-name="T1">p. 1330</text:span></text:span></text:a><text:span text:style-name="T1">] </text:span><text:span text:style-name="T3">reptiles</text:span><text:span text:style-name="T1"> — reptilia, Reptilien, reptiles, rettili, reptiles.</text:span></text:p>
      <text:p text:style-name="_3c_grc_3e_"><text:span text:style-name="T4">ἑ</text:span>ρπετ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1344" text:style-name="Internet_20_link" text:visited-style-name="Visited_20_Internet_20_Link"><text:span text:style-name="Internet_20_link"><text:span text:style-name="T1">p. 1330</text:span></text:span></text:a><text:span text:style-name="T1">] </text:span><text:span text:style-name="T3">répulsif</text:span><text:span text:style-name="T1"> — zurückstossend, répulsive, repulsivo, répulsive.</text:span></text:p>
      <text:p text:style-name="_3c_grc_3e_"><text:span text:style-name="T4">ἀ</text:span>ποκρου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44" text:style-name="Internet_20_link" text:visited-style-name="Visited_20_Internet_20_Link"><text:span text:style-name="Internet_20_link"><text:span text:style-name="T1">p. 1330</text:span></text:span></text:a><text:span text:style-name="T1">] </text:span><text:span text:style-name="T3">répulsion</text:span><text:span text:style-name="T1"> — repulsio, Zurückstossen, Rückstoss, repulsion, ripulsione, répulsion.</text:span></text:p>
      <text:p text:style-name="_3c_grc_3e_"><text:span text:style-name="T4">ἀ</text:span>π<text:span text:style-name="T4">ό</text:span>κρουσις</text:p>
      <text:p text:style-name="_3c_entry_3e_"><text:soft-page-break/><text:span text:style-name="T1">[</text:span><text:a xlink:type="simple" xlink:href="https://www.biusante.parisdescartes.fr/histoire/medica/resultats/index.php?do=zoom&amp;cote=37020d&amp;p=1344" text:style-name="Internet_20_link" text:visited-style-name="Visited_20_Internet_20_Link"><text:span text:style-name="Internet_20_link"><text:span text:style-name="T1">p. 1330</text:span></text:span></text:a><text:span text:style-name="T1">] </text:span><text:span text:style-name="T3">réseau</text:span><text:span text:style-name="T1"> — réticulum, Geflecht, Netz, rete, reticcolato, enrejado.</text:span></text:p>
      <text:p text:style-name="_3c_grc_3e_"><text:span text:style-name="T4">δ</text:span>ίκτυον</text:p>
      <text:p text:style-name="_3c_entry_3e_"><text:span text:style-name="T1">[</text:span><text:a xlink:type="simple" xlink:href="https://www.biusante.parisdescartes.fr/histoire/medica/resultats/index.php?do=zoom&amp;cote=37020d&amp;p=1345" text:style-name="Internet_20_link" text:visited-style-name="Visited_20_Internet_20_Link"><text:span text:style-name="Internet_20_link"><text:span text:style-name="T1">p. 1331</text:span></text:span></text:a><text:span text:style-name="T1">] </text:span><text:span text:style-name="T3">résection</text:span><text:span text:style-name="T1"> — resectio, Resection, Abschneiden, resection, resezione, résection.</text:span></text:p>
      <text:p text:style-name="_3c_grc_3e_"><text:span text:style-name="T5">ἀνατομὴ</text:span></text:p>
      <text:p text:style-name="_3c_entry_3e_"><text:span text:style-name="T1">[</text:span><text:a xlink:type="simple" xlink:href="https://www.biusante.parisdescartes.fr/histoire/medica/resultats/index.php?do=zoom&amp;cote=37020d&amp;p=1345" text:style-name="Internet_20_link" text:visited-style-name="Visited_20_Internet_20_Link"><text:span text:style-name="Internet_20_link"><text:span text:style-name="T1">p. 1331</text:span></text:span></text:a><text:span text:style-name="T1">] </text:span><text:span text:style-name="T3">réservoir</text:span><text:span text:style-name="T1"> — cisterna, Behälter, receptaculum, serbatojo, reservorio.</text:span></text:p>
      <text:p text:style-name="_3c_grc_3e_"><text:span text:style-name="T4">δ</text:span>εξα<text:span text:style-name="T4">μ</text:span>εν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45" text:style-name="Internet_20_link" text:visited-style-name="Visited_20_Internet_20_Link"><text:span text:style-name="Internet_20_link"><text:span text:style-name="T1">p. 1331</text:span></text:span></text:a><text:span text:style-name="T1">] </text:span><text:span text:style-name="T3">résine</text:span><text:span text:style-name="T1"> — résina, Harz, resin, résina, résina.</text:span></text:p>
      <text:p text:style-name="_3c_grc_3e_"><text:span text:style-name="T4">ῥ</text:span>ητίνη</text:p>
      <text:p text:style-name="_3c_entry_3e_"><text:span text:style-name="T1">[</text:span><text:a xlink:type="simple" xlink:href="https://www.biusante.parisdescartes.fr/histoire/medica/resultats/index.php?do=zoom&amp;cote=37020d&amp;p=1346" text:style-name="Internet_20_link" text:visited-style-name="Visited_20_Internet_20_Link"><text:span text:style-name="Internet_20_link"><text:span text:style-name="T1">p. 1332</text:span></text:span></text:a><text:span text:style-name="T1">] </text:span><text:span text:style-name="T3">résolution</text:span><text:span text:style-name="T1"> — resolutio, Auflösung, resolution, risoluzione, résolution.</text:span></text:p>
      <text:p text:style-name="_3c_grc_3e_">λύσις</text:p>
      <text:p text:style-name="_3c_entry_3e_"><text:span text:style-name="T1">[</text:span><text:a xlink:type="simple" xlink:href="https://www.biusante.parisdescartes.fr/histoire/medica/resultats/index.php?do=zoom&amp;cote=37020d&amp;p=1346" text:style-name="Internet_20_link" text:visited-style-name="Visited_20_Internet_20_Link"><text:span text:style-name="Internet_20_link"><text:span text:style-name="T1">p. 1332</text:span></text:span></text:a><text:span text:style-name="T1">] </text:span><text:span text:style-name="T3">résorption</text:span><text:span text:style-name="T1"> — resorptio, Aufsaugung, résorption, riassorbimento.</text:span></text:p>
      <text:p text:style-name="_3c_grc_3e_"><text:span text:style-name="T4">ἀ</text:span>νάποσις</text:p>
      <text:p text:style-name="_3c_entry_3e_"><text:span text:style-name="T1">[</text:span><text:a xlink:type="simple" xlink:href="https://www.biusante.parisdescartes.fr/histoire/medica/resultats/index.php?do=zoom&amp;cote=37020d&amp;p=1347" text:style-name="Internet_20_link" text:visited-style-name="Visited_20_Internet_20_Link"><text:span text:style-name="Internet_20_link"><text:span text:style-name="T1">p. 1333</text:span></text:span></text:a><text:span text:style-name="T1">] </text:span><text:span text:style-name="T3">respiration</text:span><text:span text:style-name="T1"> — respiratio, Athmen, respiration, breathing, respirazione, respiration.</text:span></text:p>
      <text:p text:style-name="_3c_grc_3e_"><text:span text:style-name="T4">ἀ</text:span>ναπνο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351" text:style-name="Internet_20_link" text:visited-style-name="Visited_20_Internet_20_Link"><text:span text:style-name="Internet_20_link"><text:span text:style-name="T1">p. 1337</text:span></text:span></text:a><text:span text:style-name="T1">] </text:span><text:span text:style-name="T3">rétention</text:span><text:span text:style-name="T1"> — retentio, Verhaltung, rétention, ritenzione, rétention.</text:span></text:p>
      <text:p text:style-name="_3c_grc_3e_"><text:span text:style-name="T4">ἐ</text:span>πίσχεσις</text:p>
      <text:p text:style-name="_3c_entry_3e_"><text:span text:style-name="T1">[</text:span><text:a xlink:type="simple" xlink:href="https://www.biusante.parisdescartes.fr/histoire/medica/resultats/index.php?do=zoom&amp;cote=37020d&amp;p=1351" text:style-name="Internet_20_link" text:visited-style-name="Visited_20_Internet_20_Link"><text:span text:style-name="Internet_20_link"><text:span text:style-name="T1">p. 1337</text:span></text:span></text:a><text:span text:style-name="T1">] </text:span><text:span text:style-name="T3">réticulaibe</text:span><text:span text:style-name="T1"> — reticularis, netzförmig, reticular, reticulare, reticular.</text:span></text:p>
      <text:p text:style-name="_3c_grc_3e_"><text:span text:style-name="T4">δικτυοειδὴς</text:span></text:p>
      <text:p text:style-name="_3c_entry_3e_"><text:span text:style-name="T1">[</text:span><text:a xlink:type="simple" xlink:href="https://www.biusante.parisdescartes.fr/histoire/medica/resultats/index.php?do=zoom&amp;cote=37020d&amp;p=1354" text:style-name="Internet_20_link" text:visited-style-name="Visited_20_Internet_20_Link"><text:span text:style-name="Internet_20_link"><text:span text:style-name="T1">p. 1340</text:span></text:span></text:a><text:span text:style-name="T1">] </text:span><text:span text:style-name="T3">rétraction</text:span><text:span text:style-name="T1"> — retractio, Rétraction, Verkürzung, retraction, ritrazione, contrazione, rtiracciori.</text:span></text:p>
      <text:p text:style-name="_3c_grc_3e_"><text:span text:style-name="T4">ἀ</text:span>ντίσπασις</text:p>
      <text:p text:style-name="_3c_entry_3e_"><text:span text:style-name="T1">[</text:span><text:a xlink:type="simple" xlink:href="https://www.biusante.parisdescartes.fr/histoire/medica/resultats/index.php?do=zoom&amp;cote=37020d&amp;p=1355" text:style-name="Internet_20_link" text:visited-style-name="Visited_20_Internet_20_Link"><text:span text:style-name="Internet_20_link"><text:span text:style-name="T1">p. 1341</text:span></text:span></text:a><text:span text:style-name="T1">] </text:span><text:span text:style-name="T3">rétrécissement</text:span><text:span text:style-name="T1"> — coarctatio, Verengerung, stricture, stringimento, acortamiento.</text:span></text:p>
      <text:p text:style-name="_3c_grc_3e_">στ<text:span text:style-name="T4">έ</text:span>νωσις</text:p>
      <text:p text:style-name="_3c_entry_3e_"><text:span text:style-name="T1">[</text:span><text:a xlink:type="simple" xlink:href="https://www.biusante.parisdescartes.fr/histoire/medica/resultats/index.php?do=zoom&amp;cote=37020d&amp;p=1355" text:style-name="Internet_20_link" text:visited-style-name="Visited_20_Internet_20_Link"><text:span text:style-name="Internet_20_link"><text:span text:style-name="T1">p. 1341</text:span></text:span></text:a><text:span text:style-name="T1">] </text:span><text:span text:style-name="T3">rétrocession</text:span><text:span text:style-name="T1"> — retrocessio, Zurücktreten, rétrocession, retroceso.</text:span></text:p>
      <text:p text:style-name="_3c_grc_3e_"><text:span text:style-name="T4">ἐ</text:span>πανάκλ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356" text:style-name="Internet_20_link" text:visited-style-name="Visited_20_Internet_20_Link"><text:span text:style-name="Internet_20_link"><text:span text:style-name="T1">p. 1342</text:span></text:span></text:a><text:span text:style-name="T1">] </text:span><text:span text:style-name="T3">rêve</text:span><text:span text:style-name="T1"> — somnium, Traum, dream, sogno, sueno.</text:span></text:p>
      <text:p text:style-name="_3c_grc_3e_"><text:span text:style-name="T4">ὄ</text:span>ναρ</text:p>
      <text:p text:style-name="_3c_entry_3e_"><text:span text:style-name="T1">[</text:span><text:a xlink:type="simple" xlink:href="https://www.biusante.parisdescartes.fr/histoire/medica/resultats/index.php?do=zoom&amp;cote=37020d&amp;p=1357" text:style-name="Internet_20_link" text:visited-style-name="Visited_20_Internet_20_Link"><text:span text:style-name="Internet_20_link"><text:span text:style-name="T1">p. 1343</text:span></text:span></text:a><text:span text:style-name="T1">] </text:span><text:span text:style-name="T3">réveil</text:span><text:span text:style-name="T1"> — evigilatio, Erwachen, awaking, risvegliamento, despertamiento.</text:span></text:p>
      <text:p text:style-name="_3c_grc_3e_"><text:span text:style-name="T4">ἔ</text:span>γερσ<text:span text:style-name="T4">ις</text:span></text:p>
      <text:p text:style-name="_3c_entry_3e_"><text:span text:style-name="T1">[</text:span><text:a xlink:type="simple" xlink:href="https://www.biusante.parisdescartes.fr/histoire/medica/resultats/index.php?do=zoom&amp;cote=37020d&amp;p=1358" text:style-name="Internet_20_link" text:visited-style-name="Visited_20_Internet_20_Link"><text:span text:style-name="Internet_20_link"><text:span text:style-name="T1">p. 1344</text:span></text:span></text:a><text:span text:style-name="T1">] </text:span><text:span text:style-name="T3">révulsif</text:span><text:span text:style-name="T1"> — revellens, revulsiv, révulsive, revellent, rivulsivo, revulsivo.</text:span></text:p>
      <text:p text:style-name="_3c_grc_3e_"><text:span text:style-name="T4">ἀ</text:span>ντισπα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58" text:style-name="Internet_20_link" text:visited-style-name="Visited_20_Internet_20_Link"><text:span text:style-name="Internet_20_link"><text:span text:style-name="T1">p. 1344</text:span></text:span></text:a><text:span text:style-name="T1">] </text:span><text:span text:style-name="T3">révulsion</text:span><text:span text:style-name="T1"> — revulsio, Révulsion, Antispase, révulsion, rwulsione, révulsion.</text:span></text:p>
      <text:p text:style-name="_3c_grc_3e_"><text:span text:style-name="T4">ἀ</text:span>ντίσπασις</text:p>
      <text:p text:style-name="_3c_entry_3e_"><text:span text:style-name="T1">[</text:span><text:a xlink:type="simple" xlink:href="https://www.biusante.parisdescartes.fr/histoire/medica/resultats/index.php?do=zoom&amp;cote=37020d&amp;p=1358" text:style-name="Internet_20_link" text:visited-style-name="Visited_20_Internet_20_Link"><text:span text:style-name="Internet_20_link"><text:span text:style-name="T1">p. 1344</text:span></text:span></text:a><text:span text:style-name="T1">] </text:span><text:span text:style-name="T3">rhacose</text:span><text:span text:style-name="T1"> — rhacosis.</text:span></text:p>
      <text:p text:style-name="_3c_grc_3e_"><text:span text:style-name="T4">ῥ</text:span>άκωσις</text:p>
      <text:p text:style-name="_3c_entry_3e_"><text:span text:style-name="T1">[</text:span><text:a xlink:type="simple" xlink:href="https://www.biusante.parisdescartes.fr/histoire/medica/resultats/index.php?do=zoom&amp;cote=37020d&amp;p=1361" text:style-name="Internet_20_link" text:visited-style-name="Visited_20_Internet_20_Link"><text:span text:style-name="Internet_20_link"><text:span text:style-name="T1">p. 1347</text:span></text:span></text:a><text:span text:style-name="T1">] </text:span><text:span text:style-name="T3">rhizotome</text:span><text:span text:style-name="T1"> — rhizotomos, radiciseca.</text:span></text:p>
      <text:p text:style-name="_3c_grc_3e_"><text:span text:style-name="T4">ῥιζοτόμος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1361" text:style-name="Internet_20_link" text:visited-style-name="Visited_20_Internet_20_Link"><text:span text:style-name="Internet_20_link"><text:span text:style-name="T1">p. 1347</text:span></text:span></text:a><text:span text:style-name="T1">] </text:span><text:span text:style-name="T3">rhodomèle</text:span><text:span text:style-name="T1"> — rhodomelon.</text:span></text:p>
      <text:p text:style-name="_3c_grc_3e_"><text:span text:style-name="T4">ῥοδόμηλον</text:span></text:p>
      <text:p text:style-name="_3c_entry_3e_"><text:span text:style-name="T1">[</text:span><text:a xlink:type="simple" xlink:href="https://www.biusante.parisdescartes.fr/histoire/medica/resultats/index.php?do=zoom&amp;cote=37020d&amp;p=1361" text:style-name="Internet_20_link" text:visited-style-name="Visited_20_Internet_20_Link"><text:span text:style-name="Internet_20_link"><text:span text:style-name="T1">p. 1347</text:span></text:span></text:a><text:span text:style-name="T1">] </text:span><text:span text:style-name="T3">rhonchus</text:span><text:span text:style-name="T1"> — rhonchus, stertor, Rasselgeräusch, rhonchus.</text:span></text:p>
      <text:p text:style-name="_3c_grc_3e_"><text:span text:style-name="T4">ῥ</text:span>όγχος</text:p>
      <text:p text:style-name="_3c_entry_3e_"><text:span text:style-name="T1">[</text:span><text:a xlink:type="simple" xlink:href="https://www.biusante.parisdescartes.fr/histoire/medica/resultats/index.php?do=zoom&amp;cote=37020d&amp;p=1362" text:style-name="Internet_20_link" text:visited-style-name="Visited_20_Internet_20_Link"><text:span text:style-name="Internet_20_link"><text:span text:style-name="T1">p. 1348</text:span></text:span></text:a><text:span text:style-name="T1">] </text:span><text:span text:style-name="T3">rhotacisme</text:span><text:span text:style-name="T1"> — </text:span></text:p>
      <text:p text:style-name="_3c_grc_3e_"><text:span text:style-name="T4">ῥ</text:span>ωτακισ<text:span text:style-name="T4">μὸ</text:span>ς</text:p>
      <text:p text:style-name="_3c_entry_3e_"><text:span text:style-name="T1">[</text:span><text:a xlink:type="simple" xlink:href="https://www.biusante.parisdescartes.fr/histoire/medica/resultats/index.php?do=zoom&amp;cote=37020d&amp;p=1362" text:style-name="Internet_20_link" text:visited-style-name="Visited_20_Internet_20_Link"><text:span text:style-name="Internet_20_link"><text:span text:style-name="T1">p. 1348</text:span></text:span></text:a><text:span text:style-name="T1">] </text:span><text:span text:style-name="T3">rhumatisme</text:span><text:span text:style-name="T1"> — rheumatismus, Rheumatismus, rheumatism, reumatismd, reumatismd.</text:span></text:p>
      <text:p text:style-name="_3c_grc_3e_"><text:span text:style-name="T4">ῥ</text:span>ευματ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64" text:style-name="Internet_20_link" text:visited-style-name="Visited_20_Internet_20_Link"><text:span text:style-name="Internet_20_link"><text:span text:style-name="T1">p. 1350</text:span></text:span></text:a><text:span text:style-name="T1">] </text:span><text:span text:style-name="T3">rhyas</text:span><text:span text:style-name="T1"> — Thränenfluss, Augentriefen, Rhyas, rhyas, rias, rias.</text:span></text:p>
      <text:p text:style-name="_3c_grc_3e_"><text:span text:style-name="T4">ῥ</text:span>υ<text:span text:style-name="T4">ὰ</text:span>ς</text:p>
      <text:p text:style-name="_3c_entry_3e_"><text:span text:style-name="T1">[</text:span><text:a xlink:type="simple" xlink:href="https://www.biusante.parisdescartes.fr/histoire/medica/resultats/index.php?do=zoom&amp;cote=37020d&amp;p=1364" text:style-name="Internet_20_link" text:visited-style-name="Visited_20_Internet_20_Link"><text:span text:style-name="Internet_20_link"><text:span text:style-name="T1">p. 1350</text:span></text:span></text:a><text:span text:style-name="T1">] </text:span><text:span text:style-name="T3">ricin</text:span><text:span text:style-name="T1"> — Ricinus communis (L.), Wunderbaum, Ricinusol, ricinus, castor-oilplant, ricino, palma Christi, ricino.</text:span></text:p>
      <text:p text:style-name="_3c_grc_3e_">κρότων</text:p>
      <text:p text:style-name="_3c_entry_3e_"><text:span text:style-name="T1">[</text:span><text:a xlink:type="simple" xlink:href="https://www.biusante.parisdescartes.fr/histoire/medica/resultats/index.php?do=zoom&amp;cote=37020d&amp;p=1365" text:style-name="Internet_20_link" text:visited-style-name="Visited_20_Internet_20_Link"><text:span text:style-name="Internet_20_link"><text:span text:style-name="T1">p. 1351</text:span></text:span></text:a><text:span text:style-name="T1">] </text:span><text:span text:style-name="T3">ride</text:span><text:span text:style-name="T1"> — ruga, Runzel, wrinkle, ruga, arruga.</text:span></text:p>
      <text:p text:style-name="_3c_grc_3e_"><text:span text:style-name="T4">ῥ</text:span>υτ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366" text:style-name="Internet_20_link" text:visited-style-name="Visited_20_Internet_20_Link"><text:span text:style-name="Internet_20_link"><text:span text:style-name="T1">p. 1352</text:span></text:span></text:a><text:span text:style-name="T1">] </text:span><text:span text:style-name="T3">rire</text:span><text:span text:style-name="T1"> — risus, Lachen, laughter, riso, risd.</text:span></text:p>
      <text:p text:style-name="_3c_grc_3e_">γέλως</text:p>
      <text:p text:style-name="_3c_entry_3e_"><text:span text:style-name="T1">[</text:span><text:a xlink:type="simple" xlink:href="https://www.biusante.parisdescartes.fr/histoire/medica/resultats/index.php?do=zoom&amp;cote=37020d&amp;p=1366" text:style-name="Internet_20_link" text:visited-style-name="Visited_20_Internet_20_Link"><text:span text:style-name="Internet_20_link"><text:span text:style-name="T1">p. 1352</text:span></text:span></text:a><text:span text:style-name="T1">] </text:span><text:span text:style-name="T3">riz</text:span><text:span text:style-name="T1"> — oryza, Reiss, rice, rizo, arroz.</text:span></text:p>
      <text:p text:style-name="_3c_grc_3e_"><text:span text:style-name="T4">ὀ</text:span>ρύζα</text:p>
      <text:p text:style-name="_3c_entry_3e_"><text:span text:style-name="T1">[</text:span><text:a xlink:type="simple" xlink:href="https://www.biusante.parisdescartes.fr/histoire/medica/resultats/index.php?do=zoom&amp;cote=37020d&amp;p=1367" text:style-name="Internet_20_link" text:visited-style-name="Visited_20_Internet_20_Link"><text:span text:style-name="Internet_20_link"><text:span text:style-name="T1">p. 1353</text:span></text:span></text:a><text:span text:style-name="T1">] </text:span><text:span text:style-name="T3">roborant</text:span><text:span text:style-name="T1"> — roborans, roborant, roborante, roborante.</text:span></text:p>
      <text:p text:style-name="_3c_grc_3e_"><text:span text:style-name="T4">ῥ</text:span>ωσ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67" text:style-name="Internet_20_link" text:visited-style-name="Visited_20_Internet_20_Link"><text:span text:style-name="Internet_20_link"><text:span text:style-name="T1">p. 1353</text:span></text:span></text:a><text:span text:style-name="T1">] </text:span><text:span text:style-name="T3">rond</text:span><text:span text:style-name="T1"> — teres, rund, round, rotondo, redondo.</text:span></text:p>
      <text:p text:style-name="_3c_grc_3e_">περιφερ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368" text:style-name="Internet_20_link" text:visited-style-name="Visited_20_Internet_20_Link"><text:span text:style-name="Internet_20_link"><text:span text:style-name="T1">p. 1354</text:span></text:span></text:a><text:span text:style-name="T1">] </text:span><text:span text:style-name="T3">rose</text:span><text:span text:style-name="T1"> — rosa, Rose, rose, rosa, rosa.</text:span></text:p>
      <text:p text:style-name="_3c_grc_3e_"><text:span text:style-name="T4">ῥ</text:span>όδον</text:p>
      <text:p text:style-name="_3c_entry_3e_"><text:span text:style-name="T1">[</text:span><text:a xlink:type="simple" xlink:href="https://www.biusante.parisdescartes.fr/histoire/medica/resultats/index.php?do=zoom&amp;cote=37020d&amp;p=1368" text:style-name="Internet_20_link" text:visited-style-name="Visited_20_Internet_20_Link"><text:span text:style-name="Internet_20_link"><text:span text:style-name="T1">p. 1354</text:span></text:span></text:a><text:span text:style-name="T1">] </text:span><text:span text:style-name="T3">rosée</text:span><text:span text:style-name="T1"> — ros, Thau, dew, rugiada, rocio.</text:span></text:p>
      <text:p text:style-name="_3c_grc_3e_">δρόσος</text:p>
      <text:p text:style-name="_3c_entry_3e_"><text:span text:style-name="T1">[</text:span><text:a xlink:type="simple" xlink:href="https://www.biusante.parisdescartes.fr/histoire/medica/resultats/index.php?do=zoom&amp;cote=37020d&amp;p=1369" text:style-name="Internet_20_link" text:visited-style-name="Visited_20_Internet_20_Link"><text:span text:style-name="Internet_20_link"><text:span text:style-name="T1">p. 1355</text:span></text:span></text:a><text:span text:style-name="T1">] </text:span><text:span text:style-name="T3">rot</text:span><text:span text:style-name="T1"> — ructus, Rülpsen, belcli, rutto, regüeldo.</text:span></text:p>
      <text:p text:style-name="_3c_grc_3e_"><text:span text:style-name="T4">ἔ</text:span>ρευξις</text:p>
      <text:p text:style-name="_3c_entry_3e_"><text:span text:style-name="T1">[</text:span><text:a xlink:type="simple" xlink:href="https://www.biusante.parisdescartes.fr/histoire/medica/resultats/index.php?do=zoom&amp;cote=37020d&amp;p=1369" text:style-name="Internet_20_link" text:visited-style-name="Visited_20_Internet_20_Link"><text:span text:style-name="Internet_20_link"><text:span text:style-name="T1">p. 1355</text:span></text:span></text:a><text:span text:style-name="T1">] </text:span><text:span text:style-name="T3">rotule</text:span><text:span text:style-name="T1"> — patella, mola, Kniescheibe, knee-ραη, patella, rotella, padella, rotula, rotula.</text:span></text:p>
      <text:p text:style-name="_3c_grc_3e_"><text:span text:style-name="T4">ἐ</text:span>πιγουν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370" text:style-name="Internet_20_link" text:visited-style-name="Visited_20_Internet_20_Link"><text:span text:style-name="Internet_20_link"><text:span text:style-name="T1">p. 1356</text:span></text:span></text:a><text:span text:style-name="T1">] </text:span><text:span text:style-name="T3">rouge</text:span><text:span text:style-name="T1"> — ruber, roih, red, rosso, rojo.</text:span></text:p>
      <text:p text:style-name="_3c_grc_3e_"><text:span text:style-name="T4">ἐ</text:span>ρυθ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71" text:style-name="Internet_20_link" text:visited-style-name="Visited_20_Internet_20_Link"><text:span text:style-name="Internet_20_link"><text:span text:style-name="T1">p. 1357</text:span></text:span></text:a><text:span text:style-name="T1">] </text:span><text:span text:style-name="T3">rougeur</text:span><text:span text:style-name="T1"> — rulor, Rothe, redness, rossore, rubor.</text:span></text:p>
      <text:p text:style-name="_3c_grc_3e_"><text:span text:style-name="T4">ἐ</text:span>ρύθημα</text:p>
      <text:p text:style-name="_3c_entry_3e_"><text:span text:style-name="T1">[</text:span><text:a xlink:type="simple" xlink:href="https://www.biusante.parisdescartes.fr/histoire/medica/resultats/index.php?do=zoom&amp;cote=37020d&amp;p=1371" text:style-name="Internet_20_link" text:visited-style-name="Visited_20_Internet_20_Link"><text:span text:style-name="Internet_20_link"><text:span text:style-name="T1">p. 1357</text:span></text:span></text:a><text:span text:style-name="T1">] </text:span><text:span text:style-name="T3">rouille</text:span><text:span text:style-name="T1"> — rubigo, Rost, rust, ruggine, oriri.</text:span></text:p>
      <text:p text:style-name="_3c_grc_3e_"><text:soft-page-break/><text:span text:style-name="T4">ἰὸ</text:span>ς</text:p>
      <text:p text:style-name="_3c_entry_3e_"><text:span text:style-name="T1">[</text:span><text:a xlink:type="simple" xlink:href="https://www.biusante.parisdescartes.fr/histoire/medica/resultats/index.php?do=zoom&amp;cote=37020d&amp;p=1371" text:style-name="Internet_20_link" text:visited-style-name="Visited_20_Internet_20_Link"><text:span text:style-name="Internet_20_link"><text:span text:style-name="T1">p. 1357</text:span></text:span></text:a><text:span text:style-name="T1">] </text:span><text:span text:style-name="T3">rouillé</text:span><text:span text:style-name="T1"> — rubiginosus, rostfarbig, rusted, arrugginito.</text:span></text:p>
      <text:p text:style-name="_3c_grc_3e_"><text:span text:style-name="T4">ἰ</text:span>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372" text:style-name="Internet_20_link" text:visited-style-name="Visited_20_Internet_20_Link"><text:span text:style-name="Internet_20_link"><text:span text:style-name="T1">p. 1358</text:span></text:span></text:a><text:span text:style-name="T1">] </text:span><text:span text:style-name="T3">rubéfaction</text:span><text:span text:style-name="T1"> — rubefactio, Röthen, mibifaction, rubefazione, rubéfaction.</text:span></text:p>
      <text:p text:style-name="_3c_grc_3e_">φοινι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72" text:style-name="Internet_20_link" text:visited-style-name="Visited_20_Internet_20_Link"><text:span text:style-name="Internet_20_link"><text:span text:style-name="T1">p. 1358</text:span></text:span></text:a><text:span text:style-name="T1">] </text:span><text:span text:style-name="T3">rubéfiant</text:span><text:span text:style-name="T1"> — rubefaciens, röthend, rubefacient, rubefaciente, rubefaciente.</text:span></text:p>
      <text:p text:style-name="_3c_grc_3e_">φοινίσσων</text:p>
      <text:p text:style-name="_3c_entry_3e_"><text:span text:style-name="T1">[</text:span><text:a xlink:type="simple" xlink:href="https://www.biusante.parisdescartes.fr/histoire/medica/resultats/index.php?do=zoom&amp;cote=37020d&amp;p=1372" text:style-name="Internet_20_link" text:visited-style-name="Visited_20_Internet_20_Link"><text:span text:style-name="Internet_20_link"><text:span text:style-name="T1">p. 1358</text:span></text:span></text:a><text:span text:style-name="T1">] </text:span><text:span text:style-name="T3">rue</text:span><text:span text:style-name="T1"> — ruta, Raute, rue, ruta, rudd.</text:span></text:p>
      <text:p text:style-name="_3c_grc_3e_"><text:span text:style-name="T4">ῥ</text:span>υτ<text:span text:style-name="T4">ὴ</text:span> — π<text:span text:style-name="T4">ή</text:span>γανον</text:p>
      <text:p text:style-name="_3c_entry_3e_"><text:span text:style-name="T1">[</text:span><text:a xlink:type="simple" xlink:href="https://www.biusante.parisdescartes.fr/histoire/medica/resultats/index.php?do=zoom&amp;cote=37020d&amp;p=1373" text:style-name="Internet_20_link" text:visited-style-name="Visited_20_Internet_20_Link"><text:span text:style-name="Internet_20_link"><text:span text:style-name="T1">p. 1359</text:span></text:span></text:a><text:span text:style-name="T1">] </text:span><text:span text:style-name="T3">rugine</text:span><text:span text:style-name="T1"> — radula, scalprum, Knochenfeile, rugine, rastiatojo, raspadera.</text:span></text:p>
      <text:p text:style-name="_3c_grc_3e_">ξύστρα</text:p>
      <text:p text:style-name="_3c_entry_3e_"><text:span text:style-name="T1">[</text:span><text:a xlink:type="simple" xlink:href="https://www.biusante.parisdescartes.fr/histoire/medica/resultats/index.php?do=zoom&amp;cote=37020d&amp;p=1373" text:style-name="Internet_20_link" text:visited-style-name="Visited_20_Internet_20_Link"><text:span text:style-name="Internet_20_link"><text:span text:style-name="T1">p. 1359</text:span></text:span></text:a><text:span text:style-name="T1">] </text:span><text:span text:style-name="T3">ruminant</text:span><text:span text:style-name="T1"> — ruminantia, Wiederkäuer, ruminants, ruminanti, rumiantes.</text:span></text:p>
      <text:p text:style-name="_3c_grc_3e_">μ<text:span text:style-name="T4">η</text:span>ρυκάζων</text:p>
      <text:p text:style-name="_3c_entry_3e_"><text:span text:style-name="T1">[</text:span><text:a xlink:type="simple" xlink:href="https://www.biusante.parisdescartes.fr/histoire/medica/resultats/index.php?do=zoom&amp;cote=37020d&amp;p=1373" text:style-name="Internet_20_link" text:visited-style-name="Visited_20_Internet_20_Link"><text:span text:style-name="Internet_20_link"><text:span text:style-name="T1">p. 1359</text:span></text:span></text:a><text:span text:style-name="T1">] </text:span><text:span text:style-name="T3">rumination</text:span><text:span text:style-name="T1"> — ruminatio, Wiederkauen, rumination, ruminazione, rumid.</text:span></text:p>
      <text:p text:style-name="_3c_grc_3e_">μηρυκ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74" text:style-name="Internet_20_link" text:visited-style-name="Visited_20_Internet_20_Link"><text:span text:style-name="Internet_20_link"><text:span text:style-name="T1">p. 1360</text:span></text:span></text:a><text:span text:style-name="T1">] </text:span><text:span text:style-name="T3">rupture</text:span><text:span text:style-name="T1"> — ruptura, Zerreissung, Riss, rupture, rottura, rotura.</text:span></text:p>
      <text:p text:style-name="_3c_grc_3e_"><text:span text:style-name="T4">ῥῆ</text:span>γ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1375" text:style-name="Internet_20_link" text:visited-style-name="Visited_20_Internet_20_Link"><text:span text:style-name="Internet_20_link"><text:span text:style-name="T1">p. 1361</text:span></text:span></text:a><text:span text:style-name="T1">] </text:span><text:span text:style-name="T3">sabot</text:span><text:span text:style-name="T1"> — unguia, Huf, hoof, unghia, una, casco.</text:span></text:p>
      <text:p text:style-name="_3c_grc_3e_"><text:span text:style-name="T4">ὄ</text:span>νυξ</text:p>
      <text:p text:style-name="_3c_entry_3e_"><text:span text:style-name="T1">[</text:span><text:a xlink:type="simple" xlink:href="https://www.biusante.parisdescartes.fr/histoire/medica/resultats/index.php?do=zoom&amp;cote=37020d&amp;p=1376" text:style-name="Internet_20_link" text:visited-style-name="Visited_20_Internet_20_Link"><text:span text:style-name="Internet_20_link"><text:span text:style-name="T1">p. 1362</text:span></text:span></text:a><text:span text:style-name="T1">] </text:span><text:span text:style-name="T3">sachet</text:span><text:span text:style-name="T1"> — saccuhis, Kräutersäckchen, satchel, nodule, sacchetto d’odori, saquillo.</text:span></text:p>
      <text:p text:style-name="_3c_grc_3e_"><text:span text:style-name="T4">μ</text:span>αρσίππ<text:span text:style-name="T4">ο</text:span>v</text:p>
      <text:p text:style-name="_3c_entry_3e_"><text:span text:style-name="T1">[</text:span><text:a xlink:type="simple" xlink:href="https://www.biusante.parisdescartes.fr/histoire/medica/resultats/index.php?do=zoom&amp;cote=37020d&amp;p=1377" text:style-name="Internet_20_link" text:visited-style-name="Visited_20_Internet_20_Link"><text:span text:style-name="Internet_20_link"><text:span text:style-name="T1">p. 1363</text:span></text:span></text:a><text:span text:style-name="T1">] </text:span><text:span text:style-name="T3">sacré</text:span><text:span text:style-name="T1"> — sacer, sacral, sacro, sacro.</text:span></text:p>
      <text:p text:style-name="_3c_grc_3e_"><text:span text:style-name="T4">ἱ</text:span>ε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77" text:style-name="Internet_20_link" text:visited-style-name="Visited_20_Internet_20_Link"><text:span text:style-name="Internet_20_link"><text:span text:style-name="T1">p. 1363</text:span></text:span></text:a><text:span text:style-name="T1">] </text:span><text:span text:style-name="T3">safran</text:span><text:span text:style-name="T1"> — crocus, Saffran, saffron, zafferano, azafran.</text:span></text:p>
      <text:p text:style-name="_3c_grc_3e_">κρόκος</text:p>
      <text:p text:style-name="_3c_entry_3e_"><text:span text:style-name="T1">[</text:span><text:a xlink:type="simple" xlink:href="https://www.biusante.parisdescartes.fr/histoire/medica/resultats/index.php?do=zoom&amp;cote=37020d&amp;p=1378" text:style-name="Internet_20_link" text:visited-style-name="Visited_20_Internet_20_Link"><text:span text:style-name="Internet_20_link"><text:span text:style-name="T1">p. 1364</text:span></text:span></text:a><text:span text:style-name="T1">] </text:span><text:span text:style-name="T3">sagapénum</text:span><text:span text:style-name="T1"> — sagapénum, Sagapengummi, Serapingummi, sagapen, sagapenô, sagapenô.</text:span></text:p>
      <text:p text:style-name="_3c_grc_3e_">σαγάπηνον</text:p>
      <text:p text:style-name="_3c_entry_3e_"><text:span text:style-name="T1">[</text:span><text:a xlink:type="simple" xlink:href="https://www.biusante.parisdescartes.fr/histoire/medica/resultats/index.php?do=zoom&amp;cote=37020d&amp;p=1378" text:style-name="Internet_20_link" text:visited-style-name="Visited_20_Internet_20_Link"><text:span text:style-name="Internet_20_link"><text:span text:style-name="T1">p. 1364</text:span></text:span></text:a><text:span text:style-name="T1">] </text:span><text:span text:style-name="T3">sage-femme</text:span><text:span text:style-name="T1"> — obstetrix, Hebamme, midwife, levatrice, comadrd.</text:span></text:p>
      <text:p text:style-name="_3c_grc_3e_"><text:span text:style-name="T4">μ</text:span>α<text:span text:style-name="T4">ῖ</text:span>α</text:p>
      <text:p text:style-name="_3c_entry_3e_"><text:span text:style-name="T1">[</text:span><text:a xlink:type="simple" xlink:href="https://www.biusante.parisdescartes.fr/histoire/medica/resultats/index.php?do=zoom&amp;cote=37020d&amp;p=1379" text:style-name="Internet_20_link" text:visited-style-name="Visited_20_Internet_20_Link"><text:span text:style-name="Internet_20_link"><text:span text:style-name="T1">p. 1365</text:span></text:span></text:a><text:span text:style-name="T1">] </text:span><text:span text:style-name="T3">saignée</text:span><text:span text:style-name="T1"> — sanguinis missio, venœ sectio, Aderlass, blood-letting, salasso, sangria.</text:span></text:p>
      <text:p text:style-name="_3c_grc_3e_">φλεβοτομία</text:p>
      <text:p text:style-name="_3c_entry_3e_"><text:span text:style-name="T1">[</text:span><text:a xlink:type="simple" xlink:href="https://www.biusante.parisdescartes.fr/histoire/medica/resultats/index.php?do=zoom&amp;cote=37020d&amp;p=1380" text:style-name="Internet_20_link" text:visited-style-name="Visited_20_Internet_20_Link"><text:span text:style-name="Internet_20_link"><text:span text:style-name="T1">p. 1366</text:span></text:span></text:a><text:span text:style-name="T1">] </text:span><text:span text:style-name="T3">saison</text:span><text:span text:style-name="T1"> — tempestas, Jahreszeit, season, stagione, sazon, estacion.</text:span></text:p>
      <text:p text:style-name="_3c_grc_3e_"><text:span text:style-name="T4">ὥ</text:span>ρα</text:p>
      <text:p text:style-name="_3c_entry_3e_"><text:span text:style-name="T1">[</text:span><text:a xlink:type="simple" xlink:href="https://www.biusante.parisdescartes.fr/histoire/medica/resultats/index.php?do=zoom&amp;cote=37020d&amp;p=1380" text:style-name="Internet_20_link" text:visited-style-name="Visited_20_Internet_20_Link"><text:span text:style-name="Internet_20_link"><text:span text:style-name="T1">p. 1366</text:span></text:span></text:a><text:span text:style-name="T1">] </text:span><text:span text:style-name="T3">salace</text:span><text:span text:style-name="T1"> — salax.</text:span></text:p>
      <text:p text:style-name="_3c_grc_3e_"><text:span text:style-name="T4">ἀ</text:span>σελγής</text:p>
      <text:p text:style-name="_3c_entry_3e_"><text:soft-page-break/><text:span text:style-name="T1">[</text:span><text:a xlink:type="simple" xlink:href="https://www.biusante.parisdescartes.fr/histoire/medica/resultats/index.php?do=zoom&amp;cote=37020d&amp;p=1380" text:style-name="Internet_20_link" text:visited-style-name="Visited_20_Internet_20_Link"><text:span text:style-name="Internet_20_link"><text:span text:style-name="T1">p. 1366</text:span></text:span></text:a><text:span text:style-name="T1">] </text:span><text:span text:style-name="T3">salacité</text:span><text:span text:style-name="T1"> — salacitas, Geilheit, salacity, lussuria, lascivia, lascivia.</text:span></text:p>
      <text:p text:style-name="_3c_grc_3e_"><text:span text:style-name="T4">ἀ</text:span>φροδισ<text:span text:style-name="T4">ι</text:span>ασ<text:span text:style-name="T4">μὸ</text:span>ς — <text:span text:style-name="T4">ἀ</text:span>σέλγεια</text:p>
      <text:p text:style-name="_3c_entry_3e_"><text:span text:style-name="T1">[</text:span><text:a xlink:type="simple" xlink:href="https://www.biusante.parisdescartes.fr/histoire/medica/resultats/index.php?do=zoom&amp;cote=37020d&amp;p=1380" text:style-name="Internet_20_link" text:visited-style-name="Visited_20_Internet_20_Link"><text:span text:style-name="Internet_20_link"><text:span text:style-name="T1">p. 1366</text:span></text:span></text:a><text:span text:style-name="T1">] </text:span><text:span text:style-name="T3">salaison</text:span><text:span text:style-name="T1"> — salsamentum, das Gesalzene, salted provisions, salsume, cecina.</text:span></text:p>
      <text:p text:style-name="_3c_grc_3e_">τάριχος</text:p>
      <text:p text:style-name="_3c_entry_3e_"><text:span text:style-name="T1">[</text:span><text:a xlink:type="simple" xlink:href="https://www.biusante.parisdescartes.fr/histoire/medica/resultats/index.php?do=zoom&amp;cote=37020d&amp;p=1380" text:style-name="Internet_20_link" text:visited-style-name="Visited_20_Internet_20_Link"><text:span text:style-name="Internet_20_link"><text:span text:style-name="T1">p. 1366</text:span></text:span></text:a><text:span text:style-name="T1">] </text:span><text:span text:style-name="T3">salamandre</text:span><text:span text:style-name="T1"> — salamandra, Salamander, Molch, salamander, salamandre, salamandre.</text:span></text:p>
      <text:p text:style-name="_3c_grc_3e_">σαλά<text:span text:style-name="T4">μ</text:span>ανδρα</text:p>
      <text:p text:style-name="_3c_entry_3e_"><text:span text:style-name="T1">[</text:span><text:a xlink:type="simple" xlink:href="https://www.biusante.parisdescartes.fr/histoire/medica/resultats/index.php?do=zoom&amp;cote=37020d&amp;p=1381" text:style-name="Internet_20_link" text:visited-style-name="Visited_20_Internet_20_Link"><text:span text:style-name="Internet_20_link"><text:span text:style-name="T1">p. 1367</text:span></text:span></text:a><text:span text:style-name="T1">] </text:span><text:span text:style-name="T3">salé</text:span><text:span text:style-name="T1"> — salsus, gesalzen, salted, salato, saladd.</text:span></text:p>
      <text:p text:style-name="_3c_grc_3e_"><text:span text:style-name="T4">ἁ</text:span>λμυ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82" text:style-name="Internet_20_link" text:visited-style-name="Visited_20_Internet_20_Link"><text:span text:style-name="Internet_20_link"><text:span text:style-name="T1">p. 1368</text:span></text:span></text:a><text:span text:style-name="T1">] </text:span><text:span text:style-name="T3">salin</text:span><text:span text:style-name="T1"> — salinus, salzig, saline, salinous, salind, salind.</text:span></text:p>
      <text:p text:style-name="_3c_grc_3e_"><text:span text:style-name="T4">ἁ</text:span>λμυ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82" text:style-name="Internet_20_link" text:visited-style-name="Visited_20_Internet_20_Link"><text:span text:style-name="Internet_20_link"><text:span text:style-name="T1">p. 1368</text:span></text:span></text:a><text:span text:style-name="T1">] </text:span><text:span text:style-name="T3">salivaire</text:span><text:span text:style-name="T1"> — salivaris, salivary, salipare, salival.</text:span></text:p>
      <text:p text:style-name="_3c_grc_3e_">σιαλ<text:span text:style-name="T4">ώ</text:span>δ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383" text:style-name="Internet_20_link" text:visited-style-name="Visited_20_Internet_20_Link"><text:span text:style-name="Internet_20_link"><text:span text:style-name="T1">p. 1369</text:span></text:span></text:a><text:span text:style-name="T1">] </text:span><text:span text:style-name="T3">salivation</text:span><text:span text:style-name="T1"> — salivatio, Speichelfluss, salivation, salivazione, salivation.</text:span></text:p>
      <text:p text:style-name="_3c_grc_3e_">σιελ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83" text:style-name="Internet_20_link" text:visited-style-name="Visited_20_Internet_20_Link"><text:span text:style-name="Internet_20_link"><text:span text:style-name="T1">p. 1369</text:span></text:span></text:a><text:span text:style-name="T1">] </text:span><text:span text:style-name="T3">salive</text:span><text:span text:style-name="T1"> — saliva, Speichel, spittle, saliva, saliva.</text:span></text:p>
      <text:p text:style-name="_3c_grc_3e_">σίαλον — πτ<text:span text:style-name="T4">ύ</text:span>αλον</text:p>
      <text:p text:style-name="_3c_entry_3e_"><text:span text:style-name="T1">[</text:span><text:a xlink:type="simple" xlink:href="https://www.biusante.parisdescartes.fr/histoire/medica/resultats/index.php?do=zoom&amp;cote=37020d&amp;p=1384" text:style-name="Internet_20_link" text:visited-style-name="Visited_20_Internet_20_Link"><text:span text:style-name="Internet_20_link"><text:span text:style-name="T1">p. 1370</text:span></text:span></text:a><text:span text:style-name="T1">] </text:span><text:span text:style-name="T3">salubre</text:span><text:span text:style-name="T1"> — saluber, heilsam, gesunde, salubrious, healthy, salubre, saludoble.</text:span></text:p>
      <text:p text:style-name="_3c_grc_3e_"><text:span text:style-name="T4">ὑ</text:span>γιειν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85" text:style-name="Internet_20_link" text:visited-style-name="Visited_20_Internet_20_Link"><text:span text:style-name="Internet_20_link"><text:span text:style-name="T1">p. 1371</text:span></text:span></text:a><text:span text:style-name="T1">] </text:span><text:span text:style-name="T3">sandaraque</text:span><text:span text:style-name="T1"> — sandaracha, Sandarack, Wacholderharz, sandarach, sandaraca, sandaraca.</text:span></text:p>
      <text:p text:style-name="_3c_grc_3e_">σαν<text:span text:style-name="T4">δ</text:span>αράχ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385" text:style-name="Internet_20_link" text:visited-style-name="Visited_20_Internet_20_Link"><text:span text:style-name="Internet_20_link"><text:span text:style-name="T1">p. 1371</text:span></text:span></text:a><text:span text:style-name="T1">] </text:span><text:span text:style-name="T3">sang</text:span><text:span text:style-name="T1"> — sanguis, Blut, blood, sangue, sangrê.</text:span></text:p>
      <text:p text:style-name="_3c_grc_3e_">α<text:span text:style-name="T4">ἷ</text:span>μα</text:p>
      <text:p text:style-name="_3c_entry_3e_"><text:span text:style-name="T1">[</text:span><text:a xlink:type="simple" xlink:href="https://www.biusante.parisdescartes.fr/histoire/medica/resultats/index.php?do=zoom&amp;cote=37020d&amp;p=1387" text:style-name="Internet_20_link" text:visited-style-name="Visited_20_Internet_20_Link"><text:span text:style-name="Internet_20_link"><text:span text:style-name="T1">p. 1373</text:span></text:span></text:a><text:span text:style-name="T1">] </text:span><text:span text:style-name="T3">sanglot</text:span><text:span text:style-name="T1"> — singultus, Schluchzen, sobbing, singhiozzo, sollozo.</text:span></text:p>
      <text:p text:style-name="_3c_grc_3e_">λ<text:span text:style-name="T4">ὺ</text:span>γξ</text:p>
      <text:p text:style-name="_3c_entry_3e_"><text:span text:style-name="T1">[</text:span><text:a xlink:type="simple" xlink:href="https://www.biusante.parisdescartes.fr/histoire/medica/resultats/index.php?do=zoom&amp;cote=37020d&amp;p=1387" text:style-name="Internet_20_link" text:visited-style-name="Visited_20_Internet_20_Link"><text:span text:style-name="Internet_20_link"><text:span text:style-name="T1">p. 1373</text:span></text:span></text:a><text:span text:style-name="T1">] </text:span><text:span text:style-name="T3">sangsue</text:span><text:span text:style-name="T1"> — hirudo, sanguisuga, Blutegel, leech, mignatta, sanguisuga, sanguifuela.</text:span></text:p>
      <text:p text:style-name="_3c_grc_3e_">β<text:span text:style-name="T4">δέ</text:span>λλα</text:p>
      <text:p text:style-name="_3c_entry_3e_"><text:span text:style-name="T1">[</text:span><text:a xlink:type="simple" xlink:href="https://www.biusante.parisdescartes.fr/histoire/medica/resultats/index.php?do=zoom&amp;cote=37020d&amp;p=1388" text:style-name="Internet_20_link" text:visited-style-name="Visited_20_Internet_20_Link"><text:span text:style-name="Internet_20_link"><text:span text:style-name="T1">p. 1374</text:span></text:span></text:a><text:span text:style-name="T1">] </text:span><text:span text:style-name="T3">sanguification</text:span><text:span text:style-name="T1"> — sanguifixatio, Bluterzeugung, sanguification, sanguificazione, sanguification.</text:span></text:p>
      <text:p text:style-name="_3c_grc_3e_">α<text:span text:style-name="T4">ἱ</text:span>μάτωσις</text:p>
      <text:p text:style-name="_3c_entry_3e_"><text:span text:style-name="T1">[</text:span><text:a xlink:type="simple" xlink:href="https://www.biusante.parisdescartes.fr/histoire/medica/resultats/index.php?do=zoom&amp;cote=37020d&amp;p=1388" text:style-name="Internet_20_link" text:visited-style-name="Visited_20_Internet_20_Link"><text:span text:style-name="Internet_20_link"><text:span text:style-name="T1">p. 1374</text:span></text:span></text:a><text:span text:style-name="T1">] </text:span><text:span text:style-name="T3">sanguin</text:span><text:span text:style-name="T1"> — sanguineus, sanguineous, sanguigno, sanguineo.</text:span></text:p>
      <text:p text:style-name="_3c_grc_3e_">α<text:span text:style-name="T4">ἱ</text:span>ματ<text:span text:style-name="T4">η</text:span>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89" text:style-name="Internet_20_link" text:visited-style-name="Visited_20_Internet_20_Link"><text:span text:style-name="Internet_20_link"><text:span text:style-name="T1">p. 1375</text:span></text:span></text:a><text:span text:style-name="T1">] </text:span><text:span text:style-name="T3">sanie</text:span><text:span text:style-name="T1"> — sanies, ichor, Jauche, sanies, sanie, virus, pus.</text:span></text:p>
      <text:p text:style-name="_3c_grc_3e_"><text:span text:style-name="T4">ἰχὼρ</text:span></text:p>
      <text:p text:style-name="_3c_entry_3e_"><text:span text:style-name="T1">[</text:span><text:a xlink:type="simple" xlink:href="https://www.biusante.parisdescartes.fr/histoire/medica/resultats/index.php?do=zoom&amp;cote=37020d&amp;p=1389" text:style-name="Internet_20_link" text:visited-style-name="Visited_20_Internet_20_Link"><text:span text:style-name="Internet_20_link"><text:span text:style-name="T1">p. 1375</text:span></text:span></text:a><text:span text:style-name="T1">] </text:span><text:span text:style-name="T3">sanieux</text:span><text:span text:style-name="T1"> — saniosus, ichorosus, jauchig, sanious, sanioso, virulento, purulento.</text:span></text:p>
      <text:p text:style-name="_3c_grc_3e_"><text:span text:style-name="T5">ἰχωρώδης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1389" text:style-name="Internet_20_link" text:visited-style-name="Visited_20_Internet_20_Link"><text:span text:style-name="Internet_20_link"><text:span text:style-name="T1">p. 1375</text:span></text:span></text:a><text:span text:style-name="T1">] </text:span><text:span text:style-name="T3">santé</text:span><text:span text:style-name="T1"> — sanitas, Gesundheit, health, sanità, salud.</text:span></text:p>
      <text:p text:style-name="_3c_grc_3e_"><text:span text:style-name="T4">ὑ</text:span>γίεια</text:p>
      <text:p text:style-name="_3c_entry_3e_"><text:span text:style-name="T1">[</text:span><text:a xlink:type="simple" xlink:href="https://www.biusante.parisdescartes.fr/histoire/medica/resultats/index.php?do=zoom&amp;cote=37020d&amp;p=1389" text:style-name="Internet_20_link" text:visited-style-name="Visited_20_Internet_20_Link"><text:span text:style-name="Internet_20_link"><text:span text:style-name="T1">p. 1375</text:span></text:span></text:a><text:span text:style-name="T1">] </text:span><text:span text:style-name="T3">sapa</text:span><text:span text:style-name="T1"> — sapa, sapa.</text:span></text:p>
      <text:p text:style-name="_3c_grc_3e_"><text:span text:style-name="T4">σ</text:span>ίραιον<text:span text:style-name="T4"> </text:span>—<text:span text:style-name="T4"> ἕψημα</text:span></text:p>
      <text:p text:style-name="_3c_entry_3e_"><text:span text:style-name="T1">[</text:span><text:a xlink:type="simple" xlink:href="https://www.biusante.parisdescartes.fr/histoire/medica/resultats/index.php?do=zoom&amp;cote=37020d&amp;p=1390" text:style-name="Internet_20_link" text:visited-style-name="Visited_20_Internet_20_Link"><text:span text:style-name="Internet_20_link"><text:span text:style-name="T1">p. 1376</text:span></text:span></text:a><text:span text:style-name="T1">] </text:span><text:span text:style-name="T3">saponaire</text:span><text:span text:style-name="T1"> — Saponaria officinaUs (L.), Seifenkraut, soap-wort, saponarid, saponarid.</text:span></text:p>
      <text:p text:style-name="_3c_grc_3e_"><text:span text:style-name="T5">στρούθιον</text:span></text:p>
      <text:p text:style-name="_3c_entry_3e_"><text:span text:style-name="T1">[</text:span><text:a xlink:type="simple" xlink:href="https://www.biusante.parisdescartes.fr/histoire/medica/resultats/index.php?do=zoom&amp;cote=37020d&amp;p=1392" text:style-name="Internet_20_link" text:visited-style-name="Visited_20_Internet_20_Link"><text:span text:style-name="Internet_20_link"><text:span text:style-name="T1">p. 1378</text:span></text:span></text:a><text:span text:style-name="T1">] </text:span><text:span text:style-name="T3">sarcocolle</text:span><text:span text:style-name="T1"> — sarcocoUa, Sarkocoll, sarcocolla, sarcocolla, sar cocola.</text:span></text:p>
      <text:p text:style-name="_3c_grc_3e_">σαρκοκ<text:span text:style-name="T4">ό</text:span>λλα</text:p>
      <text:p text:style-name="_3c_entry_3e_"><text:span text:style-name="T1">[</text:span><text:a xlink:type="simple" xlink:href="https://www.biusante.parisdescartes.fr/histoire/medica/resultats/index.php?do=zoom&amp;cote=37020d&amp;p=1392" text:style-name="Internet_20_link" text:visited-style-name="Visited_20_Internet_20_Link"><text:span text:style-name="Internet_20_link"><text:span text:style-name="T1">p. 1378</text:span></text:span></text:a><text:span text:style-name="T1">] </text:span><text:span text:style-name="T3">sarcome</text:span><text:span text:style-name="T1"> — Sarkom, Fleischgewächs, sarcoma, sarcoma, sarcoma.</text:span></text:p>
      <text:p text:style-name="_3c_grc_3e_">σάρκωμ<text:span text:style-name="T4">α</text:span></text:p>
      <text:p text:style-name="_3c_entry_3e_"><text:span text:style-name="T1">[</text:span><text:a xlink:type="simple" xlink:href="https://www.biusante.parisdescartes.fr/histoire/medica/resultats/index.php?do=zoom&amp;cote=37020d&amp;p=1392" text:style-name="Internet_20_link" text:visited-style-name="Visited_20_Internet_20_Link"><text:span text:style-name="Internet_20_link"><text:span text:style-name="T1">p. 1378</text:span></text:span></text:a><text:span text:style-name="T1">] </text:span><text:span text:style-name="T3">sarcophage</text:span><text:span text:style-name="T1"> — sarcophagus, fleischfressend, fleischverzehrend, sarcophagous, flesh-eating, sarcofago, sarcofago.</text:span></text:p>
      <text:p text:style-name="_3c_grc_3e_">σαρκοφάγος</text:p>
      <text:p text:style-name="_3c_entry_3e_"><text:span text:style-name="T1">[</text:span><text:a xlink:type="simple" xlink:href="https://www.biusante.parisdescartes.fr/histoire/medica/resultats/index.php?do=zoom&amp;cote=37020d&amp;p=1394" text:style-name="Internet_20_link" text:visited-style-name="Visited_20_Internet_20_Link"><text:span text:style-name="Internet_20_link"><text:span text:style-name="T1">p. 1380</text:span></text:span></text:a><text:span text:style-name="T1">] </text:span><text:span text:style-name="T3">sarcotique</text:span><text:span text:style-name="T1"> — sarcoticus, fleischbildend, sarcotic, sarcotico, sarcotico.</text:span></text:p>
      <text:p text:style-name="_3c_grc_3e_">σαρκ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395" text:style-name="Internet_20_link" text:visited-style-name="Visited_20_Internet_20_Link"><text:span text:style-name="Internet_20_link"><text:span text:style-name="T1">p. 1381</text:span></text:span></text:a><text:span text:style-name="T1">] </text:span><text:span text:style-name="T3">satiété</text:span><text:span text:style-name="T1"> — satietas, Sattheit, satiety, sazietà, saciedad.</text:span></text:p>
      <text:p text:style-name="_3c_grc_3e_"><text:span text:style-name="T4">ἐμ</text:span>φ<text:span text:style-name="T4">ό</text:span>ρ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395" text:style-name="Internet_20_link" text:visited-style-name="Visited_20_Internet_20_Link"><text:span text:style-name="Internet_20_link"><text:span text:style-name="T1">p. 1381</text:span></text:span></text:a><text:span text:style-name="T1">] </text:span><text:span text:style-name="T3">satyriasis</text:span><text:span text:style-name="T1"> — satyriasis, Satyriasis, satyriasis, satiriasi, satyriasis.</text:span></text:p>
      <text:p text:style-name="_3c_grc_3e_">σατυρίασις</text:p>
      <text:p text:style-name="_3c_entry_3e_"><text:span text:style-name="T1">[</text:span><text:a xlink:type="simple" xlink:href="https://www.biusante.parisdescartes.fr/histoire/medica/resultats/index.php?do=zoom&amp;cote=37020d&amp;p=1395" text:style-name="Internet_20_link" text:visited-style-name="Visited_20_Internet_20_Link"><text:span text:style-name="Internet_20_link"><text:span text:style-name="T1">p. 1381</text:span></text:span></text:a><text:span text:style-name="T1">] </text:span><text:span text:style-name="T3">sauge</text:span><text:span text:style-name="T1"> — Salvia (L.), Salbei, sage, salvid, salvid.</text:span></text:p>
      <text:p text:style-name="_3c_grc_3e_"><text:span text:style-name="T4">ἐ</text:span>λελίσφακος</text:p>
      <text:p text:style-name="_3c_entry_3e_"><text:span text:style-name="T1">[</text:span><text:a xlink:type="simple" xlink:href="https://www.biusante.parisdescartes.fr/histoire/medica/resultats/index.php?do=zoom&amp;cote=37020d&amp;p=1396" text:style-name="Internet_20_link" text:visited-style-name="Visited_20_Internet_20_Link"><text:span text:style-name="Internet_20_link"><text:span text:style-name="T1">p. 1382</text:span></text:span></text:a><text:span text:style-name="T1">] </text:span><text:span text:style-name="T3">saule</text:span><text:span text:style-name="T1"> — Salix alba (L.), Weide, willow, salice, salce.</text:span></text:p>
      <text:p text:style-name="_3c_grc_3e_"><text:span text:style-name="T4">ἰ</text:span>τέα</text:p>
      <text:p text:style-name="_3c_entry_3e_"><text:span text:style-name="T1">[</text:span><text:a xlink:type="simple" xlink:href="https://www.biusante.parisdescartes.fr/histoire/medica/resultats/index.php?do=zoom&amp;cote=37020d&amp;p=1396" text:style-name="Internet_20_link" text:visited-style-name="Visited_20_Internet_20_Link"><text:span text:style-name="Internet_20_link"><text:span text:style-name="T1">p. 1382</text:span></text:span></text:a><text:span text:style-name="T1">] </text:span><text:span text:style-name="T3">saut</text:span><text:span text:style-name="T1"> — saltus, Sprung, jump, salto, salto.</text:span></text:p>
      <text:p text:style-name="_3c_grc_3e_"><text:span text:style-name="T4">ἅ</text:span>λσις</text:p>
      <text:p text:style-name="_3c_entry_3e_"><text:span text:style-name="T1">[</text:span><text:a xlink:type="simple" xlink:href="https://www.biusante.parisdescartes.fr/histoire/medica/resultats/index.php?do=zoom&amp;cote=37020d&amp;p=1396" text:style-name="Internet_20_link" text:visited-style-name="Visited_20_Internet_20_Link"><text:span text:style-name="Internet_20_link"><text:span text:style-name="T1">p. 1382</text:span></text:span></text:a><text:span text:style-name="T1">] </text:span><text:span text:style-name="T3">savon</text:span><text:span text:style-name="T1"> — sapo, Seife, soap, sapone, jab on.</text:span></text:p>
      <text:p text:style-name="_3c_grc_3e_">σάπων</text:p>
      <text:p text:style-name="_3c_entry_3e_"><text:span text:style-name="T1">[</text:span><text:a xlink:type="simple" xlink:href="https://www.biusante.parisdescartes.fr/histoire/medica/resultats/index.php?do=zoom&amp;cote=37020d&amp;p=1397" text:style-name="Internet_20_link" text:visited-style-name="Visited_20_Internet_20_Link"><text:span text:style-name="Internet_20_link"><text:span text:style-name="T1">p. 1383</text:span></text:span></text:a><text:span text:style-name="T1">] </text:span><text:span text:style-name="T3">scabritie</text:span><text:span text:style-name="T1"> — scabrities.</text:span></text:p>
      <text:p text:style-name="_3c_grc_3e_">τραχύτης</text:p>
      <text:p text:style-name="_3c_entry_3e_"><text:span text:style-name="T1">[</text:span><text:a xlink:type="simple" xlink:href="https://www.biusante.parisdescartes.fr/histoire/medica/resultats/index.php?do=zoom&amp;cote=37020d&amp;p=1398" text:style-name="Internet_20_link" text:visited-style-name="Visited_20_Internet_20_Link"><text:span text:style-name="Internet_20_link"><text:span text:style-name="T1">p. 1384</text:span></text:span></text:a><text:span text:style-name="T1">] </text:span><text:span text:style-name="T3">scalpel</text:span><text:span text:style-name="T1"> — scalpellum, Skalpell, Bistouri, scalpel, scalpello, escalpelo.</text:span></text:p>
      <text:p text:style-name="_3c_grc_3e_">μαχ<text:span text:style-name="T4">α</text:span>ί<text:span text:style-name="T4">ριο</text:span>ν</text:p>
      <text:p text:style-name="_3c_entry_3e_"><text:span text:style-name="T1">[</text:span><text:a xlink:type="simple" xlink:href="https://www.biusante.parisdescartes.fr/histoire/medica/resultats/index.php?do=zoom&amp;cote=37020d&amp;p=1398" text:style-name="Internet_20_link" text:visited-style-name="Visited_20_Internet_20_Link"><text:span text:style-name="Internet_20_link"><text:span text:style-name="T1">p. 1384</text:span></text:span></text:a><text:span text:style-name="T1">] </text:span><text:span text:style-name="T3">scammonée</text:span><text:span text:style-name="T1"> — scammonium, Scammonium, purgirender Windensaft, scammony, scamonea, escamonea.</text:span></text:p>
      <text:p text:style-name="_3c_grc_3e_">σκαμμώνια — σκαμμώνιον</text:p>
      <text:p text:style-name="_3c_entry_3e_"><text:span text:style-name="T1">[</text:span><text:a xlink:type="simple" xlink:href="https://www.biusante.parisdescartes.fr/histoire/medica/resultats/index.php?do=zoom&amp;cote=37020d&amp;p=1399" text:style-name="Internet_20_link" text:visited-style-name="Visited_20_Internet_20_Link"><text:span text:style-name="Internet_20_link"><text:span text:style-name="T1">p. 1385</text:span></text:span></text:a><text:span text:style-name="T1">] </text:span><text:span text:style-name="T3">scarification</text:span><text:span text:style-name="T1"> — scarificatio, Schröpfen, scarification, scarificazione, escarificacion.</text:span></text:p>
      <text:p text:style-name="_3c_grc_3e_"><text:span text:style-name="T4">ἐ</text:span>γ<text:span text:style-name="T4">χ</text:span>άραξις</text:p>
      <text:p text:style-name="_3c_entry_3e_"><text:span text:style-name="T1">[</text:span><text:a xlink:type="simple" xlink:href="https://www.biusante.parisdescartes.fr/histoire/medica/resultats/index.php?do=zoom&amp;cote=37020d&amp;p=1401" text:style-name="Internet_20_link" text:visited-style-name="Visited_20_Internet_20_Link"><text:span text:style-name="Internet_20_link"><text:span text:style-name="T1">p. 1387</text:span></text:span></text:a><text:span text:style-name="T1">] </text:span><text:span text:style-name="T3">scie</text:span><text:span text:style-name="T1"> — serra, Säge, saw, sega, sierra.</text:span></text:p>
      <text:p text:style-name="_3c_grc_3e_"><text:soft-page-break/>πρίων</text:p>
      <text:p text:style-name="_3c_entry_3e_"><text:span text:style-name="T1">[</text:span><text:a xlink:type="simple" xlink:href="https://www.biusante.parisdescartes.fr/histoire/medica/resultats/index.php?do=zoom&amp;cote=37020d&amp;p=1401" text:style-name="Internet_20_link" text:visited-style-name="Visited_20_Internet_20_Link"><text:span text:style-name="Internet_20_link"><text:span text:style-name="T1">p. 1387</text:span></text:span></text:a><text:span text:style-name="T1">] </text:span><text:span text:style-name="T3">science</text:span><text:span text:style-name="T1"> — scientia, Wissenschaft, science, scienza, ciencia.</text:span></text:p>
      <text:p text:style-name="_3c_grc_3e_"><text:span text:style-name="T4">ἐ</text:span>πιστήμη</text:p>
      <text:p text:style-name="_3c_entry_3e_"><text:span text:style-name="T1">[</text:span><text:a xlink:type="simple" xlink:href="https://www.biusante.parisdescartes.fr/histoire/medica/resultats/index.php?do=zoom&amp;cote=37020d&amp;p=1402" text:style-name="Internet_20_link" text:visited-style-name="Visited_20_Internet_20_Link"><text:span text:style-name="Internet_20_link"><text:span text:style-name="T1">p. 1388</text:span></text:span></text:a><text:span text:style-name="T1">] </text:span><text:span text:style-name="T3">scille</text:span><text:span text:style-name="T1"> — Scilla maritima (L.), Meerzwiebel, squill, scilla, escila.</text:span></text:p>
      <text:p text:style-name="_3c_grc_3e_">σκίλλα</text:p>
      <text:p text:style-name="_3c_entry_3e_"><text:span text:style-name="T1">[</text:span><text:a xlink:type="simple" xlink:href="https://www.biusante.parisdescartes.fr/histoire/medica/resultats/index.php?do=zoom&amp;cote=37020d&amp;p=1404" text:style-name="Internet_20_link" text:visited-style-name="Visited_20_Internet_20_Link"><text:span text:style-name="Internet_20_link"><text:span text:style-name="T1">p. 1390</text:span></text:span></text:a><text:span text:style-name="T1">] </text:span><text:span text:style-name="T3">sclérome</text:span><text:span text:style-name="T1"> — scier orna, Verhärtung, scleroma, escleroma.</text:span></text:p>
      <text:p text:style-name="_3c_grc_3e_">σκλήρωμα</text:p>
      <text:p text:style-name="_3c_entry_3e_"><text:span text:style-name="T1">[</text:span><text:a xlink:type="simple" xlink:href="https://www.biusante.parisdescartes.fr/histoire/medica/resultats/index.php?do=zoom&amp;cote=37020d&amp;p=1404" text:style-name="Internet_20_link" text:visited-style-name="Visited_20_Internet_20_Link"><text:span text:style-name="Internet_20_link"><text:span text:style-name="T1">p. 1390</text:span></text:span></text:a><text:span text:style-name="T1">] </text:span><text:span text:style-name="T3">sclérophtalmie</text:span><text:span text:style-name="T1"> — sclerophthalmia, Sclerophthalmia, trockene Augenentzündung, sclerophthalmy, scleroftalmia, escleroftalmia.</text:span></text:p>
      <text:p text:style-name="_3c_grc_3e_">σκληροφθαλμία</text:p>
      <text:p text:style-name="_3c_entry_3e_"><text:span text:style-name="T1">[</text:span><text:a xlink:type="simple" xlink:href="https://www.biusante.parisdescartes.fr/histoire/medica/resultats/index.php?do=zoom&amp;cote=37020d&amp;p=1404" text:style-name="Internet_20_link" text:visited-style-name="Visited_20_Internet_20_Link"><text:span text:style-name="Internet_20_link"><text:span text:style-name="T1">p. 1390</text:span></text:span></text:a><text:span text:style-name="T1">] </text:span><text:span text:style-name="T3">sclérose</text:span><text:span text:style-name="T1"> — Sclerosis, sclerosis, sclerosi, sclerosis.</text:span></text:p>
      <text:p text:style-name="_3c_grc_3e_">σκλ<text:span text:style-name="T4">ή</text:span>ρωσις</text:p>
      <text:p text:style-name="_3c_entry_3e_"><text:span text:style-name="T1">[</text:span><text:a xlink:type="simple" xlink:href="https://www.biusante.parisdescartes.fr/histoire/medica/resultats/index.php?do=zoom&amp;cote=37020d&amp;p=1405" text:style-name="Internet_20_link" text:visited-style-name="Visited_20_Internet_20_Link"><text:span text:style-name="Internet_20_link"><text:span text:style-name="T1">p. 1391</text:span></text:span></text:a><text:span text:style-name="T1">] </text:span><text:span text:style-name="T3">sclérysme</text:span><text:span text:style-name="T1"> — sclerysma.</text:span></text:p>
      <text:p text:style-name="_3c_grc_3e_">σκλ<text:span text:style-name="T4">ή</text:span>ρυσμα</text:p>
      <text:p text:style-name="_3c_entry_3e_"><text:span text:style-name="T1">[</text:span><text:a xlink:type="simple" xlink:href="https://www.biusante.parisdescartes.fr/histoire/medica/resultats/index.php?do=zoom&amp;cote=37020d&amp;p=1405" text:style-name="Internet_20_link" text:visited-style-name="Visited_20_Internet_20_Link"><text:span text:style-name="Internet_20_link"><text:span text:style-name="T1">p. 1391</text:span></text:span></text:a><text:span text:style-name="T1">] </text:span><text:span text:style-name="T3">scolex</text:span><text:span text:style-name="T1"> — </text:span></text:p>
      <text:p text:style-name="_3c_grc_3e_">σκώληξ</text:p>
      <text:p text:style-name="_3c_entry_3e_"><text:span text:style-name="T1">[</text:span><text:a xlink:type="simple" xlink:href="https://www.biusante.parisdescartes.fr/histoire/medica/resultats/index.php?do=zoom&amp;cote=37020d&amp;p=1406" text:style-name="Internet_20_link" text:visited-style-name="Visited_20_Internet_20_Link"><text:span text:style-name="Internet_20_link"><text:span text:style-name="T1">p. 1392</text:span></text:span></text:a><text:span text:style-name="T1">] </text:span><text:span text:style-name="T3">scoliose</text:span><text:span text:style-name="T1"> — scoliosis, Skoliosis, Rückgratsverbiegung, scoliosis, scoliosi, escoliosis.</text:span></text:p>
      <text:p text:style-name="_3c_grc_3e_">σκολιότης</text:p>
      <text:p text:style-name="_3c_entry_3e_"><text:span text:style-name="T1">[</text:span><text:a xlink:type="simple" xlink:href="https://www.biusante.parisdescartes.fr/histoire/medica/resultats/index.php?do=zoom&amp;cote=37020d&amp;p=1407" text:style-name="Internet_20_link" text:visited-style-name="Visited_20_Internet_20_Link"><text:span text:style-name="Internet_20_link"><text:span text:style-name="T1">p. 1393</text:span></text:span></text:a><text:span text:style-name="T1">] </text:span><text:span text:style-name="T3">scorpion</text:span><text:span text:style-name="T1"> — scorpio, Scorpion, scorpion, scorpione, escorpion.</text:span></text:p>
      <text:p text:style-name="_3c_grc_3e_">σκορπίος</text:p>
      <text:p text:style-name="_3c_entry_3e_"><text:span text:style-name="T1">[</text:span><text:a xlink:type="simple" xlink:href="https://www.biusante.parisdescartes.fr/histoire/medica/resultats/index.php?do=zoom&amp;cote=37020d&amp;p=1408" text:style-name="Internet_20_link" text:visited-style-name="Visited_20_Internet_20_Link"><text:span text:style-name="Internet_20_link"><text:span text:style-name="T1">p. 1394</text:span></text:span></text:a><text:span text:style-name="T1">] </text:span><text:span text:style-name="T3">scotodinie</text:span><text:span text:style-name="T1"> — scotodinia, scotodinia, scotodinia, escotodinid.</text:span></text:p>
      <text:p text:style-name="_3c_grc_3e_">σκοτοδινία</text:p>
      <text:p text:style-name="_3c_entry_3e_"><text:span text:style-name="T1">[</text:span><text:a xlink:type="simple" xlink:href="https://www.biusante.parisdescartes.fr/histoire/medica/resultats/index.php?do=zoom&amp;cote=37020d&amp;p=1408" text:style-name="Internet_20_link" text:visited-style-name="Visited_20_Internet_20_Link"><text:span text:style-name="Internet_20_link"><text:span text:style-name="T1">p. 1394</text:span></text:span></text:a><text:span text:style-name="T1">] </text:span><text:span text:style-name="T3">scotome</text:span><text:span text:style-name="T1"> — scotoma, Scotosis, scotoma, scotoma, escotoma.</text:span></text:p>
      <text:p text:style-name="_3c_grc_3e_">σκότωμα</text:p>
      <text:p text:style-name="_3c_entry_3e_"><text:span text:style-name="T1">[</text:span><text:a xlink:type="simple" xlink:href="https://www.biusante.parisdescartes.fr/histoire/medica/resultats/index.php?do=zoom&amp;cote=37020d&amp;p=1408" text:style-name="Internet_20_link" text:visited-style-name="Visited_20_Internet_20_Link"><text:span text:style-name="Internet_20_link"><text:span text:style-name="T1">p. 1394</text:span></text:span></text:a><text:span text:style-name="T1">] </text:span><text:span text:style-name="T3">scrobicule</text:span><text:span text:style-name="T1"> — scrobiculus, Herzgrube, scrobiculum, scrobicolo, escrobiculo.</text:span></text:p>
      <text:p text:style-name="_3c_grc_3e_"><text:span text:style-name="T4">ἀ</text:span>ντικάρδιον</text:p>
      <text:p text:style-name="_3c_entry_3e_"><text:span text:style-name="T1">[</text:span><text:a xlink:type="simple" xlink:href="https://www.biusante.parisdescartes.fr/histoire/medica/resultats/index.php?do=zoom&amp;cote=37020d&amp;p=1409" text:style-name="Internet_20_link" text:visited-style-name="Visited_20_Internet_20_Link"><text:span text:style-name="Internet_20_link"><text:span text:style-name="T1">p. 1395</text:span></text:span></text:a><text:span text:style-name="T1">] </text:span><text:span text:style-name="T3">scybales</text:span><text:span text:style-name="T1"> — scybala.</text:span></text:p>
      <text:p text:style-name="_3c_grc_3e_">σκύβαλα</text:p>
      <text:p text:style-name="_3c_entry_3e_"><text:span text:style-name="T1">[</text:span><text:a xlink:type="simple" xlink:href="https://www.biusante.parisdescartes.fr/histoire/medica/resultats/index.php?do=zoom&amp;cote=37020d&amp;p=1410" text:style-name="Internet_20_link" text:visited-style-name="Visited_20_Internet_20_Link"><text:span text:style-name="Internet_20_link"><text:span text:style-name="T1">p. 1396</text:span></text:span></text:a><text:span text:style-name="T1">] </text:span><text:span text:style-name="T3">sec</text:span><text:span text:style-name="T1"> — siccus, trocken, dry, sicco.</text:span></text:p>
      <text:p text:style-name="_3c_grc_3e_">ξη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10" text:style-name="Internet_20_link" text:visited-style-name="Visited_20_Internet_20_Link"><text:span text:style-name="Internet_20_link"><text:span text:style-name="T1">p. 1396</text:span></text:span></text:a><text:span text:style-name="T1">] </text:span><text:span text:style-name="T3">sèche</text:span><text:span text:style-name="T1"> — sepia officinalis, Tintenfisch, Sepie, cuttle-fish, seppia, jibia.</text:span></text:p>
      <text:p text:style-name="_3c_grc_3e_"><text:span text:style-name="T4">σηπία</text:span></text:p>
      <text:p text:style-name="_3c_entry_3e_"><text:span text:style-name="T1">[</text:span><text:a xlink:type="simple" xlink:href="https://www.biusante.parisdescartes.fr/histoire/medica/resultats/index.php?do=zoom&amp;cote=37020d&amp;p=1410" text:style-name="Internet_20_link" text:visited-style-name="Visited_20_Internet_20_Link"><text:span text:style-name="Internet_20_link"><text:span text:style-name="T1">p. 1396</text:span></text:span></text:a><text:span text:style-name="T1">] </text:span><text:span text:style-name="T3">secondines</text:span><text:span text:style-name="T1"> — secundinœ, hepar uterinum, Nachgeburt, secundine, secondina, secundinas.</text:span></text:p>
      <text:p text:style-name="_3c_grc_3e_">δεύτερα</text:p>
      <text:p text:style-name="_3c_entry_3e_"><text:span text:style-name="T1">[</text:span><text:a xlink:type="simple" xlink:href="https://www.biusante.parisdescartes.fr/histoire/medica/resultats/index.php?do=zoom&amp;cote=37020d&amp;p=1411" text:style-name="Internet_20_link" text:visited-style-name="Visited_20_Internet_20_Link"><text:span text:style-name="Internet_20_link"><text:span text:style-name="T1">p. 1397</text:span></text:span></text:a><text:span text:style-name="T1">] </text:span><text:span text:style-name="T3">sécrétion</text:span><text:span text:style-name="T1"> — secretio, Absonderung, sécrétion, secrezione, sécrétion.</text:span></text:p>
      <text:p text:style-name="_3c_grc_3e_"><text:span text:style-name="T4">δι</text:span>άκρισις</text:p>
      <text:p text:style-name="_3c_entry_3e_"><text:soft-page-break/><text:span text:style-name="T1">[</text:span><text:a xlink:type="simple" xlink:href="https://www.biusante.parisdescartes.fr/histoire/medica/resultats/index.php?do=zoom&amp;cote=37020d&amp;p=1413" text:style-name="Internet_20_link" text:visited-style-name="Visited_20_Internet_20_Link"><text:span text:style-name="Internet_20_link"><text:span text:style-name="T1">p. 1399</text:span></text:span></text:a><text:span text:style-name="T1">] </text:span><text:span text:style-name="T3">section</text:span><text:span text:style-name="T1"> — sectio, Durchschneidung, section, sezione, section.</text:span></text:p>
      <text:p text:style-name="_3c_grc_3e_">τομ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413" text:style-name="Internet_20_link" text:visited-style-name="Visited_20_Internet_20_Link"><text:span text:style-name="Internet_20_link"><text:span text:style-name="T1">p. 1399</text:span></text:span></text:a><text:span text:style-name="T1">] </text:span><text:span text:style-name="T3">sédatif</text:span><text:span text:style-name="T1"> — sedativus, sedans, lindernd, beruhigend, sedative, sedativo, sedativo.</text:span></text:p>
      <text:p text:style-name="_3c_grc_3e_">καταπαύων</text:p>
      <text:p text:style-name="_3c_entry_3e_"><text:span text:style-name="T1">[</text:span><text:a xlink:type="simple" xlink:href="https://www.biusante.parisdescartes.fr/histoire/medica/resultats/index.php?do=zoom&amp;cote=37020d&amp;p=1413" text:style-name="Internet_20_link" text:visited-style-name="Visited_20_Internet_20_Link"><text:span text:style-name="Internet_20_link"><text:span text:style-name="T1">p. 1399</text:span></text:span></text:a><text:span text:style-name="T1">] </text:span><text:span text:style-name="T3">sédation</text:span><text:span text:style-name="T1"> — sedatio, Linderung, mitigation, sedazione, lenimento, sedacion.</text:span></text:p>
      <text:p text:style-name="_3c_grc_3e_">κατάπαυσις</text:p>
      <text:p text:style-name="_3c_entry_3e_"><text:span text:style-name="T1">[</text:span><text:a xlink:type="simple" xlink:href="https://www.biusante.parisdescartes.fr/histoire/medica/resultats/index.php?do=zoom&amp;cote=37020d&amp;p=1413" text:style-name="Internet_20_link" text:visited-style-name="Visited_20_Internet_20_Link"><text:span text:style-name="Internet_20_link"><text:span text:style-name="T1">p. 1399</text:span></text:span></text:a><text:span text:style-name="T1">] </text:span><text:span text:style-name="T3">sédiment</text:span><text:span text:style-name="T1"> — sedimentum, Satz, sédiment, sedimento, sedimento.</text:span></text:p>
      <text:p text:style-name="_3c_grc_3e_"><text:span text:style-name="T4">ὑ</text:span>πόστασις</text:p>
      <text:p text:style-name="_3c_entry_3e_"><text:span text:style-name="T1">[</text:span><text:a xlink:type="simple" xlink:href="https://www.biusante.parisdescartes.fr/histoire/medica/resultats/index.php?do=zoom&amp;cote=37020d&amp;p=1415" text:style-name="Internet_20_link" text:visited-style-name="Visited_20_Internet_20_Link"><text:span text:style-name="Internet_20_link"><text:span text:style-name="T1">p. 1401</text:span></text:span></text:a><text:span text:style-name="T1">] </text:span><text:span text:style-name="T3">sel</text:span><text:span text:style-name="T1"> — sal, Salz, sait, sale, sai.</text:span></text:p>
      <text:p text:style-name="_3c_grc_3e_"><text:span text:style-name="T4">ἅ</text:span>λς<text:span text:style-name="T6"> </text:span><text:span text:style-name="T8">(esprit peu clairement imprimé)</text:span></text:p>
      <text:p text:style-name="_3c_entry_3e_"><text:span text:style-name="T1">[</text:span><text:a xlink:type="simple" xlink:href="https://www.biusante.parisdescartes.fr/histoire/medica/resultats/index.php?do=zoom&amp;cote=37020d&amp;p=1417" text:style-name="Internet_20_link" text:visited-style-name="Visited_20_Internet_20_Link"><text:span text:style-name="Internet_20_link"><text:span text:style-name="T1">p. 1403</text:span></text:span></text:a><text:span text:style-name="T1">] </text:span><text:span text:style-name="T3">semence</text:span><text:span text:style-name="T1"> — semen, Samen, seed, seme, semenza, semen, semilla.</text:span></text:p>
      <text:p text:style-name="_3c_grc_3e_">σπορ<text:span text:style-name="T4">ὰ</text:span></text:p>
      <text:p text:style-name="_3c_entry_3e_"><text:span text:style-name="T1">[</text:span><text:a xlink:type="simple" xlink:href="https://www.biusante.parisdescartes.fr/histoire/medica/resultats/index.php?do=zoom&amp;cote=37020d&amp;p=1420" text:style-name="Internet_20_link" text:visited-style-name="Visited_20_Internet_20_Link"><text:span text:style-name="Internet_20_link"><text:span text:style-name="T1">p. 1406</text:span></text:span></text:a><text:span text:style-name="T1">] </text:span><text:span text:style-name="T3">sénile</text:span><text:span text:style-name="T1"> — senilis, senile, senile, senil.</text:span></text:p>
      <text:p text:style-name="_3c_grc_3e_">γερο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20" text:style-name="Internet_20_link" text:visited-style-name="Visited_20_Internet_20_Link"><text:span text:style-name="Internet_20_link"><text:span text:style-name="T1">p. 1406</text:span></text:span></text:a><text:span text:style-name="T1">] </text:span><text:span text:style-name="T3">sens</text:span><text:span text:style-name="T1"> — sensus, Sinn, sense, senso, sentido.</text:span></text:p>
      <text:p text:style-name="_3c_grc_3e_">α<text:span text:style-name="T4">ἴ</text:span>σθησις</text:p>
      <text:p text:style-name="_3c_entry_3e_"><text:span text:style-name="T1">[</text:span><text:a xlink:type="simple" xlink:href="https://www.biusante.parisdescartes.fr/histoire/medica/resultats/index.php?do=zoom&amp;cote=37020d&amp;p=1420" text:style-name="Internet_20_link" text:visited-style-name="Visited_20_Internet_20_Link"><text:span text:style-name="Internet_20_link"><text:span text:style-name="T1">p. 1406</text:span></text:span></text:a><text:span text:style-name="T1">] </text:span><text:span text:style-name="T3">sensation</text:span><text:span text:style-name="T1"> — sensus, Empfindung, sensation, sensazione, sensation.</text:span></text:p>
      <text:p text:style-name="_3c_grc_3e_">α<text:span text:style-name="T4">ἴ</text:span>σθημα — α<text:span text:style-name="T4">ἴ</text:span>σθησις</text:p>
      <text:p text:style-name="_3c_entry_3e_"><text:span text:style-name="T1">[</text:span><text:a xlink:type="simple" xlink:href="https://www.biusante.parisdescartes.fr/histoire/medica/resultats/index.php?do=zoom&amp;cote=37020d&amp;p=1422" text:style-name="Internet_20_link" text:visited-style-name="Visited_20_Internet_20_Link"><text:span text:style-name="Internet_20_link"><text:span text:style-name="T1">p. 1408</text:span></text:span></text:a><text:span text:style-name="T1">] </text:span><text:span text:style-name="T3">sensible</text:span><text:span text:style-name="T1"> — sensibilis, empfindend, sensible, sensory, sensibile, sensible.</text:span></text:p>
      <text:p text:style-name="_3c_grc_3e_">α<text:span text:style-name="T4">ἰ</text:span>σθ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23" text:style-name="Internet_20_link" text:visited-style-name="Visited_20_Internet_20_Link"><text:span text:style-name="Internet_20_link"><text:span text:style-name="T1">p. 1409</text:span></text:span></text:a><text:span text:style-name="T1">] </text:span><text:span text:style-name="T3">sensorium</text:span><text:span text:style-name="T1"> — sensorium, Sensorium, Empfindungssitz, sensory, sensorio, sensorio.</text:span></text:p>
      <text:p text:style-name="_3c_grc_3e_">α<text:span text:style-name="T4">ἰ</text:span>σ<text:span text:style-name="T4">θη</text:span>τήρ<text:span text:style-name="T4">ι</text:span>ον</text:p>
      <text:p text:style-name="_3c_entry_3e_"><text:span text:style-name="T1">[</text:span><text:a xlink:type="simple" xlink:href="https://www.biusante.parisdescartes.fr/histoire/medica/resultats/index.php?do=zoom&amp;cote=37020d&amp;p=1423" text:style-name="Internet_20_link" text:visited-style-name="Visited_20_Internet_20_Link"><text:span text:style-name="Internet_20_link"><text:span text:style-name="T1">p. 1409</text:span></text:span></text:a><text:span text:style-name="T1">] </text:span><text:span text:style-name="T3">sentiment</text:span><text:span text:style-name="T1"> — sensum, Gefühl, sentiment, sentimento, sentimiento.</text:span></text:p>
      <text:p text:style-name="_3c_grc_3e_">α<text:span text:style-name="T4">ἴ</text:span>σθ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423" text:style-name="Internet_20_link" text:visited-style-name="Visited_20_Internet_20_Link"><text:span text:style-name="Internet_20_link"><text:span text:style-name="T1">p. 1409</text:span></text:span></text:a><text:span text:style-name="T1">] </text:span><text:span text:style-name="T3">septane</text:span><text:span text:style-name="T1"> — septanus, siebentägig, septanous.</text:span></text:p>
      <text:p text:style-name="_3c_grc_3e_"><text:span text:style-name="T4">ἑπταῖος</text:span></text:p>
      <text:p text:style-name="_3c_entry_3e_"><text:span text:style-name="T1">[</text:span><text:a xlink:type="simple" xlink:href="https://www.biusante.parisdescartes.fr/histoire/medica/resultats/index.php?do=zoom&amp;cote=37020d&amp;p=1423" text:style-name="Internet_20_link" text:visited-style-name="Visited_20_Internet_20_Link"><text:span text:style-name="Internet_20_link"><text:span text:style-name="T1">p. 1409</text:span></text:span></text:a><text:span text:style-name="T1">] </text:span><text:span text:style-name="T3">septénaire</text:span><text:span text:style-name="T1"> — septenarius, Siebenzahl, septenary, settenario, septenario.</text:span></text:p>
      <text:p text:style-name="_3c_grc_3e_"><text:span text:style-name="T4">ἑβδομαῖος</text:span></text:p>
      <text:p text:style-name="_3c_entry_3e_"><text:span text:style-name="T1">[</text:span><text:a xlink:type="simple" xlink:href="https://www.biusante.parisdescartes.fr/histoire/medica/resultats/index.php?do=zoom&amp;cote=37020d&amp;p=1424" text:style-name="Internet_20_link" text:visited-style-name="Visited_20_Internet_20_Link"><text:span text:style-name="Internet_20_link"><text:span text:style-name="T1">p. 1410</text:span></text:span></text:a><text:span text:style-name="T1">] </text:span><text:span text:style-name="T3">septique</text:span><text:span text:style-name="T1"> — septicus, septisch, septic, septico, septico.</text:span></text:p>
      <text:p text:style-name="_3c_grc_3e_">σηπ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24" text:style-name="Internet_20_link" text:visited-style-name="Visited_20_Internet_20_Link"><text:span text:style-name="Internet_20_link"><text:span text:style-name="T1">p. 1410</text:span></text:span></text:a><text:span text:style-name="T1">] </text:span><text:span text:style-name="T3">septon</text:span><text:span text:style-name="T1"> — septono, septon.</text:span></text:p>
      <text:p text:style-name="_3c_grc_3e_">σ<text:span text:style-name="T4">ή</text:span>πτων</text:p>
      <text:p text:style-name="_3c_entry_3e_"><text:span text:style-name="T1">[</text:span><text:a xlink:type="simple" xlink:href="https://www.biusante.parisdescartes.fr/histoire/medica/resultats/index.php?do=zoom&amp;cote=37020d&amp;p=1424" text:style-name="Internet_20_link" text:visited-style-name="Visited_20_Internet_20_Link"><text:span text:style-name="Internet_20_link"><text:span text:style-name="T1">p. 1410</text:span></text:span></text:a><text:span text:style-name="T1">] </text:span><text:span text:style-name="T3">septum</text:span><text:span text:style-name="T1"> — septum, Scheidewand, Zwischenwand, septum, setto, septo.</text:span></text:p>
      <text:p text:style-name="_3c_grc_3e_">διάφραγμα</text:p>
      <text:p text:style-name="_3c_entry_3e_"><text:span text:style-name="T1">[</text:span><text:a xlink:type="simple" xlink:href="https://www.biusante.parisdescartes.fr/histoire/medica/resultats/index.php?do=zoom&amp;cote=37020d&amp;p=1424" text:style-name="Internet_20_link" text:visited-style-name="Visited_20_Internet_20_Link"><text:span text:style-name="Internet_20_link"><text:span text:style-name="T1">p. 1410</text:span></text:span></text:a><text:span text:style-name="T1">] </text:span><text:span text:style-name="T3">séreux</text:span><text:span text:style-name="T1"> — serös, wässerig, serons, sieroso, seroso.</text:span></text:p>
      <text:p text:style-name="_3c_grc_3e_"><text:span text:style-name="T4">ὀῤῥ</text:span>ώ<text:span text:style-name="T4">δ</text:span>ης — <text:span text:style-name="T4">ὑ</text:span>δατώδ<text:span text:style-name="T4">ης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1426" text:style-name="Internet_20_link" text:visited-style-name="Visited_20_Internet_20_Link"><text:span text:style-name="Internet_20_link"><text:span text:style-name="T1">p. 1412</text:span></text:span></text:a><text:span text:style-name="T1">] </text:span><text:span text:style-name="T3">serment</text:span><text:span text:style-name="T1"> — jusjurandum, Eid, oath, giuramento, juramento.</text:span></text:p>
      <text:p text:style-name="_3c_grc_3e_"><text:span text:style-name="T4">ὅ</text:span>ρκος</text:p>
      <text:p text:style-name="_3c_entry_3e_"><text:span text:style-name="T1">[</text:span><text:a xlink:type="simple" xlink:href="https://www.biusante.parisdescartes.fr/histoire/medica/resultats/index.php?do=zoom&amp;cote=37020d&amp;p=1426" text:style-name="Internet_20_link" text:visited-style-name="Visited_20_Internet_20_Link"><text:span text:style-name="Internet_20_link"><text:span text:style-name="T1">p. 1412</text:span></text:span></text:a><text:span text:style-name="T1">] </text:span><text:span text:style-name="T3">serpent</text:span><text:span text:style-name="T1"> — serpens, Schlange, snake, serpente, serpiente.</text:span></text:p>
      <text:p text:style-name="_3c_grc_3e_"><text:span text:style-name="T4">ὄ</text:span>φις</text:p>
      <text:p text:style-name="_3c_entry_3e_"><text:span text:style-name="T1">[</text:span><text:a xlink:type="simple" xlink:href="https://www.biusante.parisdescartes.fr/histoire/medica/resultats/index.php?do=zoom&amp;cote=37020d&amp;p=1426" text:style-name="Internet_20_link" text:visited-style-name="Visited_20_Internet_20_Link"><text:span text:style-name="Internet_20_link"><text:span text:style-name="T1">p. 1412</text:span></text:span></text:a><text:span text:style-name="T1">] </text:span><text:span text:style-name="T3">serpigineux</text:span><text:span text:style-name="T1"> — serpiginosus, serpiginös, weiierkriechend, serpiginous, serpiginoso, serpiginoso.</text:span></text:p>
      <text:p text:style-name="_3c_grc_3e_"><text:span text:style-name="T4">ἑ</text:span>ρπυσ<text:span text:style-name="T4">τι</text:span>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26" text:style-name="Internet_20_link" text:visited-style-name="Visited_20_Internet_20_Link"><text:span text:style-name="Internet_20_link"><text:span text:style-name="T1">p. 1412</text:span></text:span></text:a><text:span text:style-name="T1">] </text:span><text:span text:style-name="T3">serpolet</text:span><text:span text:style-name="T1"> — Thymus serpyllum (L.), Quendel, serpijllum, creeping thyme, selmolino, serpol.</text:span></text:p>
      <text:p text:style-name="_3c_grc_3e_"><text:span text:style-name="T4">ἕ</text:span>ρπυλλον</text:p>
      <text:p text:style-name="_3c_entry_3e_"><text:span text:style-name="T1">[</text:span><text:a xlink:type="simple" xlink:href="https://www.biusante.parisdescartes.fr/histoire/medica/resultats/index.php?do=zoom&amp;cote=37020d&amp;p=1428" text:style-name="Internet_20_link" text:visited-style-name="Visited_20_Internet_20_Link"><text:span text:style-name="Internet_20_link"><text:span text:style-name="T1">p. 1414</text:span></text:span></text:a><text:span text:style-name="T1">] </text:span><text:span text:style-name="T3">sérum</text:span><text:span text:style-name="T1"> — serum, Serum, Blutwasse, Milchwasser, serum, sipro, serositad.</text:span></text:p>
      <text:p text:style-name="_3c_grc_3e_"><text:span text:style-name="T4">ὀῤῥὸ</text:span>ς</text:p>
      <text:p text:style-name="_3c_entry_3e_"><text:span text:style-name="T1">[</text:span><text:a xlink:type="simple" xlink:href="https://www.biusante.parisdescartes.fr/histoire/medica/resultats/index.php?do=zoom&amp;cote=37020d&amp;p=1428" text:style-name="Internet_20_link" text:visited-style-name="Visited_20_Internet_20_Link"><text:span text:style-name="Internet_20_link"><text:span text:style-name="T1">p. 1414</text:span></text:span></text:a><text:span text:style-name="T1">] </text:span><text:span text:style-name="T3">sésamoïde</text:span><text:span text:style-name="T1"> — sesamoides, sesamartig, sesamoid, sesamoide, sesamoideo.</text:span></text:p>
      <text:p text:style-name="_3c_grc_3e_">σ<text:span text:style-name="T4">η</text:span>σαμ<text:span text:style-name="T4">ο</text:span>ει<text:span text:style-name="T4">δὴ</text:span>ς</text:p>
      <text:p text:style-name="_3c_entry_3e_"><text:span text:style-name="T1">[</text:span><text:a xlink:type="simple" xlink:href="https://www.biusante.parisdescartes.fr/histoire/medica/resultats/index.php?do=zoom&amp;cote=37020d&amp;p=1430" text:style-name="Internet_20_link" text:visited-style-name="Visited_20_Internet_20_Link"><text:span text:style-name="Internet_20_link"><text:span text:style-name="T1">p. 1416</text:span></text:span></text:a><text:span text:style-name="T1">] </text:span><text:span text:style-name="T3">sevrage</text:span><text:span text:style-name="T1"> — ablactatio, Entwöhnen, weaning, spoppamenio, destete.</text:span></text:p>
      <text:p text:style-name="_3c_grc_3e_"><text:span text:style-name="T4">ἀ</text:span>πογαλακτ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30" text:style-name="Internet_20_link" text:visited-style-name="Visited_20_Internet_20_Link"><text:span text:style-name="Internet_20_link"><text:span text:style-name="T1">p. 1416</text:span></text:span></text:a><text:span text:style-name="T1">] </text:span><text:span text:style-name="T3">sexe</text:span><text:span text:style-name="T1"> — sexus, Geschlecht, sex, sesso, sexo.</text:span></text:p>
      <text:p text:style-name="_3c_grc_3e_">γένος</text:p>
      <text:p text:style-name="_3c_entry_3e_"><text:span text:style-name="T1">[</text:span><text:a xlink:type="simple" xlink:href="https://www.biusante.parisdescartes.fr/histoire/medica/resultats/index.php?do=zoom&amp;cote=37020d&amp;p=1430" text:style-name="Internet_20_link" text:visited-style-name="Visited_20_Internet_20_Link"><text:span text:style-name="Internet_20_link"><text:span text:style-name="T1">p. 1416</text:span></text:span></text:a><text:span text:style-name="T1">] </text:span><text:span text:style-name="T3">sibilant</text:span><text:span text:style-name="T1"> — sibilans, pfeifend, sibilant, sibiloso, sibilante.</text:span></text:p>
      <text:p text:style-name="_3c_grc_3e_">συρίζων</text:p>
      <text:p text:style-name="_3c_entry_3e_"><text:span text:style-name="T1">[</text:span><text:a xlink:type="simple" xlink:href="https://www.biusante.parisdescartes.fr/histoire/medica/resultats/index.php?do=zoom&amp;cote=37020d&amp;p=1430" text:style-name="Internet_20_link" text:visited-style-name="Visited_20_Internet_20_Link"><text:span text:style-name="Internet_20_link"><text:span text:style-name="T1">p. 1416</text:span></text:span></text:a><text:span text:style-name="T1">] </text:span><text:span text:style-name="T3">siccatif</text:span><text:span text:style-name="T1"> — siccativus, trocknend, siccative, siccativo.</text:span></text:p>
      <text:p text:style-name="_3c_grc_3e_">ξηρα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30" text:style-name="Internet_20_link" text:visited-style-name="Visited_20_Internet_20_Link"><text:span text:style-name="Internet_20_link"><text:span text:style-name="T1">p. 1416</text:span></text:span></text:a><text:span text:style-name="T1">] </text:span><text:span text:style-name="T3">siccité</text:span><text:span text:style-name="T1"> — siccitas, Trockenheit, siccity, dryness, siccità, sequedad.</text:span></text:p>
      <text:p text:style-name="_3c_grc_3e_">ξηρότης</text:p>
      <text:p text:style-name="_3c_entry_3e_"><text:span text:style-name="T1">[</text:span><text:a xlink:type="simple" xlink:href="https://www.biusante.parisdescartes.fr/histoire/medica/resultats/index.php?do=zoom&amp;cote=37020d&amp;p=1430" text:style-name="Internet_20_link" text:visited-style-name="Visited_20_Internet_20_Link"><text:span text:style-name="Internet_20_link"><text:span text:style-name="T1">p. 1416</text:span></text:span></text:a><text:span text:style-name="T1">] </text:span><text:span text:style-name="T3">sicyédon</text:span><text:span text:style-name="T1"> — </text:span></text:p>
      <text:p text:style-name="_3c_grc_3e_">σικυη<text:span text:style-name="T4">δὸ</text:span>ν</text:p>
      <text:p text:style-name="_3c_entry_3e_"><text:span text:style-name="T1">[</text:span><text:a xlink:type="simple" xlink:href="https://www.biusante.parisdescartes.fr/histoire/medica/resultats/index.php?do=zoom&amp;cote=37020d&amp;p=1431" text:style-name="Internet_20_link" text:visited-style-name="Visited_20_Internet_20_Link"><text:span text:style-name="Internet_20_link"><text:span text:style-name="T1">p. 1417</text:span></text:span></text:a><text:span text:style-name="T1">] </text:span><text:span text:style-name="T3">signature</text:span><text:span text:style-name="T1"> — signatura, signatio, Signatur, Zeichnung, signature, segnatura, signatura.</text:span></text:p>
      <text:p text:style-name="_3c_grc_3e_"><text:span text:style-name="T4">σ</text:span>φράγισ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1431" text:style-name="Internet_20_link" text:visited-style-name="Visited_20_Internet_20_Link"><text:span text:style-name="Internet_20_link"><text:span text:style-name="T1">p. 1417</text:span></text:span></text:a><text:span text:style-name="T1">] </text:span><text:span text:style-name="T3">signe</text:span><text:span text:style-name="T1"> — signum, Zeichen, sign, segno, signo.</text:span></text:p>
      <text:p text:style-name="_3c_grc_3e_"><text:span text:style-name="T4">σ</text:span>η<text:span text:style-name="T4">μεῖο</text:span>ν</text:p>
      <text:p text:style-name="_3c_entry_3e_"><text:span text:style-name="T1">[</text:span><text:a xlink:type="simple" xlink:href="https://www.biusante.parisdescartes.fr/histoire/medica/resultats/index.php?do=zoom&amp;cote=37020d&amp;p=1432" text:style-name="Internet_20_link" text:visited-style-name="Visited_20_Internet_20_Link"><text:span text:style-name="Internet_20_link"><text:span text:style-name="T1">p. 1418</text:span></text:span></text:a><text:span text:style-name="T1">] </text:span><text:span text:style-name="T3">silique</text:span><text:span text:style-name="T1"> — siliqua, Schote, husk, siliqua, silicua.</text:span></text:p>
      <text:p text:style-name="_3c_grc_3e_">κεράτιο<text:span text:style-name="T4">ν</text:span></text:p>
      <text:p text:style-name="_3c_entry_3e_"><text:span text:style-name="T1">[</text:span><text:a xlink:type="simple" xlink:href="https://www.biusante.parisdescartes.fr/histoire/medica/resultats/index.php?do=zoom&amp;cote=37020d&amp;p=1433" text:style-name="Internet_20_link" text:visited-style-name="Visited_20_Internet_20_Link"><text:span text:style-name="Internet_20_link"><text:span text:style-name="T1">p. 1419</text:span></text:span></text:a><text:span text:style-name="T1">] </text:span><text:span text:style-name="T3">silure</text:span><text:span text:style-name="T1"> — Silurus glanis (L.), Wels, silurus, laccia.</text:span></text:p>
      <text:p text:style-name="_3c_grc_3e_"><text:span text:style-name="T4">σ</text:span>ίλουρος</text:p>
      <text:p text:style-name="_3c_entry_3e_"><text:span text:style-name="T1">[</text:span><text:a xlink:type="simple" xlink:href="https://www.biusante.parisdescartes.fr/histoire/medica/resultats/index.php?do=zoom&amp;cote=37020d&amp;p=1433" text:style-name="Internet_20_link" text:visited-style-name="Visited_20_Internet_20_Link"><text:span text:style-name="Internet_20_link"><text:span text:style-name="T1">p. 1419</text:span></text:span></text:a><text:span text:style-name="T1">] </text:span><text:span text:style-name="T3">simple</text:span><text:span text:style-name="T1"> — simplex, einfach, simple, semplice, simple.</text:span></text:p>
      <text:p text:style-name="_3c_grc_3e_"><text:span text:style-name="T4">ἁ</text:span>πλο<text:span text:style-name="T4">ῦ</text:span>ς</text:p>
      <text:p text:style-name="_3c_entry_3e_"><text:span text:style-name="T1">[</text:span><text:a xlink:type="simple" xlink:href="https://www.biusante.parisdescartes.fr/histoire/medica/resultats/index.php?do=zoom&amp;cote=37020d&amp;p=1434" text:style-name="Internet_20_link" text:visited-style-name="Visited_20_Internet_20_Link"><text:span text:style-name="Internet_20_link"><text:span text:style-name="T1">p. 1420</text:span></text:span></text:a><text:span text:style-name="T1">] </text:span><text:span text:style-name="T3">sinapisme</text:span><text:span text:style-name="T1"> — sinapismus, Senfpflaster, sinapism, sinapismo, sinapismo.</text:span></text:p>
      <text:p text:style-name="_3c_grc_3e_"><text:soft-page-break/>σιναπ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34" text:style-name="Internet_20_link" text:visited-style-name="Visited_20_Internet_20_Link"><text:span text:style-name="Internet_20_link"><text:span text:style-name="T1">p. 1420</text:span></text:span></text:a><text:span text:style-name="T1">] </text:span><text:span text:style-name="T3">sinciput</text:span><text:span text:style-name="T1"> — Vorderhaupt, sinciput, sincipite, sinciput, sincipucio.</text:span></text:p>
      <text:p text:style-name="_3c_grc_3e_">βρέγμα</text:p>
      <text:p text:style-name="_3c_entry_3e_"><text:span text:style-name="T1">[</text:span><text:a xlink:type="simple" xlink:href="https://www.biusante.parisdescartes.fr/histoire/medica/resultats/index.php?do=zoom&amp;cote=37020d&amp;p=1434" text:style-name="Internet_20_link" text:visited-style-name="Visited_20_Internet_20_Link"><text:span text:style-name="Internet_20_link"><text:span text:style-name="T1">p. 1420</text:span></text:span></text:a><text:span text:style-name="T1">] </text:span><text:span text:style-name="T3">singe</text:span><text:span text:style-name="T1"> — simius, Affe, ape.</text:span></text:p>
      <text:p text:style-name="_3c_grc_3e_">πίθηκος</text:p>
      <text:p text:style-name="_3c_entry_3e_"><text:span text:style-name="T1">[</text:span><text:a xlink:type="simple" xlink:href="https://www.biusante.parisdescartes.fr/histoire/medica/resultats/index.php?do=zoom&amp;cote=37020d&amp;p=1434" text:style-name="Internet_20_link" text:visited-style-name="Visited_20_Internet_20_Link"><text:span text:style-name="Internet_20_link"><text:span text:style-name="T1">p. 1420</text:span></text:span></text:a><text:span text:style-name="T1">] </text:span><text:span text:style-name="T3">sinué</text:span><text:span text:style-name="T1"> — sinuatus, de sinus, gebuchtet, sinuate, sinuato.</text:span></text:p>
      <text:p text:style-name="_3c_grc_3e_"><text:span text:style-name="T4">κο</text:span>λπ<text:span text:style-name="T4">ώδης</text:span></text:p>
      <text:p text:style-name="_3c_entry_3e_"><text:span text:style-name="T1">[</text:span><text:a xlink:type="simple" xlink:href="https://www.biusante.parisdescartes.fr/histoire/medica/resultats/index.php?do=zoom&amp;cote=37020d&amp;p=1435" text:style-name="Internet_20_link" text:visited-style-name="Visited_20_Internet_20_Link"><text:span text:style-name="Internet_20_link"><text:span text:style-name="T1">p. 1421</text:span></text:span></text:a><text:span text:style-name="T1">] </text:span><text:span text:style-name="T3">sinus</text:span><text:span text:style-name="T1"> — Sinus, Höhle, sinus, seno, seno.</text:span></text:p>
      <text:p text:style-name="_3c_grc_3e_">κ<text:span text:style-name="T4">ό</text:span>λπος</text:p>
      <text:p text:style-name="_3c_entry_3e_"><text:span text:style-name="T1">[</text:span><text:a xlink:type="simple" xlink:href="https://www.biusante.parisdescartes.fr/histoire/medica/resultats/index.php?do=zoom&amp;cote=37020d&amp;p=1437" text:style-name="Internet_20_link" text:visited-style-name="Visited_20_Internet_20_Link"><text:span text:style-name="Internet_20_link"><text:span text:style-name="T1">p. 1423</text:span></text:span></text:a><text:span text:style-name="T1">] </text:span><text:span text:style-name="T3">siriase</text:span><text:span text:style-name="T1"> — Hirnentzündung, Sonnenstich, siriasis, siriasi, siriasis, insolation.</text:span></text:p>
      <text:p text:style-name="_3c_grc_3e_">σε<text:span text:style-name="T4">ιρ</text:span>ίασις</text:p>
      <text:p text:style-name="_3c_entry_3e_"><text:span text:style-name="T1">[</text:span><text:a xlink:type="simple" xlink:href="https://www.biusante.parisdescartes.fr/histoire/medica/resultats/index.php?do=zoom&amp;cote=37020d&amp;p=1437" text:style-name="Internet_20_link" text:visited-style-name="Visited_20_Internet_20_Link"><text:span text:style-name="Internet_20_link"><text:span text:style-name="T1">p. 1423</text:span></text:span></text:a><text:span text:style-name="T1">] </text:span><text:span text:style-name="T3">sirop</text:span><text:span text:style-name="T1"> — Sirup, Zuckersaft, syrup, sciloppo, siroppo, jarabe.</text:span></text:p>
      <text:p text:style-name="_3c_grc_3e_">σεράπιον</text:p>
      <text:p text:style-name="_3c_entry_3e_"><text:span text:style-name="T1">[</text:span><text:a xlink:type="simple" xlink:href="https://www.biusante.parisdescartes.fr/histoire/medica/resultats/index.php?do=zoom&amp;cote=37020d&amp;p=1440" text:style-name="Internet_20_link" text:visited-style-name="Visited_20_Internet_20_Link"><text:span text:style-name="Internet_20_link"><text:span text:style-name="T1">p. 1426</text:span></text:span></text:a><text:span text:style-name="T1">] </text:span><text:span text:style-name="T3">smegma</text:span><text:span text:style-name="T1"> — smegma, sapo, Eichelkäse, smegma, smegma, smegma.</text:span></text:p>
      <text:p text:style-name="_3c_grc_3e_">σ<text:span text:style-name="T4">μῆ</text:span>γ<text:span text:style-name="T4">μ</text:span>α</text:p>
      <text:p text:style-name="_3c_entry_3e_"><text:span text:style-name="T1">[</text:span><text:a xlink:type="simple" xlink:href="https://www.biusante.parisdescartes.fr/histoire/medica/resultats/index.php?do=zoom&amp;cote=37020d&amp;p=1441" text:style-name="Internet_20_link" text:visited-style-name="Visited_20_Internet_20_Link"><text:span text:style-name="Internet_20_link"><text:span text:style-name="T1">p. 1427</text:span></text:span></text:a><text:span text:style-name="T1">] </text:span><text:span text:style-name="T3">soif</text:span><text:span text:style-name="T1"> — sitis, Durst, thirst, sete, sed.</text:span></text:p>
      <text:p text:style-name="_3c_grc_3e_"><text:span text:style-name="T4">δίψα</text:span></text:p>
      <text:p text:style-name="_3c_entry_3e_"><text:span text:style-name="T1">[</text:span><text:a xlink:type="simple" xlink:href="https://www.biusante.parisdescartes.fr/histoire/medica/resultats/index.php?do=zoom&amp;cote=37020d&amp;p=1441" text:style-name="Internet_20_link" text:visited-style-name="Visited_20_Internet_20_Link"><text:span text:style-name="Internet_20_link"><text:span text:style-name="T1">p. 1427</text:span></text:span></text:a><text:span text:style-name="T1">] </text:span><text:span text:style-name="T3">soir</text:span><text:span text:style-name="T1"> — vesper, Abend, evening, sera, tarde.</text:span></text:p>
      <text:p text:style-name="_3c_grc_3e_"><text:span text:style-name="T4">ἑ</text:span>σπέρα</text:p>
      <text:p text:style-name="_3c_entry_3e_"><text:span text:style-name="T1">[</text:span><text:a xlink:type="simple" xlink:href="https://www.biusante.parisdescartes.fr/histoire/medica/resultats/index.php?do=zoom&amp;cote=37020d&amp;p=1441" text:style-name="Internet_20_link" text:visited-style-name="Visited_20_Internet_20_Link"><text:span text:style-name="Internet_20_link"><text:span text:style-name="T1">p. 1427</text:span></text:span></text:a><text:span text:style-name="T1">] </text:span><text:span text:style-name="T3">solaire</text:span><text:span text:style-name="T1"> — solaris, solar, solare, solar.</text:span></text:p>
      <text:p text:style-name="_3c_grc_3e_"><text:span text:style-name="T4">ἡ</text:span>λια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42" text:style-name="Internet_20_link" text:visited-style-name="Visited_20_Internet_20_Link"><text:span text:style-name="Internet_20_link"><text:span text:style-name="T1">p. 1428</text:span></text:span></text:a><text:span text:style-name="T1">] </text:span><text:span text:style-name="T3">solide</text:span><text:span text:style-name="T1"> — solidus, solid, fest, solid, solido, solido.</text:span></text:p>
      <text:p text:style-name="_3c_grc_3e_"><text:span text:style-name="T4">σ</text:span>τερε<text:span text:style-name="T4">ὸς</text:span></text:p>
      <text:p text:style-name="_3c_entry_3e_"><text:span text:style-name="T1">[</text:span><text:a xlink:type="simple" xlink:href="https://www.biusante.parisdescartes.fr/histoire/medica/resultats/index.php?do=zoom&amp;cote=37020d&amp;p=1442" text:style-name="Internet_20_link" text:visited-style-name="Visited_20_Internet_20_Link"><text:span text:style-name="Internet_20_link"><text:span text:style-name="T1">p. 1428</text:span></text:span></text:a><text:span text:style-name="T1">] </text:span><text:span text:style-name="T3">solidité</text:span><text:span text:style-name="T1"> — soliditas, Solidität, Festigkeit, solidity, solidità, solidez.</text:span></text:p>
      <text:p text:style-name="_3c_grc_3e_">στερε<text:span text:style-name="T4">ό</text:span>της</text:p>
      <text:p text:style-name="_3c_entry_3e_"><text:span text:style-name="T1">[</text:span><text:a xlink:type="simple" xlink:href="https://www.biusante.parisdescartes.fr/histoire/medica/resultats/index.php?do=zoom&amp;cote=37020d&amp;p=1442" text:style-name="Internet_20_link" text:visited-style-name="Visited_20_Internet_20_Link"><text:span text:style-name="Internet_20_link"><text:span text:style-name="T1">p. 1428</text:span></text:span></text:a><text:span text:style-name="T1">] </text:span><text:span text:style-name="T3">solipèdes</text:span><text:span text:style-name="T1"> — solipedes, Einhufer, solipedes, solipedi, solipedos.</text:span></text:p>
      <text:p text:style-name="_3c_grc_3e_">μον<text:span text:style-name="T4">ό</text:span>νυχα — μώνυχα</text:p>
      <text:p text:style-name="_3c_entry_3e_"><text:span text:style-name="T1">[</text:span><text:a xlink:type="simple" xlink:href="https://www.biusante.parisdescartes.fr/histoire/medica/resultats/index.php?do=zoom&amp;cote=37020d&amp;p=1442" text:style-name="Internet_20_link" text:visited-style-name="Visited_20_Internet_20_Link"><text:span text:style-name="Internet_20_link"><text:span text:style-name="T1">p. 1428</text:span></text:span></text:a><text:span text:style-name="T1">] </text:span><text:span text:style-name="T3">solution</text:span><text:span text:style-name="T1"> — solutio, Solution, Lösung, solution, soluzione, solucion.</text:span></text:p>
      <text:p text:style-name="_3c_grc_3e_">λύσις</text:p>
      <text:p text:style-name="_3c_entry_3e_"><text:span text:style-name="T1">[</text:span><text:a xlink:type="simple" xlink:href="https://www.biusante.parisdescartes.fr/histoire/medica/resultats/index.php?do=zoom&amp;cote=37020d&amp;p=1442" text:style-name="Internet_20_link" text:visited-style-name="Visited_20_Internet_20_Link"><text:span text:style-name="Internet_20_link"><text:span text:style-name="T1">p. 1428</text:span></text:span></text:a><text:span text:style-name="T1">] </text:span><text:span text:style-name="T3">somatique</text:span><text:span text:style-name="T1"> — somaticus.</text:span></text:p>
      <text:p text:style-name="_3c_grc_3e_">σωμ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43" text:style-name="Internet_20_link" text:visited-style-name="Visited_20_Internet_20_Link"><text:span text:style-name="Internet_20_link"><text:span text:style-name="T1">p. 1429</text:span></text:span></text:a><text:span text:style-name="T1">] </text:span><text:span text:style-name="T3">sommeil</text:span><text:span text:style-name="T1"> — somnus, Schlaf, sleep, sonno, sueno.</text:span></text:p>
      <text:p text:style-name="_3c_grc_3e_"><text:span text:style-name="T4">ὕ</text:span>πνος</text:p>
      <text:p text:style-name="_3c_entry_3e_"><text:span text:style-name="T1">[</text:span><text:a xlink:type="simple" xlink:href="https://www.biusante.parisdescartes.fr/histoire/medica/resultats/index.php?do=zoom&amp;cote=37020d&amp;p=1444" text:style-name="Internet_20_link" text:visited-style-name="Visited_20_Internet_20_Link"><text:span text:style-name="Internet_20_link"><text:span text:style-name="T1">p. 1430</text:span></text:span></text:a><text:span text:style-name="T1">] </text:span><text:span text:style-name="T3">sommet</text:span><text:span text:style-name="T1"> — vertex, cacumen, Gipfel, summit, sommità, cima, cumbre, cima.</text:span></text:p>
      <text:p text:style-name="_3c_grc_3e_"><text:span text:style-name="T4">κ</text:span>ορυφ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444" text:style-name="Internet_20_link" text:visited-style-name="Visited_20_Internet_20_Link"><text:span text:style-name="Internet_20_link"><text:span text:style-name="T1">p. 1430</text:span></text:span></text:a><text:span text:style-name="T1">] </text:span><text:span text:style-name="T3">somnambule</text:span><text:span text:style-name="T1"> — Nachtwandler, somnambulist, sleep-walker, sonnambolo, somnambule.</text:span></text:p>
      <text:p text:style-name="_3c_grc_3e_"><text:soft-page-break/><text:span text:style-name="T4">ὑ</text:span>πνοβάτης</text:p>
      <text:p text:style-name="_3c_entry_3e_"><text:span text:style-name="T1">[</text:span><text:a xlink:type="simple" xlink:href="https://www.biusante.parisdescartes.fr/histoire/medica/resultats/index.php?do=zoom&amp;cote=37020d&amp;p=1444" text:style-name="Internet_20_link" text:visited-style-name="Visited_20_Internet_20_Link"><text:span text:style-name="Internet_20_link"><text:span text:style-name="T1">p. 1430</text:span></text:span></text:a><text:span text:style-name="T1">] </text:span><text:span text:style-name="T3">somnambulisme</text:span><text:span text:style-name="T1"> — hypnobatesis, noctisurgium, Nachtwandeln, Somnambulismus, somnambulism, sonnambulismo, somnambulismo.</text:span></text:p>
      <text:p text:style-name="_3c_grc_3e_"><text:span text:style-name="T4">ὑ</text:span>πνοβάτησις</text:p>
      <text:p text:style-name="_3c_entry_3e_"><text:span text:style-name="T1">[</text:span><text:a xlink:type="simple" xlink:href="https://www.biusante.parisdescartes.fr/histoire/medica/resultats/index.php?do=zoom&amp;cote=37020d&amp;p=1445" text:style-name="Internet_20_link" text:visited-style-name="Visited_20_Internet_20_Link"><text:span text:style-name="Internet_20_link"><text:span text:style-name="T1">p. 1431</text:span></text:span></text:a><text:span text:style-name="T1">] </text:span><text:span text:style-name="T3">somnifère</text:span><text:span text:style-name="T1"> — somnifer, schlafbringend, einschläfernd, somniferous, sonnifero, somnifero.</text:span></text:p>
      <text:p text:style-name="_3c_grc_3e_"><text:span text:style-name="T4">ὑ</text:span>πν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45" text:style-name="Internet_20_link" text:visited-style-name="Visited_20_Internet_20_Link"><text:span text:style-name="Internet_20_link"><text:span text:style-name="T1">p. 1431</text:span></text:span></text:a><text:span text:style-name="T1">] </text:span><text:span text:style-name="T3">son</text:span><text:span text:style-name="T1"> — sonus, Ton, Laut, Schall, sound, tuono, suono, sonido.</text:span></text:p>
      <text:p text:style-name="_3c_grc_3e_"><text:span text:style-name="T4">ἦ</text:span>χος</text:p>
      <text:p text:style-name="_3c_entry_3e_"><text:span text:style-name="T1">[</text:span><text:a xlink:type="simple" xlink:href="https://www.biusante.parisdescartes.fr/histoire/medica/resultats/index.php?do=zoom&amp;cote=37020d&amp;p=1446" text:style-name="Internet_20_link" text:visited-style-name="Visited_20_Internet_20_Link"><text:span text:style-name="Internet_20_link"><text:span text:style-name="T1">p. 1432</text:span></text:span></text:a><text:span text:style-name="T1">] </text:span><text:span text:style-name="T3">son2</text:span><text:span text:style-name="T1"> — furfur, Kleie, bran, crusca, salvado.</text:span></text:p>
      <text:p text:style-name="_3c_grc_3e_">πίτυρ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446" text:style-name="Internet_20_link" text:visited-style-name="Visited_20_Internet_20_Link"><text:span text:style-name="Internet_20_link"><text:span text:style-name="T1">p. 1432</text:span></text:span></text:a><text:span text:style-name="T1">] </text:span><text:span text:style-name="T3">sonde</text:span><text:span text:style-name="T1"> — specillum, Sonde, sound, tenta, sonda.</text:span></text:p>
      <text:p text:style-name="_3c_grc_3e_">μ<text:span text:style-name="T4">ή</text:span>λη</text:p>
      <text:p text:style-name="_3c_entry_3e_"><text:span text:style-name="T1">[</text:span><text:a xlink:type="simple" xlink:href="https://www.biusante.parisdescartes.fr/histoire/medica/resultats/index.php?do=zoom&amp;cote=37020d&amp;p=1448" text:style-name="Internet_20_link" text:visited-style-name="Visited_20_Internet_20_Link"><text:span text:style-name="Internet_20_link"><text:span text:style-name="T1">p. 1434</text:span></text:span></text:a><text:span text:style-name="T1">] </text:span><text:span text:style-name="T3">songe</text:span><text:span text:style-name="T1"> — somnium, Traum, dream, sogno, sueüo.</text:span></text:p>
      <text:p text:style-name="_3c_grc_3e_"><text:span text:style-name="T4">ἐ</text:span>νύπνι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448" text:style-name="Internet_20_link" text:visited-style-name="Visited_20_Internet_20_Link"><text:span text:style-name="Internet_20_link"><text:span text:style-name="T1">p. 1434</text:span></text:span></text:a><text:span text:style-name="T1">] </text:span><text:span text:style-name="T3">sonore</text:span><text:span text:style-name="T1"> — sonorus, tönend, sonorous, sonoro, sonoro.</text:span></text:p>
      <text:p text:style-name="_3c_grc_3e_"><text:span text:style-name="T4">ἠ</text:span>χ<text:span text:style-name="T4">ώδ</text:span>ης</text:p>
      <text:p text:style-name="_3c_entry_3e_"><text:span text:style-name="T1">[</text:span><text:a xlink:type="simple" xlink:href="https://www.biusante.parisdescartes.fr/histoire/medica/resultats/index.php?do=zoom&amp;cote=37020d&amp;p=1449" text:style-name="Internet_20_link" text:visited-style-name="Visited_20_Internet_20_Link"><text:span text:style-name="Internet_20_link"><text:span text:style-name="T1">p. 1435</text:span></text:span></text:a><text:span text:style-name="T1">] </text:span><text:span text:style-name="T3">sorcier</text:span><text:span text:style-name="T1"> — magus, Hexenmeister, sorcerer, stregone, hechicero.</text:span></text:p>
      <text:p text:style-name="_3c_grc_3e_">μάγος — γόης</text:p>
      <text:p text:style-name="_3c_entry_3e_"><text:span text:style-name="T1">[</text:span><text:a xlink:type="simple" xlink:href="https://www.biusante.parisdescartes.fr/histoire/medica/resultats/index.php?do=zoom&amp;cote=37020d&amp;p=1449" text:style-name="Internet_20_link" text:visited-style-name="Visited_20_Internet_20_Link"><text:span text:style-name="Internet_20_link"><text:span text:style-name="T1">p. 1435</text:span></text:span></text:a><text:span text:style-name="T1">] </text:span><text:span text:style-name="T3">sordide</text:span><text:span text:style-name="T1"> — sordidus, stinkend, sordid, sordidb, sordidb.</text:span></text:p>
      <text:p text:style-name="_3c_grc_3e_"><text:span text:style-name="T4">ῥ</text:span>υπα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49" text:style-name="Internet_20_link" text:visited-style-name="Visited_20_Internet_20_Link"><text:span text:style-name="Internet_20_link"><text:span text:style-name="T1">p. 1435</text:span></text:span></text:a><text:span text:style-name="T1">] </text:span><text:span text:style-name="T3">sore</text:span><text:span text:style-name="T1"> — sorus.</text:span></text:p>
      <text:p text:style-name="_3c_grc_3e_">σω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50" text:style-name="Internet_20_link" text:visited-style-name="Visited_20_Internet_20_Link"><text:span text:style-name="Internet_20_link"><text:span text:style-name="T1">p. 1436</text:span></text:span></text:a><text:span text:style-name="T1">] </text:span><text:span text:style-name="T3">soudure</text:span><text:span text:style-name="T1"> — </text:span></text:p>
      <text:p text:style-name="_3c_grc_3e_">πρ<text:span text:style-name="T4">ό</text:span>σφυ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1451" text:style-name="Internet_20_link" text:visited-style-name="Visited_20_Internet_20_Link"><text:span text:style-name="Internet_20_link"><text:span text:style-name="T1">p. 1437</text:span></text:span></text:a><text:span text:style-name="T1">] </text:span><text:span text:style-name="T3">souffrance</text:span><text:span text:style-name="T1"> — dolor, passio, Leiden, suffering, patimento, padecimiento.</text:span></text:p>
      <text:p text:style-name="_3c_grc_3e_"><text:span text:style-name="T4">πάθο</text:span>ς</text:p>
      <text:p text:style-name="_3c_entry_3e_"><text:span text:style-name="T1">[</text:span><text:a xlink:type="simple" xlink:href="https://www.biusante.parisdescartes.fr/histoire/medica/resultats/index.php?do=zoom&amp;cote=37020d&amp;p=1451" text:style-name="Internet_20_link" text:visited-style-name="Visited_20_Internet_20_Link"><text:span text:style-name="Internet_20_link"><text:span text:style-name="T1">p. 1437</text:span></text:span></text:a><text:span text:style-name="T1">] </text:span><text:span text:style-name="T3">soufre</text:span><text:span text:style-name="T1"> — sulphur, Schwefel, sulfur, brimstone, solfo, azufre.</text:span></text:p>
      <text:p text:style-name="_3c_grc_3e_">θε<text:span text:style-name="T4">ῖ</text:span>ον</text:p>
      <text:p text:style-name="_3c_entry_3e_"><text:span text:style-name="T1">[</text:span><text:a xlink:type="simple" xlink:href="https://www.biusante.parisdescartes.fr/histoire/medica/resultats/index.php?do=zoom&amp;cote=37020d&amp;p=1452" text:style-name="Internet_20_link" text:visited-style-name="Visited_20_Internet_20_Link"><text:span text:style-name="Internet_20_link"><text:span text:style-name="T1">p. 1438</text:span></text:span></text:a><text:span text:style-name="T1">] </text:span><text:span text:style-name="T3">sourcil</text:span><text:span text:style-name="T1"> — supercilium, Augenbraue, eye-brow, siglio, sopracciglio, ceja.</text:span></text:p>
      <text:p text:style-name="_3c_grc_3e_"><text:span text:style-name="T4">ὀ</text:span>φρ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455" text:style-name="Internet_20_link" text:visited-style-name="Visited_20_Internet_20_Link"><text:span text:style-name="Internet_20_link"><text:span text:style-name="T1">p. 1441</text:span></text:span></text:a><text:span text:style-name="T1">] </text:span><text:span text:style-name="T3">spasme</text:span><text:span text:style-name="T1"> — spasmus, Krampf, spasm, spasmo, espasmo.</text:span></text:p>
      <text:p text:style-name="_3c_grc_3e_">σπα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55" text:style-name="Internet_20_link" text:visited-style-name="Visited_20_Internet_20_Link"><text:span text:style-name="Internet_20_link"><text:span text:style-name="T1">p. 1441</text:span></text:span></text:a><text:span text:style-name="T1">] </text:span><text:span text:style-name="T3">spasmodique</text:span><text:span text:style-name="T1"> — spasmodicus, spasmodisch, spasmodic, spasmodico, espasmodico.</text:span></text:p>
      <text:p text:style-name="_3c_grc_3e_">σπασμώδης</text:p>
      <text:p text:style-name="_3c_entry_3e_"><text:span text:style-name="T1">[</text:span><text:a xlink:type="simple" xlink:href="https://www.biusante.parisdescartes.fr/histoire/medica/resultats/index.php?do=zoom&amp;cote=37020d&amp;p=1456" text:style-name="Internet_20_link" text:visited-style-name="Visited_20_Internet_20_Link"><text:span text:style-name="Internet_20_link"><text:span text:style-name="T1">p. 1442</text:span></text:span></text:a><text:span text:style-name="T1">] </text:span><text:span text:style-name="T3">spatule</text:span><text:span text:style-name="T1"> — spathula, Spatel, spatula, spatola, espatula.</text:span></text:p>
      <text:p text:style-name="_3c_grc_3e_">σπάθη</text:p>
      <text:p text:style-name="_3c_entry_3e_"><text:soft-page-break/><text:span text:style-name="T1">[</text:span><text:a xlink:type="simple" xlink:href="https://www.biusante.parisdescartes.fr/histoire/medica/resultats/index.php?do=zoom&amp;cote=37020d&amp;p=1457" text:style-name="Internet_20_link" text:visited-style-name="Visited_20_Internet_20_Link"><text:span text:style-name="Internet_20_link"><text:span text:style-name="T1">p. 1443</text:span></text:span></text:a><text:span text:style-name="T1">] </text:span><text:span text:style-name="T3">spectre</text:span><text:span text:style-name="T1"> — spectrum, Spectrum, Farbenhild, spectrum, spettro, colorato, espectro.</text:span></text:p>
      <text:p text:style-name="_3c_grc_3e_">φάσμα</text:p>
      <text:p text:style-name="_3c_entry_3e_"><text:span text:style-name="T1">[</text:span><text:a xlink:type="simple" xlink:href="https://www.biusante.parisdescartes.fr/histoire/medica/resultats/index.php?do=zoom&amp;cote=37020d&amp;p=1458" text:style-name="Internet_20_link" text:visited-style-name="Visited_20_Internet_20_Link"><text:span text:style-name="Internet_20_link"><text:span text:style-name="T1">p. 1444</text:span></text:span></text:a><text:span text:style-name="T1">] </text:span><text:span text:style-name="T3">spéculum</text:span><text:span text:style-name="T1"> — Speculum, Spiegel, speculum, specolo, especulum.</text:span></text:p>
      <text:p text:style-name="_3c_grc_3e_">καθοπ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459" text:style-name="Internet_20_link" text:visited-style-name="Visited_20_Internet_20_Link"><text:span text:style-name="Internet_20_link"><text:span text:style-name="T1">p. 1445</text:span></text:span></text:a><text:span text:style-name="T1">] </text:span><text:span text:style-name="T3">spermatie</text:span><text:span text:style-name="T1"> — </text:span></text:p>
      <text:p text:style-name="_3c_grc_3e_">σπερμάτιον</text:p>
      <text:p text:style-name="_3c_entry_3e_"><text:span text:style-name="T1">[</text:span><text:a xlink:type="simple" xlink:href="https://www.biusante.parisdescartes.fr/histoire/medica/resultats/index.php?do=zoom&amp;cote=37020d&amp;p=1459" text:style-name="Internet_20_link" text:visited-style-name="Visited_20_Internet_20_Link"><text:span text:style-name="Internet_20_link"><text:span text:style-name="T1">p. 1445</text:span></text:span></text:a><text:span text:style-name="T1">] </text:span><text:span text:style-name="T3">spermatique</text:span><text:span text:style-name="T1"> — spermaticus, spermatisch, spermatic, spermatico, espermatico.</text:span></text:p>
      <text:p text:style-name="_3c_grc_3e_">σπερμα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62" text:style-name="Internet_20_link" text:visited-style-name="Visited_20_Internet_20_Link"><text:span text:style-name="Internet_20_link"><text:span text:style-name="T1">p. 1448</text:span></text:span></text:a><text:span text:style-name="T1">] </text:span><text:span text:style-name="T3">sperme</text:span><text:span text:style-name="T1"> — semen, sperma, Samen, sperm, sperma, esperma.</text:span></text:p>
      <text:p text:style-name="_3c_grc_3e_">σπέρμα</text:p>
      <text:p text:style-name="_3c_entry_3e_"><text:span text:style-name="T1">[</text:span><text:a xlink:type="simple" xlink:href="https://www.biusante.parisdescartes.fr/histoire/medica/resultats/index.php?do=zoom&amp;cote=37020d&amp;p=1463" text:style-name="Internet_20_link" text:visited-style-name="Visited_20_Internet_20_Link"><text:span text:style-name="Internet_20_link"><text:span text:style-name="T1">p. 1449</text:span></text:span></text:a><text:span text:style-name="T1">] </text:span><text:span text:style-name="T3">sphacèle</text:span><text:span text:style-name="T1"> — sphacelus, Absterben, kalter Brand, sphacelus, sfacelo, esfaceld.</text:span></text:p>
      <text:p text:style-name="_3c_grc_3e_">σφάκελ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463" text:style-name="Internet_20_link" text:visited-style-name="Visited_20_Internet_20_Link"><text:span text:style-name="Internet_20_link"><text:span text:style-name="T1">p. 1449</text:span></text:span></text:a><text:span text:style-name="T1">] </text:span><text:span text:style-name="T3">sphacélisme</text:span><text:span text:style-name="T1"> — sphace'.ismus.</text:span></text:p>
      <text:p text:style-name="_3c_grc_3e_">σφακελισμός</text:p>
      <text:p text:style-name="_3c_entry_3e_"><text:span text:style-name="T1">[</text:span><text:a xlink:type="simple" xlink:href="https://www.biusante.parisdescartes.fr/histoire/medica/resultats/index.php?do=zoom&amp;cote=37020d&amp;p=1464" text:style-name="Internet_20_link" text:visited-style-name="Visited_20_Internet_20_Link"><text:span text:style-name="Internet_20_link"><text:span text:style-name="T1">p. 1450</text:span></text:span></text:a><text:span text:style-name="T1">] </text:span><text:span text:style-name="T3">sphère</text:span><text:span text:style-name="T1"> — sphœra, Kugel, sfera, esfera.</text:span></text:p>
      <text:p text:style-name="_3c_grc_3e_">σφα<text:span text:style-name="T4">ῖ</text:span>ρα</text:p>
      <text:p text:style-name="_3c_entry_3e_"><text:span text:style-name="T1">[</text:span><text:a xlink:type="simple" xlink:href="https://www.biusante.parisdescartes.fr/histoire/medica/resultats/index.php?do=zoom&amp;cote=37020d&amp;p=1464" text:style-name="Internet_20_link" text:visited-style-name="Visited_20_Internet_20_Link"><text:span text:style-name="Internet_20_link"><text:span text:style-name="T1">p. 1450</text:span></text:span></text:a><text:span text:style-name="T1">] </text:span><text:span text:style-name="T3">sphéristique</text:span><text:span text:style-name="T1"> — </text:span></text:p>
      <text:p text:style-name="_3c_grc_3e_">σφαιριστι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465" text:style-name="Internet_20_link" text:visited-style-name="Visited_20_Internet_20_Link"><text:span text:style-name="Internet_20_link"><text:span text:style-name="T1">p. 1451</text:span></text:span></text:a><text:span text:style-name="T1">] </text:span><text:span text:style-name="T3">sphéroïdal</text:span><text:span text:style-name="T1"> — sphéroïdes, kugeiförmig, sphéroïdal, sferoidalê.</text:span></text:p>
      <text:p text:style-name="_3c_grc_3e_"><text:span text:style-name="T4">σ</text:span>φαι<text:span text:style-name="T4">ροειδὴς</text:span></text:p>
      <text:p text:style-name="_3c_entry_3e_"><text:span text:style-name="T1">[</text:span><text:a xlink:type="simple" xlink:href="https://www.biusante.parisdescartes.fr/histoire/medica/resultats/index.php?do=zoom&amp;cote=37020d&amp;p=1465" text:style-name="Internet_20_link" text:visited-style-name="Visited_20_Internet_20_Link"><text:span text:style-name="Internet_20_link"><text:span text:style-name="T1">p. 1451</text:span></text:span></text:a><text:span text:style-name="T1">] </text:span><text:span text:style-name="T3">sphincter</text:span><text:span text:style-name="T1"> — sphincter, Schliessmuskel, sphincter, sfintere, esfinter.</text:span></text:p>
      <text:p text:style-name="_3c_grc_3e_">σ<text:span text:style-name="T4">φι</text:span>γ<text:span text:style-name="T4">κτὴ</text:span>ρ</text:p>
      <text:p text:style-name="_3c_entry_3e_"><text:span text:style-name="T1">[</text:span><text:a xlink:type="simple" xlink:href="https://www.biusante.parisdescartes.fr/histoire/medica/resultats/index.php?do=zoom&amp;cote=37020d&amp;p=1468" text:style-name="Internet_20_link" text:visited-style-name="Visited_20_Internet_20_Link"><text:span text:style-name="Internet_20_link"><text:span text:style-name="T1">p. 1454</text:span></text:span></text:a><text:span text:style-name="T1">] </text:span><text:span text:style-name="T3">spire</text:span><text:span text:style-name="T1"> — Schneckenwindung, spire, spira, espira.</text:span></text:p>
      <text:p text:style-name="_3c_grc_3e_">σπείρα</text:p>
      <text:p text:style-name="_3c_entry_3e_"><text:span text:style-name="T1">[</text:span><text:a xlink:type="simple" xlink:href="https://www.biusante.parisdescartes.fr/histoire/medica/resultats/index.php?do=zoom&amp;cote=37020d&amp;p=1469" text:style-name="Internet_20_link" text:visited-style-name="Visited_20_Internet_20_Link"><text:span text:style-name="Internet_20_link"><text:span text:style-name="T1">p. 1455</text:span></text:span></text:a><text:span text:style-name="T1">] </text:span><text:span text:style-name="T3">splénique</text:span><text:span text:style-name="T1"> — splenicus, splenie, splenico, esplenico.</text:span></text:p>
      <text:p text:style-name="_3c_grc_3e_">σπλη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69" text:style-name="Internet_20_link" text:visited-style-name="Visited_20_Internet_20_Link"><text:span text:style-name="Internet_20_link"><text:span text:style-name="T1">p. 1455</text:span></text:span></text:a><text:span text:style-name="T1">] </text:span><text:span text:style-name="T3">splénite</text:span><text:span text:style-name="T1"> — splenitis, Milzentzündung, splenitis, splenite, esplenitis.</text:span></text:p>
      <text:p text:style-name="_3c_grc_3e_">σπλ<text:span text:style-name="T4">η</text:span>ν<text:span text:style-name="T4">ῖ</text:span>τις</text:p>
      <text:p text:style-name="_3c_entry_3e_"><text:span text:style-name="T1">[</text:span><text:a xlink:type="simple" xlink:href="https://www.biusante.parisdescartes.fr/histoire/medica/resultats/index.php?do=zoom&amp;cote=37020d&amp;p=1470" text:style-name="Internet_20_link" text:visited-style-name="Visited_20_Internet_20_Link"><text:span text:style-name="Internet_20_link"><text:span text:style-name="T1">p. 1456</text:span></text:span></text:a><text:span text:style-name="T1">] </text:span><text:span text:style-name="T3">spondyle</text:span><text:span text:style-name="T1"> — spondylos, Wirbel, spondyl.</text:span></text:p>
      <text:p text:style-name="_3c_grc_3e_">σπόνδυλ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470" text:style-name="Internet_20_link" text:visited-style-name="Visited_20_Internet_20_Link"><text:span text:style-name="Internet_20_link"><text:span text:style-name="T1">p. 1456</text:span></text:span></text:a><text:span text:style-name="T1">] </text:span><text:span text:style-name="T3">spongoïde</text:span><text:span text:style-name="T1"> — spongoides.</text:span></text:p>
      <text:p text:style-name="_3c_grc_3e_">σπογγ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470" text:style-name="Internet_20_link" text:visited-style-name="Visited_20_Internet_20_Link"><text:span text:style-name="Internet_20_link"><text:span text:style-name="T1">p. 1456</text:span></text:span></text:a><text:span text:style-name="T1">] </text:span><text:span text:style-name="T3">spontané</text:span><text:span text:style-name="T1"> — spontaneus, spontan, freiwillig, spontaneous, spontaneo, espontaneo.</text:span></text:p>
      <text:p text:style-name="_3c_grc_3e_">α<text:span text:style-name="T4">ὐ</text:span>τόματ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470" text:style-name="Internet_20_link" text:visited-style-name="Visited_20_Internet_20_Link"><text:span text:style-name="Internet_20_link"><text:span text:style-name="T1">p. 1456</text:span></text:span></text:a><text:span text:style-name="T1">] </text:span><text:span text:style-name="T3">sporadique</text:span><text:span text:style-name="T1"> — sporadicus, sporadisch, sporadic, sporadico, esporadico.</text:span></text:p>
      <text:p text:style-name="_3c_grc_3e_">σποραδ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71" text:style-name="Internet_20_link" text:visited-style-name="Visited_20_Internet_20_Link"><text:span text:style-name="Internet_20_link"><text:span text:style-name="T1">p. 1457</text:span></text:span></text:a><text:span text:style-name="T1">] </text:span><text:span text:style-name="T3">spumeux</text:span><text:span text:style-name="T1"> — spumosus, schaumig, spumous, frothy, spumoso, espumoso.</text:span></text:p>
      <text:p text:style-name="_3c_grc_3e_"><text:soft-page-break/><text:span text:style-name="T4">ἀ</text:span>φρώδης</text:p>
      <text:p text:style-name="_3c_entry_3e_"><text:span text:style-name="T1">[</text:span><text:a xlink:type="simple" xlink:href="https://www.biusante.parisdescartes.fr/histoire/medica/resultats/index.php?do=zoom&amp;cote=37020d&amp;p=1472" text:style-name="Internet_20_link" text:visited-style-name="Visited_20_Internet_20_Link"><text:span text:style-name="Internet_20_link"><text:span text:style-name="T1">p. 1458</text:span></text:span></text:a><text:span text:style-name="T1">] </text:span><text:span text:style-name="T3">squame</text:span><text:span text:style-name="T1"> — squama, Schuppe, scale, squama, escama.</text:span></text:p>
      <text:p text:style-name="_3c_grc_3e_">λεπ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472" text:style-name="Internet_20_link" text:visited-style-name="Visited_20_Internet_20_Link"><text:span text:style-name="Internet_20_link"><text:span text:style-name="T1">p. 1458</text:span></text:span></text:a><text:span text:style-name="T1">] </text:span><text:span text:style-name="T3">squelette</text:span><text:span text:style-name="T1"> — sceletus, Skelett, Gerippe, skeleton, scheletro, esqueleto.</text:span></text:p>
      <text:p text:style-name="_3c_grc_3e_">σκελετ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1474" text:style-name="Internet_20_link" text:visited-style-name="Visited_20_Internet_20_Link"><text:span text:style-name="Internet_20_link"><text:span text:style-name="T1">p. 1460</text:span></text:span></text:a><text:span text:style-name="T1">] </text:span><text:span text:style-name="T3">squirrhe</text:span><text:span text:style-name="T1"> — scirrhus, Faserkrebs, Hartkrebs, scirrhus, scirro, cirro.</text:span></text:p>
      <text:p text:style-name="_3c_grc_3e_"><text:span text:style-name="T4">σ</text:span>κί<text:span text:style-name="T4">ῤῥ</text:span>ος</text:p>
      <text:p text:style-name="_3c_entry_3e_"><text:span text:style-name="T1">[</text:span><text:a xlink:type="simple" xlink:href="https://www.biusante.parisdescartes.fr/histoire/medica/resultats/index.php?do=zoom&amp;cote=37020d&amp;p=1474" text:style-name="Internet_20_link" text:visited-style-name="Visited_20_Internet_20_Link"><text:span text:style-name="Internet_20_link"><text:span text:style-name="T1">p. 1460</text:span></text:span></text:a><text:span text:style-name="T1">] </text:span><text:span text:style-name="T3">squirrheux</text:span><text:span text:style-name="T1"> — scirrhosus, scirrhos, scirrhous, scirroso, cirroso.</text:span></text:p>
      <text:p text:style-name="_3c_grc_3e_"><text:span text:style-name="T4">σ</text:span>κι<text:span text:style-name="T4">ῤῥ</text:span>ώδης</text:p>
      <text:p text:style-name="_3c_entry_3e_"><text:span text:style-name="T1">[</text:span><text:a xlink:type="simple" xlink:href="https://www.biusante.parisdescartes.fr/histoire/medica/resultats/index.php?do=zoom&amp;cote=37020d&amp;p=1477" text:style-name="Internet_20_link" text:visited-style-name="Visited_20_Internet_20_Link"><text:span text:style-name="Internet_20_link"><text:span text:style-name="T1">p. 1463</text:span></text:span></text:a><text:span text:style-name="T1">] </text:span><text:span text:style-name="T3">stase</text:span><text:span text:style-name="T1"> — statio, Stillstand, stasis, stasi, estagnacion.</text:span></text:p>
      <text:p text:style-name="_3c_grc_3e_">στάσις</text:p>
      <text:p text:style-name="_3c_entry_3e_"><text:span text:style-name="T1">[</text:span><text:a xlink:type="simple" xlink:href="https://www.biusante.parisdescartes.fr/histoire/medica/resultats/index.php?do=zoom&amp;cote=37020d&amp;p=1477" text:style-name="Internet_20_link" text:visited-style-name="Visited_20_Internet_20_Link"><text:span text:style-name="Internet_20_link"><text:span text:style-name="T1">p. 1463</text:span></text:span></text:a><text:span text:style-name="T1">] </text:span><text:span text:style-name="T3">station</text:span><text:span text:style-name="T1"> — statio, Stehen, Stand, station, stand, stazione, estacion.</text:span></text:p>
      <text:p text:style-name="_3c_grc_3e_">στάσις</text:p>
      <text:p text:style-name="_3c_entry_3e_"><text:span text:style-name="T1">[</text:span><text:a xlink:type="simple" xlink:href="https://www.biusante.parisdescartes.fr/histoire/medica/resultats/index.php?do=zoom&amp;cote=37020d&amp;p=1479" text:style-name="Internet_20_link" text:visited-style-name="Visited_20_Internet_20_Link"><text:span text:style-name="Internet_20_link"><text:span text:style-name="T1">p. 1465</text:span></text:span></text:a><text:span text:style-name="T1">] </text:span><text:span text:style-name="T3">stature</text:span><text:span text:style-name="T1"> — statura, Leibesgrösse, stature, statura, estatura.</text:span></text:p>
      <text:p text:style-name="_3c_grc_3e_">μέγεθος</text:p>
      <text:p text:style-name="_3c_entry_3e_"><text:span text:style-name="T1">[</text:span><text:a xlink:type="simple" xlink:href="https://www.biusante.parisdescartes.fr/histoire/medica/resultats/index.php?do=zoom&amp;cote=37020d&amp;p=1479" text:style-name="Internet_20_link" text:visited-style-name="Visited_20_Internet_20_Link"><text:span text:style-name="Internet_20_link"><text:span text:style-name="T1">p. 1465</text:span></text:span></text:a><text:span text:style-name="T1">] </text:span><text:span text:style-name="T3">stéatome</text:span><text:span text:style-name="T1"> — steatoma, Steatom, Fettgeschwulst, steatoma, steatoma, esteatoma.</text:span></text:p>
      <text:p text:style-name="_3c_grc_3e_">στεάτωμα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egnose</text:span><text:span text:style-name="T1"> — stegnosis, Gefässverengerung, Porenzusammenziehung, stegnosis, stegnosi.</text:span></text:p>
      <text:p text:style-name="_3c_grc_3e_">στ<text:span text:style-name="T4">έ</text:span>γ<text:span text:style-name="T4">ν</text:span>ωσις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egnotique</text:span><text:span text:style-name="T1"> — zusammenziehend, stegnotic, stegnotico, estegnotico.</text:span></text:p>
      <text:p text:style-name="_3c_grc_3e_">στεγν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énochorie</text:span><text:span text:style-name="T1"> — </text:span></text:p>
      <text:p text:style-name="_3c_grc_3e_">στενοχ<text:span text:style-name="T4">ω</text:span>ρ<text:span text:style-name="T4">ί</text:span>α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ercoraire</text:span><text:span text:style-name="T1"> — stercorarius, kothig, stercoraceous, stercorate, stercoraceo, estercoral.</text:span></text:p>
      <text:p text:style-name="_3c_grc_3e_">κοπρώδης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érigmate</text:span><text:span text:style-name="T1"> — sterigma, stützend.</text:span></text:p>
      <text:p text:style-name="_3c_grc_3e_">στήριγμα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érile</text:span><text:span text:style-name="T1"> — sterilis, unfruchtbar, sterile, sterile, esterit.</text:span></text:p>
      <text:p text:style-name="_3c_grc_3e_"><text:span text:style-name="T4">ἄ</text:span>γονος</text:p>
      <text:p text:style-name="_3c_entry_3e_"><text:span text:style-name="T1">[</text:span><text:a xlink:type="simple" xlink:href="https://www.biusante.parisdescartes.fr/histoire/medica/resultats/index.php?do=zoom&amp;cote=37020d&amp;p=1480" text:style-name="Internet_20_link" text:visited-style-name="Visited_20_Internet_20_Link"><text:span text:style-name="Internet_20_link"><text:span text:style-name="T1">p. 1466</text:span></text:span></text:a><text:span text:style-name="T1">] </text:span><text:span text:style-name="T3">stérilité</text:span><text:span text:style-name="T1"> — sterilitas, Unfruchtbarkeit, sterility, stérilité, esterilidad.</text:span></text:p>
      <text:p text:style-name="_3c_grc_3e_"><text:span text:style-name="T4">ἀ</text:span>γονία</text:p>
      <text:p text:style-name="_3c_entry_3e_"><text:span text:style-name="T1">[</text:span><text:a xlink:type="simple" xlink:href="https://www.biusante.parisdescartes.fr/histoire/medica/resultats/index.php?do=zoom&amp;cote=37020d&amp;p=1481" text:style-name="Internet_20_link" text:visited-style-name="Visited_20_Internet_20_Link"><text:span text:style-name="Internet_20_link"><text:span text:style-name="T1">p. 1467</text:span></text:span></text:a><text:span text:style-name="T1">] </text:span><text:span text:style-name="T3">sternum</text:span><text:span text:style-name="T1"> — sternum, Brustbein, sternum, breast-bone, sterno, esternon.</text:span></text:p>
      <text:p text:style-name="_3c_grc_3e_">στ<text:span text:style-name="T4">έ</text:span>ρν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481" text:style-name="Internet_20_link" text:visited-style-name="Visited_20_Internet_20_Link"><text:span text:style-name="Internet_20_link"><text:span text:style-name="T1">p. 1467</text:span></text:span></text:a><text:span text:style-name="T1">] </text:span><text:span text:style-name="T3">sterteur</text:span><text:span text:style-name="T1"> — stertor, Schnarchen, stertor, snore, stertore, estertor.</text:span></text:p>
      <text:p text:style-name="_3c_grc_3e_"><text:span text:style-name="T4">ῥέγχος</text:span></text:p>
      <text:p text:style-name="_3c_entry_3e_"><text:soft-page-break/><text:span text:style-name="T1">[</text:span><text:a xlink:type="simple" xlink:href="https://www.biusante.parisdescartes.fr/histoire/medica/resultats/index.php?do=zoom&amp;cote=37020d&amp;p=1482" text:style-name="Internet_20_link" text:visited-style-name="Visited_20_Internet_20_Link"><text:span text:style-name="Internet_20_link"><text:span text:style-name="T1">p. 1468</text:span></text:span></text:a><text:span text:style-name="T1">] </text:span><text:span text:style-name="T3">stillation</text:span><text:span text:style-name="T1"> — stillatio, Tröpfeln, stillation, stillazione, estilacion.</text:span></text:p>
      <text:p text:style-name="_3c_grc_3e_">στάξις</text:p>
      <text:p text:style-name="_3c_entry_3e_"><text:span text:style-name="T1">[</text:span><text:a xlink:type="simple" xlink:href="https://www.biusante.parisdescartes.fr/histoire/medica/resultats/index.php?do=zoom&amp;cote=37020d&amp;p=1483" text:style-name="Internet_20_link" text:visited-style-name="Visited_20_Internet_20_Link"><text:span text:style-name="Internet_20_link"><text:span text:style-name="T1">p. 1469</text:span></text:span></text:a><text:span text:style-name="T1">] </text:span><text:span text:style-name="T3">stolon</text:span><text:span text:style-name="T1"> — stolo, Ausläufer, Schössling, stolon, sucker, rampollo.</text:span></text:p>
      <text:p text:style-name="_3c_grc_3e_"><text:span text:style-name="T4">μόσχευμ</text:span>α</text:p>
      <text:p text:style-name="_3c_entry_3e_"><text:span text:style-name="T1">[</text:span><text:a xlink:type="simple" xlink:href="https://www.biusante.parisdescartes.fr/histoire/medica/resultats/index.php?do=zoom&amp;cote=37020d&amp;p=1483" text:style-name="Internet_20_link" text:visited-style-name="Visited_20_Internet_20_Link"><text:span text:style-name="Internet_20_link"><text:span text:style-name="T1">p. 1469</text:span></text:span></text:a><text:span text:style-name="T1">] </text:span><text:span text:style-name="T3">stomachique</text:span><text:span text:style-name="T1"> — stomachicus, Magenmittel, stomachic, stomachico, estomatico.</text:span></text:p>
      <text:p text:style-name="_3c_grc_3e_">στομαχ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84" text:style-name="Internet_20_link" text:visited-style-name="Visited_20_Internet_20_Link"><text:span text:style-name="Internet_20_link"><text:span text:style-name="T1">p. 1470</text:span></text:span></text:a><text:span text:style-name="T1">] </text:span><text:span text:style-name="T3">storax</text:span><text:span text:style-name="T1"> — Storax, storax, storace, estoraque.</text:span></text:p>
      <text:p text:style-name="_3c_grc_3e_">στύραξ</text:p>
      <text:p text:style-name="_3c_entry_3e_"><text:span text:style-name="T1">[</text:span><text:a xlink:type="simple" xlink:href="https://www.biusante.parisdescartes.fr/histoire/medica/resultats/index.php?do=zoom&amp;cote=37020d&amp;p=1484" text:style-name="Internet_20_link" text:visited-style-name="Visited_20_Internet_20_Link"><text:span text:style-name="Internet_20_link"><text:span text:style-name="T1">p. 1470</text:span></text:span></text:a><text:span text:style-name="T1">] </text:span><text:span text:style-name="T3">strabisme</text:span><text:span text:style-name="T1"> — strabismus, Strabismus, Schielen, strabism, squinting, strabismo, estrabismo.</text:span></text:p>
      <text:p text:style-name="_3c_grc_3e_">στραβ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86" text:style-name="Internet_20_link" text:visited-style-name="Visited_20_Internet_20_Link"><text:span text:style-name="Internet_20_link"><text:span text:style-name="T1">p. 1472</text:span></text:span></text:a><text:span text:style-name="T1">] </text:span><text:span text:style-name="T3">strangurie</text:span><text:span text:style-name="T1"> — stranguria, urinæ stillicidium, Harnstrenge, strangury, stranguria, estranguria.</text:span></text:p>
      <text:p text:style-name="_3c_grc_3e_">στραγγουρία</text:p>
      <text:p text:style-name="_3c_entry_3e_"><text:span text:style-name="T1">[</text:span><text:a xlink:type="simple" xlink:href="https://www.biusante.parisdescartes.fr/histoire/medica/resultats/index.php?do=zoom&amp;cote=37020d&amp;p=1487" text:style-name="Internet_20_link" text:visited-style-name="Visited_20_Internet_20_Link"><text:span text:style-name="Internet_20_link"><text:span text:style-name="T1">p. 1473</text:span></text:span></text:a><text:span text:style-name="T1">] </text:span><text:span text:style-name="T3">strobile</text:span><text:span text:style-name="T1"> — strobilus.</text:span></text:p>
      <text:p text:style-name="_3c_grc_3e_">στρόβιλ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488" text:style-name="Internet_20_link" text:visited-style-name="Visited_20_Internet_20_Link"><text:span text:style-name="Internet_20_link"><text:span text:style-name="T1">p. 1474</text:span></text:span></text:a><text:span text:style-name="T1">] </text:span><text:span text:style-name="T3">structure</text:span><text:span text:style-name="T1"> — structura, Bau, Struetur, structure, struttura, estructura.</text:span></text:p>
      <text:p text:style-name="_3c_grc_3e_">κατασκευ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489" text:style-name="Internet_20_link" text:visited-style-name="Visited_20_Internet_20_Link"><text:span text:style-name="Internet_20_link"><text:span text:style-name="T1">p. 1475</text:span></text:span></text:a><text:span text:style-name="T1">] </text:span><text:span text:style-name="T3">strychnos</text:span><text:span text:style-name="T1"> — Brechnuss, strychnos.</text:span></text:p>
      <text:p text:style-name="_3c_grc_3e_">στρύχνος</text:p>
      <text:p text:style-name="_3c_entry_3e_"><text:span text:style-name="T1">[</text:span><text:a xlink:type="simple" xlink:href="https://www.biusante.parisdescartes.fr/histoire/medica/resultats/index.php?do=zoom&amp;cote=37020d&amp;p=1489" text:style-name="Internet_20_link" text:visited-style-name="Visited_20_Internet_20_Link"><text:span text:style-name="Internet_20_link"><text:span text:style-name="T1">p. 1475</text:span></text:span></text:a><text:span text:style-name="T1">] </text:span><text:span text:style-name="T3">stupéfaction</text:span><text:span text:style-name="T1"> — stupefactio, Betäubung, stupéfaction, stupefazzione, estupefaccioii.</text:span></text:p>
      <text:p text:style-name="_3c_grc_3e_">νάρκωσις</text:p>
      <text:p text:style-name="_3c_entry_3e_"><text:span text:style-name="T1">[</text:span><text:a xlink:type="simple" xlink:href="https://www.biusante.parisdescartes.fr/histoire/medica/resultats/index.php?do=zoom&amp;cote=37020d&amp;p=1489" text:style-name="Internet_20_link" text:visited-style-name="Visited_20_Internet_20_Link"><text:span text:style-name="Internet_20_link"><text:span text:style-name="T1">p. 1475</text:span></text:span></text:a><text:span text:style-name="T1">] </text:span><text:span text:style-name="T3">stupéfiant</text:span><text:span text:style-name="T1"> — stupefaciens, betäubend, stupefying, stupefactive, stupefactivo, estupefaciente.</text:span></text:p>
      <text:p text:style-name="_3c_grc_3e_">ναρκ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489" text:style-name="Internet_20_link" text:visited-style-name="Visited_20_Internet_20_Link"><text:span text:style-name="Internet_20_link"><text:span text:style-name="T1">p. 1475</text:span></text:span></text:a><text:span text:style-name="T1">] </text:span><text:span text:style-name="T3">stupeur</text:span><text:span text:style-name="T1"> — stupor, Stupor, Stumpfsinn, stupor, stupore, estupor.</text:span></text:p>
      <text:p text:style-name="_3c_grc_3e_">νάρκ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489" text:style-name="Internet_20_link" text:visited-style-name="Visited_20_Internet_20_Link"><text:span text:style-name="Internet_20_link"><text:span text:style-name="T1">p. 1475</text:span></text:span></text:a><text:span text:style-name="T1">] </text:span><text:span text:style-name="T3">stupidité</text:span><text:span text:style-name="T1"> — stupiditas, Stupidität, Geistesbeschränktheit, stupidity, stupidità, estupidez.</text:span></text:p>
      <text:p text:style-name="_3c_grc_3e_"><text:span text:style-name="T4">ἄ</text:span>νοια</text:p>
      <text:p text:style-name="_3c_entry_3e_"><text:span text:style-name="T1">[</text:span><text:a xlink:type="simple" xlink:href="https://www.biusante.parisdescartes.fr/histoire/medica/resultats/index.php?do=zoom&amp;cote=37020d&amp;p=1490" text:style-name="Internet_20_link" text:visited-style-name="Visited_20_Internet_20_Link"><text:span text:style-name="Internet_20_link"><text:span text:style-name="T1">p. 1476</text:span></text:span></text:a><text:span text:style-name="T1">] </text:span><text:span text:style-name="T3">styptique</text:span><text:span text:style-name="T1"> — stypticus, styptisch, zusammenziehend, blutstillend, styptie, stitico, estiptico.</text:span></text:p>
      <text:p text:style-name="_3c_grc_3e_">στυπτι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1492" text:style-name="Internet_20_link" text:visited-style-name="Visited_20_Internet_20_Link"><text:span text:style-name="Internet_20_link"><text:span text:style-name="T1">p. 1478</text:span></text:span></text:a><text:span text:style-name="T1">] </text:span><text:span text:style-name="T3">substance</text:span><text:span text:style-name="T1"> — substantia, Substanz, Stoff, substance, sustanza, substantia.</text:span></text:p>
      <text:p text:style-name="_3c_grc_3e_"><text:span text:style-name="T4">οὐ</text:span>σία</text:p>
      <text:p text:style-name="_3c_entry_3e_"><text:span text:style-name="T1">[</text:span><text:a xlink:type="simple" xlink:href="https://www.biusante.parisdescartes.fr/histoire/medica/resultats/index.php?do=zoom&amp;cote=37020d&amp;p=1495" text:style-name="Internet_20_link" text:visited-style-name="Visited_20_Internet_20_Link"><text:span text:style-name="Internet_20_link"><text:span text:style-name="T1">p. 1481</text:span></text:span></text:a><text:span text:style-name="T1">] </text:span><text:span text:style-name="T3">suc</text:span><text:span text:style-name="T1"> — saccus, Saft, juice, sugo, jugo.</text:span></text:p>
      <text:p text:style-name="_3c_grc_3e_"><text:span text:style-name="T4">χυλὸς </text:span>—<text:span text:style-name="T4"> ὀ</text:span>π<text:span text:style-name="T4">ὸ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1496" text:style-name="Internet_20_link" text:visited-style-name="Visited_20_Internet_20_Link"><text:span text:style-name="Internet_20_link"><text:span text:style-name="T1">p. 1482</text:span></text:span></text:a><text:span text:style-name="T1">] </text:span><text:span text:style-name="T3">succédané</text:span><text:span text:style-name="T1"> — succedaneus, ersetzend, Succedaneum, succedaneum, succedaneo, succedaneo.</text:span></text:p>
      <text:p text:style-name="_3c_grc_3e_"><text:span text:style-name="T4">ἀ</text:span>ντιβαλλόμενος</text:p>
      <text:p text:style-name="_3c_entry_3e_"><text:span text:style-name="T1">[</text:span><text:a xlink:type="simple" xlink:href="https://www.biusante.parisdescartes.fr/histoire/medica/resultats/index.php?do=zoom&amp;cote=37020d&amp;p=1496" text:style-name="Internet_20_link" text:visited-style-name="Visited_20_Internet_20_Link"><text:span text:style-name="Internet_20_link"><text:span text:style-name="T1">p. 1482</text:span></text:span></text:a><text:span text:style-name="T1">] </text:span><text:span text:style-name="T3">succin</text:span><text:span text:style-name="T1"> — succinum, electrum, Bernstein, yellow amber, succinum, succino, succino.</text:span></text:p>
      <text:p text:style-name="_3c_grc_3e_"><text:span text:style-name="T4">ἤ</text:span>λεκτρον</text:p>
      <text:p text:style-name="_3c_entry_3e_"><text:span text:style-name="T1">[</text:span><text:a xlink:type="simple" xlink:href="https://www.biusante.parisdescartes.fr/histoire/medica/resultats/index.php?do=zoom&amp;cote=37020d&amp;p=1496" text:style-name="Internet_20_link" text:visited-style-name="Visited_20_Internet_20_Link"><text:span text:style-name="Internet_20_link"><text:span text:style-name="T1">p. 1482</text:span></text:span></text:a><text:span text:style-name="T1">] </text:span><text:span text:style-name="T3">succion</text:span><text:span text:style-name="T1"> — suctio, suctus, Saugen, sucking, suchiamento, succion.</text:span></text:p>
      <text:p text:style-name="_3c_grc_3e_">μύζ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496" text:style-name="Internet_20_link" text:visited-style-name="Visited_20_Internet_20_Link"><text:span text:style-name="Internet_20_link"><text:span text:style-name="T1">p. 1482</text:span></text:span></text:a><text:span text:style-name="T1">] </text:span><text:span text:style-name="T3">succussion</text:span><text:span text:style-name="T1"> — succussio, Schütteln, succussion, scossa.</text:span></text:p>
      <text:p text:style-name="_3c_grc_3e_"><text:span text:style-name="T4">σ</text:span>ε<text:span text:style-name="T4">ῖσ</text:span>ις</text:p>
      <text:p text:style-name="_3c_entry_3e_"><text:span text:style-name="T1">[</text:span><text:a xlink:type="simple" xlink:href="https://www.biusante.parisdescartes.fr/histoire/medica/resultats/index.php?do=zoom&amp;cote=37020d&amp;p=1499" text:style-name="Internet_20_link" text:visited-style-name="Visited_20_Internet_20_Link"><text:span text:style-name="Internet_20_link"><text:span text:style-name="T1">p. 1485</text:span></text:span></text:a><text:span text:style-name="T1">] </text:span><text:span text:style-name="T3">sudamina</text:span><text:span text:style-name="T1"> — Schweissbläschen, sudamina, sudamini, sudamina.</text:span></text:p>
      <text:p text:style-name="_3c_grc_3e_"><text:span text:style-name="T5">ἱδρῶα</text:span></text:p>
      <text:p text:style-name="_3c_entry_3e_"><text:span text:style-name="T1">[</text:span><text:a xlink:type="simple" xlink:href="https://www.biusante.parisdescartes.fr/histoire/medica/resultats/index.php?do=zoom&amp;cote=37020d&amp;p=1499" text:style-name="Internet_20_link" text:visited-style-name="Visited_20_Internet_20_Link"><text:span text:style-name="Internet_20_link"><text:span text:style-name="T1">p. 1485</text:span></text:span></text:a><text:span text:style-name="T1">] </text:span><text:span text:style-name="T3">sudation</text:span><text:span text:style-name="T1"> — sudatio.</text:span></text:p>
      <text:p text:style-name="_3c_grc_3e_"><text:span text:style-name="T4">ἵδ</text:span>ρωσι<text:span text:style-name="T4">ς</text:span></text:p>
      <text:p text:style-name="_3c_entry_3e_"><text:span text:style-name="T1">[</text:span><text:a xlink:type="simple" xlink:href="https://www.biusante.parisdescartes.fr/histoire/medica/resultats/index.php?do=zoom&amp;cote=37020d&amp;p=1499" text:style-name="Internet_20_link" text:visited-style-name="Visited_20_Internet_20_Link"><text:span text:style-name="Internet_20_link"><text:span text:style-name="T1">p. 1485</text:span></text:span></text:a><text:span text:style-name="T1">] </text:span><text:span text:style-name="T3">sudorifique</text:span><text:span text:style-name="T1"> — sudorificus, schweisstreibend, sudori fie, sudorifico, sudorifico.</text:span></text:p>
      <text:p text:style-name="_3c_grc_3e_"><text:span text:style-name="T4">ἱδ</text:span>ρ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00" text:style-name="Internet_20_link" text:visited-style-name="Visited_20_Internet_20_Link"><text:span text:style-name="Internet_20_link"><text:span text:style-name="T1">p. 1486</text:span></text:span></text:a><text:span text:style-name="T1">] </text:span><text:span text:style-name="T3">sueur</text:span><text:span text:style-name="T1"> — sudor, Schweiss, sweat, sudore, sudor.</text:span></text:p>
      <text:p text:style-name="_3c_grc_3e_"><text:span text:style-name="T4">ἱ</text:span>δρ<text:span text:style-name="T4">ὼ</text:span>ς</text:p>
      <text:p text:style-name="_3c_entry_3e_"><text:span text:style-name="T1">[</text:span><text:a xlink:type="simple" xlink:href="https://www.biusante.parisdescartes.fr/histoire/medica/resultats/index.php?do=zoom&amp;cote=37020d&amp;p=1501" text:style-name="Internet_20_link" text:visited-style-name="Visited_20_Internet_20_Link"><text:span text:style-name="Internet_20_link"><text:span text:style-name="T1">p. 1487</text:span></text:span></text:a><text:span text:style-name="T1">] </text:span><text:span text:style-name="T3">suffocation</text:span><text:span text:style-name="T1"> — suffocatio, Erstickung, suffocation, suffoeazione, suffogamento, sufocacion.</text:span></text:p>
      <text:p text:style-name="_3c_grc_3e_">πν<text:span text:style-name="T4">ὶ</text:span>ξ — πνιγ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01" text:style-name="Internet_20_link" text:visited-style-name="Visited_20_Internet_20_Link"><text:span text:style-name="Internet_20_link"><text:span text:style-name="T1">p. 1487</text:span></text:span></text:a><text:span text:style-name="T1">] </text:span><text:span text:style-name="T3">sugillation</text:span><text:span text:style-name="T1"> — sugillatio, Saugemaal, Blutunterlaufung, sugillation, sugillazione, sugilacion.</text:span></text:p>
      <text:p text:style-name="_3c_grc_3e_"><text:span text:style-name="T4">ἐκ</text:span>χύμωμα — <text:span text:style-name="T4">ὑ</text:span>πόσφαγμα</text:p>
      <text:p text:style-name="_3c_entry_3e_"><text:span text:style-name="T1">[</text:span><text:a xlink:type="simple" xlink:href="https://www.biusante.parisdescartes.fr/histoire/medica/resultats/index.php?do=zoom&amp;cote=37020d&amp;p=1501" text:style-name="Internet_20_link" text:visited-style-name="Visited_20_Internet_20_Link"><text:span text:style-name="Internet_20_link"><text:span text:style-name="T1">p. 1487</text:span></text:span></text:a><text:span text:style-name="T1">] </text:span><text:span text:style-name="T3">suie</text:span><text:span text:style-name="T1"> — fuligo, Russ, soot, fuliggine, hollin.</text:span></text:p>
      <text:p text:style-name="_3c_grc_3e_">λιγν<text:span text:style-name="T4">ὺς</text:span></text:p>
      <text:p text:style-name="_3c_entry_3e_"><text:span text:style-name="T1">[</text:span><text:a xlink:type="simple" xlink:href="https://www.biusante.parisdescartes.fr/histoire/medica/resultats/index.php?do=zoom&amp;cote=37020d&amp;p=1501" text:style-name="Internet_20_link" text:visited-style-name="Visited_20_Internet_20_Link"><text:span text:style-name="Internet_20_link"><text:span text:style-name="T1">p. 1487</text:span></text:span></text:a><text:span text:style-name="T1">] </text:span><text:span text:style-name="T3">suif</text:span><text:span text:style-name="T1"> — sebum, Talg, tallow, sevo, sebo.</text:span></text:p>
      <text:p text:style-name="_3c_grc_3e_">στ<text:span text:style-name="T4">έ</text:span>αρ</text:p>
      <text:p text:style-name="_3c_entry_3e_"><text:span text:style-name="T1">[</text:span><text:a xlink:type="simple" xlink:href="https://www.biusante.parisdescartes.fr/histoire/medica/resultats/index.php?do=zoom&amp;cote=37020d&amp;p=1501" text:style-name="Internet_20_link" text:visited-style-name="Visited_20_Internet_20_Link"><text:span text:style-name="Internet_20_link"><text:span text:style-name="T1">p. 1487</text:span></text:span></text:a><text:span text:style-name="T1">] </text:span><text:span text:style-name="T3">suint</text:span><text:span text:style-name="T1"> — œsypum, Wollfett, filth, greasiness, sucidume.</text:span></text:p>
      <text:p text:style-name="_3c_grc_3e_">ο<text:span text:style-name="T4">ἴ</text:span>συπος</text:p>
      <text:p text:style-name="_3c_entry_3e_"><text:span text:style-name="T1">[</text:span><text:a xlink:type="simple" xlink:href="https://www.biusante.parisdescartes.fr/histoire/medica/resultats/index.php?do=zoom&amp;cote=37020d&amp;p=1510" text:style-name="Internet_20_link" text:visited-style-name="Visited_20_Internet_20_Link"><text:span text:style-name="Internet_20_link"><text:span text:style-name="T1">p. 1496</text:span></text:span></text:a><text:span text:style-name="T1">] </text:span><text:span text:style-name="T3">sumac</text:span><text:span text:style-name="T1"> — Rhus (L.), Sumach, sumach, sommacco, zumaque.</text:span></text:p>
      <text:p text:style-name="_3c_grc_3e_"><text:span text:style-name="T5">ῥοῦς</text:span></text:p>
      <text:p text:style-name="_3c_entry_3e_"><text:span text:style-name="T1">[</text:span><text:a xlink:type="simple" xlink:href="https://www.biusante.parisdescartes.fr/histoire/medica/resultats/index.php?do=zoom&amp;cote=37020d&amp;p=1511" text:style-name="Internet_20_link" text:visited-style-name="Visited_20_Internet_20_Link"><text:span text:style-name="Internet_20_link"><text:span text:style-name="T1">p. 1497</text:span></text:span></text:a><text:span text:style-name="T1">] </text:span><text:span text:style-name="T3">superfétation</text:span><text:span text:style-name="T1"> — superfœtatio, Ueberschwangerung, superfétation, super fetazione, superfétation.</text:span></text:p>
      <text:p text:style-name="_3c_grc_3e_"><text:span text:style-name="T4">ἐ</text:span>πικύ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511" text:style-name="Internet_20_link" text:visited-style-name="Visited_20_Internet_20_Link"><text:span text:style-name="Internet_20_link"><text:span text:style-name="T1">p. 1497</text:span></text:span></text:a><text:span text:style-name="T1">] </text:span><text:span text:style-name="T3">superpurgation</text:span><text:span text:style-name="T1"> — superpurgatio, übermässige Abführung, superpur g azione, superpurgation.</text:span></text:p>
      <text:p text:style-name="_3c_grc_3e_"><text:span text:style-name="T4">ὑ</text:span>περκάθαρσις</text:p>
      <text:p text:style-name="_3c_entry_3e_"><text:span text:style-name="T1">[</text:span><text:a xlink:type="simple" xlink:href="https://www.biusante.parisdescartes.fr/histoire/medica/resultats/index.php?do=zoom&amp;cote=37020d&amp;p=1511" text:style-name="Internet_20_link" text:visited-style-name="Visited_20_Internet_20_Link"><text:span text:style-name="Internet_20_link"><text:span text:style-name="T1">p. 1497</text:span></text:span></text:a><text:span text:style-name="T1">] </text:span><text:span text:style-name="T3">supination</text:span><text:span text:style-name="T1"> — supinatio, Zurückbeugung, supination, supinazione, supination.</text:span></text:p>
      <text:p text:style-name="_3c_grc_3e_"><text:soft-page-break/><text:span text:style-name="T4">ὑ</text:span>πτι<text:span text:style-name="T4">ό</text:span>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511" text:style-name="Internet_20_link" text:visited-style-name="Visited_20_Internet_20_Link"><text:span text:style-name="Internet_20_link"><text:span text:style-name="T1">p. 1497</text:span></text:span></text:a><text:span text:style-name="T1">] </text:span><text:span text:style-name="T3">suppositoire</text:span><text:span text:style-name="T1"> — suppositorium, Stuhlzäpfchen, suppository, suppositorio, supositorio.</text:span></text:p>
      <text:p text:style-name="_3c_grc_3e_">βάλανος</text:p>
      <text:p text:style-name="_3c_entry_3e_"><text:span text:style-name="T1">[</text:span><text:a xlink:type="simple" xlink:href="https://www.biusante.parisdescartes.fr/histoire/medica/resultats/index.php?do=zoom&amp;cote=37020d&amp;p=1511" text:style-name="Internet_20_link" text:visited-style-name="Visited_20_Internet_20_Link"><text:span text:style-name="Internet_20_link"><text:span text:style-name="T1">p. 1497</text:span></text:span></text:a><text:span text:style-name="T1">] </text:span><text:span text:style-name="T3">suppression</text:span><text:span text:style-name="T1"> — suppressio, Verhaltung, suppression, suppressione, supresion.</text:span></text:p>
      <text:p text:style-name="_3c_grc_3e_"><text:span text:style-name="T4">ἐ</text:span>πίσχεσις</text:p>
      <text:p text:style-name="_3c_entry_3e_"><text:span text:style-name="T1">[</text:span><text:a xlink:type="simple" xlink:href="https://www.biusante.parisdescartes.fr/histoire/medica/resultats/index.php?do=zoom&amp;cote=37020d&amp;p=1512" text:style-name="Internet_20_link" text:visited-style-name="Visited_20_Internet_20_Link"><text:span text:style-name="Internet_20_link"><text:span text:style-name="T1">p. 1498</text:span></text:span></text:a><text:span text:style-name="T1">] </text:span><text:span text:style-name="T3">suppuration</text:span><text:span text:style-name="T1"> — suppuratio, Eiterung, suppuration, suppurazione, supuracion.</text:span></text:p>
      <text:p text:style-name="_3c_grc_3e_"><text:span text:style-name="T4">ἐκπύημα</text:span></text:p>
      <text:p text:style-name="_3c_entry_3e_"><text:span text:style-name="T1">[</text:span><text:a xlink:type="simple" xlink:href="https://www.biusante.parisdescartes.fr/histoire/medica/resultats/index.php?do=zoom&amp;cote=37020d&amp;p=1512" text:style-name="Internet_20_link" text:visited-style-name="Visited_20_Internet_20_Link"><text:span text:style-name="Internet_20_link"><text:span text:style-name="T1">p. 1498</text:span></text:span></text:a><text:span text:style-name="T1">] </text:span><text:span text:style-name="T3">suppuré</text:span><text:span text:style-name="T1"> — suppuratus.</text:span></text:p>
      <text:p text:style-name="_3c_grc_3e_"><text:span text:style-name="T4">ἔμ</text:span>πυος</text:p>
      <text:p text:style-name="_3c_entry_3e_"><text:span text:style-name="T1">[</text:span><text:a xlink:type="simple" xlink:href="https://www.biusante.parisdescartes.fr/histoire/medica/resultats/index.php?do=zoom&amp;cote=37020d&amp;p=1513" text:style-name="Internet_20_link" text:visited-style-name="Visited_20_Internet_20_Link"><text:span text:style-name="Internet_20_link"><text:span text:style-name="T1">p. 1499</text:span></text:span></text:a><text:span text:style-name="T1">] </text:span><text:span text:style-name="T3">surdité</text:span><text:span text:style-name="T1"> — surditas, cophosis, Taubheit, deafness, sordità, sordera.</text:span></text:p>
      <text:p text:style-name="_3c_grc_3e_"><text:span text:style-name="T4">κ</text:span>ωφότης</text:p>
      <text:p text:style-name="_3c_entry_3e_"><text:span text:style-name="T1">[</text:span><text:a xlink:type="simple" xlink:href="https://www.biusante.parisdescartes.fr/histoire/medica/resultats/index.php?do=zoom&amp;cote=37020d&amp;p=1515" text:style-name="Internet_20_link" text:visited-style-name="Visited_20_Internet_20_Link"><text:span text:style-name="Internet_20_link"><text:span text:style-name="T1">p. 1501</text:span></text:span></text:a><text:span text:style-name="T1">] </text:span><text:span text:style-name="T3">suspenseur</text:span><text:span text:style-name="T1"> — suspensor, suspensory.</text:span></text:p>
      <text:p text:style-name="_3c_grc_3e_"><text:span text:style-name="T4">κρεμαστὴρ</text:span></text:p>
      <text:p text:style-name="_3c_entry_3e_"><text:span text:style-name="T1">[</text:span><text:a xlink:type="simple" xlink:href="https://www.biusante.parisdescartes.fr/histoire/medica/resultats/index.php?do=zoom&amp;cote=37020d&amp;p=1518" text:style-name="Internet_20_link" text:visited-style-name="Visited_20_Internet_20_Link"><text:span text:style-name="Internet_20_link"><text:span text:style-name="T1">p. 1504</text:span></text:span></text:a><text:span text:style-name="T1">] </text:span><text:span text:style-name="T3">symbole</text:span><text:span text:style-name="T1"> — symbolum, Symbol, symbol, simbolo, simbolo.</text:span></text:p>
      <text:p text:style-name="_3c_grc_3e_">σύμβολον</text:p>
      <text:p text:style-name="_3c_entry_3e_"><text:span text:style-name="T1">[</text:span><text:a xlink:type="simple" xlink:href="https://www.biusante.parisdescartes.fr/histoire/medica/resultats/index.php?do=zoom&amp;cote=37020d&amp;p=1518" text:style-name="Internet_20_link" text:visited-style-name="Visited_20_Internet_20_Link"><text:span text:style-name="Internet_20_link"><text:span text:style-name="T1">p. 1504</text:span></text:span></text:a><text:span text:style-name="T1">] </text:span><text:span text:style-name="T3">symétrie</text:span><text:span text:style-name="T1"> — symmetria, Symmetrie, Ebenmass, symmelry, simmetria, simetria.</text:span></text:p>
      <text:p text:style-name="_3c_grc_3e_">συμμετρία</text:p>
      <text:p text:style-name="_3c_entry_3e_"><text:span text:style-name="T1">[</text:span><text:a xlink:type="simple" xlink:href="https://www.biusante.parisdescartes.fr/histoire/medica/resultats/index.php?do=zoom&amp;cote=37020d&amp;p=1520" text:style-name="Internet_20_link" text:visited-style-name="Visited_20_Internet_20_Link"><text:span text:style-name="Internet_20_link"><text:span text:style-name="T1">p. 1506</text:span></text:span></text:a><text:span text:style-name="T1">] </text:span><text:span text:style-name="T3">sympathie</text:span><text:span text:style-name="T1"> — sympathia, consensus, Sympathie, Mitleidenschaft, sympathy, simpatia, simpatia.</text:span></text:p>
      <text:p text:style-name="_3c_grc_3e_">συμπάθεια</text:p>
      <text:p text:style-name="_3c_entry_3e_"><text:span text:style-name="T1">[</text:span><text:a xlink:type="simple" xlink:href="https://www.biusante.parisdescartes.fr/histoire/medica/resultats/index.php?do=zoom&amp;cote=37020d&amp;p=1522" text:style-name="Internet_20_link" text:visited-style-name="Visited_20_Internet_20_Link"><text:span text:style-name="Internet_20_link"><text:span text:style-name="T1">p. 1508</text:span></text:span></text:a><text:span text:style-name="T1">] </text:span><text:span text:style-name="T3">symphyse</text:span><text:span text:style-name="T1"> — symphysis, symphysis, sinfisi, sinfisis.</text:span></text:p>
      <text:p text:style-name="_3c_grc_3e_">σύμφυσις</text:p>
      <text:p text:style-name="_3c_entry_3e_"><text:span text:style-name="T1">[</text:span><text:a xlink:type="simple" xlink:href="https://www.biusante.parisdescartes.fr/histoire/medica/resultats/index.php?do=zoom&amp;cote=37020d&amp;p=1522" text:style-name="Internet_20_link" text:visited-style-name="Visited_20_Internet_20_Link"><text:span text:style-name="Internet_20_link"><text:span text:style-name="T1">p. 1508</text:span></text:span></text:a><text:span text:style-name="T1">] </text:span><text:span text:style-name="T3">symptôme</text:span><text:span text:style-name="T1"> — symptoma, Symptom, Anzeichen, symptom, sintomo, sintoma.</text:span></text:p>
      <text:p text:style-name="_3c_grc_3e_">σύμπτωμα</text:p>
      <text:p text:style-name="_3c_entry_3e_"><text:span text:style-name="T1">[</text:span><text:a xlink:type="simple" xlink:href="https://www.biusante.parisdescartes.fr/histoire/medica/resultats/index.php?do=zoom&amp;cote=37020d&amp;p=1522" text:style-name="Internet_20_link" text:visited-style-name="Visited_20_Internet_20_Link"><text:span text:style-name="Internet_20_link"><text:span text:style-name="T1">p. 1508</text:span></text:span></text:a><text:span text:style-name="T1">] </text:span><text:span text:style-name="T3">symptose</text:span><text:span text:style-name="T1"> — symptosis, Verfall, symptosis, simptosi.</text:span></text:p>
      <text:p text:style-name="_3c_grc_3e_">σύμπτωσις</text:p>
      <text:p text:style-name="_3c_entry_3e_"><text:span text:style-name="T1">[</text:span><text:a xlink:type="simple" xlink:href="https://www.biusante.parisdescartes.fr/histoire/medica/resultats/index.php?do=zoom&amp;cote=37020d&amp;p=1523" text:style-name="Internet_20_link" text:visited-style-name="Visited_20_Internet_20_Link"><text:span text:style-name="Internet_20_link"><text:span text:style-name="T1">p. 1509</text:span></text:span></text:a><text:span text:style-name="T1">] </text:span><text:span text:style-name="T3">syncope</text:span><text:span text:style-name="T1"> — syncope, Ohnmacht, syncopation, fainting, sincope, sincope.</text:span></text:p>
      <text:p text:style-name="_3c_grc_3e_">συγκοπ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524" text:style-name="Internet_20_link" text:visited-style-name="Visited_20_Internet_20_Link"><text:span text:style-name="Internet_20_link"><text:span text:style-name="T1">p. 1510</text:span></text:span></text:a><text:span text:style-name="T1">] </text:span><text:span text:style-name="T3">syncrétisme</text:span><text:span text:style-name="T1"> — </text:span></text:p>
      <text:p text:style-name="_3c_grc_3e_">συγκρ<text:span text:style-name="T4">η</text:span>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25" text:style-name="Internet_20_link" text:visited-style-name="Visited_20_Internet_20_Link"><text:span text:style-name="Internet_20_link"><text:span text:style-name="T1">p. 1511</text:span></text:span></text:a><text:span text:style-name="T1">] </text:span><text:span text:style-name="T3">synizésis</text:span><text:span text:style-name="T1"> — synizesis, Pupillenverschliessung, synizesis, sinizesi, sinizesis.</text:span></text:p>
      <text:p text:style-name="_3c_grc_3e_">συνίζ<text:span text:style-name="T4">η</text:span>σις</text:p>
      <text:p text:style-name="_3c_entry_3e_"><text:span text:style-name="T1">[</text:span><text:a xlink:type="simple" xlink:href="https://www.biusante.parisdescartes.fr/histoire/medica/resultats/index.php?do=zoom&amp;cote=37020d&amp;p=1526" text:style-name="Internet_20_link" text:visited-style-name="Visited_20_Internet_20_Link"><text:span text:style-name="Internet_20_link"><text:span text:style-name="T1">p. 1512</text:span></text:span></text:a><text:span text:style-name="T1">] </text:span><text:span text:style-name="T3">synthèse</text:span><text:span text:style-name="T1"> — synthesis, Synthese, synthesis, sintesi, sintesis.</text:span></text:p>
      <text:p text:style-name="_3c_grc_3e_">σύνθεσις</text:p>
      <text:p text:style-name="_3c_entry_3e_"><text:span text:style-name="T1">[</text:span><text:a xlink:type="simple" xlink:href="https://www.biusante.parisdescartes.fr/histoire/medica/resultats/index.php?do=zoom&amp;cote=37020d&amp;p=1534" text:style-name="Internet_20_link" text:visited-style-name="Visited_20_Internet_20_Link"><text:span text:style-name="Internet_20_link"><text:span text:style-name="T1">p. 1520</text:span></text:span></text:a><text:span text:style-name="T1">] </text:span><text:span text:style-name="T3">syringotome</text:span><text:span text:style-name="T1"> — syringotomium, Syringotom, Fistelmesser, syringotoma, siringotomo, siringotomo.</text:span></text:p>
      <text:p text:style-name="_3c_grc_3e_">συριγγοτόμιον</text:p>
      <text:p text:style-name="_3c_entry_3e_"><text:soft-page-break/><text:span text:style-name="T1">[</text:span><text:a xlink:type="simple" xlink:href="https://www.biusante.parisdescartes.fr/histoire/medica/resultats/index.php?do=zoom&amp;cote=37020d&amp;p=1534" text:style-name="Internet_20_link" text:visited-style-name="Visited_20_Internet_20_Link"><text:span text:style-name="Internet_20_link"><text:span text:style-name="T1">p. 1520</text:span></text:span></text:a><text:span text:style-name="T1">] </text:span><text:span text:style-name="T3">syrmaïsme</text:span><text:span text:style-name="T1"> — </text:span></text:p>
      <text:p text:style-name="_3c_grc_3e_">συρμαϊ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35" text:style-name="Internet_20_link" text:visited-style-name="Visited_20_Internet_20_Link"><text:span text:style-name="Internet_20_link"><text:span text:style-name="T1">p. 1521</text:span></text:span></text:a><text:span text:style-name="T1">] </text:span><text:span text:style-name="T3">système</text:span><text:span text:style-name="T1"> — systema, System, Lehrgebäude, system, sistema, sistema.</text:span></text:p>
      <text:p text:style-name="_3c_grc_3e_">σύστημα</text:p>
      <text:p text:style-name="_3c_entry_3e_"><text:span text:style-name="T1">[</text:span><text:a xlink:type="simple" xlink:href="https://www.biusante.parisdescartes.fr/histoire/medica/resultats/index.php?do=zoom&amp;cote=37020d&amp;p=1536" text:style-name="Internet_20_link" text:visited-style-name="Visited_20_Internet_20_Link"><text:span text:style-name="Internet_20_link"><text:span text:style-name="T1">p. 1522</text:span></text:span></text:a><text:span text:style-name="T1">] </text:span><text:span text:style-name="T3">systole</text:span><text:span text:style-name="T1"> — systole, Systole, Zusammenziehung, systole, sistole, sistole.</text:span></text:p>
      <text:p text:style-name="_3c_grc_3e_">συστο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538" text:style-name="Internet_20_link" text:visited-style-name="Visited_20_Internet_20_Link"><text:span text:style-name="Internet_20_link"><text:span text:style-name="T1">p. 1524</text:span></text:span></text:a><text:span text:style-name="T1">] </text:span><text:span text:style-name="T3">tabes</text:span><text:span text:style-name="T1"> — Abzehrung, Schwinden, tabes, tabe, tabes.</text:span></text:p>
      <text:p text:style-name="_3c_grc_3e_">φθίσις</text:p>
      <text:p text:style-name="_3c_entry_3e_"><text:span text:style-name="T1">[</text:span><text:a xlink:type="simple" xlink:href="https://www.biusante.parisdescartes.fr/histoire/medica/resultats/index.php?do=zoom&amp;cote=37020d&amp;p=1541" text:style-name="Internet_20_link" text:visited-style-name="Visited_20_Internet_20_Link"><text:span text:style-name="Internet_20_link"><text:span text:style-name="T1">p. 1527</text:span></text:span></text:a><text:span text:style-name="T1">] </text:span><text:span text:style-name="T3">tache</text:span><text:span text:style-name="T1"> — macula, Fleck, spot, tacca, mancha.</text:span></text:p>
      <text:p text:style-name="_3c_grc_3e_">σπ<text:span text:style-name="T4">ῖ</text:span>λος</text:p>
      <text:p text:style-name="_3c_entry_3e_"><text:span text:style-name="T1">[</text:span><text:a xlink:type="simple" xlink:href="https://www.biusante.parisdescartes.fr/histoire/medica/resultats/index.php?do=zoom&amp;cote=37020d&amp;p=1542" text:style-name="Internet_20_link" text:visited-style-name="Visited_20_Internet_20_Link"><text:span text:style-name="Internet_20_link"><text:span text:style-name="T1">p. 1528</text:span></text:span></text:a><text:span text:style-name="T1">] </text:span><text:span text:style-name="T3">taciturnité</text:span><text:span text:style-name="T1"> — taciturnitas, Schweigsamkeit, taciturnity, taciturnità, taciturnidad.</text:span></text:p>
      <text:p text:style-name="_3c_grc_3e_">σιγ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542" text:style-name="Internet_20_link" text:visited-style-name="Visited_20_Internet_20_Link"><text:span text:style-name="Internet_20_link"><text:span text:style-name="T1">p. 1528</text:span></text:span></text:a><text:span text:style-name="T1">] </text:span><text:span text:style-name="T3">tact</text:span><text:span text:style-name="T1"> — tactus, Tastsinn, Fühlsinn, feeling, touch, tact, tatto, tacto.</text:span></text:p>
      <text:p text:style-name="_3c_grc_3e_"><text:span text:style-name="T4">ἁ</text:span>φ<text:span text:style-name="T4">ὴ</text:span> — <text:span text:style-name="T4">ἅ</text:span>ψις</text:p>
      <text:p text:style-name="_3c_entry_3e_"><text:span text:style-name="T1">[</text:span><text:a xlink:type="simple" xlink:href="https://www.biusante.parisdescartes.fr/histoire/medica/resultats/index.php?do=zoom&amp;cote=37020d&amp;p=1542" text:style-name="Internet_20_link" text:visited-style-name="Visited_20_Internet_20_Link"><text:span text:style-name="Internet_20_link"><text:span text:style-name="T1">p. 1528</text:span></text:span></text:a><text:span text:style-name="T1">] </text:span><text:span text:style-name="T3">tactile</text:span><text:span text:style-name="T1"> — tactilis, fühlbar, tangibel, tactile, tattile, tactil.</text:span></text:p>
      <text:p text:style-name="_3c_grc_3e_"><text:span text:style-name="T4">ἁ</text:span>π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45" text:style-name="Internet_20_link" text:visited-style-name="Visited_20_Internet_20_Link"><text:span text:style-name="Internet_20_link"><text:span text:style-name="T1">p. 1531</text:span></text:span></text:a><text:span text:style-name="T1">] </text:span><text:span text:style-name="T3">talon</text:span><text:span text:style-name="T1"> — talus, calx, Ferse, heel, talione, calcagno, talon.</text:span></text:p>
      <text:p text:style-name="_3c_grc_3e_">πτέρνα</text:p>
      <text:p text:style-name="_3c_entry_3e_"><text:span text:style-name="T1">[</text:span><text:a xlink:type="simple" xlink:href="https://www.biusante.parisdescartes.fr/histoire/medica/resultats/index.php?do=zoom&amp;cote=37020d&amp;p=1547" text:style-name="Internet_20_link" text:visited-style-name="Visited_20_Internet_20_Link"><text:span text:style-name="Internet_20_link"><text:span text:style-name="T1">p. 1533</text:span></text:span></text:a><text:span text:style-name="T1">] </text:span><text:span text:style-name="T3">taon</text:span><text:span text:style-name="T1"> — tabanus, Viehefliege, ox-fly, tafano, tabano.</text:span></text:p>
      <text:p text:style-name="_3c_grc_3e_"><text:span text:style-name="T4">οἶ</text:span>στρ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551" text:style-name="Internet_20_link" text:visited-style-name="Visited_20_Internet_20_Link"><text:span text:style-name="Internet_20_link"><text:span text:style-name="T1">p. 1537</text:span></text:span></text:a><text:span text:style-name="T1">] </text:span><text:span text:style-name="T3">taureau</text:span><text:span text:style-name="T1"> — taurus, Stier, bull, toro, toro.</text:span></text:p>
      <text:p text:style-name="_3c_grc_3e_">τα<text:span text:style-name="T4">ῦ</text:span>ρος</text:p>
      <text:p text:style-name="_3c_entry_3e_"><text:span text:style-name="T1">[</text:span><text:a xlink:type="simple" xlink:href="https://www.biusante.parisdescartes.fr/histoire/medica/resultats/index.php?do=zoom&amp;cote=37020d&amp;p=1551" text:style-name="Internet_20_link" text:visited-style-name="Visited_20_Internet_20_Link"><text:span text:style-name="Internet_20_link"><text:span text:style-name="T1">p. 1537</text:span></text:span></text:a><text:span text:style-name="T1">] </text:span><text:span text:style-name="T3">taxis</text:span><text:span text:style-name="T1"> — Taxis, taxis, tassis, taxis.</text:span></text:p>
      <text:p text:style-name="_3c_grc_3e_">τάξις</text:p>
      <text:p text:style-name="_3c_entry_3e_"><text:span text:style-name="T1">[</text:span><text:a xlink:type="simple" xlink:href="https://www.biusante.parisdescartes.fr/histoire/medica/resultats/index.php?do=zoom&amp;cote=37020d&amp;p=1554" text:style-name="Internet_20_link" text:visited-style-name="Visited_20_Internet_20_Link"><text:span text:style-name="Internet_20_link"><text:span text:style-name="T1">p. 1540</text:span></text:span></text:a><text:span text:style-name="T1">] </text:span><text:span text:style-name="T3">tempe</text:span><text:span text:style-name="T1"> — tem’Prus, Schläfe, temple, ternpia, sien.</text:span></text:p>
      <text:p text:style-name="_3c_grc_3e_">κρόταφ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554" text:style-name="Internet_20_link" text:visited-style-name="Visited_20_Internet_20_Link"><text:span text:style-name="Internet_20_link"><text:span text:style-name="T1">p. 1540</text:span></text:span></text:a><text:span text:style-name="T1">] </text:span><text:span text:style-name="T3">tempérament</text:span><text:span text:style-name="T1"> — temperamentum, Körperanlage, constitution, tempérament, temperamento, temperamento.</text:span></text:p>
      <text:p text:style-name="_3c_grc_3e_">κρ<text:span text:style-name="T4">ᾶ</text:span>σις</text:p>
      <text:p text:style-name="_3c_entry_3e_"><text:span text:style-name="T1">[</text:span><text:a xlink:type="simple" xlink:href="https://www.biusante.parisdescartes.fr/histoire/medica/resultats/index.php?do=zoom&amp;cote=37020d&amp;p=1556" text:style-name="Internet_20_link" text:visited-style-name="Visited_20_Internet_20_Link"><text:span text:style-name="Internet_20_link"><text:span text:style-name="T1">p. 1542</text:span></text:span></text:a><text:span text:style-name="T1">] </text:span><text:span text:style-name="T3">temps</text:span><text:span text:style-name="T1"> — tempus, Zeit, time, tempo, tiempo.</text:span></text:p>
      <text:p text:style-name="_3c_grc_3e_">χρόνος</text:p>
      <text:p text:style-name="_3c_entry_3e_"><text:span text:style-name="T1">[</text:span><text:a xlink:type="simple" xlink:href="https://www.biusante.parisdescartes.fr/histoire/medica/resultats/index.php?do=zoom&amp;cote=37020d&amp;p=1557" text:style-name="Internet_20_link" text:visited-style-name="Visited_20_Internet_20_Link"><text:span text:style-name="Internet_20_link"><text:span text:style-name="T1">p. 1543</text:span></text:span></text:a><text:span text:style-name="T1">] </text:span><text:span text:style-name="T3">ténesme</text:span><text:span text:style-name="T1"> — tenesmus, Stuhlzwang, tenesmus, tenesmo, tenesmo.</text:span></text:p>
      <text:p text:style-name="_3c_grc_3e_">τεινε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59" text:style-name="Internet_20_link" text:visited-style-name="Visited_20_Internet_20_Link"><text:span text:style-name="Internet_20_link"><text:span text:style-name="T1">p. 1545</text:span></text:span></text:a><text:span text:style-name="T1">] </text:span><text:span text:style-name="T3">tensif</text:span><text:span text:style-name="T1"> — spannend, tensive, tensivo, tensivo.</text:span></text:p>
      <text:p text:style-name="_3c_grc_3e_">τ<text:span text:style-name="T4">ο</text:span>ν<text:span text:style-name="T4">ώδ</text:span>ης</text:p>
      <text:p text:style-name="_3c_entry_3e_"><text:span text:style-name="T1">[</text:span><text:a xlink:type="simple" xlink:href="https://www.biusante.parisdescartes.fr/histoire/medica/resultats/index.php?do=zoom&amp;cote=37020d&amp;p=1559" text:style-name="Internet_20_link" text:visited-style-name="Visited_20_Internet_20_Link"><text:span text:style-name="Internet_20_link"><text:span text:style-name="T1">p. 1545</text:span></text:span></text:a><text:span text:style-name="T1">] </text:span><text:span text:style-name="T3">tension</text:span><text:span text:style-name="T1"> — tensio, Spannung, tension, tensione, tension.</text:span></text:p>
      <text:p text:style-name="_3c_grc_3e_">τάσις</text:p>
      <text:p text:style-name="_3c_entry_3e_"><text:soft-page-break/><text:span text:style-name="T1">[</text:span><text:a xlink:type="simple" xlink:href="https://www.biusante.parisdescartes.fr/histoire/medica/resultats/index.php?do=zoom&amp;cote=37020d&amp;p=1560" text:style-name="Internet_20_link" text:visited-style-name="Visited_20_Internet_20_Link"><text:span text:style-name="Internet_20_link"><text:span text:style-name="T1">p. 1546</text:span></text:span></text:a><text:span text:style-name="T1">] </text:span><text:span text:style-name="T3">tente</text:span><text:span text:style-name="T1"> — turunda, Wieke, tent, tenta, tenta.</text:span></text:p>
      <text:p text:style-name="_3c_grc_3e_">μο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60" text:style-name="Internet_20_link" text:visited-style-name="Visited_20_Internet_20_Link"><text:span text:style-name="Internet_20_link"><text:span text:style-name="T1">p. 1546</text:span></text:span></text:a><text:span text:style-name="T1">] </text:span><text:span text:style-name="T3">ténu</text:span><text:span text:style-name="T1"> — tenuis, dünn, thin, tenero, tenue.</text:span></text:p>
      <text:p text:style-name="_3c_grc_3e_">λεπ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60" text:style-name="Internet_20_link" text:visited-style-name="Visited_20_Internet_20_Link"><text:span text:style-name="Internet_20_link"><text:span text:style-name="T1">p. 1546</text:span></text:span></text:a><text:span text:style-name="T1">] </text:span><text:span text:style-name="T3">ténuité</text:span><text:span text:style-name="T1"> — tenuitas, Dünnheit, tenuity, thinness, tenuità, tenuidad.</text:span></text:p>
      <text:p text:style-name="_3c_grc_3e_">λεπτό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561" text:style-name="Internet_20_link" text:visited-style-name="Visited_20_Internet_20_Link"><text:span text:style-name="Internet_20_link"><text:span text:style-name="T1">p. 1547</text:span></text:span></text:a><text:span text:style-name="T1">] </text:span><text:span text:style-name="T3">térébenthine</text:span><text:span text:style-name="T1"> — terebinthina, Therpentin, turpentine, trementina, terebentina, terebentina.</text:span></text:p>
      <text:p text:style-name="_3c_grc_3e_">τερεβινθίνη — τερμινθίνη</text:p>
      <text:p text:style-name="_3c_entry_3e_"><text:span text:style-name="T1">[</text:span><text:a xlink:type="simple" xlink:href="https://www.biusante.parisdescartes.fr/histoire/medica/resultats/index.php?do=zoom&amp;cote=37020d&amp;p=1562" text:style-name="Internet_20_link" text:visited-style-name="Visited_20_Internet_20_Link"><text:span text:style-name="Internet_20_link"><text:span text:style-name="T1">p. 1548</text:span></text:span></text:a><text:span text:style-name="T1">] </text:span><text:span text:style-name="T3">terminaison</text:span><text:span text:style-name="T1"> — terminus, Ende, germination, ending, terminazione, terminacion.</text:span></text:p>
      <text:p text:style-name="_3c_grc_3e_">πέρας — τέλος — τελεύτη</text:p>
      <text:p text:style-name="_3c_entry_3e_"><text:span text:style-name="T1">[</text:span><text:a xlink:type="simple" xlink:href="https://www.biusante.parisdescartes.fr/histoire/medica/resultats/index.php?do=zoom&amp;cote=37020d&amp;p=1562" text:style-name="Internet_20_link" text:visited-style-name="Visited_20_Internet_20_Link"><text:span text:style-name="Internet_20_link"><text:span text:style-name="T1">p. 1548</text:span></text:span></text:a><text:span text:style-name="T1">] </text:span><text:span text:style-name="T3">terre</text:span><text:span text:style-name="T1"> — terra, Erde, earth, terra, tierra.</text:span></text:p>
      <text:p text:style-name="_3c_grc_3e_"><text:span text:style-name="T4">γῆ </text:span>—<text:span text:style-name="T4"> </text:span>χθ<text:span text:style-name="T4">ὼ</text:span>ν</text:p>
      <text:p text:style-name="_3c_entry_3e_"><text:span text:style-name="T1">[</text:span><text:a xlink:type="simple" xlink:href="https://www.biusante.parisdescartes.fr/histoire/medica/resultats/index.php?do=zoom&amp;cote=37020d&amp;p=1563" text:style-name="Internet_20_link" text:visited-style-name="Visited_20_Internet_20_Link"><text:span text:style-name="Internet_20_link"><text:span text:style-name="T1">p. 1549</text:span></text:span></text:a><text:span text:style-name="T1">] </text:span><text:span text:style-name="T3">terreur</text:span><text:span text:style-name="T1"> — terror, Schrecken, terror, terrore, terror.</text:span></text:p>
      <text:p text:style-name="_3c_grc_3e_">φόβος</text:p>
      <text:p text:style-name="_3c_entry_3e_"><text:span text:style-name="T1">[</text:span><text:a xlink:type="simple" xlink:href="https://www.biusante.parisdescartes.fr/histoire/medica/resultats/index.php?do=zoom&amp;cote=37020d&amp;p=1563" text:style-name="Internet_20_link" text:visited-style-name="Visited_20_Internet_20_Link"><text:span text:style-name="Internet_20_link"><text:span text:style-name="T1">p. 1549</text:span></text:span></text:a><text:span text:style-name="T1">] </text:span><text:span text:style-name="T3">test</text:span><text:span text:style-name="T1"> — testa, Schale, shell, crosta, tiesto.</text:span></text:p>
      <text:p text:style-name="_3c_grc_3e_"><text:span text:style-name="T4">ὄ</text:span>στρακον</text:p>
      <text:p text:style-name="_3c_entry_3e_"><text:span text:style-name="T1">[</text:span><text:a xlink:type="simple" xlink:href="https://www.biusante.parisdescartes.fr/histoire/medica/resultats/index.php?do=zoom&amp;cote=37020d&amp;p=1563" text:style-name="Internet_20_link" text:visited-style-name="Visited_20_Internet_20_Link"><text:span text:style-name="Internet_20_link"><text:span text:style-name="T1">p. 1549</text:span></text:span></text:a><text:span text:style-name="T1">] </text:span><text:span text:style-name="T3">testicule</text:span><text:span text:style-name="T1"> — testis, testiculus, Hode, testicle, testicolo, testiculo.</text:span></text:p>
      <text:p text:style-name="_3c_grc_3e_"><text:span text:style-name="T4">ὄρχις </text:span>—<text:span text:style-name="T4"> </text:span>δίδυμος</text:p>
      <text:p text:style-name="_3c_entry_3e_"><text:span text:style-name="T1">[</text:span><text:a xlink:type="simple" xlink:href="https://www.biusante.parisdescartes.fr/histoire/medica/resultats/index.php?do=zoom&amp;cote=37020d&amp;p=1566" text:style-name="Internet_20_link" text:visited-style-name="Visited_20_Internet_20_Link"><text:span text:style-name="Internet_20_link"><text:span text:style-name="T1">p. 1552</text:span></text:span></text:a><text:span text:style-name="T1">] </text:span><text:span text:style-name="T3">tétanos</text:span><text:span text:style-name="T1"> — tetanus, rigor, distensio nervorum, Starrkrampf, tetanus, tetano, tetanos.</text:span></text:p>
      <text:p text:style-name="_3c_grc_3e_">τέτανος</text:p>
      <text:p text:style-name="_3c_entry_3e_"><text:span text:style-name="T1">[</text:span><text:a xlink:type="simple" xlink:href="https://www.biusante.parisdescartes.fr/histoire/medica/resultats/index.php?do=zoom&amp;cote=37020d&amp;p=1567" text:style-name="Internet_20_link" text:visited-style-name="Visited_20_Internet_20_Link"><text:span text:style-name="Internet_20_link"><text:span text:style-name="T1">p. 1553</text:span></text:span></text:a><text:span text:style-name="T1">] </text:span><text:span text:style-name="T3">tête</text:span><text:span text:style-name="T1"> — caput, Kopf, head, testa, cabeza.</text:span></text:p>
      <text:p text:style-name="_3c_grc_3e_">κεφαλ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568" text:style-name="Internet_20_link" text:visited-style-name="Visited_20_Internet_20_Link"><text:span text:style-name="Internet_20_link"><text:span text:style-name="T1">p. 1554</text:span></text:span></text:a><text:span text:style-name="T1">] </text:span><text:span text:style-name="T3">tétragone</text:span><text:span text:style-name="T1"> — tetragonus.</text:span></text:p>
      <text:p text:style-name="_3c_grc_3e_">τετράγωνος</text:p>
      <text:p text:style-name="_3c_entry_3e_"><text:span text:style-name="T1">[</text:span><text:a xlink:type="simple" xlink:href="https://www.biusante.parisdescartes.fr/histoire/medica/resultats/index.php?do=zoom&amp;cote=37020d&amp;p=1568" text:style-name="Internet_20_link" text:visited-style-name="Visited_20_Internet_20_Link"><text:span text:style-name="Internet_20_link"><text:span text:style-name="T1">p. 1554</text:span></text:span></text:a><text:span text:style-name="T1">] </text:span><text:span text:style-name="T3">tétramaze</text:span><text:span text:style-name="T1"> — </text:span></text:p>
      <text:p text:style-name="_3c_grc_3e_"><text:span text:style-name="T4">τ</text:span>έτρα<text:span text:style-name="T4"> + μαζὸς</text:span></text:p>
      <text:p text:style-name="_3c_entry_3e_"><text:span text:style-name="T1">[</text:span><text:a xlink:type="simple" xlink:href="https://www.biusante.parisdescartes.fr/histoire/medica/resultats/index.php?do=zoom&amp;cote=37020d&amp;p=1569" text:style-name="Internet_20_link" text:visited-style-name="Visited_20_Internet_20_Link"><text:span text:style-name="Internet_20_link"><text:span text:style-name="T1">p. 1555</text:span></text:span></text:a><text:span text:style-name="T1">] </text:span><text:span text:style-name="T3">thalassomeli</text:span><text:span text:style-name="T1"> — </text:span></text:p>
      <text:p text:style-name="_3c_grc_3e_">θαλα<text:span text:style-name="T4">σ</text:span>σόμελι</text:p>
      <text:p text:style-name="_3c_entry_3e_"><text:span text:style-name="T1">[</text:span><text:a xlink:type="simple" xlink:href="https://www.biusante.parisdescartes.fr/histoire/medica/resultats/index.php?do=zoom&amp;cote=37020d&amp;p=1569" text:style-name="Internet_20_link" text:visited-style-name="Visited_20_Internet_20_Link"><text:span text:style-name="Internet_20_link"><text:span text:style-name="T1">p. 1555</text:span></text:span></text:a><text:span text:style-name="T1">] </text:span><text:span text:style-name="T3">thalle</text:span><text:span text:style-name="T1"> — thallus, Flechtenlaub, thallus.</text:span></text:p>
      <text:p text:style-name="_3c_grc_3e_">θαλ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70" text:style-name="Internet_20_link" text:visited-style-name="Visited_20_Internet_20_Link"><text:span text:style-name="Internet_20_link"><text:span text:style-name="T1">p. 1556</text:span></text:span></text:a><text:span text:style-name="T1">] </text:span><text:span text:style-name="T3">thébaïque</text:span><text:span text:style-name="T1"> — </text:span></text:p>
      <text:p text:style-name="_3c_grc_3e_">θηβαϊ<text:span text:style-name="T4">κὸ</text:span>ς</text:p>
      <text:p text:style-name="_3c_entry_3e_"><text:span text:style-name="T1">[</text:span><text:a xlink:type="simple" xlink:href="https://www.biusante.parisdescartes.fr/histoire/medica/resultats/index.php?do=zoom&amp;cote=37020d&amp;p=1571" text:style-name="Internet_20_link" text:visited-style-name="Visited_20_Internet_20_Link"><text:span text:style-name="Internet_20_link"><text:span text:style-name="T1">p. 1557</text:span></text:span></text:a><text:span text:style-name="T1">] </text:span><text:span text:style-name="T3">théosophie</text:span><text:span text:style-name="T1"> — </text:span></text:p>
      <text:p text:style-name="_3c_grc_3e_">θε<text:span text:style-name="T4">ο</text:span>σοφία</text:p>
      <text:p text:style-name="_3c_entry_3e_"><text:span text:style-name="T1">[</text:span><text:a xlink:type="simple" xlink:href="https://www.biusante.parisdescartes.fr/histoire/medica/resultats/index.php?do=zoom&amp;cote=37020d&amp;p=1571" text:style-name="Internet_20_link" text:visited-style-name="Visited_20_Internet_20_Link"><text:span text:style-name="Internet_20_link"><text:span text:style-name="T1">p. 1557</text:span></text:span></text:a><text:span text:style-name="T1">] </text:span><text:span text:style-name="T3">thérapeute</text:span><text:span text:style-name="T1"> — Thérapeutiker, therapeutisf.</text:span></text:p>
      <text:p text:style-name="_3c_grc_3e_">θεραπευτ<text:span text:style-name="T4">ὴ</text:span>ς</text:p>
      <text:p text:style-name="_3c_entry_3e_"><text:soft-page-break/><text:span text:style-name="T1">[</text:span><text:a xlink:type="simple" xlink:href="https://www.biusante.parisdescartes.fr/histoire/medica/resultats/index.php?do=zoom&amp;cote=37020d&amp;p=1571" text:style-name="Internet_20_link" text:visited-style-name="Visited_20_Internet_20_Link"><text:span text:style-name="Internet_20_link"><text:span text:style-name="T1">p. 1557</text:span></text:span></text:a><text:span text:style-name="T1">] </text:span><text:span text:style-name="T3">thérapeutique2</text:span><text:span text:style-name="T1"> — therapeutice, Therapie, praktische Heilkunde, therapeutics, terapeutica, terapeutica.</text:span></text:p>
      <text:p text:style-name="_3c_grc_3e_">θεραπευτ<text:span text:style-name="T4">ε</text:span>κ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571" text:style-name="Internet_20_link" text:visited-style-name="Visited_20_Internet_20_Link"><text:span text:style-name="Internet_20_link"><text:span text:style-name="T1">p. 1557</text:span></text:span></text:a><text:span text:style-name="T1">] </text:span><text:span text:style-name="T3">thérapie</text:span><text:span text:style-name="T1"> — therapeia, Therapie, terapia, terapia.</text:span></text:p>
      <text:p text:style-name="_3c_grc_3e_">θεραπεία</text:p>
      <text:p text:style-name="_3c_entry_3e_"><text:span text:style-name="T1">[</text:span><text:a xlink:type="simple" xlink:href="https://www.biusante.parisdescartes.fr/histoire/medica/resultats/index.php?do=zoom&amp;cote=37020d&amp;p=1572" text:style-name="Internet_20_link" text:visited-style-name="Visited_20_Internet_20_Link"><text:span text:style-name="Internet_20_link"><text:span text:style-name="T1">p. 1558</text:span></text:span></text:a><text:span text:style-name="T1">] </text:span><text:span text:style-name="T3">thermantique</text:span><text:span text:style-name="T1"> — thermanticus, erwärmend, thermantic, thermantical, termantico, termantico.</text:span></text:p>
      <text:p text:style-name="_3c_grc_3e_">θερμαν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75" text:style-name="Internet_20_link" text:visited-style-name="Visited_20_Internet_20_Link"><text:span text:style-name="Internet_20_link"><text:span text:style-name="T1">p. 1561</text:span></text:span></text:a><text:span text:style-name="T1">] </text:span><text:span text:style-name="T3">théurgie</text:span><text:span text:style-name="T1"> — theurgia, Zauberei, theurgy, teurgia, teurgia.</text:span></text:p>
      <text:p text:style-name="_3c_grc_3e_">θε<text:span text:style-name="T4">ο</text:span>υργία</text:p>
      <text:p text:style-name="_3c_entry_3e_"><text:span text:style-name="T1">[</text:span><text:a xlink:type="simple" xlink:href="https://www.biusante.parisdescartes.fr/histoire/medica/resultats/index.php?do=zoom&amp;cote=37020d&amp;p=1576" text:style-name="Internet_20_link" text:visited-style-name="Visited_20_Internet_20_Link"><text:span text:style-name="Internet_20_link"><text:span text:style-name="T1">p. 1562</text:span></text:span></text:a><text:span text:style-name="T1">] </text:span><text:span text:style-name="T3">thon</text:span><text:span text:style-name="T1"> — thynnus, Thunfisch, tunny-fiish, tonno, atun.</text:span></text:p>
      <text:p text:style-name="_3c_grc_3e_">θύννος</text:p>
      <text:p text:style-name="_3c_entry_3e_"><text:span text:style-name="T1">[</text:span><text:a xlink:type="simple" xlink:href="https://www.biusante.parisdescartes.fr/histoire/medica/resultats/index.php?do=zoom&amp;cote=37020d&amp;p=1576" text:style-name="Internet_20_link" text:visited-style-name="Visited_20_Internet_20_Link"><text:span text:style-name="Internet_20_link"><text:span text:style-name="T1">p. 1562</text:span></text:span></text:a><text:span text:style-name="T1">] </text:span><text:span text:style-name="T3">thorax</text:span><text:span text:style-name="T1"> — thorax, Brust, Brustkasten, thorax, ehest, torace, petto, torax, pecho.</text:span></text:p>
      <text:p text:style-name="_3c_grc_3e_"><text:span text:style-name="T4">θ</text:span>ώραξ</text:p>
      <text:p text:style-name="_3c_entry_3e_"><text:span text:style-name="T1">[</text:span><text:a xlink:type="simple" xlink:href="https://www.biusante.parisdescartes.fr/histoire/medica/resultats/index.php?do=zoom&amp;cote=37020d&amp;p=1577" text:style-name="Internet_20_link" text:visited-style-name="Visited_20_Internet_20_Link"><text:span text:style-name="Internet_20_link"><text:span text:style-name="T1">p. 1563</text:span></text:span></text:a><text:span text:style-name="T1">] </text:span><text:span text:style-name="T3">thorus</text:span><text:span text:style-name="T1"> — thoros, semen genitale.</text:span></text:p>
      <text:p text:style-name="_3c_grc_3e_">θορός</text:p>
      <text:p text:style-name="_3c_entry_3e_"><text:span text:style-name="T1">[</text:span><text:a xlink:type="simple" xlink:href="https://www.biusante.parisdescartes.fr/histoire/medica/resultats/index.php?do=zoom&amp;cote=37020d&amp;p=1577" text:style-name="Internet_20_link" text:visited-style-name="Visited_20_Internet_20_Link"><text:span text:style-name="Internet_20_link"><text:span text:style-name="T1">p. 1563</text:span></text:span></text:a><text:span text:style-name="T1">] </text:span><text:span text:style-name="T3">thrombose</text:span><text:span text:style-name="T1"> — thrombosis, Thrombose, Blutgerinnung, thrombosis, trombo.</text:span></text:p>
      <text:p text:style-name="_3c_grc_3e_">θρόμβωσις</text:p>
      <text:p text:style-name="_3c_entry_3e_"><text:span text:style-name="T1">[</text:span><text:a xlink:type="simple" xlink:href="https://www.biusante.parisdescartes.fr/histoire/medica/resultats/index.php?do=zoom&amp;cote=37020d&amp;p=1577" text:style-name="Internet_20_link" text:visited-style-name="Visited_20_Internet_20_Link"><text:span text:style-name="Internet_20_link"><text:span text:style-name="T1">p. 1563</text:span></text:span></text:a><text:span text:style-name="T1">] </text:span><text:span text:style-name="T3">thrombus</text:span><text:span text:style-name="T1"> — Thrombus, Blutklumpen, Blutpfropf, thrombus, trombo, trumbo.</text:span></text:p>
      <text:p text:style-name="_3c_grc_3e_">θρόμβος</text:p>
      <text:p text:style-name="_3c_entry_3e_"><text:span text:style-name="T1">[</text:span><text:a xlink:type="simple" xlink:href="https://www.biusante.parisdescartes.fr/histoire/medica/resultats/index.php?do=zoom&amp;cote=37020d&amp;p=1577" text:style-name="Internet_20_link" text:visited-style-name="Visited_20_Internet_20_Link"><text:span text:style-name="Internet_20_link"><text:span text:style-name="T1">p. 1563</text:span></text:span></text:a><text:span text:style-name="T1">] </text:span><text:span text:style-name="T3">thym</text:span><text:span text:style-name="T1"> — thymus, Thymian, thyme, timo, sermollino, tomillo.</text:span></text:p>
      <text:p text:style-name="_3c_grc_3e_">θύμος</text:p>
      <text:p text:style-name="_3c_entry_3e_"><text:span text:style-name="T1">[</text:span><text:a xlink:type="simple" xlink:href="https://www.biusante.parisdescartes.fr/histoire/medica/resultats/index.php?do=zoom&amp;cote=37020d&amp;p=1578" text:style-name="Internet_20_link" text:visited-style-name="Visited_20_Internet_20_Link"><text:span text:style-name="Internet_20_link"><text:span text:style-name="T1">p. 1564</text:span></text:span></text:a><text:span text:style-name="T1">] </text:span><text:span text:style-name="T3">thymus</text:span><text:span text:style-name="T1"> — thymus, Thymusdrüse, Brustdrüse, thymus-gland, timo, timo.</text:span></text:p>
      <text:p text:style-name="_3c_grc_3e_">θύμος</text:p>
      <text:p text:style-name="_3c_entry_3e_"><text:span text:style-name="T1">[</text:span><text:a xlink:type="simple" xlink:href="https://www.biusante.parisdescartes.fr/histoire/medica/resultats/index.php?do=zoom&amp;cote=37020d&amp;p=1578" text:style-name="Internet_20_link" text:visited-style-name="Visited_20_Internet_20_Link"><text:span text:style-name="Internet_20_link"><text:span text:style-name="T1">p. 1564</text:span></text:span></text:a><text:span text:style-name="T1">] </text:span><text:span text:style-name="T3">thyréoïde</text:span><text:span text:style-name="T1"> — thyreoideus, thyroid, tiroide, tiroides.</text:span></text:p>
      <text:p text:style-name="_3c_grc_3e_">θυρε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579" text:style-name="Internet_20_link" text:visited-style-name="Visited_20_Internet_20_Link"><text:span text:style-name="Internet_20_link"><text:span text:style-name="T1">p. 1565</text:span></text:span></text:a><text:span text:style-name="T1">] </text:span><text:span text:style-name="T3">thyrse</text:span><text:span text:style-name="T1"> — thyrsus, Strauss, thyrsus, tirso, tirso.</text:span></text:p>
      <text:p text:style-name="_3c_grc_3e_">θύρσος</text:p>
      <text:p text:style-name="_3c_entry_3e_"><text:span text:style-name="T1">[</text:span><text:a xlink:type="simple" xlink:href="https://www.biusante.parisdescartes.fr/histoire/medica/resultats/index.php?do=zoom&amp;cote=37020d&amp;p=1579" text:style-name="Internet_20_link" text:visited-style-name="Visited_20_Internet_20_Link"><text:span text:style-name="Internet_20_link"><text:span text:style-name="T1">p. 1565</text:span></text:span></text:a><text:span text:style-name="T1">] </text:span><text:span text:style-name="T3">tibia</text:span><text:span text:style-name="T1"> — tibia, Schienbein, tibia, tibia, tibia, canilla.</text:span></text:p>
      <text:p text:style-name="_3c_grc_3e_">κνήμη</text:p>
      <text:p text:style-name="_3c_entry_3e_"><text:span text:style-name="T1">[</text:span><text:a xlink:type="simple" xlink:href="https://www.biusante.parisdescartes.fr/histoire/medica/resultats/index.php?do=zoom&amp;cote=37020d&amp;p=1580" text:style-name="Internet_20_link" text:visited-style-name="Visited_20_Internet_20_Link"><text:span text:style-name="Internet_20_link"><text:span text:style-name="T1">p. 1566</text:span></text:span></text:a><text:span text:style-name="T1">] </text:span><text:span text:style-name="T3">tierce</text:span><text:span text:style-name="T1"> — febris tertiana, Tertian fieber, tertian ague, tertian fever, febbre terziana, terciana.</text:span></text:p>
      <text:p text:style-name="_3c_grc_3e_">τεταρτα<text:span text:style-name="T4">ῖ</text:span>ος πυρε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80" text:style-name="Internet_20_link" text:visited-style-name="Visited_20_Internet_20_Link"><text:span text:style-name="Internet_20_link"><text:span text:style-name="T1">p. 1566</text:span></text:span></text:a><text:span text:style-name="T1">] </text:span><text:span text:style-name="T3">tige</text:span><text:span text:style-name="T1"> — caulis, Stiel, stalk, stelo, tallo.</text:span></text:p>
      <text:p text:style-name="_3c_grc_3e_">καυ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80" text:style-name="Internet_20_link" text:visited-style-name="Visited_20_Internet_20_Link"><text:span text:style-name="Internet_20_link"><text:span text:style-name="T1">p. 1566</text:span></text:span></text:a><text:span text:style-name="T1">] </text:span><text:span text:style-name="T3">tilleul</text:span><text:span text:style-name="T1"> — Tilia europœa (L.), Lindé, lime, linden-tree, tiglio, tila.</text:span></text:p>
      <text:p text:style-name="_3c_grc_3e_">φ<text:span text:style-name="T4">ί</text:span>λ<text:span text:style-name="T4">υ</text:span>ρα</text:p>
      <text:p text:style-name="_3c_entry_3e_"><text:span text:style-name="T1">[</text:span><text:a xlink:type="simple" xlink:href="https://www.biusante.parisdescartes.fr/histoire/medica/resultats/index.php?do=zoom&amp;cote=37020d&amp;p=1583" text:style-name="Internet_20_link" text:visited-style-name="Visited_20_Internet_20_Link"><text:span text:style-name="Internet_20_link"><text:span text:style-name="T1">p. 1569</text:span></text:span></text:a><text:span text:style-name="T1">] </text:span><text:span text:style-name="T3">tissure</text:span><text:span text:style-name="T1"> — </text:span></text:p>
      <text:p text:style-name="_3c_grc_3e_"><text:soft-page-break/><text:span text:style-name="T4">ὕ</text:span>φανσις</text:p>
      <text:p text:style-name="_3c_entry_3e_"><text:span text:style-name="T1">[</text:span><text:a xlink:type="simple" xlink:href="https://www.biusante.parisdescartes.fr/histoire/medica/resultats/index.php?do=zoom&amp;cote=37020d&amp;p=1583" text:style-name="Internet_20_link" text:visited-style-name="Visited_20_Internet_20_Link"><text:span text:style-name="Internet_20_link"><text:span text:style-name="T1">p. 1569</text:span></text:span></text:a><text:span text:style-name="T1">] </text:span><text:span text:style-name="T3">toile</text:span><text:span text:style-name="T1"> — tela, Zeug, Tuch, cloth, tela, tela.</text:span></text:p>
      <text:p text:style-name="_3c_grc_3e_"><text:span text:style-name="T4">ἱ</text:span>στίον — <text:span text:style-name="T4">ὀ</text:span>θόνι<text:span text:style-name="T4">ο</text:span>ν</text:p>
      <text:p text:style-name="_3c_entry_3e_"><text:span text:style-name="T1">[</text:span><text:a xlink:type="simple" xlink:href="https://www.biusante.parisdescartes.fr/histoire/medica/resultats/index.php?do=zoom&amp;cote=37020d&amp;p=1585" text:style-name="Internet_20_link" text:visited-style-name="Visited_20_Internet_20_Link"><text:span text:style-name="Internet_20_link"><text:span text:style-name="T1">p. 1571</text:span></text:span></text:a><text:span text:style-name="T1">] </text:span><text:span text:style-name="T3">tonique</text:span><text:span text:style-name="T1"> — tonicus, tonisch, tonie, tonies, tonieô, tonieô.</text:span></text:p>
      <text:p text:style-name="_3c_grc_3e_">τονικ<text:span text:style-name="T4">ὸ</text:span>ς — τον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85" text:style-name="Internet_20_link" text:visited-style-name="Visited_20_Internet_20_Link"><text:span text:style-name="Internet_20_link"><text:span text:style-name="T1">p. 1571</text:span></text:span></text:a><text:span text:style-name="T1">] </text:span><text:span text:style-name="T3">tonsille</text:span><text:span text:style-name="T1"> — tonsillæ, Tonsille, Halsmandel, tonsil, tonsilla, tonsila.</text:span></text:p>
      <text:p text:style-name="_3c_grc_3e_">παρίσθμια</text:p>
      <text:p text:style-name="_3c_entry_3e_"><text:span text:style-name="T1">[</text:span><text:a xlink:type="simple" xlink:href="https://www.biusante.parisdescartes.fr/histoire/medica/resultats/index.php?do=zoom&amp;cote=37020d&amp;p=1585" text:style-name="Internet_20_link" text:visited-style-name="Visited_20_Internet_20_Link"><text:span text:style-name="Internet_20_link"><text:span text:style-name="T1">p. 1571</text:span></text:span></text:a><text:span text:style-name="T1">] </text:span><text:span text:style-name="T3">topaze</text:span><text:span text:style-name="T1"> — topazion, Topas, topaz, topazio, topacio.</text:span></text:p>
      <text:p text:style-name="_3c_grc_3e_">τοπάζιον</text:p>
      <text:p text:style-name="_3c_entry_3e_"><text:span text:style-name="T1">[</text:span><text:a xlink:type="simple" xlink:href="https://www.biusante.parisdescartes.fr/histoire/medica/resultats/index.php?do=zoom&amp;cote=37020d&amp;p=1586" text:style-name="Internet_20_link" text:visited-style-name="Visited_20_Internet_20_Link"><text:span text:style-name="Internet_20_link"><text:span text:style-name="T1">p. 1572</text:span></text:span></text:a><text:span text:style-name="T1">] </text:span><text:span text:style-name="T3">tophus</text:span><text:span text:style-name="T1"> — Tophus, Grand, tophus, toph, tofo, tofos.</text:span></text:p>
      <text:p text:style-name="_3c_grc_3e_">π<text:span text:style-name="T4">ῶ</text:span>ρος</text:p>
      <text:p text:style-name="_3c_entry_3e_"><text:span text:style-name="T1">[</text:span><text:a xlink:type="simple" xlink:href="https://www.biusante.parisdescartes.fr/histoire/medica/resultats/index.php?do=zoom&amp;cote=37020d&amp;p=1586" text:style-name="Internet_20_link" text:visited-style-name="Visited_20_Internet_20_Link"><text:span text:style-name="Internet_20_link"><text:span text:style-name="T1">p. 1572</text:span></text:span></text:a><text:span text:style-name="T1">] </text:span><text:span text:style-name="T3">torpeur</text:span><text:span text:style-name="T1"> — torpor, Torpidität, Erstarrung, torpor, numbness, torpore, entorpecimiento.</text:span></text:p>
      <text:p text:style-name="_3c_grc_3e_">νω<text:span text:style-name="T4">θ</text:span>ρότης</text:p>
      <text:p text:style-name="_3c_entry_3e_"><text:span text:style-name="T1">[</text:span><text:a xlink:type="simple" xlink:href="https://www.biusante.parisdescartes.fr/histoire/medica/resultats/index.php?do=zoom&amp;cote=37020d&amp;p=1586" text:style-name="Internet_20_link" text:visited-style-name="Visited_20_Internet_20_Link"><text:span text:style-name="Internet_20_link"><text:span text:style-name="T1">p. 1572</text:span></text:span></text:a><text:span text:style-name="T1">] </text:span><text:span text:style-name="T3">tors</text:span><text:span text:style-name="T1"> — contortus, gewunden, gedreht, twisted, torto, torcido.</text:span></text:p>
      <text:p text:style-name="_3c_grc_3e_">στρεπτ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586" text:style-name="Internet_20_link" text:visited-style-name="Visited_20_Internet_20_Link"><text:span text:style-name="Internet_20_link"><text:span text:style-name="T1">p. 1572</text:span></text:span></text:a><text:span text:style-name="T1">] </text:span><text:span text:style-name="T3">torsion</text:span><text:span text:style-name="T1"> — torsio, de torquere, Torquiren, Zusammendrehen, torsion, torsione, torsion.</text:span></text:p>
      <text:p text:style-name="_3c_grc_3e_"><text:span text:style-name="T4">σ</text:span>τρ<text:span text:style-name="T4">έ</text:span>μμ<text:span text:style-name="T4">α</text:span></text:p>
      <text:p text:style-name="_3c_entry_3e_"><text:span text:style-name="T1">[</text:span><text:a xlink:type="simple" xlink:href="https://www.biusante.parisdescartes.fr/histoire/medica/resultats/index.php?do=zoom&amp;cote=37020d&amp;p=1587" text:style-name="Internet_20_link" text:visited-style-name="Visited_20_Internet_20_Link"><text:span text:style-name="Internet_20_link"><text:span text:style-name="T1">p. 1573</text:span></text:span></text:a><text:span text:style-name="T1">] </text:span><text:span text:style-name="T3">tortue</text:span><text:span text:style-name="T1"> — testudo, Schildkröte, turtle, tortoise, testuggine, tortuga.</text:span></text:p>
      <text:p text:style-name="_3c_grc_3e_"><text:span text:style-name="T4">ἐ</text:span>μ<text:span text:style-name="T4">ὺ</text:span>ς</text:p>
      <text:p text:style-name="_3c_entry_3e_"><text:span text:style-name="T1">[</text:span><text:a xlink:type="simple" xlink:href="https://www.biusante.parisdescartes.fr/histoire/medica/resultats/index.php?do=zoom&amp;cote=37020d&amp;p=1587" text:style-name="Internet_20_link" text:visited-style-name="Visited_20_Internet_20_Link"><text:span text:style-name="Internet_20_link"><text:span text:style-name="T1">p. 1573</text:span></text:span></text:a><text:span text:style-name="T1">] </text:span><text:span text:style-name="T3">toucher</text:span><text:span text:style-name="T1"> — tactus, Fühlen, feeling, touch, tatto, tacto.</text:span></text:p>
      <text:p text:style-name="_3c_grc_3e_"><text:span text:style-name="T4">ἁ</text:span>φ<text:span text:style-name="T4">ὴ </text:span>— <text:span text:style-name="T4">ἅ</text:span>ψις</text:p>
      <text:p text:style-name="_3c_entry_3e_"><text:span text:style-name="T1">[</text:span><text:a xlink:type="simple" xlink:href="https://www.biusante.parisdescartes.fr/histoire/medica/resultats/index.php?do=zoom&amp;cote=37020d&amp;p=1589" text:style-name="Internet_20_link" text:visited-style-name="Visited_20_Internet_20_Link"><text:span text:style-name="Internet_20_link"><text:span text:style-name="T1">p. 1575</text:span></text:span></text:a><text:span text:style-name="T1">] </text:span><text:span text:style-name="T3">toux</text:span><text:span text:style-name="T1"> — tussis, Husten, cough, tassa, tosse, tos.</text:span></text:p>
      <text:p text:style-name="_3c_grc_3e_">β<text:span text:style-name="T4">ὴ</text:span>ξ</text:p>
      <text:p text:style-name="_3c_entry_3e_"><text:span text:style-name="T1">[</text:span><text:a xlink:type="simple" xlink:href="https://www.biusante.parisdescartes.fr/histoire/medica/resultats/index.php?do=zoom&amp;cote=37020d&amp;p=1590" text:style-name="Internet_20_link" text:visited-style-name="Visited_20_Internet_20_Link"><text:span text:style-name="Internet_20_link"><text:span text:style-name="T1">p. 1576</text:span></text:span></text:a><text:span text:style-name="T1">] </text:span><text:span text:style-name="T3">trachée</text:span><text:span text:style-name="T1"> — trachea, Luftröhre, trachea, windpipe, trachea, traquiarterid.</text:span></text:p>
      <text:p text:style-name="_3c_grc_3e_">τραχε<text:span text:style-name="T4">ῖ</text:span>α <text:span text:style-name="T4">ἀ</text:span>ρτ<text:span text:style-name="T4">η</text:span>ρία</text:p>
      <text:p text:style-name="_3c_entry_3e_"><text:span text:style-name="T1">[</text:span><text:a xlink:type="simple" xlink:href="https://www.biusante.parisdescartes.fr/histoire/medica/resultats/index.php?do=zoom&amp;cote=37020d&amp;p=1593" text:style-name="Internet_20_link" text:visited-style-name="Visited_20_Internet_20_Link"><text:span text:style-name="Internet_20_link"><text:span text:style-name="T1">p. 1579</text:span></text:span></text:a><text:span text:style-name="T1">] </text:span><text:span text:style-name="T3">tragus</text:span><text:span text:style-name="T1"> — Tragus, Bock, tragus, trago, trago.</text:span></text:p>
      <text:p text:style-name="_3c_grc_3e_">τράγος</text:p>
      <text:p text:style-name="_3c_entry_3e_"><text:span text:style-name="T1">[</text:span><text:a xlink:type="simple" xlink:href="https://www.biusante.parisdescartes.fr/histoire/medica/resultats/index.php?do=zoom&amp;cote=37020d&amp;p=1593" text:style-name="Internet_20_link" text:visited-style-name="Visited_20_Internet_20_Link"><text:span text:style-name="Internet_20_link"><text:span text:style-name="T1">p. 1579</text:span></text:span></text:a><text:span text:style-name="T1">] </text:span><text:span text:style-name="T3">traitement</text:span><text:span text:style-name="T1"> — medela, Behandlung, Heilverfahren, cure, cura, cura.</text:span></text:p>
      <text:p text:style-name="_3c_grc_3e_">θεραπε<text:span text:style-name="T4">ῖ</text:span>α</text:p>
      <text:p text:style-name="_3c_entry_3e_"><text:span text:style-name="T1">[</text:span><text:a xlink:type="simple" xlink:href="https://www.biusante.parisdescartes.fr/histoire/medica/resultats/index.php?do=zoom&amp;cote=37020d&amp;p=1594" text:style-name="Internet_20_link" text:visited-style-name="Visited_20_Internet_20_Link"><text:span text:style-name="Internet_20_link"><text:span text:style-name="T1">p. 1580</text:span></text:span></text:a><text:span text:style-name="T1">] </text:span><text:span text:style-name="T3">tranchées</text:span><text:span text:style-name="T1"> — tormina, Bauchgrimmen, gripe, pondi, retortijon.</text:span></text:p>
      <text:p text:style-name="_3c_grc_3e_">στρόφοι</text:p>
      <text:p text:style-name="_3c_entry_3e_"><text:span text:style-name="T1">[</text:span><text:a xlink:type="simple" xlink:href="https://www.biusante.parisdescartes.fr/histoire/medica/resultats/index.php?do=zoom&amp;cote=37020d&amp;p=1594" text:style-name="Internet_20_link" text:visited-style-name="Visited_20_Internet_20_Link"><text:span text:style-name="Internet_20_link"><text:span text:style-name="T1">p. 1580</text:span></text:span></text:a><text:span text:style-name="T1">] </text:span><text:span text:style-name="T3">transformation</text:span><text:span text:style-name="T1"> — transformatio, transfiguraratio, Umbildung, Umgestaltung, transformation, trans formazione, transformation.</text:span></text:p>
      <text:p text:style-name="_3c_grc_3e_">μεταμόρφωσις</text:p>
      <text:p text:style-name="_3c_entry_3e_"><text:span text:style-name="T1">[</text:span><text:a xlink:type="simple" xlink:href="https://www.biusante.parisdescartes.fr/histoire/medica/resultats/index.php?do=zoom&amp;cote=37020d&amp;p=1595" text:style-name="Internet_20_link" text:visited-style-name="Visited_20_Internet_20_Link"><text:span text:style-name="Internet_20_link"><text:span text:style-name="T1">p. 1581</text:span></text:span></text:a><text:span text:style-name="T1">] </text:span><text:span text:style-name="T3">transfusion</text:span><text:span text:style-name="T1"> — transfusio, Blutüberleitung, transfusion, tr as fusione, transfusion.</text:span></text:p>
      <text:p text:style-name="_3c_grc_3e_">μετάχυσις</text:p>
      <text:p text:style-name="_3c_entry_3e_"><text:soft-page-break/><text:span text:style-name="T1">[</text:span><text:a xlink:type="simple" xlink:href="https://www.biusante.parisdescartes.fr/histoire/medica/resultats/index.php?do=zoom&amp;cote=37020d&amp;p=1595" text:style-name="Internet_20_link" text:visited-style-name="Visited_20_Internet_20_Link"><text:span text:style-name="Internet_20_link"><text:span text:style-name="T1">p. 1581</text:span></text:span></text:a><text:span text:style-name="T1">] </text:span><text:span text:style-name="T3">translation</text:span><text:span text:style-name="T1"> — translatio.</text:span></text:p>
      <text:p text:style-name="_3c_grc_3e_">μεταφορά</text:p>
      <text:p text:style-name="_3c_entry_3e_"><text:span text:style-name="T1">[</text:span><text:a xlink:type="simple" xlink:href="https://www.biusante.parisdescartes.fr/histoire/medica/resultats/index.php?do=zoom&amp;cote=37020d&amp;p=1596" text:style-name="Internet_20_link" text:visited-style-name="Visited_20_Internet_20_Link"><text:span text:style-name="Internet_20_link"><text:span text:style-name="T1">p. 1582</text:span></text:span></text:a><text:span text:style-name="T1">] </text:span><text:span text:style-name="T3">transmission</text:span><text:span text:style-name="T1"> — transmissio.</text:span></text:p>
      <text:p text:style-name="_3c_grc_3e_">διαπομπή</text:p>
      <text:p text:style-name="_3c_entry_3e_"><text:span text:style-name="T1">[</text:span><text:a xlink:type="simple" xlink:href="https://www.biusante.parisdescartes.fr/histoire/medica/resultats/index.php?do=zoom&amp;cote=37020d&amp;p=1596" text:style-name="Internet_20_link" text:visited-style-name="Visited_20_Internet_20_Link"><text:span text:style-name="Internet_20_link"><text:span text:style-name="T1">p. 1582</text:span></text:span></text:a><text:span text:style-name="T1">] </text:span><text:span text:style-name="T3">transmutation</text:span><text:span text:style-name="T1"> — transmutatio, Verwandlung, transmutation, trasmutazione, transmutation.</text:span></text:p>
      <text:p text:style-name="_3c_grc_3e_">μεταβολ<text:span text:style-name="T4">ὴ</text:span> — μεταλλαγ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596" text:style-name="Internet_20_link" text:visited-style-name="Visited_20_Internet_20_Link"><text:span text:style-name="Internet_20_link"><text:span text:style-name="T1">p. 1582</text:span></text:span></text:a><text:span text:style-name="T1">] </text:span><text:span text:style-name="T3">transparent</text:span><text:span text:style-name="T1"> — Pellucidus, durchsichtig, transparent, trasparente, transparente.</text:span></text:p>
      <text:p text:style-name="_3c_grc_3e_">διαφαν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596" text:style-name="Internet_20_link" text:visited-style-name="Visited_20_Internet_20_Link"><text:span text:style-name="Internet_20_link"><text:span text:style-name="T1">p. 1582</text:span></text:span></text:a><text:span text:style-name="T1">] </text:span><text:span text:style-name="T3">transplantation</text:span><text:span text:style-name="T1"> — translatio, Verpflanzung, Uebedragung, transplantation, traspiantamento, transplantation.</text:span></text:p>
      <text:p text:style-name="_3c_grc_3e_">μεταφυτεία</text:p>
      <text:p text:style-name="_3c_entry_3e_"><text:span text:style-name="T1">[</text:span><text:a xlink:type="simple" xlink:href="https://www.biusante.parisdescartes.fr/histoire/medica/resultats/index.php?do=zoom&amp;cote=37020d&amp;p=1596" text:style-name="Internet_20_link" text:visited-style-name="Visited_20_Internet_20_Link"><text:span text:style-name="Internet_20_link"><text:span text:style-name="T1">p. 1582</text:span></text:span></text:a><text:span text:style-name="T1">] </text:span><text:span text:style-name="T3">transport</text:span><text:span text:style-name="T1"> — emotio mentis, Fieberwahn, transport, trasporto, transporte, delirio.</text:span></text:p>
      <text:p text:style-name="_3c_grc_3e_"><text:span text:style-name="T4">ἔκ</text:span>στασις</text:p>
      <text:p text:style-name="_3c_entry_3e_"><text:span text:style-name="T1">[</text:span><text:a xlink:type="simple" xlink:href="https://www.biusante.parisdescartes.fr/histoire/medica/resultats/index.php?do=zoom&amp;cote=37020d&amp;p=1596" text:style-name="Internet_20_link" text:visited-style-name="Visited_20_Internet_20_Link"><text:span text:style-name="Internet_20_link"><text:span text:style-name="T1">p. 1582</text:span></text:span></text:a><text:span text:style-name="T1">] </text:span><text:span text:style-name="T3">transposition</text:span><text:span text:style-name="T1"> — transpositio.</text:span></text:p>
      <text:p text:style-name="_3c_grc_3e_">μετάθεσις</text:p>
      <text:p text:style-name="_3c_entry_3e_"><text:span text:style-name="T1">[</text:span><text:a xlink:type="simple" xlink:href="https://www.biusante.parisdescartes.fr/histoire/medica/resultats/index.php?do=zoom&amp;cote=37020d&amp;p=1598" text:style-name="Internet_20_link" text:visited-style-name="Visited_20_Internet_20_Link"><text:span text:style-name="Internet_20_link"><text:span text:style-name="T1">p. 1584</text:span></text:span></text:a><text:span text:style-name="T1">] </text:span><text:span text:style-name="T3">trèfle</text:span><text:span text:style-name="T1"> — trifolium, Klee, trefoil, trifoglio, treboï.</text:span></text:p>
      <text:p text:style-name="_3c_grc_3e_">τρίφυλλον</text:p>
      <text:p text:style-name="_3c_entry_3e_"><text:span text:style-name="T1">[</text:span><text:a xlink:type="simple" xlink:href="https://www.biusante.parisdescartes.fr/histoire/medica/resultats/index.php?do=zoom&amp;cote=37020d&amp;p=1598" text:style-name="Internet_20_link" text:visited-style-name="Visited_20_Internet_20_Link"><text:span text:style-name="Internet_20_link"><text:span text:style-name="T1">p. 1584</text:span></text:span></text:a><text:span text:style-name="T1">] </text:span><text:span text:style-name="T3">tremblement</text:span><text:span text:style-name="T1"> — tremor, Zittern, trembling, tremore, tremor.</text:span></text:p>
      <text:p text:style-name="_3c_grc_3e_">τρόμος</text:p>
      <text:p text:style-name="_3c_entry_3e_"><text:span text:style-name="T1">[</text:span><text:a xlink:type="simple" xlink:href="https://www.biusante.parisdescartes.fr/histoire/medica/resultats/index.php?do=zoom&amp;cote=37020d&amp;p=1599" text:style-name="Internet_20_link" text:visited-style-name="Visited_20_Internet_20_Link"><text:span text:style-name="Internet_20_link"><text:span text:style-name="T1">p. 1585</text:span></text:span></text:a><text:span text:style-name="T1">] </text:span><text:span text:style-name="T3">trépan</text:span><text:span text:style-name="T1"> — terebra, Trépan, Schädelbohrer, trépan, trapano, trepano.</text:span></text:p>
      <text:p text:style-name="_3c_grc_3e_">τρύπανον</text:p>
      <text:p text:style-name="_3c_entry_3e_"><text:span text:style-name="T1">[</text:span><text:a xlink:type="simple" xlink:href="https://www.biusante.parisdescartes.fr/histoire/medica/resultats/index.php?do=zoom&amp;cote=37020d&amp;p=1600" text:style-name="Internet_20_link" text:visited-style-name="Visited_20_Internet_20_Link"><text:span text:style-name="Internet_20_link"><text:span text:style-name="T1">p. 1586</text:span></text:span></text:a><text:span text:style-name="T1">] </text:span><text:span text:style-name="T3">trépanation</text:span><text:span text:style-name="T1"> — terebratio, Trepaniren, Schädelbohren, trepanning, trapanazione, trépanation.</text:span></text:p>
      <text:p text:style-name="_3c_grc_3e_">τρύπησις</text:p>
      <text:p text:style-name="_3c_entry_3e_"><text:span text:style-name="T1">[</text:span><text:a xlink:type="simple" xlink:href="https://www.biusante.parisdescartes.fr/histoire/medica/resultats/index.php?do=zoom&amp;cote=37020d&amp;p=1600" text:style-name="Internet_20_link" text:visited-style-name="Visited_20_Internet_20_Link"><text:span text:style-name="Internet_20_link"><text:span text:style-name="T1">p. 1586</text:span></text:span></text:a><text:span text:style-name="T1">] </text:span><text:span text:style-name="T3">trépied</text:span><text:span text:style-name="T1"> — tripus, Tripus, Dreifuss, tripes, tripus, treppie.</text:span></text:p>
      <text:p text:style-name="_3c_grc_3e_">τρίπους</text:p>
      <text:p text:style-name="_3c_entry_3e_"><text:span text:style-name="T1">[</text:span><text:a xlink:type="simple" xlink:href="https://www.biusante.parisdescartes.fr/histoire/medica/resultats/index.php?do=zoom&amp;cote=37020d&amp;p=1601" text:style-name="Internet_20_link" text:visited-style-name="Visited_20_Internet_20_Link"><text:span text:style-name="Internet_20_link"><text:span text:style-name="T1">p. 1587</text:span></text:span></text:a><text:span text:style-name="T1">] </text:span><text:span text:style-name="T3">triangulaire</text:span><text:span text:style-name="T1"> — triangularis, dreieckig, triangular, triangolare, triangulär.</text:span></text:p>
      <text:p text:style-name="_3c_grc_3e_">τρίγωνος</text:p>
      <text:p text:style-name="_3c_entry_3e_"><text:span text:style-name="T1">[</text:span><text:a xlink:type="simple" xlink:href="https://www.biusante.parisdescartes.fr/histoire/medica/resultats/index.php?do=zoom&amp;cote=37020d&amp;p=1601" text:style-name="Internet_20_link" text:visited-style-name="Visited_20_Internet_20_Link"><text:span text:style-name="Internet_20_link"><text:span text:style-name="T1">p. 1587</text:span></text:span></text:a><text:span text:style-name="T1">] </text:span><text:span text:style-name="T3">tribade</text:span><text:span text:style-name="T1"> — Hermaphrodite, Mannweib, tribadd, tribadd.</text:span></text:p>
      <text:p text:style-name="_3c_grc_3e_">τριβ<text:span text:style-name="T4">ὰ</text:span>ς</text:p>
      <text:p text:style-name="_3c_entry_3e_"><text:span text:style-name="T1">[</text:span><text:a xlink:type="simple" xlink:href="https://www.biusante.parisdescartes.fr/histoire/medica/resultats/index.php?do=zoom&amp;cote=37020d&amp;p=1601" text:style-name="Internet_20_link" text:visited-style-name="Visited_20_Internet_20_Link"><text:span text:style-name="Internet_20_link"><text:span text:style-name="T1">p. 1587</text:span></text:span></text:a><text:span text:style-name="T1">] </text:span><text:span text:style-name="T3">tribule</text:span><text:span text:style-name="T1"> — tribulus, Wassernuss, caltrop, tribolo, tribulo.</text:span></text:p>
      <text:p text:style-name="_3c_grc_3e_">τρίβολος</text:p>
      <text:p text:style-name="_3c_entry_3e_"><text:span text:style-name="T1">[</text:span><text:a xlink:type="simple" xlink:href="https://www.biusante.parisdescartes.fr/histoire/medica/resultats/index.php?do=zoom&amp;cote=37020d&amp;p=1602" text:style-name="Internet_20_link" text:visited-style-name="Visited_20_Internet_20_Link"><text:span text:style-name="Internet_20_link"><text:span text:style-name="T1">p. 1588</text:span></text:span></text:a><text:span text:style-name="T1">] </text:span><text:span text:style-name="T3">trichiasis</text:span><text:span text:style-name="T1"> — Trichiasis, trichiasis, trichiasi, triquiasis.</text:span></text:p>
      <text:p text:style-name="_3c_grc_3e_">τριχίασις</text:p>
      <text:p text:style-name="_3c_entry_3e_"><text:span text:style-name="T1">[</text:span><text:a xlink:type="simple" xlink:href="https://www.biusante.parisdescartes.fr/histoire/medica/resultats/index.php?do=zoom&amp;cote=37020d&amp;p=1603" text:style-name="Internet_20_link" text:visited-style-name="Visited_20_Internet_20_Link"><text:span text:style-name="Internet_20_link"><text:span text:style-name="T1">p. 1589</text:span></text:span></text:a><text:span text:style-name="T1">] </text:span><text:span text:style-name="T3">trichisme</text:span><text:span text:style-name="T1"> — trichismus, Haarbruxh, triehism, tricismo, triquismo.</text:span></text:p>
      <text:p text:style-name="_3c_grc_3e_">τριχ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05" text:style-name="Internet_20_link" text:visited-style-name="Visited_20_Internet_20_Link"><text:span text:style-name="Internet_20_link"><text:span text:style-name="T1">p. 1591</text:span></text:span></text:a><text:span text:style-name="T1">] </text:span><text:span text:style-name="T3">trichosis</text:span><text:span text:style-name="T1"> — </text:span></text:p>
      <text:p text:style-name="_3c_grc_3e_"><text:soft-page-break/>τρίχωσις</text:p>
      <text:p text:style-name="_3c_entry_3e_"><text:span text:style-name="T1">[</text:span><text:a xlink:type="simple" xlink:href="https://www.biusante.parisdescartes.fr/histoire/medica/resultats/index.php?do=zoom&amp;cote=37020d&amp;p=1606" text:style-name="Internet_20_link" text:visited-style-name="Visited_20_Internet_20_Link"><text:span text:style-name="Internet_20_link"><text:span text:style-name="T1">p. 1592</text:span></text:span></text:a><text:span text:style-name="T1">] </text:span><text:span text:style-name="T3">triglochine</text:span><text:span text:style-name="T1"> — triglochine, dreizipfelig, threepointed, trigloquine.</text:span></text:p>
      <text:p text:style-name="_3c_grc_3e_">τριγλώχιν</text:p>
      <text:p text:style-name="_3c_entry_3e_"><text:span text:style-name="T1">[</text:span><text:a xlink:type="simple" xlink:href="https://www.biusante.parisdescartes.fr/histoire/medica/resultats/index.php?do=zoom&amp;cote=37020d&amp;p=1607" text:style-name="Internet_20_link" text:visited-style-name="Visited_20_Internet_20_Link"><text:span text:style-name="Internet_20_link"><text:span text:style-name="T1">p. 1593</text:span></text:span></text:a><text:span text:style-name="T1">] </text:span><text:span text:style-name="T3">triorchide</text:span><text:span text:style-name="T1"> — </text:span></text:p>
      <text:p text:style-name="_3c_grc_3e_">τρίορχος</text:p>
      <text:p text:style-name="_3c_entry_3e_"><text:span text:style-name="T1">[</text:span><text:a xlink:type="simple" xlink:href="https://www.biusante.parisdescartes.fr/histoire/medica/resultats/index.php?do=zoom&amp;cote=37020d&amp;p=1608" text:style-name="Internet_20_link" text:visited-style-name="Visited_20_Internet_20_Link"><text:span text:style-name="Internet_20_link"><text:span text:style-name="T1">p. 1594</text:span></text:span></text:a><text:span text:style-name="T1">] </text:span><text:span text:style-name="T3">trismus</text:span><text:span text:style-name="T1"> — Mundklemme, trismus, locked jaw, trismo, trismo.</text:span></text:p>
      <text:p text:style-name="_3c_grc_3e_">τρισ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08" text:style-name="Internet_20_link" text:visited-style-name="Visited_20_Internet_20_Link"><text:span text:style-name="Internet_20_link"><text:span text:style-name="T1">p. 1594</text:span></text:span></text:a><text:span text:style-name="T1">] </text:span><text:span text:style-name="T3">tritéophye</text:span><text:span text:style-name="T1"> — tritœophya, dreitägiges Wechselfieber, tritœophyia, triteofia, triteofia.</text:span></text:p>
      <text:p text:style-name="_3c_grc_3e_">τριταιοφυ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609" text:style-name="Internet_20_link" text:visited-style-name="Visited_20_Internet_20_Link"><text:span text:style-name="Internet_20_link"><text:span text:style-name="T1">p. 1595</text:span></text:span></text:a><text:span text:style-name="T1">] </text:span><text:span text:style-name="T3">trochanter</text:span><text:span text:style-name="T1"> — trochanter, Trochanter, Rollhügel, trochanter, trocantere, trocanter.</text:span></text:p>
      <text:p text:style-name="_3c_grc_3e_">τροχαν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609" text:style-name="Internet_20_link" text:visited-style-name="Visited_20_Internet_20_Link"><text:span text:style-name="Internet_20_link"><text:span text:style-name="T1">p. 1595</text:span></text:span></text:a><text:span text:style-name="T1">] </text:span><text:span text:style-name="T3">trochisque</text:span><text:span text:style-name="T1"> — trochiscus, Scheibchen, troche, trotisco, trochisco, trotisco.</text:span></text:p>
      <text:p text:style-name="_3c_grc_3e_">τροχίσκος</text:p>
      <text:p text:style-name="_3c_entry_3e_"><text:span text:style-name="T1">[</text:span><text:a xlink:type="simple" xlink:href="https://www.biusante.parisdescartes.fr/histoire/medica/resultats/index.php?do=zoom&amp;cote=37020d&amp;p=1609" text:style-name="Internet_20_link" text:visited-style-name="Visited_20_Internet_20_Link"><text:span text:style-name="Internet_20_link"><text:span text:style-name="T1">p. 1595</text:span></text:span></text:a><text:span text:style-name="T1">] </text:span><text:span text:style-name="T3">trochoïde</text:span><text:span text:style-name="T1"> — Rollengelenk, trochoid, trocoide, trocoides.</text:span></text:p>
      <text:p text:style-name="_3c_grc_3e_">τροχ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610" text:style-name="Internet_20_link" text:visited-style-name="Visited_20_Internet_20_Link"><text:span text:style-name="Internet_20_link"><text:span text:style-name="T1">p. 1596</text:span></text:span></text:a><text:span text:style-name="T1">] </text:span><text:span text:style-name="T3">trompe</text:span><text:span text:style-name="T1"> — Proboscis, Rüssel, trunk, tromba, trompa.</text:span></text:p>
      <text:p text:style-name="_3c_grc_3e_"><text:span text:style-name="T4">π</text:span>ροβοσκ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610" text:style-name="Internet_20_link" text:visited-style-name="Visited_20_Internet_20_Link"><text:span text:style-name="Internet_20_link"><text:span text:style-name="T1">p. 1596</text:span></text:span></text:a><text:span text:style-name="T1">] </text:span><text:span text:style-name="T3">tronc</text:span><text:span text:style-name="T1"> — truncus, Stamm, Rumpf, trunc, tronco, tronco.</text:span></text:p>
      <text:p text:style-name="_3c_grc_3e_">στέλεχος</text:p>
      <text:p text:style-name="_3c_entry_3e_"><text:span text:style-name="T1">[</text:span><text:a xlink:type="simple" xlink:href="https://www.biusante.parisdescartes.fr/histoire/medica/resultats/index.php?do=zoom&amp;cote=37020d&amp;p=1612" text:style-name="Internet_20_link" text:visited-style-name="Visited_20_Internet_20_Link"><text:span text:style-name="Internet_20_link"><text:span text:style-name="T1">p. 1598</text:span></text:span></text:a><text:span text:style-name="T1">] </text:span><text:span text:style-name="T3">truite</text:span><text:span text:style-name="T1"> — Salmo fario (L.), tructus, Forelle, trout, trota, trucha.</text:span></text:p>
      <text:p text:style-name="_3c_grc_3e_">τρώ<text:span text:style-name="T4">κ</text:span>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613" text:style-name="Internet_20_link" text:visited-style-name="Visited_20_Internet_20_Link"><text:span text:style-name="Internet_20_link"><text:span text:style-name="T1">p. 1599</text:span></text:span></text:a><text:span text:style-name="T1">] </text:span><text:span text:style-name="T3">tube</text:span><text:span text:style-name="T1"> — tubus, Röhre, Rohr, tube, tubo, tubo.</text:span></text:p>
      <text:p text:style-name="_3c_grc_3e_">σύριγξ</text:p>
      <text:p text:style-name="_3c_entry_3e_"><text:span text:style-name="T1">[</text:span><text:a xlink:type="simple" xlink:href="https://www.biusante.parisdescartes.fr/histoire/medica/resultats/index.php?do=zoom&amp;cote=37020d&amp;p=1615" text:style-name="Internet_20_link" text:visited-style-name="Visited_20_Internet_20_Link"><text:span text:style-name="Internet_20_link"><text:span text:style-name="T1">p. 1601</text:span></text:span></text:a><text:span text:style-name="T1">] </text:span><text:span text:style-name="T3">tumeur</text:span><text:span text:style-name="T1"> — tumor, Geschwulst, tumour, swelling, tumore, tumor.</text:span></text:p>
      <text:p text:style-name="_3c_grc_3e_"><text:span text:style-name="T5">ὄγκος</text:span><text:span text:style-name="T1"> — φ</text:span><text:span text:style-name="T5">ῦμ</text:span><text:span text:style-name="T1">α</text:span></text:p>
      <text:p text:style-name="_3c_entry_3e_"><text:span text:style-name="T1">[</text:span><text:a xlink:type="simple" xlink:href="https://www.biusante.parisdescartes.fr/histoire/medica/resultats/index.php?do=zoom&amp;cote=37020d&amp;p=1619" text:style-name="Internet_20_link" text:visited-style-name="Visited_20_Internet_20_Link"><text:span text:style-name="Internet_20_link"><text:span text:style-name="T1">p. 1605</text:span></text:span></text:a><text:span text:style-name="T1">] </text:span><text:span text:style-name="T3">tunique</text:span><text:span text:style-name="T1"> — tunica, Hülle, tunic, coat, tonica, tunica.</text:span></text:p>
      <text:p text:style-name="_3c_grc_3e_">χιτ<text:span text:style-name="T4">ῶ</text:span>ν<text:span text:style-name="T6"> </text:span><text:span text:style-name="T8">(accent peu visible)</text:span></text:p>
      <text:p text:style-name="_3c_entry_3e_"><text:span text:style-name="T1">[</text:span><text:a xlink:type="simple" xlink:href="https://www.biusante.parisdescartes.fr/histoire/medica/resultats/index.php?do=zoom&amp;cote=37020d&amp;p=1624" text:style-name="Internet_20_link" text:visited-style-name="Visited_20_Internet_20_Link"><text:span text:style-name="Internet_20_link"><text:span text:style-name="T1">p. 1610</text:span></text:span></text:a><text:span text:style-name="T1">] </text:span><text:span text:style-name="T3">typhomanie</text:span><text:span text:style-name="T1"> — typhomania, Typhusdeliriunt, typhomania, tifomania, tifomania.</text:span></text:p>
      <text:p text:style-name="_3c_grc_3e_">τυφομανία</text:p>
      <text:p text:style-name="_3c_entry_3e_"><text:span text:style-name="T1">[</text:span><text:a xlink:type="simple" xlink:href="https://www.biusante.parisdescartes.fr/histoire/medica/resultats/index.php?do=zoom&amp;cote=37020d&amp;p=1627" text:style-name="Internet_20_link" text:visited-style-name="Visited_20_Internet_20_Link"><text:span text:style-name="Internet_20_link"><text:span text:style-name="T1">p. 1613</text:span></text:span></text:a><text:span text:style-name="T1">] </text:span><text:span text:style-name="T3">ulcération</text:span><text:span text:style-name="T1"> — ulceratio, Schwären, Verschwärung, ulcération, ulcerazione, ulcération.</text:span></text:p>
      <text:p text:style-name="_3c_grc_3e_"><text:span text:style-name="T5">ἕλκωσις</text:span></text:p>
      <text:p text:style-name="_3c_entry_3e_"><text:span text:style-name="T1">[</text:span><text:a xlink:type="simple" xlink:href="https://www.biusante.parisdescartes.fr/histoire/medica/resultats/index.php?do=zoom&amp;cote=37020d&amp;p=1630" text:style-name="Internet_20_link" text:visited-style-name="Visited_20_Internet_20_Link"><text:span text:style-name="Internet_20_link"><text:span text:style-name="T1">p. 1616</text:span></text:span></text:a><text:span text:style-name="T1">] </text:span><text:span text:style-name="T3">ulcéré</text:span><text:span text:style-name="T1"> — ulceratus, ulcerirt, geeitert, verschwürt, ulcerated, ulcerato, ulcerado.</text:span></text:p>
      <text:p text:style-name="_3c_grc_3e_"><text:span text:style-name="T4">ἑ</text:span>λ<text:span text:style-name="T4">κ</text:span>ωθε<text:span text:style-name="T4">ὶ</text:span>ς</text:p>
      <text:p text:style-name="_3c_entry_3e_"><text:span text:style-name="T1">[</text:span><text:a xlink:type="simple" xlink:href="https://www.biusante.parisdescartes.fr/histoire/medica/resultats/index.php?do=zoom&amp;cote=37020d&amp;p=1630" text:style-name="Internet_20_link" text:visited-style-name="Visited_20_Internet_20_Link"><text:span text:style-name="Internet_20_link"><text:span text:style-name="T1">p. 1616</text:span></text:span></text:a><text:span text:style-name="T1">] </text:span><text:span text:style-name="T3">ulcéreux</text:span><text:span text:style-name="T1"> — ulcerosus, eiterig, schwärend, ulcerous, ulceroso, ulceroso.</text:span></text:p>
      <text:p text:style-name="_3c_grc_3e_"><text:span text:style-name="T4">ἑ</text:span>λκώδης</text:p>
      <text:p text:style-name="_3c_entry_3e_"><text:span text:style-name="T1">[</text:span><text:a xlink:type="simple" xlink:href="https://www.biusante.parisdescartes.fr/histoire/medica/resultats/index.php?do=zoom&amp;cote=37020d&amp;p=1631" text:style-name="Internet_20_link" text:visited-style-name="Visited_20_Internet_20_Link"><text:span text:style-name="Internet_20_link"><text:span text:style-name="T1">p. 1617</text:span></text:span></text:a><text:span text:style-name="T1">] </text:span><text:span text:style-name="T3">ulotriques</text:span><text:span text:style-name="T1"> — krausharig, curly.</text:span></text:p>
      <text:p text:style-name="_3c_grc_3e_"><text:soft-page-break/>ο<text:span text:style-name="T4">ὐ</text:span>λό<text:span text:style-name="T4">θ</text:span>ριξ</text:p>
      <text:p text:style-name="_3c_entry_3e_"><text:span text:style-name="T1">[</text:span><text:a xlink:type="simple" xlink:href="https://www.biusante.parisdescartes.fr/histoire/medica/resultats/index.php?do=zoom&amp;cote=37020d&amp;p=1631" text:style-name="Internet_20_link" text:visited-style-name="Visited_20_Internet_20_Link"><text:span text:style-name="Internet_20_link"><text:span text:style-name="T1">p. 1617</text:span></text:span></text:a><text:span text:style-name="T1">] </text:span><text:span text:style-name="T3">ultime</text:span><text:span text:style-name="T1"> — ultimus.</text:span></text:p>
      <text:p text:style-name="_3c_grc_3e_"><text:span text:style-name="T4">ἔ</text:span>σχατος</text:p>
      <text:p text:style-name="_3c_entry_3e_"><text:span text:style-name="T1">[</text:span><text:a xlink:type="simple" xlink:href="https://www.biusante.parisdescartes.fr/histoire/medica/resultats/index.php?do=zoom&amp;cote=37020d&amp;p=1632" text:style-name="Internet_20_link" text:visited-style-name="Visited_20_Internet_20_Link"><text:span text:style-name="Internet_20_link"><text:span text:style-name="T1">p. 1618</text:span></text:span></text:a><text:span text:style-name="T1">] </text:span><text:span text:style-name="T3">unité</text:span><text:span text:style-name="T1"> — unitas, Einheit, unily, unità, unidad.</text:span></text:p>
      <text:p text:style-name="_3c_grc_3e_"><text:span text:style-name="T4">ἑ</text:span>ν<text:span text:style-name="T4">ό</text:span>τ<text:span text:style-name="T4">ης</text:span></text:p>
      <text:p text:style-name="_3c_entry_3e_"><text:span text:style-name="T1">[</text:span><text:a xlink:type="simple" xlink:href="https://www.biusante.parisdescartes.fr/histoire/medica/resultats/index.php?do=zoom&amp;cote=37020d&amp;p=1634" text:style-name="Internet_20_link" text:visited-style-name="Visited_20_Internet_20_Link"><text:span text:style-name="Internet_20_link"><text:span text:style-name="T1">p. 1620</text:span></text:span></text:a><text:span text:style-name="T1">] </text:span><text:span text:style-name="T3">uretère</text:span><text:span text:style-name="T1"> — ureier, Hamgang, ureter, uretere, ureter.</text:span></text:p>
      <text:p text:style-name="_3c_grc_3e_">ο<text:span text:style-name="T4">ὐ</text:span>ρη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635" text:style-name="Internet_20_link" text:visited-style-name="Visited_20_Internet_20_Link"><text:span text:style-name="Internet_20_link"><text:span text:style-name="T1">p. 1621</text:span></text:span></text:a><text:span text:style-name="T1">] </text:span><text:span text:style-name="T3">urètre</text:span><text:span text:style-name="T1"> — urethra, Harnröhre, urethra, uretra, uretra.</text:span></text:p>
      <text:p text:style-name="_3c_grc_3e_"><text:span text:style-name="T4">οὐ</text:span>ρ<text:span text:style-name="T4">ήθ</text:span>ρα</text:p>
      <text:p text:style-name="_3c_entry_3e_"><text:span text:style-name="T1">[</text:span><text:a xlink:type="simple" xlink:href="https://www.biusante.parisdescartes.fr/histoire/medica/resultats/index.php?do=zoom&amp;cote=37020d&amp;p=1639" text:style-name="Internet_20_link" text:visited-style-name="Visited_20_Internet_20_Link"><text:span text:style-name="Internet_20_link"><text:span text:style-name="T1">p. 1625</text:span></text:span></text:a><text:span text:style-name="T1">] </text:span><text:span text:style-name="T3">urine</text:span><text:span text:style-name="T1"> — urina, lotium, Harn, urine, urina, orina, orina.</text:span></text:p>
      <text:p text:style-name="_3c_grc_3e_"><text:span text:style-name="T5">οὖρον</text:span></text:p>
      <text:p text:style-name="_3c_entry_3e_"><text:span text:style-name="T1">[</text:span><text:a xlink:type="simple" xlink:href="https://www.biusante.parisdescartes.fr/histoire/medica/resultats/index.php?do=zoom&amp;cote=37020d&amp;p=1644" text:style-name="Internet_20_link" text:visited-style-name="Visited_20_Internet_20_Link"><text:span text:style-name="Internet_20_link"><text:span text:style-name="T1">p. 1630</text:span></text:span></text:a><text:span text:style-name="T1">] </text:span><text:span text:style-name="T3">ustion</text:span><text:span text:style-name="T1"> — ustio, Brennen, Aetzen, ustion, ustione, ustion.</text:span></text:p>
      <text:p text:style-name="_3c_grc_3e_">κα<text:span text:style-name="T4">ῦ</text:span>σις</text:p>
      <text:p text:style-name="_3c_entry_3e_"><text:span text:style-name="T1">[</text:span><text:a xlink:type="simple" xlink:href="https://www.biusante.parisdescartes.fr/histoire/medica/resultats/index.php?do=zoom&amp;cote=37020d&amp;p=1650" text:style-name="Internet_20_link" text:visited-style-name="Visited_20_Internet_20_Link"><text:span text:style-name="Internet_20_link"><text:span text:style-name="T1">p. 1636</text:span></text:span></text:a><text:span text:style-name="T1">] </text:span><text:span text:style-name="T3">uvule</text:span><text:span text:style-name="T1"> — uvula, columella.</text:span></text:p>
      <text:p text:style-name="_3c_grc_3e_">γαργαρε<text:span text:style-name="T4">ὼ</text:span>ν — στ<text:span text:style-name="T4">ραφυλὴ</text:span></text:p>
      <text:p text:style-name="_3c_entry_3e_"><text:span text:style-name="T1">[</text:span><text:a xlink:type="simple" xlink:href="https://www.biusante.parisdescartes.fr/histoire/medica/resultats/index.php?do=zoom&amp;cote=37020d&amp;p=1652" text:style-name="Internet_20_link" text:visited-style-name="Visited_20_Internet_20_Link"><text:span text:style-name="Internet_20_link"><text:span text:style-name="T1">p. 1638</text:span></text:span></text:a><text:span text:style-name="T1">] </text:span><text:span text:style-name="T3">vache</text:span><text:span text:style-name="T1"> — vacca, Kuh, cow, vacca, vaca.</text:span></text:p>
      <text:p text:style-name="_3c_grc_3e_"><text:span text:style-name="T4">ἡ</text:span> βο<text:span text:style-name="T4">ῦ</text:span>ς</text:p>
      <text:p text:style-name="_3c_entry_3e_"><text:span text:style-name="T1">[</text:span><text:a xlink:type="simple" xlink:href="https://www.biusante.parisdescartes.fr/histoire/medica/resultats/index.php?do=zoom&amp;cote=37020d&amp;p=1652" text:style-name="Internet_20_link" text:visited-style-name="Visited_20_Internet_20_Link"><text:span text:style-name="Internet_20_link"><text:span text:style-name="T1">p. 1638</text:span></text:span></text:a><text:span text:style-name="T1">] </text:span><text:span text:style-name="T3">vagin</text:span><text:span text:style-name="T1"> — vagina uteri, Scheide, Mutterscheide, vagina, vagina, vagina.</text:span></text:p>
      <text:p text:style-name="_3c_grc_3e_"><text:span text:style-name="T4">ἔ</text:span>λυτρον</text:p>
      <text:p text:style-name="_3c_entry_3e_"><text:span text:style-name="T1">[</text:span><text:a xlink:type="simple" xlink:href="https://www.biusante.parisdescartes.fr/histoire/medica/resultats/index.php?do=zoom&amp;cote=37020d&amp;p=1654" text:style-name="Internet_20_link" text:visited-style-name="Visited_20_Internet_20_Link"><text:span text:style-name="Internet_20_link"><text:span text:style-name="T1">p. 1640</text:span></text:span></text:a><text:span text:style-name="T1">] </text:span><text:span text:style-name="T3">vaisseau2</text:span><text:span text:style-name="T1"> — Gefäss, vessel, vaso, vaso.</text:span></text:p>
      <text:p text:style-name="_3c_grc_3e_"><text:span text:style-name="T4">ἀ</text:span>γγε<text:span text:style-name="T4">ῖο</text:span>ν</text:p>
      <text:p text:style-name="_3c_entry_3e_"><text:span text:style-name="T1">[</text:span><text:a xlink:type="simple" xlink:href="https://www.biusante.parisdescartes.fr/histoire/medica/resultats/index.php?do=zoom&amp;cote=37020d&amp;p=1655" text:style-name="Internet_20_link" text:visited-style-name="Visited_20_Internet_20_Link"><text:span text:style-name="Internet_20_link"><text:span text:style-name="T1">p. 1641</text:span></text:span></text:a><text:span text:style-name="T1">] </text:span><text:span text:style-name="T3">valgus</text:span><text:span text:style-name="T1"> — </text:span></text:p>
      <text:p text:style-name="_3c_grc_3e_">βλαισός</text:p>
      <text:p text:style-name="_3c_entry_3e_"><text:span text:style-name="T1">[</text:span><text:a xlink:type="simple" xlink:href="https://www.biusante.parisdescartes.fr/histoire/medica/resultats/index.php?do=zoom&amp;cote=37020d&amp;p=1656" text:style-name="Internet_20_link" text:visited-style-name="Visited_20_Internet_20_Link"><text:span text:style-name="Internet_20_link"><text:span text:style-name="T1">p. 1642</text:span></text:span></text:a><text:span text:style-name="T1">] </text:span><text:span text:style-name="T3">vapeur</text:span><text:span text:style-name="T1"> — vapor, Dampf, Dunst, vapour, vapore, vapor.</text:span></text:p>
      <text:p text:style-name="_3c_grc_3e_"><text:span text:style-name="T4">ἀ</text:span>τμ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58" text:style-name="Internet_20_link" text:visited-style-name="Visited_20_Internet_20_Link"><text:span text:style-name="Internet_20_link"><text:span text:style-name="T1">p. 1644</text:span></text:span></text:a><text:span text:style-name="T1">] </text:span><text:span text:style-name="T3">varice</text:span><text:span text:style-name="T1"> — varix, Krampfader, varix, varice, variz.</text:span></text:p>
      <text:p text:style-name="_3c_grc_3e_">κιρσ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62" text:style-name="Internet_20_link" text:visited-style-name="Visited_20_Internet_20_Link"><text:span text:style-name="Internet_20_link"><text:span text:style-name="T1">p. 1648</text:span></text:span></text:a><text:span text:style-name="T1">] </text:span><text:span text:style-name="T3">variqueux</text:span><text:span text:style-name="T1"> — varicosus, krampfaderig, varicose, varicoso, varicoso.</text:span></text:p>
      <text:p text:style-name="_3c_grc_3e_">κιρσοει<text:span text:style-name="T4">δὴ</text:span>ς</text:p>
      <text:p text:style-name="_3c_entry_3e_"><text:span text:style-name="T1">[</text:span><text:a xlink:type="simple" xlink:href="https://www.biusante.parisdescartes.fr/histoire/medica/resultats/index.php?do=zoom&amp;cote=37020d&amp;p=1662" text:style-name="Internet_20_link" text:visited-style-name="Visited_20_Internet_20_Link"><text:span text:style-name="Internet_20_link"><text:span text:style-name="T1">p. 1648</text:span></text:span></text:a><text:span text:style-name="T1">] </text:span><text:span text:style-name="T3">varus2</text:span><text:span text:style-name="T1"> — varus.</text:span></text:p>
      <text:p text:style-name="_3c_grc_3e_"><text:span text:style-name="T4">ἴονθος</text:span></text:p>
      <text:p text:style-name="_3c_entry_3e_"><text:span text:style-name="T1">[</text:span><text:a xlink:type="simple" xlink:href="https://www.biusante.parisdescartes.fr/histoire/medica/resultats/index.php?do=zoom&amp;cote=37020d&amp;p=1663" text:style-name="Internet_20_link" text:visited-style-name="Visited_20_Internet_20_Link"><text:span text:style-name="Internet_20_link"><text:span text:style-name="T1">p. 1649</text:span></text:span></text:a><text:span text:style-name="T1">] </text:span><text:span text:style-name="T3">vase</text:span><text:span text:style-name="T1"> — limus, Schlamm, mud, fango, limo.</text:span></text:p>
      <text:p text:style-name="_3c_grc_3e_">πηλ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67" text:style-name="Internet_20_link" text:visited-style-name="Visited_20_Internet_20_Link"><text:span text:style-name="Internet_20_link"><text:span text:style-name="T1">p. 1653</text:span></text:span></text:a><text:span text:style-name="T1">] </text:span><text:span text:style-name="T3">véhicule</text:span><text:span text:style-name="T1"> — vehiculum, Vehikel, vehicle, veicolo, vehiculo.</text:span></text:p>
      <text:p text:style-name="_3c_grc_3e_"><text:span text:style-name="T4">ὄ</text:span>χημα</text:p>
      <text:p text:style-name="_3c_entry_3e_"><text:span text:style-name="T1">[</text:span><text:a xlink:type="simple" xlink:href="https://www.biusante.parisdescartes.fr/histoire/medica/resultats/index.php?do=zoom&amp;cote=37020d&amp;p=1667" text:style-name="Internet_20_link" text:visited-style-name="Visited_20_Internet_20_Link"><text:span text:style-name="Internet_20_link"><text:span text:style-name="T1">p. 1653</text:span></text:span></text:a><text:span text:style-name="T1">] </text:span><text:span text:style-name="T3">veille</text:span><text:span text:style-name="T1"> — vigilia, Wachsein, watching, wake, veglia, vigilia.</text:span></text:p>
      <text:p text:style-name="_3c_grc_3e_"><text:span text:style-name="T4">ἐ</text:span>γρ<text:span text:style-name="T4">ή</text:span>γορσις</text:p>
      <text:p text:style-name="_3c_entry_3e_"><text:soft-page-break/><text:span text:style-name="T1">[</text:span><text:a xlink:type="simple" xlink:href="https://www.biusante.parisdescartes.fr/histoire/medica/resultats/index.php?do=zoom&amp;cote=37020d&amp;p=1667" text:style-name="Internet_20_link" text:visited-style-name="Visited_20_Internet_20_Link"><text:span text:style-name="Internet_20_link"><text:span text:style-name="T1">p. 1653</text:span></text:span></text:a><text:span text:style-name="T1">] </text:span><text:span text:style-name="T3">veine</text:span><text:span text:style-name="T1"> — vena, Vene, Ader, vein, vend, vend.</text:span></text:p>
      <text:p text:style-name="_3c_grc_3e_">φλ<text:span text:style-name="T4">ὲ</text:span>ψ</text:p>
      <text:p text:style-name="_3c_entry_3e_"><text:span text:style-name="T1">[</text:span><text:a xlink:type="simple" xlink:href="https://www.biusante.parisdescartes.fr/histoire/medica/resultats/index.php?do=zoom&amp;cote=37020d&amp;p=1668" text:style-name="Internet_20_link" text:visited-style-name="Visited_20_Internet_20_Link"><text:span text:style-name="Internet_20_link"><text:span text:style-name="T1">p. 1654</text:span></text:span></text:a><text:span text:style-name="T1">] </text:span><text:span text:style-name="T3">veineux</text:span><text:span text:style-name="T1"> — venosus, venös, aderig, venons, venoso, venoso.</text:span></text:p>
      <text:p text:style-name="_3c_grc_3e_"><text:span text:style-name="T4">φ</text:span>λεβ<text:span text:style-name="T4">ώδης</text:span></text:p>
      <text:p text:style-name="_3c_entry_3e_"><text:span text:style-name="T1">[</text:span><text:a xlink:type="simple" xlink:href="https://www.biusante.parisdescartes.fr/histoire/medica/resultats/index.php?do=zoom&amp;cote=37020d&amp;p=1670" text:style-name="Internet_20_link" text:visited-style-name="Visited_20_Internet_20_Link"><text:span text:style-name="Internet_20_link"><text:span text:style-name="T1">p. 1656</text:span></text:span></text:a><text:span text:style-name="T1">] </text:span><text:span text:style-name="T3">venin</text:span><text:span text:style-name="T1"> — venenum, toxicum, Gift, venom, poison, veleno, veneno.</text:span></text:p>
      <text:p text:style-name="_3c_grc_3e_">φάρμακ<text:span text:style-name="T4">ο</text:span>ν — τ<text:span text:style-name="T4">ο</text:span>ξικ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1670" text:style-name="Internet_20_link" text:visited-style-name="Visited_20_Internet_20_Link"><text:span text:style-name="Internet_20_link"><text:span text:style-name="T1">p. 1656</text:span></text:span></text:a><text:span text:style-name="T1">] </text:span><text:span text:style-name="T3">vent</text:span><text:span text:style-name="T1"> — ventus, Wind, wind, vento, viento.</text:span></text:p>
      <text:p text:style-name="_3c_grc_3e_"><text:span text:style-name="T4">ἄ</text:span>νεμ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671" text:style-name="Internet_20_link" text:visited-style-name="Visited_20_Internet_20_Link"><text:span text:style-name="Internet_20_link"><text:span text:style-name="T1">p. 1657</text:span></text:span></text:a><text:span text:style-name="T1">] </text:span><text:span text:style-name="T3">ventouse</text:span><text:span text:style-name="T1"> — cucurbitula, Schrbpfkopf, cupping-glass, ventosa, coppetta, ventosa.</text:span></text:p>
      <text:p text:style-name="_3c_grc_3e_">σι<text:span text:style-name="T4">κ</text:span>ύα</text:p>
      <text:p text:style-name="_3c_entry_3e_"><text:span text:style-name="T1">[</text:span><text:a xlink:type="simple" xlink:href="https://www.biusante.parisdescartes.fr/histoire/medica/resultats/index.php?do=zoom&amp;cote=37020d&amp;p=1672" text:style-name="Internet_20_link" text:visited-style-name="Visited_20_Internet_20_Link"><text:span text:style-name="Internet_20_link"><text:span text:style-name="T1">p. 1658</text:span></text:span></text:a><text:span text:style-name="T1">] </text:span><text:span text:style-name="T3">ventre</text:span><text:span text:style-name="T1"> — venter, alvus, Bauch, belly, ventre, vientre.</text:span></text:p>
      <text:p text:style-name="_3c_grc_3e_">κοιλία</text:p>
      <text:p text:style-name="_3c_entry_3e_"><text:span text:style-name="T1">[</text:span><text:a xlink:type="simple" xlink:href="https://www.biusante.parisdescartes.fr/histoire/medica/resultats/index.php?do=zoom&amp;cote=37020d&amp;p=1672" text:style-name="Internet_20_link" text:visited-style-name="Visited_20_Internet_20_Link"><text:span text:style-name="Internet_20_link"><text:span text:style-name="T1">p. 1658</text:span></text:span></text:a><text:span text:style-name="T1">] </text:span><text:span text:style-name="T3">ventricule</text:span><text:span text:style-name="T1"> — ventriculus, Magen, ventricle, ventricolo, ventriculo.</text:span></text:p>
      <text:p text:style-name="_3c_grc_3e_">γασ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672" text:style-name="Internet_20_link" text:visited-style-name="Visited_20_Internet_20_Link"><text:span text:style-name="Internet_20_link"><text:span text:style-name="T1">p. 1658</text:span></text:span></text:a><text:span text:style-name="T1">] </text:span><text:span text:style-name="T3">ventriloque</text:span><text:span text:style-name="T1"> — ventriloquus, Bauchredner, ventriloquist, ventriloquo, ventrilocuo.</text:span></text:p>
      <text:p text:style-name="_3c_grc_3e_"><text:span text:style-name="T4">ἐ</text:span>γγαστρίμυθ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673" text:style-name="Internet_20_link" text:visited-style-name="Visited_20_Internet_20_Link"><text:span text:style-name="Internet_20_link"><text:span text:style-name="T1">p. 1659</text:span></text:span></text:a><text:span text:style-name="T1">] </text:span><text:span text:style-name="T3">vents</text:span><text:span text:style-name="T1"> — flatus, Winde, Blähungen, winds, vento, viento.</text:span></text:p>
      <text:p text:style-name="_3c_grc_3e_">φ<text:span text:style-name="T4">ῦ</text:span>σα</text:p>
      <text:p text:style-name="_3c_entry_3e_"><text:span text:style-name="T1">[</text:span><text:a xlink:type="simple" xlink:href="https://www.biusante.parisdescartes.fr/histoire/medica/resultats/index.php?do=zoom&amp;cote=37020d&amp;p=1673" text:style-name="Internet_20_link" text:visited-style-name="Visited_20_Internet_20_Link"><text:span text:style-name="Internet_20_link"><text:span text:style-name="T1">p. 1659</text:span></text:span></text:a><text:span text:style-name="T1">] </text:span><text:span text:style-name="T3">vénule</text:span><text:span text:style-name="T1"> — venula, Aederchen, venula, small vein, venuzza, venula.</text:span></text:p>
      <text:p text:style-name="_3c_grc_3e_"><text:span text:style-name="T4">φλ</text:span>έβιον</text:p>
      <text:p text:style-name="_3c_entry_3e_"><text:span text:style-name="T1">[</text:span><text:a xlink:type="simple" xlink:href="https://www.biusante.parisdescartes.fr/histoire/medica/resultats/index.php?do=zoom&amp;cote=37020d&amp;p=1673" text:style-name="Internet_20_link" text:visited-style-name="Visited_20_Internet_20_Link"><text:span text:style-name="Internet_20_link"><text:span text:style-name="T1">p. 1659</text:span></text:span></text:a><text:span text:style-name="T1">] </text:span><text:span text:style-name="T3">ver</text:span><text:span text:style-name="T1"> — vermis, Wurm, marm, verme, gusano, lombriz.</text:span></text:p>
      <text:p text:style-name="_3c_grc_3e_"><text:span text:style-name="T4">ἕ</text:span>λμ<text:span text:style-name="T4">ι</text:span>νς — σκώλ<text:span text:style-name="T4">η</text:span>ξ</text:p>
      <text:p text:style-name="_3c_entry_3e_"><text:span text:style-name="T1">[</text:span><text:a xlink:type="simple" xlink:href="https://www.biusante.parisdescartes.fr/histoire/medica/resultats/index.php?do=zoom&amp;cote=37020d&amp;p=1674" text:style-name="Internet_20_link" text:visited-style-name="Visited_20_Internet_20_Link"><text:span text:style-name="Internet_20_link"><text:span text:style-name="T1">p. 1660</text:span></text:span></text:a><text:span text:style-name="T1">] </text:span><text:span text:style-name="T3">verge</text:span><text:span text:style-name="T1"> — Ruthe, penis, verga, verga.</text:span></text:p>
      <text:p text:style-name="_3c_grc_3e_">σάθ<text:span text:style-name="T4">η</text:span></text:p>
      <text:p text:style-name="_3c_entry_3e_"><text:span text:style-name="T1">[</text:span><text:a xlink:type="simple" xlink:href="https://www.biusante.parisdescartes.fr/histoire/medica/resultats/index.php?do=zoom&amp;cote=37020d&amp;p=1675" text:style-name="Internet_20_link" text:visited-style-name="Visited_20_Internet_20_Link"><text:span text:style-name="Internet_20_link"><text:span text:style-name="T1">p. 1661</text:span></text:span></text:a><text:span text:style-name="T1">] </text:span><text:span text:style-name="T3">vermiculaire</text:span><text:span text:style-name="T1"> — vermicularis, wurmförmig, vermicular, vermicolare, vermicular.</text:span></text:p>
      <text:p text:style-name="_3c_grc_3e_">σκωληκοειδ<text:span text:style-name="T4">ὴ</text:span>ς</text:p>
      <text:p text:style-name="_3c_entry_3e_"><text:span text:style-name="T1">[</text:span><text:a xlink:type="simple" xlink:href="https://www.biusante.parisdescartes.fr/histoire/medica/resultats/index.php?do=zoom&amp;cote=37020d&amp;p=1676" text:style-name="Internet_20_link" text:visited-style-name="Visited_20_Internet_20_Link"><text:span text:style-name="Internet_20_link"><text:span text:style-name="T1">p. 1662</text:span></text:span></text:a><text:span text:style-name="T1">] </text:span><text:span text:style-name="T3">verre</text:span><text:span text:style-name="T1"> — vitrum, Glas, gloss, vetro, vidrio.</text:span></text:p>
      <text:p text:style-name="_3c_grc_3e_"><text:span text:style-name="T4">ὕ</text:span>αλος</text:p>
      <text:p text:style-name="_3c_entry_3e_"><text:span text:style-name="T1">[</text:span><text:a xlink:type="simple" xlink:href="https://www.biusante.parisdescartes.fr/histoire/medica/resultats/index.php?do=zoom&amp;cote=37020d&amp;p=1676" text:style-name="Internet_20_link" text:visited-style-name="Visited_20_Internet_20_Link"><text:span text:style-name="Internet_20_link"><text:span text:style-name="T1">p. 1662</text:span></text:span></text:a><text:span text:style-name="T1">] </text:span><text:span text:style-name="T3">verrue</text:span><text:span text:style-name="T1"> — verruca, Warze, wart, porro, ver ruga.</text:span></text:p>
      <text:p text:style-name="_3c_grc_3e_"><text:span text:style-name="T4">ἀ</text:span>κροχ<text:span text:style-name="T4">οδὼ</text:span>ν</text:p>
      <text:p text:style-name="_3c_entry_3e_"><text:span text:style-name="T1">[</text:span><text:a xlink:type="simple" xlink:href="https://www.biusante.parisdescartes.fr/histoire/medica/resultats/index.php?do=zoom&amp;cote=37020d&amp;p=1677" text:style-name="Internet_20_link" text:visited-style-name="Visited_20_Internet_20_Link"><text:span text:style-name="Internet_20_link"><text:span text:style-name="T1">p. 1663</text:span></text:span></text:a><text:span text:style-name="T1">] </text:span><text:span text:style-name="T3">vers</text:span><text:span text:style-name="T1"> — vermes, Würmer, worms, vermi, gusanos.</text:span></text:p>
      <text:p text:style-name="_3c_grc_3e_"><text:span text:style-name="T4">ἕλ</text:span>μινθες</text:p>
      <text:p text:style-name="_3c_entry_3e_"><text:span text:style-name="T1">[</text:span><text:a xlink:type="simple" xlink:href="https://www.biusante.parisdescartes.fr/histoire/medica/resultats/index.php?do=zoom&amp;cote=37020d&amp;p=1679" text:style-name="Internet_20_link" text:visited-style-name="Visited_20_Internet_20_Link"><text:span text:style-name="Internet_20_link"><text:span text:style-name="T1">p. 1665</text:span></text:span></text:a><text:span text:style-name="T1">] </text:span><text:span text:style-name="T3">vertèbre</text:span><text:span text:style-name="T1"> — vertebra, Rückgratswirbel, vertebra, vertebra, vertebra.</text:span></text:p>
      <text:p text:style-name="_3c_grc_3e_">σπόνδυλ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680" text:style-name="Internet_20_link" text:visited-style-name="Visited_20_Internet_20_Link"><text:span text:style-name="Internet_20_link"><text:span text:style-name="T1">p. 1666</text:span></text:span></text:a><text:span text:style-name="T1">] </text:span><text:span text:style-name="T3">vertex</text:span><text:span text:style-name="T1"> — Scheitel, Wirbel, vertex, vertice, vertice.</text:span></text:p>
      <text:p text:style-name="_3c_grc_3e_">κορυφ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680" text:style-name="Internet_20_link" text:visited-style-name="Visited_20_Internet_20_Link"><text:span text:style-name="Internet_20_link"><text:span text:style-name="T1">p. 1666</text:span></text:span></text:a><text:span text:style-name="T1">] </text:span><text:span text:style-name="T3">vertige</text:span><text:span text:style-name="T1"> — vertigo, Schwindel, giddiness, vertigine, vertigo.</text:span></text:p>
      <text:p text:style-name="_3c_grc_3e_"><text:soft-page-break/>σκοτ<text:span text:style-name="T4">οδ</text:span>ινία</text:p>
      <text:p text:style-name="_3c_entry_3e_"><text:span text:style-name="T1">[</text:span><text:a xlink:type="simple" xlink:href="https://www.biusante.parisdescartes.fr/histoire/medica/resultats/index.php?do=zoom&amp;cote=37020d&amp;p=1682" text:style-name="Internet_20_link" text:visited-style-name="Visited_20_Internet_20_Link"><text:span text:style-name="Internet_20_link"><text:span text:style-name="T1">p. 1668</text:span></text:span></text:a><text:span text:style-name="T1">] </text:span><text:span text:style-name="T3">vésicule</text:span><text:span text:style-name="T1"> — cystis, vesicula, Bläschen, vesicle, pescichetta, vesicula.</text:span></text:p>
      <text:p text:style-name="_3c_grc_3e_">κύστιγξ</text:p>
      <text:p text:style-name="_3c_entry_3e_"><text:span text:style-name="T1">[</text:span><text:a xlink:type="simple" xlink:href="https://www.biusante.parisdescartes.fr/histoire/medica/resultats/index.php?do=zoom&amp;cote=37020d&amp;p=1682" text:style-name="Internet_20_link" text:visited-style-name="Visited_20_Internet_20_Link"><text:span text:style-name="Internet_20_link"><text:span text:style-name="T1">p. 1668</text:span></text:span></text:a><text:span text:style-name="T1">] </text:span><text:span text:style-name="T3">vessie</text:span><text:span text:style-name="T1"> — vesica, Blase, bladder, vescica, vegiga, vejica.</text:span></text:p>
      <text:p text:style-name="_3c_grc_3e_">κ<text:span text:style-name="T4">ύ</text:span>στις</text:p>
      <text:p text:style-name="_3c_entry_3e_"><text:span text:style-name="T1">[</text:span><text:a xlink:type="simple" xlink:href="https://www.biusante.parisdescartes.fr/histoire/medica/resultats/index.php?do=zoom&amp;cote=37020d&amp;p=1684" text:style-name="Internet_20_link" text:visited-style-name="Visited_20_Internet_20_Link"><text:span text:style-name="Internet_20_link"><text:span text:style-name="T1">p. 1670</text:span></text:span></text:a><text:span text:style-name="T1">] </text:span><text:span text:style-name="T3">vétérinaire2</text:span><text:span text:style-name="T1"> — veterinarius, mulomedicus, Thierarzt, Veterinär, veterinarian, veterinario, veterinario, albeitar.</text:span></text:p>
      <text:p text:style-name="_3c_grc_3e_">κτην<text:span text:style-name="T4">ι</text:span>ατρ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85" text:style-name="Internet_20_link" text:visited-style-name="Visited_20_Internet_20_Link"><text:span text:style-name="Internet_20_link"><text:span text:style-name="T1">p. 1671</text:span></text:span></text:a><text:span text:style-name="T1">] </text:span><text:span text:style-name="T3">vibices</text:span><text:span text:style-name="T1"> — vibices, vibici.</text:span></text:p>
      <text:p text:style-name="_3c_grc_3e_">μώλωψ</text:p>
      <text:p text:style-name="_3c_entry_3e_"><text:span text:style-name="T1">[</text:span><text:a xlink:type="simple" xlink:href="https://www.biusante.parisdescartes.fr/histoire/medica/resultats/index.php?do=zoom&amp;cote=37020d&amp;p=1686" text:style-name="Internet_20_link" text:visited-style-name="Visited_20_Internet_20_Link"><text:span text:style-name="Internet_20_link"><text:span text:style-name="T1">p. 1672</text:span></text:span></text:a><text:span text:style-name="T1">] </text:span><text:span text:style-name="T3">vide</text:span><text:span text:style-name="T1"> — vacuum, das Leere, luftleere, Raum, void, vuoto, vatio.</text:span></text:p>
      <text:p text:style-name="_3c_grc_3e_">τ<text:span text:style-name="T4">ὸ</text:span> κεν<text:span text:style-name="T4">ὸ</text:span>ν</text:p>
      <text:p text:style-name="_3c_entry_3e_"><text:span text:style-name="T1">[</text:span><text:a xlink:type="simple" xlink:href="https://www.biusante.parisdescartes.fr/histoire/medica/resultats/index.php?do=zoom&amp;cote=37020d&amp;p=1686" text:style-name="Internet_20_link" text:visited-style-name="Visited_20_Internet_20_Link"><text:span text:style-name="Internet_20_link"><text:span text:style-name="T1">p. 1672</text:span></text:span></text:a><text:span text:style-name="T1">] </text:span><text:span text:style-name="T3">vie</text:span><text:span text:style-name="T1"> — vita, Leben, life, vita, vida.</text:span></text:p>
      <text:p text:style-name="_3c_grc_3e_">βίος — ζω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689" text:style-name="Internet_20_link" text:visited-style-name="Visited_20_Internet_20_Link"><text:span text:style-name="Internet_20_link"><text:span text:style-name="T1">p. 1675</text:span></text:span></text:a><text:span text:style-name="T1">] </text:span><text:span text:style-name="T3">vieillesse</text:span><text:span text:style-name="T1"> — senectus, Greisenalter, old age, vecchiezza, vejez.</text:span></text:p>
      <text:p text:style-name="_3c_grc_3e_">γ<text:span text:style-name="T4">ῆ</text:span>ρας</text:p>
      <text:p text:style-name="_3c_entry_3e_"><text:span text:style-name="T1">[</text:span><text:a xlink:type="simple" xlink:href="https://www.biusante.parisdescartes.fr/histoire/medica/resultats/index.php?do=zoom&amp;cote=37020d&amp;p=1690" text:style-name="Internet_20_link" text:visited-style-name="Visited_20_Internet_20_Link"><text:span text:style-name="Internet_20_link"><text:span text:style-name="T1">p. 1676</text:span></text:span></text:a><text:span text:style-name="T1">] </text:span><text:span text:style-name="T3">vin</text:span><text:span text:style-name="T1"> — vinum, Wein, wine, vino, vino.</text:span></text:p>
      <text:p text:style-name="_3c_grc_3e_">ο<text:span text:style-name="T4">ἶ</text:span>νος</text:p>
      <text:p text:style-name="_3c_entry_3e_"><text:span text:style-name="T1">[</text:span><text:a xlink:type="simple" xlink:href="https://www.biusante.parisdescartes.fr/histoire/medica/resultats/index.php?do=zoom&amp;cote=37020d&amp;p=1692" text:style-name="Internet_20_link" text:visited-style-name="Visited_20_Internet_20_Link"><text:span text:style-name="Internet_20_link"><text:span text:style-name="T1">p. 1678</text:span></text:span></text:a><text:span text:style-name="T1">] </text:span><text:span text:style-name="T3">vinaigre</text:span><text:span text:style-name="T1"> — acetum, Essig, vinegar, aceto, vino agro, vinagre.</text:span></text:p>
      <text:p text:style-name="_3c_grc_3e_"><text:span text:style-name="T4">ὄ</text:span>ξος</text:p>
      <text:p text:style-name="_3c_entry_3e_"><text:span text:style-name="T1">[</text:span><text:a xlink:type="simple" xlink:href="https://www.biusante.parisdescartes.fr/histoire/medica/resultats/index.php?do=zoom&amp;cote=37020d&amp;p=1692" text:style-name="Internet_20_link" text:visited-style-name="Visited_20_Internet_20_Link"><text:span text:style-name="Internet_20_link"><text:span text:style-name="T1">p. 1678</text:span></text:span></text:a><text:span text:style-name="T1">] </text:span><text:span text:style-name="T3">vineux</text:span><text:span text:style-name="T1"> — vinosus, weinartig, vinous, vinoso, vinoso.</text:span></text:p>
      <text:p text:style-name="_3c_grc_3e_">ο<text:span text:style-name="T4">ἰ</text:span>νώδης</text:p>
      <text:p text:style-name="_3c_entry_3e_"><text:span text:style-name="T1">[</text:span><text:a xlink:type="simple" xlink:href="https://www.biusante.parisdescartes.fr/histoire/medica/resultats/index.php?do=zoom&amp;cote=37020d&amp;p=1692" text:style-name="Internet_20_link" text:visited-style-name="Visited_20_Internet_20_Link"><text:span text:style-name="Internet_20_link"><text:span text:style-name="T1">p. 1678</text:span></text:span></text:a><text:span text:style-name="T1">] </text:span><text:span text:style-name="T3">viol</text:span><text:span text:style-name="T1"> — vis illata pudicitiœ, Nothzucht, violation, rape, stupro, violencia.</text:span></text:p>
      <text:p text:style-name="_3c_grc_3e_"><text:span text:style-name="T4">ὕ</text:span>βρις</text:p>
      <text:p text:style-name="_3c_entry_3e_"><text:span text:style-name="T1">[</text:span><text:a xlink:type="simple" xlink:href="https://www.biusante.parisdescartes.fr/histoire/medica/resultats/index.php?do=zoom&amp;cote=37020d&amp;p=1693" text:style-name="Internet_20_link" text:visited-style-name="Visited_20_Internet_20_Link"><text:span text:style-name="Internet_20_link"><text:span text:style-name="T1">p. 1679</text:span></text:span></text:a><text:span text:style-name="T1">] </text:span><text:span text:style-name="T3">violette</text:span><text:span text:style-name="T1"> — viola, Veilchen, violet, violetta, violeta.</text:span></text:p>
      <text:p text:style-name="_3c_grc_3e_"><text:span text:style-name="T4">ἴον</text:span></text:p>
      <text:p text:style-name="_3c_entry_3e_"><text:span text:style-name="T1">[</text:span><text:a xlink:type="simple" xlink:href="https://www.biusante.parisdescartes.fr/histoire/medica/resultats/index.php?do=zoom&amp;cote=37020d&amp;p=1693" text:style-name="Internet_20_link" text:visited-style-name="Visited_20_Internet_20_Link"><text:span text:style-name="Internet_20_link"><text:span text:style-name="T1">p. 1679</text:span></text:span></text:a><text:span text:style-name="T1">] </text:span><text:span text:style-name="T3">vipère</text:span><text:span text:style-name="T1"> — vipera, Viper, Otter, viper, vipera, vibora.</text:span></text:p>
      <text:p text:style-name="_3c_grc_3e_"><text:span text:style-name="T4">ἔ</text:span>χις</text:p>
      <text:p text:style-name="_3c_entry_3e_"><text:span text:style-name="T1">[</text:span><text:a xlink:type="simple" xlink:href="https://www.biusante.parisdescartes.fr/histoire/medica/resultats/index.php?do=zoom&amp;cote=37020d&amp;p=1694" text:style-name="Internet_20_link" text:visited-style-name="Visited_20_Internet_20_Link"><text:span text:style-name="Internet_20_link"><text:span text:style-name="T1">p. 1680</text:span></text:span></text:a><text:span text:style-name="T1">] </text:span><text:span text:style-name="T3">virginité</text:span><text:span text:style-name="T1"> — virginitas, Jungfrauscho ft, virginity, verginità, virginidad.</text:span></text:p>
      <text:p text:style-name="_3c_grc_3e_">παρθενεία</text:p>
      <text:p text:style-name="_3c_entry_3e_"><text:span text:style-name="T1">[</text:span><text:a xlink:type="simple" xlink:href="https://www.biusante.parisdescartes.fr/histoire/medica/resultats/index.php?do=zoom&amp;cote=37020d&amp;p=1695" text:style-name="Internet_20_link" text:visited-style-name="Visited_20_Internet_20_Link"><text:span text:style-name="Internet_20_link"><text:span text:style-name="T1">p. 1681</text:span></text:span></text:a><text:span text:style-name="T1">] </text:span><text:span text:style-name="T3">virulent</text:span><text:span text:style-name="T1"> — virulentus, virulent, ansteckend, giftig, virulent, virulento, virulento.</text:span></text:p>
      <text:p text:style-name="_3c_grc_3e_"><text:span text:style-name="T4">ἰ</text:span>ώ<text:span text:style-name="T4">δ</text:span>ης</text:p>
      <text:p text:style-name="_3c_entry_3e_"><text:span text:style-name="T1">[</text:span><text:a xlink:type="simple" xlink:href="https://www.biusante.parisdescartes.fr/histoire/medica/resultats/index.php?do=zoom&amp;cote=37020d&amp;p=1696" text:style-name="Internet_20_link" text:visited-style-name="Visited_20_Internet_20_Link"><text:span text:style-name="Internet_20_link"><text:span text:style-name="T1">p. 1682</text:span></text:span></text:a><text:span text:style-name="T1">] </text:span><text:span text:style-name="T3">viscéral</text:span><text:span text:style-name="T1"> — visceralis, visceral, viscerale, viscéral.</text:span></text:p>
      <text:p text:style-name="_3c_grc_3e_">σπλαγχν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696" text:style-name="Internet_20_link" text:visited-style-name="Visited_20_Internet_20_Link"><text:span text:style-name="Internet_20_link"><text:span text:style-name="T1">p. 1682</text:span></text:span></text:a><text:span text:style-name="T1">] </text:span><text:span text:style-name="T3">viscère</text:span><text:span text:style-name="T1"> — viscus, Eingeweide, viscera, viscere, viscera.</text:span></text:p>
      <text:p text:style-name="_3c_grc_3e_">σπλάγχνον</text:p>
      <text:p text:style-name="_3c_entry_3e_"><text:soft-page-break/><text:span text:style-name="T1">[</text:span><text:a xlink:type="simple" xlink:href="https://www.biusante.parisdescartes.fr/histoire/medica/resultats/index.php?do=zoom&amp;cote=37020d&amp;p=1696" text:style-name="Internet_20_link" text:visited-style-name="Visited_20_Internet_20_Link"><text:span text:style-name="Internet_20_link"><text:span text:style-name="T1">p. 1682</text:span></text:span></text:a><text:span text:style-name="T1">] </text:span><text:span text:style-name="T3">viscidité</text:span><text:span text:style-name="T1"> — visciditas, Klebrigkeit, viscidity, viscosity, viscidità, viscosità, viscosidad.</text:span></text:p>
      <text:p text:style-name="_3c_grc_3e_">γλισχρό<text:span text:style-name="T4">τη</text:span>ς</text:p>
      <text:p text:style-name="_3c_entry_3e_"><text:span text:style-name="T1">[</text:span><text:a xlink:type="simple" xlink:href="https://www.biusante.parisdescartes.fr/histoire/medica/resultats/index.php?do=zoom&amp;cote=37020d&amp;p=1696" text:style-name="Internet_20_link" text:visited-style-name="Visited_20_Internet_20_Link"><text:span text:style-name="Internet_20_link"><text:span text:style-name="T1">p. 1682</text:span></text:span></text:a><text:span text:style-name="T1">] </text:span><text:span text:style-name="T3">vision</text:span><text:span text:style-name="T1"> — visio, Gesicht, Sehen, Trugbild, vision, vision, vision.</text:span></text:p>
      <text:p text:style-name="_3c_grc_3e_"><text:span text:style-name="T4">ὄ</text:span>ψις</text:p>
      <text:p text:style-name="_3c_entry_3e_"><text:span text:style-name="T1">[</text:span><text:a xlink:type="simple" xlink:href="https://www.biusante.parisdescartes.fr/histoire/medica/resultats/index.php?do=zoom&amp;cote=37020d&amp;p=1699" text:style-name="Internet_20_link" text:visited-style-name="Visited_20_Internet_20_Link"><text:span text:style-name="Internet_20_link"><text:span text:style-name="T1">p. 1685</text:span></text:span></text:a><text:span text:style-name="T1">] </text:span><text:span text:style-name="T3">vital</text:span><text:span text:style-name="T1"> — vitalis, vital, vital, vitale, vital.</text:span></text:p>
      <text:p text:style-name="_3c_grc_3e_">ζω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701" text:style-name="Internet_20_link" text:visited-style-name="Visited_20_Internet_20_Link"><text:span text:style-name="Internet_20_link"><text:span text:style-name="T1">p. 1687</text:span></text:span></text:a><text:span text:style-name="T1">] </text:span><text:span text:style-name="T3">vitellus</text:span><text:span text:style-name="T1"> — vitellus, Eidotter, vitellus, dodder, tuorlo, rosso d’uovo, yema de huevo.</text:span></text:p>
      <text:p text:style-name="_3c_grc_3e_">λέκιθος</text:p>
      <text:p text:style-name="_3c_entry_3e_"><text:span text:style-name="T1">[</text:span><text:a xlink:type="simple" xlink:href="https://www.biusante.parisdescartes.fr/histoire/medica/resultats/index.php?do=zoom&amp;cote=37020d&amp;p=1701" text:style-name="Internet_20_link" text:visited-style-name="Visited_20_Internet_20_Link"><text:span text:style-name="Internet_20_link"><text:span text:style-name="T1">p. 1687</text:span></text:span></text:a><text:span text:style-name="T1">] </text:span><text:span text:style-name="T3">vitesse</text:span><text:span text:style-name="T1"> — celeritas, Schnelligkeit, Geschwindigkeit, quickness, velocity, velocità, velocidad.</text:span></text:p>
      <text:p text:style-name="_3c_grc_3e_"><text:span text:style-name="T4">τ</text:span>α<text:span text:style-name="T4">χύ</text:span>τ<text:span text:style-name="T4">η</text:span>ς</text:p>
      <text:p text:style-name="_3c_entry_3e_"><text:span text:style-name="T1">[</text:span><text:a xlink:type="simple" xlink:href="https://www.biusante.parisdescartes.fr/histoire/medica/resultats/index.php?do=zoom&amp;cote=37020d&amp;p=1701" text:style-name="Internet_20_link" text:visited-style-name="Visited_20_Internet_20_Link"><text:span text:style-name="Internet_20_link"><text:span text:style-name="T1">p. 1687</text:span></text:span></text:a><text:span text:style-name="T1">] </text:span><text:span text:style-name="T3">vitré</text:span><text:span text:style-name="T1"> — vitreus, glasartig, vüreous, vitreo, vitreo.</text:span></text:p>
      <text:p text:style-name="_3c_grc_3e_"><text:span text:style-name="T5">ὑαλοειδὴς</text:span></text:p>
      <text:p text:style-name="_3c_entry_3e_"><text:span text:style-name="T1">[</text:span><text:a xlink:type="simple" xlink:href="https://www.biusante.parisdescartes.fr/histoire/medica/resultats/index.php?do=zoom&amp;cote=37020d&amp;p=1702" text:style-name="Internet_20_link" text:visited-style-name="Visited_20_Internet_20_Link"><text:span text:style-name="Internet_20_link"><text:span text:style-name="T1">p. 1688</text:span></text:span></text:a><text:span text:style-name="T1">] </text:span><text:span text:style-name="T3">vivipare</text:span><text:span text:style-name="T1"> — viviparus, viviparous, viviparo, viviparo.</text:span></text:p>
      <text:p text:style-name="_3c_grc_3e_">ζοωτ<text:span text:style-name="T4">ό</text:span>κος</text:p>
      <text:p text:style-name="_3c_entry_3e_"><text:span text:style-name="T1">[</text:span><text:a xlink:type="simple" xlink:href="https://www.biusante.parisdescartes.fr/histoire/medica/resultats/index.php?do=zoom&amp;cote=37020d&amp;p=1703" text:style-name="Internet_20_link" text:visited-style-name="Visited_20_Internet_20_Link"><text:span text:style-name="Internet_20_link"><text:span text:style-name="T1">p. 1689</text:span></text:span></text:a><text:span text:style-name="T1">] </text:span><text:span text:style-name="T3">vocal</text:span><text:span text:style-name="T1"> — vocalis, Vocal, vocal, vocal, vocale.</text:span></text:p>
      <text:p text:style-name="_3c_grc_3e_">φωνη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703" text:style-name="Internet_20_link" text:visited-style-name="Visited_20_Internet_20_Link"><text:span text:style-name="Internet_20_link"><text:span text:style-name="T1">p. 1689</text:span></text:span></text:a><text:span text:style-name="T1">] </text:span><text:span text:style-name="T3">voie</text:span><text:span text:style-name="T1"> — via, Weg, way, via, via.</text:span></text:p>
      <text:p text:style-name="_3c_grc_3e_"><text:span text:style-name="T4">ὁδὸ</text:span>ς</text:p>
      <text:p text:style-name="_3c_entry_3e_"><text:span text:style-name="T1">[</text:span><text:a xlink:type="simple" xlink:href="https://www.biusante.parisdescartes.fr/histoire/medica/resultats/index.php?do=zoom&amp;cote=37020d&amp;p=1703" text:style-name="Internet_20_link" text:visited-style-name="Visited_20_Internet_20_Link"><text:span text:style-name="Internet_20_link"><text:span text:style-name="T1">p. 1689</text:span></text:span></text:a><text:span text:style-name="T1">] </text:span><text:span text:style-name="T3">voix</text:span><text:span text:style-name="T1"> — vox, Stimme, voice, voce, voz.</text:span></text:p>
      <text:p text:style-name="_3c_grc_3e_"><text:span text:style-name="T4">φ</text:span>ων<text:span text:style-name="T4">ὴ</text:span></text:p>
      <text:p text:style-name="_3c_entry_3e_"><text:span text:style-name="T1">[</text:span><text:a xlink:type="simple" xlink:href="https://www.biusante.parisdescartes.fr/histoire/medica/resultats/index.php?do=zoom&amp;cote=37020d&amp;p=1704" text:style-name="Internet_20_link" text:visited-style-name="Visited_20_Internet_20_Link"><text:span text:style-name="Internet_20_link"><text:span text:style-name="T1">p. 1690</text:span></text:span></text:a><text:span text:style-name="T1">] </text:span><text:span text:style-name="T3">volontaire</text:span><text:span text:style-name="T1"> — voluntarius, freiwillig, voluntary, volontario, voluntario.</text:span></text:p>
      <text:p text:style-name="_3c_grc_3e_"><text:span text:style-name="T4">ἑ</text:span>κούσιος</text:p>
      <text:p text:style-name="_3c_entry_3e_"><text:span text:style-name="T1">[</text:span><text:a xlink:type="simple" xlink:href="https://www.biusante.parisdescartes.fr/histoire/medica/resultats/index.php?do=zoom&amp;cote=37020d&amp;p=1705" text:style-name="Internet_20_link" text:visited-style-name="Visited_20_Internet_20_Link"><text:span text:style-name="Internet_20_link"><text:span text:style-name="T1">p. 1691</text:span></text:span></text:a><text:span text:style-name="T1">] </text:span><text:span text:style-name="T3">volonté</text:span><text:span text:style-name="T1"> — voluntas, Wille, will, volontà, voluntad.</text:span></text:p>
      <text:p text:style-name="_3c_grc_3e_">θέλημα — β<text:span text:style-name="T4">ο</text:span>ύλημα</text:p>
      <text:p text:style-name="_3c_entry_3e_"><text:span text:style-name="T1">[</text:span><text:a xlink:type="simple" xlink:href="https://www.biusante.parisdescartes.fr/histoire/medica/resultats/index.php?do=zoom&amp;cote=37020d&amp;p=1706" text:style-name="Internet_20_link" text:visited-style-name="Visited_20_Internet_20_Link"><text:span text:style-name="Internet_20_link"><text:span text:style-name="T1">p. 1692</text:span></text:span></text:a><text:span text:style-name="T1">] </text:span><text:span text:style-name="T3">vomissement</text:span><text:span text:style-name="T1"> — vomitus, Erbrechen, vomiting, vomito, vomito.</text:span></text:p>
      <text:p text:style-name="_3c_grc_3e_"><text:span text:style-name="T4">ἔ</text:span>μετ<text:span text:style-name="T4">ο</text:span>ς</text:p>
      <text:p text:style-name="_3c_entry_3e_"><text:span text:style-name="T1">[</text:span><text:a xlink:type="simple" xlink:href="https://www.biusante.parisdescartes.fr/histoire/medica/resultats/index.php?do=zoom&amp;cote=37020d&amp;p=1707" text:style-name="Internet_20_link" text:visited-style-name="Visited_20_Internet_20_Link"><text:span text:style-name="Internet_20_link"><text:span text:style-name="T1">p. 1693</text:span></text:span></text:a><text:span text:style-name="T1">] </text:span><text:span text:style-name="T3">vomitif</text:span><text:span text:style-name="T1"> — vomitorius, vomitivus, Vomitiv, Brechmittel, vomitive, vomitivo, vomitatorio, vomitivo.</text:span></text:p>
      <text:p text:style-name="_3c_grc_3e_"><text:span text:style-name="T4">ἐ</text:span>μετικ<text:span text:style-name="T4">ὸ</text:span>ς</text:p>
      <text:p text:style-name="_3c_entry_3e_"><text:span text:style-name="T1">[</text:span><text:a xlink:type="simple" xlink:href="https://www.biusante.parisdescartes.fr/histoire/medica/resultats/index.php?do=zoom&amp;cote=37020d&amp;p=1708" text:style-name="Internet_20_link" text:visited-style-name="Visited_20_Internet_20_Link"><text:span text:style-name="Internet_20_link"><text:span text:style-name="T1">p. 1694</text:span></text:span></text:a><text:span text:style-name="T1">] </text:span><text:span text:style-name="T3">vrai</text:span><text:span text:style-name="T1"> — verum, das Wahre, truth, il vero, verita, verdad.</text:span></text:p>
      <text:p text:style-name="_3c_grc_3e_"><text:span text:style-name="T4">τὸ</text:span> <text:span text:style-name="T4">ἀ</text:span>λ<text:span text:style-name="T4">η</text:span>θ<text:span text:style-name="T4">ὲ</text:span>ς</text:p>
      <text:p text:style-name="_3c_entry_3e_"><text:span text:style-name="T1">[</text:span><text:a xlink:type="simple" xlink:href="https://www.biusante.parisdescartes.fr/histoire/medica/resultats/index.php?do=zoom&amp;cote=37020d&amp;p=1708" text:style-name="Internet_20_link" text:visited-style-name="Visited_20_Internet_20_Link"><text:span text:style-name="Internet_20_link"><text:span text:style-name="T1">p. 1694</text:span></text:span></text:a><text:span text:style-name="T1">] </text:span><text:span text:style-name="T3">vue</text:span><text:span text:style-name="T1"> — visus, Gesicht, Sehen, sight, vista, vista.</text:span></text:p>
      <text:p text:style-name="_3c_grc_3e_"><text:span text:style-name="T4">ὄ</text:span>ψις</text:p>
      <text:p text:style-name="_3c_entry_3e_"><text:span text:style-name="T1">[</text:span><text:a xlink:type="simple" xlink:href="https://www.biusante.parisdescartes.fr/histoire/medica/resultats/index.php?do=zoom&amp;cote=37020d&amp;p=1710" text:style-name="Internet_20_link" text:visited-style-name="Visited_20_Internet_20_Link"><text:span text:style-name="Internet_20_link"><text:span text:style-name="T1">p. 1696</text:span></text:span></text:a><text:span text:style-name="T1">] </text:span><text:span text:style-name="T3">xérophthalmie</text:span><text:span text:style-name="T1"> — xerophthalmia, trockene Augenentzündung, xerophthalmy, xeroftglmia, xeroftglmia.</text:span></text:p>
      <text:p text:style-name="_3c_grc_3e_">ξηροφθα<text:span text:style-name="T4">λ</text:span>μία</text:p>
      <text:p text:style-name="_3c_entry_3e_"><text:soft-page-break/><text:span text:style-name="T1">[</text:span><text:a xlink:type="simple" xlink:href="https://www.biusante.parisdescartes.fr/histoire/medica/resultats/index.php?do=zoom&amp;cote=37020d&amp;p=1713" text:style-name="Internet_20_link" text:visited-style-name="Visited_20_Internet_20_Link"><text:span text:style-name="Internet_20_link"><text:span text:style-name="T1">p. 1699</text:span></text:span></text:a><text:span text:style-name="T1">] </text:span><text:span text:style-name="T3">zona</text:span><text:span text:style-name="T1"> — zona, Gürtelrose, Feuerrose, zoster, shingles, zona, zona.</text:span></text:p>
      <text:p text:style-name="_3c_grc_3e_">ζωστ<text:span text:style-name="T4">ὴ</text:span>ρ</text:p>
      <text:p text:style-name="_3c_entry_3e_"><text:span text:style-name="T1">[</text:span><text:a xlink:type="simple" xlink:href="https://www.biusante.parisdescartes.fr/histoire/medica/resultats/index.php?do=zoom&amp;cote=37020d&amp;p=1716" text:style-name="Internet_20_link" text:visited-style-name="Visited_20_Internet_20_Link"><text:span text:style-name="Internet_20_link"><text:span text:style-name="T1">p. 1702</text:span></text:span></text:a><text:span text:style-name="T1">] </text:span><text:span text:style-name="T3">zygoma</text:span><text:span text:style-name="T1"> — Jochbein, zygoma, zigoma, zigoma.</text:span></text:p>
      <text:p text:style-name="_3c_grc_3e_">ζύγωμα</text:p>
      <text:p text:style-name="_3c_entry_3e_"><text:span text:style-name="T1">[</text:span><text:a xlink:type="simple" xlink:href="https://www.biusante.parisdescartes.fr/histoire/medica/resultats/index.php?do=zoom&amp;cote=37020d&amp;p=1716" text:style-name="Internet_20_link" text:visited-style-name="Visited_20_Internet_20_Link"><text:span text:style-name="Internet_20_link"><text:span text:style-name="T1">p. 1702</text:span></text:span></text:a><text:span text:style-name="T1">] </text:span><text:span text:style-name="T3">zymotique</text:span><text:span text:style-name="T1"> — zymoticus, gährungsfähig, gährungserregend, zym otic, zimotico, zimotico.</text:span></text:p>
      <text:p text:style-name="_3c_grc_3e_">ζυμωτικ<text:span text:style-name="T4">ὸ</text:span>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name-asian="F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msonormal" style:family="paragraph" style:parent-style-name="Standard">
      <style:paragraph-properties fo:margin-top="0.494cm" fo:margin-bottom="0.494cm" style:contextual-spacing="false"/>
    </style:style>
    <style:style style:name="_3c_entry_3e_" style:display-name="&lt;entry&gt;" style:family="paragraph" style:parent-style-name="Text_20_body" style:next-style-name="Text_20_body">
      <loext:graphic-properties draw:fill="solid" draw:fill-color="#eeeeee"/>
      <style:paragraph-properties fo:margin-top="0.25cm" fo:margin-bottom="0cm" style:contextual-spacing="false" fo:background-color="#eeeeee"/>
      <style:text-properties style:font-name="Arial" fo:font-family="Arial" style:font-family-generic="roman" style:font-pitch="variable" fo:font-size="11pt" style:font-size-asian="11pt"/>
    </style:style>
    <style:style style:name="_3c_grc_3e_" style:display-name="&lt;grc&gt;" style:family="paragraph" style:parent-style-name="Text_20_body" style:next-style-name="_3c_entry_3e_">
      <style:text-properties fo:language="zu" fo:country="Z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IU santé dictionnaires, export pour relecture grec</dc:title>
    <meta:initial-creator>test</meta:initial-creator>
    <dc:creator>Fabrice Robert</dc:creator>
    <meta:editing-cycles>19</meta:editing-cycles>
    <meta:creation-date>2022-02-14T10:28:00</meta:creation-date>
    <dc:date>2022-02-16T11:09:00</dc:date>
    <dc:language>fr-CH</dc:language>
    <meta:editing-duration>PT7H19M</meta:editing-duration>
    <meta:generator>LibreOffice/7.3.4.2$Windows_X86_64 LibreOffice_project/728fec16bd5f605073805c3c9e7c4212a0120dc5</meta:generator>
    <meta:document-statistic meta:table-count="0" meta:image-count="0" meta:object-count="0" meta:page-count="133" meta:paragraph-count="4698" meta:word-count="20567" meta:character-count="172836" meta:non-whitespace-character-count="154325"/>
    <meta:user-defined meta:name="AppVersion">12.0000</meta:user-defined>
    <meta:template xlink:type="simple" xlink:actuate="onRequest" xlink:title="Normal" xlink:href=""/>
  </office:meta>
</office:document-meta>
</file>